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2" svg:font-family="Tahoma"/>
    <style:font-face style:name="Courier New" svg:font-family="'Courier New'" style:font-family-generic="modern"/>
    <style:font-face style:name="DejaVu Sans" svg:font-family="'DejaVu San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7.619cm" fo:margin-left="-0.279cm" table:align="left" style:writing-mode="lr-tb"/>
    </style:style>
    <style:style style:name="Tableau1.A" style:family="table-column">
      <style:table-column-properties style:column-width="3.078cm"/>
    </style:style>
    <style:style style:name="Tableau1.B" style:family="table-column">
      <style:table-column-properties style:column-width="2.223cm"/>
    </style:style>
    <style:style style:name="Tableau1.C" style:family="table-column">
      <style:table-column-properties style:column-width="1.588cm"/>
    </style:style>
    <style:style style:name="Tableau1.D" style:family="table-column">
      <style:table-column-properties style:column-width="0.635cm"/>
    </style:style>
    <style:style style:name="Tableau1.E" style:family="table-column">
      <style:table-column-properties style:column-width="1.247cm"/>
    </style:style>
    <style:style style:name="Tableau1.F" style:family="table-column">
      <style:table-column-properties style:column-width="0.658cm"/>
    </style:style>
    <style:style style:name="Tableau1.G" style:family="table-column">
      <style:table-column-properties style:column-width="0.589cm"/>
    </style:style>
    <style:style style:name="Tableau1.H" style:family="table-column">
      <style:table-column-properties style:column-width="0.998cm"/>
    </style:style>
    <style:style style:name="Tableau1.I" style:family="table-column">
      <style:table-column-properties style:column-width="0.249cm"/>
    </style:style>
    <style:style style:name="Tableau1.J" style:family="table-column">
      <style:table-column-properties style:column-width="1.249cm"/>
    </style:style>
    <style:style style:name="Tableau1.K" style:family="table-column">
      <style:table-column-properties style:column-width="1.042cm"/>
    </style:style>
    <style:style style:name="Tableau1.L" style:family="table-column">
      <style:table-column-properties style:column-width="0.205cm"/>
    </style:style>
    <style:style style:name="Tableau1.O" style:family="table-column">
      <style:table-column-properties style:column-width="1.365cm"/>
    </style:style>
    <style:style style:name="Tableau1.1" style:family="table-row">
      <style:table-row-properties style:keep-together="true" fo:keep-together="auto"/>
    </style:style>
    <style:style style:name="Tableau1.A1" style:family="table-cell">
      <style:table-cell-properties style:vertical-align="middle" style:border-line-width="0.002cm 0.035cm 0.002cm" fo:padding-left="0.123cm" fo:padding-right="0.123cm" fo:padding-top="0cm" fo:padding-bottom="0cm" fo:border="0.039cm double #c0c0c0" style:writing-mode="lr-tb"/>
    </style:style>
    <style:style style:name="Tableau1.5" style:family="table-row">
      <style:table-row-properties style:min-row-height="0.626cm" style:keep-together="true" fo:keep-together="auto"/>
    </style:style>
    <style:style style:name="Tableau1.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1.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1.18" style:family="table-row">
      <style:table-row-properties style:keep-together="false" fo:keep-together="always"/>
    </style:style>
    <style:style style:name="Tableau1.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1.A27" style:family="table-cell">
      <style:table-cell-properties style:vertical-align="top" style:border-line-width="0.002cm 0.035cm 0.002cm" fo:padding-left="0.123cm" fo:padding-right="0.123cm" fo:padding-top="0cm" fo:padding-bottom="0cm" fo:border="0.039cm double #c0c0c0" style:writing-mode="lr-tb"/>
    </style:style>
    <style:style style:name="Tableau2" style:family="table">
      <style:table-properties style:width="17.619cm" fo:margin-left="-0.279cm" table:align="left" style:writing-mode="lr-tb"/>
    </style:style>
    <style:style style:name="Tableau2.A" style:family="table-column">
      <style:table-column-properties style:column-width="3.078cm"/>
    </style:style>
    <style:style style:name="Tableau2.B" style:family="table-column">
      <style:table-column-properties style:column-width="2.223cm"/>
    </style:style>
    <style:style style:name="Tableau2.C" style:family="table-column">
      <style:table-column-properties style:column-width="1.588cm"/>
    </style:style>
    <style:style style:name="Tableau2.D" style:family="table-column">
      <style:table-column-properties style:column-width="0.635cm"/>
    </style:style>
    <style:style style:name="Tableau2.E" style:family="table-column">
      <style:table-column-properties style:column-width="1.247cm"/>
    </style:style>
    <style:style style:name="Tableau2.F" style:family="table-column">
      <style:table-column-properties style:column-width="0.658cm"/>
    </style:style>
    <style:style style:name="Tableau2.G" style:family="table-column">
      <style:table-column-properties style:column-width="0.589cm"/>
    </style:style>
    <style:style style:name="Tableau2.H" style:family="table-column">
      <style:table-column-properties style:column-width="0.998cm"/>
    </style:style>
    <style:style style:name="Tableau2.I" style:family="table-column">
      <style:table-column-properties style:column-width="0.249cm"/>
    </style:style>
    <style:style style:name="Tableau2.J" style:family="table-column">
      <style:table-column-properties style:column-width="1.249cm"/>
    </style:style>
    <style:style style:name="Tableau2.K" style:family="table-column">
      <style:table-column-properties style:column-width="1.042cm"/>
    </style:style>
    <style:style style:name="Tableau2.L" style:family="table-column">
      <style:table-column-properties style:column-width="0.205cm"/>
    </style:style>
    <style:style style:name="Tableau2.O" style:family="table-column">
      <style:table-column-properties style:column-width="1.365cm"/>
    </style:style>
    <style:style style:name="Tableau2.1" style:family="table-row">
      <style:table-row-properties style:keep-together="true" fo:keep-together="auto"/>
    </style:style>
    <style:style style:name="Tableau2.A1" style:family="table-cell">
      <style:table-cell-properties style:vertical-align="middle" style:border-line-width="0.002cm 0.035cm 0.002cm" fo:padding-left="0.123cm" fo:padding-right="0.123cm" fo:padding-top="0cm" fo:padding-bottom="0cm" fo:border="0.039cm double #c0c0c0" style:writing-mode="lr-tb"/>
    </style:style>
    <style:style style:name="Tableau2.5" style:family="table-row">
      <style:table-row-properties style:min-row-height="0.626cm" style:keep-together="true" fo:keep-together="auto"/>
    </style:style>
    <style:style style:name="Tableau2.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2.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2.18" style:family="table-row">
      <style:table-row-properties style:keep-together="false" fo:keep-together="always"/>
    </style:style>
    <style:style style:name="Tableau2.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2.A27" style:family="table-cell">
      <style:table-cell-properties style:vertical-align="top" style:border-line-width="0.002cm 0.035cm 0.002cm" fo:padding-left="0.123cm" fo:padding-right="0.123cm" fo:padding-top="0cm" fo:padding-bottom="0cm" fo:border="0.039cm double #c0c0c0" style:writing-mode="lr-tb"/>
    </style:style>
    <style:style style:name="Tableau3" style:family="table">
      <style:table-properties style:width="17.619cm" fo:margin-left="-0.279cm" table:align="left" style:writing-mode="lr-tb"/>
    </style:style>
    <style:style style:name="Tableau3.A" style:family="table-column">
      <style:table-column-properties style:column-width="3.078cm"/>
    </style:style>
    <style:style style:name="Tableau3.B" style:family="table-column">
      <style:table-column-properties style:column-width="2.223cm"/>
    </style:style>
    <style:style style:name="Tableau3.C" style:family="table-column">
      <style:table-column-properties style:column-width="1.588cm"/>
    </style:style>
    <style:style style:name="Tableau3.D" style:family="table-column">
      <style:table-column-properties style:column-width="0.635cm"/>
    </style:style>
    <style:style style:name="Tableau3.E" style:family="table-column">
      <style:table-column-properties style:column-width="1.247cm"/>
    </style:style>
    <style:style style:name="Tableau3.F" style:family="table-column">
      <style:table-column-properties style:column-width="0.658cm"/>
    </style:style>
    <style:style style:name="Tableau3.G" style:family="table-column">
      <style:table-column-properties style:column-width="0.589cm"/>
    </style:style>
    <style:style style:name="Tableau3.H" style:family="table-column">
      <style:table-column-properties style:column-width="0.998cm"/>
    </style:style>
    <style:style style:name="Tableau3.I" style:family="table-column">
      <style:table-column-properties style:column-width="0.249cm"/>
    </style:style>
    <style:style style:name="Tableau3.J" style:family="table-column">
      <style:table-column-properties style:column-width="1.249cm"/>
    </style:style>
    <style:style style:name="Tableau3.K" style:family="table-column">
      <style:table-column-properties style:column-width="1.042cm"/>
    </style:style>
    <style:style style:name="Tableau3.L" style:family="table-column">
      <style:table-column-properties style:column-width="0.205cm"/>
    </style:style>
    <style:style style:name="Tableau3.O" style:family="table-column">
      <style:table-column-properties style:column-width="1.365cm"/>
    </style:style>
    <style:style style:name="Tableau3.1" style:family="table-row">
      <style:table-row-properties style:keep-together="true" fo:keep-together="auto"/>
    </style:style>
    <style:style style:name="Tableau3.A1" style:family="table-cell">
      <style:table-cell-properties style:vertical-align="middle" style:border-line-width="0.002cm 0.035cm 0.002cm" fo:padding-left="0.123cm" fo:padding-right="0.123cm" fo:padding-top="0cm" fo:padding-bottom="0cm" fo:border="0.039cm double #c0c0c0" style:writing-mode="lr-tb"/>
    </style:style>
    <style:style style:name="Tableau3.5" style:family="table-row">
      <style:table-row-properties style:min-row-height="0.626cm" style:keep-together="true" fo:keep-together="auto"/>
    </style:style>
    <style:style style:name="Tableau3.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3.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3.18" style:family="table-row">
      <style:table-row-properties style:keep-together="false" fo:keep-together="always"/>
    </style:style>
    <style:style style:name="Tableau3.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3.A27" style:family="table-cell">
      <style:table-cell-properties style:vertical-align="top" style:border-line-width="0.002cm 0.035cm 0.002cm" fo:padding-left="0.123cm" fo:padding-right="0.123cm" fo:padding-top="0cm" fo:padding-bottom="0cm" fo:border="0.039cm double #c0c0c0" style:writing-mode="lr-tb"/>
    </style:style>
    <style:style style:name="Tableau4" style:family="table">
      <style:table-properties style:width="17.619cm" fo:margin-left="-0.279cm" table:align="left" style:writing-mode="lr-tb"/>
    </style:style>
    <style:style style:name="Tableau4.A" style:family="table-column">
      <style:table-column-properties style:column-width="3.078cm"/>
    </style:style>
    <style:style style:name="Tableau4.B" style:family="table-column">
      <style:table-column-properties style:column-width="2.223cm"/>
    </style:style>
    <style:style style:name="Tableau4.C" style:family="table-column">
      <style:table-column-properties style:column-width="1.588cm"/>
    </style:style>
    <style:style style:name="Tableau4.D" style:family="table-column">
      <style:table-column-properties style:column-width="0.635cm"/>
    </style:style>
    <style:style style:name="Tableau4.E" style:family="table-column">
      <style:table-column-properties style:column-width="1.247cm"/>
    </style:style>
    <style:style style:name="Tableau4.F" style:family="table-column">
      <style:table-column-properties style:column-width="0.658cm"/>
    </style:style>
    <style:style style:name="Tableau4.G" style:family="table-column">
      <style:table-column-properties style:column-width="0.589cm"/>
    </style:style>
    <style:style style:name="Tableau4.H" style:family="table-column">
      <style:table-column-properties style:column-width="0.998cm"/>
    </style:style>
    <style:style style:name="Tableau4.I" style:family="table-column">
      <style:table-column-properties style:column-width="0.249cm"/>
    </style:style>
    <style:style style:name="Tableau4.J" style:family="table-column">
      <style:table-column-properties style:column-width="1.249cm"/>
    </style:style>
    <style:style style:name="Tableau4.K" style:family="table-column">
      <style:table-column-properties style:column-width="1.042cm"/>
    </style:style>
    <style:style style:name="Tableau4.L" style:family="table-column">
      <style:table-column-properties style:column-width="0.205cm"/>
    </style:style>
    <style:style style:name="Tableau4.O" style:family="table-column">
      <style:table-column-properties style:column-width="1.365cm"/>
    </style:style>
    <style:style style:name="Tableau4.1" style:family="table-row">
      <style:table-row-properties style:keep-together="true" fo:keep-together="auto"/>
    </style:style>
    <style:style style:name="Tableau4.A1" style:family="table-cell">
      <style:table-cell-properties style:vertical-align="middle" style:border-line-width="0.002cm 0.035cm 0.002cm" fo:padding-left="0.123cm" fo:padding-right="0.123cm" fo:padding-top="0cm" fo:padding-bottom="0cm" fo:border="0.039cm double #c0c0c0" style:writing-mode="lr-tb"/>
    </style:style>
    <style:style style:name="Tableau4.5" style:family="table-row">
      <style:table-row-properties style:min-row-height="0.626cm" style:keep-together="true" fo:keep-together="auto"/>
    </style:style>
    <style:style style:name="Tableau4.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4.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4.18" style:family="table-row">
      <style:table-row-properties style:keep-together="false" fo:keep-together="always"/>
    </style:style>
    <style:style style:name="Tableau4.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4.A27" style:family="table-cell">
      <style:table-cell-properties style:vertical-align="top" style:border-line-width="0.002cm 0.035cm 0.002cm" fo:padding-left="0.123cm" fo:padding-right="0.123cm" fo:padding-top="0cm" fo:padding-bottom="0cm" fo:border="0.039cm double #c0c0c0" style:writing-mode="lr-tb"/>
    </style:style>
    <style:style style:name="Tableau5" style:family="table">
      <style:table-properties style:width="17.619cm" fo:margin-left="-0.279cm" table:align="left" style:writing-mode="lr-tb"/>
    </style:style>
    <style:style style:name="Tableau5.A" style:family="table-column">
      <style:table-column-properties style:column-width="3.078cm"/>
    </style:style>
    <style:style style:name="Tableau5.B" style:family="table-column">
      <style:table-column-properties style:column-width="2.223cm"/>
    </style:style>
    <style:style style:name="Tableau5.C" style:family="table-column">
      <style:table-column-properties style:column-width="1.588cm"/>
    </style:style>
    <style:style style:name="Tableau5.D" style:family="table-column">
      <style:table-column-properties style:column-width="0.635cm"/>
    </style:style>
    <style:style style:name="Tableau5.E" style:family="table-column">
      <style:table-column-properties style:column-width="1.247cm"/>
    </style:style>
    <style:style style:name="Tableau5.F" style:family="table-column">
      <style:table-column-properties style:column-width="0.658cm"/>
    </style:style>
    <style:style style:name="Tableau5.G" style:family="table-column">
      <style:table-column-properties style:column-width="0.589cm"/>
    </style:style>
    <style:style style:name="Tableau5.H" style:family="table-column">
      <style:table-column-properties style:column-width="0.998cm"/>
    </style:style>
    <style:style style:name="Tableau5.I" style:family="table-column">
      <style:table-column-properties style:column-width="0.249cm"/>
    </style:style>
    <style:style style:name="Tableau5.J" style:family="table-column">
      <style:table-column-properties style:column-width="1.249cm"/>
    </style:style>
    <style:style style:name="Tableau5.K" style:family="table-column">
      <style:table-column-properties style:column-width="1.042cm"/>
    </style:style>
    <style:style style:name="Tableau5.L" style:family="table-column">
      <style:table-column-properties style:column-width="0.205cm"/>
    </style:style>
    <style:style style:name="Tableau5.O" style:family="table-column">
      <style:table-column-properties style:column-width="1.365cm"/>
    </style:style>
    <style:style style:name="Tableau5.1" style:family="table-row">
      <style:table-row-properties style:keep-together="true" fo:keep-together="auto"/>
    </style:style>
    <style:style style:name="Tableau5.A1" style:family="table-cell">
      <style:table-cell-properties style:vertical-align="middle" style:border-line-width="0.002cm 0.035cm 0.002cm" fo:padding-left="0.123cm" fo:padding-right="0.123cm" fo:padding-top="0cm" fo:padding-bottom="0cm" fo:border="0.039cm double #c0c0c0" style:writing-mode="lr-tb"/>
    </style:style>
    <style:style style:name="Tableau5.5" style:family="table-row">
      <style:table-row-properties style:min-row-height="0.626cm" style:keep-together="true" fo:keep-together="auto"/>
    </style:style>
    <style:style style:name="Tableau5.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5.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5.18" style:family="table-row">
      <style:table-row-properties style:keep-together="false" fo:keep-together="always"/>
    </style:style>
    <style:style style:name="Tableau5.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5.A27" style:family="table-cell">
      <style:table-cell-properties style:vertical-align="top" style:border-line-width="0.002cm 0.035cm 0.002cm" fo:padding-left="0.123cm" fo:padding-right="0.123cm" fo:padding-top="0cm" fo:padding-bottom="0cm" fo:border="0.039cm double #c0c0c0" style:writing-mode="lr-tb"/>
    </style:style>
    <style:style style:name="Tableau6" style:family="table">
      <style:table-properties style:width="17.619cm" fo:margin-left="-0.279cm" table:align="left" style:writing-mode="lr-tb"/>
    </style:style>
    <style:style style:name="Tableau6.A" style:family="table-column">
      <style:table-column-properties style:column-width="3.078cm"/>
    </style:style>
    <style:style style:name="Tableau6.B" style:family="table-column">
      <style:table-column-properties style:column-width="2.223cm"/>
    </style:style>
    <style:style style:name="Tableau6.C" style:family="table-column">
      <style:table-column-properties style:column-width="1.588cm"/>
    </style:style>
    <style:style style:name="Tableau6.D" style:family="table-column">
      <style:table-column-properties style:column-width="0.635cm"/>
    </style:style>
    <style:style style:name="Tableau6.E" style:family="table-column">
      <style:table-column-properties style:column-width="1.247cm"/>
    </style:style>
    <style:style style:name="Tableau6.F" style:family="table-column">
      <style:table-column-properties style:column-width="0.658cm"/>
    </style:style>
    <style:style style:name="Tableau6.G" style:family="table-column">
      <style:table-column-properties style:column-width="0.589cm"/>
    </style:style>
    <style:style style:name="Tableau6.H" style:family="table-column">
      <style:table-column-properties style:column-width="0.998cm"/>
    </style:style>
    <style:style style:name="Tableau6.I" style:family="table-column">
      <style:table-column-properties style:column-width="0.249cm"/>
    </style:style>
    <style:style style:name="Tableau6.J" style:family="table-column">
      <style:table-column-properties style:column-width="1.249cm"/>
    </style:style>
    <style:style style:name="Tableau6.K" style:family="table-column">
      <style:table-column-properties style:column-width="1.042cm"/>
    </style:style>
    <style:style style:name="Tableau6.L" style:family="table-column">
      <style:table-column-properties style:column-width="0.205cm"/>
    </style:style>
    <style:style style:name="Tableau6.O" style:family="table-column">
      <style:table-column-properties style:column-width="1.365cm"/>
    </style:style>
    <style:style style:name="Tableau6.1" style:family="table-row">
      <style:table-row-properties style:keep-together="true" fo:keep-together="auto"/>
    </style:style>
    <style:style style:name="Tableau6.A1" style:family="table-cell">
      <style:table-cell-properties style:vertical-align="middle" style:border-line-width="0.002cm 0.035cm 0.002cm" fo:padding-left="0.123cm" fo:padding-right="0.123cm" fo:padding-top="0cm" fo:padding-bottom="0cm" fo:border="0.039cm double #c0c0c0" style:writing-mode="lr-tb"/>
    </style:style>
    <style:style style:name="Tableau6.5" style:family="table-row">
      <style:table-row-properties style:min-row-height="0.626cm" style:keep-together="true" fo:keep-together="auto"/>
    </style:style>
    <style:style style:name="Tableau6.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6.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6.18" style:family="table-row">
      <style:table-row-properties style:keep-together="false" fo:keep-together="always"/>
    </style:style>
    <style:style style:name="Tableau6.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6.A27" style:family="table-cell">
      <style:table-cell-properties style:vertical-align="top" style:border-line-width="0.002cm 0.035cm 0.002cm" fo:padding-left="0.123cm" fo:padding-right="0.123cm" fo:padding-top="0cm" fo:padding-bottom="0cm" fo:border="0.039cm double #c0c0c0" style:writing-mode="lr-tb"/>
    </style:style>
    <style:style style:name="Tableau7" style:family="table">
      <style:table-properties style:width="17.619cm" fo:margin-left="-0.279cm" table:align="left" style:writing-mode="lr-tb"/>
    </style:style>
    <style:style style:name="Tableau7.A" style:family="table-column">
      <style:table-column-properties style:column-width="3.078cm"/>
    </style:style>
    <style:style style:name="Tableau7.B" style:family="table-column">
      <style:table-column-properties style:column-width="2.223cm"/>
    </style:style>
    <style:style style:name="Tableau7.C" style:family="table-column">
      <style:table-column-properties style:column-width="1.588cm"/>
    </style:style>
    <style:style style:name="Tableau7.D" style:family="table-column">
      <style:table-column-properties style:column-width="0.635cm"/>
    </style:style>
    <style:style style:name="Tableau7.E" style:family="table-column">
      <style:table-column-properties style:column-width="1.247cm"/>
    </style:style>
    <style:style style:name="Tableau7.F" style:family="table-column">
      <style:table-column-properties style:column-width="0.658cm"/>
    </style:style>
    <style:style style:name="Tableau7.G" style:family="table-column">
      <style:table-column-properties style:column-width="0.589cm"/>
    </style:style>
    <style:style style:name="Tableau7.H" style:family="table-column">
      <style:table-column-properties style:column-width="0.998cm"/>
    </style:style>
    <style:style style:name="Tableau7.I" style:family="table-column">
      <style:table-column-properties style:column-width="0.249cm"/>
    </style:style>
    <style:style style:name="Tableau7.J" style:family="table-column">
      <style:table-column-properties style:column-width="1.249cm"/>
    </style:style>
    <style:style style:name="Tableau7.K" style:family="table-column">
      <style:table-column-properties style:column-width="1.042cm"/>
    </style:style>
    <style:style style:name="Tableau7.L" style:family="table-column">
      <style:table-column-properties style:column-width="0.205cm"/>
    </style:style>
    <style:style style:name="Tableau7.O" style:family="table-column">
      <style:table-column-properties style:column-width="1.365cm"/>
    </style:style>
    <style:style style:name="Tableau7.1" style:family="table-row">
      <style:table-row-properties style:keep-together="true" fo:keep-together="auto"/>
    </style:style>
    <style:style style:name="Tableau7.A1" style:family="table-cell">
      <style:table-cell-properties style:vertical-align="middle" style:border-line-width="0.002cm 0.035cm 0.002cm" fo:padding-left="0.123cm" fo:padding-right="0.123cm" fo:padding-top="0cm" fo:padding-bottom="0cm" fo:border="0.039cm double #c0c0c0" style:writing-mode="lr-tb"/>
    </style:style>
    <style:style style:name="Tableau7.5" style:family="table-row">
      <style:table-row-properties style:min-row-height="0.626cm" style:keep-together="true" fo:keep-together="auto"/>
    </style:style>
    <style:style style:name="Tableau7.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7.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7.18" style:family="table-row">
      <style:table-row-properties style:keep-together="false" fo:keep-together="always"/>
    </style:style>
    <style:style style:name="Tableau7.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7.A27" style:family="table-cell">
      <style:table-cell-properties style:vertical-align="top" style:border-line-width="0.002cm 0.035cm 0.002cm" fo:padding-left="0.123cm" fo:padding-right="0.123cm" fo:padding-top="0cm" fo:padding-bottom="0cm" fo:border="0.039cm double #c0c0c0" style:writing-mode="lr-tb"/>
    </style:style>
    <style:style style:name="Tableau8" style:family="table">
      <style:table-properties style:width="17.619cm" fo:margin-left="-0.279cm" table:align="left" style:writing-mode="lr-tb"/>
    </style:style>
    <style:style style:name="Tableau8.A" style:family="table-column">
      <style:table-column-properties style:column-width="3.078cm"/>
    </style:style>
    <style:style style:name="Tableau8.B" style:family="table-column">
      <style:table-column-properties style:column-width="2.223cm"/>
    </style:style>
    <style:style style:name="Tableau8.C" style:family="table-column">
      <style:table-column-properties style:column-width="1.588cm"/>
    </style:style>
    <style:style style:name="Tableau8.D" style:family="table-column">
      <style:table-column-properties style:column-width="0.635cm"/>
    </style:style>
    <style:style style:name="Tableau8.E" style:family="table-column">
      <style:table-column-properties style:column-width="1.247cm"/>
    </style:style>
    <style:style style:name="Tableau8.F" style:family="table-column">
      <style:table-column-properties style:column-width="0.658cm"/>
    </style:style>
    <style:style style:name="Tableau8.G" style:family="table-column">
      <style:table-column-properties style:column-width="0.589cm"/>
    </style:style>
    <style:style style:name="Tableau8.H" style:family="table-column">
      <style:table-column-properties style:column-width="0.998cm"/>
    </style:style>
    <style:style style:name="Tableau8.I" style:family="table-column">
      <style:table-column-properties style:column-width="0.249cm"/>
    </style:style>
    <style:style style:name="Tableau8.J" style:family="table-column">
      <style:table-column-properties style:column-width="1.249cm"/>
    </style:style>
    <style:style style:name="Tableau8.K" style:family="table-column">
      <style:table-column-properties style:column-width="1.042cm"/>
    </style:style>
    <style:style style:name="Tableau8.L" style:family="table-column">
      <style:table-column-properties style:column-width="0.205cm"/>
    </style:style>
    <style:style style:name="Tableau8.O" style:family="table-column">
      <style:table-column-properties style:column-width="1.365cm"/>
    </style:style>
    <style:style style:name="Tableau8.1" style:family="table-row">
      <style:table-row-properties style:keep-together="true" fo:keep-together="auto"/>
    </style:style>
    <style:style style:name="Tableau8.A1" style:family="table-cell">
      <style:table-cell-properties style:vertical-align="middle" style:border-line-width="0.002cm 0.035cm 0.002cm" fo:padding-left="0.123cm" fo:padding-right="0.123cm" fo:padding-top="0cm" fo:padding-bottom="0cm" fo:border="0.039cm double #c0c0c0" style:writing-mode="lr-tb"/>
    </style:style>
    <style:style style:name="Tableau8.5" style:family="table-row">
      <style:table-row-properties style:min-row-height="0.626cm" style:keep-together="true" fo:keep-together="auto"/>
    </style:style>
    <style:style style:name="Tableau8.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8.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8.18" style:family="table-row">
      <style:table-row-properties style:keep-together="false" fo:keep-together="always"/>
    </style:style>
    <style:style style:name="Tableau8.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8.A27" style:family="table-cell">
      <style:table-cell-properties style:vertical-align="top" style:border-line-width="0.002cm 0.035cm 0.002cm" fo:padding-left="0.123cm" fo:padding-right="0.123cm" fo:padding-top="0cm" fo:padding-bottom="0cm" fo:border="0.039cm double #c0c0c0" style:writing-mode="lr-tb"/>
    </style:style>
    <style:style style:name="Tableau9" style:family="table">
      <style:table-properties style:width="17.619cm" fo:margin-left="-0.279cm" table:align="left" style:writing-mode="lr-tb"/>
    </style:style>
    <style:style style:name="Tableau9.A" style:family="table-column">
      <style:table-column-properties style:column-width="3.078cm"/>
    </style:style>
    <style:style style:name="Tableau9.B" style:family="table-column">
      <style:table-column-properties style:column-width="2.223cm"/>
    </style:style>
    <style:style style:name="Tableau9.C" style:family="table-column">
      <style:table-column-properties style:column-width="1.588cm"/>
    </style:style>
    <style:style style:name="Tableau9.D" style:family="table-column">
      <style:table-column-properties style:column-width="0.635cm"/>
    </style:style>
    <style:style style:name="Tableau9.E" style:family="table-column">
      <style:table-column-properties style:column-width="1.247cm"/>
    </style:style>
    <style:style style:name="Tableau9.F" style:family="table-column">
      <style:table-column-properties style:column-width="0.658cm"/>
    </style:style>
    <style:style style:name="Tableau9.G" style:family="table-column">
      <style:table-column-properties style:column-width="0.589cm"/>
    </style:style>
    <style:style style:name="Tableau9.H" style:family="table-column">
      <style:table-column-properties style:column-width="0.998cm"/>
    </style:style>
    <style:style style:name="Tableau9.I" style:family="table-column">
      <style:table-column-properties style:column-width="0.249cm"/>
    </style:style>
    <style:style style:name="Tableau9.J" style:family="table-column">
      <style:table-column-properties style:column-width="1.249cm"/>
    </style:style>
    <style:style style:name="Tableau9.K" style:family="table-column">
      <style:table-column-properties style:column-width="1.042cm"/>
    </style:style>
    <style:style style:name="Tableau9.L" style:family="table-column">
      <style:table-column-properties style:column-width="0.205cm"/>
    </style:style>
    <style:style style:name="Tableau9.O" style:family="table-column">
      <style:table-column-properties style:column-width="1.365cm"/>
    </style:style>
    <style:style style:name="Tableau9.1" style:family="table-row">
      <style:table-row-properties style:keep-together="true" fo:keep-together="auto"/>
    </style:style>
    <style:style style:name="Tableau9.A1" style:family="table-cell">
      <style:table-cell-properties style:vertical-align="middle" style:border-line-width="0.002cm 0.035cm 0.002cm" fo:padding-left="0.123cm" fo:padding-right="0.123cm" fo:padding-top="0cm" fo:padding-bottom="0cm" fo:border="0.039cm double #c0c0c0" style:writing-mode="lr-tb"/>
    </style:style>
    <style:style style:name="Tableau9.5" style:family="table-row">
      <style:table-row-properties style:min-row-height="0.626cm" style:keep-together="true" fo:keep-together="auto"/>
    </style:style>
    <style:style style:name="Tableau9.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9.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9.6" style:family="table-row">
      <style:table-row-properties style:min-row-height="0.579cm" style:keep-together="true" fo:keep-together="auto"/>
    </style:style>
    <style:style style:name="Tableau9.18" style:family="table-row">
      <style:table-row-properties style:keep-together="false" fo:keep-together="always"/>
    </style:style>
    <style:style style:name="Tableau9.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9.A27" style:family="table-cell">
      <style:table-cell-properties style:vertical-align="top" style:border-line-width="0.002cm 0.035cm 0.002cm" fo:padding-left="0.123cm" fo:padding-right="0.123cm" fo:padding-top="0cm" fo:padding-bottom="0cm" fo:border="0.039cm double #c0c0c0" style:writing-mode="lr-tb"/>
    </style:style>
    <style:style style:name="Tableau10" style:family="table">
      <style:table-properties style:width="17.619cm" fo:margin-left="-0.279cm" table:align="left" style:writing-mode="lr-tb"/>
    </style:style>
    <style:style style:name="Tableau10.A" style:family="table-column">
      <style:table-column-properties style:column-width="3.078cm"/>
    </style:style>
    <style:style style:name="Tableau10.B" style:family="table-column">
      <style:table-column-properties style:column-width="2.223cm"/>
    </style:style>
    <style:style style:name="Tableau10.C" style:family="table-column">
      <style:table-column-properties style:column-width="1.588cm"/>
    </style:style>
    <style:style style:name="Tableau10.D" style:family="table-column">
      <style:table-column-properties style:column-width="0.635cm"/>
    </style:style>
    <style:style style:name="Tableau10.E" style:family="table-column">
      <style:table-column-properties style:column-width="1.247cm"/>
    </style:style>
    <style:style style:name="Tableau10.F" style:family="table-column">
      <style:table-column-properties style:column-width="0.658cm"/>
    </style:style>
    <style:style style:name="Tableau10.G" style:family="table-column">
      <style:table-column-properties style:column-width="0.589cm"/>
    </style:style>
    <style:style style:name="Tableau10.H" style:family="table-column">
      <style:table-column-properties style:column-width="0.998cm"/>
    </style:style>
    <style:style style:name="Tableau10.I" style:family="table-column">
      <style:table-column-properties style:column-width="0.249cm"/>
    </style:style>
    <style:style style:name="Tableau10.J" style:family="table-column">
      <style:table-column-properties style:column-width="1.249cm"/>
    </style:style>
    <style:style style:name="Tableau10.K" style:family="table-column">
      <style:table-column-properties style:column-width="1.042cm"/>
    </style:style>
    <style:style style:name="Tableau10.L" style:family="table-column">
      <style:table-column-properties style:column-width="0.205cm"/>
    </style:style>
    <style:style style:name="Tableau10.O" style:family="table-column">
      <style:table-column-properties style:column-width="1.365cm"/>
    </style:style>
    <style:style style:name="Tableau10.1" style:family="table-row">
      <style:table-row-properties style:keep-together="true" fo:keep-together="auto"/>
    </style:style>
    <style:style style:name="Tableau10.A1" style:family="table-cell">
      <style:table-cell-properties style:vertical-align="middle" style:border-line-width="0.002cm 0.035cm 0.002cm" fo:padding-left="0.123cm" fo:padding-right="0.123cm" fo:padding-top="0cm" fo:padding-bottom="0cm" fo:border="0.039cm double #c0c0c0" style:writing-mode="lr-tb"/>
    </style:style>
    <style:style style:name="Tableau10.5" style:family="table-row">
      <style:table-row-properties style:min-row-height="0.626cm" style:keep-together="true" fo:keep-together="auto"/>
    </style:style>
    <style:style style:name="Tableau10.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10.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10.18" style:family="table-row">
      <style:table-row-properties style:keep-together="false" fo:keep-together="always"/>
    </style:style>
    <style:style style:name="Tableau10.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10.A27" style:family="table-cell">
      <style:table-cell-properties style:vertical-align="top" style:border-line-width="0.002cm 0.035cm 0.002cm" fo:padding-left="0.123cm" fo:padding-right="0.123cm" fo:padding-top="0cm" fo:padding-bottom="0cm" fo:border="0.039cm double #c0c0c0" style:writing-mode="lr-tb"/>
    </style:style>
    <style:style style:name="Tableau11" style:family="table">
      <style:table-properties style:width="17.619cm" fo:margin-left="-0.279cm" table:align="left" style:writing-mode="lr-tb"/>
    </style:style>
    <style:style style:name="Tableau11.A" style:family="table-column">
      <style:table-column-properties style:column-width="3.078cm"/>
    </style:style>
    <style:style style:name="Tableau11.B" style:family="table-column">
      <style:table-column-properties style:column-width="2.223cm"/>
    </style:style>
    <style:style style:name="Tableau11.C" style:family="table-column">
      <style:table-column-properties style:column-width="1.588cm"/>
    </style:style>
    <style:style style:name="Tableau11.D" style:family="table-column">
      <style:table-column-properties style:column-width="0.635cm"/>
    </style:style>
    <style:style style:name="Tableau11.E" style:family="table-column">
      <style:table-column-properties style:column-width="1.247cm"/>
    </style:style>
    <style:style style:name="Tableau11.F" style:family="table-column">
      <style:table-column-properties style:column-width="0.658cm"/>
    </style:style>
    <style:style style:name="Tableau11.G" style:family="table-column">
      <style:table-column-properties style:column-width="0.589cm"/>
    </style:style>
    <style:style style:name="Tableau11.H" style:family="table-column">
      <style:table-column-properties style:column-width="0.998cm"/>
    </style:style>
    <style:style style:name="Tableau11.I" style:family="table-column">
      <style:table-column-properties style:column-width="0.249cm"/>
    </style:style>
    <style:style style:name="Tableau11.J" style:family="table-column">
      <style:table-column-properties style:column-width="1.249cm"/>
    </style:style>
    <style:style style:name="Tableau11.K" style:family="table-column">
      <style:table-column-properties style:column-width="1.042cm"/>
    </style:style>
    <style:style style:name="Tableau11.L" style:family="table-column">
      <style:table-column-properties style:column-width="0.205cm"/>
    </style:style>
    <style:style style:name="Tableau11.O" style:family="table-column">
      <style:table-column-properties style:column-width="1.365cm"/>
    </style:style>
    <style:style style:name="Tableau11.1" style:family="table-row">
      <style:table-row-properties style:keep-together="true" fo:keep-together="auto"/>
    </style:style>
    <style:style style:name="Tableau11.A1" style:family="table-cell">
      <style:table-cell-properties style:vertical-align="middle" style:border-line-width="0.002cm 0.035cm 0.002cm" fo:padding-left="0.123cm" fo:padding-right="0.123cm" fo:padding-top="0cm" fo:padding-bottom="0cm" fo:border="0.039cm double #c0c0c0" style:writing-mode="lr-tb"/>
    </style:style>
    <style:style style:name="Tableau11.5" style:family="table-row">
      <style:table-row-properties style:min-row-height="0.626cm" style:keep-together="true" fo:keep-together="auto"/>
    </style:style>
    <style:style style:name="Tableau11.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11.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11.18" style:family="table-row">
      <style:table-row-properties style:keep-together="false" fo:keep-together="always"/>
    </style:style>
    <style:style style:name="Tableau11.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11.A27" style:family="table-cell">
      <style:table-cell-properties style:vertical-align="top" style:border-line-width="0.002cm 0.035cm 0.002cm" fo:padding-left="0.123cm" fo:padding-right="0.123cm" fo:padding-top="0cm" fo:padding-bottom="0cm" fo:border="0.039cm double #c0c0c0" style:writing-mode="lr-tb"/>
    </style:style>
    <style:style style:name="Tableau12" style:family="table">
      <style:table-properties style:width="17.619cm" fo:margin-left="-0.279cm" table:align="left" style:writing-mode="lr-tb"/>
    </style:style>
    <style:style style:name="Tableau12.A" style:family="table-column">
      <style:table-column-properties style:column-width="3.078cm"/>
    </style:style>
    <style:style style:name="Tableau12.B" style:family="table-column">
      <style:table-column-properties style:column-width="2.223cm"/>
    </style:style>
    <style:style style:name="Tableau12.C" style:family="table-column">
      <style:table-column-properties style:column-width="1.588cm"/>
    </style:style>
    <style:style style:name="Tableau12.D" style:family="table-column">
      <style:table-column-properties style:column-width="0.635cm"/>
    </style:style>
    <style:style style:name="Tableau12.E" style:family="table-column">
      <style:table-column-properties style:column-width="1.247cm"/>
    </style:style>
    <style:style style:name="Tableau12.F" style:family="table-column">
      <style:table-column-properties style:column-width="0.658cm"/>
    </style:style>
    <style:style style:name="Tableau12.G" style:family="table-column">
      <style:table-column-properties style:column-width="0.589cm"/>
    </style:style>
    <style:style style:name="Tableau12.H" style:family="table-column">
      <style:table-column-properties style:column-width="0.998cm"/>
    </style:style>
    <style:style style:name="Tableau12.I" style:family="table-column">
      <style:table-column-properties style:column-width="0.249cm"/>
    </style:style>
    <style:style style:name="Tableau12.J" style:family="table-column">
      <style:table-column-properties style:column-width="1.249cm"/>
    </style:style>
    <style:style style:name="Tableau12.K" style:family="table-column">
      <style:table-column-properties style:column-width="1.042cm"/>
    </style:style>
    <style:style style:name="Tableau12.L" style:family="table-column">
      <style:table-column-properties style:column-width="0.205cm"/>
    </style:style>
    <style:style style:name="Tableau12.O" style:family="table-column">
      <style:table-column-properties style:column-width="1.365cm"/>
    </style:style>
    <style:style style:name="Tableau12.1" style:family="table-row">
      <style:table-row-properties style:keep-together="true" fo:keep-together="auto"/>
    </style:style>
    <style:style style:name="Tableau12.A1" style:family="table-cell">
      <style:table-cell-properties style:vertical-align="middle" style:border-line-width="0.002cm 0.035cm 0.002cm" fo:padding-left="0.123cm" fo:padding-right="0.123cm" fo:padding-top="0cm" fo:padding-bottom="0cm" fo:border="0.039cm double #c0c0c0" style:writing-mode="lr-tb"/>
    </style:style>
    <style:style style:name="Tableau12.5" style:family="table-row">
      <style:table-row-properties style:min-row-height="0.626cm" style:keep-together="true" fo:keep-together="auto"/>
    </style:style>
    <style:style style:name="Tableau12.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12.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12.18" style:family="table-row">
      <style:table-row-properties style:keep-together="false" fo:keep-together="always"/>
    </style:style>
    <style:style style:name="Tableau12.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12.A27" style:family="table-cell">
      <style:table-cell-properties style:vertical-align="top" style:border-line-width="0.002cm 0.035cm 0.002cm" fo:padding-left="0.123cm" fo:padding-right="0.123cm" fo:padding-top="0cm" fo:padding-bottom="0cm" fo:border="0.039cm double #c0c0c0" style:writing-mode="lr-tb"/>
    </style:style>
    <style:style style:name="Tableau13" style:family="table">
      <style:table-properties style:width="17.619cm" fo:margin-left="-0.279cm" table:align="left" style:writing-mode="lr-tb"/>
    </style:style>
    <style:style style:name="Tableau13.A" style:family="table-column">
      <style:table-column-properties style:column-width="3.078cm"/>
    </style:style>
    <style:style style:name="Tableau13.B" style:family="table-column">
      <style:table-column-properties style:column-width="2.223cm"/>
    </style:style>
    <style:style style:name="Tableau13.C" style:family="table-column">
      <style:table-column-properties style:column-width="1.588cm"/>
    </style:style>
    <style:style style:name="Tableau13.D" style:family="table-column">
      <style:table-column-properties style:column-width="0.635cm"/>
    </style:style>
    <style:style style:name="Tableau13.E" style:family="table-column">
      <style:table-column-properties style:column-width="1.247cm"/>
    </style:style>
    <style:style style:name="Tableau13.F" style:family="table-column">
      <style:table-column-properties style:column-width="0.658cm"/>
    </style:style>
    <style:style style:name="Tableau13.G" style:family="table-column">
      <style:table-column-properties style:column-width="0.589cm"/>
    </style:style>
    <style:style style:name="Tableau13.H" style:family="table-column">
      <style:table-column-properties style:column-width="0.998cm"/>
    </style:style>
    <style:style style:name="Tableau13.I" style:family="table-column">
      <style:table-column-properties style:column-width="0.249cm"/>
    </style:style>
    <style:style style:name="Tableau13.J" style:family="table-column">
      <style:table-column-properties style:column-width="1.249cm"/>
    </style:style>
    <style:style style:name="Tableau13.K" style:family="table-column">
      <style:table-column-properties style:column-width="1.042cm"/>
    </style:style>
    <style:style style:name="Tableau13.L" style:family="table-column">
      <style:table-column-properties style:column-width="0.205cm"/>
    </style:style>
    <style:style style:name="Tableau13.O" style:family="table-column">
      <style:table-column-properties style:column-width="1.365cm"/>
    </style:style>
    <style:style style:name="Tableau13.1" style:family="table-row">
      <style:table-row-properties style:keep-together="true" fo:keep-together="auto"/>
    </style:style>
    <style:style style:name="Tableau13.A1" style:family="table-cell">
      <style:table-cell-properties style:vertical-align="middle" style:border-line-width="0.002cm 0.035cm 0.002cm" fo:padding-left="0.123cm" fo:padding-right="0.123cm" fo:padding-top="0cm" fo:padding-bottom="0cm" fo:border="0.039cm double #c0c0c0" style:writing-mode="lr-tb"/>
    </style:style>
    <style:style style:name="Tableau13.5" style:family="table-row">
      <style:table-row-properties style:min-row-height="0.626cm" style:keep-together="true" fo:keep-together="auto"/>
    </style:style>
    <style:style style:name="Tableau13.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13.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13.18" style:family="table-row">
      <style:table-row-properties style:keep-together="false" fo:keep-together="always"/>
    </style:style>
    <style:style style:name="Tableau13.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13.A27" style:family="table-cell">
      <style:table-cell-properties style:vertical-align="top" style:border-line-width="0.002cm 0.035cm 0.002cm" fo:padding-left="0.123cm" fo:padding-right="0.123cm" fo:padding-top="0cm" fo:padding-bottom="0cm" fo:border="0.039cm double #c0c0c0" style:writing-mode="lr-tb"/>
    </style:style>
    <style:style style:name="Tableau14" style:family="table">
      <style:table-properties style:width="17.619cm" fo:margin-left="-0.279cm" table:align="left" style:writing-mode="lr-tb"/>
    </style:style>
    <style:style style:name="Tableau14.A" style:family="table-column">
      <style:table-column-properties style:column-width="3.078cm"/>
    </style:style>
    <style:style style:name="Tableau14.B" style:family="table-column">
      <style:table-column-properties style:column-width="2.223cm"/>
    </style:style>
    <style:style style:name="Tableau14.C" style:family="table-column">
      <style:table-column-properties style:column-width="1.588cm"/>
    </style:style>
    <style:style style:name="Tableau14.D" style:family="table-column">
      <style:table-column-properties style:column-width="0.635cm"/>
    </style:style>
    <style:style style:name="Tableau14.E" style:family="table-column">
      <style:table-column-properties style:column-width="1.247cm"/>
    </style:style>
    <style:style style:name="Tableau14.F" style:family="table-column">
      <style:table-column-properties style:column-width="0.658cm"/>
    </style:style>
    <style:style style:name="Tableau14.G" style:family="table-column">
      <style:table-column-properties style:column-width="0.589cm"/>
    </style:style>
    <style:style style:name="Tableau14.H" style:family="table-column">
      <style:table-column-properties style:column-width="0.998cm"/>
    </style:style>
    <style:style style:name="Tableau14.I" style:family="table-column">
      <style:table-column-properties style:column-width="0.249cm"/>
    </style:style>
    <style:style style:name="Tableau14.J" style:family="table-column">
      <style:table-column-properties style:column-width="1.249cm"/>
    </style:style>
    <style:style style:name="Tableau14.K" style:family="table-column">
      <style:table-column-properties style:column-width="1.042cm"/>
    </style:style>
    <style:style style:name="Tableau14.L" style:family="table-column">
      <style:table-column-properties style:column-width="0.205cm"/>
    </style:style>
    <style:style style:name="Tableau14.O" style:family="table-column">
      <style:table-column-properties style:column-width="1.365cm"/>
    </style:style>
    <style:style style:name="Tableau14.1" style:family="table-row">
      <style:table-row-properties style:keep-together="true" fo:keep-together="auto"/>
    </style:style>
    <style:style style:name="Tableau14.A1" style:family="table-cell">
      <style:table-cell-properties style:vertical-align="middle" style:border-line-width="0.002cm 0.035cm 0.002cm" fo:padding-left="0.123cm" fo:padding-right="0.123cm" fo:padding-top="0cm" fo:padding-bottom="0cm" fo:border="0.039cm double #c0c0c0" style:writing-mode="lr-tb"/>
    </style:style>
    <style:style style:name="Tableau14.5" style:family="table-row">
      <style:table-row-properties style:min-row-height="0.626cm" style:keep-together="true" fo:keep-together="auto"/>
    </style:style>
    <style:style style:name="Tableau14.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14.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14.18" style:family="table-row">
      <style:table-row-properties style:keep-together="false" fo:keep-together="always"/>
    </style:style>
    <style:style style:name="Tableau14.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14.A27" style:family="table-cell">
      <style:table-cell-properties style:vertical-align="top" style:border-line-width="0.002cm 0.035cm 0.002cm" fo:padding-left="0.123cm" fo:padding-right="0.123cm" fo:padding-top="0cm" fo:padding-bottom="0cm" fo:border="0.039cm double #c0c0c0" style:writing-mode="lr-tb"/>
    </style:style>
    <style:style style:name="Tableau15" style:family="table">
      <style:table-properties style:width="17.619cm" fo:margin-left="-0.279cm" table:align="left" style:writing-mode="lr-tb"/>
    </style:style>
    <style:style style:name="Tableau15.A" style:family="table-column">
      <style:table-column-properties style:column-width="3.078cm"/>
    </style:style>
    <style:style style:name="Tableau15.B" style:family="table-column">
      <style:table-column-properties style:column-width="2.223cm"/>
    </style:style>
    <style:style style:name="Tableau15.C" style:family="table-column">
      <style:table-column-properties style:column-width="1.588cm"/>
    </style:style>
    <style:style style:name="Tableau15.D" style:family="table-column">
      <style:table-column-properties style:column-width="0.635cm"/>
    </style:style>
    <style:style style:name="Tableau15.E" style:family="table-column">
      <style:table-column-properties style:column-width="1.247cm"/>
    </style:style>
    <style:style style:name="Tableau15.F" style:family="table-column">
      <style:table-column-properties style:column-width="0.658cm"/>
    </style:style>
    <style:style style:name="Tableau15.G" style:family="table-column">
      <style:table-column-properties style:column-width="0.589cm"/>
    </style:style>
    <style:style style:name="Tableau15.H" style:family="table-column">
      <style:table-column-properties style:column-width="0.998cm"/>
    </style:style>
    <style:style style:name="Tableau15.I" style:family="table-column">
      <style:table-column-properties style:column-width="0.249cm"/>
    </style:style>
    <style:style style:name="Tableau15.J" style:family="table-column">
      <style:table-column-properties style:column-width="1.249cm"/>
    </style:style>
    <style:style style:name="Tableau15.K" style:family="table-column">
      <style:table-column-properties style:column-width="1.042cm"/>
    </style:style>
    <style:style style:name="Tableau15.L" style:family="table-column">
      <style:table-column-properties style:column-width="0.205cm"/>
    </style:style>
    <style:style style:name="Tableau15.O" style:family="table-column">
      <style:table-column-properties style:column-width="1.365cm"/>
    </style:style>
    <style:style style:name="Tableau15.1" style:family="table-row">
      <style:table-row-properties style:keep-together="true" fo:keep-together="auto"/>
    </style:style>
    <style:style style:name="Tableau15.A1" style:family="table-cell">
      <style:table-cell-properties style:vertical-align="middle" style:border-line-width="0.002cm 0.035cm 0.002cm" fo:padding-left="0.123cm" fo:padding-right="0.123cm" fo:padding-top="0cm" fo:padding-bottom="0cm" fo:border="0.039cm double #c0c0c0" style:writing-mode="lr-tb"/>
    </style:style>
    <style:style style:name="Tableau15.5" style:family="table-row">
      <style:table-row-properties style:min-row-height="0.626cm" style:keep-together="true" fo:keep-together="auto"/>
    </style:style>
    <style:style style:name="Tableau15.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15.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15.18" style:family="table-row">
      <style:table-row-properties style:keep-together="false" fo:keep-together="always"/>
    </style:style>
    <style:style style:name="Tableau15.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15.A27" style:family="table-cell">
      <style:table-cell-properties style:vertical-align="top" style:border-line-width="0.002cm 0.035cm 0.002cm" fo:padding-left="0.123cm" fo:padding-right="0.123cm" fo:padding-top="0cm" fo:padding-bottom="0cm" fo:border="0.039cm double #c0c0c0" style:writing-mode="lr-tb"/>
    </style:style>
    <style:style style:name="Tableau16" style:family="table">
      <style:table-properties style:width="17.619cm" fo:margin-left="-0.279cm" table:align="left" style:writing-mode="lr-tb"/>
    </style:style>
    <style:style style:name="Tableau16.A" style:family="table-column">
      <style:table-column-properties style:column-width="3.078cm"/>
    </style:style>
    <style:style style:name="Tableau16.B" style:family="table-column">
      <style:table-column-properties style:column-width="2.223cm"/>
    </style:style>
    <style:style style:name="Tableau16.C" style:family="table-column">
      <style:table-column-properties style:column-width="1.588cm"/>
    </style:style>
    <style:style style:name="Tableau16.D" style:family="table-column">
      <style:table-column-properties style:column-width="0.635cm"/>
    </style:style>
    <style:style style:name="Tableau16.E" style:family="table-column">
      <style:table-column-properties style:column-width="1.247cm"/>
    </style:style>
    <style:style style:name="Tableau16.F" style:family="table-column">
      <style:table-column-properties style:column-width="0.658cm"/>
    </style:style>
    <style:style style:name="Tableau16.G" style:family="table-column">
      <style:table-column-properties style:column-width="0.589cm"/>
    </style:style>
    <style:style style:name="Tableau16.H" style:family="table-column">
      <style:table-column-properties style:column-width="0.998cm"/>
    </style:style>
    <style:style style:name="Tableau16.I" style:family="table-column">
      <style:table-column-properties style:column-width="0.249cm"/>
    </style:style>
    <style:style style:name="Tableau16.J" style:family="table-column">
      <style:table-column-properties style:column-width="1.249cm"/>
    </style:style>
    <style:style style:name="Tableau16.K" style:family="table-column">
      <style:table-column-properties style:column-width="1.042cm"/>
    </style:style>
    <style:style style:name="Tableau16.L" style:family="table-column">
      <style:table-column-properties style:column-width="0.205cm"/>
    </style:style>
    <style:style style:name="Tableau16.O" style:family="table-column">
      <style:table-column-properties style:column-width="1.365cm"/>
    </style:style>
    <style:style style:name="Tableau16.1" style:family="table-row">
      <style:table-row-properties style:keep-together="false" fo:keep-together="always"/>
    </style:style>
    <style:style style:name="Tableau16.A1" style:family="table-cell">
      <style:table-cell-properties style:vertical-align="middle" style:border-line-width="0.002cm 0.035cm 0.002cm" fo:padding-left="0.123cm" fo:padding-right="0.123cm" fo:padding-top="0cm" fo:padding-bottom="0cm" fo:border="0.039cm double #c0c0c0" style:writing-mode="lr-tb"/>
    </style:style>
    <style:style style:name="Tableau16.5" style:family="table-row">
      <style:table-row-properties style:min-row-height="0.626cm" style:keep-together="false" fo:keep-together="always"/>
    </style:style>
    <style:style style:name="Tableau16.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16.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16.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16.A27" style:family="table-cell">
      <style:table-cell-properties style:vertical-align="top" style:border-line-width="0.002cm 0.035cm 0.002cm" fo:padding-left="0.123cm" fo:padding-right="0.123cm" fo:padding-top="0cm" fo:padding-bottom="0cm" fo:border="0.039cm double #c0c0c0" style:writing-mode="lr-tb"/>
    </style:style>
    <style:style style:name="Tableau17" style:family="table">
      <style:table-properties style:width="17.619cm" fo:margin-left="-0.279cm" table:align="left" style:writing-mode="lr-tb"/>
    </style:style>
    <style:style style:name="Tableau17.A" style:family="table-column">
      <style:table-column-properties style:column-width="3.078cm"/>
    </style:style>
    <style:style style:name="Tableau17.B" style:family="table-column">
      <style:table-column-properties style:column-width="2.223cm"/>
    </style:style>
    <style:style style:name="Tableau17.C" style:family="table-column">
      <style:table-column-properties style:column-width="1.588cm"/>
    </style:style>
    <style:style style:name="Tableau17.D" style:family="table-column">
      <style:table-column-properties style:column-width="0.635cm"/>
    </style:style>
    <style:style style:name="Tableau17.E" style:family="table-column">
      <style:table-column-properties style:column-width="1.247cm"/>
    </style:style>
    <style:style style:name="Tableau17.F" style:family="table-column">
      <style:table-column-properties style:column-width="0.658cm"/>
    </style:style>
    <style:style style:name="Tableau17.G" style:family="table-column">
      <style:table-column-properties style:column-width="0.589cm"/>
    </style:style>
    <style:style style:name="Tableau17.H" style:family="table-column">
      <style:table-column-properties style:column-width="0.998cm"/>
    </style:style>
    <style:style style:name="Tableau17.I" style:family="table-column">
      <style:table-column-properties style:column-width="0.249cm"/>
    </style:style>
    <style:style style:name="Tableau17.J" style:family="table-column">
      <style:table-column-properties style:column-width="1.249cm"/>
    </style:style>
    <style:style style:name="Tableau17.K" style:family="table-column">
      <style:table-column-properties style:column-width="1.042cm"/>
    </style:style>
    <style:style style:name="Tableau17.L" style:family="table-column">
      <style:table-column-properties style:column-width="0.205cm"/>
    </style:style>
    <style:style style:name="Tableau17.O" style:family="table-column">
      <style:table-column-properties style:column-width="1.365cm"/>
    </style:style>
    <style:style style:name="Tableau17.1" style:family="table-row">
      <style:table-row-properties style:keep-together="true" fo:keep-together="auto"/>
    </style:style>
    <style:style style:name="Tableau17.A1" style:family="table-cell">
      <style:table-cell-properties style:vertical-align="middle" style:border-line-width="0.002cm 0.035cm 0.002cm" fo:padding-left="0.123cm" fo:padding-right="0.123cm" fo:padding-top="0cm" fo:padding-bottom="0cm" fo:border="0.039cm double #c0c0c0" style:writing-mode="lr-tb"/>
    </style:style>
    <style:style style:name="Tableau17.5" style:family="table-row">
      <style:table-row-properties style:min-row-height="0.626cm" style:keep-together="true" fo:keep-together="auto"/>
    </style:style>
    <style:style style:name="Tableau17.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17.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17.18" style:family="table-row">
      <style:table-row-properties style:keep-together="false" fo:keep-together="always"/>
    </style:style>
    <style:style style:name="Tableau17.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17.A27" style:family="table-cell">
      <style:table-cell-properties style:vertical-align="top" style:border-line-width="0.002cm 0.035cm 0.002cm" fo:padding-left="0.123cm" fo:padding-right="0.123cm" fo:padding-top="0cm" fo:padding-bottom="0cm" fo:border="0.039cm double #c0c0c0" style:writing-mode="lr-tb"/>
    </style:style>
    <style:style style:name="Tableau18" style:family="table">
      <style:table-properties style:width="17.619cm" fo:margin-left="-0.279cm" table:align="left" style:writing-mode="lr-tb"/>
    </style:style>
    <style:style style:name="Tableau18.A" style:family="table-column">
      <style:table-column-properties style:column-width="3.078cm"/>
    </style:style>
    <style:style style:name="Tableau18.B" style:family="table-column">
      <style:table-column-properties style:column-width="2.223cm"/>
    </style:style>
    <style:style style:name="Tableau18.C" style:family="table-column">
      <style:table-column-properties style:column-width="1.588cm"/>
    </style:style>
    <style:style style:name="Tableau18.D" style:family="table-column">
      <style:table-column-properties style:column-width="0.635cm"/>
    </style:style>
    <style:style style:name="Tableau18.E" style:family="table-column">
      <style:table-column-properties style:column-width="1.247cm"/>
    </style:style>
    <style:style style:name="Tableau18.F" style:family="table-column">
      <style:table-column-properties style:column-width="0.658cm"/>
    </style:style>
    <style:style style:name="Tableau18.G" style:family="table-column">
      <style:table-column-properties style:column-width="0.589cm"/>
    </style:style>
    <style:style style:name="Tableau18.H" style:family="table-column">
      <style:table-column-properties style:column-width="0.998cm"/>
    </style:style>
    <style:style style:name="Tableau18.I" style:family="table-column">
      <style:table-column-properties style:column-width="0.249cm"/>
    </style:style>
    <style:style style:name="Tableau18.J" style:family="table-column">
      <style:table-column-properties style:column-width="1.249cm"/>
    </style:style>
    <style:style style:name="Tableau18.K" style:family="table-column">
      <style:table-column-properties style:column-width="1.042cm"/>
    </style:style>
    <style:style style:name="Tableau18.L" style:family="table-column">
      <style:table-column-properties style:column-width="0.205cm"/>
    </style:style>
    <style:style style:name="Tableau18.O" style:family="table-column">
      <style:table-column-properties style:column-width="1.365cm"/>
    </style:style>
    <style:style style:name="Tableau18.1" style:family="table-row">
      <style:table-row-properties style:keep-together="true" fo:keep-together="auto"/>
    </style:style>
    <style:style style:name="Tableau18.A1" style:family="table-cell">
      <style:table-cell-properties style:vertical-align="middle" style:border-line-width="0.002cm 0.035cm 0.002cm" fo:padding-left="0.123cm" fo:padding-right="0.123cm" fo:padding-top="0cm" fo:padding-bottom="0cm" fo:border="0.039cm double #c0c0c0" style:writing-mode="lr-tb"/>
    </style:style>
    <style:style style:name="Tableau18.5" style:family="table-row">
      <style:table-row-properties style:min-row-height="0.626cm" style:keep-together="true" fo:keep-together="auto"/>
    </style:style>
    <style:style style:name="Tableau18.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18.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18.18" style:family="table-row">
      <style:table-row-properties style:keep-together="false" fo:keep-together="always"/>
    </style:style>
    <style:style style:name="Tableau18.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18.A27" style:family="table-cell">
      <style:table-cell-properties style:vertical-align="top" style:border-line-width="0.002cm 0.035cm 0.002cm" fo:padding-left="0.123cm" fo:padding-right="0.123cm" fo:padding-top="0cm" fo:padding-bottom="0cm" fo:border="0.039cm double #c0c0c0" style:writing-mode="lr-tb"/>
    </style:style>
    <style:style style:name="Tableau19" style:family="table">
      <style:table-properties style:width="17.619cm" fo:margin-left="-0.279cm" table:align="left" style:writing-mode="lr-tb"/>
    </style:style>
    <style:style style:name="Tableau19.A" style:family="table-column">
      <style:table-column-properties style:column-width="3.078cm"/>
    </style:style>
    <style:style style:name="Tableau19.B" style:family="table-column">
      <style:table-column-properties style:column-width="2.223cm"/>
    </style:style>
    <style:style style:name="Tableau19.C" style:family="table-column">
      <style:table-column-properties style:column-width="1.588cm"/>
    </style:style>
    <style:style style:name="Tableau19.D" style:family="table-column">
      <style:table-column-properties style:column-width="0.635cm"/>
    </style:style>
    <style:style style:name="Tableau19.E" style:family="table-column">
      <style:table-column-properties style:column-width="1.247cm"/>
    </style:style>
    <style:style style:name="Tableau19.F" style:family="table-column">
      <style:table-column-properties style:column-width="0.658cm"/>
    </style:style>
    <style:style style:name="Tableau19.G" style:family="table-column">
      <style:table-column-properties style:column-width="0.589cm"/>
    </style:style>
    <style:style style:name="Tableau19.H" style:family="table-column">
      <style:table-column-properties style:column-width="0.998cm"/>
    </style:style>
    <style:style style:name="Tableau19.I" style:family="table-column">
      <style:table-column-properties style:column-width="0.249cm"/>
    </style:style>
    <style:style style:name="Tableau19.J" style:family="table-column">
      <style:table-column-properties style:column-width="1.249cm"/>
    </style:style>
    <style:style style:name="Tableau19.K" style:family="table-column">
      <style:table-column-properties style:column-width="1.042cm"/>
    </style:style>
    <style:style style:name="Tableau19.L" style:family="table-column">
      <style:table-column-properties style:column-width="0.205cm"/>
    </style:style>
    <style:style style:name="Tableau19.O" style:family="table-column">
      <style:table-column-properties style:column-width="1.365cm"/>
    </style:style>
    <style:style style:name="Tableau19.1" style:family="table-row">
      <style:table-row-properties style:keep-together="true" fo:keep-together="auto"/>
    </style:style>
    <style:style style:name="Tableau19.A1" style:family="table-cell">
      <style:table-cell-properties style:vertical-align="middle" style:border-line-width="0.002cm 0.035cm 0.002cm" fo:padding-left="0.123cm" fo:padding-right="0.123cm" fo:padding-top="0cm" fo:padding-bottom="0cm" fo:border="0.039cm double #c0c0c0" style:writing-mode="lr-tb"/>
    </style:style>
    <style:style style:name="Tableau19.5" style:family="table-row">
      <style:table-row-properties style:min-row-height="0.626cm" style:keep-together="true" fo:keep-together="auto"/>
    </style:style>
    <style:style style:name="Tableau19.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19.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19.18" style:family="table-row">
      <style:table-row-properties style:keep-together="false" fo:keep-together="always"/>
    </style:style>
    <style:style style:name="Tableau19.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19.A27" style:family="table-cell">
      <style:table-cell-properties style:vertical-align="top" style:border-line-width="0.002cm 0.035cm 0.002cm" fo:padding-left="0.123cm" fo:padding-right="0.123cm" fo:padding-top="0cm" fo:padding-bottom="0cm" fo:border="0.039cm double #c0c0c0" style:writing-mode="lr-tb"/>
    </style:style>
    <style:style style:name="Tableau20" style:family="table">
      <style:table-properties style:width="17.619cm" fo:margin-left="-0.279cm" table:align="left" style:writing-mode="lr-tb"/>
    </style:style>
    <style:style style:name="Tableau20.A" style:family="table-column">
      <style:table-column-properties style:column-width="3.078cm"/>
    </style:style>
    <style:style style:name="Tableau20.B" style:family="table-column">
      <style:table-column-properties style:column-width="2.223cm"/>
    </style:style>
    <style:style style:name="Tableau20.C" style:family="table-column">
      <style:table-column-properties style:column-width="1.588cm"/>
    </style:style>
    <style:style style:name="Tableau20.D" style:family="table-column">
      <style:table-column-properties style:column-width="0.635cm"/>
    </style:style>
    <style:style style:name="Tableau20.E" style:family="table-column">
      <style:table-column-properties style:column-width="1.247cm"/>
    </style:style>
    <style:style style:name="Tableau20.F" style:family="table-column">
      <style:table-column-properties style:column-width="0.658cm"/>
    </style:style>
    <style:style style:name="Tableau20.G" style:family="table-column">
      <style:table-column-properties style:column-width="0.589cm"/>
    </style:style>
    <style:style style:name="Tableau20.H" style:family="table-column">
      <style:table-column-properties style:column-width="0.998cm"/>
    </style:style>
    <style:style style:name="Tableau20.I" style:family="table-column">
      <style:table-column-properties style:column-width="0.249cm"/>
    </style:style>
    <style:style style:name="Tableau20.J" style:family="table-column">
      <style:table-column-properties style:column-width="1.249cm"/>
    </style:style>
    <style:style style:name="Tableau20.K" style:family="table-column">
      <style:table-column-properties style:column-width="1.042cm"/>
    </style:style>
    <style:style style:name="Tableau20.L" style:family="table-column">
      <style:table-column-properties style:column-width="0.205cm"/>
    </style:style>
    <style:style style:name="Tableau20.O" style:family="table-column">
      <style:table-column-properties style:column-width="1.365cm"/>
    </style:style>
    <style:style style:name="Tableau20.1" style:family="table-row">
      <style:table-row-properties style:keep-together="true" fo:keep-together="auto"/>
    </style:style>
    <style:style style:name="Tableau20.A1" style:family="table-cell">
      <style:table-cell-properties style:vertical-align="middle" style:border-line-width="0.002cm 0.035cm 0.002cm" fo:padding-left="0.123cm" fo:padding-right="0.123cm" fo:padding-top="0cm" fo:padding-bottom="0cm" fo:border="0.039cm double #c0c0c0" style:writing-mode="lr-tb"/>
    </style:style>
    <style:style style:name="Tableau20.5" style:family="table-row">
      <style:table-row-properties style:min-row-height="0.626cm" style:keep-together="true" fo:keep-together="auto"/>
    </style:style>
    <style:style style:name="Tableau20.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20.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20.18" style:family="table-row">
      <style:table-row-properties style:keep-together="false" fo:keep-together="always"/>
    </style:style>
    <style:style style:name="Tableau20.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20.A27" style:family="table-cell">
      <style:table-cell-properties style:vertical-align="top" style:border-line-width="0.002cm 0.035cm 0.002cm" fo:padding-left="0.123cm" fo:padding-right="0.123cm" fo:padding-top="0cm" fo:padding-bottom="0cm" fo:border="0.039cm double #c0c0c0" style:writing-mode="lr-tb"/>
    </style:style>
    <style:style style:name="Tableau21" style:family="table">
      <style:table-properties style:width="17.619cm" fo:margin-left="-0.279cm" table:align="left" style:writing-mode="lr-tb"/>
    </style:style>
    <style:style style:name="Tableau21.A" style:family="table-column">
      <style:table-column-properties style:column-width="3.078cm"/>
    </style:style>
    <style:style style:name="Tableau21.B" style:family="table-column">
      <style:table-column-properties style:column-width="2.223cm"/>
    </style:style>
    <style:style style:name="Tableau21.C" style:family="table-column">
      <style:table-column-properties style:column-width="1.588cm"/>
    </style:style>
    <style:style style:name="Tableau21.D" style:family="table-column">
      <style:table-column-properties style:column-width="0.635cm"/>
    </style:style>
    <style:style style:name="Tableau21.E" style:family="table-column">
      <style:table-column-properties style:column-width="1.247cm"/>
    </style:style>
    <style:style style:name="Tableau21.F" style:family="table-column">
      <style:table-column-properties style:column-width="0.658cm"/>
    </style:style>
    <style:style style:name="Tableau21.G" style:family="table-column">
      <style:table-column-properties style:column-width="0.589cm"/>
    </style:style>
    <style:style style:name="Tableau21.H" style:family="table-column">
      <style:table-column-properties style:column-width="0.998cm"/>
    </style:style>
    <style:style style:name="Tableau21.I" style:family="table-column">
      <style:table-column-properties style:column-width="0.249cm"/>
    </style:style>
    <style:style style:name="Tableau21.J" style:family="table-column">
      <style:table-column-properties style:column-width="1.249cm"/>
    </style:style>
    <style:style style:name="Tableau21.K" style:family="table-column">
      <style:table-column-properties style:column-width="1.042cm"/>
    </style:style>
    <style:style style:name="Tableau21.L" style:family="table-column">
      <style:table-column-properties style:column-width="0.205cm"/>
    </style:style>
    <style:style style:name="Tableau21.O" style:family="table-column">
      <style:table-column-properties style:column-width="1.365cm"/>
    </style:style>
    <style:style style:name="Tableau21.1" style:family="table-row">
      <style:table-row-properties style:keep-together="true" fo:keep-together="auto"/>
    </style:style>
    <style:style style:name="Tableau21.A1" style:family="table-cell">
      <style:table-cell-properties style:vertical-align="middle" style:border-line-width="0.002cm 0.035cm 0.002cm" fo:padding-left="0.123cm" fo:padding-right="0.123cm" fo:padding-top="0cm" fo:padding-bottom="0cm" fo:border="0.039cm double #c0c0c0" style:writing-mode="lr-tb"/>
    </style:style>
    <style:style style:name="Tableau21.5" style:family="table-row">
      <style:table-row-properties style:min-row-height="0.626cm" style:keep-together="true" fo:keep-together="auto"/>
    </style:style>
    <style:style style:name="Tableau21.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21.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21.18" style:family="table-row">
      <style:table-row-properties style:keep-together="false" fo:keep-together="always"/>
    </style:style>
    <style:style style:name="Tableau21.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21.A27" style:family="table-cell">
      <style:table-cell-properties style:vertical-align="top" style:border-line-width="0.002cm 0.035cm 0.002cm" fo:padding-left="0.123cm" fo:padding-right="0.123cm" fo:padding-top="0cm" fo:padding-bottom="0cm" fo:border="0.039cm double #c0c0c0" style:writing-mode="lr-tb"/>
    </style:style>
    <style:style style:name="Tableau22" style:family="table">
      <style:table-properties style:width="17.619cm" fo:margin-left="-0.279cm" table:align="left" style:writing-mode="lr-tb"/>
    </style:style>
    <style:style style:name="Tableau22.A" style:family="table-column">
      <style:table-column-properties style:column-width="3.078cm"/>
    </style:style>
    <style:style style:name="Tableau22.B" style:family="table-column">
      <style:table-column-properties style:column-width="2.223cm"/>
    </style:style>
    <style:style style:name="Tableau22.C" style:family="table-column">
      <style:table-column-properties style:column-width="1.588cm"/>
    </style:style>
    <style:style style:name="Tableau22.D" style:family="table-column">
      <style:table-column-properties style:column-width="0.635cm"/>
    </style:style>
    <style:style style:name="Tableau22.E" style:family="table-column">
      <style:table-column-properties style:column-width="1.247cm"/>
    </style:style>
    <style:style style:name="Tableau22.F" style:family="table-column">
      <style:table-column-properties style:column-width="0.658cm"/>
    </style:style>
    <style:style style:name="Tableau22.G" style:family="table-column">
      <style:table-column-properties style:column-width="0.589cm"/>
    </style:style>
    <style:style style:name="Tableau22.H" style:family="table-column">
      <style:table-column-properties style:column-width="0.998cm"/>
    </style:style>
    <style:style style:name="Tableau22.I" style:family="table-column">
      <style:table-column-properties style:column-width="0.249cm"/>
    </style:style>
    <style:style style:name="Tableau22.J" style:family="table-column">
      <style:table-column-properties style:column-width="1.249cm"/>
    </style:style>
    <style:style style:name="Tableau22.K" style:family="table-column">
      <style:table-column-properties style:column-width="1.042cm"/>
    </style:style>
    <style:style style:name="Tableau22.L" style:family="table-column">
      <style:table-column-properties style:column-width="0.205cm"/>
    </style:style>
    <style:style style:name="Tableau22.O" style:family="table-column">
      <style:table-column-properties style:column-width="1.365cm"/>
    </style:style>
    <style:style style:name="Tableau22.1" style:family="table-row">
      <style:table-row-properties style:keep-together="true" fo:keep-together="auto"/>
    </style:style>
    <style:style style:name="Tableau22.A1" style:family="table-cell">
      <style:table-cell-properties style:vertical-align="middle" style:border-line-width="0.002cm 0.035cm 0.002cm" fo:padding-left="0.123cm" fo:padding-right="0.123cm" fo:padding-top="0cm" fo:padding-bottom="0cm" fo:border="0.039cm double #c0c0c0" style:writing-mode="lr-tb"/>
    </style:style>
    <style:style style:name="Tableau22.5" style:family="table-row">
      <style:table-row-properties style:min-row-height="0.626cm" style:keep-together="true" fo:keep-together="auto"/>
    </style:style>
    <style:style style:name="Tableau22.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22.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22.18" style:family="table-row">
      <style:table-row-properties style:keep-together="false" fo:keep-together="always"/>
    </style:style>
    <style:style style:name="Tableau22.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22.A27" style:family="table-cell">
      <style:table-cell-properties style:vertical-align="top" style:border-line-width="0.002cm 0.035cm 0.002cm" fo:padding-left="0.123cm" fo:padding-right="0.123cm" fo:padding-top="0cm" fo:padding-bottom="0cm" fo:border="0.039cm double #c0c0c0" style:writing-mode="lr-tb"/>
    </style:style>
    <style:style style:name="Tableau23" style:family="table">
      <style:table-properties style:width="17.619cm" fo:margin-left="-0.279cm" table:align="left" style:writing-mode="lr-tb"/>
    </style:style>
    <style:style style:name="Tableau23.A" style:family="table-column">
      <style:table-column-properties style:column-width="3.078cm"/>
    </style:style>
    <style:style style:name="Tableau23.B" style:family="table-column">
      <style:table-column-properties style:column-width="2.223cm"/>
    </style:style>
    <style:style style:name="Tableau23.C" style:family="table-column">
      <style:table-column-properties style:column-width="1.588cm"/>
    </style:style>
    <style:style style:name="Tableau23.D" style:family="table-column">
      <style:table-column-properties style:column-width="0.635cm"/>
    </style:style>
    <style:style style:name="Tableau23.E" style:family="table-column">
      <style:table-column-properties style:column-width="1.247cm"/>
    </style:style>
    <style:style style:name="Tableau23.F" style:family="table-column">
      <style:table-column-properties style:column-width="0.658cm"/>
    </style:style>
    <style:style style:name="Tableau23.G" style:family="table-column">
      <style:table-column-properties style:column-width="0.589cm"/>
    </style:style>
    <style:style style:name="Tableau23.H" style:family="table-column">
      <style:table-column-properties style:column-width="0.998cm"/>
    </style:style>
    <style:style style:name="Tableau23.I" style:family="table-column">
      <style:table-column-properties style:column-width="0.249cm"/>
    </style:style>
    <style:style style:name="Tableau23.J" style:family="table-column">
      <style:table-column-properties style:column-width="1.249cm"/>
    </style:style>
    <style:style style:name="Tableau23.K" style:family="table-column">
      <style:table-column-properties style:column-width="1.042cm"/>
    </style:style>
    <style:style style:name="Tableau23.L" style:family="table-column">
      <style:table-column-properties style:column-width="0.205cm"/>
    </style:style>
    <style:style style:name="Tableau23.O" style:family="table-column">
      <style:table-column-properties style:column-width="1.365cm"/>
    </style:style>
    <style:style style:name="Tableau23.1" style:family="table-row">
      <style:table-row-properties style:keep-together="true" fo:keep-together="auto"/>
    </style:style>
    <style:style style:name="Tableau23.A1" style:family="table-cell">
      <style:table-cell-properties style:vertical-align="middle" style:border-line-width="0.002cm 0.035cm 0.002cm" fo:padding-left="0.123cm" fo:padding-right="0.123cm" fo:padding-top="0cm" fo:padding-bottom="0cm" fo:border="0.039cm double #c0c0c0" style:writing-mode="lr-tb"/>
    </style:style>
    <style:style style:name="Tableau23.5" style:family="table-row">
      <style:table-row-properties style:min-row-height="0.626cm" style:keep-together="true" fo:keep-together="auto"/>
    </style:style>
    <style:style style:name="Tableau23.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23.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23.18" style:family="table-row">
      <style:table-row-properties style:keep-together="false" fo:keep-together="always"/>
    </style:style>
    <style:style style:name="Tableau23.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23.A27" style:family="table-cell">
      <style:table-cell-properties style:vertical-align="top" style:border-line-width="0.002cm 0.035cm 0.002cm" fo:padding-left="0.123cm" fo:padding-right="0.123cm" fo:padding-top="0cm" fo:padding-bottom="0cm" fo:border="0.039cm double #c0c0c0" style:writing-mode="lr-tb"/>
    </style:style>
    <style:style style:name="Tableau24" style:family="table">
      <style:table-properties style:width="17.619cm" fo:margin-left="-0.279cm" table:align="left" style:writing-mode="lr-tb"/>
    </style:style>
    <style:style style:name="Tableau24.A" style:family="table-column">
      <style:table-column-properties style:column-width="3.078cm"/>
    </style:style>
    <style:style style:name="Tableau24.B" style:family="table-column">
      <style:table-column-properties style:column-width="2.223cm"/>
    </style:style>
    <style:style style:name="Tableau24.C" style:family="table-column">
      <style:table-column-properties style:column-width="1.588cm"/>
    </style:style>
    <style:style style:name="Tableau24.D" style:family="table-column">
      <style:table-column-properties style:column-width="0.635cm"/>
    </style:style>
    <style:style style:name="Tableau24.E" style:family="table-column">
      <style:table-column-properties style:column-width="1.247cm"/>
    </style:style>
    <style:style style:name="Tableau24.F" style:family="table-column">
      <style:table-column-properties style:column-width="0.658cm"/>
    </style:style>
    <style:style style:name="Tableau24.G" style:family="table-column">
      <style:table-column-properties style:column-width="0.589cm"/>
    </style:style>
    <style:style style:name="Tableau24.H" style:family="table-column">
      <style:table-column-properties style:column-width="0.998cm"/>
    </style:style>
    <style:style style:name="Tableau24.I" style:family="table-column">
      <style:table-column-properties style:column-width="0.249cm"/>
    </style:style>
    <style:style style:name="Tableau24.J" style:family="table-column">
      <style:table-column-properties style:column-width="1.249cm"/>
    </style:style>
    <style:style style:name="Tableau24.K" style:family="table-column">
      <style:table-column-properties style:column-width="1.042cm"/>
    </style:style>
    <style:style style:name="Tableau24.L" style:family="table-column">
      <style:table-column-properties style:column-width="0.205cm"/>
    </style:style>
    <style:style style:name="Tableau24.O" style:family="table-column">
      <style:table-column-properties style:column-width="1.365cm"/>
    </style:style>
    <style:style style:name="Tableau24.1" style:family="table-row">
      <style:table-row-properties style:keep-together="false" fo:keep-together="always"/>
    </style:style>
    <style:style style:name="Tableau24.A1" style:family="table-cell">
      <style:table-cell-properties style:vertical-align="middle" style:border-line-width="0.002cm 0.035cm 0.002cm" fo:padding-left="0.123cm" fo:padding-right="0.123cm" fo:padding-top="0cm" fo:padding-bottom="0cm" fo:border="0.039cm double #c0c0c0" style:writing-mode="lr-tb"/>
    </style:style>
    <style:style style:name="Tableau24.5" style:family="table-row">
      <style:table-row-properties style:min-row-height="0.626cm" style:keep-together="false" fo:keep-together="always"/>
    </style:style>
    <style:style style:name="Tableau24.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24.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24.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24.A27" style:family="table-cell">
      <style:table-cell-properties style:vertical-align="top" style:border-line-width="0.002cm 0.035cm 0.002cm" fo:padding-left="0.123cm" fo:padding-right="0.123cm" fo:padding-top="0cm" fo:padding-bottom="0cm" fo:border="0.039cm double #c0c0c0" style:writing-mode="lr-tb"/>
    </style:style>
    <style:style style:name="Tableau25" style:family="table">
      <style:table-properties style:width="17.619cm" fo:margin-left="-0.279cm" table:align="left" style:writing-mode="lr-tb"/>
    </style:style>
    <style:style style:name="Tableau25.A" style:family="table-column">
      <style:table-column-properties style:column-width="3.078cm"/>
    </style:style>
    <style:style style:name="Tableau25.B" style:family="table-column">
      <style:table-column-properties style:column-width="2.223cm"/>
    </style:style>
    <style:style style:name="Tableau25.C" style:family="table-column">
      <style:table-column-properties style:column-width="1.588cm"/>
    </style:style>
    <style:style style:name="Tableau25.D" style:family="table-column">
      <style:table-column-properties style:column-width="0.635cm"/>
    </style:style>
    <style:style style:name="Tableau25.E" style:family="table-column">
      <style:table-column-properties style:column-width="1.247cm"/>
    </style:style>
    <style:style style:name="Tableau25.F" style:family="table-column">
      <style:table-column-properties style:column-width="0.658cm"/>
    </style:style>
    <style:style style:name="Tableau25.G" style:family="table-column">
      <style:table-column-properties style:column-width="0.589cm"/>
    </style:style>
    <style:style style:name="Tableau25.H" style:family="table-column">
      <style:table-column-properties style:column-width="0.998cm"/>
    </style:style>
    <style:style style:name="Tableau25.I" style:family="table-column">
      <style:table-column-properties style:column-width="0.249cm"/>
    </style:style>
    <style:style style:name="Tableau25.J" style:family="table-column">
      <style:table-column-properties style:column-width="1.249cm"/>
    </style:style>
    <style:style style:name="Tableau25.K" style:family="table-column">
      <style:table-column-properties style:column-width="1.042cm"/>
    </style:style>
    <style:style style:name="Tableau25.L" style:family="table-column">
      <style:table-column-properties style:column-width="0.205cm"/>
    </style:style>
    <style:style style:name="Tableau25.O" style:family="table-column">
      <style:table-column-properties style:column-width="1.365cm"/>
    </style:style>
    <style:style style:name="Tableau25.1" style:family="table-row">
      <style:table-row-properties style:keep-together="true" fo:keep-together="auto"/>
    </style:style>
    <style:style style:name="Tableau25.A1" style:family="table-cell">
      <style:table-cell-properties style:vertical-align="middle" style:border-line-width="0.002cm 0.035cm 0.002cm" fo:padding-left="0.123cm" fo:padding-right="0.123cm" fo:padding-top="0cm" fo:padding-bottom="0cm" fo:border="0.039cm double #c0c0c0" style:writing-mode="lr-tb"/>
    </style:style>
    <style:style style:name="Tableau25.5" style:family="table-row">
      <style:table-row-properties style:min-row-height="0.626cm" style:keep-together="true" fo:keep-together="auto"/>
    </style:style>
    <style:style style:name="Tableau25.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25.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25.18" style:family="table-row">
      <style:table-row-properties style:keep-together="false" fo:keep-together="always"/>
    </style:style>
    <style:style style:name="Tableau25.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25.A27" style:family="table-cell">
      <style:table-cell-properties style:vertical-align="top" style:border-line-width="0.002cm 0.035cm 0.002cm" fo:padding-left="0.123cm" fo:padding-right="0.123cm" fo:padding-top="0cm" fo:padding-bottom="0cm" fo:border="0.039cm double #c0c0c0" style:writing-mode="lr-tb"/>
    </style:style>
    <style:style style:name="Tableau26" style:family="table">
      <style:table-properties style:width="17.619cm" fo:margin-left="-0.279cm" table:align="left" style:writing-mode="lr-tb"/>
    </style:style>
    <style:style style:name="Tableau26.A" style:family="table-column">
      <style:table-column-properties style:column-width="3.078cm"/>
    </style:style>
    <style:style style:name="Tableau26.B" style:family="table-column">
      <style:table-column-properties style:column-width="2.223cm"/>
    </style:style>
    <style:style style:name="Tableau26.C" style:family="table-column">
      <style:table-column-properties style:column-width="1.588cm"/>
    </style:style>
    <style:style style:name="Tableau26.D" style:family="table-column">
      <style:table-column-properties style:column-width="0.635cm"/>
    </style:style>
    <style:style style:name="Tableau26.E" style:family="table-column">
      <style:table-column-properties style:column-width="1.247cm"/>
    </style:style>
    <style:style style:name="Tableau26.F" style:family="table-column">
      <style:table-column-properties style:column-width="0.658cm"/>
    </style:style>
    <style:style style:name="Tableau26.G" style:family="table-column">
      <style:table-column-properties style:column-width="0.589cm"/>
    </style:style>
    <style:style style:name="Tableau26.H" style:family="table-column">
      <style:table-column-properties style:column-width="0.998cm"/>
    </style:style>
    <style:style style:name="Tableau26.I" style:family="table-column">
      <style:table-column-properties style:column-width="0.249cm"/>
    </style:style>
    <style:style style:name="Tableau26.J" style:family="table-column">
      <style:table-column-properties style:column-width="1.249cm"/>
    </style:style>
    <style:style style:name="Tableau26.K" style:family="table-column">
      <style:table-column-properties style:column-width="1.042cm"/>
    </style:style>
    <style:style style:name="Tableau26.L" style:family="table-column">
      <style:table-column-properties style:column-width="0.205cm"/>
    </style:style>
    <style:style style:name="Tableau26.O" style:family="table-column">
      <style:table-column-properties style:column-width="1.365cm"/>
    </style:style>
    <style:style style:name="Tableau26.1" style:family="table-row">
      <style:table-row-properties style:keep-together="true" fo:keep-together="auto"/>
    </style:style>
    <style:style style:name="Tableau26.A1" style:family="table-cell">
      <style:table-cell-properties style:vertical-align="middle" style:border-line-width="0.002cm 0.035cm 0.002cm" fo:padding-left="0.123cm" fo:padding-right="0.123cm" fo:padding-top="0cm" fo:padding-bottom="0cm" fo:border="0.039cm double #c0c0c0" style:writing-mode="lr-tb"/>
    </style:style>
    <style:style style:name="Tableau26.5" style:family="table-row">
      <style:table-row-properties style:min-row-height="0.626cm" style:keep-together="true" fo:keep-together="auto"/>
    </style:style>
    <style:style style:name="Tableau26.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26.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26.18" style:family="table-row">
      <style:table-row-properties style:keep-together="false" fo:keep-together="always"/>
    </style:style>
    <style:style style:name="Tableau26.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26.A27" style:family="table-cell">
      <style:table-cell-properties style:vertical-align="top" style:border-line-width="0.002cm 0.035cm 0.002cm" fo:padding-left="0.123cm" fo:padding-right="0.123cm" fo:padding-top="0cm" fo:padding-bottom="0cm" fo:border="0.039cm double #c0c0c0" style:writing-mode="lr-tb"/>
    </style:style>
    <style:style style:name="Tableau27" style:family="table">
      <style:table-properties style:width="17.619cm" fo:margin-left="-0.279cm" table:align="left" style:writing-mode="lr-tb"/>
    </style:style>
    <style:style style:name="Tableau27.A" style:family="table-column">
      <style:table-column-properties style:column-width="3.078cm"/>
    </style:style>
    <style:style style:name="Tableau27.B" style:family="table-column">
      <style:table-column-properties style:column-width="2.223cm"/>
    </style:style>
    <style:style style:name="Tableau27.C" style:family="table-column">
      <style:table-column-properties style:column-width="1.588cm"/>
    </style:style>
    <style:style style:name="Tableau27.D" style:family="table-column">
      <style:table-column-properties style:column-width="0.635cm"/>
    </style:style>
    <style:style style:name="Tableau27.E" style:family="table-column">
      <style:table-column-properties style:column-width="1.247cm"/>
    </style:style>
    <style:style style:name="Tableau27.F" style:family="table-column">
      <style:table-column-properties style:column-width="0.658cm"/>
    </style:style>
    <style:style style:name="Tableau27.G" style:family="table-column">
      <style:table-column-properties style:column-width="0.589cm"/>
    </style:style>
    <style:style style:name="Tableau27.H" style:family="table-column">
      <style:table-column-properties style:column-width="0.998cm"/>
    </style:style>
    <style:style style:name="Tableau27.I" style:family="table-column">
      <style:table-column-properties style:column-width="0.249cm"/>
    </style:style>
    <style:style style:name="Tableau27.J" style:family="table-column">
      <style:table-column-properties style:column-width="1.249cm"/>
    </style:style>
    <style:style style:name="Tableau27.K" style:family="table-column">
      <style:table-column-properties style:column-width="1.042cm"/>
    </style:style>
    <style:style style:name="Tableau27.L" style:family="table-column">
      <style:table-column-properties style:column-width="0.205cm"/>
    </style:style>
    <style:style style:name="Tableau27.O" style:family="table-column">
      <style:table-column-properties style:column-width="1.365cm"/>
    </style:style>
    <style:style style:name="Tableau27.1" style:family="table-row">
      <style:table-row-properties style:keep-together="true" fo:keep-together="auto"/>
    </style:style>
    <style:style style:name="Tableau27.A1" style:family="table-cell">
      <style:table-cell-properties style:vertical-align="middle" style:border-line-width="0.002cm 0.035cm 0.002cm" fo:padding-left="0.123cm" fo:padding-right="0.123cm" fo:padding-top="0cm" fo:padding-bottom="0cm" fo:border="0.039cm double #c0c0c0" style:writing-mode="lr-tb"/>
    </style:style>
    <style:style style:name="Tableau27.5" style:family="table-row">
      <style:table-row-properties style:min-row-height="0.626cm" style:keep-together="true" fo:keep-together="auto"/>
    </style:style>
    <style:style style:name="Tableau27.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27.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27.18" style:family="table-row">
      <style:table-row-properties style:keep-together="false" fo:keep-together="always"/>
    </style:style>
    <style:style style:name="Tableau27.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27.A27" style:family="table-cell">
      <style:table-cell-properties style:vertical-align="top" style:border-line-width="0.002cm 0.035cm 0.002cm" fo:padding-left="0.123cm" fo:padding-right="0.123cm" fo:padding-top="0cm" fo:padding-bottom="0cm" fo:border="0.039cm double #c0c0c0" style:writing-mode="lr-tb"/>
    </style:style>
    <style:style style:name="Tableau28" style:family="table">
      <style:table-properties style:width="17.619cm" fo:margin-left="-0.279cm" table:align="left" style:writing-mode="lr-tb"/>
    </style:style>
    <style:style style:name="Tableau28.A" style:family="table-column">
      <style:table-column-properties style:column-width="3.078cm"/>
    </style:style>
    <style:style style:name="Tableau28.B" style:family="table-column">
      <style:table-column-properties style:column-width="2.223cm"/>
    </style:style>
    <style:style style:name="Tableau28.C" style:family="table-column">
      <style:table-column-properties style:column-width="1.588cm"/>
    </style:style>
    <style:style style:name="Tableau28.D" style:family="table-column">
      <style:table-column-properties style:column-width="0.635cm"/>
    </style:style>
    <style:style style:name="Tableau28.E" style:family="table-column">
      <style:table-column-properties style:column-width="1.247cm"/>
    </style:style>
    <style:style style:name="Tableau28.F" style:family="table-column">
      <style:table-column-properties style:column-width="0.658cm"/>
    </style:style>
    <style:style style:name="Tableau28.G" style:family="table-column">
      <style:table-column-properties style:column-width="0.589cm"/>
    </style:style>
    <style:style style:name="Tableau28.H" style:family="table-column">
      <style:table-column-properties style:column-width="0.998cm"/>
    </style:style>
    <style:style style:name="Tableau28.I" style:family="table-column">
      <style:table-column-properties style:column-width="0.249cm"/>
    </style:style>
    <style:style style:name="Tableau28.J" style:family="table-column">
      <style:table-column-properties style:column-width="1.249cm"/>
    </style:style>
    <style:style style:name="Tableau28.K" style:family="table-column">
      <style:table-column-properties style:column-width="1.042cm"/>
    </style:style>
    <style:style style:name="Tableau28.L" style:family="table-column">
      <style:table-column-properties style:column-width="0.205cm"/>
    </style:style>
    <style:style style:name="Tableau28.O" style:family="table-column">
      <style:table-column-properties style:column-width="1.365cm"/>
    </style:style>
    <style:style style:name="Tableau28.1" style:family="table-row">
      <style:table-row-properties style:keep-together="true" fo:keep-together="auto"/>
    </style:style>
    <style:style style:name="Tableau28.A1" style:family="table-cell">
      <style:table-cell-properties style:vertical-align="middle" style:border-line-width="0.002cm 0.035cm 0.002cm" fo:padding-left="0.123cm" fo:padding-right="0.123cm" fo:padding-top="0cm" fo:padding-bottom="0cm" fo:border="0.039cm double #c0c0c0" style:writing-mode="lr-tb"/>
    </style:style>
    <style:style style:name="Tableau28.5" style:family="table-row">
      <style:table-row-properties style:min-row-height="0.626cm" style:keep-together="true" fo:keep-together="auto"/>
    </style:style>
    <style:style style:name="Tableau28.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28.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28.18" style:family="table-row">
      <style:table-row-properties style:keep-together="false" fo:keep-together="always"/>
    </style:style>
    <style:style style:name="Tableau28.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28.A27" style:family="table-cell">
      <style:table-cell-properties style:vertical-align="top" style:border-line-width="0.002cm 0.035cm 0.002cm" fo:padding-left="0.123cm" fo:padding-right="0.123cm" fo:padding-top="0cm" fo:padding-bottom="0cm" fo:border="0.039cm double #c0c0c0" style:writing-mode="lr-tb"/>
    </style:style>
    <style:style style:name="Tableau29" style:family="table">
      <style:table-properties style:width="17.619cm" fo:margin-left="-0.279cm" table:align="left" style:writing-mode="lr-tb"/>
    </style:style>
    <style:style style:name="Tableau29.A" style:family="table-column">
      <style:table-column-properties style:column-width="3.078cm"/>
    </style:style>
    <style:style style:name="Tableau29.B" style:family="table-column">
      <style:table-column-properties style:column-width="2.223cm"/>
    </style:style>
    <style:style style:name="Tableau29.C" style:family="table-column">
      <style:table-column-properties style:column-width="1.588cm"/>
    </style:style>
    <style:style style:name="Tableau29.D" style:family="table-column">
      <style:table-column-properties style:column-width="0.635cm"/>
    </style:style>
    <style:style style:name="Tableau29.E" style:family="table-column">
      <style:table-column-properties style:column-width="1.247cm"/>
    </style:style>
    <style:style style:name="Tableau29.F" style:family="table-column">
      <style:table-column-properties style:column-width="0.658cm"/>
    </style:style>
    <style:style style:name="Tableau29.G" style:family="table-column">
      <style:table-column-properties style:column-width="0.589cm"/>
    </style:style>
    <style:style style:name="Tableau29.H" style:family="table-column">
      <style:table-column-properties style:column-width="0.998cm"/>
    </style:style>
    <style:style style:name="Tableau29.I" style:family="table-column">
      <style:table-column-properties style:column-width="0.249cm"/>
    </style:style>
    <style:style style:name="Tableau29.J" style:family="table-column">
      <style:table-column-properties style:column-width="1.249cm"/>
    </style:style>
    <style:style style:name="Tableau29.K" style:family="table-column">
      <style:table-column-properties style:column-width="1.042cm"/>
    </style:style>
    <style:style style:name="Tableau29.L" style:family="table-column">
      <style:table-column-properties style:column-width="0.205cm"/>
    </style:style>
    <style:style style:name="Tableau29.O" style:family="table-column">
      <style:table-column-properties style:column-width="1.365cm"/>
    </style:style>
    <style:style style:name="Tableau29.1" style:family="table-row">
      <style:table-row-properties style:keep-together="true" fo:keep-together="auto"/>
    </style:style>
    <style:style style:name="Tableau29.A1" style:family="table-cell">
      <style:table-cell-properties style:vertical-align="middle" style:border-line-width="0.002cm 0.035cm 0.002cm" fo:padding-left="0.123cm" fo:padding-right="0.123cm" fo:padding-top="0cm" fo:padding-bottom="0cm" fo:border="0.039cm double #c0c0c0" style:writing-mode="lr-tb"/>
    </style:style>
    <style:style style:name="Tableau29.5" style:family="table-row">
      <style:table-row-properties style:min-row-height="0.626cm" style:keep-together="true" fo:keep-together="auto"/>
    </style:style>
    <style:style style:name="Tableau29.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29.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29.18" style:family="table-row">
      <style:table-row-properties style:keep-together="false" fo:keep-together="always"/>
    </style:style>
    <style:style style:name="Tableau29.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29.A27" style:family="table-cell">
      <style:table-cell-properties style:vertical-align="top" style:border-line-width="0.002cm 0.035cm 0.002cm" fo:padding-left="0.123cm" fo:padding-right="0.123cm" fo:padding-top="0cm" fo:padding-bottom="0cm" fo:border="0.039cm double #c0c0c0" style:writing-mode="lr-tb"/>
    </style:style>
    <style:style style:name="Tableau30" style:family="table">
      <style:table-properties style:width="17.619cm" fo:margin-left="-0.279cm" table:align="left" style:writing-mode="lr-tb"/>
    </style:style>
    <style:style style:name="Tableau30.A" style:family="table-column">
      <style:table-column-properties style:column-width="3.078cm"/>
    </style:style>
    <style:style style:name="Tableau30.B" style:family="table-column">
      <style:table-column-properties style:column-width="2.223cm"/>
    </style:style>
    <style:style style:name="Tableau30.C" style:family="table-column">
      <style:table-column-properties style:column-width="1.588cm"/>
    </style:style>
    <style:style style:name="Tableau30.D" style:family="table-column">
      <style:table-column-properties style:column-width="0.635cm"/>
    </style:style>
    <style:style style:name="Tableau30.E" style:family="table-column">
      <style:table-column-properties style:column-width="1.247cm"/>
    </style:style>
    <style:style style:name="Tableau30.F" style:family="table-column">
      <style:table-column-properties style:column-width="0.658cm"/>
    </style:style>
    <style:style style:name="Tableau30.G" style:family="table-column">
      <style:table-column-properties style:column-width="0.589cm"/>
    </style:style>
    <style:style style:name="Tableau30.H" style:family="table-column">
      <style:table-column-properties style:column-width="0.998cm"/>
    </style:style>
    <style:style style:name="Tableau30.I" style:family="table-column">
      <style:table-column-properties style:column-width="0.249cm"/>
    </style:style>
    <style:style style:name="Tableau30.J" style:family="table-column">
      <style:table-column-properties style:column-width="1.249cm"/>
    </style:style>
    <style:style style:name="Tableau30.K" style:family="table-column">
      <style:table-column-properties style:column-width="1.042cm"/>
    </style:style>
    <style:style style:name="Tableau30.L" style:family="table-column">
      <style:table-column-properties style:column-width="0.205cm"/>
    </style:style>
    <style:style style:name="Tableau30.O" style:family="table-column">
      <style:table-column-properties style:column-width="1.365cm"/>
    </style:style>
    <style:style style:name="Tableau30.1" style:family="table-row">
      <style:table-row-properties style:keep-together="true" fo:keep-together="auto"/>
    </style:style>
    <style:style style:name="Tableau30.A1" style:family="table-cell">
      <style:table-cell-properties style:vertical-align="middle" style:border-line-width="0.002cm 0.035cm 0.002cm" fo:padding-left="0.123cm" fo:padding-right="0.123cm" fo:padding-top="0cm" fo:padding-bottom="0cm" fo:border="0.039cm double #c0c0c0" style:writing-mode="lr-tb"/>
    </style:style>
    <style:style style:name="Tableau30.5" style:family="table-row">
      <style:table-row-properties style:min-row-height="0.626cm" style:keep-together="true" fo:keep-together="auto"/>
    </style:style>
    <style:style style:name="Tableau30.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30.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30.18" style:family="table-row">
      <style:table-row-properties style:keep-together="false" fo:keep-together="always"/>
    </style:style>
    <style:style style:name="Tableau30.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30.A27" style:family="table-cell">
      <style:table-cell-properties style:vertical-align="top" style:border-line-width="0.002cm 0.035cm 0.002cm" fo:padding-left="0.123cm" fo:padding-right="0.123cm" fo:padding-top="0cm" fo:padding-bottom="0cm" fo:border="0.039cm double #c0c0c0" style:writing-mode="lr-tb"/>
    </style:style>
    <style:style style:name="Tableau31" style:family="table">
      <style:table-properties style:width="17.619cm" fo:margin-left="-0.279cm" table:align="left" style:writing-mode="lr-tb"/>
    </style:style>
    <style:style style:name="Tableau31.A" style:family="table-column">
      <style:table-column-properties style:column-width="3.078cm"/>
    </style:style>
    <style:style style:name="Tableau31.B" style:family="table-column">
      <style:table-column-properties style:column-width="2.223cm"/>
    </style:style>
    <style:style style:name="Tableau31.C" style:family="table-column">
      <style:table-column-properties style:column-width="1.588cm"/>
    </style:style>
    <style:style style:name="Tableau31.D" style:family="table-column">
      <style:table-column-properties style:column-width="0.635cm"/>
    </style:style>
    <style:style style:name="Tableau31.E" style:family="table-column">
      <style:table-column-properties style:column-width="1.247cm"/>
    </style:style>
    <style:style style:name="Tableau31.F" style:family="table-column">
      <style:table-column-properties style:column-width="0.658cm"/>
    </style:style>
    <style:style style:name="Tableau31.G" style:family="table-column">
      <style:table-column-properties style:column-width="0.589cm"/>
    </style:style>
    <style:style style:name="Tableau31.H" style:family="table-column">
      <style:table-column-properties style:column-width="0.998cm"/>
    </style:style>
    <style:style style:name="Tableau31.I" style:family="table-column">
      <style:table-column-properties style:column-width="0.249cm"/>
    </style:style>
    <style:style style:name="Tableau31.J" style:family="table-column">
      <style:table-column-properties style:column-width="1.249cm"/>
    </style:style>
    <style:style style:name="Tableau31.K" style:family="table-column">
      <style:table-column-properties style:column-width="1.042cm"/>
    </style:style>
    <style:style style:name="Tableau31.L" style:family="table-column">
      <style:table-column-properties style:column-width="0.205cm"/>
    </style:style>
    <style:style style:name="Tableau31.O" style:family="table-column">
      <style:table-column-properties style:column-width="1.365cm"/>
    </style:style>
    <style:style style:name="Tableau31.1" style:family="table-row">
      <style:table-row-properties style:keep-together="true" fo:keep-together="auto"/>
    </style:style>
    <style:style style:name="Tableau31.A1" style:family="table-cell">
      <style:table-cell-properties style:vertical-align="middle" style:border-line-width="0.002cm 0.035cm 0.002cm" fo:padding-left="0.123cm" fo:padding-right="0.123cm" fo:padding-top="0cm" fo:padding-bottom="0cm" fo:border="0.039cm double #c0c0c0" style:writing-mode="lr-tb"/>
    </style:style>
    <style:style style:name="Tableau31.5" style:family="table-row">
      <style:table-row-properties style:min-row-height="0.626cm" style:keep-together="true" fo:keep-together="auto"/>
    </style:style>
    <style:style style:name="Tableau31.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31.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31.18" style:family="table-row">
      <style:table-row-properties style:keep-together="false" fo:keep-together="always"/>
    </style:style>
    <style:style style:name="Tableau31.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31.A27" style:family="table-cell">
      <style:table-cell-properties style:vertical-align="top" style:border-line-width="0.002cm 0.035cm 0.002cm" fo:padding-left="0.123cm" fo:padding-right="0.123cm" fo:padding-top="0cm" fo:padding-bottom="0cm" fo:border="0.039cm double #c0c0c0" style:writing-mode="lr-tb"/>
    </style:style>
    <style:style style:name="Tableau32" style:family="table">
      <style:table-properties style:width="17.619cm" fo:margin-left="-0.279cm" table:align="left" style:writing-mode="lr-tb"/>
    </style:style>
    <style:style style:name="Tableau32.A" style:family="table-column">
      <style:table-column-properties style:column-width="3.078cm"/>
    </style:style>
    <style:style style:name="Tableau32.B" style:family="table-column">
      <style:table-column-properties style:column-width="2.223cm"/>
    </style:style>
    <style:style style:name="Tableau32.C" style:family="table-column">
      <style:table-column-properties style:column-width="1.588cm"/>
    </style:style>
    <style:style style:name="Tableau32.D" style:family="table-column">
      <style:table-column-properties style:column-width="0.635cm"/>
    </style:style>
    <style:style style:name="Tableau32.E" style:family="table-column">
      <style:table-column-properties style:column-width="1.247cm"/>
    </style:style>
    <style:style style:name="Tableau32.F" style:family="table-column">
      <style:table-column-properties style:column-width="0.658cm"/>
    </style:style>
    <style:style style:name="Tableau32.G" style:family="table-column">
      <style:table-column-properties style:column-width="0.589cm"/>
    </style:style>
    <style:style style:name="Tableau32.H" style:family="table-column">
      <style:table-column-properties style:column-width="0.998cm"/>
    </style:style>
    <style:style style:name="Tableau32.I" style:family="table-column">
      <style:table-column-properties style:column-width="0.249cm"/>
    </style:style>
    <style:style style:name="Tableau32.J" style:family="table-column">
      <style:table-column-properties style:column-width="1.249cm"/>
    </style:style>
    <style:style style:name="Tableau32.K" style:family="table-column">
      <style:table-column-properties style:column-width="1.042cm"/>
    </style:style>
    <style:style style:name="Tableau32.L" style:family="table-column">
      <style:table-column-properties style:column-width="0.205cm"/>
    </style:style>
    <style:style style:name="Tableau32.O" style:family="table-column">
      <style:table-column-properties style:column-width="1.365cm"/>
    </style:style>
    <style:style style:name="Tableau32.1" style:family="table-row">
      <style:table-row-properties style:keep-together="true" fo:keep-together="auto"/>
    </style:style>
    <style:style style:name="Tableau32.A1" style:family="table-cell">
      <style:table-cell-properties style:vertical-align="middle" style:border-line-width="0.002cm 0.035cm 0.002cm" fo:padding-left="0.123cm" fo:padding-right="0.123cm" fo:padding-top="0cm" fo:padding-bottom="0cm" fo:border="0.039cm double #c0c0c0" style:writing-mode="lr-tb"/>
    </style:style>
    <style:style style:name="Tableau32.5" style:family="table-row">
      <style:table-row-properties style:min-row-height="0.626cm" style:keep-together="true" fo:keep-together="auto"/>
    </style:style>
    <style:style style:name="Tableau32.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32.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32.18" style:family="table-row">
      <style:table-row-properties style:keep-together="false" fo:keep-together="always"/>
    </style:style>
    <style:style style:name="Tableau32.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32.A27" style:family="table-cell">
      <style:table-cell-properties style:vertical-align="top" style:border-line-width="0.002cm 0.035cm 0.002cm" fo:padding-left="0.123cm" fo:padding-right="0.123cm" fo:padding-top="0cm" fo:padding-bottom="0cm" fo:border="0.039cm double #c0c0c0" style:writing-mode="lr-tb"/>
    </style:style>
    <style:style style:name="Tableau33" style:family="table">
      <style:table-properties style:width="17.619cm" fo:margin-left="-0.279cm" table:align="left" style:writing-mode="lr-tb"/>
    </style:style>
    <style:style style:name="Tableau33.A" style:family="table-column">
      <style:table-column-properties style:column-width="3.078cm"/>
    </style:style>
    <style:style style:name="Tableau33.B" style:family="table-column">
      <style:table-column-properties style:column-width="2.223cm"/>
    </style:style>
    <style:style style:name="Tableau33.C" style:family="table-column">
      <style:table-column-properties style:column-width="1.588cm"/>
    </style:style>
    <style:style style:name="Tableau33.D" style:family="table-column">
      <style:table-column-properties style:column-width="0.635cm"/>
    </style:style>
    <style:style style:name="Tableau33.E" style:family="table-column">
      <style:table-column-properties style:column-width="1.247cm"/>
    </style:style>
    <style:style style:name="Tableau33.F" style:family="table-column">
      <style:table-column-properties style:column-width="0.658cm"/>
    </style:style>
    <style:style style:name="Tableau33.G" style:family="table-column">
      <style:table-column-properties style:column-width="0.589cm"/>
    </style:style>
    <style:style style:name="Tableau33.H" style:family="table-column">
      <style:table-column-properties style:column-width="0.998cm"/>
    </style:style>
    <style:style style:name="Tableau33.I" style:family="table-column">
      <style:table-column-properties style:column-width="0.249cm"/>
    </style:style>
    <style:style style:name="Tableau33.J" style:family="table-column">
      <style:table-column-properties style:column-width="1.249cm"/>
    </style:style>
    <style:style style:name="Tableau33.K" style:family="table-column">
      <style:table-column-properties style:column-width="1.042cm"/>
    </style:style>
    <style:style style:name="Tableau33.L" style:family="table-column">
      <style:table-column-properties style:column-width="0.205cm"/>
    </style:style>
    <style:style style:name="Tableau33.O" style:family="table-column">
      <style:table-column-properties style:column-width="1.365cm"/>
    </style:style>
    <style:style style:name="Tableau33.1" style:family="table-row">
      <style:table-row-properties style:keep-together="true" fo:keep-together="auto"/>
    </style:style>
    <style:style style:name="Tableau33.A1" style:family="table-cell">
      <style:table-cell-properties style:vertical-align="middle" style:border-line-width="0.002cm 0.035cm 0.002cm" fo:padding-left="0.123cm" fo:padding-right="0.123cm" fo:padding-top="0cm" fo:padding-bottom="0cm" fo:border="0.039cm double #c0c0c0" style:writing-mode="lr-tb"/>
    </style:style>
    <style:style style:name="Tableau33.5" style:family="table-row">
      <style:table-row-properties style:min-row-height="0.626cm" style:keep-together="true" fo:keep-together="auto"/>
    </style:style>
    <style:style style:name="Tableau33.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33.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33.18" style:family="table-row">
      <style:table-row-properties style:keep-together="false" fo:keep-together="always"/>
    </style:style>
    <style:style style:name="Tableau33.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33.A27" style:family="table-cell">
      <style:table-cell-properties style:vertical-align="top" style:border-line-width="0.002cm 0.035cm 0.002cm" fo:padding-left="0.123cm" fo:padding-right="0.123cm" fo:padding-top="0cm" fo:padding-bottom="0cm" fo:border="0.039cm double #c0c0c0" style:writing-mode="lr-tb"/>
    </style:style>
    <style:style style:name="Tableau34" style:family="table">
      <style:table-properties style:width="17.619cm" fo:margin-left="-0.279cm" table:align="left" style:writing-mode="lr-tb"/>
    </style:style>
    <style:style style:name="Tableau34.A" style:family="table-column">
      <style:table-column-properties style:column-width="3.078cm"/>
    </style:style>
    <style:style style:name="Tableau34.B" style:family="table-column">
      <style:table-column-properties style:column-width="2.223cm"/>
    </style:style>
    <style:style style:name="Tableau34.C" style:family="table-column">
      <style:table-column-properties style:column-width="1.588cm"/>
    </style:style>
    <style:style style:name="Tableau34.D" style:family="table-column">
      <style:table-column-properties style:column-width="0.635cm"/>
    </style:style>
    <style:style style:name="Tableau34.E" style:family="table-column">
      <style:table-column-properties style:column-width="1.247cm"/>
    </style:style>
    <style:style style:name="Tableau34.F" style:family="table-column">
      <style:table-column-properties style:column-width="0.658cm"/>
    </style:style>
    <style:style style:name="Tableau34.G" style:family="table-column">
      <style:table-column-properties style:column-width="0.589cm"/>
    </style:style>
    <style:style style:name="Tableau34.H" style:family="table-column">
      <style:table-column-properties style:column-width="0.998cm"/>
    </style:style>
    <style:style style:name="Tableau34.I" style:family="table-column">
      <style:table-column-properties style:column-width="0.249cm"/>
    </style:style>
    <style:style style:name="Tableau34.J" style:family="table-column">
      <style:table-column-properties style:column-width="1.249cm"/>
    </style:style>
    <style:style style:name="Tableau34.K" style:family="table-column">
      <style:table-column-properties style:column-width="1.042cm"/>
    </style:style>
    <style:style style:name="Tableau34.L" style:family="table-column">
      <style:table-column-properties style:column-width="0.205cm"/>
    </style:style>
    <style:style style:name="Tableau34.O" style:family="table-column">
      <style:table-column-properties style:column-width="1.365cm"/>
    </style:style>
    <style:style style:name="Tableau34.1" style:family="table-row">
      <style:table-row-properties style:keep-together="true" fo:keep-together="auto"/>
    </style:style>
    <style:style style:name="Tableau34.A1" style:family="table-cell">
      <style:table-cell-properties style:vertical-align="middle" style:border-line-width="0.002cm 0.035cm 0.002cm" fo:padding-left="0.123cm" fo:padding-right="0.123cm" fo:padding-top="0cm" fo:padding-bottom="0cm" fo:border="0.039cm double #c0c0c0" style:writing-mode="lr-tb"/>
    </style:style>
    <style:style style:name="Tableau34.5" style:family="table-row">
      <style:table-row-properties style:min-row-height="0.626cm" style:keep-together="true" fo:keep-together="auto"/>
    </style:style>
    <style:style style:name="Tableau34.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34.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34.18" style:family="table-row">
      <style:table-row-properties style:keep-together="false" fo:keep-together="always"/>
    </style:style>
    <style:style style:name="Tableau34.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34.A27" style:family="table-cell">
      <style:table-cell-properties style:vertical-align="top" style:border-line-width="0.002cm 0.035cm 0.002cm" fo:padding-left="0.123cm" fo:padding-right="0.123cm" fo:padding-top="0cm" fo:padding-bottom="0cm" fo:border="0.039cm double #c0c0c0" style:writing-mode="lr-tb"/>
    </style:style>
    <style:style style:name="Tableau35" style:family="table">
      <style:table-properties style:width="17.619cm" fo:margin-left="-0.279cm" table:align="left" style:writing-mode="lr-tb"/>
    </style:style>
    <style:style style:name="Tableau35.A" style:family="table-column">
      <style:table-column-properties style:column-width="3.078cm"/>
    </style:style>
    <style:style style:name="Tableau35.B" style:family="table-column">
      <style:table-column-properties style:column-width="2.223cm"/>
    </style:style>
    <style:style style:name="Tableau35.C" style:family="table-column">
      <style:table-column-properties style:column-width="1.588cm"/>
    </style:style>
    <style:style style:name="Tableau35.D" style:family="table-column">
      <style:table-column-properties style:column-width="0.635cm"/>
    </style:style>
    <style:style style:name="Tableau35.E" style:family="table-column">
      <style:table-column-properties style:column-width="1.247cm"/>
    </style:style>
    <style:style style:name="Tableau35.F" style:family="table-column">
      <style:table-column-properties style:column-width="0.658cm"/>
    </style:style>
    <style:style style:name="Tableau35.G" style:family="table-column">
      <style:table-column-properties style:column-width="0.589cm"/>
    </style:style>
    <style:style style:name="Tableau35.H" style:family="table-column">
      <style:table-column-properties style:column-width="0.998cm"/>
    </style:style>
    <style:style style:name="Tableau35.I" style:family="table-column">
      <style:table-column-properties style:column-width="0.249cm"/>
    </style:style>
    <style:style style:name="Tableau35.J" style:family="table-column">
      <style:table-column-properties style:column-width="1.249cm"/>
    </style:style>
    <style:style style:name="Tableau35.K" style:family="table-column">
      <style:table-column-properties style:column-width="1.042cm"/>
    </style:style>
    <style:style style:name="Tableau35.L" style:family="table-column">
      <style:table-column-properties style:column-width="0.205cm"/>
    </style:style>
    <style:style style:name="Tableau35.O" style:family="table-column">
      <style:table-column-properties style:column-width="1.365cm"/>
    </style:style>
    <style:style style:name="Tableau35.1" style:family="table-row">
      <style:table-row-properties style:keep-together="true" fo:keep-together="auto"/>
    </style:style>
    <style:style style:name="Tableau35.A1" style:family="table-cell">
      <style:table-cell-properties style:vertical-align="middle" style:border-line-width="0.002cm 0.035cm 0.002cm" fo:padding-left="0.123cm" fo:padding-right="0.123cm" fo:padding-top="0cm" fo:padding-bottom="0cm" fo:border="0.039cm double #c0c0c0" style:writing-mode="lr-tb"/>
    </style:style>
    <style:style style:name="Tableau35.5" style:family="table-row">
      <style:table-row-properties style:min-row-height="0.626cm" style:keep-together="true" fo:keep-together="auto"/>
    </style:style>
    <style:style style:name="Tableau35.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35.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35.18" style:family="table-row">
      <style:table-row-properties style:keep-together="false" fo:keep-together="always"/>
    </style:style>
    <style:style style:name="Tableau35.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35.A27" style:family="table-cell">
      <style:table-cell-properties style:vertical-align="top" style:border-line-width="0.002cm 0.035cm 0.002cm" fo:padding-left="0.123cm" fo:padding-right="0.123cm" fo:padding-top="0cm" fo:padding-bottom="0cm" fo:border="0.039cm double #c0c0c0" style:writing-mode="lr-tb"/>
    </style:style>
    <style:style style:name="Tableau36" style:family="table">
      <style:table-properties style:width="17.619cm" fo:margin-left="-0.279cm" table:align="left" style:writing-mode="lr-tb"/>
    </style:style>
    <style:style style:name="Tableau36.A" style:family="table-column">
      <style:table-column-properties style:column-width="3.078cm"/>
    </style:style>
    <style:style style:name="Tableau36.B" style:family="table-column">
      <style:table-column-properties style:column-width="2.223cm"/>
    </style:style>
    <style:style style:name="Tableau36.C" style:family="table-column">
      <style:table-column-properties style:column-width="1.588cm"/>
    </style:style>
    <style:style style:name="Tableau36.D" style:family="table-column">
      <style:table-column-properties style:column-width="0.635cm"/>
    </style:style>
    <style:style style:name="Tableau36.E" style:family="table-column">
      <style:table-column-properties style:column-width="1.247cm"/>
    </style:style>
    <style:style style:name="Tableau36.F" style:family="table-column">
      <style:table-column-properties style:column-width="0.658cm"/>
    </style:style>
    <style:style style:name="Tableau36.G" style:family="table-column">
      <style:table-column-properties style:column-width="0.589cm"/>
    </style:style>
    <style:style style:name="Tableau36.H" style:family="table-column">
      <style:table-column-properties style:column-width="0.998cm"/>
    </style:style>
    <style:style style:name="Tableau36.I" style:family="table-column">
      <style:table-column-properties style:column-width="0.249cm"/>
    </style:style>
    <style:style style:name="Tableau36.J" style:family="table-column">
      <style:table-column-properties style:column-width="1.249cm"/>
    </style:style>
    <style:style style:name="Tableau36.K" style:family="table-column">
      <style:table-column-properties style:column-width="1.042cm"/>
    </style:style>
    <style:style style:name="Tableau36.L" style:family="table-column">
      <style:table-column-properties style:column-width="0.205cm"/>
    </style:style>
    <style:style style:name="Tableau36.O" style:family="table-column">
      <style:table-column-properties style:column-width="1.365cm"/>
    </style:style>
    <style:style style:name="Tableau36.1" style:family="table-row">
      <style:table-row-properties style:keep-together="true" fo:keep-together="auto"/>
    </style:style>
    <style:style style:name="Tableau36.A1" style:family="table-cell">
      <style:table-cell-properties style:vertical-align="middle" style:border-line-width="0.002cm 0.035cm 0.002cm" fo:padding-left="0.123cm" fo:padding-right="0.123cm" fo:padding-top="0cm" fo:padding-bottom="0cm" fo:border="0.039cm double #c0c0c0" style:writing-mode="lr-tb"/>
    </style:style>
    <style:style style:name="Tableau36.5" style:family="table-row">
      <style:table-row-properties style:min-row-height="0.626cm" style:keep-together="true" fo:keep-together="auto"/>
    </style:style>
    <style:style style:name="Tableau36.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36.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36.18" style:family="table-row">
      <style:table-row-properties style:keep-together="false" fo:keep-together="always"/>
    </style:style>
    <style:style style:name="Tableau36.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36.A27" style:family="table-cell">
      <style:table-cell-properties style:vertical-align="top" style:border-line-width="0.002cm 0.035cm 0.002cm" fo:padding-left="0.123cm" fo:padding-right="0.123cm" fo:padding-top="0cm" fo:padding-bottom="0cm" fo:border="0.039cm double #c0c0c0" style:writing-mode="lr-tb"/>
    </style:style>
    <style:style style:name="Tableau37" style:family="table">
      <style:table-properties style:width="17.619cm" fo:margin-left="-0.279cm" table:align="left" style:writing-mode="lr-tb"/>
    </style:style>
    <style:style style:name="Tableau37.A" style:family="table-column">
      <style:table-column-properties style:column-width="3.078cm"/>
    </style:style>
    <style:style style:name="Tableau37.B" style:family="table-column">
      <style:table-column-properties style:column-width="2.223cm"/>
    </style:style>
    <style:style style:name="Tableau37.C" style:family="table-column">
      <style:table-column-properties style:column-width="1.588cm"/>
    </style:style>
    <style:style style:name="Tableau37.D" style:family="table-column">
      <style:table-column-properties style:column-width="0.635cm"/>
    </style:style>
    <style:style style:name="Tableau37.E" style:family="table-column">
      <style:table-column-properties style:column-width="1.247cm"/>
    </style:style>
    <style:style style:name="Tableau37.F" style:family="table-column">
      <style:table-column-properties style:column-width="0.658cm"/>
    </style:style>
    <style:style style:name="Tableau37.G" style:family="table-column">
      <style:table-column-properties style:column-width="0.589cm"/>
    </style:style>
    <style:style style:name="Tableau37.H" style:family="table-column">
      <style:table-column-properties style:column-width="0.998cm"/>
    </style:style>
    <style:style style:name="Tableau37.I" style:family="table-column">
      <style:table-column-properties style:column-width="0.249cm"/>
    </style:style>
    <style:style style:name="Tableau37.J" style:family="table-column">
      <style:table-column-properties style:column-width="1.249cm"/>
    </style:style>
    <style:style style:name="Tableau37.K" style:family="table-column">
      <style:table-column-properties style:column-width="1.042cm"/>
    </style:style>
    <style:style style:name="Tableau37.L" style:family="table-column">
      <style:table-column-properties style:column-width="0.205cm"/>
    </style:style>
    <style:style style:name="Tableau37.O" style:family="table-column">
      <style:table-column-properties style:column-width="1.365cm"/>
    </style:style>
    <style:style style:name="Tableau37.1" style:family="table-row">
      <style:table-row-properties style:keep-together="true" fo:keep-together="auto"/>
    </style:style>
    <style:style style:name="Tableau37.A1" style:family="table-cell">
      <style:table-cell-properties style:vertical-align="middle" style:border-line-width="0.002cm 0.035cm 0.002cm" fo:padding-left="0.123cm" fo:padding-right="0.123cm" fo:padding-top="0cm" fo:padding-bottom="0cm" fo:border="0.039cm double #c0c0c0" style:writing-mode="lr-tb"/>
    </style:style>
    <style:style style:name="Tableau37.5" style:family="table-row">
      <style:table-row-properties style:min-row-height="0.626cm" style:keep-together="true" fo:keep-together="auto"/>
    </style:style>
    <style:style style:name="Tableau37.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37.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37.18" style:family="table-row">
      <style:table-row-properties style:keep-together="false" fo:keep-together="always"/>
    </style:style>
    <style:style style:name="Tableau37.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37.A27" style:family="table-cell">
      <style:table-cell-properties style:vertical-align="top" style:border-line-width="0.002cm 0.035cm 0.002cm" fo:padding-left="0.123cm" fo:padding-right="0.123cm" fo:padding-top="0cm" fo:padding-bottom="0cm" fo:border="0.039cm double #c0c0c0" style:writing-mode="lr-tb"/>
    </style:style>
    <style:style style:name="Tableau38" style:family="table">
      <style:table-properties style:width="17.619cm" fo:margin-left="-0.279cm" table:align="left" style:writing-mode="lr-tb"/>
    </style:style>
    <style:style style:name="Tableau38.A" style:family="table-column">
      <style:table-column-properties style:column-width="3.078cm"/>
    </style:style>
    <style:style style:name="Tableau38.B" style:family="table-column">
      <style:table-column-properties style:column-width="2.223cm"/>
    </style:style>
    <style:style style:name="Tableau38.C" style:family="table-column">
      <style:table-column-properties style:column-width="1.588cm"/>
    </style:style>
    <style:style style:name="Tableau38.D" style:family="table-column">
      <style:table-column-properties style:column-width="0.635cm"/>
    </style:style>
    <style:style style:name="Tableau38.E" style:family="table-column">
      <style:table-column-properties style:column-width="1.247cm"/>
    </style:style>
    <style:style style:name="Tableau38.F" style:family="table-column">
      <style:table-column-properties style:column-width="0.658cm"/>
    </style:style>
    <style:style style:name="Tableau38.G" style:family="table-column">
      <style:table-column-properties style:column-width="0.589cm"/>
    </style:style>
    <style:style style:name="Tableau38.H" style:family="table-column">
      <style:table-column-properties style:column-width="0.998cm"/>
    </style:style>
    <style:style style:name="Tableau38.I" style:family="table-column">
      <style:table-column-properties style:column-width="0.249cm"/>
    </style:style>
    <style:style style:name="Tableau38.J" style:family="table-column">
      <style:table-column-properties style:column-width="1.249cm"/>
    </style:style>
    <style:style style:name="Tableau38.K" style:family="table-column">
      <style:table-column-properties style:column-width="1.042cm"/>
    </style:style>
    <style:style style:name="Tableau38.L" style:family="table-column">
      <style:table-column-properties style:column-width="0.205cm"/>
    </style:style>
    <style:style style:name="Tableau38.O" style:family="table-column">
      <style:table-column-properties style:column-width="1.365cm"/>
    </style:style>
    <style:style style:name="Tableau38.1" style:family="table-row">
      <style:table-row-properties style:keep-together="true" fo:keep-together="auto"/>
    </style:style>
    <style:style style:name="Tableau38.A1" style:family="table-cell">
      <style:table-cell-properties style:vertical-align="middle" style:border-line-width="0.002cm 0.035cm 0.002cm" fo:padding-left="0.123cm" fo:padding-right="0.123cm" fo:padding-top="0cm" fo:padding-bottom="0cm" fo:border="0.039cm double #c0c0c0" style:writing-mode="lr-tb"/>
    </style:style>
    <style:style style:name="Tableau38.5" style:family="table-row">
      <style:table-row-properties style:min-row-height="0.626cm" style:keep-together="true" fo:keep-together="auto"/>
    </style:style>
    <style:style style:name="Tableau38.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38.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38.18" style:family="table-row">
      <style:table-row-properties style:keep-together="false" fo:keep-together="always"/>
    </style:style>
    <style:style style:name="Tableau38.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38.A27" style:family="table-cell">
      <style:table-cell-properties style:vertical-align="top" style:border-line-width="0.002cm 0.035cm 0.002cm" fo:padding-left="0.123cm" fo:padding-right="0.123cm" fo:padding-top="0cm" fo:padding-bottom="0cm" fo:border="0.039cm double #c0c0c0" style:writing-mode="lr-tb"/>
    </style:style>
    <style:style style:name="Tableau39" style:family="table">
      <style:table-properties style:width="17.619cm" fo:margin-left="-0.279cm" table:align="left" style:writing-mode="lr-tb"/>
    </style:style>
    <style:style style:name="Tableau39.A" style:family="table-column">
      <style:table-column-properties style:column-width="3.078cm"/>
    </style:style>
    <style:style style:name="Tableau39.B" style:family="table-column">
      <style:table-column-properties style:column-width="2.223cm"/>
    </style:style>
    <style:style style:name="Tableau39.C" style:family="table-column">
      <style:table-column-properties style:column-width="1.588cm"/>
    </style:style>
    <style:style style:name="Tableau39.D" style:family="table-column">
      <style:table-column-properties style:column-width="0.635cm"/>
    </style:style>
    <style:style style:name="Tableau39.E" style:family="table-column">
      <style:table-column-properties style:column-width="1.247cm"/>
    </style:style>
    <style:style style:name="Tableau39.F" style:family="table-column">
      <style:table-column-properties style:column-width="0.658cm"/>
    </style:style>
    <style:style style:name="Tableau39.G" style:family="table-column">
      <style:table-column-properties style:column-width="0.589cm"/>
    </style:style>
    <style:style style:name="Tableau39.H" style:family="table-column">
      <style:table-column-properties style:column-width="0.998cm"/>
    </style:style>
    <style:style style:name="Tableau39.I" style:family="table-column">
      <style:table-column-properties style:column-width="0.249cm"/>
    </style:style>
    <style:style style:name="Tableau39.J" style:family="table-column">
      <style:table-column-properties style:column-width="1.249cm"/>
    </style:style>
    <style:style style:name="Tableau39.K" style:family="table-column">
      <style:table-column-properties style:column-width="1.042cm"/>
    </style:style>
    <style:style style:name="Tableau39.L" style:family="table-column">
      <style:table-column-properties style:column-width="0.205cm"/>
    </style:style>
    <style:style style:name="Tableau39.O" style:family="table-column">
      <style:table-column-properties style:column-width="1.365cm"/>
    </style:style>
    <style:style style:name="Tableau39.1" style:family="table-row">
      <style:table-row-properties style:keep-together="true" fo:keep-together="auto"/>
    </style:style>
    <style:style style:name="Tableau39.A1" style:family="table-cell">
      <style:table-cell-properties style:vertical-align="middle" style:border-line-width="0.002cm 0.035cm 0.002cm" fo:padding-left="0.123cm" fo:padding-right="0.123cm" fo:padding-top="0cm" fo:padding-bottom="0cm" fo:border="0.039cm double #c0c0c0" style:writing-mode="lr-tb"/>
    </style:style>
    <style:style style:name="Tableau39.5" style:family="table-row">
      <style:table-row-properties style:min-row-height="0.626cm" style:keep-together="true" fo:keep-together="auto"/>
    </style:style>
    <style:style style:name="Tableau39.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39.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39.18" style:family="table-row">
      <style:table-row-properties style:keep-together="false" fo:keep-together="always"/>
    </style:style>
    <style:style style:name="Tableau39.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39.A27" style:family="table-cell">
      <style:table-cell-properties style:vertical-align="top" style:border-line-width="0.002cm 0.035cm 0.002cm" fo:padding-left="0.123cm" fo:padding-right="0.123cm" fo:padding-top="0cm" fo:padding-bottom="0cm" fo:border="0.039cm double #c0c0c0" style:writing-mode="lr-tb"/>
    </style:style>
    <style:style style:name="Tableau40" style:family="table">
      <style:table-properties style:width="17.619cm" fo:margin-left="-0.279cm" table:align="left" style:writing-mode="lr-tb"/>
    </style:style>
    <style:style style:name="Tableau40.A" style:family="table-column">
      <style:table-column-properties style:column-width="3.078cm"/>
    </style:style>
    <style:style style:name="Tableau40.B" style:family="table-column">
      <style:table-column-properties style:column-width="2.223cm"/>
    </style:style>
    <style:style style:name="Tableau40.C" style:family="table-column">
      <style:table-column-properties style:column-width="1.588cm"/>
    </style:style>
    <style:style style:name="Tableau40.D" style:family="table-column">
      <style:table-column-properties style:column-width="0.635cm"/>
    </style:style>
    <style:style style:name="Tableau40.E" style:family="table-column">
      <style:table-column-properties style:column-width="1.247cm"/>
    </style:style>
    <style:style style:name="Tableau40.F" style:family="table-column">
      <style:table-column-properties style:column-width="0.658cm"/>
    </style:style>
    <style:style style:name="Tableau40.G" style:family="table-column">
      <style:table-column-properties style:column-width="0.589cm"/>
    </style:style>
    <style:style style:name="Tableau40.H" style:family="table-column">
      <style:table-column-properties style:column-width="0.998cm"/>
    </style:style>
    <style:style style:name="Tableau40.I" style:family="table-column">
      <style:table-column-properties style:column-width="0.249cm"/>
    </style:style>
    <style:style style:name="Tableau40.J" style:family="table-column">
      <style:table-column-properties style:column-width="1.249cm"/>
    </style:style>
    <style:style style:name="Tableau40.K" style:family="table-column">
      <style:table-column-properties style:column-width="1.042cm"/>
    </style:style>
    <style:style style:name="Tableau40.L" style:family="table-column">
      <style:table-column-properties style:column-width="0.205cm"/>
    </style:style>
    <style:style style:name="Tableau40.O" style:family="table-column">
      <style:table-column-properties style:column-width="1.365cm"/>
    </style:style>
    <style:style style:name="Tableau40.1" style:family="table-row">
      <style:table-row-properties style:keep-together="true" fo:keep-together="auto"/>
    </style:style>
    <style:style style:name="Tableau40.A1" style:family="table-cell">
      <style:table-cell-properties style:vertical-align="middle" style:border-line-width="0.002cm 0.035cm 0.002cm" fo:padding-left="0.123cm" fo:padding-right="0.123cm" fo:padding-top="0cm" fo:padding-bottom="0cm" fo:border="0.039cm double #c0c0c0" style:writing-mode="lr-tb"/>
    </style:style>
    <style:style style:name="Tableau40.5" style:family="table-row">
      <style:table-row-properties style:min-row-height="0.626cm" style:keep-together="true" fo:keep-together="auto"/>
    </style:style>
    <style:style style:name="Tableau40.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40.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40.18" style:family="table-row">
      <style:table-row-properties style:keep-together="false" fo:keep-together="always"/>
    </style:style>
    <style:style style:name="Tableau40.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40.A27" style:family="table-cell">
      <style:table-cell-properties style:vertical-align="top" style:border-line-width="0.002cm 0.035cm 0.002cm" fo:padding-left="0.123cm" fo:padding-right="0.123cm" fo:padding-top="0cm" fo:padding-bottom="0cm" fo:border="0.039cm double #c0c0c0" style:writing-mode="lr-tb"/>
    </style:style>
    <style:style style:name="Tableau41" style:family="table">
      <style:table-properties style:width="17.619cm" fo:margin-left="-0.279cm" table:align="left" style:writing-mode="lr-tb"/>
    </style:style>
    <style:style style:name="Tableau41.A" style:family="table-column">
      <style:table-column-properties style:column-width="3.078cm"/>
    </style:style>
    <style:style style:name="Tableau41.B" style:family="table-column">
      <style:table-column-properties style:column-width="2.223cm"/>
    </style:style>
    <style:style style:name="Tableau41.C" style:family="table-column">
      <style:table-column-properties style:column-width="1.588cm"/>
    </style:style>
    <style:style style:name="Tableau41.D" style:family="table-column">
      <style:table-column-properties style:column-width="0.635cm"/>
    </style:style>
    <style:style style:name="Tableau41.E" style:family="table-column">
      <style:table-column-properties style:column-width="1.247cm"/>
    </style:style>
    <style:style style:name="Tableau41.F" style:family="table-column">
      <style:table-column-properties style:column-width="0.658cm"/>
    </style:style>
    <style:style style:name="Tableau41.G" style:family="table-column">
      <style:table-column-properties style:column-width="0.589cm"/>
    </style:style>
    <style:style style:name="Tableau41.H" style:family="table-column">
      <style:table-column-properties style:column-width="0.998cm"/>
    </style:style>
    <style:style style:name="Tableau41.I" style:family="table-column">
      <style:table-column-properties style:column-width="0.249cm"/>
    </style:style>
    <style:style style:name="Tableau41.J" style:family="table-column">
      <style:table-column-properties style:column-width="1.249cm"/>
    </style:style>
    <style:style style:name="Tableau41.K" style:family="table-column">
      <style:table-column-properties style:column-width="1.042cm"/>
    </style:style>
    <style:style style:name="Tableau41.L" style:family="table-column">
      <style:table-column-properties style:column-width="0.205cm"/>
    </style:style>
    <style:style style:name="Tableau41.O" style:family="table-column">
      <style:table-column-properties style:column-width="1.365cm"/>
    </style:style>
    <style:style style:name="Tableau41.1" style:family="table-row">
      <style:table-row-properties style:keep-together="true" fo:keep-together="auto"/>
    </style:style>
    <style:style style:name="Tableau41.A1" style:family="table-cell">
      <style:table-cell-properties style:vertical-align="middle" style:border-line-width="0.002cm 0.035cm 0.002cm" fo:padding-left="0.123cm" fo:padding-right="0.123cm" fo:padding-top="0cm" fo:padding-bottom="0cm" fo:border="0.039cm double #c0c0c0" style:writing-mode="lr-tb"/>
    </style:style>
    <style:style style:name="Tableau41.5" style:family="table-row">
      <style:table-row-properties style:min-row-height="0.626cm" style:keep-together="true" fo:keep-together="auto"/>
    </style:style>
    <style:style style:name="Tableau41.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41.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41.18" style:family="table-row">
      <style:table-row-properties style:keep-together="false" fo:keep-together="always"/>
    </style:style>
    <style:style style:name="Tableau41.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41.A27" style:family="table-cell">
      <style:table-cell-properties style:vertical-align="top" style:border-line-width="0.002cm 0.035cm 0.002cm" fo:padding-left="0.123cm" fo:padding-right="0.123cm" fo:padding-top="0cm" fo:padding-bottom="0cm" fo:border="0.039cm double #c0c0c0" style:writing-mode="lr-tb"/>
    </style:style>
    <style:style style:name="Tableau42" style:family="table">
      <style:table-properties style:width="17.619cm" fo:margin-left="-0.279cm" table:align="left" style:writing-mode="lr-tb"/>
    </style:style>
    <style:style style:name="Tableau42.A" style:family="table-column">
      <style:table-column-properties style:column-width="3.078cm"/>
    </style:style>
    <style:style style:name="Tableau42.B" style:family="table-column">
      <style:table-column-properties style:column-width="2.223cm"/>
    </style:style>
    <style:style style:name="Tableau42.C" style:family="table-column">
      <style:table-column-properties style:column-width="1.588cm"/>
    </style:style>
    <style:style style:name="Tableau42.D" style:family="table-column">
      <style:table-column-properties style:column-width="0.635cm"/>
    </style:style>
    <style:style style:name="Tableau42.E" style:family="table-column">
      <style:table-column-properties style:column-width="1.247cm"/>
    </style:style>
    <style:style style:name="Tableau42.F" style:family="table-column">
      <style:table-column-properties style:column-width="0.658cm"/>
    </style:style>
    <style:style style:name="Tableau42.G" style:family="table-column">
      <style:table-column-properties style:column-width="0.589cm"/>
    </style:style>
    <style:style style:name="Tableau42.H" style:family="table-column">
      <style:table-column-properties style:column-width="0.998cm"/>
    </style:style>
    <style:style style:name="Tableau42.I" style:family="table-column">
      <style:table-column-properties style:column-width="0.249cm"/>
    </style:style>
    <style:style style:name="Tableau42.J" style:family="table-column">
      <style:table-column-properties style:column-width="1.249cm"/>
    </style:style>
    <style:style style:name="Tableau42.K" style:family="table-column">
      <style:table-column-properties style:column-width="1.042cm"/>
    </style:style>
    <style:style style:name="Tableau42.L" style:family="table-column">
      <style:table-column-properties style:column-width="0.205cm"/>
    </style:style>
    <style:style style:name="Tableau42.O" style:family="table-column">
      <style:table-column-properties style:column-width="1.365cm"/>
    </style:style>
    <style:style style:name="Tableau42.1" style:family="table-row">
      <style:table-row-properties style:keep-together="true" fo:keep-together="auto"/>
    </style:style>
    <style:style style:name="Tableau42.A1" style:family="table-cell">
      <style:table-cell-properties style:vertical-align="middle" style:border-line-width="0.002cm 0.035cm 0.002cm" fo:padding-left="0.123cm" fo:padding-right="0.123cm" fo:padding-top="0cm" fo:padding-bottom="0cm" fo:border="0.039cm double #c0c0c0" style:writing-mode="lr-tb"/>
    </style:style>
    <style:style style:name="Tableau42.5" style:family="table-row">
      <style:table-row-properties style:min-row-height="0.626cm" style:keep-together="true" fo:keep-together="auto"/>
    </style:style>
    <style:style style:name="Tableau42.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42.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42.18" style:family="table-row">
      <style:table-row-properties style:keep-together="false" fo:keep-together="always"/>
    </style:style>
    <style:style style:name="Tableau42.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42.A27" style:family="table-cell">
      <style:table-cell-properties style:vertical-align="top" style:border-line-width="0.002cm 0.035cm 0.002cm" fo:padding-left="0.123cm" fo:padding-right="0.123cm" fo:padding-top="0cm" fo:padding-bottom="0cm" fo:border="0.039cm double #c0c0c0" style:writing-mode="lr-tb"/>
    </style:style>
    <style:style style:name="Tableau43" style:family="table">
      <style:table-properties style:width="17.619cm" fo:margin-left="-0.279cm" table:align="left" style:writing-mode="lr-tb"/>
    </style:style>
    <style:style style:name="Tableau43.A" style:family="table-column">
      <style:table-column-properties style:column-width="3.078cm"/>
    </style:style>
    <style:style style:name="Tableau43.B" style:family="table-column">
      <style:table-column-properties style:column-width="2.223cm"/>
    </style:style>
    <style:style style:name="Tableau43.C" style:family="table-column">
      <style:table-column-properties style:column-width="1.588cm"/>
    </style:style>
    <style:style style:name="Tableau43.D" style:family="table-column">
      <style:table-column-properties style:column-width="0.635cm"/>
    </style:style>
    <style:style style:name="Tableau43.E" style:family="table-column">
      <style:table-column-properties style:column-width="1.247cm"/>
    </style:style>
    <style:style style:name="Tableau43.F" style:family="table-column">
      <style:table-column-properties style:column-width="0.658cm"/>
    </style:style>
    <style:style style:name="Tableau43.G" style:family="table-column">
      <style:table-column-properties style:column-width="0.589cm"/>
    </style:style>
    <style:style style:name="Tableau43.H" style:family="table-column">
      <style:table-column-properties style:column-width="0.998cm"/>
    </style:style>
    <style:style style:name="Tableau43.I" style:family="table-column">
      <style:table-column-properties style:column-width="0.249cm"/>
    </style:style>
    <style:style style:name="Tableau43.J" style:family="table-column">
      <style:table-column-properties style:column-width="1.249cm"/>
    </style:style>
    <style:style style:name="Tableau43.K" style:family="table-column">
      <style:table-column-properties style:column-width="1.042cm"/>
    </style:style>
    <style:style style:name="Tableau43.L" style:family="table-column">
      <style:table-column-properties style:column-width="0.205cm"/>
    </style:style>
    <style:style style:name="Tableau43.O" style:family="table-column">
      <style:table-column-properties style:column-width="1.365cm"/>
    </style:style>
    <style:style style:name="Tableau43.1" style:family="table-row">
      <style:table-row-properties style:keep-together="true" fo:keep-together="auto"/>
    </style:style>
    <style:style style:name="Tableau43.A1" style:family="table-cell">
      <style:table-cell-properties style:vertical-align="middle" style:border-line-width="0.002cm 0.035cm 0.002cm" fo:padding-left="0.123cm" fo:padding-right="0.123cm" fo:padding-top="0cm" fo:padding-bottom="0cm" fo:border="0.039cm double #c0c0c0" style:writing-mode="lr-tb"/>
    </style:style>
    <style:style style:name="Tableau43.5" style:family="table-row">
      <style:table-row-properties style:min-row-height="0.626cm" style:keep-together="true" fo:keep-together="auto"/>
    </style:style>
    <style:style style:name="Tableau43.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43.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43.18" style:family="table-row">
      <style:table-row-properties style:keep-together="false" fo:keep-together="always"/>
    </style:style>
    <style:style style:name="Tableau43.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43.A27" style:family="table-cell">
      <style:table-cell-properties style:vertical-align="top" style:border-line-width="0.002cm 0.035cm 0.002cm" fo:padding-left="0.123cm" fo:padding-right="0.123cm" fo:padding-top="0cm" fo:padding-bottom="0cm" fo:border="0.039cm double #c0c0c0" style:writing-mode="lr-tb"/>
    </style:style>
    <style:style style:name="Tableau44" style:family="table">
      <style:table-properties style:width="17.619cm" fo:margin-left="-0.279cm" table:align="left" style:writing-mode="lr-tb"/>
    </style:style>
    <style:style style:name="Tableau44.A" style:family="table-column">
      <style:table-column-properties style:column-width="3.078cm"/>
    </style:style>
    <style:style style:name="Tableau44.B" style:family="table-column">
      <style:table-column-properties style:column-width="2.223cm"/>
    </style:style>
    <style:style style:name="Tableau44.C" style:family="table-column">
      <style:table-column-properties style:column-width="1.588cm"/>
    </style:style>
    <style:style style:name="Tableau44.D" style:family="table-column">
      <style:table-column-properties style:column-width="0.635cm"/>
    </style:style>
    <style:style style:name="Tableau44.E" style:family="table-column">
      <style:table-column-properties style:column-width="1.247cm"/>
    </style:style>
    <style:style style:name="Tableau44.F" style:family="table-column">
      <style:table-column-properties style:column-width="0.658cm"/>
    </style:style>
    <style:style style:name="Tableau44.G" style:family="table-column">
      <style:table-column-properties style:column-width="0.589cm"/>
    </style:style>
    <style:style style:name="Tableau44.H" style:family="table-column">
      <style:table-column-properties style:column-width="0.998cm"/>
    </style:style>
    <style:style style:name="Tableau44.I" style:family="table-column">
      <style:table-column-properties style:column-width="0.249cm"/>
    </style:style>
    <style:style style:name="Tableau44.J" style:family="table-column">
      <style:table-column-properties style:column-width="1.249cm"/>
    </style:style>
    <style:style style:name="Tableau44.K" style:family="table-column">
      <style:table-column-properties style:column-width="1.042cm"/>
    </style:style>
    <style:style style:name="Tableau44.L" style:family="table-column">
      <style:table-column-properties style:column-width="0.205cm"/>
    </style:style>
    <style:style style:name="Tableau44.O" style:family="table-column">
      <style:table-column-properties style:column-width="1.365cm"/>
    </style:style>
    <style:style style:name="Tableau44.1" style:family="table-row">
      <style:table-row-properties style:keep-together="true" fo:keep-together="auto"/>
    </style:style>
    <style:style style:name="Tableau44.A1" style:family="table-cell">
      <style:table-cell-properties style:vertical-align="middle" style:border-line-width="0.002cm 0.035cm 0.002cm" fo:padding-left="0.123cm" fo:padding-right="0.123cm" fo:padding-top="0cm" fo:padding-bottom="0cm" fo:border="0.039cm double #c0c0c0" style:writing-mode="lr-tb"/>
    </style:style>
    <style:style style:name="Tableau44.5" style:family="table-row">
      <style:table-row-properties style:min-row-height="0.626cm" style:keep-together="true" fo:keep-together="auto"/>
    </style:style>
    <style:style style:name="Tableau44.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44.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44.18" style:family="table-row">
      <style:table-row-properties style:keep-together="false" fo:keep-together="always"/>
    </style:style>
    <style:style style:name="Tableau44.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44.A27" style:family="table-cell">
      <style:table-cell-properties style:vertical-align="top" style:border-line-width="0.002cm 0.035cm 0.002cm" fo:padding-left="0.123cm" fo:padding-right="0.123cm" fo:padding-top="0cm" fo:padding-bottom="0cm" fo:border="0.039cm double #c0c0c0" style:writing-mode="lr-tb"/>
    </style:style>
    <style:style style:name="Tableau45" style:family="table">
      <style:table-properties style:width="17.619cm" fo:margin-left="-0.279cm" table:align="left" style:writing-mode="lr-tb"/>
    </style:style>
    <style:style style:name="Tableau45.A" style:family="table-column">
      <style:table-column-properties style:column-width="3.078cm"/>
    </style:style>
    <style:style style:name="Tableau45.B" style:family="table-column">
      <style:table-column-properties style:column-width="2.223cm"/>
    </style:style>
    <style:style style:name="Tableau45.C" style:family="table-column">
      <style:table-column-properties style:column-width="1.588cm"/>
    </style:style>
    <style:style style:name="Tableau45.D" style:family="table-column">
      <style:table-column-properties style:column-width="0.635cm"/>
    </style:style>
    <style:style style:name="Tableau45.E" style:family="table-column">
      <style:table-column-properties style:column-width="1.247cm"/>
    </style:style>
    <style:style style:name="Tableau45.F" style:family="table-column">
      <style:table-column-properties style:column-width="0.658cm"/>
    </style:style>
    <style:style style:name="Tableau45.G" style:family="table-column">
      <style:table-column-properties style:column-width="0.589cm"/>
    </style:style>
    <style:style style:name="Tableau45.H" style:family="table-column">
      <style:table-column-properties style:column-width="0.998cm"/>
    </style:style>
    <style:style style:name="Tableau45.I" style:family="table-column">
      <style:table-column-properties style:column-width="0.249cm"/>
    </style:style>
    <style:style style:name="Tableau45.J" style:family="table-column">
      <style:table-column-properties style:column-width="1.249cm"/>
    </style:style>
    <style:style style:name="Tableau45.K" style:family="table-column">
      <style:table-column-properties style:column-width="1.042cm"/>
    </style:style>
    <style:style style:name="Tableau45.L" style:family="table-column">
      <style:table-column-properties style:column-width="0.205cm"/>
    </style:style>
    <style:style style:name="Tableau45.O" style:family="table-column">
      <style:table-column-properties style:column-width="1.365cm"/>
    </style:style>
    <style:style style:name="Tableau45.1" style:family="table-row">
      <style:table-row-properties style:keep-together="true" fo:keep-together="auto"/>
    </style:style>
    <style:style style:name="Tableau45.A1" style:family="table-cell">
      <style:table-cell-properties style:vertical-align="middle" style:border-line-width="0.002cm 0.035cm 0.002cm" fo:padding-left="0.123cm" fo:padding-right="0.123cm" fo:padding-top="0cm" fo:padding-bottom="0cm" fo:border="0.039cm double #c0c0c0" style:writing-mode="lr-tb"/>
    </style:style>
    <style:style style:name="Tableau45.5" style:family="table-row">
      <style:table-row-properties style:min-row-height="0.626cm" style:keep-together="true" fo:keep-together="auto"/>
    </style:style>
    <style:style style:name="Tableau45.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45.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45.18" style:family="table-row">
      <style:table-row-properties style:keep-together="false" fo:keep-together="always"/>
    </style:style>
    <style:style style:name="Tableau45.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45.A27" style:family="table-cell">
      <style:table-cell-properties style:vertical-align="top" style:border-line-width="0.002cm 0.035cm 0.002cm" fo:padding-left="0.123cm" fo:padding-right="0.123cm" fo:padding-top="0cm" fo:padding-bottom="0cm" fo:border="0.039cm double #c0c0c0" style:writing-mode="lr-tb"/>
    </style:style>
    <style:style style:name="Tableau46" style:family="table">
      <style:table-properties style:width="17.619cm" fo:margin-left="-0.279cm" table:align="left" style:writing-mode="lr-tb"/>
    </style:style>
    <style:style style:name="Tableau46.A" style:family="table-column">
      <style:table-column-properties style:column-width="3.078cm"/>
    </style:style>
    <style:style style:name="Tableau46.B" style:family="table-column">
      <style:table-column-properties style:column-width="2.223cm"/>
    </style:style>
    <style:style style:name="Tableau46.C" style:family="table-column">
      <style:table-column-properties style:column-width="1.588cm"/>
    </style:style>
    <style:style style:name="Tableau46.D" style:family="table-column">
      <style:table-column-properties style:column-width="0.635cm"/>
    </style:style>
    <style:style style:name="Tableau46.E" style:family="table-column">
      <style:table-column-properties style:column-width="1.247cm"/>
    </style:style>
    <style:style style:name="Tableau46.F" style:family="table-column">
      <style:table-column-properties style:column-width="0.658cm"/>
    </style:style>
    <style:style style:name="Tableau46.G" style:family="table-column">
      <style:table-column-properties style:column-width="0.589cm"/>
    </style:style>
    <style:style style:name="Tableau46.H" style:family="table-column">
      <style:table-column-properties style:column-width="0.998cm"/>
    </style:style>
    <style:style style:name="Tableau46.I" style:family="table-column">
      <style:table-column-properties style:column-width="0.249cm"/>
    </style:style>
    <style:style style:name="Tableau46.J" style:family="table-column">
      <style:table-column-properties style:column-width="1.249cm"/>
    </style:style>
    <style:style style:name="Tableau46.K" style:family="table-column">
      <style:table-column-properties style:column-width="1.042cm"/>
    </style:style>
    <style:style style:name="Tableau46.L" style:family="table-column">
      <style:table-column-properties style:column-width="0.205cm"/>
    </style:style>
    <style:style style:name="Tableau46.O" style:family="table-column">
      <style:table-column-properties style:column-width="1.365cm"/>
    </style:style>
    <style:style style:name="Tableau46.1" style:family="table-row">
      <style:table-row-properties style:keep-together="true" fo:keep-together="auto"/>
    </style:style>
    <style:style style:name="Tableau46.A1" style:family="table-cell">
      <style:table-cell-properties style:vertical-align="middle" style:border-line-width="0.002cm 0.035cm 0.002cm" fo:padding-left="0.123cm" fo:padding-right="0.123cm" fo:padding-top="0cm" fo:padding-bottom="0cm" fo:border="0.039cm double #c0c0c0" style:writing-mode="lr-tb"/>
    </style:style>
    <style:style style:name="Tableau46.5" style:family="table-row">
      <style:table-row-properties style:min-row-height="0.626cm" style:keep-together="true" fo:keep-together="auto"/>
    </style:style>
    <style:style style:name="Tableau46.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46.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46.18" style:family="table-row">
      <style:table-row-properties style:keep-together="false" fo:keep-together="always"/>
    </style:style>
    <style:style style:name="Tableau46.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46.A27" style:family="table-cell">
      <style:table-cell-properties style:vertical-align="top" style:border-line-width="0.002cm 0.035cm 0.002cm" fo:padding-left="0.123cm" fo:padding-right="0.123cm" fo:padding-top="0cm" fo:padding-bottom="0cm" fo:border="0.039cm double #c0c0c0" style:writing-mode="lr-tb"/>
    </style:style>
    <style:style style:name="Tableau47" style:family="table">
      <style:table-properties style:width="17.619cm" fo:margin-left="-0.279cm" table:align="left" style:writing-mode="lr-tb"/>
    </style:style>
    <style:style style:name="Tableau47.A" style:family="table-column">
      <style:table-column-properties style:column-width="3.078cm"/>
    </style:style>
    <style:style style:name="Tableau47.B" style:family="table-column">
      <style:table-column-properties style:column-width="2.223cm"/>
    </style:style>
    <style:style style:name="Tableau47.C" style:family="table-column">
      <style:table-column-properties style:column-width="1.588cm"/>
    </style:style>
    <style:style style:name="Tableau47.D" style:family="table-column">
      <style:table-column-properties style:column-width="0.635cm"/>
    </style:style>
    <style:style style:name="Tableau47.E" style:family="table-column">
      <style:table-column-properties style:column-width="1.247cm"/>
    </style:style>
    <style:style style:name="Tableau47.F" style:family="table-column">
      <style:table-column-properties style:column-width="0.658cm"/>
    </style:style>
    <style:style style:name="Tableau47.G" style:family="table-column">
      <style:table-column-properties style:column-width="0.589cm"/>
    </style:style>
    <style:style style:name="Tableau47.H" style:family="table-column">
      <style:table-column-properties style:column-width="0.998cm"/>
    </style:style>
    <style:style style:name="Tableau47.I" style:family="table-column">
      <style:table-column-properties style:column-width="0.249cm"/>
    </style:style>
    <style:style style:name="Tableau47.J" style:family="table-column">
      <style:table-column-properties style:column-width="1.249cm"/>
    </style:style>
    <style:style style:name="Tableau47.K" style:family="table-column">
      <style:table-column-properties style:column-width="1.042cm"/>
    </style:style>
    <style:style style:name="Tableau47.L" style:family="table-column">
      <style:table-column-properties style:column-width="0.205cm"/>
    </style:style>
    <style:style style:name="Tableau47.O" style:family="table-column">
      <style:table-column-properties style:column-width="1.365cm"/>
    </style:style>
    <style:style style:name="Tableau47.1" style:family="table-row">
      <style:table-row-properties style:keep-together="true" fo:keep-together="auto"/>
    </style:style>
    <style:style style:name="Tableau47.A1" style:family="table-cell">
      <style:table-cell-properties style:vertical-align="middle" style:border-line-width="0.002cm 0.035cm 0.002cm" fo:padding-left="0.123cm" fo:padding-right="0.123cm" fo:padding-top="0cm" fo:padding-bottom="0cm" fo:border="0.039cm double #c0c0c0" style:writing-mode="lr-tb"/>
    </style:style>
    <style:style style:name="Tableau47.5" style:family="table-row">
      <style:table-row-properties style:min-row-height="0.626cm" style:keep-together="true" fo:keep-together="auto"/>
    </style:style>
    <style:style style:name="Tableau47.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47.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47.18" style:family="table-row">
      <style:table-row-properties style:keep-together="false" fo:keep-together="always"/>
    </style:style>
    <style:style style:name="Tableau47.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47.A27" style:family="table-cell">
      <style:table-cell-properties style:vertical-align="top" style:border-line-width="0.002cm 0.035cm 0.002cm" fo:padding-left="0.123cm" fo:padding-right="0.123cm" fo:padding-top="0cm" fo:padding-bottom="0cm" fo:border="0.039cm double #c0c0c0" style:writing-mode="lr-tb"/>
    </style:style>
    <style:style style:name="Tableau48" style:family="table">
      <style:table-properties style:width="17.619cm" fo:margin-left="-0.279cm" table:align="left" style:writing-mode="lr-tb"/>
    </style:style>
    <style:style style:name="Tableau48.A" style:family="table-column">
      <style:table-column-properties style:column-width="3.078cm"/>
    </style:style>
    <style:style style:name="Tableau48.B" style:family="table-column">
      <style:table-column-properties style:column-width="2.223cm"/>
    </style:style>
    <style:style style:name="Tableau48.C" style:family="table-column">
      <style:table-column-properties style:column-width="1.588cm"/>
    </style:style>
    <style:style style:name="Tableau48.D" style:family="table-column">
      <style:table-column-properties style:column-width="0.635cm"/>
    </style:style>
    <style:style style:name="Tableau48.E" style:family="table-column">
      <style:table-column-properties style:column-width="1.247cm"/>
    </style:style>
    <style:style style:name="Tableau48.F" style:family="table-column">
      <style:table-column-properties style:column-width="0.658cm"/>
    </style:style>
    <style:style style:name="Tableau48.G" style:family="table-column">
      <style:table-column-properties style:column-width="0.589cm"/>
    </style:style>
    <style:style style:name="Tableau48.H" style:family="table-column">
      <style:table-column-properties style:column-width="0.998cm"/>
    </style:style>
    <style:style style:name="Tableau48.I" style:family="table-column">
      <style:table-column-properties style:column-width="0.249cm"/>
    </style:style>
    <style:style style:name="Tableau48.J" style:family="table-column">
      <style:table-column-properties style:column-width="1.249cm"/>
    </style:style>
    <style:style style:name="Tableau48.K" style:family="table-column">
      <style:table-column-properties style:column-width="1.042cm"/>
    </style:style>
    <style:style style:name="Tableau48.L" style:family="table-column">
      <style:table-column-properties style:column-width="0.205cm"/>
    </style:style>
    <style:style style:name="Tableau48.O" style:family="table-column">
      <style:table-column-properties style:column-width="1.365cm"/>
    </style:style>
    <style:style style:name="Tableau48.1" style:family="table-row">
      <style:table-row-properties style:keep-together="true" fo:keep-together="auto"/>
    </style:style>
    <style:style style:name="Tableau48.A1" style:family="table-cell">
      <style:table-cell-properties style:vertical-align="middle" style:border-line-width="0.002cm 0.035cm 0.002cm" fo:padding-left="0.123cm" fo:padding-right="0.123cm" fo:padding-top="0cm" fo:padding-bottom="0cm" fo:border="0.039cm double #c0c0c0" style:writing-mode="lr-tb"/>
    </style:style>
    <style:style style:name="Tableau48.5" style:family="table-row">
      <style:table-row-properties style:min-row-height="0.626cm" style:keep-together="true" fo:keep-together="auto"/>
    </style:style>
    <style:style style:name="Tableau48.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48.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48.18" style:family="table-row">
      <style:table-row-properties style:keep-together="false" fo:keep-together="always"/>
    </style:style>
    <style:style style:name="Tableau48.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48.A27" style:family="table-cell">
      <style:table-cell-properties style:vertical-align="top" style:border-line-width="0.002cm 0.035cm 0.002cm" fo:padding-left="0.123cm" fo:padding-right="0.123cm" fo:padding-top="0cm" fo:padding-bottom="0cm" fo:border="0.039cm double #c0c0c0" style:writing-mode="lr-tb"/>
    </style:style>
    <style:style style:name="Tableau49" style:family="table">
      <style:table-properties style:width="17.619cm" fo:margin-left="-0.279cm" table:align="left" style:writing-mode="lr-tb"/>
    </style:style>
    <style:style style:name="Tableau49.A" style:family="table-column">
      <style:table-column-properties style:column-width="3.078cm"/>
    </style:style>
    <style:style style:name="Tableau49.B" style:family="table-column">
      <style:table-column-properties style:column-width="2.223cm"/>
    </style:style>
    <style:style style:name="Tableau49.C" style:family="table-column">
      <style:table-column-properties style:column-width="1.588cm"/>
    </style:style>
    <style:style style:name="Tableau49.D" style:family="table-column">
      <style:table-column-properties style:column-width="0.635cm"/>
    </style:style>
    <style:style style:name="Tableau49.E" style:family="table-column">
      <style:table-column-properties style:column-width="1.247cm"/>
    </style:style>
    <style:style style:name="Tableau49.F" style:family="table-column">
      <style:table-column-properties style:column-width="0.658cm"/>
    </style:style>
    <style:style style:name="Tableau49.G" style:family="table-column">
      <style:table-column-properties style:column-width="0.589cm"/>
    </style:style>
    <style:style style:name="Tableau49.H" style:family="table-column">
      <style:table-column-properties style:column-width="0.998cm"/>
    </style:style>
    <style:style style:name="Tableau49.I" style:family="table-column">
      <style:table-column-properties style:column-width="0.249cm"/>
    </style:style>
    <style:style style:name="Tableau49.J" style:family="table-column">
      <style:table-column-properties style:column-width="1.249cm"/>
    </style:style>
    <style:style style:name="Tableau49.K" style:family="table-column">
      <style:table-column-properties style:column-width="1.042cm"/>
    </style:style>
    <style:style style:name="Tableau49.L" style:family="table-column">
      <style:table-column-properties style:column-width="0.205cm"/>
    </style:style>
    <style:style style:name="Tableau49.O" style:family="table-column">
      <style:table-column-properties style:column-width="1.365cm"/>
    </style:style>
    <style:style style:name="Tableau49.1" style:family="table-row">
      <style:table-row-properties style:keep-together="true" fo:keep-together="auto"/>
    </style:style>
    <style:style style:name="Tableau49.A1" style:family="table-cell">
      <style:table-cell-properties style:vertical-align="middle" style:border-line-width="0.002cm 0.035cm 0.002cm" fo:padding-left="0.123cm" fo:padding-right="0.123cm" fo:padding-top="0cm" fo:padding-bottom="0cm" fo:border="0.039cm double #c0c0c0" style:writing-mode="lr-tb"/>
    </style:style>
    <style:style style:name="Tableau49.5" style:family="table-row">
      <style:table-row-properties style:min-row-height="0.626cm" style:keep-together="true" fo:keep-together="auto"/>
    </style:style>
    <style:style style:name="Tableau49.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49.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49.18" style:family="table-row">
      <style:table-row-properties style:keep-together="false" fo:keep-together="always"/>
    </style:style>
    <style:style style:name="Tableau49.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49.A27" style:family="table-cell">
      <style:table-cell-properties style:vertical-align="top" style:border-line-width="0.002cm 0.035cm 0.002cm" fo:padding-left="0.123cm" fo:padding-right="0.123cm" fo:padding-top="0cm" fo:padding-bottom="0cm" fo:border="0.039cm double #c0c0c0" style:writing-mode="lr-tb"/>
    </style:style>
    <style:style style:name="Tableau50" style:family="table">
      <style:table-properties style:width="17.619cm" fo:margin-left="-0.279cm" table:align="left" style:writing-mode="lr-tb"/>
    </style:style>
    <style:style style:name="Tableau50.A" style:family="table-column">
      <style:table-column-properties style:column-width="3.078cm"/>
    </style:style>
    <style:style style:name="Tableau50.B" style:family="table-column">
      <style:table-column-properties style:column-width="2.223cm"/>
    </style:style>
    <style:style style:name="Tableau50.C" style:family="table-column">
      <style:table-column-properties style:column-width="1.588cm"/>
    </style:style>
    <style:style style:name="Tableau50.D" style:family="table-column">
      <style:table-column-properties style:column-width="0.635cm"/>
    </style:style>
    <style:style style:name="Tableau50.E" style:family="table-column">
      <style:table-column-properties style:column-width="1.247cm"/>
    </style:style>
    <style:style style:name="Tableau50.F" style:family="table-column">
      <style:table-column-properties style:column-width="0.658cm"/>
    </style:style>
    <style:style style:name="Tableau50.G" style:family="table-column">
      <style:table-column-properties style:column-width="0.589cm"/>
    </style:style>
    <style:style style:name="Tableau50.H" style:family="table-column">
      <style:table-column-properties style:column-width="0.998cm"/>
    </style:style>
    <style:style style:name="Tableau50.I" style:family="table-column">
      <style:table-column-properties style:column-width="0.249cm"/>
    </style:style>
    <style:style style:name="Tableau50.J" style:family="table-column">
      <style:table-column-properties style:column-width="1.249cm"/>
    </style:style>
    <style:style style:name="Tableau50.K" style:family="table-column">
      <style:table-column-properties style:column-width="1.042cm"/>
    </style:style>
    <style:style style:name="Tableau50.L" style:family="table-column">
      <style:table-column-properties style:column-width="0.205cm"/>
    </style:style>
    <style:style style:name="Tableau50.O" style:family="table-column">
      <style:table-column-properties style:column-width="1.365cm"/>
    </style:style>
    <style:style style:name="Tableau50.1" style:family="table-row">
      <style:table-row-properties style:keep-together="true" fo:keep-together="auto"/>
    </style:style>
    <style:style style:name="Tableau50.A1" style:family="table-cell">
      <style:table-cell-properties style:vertical-align="middle" style:border-line-width="0.002cm 0.035cm 0.002cm" fo:padding-left="0.123cm" fo:padding-right="0.123cm" fo:padding-top="0cm" fo:padding-bottom="0cm" fo:border="0.039cm double #c0c0c0" style:writing-mode="lr-tb"/>
    </style:style>
    <style:style style:name="Tableau50.5" style:family="table-row">
      <style:table-row-properties style:min-row-height="0.626cm" style:keep-together="true" fo:keep-together="auto"/>
    </style:style>
    <style:style style:name="Tableau50.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50.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50.18" style:family="table-row">
      <style:table-row-properties style:keep-together="false" fo:keep-together="always"/>
    </style:style>
    <style:style style:name="Tableau50.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50.A27" style:family="table-cell">
      <style:table-cell-properties style:vertical-align="top" style:border-line-width="0.002cm 0.035cm 0.002cm" fo:padding-left="0.123cm" fo:padding-right="0.123cm" fo:padding-top="0cm" fo:padding-bottom="0cm" fo:border="0.039cm double #c0c0c0" style:writing-mode="lr-tb"/>
    </style:style>
    <style:style style:name="Tableau51" style:family="table">
      <style:table-properties style:width="17.619cm" fo:margin-left="-0.279cm" table:align="left" style:writing-mode="lr-tb"/>
    </style:style>
    <style:style style:name="Tableau51.A" style:family="table-column">
      <style:table-column-properties style:column-width="3.078cm"/>
    </style:style>
    <style:style style:name="Tableau51.B" style:family="table-column">
      <style:table-column-properties style:column-width="2.223cm"/>
    </style:style>
    <style:style style:name="Tableau51.C" style:family="table-column">
      <style:table-column-properties style:column-width="1.588cm"/>
    </style:style>
    <style:style style:name="Tableau51.D" style:family="table-column">
      <style:table-column-properties style:column-width="0.635cm"/>
    </style:style>
    <style:style style:name="Tableau51.E" style:family="table-column">
      <style:table-column-properties style:column-width="1.247cm"/>
    </style:style>
    <style:style style:name="Tableau51.F" style:family="table-column">
      <style:table-column-properties style:column-width="0.658cm"/>
    </style:style>
    <style:style style:name="Tableau51.G" style:family="table-column">
      <style:table-column-properties style:column-width="0.589cm"/>
    </style:style>
    <style:style style:name="Tableau51.H" style:family="table-column">
      <style:table-column-properties style:column-width="0.998cm"/>
    </style:style>
    <style:style style:name="Tableau51.I" style:family="table-column">
      <style:table-column-properties style:column-width="0.249cm"/>
    </style:style>
    <style:style style:name="Tableau51.J" style:family="table-column">
      <style:table-column-properties style:column-width="1.249cm"/>
    </style:style>
    <style:style style:name="Tableau51.K" style:family="table-column">
      <style:table-column-properties style:column-width="1.042cm"/>
    </style:style>
    <style:style style:name="Tableau51.L" style:family="table-column">
      <style:table-column-properties style:column-width="0.205cm"/>
    </style:style>
    <style:style style:name="Tableau51.O" style:family="table-column">
      <style:table-column-properties style:column-width="1.365cm"/>
    </style:style>
    <style:style style:name="Tableau51.1" style:family="table-row">
      <style:table-row-properties style:keep-together="true" fo:keep-together="auto"/>
    </style:style>
    <style:style style:name="Tableau51.A1" style:family="table-cell">
      <style:table-cell-properties style:vertical-align="middle" style:border-line-width="0.002cm 0.035cm 0.002cm" fo:padding-left="0.123cm" fo:padding-right="0.123cm" fo:padding-top="0cm" fo:padding-bottom="0cm" fo:border="0.039cm double #c0c0c0" style:writing-mode="lr-tb"/>
    </style:style>
    <style:style style:name="Tableau51.5" style:family="table-row">
      <style:table-row-properties style:min-row-height="0.626cm" style:keep-together="true" fo:keep-together="auto"/>
    </style:style>
    <style:style style:name="Tableau51.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51.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51.18" style:family="table-row">
      <style:table-row-properties style:keep-together="false" fo:keep-together="always"/>
    </style:style>
    <style:style style:name="Tableau51.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51.A27" style:family="table-cell">
      <style:table-cell-properties style:vertical-align="top" style:border-line-width="0.002cm 0.035cm 0.002cm" fo:padding-left="0.123cm" fo:padding-right="0.123cm" fo:padding-top="0cm" fo:padding-bottom="0cm" fo:border="0.039cm double #c0c0c0" style:writing-mode="lr-tb"/>
    </style:style>
    <style:style style:name="Tableau52" style:family="table">
      <style:table-properties style:width="17.619cm" fo:margin-left="-0.279cm" table:align="left" style:writing-mode="lr-tb"/>
    </style:style>
    <style:style style:name="Tableau52.A" style:family="table-column">
      <style:table-column-properties style:column-width="3.078cm"/>
    </style:style>
    <style:style style:name="Tableau52.B" style:family="table-column">
      <style:table-column-properties style:column-width="2.223cm"/>
    </style:style>
    <style:style style:name="Tableau52.C" style:family="table-column">
      <style:table-column-properties style:column-width="1.588cm"/>
    </style:style>
    <style:style style:name="Tableau52.D" style:family="table-column">
      <style:table-column-properties style:column-width="0.635cm"/>
    </style:style>
    <style:style style:name="Tableau52.E" style:family="table-column">
      <style:table-column-properties style:column-width="1.247cm"/>
    </style:style>
    <style:style style:name="Tableau52.F" style:family="table-column">
      <style:table-column-properties style:column-width="0.658cm"/>
    </style:style>
    <style:style style:name="Tableau52.G" style:family="table-column">
      <style:table-column-properties style:column-width="0.589cm"/>
    </style:style>
    <style:style style:name="Tableau52.H" style:family="table-column">
      <style:table-column-properties style:column-width="0.998cm"/>
    </style:style>
    <style:style style:name="Tableau52.I" style:family="table-column">
      <style:table-column-properties style:column-width="0.249cm"/>
    </style:style>
    <style:style style:name="Tableau52.J" style:family="table-column">
      <style:table-column-properties style:column-width="1.249cm"/>
    </style:style>
    <style:style style:name="Tableau52.K" style:family="table-column">
      <style:table-column-properties style:column-width="1.042cm"/>
    </style:style>
    <style:style style:name="Tableau52.L" style:family="table-column">
      <style:table-column-properties style:column-width="0.205cm"/>
    </style:style>
    <style:style style:name="Tableau52.O" style:family="table-column">
      <style:table-column-properties style:column-width="1.365cm"/>
    </style:style>
    <style:style style:name="Tableau52.1" style:family="table-row">
      <style:table-row-properties style:keep-together="true" fo:keep-together="auto"/>
    </style:style>
    <style:style style:name="Tableau52.A1" style:family="table-cell">
      <style:table-cell-properties style:vertical-align="middle" style:border-line-width="0.002cm 0.035cm 0.002cm" fo:padding-left="0.123cm" fo:padding-right="0.123cm" fo:padding-top="0cm" fo:padding-bottom="0cm" fo:border="0.039cm double #c0c0c0" style:writing-mode="lr-tb"/>
    </style:style>
    <style:style style:name="Tableau52.5" style:family="table-row">
      <style:table-row-properties style:min-row-height="0.626cm" style:keep-together="true" fo:keep-together="auto"/>
    </style:style>
    <style:style style:name="Tableau52.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52.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52.18" style:family="table-row">
      <style:table-row-properties style:keep-together="false" fo:keep-together="always"/>
    </style:style>
    <style:style style:name="Tableau52.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52.A27" style:family="table-cell">
      <style:table-cell-properties style:vertical-align="top" style:border-line-width="0.002cm 0.035cm 0.002cm" fo:padding-left="0.123cm" fo:padding-right="0.123cm" fo:padding-top="0cm" fo:padding-bottom="0cm" fo:border="0.039cm double #c0c0c0" style:writing-mode="lr-tb"/>
    </style:style>
    <style:style style:name="Tableau53" style:family="table">
      <style:table-properties style:width="17.619cm" fo:margin-left="-0.279cm" table:align="left" style:writing-mode="lr-tb"/>
    </style:style>
    <style:style style:name="Tableau53.A" style:family="table-column">
      <style:table-column-properties style:column-width="3.078cm"/>
    </style:style>
    <style:style style:name="Tableau53.B" style:family="table-column">
      <style:table-column-properties style:column-width="2.223cm"/>
    </style:style>
    <style:style style:name="Tableau53.C" style:family="table-column">
      <style:table-column-properties style:column-width="1.588cm"/>
    </style:style>
    <style:style style:name="Tableau53.D" style:family="table-column">
      <style:table-column-properties style:column-width="0.635cm"/>
    </style:style>
    <style:style style:name="Tableau53.E" style:family="table-column">
      <style:table-column-properties style:column-width="1.247cm"/>
    </style:style>
    <style:style style:name="Tableau53.F" style:family="table-column">
      <style:table-column-properties style:column-width="0.658cm"/>
    </style:style>
    <style:style style:name="Tableau53.G" style:family="table-column">
      <style:table-column-properties style:column-width="0.589cm"/>
    </style:style>
    <style:style style:name="Tableau53.H" style:family="table-column">
      <style:table-column-properties style:column-width="0.998cm"/>
    </style:style>
    <style:style style:name="Tableau53.I" style:family="table-column">
      <style:table-column-properties style:column-width="0.249cm"/>
    </style:style>
    <style:style style:name="Tableau53.J" style:family="table-column">
      <style:table-column-properties style:column-width="1.249cm"/>
    </style:style>
    <style:style style:name="Tableau53.K" style:family="table-column">
      <style:table-column-properties style:column-width="1.042cm"/>
    </style:style>
    <style:style style:name="Tableau53.L" style:family="table-column">
      <style:table-column-properties style:column-width="0.205cm"/>
    </style:style>
    <style:style style:name="Tableau53.O" style:family="table-column">
      <style:table-column-properties style:column-width="1.365cm"/>
    </style:style>
    <style:style style:name="Tableau53.1" style:family="table-row">
      <style:table-row-properties style:keep-together="true" fo:keep-together="auto"/>
    </style:style>
    <style:style style:name="Tableau53.A1" style:family="table-cell">
      <style:table-cell-properties style:vertical-align="middle" style:border-line-width="0.002cm 0.035cm 0.002cm" fo:padding-left="0.123cm" fo:padding-right="0.123cm" fo:padding-top="0cm" fo:padding-bottom="0cm" fo:border="0.039cm double #c0c0c0" style:writing-mode="lr-tb"/>
    </style:style>
    <style:style style:name="Tableau53.5" style:family="table-row">
      <style:table-row-properties style:min-row-height="0.626cm" style:keep-together="true" fo:keep-together="auto"/>
    </style:style>
    <style:style style:name="Tableau53.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53.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53.18" style:family="table-row">
      <style:table-row-properties style:keep-together="false" fo:keep-together="always"/>
    </style:style>
    <style:style style:name="Tableau53.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53.A27" style:family="table-cell">
      <style:table-cell-properties style:vertical-align="top" style:border-line-width="0.002cm 0.035cm 0.002cm" fo:padding-left="0.123cm" fo:padding-right="0.123cm" fo:padding-top="0cm" fo:padding-bottom="0cm" fo:border="0.039cm double #c0c0c0" style:writing-mode="lr-tb"/>
    </style:style>
    <style:style style:name="Tableau54" style:family="table">
      <style:table-properties style:width="17.619cm" fo:margin-left="-0.279cm" table:align="left" style:writing-mode="lr-tb"/>
    </style:style>
    <style:style style:name="Tableau54.A" style:family="table-column">
      <style:table-column-properties style:column-width="3.078cm"/>
    </style:style>
    <style:style style:name="Tableau54.B" style:family="table-column">
      <style:table-column-properties style:column-width="2.223cm"/>
    </style:style>
    <style:style style:name="Tableau54.C" style:family="table-column">
      <style:table-column-properties style:column-width="1.588cm"/>
    </style:style>
    <style:style style:name="Tableau54.D" style:family="table-column">
      <style:table-column-properties style:column-width="0.635cm"/>
    </style:style>
    <style:style style:name="Tableau54.E" style:family="table-column">
      <style:table-column-properties style:column-width="1.247cm"/>
    </style:style>
    <style:style style:name="Tableau54.F" style:family="table-column">
      <style:table-column-properties style:column-width="0.658cm"/>
    </style:style>
    <style:style style:name="Tableau54.G" style:family="table-column">
      <style:table-column-properties style:column-width="0.589cm"/>
    </style:style>
    <style:style style:name="Tableau54.H" style:family="table-column">
      <style:table-column-properties style:column-width="0.998cm"/>
    </style:style>
    <style:style style:name="Tableau54.I" style:family="table-column">
      <style:table-column-properties style:column-width="0.249cm"/>
    </style:style>
    <style:style style:name="Tableau54.J" style:family="table-column">
      <style:table-column-properties style:column-width="1.249cm"/>
    </style:style>
    <style:style style:name="Tableau54.K" style:family="table-column">
      <style:table-column-properties style:column-width="1.042cm"/>
    </style:style>
    <style:style style:name="Tableau54.L" style:family="table-column">
      <style:table-column-properties style:column-width="0.205cm"/>
    </style:style>
    <style:style style:name="Tableau54.O" style:family="table-column">
      <style:table-column-properties style:column-width="1.365cm"/>
    </style:style>
    <style:style style:name="Tableau54.1" style:family="table-row">
      <style:table-row-properties style:keep-together="true" fo:keep-together="auto"/>
    </style:style>
    <style:style style:name="Tableau54.A1" style:family="table-cell">
      <style:table-cell-properties style:vertical-align="middle" style:border-line-width="0.002cm 0.035cm 0.002cm" fo:padding-left="0.123cm" fo:padding-right="0.123cm" fo:padding-top="0cm" fo:padding-bottom="0cm" fo:border="0.039cm double #c0c0c0" style:writing-mode="lr-tb"/>
    </style:style>
    <style:style style:name="Tableau54.5" style:family="table-row">
      <style:table-row-properties style:min-row-height="0.626cm" style:keep-together="true" fo:keep-together="auto"/>
    </style:style>
    <style:style style:name="Tableau54.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54.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54.18" style:family="table-row">
      <style:table-row-properties style:keep-together="false" fo:keep-together="always"/>
    </style:style>
    <style:style style:name="Tableau54.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54.A27" style:family="table-cell">
      <style:table-cell-properties style:vertical-align="top" style:border-line-width="0.002cm 0.035cm 0.002cm" fo:padding-left="0.123cm" fo:padding-right="0.123cm" fo:padding-top="0cm" fo:padding-bottom="0cm" fo:border="0.039cm double #c0c0c0" style:writing-mode="lr-tb"/>
    </style:style>
    <style:style style:name="Tableau55" style:family="table">
      <style:table-properties style:width="17.619cm" fo:margin-left="-0.279cm" table:align="left" style:writing-mode="lr-tb"/>
    </style:style>
    <style:style style:name="Tableau55.A" style:family="table-column">
      <style:table-column-properties style:column-width="3.078cm"/>
    </style:style>
    <style:style style:name="Tableau55.B" style:family="table-column">
      <style:table-column-properties style:column-width="2.223cm"/>
    </style:style>
    <style:style style:name="Tableau55.C" style:family="table-column">
      <style:table-column-properties style:column-width="1.588cm"/>
    </style:style>
    <style:style style:name="Tableau55.D" style:family="table-column">
      <style:table-column-properties style:column-width="0.635cm"/>
    </style:style>
    <style:style style:name="Tableau55.E" style:family="table-column">
      <style:table-column-properties style:column-width="1.247cm"/>
    </style:style>
    <style:style style:name="Tableau55.F" style:family="table-column">
      <style:table-column-properties style:column-width="0.658cm"/>
    </style:style>
    <style:style style:name="Tableau55.G" style:family="table-column">
      <style:table-column-properties style:column-width="0.589cm"/>
    </style:style>
    <style:style style:name="Tableau55.H" style:family="table-column">
      <style:table-column-properties style:column-width="0.998cm"/>
    </style:style>
    <style:style style:name="Tableau55.I" style:family="table-column">
      <style:table-column-properties style:column-width="0.249cm"/>
    </style:style>
    <style:style style:name="Tableau55.J" style:family="table-column">
      <style:table-column-properties style:column-width="1.249cm"/>
    </style:style>
    <style:style style:name="Tableau55.K" style:family="table-column">
      <style:table-column-properties style:column-width="1.042cm"/>
    </style:style>
    <style:style style:name="Tableau55.L" style:family="table-column">
      <style:table-column-properties style:column-width="0.205cm"/>
    </style:style>
    <style:style style:name="Tableau55.O" style:family="table-column">
      <style:table-column-properties style:column-width="1.365cm"/>
    </style:style>
    <style:style style:name="Tableau55.1" style:family="table-row">
      <style:table-row-properties style:keep-together="true" fo:keep-together="auto"/>
    </style:style>
    <style:style style:name="Tableau55.A1" style:family="table-cell">
      <style:table-cell-properties style:vertical-align="middle" style:border-line-width="0.002cm 0.035cm 0.002cm" fo:padding-left="0.123cm" fo:padding-right="0.123cm" fo:padding-top="0cm" fo:padding-bottom="0cm" fo:border="0.039cm double #c0c0c0" style:writing-mode="lr-tb"/>
    </style:style>
    <style:style style:name="Tableau55.5" style:family="table-row">
      <style:table-row-properties style:min-row-height="0.626cm" style:keep-together="true" fo:keep-together="auto"/>
    </style:style>
    <style:style style:name="Tableau55.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55.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55.18" style:family="table-row">
      <style:table-row-properties style:keep-together="false" fo:keep-together="always"/>
    </style:style>
    <style:style style:name="Tableau55.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55.A27" style:family="table-cell">
      <style:table-cell-properties style:vertical-align="top" style:border-line-width="0.002cm 0.035cm 0.002cm" fo:padding-left="0.123cm" fo:padding-right="0.123cm" fo:padding-top="0cm" fo:padding-bottom="0cm" fo:border="0.039cm double #c0c0c0" style:writing-mode="lr-tb"/>
    </style:style>
    <style:style style:name="Tableau56" style:family="table">
      <style:table-properties style:width="17.619cm" fo:margin-left="-0.279cm" table:align="left" style:writing-mode="lr-tb"/>
    </style:style>
    <style:style style:name="Tableau56.A" style:family="table-column">
      <style:table-column-properties style:column-width="3.078cm"/>
    </style:style>
    <style:style style:name="Tableau56.B" style:family="table-column">
      <style:table-column-properties style:column-width="2.223cm"/>
    </style:style>
    <style:style style:name="Tableau56.C" style:family="table-column">
      <style:table-column-properties style:column-width="1.588cm"/>
    </style:style>
    <style:style style:name="Tableau56.D" style:family="table-column">
      <style:table-column-properties style:column-width="0.635cm"/>
    </style:style>
    <style:style style:name="Tableau56.E" style:family="table-column">
      <style:table-column-properties style:column-width="1.247cm"/>
    </style:style>
    <style:style style:name="Tableau56.F" style:family="table-column">
      <style:table-column-properties style:column-width="0.658cm"/>
    </style:style>
    <style:style style:name="Tableau56.G" style:family="table-column">
      <style:table-column-properties style:column-width="0.589cm"/>
    </style:style>
    <style:style style:name="Tableau56.H" style:family="table-column">
      <style:table-column-properties style:column-width="0.998cm"/>
    </style:style>
    <style:style style:name="Tableau56.I" style:family="table-column">
      <style:table-column-properties style:column-width="0.249cm"/>
    </style:style>
    <style:style style:name="Tableau56.J" style:family="table-column">
      <style:table-column-properties style:column-width="1.249cm"/>
    </style:style>
    <style:style style:name="Tableau56.K" style:family="table-column">
      <style:table-column-properties style:column-width="1.042cm"/>
    </style:style>
    <style:style style:name="Tableau56.L" style:family="table-column">
      <style:table-column-properties style:column-width="0.205cm"/>
    </style:style>
    <style:style style:name="Tableau56.O" style:family="table-column">
      <style:table-column-properties style:column-width="1.365cm"/>
    </style:style>
    <style:style style:name="Tableau56.1" style:family="table-row">
      <style:table-row-properties style:keep-together="true" fo:keep-together="auto"/>
    </style:style>
    <style:style style:name="Tableau56.A1" style:family="table-cell">
      <style:table-cell-properties style:vertical-align="middle" style:border-line-width="0.002cm 0.035cm 0.002cm" fo:padding-left="0.123cm" fo:padding-right="0.123cm" fo:padding-top="0cm" fo:padding-bottom="0cm" fo:border="0.039cm double #c0c0c0" style:writing-mode="lr-tb"/>
    </style:style>
    <style:style style:name="Tableau56.5" style:family="table-row">
      <style:table-row-properties style:min-row-height="0.626cm" style:keep-together="true" fo:keep-together="auto"/>
    </style:style>
    <style:style style:name="Tableau56.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56.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56.18" style:family="table-row">
      <style:table-row-properties style:keep-together="false" fo:keep-together="always"/>
    </style:style>
    <style:style style:name="Tableau56.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56.A27" style:family="table-cell">
      <style:table-cell-properties style:vertical-align="top" style:border-line-width="0.002cm 0.035cm 0.002cm" fo:padding-left="0.123cm" fo:padding-right="0.123cm" fo:padding-top="0cm" fo:padding-bottom="0cm" fo:border="0.039cm double #c0c0c0" style:writing-mode="lr-tb"/>
    </style:style>
    <style:style style:name="Tableau57" style:family="table">
      <style:table-properties style:width="17.619cm" fo:margin-left="-0.279cm" table:align="left" style:writing-mode="lr-tb"/>
    </style:style>
    <style:style style:name="Tableau57.A" style:family="table-column">
      <style:table-column-properties style:column-width="3.078cm"/>
    </style:style>
    <style:style style:name="Tableau57.B" style:family="table-column">
      <style:table-column-properties style:column-width="2.223cm"/>
    </style:style>
    <style:style style:name="Tableau57.C" style:family="table-column">
      <style:table-column-properties style:column-width="1.588cm"/>
    </style:style>
    <style:style style:name="Tableau57.D" style:family="table-column">
      <style:table-column-properties style:column-width="0.635cm"/>
    </style:style>
    <style:style style:name="Tableau57.E" style:family="table-column">
      <style:table-column-properties style:column-width="1.247cm"/>
    </style:style>
    <style:style style:name="Tableau57.F" style:family="table-column">
      <style:table-column-properties style:column-width="0.658cm"/>
    </style:style>
    <style:style style:name="Tableau57.G" style:family="table-column">
      <style:table-column-properties style:column-width="0.589cm"/>
    </style:style>
    <style:style style:name="Tableau57.H" style:family="table-column">
      <style:table-column-properties style:column-width="0.998cm"/>
    </style:style>
    <style:style style:name="Tableau57.I" style:family="table-column">
      <style:table-column-properties style:column-width="0.249cm"/>
    </style:style>
    <style:style style:name="Tableau57.J" style:family="table-column">
      <style:table-column-properties style:column-width="1.249cm"/>
    </style:style>
    <style:style style:name="Tableau57.K" style:family="table-column">
      <style:table-column-properties style:column-width="1.042cm"/>
    </style:style>
    <style:style style:name="Tableau57.L" style:family="table-column">
      <style:table-column-properties style:column-width="0.205cm"/>
    </style:style>
    <style:style style:name="Tableau57.O" style:family="table-column">
      <style:table-column-properties style:column-width="1.365cm"/>
    </style:style>
    <style:style style:name="Tableau57.1" style:family="table-row">
      <style:table-row-properties style:keep-together="true" fo:keep-together="auto"/>
    </style:style>
    <style:style style:name="Tableau57.A1" style:family="table-cell">
      <style:table-cell-properties style:vertical-align="middle" style:border-line-width="0.002cm 0.035cm 0.002cm" fo:padding-left="0.123cm" fo:padding-right="0.123cm" fo:padding-top="0cm" fo:padding-bottom="0cm" fo:border="0.039cm double #c0c0c0" style:writing-mode="lr-tb"/>
    </style:style>
    <style:style style:name="Tableau57.5" style:family="table-row">
      <style:table-row-properties style:min-row-height="0.626cm" style:keep-together="true" fo:keep-together="auto"/>
    </style:style>
    <style:style style:name="Tableau57.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57.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57.18" style:family="table-row">
      <style:table-row-properties style:keep-together="false" fo:keep-together="always"/>
    </style:style>
    <style:style style:name="Tableau57.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57.A27" style:family="table-cell">
      <style:table-cell-properties style:vertical-align="top" style:border-line-width="0.002cm 0.035cm 0.002cm" fo:padding-left="0.123cm" fo:padding-right="0.123cm" fo:padding-top="0cm" fo:padding-bottom="0cm" fo:border="0.039cm double #c0c0c0" style:writing-mode="lr-tb"/>
    </style:style>
    <style:style style:name="Tableau58" style:family="table">
      <style:table-properties style:width="17.619cm" fo:margin-left="-0.279cm" table:align="left" style:writing-mode="lr-tb"/>
    </style:style>
    <style:style style:name="Tableau58.A" style:family="table-column">
      <style:table-column-properties style:column-width="3.078cm"/>
    </style:style>
    <style:style style:name="Tableau58.B" style:family="table-column">
      <style:table-column-properties style:column-width="2.223cm"/>
    </style:style>
    <style:style style:name="Tableau58.C" style:family="table-column">
      <style:table-column-properties style:column-width="1.588cm"/>
    </style:style>
    <style:style style:name="Tableau58.D" style:family="table-column">
      <style:table-column-properties style:column-width="0.635cm"/>
    </style:style>
    <style:style style:name="Tableau58.E" style:family="table-column">
      <style:table-column-properties style:column-width="1.247cm"/>
    </style:style>
    <style:style style:name="Tableau58.F" style:family="table-column">
      <style:table-column-properties style:column-width="0.658cm"/>
    </style:style>
    <style:style style:name="Tableau58.G" style:family="table-column">
      <style:table-column-properties style:column-width="0.589cm"/>
    </style:style>
    <style:style style:name="Tableau58.H" style:family="table-column">
      <style:table-column-properties style:column-width="0.998cm"/>
    </style:style>
    <style:style style:name="Tableau58.I" style:family="table-column">
      <style:table-column-properties style:column-width="0.249cm"/>
    </style:style>
    <style:style style:name="Tableau58.J" style:family="table-column">
      <style:table-column-properties style:column-width="1.249cm"/>
    </style:style>
    <style:style style:name="Tableau58.K" style:family="table-column">
      <style:table-column-properties style:column-width="1.042cm"/>
    </style:style>
    <style:style style:name="Tableau58.L" style:family="table-column">
      <style:table-column-properties style:column-width="0.205cm"/>
    </style:style>
    <style:style style:name="Tableau58.O" style:family="table-column">
      <style:table-column-properties style:column-width="1.365cm"/>
    </style:style>
    <style:style style:name="Tableau58.1" style:family="table-row">
      <style:table-row-properties style:keep-together="true" fo:keep-together="auto"/>
    </style:style>
    <style:style style:name="Tableau58.A1" style:family="table-cell">
      <style:table-cell-properties style:vertical-align="middle" style:border-line-width="0.002cm 0.035cm 0.002cm" fo:padding-left="0.123cm" fo:padding-right="0.123cm" fo:padding-top="0cm" fo:padding-bottom="0cm" fo:border="0.039cm double #c0c0c0" style:writing-mode="lr-tb"/>
    </style:style>
    <style:style style:name="Tableau58.5" style:family="table-row">
      <style:table-row-properties style:min-row-height="0.626cm" style:keep-together="true" fo:keep-together="auto"/>
    </style:style>
    <style:style style:name="Tableau58.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58.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58.18" style:family="table-row">
      <style:table-row-properties style:keep-together="false" fo:keep-together="always"/>
    </style:style>
    <style:style style:name="Tableau58.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58.A27" style:family="table-cell">
      <style:table-cell-properties style:vertical-align="top" style:border-line-width="0.002cm 0.035cm 0.002cm" fo:padding-left="0.123cm" fo:padding-right="0.123cm" fo:padding-top="0cm" fo:padding-bottom="0cm" fo:border="0.039cm double #c0c0c0" style:writing-mode="lr-tb"/>
    </style:style>
    <style:style style:name="Tableau59" style:family="table">
      <style:table-properties style:width="17.619cm" fo:margin-left="-0.279cm" table:align="left" style:writing-mode="lr-tb"/>
    </style:style>
    <style:style style:name="Tableau59.A" style:family="table-column">
      <style:table-column-properties style:column-width="3.078cm"/>
    </style:style>
    <style:style style:name="Tableau59.B" style:family="table-column">
      <style:table-column-properties style:column-width="2.223cm"/>
    </style:style>
    <style:style style:name="Tableau59.C" style:family="table-column">
      <style:table-column-properties style:column-width="1.588cm"/>
    </style:style>
    <style:style style:name="Tableau59.D" style:family="table-column">
      <style:table-column-properties style:column-width="0.635cm"/>
    </style:style>
    <style:style style:name="Tableau59.E" style:family="table-column">
      <style:table-column-properties style:column-width="1.247cm"/>
    </style:style>
    <style:style style:name="Tableau59.F" style:family="table-column">
      <style:table-column-properties style:column-width="0.658cm"/>
    </style:style>
    <style:style style:name="Tableau59.G" style:family="table-column">
      <style:table-column-properties style:column-width="0.589cm"/>
    </style:style>
    <style:style style:name="Tableau59.H" style:family="table-column">
      <style:table-column-properties style:column-width="0.998cm"/>
    </style:style>
    <style:style style:name="Tableau59.I" style:family="table-column">
      <style:table-column-properties style:column-width="0.249cm"/>
    </style:style>
    <style:style style:name="Tableau59.J" style:family="table-column">
      <style:table-column-properties style:column-width="1.249cm"/>
    </style:style>
    <style:style style:name="Tableau59.K" style:family="table-column">
      <style:table-column-properties style:column-width="1.042cm"/>
    </style:style>
    <style:style style:name="Tableau59.L" style:family="table-column">
      <style:table-column-properties style:column-width="0.205cm"/>
    </style:style>
    <style:style style:name="Tableau59.O" style:family="table-column">
      <style:table-column-properties style:column-width="1.365cm"/>
    </style:style>
    <style:style style:name="Tableau59.1" style:family="table-row">
      <style:table-row-properties style:keep-together="true" fo:keep-together="auto"/>
    </style:style>
    <style:style style:name="Tableau59.A1" style:family="table-cell">
      <style:table-cell-properties style:vertical-align="middle" style:border-line-width="0.002cm 0.035cm 0.002cm" fo:padding-left="0.123cm" fo:padding-right="0.123cm" fo:padding-top="0cm" fo:padding-bottom="0cm" fo:border="0.039cm double #c0c0c0" style:writing-mode="lr-tb"/>
    </style:style>
    <style:style style:name="Tableau59.5" style:family="table-row">
      <style:table-row-properties style:min-row-height="0.626cm" style:keep-together="true" fo:keep-together="auto"/>
    </style:style>
    <style:style style:name="Tableau59.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59.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59.18" style:family="table-row">
      <style:table-row-properties style:keep-together="false" fo:keep-together="always"/>
    </style:style>
    <style:style style:name="Tableau59.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59.A27" style:family="table-cell">
      <style:table-cell-properties style:vertical-align="top" style:border-line-width="0.002cm 0.035cm 0.002cm" fo:padding-left="0.123cm" fo:padding-right="0.123cm" fo:padding-top="0cm" fo:padding-bottom="0cm" fo:border="0.039cm double #c0c0c0" style:writing-mode="lr-tb"/>
    </style:style>
    <style:style style:name="Tableau60" style:family="table">
      <style:table-properties style:width="17.619cm" fo:margin-left="-0.279cm" table:align="left" style:writing-mode="lr-tb"/>
    </style:style>
    <style:style style:name="Tableau60.A" style:family="table-column">
      <style:table-column-properties style:column-width="3.078cm"/>
    </style:style>
    <style:style style:name="Tableau60.B" style:family="table-column">
      <style:table-column-properties style:column-width="2.223cm"/>
    </style:style>
    <style:style style:name="Tableau60.C" style:family="table-column">
      <style:table-column-properties style:column-width="1.588cm"/>
    </style:style>
    <style:style style:name="Tableau60.D" style:family="table-column">
      <style:table-column-properties style:column-width="0.635cm"/>
    </style:style>
    <style:style style:name="Tableau60.E" style:family="table-column">
      <style:table-column-properties style:column-width="1.247cm"/>
    </style:style>
    <style:style style:name="Tableau60.F" style:family="table-column">
      <style:table-column-properties style:column-width="0.658cm"/>
    </style:style>
    <style:style style:name="Tableau60.G" style:family="table-column">
      <style:table-column-properties style:column-width="0.589cm"/>
    </style:style>
    <style:style style:name="Tableau60.H" style:family="table-column">
      <style:table-column-properties style:column-width="0.998cm"/>
    </style:style>
    <style:style style:name="Tableau60.I" style:family="table-column">
      <style:table-column-properties style:column-width="0.249cm"/>
    </style:style>
    <style:style style:name="Tableau60.J" style:family="table-column">
      <style:table-column-properties style:column-width="1.249cm"/>
    </style:style>
    <style:style style:name="Tableau60.K" style:family="table-column">
      <style:table-column-properties style:column-width="1.042cm"/>
    </style:style>
    <style:style style:name="Tableau60.L" style:family="table-column">
      <style:table-column-properties style:column-width="0.205cm"/>
    </style:style>
    <style:style style:name="Tableau60.O" style:family="table-column">
      <style:table-column-properties style:column-width="1.365cm"/>
    </style:style>
    <style:style style:name="Tableau60.1" style:family="table-row">
      <style:table-row-properties style:keep-together="true" fo:keep-together="auto"/>
    </style:style>
    <style:style style:name="Tableau60.A1" style:family="table-cell">
      <style:table-cell-properties style:vertical-align="middle" style:border-line-width="0.002cm 0.035cm 0.002cm" fo:padding-left="0.123cm" fo:padding-right="0.123cm" fo:padding-top="0cm" fo:padding-bottom="0cm" fo:border="0.039cm double #c0c0c0" style:writing-mode="lr-tb"/>
    </style:style>
    <style:style style:name="Tableau60.5" style:family="table-row">
      <style:table-row-properties style:min-row-height="0.626cm" style:keep-together="true" fo:keep-together="auto"/>
    </style:style>
    <style:style style:name="Tableau60.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60.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60.18" style:family="table-row">
      <style:table-row-properties style:keep-together="false" fo:keep-together="always"/>
    </style:style>
    <style:style style:name="Tableau60.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60.A27" style:family="table-cell">
      <style:table-cell-properties style:vertical-align="top" style:border-line-width="0.002cm 0.035cm 0.002cm" fo:padding-left="0.123cm" fo:padding-right="0.123cm" fo:padding-top="0cm" fo:padding-bottom="0cm" fo:border="0.039cm double #c0c0c0" style:writing-mode="lr-tb"/>
    </style:style>
    <style:style style:name="Tableau61" style:family="table">
      <style:table-properties style:width="17.619cm" fo:margin-left="-0.279cm" table:align="left" style:writing-mode="lr-tb"/>
    </style:style>
    <style:style style:name="Tableau61.A" style:family="table-column">
      <style:table-column-properties style:column-width="3.078cm"/>
    </style:style>
    <style:style style:name="Tableau61.B" style:family="table-column">
      <style:table-column-properties style:column-width="2.223cm"/>
    </style:style>
    <style:style style:name="Tableau61.C" style:family="table-column">
      <style:table-column-properties style:column-width="1.588cm"/>
    </style:style>
    <style:style style:name="Tableau61.D" style:family="table-column">
      <style:table-column-properties style:column-width="0.635cm"/>
    </style:style>
    <style:style style:name="Tableau61.E" style:family="table-column">
      <style:table-column-properties style:column-width="1.247cm"/>
    </style:style>
    <style:style style:name="Tableau61.F" style:family="table-column">
      <style:table-column-properties style:column-width="0.658cm"/>
    </style:style>
    <style:style style:name="Tableau61.G" style:family="table-column">
      <style:table-column-properties style:column-width="0.589cm"/>
    </style:style>
    <style:style style:name="Tableau61.H" style:family="table-column">
      <style:table-column-properties style:column-width="0.998cm"/>
    </style:style>
    <style:style style:name="Tableau61.I" style:family="table-column">
      <style:table-column-properties style:column-width="0.249cm"/>
    </style:style>
    <style:style style:name="Tableau61.J" style:family="table-column">
      <style:table-column-properties style:column-width="1.249cm"/>
    </style:style>
    <style:style style:name="Tableau61.K" style:family="table-column">
      <style:table-column-properties style:column-width="1.042cm"/>
    </style:style>
    <style:style style:name="Tableau61.L" style:family="table-column">
      <style:table-column-properties style:column-width="0.205cm"/>
    </style:style>
    <style:style style:name="Tableau61.O" style:family="table-column">
      <style:table-column-properties style:column-width="1.365cm"/>
    </style:style>
    <style:style style:name="Tableau61.1" style:family="table-row">
      <style:table-row-properties style:keep-together="true" fo:keep-together="auto"/>
    </style:style>
    <style:style style:name="Tableau61.A1" style:family="table-cell">
      <style:table-cell-properties style:vertical-align="middle" style:border-line-width="0.002cm 0.035cm 0.002cm" fo:padding-left="0.123cm" fo:padding-right="0.123cm" fo:padding-top="0cm" fo:padding-bottom="0cm" fo:border="0.039cm double #c0c0c0" style:writing-mode="lr-tb"/>
    </style:style>
    <style:style style:name="Tableau61.5" style:family="table-row">
      <style:table-row-properties style:min-row-height="0.626cm" style:keep-together="true" fo:keep-together="auto"/>
    </style:style>
    <style:style style:name="Tableau61.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61.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61.18" style:family="table-row">
      <style:table-row-properties style:keep-together="false" fo:keep-together="always"/>
    </style:style>
    <style:style style:name="Tableau61.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61.A27" style:family="table-cell">
      <style:table-cell-properties style:vertical-align="top" style:border-line-width="0.002cm 0.035cm 0.002cm" fo:padding-left="0.123cm" fo:padding-right="0.123cm" fo:padding-top="0cm" fo:padding-bottom="0cm" fo:border="0.039cm double #c0c0c0" style:writing-mode="lr-tb"/>
    </style:style>
    <style:style style:name="Tableau62" style:family="table">
      <style:table-properties style:width="17.619cm" fo:margin-left="-0.279cm" table:align="left" style:writing-mode="lr-tb"/>
    </style:style>
    <style:style style:name="Tableau62.A" style:family="table-column">
      <style:table-column-properties style:column-width="3.078cm"/>
    </style:style>
    <style:style style:name="Tableau62.B" style:family="table-column">
      <style:table-column-properties style:column-width="2.223cm"/>
    </style:style>
    <style:style style:name="Tableau62.C" style:family="table-column">
      <style:table-column-properties style:column-width="1.588cm"/>
    </style:style>
    <style:style style:name="Tableau62.D" style:family="table-column">
      <style:table-column-properties style:column-width="0.635cm"/>
    </style:style>
    <style:style style:name="Tableau62.E" style:family="table-column">
      <style:table-column-properties style:column-width="1.247cm"/>
    </style:style>
    <style:style style:name="Tableau62.F" style:family="table-column">
      <style:table-column-properties style:column-width="0.658cm"/>
    </style:style>
    <style:style style:name="Tableau62.G" style:family="table-column">
      <style:table-column-properties style:column-width="0.589cm"/>
    </style:style>
    <style:style style:name="Tableau62.H" style:family="table-column">
      <style:table-column-properties style:column-width="0.998cm"/>
    </style:style>
    <style:style style:name="Tableau62.I" style:family="table-column">
      <style:table-column-properties style:column-width="0.249cm"/>
    </style:style>
    <style:style style:name="Tableau62.J" style:family="table-column">
      <style:table-column-properties style:column-width="1.249cm"/>
    </style:style>
    <style:style style:name="Tableau62.K" style:family="table-column">
      <style:table-column-properties style:column-width="1.042cm"/>
    </style:style>
    <style:style style:name="Tableau62.L" style:family="table-column">
      <style:table-column-properties style:column-width="0.205cm"/>
    </style:style>
    <style:style style:name="Tableau62.O" style:family="table-column">
      <style:table-column-properties style:column-width="1.365cm"/>
    </style:style>
    <style:style style:name="Tableau62.1" style:family="table-row">
      <style:table-row-properties style:keep-together="true" fo:keep-together="auto"/>
    </style:style>
    <style:style style:name="Tableau62.A1" style:family="table-cell">
      <style:table-cell-properties style:vertical-align="middle" style:border-line-width="0.002cm 0.035cm 0.002cm" fo:padding-left="0.123cm" fo:padding-right="0.123cm" fo:padding-top="0cm" fo:padding-bottom="0cm" fo:border="0.039cm double #c0c0c0" style:writing-mode="lr-tb"/>
    </style:style>
    <style:style style:name="Tableau62.5" style:family="table-row">
      <style:table-row-properties style:min-row-height="0.626cm" style:keep-together="true" fo:keep-together="auto"/>
    </style:style>
    <style:style style:name="Tableau62.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62.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62.18" style:family="table-row">
      <style:table-row-properties style:keep-together="false" fo:keep-together="always"/>
    </style:style>
    <style:style style:name="Tableau62.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62.A27" style:family="table-cell">
      <style:table-cell-properties style:vertical-align="top" style:border-line-width="0.002cm 0.035cm 0.002cm" fo:padding-left="0.123cm" fo:padding-right="0.123cm" fo:padding-top="0cm" fo:padding-bottom="0cm" fo:border="0.039cm double #c0c0c0" style:writing-mode="lr-tb"/>
    </style:style>
    <style:style style:name="Tableau63" style:family="table">
      <style:table-properties style:width="17.619cm" fo:margin-left="-0.279cm" table:align="left" style:writing-mode="lr-tb"/>
    </style:style>
    <style:style style:name="Tableau63.A" style:family="table-column">
      <style:table-column-properties style:column-width="3.078cm"/>
    </style:style>
    <style:style style:name="Tableau63.B" style:family="table-column">
      <style:table-column-properties style:column-width="2.223cm"/>
    </style:style>
    <style:style style:name="Tableau63.C" style:family="table-column">
      <style:table-column-properties style:column-width="1.588cm"/>
    </style:style>
    <style:style style:name="Tableau63.D" style:family="table-column">
      <style:table-column-properties style:column-width="0.635cm"/>
    </style:style>
    <style:style style:name="Tableau63.E" style:family="table-column">
      <style:table-column-properties style:column-width="1.247cm"/>
    </style:style>
    <style:style style:name="Tableau63.F" style:family="table-column">
      <style:table-column-properties style:column-width="0.658cm"/>
    </style:style>
    <style:style style:name="Tableau63.G" style:family="table-column">
      <style:table-column-properties style:column-width="0.589cm"/>
    </style:style>
    <style:style style:name="Tableau63.H" style:family="table-column">
      <style:table-column-properties style:column-width="0.998cm"/>
    </style:style>
    <style:style style:name="Tableau63.I" style:family="table-column">
      <style:table-column-properties style:column-width="0.249cm"/>
    </style:style>
    <style:style style:name="Tableau63.J" style:family="table-column">
      <style:table-column-properties style:column-width="1.249cm"/>
    </style:style>
    <style:style style:name="Tableau63.K" style:family="table-column">
      <style:table-column-properties style:column-width="1.042cm"/>
    </style:style>
    <style:style style:name="Tableau63.L" style:family="table-column">
      <style:table-column-properties style:column-width="0.205cm"/>
    </style:style>
    <style:style style:name="Tableau63.O" style:family="table-column">
      <style:table-column-properties style:column-width="1.365cm"/>
    </style:style>
    <style:style style:name="Tableau63.1" style:family="table-row">
      <style:table-row-properties style:keep-together="true" fo:keep-together="auto"/>
    </style:style>
    <style:style style:name="Tableau63.A1" style:family="table-cell">
      <style:table-cell-properties style:vertical-align="middle" style:border-line-width="0.002cm 0.035cm 0.002cm" fo:padding-left="0.123cm" fo:padding-right="0.123cm" fo:padding-top="0cm" fo:padding-bottom="0cm" fo:border="0.039cm double #c0c0c0" style:writing-mode="lr-tb"/>
    </style:style>
    <style:style style:name="Tableau63.5" style:family="table-row">
      <style:table-row-properties style:min-row-height="0.626cm" style:keep-together="true" fo:keep-together="auto"/>
    </style:style>
    <style:style style:name="Tableau63.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63.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63.18" style:family="table-row">
      <style:table-row-properties style:keep-together="false" fo:keep-together="always"/>
    </style:style>
    <style:style style:name="Tableau63.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63.A27" style:family="table-cell">
      <style:table-cell-properties style:vertical-align="top" style:border-line-width="0.002cm 0.035cm 0.002cm" fo:padding-left="0.123cm" fo:padding-right="0.123cm" fo:padding-top="0cm" fo:padding-bottom="0cm" fo:border="0.039cm double #c0c0c0" style:writing-mode="lr-tb"/>
    </style:style>
    <style:style style:name="Tableau64" style:family="table">
      <style:table-properties style:width="17.619cm" fo:margin-left="-0.279cm" table:align="left" style:writing-mode="lr-tb"/>
    </style:style>
    <style:style style:name="Tableau64.A" style:family="table-column">
      <style:table-column-properties style:column-width="3.078cm"/>
    </style:style>
    <style:style style:name="Tableau64.B" style:family="table-column">
      <style:table-column-properties style:column-width="2.223cm"/>
    </style:style>
    <style:style style:name="Tableau64.C" style:family="table-column">
      <style:table-column-properties style:column-width="1.588cm"/>
    </style:style>
    <style:style style:name="Tableau64.D" style:family="table-column">
      <style:table-column-properties style:column-width="0.635cm"/>
    </style:style>
    <style:style style:name="Tableau64.E" style:family="table-column">
      <style:table-column-properties style:column-width="1.247cm"/>
    </style:style>
    <style:style style:name="Tableau64.F" style:family="table-column">
      <style:table-column-properties style:column-width="0.658cm"/>
    </style:style>
    <style:style style:name="Tableau64.G" style:family="table-column">
      <style:table-column-properties style:column-width="0.589cm"/>
    </style:style>
    <style:style style:name="Tableau64.H" style:family="table-column">
      <style:table-column-properties style:column-width="0.998cm"/>
    </style:style>
    <style:style style:name="Tableau64.I" style:family="table-column">
      <style:table-column-properties style:column-width="0.249cm"/>
    </style:style>
    <style:style style:name="Tableau64.J" style:family="table-column">
      <style:table-column-properties style:column-width="1.249cm"/>
    </style:style>
    <style:style style:name="Tableau64.K" style:family="table-column">
      <style:table-column-properties style:column-width="1.042cm"/>
    </style:style>
    <style:style style:name="Tableau64.L" style:family="table-column">
      <style:table-column-properties style:column-width="0.205cm"/>
    </style:style>
    <style:style style:name="Tableau64.O" style:family="table-column">
      <style:table-column-properties style:column-width="1.365cm"/>
    </style:style>
    <style:style style:name="Tableau64.1" style:family="table-row">
      <style:table-row-properties style:keep-together="true" fo:keep-together="auto"/>
    </style:style>
    <style:style style:name="Tableau64.A1" style:family="table-cell">
      <style:table-cell-properties style:vertical-align="middle" style:border-line-width="0.002cm 0.035cm 0.002cm" fo:padding-left="0.123cm" fo:padding-right="0.123cm" fo:padding-top="0cm" fo:padding-bottom="0cm" fo:border="0.039cm double #c0c0c0" style:writing-mode="lr-tb"/>
    </style:style>
    <style:style style:name="Tableau64.5" style:family="table-row">
      <style:table-row-properties style:min-row-height="0.626cm" style:keep-together="true" fo:keep-together="auto"/>
    </style:style>
    <style:style style:name="Tableau64.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64.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64.18" style:family="table-row">
      <style:table-row-properties style:keep-together="false" fo:keep-together="always"/>
    </style:style>
    <style:style style:name="Tableau64.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64.A27" style:family="table-cell">
      <style:table-cell-properties style:vertical-align="top" style:border-line-width="0.002cm 0.035cm 0.002cm" fo:padding-left="0.123cm" fo:padding-right="0.123cm" fo:padding-top="0cm" fo:padding-bottom="0cm" fo:border="0.039cm double #c0c0c0" style:writing-mode="lr-tb"/>
    </style:style>
    <style:style style:name="Tableau65" style:family="table">
      <style:table-properties style:width="17.619cm" fo:margin-left="-0.279cm" table:align="left" style:writing-mode="lr-tb"/>
    </style:style>
    <style:style style:name="Tableau65.A" style:family="table-column">
      <style:table-column-properties style:column-width="3.078cm"/>
    </style:style>
    <style:style style:name="Tableau65.B" style:family="table-column">
      <style:table-column-properties style:column-width="2.223cm"/>
    </style:style>
    <style:style style:name="Tableau65.C" style:family="table-column">
      <style:table-column-properties style:column-width="1.588cm"/>
    </style:style>
    <style:style style:name="Tableau65.D" style:family="table-column">
      <style:table-column-properties style:column-width="0.635cm"/>
    </style:style>
    <style:style style:name="Tableau65.E" style:family="table-column">
      <style:table-column-properties style:column-width="1.247cm"/>
    </style:style>
    <style:style style:name="Tableau65.F" style:family="table-column">
      <style:table-column-properties style:column-width="0.658cm"/>
    </style:style>
    <style:style style:name="Tableau65.G" style:family="table-column">
      <style:table-column-properties style:column-width="0.589cm"/>
    </style:style>
    <style:style style:name="Tableau65.H" style:family="table-column">
      <style:table-column-properties style:column-width="0.998cm"/>
    </style:style>
    <style:style style:name="Tableau65.I" style:family="table-column">
      <style:table-column-properties style:column-width="0.249cm"/>
    </style:style>
    <style:style style:name="Tableau65.J" style:family="table-column">
      <style:table-column-properties style:column-width="1.249cm"/>
    </style:style>
    <style:style style:name="Tableau65.K" style:family="table-column">
      <style:table-column-properties style:column-width="1.042cm"/>
    </style:style>
    <style:style style:name="Tableau65.L" style:family="table-column">
      <style:table-column-properties style:column-width="0.205cm"/>
    </style:style>
    <style:style style:name="Tableau65.O" style:family="table-column">
      <style:table-column-properties style:column-width="1.365cm"/>
    </style:style>
    <style:style style:name="Tableau65.1" style:family="table-row">
      <style:table-row-properties style:keep-together="true" fo:keep-together="auto"/>
    </style:style>
    <style:style style:name="Tableau65.A1" style:family="table-cell">
      <style:table-cell-properties style:vertical-align="middle" style:border-line-width="0.002cm 0.035cm 0.002cm" fo:padding-left="0.123cm" fo:padding-right="0.123cm" fo:padding-top="0cm" fo:padding-bottom="0cm" fo:border="0.039cm double #c0c0c0" style:writing-mode="lr-tb"/>
    </style:style>
    <style:style style:name="Tableau65.5" style:family="table-row">
      <style:table-row-properties style:min-row-height="0.626cm" style:keep-together="true" fo:keep-together="auto"/>
    </style:style>
    <style:style style:name="Tableau65.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65.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65.18" style:family="table-row">
      <style:table-row-properties style:keep-together="false" fo:keep-together="always"/>
    </style:style>
    <style:style style:name="Tableau65.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65.A27" style:family="table-cell">
      <style:table-cell-properties style:vertical-align="top" style:border-line-width="0.002cm 0.035cm 0.002cm" fo:padding-left="0.123cm" fo:padding-right="0.123cm" fo:padding-top="0cm" fo:padding-bottom="0cm" fo:border="0.039cm double #c0c0c0" style:writing-mode="lr-tb"/>
    </style:style>
    <style:style style:name="Tableau66" style:family="table">
      <style:table-properties style:width="17.619cm" fo:margin-left="-0.279cm" table:align="left" style:writing-mode="lr-tb"/>
    </style:style>
    <style:style style:name="Tableau66.A" style:family="table-column">
      <style:table-column-properties style:column-width="3.078cm"/>
    </style:style>
    <style:style style:name="Tableau66.B" style:family="table-column">
      <style:table-column-properties style:column-width="2.223cm"/>
    </style:style>
    <style:style style:name="Tableau66.C" style:family="table-column">
      <style:table-column-properties style:column-width="1.588cm"/>
    </style:style>
    <style:style style:name="Tableau66.D" style:family="table-column">
      <style:table-column-properties style:column-width="0.635cm"/>
    </style:style>
    <style:style style:name="Tableau66.E" style:family="table-column">
      <style:table-column-properties style:column-width="1.247cm"/>
    </style:style>
    <style:style style:name="Tableau66.F" style:family="table-column">
      <style:table-column-properties style:column-width="0.658cm"/>
    </style:style>
    <style:style style:name="Tableau66.G" style:family="table-column">
      <style:table-column-properties style:column-width="0.589cm"/>
    </style:style>
    <style:style style:name="Tableau66.H" style:family="table-column">
      <style:table-column-properties style:column-width="0.998cm"/>
    </style:style>
    <style:style style:name="Tableau66.I" style:family="table-column">
      <style:table-column-properties style:column-width="0.249cm"/>
    </style:style>
    <style:style style:name="Tableau66.J" style:family="table-column">
      <style:table-column-properties style:column-width="1.249cm"/>
    </style:style>
    <style:style style:name="Tableau66.K" style:family="table-column">
      <style:table-column-properties style:column-width="1.042cm"/>
    </style:style>
    <style:style style:name="Tableau66.L" style:family="table-column">
      <style:table-column-properties style:column-width="0.205cm"/>
    </style:style>
    <style:style style:name="Tableau66.O" style:family="table-column">
      <style:table-column-properties style:column-width="1.365cm"/>
    </style:style>
    <style:style style:name="Tableau66.1" style:family="table-row">
      <style:table-row-properties style:keep-together="true" fo:keep-together="auto"/>
    </style:style>
    <style:style style:name="Tableau66.A1" style:family="table-cell">
      <style:table-cell-properties style:vertical-align="middle" style:border-line-width="0.002cm 0.035cm 0.002cm" fo:padding-left="0.123cm" fo:padding-right="0.123cm" fo:padding-top="0cm" fo:padding-bottom="0cm" fo:border="0.039cm double #c0c0c0" style:writing-mode="lr-tb"/>
    </style:style>
    <style:style style:name="Tableau66.5" style:family="table-row">
      <style:table-row-properties style:min-row-height="0.626cm" style:keep-together="true" fo:keep-together="auto"/>
    </style:style>
    <style:style style:name="Tableau66.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66.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66.18" style:family="table-row">
      <style:table-row-properties style:keep-together="false" fo:keep-together="always"/>
    </style:style>
    <style:style style:name="Tableau66.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66.A27" style:family="table-cell">
      <style:table-cell-properties style:vertical-align="top" style:border-line-width="0.002cm 0.035cm 0.002cm" fo:padding-left="0.123cm" fo:padding-right="0.123cm" fo:padding-top="0cm" fo:padding-bottom="0cm" fo:border="0.039cm double #c0c0c0" style:writing-mode="lr-tb"/>
    </style:style>
    <style:style style:name="Tableau67" style:family="table">
      <style:table-properties style:width="17.619cm" fo:margin-left="-0.279cm" table:align="left" style:writing-mode="lr-tb"/>
    </style:style>
    <style:style style:name="Tableau67.A" style:family="table-column">
      <style:table-column-properties style:column-width="3.078cm"/>
    </style:style>
    <style:style style:name="Tableau67.B" style:family="table-column">
      <style:table-column-properties style:column-width="2.223cm"/>
    </style:style>
    <style:style style:name="Tableau67.C" style:family="table-column">
      <style:table-column-properties style:column-width="1.588cm"/>
    </style:style>
    <style:style style:name="Tableau67.D" style:family="table-column">
      <style:table-column-properties style:column-width="0.635cm"/>
    </style:style>
    <style:style style:name="Tableau67.E" style:family="table-column">
      <style:table-column-properties style:column-width="1.247cm"/>
    </style:style>
    <style:style style:name="Tableau67.F" style:family="table-column">
      <style:table-column-properties style:column-width="0.658cm"/>
    </style:style>
    <style:style style:name="Tableau67.G" style:family="table-column">
      <style:table-column-properties style:column-width="0.589cm"/>
    </style:style>
    <style:style style:name="Tableau67.H" style:family="table-column">
      <style:table-column-properties style:column-width="0.998cm"/>
    </style:style>
    <style:style style:name="Tableau67.I" style:family="table-column">
      <style:table-column-properties style:column-width="0.249cm"/>
    </style:style>
    <style:style style:name="Tableau67.J" style:family="table-column">
      <style:table-column-properties style:column-width="1.249cm"/>
    </style:style>
    <style:style style:name="Tableau67.K" style:family="table-column">
      <style:table-column-properties style:column-width="1.042cm"/>
    </style:style>
    <style:style style:name="Tableau67.L" style:family="table-column">
      <style:table-column-properties style:column-width="0.205cm"/>
    </style:style>
    <style:style style:name="Tableau67.O" style:family="table-column">
      <style:table-column-properties style:column-width="1.365cm"/>
    </style:style>
    <style:style style:name="Tableau67.1" style:family="table-row">
      <style:table-row-properties style:keep-together="true" fo:keep-together="auto"/>
    </style:style>
    <style:style style:name="Tableau67.A1" style:family="table-cell">
      <style:table-cell-properties style:vertical-align="middle" style:border-line-width="0.002cm 0.035cm 0.002cm" fo:padding-left="0.123cm" fo:padding-right="0.123cm" fo:padding-top="0cm" fo:padding-bottom="0cm" fo:border="0.039cm double #c0c0c0" style:writing-mode="lr-tb"/>
    </style:style>
    <style:style style:name="Tableau67.5" style:family="table-row">
      <style:table-row-properties style:min-row-height="0.626cm" style:keep-together="true" fo:keep-together="auto"/>
    </style:style>
    <style:style style:name="Tableau67.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67.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67.18" style:family="table-row">
      <style:table-row-properties style:keep-together="false" fo:keep-together="always"/>
    </style:style>
    <style:style style:name="Tableau67.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67.A27" style:family="table-cell">
      <style:table-cell-properties style:vertical-align="top" style:border-line-width="0.002cm 0.035cm 0.002cm" fo:padding-left="0.123cm" fo:padding-right="0.123cm" fo:padding-top="0cm" fo:padding-bottom="0cm" fo:border="0.039cm double #c0c0c0" style:writing-mode="lr-tb"/>
    </style:style>
    <style:style style:name="Tableau68" style:family="table">
      <style:table-properties style:width="17.619cm" fo:margin-left="-0.279cm" table:align="left" style:writing-mode="lr-tb"/>
    </style:style>
    <style:style style:name="Tableau68.A" style:family="table-column">
      <style:table-column-properties style:column-width="3.078cm"/>
    </style:style>
    <style:style style:name="Tableau68.B" style:family="table-column">
      <style:table-column-properties style:column-width="2.223cm"/>
    </style:style>
    <style:style style:name="Tableau68.C" style:family="table-column">
      <style:table-column-properties style:column-width="1.588cm"/>
    </style:style>
    <style:style style:name="Tableau68.D" style:family="table-column">
      <style:table-column-properties style:column-width="0.635cm"/>
    </style:style>
    <style:style style:name="Tableau68.E" style:family="table-column">
      <style:table-column-properties style:column-width="1.247cm"/>
    </style:style>
    <style:style style:name="Tableau68.F" style:family="table-column">
      <style:table-column-properties style:column-width="0.658cm"/>
    </style:style>
    <style:style style:name="Tableau68.G" style:family="table-column">
      <style:table-column-properties style:column-width="0.589cm"/>
    </style:style>
    <style:style style:name="Tableau68.H" style:family="table-column">
      <style:table-column-properties style:column-width="0.998cm"/>
    </style:style>
    <style:style style:name="Tableau68.I" style:family="table-column">
      <style:table-column-properties style:column-width="0.249cm"/>
    </style:style>
    <style:style style:name="Tableau68.J" style:family="table-column">
      <style:table-column-properties style:column-width="1.249cm"/>
    </style:style>
    <style:style style:name="Tableau68.K" style:family="table-column">
      <style:table-column-properties style:column-width="1.042cm"/>
    </style:style>
    <style:style style:name="Tableau68.L" style:family="table-column">
      <style:table-column-properties style:column-width="0.205cm"/>
    </style:style>
    <style:style style:name="Tableau68.O" style:family="table-column">
      <style:table-column-properties style:column-width="1.365cm"/>
    </style:style>
    <style:style style:name="Tableau68.1" style:family="table-row">
      <style:table-row-properties style:keep-together="true" fo:keep-together="auto"/>
    </style:style>
    <style:style style:name="Tableau68.A1" style:family="table-cell">
      <style:table-cell-properties style:vertical-align="middle" style:border-line-width="0.002cm 0.035cm 0.002cm" fo:padding-left="0.123cm" fo:padding-right="0.123cm" fo:padding-top="0cm" fo:padding-bottom="0cm" fo:border="0.039cm double #c0c0c0" style:writing-mode="lr-tb"/>
    </style:style>
    <style:style style:name="Tableau68.5" style:family="table-row">
      <style:table-row-properties style:min-row-height="0.626cm" style:keep-together="true" fo:keep-together="auto"/>
    </style:style>
    <style:style style:name="Tableau68.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68.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68.18" style:family="table-row">
      <style:table-row-properties style:keep-together="false" fo:keep-together="always"/>
    </style:style>
    <style:style style:name="Tableau68.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68.A27" style:family="table-cell">
      <style:table-cell-properties style:vertical-align="top" style:border-line-width="0.002cm 0.035cm 0.002cm" fo:padding-left="0.123cm" fo:padding-right="0.123cm" fo:padding-top="0cm" fo:padding-bottom="0cm" fo:border="0.039cm double #c0c0c0" style:writing-mode="lr-tb"/>
    </style:style>
    <style:style style:name="Tableau69" style:family="table">
      <style:table-properties style:width="17.619cm" fo:margin-left="-0.279cm" table:align="left" style:writing-mode="lr-tb"/>
    </style:style>
    <style:style style:name="Tableau69.A" style:family="table-column">
      <style:table-column-properties style:column-width="3.078cm"/>
    </style:style>
    <style:style style:name="Tableau69.B" style:family="table-column">
      <style:table-column-properties style:column-width="2.223cm"/>
    </style:style>
    <style:style style:name="Tableau69.C" style:family="table-column">
      <style:table-column-properties style:column-width="1.588cm"/>
    </style:style>
    <style:style style:name="Tableau69.D" style:family="table-column">
      <style:table-column-properties style:column-width="0.635cm"/>
    </style:style>
    <style:style style:name="Tableau69.E" style:family="table-column">
      <style:table-column-properties style:column-width="1.247cm"/>
    </style:style>
    <style:style style:name="Tableau69.F" style:family="table-column">
      <style:table-column-properties style:column-width="0.658cm"/>
    </style:style>
    <style:style style:name="Tableau69.G" style:family="table-column">
      <style:table-column-properties style:column-width="0.589cm"/>
    </style:style>
    <style:style style:name="Tableau69.H" style:family="table-column">
      <style:table-column-properties style:column-width="0.998cm"/>
    </style:style>
    <style:style style:name="Tableau69.I" style:family="table-column">
      <style:table-column-properties style:column-width="0.249cm"/>
    </style:style>
    <style:style style:name="Tableau69.J" style:family="table-column">
      <style:table-column-properties style:column-width="1.249cm"/>
    </style:style>
    <style:style style:name="Tableau69.K" style:family="table-column">
      <style:table-column-properties style:column-width="1.042cm"/>
    </style:style>
    <style:style style:name="Tableau69.L" style:family="table-column">
      <style:table-column-properties style:column-width="0.205cm"/>
    </style:style>
    <style:style style:name="Tableau69.O" style:family="table-column">
      <style:table-column-properties style:column-width="1.365cm"/>
    </style:style>
    <style:style style:name="Tableau69.1" style:family="table-row">
      <style:table-row-properties style:keep-together="true" fo:keep-together="auto"/>
    </style:style>
    <style:style style:name="Tableau69.A1" style:family="table-cell">
      <style:table-cell-properties style:vertical-align="middle" style:border-line-width="0.002cm 0.035cm 0.002cm" fo:padding-left="0.123cm" fo:padding-right="0.123cm" fo:padding-top="0cm" fo:padding-bottom="0cm" fo:border="0.039cm double #c0c0c0" style:writing-mode="lr-tb"/>
    </style:style>
    <style:style style:name="Tableau69.5" style:family="table-row">
      <style:table-row-properties style:min-row-height="0.626cm" style:keep-together="true" fo:keep-together="auto"/>
    </style:style>
    <style:style style:name="Tableau69.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69.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69.18" style:family="table-row">
      <style:table-row-properties style:keep-together="false" fo:keep-together="always"/>
    </style:style>
    <style:style style:name="Tableau69.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69.A27" style:family="table-cell">
      <style:table-cell-properties style:vertical-align="top" style:border-line-width="0.002cm 0.035cm 0.002cm" fo:padding-left="0.123cm" fo:padding-right="0.123cm" fo:padding-top="0cm" fo:padding-bottom="0cm" fo:border="0.039cm double #c0c0c0" style:writing-mode="lr-tb"/>
    </style:style>
    <style:style style:name="Tableau70" style:family="table">
      <style:table-properties style:width="17.619cm" fo:margin-left="-0.279cm" table:align="left" style:writing-mode="lr-tb"/>
    </style:style>
    <style:style style:name="Tableau70.A" style:family="table-column">
      <style:table-column-properties style:column-width="3.078cm"/>
    </style:style>
    <style:style style:name="Tableau70.B" style:family="table-column">
      <style:table-column-properties style:column-width="2.223cm"/>
    </style:style>
    <style:style style:name="Tableau70.C" style:family="table-column">
      <style:table-column-properties style:column-width="1.588cm"/>
    </style:style>
    <style:style style:name="Tableau70.D" style:family="table-column">
      <style:table-column-properties style:column-width="0.635cm"/>
    </style:style>
    <style:style style:name="Tableau70.E" style:family="table-column">
      <style:table-column-properties style:column-width="1.247cm"/>
    </style:style>
    <style:style style:name="Tableau70.F" style:family="table-column">
      <style:table-column-properties style:column-width="0.658cm"/>
    </style:style>
    <style:style style:name="Tableau70.G" style:family="table-column">
      <style:table-column-properties style:column-width="0.589cm"/>
    </style:style>
    <style:style style:name="Tableau70.H" style:family="table-column">
      <style:table-column-properties style:column-width="0.998cm"/>
    </style:style>
    <style:style style:name="Tableau70.I" style:family="table-column">
      <style:table-column-properties style:column-width="0.249cm"/>
    </style:style>
    <style:style style:name="Tableau70.J" style:family="table-column">
      <style:table-column-properties style:column-width="1.249cm"/>
    </style:style>
    <style:style style:name="Tableau70.K" style:family="table-column">
      <style:table-column-properties style:column-width="1.042cm"/>
    </style:style>
    <style:style style:name="Tableau70.L" style:family="table-column">
      <style:table-column-properties style:column-width="0.205cm"/>
    </style:style>
    <style:style style:name="Tableau70.O" style:family="table-column">
      <style:table-column-properties style:column-width="1.365cm"/>
    </style:style>
    <style:style style:name="Tableau70.1" style:family="table-row">
      <style:table-row-properties style:keep-together="true" fo:keep-together="auto"/>
    </style:style>
    <style:style style:name="Tableau70.A1" style:family="table-cell">
      <style:table-cell-properties style:vertical-align="middle" style:border-line-width="0.002cm 0.035cm 0.002cm" fo:padding-left="0.123cm" fo:padding-right="0.123cm" fo:padding-top="0cm" fo:padding-bottom="0cm" fo:border="0.039cm double #c0c0c0" style:writing-mode="lr-tb"/>
    </style:style>
    <style:style style:name="Tableau70.5" style:family="table-row">
      <style:table-row-properties style:min-row-height="0.626cm" style:keep-together="true" fo:keep-together="auto"/>
    </style:style>
    <style:style style:name="Tableau70.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70.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70.18" style:family="table-row">
      <style:table-row-properties style:keep-together="false" fo:keep-together="always"/>
    </style:style>
    <style:style style:name="Tableau70.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70.A27" style:family="table-cell">
      <style:table-cell-properties style:vertical-align="top" style:border-line-width="0.002cm 0.035cm 0.002cm" fo:padding-left="0.123cm" fo:padding-right="0.123cm" fo:padding-top="0cm" fo:padding-bottom="0cm" fo:border="0.039cm double #c0c0c0" style:writing-mode="lr-tb"/>
    </style:style>
    <style:style style:name="Tableau71" style:family="table">
      <style:table-properties style:width="17.619cm" fo:margin-left="-0.279cm" table:align="left" style:writing-mode="lr-tb"/>
    </style:style>
    <style:style style:name="Tableau71.A" style:family="table-column">
      <style:table-column-properties style:column-width="3.078cm"/>
    </style:style>
    <style:style style:name="Tableau71.B" style:family="table-column">
      <style:table-column-properties style:column-width="2.223cm"/>
    </style:style>
    <style:style style:name="Tableau71.C" style:family="table-column">
      <style:table-column-properties style:column-width="1.588cm"/>
    </style:style>
    <style:style style:name="Tableau71.D" style:family="table-column">
      <style:table-column-properties style:column-width="0.635cm"/>
    </style:style>
    <style:style style:name="Tableau71.E" style:family="table-column">
      <style:table-column-properties style:column-width="1.247cm"/>
    </style:style>
    <style:style style:name="Tableau71.F" style:family="table-column">
      <style:table-column-properties style:column-width="0.658cm"/>
    </style:style>
    <style:style style:name="Tableau71.G" style:family="table-column">
      <style:table-column-properties style:column-width="0.589cm"/>
    </style:style>
    <style:style style:name="Tableau71.H" style:family="table-column">
      <style:table-column-properties style:column-width="0.998cm"/>
    </style:style>
    <style:style style:name="Tableau71.I" style:family="table-column">
      <style:table-column-properties style:column-width="0.249cm"/>
    </style:style>
    <style:style style:name="Tableau71.J" style:family="table-column">
      <style:table-column-properties style:column-width="1.249cm"/>
    </style:style>
    <style:style style:name="Tableau71.K" style:family="table-column">
      <style:table-column-properties style:column-width="1.042cm"/>
    </style:style>
    <style:style style:name="Tableau71.L" style:family="table-column">
      <style:table-column-properties style:column-width="0.205cm"/>
    </style:style>
    <style:style style:name="Tableau71.O" style:family="table-column">
      <style:table-column-properties style:column-width="1.365cm"/>
    </style:style>
    <style:style style:name="Tableau71.1" style:family="table-row">
      <style:table-row-properties style:keep-together="true" fo:keep-together="auto"/>
    </style:style>
    <style:style style:name="Tableau71.A1" style:family="table-cell">
      <style:table-cell-properties style:vertical-align="middle" style:border-line-width="0.002cm 0.035cm 0.002cm" fo:padding-left="0.123cm" fo:padding-right="0.123cm" fo:padding-top="0cm" fo:padding-bottom="0cm" fo:border="0.039cm double #c0c0c0" style:writing-mode="lr-tb"/>
    </style:style>
    <style:style style:name="Tableau71.5" style:family="table-row">
      <style:table-row-properties style:min-row-height="0.626cm" style:keep-together="true" fo:keep-together="auto"/>
    </style:style>
    <style:style style:name="Tableau71.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71.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71.18" style:family="table-row">
      <style:table-row-properties style:keep-together="false" fo:keep-together="always"/>
    </style:style>
    <style:style style:name="Tableau71.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71.A27" style:family="table-cell">
      <style:table-cell-properties style:vertical-align="top" style:border-line-width="0.002cm 0.035cm 0.002cm" fo:padding-left="0.123cm" fo:padding-right="0.123cm" fo:padding-top="0cm" fo:padding-bottom="0cm" fo:border="0.039cm double #c0c0c0" style:writing-mode="lr-tb"/>
    </style:style>
    <style:style style:name="Tableau72" style:family="table">
      <style:table-properties style:width="17.619cm" fo:margin-left="-0.279cm" table:align="left" style:writing-mode="lr-tb"/>
    </style:style>
    <style:style style:name="Tableau72.A" style:family="table-column">
      <style:table-column-properties style:column-width="3.078cm"/>
    </style:style>
    <style:style style:name="Tableau72.B" style:family="table-column">
      <style:table-column-properties style:column-width="2.223cm"/>
    </style:style>
    <style:style style:name="Tableau72.C" style:family="table-column">
      <style:table-column-properties style:column-width="1.588cm"/>
    </style:style>
    <style:style style:name="Tableau72.D" style:family="table-column">
      <style:table-column-properties style:column-width="0.635cm"/>
    </style:style>
    <style:style style:name="Tableau72.E" style:family="table-column">
      <style:table-column-properties style:column-width="1.247cm"/>
    </style:style>
    <style:style style:name="Tableau72.F" style:family="table-column">
      <style:table-column-properties style:column-width="0.658cm"/>
    </style:style>
    <style:style style:name="Tableau72.G" style:family="table-column">
      <style:table-column-properties style:column-width="0.589cm"/>
    </style:style>
    <style:style style:name="Tableau72.H" style:family="table-column">
      <style:table-column-properties style:column-width="0.998cm"/>
    </style:style>
    <style:style style:name="Tableau72.I" style:family="table-column">
      <style:table-column-properties style:column-width="0.249cm"/>
    </style:style>
    <style:style style:name="Tableau72.J" style:family="table-column">
      <style:table-column-properties style:column-width="1.249cm"/>
    </style:style>
    <style:style style:name="Tableau72.K" style:family="table-column">
      <style:table-column-properties style:column-width="1.042cm"/>
    </style:style>
    <style:style style:name="Tableau72.L" style:family="table-column">
      <style:table-column-properties style:column-width="0.205cm"/>
    </style:style>
    <style:style style:name="Tableau72.O" style:family="table-column">
      <style:table-column-properties style:column-width="1.365cm"/>
    </style:style>
    <style:style style:name="Tableau72.1" style:family="table-row">
      <style:table-row-properties style:keep-together="true" fo:keep-together="auto"/>
    </style:style>
    <style:style style:name="Tableau72.A1" style:family="table-cell">
      <style:table-cell-properties style:vertical-align="middle" style:border-line-width="0.002cm 0.035cm 0.002cm" fo:padding-left="0.123cm" fo:padding-right="0.123cm" fo:padding-top="0cm" fo:padding-bottom="0cm" fo:border="0.039cm double #c0c0c0" style:writing-mode="lr-tb"/>
    </style:style>
    <style:style style:name="Tableau72.5" style:family="table-row">
      <style:table-row-properties style:min-row-height="0.626cm" style:keep-together="true" fo:keep-together="auto"/>
    </style:style>
    <style:style style:name="Tableau72.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72.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72.18" style:family="table-row">
      <style:table-row-properties style:keep-together="false" fo:keep-together="always"/>
    </style:style>
    <style:style style:name="Tableau72.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72.A27" style:family="table-cell">
      <style:table-cell-properties style:vertical-align="top" style:border-line-width="0.002cm 0.035cm 0.002cm" fo:padding-left="0.123cm" fo:padding-right="0.123cm" fo:padding-top="0cm" fo:padding-bottom="0cm" fo:border="0.039cm double #c0c0c0" style:writing-mode="lr-tb"/>
    </style:style>
    <style:style style:name="Tableau73" style:family="table">
      <style:table-properties style:width="17.619cm" fo:margin-left="-0.279cm" table:align="left" style:writing-mode="lr-tb"/>
    </style:style>
    <style:style style:name="Tableau73.A" style:family="table-column">
      <style:table-column-properties style:column-width="3.078cm"/>
    </style:style>
    <style:style style:name="Tableau73.B" style:family="table-column">
      <style:table-column-properties style:column-width="2.223cm"/>
    </style:style>
    <style:style style:name="Tableau73.C" style:family="table-column">
      <style:table-column-properties style:column-width="1.588cm"/>
    </style:style>
    <style:style style:name="Tableau73.D" style:family="table-column">
      <style:table-column-properties style:column-width="0.635cm"/>
    </style:style>
    <style:style style:name="Tableau73.E" style:family="table-column">
      <style:table-column-properties style:column-width="1.247cm"/>
    </style:style>
    <style:style style:name="Tableau73.F" style:family="table-column">
      <style:table-column-properties style:column-width="0.658cm"/>
    </style:style>
    <style:style style:name="Tableau73.G" style:family="table-column">
      <style:table-column-properties style:column-width="0.589cm"/>
    </style:style>
    <style:style style:name="Tableau73.H" style:family="table-column">
      <style:table-column-properties style:column-width="0.998cm"/>
    </style:style>
    <style:style style:name="Tableau73.I" style:family="table-column">
      <style:table-column-properties style:column-width="0.249cm"/>
    </style:style>
    <style:style style:name="Tableau73.J" style:family="table-column">
      <style:table-column-properties style:column-width="1.249cm"/>
    </style:style>
    <style:style style:name="Tableau73.K" style:family="table-column">
      <style:table-column-properties style:column-width="1.042cm"/>
    </style:style>
    <style:style style:name="Tableau73.L" style:family="table-column">
      <style:table-column-properties style:column-width="0.205cm"/>
    </style:style>
    <style:style style:name="Tableau73.O" style:family="table-column">
      <style:table-column-properties style:column-width="1.365cm"/>
    </style:style>
    <style:style style:name="Tableau73.1" style:family="table-row">
      <style:table-row-properties style:keep-together="true" fo:keep-together="auto"/>
    </style:style>
    <style:style style:name="Tableau73.A1" style:family="table-cell">
      <style:table-cell-properties style:vertical-align="middle" style:border-line-width="0.002cm 0.035cm 0.002cm" fo:padding-left="0.123cm" fo:padding-right="0.123cm" fo:padding-top="0cm" fo:padding-bottom="0cm" fo:border="0.039cm double #c0c0c0" style:writing-mode="lr-tb"/>
    </style:style>
    <style:style style:name="Tableau73.5" style:family="table-row">
      <style:table-row-properties style:min-row-height="0.626cm" style:keep-together="true" fo:keep-together="auto"/>
    </style:style>
    <style:style style:name="Tableau73.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73.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73.18" style:family="table-row">
      <style:table-row-properties style:keep-together="false" fo:keep-together="always"/>
    </style:style>
    <style:style style:name="Tableau73.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73.A27" style:family="table-cell">
      <style:table-cell-properties style:vertical-align="top" style:border-line-width="0.002cm 0.035cm 0.002cm" fo:padding-left="0.123cm" fo:padding-right="0.123cm" fo:padding-top="0cm" fo:padding-bottom="0cm" fo:border="0.039cm double #c0c0c0" style:writing-mode="lr-tb"/>
    </style:style>
    <style:style style:name="Tableau74" style:family="table">
      <style:table-properties style:width="17.619cm" fo:margin-left="-0.279cm" table:align="left" style:writing-mode="lr-tb"/>
    </style:style>
    <style:style style:name="Tableau74.A" style:family="table-column">
      <style:table-column-properties style:column-width="3.078cm"/>
    </style:style>
    <style:style style:name="Tableau74.B" style:family="table-column">
      <style:table-column-properties style:column-width="2.223cm"/>
    </style:style>
    <style:style style:name="Tableau74.C" style:family="table-column">
      <style:table-column-properties style:column-width="1.588cm"/>
    </style:style>
    <style:style style:name="Tableau74.D" style:family="table-column">
      <style:table-column-properties style:column-width="0.635cm"/>
    </style:style>
    <style:style style:name="Tableau74.E" style:family="table-column">
      <style:table-column-properties style:column-width="1.247cm"/>
    </style:style>
    <style:style style:name="Tableau74.F" style:family="table-column">
      <style:table-column-properties style:column-width="0.658cm"/>
    </style:style>
    <style:style style:name="Tableau74.G" style:family="table-column">
      <style:table-column-properties style:column-width="0.589cm"/>
    </style:style>
    <style:style style:name="Tableau74.H" style:family="table-column">
      <style:table-column-properties style:column-width="0.998cm"/>
    </style:style>
    <style:style style:name="Tableau74.I" style:family="table-column">
      <style:table-column-properties style:column-width="0.249cm"/>
    </style:style>
    <style:style style:name="Tableau74.J" style:family="table-column">
      <style:table-column-properties style:column-width="1.249cm"/>
    </style:style>
    <style:style style:name="Tableau74.K" style:family="table-column">
      <style:table-column-properties style:column-width="1.042cm"/>
    </style:style>
    <style:style style:name="Tableau74.L" style:family="table-column">
      <style:table-column-properties style:column-width="0.205cm"/>
    </style:style>
    <style:style style:name="Tableau74.O" style:family="table-column">
      <style:table-column-properties style:column-width="1.365cm"/>
    </style:style>
    <style:style style:name="Tableau74.1" style:family="table-row">
      <style:table-row-properties style:keep-together="true" fo:keep-together="auto"/>
    </style:style>
    <style:style style:name="Tableau74.A1" style:family="table-cell">
      <style:table-cell-properties style:vertical-align="middle" style:border-line-width="0.002cm 0.035cm 0.002cm" fo:padding-left="0.123cm" fo:padding-right="0.123cm" fo:padding-top="0cm" fo:padding-bottom="0cm" fo:border="0.039cm double #c0c0c0" style:writing-mode="lr-tb"/>
    </style:style>
    <style:style style:name="Tableau74.5" style:family="table-row">
      <style:table-row-properties style:min-row-height="0.626cm" style:keep-together="true" fo:keep-together="auto"/>
    </style:style>
    <style:style style:name="Tableau74.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74.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74.18" style:family="table-row">
      <style:table-row-properties style:keep-together="false" fo:keep-together="always"/>
    </style:style>
    <style:style style:name="Tableau74.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74.A27" style:family="table-cell">
      <style:table-cell-properties style:vertical-align="top" style:border-line-width="0.002cm 0.035cm 0.002cm" fo:padding-left="0.123cm" fo:padding-right="0.123cm" fo:padding-top="0cm" fo:padding-bottom="0cm" fo:border="0.039cm double #c0c0c0" style:writing-mode="lr-tb"/>
    </style:style>
    <style:style style:name="Tableau75" style:family="table">
      <style:table-properties style:width="17.619cm" fo:margin-left="-0.279cm" table:align="left" style:writing-mode="lr-tb"/>
    </style:style>
    <style:style style:name="Tableau75.A" style:family="table-column">
      <style:table-column-properties style:column-width="3.078cm"/>
    </style:style>
    <style:style style:name="Tableau75.B" style:family="table-column">
      <style:table-column-properties style:column-width="2.223cm"/>
    </style:style>
    <style:style style:name="Tableau75.C" style:family="table-column">
      <style:table-column-properties style:column-width="1.588cm"/>
    </style:style>
    <style:style style:name="Tableau75.D" style:family="table-column">
      <style:table-column-properties style:column-width="0.635cm"/>
    </style:style>
    <style:style style:name="Tableau75.E" style:family="table-column">
      <style:table-column-properties style:column-width="1.247cm"/>
    </style:style>
    <style:style style:name="Tableau75.F" style:family="table-column">
      <style:table-column-properties style:column-width="0.658cm"/>
    </style:style>
    <style:style style:name="Tableau75.G" style:family="table-column">
      <style:table-column-properties style:column-width="0.589cm"/>
    </style:style>
    <style:style style:name="Tableau75.H" style:family="table-column">
      <style:table-column-properties style:column-width="0.998cm"/>
    </style:style>
    <style:style style:name="Tableau75.I" style:family="table-column">
      <style:table-column-properties style:column-width="0.249cm"/>
    </style:style>
    <style:style style:name="Tableau75.J" style:family="table-column">
      <style:table-column-properties style:column-width="1.249cm"/>
    </style:style>
    <style:style style:name="Tableau75.K" style:family="table-column">
      <style:table-column-properties style:column-width="1.042cm"/>
    </style:style>
    <style:style style:name="Tableau75.L" style:family="table-column">
      <style:table-column-properties style:column-width="0.205cm"/>
    </style:style>
    <style:style style:name="Tableau75.O" style:family="table-column">
      <style:table-column-properties style:column-width="1.365cm"/>
    </style:style>
    <style:style style:name="Tableau75.1" style:family="table-row">
      <style:table-row-properties style:keep-together="true" fo:keep-together="auto"/>
    </style:style>
    <style:style style:name="Tableau75.A1" style:family="table-cell">
      <style:table-cell-properties style:vertical-align="middle" style:border-line-width="0.002cm 0.035cm 0.002cm" fo:padding-left="0.123cm" fo:padding-right="0.123cm" fo:padding-top="0cm" fo:padding-bottom="0cm" fo:border="0.039cm double #c0c0c0" style:writing-mode="lr-tb"/>
    </style:style>
    <style:style style:name="Tableau75.5" style:family="table-row">
      <style:table-row-properties style:min-row-height="0.626cm" style:keep-together="true" fo:keep-together="auto"/>
    </style:style>
    <style:style style:name="Tableau75.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75.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75.18" style:family="table-row">
      <style:table-row-properties style:keep-together="false" fo:keep-together="always"/>
    </style:style>
    <style:style style:name="Tableau75.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75.A27" style:family="table-cell">
      <style:table-cell-properties style:vertical-align="top" style:border-line-width="0.002cm 0.035cm 0.002cm" fo:padding-left="0.123cm" fo:padding-right="0.123cm" fo:padding-top="0cm" fo:padding-bottom="0cm" fo:border="0.039cm double #c0c0c0" style:writing-mode="lr-tb"/>
    </style:style>
    <style:style style:name="Tableau76" style:family="table">
      <style:table-properties style:width="17.619cm" fo:margin-left="-0.279cm" table:align="left" style:writing-mode="lr-tb"/>
    </style:style>
    <style:style style:name="Tableau76.A" style:family="table-column">
      <style:table-column-properties style:column-width="3.078cm"/>
    </style:style>
    <style:style style:name="Tableau76.B" style:family="table-column">
      <style:table-column-properties style:column-width="2.223cm"/>
    </style:style>
    <style:style style:name="Tableau76.C" style:family="table-column">
      <style:table-column-properties style:column-width="1.588cm"/>
    </style:style>
    <style:style style:name="Tableau76.D" style:family="table-column">
      <style:table-column-properties style:column-width="0.635cm"/>
    </style:style>
    <style:style style:name="Tableau76.E" style:family="table-column">
      <style:table-column-properties style:column-width="1.247cm"/>
    </style:style>
    <style:style style:name="Tableau76.F" style:family="table-column">
      <style:table-column-properties style:column-width="0.658cm"/>
    </style:style>
    <style:style style:name="Tableau76.G" style:family="table-column">
      <style:table-column-properties style:column-width="0.589cm"/>
    </style:style>
    <style:style style:name="Tableau76.H" style:family="table-column">
      <style:table-column-properties style:column-width="0.998cm"/>
    </style:style>
    <style:style style:name="Tableau76.I" style:family="table-column">
      <style:table-column-properties style:column-width="0.249cm"/>
    </style:style>
    <style:style style:name="Tableau76.J" style:family="table-column">
      <style:table-column-properties style:column-width="1.249cm"/>
    </style:style>
    <style:style style:name="Tableau76.K" style:family="table-column">
      <style:table-column-properties style:column-width="1.042cm"/>
    </style:style>
    <style:style style:name="Tableau76.L" style:family="table-column">
      <style:table-column-properties style:column-width="0.205cm"/>
    </style:style>
    <style:style style:name="Tableau76.O" style:family="table-column">
      <style:table-column-properties style:column-width="1.365cm"/>
    </style:style>
    <style:style style:name="Tableau76.1" style:family="table-row">
      <style:table-row-properties style:keep-together="true" fo:keep-together="auto"/>
    </style:style>
    <style:style style:name="Tableau76.A1" style:family="table-cell">
      <style:table-cell-properties style:vertical-align="middle" style:border-line-width="0.002cm 0.035cm 0.002cm" fo:padding-left="0.123cm" fo:padding-right="0.123cm" fo:padding-top="0cm" fo:padding-bottom="0cm" fo:border="0.039cm double #c0c0c0" style:writing-mode="lr-tb"/>
    </style:style>
    <style:style style:name="Tableau76.5" style:family="table-row">
      <style:table-row-properties style:min-row-height="0.626cm" style:keep-together="true" fo:keep-together="auto"/>
    </style:style>
    <style:style style:name="Tableau76.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76.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76.18" style:family="table-row">
      <style:table-row-properties style:keep-together="false" fo:keep-together="always"/>
    </style:style>
    <style:style style:name="Tableau76.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76.A27" style:family="table-cell">
      <style:table-cell-properties style:vertical-align="top" style:border-line-width="0.002cm 0.035cm 0.002cm" fo:padding-left="0.123cm" fo:padding-right="0.123cm" fo:padding-top="0cm" fo:padding-bottom="0cm" fo:border="0.039cm double #c0c0c0" style:writing-mode="lr-tb"/>
    </style:style>
    <style:style style:name="Tableau77" style:family="table">
      <style:table-properties style:width="17.619cm" fo:margin-left="-0.279cm" table:align="left" style:writing-mode="lr-tb"/>
    </style:style>
    <style:style style:name="Tableau77.A" style:family="table-column">
      <style:table-column-properties style:column-width="3.078cm"/>
    </style:style>
    <style:style style:name="Tableau77.B" style:family="table-column">
      <style:table-column-properties style:column-width="2.223cm"/>
    </style:style>
    <style:style style:name="Tableau77.C" style:family="table-column">
      <style:table-column-properties style:column-width="1.588cm"/>
    </style:style>
    <style:style style:name="Tableau77.D" style:family="table-column">
      <style:table-column-properties style:column-width="0.635cm"/>
    </style:style>
    <style:style style:name="Tableau77.E" style:family="table-column">
      <style:table-column-properties style:column-width="1.247cm"/>
    </style:style>
    <style:style style:name="Tableau77.F" style:family="table-column">
      <style:table-column-properties style:column-width="0.658cm"/>
    </style:style>
    <style:style style:name="Tableau77.G" style:family="table-column">
      <style:table-column-properties style:column-width="0.589cm"/>
    </style:style>
    <style:style style:name="Tableau77.H" style:family="table-column">
      <style:table-column-properties style:column-width="0.998cm"/>
    </style:style>
    <style:style style:name="Tableau77.I" style:family="table-column">
      <style:table-column-properties style:column-width="0.249cm"/>
    </style:style>
    <style:style style:name="Tableau77.J" style:family="table-column">
      <style:table-column-properties style:column-width="1.249cm"/>
    </style:style>
    <style:style style:name="Tableau77.K" style:family="table-column">
      <style:table-column-properties style:column-width="1.042cm"/>
    </style:style>
    <style:style style:name="Tableau77.L" style:family="table-column">
      <style:table-column-properties style:column-width="0.205cm"/>
    </style:style>
    <style:style style:name="Tableau77.O" style:family="table-column">
      <style:table-column-properties style:column-width="1.365cm"/>
    </style:style>
    <style:style style:name="Tableau77.1" style:family="table-row">
      <style:table-row-properties style:keep-together="true" fo:keep-together="auto"/>
    </style:style>
    <style:style style:name="Tableau77.A1" style:family="table-cell">
      <style:table-cell-properties style:vertical-align="middle" style:border-line-width="0.002cm 0.035cm 0.002cm" fo:padding-left="0.123cm" fo:padding-right="0.123cm" fo:padding-top="0cm" fo:padding-bottom="0cm" fo:border="0.039cm double #c0c0c0" style:writing-mode="lr-tb"/>
    </style:style>
    <style:style style:name="Tableau77.5" style:family="table-row">
      <style:table-row-properties style:min-row-height="0.626cm" style:keep-together="true" fo:keep-together="auto"/>
    </style:style>
    <style:style style:name="Tableau77.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77.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77.18" style:family="table-row">
      <style:table-row-properties style:keep-together="false" fo:keep-together="always"/>
    </style:style>
    <style:style style:name="Tableau77.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77.A27" style:family="table-cell">
      <style:table-cell-properties style:vertical-align="top" style:border-line-width="0.002cm 0.035cm 0.002cm" fo:padding-left="0.123cm" fo:padding-right="0.123cm" fo:padding-top="0cm" fo:padding-bottom="0cm" fo:border="0.039cm double #c0c0c0" style:writing-mode="lr-tb"/>
    </style:style>
    <style:style style:name="Tableau78" style:family="table">
      <style:table-properties style:width="17.619cm" fo:margin-left="-0.279cm" table:align="left" style:writing-mode="lr-tb"/>
    </style:style>
    <style:style style:name="Tableau78.A" style:family="table-column">
      <style:table-column-properties style:column-width="3.078cm"/>
    </style:style>
    <style:style style:name="Tableau78.B" style:family="table-column">
      <style:table-column-properties style:column-width="2.223cm"/>
    </style:style>
    <style:style style:name="Tableau78.C" style:family="table-column">
      <style:table-column-properties style:column-width="1.588cm"/>
    </style:style>
    <style:style style:name="Tableau78.D" style:family="table-column">
      <style:table-column-properties style:column-width="0.635cm"/>
    </style:style>
    <style:style style:name="Tableau78.E" style:family="table-column">
      <style:table-column-properties style:column-width="1.247cm"/>
    </style:style>
    <style:style style:name="Tableau78.F" style:family="table-column">
      <style:table-column-properties style:column-width="0.658cm"/>
    </style:style>
    <style:style style:name="Tableau78.G" style:family="table-column">
      <style:table-column-properties style:column-width="0.589cm"/>
    </style:style>
    <style:style style:name="Tableau78.H" style:family="table-column">
      <style:table-column-properties style:column-width="0.998cm"/>
    </style:style>
    <style:style style:name="Tableau78.I" style:family="table-column">
      <style:table-column-properties style:column-width="0.249cm"/>
    </style:style>
    <style:style style:name="Tableau78.J" style:family="table-column">
      <style:table-column-properties style:column-width="1.249cm"/>
    </style:style>
    <style:style style:name="Tableau78.K" style:family="table-column">
      <style:table-column-properties style:column-width="1.042cm"/>
    </style:style>
    <style:style style:name="Tableau78.L" style:family="table-column">
      <style:table-column-properties style:column-width="0.205cm"/>
    </style:style>
    <style:style style:name="Tableau78.O" style:family="table-column">
      <style:table-column-properties style:column-width="1.365cm"/>
    </style:style>
    <style:style style:name="Tableau78.1" style:family="table-row">
      <style:table-row-properties style:keep-together="true" fo:keep-together="auto"/>
    </style:style>
    <style:style style:name="Tableau78.A1" style:family="table-cell">
      <style:table-cell-properties style:vertical-align="middle" style:border-line-width="0.002cm 0.035cm 0.002cm" fo:padding-left="0.123cm" fo:padding-right="0.123cm" fo:padding-top="0cm" fo:padding-bottom="0cm" fo:border="0.039cm double #c0c0c0" style:writing-mode="lr-tb"/>
    </style:style>
    <style:style style:name="Tableau78.5" style:family="table-row">
      <style:table-row-properties style:min-row-height="0.626cm" style:keep-together="true" fo:keep-together="auto"/>
    </style:style>
    <style:style style:name="Tableau78.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78.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78.18" style:family="table-row">
      <style:table-row-properties style:keep-together="false" fo:keep-together="always"/>
    </style:style>
    <style:style style:name="Tableau78.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78.A27" style:family="table-cell">
      <style:table-cell-properties style:vertical-align="top" style:border-line-width="0.002cm 0.035cm 0.002cm" fo:padding-left="0.123cm" fo:padding-right="0.123cm" fo:padding-top="0cm" fo:padding-bottom="0cm" fo:border="0.039cm double #c0c0c0" style:writing-mode="lr-tb"/>
    </style:style>
    <style:style style:name="Tableau79" style:family="table">
      <style:table-properties style:width="17.619cm" fo:margin-left="-0.279cm" table:align="left" style:writing-mode="lr-tb"/>
    </style:style>
    <style:style style:name="Tableau79.A" style:family="table-column">
      <style:table-column-properties style:column-width="3.078cm"/>
    </style:style>
    <style:style style:name="Tableau79.B" style:family="table-column">
      <style:table-column-properties style:column-width="2.223cm"/>
    </style:style>
    <style:style style:name="Tableau79.C" style:family="table-column">
      <style:table-column-properties style:column-width="1.588cm"/>
    </style:style>
    <style:style style:name="Tableau79.D" style:family="table-column">
      <style:table-column-properties style:column-width="0.635cm"/>
    </style:style>
    <style:style style:name="Tableau79.E" style:family="table-column">
      <style:table-column-properties style:column-width="1.247cm"/>
    </style:style>
    <style:style style:name="Tableau79.F" style:family="table-column">
      <style:table-column-properties style:column-width="0.658cm"/>
    </style:style>
    <style:style style:name="Tableau79.G" style:family="table-column">
      <style:table-column-properties style:column-width="0.589cm"/>
    </style:style>
    <style:style style:name="Tableau79.H" style:family="table-column">
      <style:table-column-properties style:column-width="0.998cm"/>
    </style:style>
    <style:style style:name="Tableau79.I" style:family="table-column">
      <style:table-column-properties style:column-width="0.249cm"/>
    </style:style>
    <style:style style:name="Tableau79.J" style:family="table-column">
      <style:table-column-properties style:column-width="1.249cm"/>
    </style:style>
    <style:style style:name="Tableau79.K" style:family="table-column">
      <style:table-column-properties style:column-width="1.042cm"/>
    </style:style>
    <style:style style:name="Tableau79.L" style:family="table-column">
      <style:table-column-properties style:column-width="0.205cm"/>
    </style:style>
    <style:style style:name="Tableau79.O" style:family="table-column">
      <style:table-column-properties style:column-width="1.365cm"/>
    </style:style>
    <style:style style:name="Tableau79.1" style:family="table-row">
      <style:table-row-properties style:keep-together="true" fo:keep-together="auto"/>
    </style:style>
    <style:style style:name="Tableau79.A1" style:family="table-cell">
      <style:table-cell-properties style:vertical-align="middle" style:border-line-width="0.002cm 0.035cm 0.002cm" fo:padding-left="0.123cm" fo:padding-right="0.123cm" fo:padding-top="0cm" fo:padding-bottom="0cm" fo:border="0.039cm double #c0c0c0" style:writing-mode="lr-tb"/>
    </style:style>
    <style:style style:name="Tableau79.5" style:family="table-row">
      <style:table-row-properties style:min-row-height="0.626cm" style:keep-together="true" fo:keep-together="auto"/>
    </style:style>
    <style:style style:name="Tableau79.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79.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79.18" style:family="table-row">
      <style:table-row-properties style:keep-together="false" fo:keep-together="always"/>
    </style:style>
    <style:style style:name="Tableau79.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79.A27" style:family="table-cell">
      <style:table-cell-properties style:vertical-align="top" style:border-line-width="0.002cm 0.035cm 0.002cm" fo:padding-left="0.123cm" fo:padding-right="0.123cm" fo:padding-top="0cm" fo:padding-bottom="0cm" fo:border="0.039cm double #c0c0c0" style:writing-mode="lr-tb"/>
    </style:style>
    <style:style style:name="Tableau80" style:family="table">
      <style:table-properties style:width="17.619cm" fo:margin-left="-0.279cm" table:align="left" style:writing-mode="lr-tb"/>
    </style:style>
    <style:style style:name="Tableau80.A" style:family="table-column">
      <style:table-column-properties style:column-width="3.078cm"/>
    </style:style>
    <style:style style:name="Tableau80.B" style:family="table-column">
      <style:table-column-properties style:column-width="2.223cm"/>
    </style:style>
    <style:style style:name="Tableau80.C" style:family="table-column">
      <style:table-column-properties style:column-width="1.588cm"/>
    </style:style>
    <style:style style:name="Tableau80.D" style:family="table-column">
      <style:table-column-properties style:column-width="0.635cm"/>
    </style:style>
    <style:style style:name="Tableau80.E" style:family="table-column">
      <style:table-column-properties style:column-width="1.247cm"/>
    </style:style>
    <style:style style:name="Tableau80.F" style:family="table-column">
      <style:table-column-properties style:column-width="0.658cm"/>
    </style:style>
    <style:style style:name="Tableau80.G" style:family="table-column">
      <style:table-column-properties style:column-width="0.589cm"/>
    </style:style>
    <style:style style:name="Tableau80.H" style:family="table-column">
      <style:table-column-properties style:column-width="0.998cm"/>
    </style:style>
    <style:style style:name="Tableau80.I" style:family="table-column">
      <style:table-column-properties style:column-width="0.249cm"/>
    </style:style>
    <style:style style:name="Tableau80.J" style:family="table-column">
      <style:table-column-properties style:column-width="1.249cm"/>
    </style:style>
    <style:style style:name="Tableau80.K" style:family="table-column">
      <style:table-column-properties style:column-width="1.042cm"/>
    </style:style>
    <style:style style:name="Tableau80.L" style:family="table-column">
      <style:table-column-properties style:column-width="0.205cm"/>
    </style:style>
    <style:style style:name="Tableau80.O" style:family="table-column">
      <style:table-column-properties style:column-width="1.365cm"/>
    </style:style>
    <style:style style:name="Tableau80.1" style:family="table-row">
      <style:table-row-properties style:keep-together="true" fo:keep-together="auto"/>
    </style:style>
    <style:style style:name="Tableau80.A1" style:family="table-cell">
      <style:table-cell-properties style:vertical-align="middle" style:border-line-width="0.002cm 0.035cm 0.002cm" fo:padding-left="0.123cm" fo:padding-right="0.123cm" fo:padding-top="0cm" fo:padding-bottom="0cm" fo:border="0.039cm double #c0c0c0" style:writing-mode="lr-tb"/>
    </style:style>
    <style:style style:name="Tableau80.5" style:family="table-row">
      <style:table-row-properties style:min-row-height="0.626cm" style:keep-together="true" fo:keep-together="auto"/>
    </style:style>
    <style:style style:name="Tableau80.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80.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80.18" style:family="table-row">
      <style:table-row-properties style:keep-together="false" fo:keep-together="always"/>
    </style:style>
    <style:style style:name="Tableau80.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80.A27" style:family="table-cell">
      <style:table-cell-properties style:vertical-align="top" style:border-line-width="0.002cm 0.035cm 0.002cm" fo:padding-left="0.123cm" fo:padding-right="0.123cm" fo:padding-top="0cm" fo:padding-bottom="0cm" fo:border="0.039cm double #c0c0c0" style:writing-mode="lr-tb"/>
    </style:style>
    <style:style style:name="Tableau81" style:family="table">
      <style:table-properties style:width="17.619cm" fo:margin-left="-0.279cm" table:align="left" style:writing-mode="lr-tb"/>
    </style:style>
    <style:style style:name="Tableau81.A" style:family="table-column">
      <style:table-column-properties style:column-width="3.078cm"/>
    </style:style>
    <style:style style:name="Tableau81.B" style:family="table-column">
      <style:table-column-properties style:column-width="2.223cm"/>
    </style:style>
    <style:style style:name="Tableau81.C" style:family="table-column">
      <style:table-column-properties style:column-width="1.588cm"/>
    </style:style>
    <style:style style:name="Tableau81.D" style:family="table-column">
      <style:table-column-properties style:column-width="0.635cm"/>
    </style:style>
    <style:style style:name="Tableau81.E" style:family="table-column">
      <style:table-column-properties style:column-width="1.247cm"/>
    </style:style>
    <style:style style:name="Tableau81.F" style:family="table-column">
      <style:table-column-properties style:column-width="0.658cm"/>
    </style:style>
    <style:style style:name="Tableau81.G" style:family="table-column">
      <style:table-column-properties style:column-width="0.589cm"/>
    </style:style>
    <style:style style:name="Tableau81.H" style:family="table-column">
      <style:table-column-properties style:column-width="0.998cm"/>
    </style:style>
    <style:style style:name="Tableau81.I" style:family="table-column">
      <style:table-column-properties style:column-width="0.249cm"/>
    </style:style>
    <style:style style:name="Tableau81.J" style:family="table-column">
      <style:table-column-properties style:column-width="1.249cm"/>
    </style:style>
    <style:style style:name="Tableau81.K" style:family="table-column">
      <style:table-column-properties style:column-width="1.042cm"/>
    </style:style>
    <style:style style:name="Tableau81.L" style:family="table-column">
      <style:table-column-properties style:column-width="0.205cm"/>
    </style:style>
    <style:style style:name="Tableau81.O" style:family="table-column">
      <style:table-column-properties style:column-width="1.365cm"/>
    </style:style>
    <style:style style:name="Tableau81.1" style:family="table-row">
      <style:table-row-properties style:keep-together="true" fo:keep-together="auto"/>
    </style:style>
    <style:style style:name="Tableau81.A1" style:family="table-cell">
      <style:table-cell-properties style:vertical-align="middle" style:border-line-width="0.002cm 0.035cm 0.002cm" fo:padding-left="0.123cm" fo:padding-right="0.123cm" fo:padding-top="0cm" fo:padding-bottom="0cm" fo:border="0.039cm double #c0c0c0" style:writing-mode="lr-tb"/>
    </style:style>
    <style:style style:name="Tableau81.5" style:family="table-row">
      <style:table-row-properties style:min-row-height="0.626cm" style:keep-together="true" fo:keep-together="auto"/>
    </style:style>
    <style:style style:name="Tableau81.A5"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808080" style:writing-mode="lr-tb"/>
    </style:style>
    <style:style style:name="Tableau81.E5" style:family="table-cell">
      <style:table-cell-properties style:vertical-align="middle" style:border-line-width="0.002cm 0.035cm 0.002cm" fo:padding-left="0.123cm" fo:padding-right="0.123cm" fo:padding-top="0cm" fo:padding-bottom="0cm" fo:border-left="0.039cm double #c0c0c0" fo:border-right="0.039cm double #c0c0c0" fo:border-top="0.039cm double #c0c0c0" fo:border-bottom="0.039cm double #808080" style:writing-mode="lr-tb"/>
    </style:style>
    <style:style style:name="Tableau81.18" style:family="table-row">
      <style:table-row-properties style:keep-together="false" fo:keep-together="always"/>
    </style:style>
    <style:style style:name="Tableau81.A19" style:family="table-cell">
      <style:table-cell-properties style:vertical-align="middle" style:border-line-width-left="0.002cm 0.035cm 0.002cm" style:border-line-width-top="0.002cm 0.035cm 0.002cm" style:border-line-width-bottom="0.002cm 0.035cm 0.002cm" fo:padding-left="0.123cm" fo:padding-right="0.123cm" fo:padding-top="0cm" fo:padding-bottom="0cm" fo:border-left="0.039cm double #c0c0c0" fo:border-right="none" fo:border-top="0.039cm double #c0c0c0" fo:border-bottom="0.039cm double #c0c0c0" style:writing-mode="lr-tb"/>
    </style:style>
    <style:style style:name="Tableau81.A27" style:family="table-cell">
      <style:table-cell-properties style:vertical-align="top" style:border-line-width="0.002cm 0.035cm 0.002cm" fo:padding-left="0.123cm" fo:padding-right="0.123cm" fo:padding-top="0cm" fo:padding-bottom="0cm" fo:border="0.039cm double #c0c0c0" style:writing-mode="lr-tb"/>
    </style:style>
    <style:style style:name="Tableau82" style:family="table">
      <style:table-properties style:width="27.178cm" fo:margin-left="-1.501cm" table:align="left" style:writing-mode="lr-tb"/>
    </style:style>
    <style:style style:name="Tableau82.A" style:family="table-column">
      <style:table-column-properties style:column-width="1.485cm"/>
    </style:style>
    <style:style style:name="Tableau82.B" style:family="table-column">
      <style:table-column-properties style:column-width="4.972cm"/>
    </style:style>
    <style:style style:name="Tableau82.C" style:family="table-column">
      <style:table-column-properties style:column-width="2.485cm"/>
    </style:style>
    <style:style style:name="Tableau82.D" style:family="table-column">
      <style:table-column-properties style:column-width="4.971cm"/>
    </style:style>
    <style:style style:name="Tableau82.I" style:family="table-column">
      <style:table-column-properties style:column-width="0.836cm"/>
    </style:style>
    <style:style style:name="Tableau82.1" style:family="table-row">
      <style:table-row-properties style:keep-together="true" fo:keep-together="auto"/>
    </style:style>
    <style:style style:name="Tableau82.A1" style:family="table-cell">
      <style:table-cell-properties style:vertical-align="middle" fo:background-color="#ffffcc" fo:padding="0.097cm" fo:border-left="0.002cm solid #000000" fo:border-right="none" fo:border-top="0.002cm solid #000000" fo:border-bottom="0.002cm solid #000000" style:writing-mode="lr-tb">
        <style:background-image/>
      </style:table-cell-properties>
    </style:style>
    <style:style style:name="Tableau82.B1" style:family="table-cell">
      <style:table-cell-properties style:vertical-align="middle" fo:background-color="#ccffff" fo:padding="0.097cm" fo:border-left="0.002cm solid #000000" fo:border-right="none" fo:border-top="0.002cm solid #000000" fo:border-bottom="0.002cm solid #000000" style:writing-mode="lr-tb">
        <style:background-image/>
      </style:table-cell-properties>
    </style:style>
    <style:style style:name="Tableau82.C1" style:family="table-cell">
      <style:table-cell-properties style:vertical-align="middle" fo:background-color="#ffcc99" fo:padding="0.097cm" fo:border-left="0.002cm solid #000000" fo:border-right="none" fo:border-top="0.002cm solid #000000" fo:border-bottom="0.002cm solid #000000" style:writing-mode="lr-tb">
        <style:background-image/>
      </style:table-cell-properties>
    </style:style>
    <style:style style:name="Tableau82.G1" style:family="table-cell">
      <style:table-cell-properties style:vertical-align="middle" fo:background-color="#e6e6e6" fo:padding="0.097cm" fo:border-left="0.002cm solid #000000" fo:border-right="none" fo:border-top="0.002cm solid #000000" fo:border-bottom="0.002cm solid #000000" style:writing-mode="lr-tb">
        <style:background-image/>
      </style:table-cell-properties>
    </style:style>
    <style:style style:name="Tableau82.I1" style:family="table-cell">
      <style:table-cell-properties style:vertical-align="middle" fo:padding="0.097cm" fo:border="0.002cm solid #000000" style:writing-mode="lr-tb"/>
    </style:style>
    <style:style style:name="Tableau83" style:family="table">
      <style:table-properties style:width="26.515cm" table:align="left" style:writing-mode="lr-tb"/>
    </style:style>
    <style:style style:name="Tableau83.A" style:family="table-column">
      <style:table-column-properties style:column-width="4.969cm"/>
    </style:style>
    <style:style style:name="Tableau83.B" style:family="table-column">
      <style:table-column-properties style:column-width="4.971cm"/>
    </style:style>
    <style:style style:name="Tableau83.C" style:family="table-column">
      <style:table-column-properties style:column-width="2.485cm"/>
    </style:style>
    <style:style style:name="Tableau83.H" style:family="table-column">
      <style:table-column-properties style:column-width="0.827cm"/>
    </style:style>
    <style:style style:name="Tableau83.I" style:family="table-column">
      <style:table-column-properties style:column-width="0.836cm"/>
    </style:style>
    <style:style style:name="Tableau83.1" style:family="table-row">
      <style:table-row-properties style:keep-together="true" fo:keep-together="auto"/>
    </style:style>
    <style:style style:name="Tableau83.A1" style:family="table-cell">
      <style:table-cell-properties style:vertical-align="middle" fo:background-color="#ccffff" fo:padding="0.097cm" fo:border-left="0.002cm solid #000000" fo:border-right="none" fo:border-top="0.002cm solid #000000" fo:border-bottom="0.002cm solid #000000" style:writing-mode="lr-tb">
        <style:background-image/>
      </style:table-cell-properties>
    </style:style>
    <style:style style:name="Tableau83.B1" style:family="table-cell">
      <style:table-cell-properties style:vertical-align="middle" fo:background-color="#ffffcc" fo:padding="0.097cm" fo:border-left="0.002cm solid #000000" fo:border-right="none" fo:border-top="0.002cm solid #000000" fo:border-bottom="0.002cm solid #000000" style:writing-mode="lr-tb">
        <style:background-image/>
      </style:table-cell-properties>
    </style:style>
    <style:style style:name="Tableau83.F1" style:family="table-cell">
      <style:table-cell-properties style:vertical-align="middle" fo:background-color="#e6e6e6" fo:padding="0.097cm" fo:border-left="0.002cm solid #000000" fo:border-right="none" fo:border-top="0.002cm solid #000000" fo:border-bottom="0.002cm solid #000000" style:writing-mode="lr-tb">
        <style:background-image/>
      </style:table-cell-properties>
    </style:style>
    <style:style style:name="Tableau83.H1" style:family="table-cell">
      <style:table-cell-properties style:vertical-align="middle" fo:padding="0.097cm" fo:border-left="0.002cm solid #000000" fo:border-right="none" fo:border-top="0.002cm solid #000000" fo:border-bottom="0.002cm solid #000000" style:writing-mode="lr-tb"/>
    </style:style>
    <style:style style:name="Tableau83.I1" style:family="table-cell">
      <style:table-cell-properties style:vertical-align="middle" fo:padding="0.097cm" fo:border="0.002cm solid #000000" style:writing-mode="lr-tb"/>
    </style:style>
    <style:style style:name="Tableau83.C2" style:family="table-cell">
      <style:table-cell-properties style:vertical-align="middle" fo:background-color="#ffffcc" fo:padding="0.097cm" fo:border-left="0.002cm solid #000000" fo:border-right="none" fo:border-top="none" fo:border-bottom="0.002cm solid #000000" style:writing-mode="lr-tb">
        <style:background-image/>
      </style:table-cell-properties>
    </style:style>
    <style:style style:name="Tableau83.I2" style:family="table-cell">
      <style:table-cell-properties style:vertical-align="middle" fo:padding="0.097cm" fo:border-left="0.002cm solid #000000" fo:border-right="0.002cm solid #000000" fo:border-top="none" fo:border-bottom="0.002cm solid #000000" style:writing-mode="lr-tb"/>
    </style:style>
    <style:style style:name="Tableau84" style:family="table">
      <style:table-properties style:width="26.515cm" table:align="left" style:writing-mode="lr-tb"/>
    </style:style>
    <style:style style:name="Tableau84.A" style:family="table-column">
      <style:table-column-properties style:column-width="4.142cm"/>
    </style:style>
    <style:style style:name="Tableau84.B" style:family="table-column">
      <style:table-column-properties style:column-width="3.313cm"/>
    </style:style>
    <style:style style:name="Tableau84.C" style:family="table-column">
      <style:table-column-properties style:column-width="3.314cm"/>
    </style:style>
    <style:style style:name="Tableau84.E" style:family="table-column">
      <style:table-column-properties style:column-width="4.143cm"/>
    </style:style>
    <style:style style:name="Tableau84.F" style:family="table-column">
      <style:table-column-properties style:column-width="1.656cm"/>
    </style:style>
    <style:style style:name="Tableau84.G" style:family="table-column">
      <style:table-column-properties style:column-width="2.485cm"/>
    </style:style>
    <style:style style:name="Tableau84.I" style:family="table-column">
      <style:table-column-properties style:column-width="0.827cm"/>
    </style:style>
    <style:style style:name="Tableau84.J" style:family="table-column">
      <style:table-column-properties style:column-width="0.836cm"/>
    </style:style>
    <style:style style:name="Tableau84.1" style:family="table-row">
      <style:table-row-properties style:keep-together="true" fo:keep-together="auto"/>
    </style:style>
    <style:style style:name="Tableau84.A1" style:family="table-cell">
      <style:table-cell-properties style:vertical-align="middle" fo:background-color="#ccffff" fo:padding="0.097cm" fo:border-left="0.002cm solid #000000" fo:border-right="none" fo:border-top="0.002cm solid #000000" fo:border-bottom="0.002cm solid #000000" style:writing-mode="lr-tb">
        <style:background-image/>
      </style:table-cell-properties>
    </style:style>
    <style:style style:name="Tableau84.B1" style:family="table-cell">
      <style:table-cell-properties style:vertical-align="middle" fo:background-color="#ff8080" fo:padding="0.097cm" fo:border-left="0.002cm solid #000000" fo:border-right="none" fo:border-top="0.002cm solid #000000" fo:border-bottom="0.002cm solid #000000" style:writing-mode="lr-tb">
        <style:background-image/>
      </style:table-cell-properties>
    </style:style>
    <style:style style:name="Tableau84.C1" style:family="table-cell">
      <style:table-cell-properties style:vertical-align="middle" fo:background-color="#ffcc99" fo:padding="0.097cm" fo:border-left="0.002cm solid #000000" fo:border-right="none" fo:border-top="0.002cm solid #000000" fo:border-bottom="0.002cm solid #000000" style:writing-mode="lr-tb">
        <style:background-image/>
      </style:table-cell-properties>
    </style:style>
    <style:style style:name="Tableau84.E1" style:family="table-cell">
      <style:table-cell-properties style:vertical-align="middle" fo:background-color="#ffffcc" fo:padding="0.097cm" fo:border-left="0.002cm solid #000000" fo:border-right="none" fo:border-top="0.002cm solid #000000" fo:border-bottom="0.002cm solid #000000" style:writing-mode="lr-tb">
        <style:background-image/>
      </style:table-cell-properties>
    </style:style>
    <style:style style:name="Tableau84.F1" style:family="table-cell">
      <style:table-cell-properties style:vertical-align="middle" fo:background-color="#e6e6e6" fo:padding="0.097cm" fo:border-left="0.002cm solid #000000" fo:border-right="none" fo:border-top="0.002cm solid #000000" fo:border-bottom="0.002cm solid #000000" style:writing-mode="lr-tb">
        <style:background-image/>
      </style:table-cell-properties>
    </style:style>
    <style:style style:name="Tableau84.I1" style:family="table-cell">
      <style:table-cell-properties style:vertical-align="middle" fo:padding="0.097cm" fo:border-left="0.002cm solid #000000" fo:border-right="none" fo:border-top="0.002cm solid #000000" fo:border-bottom="0.002cm solid #000000" style:writing-mode="lr-tb"/>
    </style:style>
    <style:style style:name="Tableau84.J1" style:family="table-cell">
      <style:table-cell-properties style:vertical-align="middle" fo:padding="0.097cm" fo:border="0.002cm solid #000000" style:writing-mode="lr-tb"/>
    </style:style>
    <style:style style:name="Tableau84.D2" style:family="table-cell">
      <style:table-cell-properties style:vertical-align="middle" fo:background-color="#ffffcc" fo:padding="0.097cm" fo:border-left="0.002cm solid #000000" fo:border-right="none" fo:border-top="none" fo:border-bottom="0.002cm solid #000000" style:writing-mode="lr-tb">
        <style:background-image/>
      </style:table-cell-properties>
    </style:style>
    <style:style style:name="Tableau84.J2" style:family="table-cell">
      <style:table-cell-properties style:vertical-align="middle" fo:padding="0.097cm" fo:border-left="0.002cm solid #000000" fo:border-right="0.002cm solid #000000" fo:border-top="none" fo:border-bottom="0.002cm solid #000000" style:writing-mode="lr-tb"/>
    </style:style>
    <style:style style:name="Tableau85" style:family="table">
      <style:table-properties style:width="26.515cm" table:align="left" style:writing-mode="lr-tb"/>
    </style:style>
    <style:style style:name="Tableau85.A" style:family="table-column">
      <style:table-column-properties style:column-width="4.969cm"/>
    </style:style>
    <style:style style:name="Tableau85.B" style:family="table-column">
      <style:table-column-properties style:column-width="4.143cm"/>
    </style:style>
    <style:style style:name="Tableau85.C" style:family="table-column">
      <style:table-column-properties style:column-width="4.142cm"/>
    </style:style>
    <style:style style:name="Tableau85.E" style:family="table-column">
      <style:table-column-properties style:column-width="4.971cm"/>
    </style:style>
    <style:style style:name="Tableau85.F" style:family="table-column">
      <style:table-column-properties style:column-width="2.485cm"/>
    </style:style>
    <style:style style:name="Tableau85.G" style:family="table-column">
      <style:table-column-properties style:column-width="0.827cm"/>
    </style:style>
    <style:style style:name="Tableau85.H" style:family="table-column">
      <style:table-column-properties style:column-width="0.836cm"/>
    </style:style>
    <style:style style:name="Tableau85.1" style:family="table-row">
      <style:table-row-properties style:keep-together="true" fo:keep-together="auto"/>
    </style:style>
    <style:style style:name="Tableau85.A1" style:family="table-cell">
      <style:table-cell-properties style:vertical-align="middle" fo:background-color="#ccffff" fo:padding="0.097cm" fo:border-left="0.002cm solid #000000" fo:border-right="none" fo:border-top="0.002cm solid #000000" fo:border-bottom="0.002cm solid #000000" style:writing-mode="lr-tb">
        <style:background-image/>
      </style:table-cell-properties>
    </style:style>
    <style:style style:name="Tableau85.C1" style:family="table-cell">
      <style:table-cell-properties style:vertical-align="middle" fo:background-color="#e6e64c" fo:padding="0.097cm" fo:border-left="0.002cm solid #000000" fo:border-right="none" fo:border-top="0.002cm solid #000000" fo:border-bottom="0.002cm solid #000000" style:writing-mode="lr-tb">
        <style:background-image/>
      </style:table-cell-properties>
    </style:style>
    <style:style style:name="Tableau85.D1" style:family="table-cell">
      <style:table-cell-properties style:vertical-align="middle" fo:background-color="#ffffcc" fo:padding="0.097cm" fo:border-left="0.002cm solid #000000" fo:border-right="none" fo:border-top="0.002cm solid #000000" fo:border-bottom="0.002cm solid #000000" style:writing-mode="lr-tb">
        <style:background-image/>
      </style:table-cell-properties>
    </style:style>
    <style:style style:name="Tableau85.F1" style:family="table-cell">
      <style:table-cell-properties style:vertical-align="middle" fo:background-color="#e6e6e6" fo:padding="0.097cm" fo:border-left="0.002cm solid #000000" fo:border-right="none" fo:border-top="0.002cm solid #000000" fo:border-bottom="0.002cm solid #000000" style:writing-mode="lr-tb">
        <style:background-image/>
      </style:table-cell-properties>
    </style:style>
    <style:style style:name="Tableau85.G1" style:family="table-cell">
      <style:table-cell-properties style:vertical-align="middle" fo:padding="0.097cm" fo:border-left="0.002cm solid #000000" fo:border-right="none" fo:border-top="0.002cm solid #000000" fo:border-bottom="0.002cm solid #000000" style:writing-mode="lr-tb"/>
    </style:style>
    <style:style style:name="Tableau85.H1" style:family="table-cell">
      <style:table-cell-properties style:vertical-align="middle" fo:padding="0.097cm" fo:border="0.002cm solid #000000" style:writing-mode="lr-tb"/>
    </style:style>
    <style:style style:name="Tableau85.H2" style:family="table-cell">
      <style:table-cell-properties style:vertical-align="middle" fo:padding="0.097cm" fo:border-left="0.002cm solid #000000" fo:border-right="0.002cm solid #000000" fo:border-top="none" fo:border-bottom="0.002cm solid #000000" style:writing-mode="lr-tb"/>
    </style:style>
    <style:style style:name="Tableau86" style:family="table">
      <style:table-properties style:width="28.009cm" fo:margin-left="-1.501cm" table:align="left" style:writing-mode="lr-tb"/>
    </style:style>
    <style:style style:name="Tableau86.A" style:family="table-column">
      <style:table-column-properties style:column-width="1.483cm"/>
    </style:style>
    <style:style style:name="Tableau86.B" style:family="table-column">
      <style:table-column-properties style:column-width="3.314cm"/>
    </style:style>
    <style:style style:name="Tableau86.C" style:family="table-column">
      <style:table-column-properties style:column-width="0.829cm"/>
    </style:style>
    <style:style style:name="Tableau86.D" style:family="table-column">
      <style:table-column-properties style:column-width="1.656cm"/>
    </style:style>
    <style:style style:name="Tableau86.G" style:family="table-column">
      <style:table-column-properties style:column-width="1.658cm"/>
    </style:style>
    <style:style style:name="Tableau86.I" style:family="table-column">
      <style:table-column-properties style:column-width="0.827cm"/>
    </style:style>
    <style:style style:name="Tableau86.S" style:family="table-column">
      <style:table-column-properties style:column-width="2.487cm"/>
    </style:style>
    <style:style style:name="Tableau86.U" style:family="table-column">
      <style:table-column-properties style:column-width="0.834cm"/>
    </style:style>
    <style:style style:name="Tableau86.1" style:family="table-row">
      <style:table-row-properties style:keep-together="true" fo:keep-together="auto"/>
    </style:style>
    <style:style style:name="Tableau86.A1" style:family="table-cell">
      <style:table-cell-properties style:vertical-align="middle" fo:background-color="#ccffff" fo:padding="0.097cm" fo:border-left="0.002cm solid #000000" fo:border-right="none" fo:border-top="0.002cm solid #000000" fo:border-bottom="0.002cm solid #000000" style:writing-mode="lr-tb">
        <style:background-image/>
      </style:table-cell-properties>
    </style:style>
    <style:style style:name="Tableau86.B1" style:family="table-cell">
      <style:table-cell-properties style:vertical-align="middle" fo:background-color="#ccffff" fo:padding="0.097cm" fo:border-left="0.002cm solid #000000" fo:border-right="none" fo:border-top="0.002cm solid #000000" fo:border-bottom="none" style:writing-mode="lr-tb">
        <style:background-image/>
      </style:table-cell-properties>
    </style:style>
    <style:style style:name="Tableau86.E1" style:family="table-cell">
      <style:table-cell-properties style:vertical-align="middle" fo:background-color="#e6e64c" fo:padding="0.097cm" fo:border-left="0.002cm solid #000000" fo:border-right="none" fo:border-top="0.002cm solid #000000" fo:border-bottom="0.002cm solid #000000" style:writing-mode="lr-tb">
        <style:background-image/>
      </style:table-cell-properties>
    </style:style>
    <style:style style:name="Tableau86.G1" style:family="table-cell">
      <style:table-cell-properties style:vertical-align="middle" fo:background-color="#ffffcc" fo:padding="0.097cm" fo:border-left="0.002cm solid #000000" fo:border-right="none" fo:border-top="0.002cm solid #000000" fo:border-bottom="0.002cm solid #000000" style:writing-mode="lr-tb">
        <style:background-image/>
      </style:table-cell-properties>
    </style:style>
    <style:style style:name="Tableau86.I1" style:family="table-cell">
      <style:table-cell-properties style:vertical-align="middle" fo:background-color="#ff8080" fo:padding="0.097cm" fo:border-left="0.002cm solid #000000" fo:border-right="none" fo:border-top="0.002cm solid #000000" fo:border-bottom="0.002cm solid #000000" style:writing-mode="lr-tb">
        <style:background-image/>
      </style:table-cell-properties>
    </style:style>
    <style:style style:name="Tableau86.N1" style:family="table-cell">
      <style:table-cell-properties style:vertical-align="middle" fo:background-color="#ffcc99" fo:padding="0.097cm" fo:border-left="0.002cm solid #000000" fo:border-right="none" fo:border-top="0.002cm solid #000000" fo:border-bottom="0.002cm solid #000000" style:writing-mode="lr-tb">
        <style:background-image/>
      </style:table-cell-properties>
    </style:style>
    <style:style style:name="Tableau86.Q1" style:family="table-cell">
      <style:table-cell-properties style:vertical-align="middle" fo:background-color="#e6e6e6" fo:padding="0.097cm" fo:border-left="0.002cm solid #000000" fo:border-right="none" fo:border-top="0.002cm solid #000000" fo:border-bottom="0.002cm solid #000000" style:writing-mode="lr-tb">
        <style:background-image/>
      </style:table-cell-properties>
    </style:style>
    <style:style style:name="Tableau86.T1" style:family="table-cell">
      <style:table-cell-properties style:vertical-align="middle" fo:padding="0.097cm" fo:border-left="0.002cm solid #000000" fo:border-right="none" fo:border-top="0.002cm solid #000000" fo:border-bottom="0.002cm solid #000000" style:writing-mode="lr-tb"/>
    </style:style>
    <style:style style:name="Tableau86.U1" style:family="table-cell">
      <style:table-cell-properties style:vertical-align="middle" fo:padding="0.097cm" fo:border-left="0.002cm solid #000000" fo:border-right="none" fo:border-top="none" fo:border-bottom="none" style:writing-mode="lr-tb"/>
    </style:style>
    <style:style style:name="Tableau86.B2" style:family="table-cell">
      <style:table-cell-properties style:vertical-align="middle" fo:background-color="#ccffff" fo:padding="0.097cm" fo:border-left="0.002cm solid #000000" fo:border-right="none" fo:border-top="none" fo:border-bottom="0.002cm solid #000000" style:writing-mode="lr-tb">
        <style:background-image/>
      </style:table-cell-properties>
    </style:style>
    <style:style style:name="Tableau86.G2" style:family="table-cell">
      <style:table-cell-properties style:vertical-align="middle" fo:background-color="#ffffcc" fo:padding="0.097cm" fo:border-left="0.002cm solid #000000" fo:border-right="none" fo:border-top="0.002cm solid #000000" fo:border-bottom="none" style:writing-mode="lr-tb">
        <style:background-image/>
      </style:table-cell-properties>
    </style:style>
    <style:style style:name="Tableau86.J2" style:family="table-cell">
      <style:table-cell-properties style:vertical-align="middle" fo:background-color="#ff8080" fo:padding="0.097cm" fo:border-left="0.002cm solid #000000" fo:border-right="none" fo:border-top="none" fo:border-bottom="0.002cm solid #000000" style:writing-mode="lr-tb">
        <style:background-image/>
      </style:table-cell-properties>
    </style:style>
    <style:style style:name="Tableau86.L2" style:family="table-cell">
      <style:table-cell-properties style:vertical-align="middle" fo:background-color="#ffffcc" fo:padding="0.097cm" fo:border-left="0.002cm solid #000000" fo:border-right="none" fo:border-top="none" fo:border-bottom="0.002cm solid #000000" style:writing-mode="lr-tb">
        <style:background-image/>
      </style:table-cell-properties>
    </style:style>
    <style:style style:name="Tableau86.Q2" style:family="table-cell">
      <style:table-cell-properties style:vertical-align="middle" fo:background-color="#e6e6e6" fo:padding="0.097cm" fo:border-left="0.002cm solid #000000" fo:border-right="none" fo:border-top="none" fo:border-bottom="0.002cm solid #000000" style:writing-mode="lr-tb">
        <style:background-image/>
      </style:table-cell-properties>
    </style:style>
    <style:style style:name="Tableau86.T2" style:family="table-cell">
      <style:table-cell-properties style:vertical-align="middle" fo:padding="0.097cm" fo:border-left="0.002cm solid #000000" fo:border-right="none" fo:border-top="none" fo:border-bottom="0.002cm solid #000000" style:writing-mode="lr-tb"/>
    </style:style>
    <style:style style:name="Tableau86.U2" style:family="table-cell">
      <style:table-cell-properties style:vertical-align="middle" fo:padding="0.097cm" fo:border="0.002cm solid #000000" style:writing-mode="lr-tb"/>
    </style:style>
    <style:style style:name="Tableau86.U3" style:family="table-cell">
      <style:table-cell-properties style:vertical-align="middle" fo:padding="0.097cm" fo:border-left="0.002cm solid #000000" fo:border-right="0.002cm solid #000000" fo:border-top="none" fo:border-bottom="0.002cm solid #000000" style:writing-mode="lr-tb"/>
    </style:style>
    <style:style style:name="Tableau86.A4" style:family="table-cell">
      <style:table-cell-properties style:vertical-align="middle" fo:padding="0.097cm" fo:border="none" style:writing-mode="lr-tb"/>
    </style:style>
    <style:style style:name="Tableau86.F4" style:family="table-cell">
      <style:table-cell-properties style:vertical-align="middle" fo:background-color="#ffcc99" fo:padding="0.097cm" fo:border-left="0.002cm solid #000000" fo:border-right="none" fo:border-top="none" fo:border-bottom="0.002cm solid #000000" style:writing-mode="lr-tb">
        <style:background-image/>
      </style:table-cell-properties>
    </style:style>
    <style:style style:name="Tableau86.R4" style:family="table-cell">
      <style:table-cell-properties style:vertical-align="middle" fo:background-color="#e6e64c" fo:padding="0.097cm" fo:border-left="0.002cm solid #000000" fo:border-right="none" fo:border-top="none" fo:border-bottom="0.002cm solid #000000" style:writing-mode="lr-tb">
        <style:background-image/>
      </style:table-cell-properties>
    </style:style>
    <style:style style:name="Tableau87" style:family="table">
      <style:table-properties style:width="28.011cm" fo:margin-left="-1.501cm" table:align="left" style:writing-mode="lr-tb"/>
    </style:style>
    <style:style style:name="Tableau87.A" style:family="table-column">
      <style:table-column-properties style:column-width="1.485cm"/>
    </style:style>
    <style:style style:name="Tableau87.B" style:family="table-column">
      <style:table-column-properties style:column-width="2.485cm"/>
    </style:style>
    <style:style style:name="Tableau87.C" style:family="table-column">
      <style:table-column-properties style:column-width="0.829cm"/>
    </style:style>
    <style:style style:name="Tableau87.D" style:family="table-column">
      <style:table-column-properties style:column-width="1.656cm"/>
    </style:style>
    <style:style style:name="Tableau87.M" style:family="table-column">
      <style:table-column-properties style:column-width="1.658cm"/>
    </style:style>
    <style:style style:name="Tableau87.P" style:family="table-column">
      <style:table-column-properties style:column-width="4.972cm"/>
    </style:style>
    <style:style style:name="Tableau87.Q" style:family="table-column">
      <style:table-column-properties style:column-width="2.487cm"/>
    </style:style>
    <style:style style:name="Tableau87.R" style:family="table-column">
      <style:table-column-properties style:column-width="0.827cm"/>
    </style:style>
    <style:style style:name="Tableau87.S" style:family="table-column">
      <style:table-column-properties style:column-width="0.834cm"/>
    </style:style>
    <style:style style:name="Tableau87.1" style:family="table-row">
      <style:table-row-properties style:keep-together="true" fo:keep-together="auto"/>
    </style:style>
    <style:style style:name="Tableau87.A1" style:family="table-cell">
      <style:table-cell-properties style:vertical-align="middle" fo:background-color="#ccffff" fo:padding="0.097cm" fo:border-left="0.002cm solid #000000" fo:border-right="none" fo:border-top="0.002cm solid #000000" fo:border-bottom="0.002cm solid #000000" style:writing-mode="lr-tb">
        <style:background-image/>
      </style:table-cell-properties>
    </style:style>
    <style:style style:name="Tableau87.B1" style:family="table-cell">
      <style:table-cell-properties style:vertical-align="middle" fo:background-color="#ff8080" fo:padding="0.097cm" fo:border-left="0.002cm solid #000000" fo:border-right="none" fo:border-top="0.002cm solid #000000" fo:border-bottom="0.002cm solid #000000" style:writing-mode="lr-tb">
        <style:background-image/>
      </style:table-cell-properties>
    </style:style>
    <style:style style:name="Tableau87.D1" style:family="table-cell">
      <style:table-cell-properties style:vertical-align="middle" fo:background-color="#ccffff" fo:padding="0.097cm" fo:border-left="0.002cm solid #000000" fo:border-right="none" fo:border-top="0.002cm solid #000000" fo:border-bottom="none" style:writing-mode="lr-tb">
        <style:background-image/>
      </style:table-cell-properties>
    </style:style>
    <style:style style:name="Tableau87.L1" style:family="table-cell">
      <style:table-cell-properties style:vertical-align="middle" fo:background-color="#e6e64c" fo:padding="0.097cm" fo:border-left="0.002cm solid #000000" fo:border-right="none" fo:border-top="0.002cm solid #000000" fo:border-bottom="0.002cm solid #000000" style:writing-mode="lr-tb">
        <style:background-image/>
      </style:table-cell-properties>
    </style:style>
    <style:style style:name="Tableau87.P1" style:family="table-cell">
      <style:table-cell-properties style:vertical-align="middle" fo:background-color="#e6e6ff" fo:padding="0.097cm" fo:border-left="0.002cm solid #000000" fo:border-right="none" fo:border-top="0.002cm solid #000000" fo:border-bottom="none" style:writing-mode="lr-tb">
        <style:background-image/>
      </style:table-cell-properties>
    </style:style>
    <style:style style:name="Tableau87.Q1" style:family="table-cell">
      <style:table-cell-properties style:vertical-align="middle" fo:background-color="#e6e6e6" fo:padding="0.097cm" fo:border-left="0.002cm solid #000000" fo:border-right="none" fo:border-top="0.002cm solid #000000" fo:border-bottom="0.002cm solid #000000" style:writing-mode="lr-tb">
        <style:background-image/>
      </style:table-cell-properties>
    </style:style>
    <style:style style:name="Tableau87.R1" style:family="table-cell">
      <style:table-cell-properties style:vertical-align="middle" fo:padding="0.097cm" fo:border-left="0.002cm solid #000000" fo:border-right="none" fo:border-top="0.002cm solid #000000" fo:border-bottom="0.002cm solid #000000" style:writing-mode="lr-tb"/>
    </style:style>
    <style:style style:name="Tableau87.S1" style:family="table-cell">
      <style:table-cell-properties style:vertical-align="middle" fo:padding="0.097cm" fo:border-left="0.002cm solid #000000" fo:border-right="none" fo:border-top="none" fo:border-bottom="0.002cm solid #000000" style:writing-mode="lr-tb"/>
    </style:style>
    <style:style style:name="Tableau87.D2" style:family="table-cell">
      <style:table-cell-properties style:vertical-align="middle" fo:background-color="#ccffff" fo:padding="0.097cm" fo:border-left="0.002cm solid #000000" fo:border-right="none" fo:border-top="none" fo:border-bottom="0.002cm solid #000000" style:writing-mode="lr-tb">
        <style:background-image/>
      </style:table-cell-properties>
    </style:style>
    <style:style style:name="Tableau87.H2" style:family="table-cell">
      <style:table-cell-properties style:vertical-align="middle" fo:background-color="#ffffcc" fo:padding="0.097cm" fo:border-left="0.002cm solid #000000" fo:border-right="none" fo:border-top="none" fo:border-bottom="0.002cm solid #000000" style:writing-mode="lr-tb">
        <style:background-image/>
      </style:table-cell-properties>
    </style:style>
    <style:style style:name="Tableau87.O2" style:family="table-cell">
      <style:table-cell-properties style:vertical-align="middle" fo:background-color="#e6e6ff" fo:padding="0.097cm" fo:border-left="0.002cm solid #000000" fo:border-right="none" fo:border-top="none" fo:border-bottom="0.002cm solid #000000" style:writing-mode="lr-tb">
        <style:background-image/>
      </style:table-cell-properties>
    </style:style>
    <style:style style:name="Tableau87.S2" style:family="table-cell">
      <style:table-cell-properties style:vertical-align="middle" fo:padding="0.097cm" fo:border-left="0.002cm solid #000000" fo:border-right="0.002cm solid #000000" fo:border-top="none" fo:border-bottom="0.002cm solid #000000" style:writing-mode="lr-tb"/>
    </style:style>
    <style:style style:name="Tableau87.B3" style:family="table-cell">
      <style:table-cell-properties style:vertical-align="middle" fo:background-color="#ffffcc" fo:padding="0.097cm" fo:border-left="0.002cm solid #000000" fo:border-right="none" fo:border-top="0.002cm solid #000000" fo:border-bottom="0.002cm solid #000000" style:writing-mode="lr-tb">
        <style:background-image/>
      </style:table-cell-properties>
    </style:style>
    <style:style style:name="Tableau87.A4" style:family="table-cell">
      <style:table-cell-properties style:vertical-align="middle" fo:padding="0.097cm" fo:border="none" style:writing-mode="lr-tb"/>
    </style:style>
    <style:style style:name="Tableau87.B4" style:family="table-cell">
      <style:table-cell-properties style:vertical-align="middle" fo:background-color="#ffcc99" fo:padding="0.097cm" fo:border-left="0.002cm solid #000000" fo:border-right="none" fo:border-top="none" fo:border-bottom="0.002cm solid #000000" style:writing-mode="lr-tb">
        <style:background-image/>
      </style:table-cell-properties>
    </style:style>
    <style:style style:name="Tableau87.H4" style:family="table-cell">
      <style:table-cell-properties style:vertical-align="middle" fo:background-color="#e6e64c" fo:padding="0.097cm" fo:border-left="0.002cm solid #000000" fo:border-right="none" fo:border-top="none" fo:border-bottom="0.002cm solid #000000" style:writing-mode="lr-tb">
        <style:background-image/>
      </style:table-cell-properties>
    </style:style>
    <style:style style:name="Tableau87.L4" style:family="table-cell">
      <style:table-cell-properties style:vertical-align="middle" fo:background-color="#e6e6e6" fo:padding="0.097cm" fo:border-left="0.002cm solid #000000" fo:border-right="none" fo:border-top="none" fo:border-bottom="0.002cm solid #000000" style:writing-mode="lr-tb">
        <style:background-image/>
      </style:table-cell-properties>
    </style:style>
    <style:style style:name="Tableau87.S4" style:family="table-cell">
      <style:table-cell-properties style:vertical-align="middle" fo:padding="0.097cm" fo:border-left="0.002cm solid #000000" fo:border-right="none" fo:border-top="none" fo:border-bottom="none" style:writing-mode="lr-tb"/>
    </style:style>
    <style:style style:name="P1" style:family="paragraph" style:parent-style-name="Standard">
      <style:paragraph-properties style:snap-to-layout-grid="false"/>
    </style:style>
    <style:style style:name="P2" style:family="paragraph" style:parent-style-name="Standard">
      <style:text-properties style:font-name="Arial" style:font-name-complex="Arial"/>
    </style:style>
    <style:style style:name="P3" style:family="paragraph" style:parent-style-name="Standard">
      <style:paragraph-properties style:snap-to-layout-grid="false"/>
      <style:text-properties style:font-name="Arial" style:font-name-complex="Arial"/>
    </style:style>
    <style:style style:name="P4" style:family="paragraph" style:parent-style-name="Standard">
      <style:paragraph-properties fo:text-align="end" style:justify-single-word="false" style:snap-to-layout-grid="false"/>
      <style:text-properties style:font-name="Arial" style:font-name-complex="Arial"/>
    </style:style>
    <style:style style:name="P5" style:family="paragraph" style:parent-style-name="Standard" style:list-style-name="WW8Num2">
      <style:paragraph-properties style:snap-to-layout-grid="false"/>
      <style:text-properties style:font-name="Arial" style:font-name-complex="Arial"/>
    </style:style>
    <style:style style:name="P6" style:family="paragraph" style:parent-style-name="Standard">
      <style:paragraph-properties fo:text-align="center" style:justify-single-word="false" style:snap-to-layout-grid="false"/>
      <style:text-properties style:font-name="Arial" style:font-name-complex="Arial"/>
    </style:style>
    <style:style style:name="P7" style:family="paragraph" style:parent-style-name="Standard">
      <style:paragraph-properties style:snap-to-layout-grid="false"/>
      <style:text-properties style:font-name="Arial" fo:font-style="italic" fo:font-weight="bold" style:font-style-asian="italic" style:font-weight-asian="bold" style:font-name-complex="Arial" style:font-style-complex="italic" style:font-weight-complex="bold"/>
    </style:style>
    <style:style style:name="P8" style:family="paragraph" style:parent-style-name="Standard">
      <style:paragraph-properties style:snap-to-layout-grid="false"/>
      <style:text-properties style:font-name="Arial" fo:font-style="italic" style:font-style-asian="italic" style:font-name-complex="Arial" style:font-style-complex="italic"/>
    </style:style>
    <style:style style:name="P9" style:family="paragraph" style:parent-style-name="Standard">
      <style:paragraph-properties fo:text-align="center" style:justify-single-word="false" style:snap-to-layout-grid="false"/>
      <style:text-properties style:font-name="Arial" fo:font-style="italic" style:font-style-asian="italic" style:font-name-complex="Arial" style:font-style-complex="italic"/>
    </style:style>
    <style:style style:name="P10" style:family="paragraph" style:parent-style-name="Standard" style:list-style-name="WW8Num3">
      <style:paragraph-properties style:snap-to-layout-grid="false"/>
      <style:text-properties style:font-name="Arial" fo:font-style="italic" style:font-style-asian="italic" style:font-name-complex="Arial" style:font-style-complex="italic"/>
    </style:style>
    <style:style style:name="P11" style:family="paragraph" style:parent-style-name="Standard">
      <style:paragraph-properties style:snap-to-layout-grid="false"/>
      <style:text-properties style:font-name="Arial" fo:language="en" fo:country="GB" fo:font-style="italic" fo:font-weight="bold" style:font-style-asian="italic" style:font-weight-asian="bold" style:font-name-complex="Arial" style:font-style-complex="italic" style:font-weight-complex="bold"/>
    </style:style>
    <style:style style:name="P12"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13" style:family="paragraph" style:parent-style-name="Standard">
      <style:paragraph-properties fo:text-align="justify" style:justify-single-word="false"/>
      <style:text-properties style:font-name="Arial"/>
    </style:style>
    <style:style style:name="P14" style:family="paragraph" style:parent-style-name="Standard" style:list-style-name="WW8Num8">
      <style:paragraph-properties fo:text-align="justify" style:justify-single-word="false"/>
      <style:text-properties style:font-name="Arial"/>
    </style:style>
    <style:style style:name="P15" style:family="paragraph" style:parent-style-name="Standard" style:list-style-name="WW8Num9">
      <style:paragraph-properties fo:text-align="justify" style:justify-single-word="false"/>
      <style:text-properties style:font-name="Arial"/>
    </style:style>
    <style:style style:name="P16" style:family="paragraph" style:parent-style-name="Standard" style:list-style-name="WW8Num10">
      <style:paragraph-properties fo:text-align="justify" style:justify-single-word="false"/>
      <style:text-properties style:font-name="Arial"/>
    </style:style>
    <style:style style:name="P17" style:family="paragraph" style:parent-style-name="Standard" style:list-style-name="WW8Num11">
      <style:paragraph-properties fo:text-align="justify" style:justify-single-word="false"/>
      <style:text-properties style:font-name="Arial"/>
    </style:style>
    <style:style style:name="P18" style:family="paragraph" style:parent-style-name="Standard" style:list-style-name="WW8Num12">
      <style:paragraph-properties fo:text-align="justify" style:justify-single-word="false"/>
      <style:text-properties style:font-name="Arial"/>
    </style:style>
    <style:style style:name="P19" style:family="paragraph" style:parent-style-name="Standard" style:list-style-name="WW8Num13">
      <style:paragraph-properties fo:text-align="justify" style:justify-single-word="false"/>
      <style:text-properties style:font-name="Arial"/>
    </style:style>
    <style:style style:name="P20" style:family="paragraph" style:parent-style-name="Standard" style:list-style-name="WW8Num14">
      <style:paragraph-properties fo:text-align="justify" style:justify-single-word="false"/>
      <style:text-properties style:font-name="Arial"/>
    </style:style>
    <style:style style:name="P21" style:family="paragraph" style:parent-style-name="Standard" style:list-style-name="WW8Num15">
      <style:paragraph-properties fo:text-align="justify" style:justify-single-word="false"/>
      <style:text-properties style:font-name="Arial"/>
    </style:style>
    <style:style style:name="P22" style:family="paragraph" style:parent-style-name="Standard" style:list-style-name="WW8Num16">
      <style:paragraph-properties fo:text-align="justify" style:justify-single-word="false"/>
      <style:text-properties style:font-name="Arial"/>
    </style:style>
    <style:style style:name="P23" style:family="paragraph" style:parent-style-name="Standard" style:list-style-name="WW8Num17">
      <style:paragraph-properties fo:text-align="justify" style:justify-single-word="false"/>
      <style:text-properties style:font-name="Arial"/>
    </style:style>
    <style:style style:name="P24" style:family="paragraph" style:parent-style-name="Standard" style:list-style-name="WW8Num18">
      <style:paragraph-properties fo:text-align="justify" style:justify-single-word="false"/>
      <style:text-properties style:font-name="Arial"/>
    </style:style>
    <style:style style:name="P25" style:family="paragraph" style:parent-style-name="Standard" style:list-style-name="WW8Num19">
      <style:paragraph-properties fo:text-align="justify" style:justify-single-word="false"/>
      <style:text-properties style:font-name="Arial"/>
    </style:style>
    <style:style style:name="P26" style:family="paragraph" style:parent-style-name="Standard" style:list-style-name="WW8Num16">
      <style:paragraph-properties fo:text-align="justify" style:justify-single-word="false"/>
      <style:text-properties style:font-name="Arial" fo:font-style="normal" style:font-style-asian="normal" style:font-style-complex="normal"/>
    </style:style>
    <style:style style:name="P27" style:family="paragraph" style:parent-style-name="Standard" style:list-style-name="WW8Num18">
      <style:paragraph-properties fo:text-align="justify" style:justify-single-word="false"/>
      <style:text-properties style:font-name="Arial" fo:font-style="normal" style:font-style-asian="normal" style:font-style-complex="normal"/>
    </style:style>
    <style:style style:name="P28" style:family="paragraph" style:parent-style-name="Standard">
      <style:paragraph-properties fo:margin-left="0cm" fo:margin-right="0cm" fo:text-indent="-0.635cm" style:auto-text-indent="false" style:snap-to-layout-grid="false"/>
      <style:text-properties style:font-name="Arial" style:font-name-complex="Arial"/>
    </style:style>
    <style:style style:name="P29" style:family="paragraph" style:parent-style-name="Standard" style:list-style-name="WW8Num7">
      <style:paragraph-properties fo:margin-top="0cm" fo:margin-bottom="0cm" fo:text-align="justify" style:justify-single-word="false"/>
      <style:text-properties style:font-name="Arial"/>
    </style:style>
    <style:style style:name="P30" style:family="paragraph" style:parent-style-name="Standard">
      <style:paragraph-properties fo:margin-top="0cm" fo:margin-bottom="0.499cm" fo:break-before="page"/>
      <style:text-properties style:font-name="Arial"/>
    </style:style>
    <style:style style:name="P31" style:family="paragraph" style:parent-style-name="Standard">
      <style:paragraph-properties fo:margin-top="0.499cm" fo:margin-bottom="0cm" fo:text-align="justify" style:justify-single-word="false"/>
      <style:text-properties style:font-name="Arial"/>
    </style:style>
    <style:style style:name="P32" style:family="paragraph" style:parent-style-name="Standard">
      <style:paragraph-properties fo:margin-top="0.499cm" fo:margin-bottom="0cm" fo:text-align="justify" style:justify-single-word="false"/>
    </style:style>
    <style:style style:name="P33" style:family="paragraph" style:parent-style-name="Standard">
      <style:paragraph-properties fo:margin-top="0.101cm" fo:margin-bottom="0cm" fo:text-align="justify" style:justify-single-word="false"/>
      <style:text-properties style:font-name="Arial"/>
    </style:style>
    <style:style style:name="P34" style:family="paragraph" style:parent-style-name="Standard">
      <style:paragraph-properties fo:margin-left="4.001cm" fo:margin-right="0cm" fo:text-align="start" style:justify-single-word="false" fo:orphans="2" fo:widows="2" fo:hyphenation-ladder-count="no-limit" fo:text-indent="0cm" style:auto-text-indent="false" text:number-lines="true" text:line-number="0" style:snap-to-layout-grid="false"/>
      <style:text-properties style:use-window-font-color="true" style:text-outline="false" style:text-line-through-style="none" style:font-name="Arial" fo:font-size="24pt" fo:font-style="italic" fo:text-shadow="none" style:text-underline-style="none" fo:font-weight="bold" style:letter-kerning="true" style:font-name-asian="Arial" style:font-size-asian="24pt" style:language-asian="fr" style:country-asian="FR" style:font-style-asian="italic" style:font-weight-asian="bold" style:font-name-complex="Arial" style:font-size-complex="24pt" style:font-style-complex="italic" style:font-weight-complex="bold" style:text-emphasize="none" fo:hyphenate="true" fo:hyphenation-remain-char-count="2" fo:hyphenation-push-char-count="2"/>
    </style:style>
    <style:style style:name="P35" style:family="paragraph" style:parent-style-name="Standard" style:master-page-name="Standard">
      <style:paragraph-properties style:page-number="auto"/>
    </style:style>
    <style:style style:name="P36" style:family="paragraph" style:parent-style-name="Text_20_body">
      <style:paragraph-properties fo:text-align="center" style:justify-single-word="false"/>
    </style:style>
    <style:style style:name="P37" style:family="paragraph" style:parent-style-name="Text_20_body">
      <style:paragraph-properties fo:text-align="center" style:justify-single-word="false"/>
      <style:text-properties style:font-name="Arial" fo:font-size="24pt" style:font-size-asian="24pt" style:language-asian="fr" style:country-asian="FR" style:font-name-complex="Arial" style:font-size-complex="24pt"/>
    </style:style>
    <style:style style:name="P38" style:family="paragraph" style:parent-style-name="Text_20_body">
      <style:paragraph-properties fo:text-align="start" style:justify-single-word="false"/>
      <style:text-properties style:font-name="Arial" fo:font-size="12pt" style:font-size-asian="12pt" style:language-asian="fr" style:country-asian="FR" style:font-name-complex="Arial" style:font-size-complex="12pt"/>
    </style:style>
    <style:style style:name="P39" style:family="paragraph" style:parent-style-name="Text_20_body">
      <style:paragraph-properties fo:text-align="center" style:justify-single-word="false"/>
      <style:text-properties style:font-name="Arial" fo:font-size="8pt" fo:font-style="italic" style:font-size-asian="8pt" style:font-style-asian="italic" style:font-name-complex="Arial" style:font-size-complex="8pt" style:font-style-complex="italic"/>
    </style:style>
    <style:style style:name="P40" style:family="paragraph" style:parent-style-name="Heading_20__28_user_29_">
      <style:paragraph-properties fo:text-align="center" style:justify-single-word="false"/>
      <style:text-properties fo:font-size="24pt" style:font-size-asian="24pt" style:language-asian="fr" style:country-asian="FR" style:font-name-complex="Arial" style:font-size-complex="24pt"/>
    </style:style>
    <style:style style:name="P41" style:family="paragraph" style:parent-style-name="Heading_20__28_user_29_">
      <style:paragraph-properties fo:text-align="start" style:justify-single-word="false" fo:break-before="page"/>
      <style:text-properties fo:font-size="12pt" style:font-size-asian="12pt" style:language-asian="fr" style:country-asian="FR" style:font-name-complex="Arial" style:font-size-complex="12pt"/>
    </style:style>
    <style:style style:name="P42" style:family="paragraph" style:parent-style-name="Heading_20_2">
      <style:text-properties fo:font-size="24pt" style:font-size-asian="24pt" style:language-asian="fr" style:country-asian="FR" style:font-name-complex="Arial" style:font-size-complex="24pt"/>
    </style:style>
    <style:style style:name="P43" style:family="paragraph" style:parent-style-name="Heading_20_2">
      <style:text-properties fo:font-size="24pt" fo:font-style="normal" fo:font-weight="normal" style:font-size-asian="24pt" style:language-asian="fr" style:country-asian="FR" style:font-style-asian="normal" style:font-weight-asian="normal" style:font-name-complex="Arial" style:font-size-complex="24pt" style:font-style-complex="normal" style:font-weight-complex="normal"/>
    </style:style>
    <style:style style:name="P44" style:family="paragraph" style:parent-style-name="Heading_20_2">
      <style:paragraph-properties fo:break-before="page"/>
    </style:style>
    <style:style style:name="P45" style:family="paragraph" style:parent-style-name="Heading_20_2" style:master-page-name="Conversion_20_3">
      <style:paragraph-properties style:page-number="auto" fo:break-before="page"/>
    </style:style>
    <style:style style:name="P46" style:family="paragraph" style:parent-style-name="Heading_20_1">
      <style:paragraph-properties fo:text-align="center" style:justify-single-word="false" fo:break-before="page"/>
    </style:style>
    <style:style style:name="P47" style:family="paragraph" style:parent-style-name="Heading_20_1" style:master-page-name="Conversion_20_1">
      <style:paragraph-properties fo:text-align="center" style:justify-single-word="false" style:page-number="auto"/>
    </style:style>
    <style:style style:name="P48" style:family="paragraph" style:parent-style-name="Heading_20_1" style:master-page-name="Conversion_20_2">
      <style:paragraph-properties fo:text-align="center" style:justify-single-word="false" style:page-number="auto" fo:break-before="page"/>
    </style:style>
    <style:style style:name="P49" style:family="paragraph" style:parent-style-name="Heading_20_1" style:master-page-name="Conversion_20_4">
      <style:paragraph-properties fo:text-align="center" style:justify-single-word="false" style:page-number="auto" fo:break-before="page"/>
    </style:style>
    <style:style style:name="P50" style:family="paragraph" style:parent-style-name="Footer">
      <style:paragraph-properties fo:text-align="start" style:justify-single-word="false"/>
      <style:text-properties style:font-name="Arial" fo:font-size="8pt" fo:font-style="italic" style:font-size-asian="8pt" style:font-style-asian="italic" style:font-name-complex="Arial" style:font-size-complex="8pt" style:font-style-complex="italic"/>
    </style:style>
    <style:style style:name="P51" style:family="paragraph" style:parent-style-name="Footer">
      <style:paragraph-properties fo:text-align="start" style:justify-single-word="false">
        <style:tab-stops>
          <style:tab-stop style:position="16.999cm" style:type="right" style:leader-style="dotted" style:leader-text="."/>
        </style:tab-stops>
      </style:paragraph-properties>
      <style:text-properties style:font-name="Arial" fo:font-size="8pt" fo:font-style="italic" style:font-size-asian="8pt" style:font-style-asian="italic" style:font-name-complex="Arial" style:font-size-complex="8pt" style:font-style-complex="italic"/>
    </style:style>
    <style:style style:name="P52" style:family="paragraph" style:parent-style-name="Footer">
      <style:paragraph-properties fo:text-align="center" style:justify-single-word="false"/>
    </style:style>
    <style:style style:name="P53" style:family="paragraph" style:parent-style-name="Table_20_Contents_20__28_user_29_">
      <style:paragraph-properties fo:text-align="center" style:justify-single-word="false"/>
    </style:style>
    <style:style style:name="P54" style:family="paragraph" style:parent-style-name="Table_20_Contents_20__28_user_29_">
      <style:paragraph-properties style:snap-to-layout-grid="false"/>
      <style:text-properties style:font-name="Arial" fo:font-style="italic" fo:font-weight="bold" style:font-style-asian="italic" style:font-weight-asian="bold" style:font-name-complex="Arial" style:font-style-complex="italic" style:font-weight-complex="bold"/>
    </style:style>
    <style:style style:name="P55" style:family="paragraph" style:parent-style-name="Table_20_Contents_20__28_user_29_">
      <style:paragraph-properties style:snap-to-layout-grid="false">
        <style:tab-stops>
          <style:tab-stop style:position="2.672cm"/>
        </style:tab-stops>
      </style:paragraph-properties>
      <style:text-properties style:font-name="Arial" style:font-name-complex="Arial"/>
    </style:style>
    <style:style style:name="P56" style:family="paragraph" style:parent-style-name="Table_20_Contents_20__28_user_29_">
      <style:paragraph-properties style:snap-to-layout-grid="false"/>
      <style:text-properties style:font-name="Arial" style:font-name-complex="Arial"/>
    </style:style>
    <style:style style:name="P57" style:family="paragraph" style:parent-style-name="Table_20_Contents_20__28_user_29_">
      <style:text-properties style:font-name="Arial" fo:font-size="24pt" style:font-size-asian="24pt" style:language-asian="fr" style:country-asian="FR" style:font-name-complex="Arial" style:font-size-complex="24pt"/>
    </style:style>
    <style:style style:name="P58" style:family="paragraph" style:parent-style-name="Table_20_Contents_20__28_user_29_">
      <style:paragraph-properties fo:text-align="center" style:justify-single-word="false"/>
      <style:text-properties style:font-name="Arial" fo:font-size="9pt" style:font-size-asian="9pt" style:font-size-complex="9pt"/>
    </style:style>
    <style:style style:name="P59" style:family="paragraph" style:parent-style-name="Table_20_Contents_20__28_user_29_">
      <style:paragraph-properties fo:text-align="center" style:justify-single-word="false" style:snap-to-layout-grid="false"/>
      <style:text-properties style:font-name="Arial" fo:font-size="9pt" style:font-size-asian="9pt" style:font-size-complex="9pt"/>
    </style:style>
    <style:style style:name="P60" style:family="paragraph" style:parent-style-name="Table_20_Contents_20__28_user_29_">
      <style:paragraph-properties fo:margin-top="7.999cm" fo:margin-bottom="0cm" fo:text-align="center" style:justify-single-word="false" fo:orphans="2" fo:widows="2" fo:hyphenation-ladder-count="no-limit" text:number-lines="true" text:line-number="0" style:snap-to-layout-grid="false"/>
      <style:text-properties style:font-name="Arial" fo:font-size="18pt" style:font-size-asian="18pt" style:language-asian="fr" style:country-asian="FR" style:font-name-complex="Arial" style:font-size-complex="18pt" fo:hyphenate="true" fo:hyphenation-remain-char-count="2" fo:hyphenation-push-char-count="2"/>
    </style:style>
    <style:style style:name="P61" style:family="paragraph" style:parent-style-name="Table_20_Contents_20__28_user_29_">
      <style:paragraph-properties fo:orphans="2" fo:widows="2" fo:hyphenation-ladder-count="no-limit" text:number-lines="true" text:line-number="0"/>
      <style:text-properties style:font-name="Arial" style:language-asian="fr" style:country-asian="FR" style:font-name-complex="Arial" fo:hyphenate="true" fo:hyphenation-remain-char-count="2" fo:hyphenation-push-char-count="2"/>
    </style:style>
    <style:style style:name="P62" style:family="paragraph" style:parent-style-name="Table_20_Contents_20__28_user_29_">
      <style:paragraph-properties fo:orphans="2" fo:widows="2" fo:hyphenation-ladder-count="no-limit" text:number-lines="true" text:line-number="0" style:snap-to-layout-grid="false"/>
      <style:text-properties style:font-name="Arial" style:language-asian="fr" style:country-asian="FR" style:font-name-complex="Arial" fo:hyphenate="true" fo:hyphenation-remain-char-count="2" fo:hyphenation-push-char-count="2"/>
    </style:style>
    <style:style style:name="P63" style:family="paragraph" style:parent-style-name="Table_20_Contents_20__28_user_29_">
      <style:paragraph-properties fo:orphans="2" fo:widows="2" fo:hyphenation-ladder-count="no-limit" text:number-lines="true" text:line-number="0"/>
      <style:text-properties style:font-name="Arial" style:font-name-complex="Arial" fo:hyphenate="true" fo:hyphenation-remain-char-count="2" fo:hyphenation-push-char-count="2"/>
    </style:style>
    <style:style style:name="P64" style:family="paragraph" style:parent-style-name="Table_20_Contents_20__28_user_29_" style:list-style-name="WW8Num2">
      <style:paragraph-properties fo:orphans="2" fo:widows="2" fo:hyphenation-ladder-count="no-limit" text:number-lines="true" text:line-number="0" style:snap-to-layout-grid="false"/>
      <style:text-properties style:font-name="Arial" style:font-name-complex="Arial" fo:hyphenate="true" fo:hyphenation-remain-char-count="2" fo:hyphenation-push-char-count="2"/>
    </style:style>
    <style:style style:name="P65" style:family="paragraph" style:parent-style-name="Table_20_Contents_20__28_user_29_">
      <style:paragraph-properties fo:orphans="2" fo:widows="2" fo:hyphenation-ladder-count="no-limit" text:number-lines="true" text:line-number="0" style:snap-to-layout-grid="false"/>
      <style:text-properties style:font-name="Arial" fo:font-style="italic" fo:font-weight="bold" style:font-style-asian="italic" style:font-weight-asian="bold" style:font-name-complex="Arial" style:font-style-complex="italic" style:font-weight-complex="bold" fo:hyphenate="true" fo:hyphenation-remain-char-count="2" fo:hyphenation-push-char-count="2"/>
    </style:style>
    <style:style style:name="P66" style:family="paragraph" style:parent-style-name="Table_20_Contents_20__28_user_29_">
      <style:paragraph-properties fo:text-align="center" style:justify-single-word="false" fo:orphans="2" fo:widows="2" fo:hyphenation-ladder-count="no-limit" text:number-lines="true" text:line-number="0" style:snap-to-layout-grid="false"/>
      <style:text-properties style:font-name="Arial" fo:font-size="24pt" style:font-size-asian="24pt" style:language-asian="fr" style:country-asian="FR" style:font-name-complex="Arial" style:font-size-complex="24pt" fo:hyphenate="true" fo:hyphenation-remain-char-count="2" fo:hyphenation-push-char-count="2"/>
    </style:style>
    <style:style style:name="P67" style:family="paragraph" style:parent-style-name="Table_20_Contents_20__28_user_29_" style:list-style-name="WW8Num5">
      <style:paragraph-properties fo:text-align="start" style:justify-single-word="false" fo:orphans="2" fo:widows="2" fo:hyphenation-ladder-count="no-limit" text:number-lines="true" text:line-number="0" style:snap-to-layout-grid="false"/>
      <style:text-properties style:font-name="Arial" fo:font-size="18pt" style:font-size-asian="18pt" style:font-size-complex="18pt" fo:hyphenate="true" fo:hyphenation-remain-char-count="2" fo:hyphenation-push-char-count="2"/>
    </style:style>
    <style:style style:name="P68" style:family="paragraph" style:parent-style-name="Table_20_Contents_20__28_user_29_">
      <style:paragraph-properties fo:text-align="start" style:justify-single-word="false" fo:orphans="2" fo:widows="2" fo:hyphenation-ladder-count="no-limit" text:number-lines="true" text:line-number="0" style:snap-to-layout-grid="false"/>
      <style:text-properties style:font-name="Arial" fo:font-size="12pt" style:font-size-asian="12pt" style:language-asian="fr" style:country-asian="FR" style:font-name-complex="Arial" style:font-size-complex="12pt" fo:hyphenate="true" fo:hyphenation-remain-char-count="2" fo:hyphenation-push-char-count="2"/>
    </style:style>
    <style:style style:name="P69" style:family="paragraph" style:parent-style-name="Table_20_Contents_20__28_user_29_">
      <style:paragraph-properties fo:orphans="2" fo:widows="2" fo:hyphenation-ladder-count="no-limit" text:number-lines="true" text:line-number="0" style:snap-to-layout-grid="false"/>
      <style:text-properties fo:hyphenate="true" fo:hyphenation-remain-char-count="2" fo:hyphenation-push-char-count="2"/>
    </style:style>
    <style:style style:name="P70" style:family="paragraph" style:parent-style-name="Table_20_Contents_20__28_user_29_">
      <style:paragraph-properties fo:margin-left="0.635cm" fo:margin-right="0cm" fo:orphans="2" fo:widows="2" fo:hyphenation-ladder-count="no-limit" fo:text-indent="0cm" style:auto-text-indent="false" text:number-lines="true" text:line-number="0" style:snap-to-layout-grid="false"/>
      <style:text-properties style:font-name="Arial" fo:font-style="italic" style:font-style-asian="italic" style:font-name-complex="Arial" style:font-style-complex="italic" fo:hyphenate="true" fo:hyphenation-remain-char-count="2" fo:hyphenation-push-char-count="2"/>
    </style:style>
    <style:style style:name="P71" style:family="paragraph" style:parent-style-name="Table_20_Contents_20__28_user_29_">
      <style:paragraph-properties fo:margin-left="7.271cm" fo:margin-right="0cm" fo:margin-top="0cm" fo:margin-bottom="0.499cm" fo:text-align="start" style:justify-single-word="false" fo:orphans="2" fo:widows="2" fo:hyphenation-ladder-count="no-limit" fo:text-indent="0cm" style:auto-text-indent="false" text:number-lines="true" text:line-number="0" style:snap-to-layout-grid="false"/>
      <style:text-properties style:font-name="Arial" fo:font-size="12pt" style:font-size-asian="12pt" style:language-asian="fr" style:country-asian="FR" style:font-name-complex="Arial" style:font-size-complex="12pt" fo:hyphenate="true" fo:hyphenation-remain-char-count="2" fo:hyphenation-push-char-count="2"/>
    </style:style>
    <style:style style:name="P72" style:family="paragraph" style:parent-style-name="Table_20_Contents_20__28_user_29_" style:list-style-name="WW8Num6">
      <style:paragraph-properties fo:margin-top="0cm" fo:margin-bottom="0.499cm" fo:text-align="start" style:justify-single-word="false" fo:orphans="2" fo:widows="2" fo:hyphenation-ladder-count="no-limit" text:number-lines="true" text:line-number="0" style:snap-to-layout-grid="false"/>
      <style:text-properties style:font-name="Arial" fo:font-size="18pt" style:font-size-asian="18pt" style:font-size-complex="18pt" fo:hyphenate="true" fo:hyphenation-remain-char-count="2" fo:hyphenation-push-char-count="2"/>
    </style:style>
    <style:style style:name="P73" style:family="paragraph" style:parent-style-name="Table_20_Contents_20__28_user_29_" style:list-style-name="WW8Num20">
      <style:paragraph-properties fo:margin-top="0cm" fo:margin-bottom="0.499cm" fo:text-align="start" style:justify-single-word="false" fo:orphans="2" fo:widows="2" fo:hyphenation-ladder-count="no-limit" text:number-lines="true" text:line-number="0" style:snap-to-layout-grid="false"/>
      <style:text-properties style:font-name="Arial" fo:font-size="18pt" style:font-size-asian="18pt" style:font-size-complex="18pt" fo:hyphenate="true" fo:hyphenation-remain-char-count="2" fo:hyphenation-push-char-count="2"/>
    </style:style>
    <style:style style:name="P74" style:family="paragraph" style:parent-style-name="Table_20_Contents_20__28_user_29_" style:list-style-name="WW8Num6">
      <style:paragraph-properties fo:margin-top="0cm" fo:margin-bottom="1cm" fo:text-align="start" style:justify-single-word="false" fo:orphans="2" fo:widows="2" fo:hyphenation-ladder-count="no-limit" text:number-lines="true" text:line-number="0" style:snap-to-layout-grid="false"/>
      <style:text-properties style:font-name="Arial" fo:font-size="18pt" style:font-size-asian="18pt" style:font-size-complex="18pt" fo:hyphenate="true" fo:hyphenation-remain-char-count="2" fo:hyphenation-push-char-count="2"/>
    </style:style>
    <style:style style:name="P75" style:family="paragraph" style:parent-style-name="Table_20_Contents_20__28_user_29_">
      <style:paragraph-properties fo:margin-left="4.001cm" fo:margin-right="0cm" fo:text-align="start" style:justify-single-word="false" fo:orphans="2" fo:widows="2" fo:hyphenation-ladder-count="no-limit" fo:text-indent="0cm" style:auto-text-indent="false" text:number-lines="true" text:line-number="0" style:snap-to-layout-grid="false"/>
      <style:text-properties style:font-name="Arial" fo:font-size="24pt" fo:font-style="italic" fo:font-weight="bold" style:font-size-asian="24pt" style:language-asian="fr" style:country-asian="FR" style:font-style-asian="italic" style:font-weight-asian="bold" style:font-name-complex="Arial" style:font-size-complex="24pt" style:font-style-complex="italic" style:font-weight-complex="bold" fo:hyphenate="true" fo:hyphenation-remain-char-count="2" fo:hyphenation-push-char-count="2"/>
    </style:style>
    <style:style style:name="P76" style:family="paragraph" style:parent-style-name="Table_20_Contents_20__28_user_29_" style:master-page-name="Conversion_20_5">
      <style:paragraph-properties style:page-number="auto"/>
      <style:text-properties style:font-name="Arial" fo:font-size="24pt" style:font-size-asian="24pt" style:language-asian="fr" style:country-asian="FR" style:font-name-complex="Arial" style:font-size-complex="24pt"/>
    </style:style>
    <style:style style:name="P77" style:family="paragraph" style:parent-style-name="Table_20_Contents_20__28_user_29_" style:master-page-name="Conversion_20_6">
      <style:paragraph-properties style:page-number="auto"/>
      <style:text-properties style:font-name="Arial" fo:font-size="24pt" style:font-size-asian="24pt" style:language-asian="fr" style:country-asian="FR" style:font-name-complex="Arial" style:font-size-complex="24pt"/>
    </style:style>
    <style:style style:name="P78" style:family="paragraph" style:parent-style-name="Table_20_Contents_20__28_user_29_" style:master-page-name="Conversion_20_7">
      <style:paragraph-properties fo:text-align="start" style:justify-single-word="false" fo:orphans="2" fo:widows="2" fo:hyphenation-ladder-count="no-limit" style:page-number="auto" text:number-lines="true" text:line-number="0" style:snap-to-layout-grid="false"/>
      <style:text-properties style:font-name="Arial" fo:font-size="24pt" fo:font-style="italic" fo:font-weight="bold" style:font-size-asian="24pt" style:language-asian="fr" style:country-asian="FR" style:font-style-asian="italic" style:font-weight-asian="bold" style:font-name-complex="Arial" style:font-size-complex="24pt" style:font-style-complex="italic" style:font-weight-complex="bold" fo:hyphenate="true" fo:hyphenation-remain-char-count="2" fo:hyphenation-push-char-count="2"/>
    </style:style>
    <style:style style:name="P79" style:family="paragraph" style:parent-style-name="Table_20_Heading_20__28_user_29_">
      <style:paragraph-properties fo:orphans="2" fo:widows="2" fo:hyphenation-ladder-count="no-limit" text:number-lines="true" text:line-number="0"/>
      <style:text-properties style:font-name="Arial" fo:font-style="italic" fo:font-weight="normal" style:language-asian="fr" style:country-asian="FR" style:font-style-asian="italic" style:font-weight-asian="normal" style:font-name-complex="Arial" style:font-style-complex="italic" style:font-weight-complex="normal" fo:hyphenate="true" fo:hyphenation-remain-char-count="2" fo:hyphenation-push-char-count="2"/>
    </style:style>
    <style:style style:name="P80" style:family="paragraph" style:parent-style-name="Table_20_Heading_20__28_user_29_">
      <style:paragraph-properties fo:orphans="2" fo:widows="2" fo:hyphenation-ladder-count="no-limit" text:number-lines="true" text:line-number="0" style:snap-to-layout-grid="false"/>
      <style:text-properties style:font-name="Arial" fo:font-style="italic" fo:font-weight="normal" style:language-asian="fr" style:country-asian="FR" style:font-style-asian="italic" style:font-weight-asian="normal" style:font-name-complex="Arial" style:font-style-complex="italic" style:font-weight-complex="normal" fo:hyphenate="true" fo:hyphenation-remain-char-count="2" fo:hyphenation-push-char-count="2"/>
    </style:style>
    <style:style style:name="P81" style:family="paragraph" style:parent-style-name="Contents_20_Heading_20__28_user_29_">
      <style:paragraph-properties fo:break-before="page"/>
    </style:style>
    <style:style style:name="P82" style:family="paragraph" style:parent-style-name="Contenu_20_de_20_tableau_20_vertical">
      <style:paragraph-properties style:snap-to-layout-grid="false"/>
    </style:style>
    <style:style style:name="P83" style:family="paragraph">
      <style:paragraph-properties fo:margin-left="0cm" fo:margin-right="0cm" fo:margin-top="0cm" fo:margin-bottom="0cm" style:line-height-at-least="0cm" fo:text-align="center" fo:text-indent="0cm" style:text-autospace="ideograph-alpha" style:punctuation-wrap="hanging" style:line-break="strict" style:writing-mode="lr-tb"/>
    </style:style>
    <style:style style:name="P84" style:family="paragraph">
      <style:paragraph-properties fo:text-align="center" style:writing-mode="lr-tb"/>
    </style:style>
    <style:style style:name="P85" style:family="paragraph">
      <style:paragraph-properties style:writing-mode="lr-tb"/>
    </style:style>
    <style:style style:name="T1" style:family="text">
      <style:text-properties style:font-name="Arial"/>
    </style:style>
    <style:style style:name="T2" style:family="text">
      <style:text-properties style:font-name="Arial" fo:font-style="italic" style:font-style-asian="italic" style:font-name-complex="Arial" style:font-style-complex="italic"/>
    </style:style>
    <style:style style:name="T3" style:family="text">
      <style:text-properties style:font-name="Arial" fo:font-style="italic" style:font-style-asian="italic" style:font-style-complex="italic"/>
    </style:style>
    <style:style style:name="T4" style:family="text">
      <style:text-properties style:font-name="Arial" style:language-asian="fr" style:country-asian="FR" style:font-name-complex="Arial"/>
    </style:style>
    <style:style style:name="T5" style:family="text">
      <style:text-properties style:font-name="Arial" fo:font-size="8pt" style:font-size-asian="8pt" style:font-size-complex="8pt"/>
    </style:style>
    <style:style style:name="T6" style:family="text">
      <style:text-properties style:font-name="Arial" fo:font-size="6pt" style:font-size-asian="6pt" style:font-size-complex="6pt"/>
    </style:style>
    <style:style style:name="T7" style:family="text">
      <style:text-properties style:font-name="Arial" fo:font-size="9pt" style:font-size-asian="9pt" style:font-size-complex="9pt"/>
    </style:style>
    <style:style style:name="T8" style:family="text">
      <style:text-properties style:text-position="super 58%" style:font-name="Arial" fo:font-style="italic" style:font-style-asian="italic" style:font-name-complex="Arial" style:font-style-complex="italic"/>
    </style:style>
    <style:style style:name="T9" style:family="text">
      <style:text-properties style:language-asian="fr" style:country-asian="FR" style:font-name-complex="Arial"/>
    </style:style>
    <style:style style:name="T10" style:family="text">
      <style:text-properties style:use-window-font-color="true" style:text-outline="false" style:text-line-through-style="none" style:font-name="Arial" fo:font-size="32pt" fo:language="fr" fo:country="FR" fo:font-style="normal" fo:text-shadow="none" style:text-underline-style="none" fo:font-weight="bold" style:letter-kerning="true" style:font-name-asian="DejaVu Sans" style:font-size-asian="32pt" style:language-asian="zh" style:country-asian="CN" style:font-style-asian="normal" style:font-weight-asian="bold" style:font-name-complex="DejaVu Sans" style:font-size-complex="32pt" style:language-complex="hi" style:country-complex="IN" style:font-style-complex="normal" style:font-weight-complex="bold" style:text-emphasize="none"/>
    </style:style>
    <style:style style:name="T11" style:family="text">
      <style:text-properties fo:color="#000000" style:text-outline="false" style:text-line-through-style="none" style:font-name="Arial" fo:font-size="48pt" fo:language="fr" fo:country="FR" fo:font-style="normal" fo:text-shadow="none" style:text-underline-style="none" fo:font-weight="bold" style:letter-kerning="true" style:font-name-asian="DejaVu Sans" style:font-size-asian="48pt" style:language-asian="zh" style:country-asian="CN" style:font-style-asian="normal" style:font-weight-asian="bold" style:font-name-complex="DejaVu Sans" style:font-size-complex="48pt" style:language-complex="hi" style:country-complex="IN" style:font-style-complex="normal" style:font-weight-complex="bold" style:text-emphasize="none"/>
    </style:style>
    <style:style style:name="T12" style:family="text">
      <style:text-properties fo:color="#ffffff" style:text-outline="false" style:text-line-through-style="none" style:font-name="Arial" fo:font-size="24pt" fo:language="fr" fo:country="FR" fo:font-style="normal" fo:text-shadow="none" style:text-underline-style="none" fo:font-weight="bold" style:letter-kerning="true" style:font-name-asian="DejaVu Sans" style:font-size-asian="24pt" style:language-asian="zh" style:country-asian="CN" style:font-style-asian="normal" style:font-weight-asian="bold" style:font-name-complex="DejaVu Sans" style:font-size-complex="24pt" style:language-complex="hi" style:country-complex="IN" style:font-style-complex="normal" style:font-weight-complex="bold" style:text-emphasize="none"/>
    </style:style>
    <style:style style:name="T13" style:family="text">
      <style:text-properties fo:color="#ffffff" style:text-outline="false" style:text-line-through-style="none" style:font-name="Arial" fo:font-size="32pt" fo:language="fr" fo:country="FR" fo:font-style="normal" fo:text-shadow="none" style:text-underline-style="none" fo:font-weight="bold" style:letter-kerning="true" style:font-name-asian="DejaVu Sans" style:font-size-asian="32pt" style:language-asian="zh" style:country-asian="CN" style:font-style-asian="normal" style:font-weight-asian="bold" style:font-name-complex="DejaVu Sans" style:font-size-complex="32pt" style:language-complex="hi" style:country-complex="IN" style:font-style-complex="normal" style:font-weight-complex="bold" style:text-emphasize="none"/>
    </style:style>
    <style:style style:name="T14" style:family="text">
      <style:text-properties style:use-window-font-color="true" style:text-outline="false" style:text-line-through-style="none" style:font-name="Arial" fo:font-size="24pt" fo:language="fr" fo:country="FR" fo:font-style="normal" fo:text-shadow="none" style:text-underline-style="none" fo:font-weight="bold" style:letter-kerning="true" style:font-name-asian="DejaVu Sans" style:font-size-asian="24pt" style:language-asian="zh" style:country-asian="CN" style:font-style-asian="normal" style:font-weight-asian="bold" style:font-name-complex="DejaVu Sans" style:font-size-complex="24pt" style:language-complex="hi" style:country-complex="IN" style:font-style-complex="normal" style:font-weight-complex="bold" style:text-emphasize="none"/>
    </style:style>
    <style:style style:name="T15" style:family="text">
      <style:text-properties style:use-window-font-color="true" style:text-outline="false" style:text-line-through-style="none" style:font-name="Arial" fo:font-size="12pt" fo:language="fr" fo:country="FR" fo:font-style="normal" fo:text-shadow="none" style:text-underline-style="none" fo:font-weight="bold" style:letter-kerning="true"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style>
    <style:style style:name="T16" style:family="text">
      <style:text-properties fo:color="#000000" style:text-outline="false" style:text-line-through-style="none" style:font-name="Arial" fo:font-size="28pt" fo:language="fr" fo:country="FR" fo:font-style="normal" fo:text-shadow="none" style:text-underline-style="none" fo:font-weight="bold" style:letter-kerning="true" style:font-name-asian="DejaVu Sans" style:font-size-asian="28pt" style:language-asian="zh" style:country-asian="CN" style:font-style-asian="normal" style:font-weight-asian="bold" style:font-name-complex="DejaVu Sans" style:font-size-complex="28pt" style:language-complex="hi" style:country-complex="IN" style:font-style-complex="normal" style:font-weight-complex="bold" style:text-emphasize="none"/>
    </style:style>
    <style:style style:name="T17" style:family="text">
      <style:text-properties fo:color="#000000" style:text-outline="false" style:text-line-through-style="none" style:font-name="Arial" fo:font-size="18pt" fo:language="fr" fo:country="FR" fo:font-style="normal" fo:text-shadow="none" style:text-underline-style="none" fo:font-weight="normal"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style>
    <style:style style:name="T18" style:family="text">
      <style:text-properties style:use-window-font-color="true" style:text-outline="false" style:text-line-through-style="none" style:font-name="Arial" fo:font-size="18pt" fo:language="fr" fo:country="FR" fo:font-style="normal" fo:text-shadow="none" style:text-underline-style="none" fo:font-weight="bold" style:letter-kerning="true" style:font-name-asian="DejaVu Sans" style:font-size-asian="18pt" style:language-asian="zh" style:country-asian="CN" style:font-style-asian="normal" style:font-weight-asian="bold" style:font-name-complex="DejaVu Sans" style:font-size-complex="18pt" style:language-complex="hi" style:country-complex="IN" style:font-style-complex="normal" style:font-weight-complex="bold" style:text-emphasize="none"/>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000000" draw:stroke-linejoin="round" draw:fill="solid" draw:fill-color="#ccffff" draw:textarea-horizontal-align="justify" draw:textarea-vertical-align="middle" draw:auto-grow-height="false" draw:auto-grow-width="true" fo:padding-top="0.131cm" fo:padding-bottom="0.125cm" fo:padding-left="0.25cm" fo:padding-right="0.25cm" fo:wrap-option="no-wrap" style:run-through="foreground"/>
    </style:style>
    <style:style style:name="gr3" style:family="graphic">
      <style:graphic-properties draw:stroke="solid" svg:stroke-width="0.026cm" svg:stroke-color="#000000" draw:stroke-linejoin="round" draw:fill="solid" draw:fill-color="#ffffff" draw:textarea-horizontal-align="justify" draw:textarea-vertical-align="middle" draw:auto-grow-height="false" draw:auto-grow-width="true" fo:padding-top="0.125cm" fo:padding-bottom="0.125cm" fo:padding-left="0.25cm" fo:padding-right="0.25cm" fo:wrap-option="no-wrap" style:run-through="foreground"/>
    </style:style>
    <style:style style:name="gr4" style:family="graphic">
      <style:graphic-properties draw:stroke="none" draw:fill="solid" draw:fill-color="#355e00" draw:textarea-horizontal-align="justify" draw:textarea-vertical-align="middle" draw:auto-grow-height="false" draw:auto-grow-width="true" fo:padding-top="0.125cm" fo:padding-bottom="0.125cm" fo:padding-left="0.25cm" fo:padding-right="0.25cm" fo:wrap-option="no-wrap" style:run-through="foreground"/>
    </style:style>
    <style:style style:name="gr5" style:family="graphic">
      <style:graphic-properties draw:stroke="none" draw:fill="solid" draw:fill-color="#0084d1" draw:textarea-horizontal-align="justify" draw:textarea-vertical-align="top" draw:auto-grow-height="false" draw:auto-grow-width="true" fo:padding-top="0.125cm" fo:padding-bottom="0.125cm" fo:padding-left="0.25cm" fo:padding-right="0.25cm" fo:wrap-option="no-wrap" style:run-through="foreground"/>
    </style:style>
    <style:style style:name="gr6" style:family="graphic">
      <style:graphic-properties draw:stroke="none" draw:fill="solid" draw:fill-color="#e6e6ff" draw:textarea-horizontal-align="justify" draw:textarea-vertical-align="middle" draw:auto-grow-height="false" draw:auto-grow-width="true" fo:padding-top="0.125cm" fo:padding-bottom="0.125cm" fo:padding-left="0.25cm" fo:padding-right="0.25cm" fo:wrap-option="no-wrap" style:run-through="foreground"/>
    </style:style>
    <style:style style:name="gr7" style:family="graphic">
      <style:graphic-properties draw:stroke="none" draw:fill="solid" draw:fill-color="#666600" draw:textarea-horizontal-align="justify" draw:textarea-vertical-align="middle" draw:auto-grow-height="false" draw:auto-grow-width="true" fo:padding-top="1.63cm" fo:padding-bottom="0.125cm" fo:padding-left="0.25cm" fo:padding-right="0.25cm" fo:wrap-option="no-wrap" style:run-through="foreground"/>
    </style:style>
    <style:style style:name="gr8" style:family="graphic">
      <style:graphic-properties draw:stroke="none" draw:fill="solid" draw:fill-color="#cc6633" draw:textarea-horizontal-align="justify" draw:textarea-vertical-align="middle" draw:auto-grow-height="false" draw:auto-grow-width="true" fo:padding-top="1.63cm" fo:padding-bottom="0.125cm" fo:padding-left="0.25cm" fo:padding-right="0.25cm" fo:wrap-option="no-wrap" style:run-through="foreground"/>
    </style:style>
    <style:style style:name="gr9" style:family="graphic">
      <style:graphic-properties draw:stroke="solid" svg:stroke-width="0.026cm" svg:stroke-color="#000000" draw:stroke-linejoin="round" draw:fill="solid" draw:fill-color="#ccffff" draw:textarea-horizontal-align="justify" draw:textarea-vertical-align="middle" draw:auto-grow-height="false" draw:auto-grow-width="true" fo:padding-top="0.125cm" fo:padding-bottom="0.125cm" fo:padding-left="0.25cm" fo:padding-right="0.25cm" fo:wrap-option="no-wrap" style:run-through="foreground"/>
    </style:style>
    <style:style style:name="gr10" style:family="graphic">
      <style:graphic-properties draw:stroke="solid" svg:stroke-width="0.026cm" svg:stroke-color="#000000" draw:stroke-linejoin="round" draw:fill="solid" draw:fill-color="#579d1c" draw:textarea-horizontal-align="justify" draw:textarea-vertical-align="middle" draw:auto-grow-height="false" draw:auto-grow-width="true" fo:padding-top="0.125cm" fo:padding-bottom="0.125cm" fo:padding-left="0.25cm" fo:padding-right="0.25cm" fo:wrap-option="no-wrap" style:run-through="foreground"/>
    </style:style>
    <style:style style:name="gr11" style:family="graphic">
      <style:graphic-properties draw:stroke="solid" svg:stroke-width="0.4cm" svg:stroke-color="#ff0000" draw:marker-end="msArrowEnd_20_5" draw:marker-end-width="0.686cm" draw:marker-end-center="false" draw:stroke-linejoin="round"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dash" draw:stroke-dash="Dash_20_1" svg:stroke-width="0.049cm" svg:stroke-color="#000000" draw:marker-end="Extrémités_20_de_20_ligne_20_1"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dash" draw:stroke-dash="Dash_20_1" svg:stroke-width="0.049cm" svg:stroke-color="#000000" draw:stroke-linejoin="round" draw:fill="none" draw:fill-color="#ffffff" draw:textarea-horizontal-align="left" draw:textarea-vertical-align="top" draw:auto-grow-height="false" fo:padding-top="0.229cm" fo:padding-bottom="0.229cm" fo:padding-left="0.441cm" fo:padding-right="0.441cm" fo:wrap-option="wrap" style:run-through="foreground"/>
    </style:style>
    <style:style style:name="gr14" style:family="graphic">
      <style:graphic-properties draw:stroke="dash" draw:stroke-dash="Dash_20_1" svg:stroke-width="0.049cm" svg:stroke-color="#000000" draw:marker-end="Extrémités_20_de_20_ligne_20_2"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style:run-through="foreground"/>
    </style:style>
    <style:style style:name="gr15" style:family="graphic">
      <style:graphic-properties draw:stroke="none" draw:fill="solid" draw:fill-color="#ffcc99" draw:textarea-horizontal-align="justify" draw:textarea-vertical-align="middle" draw:auto-grow-height="false" draw:auto-grow-width="true" fo:padding-top="0.125cm" fo:padding-bottom="0.125cm" fo:padding-left="0.25cm" fo:padding-right="0.25cm" fo:wrap-option="no-wrap" style:run-through="foreground"/>
    </style:style>
    <style:style style:name="gr16" style:family="graphic">
      <style:graphic-properties draw:stroke="dash" draw:stroke-dash="Dash_20_2" svg:stroke-width="0.101cm" svg:stroke-color="#94bd5e" draw:marker-end="Extrémités_20_de_20_ligne_20_3"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style:run-through="foreground"/>
    </style:style>
    <style:style style:name="gr17" style:family="graphic">
      <style:graphic-properties draw:stroke="dash" draw:stroke-dash="Dash_20_1" svg:stroke-width="0.049cm" svg:stroke-color="#000000" draw:marker-end="Extrémités_20_de_20_ligne_20_4"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style:run-through="foreground"/>
    </style:style>
    <style:style style:name="gr18" style:family="graphic">
      <style:graphic-properties draw:stroke="dash" draw:stroke-dash="Dash_20_2" svg:stroke-width="0.101cm" svg:stroke-color="#94bd5e" draw:marker-end="Extrémités_20_de_20_ligne_20_5"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style:run-through="foreground"/>
    </style:style>
    <style:style style:name="gr19" style:family="graphic">
      <style:graphic-properties draw:stroke="none" draw:fill="solid" draw:fill-color="#e6e64c" draw:textarea-horizontal-align="justify" draw:textarea-vertical-align="middle" draw:auto-grow-height="false" draw:auto-grow-width="true" fo:padding-top="0.125cm" fo:padding-bottom="0.125cm" fo:padding-left="0.25cm" fo:padding-right="0.25cm" fo:wrap-option="no-wrap" style:run-through="foreground"/>
    </style:style>
    <style:style style:name="gr20" style:family="graphic">
      <style:graphic-properties draw:stroke="dash" draw:stroke-dash="Dash_20_2" svg:stroke-width="0.101cm" svg:stroke-color="#94bd5e" draw:marker-end="Extrémités_20_de_20_ligne_20_6"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style:run-through="foreground"/>
    </style:style>
    <style:style style:name="gr21" style:family="graphic">
      <style:graphic-properties draw:stroke="dash" draw:stroke-dash="Dash_20_2" svg:stroke-width="0.101cm" svg:stroke-color="#94bd5e" draw:marker-end="Extrémités_20_de_20_ligne_20_7"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style:run-through="foreground"/>
    </style:style>
    <style:style style:name="gr22" style:family="graphic">
      <style:graphic-properties draw:stroke="dash" draw:stroke-dash="Dash_20_1" svg:stroke-width="0.049cm" svg:stroke-color="#000000" draw:marker-end="Extrémités_20_de_20_ligne_20_8"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style:run-through="foreground"/>
    </style:style>
    <style:style style:name="gr23" style:family="graphic">
      <style:graphic-properties draw:stroke="dash" draw:stroke-dash="Dash_20_1" svg:stroke-width="0.049cm" svg:stroke-color="#000000" draw:marker-end="Extrémités_20_de_20_ligne_20_9"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style:run-through="foreground"/>
    </style:style>
    <style:style style:name="gr24" style:family="graphic">
      <style:graphic-properties draw:stroke="dash" draw:stroke-dash="Dash_20_1" svg:stroke-width="0.049cm" svg:stroke-color="#000000" draw:marker-end="Extrémités_20_de_20_ligne_20_10"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style:run-through="foreground"/>
    </style:style>
    <style:style style:name="gr25" style:family="graphic">
      <style:graphic-properties draw:stroke="dash" draw:stroke-dash="Dash_20_1" svg:stroke-width="0.049cm" svg:stroke-color="#000000" draw:marker-end="Extrémités_20_de_20_ligne_20_11"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style:run-through="foreground"/>
    </style:style>
    <style:style style:name="gr26" style:family="graphic">
      <style:graphic-properties draw:stroke="dash" draw:stroke-dash="Dash_20_3" svg:stroke-width="0.026cm" svg:stroke-color="#000000" draw:marker-start="Extrémités_20_de_20_ligne_20_12" draw:marker-start-width="0.212cm" draw:marker-start-center="false" draw:stroke-linejoin="round" draw:fill="none" draw:fill-color="#ffffff" draw:textarea-horizontal-align="left" draw:textarea-vertical-align="top" draw:auto-grow-height="false" fo:padding-top="0.229cm" fo:padding-bottom="0.229cm" fo:padding-left="0.441cm" fo:padding-right="0.441cm" fo:wrap-option="wrap" style:run-through="foreground"/>
    </style:style>
    <style:style style:name="gr27" style:family="graphic">
      <style:graphic-properties draw:stroke="dash" draw:stroke-dash="Dash_20_1" svg:stroke-width="0.049cm" svg:stroke-color="#000000" draw:marker-end="Extrémités_20_de_20_ligne_20_13"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style:run-through="foreground"/>
    </style:style>
    <style:style style:name="gr28" style:family="graphic">
      <style:graphic-properties draw:stroke="dash" draw:stroke-dash="Dash_20_3" svg:stroke-width="0.026cm" svg:stroke-color="#000000" draw:marker-start="Extrémités_20_de_20_ligne_20_14" draw:marker-start-width="0.212cm" draw:marker-start-center="false" draw:stroke-linejoin="round" draw:fill="none" draw:fill-color="#ffffff" draw:textarea-horizontal-align="left" draw:textarea-vertical-align="top" draw:auto-grow-height="false" fo:padding-top="0.229cm" fo:padding-bottom="0.229cm" fo:padding-left="0.441cm" fo:padding-right="0.441cm" fo:wrap-option="wrap" style:run-through="foreground"/>
    </style:style>
    <style:style style:name="gr29" style:family="graphic">
      <style:graphic-properties draw:stroke="dash" draw:stroke-dash="Dash_20_1" svg:stroke-width="0.049cm" svg:stroke-color="#000000" draw:marker-end="Extrémités_20_de_20_ligne_20_15"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style:run-through="foreground"/>
    </style:style>
    <style:style style:name="gr30" style:family="graphic">
      <style:graphic-properties draw:stroke="dash" draw:stroke-dash="Dash_20_2" svg:stroke-width="0.101cm" svg:stroke-color="#94bd5e" draw:marker-end="Extrémités_20_de_20_ligne_20_16"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style:run-through="foreground"/>
    </style:style>
    <style:style style:name="gr31" style:family="graphic">
      <style:graphic-properties draw:stroke="dash" draw:stroke-dash="Dash_20_2" svg:stroke-width="0.101cm" svg:stroke-color="#94bd5e" draw:marker-end="Extrémités_20_de_20_ligne_20_17"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Standard"/>
      <text:p text:style-name="Standard"/>
      <text:p text:style-name="Standard"/>
      <text:p text:style-name="Standard"/>
      <text:p text:style-name="Standard"/>
      <text:p text:style-name="Standard"/>
      <text:p text:style-name="P40">Licence mention ingénierie informatique</text:p>
      <text:p text:style-name="P37">- annexes -</text:p>
      <text:p text:style-name="P37"/>
      <text:p text:style-name="P37"/>
      <text:p text:style-name="P37"/>
      <text:p text:style-name="P37"/>
      <text:p text:style-name="P37"/>
      <text:p text:style-name="P37"/>
      <text:p text:style-name="P38">Annexe 1 : descriptif des enseignements</text:p>
      <text:p text:style-name="P38">Annexe 2 : vue d'ensemble, par semestre, des enseignements et parcours</text:p>
      <text:p text:style-name="P38">Annexe 3 : vue synoptique de l'intégration de la licence ingénierie informatique dans l'offre de formation</text:p>
      <text:p text:style-name="P38"/>
      <text:p text:style-name="P41"/>
      <text:p text:style-name="P40"/>
      <text:p text:style-name="P40"/>
      <text:p text:style-name="P40"/>
      <text:p text:style-name="P40">Licence mention ingénierie informatique</text:p>
      <text:p text:style-name="P60">descriptifs des enseignements</text:p>
      <text:p text:style-name="Standard"/>
      <text:p text:style-name="Standard">Note sur les modalités de contrôle : Les projets et stages ne donnent pas lieu à une seconde session d'examens, la note de première session étant reportée en seconde session. Ils sont noté sur la base d'un rapport et d'une soutenance orale. Pour les autres unités d'enseignement, l'évaluation en première session consiste en deux contrôles écrits (contrôle continu). Les étudiants en RSE qui le demandent sont examinés sur la base d'un seul contrôle écrit de 2h. La seconde session comporte un seul contrôle de 2h. Les exceptions à ces règles générales sont précisées dans ce document. </text:p>
      <text:p text:style-name="Standard"/>
      <text:p text:style-name="Standard">Le contenu et les modalités de contrôle des unités d'ouverture sont communiqués par les départements concernés. Le contenu détaillé des unités du parcours e-MIAGE, établi par le Consortium International e-MIAGE, est indiqué sur le site internet du consortium : <text:a xlink:type="simple" xlink:href="http://www.e-miage.org/contenus.html"><text:span text:style-name="Internet_20_link">http://www.e-miage.org/contenus.html</text:span></text:a></text:p>
      <text:p text:style-name="Standard"/>
      <text:p text:style-name="Standard"/>
      <text:p text:style-name="Standard">Abréviations :</text:p>
      <text:p text:style-name="P50">RNE : régime normal d’étude</text:p>
      <text:p text:style-name="P50">RSE : régime spécial d’étude</text:p>
      <text:p text:style-name="P50"/>
      <text:p text:style-name="P81">Sommaire</text:p>
      <text:table-of-content text:style-name="Sect1" text:name="Table des matières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186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686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Text_20_body"/>
        </text:index-body>
      </text:table-of-content>
      <text:section text:style-name="Sect2" text:name="Section2">
        <text:p text:style-name="P51"/>
        <text:p text:style-name="P46">Semestre 1</text:p>
        <text:p text:style-name="P39"/>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column table:style-name="Tableau1.K"/>
          <table:table-column table:style-name="Tableau1.L"/>
          <table:table-column table:style-name="Tableau1.E" table:number-columns-repeated="2"/>
          <table:table-column table:style-name="Tableau1.O"/>
          <table:table-row table:style-name="Tableau1.1">
            <table:table-cell table:style-name="Tableau1.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
            <table:table-cell table:style-name="Tableau1.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
            <table:table-cell table:style-name="Tableau1.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
            <table:table-cell table:style-name="Tableau1.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
            <table:table-cell table:style-name="Tableau1.A5" table:number-columns-spanned="4" office:value-type="string">
              <text:p text:style-name="P7">Intitulé de l’Unité d’Enseignement :</text:p>
            </table:table-cell>
            <table:covered-table-cell/>
            <table:covered-table-cell/>
            <table:covered-table-cell/>
            <table:table-cell table:style-name="Tableau1.E5" table:number-columns-spanned="11" office:value-type="string">
              <text:p text:style-name="P54">Algorithmique et programmation 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
            <table:table-cell table:style-name="Tableau1.A5" table:number-columns-spanned="4" office:value-type="string">
              <text:p text:style-name="P4">Nature :</text:p>
            </table:table-cell>
            <table:covered-table-cell/>
            <table:covered-table-cell/>
            <table:covered-table-cell/>
            <table:table-cell table:style-name="Tableau1.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
            <table:table-cell table:style-name="Tableau1.A5" table:number-columns-spanned="4" office:value-type="string">
              <text:p text:style-name="P4">Semestre :</text:p>
            </table:table-cell>
            <table:covered-table-cell/>
            <table:covered-table-cell/>
            <table:covered-table-cell/>
            <table:table-cell table:style-name="Tableau1.E5" table:number-columns-spanned="11" office:value-type="string">
              <text:p text:style-name="P56">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
            <table:table-cell table:style-name="Tableau1.A5" table:number-columns-spanned="4" office:value-type="string">
              <text:p text:style-name="P4">Crédits ECTS :</text:p>
            </table:table-cell>
            <table:covered-table-cell/>
            <table:covered-table-cell/>
            <table:covered-table-cell/>
            <table:table-cell table:style-name="Tableau1.E5" table:number-columns-spanned="11" office:value-type="string">
              <text:p text:style-name="P3">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
            <table:table-cell table:style-name="Tableau1.A5" table:number-columns-spanned="4" office:value-type="string">
              <text:p text:style-name="P4">Coefficient :</text:p>
            </table:table-cell>
            <table:covered-table-cell/>
            <table:covered-table-cell/>
            <table:covered-table-cell/>
            <table:table-cell table:style-name="Tableau1.E5" table:number-columns-spanned="11" office:value-type="string">
              <text:p text:style-name="P3">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
            <table:table-cell table:style-name="Tableau1.A5" table:number-columns-spanned="4" office:value-type="string">
              <text:p text:style-name="P4">Langue de l’enseignement :</text:p>
            </table:table-cell>
            <table:covered-table-cell/>
            <table:covered-table-cell/>
            <table:covered-table-cell/>
            <table:table-cell table:style-name="Tableau1.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
            <table:table-cell table:style-name="Tableau1.A5" table:number-columns-spanned="4" office:value-type="string">
              <text:p text:style-name="P4">Volume horaire total :</text:p>
            </table:table-cell>
            <table:covered-table-cell/>
            <table:covered-table-cell/>
            <table:covered-table-cell/>
            <table:table-cell table:style-name="Tableau1.A5" office:value-type="string">
              <text:p text:style-name="P3">60</text:p>
            </table:table-cell>
            <table:table-cell table:style-name="Tableau1.A5" table:number-columns-spanned="2" office:value-type="string">
              <text:p text:style-name="P8">dont</text:p>
            </table:table-cell>
            <table:covered-table-cell/>
            <table:table-cell table:style-name="Tableau1.A5" table:number-columns-spanned="2" office:value-type="string">
              <text:p text:style-name="P11">CTD</text:p>
            </table:table-cell>
            <table:covered-table-cell/>
            <table:table-cell table:style-name="Tableau1.A5" office:value-type="string">
              <text:p text:style-name="P11">45</text:p>
            </table:table-cell>
            <table:table-cell table:style-name="Tableau1.A5" table:number-columns-spanned="2" office:value-type="string">
              <text:p text:style-name="P11">TD</text:p>
            </table:table-cell>
            <table:covered-table-cell/>
            <table:table-cell table:style-name="Tableau1.A5" office:value-type="string">
              <text:p text:style-name="P11"/>
            </table:table-cell>
            <table:table-cell table:style-name="Tableau1.A5" office:value-type="string">
              <text:p text:style-name="P11">TP</text:p>
            </table:table-cell>
            <table:table-cell table:style-name="Tableau1.E5" office:value-type="string">
              <text:p text:style-name="P11">15</text:p>
            </table:table-cell>
          </table:table-row>
          <table:table-row table:style-name="Tableau1.1">
            <table:table-cell table:style-name="Tableau1.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
            <table:table-cell table:style-name="Tableau1.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
            <table:table-cell table:style-name="Tableau1.A1" table:number-columns-spanned="15" office:value-type="string">
              <text:list xml:id="list804482459" text:style-name="WW8Num2">
                <text:list-item>
                  <text:p text:style-name="P5">contenu : </text:p>
                </text:list-item>
              </text:list>
              <text:p text:style-name="P2">Algorithmique élémentaire : expressions, variables, instructions, séquences, conditionnelles, boucles, tableaux, preuves, invariants, traduction dans un langage de programmation orienté obje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
            <table:table-cell table:style-name="Tableau1.A1" table:number-columns-spanned="15" office:value-type="string">
              <text:list xml:id="list2159674118" text:continue-numbering="true" text:style-name="WW8Num2">
                <text:list-item>
                  <text:p text:style-name="P64">pré-requis :</text:p>
                </text:list-item>
              </text:list>
              <text:p text:style-name="P63">aucu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
            <table:table-cell table:style-name="Tableau1.A1" table:number-columns-spanned="15" office:value-type="string">
              <text:list xml:id="list1790878380" text:continue-numbering="true" text:style-name="WW8Num2">
                <text:list-item>
                  <text:p text:style-name="P64">objectifs (savoirs et compétences acquis) : </text:p>
                </text:list-item>
              </text:list>
              <text:p text:style-name="P61">Maîtriser les concepts élémentaires de l'algorithmique et être capable de les traduire dans un langages de programmation orienté objet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
            <table:table-cell table:style-name="Tableau1.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8">
            <table:table-cell table:style-name="Tableau1.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8">
            <table:table-cell table:style-name="Tableau1.A19" office:value-type="string">
              <text:p text:style-name="P65"/>
            </table:table-cell>
            <table:table-cell table:style-name="Tableau1.A19" table:number-columns-spanned="5" office:value-type="string">
              <text:p text:style-name="P9">Contrôle continu</text:p>
            </table:table-cell>
            <table:covered-table-cell/>
            <table:covered-table-cell/>
            <table:covered-table-cell/>
            <table:covered-table-cell/>
            <table:table-cell table:style-name="Tableau1.A19" table:number-columns-spanned="5" office:value-type="string">
              <text:p text:style-name="P80">Contrôle terminal</text:p>
            </table:table-cell>
            <table:covered-table-cell/>
            <table:covered-table-cell/>
            <table:covered-table-cell/>
            <table:covered-table-cell/>
            <table:table-cell table:style-name="Tableau1.A1" table:number-columns-spanned="4" office:value-type="string">
              <text:p text:style-name="P80">Contrôle mixte</text:p>
            </table:table-cell>
            <table:covered-table-cell/>
            <table:covered-table-cell/>
            <table:covered-table-cell/>
          </table:table-row>
          <table:table-row table:style-name="Tableau1.18">
            <table:table-cell table:style-name="Tableau1.A19" office:value-type="string">
              <text:p text:style-name="P70"/>
            </table:table-cell>
            <table:table-cell table:style-name="Tableau1.A19" office:value-type="string">
              <text:p text:style-name="P80">nb de CC durant le semestre</text:p>
            </table:table-cell>
            <table:table-cell table:style-name="Tableau1.A19" office:value-type="string">
              <text:p text:style-name="P9">durée</text:p>
            </table:table-cell>
            <table:table-cell table:style-name="Tableau1.A19" table:number-columns-spanned="3" office:value-type="string">
              <text:p text:style-name="P80">Nature</text:p>
              <text:p text:style-name="P79">(oral/écrit )</text:p>
            </table:table-cell>
            <table:covered-table-cell/>
            <table:covered-table-cell/>
            <table:table-cell table:style-name="Tableau1.A19" table:number-columns-spanned="2" office:value-type="string">
              <text:p text:style-name="P9">durée</text:p>
            </table:table-cell>
            <table:covered-table-cell/>
            <table:table-cell table:style-name="Tableau1.A19" table:number-columns-spanned="3" office:value-type="string">
              <text:p text:style-name="P80">Nature</text:p>
              <text:p text:style-name="P79">(oral/écrit)</text:p>
            </table:table-cell>
            <table:covered-table-cell/>
            <table:covered-table-cell/>
            <table:table-cell table:style-name="Tableau1.A1" table:number-columns-spanned="4" office:value-type="string">
              <text:p text:style-name="P9">répartition en % entre CC et CT</text:p>
            </table:table-cell>
            <table:covered-table-cell/>
            <table:covered-table-cell/>
            <table:covered-table-cell/>
          </table:table-row>
          <table:table-row table:style-name="Tableau1.18">
            <table:table-cell table:style-name="Tableau1.A19" office:value-type="string">
              <text:p text:style-name="P69"><text:span text:style-name="T2">1</text:span><text:span text:style-name="T8">ère</text:span><text:span text:style-name="T2"> session :</text:span></text:p>
            </table:table-cell>
            <table:table-cell table:style-name="Tableau1.A19" office:value-type="string">
              <text:p text:style-name="P9"/>
            </table:table-cell>
            <table:table-cell table:style-name="Tableau1.A19" office:value-type="string">
              <text:p text:style-name="P9"/>
            </table:table-cell>
            <table:table-cell table:style-name="Tableau1.A19" table:number-columns-spanned="3" office:value-type="string">
              <text:p text:style-name="P9"/>
            </table:table-cell>
            <table:covered-table-cell/>
            <table:covered-table-cell/>
            <table:table-cell table:style-name="Tableau1.A19" table:number-columns-spanned="2" office:value-type="string">
              <text:p text:style-name="P9"/>
            </table:table-cell>
            <table:covered-table-cell/>
            <table:table-cell table:style-name="Tableau1.A19" table:number-columns-spanned="3" office:value-type="string">
              <text:p text:style-name="P9"/>
            </table:table-cell>
            <table:covered-table-cell/>
            <table:covered-table-cell/>
            <table:table-cell table:style-name="Tableau1.A1" table:number-columns-spanned="4" office:value-type="string">
              <text:p text:style-name="P9"/>
            </table:table-cell>
            <table:covered-table-cell/>
            <table:covered-table-cell/>
            <table:covered-table-cell/>
          </table:table-row>
          <table:table-row table:style-name="Tableau1.18">
            <table:table-cell table:style-name="Tableau1.A19" office:value-type="string">
              <text:list xml:id="list103322802" text:style-name="WW8Num3">
                <text:list-item>
                  <text:p text:style-name="P10">RNE</text:p>
                </text:list-item>
              </text:list>
            </table:table-cell>
            <table:table-cell table:style-name="Tableau1.A19" office:value-type="string">
              <text:p text:style-name="P9">3</text:p>
            </table:table-cell>
            <table:table-cell table:style-name="Tableau1.A19" office:value-type="string">
              <text:p text:style-name="P9">2h</text:p>
            </table:table-cell>
            <table:table-cell table:style-name="Tableau1.A19" table:number-columns-spanned="3" office:value-type="string">
              <text:p text:style-name="P9">1 projet, 2 écrits</text:p>
            </table:table-cell>
            <table:covered-table-cell/>
            <table:covered-table-cell/>
            <table:table-cell table:style-name="Tableau1.A19" table:number-columns-spanned="2" office:value-type="string">
              <text:p text:style-name="P9"/>
            </table:table-cell>
            <table:covered-table-cell/>
            <table:table-cell table:style-name="Tableau1.A19" table:number-columns-spanned="3" office:value-type="string">
              <text:p text:style-name="P9"/>
            </table:table-cell>
            <table:covered-table-cell/>
            <table:covered-table-cell/>
            <table:table-cell table:style-name="Tableau1.A1" table:number-columns-spanned="4" office:value-type="string">
              <text:p text:style-name="P9"/>
            </table:table-cell>
            <table:covered-table-cell/>
            <table:covered-table-cell/>
            <table:covered-table-cell/>
          </table:table-row>
          <table:table-row table:style-name="Tableau1.18">
            <table:table-cell table:style-name="Tableau1.A19" office:value-type="string">
              <text:list xml:id="list1078715056" text:continue-numbering="true" text:style-name="WW8Num3">
                <text:list-item>
                  <text:p text:style-name="P10">RSE</text:p>
                </text:list-item>
              </text:list>
            </table:table-cell>
            <table:table-cell table:style-name="Tableau1.A19" office:value-type="string">
              <text:p text:style-name="P9"/>
            </table:table-cell>
            <table:table-cell table:style-name="Tableau1.A19" office:value-type="string">
              <text:p text:style-name="P9"/>
            </table:table-cell>
            <table:table-cell table:style-name="Tableau1.A19" table:number-columns-spanned="3" office:value-type="string">
              <text:p text:style-name="P9"/>
            </table:table-cell>
            <table:covered-table-cell/>
            <table:covered-table-cell/>
            <table:table-cell table:style-name="Tableau1.A19" table:number-columns-spanned="2" office:value-type="string">
              <text:p text:style-name="P9">2h</text:p>
            </table:table-cell>
            <table:covered-table-cell/>
            <table:table-cell table:style-name="Tableau1.A19" table:number-columns-spanned="3" office:value-type="string">
              <text:p text:style-name="P9">écrit</text:p>
            </table:table-cell>
            <table:covered-table-cell/>
            <table:covered-table-cell/>
            <table:table-cell table:style-name="Tableau1.A1" table:number-columns-spanned="4" office:value-type="string">
              <text:p text:style-name="P9"/>
            </table:table-cell>
            <table:covered-table-cell/>
            <table:covered-table-cell/>
            <table:covered-table-cell/>
          </table:table-row>
          <table:table-row table:style-name="Tableau1.18">
            <table:table-cell table:style-name="Tableau1.A19" office:value-type="string">
              <text:p text:style-name="P1"><text:span text:style-name="T2">2</text:span><text:span text:style-name="T8">ème</text:span><text:span text:style-name="T2"> session :</text:span></text:p>
            </table:table-cell>
            <table:table-cell table:style-name="Tableau1.A19" office:value-type="string">
              <text:p text:style-name="P9"/>
            </table:table-cell>
            <table:table-cell table:style-name="Tableau1.A19" office:value-type="string">
              <text:p text:style-name="P9"/>
            </table:table-cell>
            <table:table-cell table:style-name="Tableau1.A19" table:number-columns-spanned="3" office:value-type="string">
              <text:p text:style-name="P9"/>
            </table:table-cell>
            <table:covered-table-cell/>
            <table:covered-table-cell/>
            <table:table-cell table:style-name="Tableau1.A19" table:number-columns-spanned="2" office:value-type="string">
              <text:p text:style-name="P9"/>
            </table:table-cell>
            <table:covered-table-cell/>
            <table:table-cell table:style-name="Tableau1.A19" table:number-columns-spanned="3" office:value-type="string">
              <text:p text:style-name="P9"/>
            </table:table-cell>
            <table:covered-table-cell/>
            <table:covered-table-cell/>
            <table:table-cell table:style-name="Tableau1.A1" table:number-columns-spanned="4" office:value-type="string">
              <text:p text:style-name="P9"/>
            </table:table-cell>
            <table:covered-table-cell/>
            <table:covered-table-cell/>
            <table:covered-table-cell/>
          </table:table-row>
          <table:table-row table:style-name="Tableau1.18">
            <table:table-cell table:style-name="Tableau1.A19" office:value-type="string">
              <text:list xml:id="list1823576966" text:continue-numbering="true" text:style-name="WW8Num3">
                <text:list-item>
                  <text:p text:style-name="P10">RNE</text:p>
                </text:list-item>
              </text:list>
            </table:table-cell>
            <table:table-cell table:style-name="Tableau1.A19" office:value-type="string">
              <text:p text:style-name="P6">1</text:p>
            </table:table-cell>
            <table:table-cell table:style-name="Tableau1.A19" office:value-type="string">
              <text:p text:style-name="P6">2h</text:p>
            </table:table-cell>
            <table:table-cell table:style-name="Tableau1.A19" table:number-columns-spanned="3" office:value-type="string">
              <text:p text:style-name="P6">écrit</text:p>
            </table:table-cell>
            <table:covered-table-cell/>
            <table:covered-table-cell/>
            <table:table-cell table:style-name="Tableau1.A19" table:number-columns-spanned="2" office:value-type="string">
              <text:p text:style-name="P6"/>
            </table:table-cell>
            <table:covered-table-cell/>
            <table:table-cell table:style-name="Tableau1.A19" table:number-columns-spanned="3" office:value-type="string">
              <text:p text:style-name="P6"/>
            </table:table-cell>
            <table:covered-table-cell/>
            <table:covered-table-cell/>
            <table:table-cell table:style-name="Tableau1.A1" table:number-columns-spanned="4" office:value-type="string">
              <text:p text:style-name="P6"/>
            </table:table-cell>
            <table:covered-table-cell/>
            <table:covered-table-cell/>
            <table:covered-table-cell/>
          </table:table-row>
          <table:table-row table:style-name="Tableau1.18">
            <table:table-cell table:style-name="Tableau1.A19" office:value-type="string">
              <text:list xml:id="list888036326" text:continue-numbering="true" text:style-name="WW8Num3">
                <text:list-item>
                  <text:p text:style-name="P10">RSE</text:p>
                </text:list-item>
              </text:list>
            </table:table-cell>
            <table:table-cell table:style-name="Tableau1.A19" office:value-type="string">
              <text:p text:style-name="P6"/>
            </table:table-cell>
            <table:table-cell table:style-name="Tableau1.A19" office:value-type="string">
              <text:p text:style-name="P6"/>
            </table:table-cell>
            <table:table-cell table:style-name="Tableau1.A19" table:number-columns-spanned="3" office:value-type="string">
              <text:p text:style-name="P6"/>
            </table:table-cell>
            <table:covered-table-cell/>
            <table:covered-table-cell/>
            <table:table-cell table:style-name="Tableau1.A19" table:number-columns-spanned="2" office:value-type="string">
              <text:p text:style-name="P6">2h</text:p>
            </table:table-cell>
            <table:covered-table-cell/>
            <table:table-cell table:style-name="Tableau1.A19" table:number-columns-spanned="3" office:value-type="string">
              <text:p text:style-name="P6">écrit</text:p>
            </table:table-cell>
            <table:covered-table-cell/>
            <table:covered-table-cell/>
            <table:table-cell table:style-name="Tableau1.A1" table:number-columns-spanned="4" office:value-type="string">
              <text:p text:style-name="P6"/>
            </table:table-cell>
            <table:covered-table-cell/>
            <table:covered-table-cell/>
            <table:covered-table-cell/>
          </table:table-row>
          <table:table-row table:style-name="Tableau1.18">
            <table:table-cell table:style-name="Tableau1.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8">
            <table:table-cell table:style-name="Tableau1.A27" table:number-columns-spanned="15" office:value-type="string">
              <text:p text:style-name="P7">Responsable de l’enseignement : Alexandre TESSI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8">
            <table:table-cell table:style-name="Tableau1.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8">
            <table:table-cell table:style-name="Tableau1.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column table:style-name="Tableau2.J"/>
          <table:table-column table:style-name="Tableau2.K"/>
          <table:table-column table:style-name="Tableau2.L"/>
          <table:table-column table:style-name="Tableau2.E" table:number-columns-repeated="2"/>
          <table:table-column table:style-name="Tableau2.O"/>
          <table:table-row table:style-name="Tableau2.1">
            <table:table-cell table:style-name="Tableau2.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
            <table:table-cell table:style-name="Tableau2.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2.1">
            <table:table-cell table:style-name="Tableau2.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
            <table:table-cell table:style-name="Tableau2.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
            <table:table-cell table:style-name="Tableau2.A5" table:number-columns-spanned="4" office:value-type="string">
              <text:p text:style-name="P7">Intitulé de l’Unité d’Enseignement :</text:p>
            </table:table-cell>
            <table:covered-table-cell/>
            <table:covered-table-cell/>
            <table:covered-table-cell/>
            <table:table-cell table:style-name="Tableau2.E5" table:number-columns-spanned="11" office:value-type="string">
              <text:p text:style-name="P54">Environnement Informatiq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
            <table:table-cell table:style-name="Tableau2.A5" table:number-columns-spanned="4" office:value-type="string">
              <text:p text:style-name="P4">Nature :</text:p>
            </table:table-cell>
            <table:covered-table-cell/>
            <table:covered-table-cell/>
            <table:covered-table-cell/>
            <table:table-cell table:style-name="Tableau2.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
            <table:table-cell table:style-name="Tableau2.A5" table:number-columns-spanned="4" office:value-type="string">
              <text:p text:style-name="P4">Semestre :</text:p>
            </table:table-cell>
            <table:covered-table-cell/>
            <table:covered-table-cell/>
            <table:covered-table-cell/>
            <table:table-cell table:style-name="Tableau2.E5" table:number-columns-spanned="11" office:value-type="string">
              <text:p text:style-name="P56">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
            <table:table-cell table:style-name="Tableau2.A5" table:number-columns-spanned="4" office:value-type="string">
              <text:p text:style-name="P4">Crédits ECTS :</text:p>
            </table:table-cell>
            <table:covered-table-cell/>
            <table:covered-table-cell/>
            <table:covered-table-cell/>
            <table:table-cell table:style-name="Tableau2.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
            <table:table-cell table:style-name="Tableau2.A5" table:number-columns-spanned="4" office:value-type="string">
              <text:p text:style-name="P4">Coefficient :</text:p>
            </table:table-cell>
            <table:covered-table-cell/>
            <table:covered-table-cell/>
            <table:covered-table-cell/>
            <table:table-cell table:style-name="Tableau2.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
            <table:table-cell table:style-name="Tableau2.A5" table:number-columns-spanned="4" office:value-type="string">
              <text:p text:style-name="P4">Langue de l’enseignement :</text:p>
            </table:table-cell>
            <table:covered-table-cell/>
            <table:covered-table-cell/>
            <table:covered-table-cell/>
            <table:table-cell table:style-name="Tableau2.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
            <table:table-cell table:style-name="Tableau2.A5" table:number-columns-spanned="4" office:value-type="string">
              <text:p text:style-name="P4">Volume horaire total :</text:p>
            </table:table-cell>
            <table:covered-table-cell/>
            <table:covered-table-cell/>
            <table:covered-table-cell/>
            <table:table-cell table:style-name="Tableau2.A5" office:value-type="string">
              <text:p text:style-name="P3">24</text:p>
            </table:table-cell>
            <table:table-cell table:style-name="Tableau2.A5" table:number-columns-spanned="2" office:value-type="string">
              <text:p text:style-name="P8">dont</text:p>
            </table:table-cell>
            <table:covered-table-cell/>
            <table:table-cell table:style-name="Tableau2.A5" table:number-columns-spanned="2" office:value-type="string">
              <text:p text:style-name="P11">CTD</text:p>
            </table:table-cell>
            <table:covered-table-cell/>
            <table:table-cell table:style-name="Tableau2.A5" office:value-type="string">
              <text:p text:style-name="P11">24</text:p>
            </table:table-cell>
            <table:table-cell table:style-name="Tableau2.A5" table:number-columns-spanned="2" office:value-type="string">
              <text:p text:style-name="P11">TD</text:p>
            </table:table-cell>
            <table:covered-table-cell/>
            <table:table-cell table:style-name="Tableau2.A5" office:value-type="string">
              <text:p text:style-name="P11"/>
            </table:table-cell>
            <table:table-cell table:style-name="Tableau2.A5" office:value-type="string">
              <text:p text:style-name="P11">TP</text:p>
            </table:table-cell>
            <table:table-cell table:style-name="Tableau2.E5" office:value-type="string">
              <text:p text:style-name="P11"/>
            </table:table-cell>
          </table:table-row>
          <table:table-row table:style-name="Tableau2.1">
            <table:table-cell table:style-name="Tableau2.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
            <table:table-cell table:style-name="Tableau2.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
            <table:table-cell table:style-name="Tableau2.A1" table:number-columns-spanned="15" office:value-type="string">
              <text:list xml:id="list1131763180" text:continue-list="list1790878380" text:style-name="WW8Num2">
                <text:list-item>
                  <text:p text:style-name="P5">contenu : </text:p>
                </text:list-item>
              </text:list>
              <text:p text:style-name="P2">Présenter le système sous l'angle de l'utilisateur. Configuration de l'environnement de travail de l'informaticien.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
            <table:table-cell table:style-name="Tableau2.A1" table:number-columns-spanned="15" office:value-type="string">
              <text:list xml:id="list50199882" text:continue-numbering="true" text:style-name="WW8Num2">
                <text:list-item>
                  <text:p text:style-name="P64">pré-requis :</text:p>
                </text:list-item>
              </text:list>
              <text:p text:style-name="P63">aucu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
            <table:table-cell table:style-name="Tableau2.A1" table:number-columns-spanned="15" office:value-type="string">
              <text:list xml:id="list664922251" text:continue-numbering="true" text:style-name="WW8Num2">
                <text:list-item>
                  <text:p text:style-name="P64">objectifs (savoirs et compétences acquis) : </text:p>
                </text:list-item>
              </text:list>
              <text:p text:style-name="P61">Être autonome dans la manipulation du systè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
            <table:table-cell table:style-name="Tableau2.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8">
            <table:table-cell table:style-name="Tableau2.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8">
            <table:table-cell table:style-name="Tableau2.A19" office:value-type="string">
              <text:p text:style-name="P65"/>
            </table:table-cell>
            <table:table-cell table:style-name="Tableau2.A19" table:number-columns-spanned="5" office:value-type="string">
              <text:p text:style-name="P9">Contrôle continu</text:p>
            </table:table-cell>
            <table:covered-table-cell/>
            <table:covered-table-cell/>
            <table:covered-table-cell/>
            <table:covered-table-cell/>
            <table:table-cell table:style-name="Tableau2.A19" table:number-columns-spanned="5" office:value-type="string">
              <text:p text:style-name="P80">Contrôle terminal</text:p>
            </table:table-cell>
            <table:covered-table-cell/>
            <table:covered-table-cell/>
            <table:covered-table-cell/>
            <table:covered-table-cell/>
            <table:table-cell table:style-name="Tableau2.A1" table:number-columns-spanned="4" office:value-type="string">
              <text:p text:style-name="P80">Contrôle mixte</text:p>
            </table:table-cell>
            <table:covered-table-cell/>
            <table:covered-table-cell/>
            <table:covered-table-cell/>
          </table:table-row>
          <table:table-row table:style-name="Tableau2.18">
            <table:table-cell table:style-name="Tableau2.A19" office:value-type="string">
              <text:p text:style-name="P70"/>
            </table:table-cell>
            <table:table-cell table:style-name="Tableau2.A19" office:value-type="string">
              <text:p text:style-name="P80">nb de CC durant le semestre</text:p>
            </table:table-cell>
            <table:table-cell table:style-name="Tableau2.A19" office:value-type="string">
              <text:p text:style-name="P9">durée</text:p>
            </table:table-cell>
            <table:table-cell table:style-name="Tableau2.A19" table:number-columns-spanned="3" office:value-type="string">
              <text:p text:style-name="P80">Nature</text:p>
              <text:p text:style-name="P79">(oral/écrit )</text:p>
            </table:table-cell>
            <table:covered-table-cell/>
            <table:covered-table-cell/>
            <table:table-cell table:style-name="Tableau2.A19" table:number-columns-spanned="2" office:value-type="string">
              <text:p text:style-name="P9">durée</text:p>
            </table:table-cell>
            <table:covered-table-cell/>
            <table:table-cell table:style-name="Tableau2.A19" table:number-columns-spanned="3" office:value-type="string">
              <text:p text:style-name="P80">Nature</text:p>
              <text:p text:style-name="P79">(oral/écrit)</text:p>
            </table:table-cell>
            <table:covered-table-cell/>
            <table:covered-table-cell/>
            <table:table-cell table:style-name="Tableau2.A1" table:number-columns-spanned="4" office:value-type="string">
              <text:p text:style-name="P9">répartition en % entre CC et CT</text:p>
            </table:table-cell>
            <table:covered-table-cell/>
            <table:covered-table-cell/>
            <table:covered-table-cell/>
          </table:table-row>
          <table:table-row table:style-name="Tableau2.18">
            <table:table-cell table:style-name="Tableau2.A19" office:value-type="string">
              <text:p text:style-name="P69"><text:span text:style-name="T2">1</text:span><text:span text:style-name="T8">ère</text:span><text:span text:style-name="T2"> session :</text:span></text:p>
            </table:table-cell>
            <table:table-cell table:style-name="Tableau2.A19" office:value-type="string">
              <text:p text:style-name="P9"/>
            </table:table-cell>
            <table:table-cell table:style-name="Tableau2.A19" office:value-type="string">
              <text:p text:style-name="P9"/>
            </table:table-cell>
            <table:table-cell table:style-name="Tableau2.A19" table:number-columns-spanned="3" office:value-type="string">
              <text:p text:style-name="P9"/>
            </table:table-cell>
            <table:covered-table-cell/>
            <table:covered-table-cell/>
            <table:table-cell table:style-name="Tableau2.A19" table:number-columns-spanned="2" office:value-type="string">
              <text:p text:style-name="P9"/>
            </table:table-cell>
            <table:covered-table-cell/>
            <table:table-cell table:style-name="Tableau2.A19" table:number-columns-spanned="3" office:value-type="string">
              <text:p text:style-name="P9"/>
            </table:table-cell>
            <table:covered-table-cell/>
            <table:covered-table-cell/>
            <table:table-cell table:style-name="Tableau2.A1" table:number-columns-spanned="4" office:value-type="string">
              <text:p text:style-name="P9"/>
            </table:table-cell>
            <table:covered-table-cell/>
            <table:covered-table-cell/>
            <table:covered-table-cell/>
          </table:table-row>
          <table:table-row table:style-name="Tableau2.18">
            <table:table-cell table:style-name="Tableau2.A19" office:value-type="string">
              <text:list xml:id="list759952317" text:continue-list="list888036326" text:style-name="WW8Num3">
                <text:list-item>
                  <text:p text:style-name="P10">RNE</text:p>
                </text:list-item>
              </text:list>
            </table:table-cell>
            <table:table-cell table:style-name="Tableau2.A19" office:value-type="string">
              <text:p text:style-name="P9">2</text:p>
            </table:table-cell>
            <table:table-cell table:style-name="Tableau2.A19" office:value-type="string">
              <text:p text:style-name="P9">2h</text:p>
            </table:table-cell>
            <table:table-cell table:style-name="Tableau2.A19" table:number-columns-spanned="3" office:value-type="string">
              <text:p text:style-name="P9">écrit</text:p>
            </table:table-cell>
            <table:covered-table-cell/>
            <table:covered-table-cell/>
            <table:table-cell table:style-name="Tableau2.A19" table:number-columns-spanned="2" office:value-type="string">
              <text:p text:style-name="P9"/>
            </table:table-cell>
            <table:covered-table-cell/>
            <table:table-cell table:style-name="Tableau2.A19" table:number-columns-spanned="3" office:value-type="string">
              <text:p text:style-name="P9"/>
            </table:table-cell>
            <table:covered-table-cell/>
            <table:covered-table-cell/>
            <table:table-cell table:style-name="Tableau2.A1" table:number-columns-spanned="4" office:value-type="string">
              <text:p text:style-name="P9"/>
            </table:table-cell>
            <table:covered-table-cell/>
            <table:covered-table-cell/>
            <table:covered-table-cell/>
          </table:table-row>
          <table:table-row table:style-name="Tableau2.18">
            <table:table-cell table:style-name="Tableau2.A19" office:value-type="string">
              <text:list xml:id="list202438211" text:continue-numbering="true" text:style-name="WW8Num3">
                <text:list-item>
                  <text:p text:style-name="P10">RSE</text:p>
                </text:list-item>
              </text:list>
            </table:table-cell>
            <table:table-cell table:style-name="Tableau2.A19" office:value-type="string">
              <text:p text:style-name="P9"/>
            </table:table-cell>
            <table:table-cell table:style-name="Tableau2.A19" office:value-type="string">
              <text:p text:style-name="P9"/>
            </table:table-cell>
            <table:table-cell table:style-name="Tableau2.A19" table:number-columns-spanned="3" office:value-type="string">
              <text:p text:style-name="P9"/>
            </table:table-cell>
            <table:covered-table-cell/>
            <table:covered-table-cell/>
            <table:table-cell table:style-name="Tableau2.A19" table:number-columns-spanned="2" office:value-type="string">
              <text:p text:style-name="P9">2h</text:p>
            </table:table-cell>
            <table:covered-table-cell/>
            <table:table-cell table:style-name="Tableau2.A19" table:number-columns-spanned="3" office:value-type="string">
              <text:p text:style-name="P9">écrit</text:p>
            </table:table-cell>
            <table:covered-table-cell/>
            <table:covered-table-cell/>
            <table:table-cell table:style-name="Tableau2.A1" table:number-columns-spanned="4" office:value-type="string">
              <text:p text:style-name="P9"/>
            </table:table-cell>
            <table:covered-table-cell/>
            <table:covered-table-cell/>
            <table:covered-table-cell/>
          </table:table-row>
          <table:table-row table:style-name="Tableau2.18">
            <table:table-cell table:style-name="Tableau2.A19" office:value-type="string">
              <text:p text:style-name="P1"><text:span text:style-name="T2">2</text:span><text:span text:style-name="T8">ème</text:span><text:span text:style-name="T2"> session :</text:span></text:p>
            </table:table-cell>
            <table:table-cell table:style-name="Tableau2.A19" office:value-type="string">
              <text:p text:style-name="P9"/>
            </table:table-cell>
            <table:table-cell table:style-name="Tableau2.A19" office:value-type="string">
              <text:p text:style-name="P9"/>
            </table:table-cell>
            <table:table-cell table:style-name="Tableau2.A19" table:number-columns-spanned="3" office:value-type="string">
              <text:p text:style-name="P9"/>
            </table:table-cell>
            <table:covered-table-cell/>
            <table:covered-table-cell/>
            <table:table-cell table:style-name="Tableau2.A19" table:number-columns-spanned="2" office:value-type="string">
              <text:p text:style-name="P9"/>
            </table:table-cell>
            <table:covered-table-cell/>
            <table:table-cell table:style-name="Tableau2.A19" table:number-columns-spanned="3" office:value-type="string">
              <text:p text:style-name="P9"/>
            </table:table-cell>
            <table:covered-table-cell/>
            <table:covered-table-cell/>
            <table:table-cell table:style-name="Tableau2.A1" table:number-columns-spanned="4" office:value-type="string">
              <text:p text:style-name="P9"/>
            </table:table-cell>
            <table:covered-table-cell/>
            <table:covered-table-cell/>
            <table:covered-table-cell/>
          </table:table-row>
          <table:table-row table:style-name="Tableau2.18">
            <table:table-cell table:style-name="Tableau2.A19" office:value-type="string">
              <text:list xml:id="list1681494177" text:continue-numbering="true" text:style-name="WW8Num3">
                <text:list-item>
                  <text:p text:style-name="P10">RNE</text:p>
                </text:list-item>
              </text:list>
            </table:table-cell>
            <table:table-cell table:style-name="Tableau2.A19" office:value-type="string">
              <text:p text:style-name="P6">1</text:p>
            </table:table-cell>
            <table:table-cell table:style-name="Tableau2.A19" office:value-type="string">
              <text:p text:style-name="P6">2h</text:p>
            </table:table-cell>
            <table:table-cell table:style-name="Tableau2.A19" table:number-columns-spanned="3" office:value-type="string">
              <text:p text:style-name="P6">écrit</text:p>
            </table:table-cell>
            <table:covered-table-cell/>
            <table:covered-table-cell/>
            <table:table-cell table:style-name="Tableau2.A19" table:number-columns-spanned="2" office:value-type="string">
              <text:p text:style-name="P6"/>
            </table:table-cell>
            <table:covered-table-cell/>
            <table:table-cell table:style-name="Tableau2.A19" table:number-columns-spanned="3" office:value-type="string">
              <text:p text:style-name="P6"/>
            </table:table-cell>
            <table:covered-table-cell/>
            <table:covered-table-cell/>
            <table:table-cell table:style-name="Tableau2.A1" table:number-columns-spanned="4" office:value-type="string">
              <text:p text:style-name="P6"/>
            </table:table-cell>
            <table:covered-table-cell/>
            <table:covered-table-cell/>
            <table:covered-table-cell/>
          </table:table-row>
          <table:table-row table:style-name="Tableau2.18">
            <table:table-cell table:style-name="Tableau2.A19" office:value-type="string">
              <text:list xml:id="list904417067" text:continue-numbering="true" text:style-name="WW8Num3">
                <text:list-item>
                  <text:p text:style-name="P10">RSE</text:p>
                </text:list-item>
              </text:list>
            </table:table-cell>
            <table:table-cell table:style-name="Tableau2.A19" office:value-type="string">
              <text:p text:style-name="P6"/>
            </table:table-cell>
            <table:table-cell table:style-name="Tableau2.A19" office:value-type="string">
              <text:p text:style-name="P6"/>
            </table:table-cell>
            <table:table-cell table:style-name="Tableau2.A19" table:number-columns-spanned="3" office:value-type="string">
              <text:p text:style-name="P6"/>
            </table:table-cell>
            <table:covered-table-cell/>
            <table:covered-table-cell/>
            <table:table-cell table:style-name="Tableau2.A19" table:number-columns-spanned="2" office:value-type="string">
              <text:p text:style-name="P6">2h</text:p>
            </table:table-cell>
            <table:covered-table-cell/>
            <table:table-cell table:style-name="Tableau2.A19" table:number-columns-spanned="3" office:value-type="string">
              <text:p text:style-name="P6">écrit</text:p>
            </table:table-cell>
            <table:covered-table-cell/>
            <table:covered-table-cell/>
            <table:table-cell table:style-name="Tableau2.A1" table:number-columns-spanned="4" office:value-type="string">
              <text:p text:style-name="P6"/>
            </table:table-cell>
            <table:covered-table-cell/>
            <table:covered-table-cell/>
            <table:covered-table-cell/>
          </table:table-row>
          <table:table-row table:style-name="Tableau2.18">
            <table:table-cell table:style-name="Tableau2.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8">
            <table:table-cell table:style-name="Tableau2.A27" table:number-columns-spanned="15" office:value-type="string">
              <text:p text:style-name="P7">Responsable de l’enseignement : Pierre RET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8">
            <table:table-cell table:style-name="Tableau2.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8">
            <table:table-cell table:style-name="Tableau2.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column table:style-name="Tableau3.I"/>
          <table:table-column table:style-name="Tableau3.J"/>
          <table:table-column table:style-name="Tableau3.K"/>
          <table:table-column table:style-name="Tableau3.L"/>
          <table:table-column table:style-name="Tableau3.E" table:number-columns-repeated="2"/>
          <table:table-column table:style-name="Tableau3.O"/>
          <table:table-row table:style-name="Tableau3.1">
            <table:table-cell table:style-name="Tableau3.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
            <table:table-cell table:style-name="Tableau3.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
            <table:table-cell table:style-name="Tableau3.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
            <table:table-cell table:style-name="Tableau3.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5">
            <table:table-cell table:style-name="Tableau3.A5" table:number-columns-spanned="4" office:value-type="string">
              <text:p text:style-name="P7">Intitulé de l’Unité d’Enseignement :</text:p>
            </table:table-cell>
            <table:covered-table-cell/>
            <table:covered-table-cell/>
            <table:covered-table-cell/>
            <table:table-cell table:style-name="Tableau3.E5" table:number-columns-spanned="11" office:value-type="string">
              <text:p text:style-name="P54">Introduction au raisonnement Mathématique 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5">
            <table:table-cell table:style-name="Tableau3.A5" table:number-columns-spanned="4" office:value-type="string">
              <text:p text:style-name="P4">Nature :</text:p>
            </table:table-cell>
            <table:covered-table-cell/>
            <table:covered-table-cell/>
            <table:covered-table-cell/>
            <table:table-cell table:style-name="Tableau3.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5">
            <table:table-cell table:style-name="Tableau3.A5" table:number-columns-spanned="4" office:value-type="string">
              <text:p text:style-name="P4">Semestre :</text:p>
            </table:table-cell>
            <table:covered-table-cell/>
            <table:covered-table-cell/>
            <table:covered-table-cell/>
            <table:table-cell table:style-name="Tableau3.E5" table:number-columns-spanned="11" office:value-type="string">
              <text:p text:style-name="P56">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5">
            <table:table-cell table:style-name="Tableau3.A5" table:number-columns-spanned="4" office:value-type="string">
              <text:p text:style-name="P4">Crédits ECTS :</text:p>
            </table:table-cell>
            <table:covered-table-cell/>
            <table:covered-table-cell/>
            <table:covered-table-cell/>
            <table:table-cell table:style-name="Tableau3.E5" table:number-columns-spanned="11" office:value-type="string">
              <text:p text:style-name="P3">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5">
            <table:table-cell table:style-name="Tableau3.A5" table:number-columns-spanned="4" office:value-type="string">
              <text:p text:style-name="P4">Coefficient :</text:p>
            </table:table-cell>
            <table:covered-table-cell/>
            <table:covered-table-cell/>
            <table:covered-table-cell/>
            <table:table-cell table:style-name="Tableau3.E5" table:number-columns-spanned="11" office:value-type="string">
              <text:p text:style-name="P3">6</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3.5">
            <table:table-cell table:style-name="Tableau3.A5" table:number-columns-spanned="4" office:value-type="string">
              <text:p text:style-name="P4">Langue de l’enseignement :</text:p>
            </table:table-cell>
            <table:covered-table-cell/>
            <table:covered-table-cell/>
            <table:covered-table-cell/>
            <table:table-cell table:style-name="Tableau3.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5">
            <table:table-cell table:style-name="Tableau3.A5" table:number-columns-spanned="4" office:value-type="string">
              <text:p text:style-name="P4">Volume horaire total :</text:p>
            </table:table-cell>
            <table:covered-table-cell/>
            <table:covered-table-cell/>
            <table:covered-table-cell/>
            <table:table-cell table:style-name="Tableau3.A5" office:value-type="string">
              <text:p text:style-name="P3">55</text:p>
            </table:table-cell>
            <table:table-cell table:style-name="Tableau3.A5" table:number-columns-spanned="2" office:value-type="string">
              <text:p text:style-name="P8">dont</text:p>
            </table:table-cell>
            <table:covered-table-cell/>
            <table:table-cell table:style-name="Tableau3.A5" table:number-columns-spanned="2" office:value-type="string">
              <text:p text:style-name="P11">CTD</text:p>
            </table:table-cell>
            <table:covered-table-cell/>
            <table:table-cell table:style-name="Tableau3.A5" office:value-type="string">
              <text:p text:style-name="P11">55</text:p>
            </table:table-cell>
            <table:table-cell table:style-name="Tableau3.A5" table:number-columns-spanned="2" office:value-type="string">
              <text:p text:style-name="P11">TD</text:p>
            </table:table-cell>
            <table:covered-table-cell/>
            <table:table-cell table:style-name="Tableau3.A5" office:value-type="string">
              <text:p text:style-name="P11"/>
            </table:table-cell>
            <table:table-cell table:style-name="Tableau3.A5" office:value-type="string">
              <text:p text:style-name="P11">TP</text:p>
            </table:table-cell>
            <table:table-cell table:style-name="Tableau3.E5" office:value-type="string">
              <text:p text:style-name="P11"/>
            </table:table-cell>
          </table:table-row>
          <table:table-row table:style-name="Tableau3.1">
            <table:table-cell table:style-name="Tableau3.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
            <table:table-cell table:style-name="Tableau3.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
            <table:table-cell table:style-name="Tableau3.A1" table:number-columns-spanned="15" office:value-type="string">
              <text:list xml:id="list1564970351" text:continue-list="list664922251" text:style-name="WW8Num2">
                <text:list-item>
                  <text:p text:style-name="P5">contenu : </text:p>
                </text:list-item>
              </text:list>
              <text:p text:style-name="P2">Logique naïve et manipulations ensemblistes. Injections, surjections. Structure d’ordre, cas des réels, majorant, minorant, notion de borne supérieure. Approximations des réels : Q et D. Suites monotones et suites adjacentes. Structure vectorielle de R2 et R3. Sous-espaces vectoriels. Applications linéaires et matrices. Systèmes linéaires. Produit scalaire, produit vectoriel, produit mixt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
            <table:table-cell table:style-name="Tableau3.A1" table:number-columns-spanned="15" office:value-type="string">
              <text:list xml:id="list993559549" text:continue-numbering="true" text:style-name="WW8Num2">
                <text:list-item>
                  <text:p text:style-name="P64">pré-requis :</text:p>
                </text:list-item>
              </text:list>
              <text:p text:style-name="P63">aucu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
            <table:table-cell table:style-name="Tableau3.A1" table:number-columns-spanned="15" office:value-type="string">
              <text:list xml:id="list839079719" text:continue-numbering="true" text:style-name="WW8Num2">
                <text:list-item>
                  <text:p text:style-name="P64">objectifs (savoirs et compétences acquis) : </text:p>
                </text:list-item>
              </text:list>
              <text:p text:style-name="P61">Savoir mettre en œuvre un raisonnement mathématique de bas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
            <table:table-cell table:style-name="Tableau3.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8">
            <table:table-cell table:style-name="Tableau3.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8">
            <table:table-cell table:style-name="Tableau3.A19" office:value-type="string">
              <text:p text:style-name="P65"/>
            </table:table-cell>
            <table:table-cell table:style-name="Tableau3.A19" table:number-columns-spanned="5" office:value-type="string">
              <text:p text:style-name="P9">Contrôle continu</text:p>
            </table:table-cell>
            <table:covered-table-cell/>
            <table:covered-table-cell/>
            <table:covered-table-cell/>
            <table:covered-table-cell/>
            <table:table-cell table:style-name="Tableau3.A19" table:number-columns-spanned="5" office:value-type="string">
              <text:p text:style-name="P80">Contrôle terminal</text:p>
            </table:table-cell>
            <table:covered-table-cell/>
            <table:covered-table-cell/>
            <table:covered-table-cell/>
            <table:covered-table-cell/>
            <table:table-cell table:style-name="Tableau3.A1" table:number-columns-spanned="4" office:value-type="string">
              <text:p text:style-name="P80">Contrôle mixte</text:p>
            </table:table-cell>
            <table:covered-table-cell/>
            <table:covered-table-cell/>
            <table:covered-table-cell/>
          </table:table-row>
          <table:table-row table:style-name="Tableau3.18">
            <table:table-cell table:style-name="Tableau3.A19" office:value-type="string">
              <text:p text:style-name="P70"/>
            </table:table-cell>
            <table:table-cell table:style-name="Tableau3.A19" office:value-type="string">
              <text:p text:style-name="P80">nb de CC durant le semestre</text:p>
            </table:table-cell>
            <table:table-cell table:style-name="Tableau3.A19" office:value-type="string">
              <text:p text:style-name="P9">durée</text:p>
            </table:table-cell>
            <table:table-cell table:style-name="Tableau3.A19" table:number-columns-spanned="3" office:value-type="string">
              <text:p text:style-name="P80">Nature</text:p>
              <text:p text:style-name="P79">(oral/écrit )</text:p>
            </table:table-cell>
            <table:covered-table-cell/>
            <table:covered-table-cell/>
            <table:table-cell table:style-name="Tableau3.A19" table:number-columns-spanned="2" office:value-type="string">
              <text:p text:style-name="P9">durée</text:p>
            </table:table-cell>
            <table:covered-table-cell/>
            <table:table-cell table:style-name="Tableau3.A19" table:number-columns-spanned="3" office:value-type="string">
              <text:p text:style-name="P80">Nature</text:p>
              <text:p text:style-name="P79">(oral/écrit)</text:p>
            </table:table-cell>
            <table:covered-table-cell/>
            <table:covered-table-cell/>
            <table:table-cell table:style-name="Tableau3.A1" table:number-columns-spanned="4" office:value-type="string">
              <text:p text:style-name="P9">répartition en % entre CC et CT</text:p>
            </table:table-cell>
            <table:covered-table-cell/>
            <table:covered-table-cell/>
            <table:covered-table-cell/>
          </table:table-row>
          <table:table-row table:style-name="Tableau3.18">
            <table:table-cell table:style-name="Tableau3.A19" office:value-type="string">
              <text:p text:style-name="P69"><text:span text:style-name="T2">1</text:span><text:span text:style-name="T8">ère</text:span><text:span text:style-name="T2"> session :</text:span></text:p>
            </table:table-cell>
            <table:table-cell table:style-name="Tableau3.A19" office:value-type="string">
              <text:p text:style-name="P9"/>
            </table:table-cell>
            <table:table-cell table:style-name="Tableau3.A19" office:value-type="string">
              <text:p text:style-name="P9"/>
            </table:table-cell>
            <table:table-cell table:style-name="Tableau3.A19" table:number-columns-spanned="3" office:value-type="string">
              <text:p text:style-name="P9"/>
            </table:table-cell>
            <table:covered-table-cell/>
            <table:covered-table-cell/>
            <table:table-cell table:style-name="Tableau3.A19" table:number-columns-spanned="2" office:value-type="string">
              <text:p text:style-name="P9"/>
            </table:table-cell>
            <table:covered-table-cell/>
            <table:table-cell table:style-name="Tableau3.A19" table:number-columns-spanned="3" office:value-type="string">
              <text:p text:style-name="P9"/>
            </table:table-cell>
            <table:covered-table-cell/>
            <table:covered-table-cell/>
            <table:table-cell table:style-name="Tableau3.A1" table:number-columns-spanned="4" office:value-type="string">
              <text:p text:style-name="P9"/>
            </table:table-cell>
            <table:covered-table-cell/>
            <table:covered-table-cell/>
            <table:covered-table-cell/>
          </table:table-row>
          <table:table-row table:style-name="Tableau3.18">
            <table:table-cell table:style-name="Tableau3.A19" office:value-type="string">
              <text:list xml:id="list804306132" text:continue-list="list904417067" text:style-name="WW8Num3">
                <text:list-item>
                  <text:p text:style-name="P10">RNE</text:p>
                </text:list-item>
              </text:list>
            </table:table-cell>
            <table:table-cell table:style-name="Tableau3.A19" office:value-type="string">
              <text:p text:style-name="P9"/>
            </table:table-cell>
            <table:table-cell table:style-name="Tableau3.A19" office:value-type="string">
              <text:p text:style-name="P9"/>
            </table:table-cell>
            <table:table-cell table:style-name="Tableau3.A19" table:number-columns-spanned="3" office:value-type="string">
              <text:p text:style-name="P9"/>
            </table:table-cell>
            <table:covered-table-cell/>
            <table:covered-table-cell/>
            <table:table-cell table:style-name="Tableau3.A19" table:number-columns-spanned="2" office:value-type="string">
              <text:p text:style-name="P9"/>
            </table:table-cell>
            <table:covered-table-cell/>
            <table:table-cell table:style-name="Tableau3.A19" table:number-columns-spanned="3" office:value-type="string">
              <text:p text:style-name="P9"/>
            </table:table-cell>
            <table:covered-table-cell/>
            <table:covered-table-cell/>
            <table:table-cell table:style-name="Tableau3.A1" table:number-columns-spanned="4" office:value-type="string">
              <text:p text:style-name="P9"/>
            </table:table-cell>
            <table:covered-table-cell/>
            <table:covered-table-cell/>
            <table:covered-table-cell/>
          </table:table-row>
          <table:table-row table:style-name="Tableau3.18">
            <table:table-cell table:style-name="Tableau3.A19" office:value-type="string">
              <text:list xml:id="list480181407" text:continue-numbering="true" text:style-name="WW8Num3">
                <text:list-item>
                  <text:p text:style-name="P10">RSE</text:p>
                </text:list-item>
              </text:list>
            </table:table-cell>
            <table:table-cell table:style-name="Tableau3.A19" office:value-type="string">
              <text:p text:style-name="P9"/>
            </table:table-cell>
            <table:table-cell table:style-name="Tableau3.A19" office:value-type="string">
              <text:p text:style-name="P9"/>
            </table:table-cell>
            <table:table-cell table:style-name="Tableau3.A19" table:number-columns-spanned="3" office:value-type="string">
              <text:p text:style-name="P9"/>
            </table:table-cell>
            <table:covered-table-cell/>
            <table:covered-table-cell/>
            <table:table-cell table:style-name="Tableau3.A19" table:number-columns-spanned="2" office:value-type="string">
              <text:p text:style-name="P9"/>
            </table:table-cell>
            <table:covered-table-cell/>
            <table:table-cell table:style-name="Tableau3.A19" table:number-columns-spanned="3" office:value-type="string">
              <text:p text:style-name="P9"/>
            </table:table-cell>
            <table:covered-table-cell/>
            <table:covered-table-cell/>
            <table:table-cell table:style-name="Tableau3.A1" table:number-columns-spanned="4" office:value-type="string">
              <text:p text:style-name="P9"/>
            </table:table-cell>
            <table:covered-table-cell/>
            <table:covered-table-cell/>
            <table:covered-table-cell/>
          </table:table-row>
          <table:table-row table:style-name="Tableau3.18">
            <table:table-cell table:style-name="Tableau3.A19" office:value-type="string">
              <text:p text:style-name="P1"><text:span text:style-name="T2">2</text:span><text:span text:style-name="T8">ème</text:span><text:span text:style-name="T2"> session :</text:span></text:p>
            </table:table-cell>
            <table:table-cell table:style-name="Tableau3.A19" office:value-type="string">
              <text:p text:style-name="P9"/>
            </table:table-cell>
            <table:table-cell table:style-name="Tableau3.A19" office:value-type="string">
              <text:p text:style-name="P9"/>
            </table:table-cell>
            <table:table-cell table:style-name="Tableau3.A19" table:number-columns-spanned="3" office:value-type="string">
              <text:p text:style-name="P9"/>
            </table:table-cell>
            <table:covered-table-cell/>
            <table:covered-table-cell/>
            <table:table-cell table:style-name="Tableau3.A19" table:number-columns-spanned="2" office:value-type="string">
              <text:p text:style-name="P9"/>
            </table:table-cell>
            <table:covered-table-cell/>
            <table:table-cell table:style-name="Tableau3.A19" table:number-columns-spanned="3" office:value-type="string">
              <text:p text:style-name="P9"/>
            </table:table-cell>
            <table:covered-table-cell/>
            <table:covered-table-cell/>
            <table:table-cell table:style-name="Tableau3.A1" table:number-columns-spanned="4" office:value-type="string">
              <text:p text:style-name="P9"/>
            </table:table-cell>
            <table:covered-table-cell/>
            <table:covered-table-cell/>
            <table:covered-table-cell/>
          </table:table-row>
          <table:table-row table:style-name="Tableau3.18">
            <table:table-cell table:style-name="Tableau3.A19" office:value-type="string">
              <text:list xml:id="list1081940771" text:continue-numbering="true" text:style-name="WW8Num3">
                <text:list-item>
                  <text:p text:style-name="P10">RNE</text:p>
                </text:list-item>
              </text:list>
            </table:table-cell>
            <table:table-cell table:style-name="Tableau3.A19" office:value-type="string">
              <text:p text:style-name="P6"/>
            </table:table-cell>
            <table:table-cell table:style-name="Tableau3.A19" office:value-type="string">
              <text:p text:style-name="P6"/>
            </table:table-cell>
            <table:table-cell table:style-name="Tableau3.A19" table:number-columns-spanned="3" office:value-type="string">
              <text:p text:style-name="P6"/>
            </table:table-cell>
            <table:covered-table-cell/>
            <table:covered-table-cell/>
            <table:table-cell table:style-name="Tableau3.A19" table:number-columns-spanned="2" office:value-type="string">
              <text:p text:style-name="P6"/>
            </table:table-cell>
            <table:covered-table-cell/>
            <table:table-cell table:style-name="Tableau3.A19" table:number-columns-spanned="3" office:value-type="string">
              <text:p text:style-name="P6"/>
            </table:table-cell>
            <table:covered-table-cell/>
            <table:covered-table-cell/>
            <table:table-cell table:style-name="Tableau3.A1" table:number-columns-spanned="4" office:value-type="string">
              <text:p text:style-name="P6"/>
            </table:table-cell>
            <table:covered-table-cell/>
            <table:covered-table-cell/>
            <table:covered-table-cell/>
          </table:table-row>
          <table:table-row table:style-name="Tableau3.18">
            <table:table-cell table:style-name="Tableau3.A19" office:value-type="string">
              <text:list xml:id="list203594149" text:continue-numbering="true" text:style-name="WW8Num3">
                <text:list-item>
                  <text:p text:style-name="P10">RSE</text:p>
                </text:list-item>
              </text:list>
            </table:table-cell>
            <table:table-cell table:style-name="Tableau3.A19" office:value-type="string">
              <text:p text:style-name="P6"/>
            </table:table-cell>
            <table:table-cell table:style-name="Tableau3.A19" office:value-type="string">
              <text:p text:style-name="P6"/>
            </table:table-cell>
            <table:table-cell table:style-name="Tableau3.A19" table:number-columns-spanned="3" office:value-type="string">
              <text:p text:style-name="P6"/>
            </table:table-cell>
            <table:covered-table-cell/>
            <table:covered-table-cell/>
            <table:table-cell table:style-name="Tableau3.A19" table:number-columns-spanned="2" office:value-type="string">
              <text:p text:style-name="P6"/>
            </table:table-cell>
            <table:covered-table-cell/>
            <table:table-cell table:style-name="Tableau3.A19" table:number-columns-spanned="3" office:value-type="string">
              <text:p text:style-name="P6"/>
            </table:table-cell>
            <table:covered-table-cell/>
            <table:covered-table-cell/>
            <table:table-cell table:style-name="Tableau3.A1" table:number-columns-spanned="4" office:value-type="string">
              <text:p text:style-name="P6"/>
            </table:table-cell>
            <table:covered-table-cell/>
            <table:covered-table-cell/>
            <table:covered-table-cell/>
          </table:table-row>
          <table:table-row table:style-name="Tableau3.18">
            <table:table-cell table:style-name="Tableau3.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8">
            <table:table-cell table:style-name="Tableau3.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8">
            <table:table-cell table:style-name="Tableau3.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8">
            <table:table-cell table:style-name="Tableau3.A27" table:number-columns-spanned="15" office:value-type="string">
              <text:p text:style-name="P62">Ressources pédagogiqu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column table:style-name="Tableau4.I"/>
          <table:table-column table:style-name="Tableau4.J"/>
          <table:table-column table:style-name="Tableau4.K"/>
          <table:table-column table:style-name="Tableau4.L"/>
          <table:table-column table:style-name="Tableau4.E" table:number-columns-repeated="2"/>
          <table:table-column table:style-name="Tableau4.O"/>
          <table:table-row table:style-name="Tableau4.1">
            <table:table-cell table:style-name="Tableau4.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
            <table:table-cell table:style-name="Tableau4.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
            <table:table-cell table:style-name="Tableau4.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
            <table:table-cell table:style-name="Tableau4.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
            <table:table-cell table:style-name="Tableau4.A5" table:number-columns-spanned="4" office:value-type="string">
              <text:p text:style-name="P7">Intitulé de l’Unité d’Enseignement :</text:p>
            </table:table-cell>
            <table:covered-table-cell/>
            <table:covered-table-cell/>
            <table:covered-table-cell/>
            <table:table-cell table:style-name="Tableau4.E5" table:number-columns-spanned="11" office:value-type="string">
              <text:p text:style-name="P54">Suites et fonctions réell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
            <table:table-cell table:style-name="Tableau4.A5" table:number-columns-spanned="4" office:value-type="string">
              <text:p text:style-name="P4">Nature :</text:p>
            </table:table-cell>
            <table:covered-table-cell/>
            <table:covered-table-cell/>
            <table:covered-table-cell/>
            <table:table-cell table:style-name="Tableau4.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
            <table:table-cell table:style-name="Tableau4.A5" table:number-columns-spanned="4" office:value-type="string">
              <text:p text:style-name="P4">Semestre :</text:p>
            </table:table-cell>
            <table:covered-table-cell/>
            <table:covered-table-cell/>
            <table:covered-table-cell/>
            <table:table-cell table:style-name="Tableau4.E5" table:number-columns-spanned="11" office:value-type="string">
              <text:p text:style-name="P56">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
            <table:table-cell table:style-name="Tableau4.A5" table:number-columns-spanned="4" office:value-type="string">
              <text:p text:style-name="P4">Crédits ECTS :</text:p>
            </table:table-cell>
            <table:covered-table-cell/>
            <table:covered-table-cell/>
            <table:covered-table-cell/>
            <table:table-cell table:style-name="Tableau4.E5" table:number-columns-spanned="11" office:value-type="string">
              <text:p text:style-name="P3">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
            <table:table-cell table:style-name="Tableau4.A5" table:number-columns-spanned="4" office:value-type="string">
              <text:p text:style-name="P4">Coefficient :</text:p>
            </table:table-cell>
            <table:covered-table-cell/>
            <table:covered-table-cell/>
            <table:covered-table-cell/>
            <table:table-cell table:style-name="Tableau4.E5" table:number-columns-spanned="11" office:value-type="string">
              <text:p text:style-name="P3">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
            <table:table-cell table:style-name="Tableau4.A5" table:number-columns-spanned="4" office:value-type="string">
              <text:p text:style-name="P4">Langue de l’enseignement :</text:p>
            </table:table-cell>
            <table:covered-table-cell/>
            <table:covered-table-cell/>
            <table:covered-table-cell/>
            <table:table-cell table:style-name="Tableau4.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
            <table:table-cell table:style-name="Tableau4.A5" table:number-columns-spanned="4" office:value-type="string">
              <text:p text:style-name="P4">Volume horaire total :</text:p>
            </table:table-cell>
            <table:covered-table-cell/>
            <table:covered-table-cell/>
            <table:covered-table-cell/>
            <table:table-cell table:style-name="Tableau4.A5" office:value-type="string">
              <text:p text:style-name="P3">55</text:p>
            </table:table-cell>
            <table:table-cell table:style-name="Tableau4.A5" table:number-columns-spanned="2" office:value-type="string">
              <text:p text:style-name="P8">dont</text:p>
            </table:table-cell>
            <table:covered-table-cell/>
            <table:table-cell table:style-name="Tableau4.A5" table:number-columns-spanned="2" office:value-type="string">
              <text:p text:style-name="P11">CTD</text:p>
            </table:table-cell>
            <table:covered-table-cell/>
            <table:table-cell table:style-name="Tableau4.A5" office:value-type="string">
              <text:p text:style-name="P11">55</text:p>
            </table:table-cell>
            <table:table-cell table:style-name="Tableau4.A5" table:number-columns-spanned="2" office:value-type="string">
              <text:p text:style-name="P11">TD</text:p>
            </table:table-cell>
            <table:covered-table-cell/>
            <table:table-cell table:style-name="Tableau4.A5" office:value-type="string">
              <text:p text:style-name="P11"/>
            </table:table-cell>
            <table:table-cell table:style-name="Tableau4.A5" office:value-type="string">
              <text:p text:style-name="P11">TP</text:p>
            </table:table-cell>
            <table:table-cell table:style-name="Tableau4.E5" office:value-type="string">
              <text:p text:style-name="P11"/>
            </table:table-cell>
          </table:table-row>
          <table:table-row table:style-name="Tableau4.1">
            <table:table-cell table:style-name="Tableau4.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
            <table:table-cell table:style-name="Tableau4.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
            <table:table-cell table:style-name="Tableau4.A1" table:number-columns-spanned="15" office:value-type="string">
              <text:list xml:id="list1781991320" text:continue-list="list839079719" text:style-name="WW8Num2">
                <text:list-item>
                  <text:p text:style-name="P5">contenu : </text:p>
                </text:list-item>
              </text:list>
              <text:p text:style-name="P2"><text:soft-page-break/>Nombres complexes. Suites et fonctions. Fonctions usuelles. Continuité. Dérivabilité. Convexité. Étude de fonction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
            <table:table-cell table:style-name="Tableau4.A1" table:number-columns-spanned="15" office:value-type="string">
              <text:list xml:id="list2037752926" text:continue-numbering="true" text:style-name="WW8Num2">
                <text:list-item>
                  <text:p text:style-name="P64">pré-requis :</text:p>
                </text:list-item>
              </text:list>
              <text:p text:style-name="P63">aucu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
            <table:table-cell table:style-name="Tableau4.A1" table:number-columns-spanned="15" office:value-type="string">
              <text:list xml:id="list1360803674" text:continue-numbering="true" text:style-name="WW8Num2">
                <text:list-item>
                  <text:p text:style-name="P64">objectifs (savoirs et compétences acquis) : </text:p>
                </text:list-item>
              </text:list>
              <text:p text:style-name="P61">Savoir mettre en œuvre un raisonnement mathématique de bas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
            <table:table-cell table:style-name="Tableau4.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8">
            <table:table-cell table:style-name="Tableau4.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8">
            <table:table-cell table:style-name="Tableau4.A19" office:value-type="string">
              <text:p text:style-name="P65"/>
            </table:table-cell>
            <table:table-cell table:style-name="Tableau4.A19" table:number-columns-spanned="5" office:value-type="string">
              <text:p text:style-name="P9">Contrôle continu</text:p>
            </table:table-cell>
            <table:covered-table-cell/>
            <table:covered-table-cell/>
            <table:covered-table-cell/>
            <table:covered-table-cell/>
            <table:table-cell table:style-name="Tableau4.A19" table:number-columns-spanned="5" office:value-type="string">
              <text:p text:style-name="P80">Contrôle terminal</text:p>
            </table:table-cell>
            <table:covered-table-cell/>
            <table:covered-table-cell/>
            <table:covered-table-cell/>
            <table:covered-table-cell/>
            <table:table-cell table:style-name="Tableau4.A1" table:number-columns-spanned="4" office:value-type="string">
              <text:p text:style-name="P80">Contrôle mixte</text:p>
            </table:table-cell>
            <table:covered-table-cell/>
            <table:covered-table-cell/>
            <table:covered-table-cell/>
          </table:table-row>
          <table:table-row table:style-name="Tableau4.18">
            <table:table-cell table:style-name="Tableau4.A19" office:value-type="string">
              <text:p text:style-name="P70"/>
            </table:table-cell>
            <table:table-cell table:style-name="Tableau4.A19" office:value-type="string">
              <text:p text:style-name="P80">nb de CC durant le semestre</text:p>
            </table:table-cell>
            <table:table-cell table:style-name="Tableau4.A19" office:value-type="string">
              <text:p text:style-name="P9">durée</text:p>
            </table:table-cell>
            <table:table-cell table:style-name="Tableau4.A19" table:number-columns-spanned="3" office:value-type="string">
              <text:p text:style-name="P80">Nature</text:p>
              <text:p text:style-name="P79">(oral/écrit )</text:p>
            </table:table-cell>
            <table:covered-table-cell/>
            <table:covered-table-cell/>
            <table:table-cell table:style-name="Tableau4.A19" table:number-columns-spanned="2" office:value-type="string">
              <text:p text:style-name="P9">durée</text:p>
            </table:table-cell>
            <table:covered-table-cell/>
            <table:table-cell table:style-name="Tableau4.A19" table:number-columns-spanned="3" office:value-type="string">
              <text:p text:style-name="P80">Nature</text:p>
              <text:p text:style-name="P79">(oral/écrit)</text:p>
            </table:table-cell>
            <table:covered-table-cell/>
            <table:covered-table-cell/>
            <table:table-cell table:style-name="Tableau4.A1" table:number-columns-spanned="4" office:value-type="string">
              <text:p text:style-name="P9">répartition en % entre CC et CT</text:p>
            </table:table-cell>
            <table:covered-table-cell/>
            <table:covered-table-cell/>
            <table:covered-table-cell/>
          </table:table-row>
          <table:table-row table:style-name="Tableau4.18">
            <table:table-cell table:style-name="Tableau4.A19" office:value-type="string">
              <text:p text:style-name="P69"><text:span text:style-name="T2">1</text:span><text:span text:style-name="T8">ère</text:span><text:span text:style-name="T2"> session :</text:span></text:p>
            </table:table-cell>
            <table:table-cell table:style-name="Tableau4.A19" office:value-type="string">
              <text:p text:style-name="P9"/>
            </table:table-cell>
            <table:table-cell table:style-name="Tableau4.A19" office:value-type="string">
              <text:p text:style-name="P9"/>
            </table:table-cell>
            <table:table-cell table:style-name="Tableau4.A19" table:number-columns-spanned="3" office:value-type="string">
              <text:p text:style-name="P9"/>
            </table:table-cell>
            <table:covered-table-cell/>
            <table:covered-table-cell/>
            <table:table-cell table:style-name="Tableau4.A19" table:number-columns-spanned="2" office:value-type="string">
              <text:p text:style-name="P9"/>
            </table:table-cell>
            <table:covered-table-cell/>
            <table:table-cell table:style-name="Tableau4.A19" table:number-columns-spanned="3" office:value-type="string">
              <text:p text:style-name="P9"/>
            </table:table-cell>
            <table:covered-table-cell/>
            <table:covered-table-cell/>
            <table:table-cell table:style-name="Tableau4.A1" table:number-columns-spanned="4" office:value-type="string">
              <text:p text:style-name="P9"/>
            </table:table-cell>
            <table:covered-table-cell/>
            <table:covered-table-cell/>
            <table:covered-table-cell/>
          </table:table-row>
          <table:table-row table:style-name="Tableau4.18">
            <table:table-cell table:style-name="Tableau4.A19" office:value-type="string">
              <text:list xml:id="list1243087116" text:continue-list="list203594149" text:style-name="WW8Num3">
                <text:list-item>
                  <text:p text:style-name="P10">RNE</text:p>
                </text:list-item>
              </text:list>
            </table:table-cell>
            <table:table-cell table:style-name="Tableau4.A19" office:value-type="string">
              <text:p text:style-name="P9"/>
            </table:table-cell>
            <table:table-cell table:style-name="Tableau4.A19" office:value-type="string">
              <text:p text:style-name="P9"/>
            </table:table-cell>
            <table:table-cell table:style-name="Tableau4.A19" table:number-columns-spanned="3" office:value-type="string">
              <text:p text:style-name="P9"/>
            </table:table-cell>
            <table:covered-table-cell/>
            <table:covered-table-cell/>
            <table:table-cell table:style-name="Tableau4.A19" table:number-columns-spanned="2" office:value-type="string">
              <text:p text:style-name="P9"/>
            </table:table-cell>
            <table:covered-table-cell/>
            <table:table-cell table:style-name="Tableau4.A19" table:number-columns-spanned="3" office:value-type="string">
              <text:p text:style-name="P9"/>
            </table:table-cell>
            <table:covered-table-cell/>
            <table:covered-table-cell/>
            <table:table-cell table:style-name="Tableau4.A1" table:number-columns-spanned="4" office:value-type="string">
              <text:p text:style-name="P9"/>
            </table:table-cell>
            <table:covered-table-cell/>
            <table:covered-table-cell/>
            <table:covered-table-cell/>
          </table:table-row>
          <table:table-row table:style-name="Tableau4.18">
            <table:table-cell table:style-name="Tableau4.A19" office:value-type="string">
              <text:list xml:id="list613335697" text:continue-numbering="true" text:style-name="WW8Num3">
                <text:list-item>
                  <text:p text:style-name="P10">RSE</text:p>
                </text:list-item>
              </text:list>
            </table:table-cell>
            <table:table-cell table:style-name="Tableau4.A19" office:value-type="string">
              <text:p text:style-name="P9"/>
            </table:table-cell>
            <table:table-cell table:style-name="Tableau4.A19" office:value-type="string">
              <text:p text:style-name="P9"/>
            </table:table-cell>
            <table:table-cell table:style-name="Tableau4.A19" table:number-columns-spanned="3" office:value-type="string">
              <text:p text:style-name="P9"/>
            </table:table-cell>
            <table:covered-table-cell/>
            <table:covered-table-cell/>
            <table:table-cell table:style-name="Tableau4.A19" table:number-columns-spanned="2" office:value-type="string">
              <text:p text:style-name="P9"/>
            </table:table-cell>
            <table:covered-table-cell/>
            <table:table-cell table:style-name="Tableau4.A19" table:number-columns-spanned="3" office:value-type="string">
              <text:p text:style-name="P9"/>
            </table:table-cell>
            <table:covered-table-cell/>
            <table:covered-table-cell/>
            <table:table-cell table:style-name="Tableau4.A1" table:number-columns-spanned="4" office:value-type="string">
              <text:p text:style-name="P9"/>
            </table:table-cell>
            <table:covered-table-cell/>
            <table:covered-table-cell/>
            <table:covered-table-cell/>
          </table:table-row>
          <table:table-row table:style-name="Tableau4.18">
            <table:table-cell table:style-name="Tableau4.A19" office:value-type="string">
              <text:p text:style-name="P1"><text:span text:style-name="T2">2</text:span><text:span text:style-name="T8">ème</text:span><text:span text:style-name="T2"> session :</text:span></text:p>
            </table:table-cell>
            <table:table-cell table:style-name="Tableau4.A19" office:value-type="string">
              <text:p text:style-name="P9"/>
            </table:table-cell>
            <table:table-cell table:style-name="Tableau4.A19" office:value-type="string">
              <text:p text:style-name="P9"/>
            </table:table-cell>
            <table:table-cell table:style-name="Tableau4.A19" table:number-columns-spanned="3" office:value-type="string">
              <text:p text:style-name="P9"/>
            </table:table-cell>
            <table:covered-table-cell/>
            <table:covered-table-cell/>
            <table:table-cell table:style-name="Tableau4.A19" table:number-columns-spanned="2" office:value-type="string">
              <text:p text:style-name="P9"/>
            </table:table-cell>
            <table:covered-table-cell/>
            <table:table-cell table:style-name="Tableau4.A19" table:number-columns-spanned="3" office:value-type="string">
              <text:p text:style-name="P9"/>
            </table:table-cell>
            <table:covered-table-cell/>
            <table:covered-table-cell/>
            <table:table-cell table:style-name="Tableau4.A1" table:number-columns-spanned="4" office:value-type="string">
              <text:p text:style-name="P9"/>
            </table:table-cell>
            <table:covered-table-cell/>
            <table:covered-table-cell/>
            <table:covered-table-cell/>
          </table:table-row>
          <table:table-row table:style-name="Tableau4.18">
            <table:table-cell table:style-name="Tableau4.A19" office:value-type="string">
              <text:list xml:id="list1328132627" text:continue-numbering="true" text:style-name="WW8Num3">
                <text:list-item>
                  <text:p text:style-name="P10">RNE</text:p>
                </text:list-item>
              </text:list>
            </table:table-cell>
            <table:table-cell table:style-name="Tableau4.A19" office:value-type="string">
              <text:p text:style-name="P6"/>
            </table:table-cell>
            <table:table-cell table:style-name="Tableau4.A19" office:value-type="string">
              <text:p text:style-name="P6"/>
            </table:table-cell>
            <table:table-cell table:style-name="Tableau4.A19" table:number-columns-spanned="3" office:value-type="string">
              <text:p text:style-name="P6"/>
            </table:table-cell>
            <table:covered-table-cell/>
            <table:covered-table-cell/>
            <table:table-cell table:style-name="Tableau4.A19" table:number-columns-spanned="2" office:value-type="string">
              <text:p text:style-name="P6"/>
            </table:table-cell>
            <table:covered-table-cell/>
            <table:table-cell table:style-name="Tableau4.A19" table:number-columns-spanned="3" office:value-type="string">
              <text:p text:style-name="P6"/>
            </table:table-cell>
            <table:covered-table-cell/>
            <table:covered-table-cell/>
            <table:table-cell table:style-name="Tableau4.A1" table:number-columns-spanned="4" office:value-type="string">
              <text:p text:style-name="P6"/>
            </table:table-cell>
            <table:covered-table-cell/>
            <table:covered-table-cell/>
            <table:covered-table-cell/>
          </table:table-row>
          <table:table-row table:style-name="Tableau4.18">
            <table:table-cell table:style-name="Tableau4.A19" office:value-type="string">
              <text:list xml:id="list1896613819" text:continue-numbering="true" text:style-name="WW8Num3">
                <text:list-item>
                  <text:p text:style-name="P10">RSE</text:p>
                </text:list-item>
              </text:list>
            </table:table-cell>
            <table:table-cell table:style-name="Tableau4.A19" office:value-type="string">
              <text:p text:style-name="P6"/>
            </table:table-cell>
            <table:table-cell table:style-name="Tableau4.A19" office:value-type="string">
              <text:p text:style-name="P6"/>
            </table:table-cell>
            <table:table-cell table:style-name="Tableau4.A19" table:number-columns-spanned="3" office:value-type="string">
              <text:p text:style-name="P6"/>
            </table:table-cell>
            <table:covered-table-cell/>
            <table:covered-table-cell/>
            <table:table-cell table:style-name="Tableau4.A19" table:number-columns-spanned="2" office:value-type="string">
              <text:p text:style-name="P6"/>
            </table:table-cell>
            <table:covered-table-cell/>
            <table:table-cell table:style-name="Tableau4.A19" table:number-columns-spanned="3" office:value-type="string">
              <text:p text:style-name="P6"/>
            </table:table-cell>
            <table:covered-table-cell/>
            <table:covered-table-cell/>
            <table:table-cell table:style-name="Tableau4.A1" table:number-columns-spanned="4" office:value-type="string">
              <text:p text:style-name="P6"/>
            </table:table-cell>
            <table:covered-table-cell/>
            <table:covered-table-cell/>
            <table:covered-table-cell/>
          </table:table-row>
          <table:table-row table:style-name="Tableau4.18">
            <table:table-cell table:style-name="Tableau4.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8">
            <table:table-cell table:style-name="Tableau4.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8">
            <table:table-cell table:style-name="Tableau4.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8">
            <table:table-cell table:style-name="Tableau4.A27" table:number-columns-spanned="15" office:value-type="string">
              <text:p text:style-name="P62">Ressources pédagogiqu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column table:style-name="Tableau5.I"/>
          <table:table-column table:style-name="Tableau5.J"/>
          <table:table-column table:style-name="Tableau5.K"/>
          <table:table-column table:style-name="Tableau5.L"/>
          <table:table-column table:style-name="Tableau5.E" table:number-columns-repeated="2"/>
          <table:table-column table:style-name="Tableau5.O"/>
          <table:table-row table:style-name="Tableau5.1">
            <table:table-cell table:style-name="Tableau5.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
            <table:table-cell table:style-name="Tableau5.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
            <table:table-cell table:style-name="Tableau5.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
            <table:table-cell table:style-name="Tableau5.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5">
            <table:table-cell table:style-name="Tableau5.A5" table:number-columns-spanned="4" office:value-type="string">
              <text:p text:style-name="P7">Intitulé de l’Unité d’Enseignement :</text:p>
            </table:table-cell>
            <table:covered-table-cell/>
            <table:covered-table-cell/>
            <table:covered-table-cell/>
            <table:table-cell table:style-name="Tableau5.E5" table:number-columns-spanned="11" office:value-type="string">
              <text:p text:style-name="P54">Arithmétiq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5">
            <table:table-cell table:style-name="Tableau5.A5" table:number-columns-spanned="4" office:value-type="string">
              <text:p text:style-name="P4">Nature :</text:p>
            </table:table-cell>
            <table:covered-table-cell/>
            <table:covered-table-cell/>
            <table:covered-table-cell/>
            <table:table-cell table:style-name="Tableau5.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5">
            <table:table-cell table:style-name="Tableau5.A5" table:number-columns-spanned="4" office:value-type="string">
              <text:p text:style-name="P4">Semestre :</text:p>
            </table:table-cell>
            <table:covered-table-cell/>
            <table:covered-table-cell/>
            <table:covered-table-cell/>
            <table:table-cell table:style-name="Tableau5.E5" table:number-columns-spanned="11" office:value-type="string">
              <text:p text:style-name="P56">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5">
            <table:table-cell table:style-name="Tableau5.A5" table:number-columns-spanned="4" office:value-type="string">
              <text:p text:style-name="P4">Crédits ECTS :</text:p>
            </table:table-cell>
            <table:covered-table-cell/>
            <table:covered-table-cell/>
            <table:covered-table-cell/>
            <table:table-cell table:style-name="Tableau5.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5">
            <table:table-cell table:style-name="Tableau5.A5" table:number-columns-spanned="4" office:value-type="string">
              <text:p text:style-name="P4">Coefficient :</text:p>
            </table:table-cell>
            <table:covered-table-cell/>
            <table:covered-table-cell/>
            <table:covered-table-cell/>
            <table:table-cell table:style-name="Tableau5.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5">
            <table:table-cell table:style-name="Tableau5.A5" table:number-columns-spanned="4" office:value-type="string">
              <text:p text:style-name="P4">Langue de l’enseignement :</text:p>
            </table:table-cell>
            <table:covered-table-cell/>
            <table:covered-table-cell/>
            <table:covered-table-cell/>
            <table:table-cell table:style-name="Tableau5.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5">
            <table:table-cell table:style-name="Tableau5.A5" table:number-columns-spanned="4" office:value-type="string">
              <text:p text:style-name="P4">Volume horaire total :</text:p>
            </table:table-cell>
            <table:covered-table-cell/>
            <table:covered-table-cell/>
            <table:covered-table-cell/>
            <table:table-cell table:style-name="Tableau5.A5" office:value-type="string">
              <text:p text:style-name="P3">24</text:p>
            </table:table-cell>
            <table:table-cell table:style-name="Tableau5.A5" table:number-columns-spanned="2" office:value-type="string">
              <text:p text:style-name="P8">dont</text:p>
            </table:table-cell>
            <table:covered-table-cell/>
            <table:table-cell table:style-name="Tableau5.A5" table:number-columns-spanned="2" office:value-type="string">
              <text:p text:style-name="P11">CTD</text:p>
            </table:table-cell>
            <table:covered-table-cell/>
            <table:table-cell table:style-name="Tableau5.A5" office:value-type="string">
              <text:p text:style-name="P11">24</text:p>
            </table:table-cell>
            <table:table-cell table:style-name="Tableau5.A5" table:number-columns-spanned="2" office:value-type="string">
              <text:p text:style-name="P11">TD</text:p>
            </table:table-cell>
            <table:covered-table-cell/>
            <table:table-cell table:style-name="Tableau5.A5" office:value-type="string">
              <text:p text:style-name="P11"/>
            </table:table-cell>
            <table:table-cell table:style-name="Tableau5.A5" office:value-type="string">
              <text:p text:style-name="P11">TP</text:p>
            </table:table-cell>
            <table:table-cell table:style-name="Tableau5.E5" office:value-type="string">
              <text:p text:style-name="P11"/>
            </table:table-cell>
          </table:table-row>
          <table:table-row table:style-name="Tableau5.1">
            <table:table-cell table:style-name="Tableau5.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
            <table:table-cell table:style-name="Tableau5.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
            <table:table-cell table:style-name="Tableau5.A1" table:number-columns-spanned="15" office:value-type="string">
              <text:list xml:id="list57778613" text:continue-list="list1360803674" text:style-name="WW8Num2">
                <text:list-item>
                  <text:p text:style-name="P5">contenu : </text:p>
                </text:list-item>
              </text:list>
              <text:p text:style-name="P2">Divisibilité, théorèmes de Bézout et Gauss, décomposition en facteurs premiers. Exemples de structures : anneaux, corps. Congruences, structure de Z/nZ. Aperçu de ces notions dans le cadre de l’anneau des fonctions polynôm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
            <table:table-cell table:style-name="Tableau5.A1" table:number-columns-spanned="15" office:value-type="string">
              <text:list xml:id="list1339118995" text:continue-numbering="true" text:style-name="WW8Num2">
                <text:list-item>
                  <text:p text:style-name="P64">pré-requis :</text:p>
                </text:list-item>
              </text:list>
              <text:p text:style-name="P63">aucu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
            <table:table-cell table:style-name="Tableau5.A1" table:number-columns-spanned="15" office:value-type="string">
              <text:list xml:id="list1860907153" text:continue-numbering="true" text:style-name="WW8Num2">
                <text:list-item>
                  <text:p text:style-name="P64">objectifs (savoirs et compétences acquis) : </text:p>
                </text:list-item>
              </text:list>
              <text:p text:style-name="P61">Grâce aux exemples arithmétiques élémentaires, découvrir l’importance de quelques structures algébriqu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
            <table:table-cell table:style-name="Tableau5.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5.18">
            <table:table-cell table:style-name="Tableau5.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8">
            <table:table-cell table:style-name="Tableau5.A19" office:value-type="string">
              <text:p text:style-name="P65"/>
            </table:table-cell>
            <table:table-cell table:style-name="Tableau5.A19" table:number-columns-spanned="5" office:value-type="string">
              <text:p text:style-name="P9">Contrôle continu</text:p>
            </table:table-cell>
            <table:covered-table-cell/>
            <table:covered-table-cell/>
            <table:covered-table-cell/>
            <table:covered-table-cell/>
            <table:table-cell table:style-name="Tableau5.A19" table:number-columns-spanned="5" office:value-type="string">
              <text:p text:style-name="P80">Contrôle terminal</text:p>
            </table:table-cell>
            <table:covered-table-cell/>
            <table:covered-table-cell/>
            <table:covered-table-cell/>
            <table:covered-table-cell/>
            <table:table-cell table:style-name="Tableau5.A1" table:number-columns-spanned="4" office:value-type="string">
              <text:p text:style-name="P80">Contrôle mixte</text:p>
            </table:table-cell>
            <table:covered-table-cell/>
            <table:covered-table-cell/>
            <table:covered-table-cell/>
          </table:table-row>
          <table:table-row table:style-name="Tableau5.18">
            <table:table-cell table:style-name="Tableau5.A19" office:value-type="string">
              <text:p text:style-name="P70"/>
            </table:table-cell>
            <table:table-cell table:style-name="Tableau5.A19" office:value-type="string">
              <text:p text:style-name="P80">nb de CC durant le semestre</text:p>
            </table:table-cell>
            <table:table-cell table:style-name="Tableau5.A19" office:value-type="string">
              <text:p text:style-name="P9">durée</text:p>
            </table:table-cell>
            <table:table-cell table:style-name="Tableau5.A19" table:number-columns-spanned="3" office:value-type="string">
              <text:p text:style-name="P80">Nature</text:p>
              <text:p text:style-name="P79">(oral/écrit )</text:p>
            </table:table-cell>
            <table:covered-table-cell/>
            <table:covered-table-cell/>
            <table:table-cell table:style-name="Tableau5.A19" table:number-columns-spanned="2" office:value-type="string">
              <text:p text:style-name="P9">durée</text:p>
            </table:table-cell>
            <table:covered-table-cell/>
            <table:table-cell table:style-name="Tableau5.A19" table:number-columns-spanned="3" office:value-type="string">
              <text:p text:style-name="P80">Nature</text:p>
              <text:p text:style-name="P79">(oral/écrit)</text:p>
            </table:table-cell>
            <table:covered-table-cell/>
            <table:covered-table-cell/>
            <table:table-cell table:style-name="Tableau5.A1" table:number-columns-spanned="4" office:value-type="string">
              <text:p text:style-name="P9">répartition en % entre CC et CT</text:p>
            </table:table-cell>
            <table:covered-table-cell/>
            <table:covered-table-cell/>
            <table:covered-table-cell/>
          </table:table-row>
          <table:table-row table:style-name="Tableau5.18">
            <table:table-cell table:style-name="Tableau5.A19" office:value-type="string">
              <text:p text:style-name="P69"><text:span text:style-name="T2">1</text:span><text:span text:style-name="T8">ère</text:span><text:span text:style-name="T2"> session :</text:span></text:p>
            </table:table-cell>
            <table:table-cell table:style-name="Tableau5.A19" office:value-type="string">
              <text:p text:style-name="P9"/>
            </table:table-cell>
            <table:table-cell table:style-name="Tableau5.A19" office:value-type="string">
              <text:p text:style-name="P9"/>
            </table:table-cell>
            <table:table-cell table:style-name="Tableau5.A19" table:number-columns-spanned="3" office:value-type="string">
              <text:p text:style-name="P9"/>
            </table:table-cell>
            <table:covered-table-cell/>
            <table:covered-table-cell/>
            <table:table-cell table:style-name="Tableau5.A19" table:number-columns-spanned="2" office:value-type="string">
              <text:p text:style-name="P9"/>
            </table:table-cell>
            <table:covered-table-cell/>
            <table:table-cell table:style-name="Tableau5.A19" table:number-columns-spanned="3" office:value-type="string">
              <text:p text:style-name="P9"/>
            </table:table-cell>
            <table:covered-table-cell/>
            <table:covered-table-cell/>
            <table:table-cell table:style-name="Tableau5.A1" table:number-columns-spanned="4" office:value-type="string">
              <text:p text:style-name="P9"/>
            </table:table-cell>
            <table:covered-table-cell/>
            <table:covered-table-cell/>
            <table:covered-table-cell/>
          </table:table-row>
          <table:table-row table:style-name="Tableau5.18">
            <table:table-cell table:style-name="Tableau5.A19" office:value-type="string">
              <text:list xml:id="list1231264311" text:continue-list="list1896613819" text:style-name="WW8Num3">
                <text:list-item>
                  <text:p text:style-name="P10">RNE</text:p>
                </text:list-item>
              </text:list>
            </table:table-cell>
            <table:table-cell table:style-name="Tableau5.A19" office:value-type="string">
              <text:p text:style-name="P9"/>
            </table:table-cell>
            <table:table-cell table:style-name="Tableau5.A19" office:value-type="string">
              <text:p text:style-name="P9"/>
            </table:table-cell>
            <table:table-cell table:style-name="Tableau5.A19" table:number-columns-spanned="3" office:value-type="string">
              <text:p text:style-name="P9"/>
            </table:table-cell>
            <table:covered-table-cell/>
            <table:covered-table-cell/>
            <table:table-cell table:style-name="Tableau5.A19" table:number-columns-spanned="2" office:value-type="string">
              <text:p text:style-name="P9"/>
            </table:table-cell>
            <table:covered-table-cell/>
            <table:table-cell table:style-name="Tableau5.A19" table:number-columns-spanned="3" office:value-type="string">
              <text:p text:style-name="P9"/>
            </table:table-cell>
            <table:covered-table-cell/>
            <table:covered-table-cell/>
            <table:table-cell table:style-name="Tableau5.A1" table:number-columns-spanned="4" office:value-type="string">
              <text:p text:style-name="P9"/>
            </table:table-cell>
            <table:covered-table-cell/>
            <table:covered-table-cell/>
            <table:covered-table-cell/>
          </table:table-row>
          <table:table-row table:style-name="Tableau5.18">
            <table:table-cell table:style-name="Tableau5.A19" office:value-type="string">
              <text:list xml:id="list1623431233" text:continue-numbering="true" text:style-name="WW8Num3">
                <text:list-item>
                  <text:p text:style-name="P10">RSE</text:p>
                </text:list-item>
              </text:list>
            </table:table-cell>
            <table:table-cell table:style-name="Tableau5.A19" office:value-type="string">
              <text:p text:style-name="P9"/>
            </table:table-cell>
            <table:table-cell table:style-name="Tableau5.A19" office:value-type="string">
              <text:p text:style-name="P9"/>
            </table:table-cell>
            <table:table-cell table:style-name="Tableau5.A19" table:number-columns-spanned="3" office:value-type="string">
              <text:p text:style-name="P9"/>
            </table:table-cell>
            <table:covered-table-cell/>
            <table:covered-table-cell/>
            <table:table-cell table:style-name="Tableau5.A19" table:number-columns-spanned="2" office:value-type="string">
              <text:p text:style-name="P9"/>
            </table:table-cell>
            <table:covered-table-cell/>
            <table:table-cell table:style-name="Tableau5.A19" table:number-columns-spanned="3" office:value-type="string">
              <text:p text:style-name="P9"/>
            </table:table-cell>
            <table:covered-table-cell/>
            <table:covered-table-cell/>
            <table:table-cell table:style-name="Tableau5.A1" table:number-columns-spanned="4" office:value-type="string">
              <text:p text:style-name="P9"/>
            </table:table-cell>
            <table:covered-table-cell/>
            <table:covered-table-cell/>
            <table:covered-table-cell/>
          </table:table-row>
          <table:table-row table:style-name="Tableau5.18">
            <table:table-cell table:style-name="Tableau5.A19" office:value-type="string">
              <text:p text:style-name="P1"><text:span text:style-name="T2">2</text:span><text:span text:style-name="T8">ème</text:span><text:span text:style-name="T2"> session :</text:span></text:p>
            </table:table-cell>
            <table:table-cell table:style-name="Tableau5.A19" office:value-type="string">
              <text:p text:style-name="P9"/>
            </table:table-cell>
            <table:table-cell table:style-name="Tableau5.A19" office:value-type="string">
              <text:p text:style-name="P9"/>
            </table:table-cell>
            <table:table-cell table:style-name="Tableau5.A19" table:number-columns-spanned="3" office:value-type="string">
              <text:p text:style-name="P9"/>
            </table:table-cell>
            <table:covered-table-cell/>
            <table:covered-table-cell/>
            <table:table-cell table:style-name="Tableau5.A19" table:number-columns-spanned="2" office:value-type="string">
              <text:p text:style-name="P9"/>
            </table:table-cell>
            <table:covered-table-cell/>
            <table:table-cell table:style-name="Tableau5.A19" table:number-columns-spanned="3" office:value-type="string">
              <text:p text:style-name="P9"/>
            </table:table-cell>
            <table:covered-table-cell/>
            <table:covered-table-cell/>
            <table:table-cell table:style-name="Tableau5.A1" table:number-columns-spanned="4" office:value-type="string">
              <text:p text:style-name="P9"/>
            </table:table-cell>
            <table:covered-table-cell/>
            <table:covered-table-cell/>
            <table:covered-table-cell/>
          </table:table-row>
          <table:table-row table:style-name="Tableau5.18">
            <table:table-cell table:style-name="Tableau5.A19" office:value-type="string">
              <text:list xml:id="list2145576644" text:continue-numbering="true" text:style-name="WW8Num3">
                <text:list-item>
                  <text:p text:style-name="P10">RNE</text:p>
                </text:list-item>
              </text:list>
            </table:table-cell>
            <table:table-cell table:style-name="Tableau5.A19" office:value-type="string">
              <text:p text:style-name="P6"/>
            </table:table-cell>
            <table:table-cell table:style-name="Tableau5.A19" office:value-type="string">
              <text:p text:style-name="P6"/>
            </table:table-cell>
            <table:table-cell table:style-name="Tableau5.A19" table:number-columns-spanned="3" office:value-type="string">
              <text:p text:style-name="P6"/>
            </table:table-cell>
            <table:covered-table-cell/>
            <table:covered-table-cell/>
            <table:table-cell table:style-name="Tableau5.A19" table:number-columns-spanned="2" office:value-type="string">
              <text:p text:style-name="P6"/>
            </table:table-cell>
            <table:covered-table-cell/>
            <table:table-cell table:style-name="Tableau5.A19" table:number-columns-spanned="3" office:value-type="string">
              <text:p text:style-name="P6"/>
            </table:table-cell>
            <table:covered-table-cell/>
            <table:covered-table-cell/>
            <table:table-cell table:style-name="Tableau5.A1" table:number-columns-spanned="4" office:value-type="string">
              <text:p text:style-name="P6"/>
            </table:table-cell>
            <table:covered-table-cell/>
            <table:covered-table-cell/>
            <table:covered-table-cell/>
          </table:table-row>
          <table:table-row table:style-name="Tableau5.18">
            <table:table-cell table:style-name="Tableau5.A19" office:value-type="string">
              <text:list xml:id="list1077834032" text:continue-numbering="true" text:style-name="WW8Num3">
                <text:list-item>
                  <text:p text:style-name="P10">RSE</text:p>
                </text:list-item>
              </text:list>
            </table:table-cell>
            <table:table-cell table:style-name="Tableau5.A19" office:value-type="string">
              <text:p text:style-name="P6"/>
            </table:table-cell>
            <table:table-cell table:style-name="Tableau5.A19" office:value-type="string">
              <text:p text:style-name="P6"/>
            </table:table-cell>
            <table:table-cell table:style-name="Tableau5.A19" table:number-columns-spanned="3" office:value-type="string">
              <text:p text:style-name="P6"/>
            </table:table-cell>
            <table:covered-table-cell/>
            <table:covered-table-cell/>
            <table:table-cell table:style-name="Tableau5.A19" table:number-columns-spanned="2" office:value-type="string">
              <text:p text:style-name="P6"/>
            </table:table-cell>
            <table:covered-table-cell/>
            <table:table-cell table:style-name="Tableau5.A19" table:number-columns-spanned="3" office:value-type="string">
              <text:p text:style-name="P6"/>
            </table:table-cell>
            <table:covered-table-cell/>
            <table:covered-table-cell/>
            <table:table-cell table:style-name="Tableau5.A1" table:number-columns-spanned="4" office:value-type="string">
              <text:p text:style-name="P6"/>
            </table:table-cell>
            <table:covered-table-cell/>
            <table:covered-table-cell/>
            <table:covered-table-cell/>
          </table:table-row>
          <table:table-row table:style-name="Tableau5.18">
            <table:table-cell table:style-name="Tableau5.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8">
            <table:table-cell table:style-name="Tableau5.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8">
            <table:table-cell table:style-name="Tableau5.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8">
            <table:table-cell table:style-name="Tableau5.A27" table:number-columns-spanned="15" office:value-type="string">
              <text:p text:style-name="P62">Ressources pédagogiqu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able:table-column table:style-name="Tableau6.J"/>
          <table:table-column table:style-name="Tableau6.K"/>
          <table:table-column table:style-name="Tableau6.L"/>
          <table:table-column table:style-name="Tableau6.E" table:number-columns-repeated="2"/>
          <table:table-column table:style-name="Tableau6.O"/>
          <table:table-row table:style-name="Tableau6.1">
            <table:table-cell table:style-name="Tableau6.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
            <table:table-cell table:style-name="Tableau6.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
            <table:table-cell table:style-name="Tableau6.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
            <table:table-cell table:style-name="Tableau6.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
            <table:table-cell table:style-name="Tableau6.A5" table:number-columns-spanned="4" office:value-type="string">
              <text:p text:style-name="P7">Intitulé de l’Unité d’Enseignement :</text:p>
            </table:table-cell>
            <table:covered-table-cell/>
            <table:covered-table-cell/>
            <table:covered-table-cell/>
            <table:table-cell table:style-name="Tableau6.E5" table:number-columns-spanned="11" office:value-type="string">
              <text:p text:style-name="P54">Anglais 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
            <table:table-cell table:style-name="Tableau6.A5" table:number-columns-spanned="4" office:value-type="string">
              <text:p text:style-name="P4">Nature :</text:p>
            </table:table-cell>
            <table:covered-table-cell/>
            <table:covered-table-cell/>
            <table:covered-table-cell/>
            <table:table-cell table:style-name="Tableau6.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
            <table:table-cell table:style-name="Tableau6.A5" table:number-columns-spanned="4" office:value-type="string">
              <text:p text:style-name="P4">Semestre :</text:p>
            </table:table-cell>
            <table:covered-table-cell/>
            <table:covered-table-cell/>
            <table:covered-table-cell/>
            <table:table-cell table:style-name="Tableau6.E5" table:number-columns-spanned="11" office:value-type="string">
              <text:p text:style-name="P56">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
            <table:table-cell table:style-name="Tableau6.A5" table:number-columns-spanned="4" office:value-type="string">
              <text:p text:style-name="P4">Crédits ECTS :</text:p>
            </table:table-cell>
            <table:covered-table-cell/>
            <table:covered-table-cell/>
            <table:covered-table-cell/>
            <table:table-cell table:style-name="Tableau6.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
            <table:table-cell table:style-name="Tableau6.A5" table:number-columns-spanned="4" office:value-type="string">
              <text:p text:style-name="P4">Coefficient :</text:p>
            </table:table-cell>
            <table:covered-table-cell/>
            <table:covered-table-cell/>
            <table:covered-table-cell/>
            <table:table-cell table:style-name="Tableau6.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
            <table:table-cell table:style-name="Tableau6.A5" table:number-columns-spanned="4" office:value-type="string">
              <text:p text:style-name="P4">Langue de l’enseignement :</text:p>
            </table:table-cell>
            <table:covered-table-cell/>
            <table:covered-table-cell/>
            <table:covered-table-cell/>
            <table:table-cell table:style-name="Tableau6.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
            <table:table-cell table:style-name="Tableau6.A5" table:number-columns-spanned="4" office:value-type="string">
              <text:p text:style-name="P4">Volume horaire total :</text:p>
            </table:table-cell>
            <table:covered-table-cell/>
            <table:covered-table-cell/>
            <table:covered-table-cell/>
            <table:table-cell table:style-name="Tableau6.A5" office:value-type="string">
              <text:p text:style-name="P3">25</text:p>
            </table:table-cell>
            <table:table-cell table:style-name="Tableau6.A5" table:number-columns-spanned="2" office:value-type="string">
              <text:p text:style-name="P8">dont</text:p>
            </table:table-cell>
            <table:covered-table-cell/>
            <table:table-cell table:style-name="Tableau6.A5" table:number-columns-spanned="2" office:value-type="string">
              <text:p text:style-name="P11">CTD</text:p>
            </table:table-cell>
            <table:covered-table-cell/>
            <table:table-cell table:style-name="Tableau6.A5" office:value-type="string">
              <text:p text:style-name="P11"/>
            </table:table-cell>
            <table:table-cell table:style-name="Tableau6.A5" table:number-columns-spanned="2" office:value-type="string">
              <text:p text:style-name="P11">TD</text:p>
            </table:table-cell>
            <table:covered-table-cell/>
            <table:table-cell table:style-name="Tableau6.A5" office:value-type="string">
              <text:p text:style-name="P11">25</text:p>
            </table:table-cell>
            <table:table-cell table:style-name="Tableau6.A5" office:value-type="string">
              <text:p text:style-name="P11">TP</text:p>
            </table:table-cell>
            <table:table-cell table:style-name="Tableau6.E5" office:value-type="string">
              <text:p text:style-name="P11"/>
            </table:table-cell>
          </table:table-row>
          <table:table-row table:style-name="Tableau6.1">
            <table:table-cell table:style-name="Tableau6.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
            <table:table-cell table:style-name="Tableau6.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
            <table:table-cell table:style-name="Tableau6.A1" table:number-columns-spanned="15" office:value-type="string">
              <text:list xml:id="list2048592127" text:continue-list="list1860907153" text:style-name="WW8Num2">
                <text:list-item>
                  <text:p text:style-name="P5">contenu : </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
            <table:table-cell table:style-name="Tableau6.A1" table:number-columns-spanned="15" office:value-type="string">
              <text:list xml:id="list999144886"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
            <table:table-cell table:style-name="Tableau6.A1" table:number-columns-spanned="15" office:value-type="string">
              <text:list xml:id="list222558210"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
            <table:table-cell table:style-name="Tableau6.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8">
            <table:table-cell table:style-name="Tableau6.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8">
            <table:table-cell table:style-name="Tableau6.A19" office:value-type="string">
              <text:p text:style-name="P65"/>
            </table:table-cell>
            <table:table-cell table:style-name="Tableau6.A19" table:number-columns-spanned="5" office:value-type="string">
              <text:p text:style-name="P9">Contrôle continu</text:p>
            </table:table-cell>
            <table:covered-table-cell/>
            <table:covered-table-cell/>
            <table:covered-table-cell/>
            <table:covered-table-cell/>
            <table:table-cell table:style-name="Tableau6.A19" table:number-columns-spanned="5" office:value-type="string">
              <text:p text:style-name="P80">Contrôle terminal</text:p>
            </table:table-cell>
            <table:covered-table-cell/>
            <table:covered-table-cell/>
            <table:covered-table-cell/>
            <table:covered-table-cell/>
            <table:table-cell table:style-name="Tableau6.A1" table:number-columns-spanned="4" office:value-type="string">
              <text:p text:style-name="P80">Contrôle mixte</text:p>
            </table:table-cell>
            <table:covered-table-cell/>
            <table:covered-table-cell/>
            <table:covered-table-cell/>
          </table:table-row>
          <table:table-row table:style-name="Tableau6.18">
            <table:table-cell table:style-name="Tableau6.A19" office:value-type="string">
              <text:p text:style-name="P70"/>
            </table:table-cell>
            <table:table-cell table:style-name="Tableau6.A19" office:value-type="string">
              <text:p text:style-name="P80">nb de CC durant le semestre</text:p>
            </table:table-cell>
            <table:table-cell table:style-name="Tableau6.A19" office:value-type="string">
              <text:p text:style-name="P9">durée</text:p>
            </table:table-cell>
            <table:table-cell table:style-name="Tableau6.A19" table:number-columns-spanned="3" office:value-type="string">
              <text:p text:style-name="P80">Nature</text:p>
              <text:p text:style-name="P79">(oral/écrit )</text:p>
            </table:table-cell>
            <table:covered-table-cell/>
            <table:covered-table-cell/>
            <table:table-cell table:style-name="Tableau6.A19" table:number-columns-spanned="2" office:value-type="string">
              <text:p text:style-name="P9">durée</text:p>
            </table:table-cell>
            <table:covered-table-cell/>
            <table:table-cell table:style-name="Tableau6.A19" table:number-columns-spanned="3" office:value-type="string">
              <text:p text:style-name="P80">Nature</text:p>
              <text:p text:style-name="P79">(oral/écrit)</text:p>
            </table:table-cell>
            <table:covered-table-cell/>
            <table:covered-table-cell/>
            <table:table-cell table:style-name="Tableau6.A1" table:number-columns-spanned="4" office:value-type="string">
              <text:p text:style-name="P9">répartition en % entre CC et CT</text:p>
            </table:table-cell>
            <table:covered-table-cell/>
            <table:covered-table-cell/>
            <table:covered-table-cell/>
          </table:table-row>
          <table:table-row table:style-name="Tableau6.18">
            <table:table-cell table:style-name="Tableau6.A19" office:value-type="string">
              <text:p text:style-name="P69"><text:span text:style-name="T2">1</text:span><text:span text:style-name="T8">ère</text:span><text:span text:style-name="T2"> session :</text:span></text:p>
            </table:table-cell>
            <table:table-cell table:style-name="Tableau6.A19" office:value-type="string">
              <text:p text:style-name="P9"/>
            </table:table-cell>
            <table:table-cell table:style-name="Tableau6.A19" office:value-type="string">
              <text:p text:style-name="P9"/>
            </table:table-cell>
            <table:table-cell table:style-name="Tableau6.A19" table:number-columns-spanned="3" office:value-type="string">
              <text:p text:style-name="P9"/>
            </table:table-cell>
            <table:covered-table-cell/>
            <table:covered-table-cell/>
            <table:table-cell table:style-name="Tableau6.A19" table:number-columns-spanned="2" office:value-type="string">
              <text:p text:style-name="P9"/>
            </table:table-cell>
            <table:covered-table-cell/>
            <table:table-cell table:style-name="Tableau6.A19" table:number-columns-spanned="3" office:value-type="string">
              <text:p text:style-name="P9"/>
            </table:table-cell>
            <table:covered-table-cell/>
            <table:covered-table-cell/>
            <table:table-cell table:style-name="Tableau6.A1" table:number-columns-spanned="4" office:value-type="string">
              <text:p text:style-name="P9"/>
            </table:table-cell>
            <table:covered-table-cell/>
            <table:covered-table-cell/>
            <table:covered-table-cell/>
          </table:table-row>
          <table:table-row table:style-name="Tableau6.18">
            <table:table-cell table:style-name="Tableau6.A19" office:value-type="string">
              <text:list xml:id="list535901144" text:continue-list="list1077834032" text:style-name="WW8Num3">
                <text:list-item>
                  <text:p text:style-name="P10">RNE</text:p>
                </text:list-item>
              </text:list>
            </table:table-cell>
            <table:table-cell table:style-name="Tableau6.A19" office:value-type="string">
              <text:p text:style-name="P9"/>
            </table:table-cell>
            <table:table-cell table:style-name="Tableau6.A19" office:value-type="string">
              <text:p text:style-name="P9"/>
            </table:table-cell>
            <table:table-cell table:style-name="Tableau6.A19" table:number-columns-spanned="3" office:value-type="string">
              <text:p text:style-name="P9"/>
            </table:table-cell>
            <table:covered-table-cell/>
            <table:covered-table-cell/>
            <table:table-cell table:style-name="Tableau6.A19" table:number-columns-spanned="2" office:value-type="string">
              <text:p text:style-name="P9"/>
            </table:table-cell>
            <table:covered-table-cell/>
            <table:table-cell table:style-name="Tableau6.A19" table:number-columns-spanned="3" office:value-type="string">
              <text:p text:style-name="P9"/>
            </table:table-cell>
            <table:covered-table-cell/>
            <table:covered-table-cell/>
            <table:table-cell table:style-name="Tableau6.A1" table:number-columns-spanned="4" office:value-type="string">
              <text:p text:style-name="P9"/>
            </table:table-cell>
            <table:covered-table-cell/>
            <table:covered-table-cell/>
            <table:covered-table-cell/>
          </table:table-row>
          <table:table-row table:style-name="Tableau6.18">
            <table:table-cell table:style-name="Tableau6.A19" office:value-type="string">
              <text:list xml:id="list1260690438" text:continue-numbering="true" text:style-name="WW8Num3">
                <text:list-item>
                  <text:p text:style-name="P10">RSE</text:p>
                </text:list-item>
              </text:list>
            </table:table-cell>
            <table:table-cell table:style-name="Tableau6.A19" office:value-type="string">
              <text:p text:style-name="P9"/>
            </table:table-cell>
            <table:table-cell table:style-name="Tableau6.A19" office:value-type="string">
              <text:p text:style-name="P9"/>
            </table:table-cell>
            <table:table-cell table:style-name="Tableau6.A19" table:number-columns-spanned="3" office:value-type="string">
              <text:p text:style-name="P9"/>
            </table:table-cell>
            <table:covered-table-cell/>
            <table:covered-table-cell/>
            <table:table-cell table:style-name="Tableau6.A19" table:number-columns-spanned="2" office:value-type="string">
              <text:p text:style-name="P9"/>
            </table:table-cell>
            <table:covered-table-cell/>
            <table:table-cell table:style-name="Tableau6.A19" table:number-columns-spanned="3" office:value-type="string">
              <text:p text:style-name="P9"/>
            </table:table-cell>
            <table:covered-table-cell/>
            <table:covered-table-cell/>
            <table:table-cell table:style-name="Tableau6.A1" table:number-columns-spanned="4" office:value-type="string">
              <text:p text:style-name="P9"/>
            </table:table-cell>
            <table:covered-table-cell/>
            <table:covered-table-cell/>
            <table:covered-table-cell/>
          </table:table-row>
          <table:table-row table:style-name="Tableau6.18">
            <table:table-cell table:style-name="Tableau6.A19" office:value-type="string">
              <text:p text:style-name="P1"><text:span text:style-name="T2">2</text:span><text:span text:style-name="T8">ème</text:span><text:span text:style-name="T2"> session :</text:span></text:p>
            </table:table-cell>
            <table:table-cell table:style-name="Tableau6.A19" office:value-type="string">
              <text:p text:style-name="P9"/>
            </table:table-cell>
            <table:table-cell table:style-name="Tableau6.A19" office:value-type="string">
              <text:p text:style-name="P9"/>
            </table:table-cell>
            <table:table-cell table:style-name="Tableau6.A19" table:number-columns-spanned="3" office:value-type="string">
              <text:p text:style-name="P9"/>
            </table:table-cell>
            <table:covered-table-cell/>
            <table:covered-table-cell/>
            <table:table-cell table:style-name="Tableau6.A19" table:number-columns-spanned="2" office:value-type="string">
              <text:p text:style-name="P9"/>
            </table:table-cell>
            <table:covered-table-cell/>
            <table:table-cell table:style-name="Tableau6.A19" table:number-columns-spanned="3" office:value-type="string">
              <text:p text:style-name="P9"/>
            </table:table-cell>
            <table:covered-table-cell/>
            <table:covered-table-cell/>
            <table:table-cell table:style-name="Tableau6.A1" table:number-columns-spanned="4" office:value-type="string">
              <text:p text:style-name="P9"/>
            </table:table-cell>
            <table:covered-table-cell/>
            <table:covered-table-cell/>
            <table:covered-table-cell/>
          </table:table-row>
          <text:soft-page-break/>
          <table:table-row table:style-name="Tableau6.18">
            <table:table-cell table:style-name="Tableau6.A19" office:value-type="string">
              <text:list xml:id="list119625265" text:continue-numbering="true" text:style-name="WW8Num3">
                <text:list-item>
                  <text:p text:style-name="P10">RNE</text:p>
                </text:list-item>
              </text:list>
            </table:table-cell>
            <table:table-cell table:style-name="Tableau6.A19" office:value-type="string">
              <text:p text:style-name="P6"/>
            </table:table-cell>
            <table:table-cell table:style-name="Tableau6.A19" office:value-type="string">
              <text:p text:style-name="P6"/>
            </table:table-cell>
            <table:table-cell table:style-name="Tableau6.A19" table:number-columns-spanned="3" office:value-type="string">
              <text:p text:style-name="P6"/>
            </table:table-cell>
            <table:covered-table-cell/>
            <table:covered-table-cell/>
            <table:table-cell table:style-name="Tableau6.A19" table:number-columns-spanned="2" office:value-type="string">
              <text:p text:style-name="P6"/>
            </table:table-cell>
            <table:covered-table-cell/>
            <table:table-cell table:style-name="Tableau6.A19" table:number-columns-spanned="3" office:value-type="string">
              <text:p text:style-name="P6"/>
            </table:table-cell>
            <table:covered-table-cell/>
            <table:covered-table-cell/>
            <table:table-cell table:style-name="Tableau6.A1" table:number-columns-spanned="4" office:value-type="string">
              <text:p text:style-name="P6"/>
            </table:table-cell>
            <table:covered-table-cell/>
            <table:covered-table-cell/>
            <table:covered-table-cell/>
          </table:table-row>
          <table:table-row table:style-name="Tableau6.18">
            <table:table-cell table:style-name="Tableau6.A19" office:value-type="string">
              <text:list xml:id="list1413714011" text:continue-numbering="true" text:style-name="WW8Num3">
                <text:list-item>
                  <text:p text:style-name="P10">RSE</text:p>
                </text:list-item>
              </text:list>
            </table:table-cell>
            <table:table-cell table:style-name="Tableau6.A19" office:value-type="string">
              <text:p text:style-name="P6"/>
            </table:table-cell>
            <table:table-cell table:style-name="Tableau6.A19" office:value-type="string">
              <text:p text:style-name="P6"/>
            </table:table-cell>
            <table:table-cell table:style-name="Tableau6.A19" table:number-columns-spanned="3" office:value-type="string">
              <text:p text:style-name="P6"/>
            </table:table-cell>
            <table:covered-table-cell/>
            <table:covered-table-cell/>
            <table:table-cell table:style-name="Tableau6.A19" table:number-columns-spanned="2" office:value-type="string">
              <text:p text:style-name="P6"/>
            </table:table-cell>
            <table:covered-table-cell/>
            <table:table-cell table:style-name="Tableau6.A19" table:number-columns-spanned="3" office:value-type="string">
              <text:p text:style-name="P6"/>
            </table:table-cell>
            <table:covered-table-cell/>
            <table:covered-table-cell/>
            <table:table-cell table:style-name="Tableau6.A1" table:number-columns-spanned="4" office:value-type="string">
              <text:p text:style-name="P6"/>
            </table:table-cell>
            <table:covered-table-cell/>
            <table:covered-table-cell/>
            <table:covered-table-cell/>
          </table:table-row>
          <table:table-row table:style-name="Tableau6.18">
            <table:table-cell table:style-name="Tableau6.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8">
            <table:table-cell table:style-name="Tableau6.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8">
            <table:table-cell table:style-name="Tableau6.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8">
            <table:table-cell table:style-name="Tableau6.A27" table:number-columns-spanned="15" office:value-type="string">
              <text:p text:style-name="P62">Ressources pédagogiqu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column table:style-name="Tableau7.H"/>
          <table:table-column table:style-name="Tableau7.I"/>
          <table:table-column table:style-name="Tableau7.J"/>
          <table:table-column table:style-name="Tableau7.K"/>
          <table:table-column table:style-name="Tableau7.L"/>
          <table:table-column table:style-name="Tableau7.E" table:number-columns-repeated="2"/>
          <table:table-column table:style-name="Tableau7.O"/>
          <table:table-row table:style-name="Tableau7.1">
            <table:table-cell table:style-name="Tableau7.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
            <table:table-cell table:style-name="Tableau7.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
            <table:table-cell table:style-name="Tableau7.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
            <table:table-cell table:style-name="Tableau7.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5">
            <table:table-cell table:style-name="Tableau7.A5" table:number-columns-spanned="4" office:value-type="string">
              <text:p text:style-name="P7">Intitulé de l’Unité d’Enseignement :</text:p>
            </table:table-cell>
            <table:covered-table-cell/>
            <table:covered-table-cell/>
            <table:covered-table-cell/>
            <table:table-cell table:style-name="Tableau7.E5" table:number-columns-spanned="11" office:value-type="string">
              <text:p text:style-name="P54">Unité d'ouverture 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5">
            <table:table-cell table:style-name="Tableau7.A5" table:number-columns-spanned="4" office:value-type="string">
              <text:p text:style-name="P4">Nature :</text:p>
            </table:table-cell>
            <table:covered-table-cell/>
            <table:covered-table-cell/>
            <table:covered-table-cell/>
            <table:table-cell table:style-name="Tableau7.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5">
            <table:table-cell table:style-name="Tableau7.A5" table:number-columns-spanned="4" office:value-type="string">
              <text:p text:style-name="P4">Semestre :</text:p>
            </table:table-cell>
            <table:covered-table-cell/>
            <table:covered-table-cell/>
            <table:covered-table-cell/>
            <table:table-cell table:style-name="Tableau7.E5" table:number-columns-spanned="11" office:value-type="string">
              <text:p text:style-name="P56">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5">
            <table:table-cell table:style-name="Tableau7.A5" table:number-columns-spanned="4" office:value-type="string">
              <text:p text:style-name="P4">Crédits ECTS :</text:p>
            </table:table-cell>
            <table:covered-table-cell/>
            <table:covered-table-cell/>
            <table:covered-table-cell/>
            <table:table-cell table:style-name="Tableau7.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5">
            <table:table-cell table:style-name="Tableau7.A5" table:number-columns-spanned="4" office:value-type="string">
              <text:p text:style-name="P4">Coefficient :</text:p>
            </table:table-cell>
            <table:covered-table-cell/>
            <table:covered-table-cell/>
            <table:covered-table-cell/>
            <table:table-cell table:style-name="Tableau7.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5">
            <table:table-cell table:style-name="Tableau7.A5" table:number-columns-spanned="4" office:value-type="string">
              <text:p text:style-name="P4">Langue de l’enseignement :</text:p>
            </table:table-cell>
            <table:covered-table-cell/>
            <table:covered-table-cell/>
            <table:covered-table-cell/>
            <table:table-cell table:style-name="Tableau7.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5">
            <table:table-cell table:style-name="Tableau7.A5" table:number-columns-spanned="4" office:value-type="string">
              <text:p text:style-name="P4">Volume horaire total :</text:p>
            </table:table-cell>
            <table:covered-table-cell/>
            <table:covered-table-cell/>
            <table:covered-table-cell/>
            <table:table-cell table:style-name="Tableau7.A5" office:value-type="string">
              <text:p text:style-name="P3"/>
            </table:table-cell>
            <table:table-cell table:style-name="Tableau7.A5" table:number-columns-spanned="2" office:value-type="string">
              <text:p text:style-name="P8">dont</text:p>
            </table:table-cell>
            <table:covered-table-cell/>
            <table:table-cell table:style-name="Tableau7.A5" table:number-columns-spanned="2" office:value-type="string">
              <text:p text:style-name="P11">CTD</text:p>
            </table:table-cell>
            <table:covered-table-cell/>
            <table:table-cell table:style-name="Tableau7.A5" office:value-type="string">
              <text:p text:style-name="P11"/>
            </table:table-cell>
            <table:table-cell table:style-name="Tableau7.A5" table:number-columns-spanned="2" office:value-type="string">
              <text:p text:style-name="P11">TD</text:p>
            </table:table-cell>
            <table:covered-table-cell/>
            <table:table-cell table:style-name="Tableau7.A5" office:value-type="string">
              <text:p text:style-name="P11"/>
            </table:table-cell>
            <table:table-cell table:style-name="Tableau7.A5" office:value-type="string">
              <text:p text:style-name="P11">TP</text:p>
            </table:table-cell>
            <table:table-cell table:style-name="Tableau7.E5" office:value-type="string">
              <text:p text:style-name="P11"/>
            </table:table-cell>
          </table:table-row>
          <table:table-row table:style-name="Tableau7.1">
            <table:table-cell table:style-name="Tableau7.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
            <table:table-cell table:style-name="Tableau7.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
            <table:table-cell table:style-name="Tableau7.A1" table:number-columns-spanned="15" office:value-type="string">
              <text:list xml:id="list1448891217" text:continue-list="list222558210" text:style-name="WW8Num2">
                <text:list-item>
                  <text:p text:style-name="P5">contenu : </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
            <table:table-cell table:style-name="Tableau7.A1" table:number-columns-spanned="15" office:value-type="string">
              <text:list xml:id="list2114189534"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
            <table:table-cell table:style-name="Tableau7.A1" table:number-columns-spanned="15" office:value-type="string">
              <text:list xml:id="list1835653424"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
            <table:table-cell table:style-name="Tableau7.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8">
            <table:table-cell table:style-name="Tableau7.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8">
            <table:table-cell table:style-name="Tableau7.A19" office:value-type="string">
              <text:p text:style-name="P65"/>
            </table:table-cell>
            <table:table-cell table:style-name="Tableau7.A19" table:number-columns-spanned="5" office:value-type="string">
              <text:p text:style-name="P9">Contrôle continu</text:p>
            </table:table-cell>
            <table:covered-table-cell/>
            <table:covered-table-cell/>
            <table:covered-table-cell/>
            <table:covered-table-cell/>
            <table:table-cell table:style-name="Tableau7.A19" table:number-columns-spanned="5" office:value-type="string">
              <text:p text:style-name="P80">Contrôle terminal</text:p>
            </table:table-cell>
            <table:covered-table-cell/>
            <table:covered-table-cell/>
            <table:covered-table-cell/>
            <table:covered-table-cell/>
            <table:table-cell table:style-name="Tableau7.A1" table:number-columns-spanned="4" office:value-type="string">
              <text:p text:style-name="P80">Contrôle mixte</text:p>
            </table:table-cell>
            <table:covered-table-cell/>
            <table:covered-table-cell/>
            <table:covered-table-cell/>
          </table:table-row>
          <table:table-row table:style-name="Tableau7.18">
            <table:table-cell table:style-name="Tableau7.A19" office:value-type="string">
              <text:p text:style-name="P70"/>
            </table:table-cell>
            <table:table-cell table:style-name="Tableau7.A19" office:value-type="string">
              <text:p text:style-name="P80">nb de CC durant le semestre</text:p>
            </table:table-cell>
            <table:table-cell table:style-name="Tableau7.A19" office:value-type="string">
              <text:p text:style-name="P9">durée</text:p>
            </table:table-cell>
            <table:table-cell table:style-name="Tableau7.A19" table:number-columns-spanned="3" office:value-type="string">
              <text:p text:style-name="P80">Nature</text:p>
              <text:p text:style-name="P79">(oral/écrit )</text:p>
            </table:table-cell>
            <table:covered-table-cell/>
            <table:covered-table-cell/>
            <table:table-cell table:style-name="Tableau7.A19" table:number-columns-spanned="2" office:value-type="string">
              <text:p text:style-name="P9">durée</text:p>
            </table:table-cell>
            <table:covered-table-cell/>
            <table:table-cell table:style-name="Tableau7.A19" table:number-columns-spanned="3" office:value-type="string">
              <text:p text:style-name="P80">Nature</text:p>
              <text:p text:style-name="P79">(oral/écrit)</text:p>
            </table:table-cell>
            <table:covered-table-cell/>
            <table:covered-table-cell/>
            <table:table-cell table:style-name="Tableau7.A1" table:number-columns-spanned="4" office:value-type="string">
              <text:p text:style-name="P9">répartition en % entre CC et CT</text:p>
            </table:table-cell>
            <table:covered-table-cell/>
            <table:covered-table-cell/>
            <table:covered-table-cell/>
          </table:table-row>
          <table:table-row table:style-name="Tableau7.18">
            <table:table-cell table:style-name="Tableau7.A19" office:value-type="string">
              <text:p text:style-name="P69"><text:span text:style-name="T2">1</text:span><text:span text:style-name="T8">ère</text:span><text:span text:style-name="T2"> session :</text:span></text:p>
            </table:table-cell>
            <table:table-cell table:style-name="Tableau7.A19" office:value-type="string">
              <text:p text:style-name="P9"/>
            </table:table-cell>
            <table:table-cell table:style-name="Tableau7.A19" office:value-type="string">
              <text:p text:style-name="P9"/>
            </table:table-cell>
            <table:table-cell table:style-name="Tableau7.A19" table:number-columns-spanned="3" office:value-type="string">
              <text:p text:style-name="P9"/>
            </table:table-cell>
            <table:covered-table-cell/>
            <table:covered-table-cell/>
            <table:table-cell table:style-name="Tableau7.A19" table:number-columns-spanned="2" office:value-type="string">
              <text:p text:style-name="P9"/>
            </table:table-cell>
            <table:covered-table-cell/>
            <table:table-cell table:style-name="Tableau7.A19" table:number-columns-spanned="3" office:value-type="string">
              <text:p text:style-name="P9"/>
            </table:table-cell>
            <table:covered-table-cell/>
            <table:covered-table-cell/>
            <table:table-cell table:style-name="Tableau7.A1" table:number-columns-spanned="4" office:value-type="string">
              <text:p text:style-name="P9"/>
            </table:table-cell>
            <table:covered-table-cell/>
            <table:covered-table-cell/>
            <table:covered-table-cell/>
          </table:table-row>
          <table:table-row table:style-name="Tableau7.18">
            <table:table-cell table:style-name="Tableau7.A19" office:value-type="string">
              <text:list xml:id="list1993603114" text:continue-list="list1413714011" text:style-name="WW8Num3">
                <text:list-item>
                  <text:p text:style-name="P10">RNE</text:p>
                </text:list-item>
              </text:list>
            </table:table-cell>
            <table:table-cell table:style-name="Tableau7.A19" office:value-type="string">
              <text:p text:style-name="P9"/>
            </table:table-cell>
            <table:table-cell table:style-name="Tableau7.A19" office:value-type="string">
              <text:p text:style-name="P9"/>
            </table:table-cell>
            <table:table-cell table:style-name="Tableau7.A19" table:number-columns-spanned="3" office:value-type="string">
              <text:p text:style-name="P9"/>
            </table:table-cell>
            <table:covered-table-cell/>
            <table:covered-table-cell/>
            <table:table-cell table:style-name="Tableau7.A19" table:number-columns-spanned="2" office:value-type="string">
              <text:p text:style-name="P9"/>
            </table:table-cell>
            <table:covered-table-cell/>
            <table:table-cell table:style-name="Tableau7.A19" table:number-columns-spanned="3" office:value-type="string">
              <text:p text:style-name="P9"/>
            </table:table-cell>
            <table:covered-table-cell/>
            <table:covered-table-cell/>
            <table:table-cell table:style-name="Tableau7.A1" table:number-columns-spanned="4" office:value-type="string">
              <text:p text:style-name="P9"/>
            </table:table-cell>
            <table:covered-table-cell/>
            <table:covered-table-cell/>
            <table:covered-table-cell/>
          </table:table-row>
          <table:table-row table:style-name="Tableau7.18">
            <table:table-cell table:style-name="Tableau7.A19" office:value-type="string">
              <text:list xml:id="list216771605" text:continue-numbering="true" text:style-name="WW8Num3">
                <text:list-item>
                  <text:p text:style-name="P10">RSE</text:p>
                </text:list-item>
              </text:list>
            </table:table-cell>
            <table:table-cell table:style-name="Tableau7.A19" office:value-type="string">
              <text:p text:style-name="P9"/>
            </table:table-cell>
            <table:table-cell table:style-name="Tableau7.A19" office:value-type="string">
              <text:p text:style-name="P9"/>
            </table:table-cell>
            <table:table-cell table:style-name="Tableau7.A19" table:number-columns-spanned="3" office:value-type="string">
              <text:p text:style-name="P9"/>
            </table:table-cell>
            <table:covered-table-cell/>
            <table:covered-table-cell/>
            <table:table-cell table:style-name="Tableau7.A19" table:number-columns-spanned="2" office:value-type="string">
              <text:p text:style-name="P9"/>
            </table:table-cell>
            <table:covered-table-cell/>
            <table:table-cell table:style-name="Tableau7.A19" table:number-columns-spanned="3" office:value-type="string">
              <text:p text:style-name="P9"/>
            </table:table-cell>
            <table:covered-table-cell/>
            <table:covered-table-cell/>
            <table:table-cell table:style-name="Tableau7.A1" table:number-columns-spanned="4" office:value-type="string">
              <text:p text:style-name="P9"/>
            </table:table-cell>
            <table:covered-table-cell/>
            <table:covered-table-cell/>
            <table:covered-table-cell/>
          </table:table-row>
          <table:table-row table:style-name="Tableau7.18">
            <table:table-cell table:style-name="Tableau7.A19" office:value-type="string">
              <text:p text:style-name="P1"><text:span text:style-name="T2">2</text:span><text:span text:style-name="T8">ème</text:span><text:span text:style-name="T2"> session :</text:span></text:p>
            </table:table-cell>
            <table:table-cell table:style-name="Tableau7.A19" office:value-type="string">
              <text:p text:style-name="P9"/>
            </table:table-cell>
            <table:table-cell table:style-name="Tableau7.A19" office:value-type="string">
              <text:p text:style-name="P9"/>
            </table:table-cell>
            <table:table-cell table:style-name="Tableau7.A19" table:number-columns-spanned="3" office:value-type="string">
              <text:p text:style-name="P9"/>
            </table:table-cell>
            <table:covered-table-cell/>
            <table:covered-table-cell/>
            <table:table-cell table:style-name="Tableau7.A19" table:number-columns-spanned="2" office:value-type="string">
              <text:p text:style-name="P9"/>
            </table:table-cell>
            <table:covered-table-cell/>
            <table:table-cell table:style-name="Tableau7.A19" table:number-columns-spanned="3" office:value-type="string">
              <text:p text:style-name="P9"/>
            </table:table-cell>
            <table:covered-table-cell/>
            <table:covered-table-cell/>
            <table:table-cell table:style-name="Tableau7.A1" table:number-columns-spanned="4" office:value-type="string">
              <text:p text:style-name="P9"/>
            </table:table-cell>
            <table:covered-table-cell/>
            <table:covered-table-cell/>
            <table:covered-table-cell/>
          </table:table-row>
          <table:table-row table:style-name="Tableau7.18">
            <table:table-cell table:style-name="Tableau7.A19" office:value-type="string">
              <text:list xml:id="list2064678671" text:continue-numbering="true" text:style-name="WW8Num3">
                <text:list-item>
                  <text:p text:style-name="P10">RNE</text:p>
                </text:list-item>
              </text:list>
            </table:table-cell>
            <table:table-cell table:style-name="Tableau7.A19" office:value-type="string">
              <text:p text:style-name="P6"/>
            </table:table-cell>
            <table:table-cell table:style-name="Tableau7.A19" office:value-type="string">
              <text:p text:style-name="P6"/>
            </table:table-cell>
            <table:table-cell table:style-name="Tableau7.A19" table:number-columns-spanned="3" office:value-type="string">
              <text:p text:style-name="P6"/>
            </table:table-cell>
            <table:covered-table-cell/>
            <table:covered-table-cell/>
            <table:table-cell table:style-name="Tableau7.A19" table:number-columns-spanned="2" office:value-type="string">
              <text:p text:style-name="P6"/>
            </table:table-cell>
            <table:covered-table-cell/>
            <table:table-cell table:style-name="Tableau7.A19" table:number-columns-spanned="3" office:value-type="string">
              <text:p text:style-name="P6"/>
            </table:table-cell>
            <table:covered-table-cell/>
            <table:covered-table-cell/>
            <table:table-cell table:style-name="Tableau7.A1" table:number-columns-spanned="4" office:value-type="string">
              <text:p text:style-name="P6"/>
            </table:table-cell>
            <table:covered-table-cell/>
            <table:covered-table-cell/>
            <table:covered-table-cell/>
          </table:table-row>
          <table:table-row table:style-name="Tableau7.18">
            <table:table-cell table:style-name="Tableau7.A19" office:value-type="string">
              <text:list xml:id="list782750372" text:continue-numbering="true" text:style-name="WW8Num3">
                <text:list-item>
                  <text:p text:style-name="P10">RSE</text:p>
                </text:list-item>
              </text:list>
            </table:table-cell>
            <table:table-cell table:style-name="Tableau7.A19" office:value-type="string">
              <text:p text:style-name="P6"/>
            </table:table-cell>
            <table:table-cell table:style-name="Tableau7.A19" office:value-type="string">
              <text:p text:style-name="P6"/>
            </table:table-cell>
            <table:table-cell table:style-name="Tableau7.A19" table:number-columns-spanned="3" office:value-type="string">
              <text:p text:style-name="P6"/>
            </table:table-cell>
            <table:covered-table-cell/>
            <table:covered-table-cell/>
            <table:table-cell table:style-name="Tableau7.A19" table:number-columns-spanned="2" office:value-type="string">
              <text:p text:style-name="P6"/>
            </table:table-cell>
            <table:covered-table-cell/>
            <table:table-cell table:style-name="Tableau7.A19" table:number-columns-spanned="3" office:value-type="string">
              <text:p text:style-name="P6"/>
            </table:table-cell>
            <table:covered-table-cell/>
            <table:covered-table-cell/>
            <table:table-cell table:style-name="Tableau7.A1" table:number-columns-spanned="4" office:value-type="string">
              <text:p text:style-name="P6"/>
            </table:table-cell>
            <table:covered-table-cell/>
            <table:covered-table-cell/>
            <table:covered-table-cell/>
          </table:table-row>
          <table:table-row table:style-name="Tableau7.18">
            <table:table-cell table:style-name="Tableau7.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8">
            <table:table-cell table:style-name="Tableau7.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8">
            <table:table-cell table:style-name="Tableau7.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8">
            <table:table-cell table:style-name="Tableau7.A27" table:number-columns-spanned="15" office:value-type="string">
              <text:p text:style-name="P62">Ressources pédagogiqu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P46">Semestre 2</text:p>
        <text:p text:style-name="P36"/>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column table:style-name="Tableau8.I"/>
          <table:table-column table:style-name="Tableau8.J"/>
          <table:table-column table:style-name="Tableau8.K"/>
          <table:table-column table:style-name="Tableau8.L"/>
          <table:table-column table:style-name="Tableau8.E" table:number-columns-repeated="2"/>
          <table:table-column table:style-name="Tableau8.O"/>
          <table:table-row table:style-name="Tableau8.1">
            <table:table-cell table:style-name="Tableau8.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
            <table:table-cell table:style-name="Tableau8.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
            <table:table-cell table:style-name="Tableau8.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
            <table:table-cell table:style-name="Tableau8.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5">
            <table:table-cell table:style-name="Tableau8.A5" table:number-columns-spanned="4" office:value-type="string">
              <text:p text:style-name="P7">Intitulé de l’Unité d’Enseignement :</text:p>
            </table:table-cell>
            <table:covered-table-cell/>
            <table:covered-table-cell/>
            <table:covered-table-cell/>
            <table:table-cell table:style-name="Tableau8.E5" table:number-columns-spanned="11" office:value-type="string">
              <text:p text:style-name="P54">Algorithmique et programmation 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5">
            <table:table-cell table:style-name="Tableau8.A5" table:number-columns-spanned="4" office:value-type="string">
              <text:p text:style-name="P4">Nature :</text:p>
            </table:table-cell>
            <table:covered-table-cell/>
            <table:covered-table-cell/>
            <table:covered-table-cell/>
            <table:table-cell table:style-name="Tableau8.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5">
            <table:table-cell table:style-name="Tableau8.A5" table:number-columns-spanned="4" office:value-type="string">
              <text:p text:style-name="P4">Semestre :</text:p>
            </table:table-cell>
            <table:covered-table-cell/>
            <table:covered-table-cell/>
            <table:covered-table-cell/>
            <table:table-cell table:style-name="Tableau8.E5" table:number-columns-spanned="11" office:value-type="string">
              <text:p text:style-name="P56">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5">
            <table:table-cell table:style-name="Tableau8.A5" table:number-columns-spanned="4" office:value-type="string">
              <text:p text:style-name="P4">Crédits ECTS :</text:p>
            </table:table-cell>
            <table:covered-table-cell/>
            <table:covered-table-cell/>
            <table:covered-table-cell/>
            <table:table-cell table:style-name="Tableau8.E5" table:number-columns-spanned="11" office:value-type="string">
              <text:p text:style-name="P3">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5">
            <table:table-cell table:style-name="Tableau8.A5" table:number-columns-spanned="4" office:value-type="string">
              <text:p text:style-name="P4">Coefficient :</text:p>
            </table:table-cell>
            <table:covered-table-cell/>
            <table:covered-table-cell/>
            <table:covered-table-cell/>
            <table:table-cell table:style-name="Tableau8.E5" table:number-columns-spanned="11" office:value-type="string">
              <text:p text:style-name="P3">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5">
            <table:table-cell table:style-name="Tableau8.A5" table:number-columns-spanned="4" office:value-type="string">
              <text:p text:style-name="P4">Langue de l’enseignement :</text:p>
            </table:table-cell>
            <table:covered-table-cell/>
            <table:covered-table-cell/>
            <table:covered-table-cell/>
            <table:table-cell table:style-name="Tableau8.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5">
            <table:table-cell table:style-name="Tableau8.A5" table:number-columns-spanned="4" office:value-type="string">
              <text:p text:style-name="P4">Volume horaire total :</text:p>
            </table:table-cell>
            <table:covered-table-cell/>
            <table:covered-table-cell/>
            <table:covered-table-cell/>
            <table:table-cell table:style-name="Tableau8.A5" office:value-type="string">
              <text:p text:style-name="P3">60</text:p>
            </table:table-cell>
            <table:table-cell table:style-name="Tableau8.A5" table:number-columns-spanned="2" office:value-type="string">
              <text:p text:style-name="P8">dont</text:p>
            </table:table-cell>
            <table:covered-table-cell/>
            <table:table-cell table:style-name="Tableau8.A5" table:number-columns-spanned="2" office:value-type="string">
              <text:p text:style-name="P11">CTD</text:p>
            </table:table-cell>
            <table:covered-table-cell/>
            <table:table-cell table:style-name="Tableau8.A5" office:value-type="string">
              <text:p text:style-name="P11">60</text:p>
            </table:table-cell>
            <table:table-cell table:style-name="Tableau8.A5" table:number-columns-spanned="2" office:value-type="string">
              <text:p text:style-name="P11">TD</text:p>
            </table:table-cell>
            <table:covered-table-cell/>
            <table:table-cell table:style-name="Tableau8.A5" office:value-type="string">
              <text:p text:style-name="P11"/>
            </table:table-cell>
            <table:table-cell table:style-name="Tableau8.A5" office:value-type="string">
              <text:p text:style-name="P11">TP</text:p>
            </table:table-cell>
            <table:table-cell table:style-name="Tableau8.E5" office:value-type="string">
              <text:p text:style-name="P11"/>
            </table:table-cell>
          </table:table-row>
          <table:table-row table:style-name="Tableau8.1">
            <table:table-cell table:style-name="Tableau8.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
            <table:table-cell table:style-name="Tableau8.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
            <table:table-cell table:style-name="Tableau8.A1" table:number-columns-spanned="15" office:value-type="string">
              <text:list xml:id="list1117259430" text:continue-list="list1835653424" text:style-name="WW8Num2">
                <text:list-item>
                  <text:p text:style-name="P5">contenu : </text:p>
                </text:list-item>
              </text:list>
              <text:p text:style-name="P2">Algorithmique élémentaire : récursivité, objets, structures de données chaînées (listes, files, piles), notions élémentaires (allocation dynamique, chaînage des données), traduction dans un langage de programmation orienté obje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
            <table:table-cell table:style-name="Tableau8.A1" table:number-columns-spanned="15" office:value-type="string">
              <text:list xml:id="list1098809390" text:continue-numbering="true" text:style-name="WW8Num2">
                <text:list-item>
                  <text:p text:style-name="P64">pré-requis :</text:p>
                </text:list-item>
              </text:list>
              <text:p text:style-name="P63">UE Algorithmique et programmation 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
            <table:table-cell table:style-name="Tableau8.A1" table:number-columns-spanned="15" office:value-type="string">
              <text:list xml:id="list246632278" text:continue-numbering="true" text:style-name="WW8Num2">
                <text:list-item>
                  <text:p text:style-name="P64">objectifs (savoirs et compétences acquis) : </text:p>
                </text:list-item>
              </text:list>
              <text:p text:style-name="P61">Assimiler la programmation récursive d’une part et d’autre part, la définition et l’utilisation de structures de données récursiv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
            <table:table-cell table:style-name="Tableau8.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8">
            <table:table-cell table:style-name="Tableau8.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8">
            <table:table-cell table:style-name="Tableau8.A19" office:value-type="string">
              <text:p text:style-name="P65"/>
            </table:table-cell>
            <table:table-cell table:style-name="Tableau8.A19" table:number-columns-spanned="5" office:value-type="string">
              <text:p text:style-name="P9">Contrôle continu</text:p>
            </table:table-cell>
            <table:covered-table-cell/>
            <table:covered-table-cell/>
            <table:covered-table-cell/>
            <table:covered-table-cell/>
            <table:table-cell table:style-name="Tableau8.A19" table:number-columns-spanned="5" office:value-type="string">
              <text:p text:style-name="P80">Contrôle terminal</text:p>
            </table:table-cell>
            <table:covered-table-cell/>
            <table:covered-table-cell/>
            <table:covered-table-cell/>
            <table:covered-table-cell/>
            <table:table-cell table:style-name="Tableau8.A1" table:number-columns-spanned="4" office:value-type="string">
              <text:p text:style-name="P80">Contrôle mixte</text:p>
            </table:table-cell>
            <table:covered-table-cell/>
            <table:covered-table-cell/>
            <table:covered-table-cell/>
          </table:table-row>
          <table:table-row table:style-name="Tableau8.18">
            <table:table-cell table:style-name="Tableau8.A19" office:value-type="string">
              <text:p text:style-name="P70"/>
            </table:table-cell>
            <table:table-cell table:style-name="Tableau8.A19" office:value-type="string">
              <text:p text:style-name="P80">nb de CC durant le semestre</text:p>
            </table:table-cell>
            <table:table-cell table:style-name="Tableau8.A19" office:value-type="string">
              <text:p text:style-name="P9">durée</text:p>
            </table:table-cell>
            <table:table-cell table:style-name="Tableau8.A19" table:number-columns-spanned="3" office:value-type="string">
              <text:p text:style-name="P80">Nature</text:p>
              <text:p text:style-name="P79">(oral/écrit )</text:p>
            </table:table-cell>
            <table:covered-table-cell/>
            <table:covered-table-cell/>
            <table:table-cell table:style-name="Tableau8.A19" table:number-columns-spanned="2" office:value-type="string">
              <text:p text:style-name="P9">durée</text:p>
            </table:table-cell>
            <table:covered-table-cell/>
            <table:table-cell table:style-name="Tableau8.A19" table:number-columns-spanned="3" office:value-type="string">
              <text:p text:style-name="P80">Nature</text:p>
              <text:p text:style-name="P79">(oral/écrit)</text:p>
            </table:table-cell>
            <table:covered-table-cell/>
            <table:covered-table-cell/>
            <table:table-cell table:style-name="Tableau8.A1" table:number-columns-spanned="4" office:value-type="string">
              <text:p text:style-name="P9">répartition en % entre CC et CT</text:p>
            </table:table-cell>
            <table:covered-table-cell/>
            <table:covered-table-cell/>
            <table:covered-table-cell/>
          </table:table-row>
          <table:table-row table:style-name="Tableau8.18">
            <table:table-cell table:style-name="Tableau8.A19" office:value-type="string">
              <text:p text:style-name="P69"><text:span text:style-name="T2">1</text:span><text:span text:style-name="T8">ère</text:span><text:span text:style-name="T2"> session :</text:span></text:p>
            </table:table-cell>
            <table:table-cell table:style-name="Tableau8.A19" office:value-type="string">
              <text:p text:style-name="P9"/>
            </table:table-cell>
            <table:table-cell table:style-name="Tableau8.A19" office:value-type="string">
              <text:p text:style-name="P9"/>
            </table:table-cell>
            <table:table-cell table:style-name="Tableau8.A19" table:number-columns-spanned="3" office:value-type="string">
              <text:p text:style-name="P9"/>
            </table:table-cell>
            <table:covered-table-cell/>
            <table:covered-table-cell/>
            <table:table-cell table:style-name="Tableau8.A19" table:number-columns-spanned="2" office:value-type="string">
              <text:p text:style-name="P9"/>
            </table:table-cell>
            <table:covered-table-cell/>
            <table:table-cell table:style-name="Tableau8.A19" table:number-columns-spanned="3" office:value-type="string">
              <text:p text:style-name="P9"/>
            </table:table-cell>
            <table:covered-table-cell/>
            <table:covered-table-cell/>
            <table:table-cell table:style-name="Tableau8.A1" table:number-columns-spanned="4" office:value-type="string">
              <text:p text:style-name="P9"/>
            </table:table-cell>
            <table:covered-table-cell/>
            <table:covered-table-cell/>
            <table:covered-table-cell/>
          </table:table-row>
          <table:table-row table:style-name="Tableau8.18">
            <table:table-cell table:style-name="Tableau8.A19" office:value-type="string">
              <text:list xml:id="list1421836384" text:continue-list="list782750372" text:style-name="WW8Num3">
                <text:list-item>
                  <text:p text:style-name="P10">RNE</text:p>
                </text:list-item>
              </text:list>
            </table:table-cell>
            <table:table-cell table:style-name="Tableau8.A19" office:value-type="string">
              <text:p text:style-name="P9">2</text:p>
            </table:table-cell>
            <table:table-cell table:style-name="Tableau8.A19" office:value-type="string">
              <text:p text:style-name="P9">2h</text:p>
            </table:table-cell>
            <table:table-cell table:style-name="Tableau8.A19" table:number-columns-spanned="3" office:value-type="string">
              <text:p text:style-name="P9">écrit</text:p>
            </table:table-cell>
            <table:covered-table-cell/>
            <table:covered-table-cell/>
            <table:table-cell table:style-name="Tableau8.A19" table:number-columns-spanned="2" office:value-type="string">
              <text:p text:style-name="P9"/>
            </table:table-cell>
            <table:covered-table-cell/>
            <table:table-cell table:style-name="Tableau8.A19" table:number-columns-spanned="3" office:value-type="string">
              <text:p text:style-name="P9"/>
            </table:table-cell>
            <table:covered-table-cell/>
            <table:covered-table-cell/>
            <table:table-cell table:style-name="Tableau8.A1" table:number-columns-spanned="4" office:value-type="string">
              <text:p text:style-name="P9"/>
            </table:table-cell>
            <table:covered-table-cell/>
            <table:covered-table-cell/>
            <table:covered-table-cell/>
          </table:table-row>
          <table:table-row table:style-name="Tableau8.18">
            <table:table-cell table:style-name="Tableau8.A19" office:value-type="string">
              <text:list xml:id="list522660820" text:continue-numbering="true" text:style-name="WW8Num3">
                <text:list-item>
                  <text:p text:style-name="P10">RSE</text:p>
                </text:list-item>
              </text:list>
            </table:table-cell>
            <table:table-cell table:style-name="Tableau8.A19" office:value-type="string">
              <text:p text:style-name="P9"/>
            </table:table-cell>
            <table:table-cell table:style-name="Tableau8.A19" office:value-type="string">
              <text:p text:style-name="P9"/>
            </table:table-cell>
            <table:table-cell table:style-name="Tableau8.A19" table:number-columns-spanned="3" office:value-type="string">
              <text:p text:style-name="P9"/>
            </table:table-cell>
            <table:covered-table-cell/>
            <table:covered-table-cell/>
            <table:table-cell table:style-name="Tableau8.A19" table:number-columns-spanned="2" office:value-type="string">
              <text:p text:style-name="P9">2h</text:p>
            </table:table-cell>
            <table:covered-table-cell/>
            <table:table-cell table:style-name="Tableau8.A19" table:number-columns-spanned="3" office:value-type="string">
              <text:p text:style-name="P9">écrit</text:p>
            </table:table-cell>
            <table:covered-table-cell/>
            <table:covered-table-cell/>
            <table:table-cell table:style-name="Tableau8.A1" table:number-columns-spanned="4" office:value-type="string">
              <text:p text:style-name="P9"/>
            </table:table-cell>
            <table:covered-table-cell/>
            <table:covered-table-cell/>
            <table:covered-table-cell/>
          </table:table-row>
          <table:table-row table:style-name="Tableau8.18">
            <table:table-cell table:style-name="Tableau8.A19" office:value-type="string">
              <text:p text:style-name="P1"><text:span text:style-name="T2">2</text:span><text:span text:style-name="T8">ème</text:span><text:span text:style-name="T2"> session :</text:span></text:p>
            </table:table-cell>
            <table:table-cell table:style-name="Tableau8.A19" office:value-type="string">
              <text:p text:style-name="P9"/>
            </table:table-cell>
            <table:table-cell table:style-name="Tableau8.A19" office:value-type="string">
              <text:p text:style-name="P9"/>
            </table:table-cell>
            <table:table-cell table:style-name="Tableau8.A19" table:number-columns-spanned="3" office:value-type="string">
              <text:p text:style-name="P9"/>
            </table:table-cell>
            <table:covered-table-cell/>
            <table:covered-table-cell/>
            <table:table-cell table:style-name="Tableau8.A19" table:number-columns-spanned="2" office:value-type="string">
              <text:p text:style-name="P9"/>
            </table:table-cell>
            <table:covered-table-cell/>
            <table:table-cell table:style-name="Tableau8.A19" table:number-columns-spanned="3" office:value-type="string">
              <text:p text:style-name="P9"/>
            </table:table-cell>
            <table:covered-table-cell/>
            <table:covered-table-cell/>
            <table:table-cell table:style-name="Tableau8.A1" table:number-columns-spanned="4" office:value-type="string">
              <text:p text:style-name="P9"/>
            </table:table-cell>
            <table:covered-table-cell/>
            <table:covered-table-cell/>
            <table:covered-table-cell/>
          </table:table-row>
          <table:table-row table:style-name="Tableau8.18">
            <table:table-cell table:style-name="Tableau8.A19" office:value-type="string">
              <text:list xml:id="list2068864258" text:continue-numbering="true" text:style-name="WW8Num3">
                <text:list-item>
                  <text:p text:style-name="P10">RNE</text:p>
                </text:list-item>
              </text:list>
            </table:table-cell>
            <table:table-cell table:style-name="Tableau8.A19" office:value-type="string">
              <text:p text:style-name="P6">1</text:p>
            </table:table-cell>
            <table:table-cell table:style-name="Tableau8.A19" office:value-type="string">
              <text:p text:style-name="P6">2h</text:p>
            </table:table-cell>
            <table:table-cell table:style-name="Tableau8.A19" table:number-columns-spanned="3" office:value-type="string">
              <text:p text:style-name="P6">écrit</text:p>
            </table:table-cell>
            <table:covered-table-cell/>
            <table:covered-table-cell/>
            <table:table-cell table:style-name="Tableau8.A19" table:number-columns-spanned="2" office:value-type="string">
              <text:p text:style-name="P6"/>
            </table:table-cell>
            <table:covered-table-cell/>
            <table:table-cell table:style-name="Tableau8.A19" table:number-columns-spanned="3" office:value-type="string">
              <text:p text:style-name="P6"/>
            </table:table-cell>
            <table:covered-table-cell/>
            <table:covered-table-cell/>
            <table:table-cell table:style-name="Tableau8.A1" table:number-columns-spanned="4" office:value-type="string">
              <text:p text:style-name="P6"/>
            </table:table-cell>
            <table:covered-table-cell/>
            <table:covered-table-cell/>
            <table:covered-table-cell/>
          </table:table-row>
          <table:table-row table:style-name="Tableau8.18">
            <table:table-cell table:style-name="Tableau8.A19" office:value-type="string">
              <text:list xml:id="list262950730" text:continue-numbering="true" text:style-name="WW8Num3">
                <text:list-item>
                  <text:p text:style-name="P10">RSE</text:p>
                </text:list-item>
              </text:list>
            </table:table-cell>
            <table:table-cell table:style-name="Tableau8.A19" office:value-type="string">
              <text:p text:style-name="P6"/>
            </table:table-cell>
            <table:table-cell table:style-name="Tableau8.A19" office:value-type="string">
              <text:p text:style-name="P6"/>
            </table:table-cell>
            <table:table-cell table:style-name="Tableau8.A19" table:number-columns-spanned="3" office:value-type="string">
              <text:p text:style-name="P6"/>
            </table:table-cell>
            <table:covered-table-cell/>
            <table:covered-table-cell/>
            <table:table-cell table:style-name="Tableau8.A19" table:number-columns-spanned="2" office:value-type="string">
              <text:p text:style-name="P6">2h</text:p>
            </table:table-cell>
            <table:covered-table-cell/>
            <table:table-cell table:style-name="Tableau8.A19" table:number-columns-spanned="3" office:value-type="string">
              <text:p text:style-name="P6">écrit</text:p>
            </table:table-cell>
            <table:covered-table-cell/>
            <table:covered-table-cell/>
            <table:table-cell table:style-name="Tableau8.A1" table:number-columns-spanned="4" office:value-type="string">
              <text:p text:style-name="P6"/>
            </table:table-cell>
            <table:covered-table-cell/>
            <table:covered-table-cell/>
            <table:covered-table-cell/>
          </table:table-row>
          <table:table-row table:style-name="Tableau8.18">
            <table:table-cell table:style-name="Tableau8.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8">
            <table:table-cell table:style-name="Tableau8.A27" table:number-columns-spanned="15" office:value-type="string">
              <text:p text:style-name="P7">Responsable de l’enseignement : Wadoud BOUSDI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8">
            <table:table-cell table:style-name="Tableau8.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8">
            <table:table-cell table:style-name="Tableau8.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column table:style-name="Tableau9.I"/>
          <table:table-column table:style-name="Tableau9.J"/>
          <table:table-column table:style-name="Tableau9.K"/>
          <table:table-column table:style-name="Tableau9.L"/>
          <table:table-column table:style-name="Tableau9.E" table:number-columns-repeated="2"/>
          <table:table-column table:style-name="Tableau9.O"/>
          <table:table-row table:style-name="Tableau9.1">
            <table:table-cell table:style-name="Tableau9.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9.1">
            <table:table-cell table:style-name="Tableau9.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9.1">
            <table:table-cell table:style-name="Tableau9.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9.1">
            <table:table-cell table:style-name="Tableau9.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9.5">
            <table:table-cell table:style-name="Tableau9.A5" table:number-columns-spanned="4" office:value-type="string">
              <text:p text:style-name="P7">Intitulé de l’Unité d’Enseignement :</text:p>
            </table:table-cell>
            <table:covered-table-cell/>
            <table:covered-table-cell/>
            <table:covered-table-cell/>
            <table:table-cell table:style-name="Tableau9.E5" table:number-columns-spanned="11" office:value-type="string">
              <text:p text:style-name="P54">Outils Mathématiques pour l'informatiq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9.6">
            <table:table-cell table:style-name="Tableau9.A5" table:number-columns-spanned="4" office:value-type="string">
              <text:p text:style-name="P4">Nature :</text:p>
            </table:table-cell>
            <table:covered-table-cell/>
            <table:covered-table-cell/>
            <table:covered-table-cell/>
            <table:table-cell table:style-name="Tableau9.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9.5">
            <table:table-cell table:style-name="Tableau9.A5" table:number-columns-spanned="4" office:value-type="string">
              <text:p text:style-name="P4">Semestre :</text:p>
            </table:table-cell>
            <table:covered-table-cell/>
            <table:covered-table-cell/>
            <table:covered-table-cell/>
            <table:table-cell table:style-name="Tableau9.E5" table:number-columns-spanned="11" office:value-type="string">
              <text:p text:style-name="P56">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9.5">
            <table:table-cell table:style-name="Tableau9.A5" table:number-columns-spanned="4" office:value-type="string">
              <text:p text:style-name="P4">Crédits ECTS :</text:p>
            </table:table-cell>
            <table:covered-table-cell/>
            <table:covered-table-cell/>
            <table:covered-table-cell/>
            <table:table-cell table:style-name="Tableau9.E5" table:number-columns-spanned="11" office:value-type="string">
              <text:p text:style-name="P3">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9.5">
            <table:table-cell table:style-name="Tableau9.A5" table:number-columns-spanned="4" office:value-type="string">
              <text:p text:style-name="P4">Coefficient :</text:p>
            </table:table-cell>
            <table:covered-table-cell/>
            <table:covered-table-cell/>
            <table:covered-table-cell/>
            <table:table-cell table:style-name="Tableau9.E5" table:number-columns-spanned="11" office:value-type="string">
              <text:p text:style-name="P3">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9.5">
            <table:table-cell table:style-name="Tableau9.A5" table:number-columns-spanned="4" office:value-type="string">
              <text:p text:style-name="P4">Langue de l’enseignement :</text:p>
            </table:table-cell>
            <table:covered-table-cell/>
            <table:covered-table-cell/>
            <table:covered-table-cell/>
            <table:table-cell table:style-name="Tableau9.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9.5">
            <table:table-cell table:style-name="Tableau9.A5" table:number-columns-spanned="4" office:value-type="string">
              <text:p text:style-name="P4">Volume horaire total :</text:p>
            </table:table-cell>
            <table:covered-table-cell/>
            <table:covered-table-cell/>
            <table:covered-table-cell/>
            <table:table-cell table:style-name="Tableau9.A5" office:value-type="string">
              <text:p text:style-name="P3">50</text:p>
            </table:table-cell>
            <table:table-cell table:style-name="Tableau9.A5" table:number-columns-spanned="2" office:value-type="string">
              <text:p text:style-name="P8">dont</text:p>
            </table:table-cell>
            <table:covered-table-cell/>
            <table:table-cell table:style-name="Tableau9.A5" table:number-columns-spanned="2" office:value-type="string">
              <text:p text:style-name="P11">CTD</text:p>
            </table:table-cell>
            <table:covered-table-cell/>
            <table:table-cell table:style-name="Tableau9.A5" office:value-type="string">
              <text:p text:style-name="P11">50</text:p>
            </table:table-cell>
            <table:table-cell table:style-name="Tableau9.A5" table:number-columns-spanned="2" office:value-type="string">
              <text:p text:style-name="P11">TD</text:p>
            </table:table-cell>
            <table:covered-table-cell/>
            <table:table-cell table:style-name="Tableau9.A5" office:value-type="string">
              <text:p text:style-name="P11"/>
            </table:table-cell>
            <table:table-cell table:style-name="Tableau9.A5" office:value-type="string">
              <text:p text:style-name="P11">TP</text:p>
            </table:table-cell>
            <table:table-cell table:style-name="Tableau9.E5" office:value-type="string">
              <text:p text:style-name="P11"/>
            </table:table-cell>
          </table:table-row>
          <table:table-row table:style-name="Tableau9.1">
            <table:table-cell table:style-name="Tableau9.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9.1">
            <table:table-cell table:style-name="Tableau9.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9.1">
            <table:table-cell table:style-name="Tableau9.A1" table:number-columns-spanned="15" office:value-type="string">
              <text:list xml:id="list808152332" text:continue-list="list246632278" text:style-name="WW8Num2">
                <text:list-item>
                  <text:p text:style-name="P5">contenu : </text:p>
                </text:list-item>
              </text:list>
              <text:p text:style-name="P2">Logique des propositions et des prédicats. Étude des procédés de base des démonstrations mathématiques, sur des notions ensemblistes. Relations binaires, fermeture transitive, relations d'équivalences, relations d'ordre partiel. Récurrence forte sur la longueur des mots d'un langage. Algèbre de Boole. Circuit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9.1">
            <table:table-cell table:style-name="Tableau9.A1" table:number-columns-spanned="15" office:value-type="string">
              <text:list xml:id="list698755397" text:continue-numbering="true" text:style-name="WW8Num2">
                <text:list-item>
                  <text:p text:style-name="P64">pré-requis :</text:p>
                </text:list-item>
              </text:list>
              <text:p text:style-name="P63">Les notions ensemblist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9.1">
            <table:table-cell table:style-name="Tableau9.A1" table:number-columns-spanned="15" office:value-type="string">
              <text:list xml:id="list310470684" text:continue-numbering="true" text:style-name="WW8Num2">
                <text:list-item>
                  <text:p text:style-name="P64">objectifs (savoirs et compétences acquis) : </text:p>
                </text:list-item>
              </text:list>
              <text:p text:style-name="P61">Comprendre et savoir écrire des démonstrations de mathématiques sur les ensembles et les relations binaires. Comprendre les relations d'équivalences et les relations d'ordre partiel. Être initié aux récurrences non-élémentaires, afin de pouvoir travailler sur l'induction en 2ème année. Être initié aux circuits booléen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9.1">
            <table:table-cell table:style-name="Tableau9.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9.18">
            <table:table-cell table:style-name="Tableau9.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9.18">
            <table:table-cell table:style-name="Tableau9.A19" office:value-type="string">
              <text:p text:style-name="P65"/>
            </table:table-cell>
            <table:table-cell table:style-name="Tableau9.A19" table:number-columns-spanned="5" office:value-type="string">
              <text:p text:style-name="P9">Contrôle continu</text:p>
            </table:table-cell>
            <table:covered-table-cell/>
            <table:covered-table-cell/>
            <table:covered-table-cell/>
            <table:covered-table-cell/>
            <table:table-cell table:style-name="Tableau9.A19" table:number-columns-spanned="5" office:value-type="string">
              <text:p text:style-name="P80">Contrôle terminal</text:p>
            </table:table-cell>
            <table:covered-table-cell/>
            <table:covered-table-cell/>
            <table:covered-table-cell/>
            <table:covered-table-cell/>
            <table:table-cell table:style-name="Tableau9.A1" table:number-columns-spanned="4" office:value-type="string">
              <text:p text:style-name="P80">Contrôle mixte</text:p>
            </table:table-cell>
            <table:covered-table-cell/>
            <table:covered-table-cell/>
            <table:covered-table-cell/>
          </table:table-row>
          <table:table-row table:style-name="Tableau9.18">
            <table:table-cell table:style-name="Tableau9.A19" office:value-type="string">
              <text:p text:style-name="P70"/>
            </table:table-cell>
            <table:table-cell table:style-name="Tableau9.A19" office:value-type="string">
              <text:p text:style-name="P80">nb de CC durant le semestre</text:p>
            </table:table-cell>
            <table:table-cell table:style-name="Tableau9.A19" office:value-type="string">
              <text:p text:style-name="P9">durée</text:p>
            </table:table-cell>
            <table:table-cell table:style-name="Tableau9.A19" table:number-columns-spanned="3" office:value-type="string">
              <text:p text:style-name="P80">Nature</text:p>
              <text:p text:style-name="P79">(oral/écrit )</text:p>
            </table:table-cell>
            <table:covered-table-cell/>
            <table:covered-table-cell/>
            <table:table-cell table:style-name="Tableau9.A19" table:number-columns-spanned="2" office:value-type="string">
              <text:p text:style-name="P9">durée</text:p>
            </table:table-cell>
            <table:covered-table-cell/>
            <table:table-cell table:style-name="Tableau9.A19" table:number-columns-spanned="3" office:value-type="string">
              <text:p text:style-name="P80">Nature</text:p>
              <text:p text:style-name="P79">(oral/écrit)</text:p>
            </table:table-cell>
            <table:covered-table-cell/>
            <table:covered-table-cell/>
            <table:table-cell table:style-name="Tableau9.A1" table:number-columns-spanned="4" office:value-type="string">
              <text:p text:style-name="P9">répartition en % entre CC et CT</text:p>
            </table:table-cell>
            <table:covered-table-cell/>
            <table:covered-table-cell/>
            <table:covered-table-cell/>
          </table:table-row>
          <table:table-row table:style-name="Tableau9.18">
            <table:table-cell table:style-name="Tableau9.A19" office:value-type="string">
              <text:p text:style-name="P69"><text:span text:style-name="T2">1</text:span><text:span text:style-name="T8">ère</text:span><text:span text:style-name="T2"> session :</text:span></text:p>
            </table:table-cell>
            <table:table-cell table:style-name="Tableau9.A19" office:value-type="string">
              <text:p text:style-name="P9"/>
            </table:table-cell>
            <table:table-cell table:style-name="Tableau9.A19" office:value-type="string">
              <text:p text:style-name="P9"/>
            </table:table-cell>
            <table:table-cell table:style-name="Tableau9.A19" table:number-columns-spanned="3" office:value-type="string">
              <text:p text:style-name="P9"/>
            </table:table-cell>
            <table:covered-table-cell/>
            <table:covered-table-cell/>
            <table:table-cell table:style-name="Tableau9.A19" table:number-columns-spanned="2" office:value-type="string">
              <text:p text:style-name="P9"/>
            </table:table-cell>
            <table:covered-table-cell/>
            <table:table-cell table:style-name="Tableau9.A19" table:number-columns-spanned="3" office:value-type="string">
              <text:p text:style-name="P9"/>
            </table:table-cell>
            <table:covered-table-cell/>
            <table:covered-table-cell/>
            <table:table-cell table:style-name="Tableau9.A1" table:number-columns-spanned="4" office:value-type="string">
              <text:p text:style-name="P9"/>
            </table:table-cell>
            <table:covered-table-cell/>
            <table:covered-table-cell/>
            <table:covered-table-cell/>
          </table:table-row>
          <table:table-row table:style-name="Tableau9.18">
            <table:table-cell table:style-name="Tableau9.A19" office:value-type="string">
              <text:list xml:id="list612102526" text:continue-list="list262950730" text:style-name="WW8Num3">
                <text:list-item>
                  <text:p text:style-name="P10">RNE</text:p>
                </text:list-item>
              </text:list>
            </table:table-cell>
            <table:table-cell table:style-name="Tableau9.A19" office:value-type="string">
              <text:p text:style-name="P9">2</text:p>
            </table:table-cell>
            <table:table-cell table:style-name="Tableau9.A19" office:value-type="string">
              <text:p text:style-name="P9">2h</text:p>
            </table:table-cell>
            <table:table-cell table:style-name="Tableau9.A19" table:number-columns-spanned="3" office:value-type="string">
              <text:p text:style-name="P9">écrit</text:p>
            </table:table-cell>
            <table:covered-table-cell/>
            <table:covered-table-cell/>
            <table:table-cell table:style-name="Tableau9.A19" table:number-columns-spanned="2" office:value-type="string">
              <text:p text:style-name="P9"/>
            </table:table-cell>
            <table:covered-table-cell/>
            <table:table-cell table:style-name="Tableau9.A19" table:number-columns-spanned="3" office:value-type="string">
              <text:p text:style-name="P9"/>
            </table:table-cell>
            <table:covered-table-cell/>
            <table:covered-table-cell/>
            <table:table-cell table:style-name="Tableau9.A1" table:number-columns-spanned="4" office:value-type="string">
              <text:p text:style-name="P9"/>
            </table:table-cell>
            <table:covered-table-cell/>
            <table:covered-table-cell/>
            <table:covered-table-cell/>
          </table:table-row>
          <table:table-row table:style-name="Tableau9.18">
            <table:table-cell table:style-name="Tableau9.A19" office:value-type="string">
              <text:list xml:id="list2077064100" text:continue-numbering="true" text:style-name="WW8Num3">
                <text:list-item>
                  <text:p text:style-name="P10">RSE</text:p>
                </text:list-item>
              </text:list>
            </table:table-cell>
            <table:table-cell table:style-name="Tableau9.A19" office:value-type="string">
              <text:p text:style-name="P9"/>
            </table:table-cell>
            <table:table-cell table:style-name="Tableau9.A19" office:value-type="string">
              <text:p text:style-name="P9"/>
            </table:table-cell>
            <table:table-cell table:style-name="Tableau9.A19" table:number-columns-spanned="3" office:value-type="string">
              <text:p text:style-name="P9"/>
            </table:table-cell>
            <table:covered-table-cell/>
            <table:covered-table-cell/>
            <table:table-cell table:style-name="Tableau9.A19" table:number-columns-spanned="2" office:value-type="string">
              <text:p text:style-name="P9">2h</text:p>
            </table:table-cell>
            <table:covered-table-cell/>
            <table:table-cell table:style-name="Tableau9.A19" table:number-columns-spanned="3" office:value-type="string">
              <text:p text:style-name="P9">écrit</text:p>
            </table:table-cell>
            <table:covered-table-cell/>
            <table:covered-table-cell/>
            <table:table-cell table:style-name="Tableau9.A1" table:number-columns-spanned="4" office:value-type="string">
              <text:p text:style-name="P9"/>
            </table:table-cell>
            <table:covered-table-cell/>
            <table:covered-table-cell/>
            <table:covered-table-cell/>
          </table:table-row>
          <table:table-row table:style-name="Tableau9.18">
            <table:table-cell table:style-name="Tableau9.A19" office:value-type="string">
              <text:p text:style-name="P1"><text:span text:style-name="T2">2</text:span><text:span text:style-name="T8">ème</text:span><text:span text:style-name="T2"> session :</text:span></text:p>
            </table:table-cell>
            <table:table-cell table:style-name="Tableau9.A19" office:value-type="string">
              <text:p text:style-name="P9"/>
            </table:table-cell>
            <table:table-cell table:style-name="Tableau9.A19" office:value-type="string">
              <text:p text:style-name="P9"/>
            </table:table-cell>
            <table:table-cell table:style-name="Tableau9.A19" table:number-columns-spanned="3" office:value-type="string">
              <text:p text:style-name="P9"/>
            </table:table-cell>
            <table:covered-table-cell/>
            <table:covered-table-cell/>
            <table:table-cell table:style-name="Tableau9.A19" table:number-columns-spanned="2" office:value-type="string">
              <text:p text:style-name="P9"/>
            </table:table-cell>
            <table:covered-table-cell/>
            <table:table-cell table:style-name="Tableau9.A19" table:number-columns-spanned="3" office:value-type="string">
              <text:p text:style-name="P9"/>
            </table:table-cell>
            <table:covered-table-cell/>
            <table:covered-table-cell/>
            <table:table-cell table:style-name="Tableau9.A1" table:number-columns-spanned="4" office:value-type="string">
              <text:p text:style-name="P9"/>
            </table:table-cell>
            <table:covered-table-cell/>
            <table:covered-table-cell/>
            <table:covered-table-cell/>
          </table:table-row>
          <table:table-row table:style-name="Tableau9.18">
            <table:table-cell table:style-name="Tableau9.A19" office:value-type="string">
              <text:list xml:id="list638741816" text:continue-numbering="true" text:style-name="WW8Num3">
                <text:list-item>
                  <text:p text:style-name="P10">RNE</text:p>
                </text:list-item>
              </text:list>
            </table:table-cell>
            <table:table-cell table:style-name="Tableau9.A19" office:value-type="string">
              <text:p text:style-name="P6">1</text:p>
            </table:table-cell>
            <table:table-cell table:style-name="Tableau9.A19" office:value-type="string">
              <text:p text:style-name="P6">2h</text:p>
            </table:table-cell>
            <table:table-cell table:style-name="Tableau9.A19" table:number-columns-spanned="3" office:value-type="string">
              <text:p text:style-name="P6">écrit</text:p>
            </table:table-cell>
            <table:covered-table-cell/>
            <table:covered-table-cell/>
            <table:table-cell table:style-name="Tableau9.A19" table:number-columns-spanned="2" office:value-type="string">
              <text:p text:style-name="P6"/>
            </table:table-cell>
            <table:covered-table-cell/>
            <table:table-cell table:style-name="Tableau9.A19" table:number-columns-spanned="3" office:value-type="string">
              <text:p text:style-name="P6"/>
            </table:table-cell>
            <table:covered-table-cell/>
            <table:covered-table-cell/>
            <table:table-cell table:style-name="Tableau9.A1" table:number-columns-spanned="4" office:value-type="string">
              <text:p text:style-name="P6"/>
            </table:table-cell>
            <table:covered-table-cell/>
            <table:covered-table-cell/>
            <table:covered-table-cell/>
          </table:table-row>
          <table:table-row table:style-name="Tableau9.18">
            <table:table-cell table:style-name="Tableau9.A19" office:value-type="string">
              <text:list xml:id="list979528907" text:continue-numbering="true" text:style-name="WW8Num3">
                <text:list-item>
                  <text:p text:style-name="P10">RSE</text:p>
                </text:list-item>
              </text:list>
            </table:table-cell>
            <table:table-cell table:style-name="Tableau9.A19" office:value-type="string">
              <text:p text:style-name="P6"/>
            </table:table-cell>
            <table:table-cell table:style-name="Tableau9.A19" office:value-type="string">
              <text:p text:style-name="P6"/>
            </table:table-cell>
            <table:table-cell table:style-name="Tableau9.A19" table:number-columns-spanned="3" office:value-type="string">
              <text:p text:style-name="P6"/>
            </table:table-cell>
            <table:covered-table-cell/>
            <table:covered-table-cell/>
            <table:table-cell table:style-name="Tableau9.A19" table:number-columns-spanned="2" office:value-type="string">
              <text:p text:style-name="P6">2h</text:p>
            </table:table-cell>
            <table:covered-table-cell/>
            <table:table-cell table:style-name="Tableau9.A19" table:number-columns-spanned="3" office:value-type="string">
              <text:p text:style-name="P6">écrit</text:p>
            </table:table-cell>
            <table:covered-table-cell/>
            <table:covered-table-cell/>
            <table:table-cell table:style-name="Tableau9.A1" table:number-columns-spanned="4" office:value-type="string">
              <text:p text:style-name="P6"/>
            </table:table-cell>
            <table:covered-table-cell/>
            <table:covered-table-cell/>
            <table:covered-table-cell/>
          </table:table-row>
          <table:table-row table:style-name="Tableau9.18">
            <table:table-cell table:style-name="Tableau9.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9.18">
            <table:table-cell table:style-name="Tableau9.A27" table:number-columns-spanned="15" office:value-type="string">
              <text:p text:style-name="P7">Responsable de l’enseignement : Pierre RET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9.18">
            <table:table-cell table:style-name="Tableau9.A27" table:number-columns-spanned="15" office:value-type="string">
              <text:p text:style-name="P62">Bibliographie : M. Marchand, Outils Mathématiques pour l'informatique, De Boeck.</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9.18">
            <table:table-cell table:style-name="Tableau9.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column table:style-name="Tableau10.J"/>
          <table:table-column table:style-name="Tableau10.K"/>
          <table:table-column table:style-name="Tableau10.L"/>
          <table:table-column table:style-name="Tableau10.E" table:number-columns-repeated="2"/>
          <table:table-column table:style-name="Tableau10.O"/>
          <table:table-row table:style-name="Tableau10.1">
            <table:table-cell table:style-name="Tableau10.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0.1">
            <table:table-cell table:style-name="Tableau10.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0.1">
            <table:table-cell table:style-name="Tableau10.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0.1">
            <table:table-cell table:style-name="Tableau10.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0.5">
            <table:table-cell table:style-name="Tableau10.A5" table:number-columns-spanned="4" office:value-type="string">
              <text:p text:style-name="P7">Intitulé de l’Unité d’Enseignement :</text:p>
            </table:table-cell>
            <table:covered-table-cell/>
            <table:covered-table-cell/>
            <table:covered-table-cell/>
            <table:table-cell table:style-name="Tableau10.E5" table:number-columns-spanned="11" office:value-type="string">
              <text:p text:style-name="P54">Modélisa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0.5">
            <table:table-cell table:style-name="Tableau10.A5" table:number-columns-spanned="4" office:value-type="string">
              <text:p text:style-name="P4">Nature :</text:p>
            </table:table-cell>
            <table:covered-table-cell/>
            <table:covered-table-cell/>
            <table:covered-table-cell/>
            <table:table-cell table:style-name="Tableau10.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10.5">
            <table:table-cell table:style-name="Tableau10.A5" table:number-columns-spanned="4" office:value-type="string">
              <text:p text:style-name="P4">Semestre :</text:p>
            </table:table-cell>
            <table:covered-table-cell/>
            <table:covered-table-cell/>
            <table:covered-table-cell/>
            <table:table-cell table:style-name="Tableau10.E5" table:number-columns-spanned="11" office:value-type="string">
              <text:p text:style-name="P56">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0.5">
            <table:table-cell table:style-name="Tableau10.A5" table:number-columns-spanned="4" office:value-type="string">
              <text:p text:style-name="P4">Crédits ECTS :</text:p>
            </table:table-cell>
            <table:covered-table-cell/>
            <table:covered-table-cell/>
            <table:covered-table-cell/>
            <table:table-cell table:style-name="Tableau10.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0.5">
            <table:table-cell table:style-name="Tableau10.A5" table:number-columns-spanned="4" office:value-type="string">
              <text:p text:style-name="P4">Coefficient :</text:p>
            </table:table-cell>
            <table:covered-table-cell/>
            <table:covered-table-cell/>
            <table:covered-table-cell/>
            <table:table-cell table:style-name="Tableau10.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0.5">
            <table:table-cell table:style-name="Tableau10.A5" table:number-columns-spanned="4" office:value-type="string">
              <text:p text:style-name="P4">Langue de l’enseignement :</text:p>
            </table:table-cell>
            <table:covered-table-cell/>
            <table:covered-table-cell/>
            <table:covered-table-cell/>
            <table:table-cell table:style-name="Tableau10.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0.5">
            <table:table-cell table:style-name="Tableau10.A5" table:number-columns-spanned="4" office:value-type="string">
              <text:p text:style-name="P4">Volume horaire total :</text:p>
            </table:table-cell>
            <table:covered-table-cell/>
            <table:covered-table-cell/>
            <table:covered-table-cell/>
            <table:table-cell table:style-name="Tableau10.A5" office:value-type="string">
              <text:p text:style-name="P3">24</text:p>
            </table:table-cell>
            <table:table-cell table:style-name="Tableau10.A5" table:number-columns-spanned="2" office:value-type="string">
              <text:p text:style-name="P8">dont</text:p>
            </table:table-cell>
            <table:covered-table-cell/>
            <table:table-cell table:style-name="Tableau10.A5" table:number-columns-spanned="2" office:value-type="string">
              <text:p text:style-name="P11">CTD</text:p>
            </table:table-cell>
            <table:covered-table-cell/>
            <table:table-cell table:style-name="Tableau10.A5" office:value-type="string">
              <text:p text:style-name="P11">24</text:p>
            </table:table-cell>
            <table:table-cell table:style-name="Tableau10.A5" table:number-columns-spanned="2" office:value-type="string">
              <text:p text:style-name="P11">TD</text:p>
            </table:table-cell>
            <table:covered-table-cell/>
            <table:table-cell table:style-name="Tableau10.A5" office:value-type="string">
              <text:p text:style-name="P11"/>
            </table:table-cell>
            <table:table-cell table:style-name="Tableau10.A5" office:value-type="string">
              <text:p text:style-name="P11">TP</text:p>
            </table:table-cell>
            <table:table-cell table:style-name="Tableau10.E5" office:value-type="string">
              <text:p text:style-name="P11"/>
            </table:table-cell>
          </table:table-row>
          <table:table-row table:style-name="Tableau10.1">
            <table:table-cell table:style-name="Tableau10.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0.1">
            <table:table-cell table:style-name="Tableau10.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0.1">
            <table:table-cell table:style-name="Tableau10.A1" table:number-columns-spanned="15" office:value-type="string">
              <text:list xml:id="list1249280795" text:continue-list="list310470684" text:style-name="WW8Num2">
                <text:list-item>
                  <text:p text:style-name="P5">contenu : </text:p>
                </text:list-item>
              </text:list>
              <text:p text:style-name="P2">Présentation simplifiée de techniques de modélisation et de leur mise en œuvr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0.1">
            <table:table-cell table:style-name="Tableau10.A1" table:number-columns-spanned="15" office:value-type="string">
              <text:list xml:id="list1631283594" text:continue-numbering="true" text:style-name="WW8Num2">
                <text:list-item>
                  <text:p text:style-name="P64">pré-requis :</text:p>
                </text:list-item>
              </text:list>
              <text:p text:style-name="P63">aucu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0.1">
            <table:table-cell table:style-name="Tableau10.A1" table:number-columns-spanned="15" office:value-type="string">
              <text:list xml:id="list976221857" text:continue-numbering="true" text:style-name="WW8Num2">
                <text:list-item>
                  <text:p text:style-name="P64">objectifs (savoirs et compétences acquis) : </text:p>
                </text:list-item>
              </text:list>
              <text:p text:style-name="P61">Première approche des principes de modélisation des problème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0.1">
            <table:table-cell table:style-name="Tableau10.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0.18">
            <table:table-cell table:style-name="Tableau10.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0.18">
            <table:table-cell table:style-name="Tableau10.A19" office:value-type="string">
              <text:p text:style-name="P65"/>
            </table:table-cell>
            <table:table-cell table:style-name="Tableau10.A19" table:number-columns-spanned="5" office:value-type="string">
              <text:p text:style-name="P9">Contrôle continu</text:p>
            </table:table-cell>
            <table:covered-table-cell/>
            <table:covered-table-cell/>
            <table:covered-table-cell/>
            <table:covered-table-cell/>
            <table:table-cell table:style-name="Tableau10.A19" table:number-columns-spanned="5" office:value-type="string">
              <text:p text:style-name="P80">Contrôle terminal</text:p>
            </table:table-cell>
            <table:covered-table-cell/>
            <table:covered-table-cell/>
            <table:covered-table-cell/>
            <table:covered-table-cell/>
            <table:table-cell table:style-name="Tableau10.A1" table:number-columns-spanned="4" office:value-type="string">
              <text:p text:style-name="P80">Contrôle mixte</text:p>
            </table:table-cell>
            <table:covered-table-cell/>
            <table:covered-table-cell/>
            <table:covered-table-cell/>
          </table:table-row>
          <table:table-row table:style-name="Tableau10.18">
            <table:table-cell table:style-name="Tableau10.A19" office:value-type="string">
              <text:p text:style-name="P70"/>
            </table:table-cell>
            <table:table-cell table:style-name="Tableau10.A19" office:value-type="string">
              <text:p text:style-name="P80">nb de CC durant le semestre</text:p>
            </table:table-cell>
            <table:table-cell table:style-name="Tableau10.A19" office:value-type="string">
              <text:p text:style-name="P9">durée</text:p>
            </table:table-cell>
            <table:table-cell table:style-name="Tableau10.A19" table:number-columns-spanned="3" office:value-type="string">
              <text:p text:style-name="P80">Nature</text:p>
              <text:p text:style-name="P79">(oral/écrit )</text:p>
            </table:table-cell>
            <table:covered-table-cell/>
            <table:covered-table-cell/>
            <table:table-cell table:style-name="Tableau10.A19" table:number-columns-spanned="2" office:value-type="string">
              <text:p text:style-name="P9">durée</text:p>
            </table:table-cell>
            <table:covered-table-cell/>
            <table:table-cell table:style-name="Tableau10.A19" table:number-columns-spanned="3" office:value-type="string">
              <text:p text:style-name="P80">Nature</text:p>
              <text:p text:style-name="P79">(oral/écrit)</text:p>
            </table:table-cell>
            <table:covered-table-cell/>
            <table:covered-table-cell/>
            <table:table-cell table:style-name="Tableau10.A1" table:number-columns-spanned="4" office:value-type="string">
              <text:p text:style-name="P9">répartition en % entre CC et CT</text:p>
            </table:table-cell>
            <table:covered-table-cell/>
            <table:covered-table-cell/>
            <table:covered-table-cell/>
          </table:table-row>
          <table:table-row table:style-name="Tableau10.18">
            <table:table-cell table:style-name="Tableau10.A19" office:value-type="string">
              <text:p text:style-name="P69"><text:span text:style-name="T2">1</text:span><text:span text:style-name="T8">ère</text:span><text:span text:style-name="T2"> session :</text:span></text:p>
            </table:table-cell>
            <table:table-cell table:style-name="Tableau10.A19" office:value-type="string">
              <text:p text:style-name="P9"/>
            </table:table-cell>
            <table:table-cell table:style-name="Tableau10.A19" office:value-type="string">
              <text:p text:style-name="P9"/>
            </table:table-cell>
            <table:table-cell table:style-name="Tableau10.A19" table:number-columns-spanned="3" office:value-type="string">
              <text:p text:style-name="P9"/>
            </table:table-cell>
            <table:covered-table-cell/>
            <table:covered-table-cell/>
            <table:table-cell table:style-name="Tableau10.A19" table:number-columns-spanned="2" office:value-type="string">
              <text:p text:style-name="P9"/>
            </table:table-cell>
            <table:covered-table-cell/>
            <table:table-cell table:style-name="Tableau10.A19" table:number-columns-spanned="3" office:value-type="string">
              <text:p text:style-name="P9"/>
            </table:table-cell>
            <table:covered-table-cell/>
            <table:covered-table-cell/>
            <table:table-cell table:style-name="Tableau10.A1" table:number-columns-spanned="4" office:value-type="string">
              <text:p text:style-name="P9"/>
            </table:table-cell>
            <table:covered-table-cell/>
            <table:covered-table-cell/>
            <table:covered-table-cell/>
          </table:table-row>
          <table:table-row table:style-name="Tableau10.18">
            <table:table-cell table:style-name="Tableau10.A19" office:value-type="string">
              <text:list xml:id="list1502266267" text:continue-list="list979528907" text:style-name="WW8Num3">
                <text:list-item>
                  <text:p text:style-name="P10">RNE</text:p>
                </text:list-item>
              </text:list>
            </table:table-cell>
            <table:table-cell table:style-name="Tableau10.A19" office:value-type="string">
              <text:p text:style-name="P9"/>
            </table:table-cell>
            <table:table-cell table:style-name="Tableau10.A19" office:value-type="string">
              <text:p text:style-name="P9"/>
            </table:table-cell>
            <table:table-cell table:style-name="Tableau10.A19" table:number-columns-spanned="3" office:value-type="string">
              <text:p text:style-name="P9"/>
            </table:table-cell>
            <table:covered-table-cell/>
            <table:covered-table-cell/>
            <table:table-cell table:style-name="Tableau10.A19" table:number-columns-spanned="2" office:value-type="string">
              <text:p text:style-name="P9"/>
            </table:table-cell>
            <table:covered-table-cell/>
            <table:table-cell table:style-name="Tableau10.A19" table:number-columns-spanned="3" office:value-type="string">
              <text:p text:style-name="P9"/>
            </table:table-cell>
            <table:covered-table-cell/>
            <table:covered-table-cell/>
            <table:table-cell table:style-name="Tableau10.A1" table:number-columns-spanned="4" office:value-type="string">
              <text:p text:style-name="P9"/>
            </table:table-cell>
            <table:covered-table-cell/>
            <table:covered-table-cell/>
            <table:covered-table-cell/>
          </table:table-row>
          <table:table-row table:style-name="Tableau10.18">
            <table:table-cell table:style-name="Tableau10.A19" office:value-type="string">
              <text:list xml:id="list1540490438" text:continue-numbering="true" text:style-name="WW8Num3">
                <text:list-item>
                  <text:p text:style-name="P10">RSE</text:p>
                </text:list-item>
              </text:list>
            </table:table-cell>
            <table:table-cell table:style-name="Tableau10.A19" office:value-type="string">
              <text:p text:style-name="P9"/>
            </table:table-cell>
            <table:table-cell table:style-name="Tableau10.A19" office:value-type="string">
              <text:p text:style-name="P9"/>
            </table:table-cell>
            <table:table-cell table:style-name="Tableau10.A19" table:number-columns-spanned="3" office:value-type="string">
              <text:p text:style-name="P9"/>
            </table:table-cell>
            <table:covered-table-cell/>
            <table:covered-table-cell/>
            <table:table-cell table:style-name="Tableau10.A19" table:number-columns-spanned="2" office:value-type="string">
              <text:p text:style-name="P9"/>
            </table:table-cell>
            <table:covered-table-cell/>
            <table:table-cell table:style-name="Tableau10.A19" table:number-columns-spanned="3" office:value-type="string">
              <text:p text:style-name="P9"/>
            </table:table-cell>
            <table:covered-table-cell/>
            <table:covered-table-cell/>
            <table:table-cell table:style-name="Tableau10.A1" table:number-columns-spanned="4" office:value-type="string">
              <text:p text:style-name="P9"/>
            </table:table-cell>
            <table:covered-table-cell/>
            <table:covered-table-cell/>
            <table:covered-table-cell/>
          </table:table-row>
          <table:table-row table:style-name="Tableau10.18">
            <table:table-cell table:style-name="Tableau10.A19" office:value-type="string">
              <text:p text:style-name="P1"><text:span text:style-name="T2">2</text:span><text:span text:style-name="T8">ème</text:span><text:span text:style-name="T2"> session :</text:span></text:p>
            </table:table-cell>
            <table:table-cell table:style-name="Tableau10.A19" office:value-type="string">
              <text:p text:style-name="P9"/>
            </table:table-cell>
            <table:table-cell table:style-name="Tableau10.A19" office:value-type="string">
              <text:p text:style-name="P9"/>
            </table:table-cell>
            <table:table-cell table:style-name="Tableau10.A19" table:number-columns-spanned="3" office:value-type="string">
              <text:p text:style-name="P9"/>
            </table:table-cell>
            <table:covered-table-cell/>
            <table:covered-table-cell/>
            <table:table-cell table:style-name="Tableau10.A19" table:number-columns-spanned="2" office:value-type="string">
              <text:p text:style-name="P9"/>
            </table:table-cell>
            <table:covered-table-cell/>
            <table:table-cell table:style-name="Tableau10.A19" table:number-columns-spanned="3" office:value-type="string">
              <text:p text:style-name="P9"/>
            </table:table-cell>
            <table:covered-table-cell/>
            <table:covered-table-cell/>
            <table:table-cell table:style-name="Tableau10.A1" table:number-columns-spanned="4" office:value-type="string">
              <text:p text:style-name="P9"/>
            </table:table-cell>
            <table:covered-table-cell/>
            <table:covered-table-cell/>
            <table:covered-table-cell/>
          </table:table-row>
          <table:table-row table:style-name="Tableau10.18">
            <table:table-cell table:style-name="Tableau10.A19" office:value-type="string">
              <text:list xml:id="list1876521982" text:continue-numbering="true" text:style-name="WW8Num3">
                <text:list-item>
                  <text:p text:style-name="P10">RNE</text:p>
                </text:list-item>
              </text:list>
            </table:table-cell>
            <table:table-cell table:style-name="Tableau10.A19" office:value-type="string">
              <text:p text:style-name="P6"/>
            </table:table-cell>
            <table:table-cell table:style-name="Tableau10.A19" office:value-type="string">
              <text:p text:style-name="P6"/>
            </table:table-cell>
            <table:table-cell table:style-name="Tableau10.A19" table:number-columns-spanned="3" office:value-type="string">
              <text:p text:style-name="P6"/>
            </table:table-cell>
            <table:covered-table-cell/>
            <table:covered-table-cell/>
            <table:table-cell table:style-name="Tableau10.A19" table:number-columns-spanned="2" office:value-type="string">
              <text:p text:style-name="P6"/>
            </table:table-cell>
            <table:covered-table-cell/>
            <table:table-cell table:style-name="Tableau10.A19" table:number-columns-spanned="3" office:value-type="string">
              <text:p text:style-name="P6"/>
            </table:table-cell>
            <table:covered-table-cell/>
            <table:covered-table-cell/>
            <table:table-cell table:style-name="Tableau10.A1" table:number-columns-spanned="4" office:value-type="string">
              <text:p text:style-name="P6"/>
            </table:table-cell>
            <table:covered-table-cell/>
            <table:covered-table-cell/>
            <table:covered-table-cell/>
          </table:table-row>
          <table:table-row table:style-name="Tableau10.18">
            <table:table-cell table:style-name="Tableau10.A19" office:value-type="string">
              <text:list xml:id="list1676690380" text:continue-numbering="true" text:style-name="WW8Num3">
                <text:list-item>
                  <text:p text:style-name="P10">RSE</text:p>
                </text:list-item>
              </text:list>
            </table:table-cell>
            <table:table-cell table:style-name="Tableau10.A19" office:value-type="string">
              <text:p text:style-name="P6"/>
            </table:table-cell>
            <table:table-cell table:style-name="Tableau10.A19" office:value-type="string">
              <text:p text:style-name="P6"/>
            </table:table-cell>
            <table:table-cell table:style-name="Tableau10.A19" table:number-columns-spanned="3" office:value-type="string">
              <text:p text:style-name="P6"/>
            </table:table-cell>
            <table:covered-table-cell/>
            <table:covered-table-cell/>
            <table:table-cell table:style-name="Tableau10.A19" table:number-columns-spanned="2" office:value-type="string">
              <text:p text:style-name="P6"/>
            </table:table-cell>
            <table:covered-table-cell/>
            <table:table-cell table:style-name="Tableau10.A19" table:number-columns-spanned="3" office:value-type="string">
              <text:p text:style-name="P6"/>
            </table:table-cell>
            <table:covered-table-cell/>
            <table:covered-table-cell/>
            <table:table-cell table:style-name="Tableau10.A1" table:number-columns-spanned="4" office:value-type="string">
              <text:p text:style-name="P6"/>
            </table:table-cell>
            <table:covered-table-cell/>
            <table:covered-table-cell/>
            <table:covered-table-cell/>
          </table:table-row>
          <table:table-row table:style-name="Tableau10.18">
            <table:table-cell table:style-name="Tableau10.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0.18">
            <table:table-cell table:style-name="Tableau10.A27" table:number-columns-spanned="15" office:value-type="string">
              <text:p text:style-name="P7">Responsable de l’enseignement : Frédéric LOULERG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0.18">
            <table:table-cell table:style-name="Tableau10.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0.18">
            <table:table-cell table:style-name="Tableau10.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column table:style-name="Tableau11.I"/>
          <table:table-column table:style-name="Tableau11.J"/>
          <table:table-column table:style-name="Tableau11.K"/>
          <table:table-column table:style-name="Tableau11.L"/>
          <table:table-column table:style-name="Tableau11.E" table:number-columns-repeated="2"/>
          <table:table-column table:style-name="Tableau11.O"/>
          <table:table-row table:style-name="Tableau11.1">
            <table:table-cell table:style-name="Tableau11.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1">
            <table:table-cell table:style-name="Tableau11.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1">
            <table:table-cell table:style-name="Tableau11.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1">
            <table:table-cell table:style-name="Tableau11.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5">
            <table:table-cell table:style-name="Tableau11.A5" table:number-columns-spanned="4" office:value-type="string">
              <text:p text:style-name="P7">Intitulé de l’Unité d’Enseignement :</text:p>
            </table:table-cell>
            <table:covered-table-cell/>
            <table:covered-table-cell/>
            <table:covered-table-cell/>
            <table:table-cell table:style-name="Tableau11.E5" table:number-columns-spanned="11" office:value-type="string">
              <text:p text:style-name="P54">Projet de programmation 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5">
            <table:table-cell table:style-name="Tableau11.A5" table:number-columns-spanned="4" office:value-type="string">
              <text:p text:style-name="P4">Nature :</text:p>
            </table:table-cell>
            <table:covered-table-cell/>
            <table:covered-table-cell/>
            <table:covered-table-cell/>
            <table:table-cell table:style-name="Tableau11.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5">
            <table:table-cell table:style-name="Tableau11.A5" table:number-columns-spanned="4" office:value-type="string">
              <text:p text:style-name="P4">Semestre :</text:p>
            </table:table-cell>
            <table:covered-table-cell/>
            <table:covered-table-cell/>
            <table:covered-table-cell/>
            <table:table-cell table:style-name="Tableau11.E5" table:number-columns-spanned="11" office:value-type="string">
              <text:p text:style-name="P56">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5">
            <table:table-cell table:style-name="Tableau11.A5" table:number-columns-spanned="4" office:value-type="string">
              <text:p text:style-name="P4">Crédits ECTS :</text:p>
            </table:table-cell>
            <table:covered-table-cell/>
            <table:covered-table-cell/>
            <table:covered-table-cell/>
            <table:table-cell table:style-name="Tableau11.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5">
            <table:table-cell table:style-name="Tableau11.A5" table:number-columns-spanned="4" office:value-type="string">
              <text:p text:style-name="P4">Coefficient :</text:p>
            </table:table-cell>
            <table:covered-table-cell/>
            <table:covered-table-cell/>
            <table:covered-table-cell/>
            <table:table-cell table:style-name="Tableau11.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5">
            <table:table-cell table:style-name="Tableau11.A5" table:number-columns-spanned="4" office:value-type="string">
              <text:p text:style-name="P4">Langue de l’enseignement :</text:p>
            </table:table-cell>
            <table:covered-table-cell/>
            <table:covered-table-cell/>
            <table:covered-table-cell/>
            <table:table-cell table:style-name="Tableau11.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5">
            <table:table-cell table:style-name="Tableau11.A5" table:number-columns-spanned="4" office:value-type="string">
              <text:p text:style-name="P4">Volume horaire total :</text:p>
            </table:table-cell>
            <table:covered-table-cell/>
            <table:covered-table-cell/>
            <table:covered-table-cell/>
            <table:table-cell table:style-name="Tableau11.A5" office:value-type="string">
              <text:p text:style-name="P3">24</text:p>
            </table:table-cell>
            <table:table-cell table:style-name="Tableau11.A5" table:number-columns-spanned="2" office:value-type="string">
              <text:p text:style-name="P8">dont</text:p>
            </table:table-cell>
            <table:covered-table-cell/>
            <table:table-cell table:style-name="Tableau11.A5" table:number-columns-spanned="2" office:value-type="string">
              <text:p text:style-name="P11">CTD</text:p>
            </table:table-cell>
            <table:covered-table-cell/>
            <table:table-cell table:style-name="Tableau11.A5" office:value-type="string">
              <text:p text:style-name="P11"/>
            </table:table-cell>
            <table:table-cell table:style-name="Tableau11.A5" table:number-columns-spanned="2" office:value-type="string">
              <text:p text:style-name="P11">TD</text:p>
            </table:table-cell>
            <table:covered-table-cell/>
            <table:table-cell table:style-name="Tableau11.A5" office:value-type="string">
              <text:p text:style-name="P11"/>
            </table:table-cell>
            <table:table-cell table:style-name="Tableau11.A5" office:value-type="string">
              <text:p text:style-name="P11">TP</text:p>
            </table:table-cell>
            <table:table-cell table:style-name="Tableau11.E5" office:value-type="string">
              <text:p text:style-name="P11">24</text:p>
            </table:table-cell>
          </table:table-row>
          <table:table-row table:style-name="Tableau11.1">
            <table:table-cell table:style-name="Tableau11.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1">
            <table:table-cell table:style-name="Tableau11.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1">
            <table:table-cell table:style-name="Tableau11.A1" table:number-columns-spanned="15" office:value-type="string">
              <text:list xml:id="list1771379474" text:continue-list="list976221857" text:style-name="WW8Num2">
                <text:list-item>
                  <text:p text:style-name="P5">contenu : </text:p>
                </text:list-item>
              </text:list>
              <text:p text:style-name="P2"><text:soft-page-break/>Mise en œuvre des concepts vus dans les module d’algorithmique 1 et 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1">
            <table:table-cell table:style-name="Tableau11.A1" table:number-columns-spanned="15" office:value-type="string">
              <text:list xml:id="list1925599905" text:continue-numbering="true" text:style-name="WW8Num2">
                <text:list-item>
                  <text:p text:style-name="P64">pré-requis :</text:p>
                </text:list-item>
              </text:list>
              <text:p text:style-name="P63">UE Algorithmique et programmation 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1">
            <table:table-cell table:style-name="Tableau11.A1" table:number-columns-spanned="15" office:value-type="string">
              <text:list xml:id="list1895621793" text:continue-numbering="true" text:style-name="WW8Num2">
                <text:list-item>
                  <text:p text:style-name="P64">objectifs (savoirs et compétences acquis) : </text:p>
                </text:list-item>
              </text:list>
              <text:p text:style-name="P61">Renforcer ses compétences et sa compréhension des principes d’algorithmique et de programmation.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1">
            <table:table-cell table:style-name="Tableau11.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18">
            <table:table-cell table:style-name="Tableau11.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18">
            <table:table-cell table:style-name="Tableau11.A19" office:value-type="string">
              <text:p text:style-name="P65"/>
            </table:table-cell>
            <table:table-cell table:style-name="Tableau11.A19" table:number-columns-spanned="5" office:value-type="string">
              <text:p text:style-name="P9">Contrôle continu</text:p>
            </table:table-cell>
            <table:covered-table-cell/>
            <table:covered-table-cell/>
            <table:covered-table-cell/>
            <table:covered-table-cell/>
            <table:table-cell table:style-name="Tableau11.A19" table:number-columns-spanned="5" office:value-type="string">
              <text:p text:style-name="P80">Contrôle terminal</text:p>
            </table:table-cell>
            <table:covered-table-cell/>
            <table:covered-table-cell/>
            <table:covered-table-cell/>
            <table:covered-table-cell/>
            <table:table-cell table:style-name="Tableau11.A1" table:number-columns-spanned="4" office:value-type="string">
              <text:p text:style-name="P80">Contrôle mixte</text:p>
            </table:table-cell>
            <table:covered-table-cell/>
            <table:covered-table-cell/>
            <table:covered-table-cell/>
          </table:table-row>
          <table:table-row table:style-name="Tableau11.18">
            <table:table-cell table:style-name="Tableau11.A19" office:value-type="string">
              <text:p text:style-name="P70"/>
            </table:table-cell>
            <table:table-cell table:style-name="Tableau11.A19" office:value-type="string">
              <text:p text:style-name="P80">nb de CC durant le semestre</text:p>
            </table:table-cell>
            <table:table-cell table:style-name="Tableau11.A19" office:value-type="string">
              <text:p text:style-name="P9">durée</text:p>
            </table:table-cell>
            <table:table-cell table:style-name="Tableau11.A19" table:number-columns-spanned="3" office:value-type="string">
              <text:p text:style-name="P80">Nature</text:p>
              <text:p text:style-name="P79">(oral/écrit )</text:p>
            </table:table-cell>
            <table:covered-table-cell/>
            <table:covered-table-cell/>
            <table:table-cell table:style-name="Tableau11.A19" table:number-columns-spanned="2" office:value-type="string">
              <text:p text:style-name="P9">durée</text:p>
            </table:table-cell>
            <table:covered-table-cell/>
            <table:table-cell table:style-name="Tableau11.A19" table:number-columns-spanned="3" office:value-type="string">
              <text:p text:style-name="P80">Nature</text:p>
              <text:p text:style-name="P79">(oral/écrit)</text:p>
            </table:table-cell>
            <table:covered-table-cell/>
            <table:covered-table-cell/>
            <table:table-cell table:style-name="Tableau11.A1" table:number-columns-spanned="4" office:value-type="string">
              <text:p text:style-name="P9">répartition en % entre CC et CT</text:p>
            </table:table-cell>
            <table:covered-table-cell/>
            <table:covered-table-cell/>
            <table:covered-table-cell/>
          </table:table-row>
          <table:table-row table:style-name="Tableau11.18">
            <table:table-cell table:style-name="Tableau11.A19" office:value-type="string">
              <text:p text:style-name="P69"><text:span text:style-name="T2">1</text:span><text:span text:style-name="T8">ère</text:span><text:span text:style-name="T2"> session :</text:span></text:p>
            </table:table-cell>
            <table:table-cell table:style-name="Tableau11.A19" office:value-type="string">
              <text:p text:style-name="P9"/>
            </table:table-cell>
            <table:table-cell table:style-name="Tableau11.A19" office:value-type="string">
              <text:p text:style-name="P9"/>
            </table:table-cell>
            <table:table-cell table:style-name="Tableau11.A19" table:number-columns-spanned="3" office:value-type="string">
              <text:p text:style-name="P9"/>
            </table:table-cell>
            <table:covered-table-cell/>
            <table:covered-table-cell/>
            <table:table-cell table:style-name="Tableau11.A19" table:number-columns-spanned="2" office:value-type="string">
              <text:p text:style-name="P9"/>
            </table:table-cell>
            <table:covered-table-cell/>
            <table:table-cell table:style-name="Tableau11.A19" table:number-columns-spanned="3" office:value-type="string">
              <text:p text:style-name="P9"/>
            </table:table-cell>
            <table:covered-table-cell/>
            <table:covered-table-cell/>
            <table:table-cell table:style-name="Tableau11.A1" table:number-columns-spanned="4" office:value-type="string">
              <text:p text:style-name="P9"/>
            </table:table-cell>
            <table:covered-table-cell/>
            <table:covered-table-cell/>
            <table:covered-table-cell/>
          </table:table-row>
          <table:table-row table:style-name="Tableau11.18">
            <table:table-cell table:style-name="Tableau11.A19" office:value-type="string">
              <text:list xml:id="list564666807" text:continue-list="list1676690380" text:style-name="WW8Num3">
                <text:list-item>
                  <text:p text:style-name="P10">RNE</text:p>
                </text:list-item>
              </text:list>
            </table:table-cell>
            <table:table-cell table:style-name="Tableau11.A19" office:value-type="string">
              <text:p text:style-name="P9">1</text:p>
            </table:table-cell>
            <table:table-cell table:style-name="Tableau11.A19" office:value-type="string">
              <text:p text:style-name="P9"/>
            </table:table-cell>
            <table:table-cell table:style-name="Tableau11.A19" table:number-columns-spanned="3" office:value-type="string">
              <text:p text:style-name="P9">oral</text:p>
            </table:table-cell>
            <table:covered-table-cell/>
            <table:covered-table-cell/>
            <table:table-cell table:style-name="Tableau11.A19" table:number-columns-spanned="2" office:value-type="string">
              <text:p text:style-name="P9"/>
            </table:table-cell>
            <table:covered-table-cell/>
            <table:table-cell table:style-name="Tableau11.A19" table:number-columns-spanned="3" office:value-type="string">
              <text:p text:style-name="P9"/>
            </table:table-cell>
            <table:covered-table-cell/>
            <table:covered-table-cell/>
            <table:table-cell table:style-name="Tableau11.A1" table:number-columns-spanned="4" office:value-type="string">
              <text:p text:style-name="P9"/>
            </table:table-cell>
            <table:covered-table-cell/>
            <table:covered-table-cell/>
            <table:covered-table-cell/>
          </table:table-row>
          <table:table-row table:style-name="Tableau11.18">
            <table:table-cell table:style-name="Tableau11.A19" office:value-type="string">
              <text:list xml:id="list1541367904" text:continue-numbering="true" text:style-name="WW8Num3">
                <text:list-item>
                  <text:p text:style-name="P10">RSE</text:p>
                </text:list-item>
              </text:list>
            </table:table-cell>
            <table:table-cell table:style-name="Tableau11.A19" office:value-type="string">
              <text:p text:style-name="P9">1</text:p>
            </table:table-cell>
            <table:table-cell table:style-name="Tableau11.A19" office:value-type="string">
              <text:p text:style-name="P9"/>
            </table:table-cell>
            <table:table-cell table:style-name="Tableau11.A19" table:number-columns-spanned="3" office:value-type="string">
              <text:p text:style-name="P9">oral</text:p>
            </table:table-cell>
            <table:covered-table-cell/>
            <table:covered-table-cell/>
            <table:table-cell table:style-name="Tableau11.A19" table:number-columns-spanned="2" office:value-type="string">
              <text:p text:style-name="P9"/>
            </table:table-cell>
            <table:covered-table-cell/>
            <table:table-cell table:style-name="Tableau11.A19" table:number-columns-spanned="3" office:value-type="string">
              <text:p text:style-name="P9"/>
            </table:table-cell>
            <table:covered-table-cell/>
            <table:covered-table-cell/>
            <table:table-cell table:style-name="Tableau11.A1" table:number-columns-spanned="4" office:value-type="string">
              <text:p text:style-name="P9"/>
            </table:table-cell>
            <table:covered-table-cell/>
            <table:covered-table-cell/>
            <table:covered-table-cell/>
          </table:table-row>
          <table:table-row table:style-name="Tableau11.18">
            <table:table-cell table:style-name="Tableau11.A19" office:value-type="string">
              <text:p text:style-name="P1"><text:span text:style-name="T2">2</text:span><text:span text:style-name="T8">ème</text:span><text:span text:style-name="T2"> session :</text:span></text:p>
            </table:table-cell>
            <table:table-cell table:style-name="Tableau11.A19" office:value-type="string">
              <text:p text:style-name="P9"/>
            </table:table-cell>
            <table:table-cell table:style-name="Tableau11.A19" office:value-type="string">
              <text:p text:style-name="P9"/>
            </table:table-cell>
            <table:table-cell table:style-name="Tableau11.A19" table:number-columns-spanned="3" office:value-type="string">
              <text:p text:style-name="P9"/>
            </table:table-cell>
            <table:covered-table-cell/>
            <table:covered-table-cell/>
            <table:table-cell table:style-name="Tableau11.A19" table:number-columns-spanned="2" office:value-type="string">
              <text:p text:style-name="P9"/>
            </table:table-cell>
            <table:covered-table-cell/>
            <table:table-cell table:style-name="Tableau11.A19" table:number-columns-spanned="3" office:value-type="string">
              <text:p text:style-name="P9"/>
            </table:table-cell>
            <table:covered-table-cell/>
            <table:covered-table-cell/>
            <table:table-cell table:style-name="Tableau11.A1" table:number-columns-spanned="4" office:value-type="string">
              <text:p text:style-name="P9"/>
            </table:table-cell>
            <table:covered-table-cell/>
            <table:covered-table-cell/>
            <table:covered-table-cell/>
          </table:table-row>
          <table:table-row table:style-name="Tableau11.18">
            <table:table-cell table:style-name="Tableau11.A19" office:value-type="string">
              <text:list xml:id="list1591707515" text:continue-numbering="true" text:style-name="WW8Num3">
                <text:list-item>
                  <text:p text:style-name="P10">RNE</text:p>
                </text:list-item>
              </text:list>
            </table:table-cell>
            <table:table-cell table:style-name="Tableau11.A19" office:value-type="string">
              <text:p text:style-name="P6"/>
            </table:table-cell>
            <table:table-cell table:style-name="Tableau11.A19" office:value-type="string">
              <text:p text:style-name="P6"/>
            </table:table-cell>
            <table:table-cell table:style-name="Tableau11.A19" table:number-columns-spanned="3" office:value-type="string">
              <text:p text:style-name="P6"/>
            </table:table-cell>
            <table:covered-table-cell/>
            <table:covered-table-cell/>
            <table:table-cell table:style-name="Tableau11.A19" table:number-columns-spanned="2" office:value-type="string">
              <text:p text:style-name="P6"/>
            </table:table-cell>
            <table:covered-table-cell/>
            <table:table-cell table:style-name="Tableau11.A19" table:number-columns-spanned="3" office:value-type="string">
              <text:p text:style-name="P6"/>
            </table:table-cell>
            <table:covered-table-cell/>
            <table:covered-table-cell/>
            <table:table-cell table:style-name="Tableau11.A1" table:number-columns-spanned="4" office:value-type="string">
              <text:p text:style-name="P6"/>
            </table:table-cell>
            <table:covered-table-cell/>
            <table:covered-table-cell/>
            <table:covered-table-cell/>
          </table:table-row>
          <table:table-row table:style-name="Tableau11.18">
            <table:table-cell table:style-name="Tableau11.A19" office:value-type="string">
              <text:list xml:id="list1540992674" text:continue-numbering="true" text:style-name="WW8Num3">
                <text:list-item>
                  <text:p text:style-name="P10">RSE</text:p>
                </text:list-item>
              </text:list>
            </table:table-cell>
            <table:table-cell table:style-name="Tableau11.A19" office:value-type="string">
              <text:p text:style-name="P6"/>
            </table:table-cell>
            <table:table-cell table:style-name="Tableau11.A19" office:value-type="string">
              <text:p text:style-name="P6"/>
            </table:table-cell>
            <table:table-cell table:style-name="Tableau11.A19" table:number-columns-spanned="3" office:value-type="string">
              <text:p text:style-name="P6"/>
            </table:table-cell>
            <table:covered-table-cell/>
            <table:covered-table-cell/>
            <table:table-cell table:style-name="Tableau11.A19" table:number-columns-spanned="2" office:value-type="string">
              <text:p text:style-name="P6"/>
            </table:table-cell>
            <table:covered-table-cell/>
            <table:table-cell table:style-name="Tableau11.A19" table:number-columns-spanned="3" office:value-type="string">
              <text:p text:style-name="P6"/>
            </table:table-cell>
            <table:covered-table-cell/>
            <table:covered-table-cell/>
            <table:table-cell table:style-name="Tableau11.A1" table:number-columns-spanned="4" office:value-type="string">
              <text:p text:style-name="P6"/>
            </table:table-cell>
            <table:covered-table-cell/>
            <table:covered-table-cell/>
            <table:covered-table-cell/>
          </table:table-row>
          <table:table-row table:style-name="Tableau11.18">
            <table:table-cell table:style-name="Tableau11.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18">
            <table:table-cell table:style-name="Tableau11.A27" table:number-columns-spanned="15" office:value-type="string">
              <text:p text:style-name="P7">Responsable de l’enseignement : Wadoud BOUSDI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18">
            <table:table-cell table:style-name="Tableau11.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18">
            <table:table-cell table:style-name="Tableau11.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column table:style-name="Tableau12.I"/>
          <table:table-column table:style-name="Tableau12.J"/>
          <table:table-column table:style-name="Tableau12.K"/>
          <table:table-column table:style-name="Tableau12.L"/>
          <table:table-column table:style-name="Tableau12.E" table:number-columns-repeated="2"/>
          <table:table-column table:style-name="Tableau12.O"/>
          <table:table-row table:style-name="Tableau12.1">
            <table:table-cell table:style-name="Tableau12.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2.1">
            <table:table-cell table:style-name="Tableau12.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2.1">
            <table:table-cell table:style-name="Tableau12.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2.1">
            <table:table-cell table:style-name="Tableau12.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2.5">
            <table:table-cell table:style-name="Tableau12.A5" table:number-columns-spanned="4" office:value-type="string">
              <text:p text:style-name="P7">Intitulé de l’Unité d’Enseignement :</text:p>
            </table:table-cell>
            <table:covered-table-cell/>
            <table:covered-table-cell/>
            <table:covered-table-cell/>
            <table:table-cell table:style-name="Tableau12.E5" table:number-columns-spanned="11" office:value-type="string">
              <text:p text:style-name="P54">Mathématiqu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2.5">
            <table:table-cell table:style-name="Tableau12.A5" table:number-columns-spanned="4" office:value-type="string">
              <text:p text:style-name="P4">Nature :</text:p>
            </table:table-cell>
            <table:covered-table-cell/>
            <table:covered-table-cell/>
            <table:covered-table-cell/>
            <table:table-cell table:style-name="Tableau12.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2.5">
            <table:table-cell table:style-name="Tableau12.A5" table:number-columns-spanned="4" office:value-type="string">
              <text:p text:style-name="P4">Semestre :</text:p>
            </table:table-cell>
            <table:covered-table-cell/>
            <table:covered-table-cell/>
            <table:covered-table-cell/>
            <table:table-cell table:style-name="Tableau12.E5" table:number-columns-spanned="11" office:value-type="string">
              <text:p text:style-name="P56">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2.5">
            <table:table-cell table:style-name="Tableau12.A5" table:number-columns-spanned="4" office:value-type="string">
              <text:p text:style-name="P4">Crédits ECTS :</text:p>
            </table:table-cell>
            <table:covered-table-cell/>
            <table:covered-table-cell/>
            <table:covered-table-cell/>
            <table:table-cell table:style-name="Tableau12.E5" table:number-columns-spanned="11" office:value-type="string">
              <text:p text:style-name="P3">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2.5">
            <table:table-cell table:style-name="Tableau12.A5" table:number-columns-spanned="4" office:value-type="string">
              <text:p text:style-name="P4">Coefficient :</text:p>
            </table:table-cell>
            <table:covered-table-cell/>
            <table:covered-table-cell/>
            <table:covered-table-cell/>
            <table:table-cell table:style-name="Tableau12.E5" table:number-columns-spanned="11" office:value-type="string">
              <text:p text:style-name="P3">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2.5">
            <table:table-cell table:style-name="Tableau12.A5" table:number-columns-spanned="4" office:value-type="string">
              <text:p text:style-name="P4">Langue de l’enseignement :</text:p>
            </table:table-cell>
            <table:covered-table-cell/>
            <table:covered-table-cell/>
            <table:covered-table-cell/>
            <table:table-cell table:style-name="Tableau12.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2.5">
            <table:table-cell table:style-name="Tableau12.A5" table:number-columns-spanned="4" office:value-type="string">
              <text:p text:style-name="P4">Volume horaire total :</text:p>
            </table:table-cell>
            <table:covered-table-cell/>
            <table:covered-table-cell/>
            <table:covered-table-cell/>
            <table:table-cell table:style-name="Tableau12.A5" office:value-type="string">
              <text:p text:style-name="P3">60</text:p>
            </table:table-cell>
            <table:table-cell table:style-name="Tableau12.A5" table:number-columns-spanned="2" office:value-type="string">
              <text:p text:style-name="P8">dont</text:p>
            </table:table-cell>
            <table:covered-table-cell/>
            <table:table-cell table:style-name="Tableau12.A5" table:number-columns-spanned="2" office:value-type="string">
              <text:p text:style-name="P11">CTD</text:p>
            </table:table-cell>
            <table:covered-table-cell/>
            <table:table-cell table:style-name="Tableau12.A5" office:value-type="string">
              <text:p text:style-name="P11">60</text:p>
            </table:table-cell>
            <table:table-cell table:style-name="Tableau12.A5" table:number-columns-spanned="2" office:value-type="string">
              <text:p text:style-name="P11">TD</text:p>
            </table:table-cell>
            <table:covered-table-cell/>
            <table:table-cell table:style-name="Tableau12.A5" office:value-type="string">
              <text:p text:style-name="P11"/>
            </table:table-cell>
            <table:table-cell table:style-name="Tableau12.A5" office:value-type="string">
              <text:p text:style-name="P11">TP</text:p>
            </table:table-cell>
            <table:table-cell table:style-name="Tableau12.E5" office:value-type="string">
              <text:p text:style-name="P11"/>
            </table:table-cell>
          </table:table-row>
          <table:table-row table:style-name="Tableau12.1">
            <table:table-cell table:style-name="Tableau12.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2.1">
            <table:table-cell table:style-name="Tableau12.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2.1">
            <table:table-cell table:style-name="Tableau12.A1" table:number-columns-spanned="15" office:value-type="string">
              <text:list xml:id="list1727667846" text:continue-list="list1895621793" text:style-name="WW8Num2">
                <text:list-item>
                  <text:p text:style-name="P5">contenu : </text:p>
                </text:list-item>
              </text:list>
              <text:p text:style-name="P2">Algèbre linéaire en dimension finie : Espaces et sous espaces vectoriels, bases, dimension, applications linéaires et matrices, théorème du rang. Systèmes linéaires. Diagonalisation. Fonctions réciproques et fonctions classiqu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2.1">
            <table:table-cell table:style-name="Tableau12.A1" table:number-columns-spanned="15" office:value-type="string">
              <text:list xml:id="list1703675383" text:continue-numbering="true" text:style-name="WW8Num2">
                <text:list-item>
                  <text:p text:style-name="P64">pré-requis :</text:p>
                </text:list-item>
              </text:list>
              <text:p text:style-name="P63">mathématiques de premier semestre ou é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2.1">
            <table:table-cell table:style-name="Tableau12.A1" table:number-columns-spanned="15" office:value-type="string">
              <text:list xml:id="list41791731" text:continue-numbering="true" text:style-name="WW8Num2">
                <text:list-item>
                  <text:p text:style-name="P64">objectifs (savoirs et compétences acquis) : </text:p>
                </text:list-item>
              </text:list>
              <text:p text:style-name="P61">Utiliser l'algèbre linéaire générale, étude locale des fonction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2.1">
            <table:table-cell table:style-name="Tableau12.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12.18">
            <table:table-cell table:style-name="Tableau12.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2.18">
            <table:table-cell table:style-name="Tableau12.A19" office:value-type="string">
              <text:p text:style-name="P65"/>
            </table:table-cell>
            <table:table-cell table:style-name="Tableau12.A19" table:number-columns-spanned="5" office:value-type="string">
              <text:p text:style-name="P9">Contrôle continu</text:p>
            </table:table-cell>
            <table:covered-table-cell/>
            <table:covered-table-cell/>
            <table:covered-table-cell/>
            <table:covered-table-cell/>
            <table:table-cell table:style-name="Tableau12.A19" table:number-columns-spanned="5" office:value-type="string">
              <text:p text:style-name="P80">Contrôle terminal</text:p>
            </table:table-cell>
            <table:covered-table-cell/>
            <table:covered-table-cell/>
            <table:covered-table-cell/>
            <table:covered-table-cell/>
            <table:table-cell table:style-name="Tableau12.A1" table:number-columns-spanned="4" office:value-type="string">
              <text:p text:style-name="P80">Contrôle mixte</text:p>
            </table:table-cell>
            <table:covered-table-cell/>
            <table:covered-table-cell/>
            <table:covered-table-cell/>
          </table:table-row>
          <table:table-row table:style-name="Tableau12.18">
            <table:table-cell table:style-name="Tableau12.A19" office:value-type="string">
              <text:p text:style-name="P70"/>
            </table:table-cell>
            <table:table-cell table:style-name="Tableau12.A19" office:value-type="string">
              <text:p text:style-name="P80">nb de CC durant le semestre</text:p>
            </table:table-cell>
            <table:table-cell table:style-name="Tableau12.A19" office:value-type="string">
              <text:p text:style-name="P9">durée</text:p>
            </table:table-cell>
            <table:table-cell table:style-name="Tableau12.A19" table:number-columns-spanned="3" office:value-type="string">
              <text:p text:style-name="P80">Nature</text:p>
              <text:p text:style-name="P79">(oral/écrit )</text:p>
            </table:table-cell>
            <table:covered-table-cell/>
            <table:covered-table-cell/>
            <table:table-cell table:style-name="Tableau12.A19" table:number-columns-spanned="2" office:value-type="string">
              <text:p text:style-name="P9">durée</text:p>
            </table:table-cell>
            <table:covered-table-cell/>
            <table:table-cell table:style-name="Tableau12.A19" table:number-columns-spanned="3" office:value-type="string">
              <text:p text:style-name="P80">Nature</text:p>
              <text:p text:style-name="P79">(oral/écrit)</text:p>
            </table:table-cell>
            <table:covered-table-cell/>
            <table:covered-table-cell/>
            <table:table-cell table:style-name="Tableau12.A1" table:number-columns-spanned="4" office:value-type="string">
              <text:p text:style-name="P9">répartition en % entre CC et CT</text:p>
            </table:table-cell>
            <table:covered-table-cell/>
            <table:covered-table-cell/>
            <table:covered-table-cell/>
          </table:table-row>
          <table:table-row table:style-name="Tableau12.18">
            <table:table-cell table:style-name="Tableau12.A19" office:value-type="string">
              <text:p text:style-name="P69"><text:span text:style-name="T2">1</text:span><text:span text:style-name="T8">ère</text:span><text:span text:style-name="T2"> session :</text:span></text:p>
            </table:table-cell>
            <table:table-cell table:style-name="Tableau12.A19" office:value-type="string">
              <text:p text:style-name="P9"/>
            </table:table-cell>
            <table:table-cell table:style-name="Tableau12.A19" office:value-type="string">
              <text:p text:style-name="P9"/>
            </table:table-cell>
            <table:table-cell table:style-name="Tableau12.A19" table:number-columns-spanned="3" office:value-type="string">
              <text:p text:style-name="P9"/>
            </table:table-cell>
            <table:covered-table-cell/>
            <table:covered-table-cell/>
            <table:table-cell table:style-name="Tableau12.A19" table:number-columns-spanned="2" office:value-type="string">
              <text:p text:style-name="P9"/>
            </table:table-cell>
            <table:covered-table-cell/>
            <table:table-cell table:style-name="Tableau12.A19" table:number-columns-spanned="3" office:value-type="string">
              <text:p text:style-name="P9"/>
            </table:table-cell>
            <table:covered-table-cell/>
            <table:covered-table-cell/>
            <table:table-cell table:style-name="Tableau12.A1" table:number-columns-spanned="4" office:value-type="string">
              <text:p text:style-name="P9"/>
            </table:table-cell>
            <table:covered-table-cell/>
            <table:covered-table-cell/>
            <table:covered-table-cell/>
          </table:table-row>
          <table:table-row table:style-name="Tableau12.18">
            <table:table-cell table:style-name="Tableau12.A19" office:value-type="string">
              <text:list xml:id="list1083049096" text:continue-list="list1540992674" text:style-name="WW8Num3">
                <text:list-item>
                  <text:p text:style-name="P10">RNE</text:p>
                </text:list-item>
              </text:list>
            </table:table-cell>
            <table:table-cell table:style-name="Tableau12.A19" office:value-type="string">
              <text:p text:style-name="P9"/>
            </table:table-cell>
            <table:table-cell table:style-name="Tableau12.A19" office:value-type="string">
              <text:p text:style-name="P9"/>
            </table:table-cell>
            <table:table-cell table:style-name="Tableau12.A19" table:number-columns-spanned="3" office:value-type="string">
              <text:p text:style-name="P9"/>
            </table:table-cell>
            <table:covered-table-cell/>
            <table:covered-table-cell/>
            <table:table-cell table:style-name="Tableau12.A19" table:number-columns-spanned="2" office:value-type="string">
              <text:p text:style-name="P9"/>
            </table:table-cell>
            <table:covered-table-cell/>
            <table:table-cell table:style-name="Tableau12.A19" table:number-columns-spanned="3" office:value-type="string">
              <text:p text:style-name="P9"/>
            </table:table-cell>
            <table:covered-table-cell/>
            <table:covered-table-cell/>
            <table:table-cell table:style-name="Tableau12.A1" table:number-columns-spanned="4" office:value-type="string">
              <text:p text:style-name="P9"/>
            </table:table-cell>
            <table:covered-table-cell/>
            <table:covered-table-cell/>
            <table:covered-table-cell/>
          </table:table-row>
          <table:table-row table:style-name="Tableau12.18">
            <table:table-cell table:style-name="Tableau12.A19" office:value-type="string">
              <text:list xml:id="list1651343248" text:continue-numbering="true" text:style-name="WW8Num3">
                <text:list-item>
                  <text:p text:style-name="P10">RSE</text:p>
                </text:list-item>
              </text:list>
            </table:table-cell>
            <table:table-cell table:style-name="Tableau12.A19" office:value-type="string">
              <text:p text:style-name="P9"/>
            </table:table-cell>
            <table:table-cell table:style-name="Tableau12.A19" office:value-type="string">
              <text:p text:style-name="P9"/>
            </table:table-cell>
            <table:table-cell table:style-name="Tableau12.A19" table:number-columns-spanned="3" office:value-type="string">
              <text:p text:style-name="P9"/>
            </table:table-cell>
            <table:covered-table-cell/>
            <table:covered-table-cell/>
            <table:table-cell table:style-name="Tableau12.A19" table:number-columns-spanned="2" office:value-type="string">
              <text:p text:style-name="P9"/>
            </table:table-cell>
            <table:covered-table-cell/>
            <table:table-cell table:style-name="Tableau12.A19" table:number-columns-spanned="3" office:value-type="string">
              <text:p text:style-name="P9"/>
            </table:table-cell>
            <table:covered-table-cell/>
            <table:covered-table-cell/>
            <table:table-cell table:style-name="Tableau12.A1" table:number-columns-spanned="4" office:value-type="string">
              <text:p text:style-name="P9"/>
            </table:table-cell>
            <table:covered-table-cell/>
            <table:covered-table-cell/>
            <table:covered-table-cell/>
          </table:table-row>
          <table:table-row table:style-name="Tableau12.18">
            <table:table-cell table:style-name="Tableau12.A19" office:value-type="string">
              <text:p text:style-name="P1"><text:span text:style-name="T2">2</text:span><text:span text:style-name="T8">ème</text:span><text:span text:style-name="T2"> session :</text:span></text:p>
            </table:table-cell>
            <table:table-cell table:style-name="Tableau12.A19" office:value-type="string">
              <text:p text:style-name="P9"/>
            </table:table-cell>
            <table:table-cell table:style-name="Tableau12.A19" office:value-type="string">
              <text:p text:style-name="P9"/>
            </table:table-cell>
            <table:table-cell table:style-name="Tableau12.A19" table:number-columns-spanned="3" office:value-type="string">
              <text:p text:style-name="P9"/>
            </table:table-cell>
            <table:covered-table-cell/>
            <table:covered-table-cell/>
            <table:table-cell table:style-name="Tableau12.A19" table:number-columns-spanned="2" office:value-type="string">
              <text:p text:style-name="P9"/>
            </table:table-cell>
            <table:covered-table-cell/>
            <table:table-cell table:style-name="Tableau12.A19" table:number-columns-spanned="3" office:value-type="string">
              <text:p text:style-name="P9"/>
            </table:table-cell>
            <table:covered-table-cell/>
            <table:covered-table-cell/>
            <table:table-cell table:style-name="Tableau12.A1" table:number-columns-spanned="4" office:value-type="string">
              <text:p text:style-name="P9"/>
            </table:table-cell>
            <table:covered-table-cell/>
            <table:covered-table-cell/>
            <table:covered-table-cell/>
          </table:table-row>
          <table:table-row table:style-name="Tableau12.18">
            <table:table-cell table:style-name="Tableau12.A19" office:value-type="string">
              <text:list xml:id="list963894056" text:continue-numbering="true" text:style-name="WW8Num3">
                <text:list-item>
                  <text:p text:style-name="P10">RNE</text:p>
                </text:list-item>
              </text:list>
            </table:table-cell>
            <table:table-cell table:style-name="Tableau12.A19" office:value-type="string">
              <text:p text:style-name="P6"/>
            </table:table-cell>
            <table:table-cell table:style-name="Tableau12.A19" office:value-type="string">
              <text:p text:style-name="P6"/>
            </table:table-cell>
            <table:table-cell table:style-name="Tableau12.A19" table:number-columns-spanned="3" office:value-type="string">
              <text:p text:style-name="P6"/>
            </table:table-cell>
            <table:covered-table-cell/>
            <table:covered-table-cell/>
            <table:table-cell table:style-name="Tableau12.A19" table:number-columns-spanned="2" office:value-type="string">
              <text:p text:style-name="P6"/>
            </table:table-cell>
            <table:covered-table-cell/>
            <table:table-cell table:style-name="Tableau12.A19" table:number-columns-spanned="3" office:value-type="string">
              <text:p text:style-name="P6"/>
            </table:table-cell>
            <table:covered-table-cell/>
            <table:covered-table-cell/>
            <table:table-cell table:style-name="Tableau12.A1" table:number-columns-spanned="4" office:value-type="string">
              <text:p text:style-name="P6"/>
            </table:table-cell>
            <table:covered-table-cell/>
            <table:covered-table-cell/>
            <table:covered-table-cell/>
          </table:table-row>
          <table:table-row table:style-name="Tableau12.18">
            <table:table-cell table:style-name="Tableau12.A19" office:value-type="string">
              <text:list xml:id="list467344972" text:continue-numbering="true" text:style-name="WW8Num3">
                <text:list-item>
                  <text:p text:style-name="P10">RSE</text:p>
                </text:list-item>
              </text:list>
            </table:table-cell>
            <table:table-cell table:style-name="Tableau12.A19" office:value-type="string">
              <text:p text:style-name="P6"/>
            </table:table-cell>
            <table:table-cell table:style-name="Tableau12.A19" office:value-type="string">
              <text:p text:style-name="P6"/>
            </table:table-cell>
            <table:table-cell table:style-name="Tableau12.A19" table:number-columns-spanned="3" office:value-type="string">
              <text:p text:style-name="P6"/>
            </table:table-cell>
            <table:covered-table-cell/>
            <table:covered-table-cell/>
            <table:table-cell table:style-name="Tableau12.A19" table:number-columns-spanned="2" office:value-type="string">
              <text:p text:style-name="P6"/>
            </table:table-cell>
            <table:covered-table-cell/>
            <table:table-cell table:style-name="Tableau12.A19" table:number-columns-spanned="3" office:value-type="string">
              <text:p text:style-name="P6"/>
            </table:table-cell>
            <table:covered-table-cell/>
            <table:covered-table-cell/>
            <table:table-cell table:style-name="Tableau12.A1" table:number-columns-spanned="4" office:value-type="string">
              <text:p text:style-name="P6"/>
            </table:table-cell>
            <table:covered-table-cell/>
            <table:covered-table-cell/>
            <table:covered-table-cell/>
          </table:table-row>
          <table:table-row table:style-name="Tableau12.18">
            <table:table-cell table:style-name="Tableau12.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2.18">
            <table:table-cell table:style-name="Tableau12.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2.18">
            <table:table-cell table:style-name="Tableau12.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2.18">
            <table:table-cell table:style-name="Tableau12.A27" table:number-columns-spanned="15" office:value-type="string">
              <text:p text:style-name="P62">Ressources pédagogiqu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column table:style-name="Tableau13.H"/>
          <table:table-column table:style-name="Tableau13.I"/>
          <table:table-column table:style-name="Tableau13.J"/>
          <table:table-column table:style-name="Tableau13.K"/>
          <table:table-column table:style-name="Tableau13.L"/>
          <table:table-column table:style-name="Tableau13.E" table:number-columns-repeated="2"/>
          <table:table-column table:style-name="Tableau13.O"/>
          <table:table-row table:style-name="Tableau13.1">
            <table:table-cell table:style-name="Tableau13.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3.1">
            <table:table-cell table:style-name="Tableau13.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3.1">
            <table:table-cell table:style-name="Tableau13.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3.1">
            <table:table-cell table:style-name="Tableau13.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3.5">
            <table:table-cell table:style-name="Tableau13.A5" table:number-columns-spanned="4" office:value-type="string">
              <text:p text:style-name="P7">Intitulé de l’Unité d’Enseignement :</text:p>
            </table:table-cell>
            <table:covered-table-cell/>
            <table:covered-table-cell/>
            <table:covered-table-cell/>
            <table:table-cell table:style-name="Tableau13.E5" table:number-columns-spanned="11" office:value-type="string">
              <text:p text:style-name="P54">Anglais 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3.5">
            <table:table-cell table:style-name="Tableau13.A5" table:number-columns-spanned="4" office:value-type="string">
              <text:p text:style-name="P4">Nature :</text:p>
            </table:table-cell>
            <table:covered-table-cell/>
            <table:covered-table-cell/>
            <table:covered-table-cell/>
            <table:table-cell table:style-name="Tableau13.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3.5">
            <table:table-cell table:style-name="Tableau13.A5" table:number-columns-spanned="4" office:value-type="string">
              <text:p text:style-name="P4">Semestre :</text:p>
            </table:table-cell>
            <table:covered-table-cell/>
            <table:covered-table-cell/>
            <table:covered-table-cell/>
            <table:table-cell table:style-name="Tableau13.E5" table:number-columns-spanned="11" office:value-type="string">
              <text:p text:style-name="P56">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3.5">
            <table:table-cell table:style-name="Tableau13.A5" table:number-columns-spanned="4" office:value-type="string">
              <text:p text:style-name="P4">Crédits ECTS :</text:p>
            </table:table-cell>
            <table:covered-table-cell/>
            <table:covered-table-cell/>
            <table:covered-table-cell/>
            <table:table-cell table:style-name="Tableau13.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3.5">
            <table:table-cell table:style-name="Tableau13.A5" table:number-columns-spanned="4" office:value-type="string">
              <text:p text:style-name="P4">Coefficient :</text:p>
            </table:table-cell>
            <table:covered-table-cell/>
            <table:covered-table-cell/>
            <table:covered-table-cell/>
            <table:table-cell table:style-name="Tableau13.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3.5">
            <table:table-cell table:style-name="Tableau13.A5" table:number-columns-spanned="4" office:value-type="string">
              <text:p text:style-name="P4">Langue de l’enseignement :</text:p>
            </table:table-cell>
            <table:covered-table-cell/>
            <table:covered-table-cell/>
            <table:covered-table-cell/>
            <table:table-cell table:style-name="Tableau13.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3.5">
            <table:table-cell table:style-name="Tableau13.A5" table:number-columns-spanned="4" office:value-type="string">
              <text:p text:style-name="P4">Volume horaire total :</text:p>
            </table:table-cell>
            <table:covered-table-cell/>
            <table:covered-table-cell/>
            <table:covered-table-cell/>
            <table:table-cell table:style-name="Tableau13.A5" office:value-type="string">
              <text:p text:style-name="P3">25</text:p>
            </table:table-cell>
            <table:table-cell table:style-name="Tableau13.A5" table:number-columns-spanned="2" office:value-type="string">
              <text:p text:style-name="P8">dont</text:p>
            </table:table-cell>
            <table:covered-table-cell/>
            <table:table-cell table:style-name="Tableau13.A5" table:number-columns-spanned="2" office:value-type="string">
              <text:p text:style-name="P11">CTD</text:p>
            </table:table-cell>
            <table:covered-table-cell/>
            <table:table-cell table:style-name="Tableau13.A5" office:value-type="string">
              <text:p text:style-name="P11"/>
            </table:table-cell>
            <table:table-cell table:style-name="Tableau13.A5" table:number-columns-spanned="2" office:value-type="string">
              <text:p text:style-name="P11">TD</text:p>
            </table:table-cell>
            <table:covered-table-cell/>
            <table:table-cell table:style-name="Tableau13.A5" office:value-type="string">
              <text:p text:style-name="P11">25</text:p>
            </table:table-cell>
            <table:table-cell table:style-name="Tableau13.A5" office:value-type="string">
              <text:p text:style-name="P11">TP</text:p>
            </table:table-cell>
            <table:table-cell table:style-name="Tableau13.E5" office:value-type="string">
              <text:p text:style-name="P11"/>
            </table:table-cell>
          </table:table-row>
          <table:table-row table:style-name="Tableau13.1">
            <table:table-cell table:style-name="Tableau13.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3.1">
            <table:table-cell table:style-name="Tableau13.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3.1">
            <table:table-cell table:style-name="Tableau13.A1" table:number-columns-spanned="15" office:value-type="string">
              <text:list xml:id="list88342426" text:continue-list="list41791731" text:style-name="WW8Num2">
                <text:list-item>
                  <text:p text:style-name="P5">contenu : </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3.1">
            <table:table-cell table:style-name="Tableau13.A1" table:number-columns-spanned="15" office:value-type="string">
              <text:list xml:id="list1776532453"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3.1">
            <table:table-cell table:style-name="Tableau13.A1" table:number-columns-spanned="15" office:value-type="string">
              <text:list xml:id="list484888431"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3.1">
            <table:table-cell table:style-name="Tableau13.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3.18">
            <table:table-cell table:style-name="Tableau13.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3.18">
            <table:table-cell table:style-name="Tableau13.A19" office:value-type="string">
              <text:p text:style-name="P65"/>
            </table:table-cell>
            <table:table-cell table:style-name="Tableau13.A19" table:number-columns-spanned="5" office:value-type="string">
              <text:p text:style-name="P9">Contrôle continu</text:p>
            </table:table-cell>
            <table:covered-table-cell/>
            <table:covered-table-cell/>
            <table:covered-table-cell/>
            <table:covered-table-cell/>
            <table:table-cell table:style-name="Tableau13.A19" table:number-columns-spanned="5" office:value-type="string">
              <text:p text:style-name="P80">Contrôle terminal</text:p>
            </table:table-cell>
            <table:covered-table-cell/>
            <table:covered-table-cell/>
            <table:covered-table-cell/>
            <table:covered-table-cell/>
            <table:table-cell table:style-name="Tableau13.A1" table:number-columns-spanned="4" office:value-type="string">
              <text:p text:style-name="P80">Contrôle mixte</text:p>
            </table:table-cell>
            <table:covered-table-cell/>
            <table:covered-table-cell/>
            <table:covered-table-cell/>
          </table:table-row>
          <table:table-row table:style-name="Tableau13.18">
            <table:table-cell table:style-name="Tableau13.A19" office:value-type="string">
              <text:p text:style-name="P70"/>
            </table:table-cell>
            <table:table-cell table:style-name="Tableau13.A19" office:value-type="string">
              <text:p text:style-name="P80">nb de CC durant le semestre</text:p>
            </table:table-cell>
            <table:table-cell table:style-name="Tableau13.A19" office:value-type="string">
              <text:p text:style-name="P9">durée</text:p>
            </table:table-cell>
            <table:table-cell table:style-name="Tableau13.A19" table:number-columns-spanned="3" office:value-type="string">
              <text:p text:style-name="P80">Nature</text:p>
              <text:p text:style-name="P79">(oral/écrit )</text:p>
            </table:table-cell>
            <table:covered-table-cell/>
            <table:covered-table-cell/>
            <table:table-cell table:style-name="Tableau13.A19" table:number-columns-spanned="2" office:value-type="string">
              <text:p text:style-name="P9">durée</text:p>
            </table:table-cell>
            <table:covered-table-cell/>
            <table:table-cell table:style-name="Tableau13.A19" table:number-columns-spanned="3" office:value-type="string">
              <text:p text:style-name="P80">Nature</text:p>
              <text:p text:style-name="P79">(oral/écrit)</text:p>
            </table:table-cell>
            <table:covered-table-cell/>
            <table:covered-table-cell/>
            <table:table-cell table:style-name="Tableau13.A1" table:number-columns-spanned="4" office:value-type="string">
              <text:p text:style-name="P9">répartition en % entre CC et CT</text:p>
            </table:table-cell>
            <table:covered-table-cell/>
            <table:covered-table-cell/>
            <table:covered-table-cell/>
          </table:table-row>
          <table:table-row table:style-name="Tableau13.18">
            <table:table-cell table:style-name="Tableau13.A19" office:value-type="string">
              <text:p text:style-name="P69"><text:span text:style-name="T2">1</text:span><text:span text:style-name="T8">ère</text:span><text:span text:style-name="T2"> session :</text:span></text:p>
            </table:table-cell>
            <table:table-cell table:style-name="Tableau13.A19" office:value-type="string">
              <text:p text:style-name="P9"/>
            </table:table-cell>
            <table:table-cell table:style-name="Tableau13.A19" office:value-type="string">
              <text:p text:style-name="P9"/>
            </table:table-cell>
            <table:table-cell table:style-name="Tableau13.A19" table:number-columns-spanned="3" office:value-type="string">
              <text:p text:style-name="P9"/>
            </table:table-cell>
            <table:covered-table-cell/>
            <table:covered-table-cell/>
            <table:table-cell table:style-name="Tableau13.A19" table:number-columns-spanned="2" office:value-type="string">
              <text:p text:style-name="P9"/>
            </table:table-cell>
            <table:covered-table-cell/>
            <table:table-cell table:style-name="Tableau13.A19" table:number-columns-spanned="3" office:value-type="string">
              <text:p text:style-name="P9"/>
            </table:table-cell>
            <table:covered-table-cell/>
            <table:covered-table-cell/>
            <table:table-cell table:style-name="Tableau13.A1" table:number-columns-spanned="4" office:value-type="string">
              <text:p text:style-name="P9"/>
            </table:table-cell>
            <table:covered-table-cell/>
            <table:covered-table-cell/>
            <table:covered-table-cell/>
          </table:table-row>
          <table:table-row table:style-name="Tableau13.18">
            <table:table-cell table:style-name="Tableau13.A19" office:value-type="string">
              <text:list xml:id="list735998200" text:continue-list="list467344972" text:style-name="WW8Num3">
                <text:list-item>
                  <text:p text:style-name="P10">RNE</text:p>
                </text:list-item>
              </text:list>
            </table:table-cell>
            <table:table-cell table:style-name="Tableau13.A19" office:value-type="string">
              <text:p text:style-name="P9"/>
            </table:table-cell>
            <table:table-cell table:style-name="Tableau13.A19" office:value-type="string">
              <text:p text:style-name="P9"/>
            </table:table-cell>
            <table:table-cell table:style-name="Tableau13.A19" table:number-columns-spanned="3" office:value-type="string">
              <text:p text:style-name="P9"/>
            </table:table-cell>
            <table:covered-table-cell/>
            <table:covered-table-cell/>
            <table:table-cell table:style-name="Tableau13.A19" table:number-columns-spanned="2" office:value-type="string">
              <text:p text:style-name="P9"/>
            </table:table-cell>
            <table:covered-table-cell/>
            <table:table-cell table:style-name="Tableau13.A19" table:number-columns-spanned="3" office:value-type="string">
              <text:p text:style-name="P9"/>
            </table:table-cell>
            <table:covered-table-cell/>
            <table:covered-table-cell/>
            <table:table-cell table:style-name="Tableau13.A1" table:number-columns-spanned="4" office:value-type="string">
              <text:p text:style-name="P9"/>
            </table:table-cell>
            <table:covered-table-cell/>
            <table:covered-table-cell/>
            <table:covered-table-cell/>
          </table:table-row>
          <table:table-row table:style-name="Tableau13.18">
            <table:table-cell table:style-name="Tableau13.A19" office:value-type="string">
              <text:list xml:id="list1332519428" text:continue-numbering="true" text:style-name="WW8Num3">
                <text:list-item>
                  <text:p text:style-name="P10">RSE</text:p>
                </text:list-item>
              </text:list>
            </table:table-cell>
            <table:table-cell table:style-name="Tableau13.A19" office:value-type="string">
              <text:p text:style-name="P9"/>
            </table:table-cell>
            <table:table-cell table:style-name="Tableau13.A19" office:value-type="string">
              <text:p text:style-name="P9"/>
            </table:table-cell>
            <table:table-cell table:style-name="Tableau13.A19" table:number-columns-spanned="3" office:value-type="string">
              <text:p text:style-name="P9"/>
            </table:table-cell>
            <table:covered-table-cell/>
            <table:covered-table-cell/>
            <table:table-cell table:style-name="Tableau13.A19" table:number-columns-spanned="2" office:value-type="string">
              <text:p text:style-name="P9"/>
            </table:table-cell>
            <table:covered-table-cell/>
            <table:table-cell table:style-name="Tableau13.A19" table:number-columns-spanned="3" office:value-type="string">
              <text:p text:style-name="P9"/>
            </table:table-cell>
            <table:covered-table-cell/>
            <table:covered-table-cell/>
            <table:table-cell table:style-name="Tableau13.A1" table:number-columns-spanned="4" office:value-type="string">
              <text:p text:style-name="P9"/>
            </table:table-cell>
            <table:covered-table-cell/>
            <table:covered-table-cell/>
            <table:covered-table-cell/>
          </table:table-row>
          <table:table-row table:style-name="Tableau13.18">
            <table:table-cell table:style-name="Tableau13.A19" office:value-type="string">
              <text:p text:style-name="P1"><text:span text:style-name="T2">2</text:span><text:span text:style-name="T8">ème</text:span><text:span text:style-name="T2"> session :</text:span></text:p>
            </table:table-cell>
            <table:table-cell table:style-name="Tableau13.A19" office:value-type="string">
              <text:p text:style-name="P9"/>
            </table:table-cell>
            <table:table-cell table:style-name="Tableau13.A19" office:value-type="string">
              <text:p text:style-name="P9"/>
            </table:table-cell>
            <table:table-cell table:style-name="Tableau13.A19" table:number-columns-spanned="3" office:value-type="string">
              <text:p text:style-name="P9"/>
            </table:table-cell>
            <table:covered-table-cell/>
            <table:covered-table-cell/>
            <table:table-cell table:style-name="Tableau13.A19" table:number-columns-spanned="2" office:value-type="string">
              <text:p text:style-name="P9"/>
            </table:table-cell>
            <table:covered-table-cell/>
            <table:table-cell table:style-name="Tableau13.A19" table:number-columns-spanned="3" office:value-type="string">
              <text:p text:style-name="P9"/>
            </table:table-cell>
            <table:covered-table-cell/>
            <table:covered-table-cell/>
            <table:table-cell table:style-name="Tableau13.A1" table:number-columns-spanned="4" office:value-type="string">
              <text:p text:style-name="P9"/>
            </table:table-cell>
            <table:covered-table-cell/>
            <table:covered-table-cell/>
            <table:covered-table-cell/>
          </table:table-row>
          <text:soft-page-break/>
          <table:table-row table:style-name="Tableau13.18">
            <table:table-cell table:style-name="Tableau13.A19" office:value-type="string">
              <text:list xml:id="list463650581" text:continue-numbering="true" text:style-name="WW8Num3">
                <text:list-item>
                  <text:p text:style-name="P10">RNE</text:p>
                </text:list-item>
              </text:list>
            </table:table-cell>
            <table:table-cell table:style-name="Tableau13.A19" office:value-type="string">
              <text:p text:style-name="P6"/>
            </table:table-cell>
            <table:table-cell table:style-name="Tableau13.A19" office:value-type="string">
              <text:p text:style-name="P6"/>
            </table:table-cell>
            <table:table-cell table:style-name="Tableau13.A19" table:number-columns-spanned="3" office:value-type="string">
              <text:p text:style-name="P6"/>
            </table:table-cell>
            <table:covered-table-cell/>
            <table:covered-table-cell/>
            <table:table-cell table:style-name="Tableau13.A19" table:number-columns-spanned="2" office:value-type="string">
              <text:p text:style-name="P6"/>
            </table:table-cell>
            <table:covered-table-cell/>
            <table:table-cell table:style-name="Tableau13.A19" table:number-columns-spanned="3" office:value-type="string">
              <text:p text:style-name="P6"/>
            </table:table-cell>
            <table:covered-table-cell/>
            <table:covered-table-cell/>
            <table:table-cell table:style-name="Tableau13.A1" table:number-columns-spanned="4" office:value-type="string">
              <text:p text:style-name="P6"/>
            </table:table-cell>
            <table:covered-table-cell/>
            <table:covered-table-cell/>
            <table:covered-table-cell/>
          </table:table-row>
          <table:table-row table:style-name="Tableau13.18">
            <table:table-cell table:style-name="Tableau13.A19" office:value-type="string">
              <text:list xml:id="list273738652" text:continue-numbering="true" text:style-name="WW8Num3">
                <text:list-item>
                  <text:p text:style-name="P10">RSE</text:p>
                </text:list-item>
              </text:list>
            </table:table-cell>
            <table:table-cell table:style-name="Tableau13.A19" office:value-type="string">
              <text:p text:style-name="P6"/>
            </table:table-cell>
            <table:table-cell table:style-name="Tableau13.A19" office:value-type="string">
              <text:p text:style-name="P6"/>
            </table:table-cell>
            <table:table-cell table:style-name="Tableau13.A19" table:number-columns-spanned="3" office:value-type="string">
              <text:p text:style-name="P6"/>
            </table:table-cell>
            <table:covered-table-cell/>
            <table:covered-table-cell/>
            <table:table-cell table:style-name="Tableau13.A19" table:number-columns-spanned="2" office:value-type="string">
              <text:p text:style-name="P6"/>
            </table:table-cell>
            <table:covered-table-cell/>
            <table:table-cell table:style-name="Tableau13.A19" table:number-columns-spanned="3" office:value-type="string">
              <text:p text:style-name="P6"/>
            </table:table-cell>
            <table:covered-table-cell/>
            <table:covered-table-cell/>
            <table:table-cell table:style-name="Tableau13.A1" table:number-columns-spanned="4" office:value-type="string">
              <text:p text:style-name="P6"/>
            </table:table-cell>
            <table:covered-table-cell/>
            <table:covered-table-cell/>
            <table:covered-table-cell/>
          </table:table-row>
          <table:table-row table:style-name="Tableau13.18">
            <table:table-cell table:style-name="Tableau13.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3.18">
            <table:table-cell table:style-name="Tableau13.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3.18">
            <table:table-cell table:style-name="Tableau13.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3.18">
            <table:table-cell table:style-name="Tableau13.A27" table:number-columns-spanned="15" office:value-type="string">
              <text:p text:style-name="P62">Ressources pédagogiqu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column table:style-name="Tableau14.I"/>
          <table:table-column table:style-name="Tableau14.J"/>
          <table:table-column table:style-name="Tableau14.K"/>
          <table:table-column table:style-name="Tableau14.L"/>
          <table:table-column table:style-name="Tableau14.E" table:number-columns-repeated="2"/>
          <table:table-column table:style-name="Tableau14.O"/>
          <table:table-row table:style-name="Tableau14.1">
            <table:table-cell table:style-name="Tableau14.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4.1">
            <table:table-cell table:style-name="Tableau14.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4.1">
            <table:table-cell table:style-name="Tableau14.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4.1">
            <table:table-cell table:style-name="Tableau14.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4.5">
            <table:table-cell table:style-name="Tableau14.A5" table:number-columns-spanned="4" office:value-type="string">
              <text:p text:style-name="P7">Intitulé de l’Unité d’Enseignement :</text:p>
            </table:table-cell>
            <table:covered-table-cell/>
            <table:covered-table-cell/>
            <table:covered-table-cell/>
            <table:table-cell table:style-name="Tableau14.E5" table:number-columns-spanned="11" office:value-type="string">
              <text:p text:style-name="P54">Préparation au C2I (niveau 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4.5">
            <table:table-cell table:style-name="Tableau14.A5" table:number-columns-spanned="4" office:value-type="string">
              <text:p text:style-name="P4">Nature :</text:p>
            </table:table-cell>
            <table:covered-table-cell/>
            <table:covered-table-cell/>
            <table:covered-table-cell/>
            <table:table-cell table:style-name="Tableau14.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4.5">
            <table:table-cell table:style-name="Tableau14.A5" table:number-columns-spanned="4" office:value-type="string">
              <text:p text:style-name="P4">Semestre :</text:p>
            </table:table-cell>
            <table:covered-table-cell/>
            <table:covered-table-cell/>
            <table:covered-table-cell/>
            <table:table-cell table:style-name="Tableau14.E5" table:number-columns-spanned="11" office:value-type="string">
              <text:p text:style-name="P56">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4.5">
            <table:table-cell table:style-name="Tableau14.A5" table:number-columns-spanned="4" office:value-type="string">
              <text:p text:style-name="P4">Crédits ECTS :</text:p>
            </table:table-cell>
            <table:covered-table-cell/>
            <table:covered-table-cell/>
            <table:covered-table-cell/>
            <table:table-cell table:style-name="Tableau14.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4.5">
            <table:table-cell table:style-name="Tableau14.A5" table:number-columns-spanned="4" office:value-type="string">
              <text:p text:style-name="P4">Coefficient :</text:p>
            </table:table-cell>
            <table:covered-table-cell/>
            <table:covered-table-cell/>
            <table:covered-table-cell/>
            <table:table-cell table:style-name="Tableau14.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4.5">
            <table:table-cell table:style-name="Tableau14.A5" table:number-columns-spanned="4" office:value-type="string">
              <text:p text:style-name="P4">Langue de l’enseignement :</text:p>
            </table:table-cell>
            <table:covered-table-cell/>
            <table:covered-table-cell/>
            <table:covered-table-cell/>
            <table:table-cell table:style-name="Tableau14.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4.5">
            <table:table-cell table:style-name="Tableau14.A5" table:number-columns-spanned="4" office:value-type="string">
              <text:p text:style-name="P4">Volume horaire total :</text:p>
            </table:table-cell>
            <table:covered-table-cell/>
            <table:covered-table-cell/>
            <table:covered-table-cell/>
            <table:table-cell table:style-name="Tableau14.A5" office:value-type="string">
              <text:p text:style-name="P3">22</text:p>
            </table:table-cell>
            <table:table-cell table:style-name="Tableau14.A5" table:number-columns-spanned="2" office:value-type="string">
              <text:p text:style-name="P8">dont</text:p>
            </table:table-cell>
            <table:covered-table-cell/>
            <table:table-cell table:style-name="Tableau14.A5" table:number-columns-spanned="2" office:value-type="string">
              <text:p text:style-name="P11">CTD</text:p>
            </table:table-cell>
            <table:covered-table-cell/>
            <table:table-cell table:style-name="Tableau14.A5" office:value-type="string">
              <text:p text:style-name="P11">22</text:p>
            </table:table-cell>
            <table:table-cell table:style-name="Tableau14.A5" table:number-columns-spanned="2" office:value-type="string">
              <text:p text:style-name="P11">TD</text:p>
            </table:table-cell>
            <table:covered-table-cell/>
            <table:table-cell table:style-name="Tableau14.A5" office:value-type="string">
              <text:p text:style-name="P11"/>
            </table:table-cell>
            <table:table-cell table:style-name="Tableau14.A5" office:value-type="string">
              <text:p text:style-name="P11">TP</text:p>
            </table:table-cell>
            <table:table-cell table:style-name="Tableau14.E5" office:value-type="string">
              <text:p text:style-name="P11"/>
            </table:table-cell>
          </table:table-row>
          <table:table-row table:style-name="Tableau14.1">
            <table:table-cell table:style-name="Tableau14.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4.1">
            <table:table-cell table:style-name="Tableau14.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4.1">
            <table:table-cell table:style-name="Tableau14.A1" table:number-columns-spanned="15" office:value-type="string">
              <text:list xml:id="list1732131038" text:continue-list="list484888431" text:style-name="WW8Num2">
                <text:list-item>
                  <text:p text:style-name="P5">contenu : </text:p>
                </text:list-item>
              </text:list>
              <text:p text:style-name="P28">S’approprier son environnement de travail. Sécuriser son espace de travail local et distant. Pérenniser ses données.</text:p>
              <text:p text:style-name="P28">Intégrer les règlementations concernant l’utilisation des ressources numériques et les règles de bon usage du numérique. Maîtriser son identité numérique.</text:p>
              <text:p text:style-name="P28">Maîtriser les fonctionnalités nécessaires à l’élaboration et la structuration de documents complexes. Traiter des données chiffrées à l’aide d’un tableur.</text:p>
              <text:p text:style-name="P28">Organiser la recherche d’informations numériqu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4.1">
            <table:table-cell table:style-name="Tableau14.A1" table:number-columns-spanned="15" office:value-type="string">
              <text:list xml:id="list1554615682"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4.1">
            <table:table-cell table:style-name="Tableau14.A1" table:number-columns-spanned="15" office:value-type="string">
              <text:list xml:id="list908813073" text:continue-numbering="true" text:style-name="WW8Num2">
                <text:list-item>
                  <text:p text:style-name="P64">objectifs (savoirs et compétences acquis) : Développer les compétences de base nécessaires à l’usage des Technologies de l’Information et de la Communication.</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4.1">
            <table:table-cell table:style-name="Tableau14.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4.18">
            <table:table-cell table:style-name="Tableau14.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4.18">
            <table:table-cell table:style-name="Tableau14.A19" office:value-type="string">
              <text:p text:style-name="P65"/>
            </table:table-cell>
            <table:table-cell table:style-name="Tableau14.A19" table:number-columns-spanned="5" office:value-type="string">
              <text:p text:style-name="P9">Contrôle continu</text:p>
            </table:table-cell>
            <table:covered-table-cell/>
            <table:covered-table-cell/>
            <table:covered-table-cell/>
            <table:covered-table-cell/>
            <table:table-cell table:style-name="Tableau14.A19" table:number-columns-spanned="5" office:value-type="string">
              <text:p text:style-name="P80">Contrôle terminal</text:p>
            </table:table-cell>
            <table:covered-table-cell/>
            <table:covered-table-cell/>
            <table:covered-table-cell/>
            <table:covered-table-cell/>
            <table:table-cell table:style-name="Tableau14.A1" table:number-columns-spanned="4" office:value-type="string">
              <text:p text:style-name="P80">Contrôle mixte</text:p>
            </table:table-cell>
            <table:covered-table-cell/>
            <table:covered-table-cell/>
            <table:covered-table-cell/>
          </table:table-row>
          <table:table-row table:style-name="Tableau14.18">
            <table:table-cell table:style-name="Tableau14.A19" office:value-type="string">
              <text:p text:style-name="P70"/>
            </table:table-cell>
            <table:table-cell table:style-name="Tableau14.A19" office:value-type="string">
              <text:p text:style-name="P80">nb de CC durant le semestre</text:p>
            </table:table-cell>
            <table:table-cell table:style-name="Tableau14.A19" office:value-type="string">
              <text:p text:style-name="P9">durée</text:p>
            </table:table-cell>
            <table:table-cell table:style-name="Tableau14.A19" table:number-columns-spanned="3" office:value-type="string">
              <text:p text:style-name="P80">Nature</text:p>
              <text:p text:style-name="P79">(oral/écrit )</text:p>
            </table:table-cell>
            <table:covered-table-cell/>
            <table:covered-table-cell/>
            <table:table-cell table:style-name="Tableau14.A19" table:number-columns-spanned="2" office:value-type="string">
              <text:p text:style-name="P9">durée</text:p>
            </table:table-cell>
            <table:covered-table-cell/>
            <table:table-cell table:style-name="Tableau14.A19" table:number-columns-spanned="3" office:value-type="string">
              <text:p text:style-name="P80">Nature</text:p>
              <text:p text:style-name="P79">(oral/écrit)</text:p>
            </table:table-cell>
            <table:covered-table-cell/>
            <table:covered-table-cell/>
            <table:table-cell table:style-name="Tableau14.A1" table:number-columns-spanned="4" office:value-type="string">
              <text:p text:style-name="P9">répartition en % entre CC et CT</text:p>
            </table:table-cell>
            <table:covered-table-cell/>
            <table:covered-table-cell/>
            <table:covered-table-cell/>
          </table:table-row>
          <table:table-row table:style-name="Tableau14.18">
            <table:table-cell table:style-name="Tableau14.A19" office:value-type="string">
              <text:p text:style-name="P69"><text:span text:style-name="T2">1</text:span><text:span text:style-name="T8">ère</text:span><text:span text:style-name="T2"> session :</text:span></text:p>
            </table:table-cell>
            <table:table-cell table:style-name="Tableau14.A19" office:value-type="string">
              <text:p text:style-name="P9"/>
            </table:table-cell>
            <table:table-cell table:style-name="Tableau14.A19" office:value-type="string">
              <text:p text:style-name="P9"/>
            </table:table-cell>
            <table:table-cell table:style-name="Tableau14.A19" table:number-columns-spanned="3" office:value-type="string">
              <text:p text:style-name="P9"/>
            </table:table-cell>
            <table:covered-table-cell/>
            <table:covered-table-cell/>
            <table:table-cell table:style-name="Tableau14.A19" table:number-columns-spanned="2" office:value-type="string">
              <text:p text:style-name="P9">2</text:p>
            </table:table-cell>
            <table:covered-table-cell/>
            <table:table-cell table:style-name="Tableau14.A19" table:number-columns-spanned="3" office:value-type="string">
              <text:p text:style-name="P9">Ecrit (TP)</text:p>
            </table:table-cell>
            <table:covered-table-cell/>
            <table:covered-table-cell/>
            <table:table-cell table:style-name="Tableau14.A1" table:number-columns-spanned="4" office:value-type="string">
              <text:p text:style-name="P9"/>
            </table:table-cell>
            <table:covered-table-cell/>
            <table:covered-table-cell/>
            <table:covered-table-cell/>
          </table:table-row>
          <table:table-row table:style-name="Tableau14.18">
            <table:table-cell table:style-name="Tableau14.A19" office:value-type="string">
              <text:list xml:id="list286715548" text:continue-list="list273738652" text:style-name="WW8Num3">
                <text:list-item>
                  <text:p text:style-name="P10">RNE</text:p>
                </text:list-item>
              </text:list>
            </table:table-cell>
            <table:table-cell table:style-name="Tableau14.A19" office:value-type="string">
              <text:p text:style-name="P9"/>
            </table:table-cell>
            <table:table-cell table:style-name="Tableau14.A19" office:value-type="string">
              <text:p text:style-name="P9"/>
            </table:table-cell>
            <table:table-cell table:style-name="Tableau14.A19" table:number-columns-spanned="3" office:value-type="string">
              <text:p text:style-name="P9"/>
            </table:table-cell>
            <table:covered-table-cell/>
            <table:covered-table-cell/>
            <table:table-cell table:style-name="Tableau14.A19" table:number-columns-spanned="2" office:value-type="string">
              <text:p text:style-name="P9"/>
            </table:table-cell>
            <table:covered-table-cell/>
            <table:table-cell table:style-name="Tableau14.A19" table:number-columns-spanned="3" office:value-type="string">
              <text:p text:style-name="P9"/>
            </table:table-cell>
            <table:covered-table-cell/>
            <table:covered-table-cell/>
            <table:table-cell table:style-name="Tableau14.A1" table:number-columns-spanned="4" office:value-type="string">
              <text:p text:style-name="P9"/>
            </table:table-cell>
            <table:covered-table-cell/>
            <table:covered-table-cell/>
            <table:covered-table-cell/>
          </table:table-row>
          <table:table-row table:style-name="Tableau14.18">
            <table:table-cell table:style-name="Tableau14.A19" office:value-type="string">
              <text:list xml:id="list791490116" text:continue-numbering="true" text:style-name="WW8Num3">
                <text:list-item>
                  <text:p text:style-name="P10">RSE</text:p>
                </text:list-item>
              </text:list>
            </table:table-cell>
            <table:table-cell table:style-name="Tableau14.A19" office:value-type="string">
              <text:p text:style-name="P9"/>
            </table:table-cell>
            <table:table-cell table:style-name="Tableau14.A19" office:value-type="string">
              <text:p text:style-name="P9"/>
            </table:table-cell>
            <table:table-cell table:style-name="Tableau14.A19" table:number-columns-spanned="3" office:value-type="string">
              <text:p text:style-name="P9"/>
            </table:table-cell>
            <table:covered-table-cell/>
            <table:covered-table-cell/>
            <table:table-cell table:style-name="Tableau14.A19" table:number-columns-spanned="2" office:value-type="string">
              <text:p text:style-name="P9"/>
            </table:table-cell>
            <table:covered-table-cell/>
            <table:table-cell table:style-name="Tableau14.A19" table:number-columns-spanned="3" office:value-type="string">
              <text:p text:style-name="P9"/>
            </table:table-cell>
            <table:covered-table-cell/>
            <table:covered-table-cell/>
            <table:table-cell table:style-name="Tableau14.A1" table:number-columns-spanned="4" office:value-type="string">
              <text:p text:style-name="P9"/>
            </table:table-cell>
            <table:covered-table-cell/>
            <table:covered-table-cell/>
            <table:covered-table-cell/>
          </table:table-row>
          <table:table-row table:style-name="Tableau14.18">
            <table:table-cell table:style-name="Tableau14.A19" office:value-type="string">
              <text:p text:style-name="P1"><text:span text:style-name="T2">2</text:span><text:span text:style-name="T8">ème</text:span><text:span text:style-name="T2"> session :</text:span></text:p>
            </table:table-cell>
            <table:table-cell table:style-name="Tableau14.A19" office:value-type="string">
              <text:p text:style-name="P9"/>
            </table:table-cell>
            <table:table-cell table:style-name="Tableau14.A19" office:value-type="string">
              <text:p text:style-name="P9"/>
            </table:table-cell>
            <table:table-cell table:style-name="Tableau14.A19" table:number-columns-spanned="3" office:value-type="string">
              <text:p text:style-name="P9"/>
            </table:table-cell>
            <table:covered-table-cell/>
            <table:covered-table-cell/>
            <table:table-cell table:style-name="Tableau14.A19" table:number-columns-spanned="2" office:value-type="string">
              <text:p text:style-name="P9">2</text:p>
            </table:table-cell>
            <table:covered-table-cell/>
            <table:table-cell table:style-name="Tableau14.A19" table:number-columns-spanned="3" office:value-type="string">
              <text:p text:style-name="P9">Ecrit (TP)</text:p>
            </table:table-cell>
            <table:covered-table-cell/>
            <table:covered-table-cell/>
            <table:table-cell table:style-name="Tableau14.A1" table:number-columns-spanned="4" office:value-type="string">
              <text:p text:style-name="P9"/>
            </table:table-cell>
            <table:covered-table-cell/>
            <table:covered-table-cell/>
            <table:covered-table-cell/>
          </table:table-row>
          <table:table-row table:style-name="Tableau14.18">
            <table:table-cell table:style-name="Tableau14.A19" office:value-type="string">
              <text:list xml:id="list1977248842" text:continue-numbering="true" text:style-name="WW8Num3">
                <text:list-item>
                  <text:p text:style-name="P10">RNE</text:p>
                </text:list-item>
              </text:list>
            </table:table-cell>
            <table:table-cell table:style-name="Tableau14.A19" office:value-type="string">
              <text:p text:style-name="P6"/>
            </table:table-cell>
            <table:table-cell table:style-name="Tableau14.A19" office:value-type="string">
              <text:p text:style-name="P6"/>
            </table:table-cell>
            <table:table-cell table:style-name="Tableau14.A19" table:number-columns-spanned="3" office:value-type="string">
              <text:p text:style-name="P6"/>
            </table:table-cell>
            <table:covered-table-cell/>
            <table:covered-table-cell/>
            <table:table-cell table:style-name="Tableau14.A19" table:number-columns-spanned="2" office:value-type="string">
              <text:p text:style-name="P6"/>
            </table:table-cell>
            <table:covered-table-cell/>
            <table:table-cell table:style-name="Tableau14.A19" table:number-columns-spanned="3" office:value-type="string">
              <text:p text:style-name="P6"/>
            </table:table-cell>
            <table:covered-table-cell/>
            <table:covered-table-cell/>
            <table:table-cell table:style-name="Tableau14.A1" table:number-columns-spanned="4" office:value-type="string">
              <text:p text:style-name="P6"/>
            </table:table-cell>
            <table:covered-table-cell/>
            <table:covered-table-cell/>
            <table:covered-table-cell/>
          </table:table-row>
          <table:table-row table:style-name="Tableau14.18">
            <table:table-cell table:style-name="Tableau14.A19" office:value-type="string">
              <text:list xml:id="list228428917" text:continue-numbering="true" text:style-name="WW8Num3">
                <text:list-item>
                  <text:p text:style-name="P10">RSE</text:p>
                </text:list-item>
              </text:list>
            </table:table-cell>
            <table:table-cell table:style-name="Tableau14.A19" office:value-type="string">
              <text:p text:style-name="P6"/>
            </table:table-cell>
            <table:table-cell table:style-name="Tableau14.A19" office:value-type="string">
              <text:p text:style-name="P6"/>
            </table:table-cell>
            <table:table-cell table:style-name="Tableau14.A19" table:number-columns-spanned="3" office:value-type="string">
              <text:p text:style-name="P6"/>
            </table:table-cell>
            <table:covered-table-cell/>
            <table:covered-table-cell/>
            <table:table-cell table:style-name="Tableau14.A19" table:number-columns-spanned="2" office:value-type="string">
              <text:p text:style-name="P6"/>
            </table:table-cell>
            <table:covered-table-cell/>
            <table:table-cell table:style-name="Tableau14.A19" table:number-columns-spanned="3" office:value-type="string">
              <text:p text:style-name="P6"/>
            </table:table-cell>
            <table:covered-table-cell/>
            <table:covered-table-cell/>
            <table:table-cell table:style-name="Tableau14.A1" table:number-columns-spanned="4" office:value-type="string">
              <text:p text:style-name="P6"/>
            </table:table-cell>
            <table:covered-table-cell/>
            <table:covered-table-cell/>
            <table:covered-table-cell/>
          </table:table-row>
          <table:table-row table:style-name="Tableau14.18">
            <table:table-cell table:style-name="Tableau14.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14.18">
            <table:table-cell table:style-name="Tableau14.A27" table:number-columns-spanned="15" office:value-type="string">
              <text:p text:style-name="P7">Responsable de l’enseignement : Laure KAHLE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4.18">
            <table:table-cell table:style-name="Tableau14.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4.18">
            <table:table-cell table:style-name="Tableau14.A27" table:number-columns-spanned="15" office:value-type="string">
              <text:p text:style-name="P62">Ressources pédagogiqu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P46"><text:span text:style-name="T9">S</text:span>emestre 3</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column table:style-name="Tableau15.H"/>
          <table:table-column table:style-name="Tableau15.I"/>
          <table:table-column table:style-name="Tableau15.J"/>
          <table:table-column table:style-name="Tableau15.K"/>
          <table:table-column table:style-name="Tableau15.L"/>
          <table:table-column table:style-name="Tableau15.E" table:number-columns-repeated="2"/>
          <table:table-column table:style-name="Tableau15.O"/>
          <table:table-row table:style-name="Tableau15.1">
            <table:table-cell table:style-name="Tableau15.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1">
            <table:table-cell table:style-name="Tableau15.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1">
            <table:table-cell table:style-name="Tableau15.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1">
            <table:table-cell table:style-name="Tableau15.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5">
            <table:table-cell table:style-name="Tableau15.A5" table:number-columns-spanned="4" office:value-type="string">
              <text:p text:style-name="P7">Intitulé de l’Unité d’Enseignement :</text:p>
            </table:table-cell>
            <table:covered-table-cell/>
            <table:covered-table-cell/>
            <table:covered-table-cell/>
            <table:table-cell table:style-name="Tableau15.E5" table:number-columns-spanned="11" office:value-type="string">
              <text:p text:style-name="P54">Algorithmique et programmation 3 (Programmation orientée objet)</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5">
            <table:table-cell table:style-name="Tableau15.A5" table:number-columns-spanned="4" office:value-type="string">
              <text:p text:style-name="P4">Nature :</text:p>
            </table:table-cell>
            <table:covered-table-cell/>
            <table:covered-table-cell/>
            <table:covered-table-cell/>
            <table:table-cell table:style-name="Tableau15.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5">
            <table:table-cell table:style-name="Tableau15.A5" table:number-columns-spanned="4" office:value-type="string">
              <text:p text:style-name="P4">Semestre :</text:p>
            </table:table-cell>
            <table:covered-table-cell/>
            <table:covered-table-cell/>
            <table:covered-table-cell/>
            <table:table-cell table:style-name="Tableau15.E5" table:number-columns-spanned="11" office:value-type="string">
              <text:p text:style-name="P56">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5">
            <table:table-cell table:style-name="Tableau15.A5" table:number-columns-spanned="4" office:value-type="string">
              <text:p text:style-name="P4">Crédits ECTS :</text:p>
            </table:table-cell>
            <table:covered-table-cell/>
            <table:covered-table-cell/>
            <table:covered-table-cell/>
            <table:table-cell table:style-name="Tableau15.E5" table:number-columns-spanned="11" office:value-type="string">
              <text:p text:style-name="P3">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5">
            <table:table-cell table:style-name="Tableau15.A5" table:number-columns-spanned="4" office:value-type="string">
              <text:p text:style-name="P4">Coefficient :</text:p>
            </table:table-cell>
            <table:covered-table-cell/>
            <table:covered-table-cell/>
            <table:covered-table-cell/>
            <table:table-cell table:style-name="Tableau15.E5" table:number-columns-spanned="11" office:value-type="string">
              <text:p text:style-name="P3">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5">
            <table:table-cell table:style-name="Tableau15.A5" table:number-columns-spanned="4" office:value-type="string">
              <text:p text:style-name="P4">Langue de l’enseignement :</text:p>
            </table:table-cell>
            <table:covered-table-cell/>
            <table:covered-table-cell/>
            <table:covered-table-cell/>
            <table:table-cell table:style-name="Tableau15.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5">
            <table:table-cell table:style-name="Tableau15.A5" table:number-columns-spanned="4" office:value-type="string">
              <text:p text:style-name="P4">Volume horaire total :</text:p>
            </table:table-cell>
            <table:covered-table-cell/>
            <table:covered-table-cell/>
            <table:covered-table-cell/>
            <table:table-cell table:style-name="Tableau15.A5" office:value-type="string">
              <text:p text:style-name="P3">60</text:p>
            </table:table-cell>
            <table:table-cell table:style-name="Tableau15.A5" table:number-columns-spanned="2" office:value-type="string">
              <text:p text:style-name="P8">dont</text:p>
            </table:table-cell>
            <table:covered-table-cell/>
            <table:table-cell table:style-name="Tableau15.A5" table:number-columns-spanned="2" office:value-type="string">
              <text:p text:style-name="P11">CM</text:p>
            </table:table-cell>
            <table:covered-table-cell/>
            <table:table-cell table:style-name="Tableau15.A5" office:value-type="string">
              <text:p text:style-name="P11">20</text:p>
            </table:table-cell>
            <table:table-cell table:style-name="Tableau15.A5" table:number-columns-spanned="2" office:value-type="string">
              <text:p text:style-name="P11">TD</text:p>
            </table:table-cell>
            <table:covered-table-cell/>
            <table:table-cell table:style-name="Tableau15.A5" office:value-type="string">
              <text:p text:style-name="P11">40</text:p>
            </table:table-cell>
            <table:table-cell table:style-name="Tableau15.A5" office:value-type="string">
              <text:p text:style-name="P11">TP</text:p>
            </table:table-cell>
            <table:table-cell table:style-name="Tableau15.E5" office:value-type="string">
              <text:p text:style-name="P11"/>
            </table:table-cell>
          </table:table-row>
          <table:table-row table:style-name="Tableau15.1">
            <table:table-cell table:style-name="Tableau15.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1">
            <table:table-cell table:style-name="Tableau15.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1">
            <table:table-cell table:style-name="Tableau15.A1" table:number-columns-spanned="15" office:value-type="string">
              <text:list xml:id="list420625931" text:continue-list="list908813073" text:style-name="WW8Num2">
                <text:list-item>
                  <text:p text:style-name="P5">contenu : </text:p>
                </text:list-item>
              </text:list>
              <text:p text:style-name="P2">Présentation de l'approche objet (valeurs + message), bases de conception/analyse objet. Notions de classes, méthodes, attributs, encapsulation, héritage (simple), interface, classe internes, exceptions... Mise en œuvre des interfaces graphiques et de la programmation événementiel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1">
            <table:table-cell table:style-name="Tableau15.A1" table:number-columns-spanned="15" office:value-type="string">
              <text:list xml:id="list860435141" text:continue-numbering="true" text:style-name="WW8Num2">
                <text:list-item>
                  <text:p text:style-name="P64">pré-requis :</text:p>
                </text:list-item>
              </text:list>
              <text:p text:style-name="P63">Programmation impérative, algorithmes et structures de données (algorithmique et programmation 1 et 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1">
            <table:table-cell table:style-name="Tableau15.A1" table:number-columns-spanned="15" office:value-type="string">
              <text:list xml:id="list1095114637" text:continue-numbering="true" text:style-name="WW8Num2">
                <text:list-item>
                  <text:p text:style-name="P64">objectifs (savoirs et compétences acquis) : </text:p>
                </text:list-item>
              </text:list>
              <text:p text:style-name="P61">Maîtrise des bases de la conception et de la programmation obje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1">
            <table:table-cell table:style-name="Tableau15.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18">
            <table:table-cell table:style-name="Tableau15.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18">
            <table:table-cell table:style-name="Tableau15.A19" office:value-type="string">
              <text:p text:style-name="P65"/>
            </table:table-cell>
            <table:table-cell table:style-name="Tableau15.A19" table:number-columns-spanned="5" office:value-type="string">
              <text:p text:style-name="P9">Contrôle continu</text:p>
            </table:table-cell>
            <table:covered-table-cell/>
            <table:covered-table-cell/>
            <table:covered-table-cell/>
            <table:covered-table-cell/>
            <table:table-cell table:style-name="Tableau15.A19" table:number-columns-spanned="5" office:value-type="string">
              <text:p text:style-name="P80">Contrôle terminal</text:p>
            </table:table-cell>
            <table:covered-table-cell/>
            <table:covered-table-cell/>
            <table:covered-table-cell/>
            <table:covered-table-cell/>
            <table:table-cell table:style-name="Tableau15.A1" table:number-columns-spanned="4" office:value-type="string">
              <text:p text:style-name="P80">Contrôle mixte</text:p>
            </table:table-cell>
            <table:covered-table-cell/>
            <table:covered-table-cell/>
            <table:covered-table-cell/>
          </table:table-row>
          <table:table-row table:style-name="Tableau15.18">
            <table:table-cell table:style-name="Tableau15.A19" office:value-type="string">
              <text:p text:style-name="P70"/>
            </table:table-cell>
            <table:table-cell table:style-name="Tableau15.A19" office:value-type="string">
              <text:p text:style-name="P80">nb de CC durant le semestre</text:p>
            </table:table-cell>
            <table:table-cell table:style-name="Tableau15.A19" office:value-type="string">
              <text:p text:style-name="P9">durée</text:p>
            </table:table-cell>
            <table:table-cell table:style-name="Tableau15.A19" table:number-columns-spanned="3" office:value-type="string">
              <text:p text:style-name="P80">Nature</text:p>
              <text:p text:style-name="P79">(oral/écrit )</text:p>
            </table:table-cell>
            <table:covered-table-cell/>
            <table:covered-table-cell/>
            <table:table-cell table:style-name="Tableau15.A19" table:number-columns-spanned="2" office:value-type="string">
              <text:p text:style-name="P9">durée</text:p>
            </table:table-cell>
            <table:covered-table-cell/>
            <table:table-cell table:style-name="Tableau15.A19" table:number-columns-spanned="3" office:value-type="string">
              <text:p text:style-name="P80">Nature</text:p>
              <text:p text:style-name="P79">(oral/écrit)</text:p>
            </table:table-cell>
            <table:covered-table-cell/>
            <table:covered-table-cell/>
            <table:table-cell table:style-name="Tableau15.A1" table:number-columns-spanned="4" office:value-type="string">
              <text:p text:style-name="P9">répartition en % entre CC et CT</text:p>
            </table:table-cell>
            <table:covered-table-cell/>
            <table:covered-table-cell/>
            <table:covered-table-cell/>
          </table:table-row>
          <table:table-row table:style-name="Tableau15.18">
            <table:table-cell table:style-name="Tableau15.A19" office:value-type="string">
              <text:p text:style-name="P69"><text:span text:style-name="T2">1</text:span><text:span text:style-name="T8">ère</text:span><text:span text:style-name="T2"> session :</text:span></text:p>
            </table:table-cell>
            <table:table-cell table:style-name="Tableau15.A19" office:value-type="string">
              <text:p text:style-name="P9"/>
            </table:table-cell>
            <table:table-cell table:style-name="Tableau15.A19" office:value-type="string">
              <text:p text:style-name="P9"/>
            </table:table-cell>
            <table:table-cell table:style-name="Tableau15.A19" table:number-columns-spanned="3" office:value-type="string">
              <text:p text:style-name="P9"/>
            </table:table-cell>
            <table:covered-table-cell/>
            <table:covered-table-cell/>
            <table:table-cell table:style-name="Tableau15.A19" table:number-columns-spanned="2" office:value-type="string">
              <text:p text:style-name="P9"/>
            </table:table-cell>
            <table:covered-table-cell/>
            <table:table-cell table:style-name="Tableau15.A19" table:number-columns-spanned="3" office:value-type="string">
              <text:p text:style-name="P9"/>
            </table:table-cell>
            <table:covered-table-cell/>
            <table:covered-table-cell/>
            <table:table-cell table:style-name="Tableau15.A1" table:number-columns-spanned="4" office:value-type="string">
              <text:p text:style-name="P9"/>
            </table:table-cell>
            <table:covered-table-cell/>
            <table:covered-table-cell/>
            <table:covered-table-cell/>
          </table:table-row>
          <table:table-row table:style-name="Tableau15.18">
            <table:table-cell table:style-name="Tableau15.A19" office:value-type="string">
              <text:list xml:id="list425944370" text:continue-list="list228428917" text:style-name="WW8Num3">
                <text:list-item>
                  <text:p text:style-name="P10">RNE</text:p>
                </text:list-item>
              </text:list>
            </table:table-cell>
            <table:table-cell table:style-name="Tableau15.A19" office:value-type="string">
              <text:p text:style-name="P9"/>
            </table:table-cell>
            <table:table-cell table:style-name="Tableau15.A19" office:value-type="string">
              <text:p text:style-name="P9"/>
            </table:table-cell>
            <table:table-cell table:style-name="Tableau15.A19" table:number-columns-spanned="3" office:value-type="string">
              <text:p text:style-name="P9"/>
            </table:table-cell>
            <table:covered-table-cell/>
            <table:covered-table-cell/>
            <table:table-cell table:style-name="Tableau15.A19" table:number-columns-spanned="2" office:value-type="string">
              <text:p text:style-name="P9"/>
            </table:table-cell>
            <table:covered-table-cell/>
            <table:table-cell table:style-name="Tableau15.A19" table:number-columns-spanned="3" office:value-type="string">
              <text:p text:style-name="P9"/>
            </table:table-cell>
            <table:covered-table-cell/>
            <table:covered-table-cell/>
            <table:table-cell table:style-name="Tableau15.A1" table:number-columns-spanned="4" office:value-type="string">
              <text:p text:style-name="P9"/>
            </table:table-cell>
            <table:covered-table-cell/>
            <table:covered-table-cell/>
            <table:covered-table-cell/>
          </table:table-row>
          <table:table-row table:style-name="Tableau15.18">
            <table:table-cell table:style-name="Tableau15.A19" office:value-type="string">
              <text:list xml:id="list53126240" text:continue-numbering="true" text:style-name="WW8Num3">
                <text:list-item>
                  <text:p text:style-name="P10">RSE</text:p>
                </text:list-item>
              </text:list>
            </table:table-cell>
            <table:table-cell table:style-name="Tableau15.A19" office:value-type="string">
              <text:p text:style-name="P9"/>
            </table:table-cell>
            <table:table-cell table:style-name="Tableau15.A19" office:value-type="string">
              <text:p text:style-name="P9"/>
            </table:table-cell>
            <table:table-cell table:style-name="Tableau15.A19" table:number-columns-spanned="3" office:value-type="string">
              <text:p text:style-name="P9"/>
            </table:table-cell>
            <table:covered-table-cell/>
            <table:covered-table-cell/>
            <table:table-cell table:style-name="Tableau15.A19" table:number-columns-spanned="2" office:value-type="string">
              <text:p text:style-name="P9"/>
            </table:table-cell>
            <table:covered-table-cell/>
            <table:table-cell table:style-name="Tableau15.A19" table:number-columns-spanned="3" office:value-type="string">
              <text:p text:style-name="P9"/>
            </table:table-cell>
            <table:covered-table-cell/>
            <table:covered-table-cell/>
            <table:table-cell table:style-name="Tableau15.A1" table:number-columns-spanned="4" office:value-type="string">
              <text:p text:style-name="P9"/>
            </table:table-cell>
            <table:covered-table-cell/>
            <table:covered-table-cell/>
            <table:covered-table-cell/>
          </table:table-row>
          <table:table-row table:style-name="Tableau15.18">
            <table:table-cell table:style-name="Tableau15.A19" office:value-type="string">
              <text:p text:style-name="P1"><text:span text:style-name="T2">2</text:span><text:span text:style-name="T8">ème</text:span><text:span text:style-name="T2"> session :</text:span></text:p>
            </table:table-cell>
            <table:table-cell table:style-name="Tableau15.A19" office:value-type="string">
              <text:p text:style-name="P9"/>
            </table:table-cell>
            <table:table-cell table:style-name="Tableau15.A19" office:value-type="string">
              <text:p text:style-name="P9"/>
            </table:table-cell>
            <table:table-cell table:style-name="Tableau15.A19" table:number-columns-spanned="3" office:value-type="string">
              <text:p text:style-name="P9"/>
            </table:table-cell>
            <table:covered-table-cell/>
            <table:covered-table-cell/>
            <table:table-cell table:style-name="Tableau15.A19" table:number-columns-spanned="2" office:value-type="string">
              <text:p text:style-name="P9"/>
            </table:table-cell>
            <table:covered-table-cell/>
            <table:table-cell table:style-name="Tableau15.A19" table:number-columns-spanned="3" office:value-type="string">
              <text:p text:style-name="P9"/>
            </table:table-cell>
            <table:covered-table-cell/>
            <table:covered-table-cell/>
            <table:table-cell table:style-name="Tableau15.A1" table:number-columns-spanned="4" office:value-type="string">
              <text:p text:style-name="P9"/>
            </table:table-cell>
            <table:covered-table-cell/>
            <table:covered-table-cell/>
            <table:covered-table-cell/>
          </table:table-row>
          <table:table-row table:style-name="Tableau15.18">
            <table:table-cell table:style-name="Tableau15.A19" office:value-type="string">
              <text:list xml:id="list456097276" text:continue-numbering="true" text:style-name="WW8Num3">
                <text:list-item>
                  <text:p text:style-name="P10">RNE</text:p>
                </text:list-item>
              </text:list>
            </table:table-cell>
            <table:table-cell table:style-name="Tableau15.A19" office:value-type="string">
              <text:p text:style-name="P6"/>
            </table:table-cell>
            <table:table-cell table:style-name="Tableau15.A19" office:value-type="string">
              <text:p text:style-name="P6"/>
            </table:table-cell>
            <table:table-cell table:style-name="Tableau15.A19" table:number-columns-spanned="3" office:value-type="string">
              <text:p text:style-name="P6"/>
            </table:table-cell>
            <table:covered-table-cell/>
            <table:covered-table-cell/>
            <table:table-cell table:style-name="Tableau15.A19" table:number-columns-spanned="2" office:value-type="string">
              <text:p text:style-name="P6"/>
            </table:table-cell>
            <table:covered-table-cell/>
            <table:table-cell table:style-name="Tableau15.A19" table:number-columns-spanned="3" office:value-type="string">
              <text:p text:style-name="P6"/>
            </table:table-cell>
            <table:covered-table-cell/>
            <table:covered-table-cell/>
            <table:table-cell table:style-name="Tableau15.A1" table:number-columns-spanned="4" office:value-type="string">
              <text:p text:style-name="P6"/>
            </table:table-cell>
            <table:covered-table-cell/>
            <table:covered-table-cell/>
            <table:covered-table-cell/>
          </table:table-row>
          <table:table-row table:style-name="Tableau15.18">
            <table:table-cell table:style-name="Tableau15.A19" office:value-type="string">
              <text:list xml:id="list2174360337" text:continue-numbering="true" text:style-name="WW8Num3">
                <text:list-item>
                  <text:p text:style-name="P10">RSE</text:p>
                </text:list-item>
              </text:list>
            </table:table-cell>
            <table:table-cell table:style-name="Tableau15.A19" office:value-type="string">
              <text:p text:style-name="P6"/>
            </table:table-cell>
            <table:table-cell table:style-name="Tableau15.A19" office:value-type="string">
              <text:p text:style-name="P6"/>
            </table:table-cell>
            <table:table-cell table:style-name="Tableau15.A19" table:number-columns-spanned="3" office:value-type="string">
              <text:p text:style-name="P6"/>
            </table:table-cell>
            <table:covered-table-cell/>
            <table:covered-table-cell/>
            <table:table-cell table:style-name="Tableau15.A19" table:number-columns-spanned="2" office:value-type="string">
              <text:p text:style-name="P6"/>
            </table:table-cell>
            <table:covered-table-cell/>
            <table:table-cell table:style-name="Tableau15.A19" table:number-columns-spanned="3" office:value-type="string">
              <text:p text:style-name="P6"/>
            </table:table-cell>
            <table:covered-table-cell/>
            <table:covered-table-cell/>
            <table:table-cell table:style-name="Tableau15.A1" table:number-columns-spanned="4" office:value-type="string">
              <text:p text:style-name="P6"/>
            </table:table-cell>
            <table:covered-table-cell/>
            <table:covered-table-cell/>
            <table:covered-table-cell/>
          </table:table-row>
          <table:table-row table:style-name="Tableau15.18">
            <table:table-cell table:style-name="Tableau15.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18">
            <table:table-cell table:style-name="Tableau15.A27" table:number-columns-spanned="15" office:value-type="string">
              <text:p text:style-name="P7">Responsable de l’enseignement : Frédéric MO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18">
            <table:table-cell table:style-name="Tableau15.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5.18">
            <table:table-cell table:style-name="Tableau15.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column table:style-name="Tableau16.G"/>
          <table:table-column table:style-name="Tableau16.H"/>
          <table:table-column table:style-name="Tableau16.I"/>
          <table:table-column table:style-name="Tableau16.J"/>
          <table:table-column table:style-name="Tableau16.K"/>
          <table:table-column table:style-name="Tableau16.L"/>
          <table:table-column table:style-name="Tableau16.E" table:number-columns-repeated="2"/>
          <table:table-column table:style-name="Tableau16.O"/>
          <table:table-row table:style-name="Tableau16.1">
            <table:table-cell table:style-name="Tableau16.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6.1">
            <table:table-cell table:style-name="Tableau16.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16.1">
            <table:table-cell table:style-name="Tableau16.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6.1">
            <table:table-cell table:style-name="Tableau16.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6.5">
            <table:table-cell table:style-name="Tableau16.A5" table:number-columns-spanned="4" office:value-type="string">
              <text:p text:style-name="P7">Intitulé de l’Unité d’Enseignement :</text:p>
            </table:table-cell>
            <table:covered-table-cell/>
            <table:covered-table-cell/>
            <table:covered-table-cell/>
            <table:table-cell table:style-name="Tableau16.E5" table:number-columns-spanned="11" office:value-type="string">
              <text:p text:style-name="P54">Bases de données et internet</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6.5">
            <table:table-cell table:style-name="Tableau16.A5" table:number-columns-spanned="4" office:value-type="string">
              <text:p text:style-name="P4">Nature :</text:p>
            </table:table-cell>
            <table:covered-table-cell/>
            <table:covered-table-cell/>
            <table:covered-table-cell/>
            <table:table-cell table:style-name="Tableau16.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6.5">
            <table:table-cell table:style-name="Tableau16.A5" table:number-columns-spanned="4" office:value-type="string">
              <text:p text:style-name="P4">Semestre :</text:p>
            </table:table-cell>
            <table:covered-table-cell/>
            <table:covered-table-cell/>
            <table:covered-table-cell/>
            <table:table-cell table:style-name="Tableau16.E5" table:number-columns-spanned="11" office:value-type="string">
              <text:p text:style-name="P56">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6.5">
            <table:table-cell table:style-name="Tableau16.A5" table:number-columns-spanned="4" office:value-type="string">
              <text:p text:style-name="P4">Crédits ECTS :</text:p>
            </table:table-cell>
            <table:covered-table-cell/>
            <table:covered-table-cell/>
            <table:covered-table-cell/>
            <table:table-cell table:style-name="Tableau16.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6.5">
            <table:table-cell table:style-name="Tableau16.A5" table:number-columns-spanned="4" office:value-type="string">
              <text:p text:style-name="P4">Coefficient :</text:p>
            </table:table-cell>
            <table:covered-table-cell/>
            <table:covered-table-cell/>
            <table:covered-table-cell/>
            <table:table-cell table:style-name="Tableau16.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6.5">
            <table:table-cell table:style-name="Tableau16.A5" table:number-columns-spanned="4" office:value-type="string">
              <text:p text:style-name="P4">Langue de l’enseignement :</text:p>
            </table:table-cell>
            <table:covered-table-cell/>
            <table:covered-table-cell/>
            <table:covered-table-cell/>
            <table:table-cell table:style-name="Tableau16.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6.5">
            <table:table-cell table:style-name="Tableau16.A5" table:number-columns-spanned="4" office:value-type="string">
              <text:p text:style-name="P4">Volume horaire total :</text:p>
            </table:table-cell>
            <table:covered-table-cell/>
            <table:covered-table-cell/>
            <table:covered-table-cell/>
            <table:table-cell table:style-name="Tableau16.A5" office:value-type="string">
              <text:p text:style-name="P3">50</text:p>
            </table:table-cell>
            <table:table-cell table:style-name="Tableau16.A5" table:number-columns-spanned="2" office:value-type="string">
              <text:p text:style-name="P8">dont</text:p>
            </table:table-cell>
            <table:covered-table-cell/>
            <table:table-cell table:style-name="Tableau16.A5" table:number-columns-spanned="2" office:value-type="string">
              <text:p text:style-name="P11">CM</text:p>
            </table:table-cell>
            <table:covered-table-cell/>
            <table:table-cell table:style-name="Tableau16.A5" office:value-type="string">
              <text:p text:style-name="P11">10</text:p>
            </table:table-cell>
            <table:table-cell table:style-name="Tableau16.A5" table:number-columns-spanned="2" office:value-type="string">
              <text:p text:style-name="P11">TD</text:p>
            </table:table-cell>
            <table:covered-table-cell/>
            <table:table-cell table:style-name="Tableau16.A5" office:value-type="string">
              <text:p text:style-name="P11"/>
            </table:table-cell>
            <table:table-cell table:style-name="Tableau16.A5" office:value-type="string">
              <text:p text:style-name="P11">CTP</text:p>
            </table:table-cell>
            <table:table-cell table:style-name="Tableau16.E5" office:value-type="string">
              <text:p text:style-name="P11">40</text:p>
            </table:table-cell>
          </table:table-row>
          <table:table-row table:style-name="Tableau16.1">
            <table:table-cell table:style-name="Tableau16.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6.1">
            <table:table-cell table:style-name="Tableau16.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6.1">
            <table:table-cell table:style-name="Tableau16.A1" table:number-columns-spanned="15" office:value-type="string">
              <text:list xml:id="list1661541708" text:continue-list="list1095114637" text:style-name="WW8Num2">
                <text:list-item>
                  <text:p text:style-name="P5">contenu : </text:p>
                </text:list-item>
              </text:list>
              <text:p text:style-name="P2">Architecture LAMP (Linux, Apache, MySQL, PHP). Modélisation d'une base de donnée : modélisation conceptuelle (entité-association)  ; modélisation logique (relationnelle). Manipulation de données avec SQL. Structuration de pages web statiques et dynamiques. Réalisation d'une application web dynamique (type PHP / MySQL).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6.1">
            <table:table-cell table:style-name="Tableau16.A1" table:number-columns-spanned="15" office:value-type="string">
              <text:list xml:id="list570719516" text:continue-numbering="true" text:style-name="WW8Num2">
                <text:list-item>
                  <text:p text:style-name="P64">pré-requis :</text:p>
                </text:list-item>
              </text:list>
              <text:p text:style-name="P63">Maîtrise des bases de l'algorithmique et de la programmation (pour la réalisation de </text:p>
              <text:p text:style-name="P63">l'application web).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6.1">
            <table:table-cell table:style-name="Tableau16.A1" table:number-columns-spanned="15" office:value-type="string">
              <text:list xml:id="list190033011" text:continue-numbering="true" text:style-name="WW8Num2">
                <text:list-item>
                  <text:p text:style-name="P64">objectifs (savoirs et compétences acquis) : </text:p>
                </text:list-item>
              </text:list>
              <text:p text:style-name="P61">Être à même de concevoir et réaliser une application web dynamique utilisant une base de données relationnell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6.1">
            <table:table-cell table:style-name="Tableau16.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6.1">
            <table:table-cell table:style-name="Tableau16.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6.1">
            <table:table-cell table:style-name="Tableau16.A19" office:value-type="string">
              <text:p text:style-name="P65"/>
            </table:table-cell>
            <table:table-cell table:style-name="Tableau16.A19" table:number-columns-spanned="5" office:value-type="string">
              <text:p text:style-name="P9">Contrôle continu</text:p>
            </table:table-cell>
            <table:covered-table-cell/>
            <table:covered-table-cell/>
            <table:covered-table-cell/>
            <table:covered-table-cell/>
            <table:table-cell table:style-name="Tableau16.A19" table:number-columns-spanned="5" office:value-type="string">
              <text:p text:style-name="P80">Contrôle terminal</text:p>
            </table:table-cell>
            <table:covered-table-cell/>
            <table:covered-table-cell/>
            <table:covered-table-cell/>
            <table:covered-table-cell/>
            <table:table-cell table:style-name="Tableau16.A1" table:number-columns-spanned="4" office:value-type="string">
              <text:p text:style-name="P80">Contrôle mixte</text:p>
            </table:table-cell>
            <table:covered-table-cell/>
            <table:covered-table-cell/>
            <table:covered-table-cell/>
          </table:table-row>
          <table:table-row table:style-name="Tableau16.1">
            <table:table-cell table:style-name="Tableau16.A19" office:value-type="string">
              <text:p text:style-name="P70"/>
            </table:table-cell>
            <table:table-cell table:style-name="Tableau16.A19" office:value-type="string">
              <text:p text:style-name="P80">nb de CC durant le semestre</text:p>
            </table:table-cell>
            <table:table-cell table:style-name="Tableau16.A19" office:value-type="string">
              <text:p text:style-name="P9">durée</text:p>
            </table:table-cell>
            <table:table-cell table:style-name="Tableau16.A19" table:number-columns-spanned="3" office:value-type="string">
              <text:p text:style-name="P80">Nature</text:p>
              <text:p text:style-name="P79">(oral/écrit )</text:p>
            </table:table-cell>
            <table:covered-table-cell/>
            <table:covered-table-cell/>
            <table:table-cell table:style-name="Tableau16.A19" table:number-columns-spanned="2" office:value-type="string">
              <text:p text:style-name="P9">durée</text:p>
            </table:table-cell>
            <table:covered-table-cell/>
            <table:table-cell table:style-name="Tableau16.A19" table:number-columns-spanned="3" office:value-type="string">
              <text:p text:style-name="P80">Nature</text:p>
              <text:p text:style-name="P79">(oral/écrit)</text:p>
            </table:table-cell>
            <table:covered-table-cell/>
            <table:covered-table-cell/>
            <table:table-cell table:style-name="Tableau16.A1" table:number-columns-spanned="4" office:value-type="string">
              <text:p text:style-name="P9">répartition en % entre CC et CT</text:p>
            </table:table-cell>
            <table:covered-table-cell/>
            <table:covered-table-cell/>
            <table:covered-table-cell/>
          </table:table-row>
          <table:table-row table:style-name="Tableau16.1">
            <table:table-cell table:style-name="Tableau16.A19" office:value-type="string">
              <text:p text:style-name="P69"><text:span text:style-name="T2">1</text:span><text:span text:style-name="T8">ère</text:span><text:span text:style-name="T2"> session :</text:span></text:p>
            </table:table-cell>
            <table:table-cell table:style-name="Tableau16.A19" office:value-type="string">
              <text:p text:style-name="P9"/>
            </table:table-cell>
            <table:table-cell table:style-name="Tableau16.A19" office:value-type="string">
              <text:p text:style-name="P9"/>
            </table:table-cell>
            <table:table-cell table:style-name="Tableau16.A19" table:number-columns-spanned="3" office:value-type="string">
              <text:p text:style-name="P9"/>
            </table:table-cell>
            <table:covered-table-cell/>
            <table:covered-table-cell/>
            <table:table-cell table:style-name="Tableau16.A19" table:number-columns-spanned="2" office:value-type="string">
              <text:p text:style-name="P9"/>
            </table:table-cell>
            <table:covered-table-cell/>
            <table:table-cell table:style-name="Tableau16.A19" table:number-columns-spanned="3" office:value-type="string">
              <text:p text:style-name="P9"/>
            </table:table-cell>
            <table:covered-table-cell/>
            <table:covered-table-cell/>
            <table:table-cell table:style-name="Tableau16.A1" table:number-columns-spanned="4" office:value-type="string">
              <text:p text:style-name="P9"/>
            </table:table-cell>
            <table:covered-table-cell/>
            <table:covered-table-cell/>
            <table:covered-table-cell/>
          </table:table-row>
          <table:table-row table:style-name="Tableau16.1">
            <table:table-cell table:style-name="Tableau16.A19" office:value-type="string">
              <text:list xml:id="list1493211536" text:continue-list="list2174360337" text:style-name="WW8Num3">
                <text:list-item>
                  <text:p text:style-name="P10">RNE</text:p>
                </text:list-item>
              </text:list>
            </table:table-cell>
            <table:table-cell table:style-name="Tableau16.A19" office:value-type="string">
              <text:p text:style-name="P9"/>
            </table:table-cell>
            <table:table-cell table:style-name="Tableau16.A19" office:value-type="string">
              <text:p text:style-name="P9"/>
            </table:table-cell>
            <table:table-cell table:style-name="Tableau16.A19" table:number-columns-spanned="3" office:value-type="string">
              <text:p text:style-name="P9"/>
            </table:table-cell>
            <table:covered-table-cell/>
            <table:covered-table-cell/>
            <table:table-cell table:style-name="Tableau16.A19" table:number-columns-spanned="2" office:value-type="string">
              <text:p text:style-name="P9"/>
            </table:table-cell>
            <table:covered-table-cell/>
            <table:table-cell table:style-name="Tableau16.A19" table:number-columns-spanned="3" office:value-type="string">
              <text:p text:style-name="P9"/>
            </table:table-cell>
            <table:covered-table-cell/>
            <table:covered-table-cell/>
            <table:table-cell table:style-name="Tableau16.A1" table:number-columns-spanned="4" office:value-type="string">
              <text:p text:style-name="P9"/>
            </table:table-cell>
            <table:covered-table-cell/>
            <table:covered-table-cell/>
            <table:covered-table-cell/>
          </table:table-row>
          <table:table-row table:style-name="Tableau16.1">
            <table:table-cell table:style-name="Tableau16.A19" office:value-type="string">
              <text:list xml:id="list1828965458" text:continue-numbering="true" text:style-name="WW8Num3">
                <text:list-item>
                  <text:p text:style-name="P10">RSE</text:p>
                </text:list-item>
              </text:list>
            </table:table-cell>
            <table:table-cell table:style-name="Tableau16.A19" office:value-type="string">
              <text:p text:style-name="P9"/>
            </table:table-cell>
            <table:table-cell table:style-name="Tableau16.A19" office:value-type="string">
              <text:p text:style-name="P9"/>
            </table:table-cell>
            <table:table-cell table:style-name="Tableau16.A19" table:number-columns-spanned="3" office:value-type="string">
              <text:p text:style-name="P9"/>
            </table:table-cell>
            <table:covered-table-cell/>
            <table:covered-table-cell/>
            <table:table-cell table:style-name="Tableau16.A19" table:number-columns-spanned="2" office:value-type="string">
              <text:p text:style-name="P9"/>
            </table:table-cell>
            <table:covered-table-cell/>
            <table:table-cell table:style-name="Tableau16.A19" table:number-columns-spanned="3" office:value-type="string">
              <text:p text:style-name="P9"/>
            </table:table-cell>
            <table:covered-table-cell/>
            <table:covered-table-cell/>
            <table:table-cell table:style-name="Tableau16.A1" table:number-columns-spanned="4" office:value-type="string">
              <text:p text:style-name="P9"/>
            </table:table-cell>
            <table:covered-table-cell/>
            <table:covered-table-cell/>
            <table:covered-table-cell/>
          </table:table-row>
          <table:table-row table:style-name="Tableau16.1">
            <table:table-cell table:style-name="Tableau16.A19" office:value-type="string">
              <text:p text:style-name="P1"><text:span text:style-name="T2">2</text:span><text:span text:style-name="T8">ème</text:span><text:span text:style-name="T2"> session :</text:span></text:p>
            </table:table-cell>
            <table:table-cell table:style-name="Tableau16.A19" office:value-type="string">
              <text:p text:style-name="P9"/>
            </table:table-cell>
            <table:table-cell table:style-name="Tableau16.A19" office:value-type="string">
              <text:p text:style-name="P9"/>
            </table:table-cell>
            <table:table-cell table:style-name="Tableau16.A19" table:number-columns-spanned="3" office:value-type="string">
              <text:p text:style-name="P9"/>
            </table:table-cell>
            <table:covered-table-cell/>
            <table:covered-table-cell/>
            <table:table-cell table:style-name="Tableau16.A19" table:number-columns-spanned="2" office:value-type="string">
              <text:p text:style-name="P9"/>
            </table:table-cell>
            <table:covered-table-cell/>
            <table:table-cell table:style-name="Tableau16.A19" table:number-columns-spanned="3" office:value-type="string">
              <text:p text:style-name="P9"/>
            </table:table-cell>
            <table:covered-table-cell/>
            <table:covered-table-cell/>
            <table:table-cell table:style-name="Tableau16.A1" table:number-columns-spanned="4" office:value-type="string">
              <text:p text:style-name="P9"/>
            </table:table-cell>
            <table:covered-table-cell/>
            <table:covered-table-cell/>
            <table:covered-table-cell/>
          </table:table-row>
          <table:table-row table:style-name="Tableau16.1">
            <table:table-cell table:style-name="Tableau16.A19" office:value-type="string">
              <text:list xml:id="list1258108196" text:continue-numbering="true" text:style-name="WW8Num3">
                <text:list-item>
                  <text:p text:style-name="P10">RNE</text:p>
                </text:list-item>
              </text:list>
            </table:table-cell>
            <table:table-cell table:style-name="Tableau16.A19" office:value-type="string">
              <text:p text:style-name="P6"/>
            </table:table-cell>
            <table:table-cell table:style-name="Tableau16.A19" office:value-type="string">
              <text:p text:style-name="P6"/>
            </table:table-cell>
            <table:table-cell table:style-name="Tableau16.A19" table:number-columns-spanned="3" office:value-type="string">
              <text:p text:style-name="P6"/>
            </table:table-cell>
            <table:covered-table-cell/>
            <table:covered-table-cell/>
            <table:table-cell table:style-name="Tableau16.A19" table:number-columns-spanned="2" office:value-type="string">
              <text:p text:style-name="P6"/>
            </table:table-cell>
            <table:covered-table-cell/>
            <table:table-cell table:style-name="Tableau16.A19" table:number-columns-spanned="3" office:value-type="string">
              <text:p text:style-name="P6"/>
            </table:table-cell>
            <table:covered-table-cell/>
            <table:covered-table-cell/>
            <table:table-cell table:style-name="Tableau16.A1" table:number-columns-spanned="4" office:value-type="string">
              <text:p text:style-name="P6"/>
            </table:table-cell>
            <table:covered-table-cell/>
            <table:covered-table-cell/>
            <table:covered-table-cell/>
          </table:table-row>
          <table:table-row table:style-name="Tableau16.1">
            <table:table-cell table:style-name="Tableau16.A19" office:value-type="string">
              <text:list xml:id="list1817040558" text:continue-numbering="true" text:style-name="WW8Num3">
                <text:list-item>
                  <text:p text:style-name="P10">RSE</text:p>
                </text:list-item>
              </text:list>
            </table:table-cell>
            <table:table-cell table:style-name="Tableau16.A19" office:value-type="string">
              <text:p text:style-name="P6"/>
            </table:table-cell>
            <table:table-cell table:style-name="Tableau16.A19" office:value-type="string">
              <text:p text:style-name="P6"/>
            </table:table-cell>
            <table:table-cell table:style-name="Tableau16.A19" table:number-columns-spanned="3" office:value-type="string">
              <text:p text:style-name="P6"/>
            </table:table-cell>
            <table:covered-table-cell/>
            <table:covered-table-cell/>
            <table:table-cell table:style-name="Tableau16.A19" table:number-columns-spanned="2" office:value-type="string">
              <text:p text:style-name="P6"/>
            </table:table-cell>
            <table:covered-table-cell/>
            <table:table-cell table:style-name="Tableau16.A19" table:number-columns-spanned="3" office:value-type="string">
              <text:p text:style-name="P6"/>
            </table:table-cell>
            <table:covered-table-cell/>
            <table:covered-table-cell/>
            <table:table-cell table:style-name="Tableau16.A1" table:number-columns-spanned="4" office:value-type="string">
              <text:p text:style-name="P6"/>
            </table:table-cell>
            <table:covered-table-cell/>
            <table:covered-table-cell/>
            <table:covered-table-cell/>
          </table:table-row>
          <table:table-row table:style-name="Tableau16.1">
            <table:table-cell table:style-name="Tableau16.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6.1">
            <table:table-cell table:style-name="Tableau16.A27" table:number-columns-spanned="15" office:value-type="string">
              <text:p text:style-name="P7">Responsable de l’enseignement : Khalil DJELLOU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6.1">
            <table:table-cell table:style-name="Tableau16.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6.1">
            <table:table-cell table:style-name="Tableau16.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column table:style-name="Tableau17.I"/>
          <table:table-column table:style-name="Tableau17.J"/>
          <table:table-column table:style-name="Tableau17.K"/>
          <table:table-column table:style-name="Tableau17.L"/>
          <table:table-column table:style-name="Tableau17.E" table:number-columns-repeated="2"/>
          <table:table-column table:style-name="Tableau17.O"/>
          <table:table-row table:style-name="Tableau17.1">
            <table:table-cell table:style-name="Tableau17.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7.1">
            <table:table-cell table:style-name="Tableau17.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7.1">
            <table:table-cell table:style-name="Tableau17.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7.1">
            <table:table-cell table:style-name="Tableau17.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7.5">
            <table:table-cell table:style-name="Tableau17.A5" table:number-columns-spanned="4" office:value-type="string">
              <text:p text:style-name="P7">Intitulé de l’Unité d’Enseignement :</text:p>
            </table:table-cell>
            <table:covered-table-cell/>
            <table:covered-table-cell/>
            <table:covered-table-cell/>
            <table:table-cell table:style-name="Tableau17.E5" table:number-columns-spanned="11" office:value-type="string">
              <text:p text:style-name="P54">Environnement informatique 2 (Atelier de l'informaticien)</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17.5">
            <table:table-cell table:style-name="Tableau17.A5" table:number-columns-spanned="4" office:value-type="string">
              <text:p text:style-name="P4">Nature :</text:p>
            </table:table-cell>
            <table:covered-table-cell/>
            <table:covered-table-cell/>
            <table:covered-table-cell/>
            <table:table-cell table:style-name="Tableau17.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7.5">
            <table:table-cell table:style-name="Tableau17.A5" table:number-columns-spanned="4" office:value-type="string">
              <text:p text:style-name="P4">Semestre :</text:p>
            </table:table-cell>
            <table:covered-table-cell/>
            <table:covered-table-cell/>
            <table:covered-table-cell/>
            <table:table-cell table:style-name="Tableau17.E5" table:number-columns-spanned="11" office:value-type="string">
              <text:p text:style-name="P56">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7.5">
            <table:table-cell table:style-name="Tableau17.A5" table:number-columns-spanned="4" office:value-type="string">
              <text:p text:style-name="P4">Crédits ECTS :</text:p>
            </table:table-cell>
            <table:covered-table-cell/>
            <table:covered-table-cell/>
            <table:covered-table-cell/>
            <table:table-cell table:style-name="Tableau17.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7.5">
            <table:table-cell table:style-name="Tableau17.A5" table:number-columns-spanned="4" office:value-type="string">
              <text:p text:style-name="P4">Coefficient :</text:p>
            </table:table-cell>
            <table:covered-table-cell/>
            <table:covered-table-cell/>
            <table:covered-table-cell/>
            <table:table-cell table:style-name="Tableau17.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7.5">
            <table:table-cell table:style-name="Tableau17.A5" table:number-columns-spanned="4" office:value-type="string">
              <text:p text:style-name="P4">Langue de l’enseignement :</text:p>
            </table:table-cell>
            <table:covered-table-cell/>
            <table:covered-table-cell/>
            <table:covered-table-cell/>
            <table:table-cell table:style-name="Tableau17.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7.5">
            <table:table-cell table:style-name="Tableau17.A5" table:number-columns-spanned="4" office:value-type="string">
              <text:p text:style-name="P4">Volume horaire total :</text:p>
            </table:table-cell>
            <table:covered-table-cell/>
            <table:covered-table-cell/>
            <table:covered-table-cell/>
            <table:table-cell table:style-name="Tableau17.A5" office:value-type="string">
              <text:p text:style-name="P3">40</text:p>
            </table:table-cell>
            <table:table-cell table:style-name="Tableau17.A5" table:number-columns-spanned="2" office:value-type="string">
              <text:p text:style-name="P8">dont</text:p>
            </table:table-cell>
            <table:covered-table-cell/>
            <table:table-cell table:style-name="Tableau17.A5" table:number-columns-spanned="2" office:value-type="string">
              <text:p text:style-name="P11">CM</text:p>
            </table:table-cell>
            <table:covered-table-cell/>
            <table:table-cell table:style-name="Tableau17.A5" office:value-type="string">
              <text:p text:style-name="P11"/>
            </table:table-cell>
            <table:table-cell table:style-name="Tableau17.A5" table:number-columns-spanned="2" office:value-type="string">
              <text:p text:style-name="P11">TD</text:p>
            </table:table-cell>
            <table:covered-table-cell/>
            <table:table-cell table:style-name="Tableau17.A5" office:value-type="string">
              <text:p text:style-name="P11"/>
            </table:table-cell>
            <table:table-cell table:style-name="Tableau17.A5" office:value-type="string">
              <text:p text:style-name="P11">CTP</text:p>
            </table:table-cell>
            <table:table-cell table:style-name="Tableau17.E5" office:value-type="string">
              <text:p text:style-name="P11">40</text:p>
            </table:table-cell>
          </table:table-row>
          <table:table-row table:style-name="Tableau17.1">
            <table:table-cell table:style-name="Tableau17.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7.1">
            <table:table-cell table:style-name="Tableau17.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7.1">
            <table:table-cell table:style-name="Tableau17.A1" table:number-columns-spanned="15" office:value-type="string">
              <text:list xml:id="list552293067" text:continue-list="list190033011" text:style-name="WW8Num2">
                <text:list-item>
                  <text:p text:style-name="P5">contenu : </text:p>
                </text:list-item>
              </text:list>
              <text:p text:style-name="P2">Présenter les outils nécessaires pour une utilisation approfondie du système dans le but d'automatiser le processus de développement (shell, makefile, gestion de versions, et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7.1">
            <table:table-cell table:style-name="Tableau17.A1" table:number-columns-spanned="15" office:value-type="string">
              <text:list xml:id="list1881833483" text:continue-numbering="true" text:style-name="WW8Num2">
                <text:list-item>
                  <text:p text:style-name="P64">pré-requis :</text:p>
                </text:list-item>
              </text:list>
              <text:p text:style-name="P63">Modules Algorithmique et programmation, Environnement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7.1">
            <table:table-cell table:style-name="Tableau17.A1" table:number-columns-spanned="15" office:value-type="string">
              <text:list xml:id="list752774513" text:continue-numbering="true" text:style-name="WW8Num2">
                <text:list-item>
                  <text:p text:style-name="P64">objectifs (savoirs et compétences acquis) : </text:p>
                </text:list-item>
              </text:list>
              <text:p text:style-name="P61">Automatiser la gestion du développe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7.1">
            <table:table-cell table:style-name="Tableau17.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7.18">
            <table:table-cell table:style-name="Tableau17.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7.18">
            <table:table-cell table:style-name="Tableau17.A19" office:value-type="string">
              <text:p text:style-name="P65"/>
            </table:table-cell>
            <table:table-cell table:style-name="Tableau17.A19" table:number-columns-spanned="5" office:value-type="string">
              <text:p text:style-name="P9">Contrôle continu</text:p>
            </table:table-cell>
            <table:covered-table-cell/>
            <table:covered-table-cell/>
            <table:covered-table-cell/>
            <table:covered-table-cell/>
            <table:table-cell table:style-name="Tableau17.A19" table:number-columns-spanned="5" office:value-type="string">
              <text:p text:style-name="P80">Contrôle terminal</text:p>
            </table:table-cell>
            <table:covered-table-cell/>
            <table:covered-table-cell/>
            <table:covered-table-cell/>
            <table:covered-table-cell/>
            <table:table-cell table:style-name="Tableau17.A1" table:number-columns-spanned="4" office:value-type="string">
              <text:p text:style-name="P80">Contrôle mixte</text:p>
            </table:table-cell>
            <table:covered-table-cell/>
            <table:covered-table-cell/>
            <table:covered-table-cell/>
          </table:table-row>
          <table:table-row table:style-name="Tableau17.18">
            <table:table-cell table:style-name="Tableau17.A19" office:value-type="string">
              <text:p text:style-name="P70"/>
            </table:table-cell>
            <table:table-cell table:style-name="Tableau17.A19" office:value-type="string">
              <text:p text:style-name="P80">nb de CC durant le semestre</text:p>
            </table:table-cell>
            <table:table-cell table:style-name="Tableau17.A19" office:value-type="string">
              <text:p text:style-name="P9">durée</text:p>
            </table:table-cell>
            <table:table-cell table:style-name="Tableau17.A19" table:number-columns-spanned="3" office:value-type="string">
              <text:p text:style-name="P80">Nature</text:p>
              <text:p text:style-name="P79">(oral/écrit )</text:p>
            </table:table-cell>
            <table:covered-table-cell/>
            <table:covered-table-cell/>
            <table:table-cell table:style-name="Tableau17.A19" table:number-columns-spanned="2" office:value-type="string">
              <text:p text:style-name="P9">durée</text:p>
            </table:table-cell>
            <table:covered-table-cell/>
            <table:table-cell table:style-name="Tableau17.A19" table:number-columns-spanned="3" office:value-type="string">
              <text:p text:style-name="P80">Nature</text:p>
              <text:p text:style-name="P79">(oral/écrit)</text:p>
            </table:table-cell>
            <table:covered-table-cell/>
            <table:covered-table-cell/>
            <table:table-cell table:style-name="Tableau17.A1" table:number-columns-spanned="4" office:value-type="string">
              <text:p text:style-name="P9">répartition en % entre CC et CT</text:p>
            </table:table-cell>
            <table:covered-table-cell/>
            <table:covered-table-cell/>
            <table:covered-table-cell/>
          </table:table-row>
          <table:table-row table:style-name="Tableau17.18">
            <table:table-cell table:style-name="Tableau17.A19" office:value-type="string">
              <text:p text:style-name="P69"><text:span text:style-name="T2">1</text:span><text:span text:style-name="T8">ère</text:span><text:span text:style-name="T2"> session :</text:span></text:p>
            </table:table-cell>
            <table:table-cell table:style-name="Tableau17.A19" office:value-type="string">
              <text:p text:style-name="P9"/>
            </table:table-cell>
            <table:table-cell table:style-name="Tableau17.A19" office:value-type="string">
              <text:p text:style-name="P9"/>
            </table:table-cell>
            <table:table-cell table:style-name="Tableau17.A19" table:number-columns-spanned="3" office:value-type="string">
              <text:p text:style-name="P9"/>
            </table:table-cell>
            <table:covered-table-cell/>
            <table:covered-table-cell/>
            <table:table-cell table:style-name="Tableau17.A19" table:number-columns-spanned="2" office:value-type="string">
              <text:p text:style-name="P9"/>
            </table:table-cell>
            <table:covered-table-cell/>
            <table:table-cell table:style-name="Tableau17.A19" table:number-columns-spanned="3" office:value-type="string">
              <text:p text:style-name="P9"/>
            </table:table-cell>
            <table:covered-table-cell/>
            <table:covered-table-cell/>
            <table:table-cell table:style-name="Tableau17.A1" table:number-columns-spanned="4" office:value-type="string">
              <text:p text:style-name="P9"/>
            </table:table-cell>
            <table:covered-table-cell/>
            <table:covered-table-cell/>
            <table:covered-table-cell/>
          </table:table-row>
          <table:table-row table:style-name="Tableau17.18">
            <table:table-cell table:style-name="Tableau17.A19" office:value-type="string">
              <text:list xml:id="list1971654262" text:continue-list="list1817040558" text:style-name="WW8Num3">
                <text:list-item>
                  <text:p text:style-name="P10">RNE</text:p>
                </text:list-item>
              </text:list>
            </table:table-cell>
            <table:table-cell table:style-name="Tableau17.A19" office:value-type="string">
              <text:p text:style-name="P9"/>
            </table:table-cell>
            <table:table-cell table:style-name="Tableau17.A19" office:value-type="string">
              <text:p text:style-name="P9"/>
            </table:table-cell>
            <table:table-cell table:style-name="Tableau17.A19" table:number-columns-spanned="3" office:value-type="string">
              <text:p text:style-name="P9"/>
            </table:table-cell>
            <table:covered-table-cell/>
            <table:covered-table-cell/>
            <table:table-cell table:style-name="Tableau17.A19" table:number-columns-spanned="2" office:value-type="string">
              <text:p text:style-name="P9"/>
            </table:table-cell>
            <table:covered-table-cell/>
            <table:table-cell table:style-name="Tableau17.A19" table:number-columns-spanned="3" office:value-type="string">
              <text:p text:style-name="P9"/>
            </table:table-cell>
            <table:covered-table-cell/>
            <table:covered-table-cell/>
            <table:table-cell table:style-name="Tableau17.A1" table:number-columns-spanned="4" office:value-type="string">
              <text:p text:style-name="P9"/>
            </table:table-cell>
            <table:covered-table-cell/>
            <table:covered-table-cell/>
            <table:covered-table-cell/>
          </table:table-row>
          <table:table-row table:style-name="Tableau17.18">
            <table:table-cell table:style-name="Tableau17.A19" office:value-type="string">
              <text:list xml:id="list689603325" text:continue-numbering="true" text:style-name="WW8Num3">
                <text:list-item>
                  <text:p text:style-name="P10">RSE</text:p>
                </text:list-item>
              </text:list>
            </table:table-cell>
            <table:table-cell table:style-name="Tableau17.A19" office:value-type="string">
              <text:p text:style-name="P9"/>
            </table:table-cell>
            <table:table-cell table:style-name="Tableau17.A19" office:value-type="string">
              <text:p text:style-name="P9"/>
            </table:table-cell>
            <table:table-cell table:style-name="Tableau17.A19" table:number-columns-spanned="3" office:value-type="string">
              <text:p text:style-name="P9"/>
            </table:table-cell>
            <table:covered-table-cell/>
            <table:covered-table-cell/>
            <table:table-cell table:style-name="Tableau17.A19" table:number-columns-spanned="2" office:value-type="string">
              <text:p text:style-name="P9"/>
            </table:table-cell>
            <table:covered-table-cell/>
            <table:table-cell table:style-name="Tableau17.A19" table:number-columns-spanned="3" office:value-type="string">
              <text:p text:style-name="P9"/>
            </table:table-cell>
            <table:covered-table-cell/>
            <table:covered-table-cell/>
            <table:table-cell table:style-name="Tableau17.A1" table:number-columns-spanned="4" office:value-type="string">
              <text:p text:style-name="P9"/>
            </table:table-cell>
            <table:covered-table-cell/>
            <table:covered-table-cell/>
            <table:covered-table-cell/>
          </table:table-row>
          <table:table-row table:style-name="Tableau17.18">
            <table:table-cell table:style-name="Tableau17.A19" office:value-type="string">
              <text:p text:style-name="P1"><text:span text:style-name="T2">2</text:span><text:span text:style-name="T8">ème</text:span><text:span text:style-name="T2"> session :</text:span></text:p>
            </table:table-cell>
            <table:table-cell table:style-name="Tableau17.A19" office:value-type="string">
              <text:p text:style-name="P9"/>
            </table:table-cell>
            <table:table-cell table:style-name="Tableau17.A19" office:value-type="string">
              <text:p text:style-name="P9"/>
            </table:table-cell>
            <table:table-cell table:style-name="Tableau17.A19" table:number-columns-spanned="3" office:value-type="string">
              <text:p text:style-name="P9"/>
            </table:table-cell>
            <table:covered-table-cell/>
            <table:covered-table-cell/>
            <table:table-cell table:style-name="Tableau17.A19" table:number-columns-spanned="2" office:value-type="string">
              <text:p text:style-name="P9"/>
            </table:table-cell>
            <table:covered-table-cell/>
            <table:table-cell table:style-name="Tableau17.A19" table:number-columns-spanned="3" office:value-type="string">
              <text:p text:style-name="P9"/>
            </table:table-cell>
            <table:covered-table-cell/>
            <table:covered-table-cell/>
            <table:table-cell table:style-name="Tableau17.A1" table:number-columns-spanned="4" office:value-type="string">
              <text:p text:style-name="P9"/>
            </table:table-cell>
            <table:covered-table-cell/>
            <table:covered-table-cell/>
            <table:covered-table-cell/>
          </table:table-row>
          <table:table-row table:style-name="Tableau17.18">
            <table:table-cell table:style-name="Tableau17.A19" office:value-type="string">
              <text:list xml:id="list1110419164" text:continue-numbering="true" text:style-name="WW8Num3">
                <text:list-item>
                  <text:p text:style-name="P10">RNE</text:p>
                </text:list-item>
              </text:list>
            </table:table-cell>
            <table:table-cell table:style-name="Tableau17.A19" office:value-type="string">
              <text:p text:style-name="P6"/>
            </table:table-cell>
            <table:table-cell table:style-name="Tableau17.A19" office:value-type="string">
              <text:p text:style-name="P6"/>
            </table:table-cell>
            <table:table-cell table:style-name="Tableau17.A19" table:number-columns-spanned="3" office:value-type="string">
              <text:p text:style-name="P6"/>
            </table:table-cell>
            <table:covered-table-cell/>
            <table:covered-table-cell/>
            <table:table-cell table:style-name="Tableau17.A19" table:number-columns-spanned="2" office:value-type="string">
              <text:p text:style-name="P6"/>
            </table:table-cell>
            <table:covered-table-cell/>
            <table:table-cell table:style-name="Tableau17.A19" table:number-columns-spanned="3" office:value-type="string">
              <text:p text:style-name="P6"/>
            </table:table-cell>
            <table:covered-table-cell/>
            <table:covered-table-cell/>
            <table:table-cell table:style-name="Tableau17.A1" table:number-columns-spanned="4" office:value-type="string">
              <text:p text:style-name="P6"/>
            </table:table-cell>
            <table:covered-table-cell/>
            <table:covered-table-cell/>
            <table:covered-table-cell/>
          </table:table-row>
          <table:table-row table:style-name="Tableau17.18">
            <table:table-cell table:style-name="Tableau17.A19" office:value-type="string">
              <text:list xml:id="list2098575666" text:continue-numbering="true" text:style-name="WW8Num3">
                <text:list-item>
                  <text:p text:style-name="P10">RSE</text:p>
                </text:list-item>
              </text:list>
            </table:table-cell>
            <table:table-cell table:style-name="Tableau17.A19" office:value-type="string">
              <text:p text:style-name="P6"/>
            </table:table-cell>
            <table:table-cell table:style-name="Tableau17.A19" office:value-type="string">
              <text:p text:style-name="P6"/>
            </table:table-cell>
            <table:table-cell table:style-name="Tableau17.A19" table:number-columns-spanned="3" office:value-type="string">
              <text:p text:style-name="P6"/>
            </table:table-cell>
            <table:covered-table-cell/>
            <table:covered-table-cell/>
            <table:table-cell table:style-name="Tableau17.A19" table:number-columns-spanned="2" office:value-type="string">
              <text:p text:style-name="P6"/>
            </table:table-cell>
            <table:covered-table-cell/>
            <table:table-cell table:style-name="Tableau17.A19" table:number-columns-spanned="3" office:value-type="string">
              <text:p text:style-name="P6"/>
            </table:table-cell>
            <table:covered-table-cell/>
            <table:covered-table-cell/>
            <table:table-cell table:style-name="Tableau17.A1" table:number-columns-spanned="4" office:value-type="string">
              <text:p text:style-name="P6"/>
            </table:table-cell>
            <table:covered-table-cell/>
            <table:covered-table-cell/>
            <table:covered-table-cell/>
          </table:table-row>
          <table:table-row table:style-name="Tableau17.18">
            <table:table-cell table:style-name="Tableau17.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7.18">
            <table:table-cell table:style-name="Tableau17.A27" table:number-columns-spanned="15" office:value-type="string">
              <text:p text:style-name="P7">Responsable de l’enseignement : AbdelAli ED-DBAL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7.18">
            <table:table-cell table:style-name="Tableau17.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7.18">
            <table:table-cell table:style-name="Tableau17.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18" table:style-name="Tableau18">
          <table:table-column table:style-name="Tableau18.A"/>
          <table:table-column table:style-name="Tableau18.B"/>
          <table:table-column table:style-name="Tableau18.C"/>
          <table:table-column table:style-name="Tableau18.D"/>
          <table:table-column table:style-name="Tableau18.E"/>
          <table:table-column table:style-name="Tableau18.F"/>
          <table:table-column table:style-name="Tableau18.G"/>
          <table:table-column table:style-name="Tableau18.H"/>
          <table:table-column table:style-name="Tableau18.I"/>
          <table:table-column table:style-name="Tableau18.J"/>
          <table:table-column table:style-name="Tableau18.K"/>
          <table:table-column table:style-name="Tableau18.L"/>
          <table:table-column table:style-name="Tableau18.E" table:number-columns-repeated="2"/>
          <table:table-column table:style-name="Tableau18.O"/>
          <table:table-row table:style-name="Tableau18.1">
            <table:table-cell table:style-name="Tableau18.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8.1">
            <table:table-cell table:style-name="Tableau18.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8.1">
            <table:table-cell table:style-name="Tableau18.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8.1">
            <table:table-cell table:style-name="Tableau18.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8.5">
            <table:table-cell table:style-name="Tableau18.A5" table:number-columns-spanned="4" office:value-type="string">
              <text:p text:style-name="P7">Intitulé de l’Unité d’Enseignement :</text:p>
            </table:table-cell>
            <table:covered-table-cell/>
            <table:covered-table-cell/>
            <table:covered-table-cell/>
            <table:table-cell table:style-name="Tableau18.E5" table:number-columns-spanned="11" office:value-type="string">
              <text:p text:style-name="P54">Architecture des ordinateu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8.5">
            <table:table-cell table:style-name="Tableau18.A5" table:number-columns-spanned="4" office:value-type="string">
              <text:p text:style-name="P4">Nature :</text:p>
            </table:table-cell>
            <table:covered-table-cell/>
            <table:covered-table-cell/>
            <table:covered-table-cell/>
            <table:table-cell table:style-name="Tableau18.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8.5">
            <table:table-cell table:style-name="Tableau18.A5" table:number-columns-spanned="4" office:value-type="string">
              <text:p text:style-name="P4">Semestre :</text:p>
            </table:table-cell>
            <table:covered-table-cell/>
            <table:covered-table-cell/>
            <table:covered-table-cell/>
            <table:table-cell table:style-name="Tableau18.E5" table:number-columns-spanned="11" office:value-type="string">
              <text:p text:style-name="P56">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8.5">
            <table:table-cell table:style-name="Tableau18.A5" table:number-columns-spanned="4" office:value-type="string">
              <text:p text:style-name="P4">Crédits ECTS :</text:p>
            </table:table-cell>
            <table:covered-table-cell/>
            <table:covered-table-cell/>
            <table:covered-table-cell/>
            <table:table-cell table:style-name="Tableau18.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8.5">
            <table:table-cell table:style-name="Tableau18.A5" table:number-columns-spanned="4" office:value-type="string">
              <text:p text:style-name="P4">Coefficient :</text:p>
            </table:table-cell>
            <table:covered-table-cell/>
            <table:covered-table-cell/>
            <table:covered-table-cell/>
            <table:table-cell table:style-name="Tableau18.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8.5">
            <table:table-cell table:style-name="Tableau18.A5" table:number-columns-spanned="4" office:value-type="string">
              <text:p text:style-name="P4">Langue de l’enseignement :</text:p>
            </table:table-cell>
            <table:covered-table-cell/>
            <table:covered-table-cell/>
            <table:covered-table-cell/>
            <table:table-cell table:style-name="Tableau18.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8.5">
            <table:table-cell table:style-name="Tableau18.A5" table:number-columns-spanned="4" office:value-type="string">
              <text:p text:style-name="P4">Volume horaire total :</text:p>
            </table:table-cell>
            <table:covered-table-cell/>
            <table:covered-table-cell/>
            <table:covered-table-cell/>
            <table:table-cell table:style-name="Tableau18.A5" office:value-type="string">
              <text:p text:style-name="P3">30</text:p>
            </table:table-cell>
            <table:table-cell table:style-name="Tableau18.A5" table:number-columns-spanned="2" office:value-type="string">
              <text:p text:style-name="P8">dont</text:p>
            </table:table-cell>
            <table:covered-table-cell/>
            <table:table-cell table:style-name="Tableau18.A5" table:number-columns-spanned="2" office:value-type="string">
              <text:p text:style-name="P11">CM</text:p>
            </table:table-cell>
            <table:covered-table-cell/>
            <table:table-cell table:style-name="Tableau18.A5" office:value-type="string">
              <text:p text:style-name="P11">8</text:p>
            </table:table-cell>
            <table:table-cell table:style-name="Tableau18.A5" table:number-columns-spanned="2" office:value-type="string">
              <text:p text:style-name="P11">TD</text:p>
            </table:table-cell>
            <table:covered-table-cell/>
            <table:table-cell table:style-name="Tableau18.A5" office:value-type="string">
              <text:p text:style-name="P11">16</text:p>
            </table:table-cell>
            <table:table-cell table:style-name="Tableau18.A5" office:value-type="string">
              <text:p text:style-name="P11">TP</text:p>
            </table:table-cell>
            <table:table-cell table:style-name="Tableau18.E5" office:value-type="string">
              <text:p text:style-name="P11">6</text:p>
            </table:table-cell>
          </table:table-row>
          <table:table-row table:style-name="Tableau18.1">
            <table:table-cell table:style-name="Tableau18.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18.1">
            <table:table-cell table:style-name="Tableau18.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8.1">
            <table:table-cell table:style-name="Tableau18.A1" table:number-columns-spanned="15" office:value-type="string">
              <text:list xml:id="list1406378882" text:continue-list="list752774513" text:style-name="WW8Num2">
                <text:list-item>
                  <text:p text:style-name="P5">contenu : </text:p>
                </text:list-item>
              </text:list>
              <text:p text:style-name="P2">Étude du fonctionnement bas niveau d'un ordinateur (couche matérielle). La représentation de l'information (représentation binaire, standard IEEE 754). Les circuits séquentiels. La hiérarchie mémoire (mémoire RAM, adressage et réalisation à partir des bascules, cas particulier de la mémoire cache). L’Unité centrale de traitement et son chemin de donné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8.1">
            <table:table-cell table:style-name="Tableau18.A1" table:number-columns-spanned="15" office:value-type="string">
              <text:list xml:id="list573945993" text:continue-numbering="true" text:style-name="WW8Num2">
                <text:list-item>
                  <text:p text:style-name="P64">pré-requis :</text:p>
                </text:list-item>
              </text:list>
              <text:p text:style-name="P63">L’algèbre de Boole et les circuits logiqu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8.1">
            <table:table-cell table:style-name="Tableau18.A1" table:number-columns-spanned="15" office:value-type="string">
              <text:list xml:id="list730340775" text:continue-numbering="true" text:style-name="WW8Num2">
                <text:list-item>
                  <text:p text:style-name="P64">objectifs (savoirs et compétences acquis) : </text:p>
                </text:list-item>
              </text:list>
              <text:p text:style-name="P61">Compréhension des principes de base du fonctionnement d’un ordinateur.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8.1">
            <table:table-cell table:style-name="Tableau18.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8.18">
            <table:table-cell table:style-name="Tableau18.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8.18">
            <table:table-cell table:style-name="Tableau18.A19" office:value-type="string">
              <text:p text:style-name="P65"/>
            </table:table-cell>
            <table:table-cell table:style-name="Tableau18.A19" table:number-columns-spanned="5" office:value-type="string">
              <text:p text:style-name="P9">Contrôle continu</text:p>
            </table:table-cell>
            <table:covered-table-cell/>
            <table:covered-table-cell/>
            <table:covered-table-cell/>
            <table:covered-table-cell/>
            <table:table-cell table:style-name="Tableau18.A19" table:number-columns-spanned="5" office:value-type="string">
              <text:p text:style-name="P80">Contrôle terminal</text:p>
            </table:table-cell>
            <table:covered-table-cell/>
            <table:covered-table-cell/>
            <table:covered-table-cell/>
            <table:covered-table-cell/>
            <table:table-cell table:style-name="Tableau18.A1" table:number-columns-spanned="4" office:value-type="string">
              <text:p text:style-name="P80">Contrôle mixte</text:p>
            </table:table-cell>
            <table:covered-table-cell/>
            <table:covered-table-cell/>
            <table:covered-table-cell/>
          </table:table-row>
          <table:table-row table:style-name="Tableau18.18">
            <table:table-cell table:style-name="Tableau18.A19" office:value-type="string">
              <text:p text:style-name="P70"/>
            </table:table-cell>
            <table:table-cell table:style-name="Tableau18.A19" office:value-type="string">
              <text:p text:style-name="P80">nb de CC durant le semestre</text:p>
            </table:table-cell>
            <table:table-cell table:style-name="Tableau18.A19" office:value-type="string">
              <text:p text:style-name="P9">durée</text:p>
            </table:table-cell>
            <table:table-cell table:style-name="Tableau18.A19" table:number-columns-spanned="3" office:value-type="string">
              <text:p text:style-name="P80">Nature</text:p>
              <text:p text:style-name="P79">(oral/écrit )</text:p>
            </table:table-cell>
            <table:covered-table-cell/>
            <table:covered-table-cell/>
            <table:table-cell table:style-name="Tableau18.A19" table:number-columns-spanned="2" office:value-type="string">
              <text:p text:style-name="P9">durée</text:p>
            </table:table-cell>
            <table:covered-table-cell/>
            <table:table-cell table:style-name="Tableau18.A19" table:number-columns-spanned="3" office:value-type="string">
              <text:p text:style-name="P80">Nature</text:p>
              <text:p text:style-name="P79">(oral/écrit)</text:p>
            </table:table-cell>
            <table:covered-table-cell/>
            <table:covered-table-cell/>
            <table:table-cell table:style-name="Tableau18.A1" table:number-columns-spanned="4" office:value-type="string">
              <text:p text:style-name="P9">répartition en % entre CC et CT</text:p>
            </table:table-cell>
            <table:covered-table-cell/>
            <table:covered-table-cell/>
            <table:covered-table-cell/>
          </table:table-row>
          <table:table-row table:style-name="Tableau18.18">
            <table:table-cell table:style-name="Tableau18.A19" office:value-type="string">
              <text:p text:style-name="P69"><text:span text:style-name="T2">1</text:span><text:span text:style-name="T8">ère</text:span><text:span text:style-name="T2"> session :</text:span></text:p>
            </table:table-cell>
            <table:table-cell table:style-name="Tableau18.A19" office:value-type="string">
              <text:p text:style-name="P9"/>
            </table:table-cell>
            <table:table-cell table:style-name="Tableau18.A19" office:value-type="string">
              <text:p text:style-name="P9"/>
            </table:table-cell>
            <table:table-cell table:style-name="Tableau18.A19" table:number-columns-spanned="3" office:value-type="string">
              <text:p text:style-name="P9"/>
            </table:table-cell>
            <table:covered-table-cell/>
            <table:covered-table-cell/>
            <table:table-cell table:style-name="Tableau18.A19" table:number-columns-spanned="2" office:value-type="string">
              <text:p text:style-name="P9"/>
            </table:table-cell>
            <table:covered-table-cell/>
            <table:table-cell table:style-name="Tableau18.A19" table:number-columns-spanned="3" office:value-type="string">
              <text:p text:style-name="P9"/>
            </table:table-cell>
            <table:covered-table-cell/>
            <table:covered-table-cell/>
            <table:table-cell table:style-name="Tableau18.A1" table:number-columns-spanned="4" office:value-type="string">
              <text:p text:style-name="P9"/>
            </table:table-cell>
            <table:covered-table-cell/>
            <table:covered-table-cell/>
            <table:covered-table-cell/>
          </table:table-row>
          <table:table-row table:style-name="Tableau18.18">
            <table:table-cell table:style-name="Tableau18.A19" office:value-type="string">
              <text:list xml:id="list737457921" text:continue-list="list2098575666" text:style-name="WW8Num3">
                <text:list-item>
                  <text:p text:style-name="P10">RNE</text:p>
                </text:list-item>
              </text:list>
            </table:table-cell>
            <table:table-cell table:style-name="Tableau18.A19" office:value-type="string">
              <text:p text:style-name="P9"/>
            </table:table-cell>
            <table:table-cell table:style-name="Tableau18.A19" office:value-type="string">
              <text:p text:style-name="P9"/>
            </table:table-cell>
            <table:table-cell table:style-name="Tableau18.A19" table:number-columns-spanned="3" office:value-type="string">
              <text:p text:style-name="P9"/>
            </table:table-cell>
            <table:covered-table-cell/>
            <table:covered-table-cell/>
            <table:table-cell table:style-name="Tableau18.A19" table:number-columns-spanned="2" office:value-type="string">
              <text:p text:style-name="P9"/>
            </table:table-cell>
            <table:covered-table-cell/>
            <table:table-cell table:style-name="Tableau18.A19" table:number-columns-spanned="3" office:value-type="string">
              <text:p text:style-name="P9"/>
            </table:table-cell>
            <table:covered-table-cell/>
            <table:covered-table-cell/>
            <table:table-cell table:style-name="Tableau18.A1" table:number-columns-spanned="4" office:value-type="string">
              <text:p text:style-name="P9"/>
            </table:table-cell>
            <table:covered-table-cell/>
            <table:covered-table-cell/>
            <table:covered-table-cell/>
          </table:table-row>
          <table:table-row table:style-name="Tableau18.18">
            <table:table-cell table:style-name="Tableau18.A19" office:value-type="string">
              <text:list xml:id="list96246511" text:continue-numbering="true" text:style-name="WW8Num3">
                <text:list-item>
                  <text:p text:style-name="P10">RSE</text:p>
                </text:list-item>
              </text:list>
            </table:table-cell>
            <table:table-cell table:style-name="Tableau18.A19" office:value-type="string">
              <text:p text:style-name="P9"/>
            </table:table-cell>
            <table:table-cell table:style-name="Tableau18.A19" office:value-type="string">
              <text:p text:style-name="P9"/>
            </table:table-cell>
            <table:table-cell table:style-name="Tableau18.A19" table:number-columns-spanned="3" office:value-type="string">
              <text:p text:style-name="P9"/>
            </table:table-cell>
            <table:covered-table-cell/>
            <table:covered-table-cell/>
            <table:table-cell table:style-name="Tableau18.A19" table:number-columns-spanned="2" office:value-type="string">
              <text:p text:style-name="P9"/>
            </table:table-cell>
            <table:covered-table-cell/>
            <table:table-cell table:style-name="Tableau18.A19" table:number-columns-spanned="3" office:value-type="string">
              <text:p text:style-name="P9"/>
            </table:table-cell>
            <table:covered-table-cell/>
            <table:covered-table-cell/>
            <table:table-cell table:style-name="Tableau18.A1" table:number-columns-spanned="4" office:value-type="string">
              <text:p text:style-name="P9"/>
            </table:table-cell>
            <table:covered-table-cell/>
            <table:covered-table-cell/>
            <table:covered-table-cell/>
          </table:table-row>
          <table:table-row table:style-name="Tableau18.18">
            <table:table-cell table:style-name="Tableau18.A19" office:value-type="string">
              <text:p text:style-name="P1"><text:span text:style-name="T2">2</text:span><text:span text:style-name="T8">ème</text:span><text:span text:style-name="T2"> session :</text:span></text:p>
            </table:table-cell>
            <table:table-cell table:style-name="Tableau18.A19" office:value-type="string">
              <text:p text:style-name="P9"/>
            </table:table-cell>
            <table:table-cell table:style-name="Tableau18.A19" office:value-type="string">
              <text:p text:style-name="P9"/>
            </table:table-cell>
            <table:table-cell table:style-name="Tableau18.A19" table:number-columns-spanned="3" office:value-type="string">
              <text:p text:style-name="P9"/>
            </table:table-cell>
            <table:covered-table-cell/>
            <table:covered-table-cell/>
            <table:table-cell table:style-name="Tableau18.A19" table:number-columns-spanned="2" office:value-type="string">
              <text:p text:style-name="P9"/>
            </table:table-cell>
            <table:covered-table-cell/>
            <table:table-cell table:style-name="Tableau18.A19" table:number-columns-spanned="3" office:value-type="string">
              <text:p text:style-name="P9"/>
            </table:table-cell>
            <table:covered-table-cell/>
            <table:covered-table-cell/>
            <table:table-cell table:style-name="Tableau18.A1" table:number-columns-spanned="4" office:value-type="string">
              <text:p text:style-name="P9"/>
            </table:table-cell>
            <table:covered-table-cell/>
            <table:covered-table-cell/>
            <table:covered-table-cell/>
          </table:table-row>
          <table:table-row table:style-name="Tableau18.18">
            <table:table-cell table:style-name="Tableau18.A19" office:value-type="string">
              <text:list xml:id="list1476502934" text:continue-numbering="true" text:style-name="WW8Num3">
                <text:list-item>
                  <text:p text:style-name="P10">RNE</text:p>
                </text:list-item>
              </text:list>
            </table:table-cell>
            <table:table-cell table:style-name="Tableau18.A19" office:value-type="string">
              <text:p text:style-name="P6"/>
            </table:table-cell>
            <table:table-cell table:style-name="Tableau18.A19" office:value-type="string">
              <text:p text:style-name="P6"/>
            </table:table-cell>
            <table:table-cell table:style-name="Tableau18.A19" table:number-columns-spanned="3" office:value-type="string">
              <text:p text:style-name="P6"/>
            </table:table-cell>
            <table:covered-table-cell/>
            <table:covered-table-cell/>
            <table:table-cell table:style-name="Tableau18.A19" table:number-columns-spanned="2" office:value-type="string">
              <text:p text:style-name="P6"/>
            </table:table-cell>
            <table:covered-table-cell/>
            <table:table-cell table:style-name="Tableau18.A19" table:number-columns-spanned="3" office:value-type="string">
              <text:p text:style-name="P6"/>
            </table:table-cell>
            <table:covered-table-cell/>
            <table:covered-table-cell/>
            <table:table-cell table:style-name="Tableau18.A1" table:number-columns-spanned="4" office:value-type="string">
              <text:p text:style-name="P6"/>
            </table:table-cell>
            <table:covered-table-cell/>
            <table:covered-table-cell/>
            <table:covered-table-cell/>
          </table:table-row>
          <table:table-row table:style-name="Tableau18.18">
            <table:table-cell table:style-name="Tableau18.A19" office:value-type="string">
              <text:list xml:id="list180365754" text:continue-numbering="true" text:style-name="WW8Num3">
                <text:list-item>
                  <text:p text:style-name="P10">RSE</text:p>
                </text:list-item>
              </text:list>
            </table:table-cell>
            <table:table-cell table:style-name="Tableau18.A19" office:value-type="string">
              <text:p text:style-name="P6"/>
            </table:table-cell>
            <table:table-cell table:style-name="Tableau18.A19" office:value-type="string">
              <text:p text:style-name="P6"/>
            </table:table-cell>
            <table:table-cell table:style-name="Tableau18.A19" table:number-columns-spanned="3" office:value-type="string">
              <text:p text:style-name="P6"/>
            </table:table-cell>
            <table:covered-table-cell/>
            <table:covered-table-cell/>
            <table:table-cell table:style-name="Tableau18.A19" table:number-columns-spanned="2" office:value-type="string">
              <text:p text:style-name="P6"/>
            </table:table-cell>
            <table:covered-table-cell/>
            <table:table-cell table:style-name="Tableau18.A19" table:number-columns-spanned="3" office:value-type="string">
              <text:p text:style-name="P6"/>
            </table:table-cell>
            <table:covered-table-cell/>
            <table:covered-table-cell/>
            <table:table-cell table:style-name="Tableau18.A1" table:number-columns-spanned="4" office:value-type="string">
              <text:p text:style-name="P6"/>
            </table:table-cell>
            <table:covered-table-cell/>
            <table:covered-table-cell/>
            <table:covered-table-cell/>
          </table:table-row>
          <table:table-row table:style-name="Tableau18.18">
            <table:table-cell table:style-name="Tableau18.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8.18">
            <table:table-cell table:style-name="Tableau18.A27" table:number-columns-spanned="15" office:value-type="string">
              <text:p text:style-name="P7">Responsable de l’enseignement : Sophie ROBE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8.18">
            <table:table-cell table:style-name="Tableau18.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8.18">
            <table:table-cell table:style-name="Tableau18.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column table:style-name="Tableau19.F"/>
          <table:table-column table:style-name="Tableau19.G"/>
          <table:table-column table:style-name="Tableau19.H"/>
          <table:table-column table:style-name="Tableau19.I"/>
          <table:table-column table:style-name="Tableau19.J"/>
          <table:table-column table:style-name="Tableau19.K"/>
          <table:table-column table:style-name="Tableau19.L"/>
          <table:table-column table:style-name="Tableau19.E" table:number-columns-repeated="2"/>
          <table:table-column table:style-name="Tableau19.O"/>
          <table:table-row table:style-name="Tableau19.1">
            <table:table-cell table:style-name="Tableau19.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9.1">
            <table:table-cell table:style-name="Tableau19.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9.1">
            <table:table-cell table:style-name="Tableau19.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9.1">
            <table:table-cell table:style-name="Tableau19.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9.5">
            <table:table-cell table:style-name="Tableau19.A5" table:number-columns-spanned="4" office:value-type="string">
              <text:p text:style-name="P7">Intitulé de l’Unité d’Enseignement :</text:p>
            </table:table-cell>
            <table:covered-table-cell/>
            <table:covered-table-cell/>
            <table:covered-table-cell/>
            <table:table-cell table:style-name="Tableau19.E5" table:number-columns-spanned="11" office:value-type="string">
              <text:p text:style-name="P54">Application de l'algèbr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9.5">
            <table:table-cell table:style-name="Tableau19.A5" table:number-columns-spanned="4" office:value-type="string">
              <text:p text:style-name="P4">Nature :</text:p>
            </table:table-cell>
            <table:covered-table-cell/>
            <table:covered-table-cell/>
            <table:covered-table-cell/>
            <table:table-cell table:style-name="Tableau19.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9.5">
            <table:table-cell table:style-name="Tableau19.A5" table:number-columns-spanned="4" office:value-type="string">
              <text:p text:style-name="P4">Semestre :</text:p>
            </table:table-cell>
            <table:covered-table-cell/>
            <table:covered-table-cell/>
            <table:covered-table-cell/>
            <table:table-cell table:style-name="Tableau19.E5" table:number-columns-spanned="11" office:value-type="string">
              <text:p text:style-name="P56">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9.5">
            <table:table-cell table:style-name="Tableau19.A5" table:number-columns-spanned="4" office:value-type="string">
              <text:p text:style-name="P4">Crédits ECTS :</text:p>
            </table:table-cell>
            <table:covered-table-cell/>
            <table:covered-table-cell/>
            <table:covered-table-cell/>
            <table:table-cell table:style-name="Tableau19.E5" table:number-columns-spanned="11" office:value-type="string">
              <text:p text:style-name="P3">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9.5">
            <table:table-cell table:style-name="Tableau19.A5" table:number-columns-spanned="4" office:value-type="string">
              <text:p text:style-name="P4">Coefficient :</text:p>
            </table:table-cell>
            <table:covered-table-cell/>
            <table:covered-table-cell/>
            <table:covered-table-cell/>
            <table:table-cell table:style-name="Tableau19.E5" table:number-columns-spanned="11" office:value-type="string">
              <text:p text:style-name="P3">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9.5">
            <table:table-cell table:style-name="Tableau19.A5" table:number-columns-spanned="4" office:value-type="string">
              <text:p text:style-name="P4">Langue de l’enseignement :</text:p>
            </table:table-cell>
            <table:covered-table-cell/>
            <table:covered-table-cell/>
            <table:covered-table-cell/>
            <table:table-cell table:style-name="Tableau19.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9.5">
            <table:table-cell table:style-name="Tableau19.A5" table:number-columns-spanned="4" office:value-type="string">
              <text:p text:style-name="P4">Volume horaire total :</text:p>
            </table:table-cell>
            <table:covered-table-cell/>
            <table:covered-table-cell/>
            <table:covered-table-cell/>
            <table:table-cell table:style-name="Tableau19.A5" office:value-type="string">
              <text:p text:style-name="P3">50</text:p>
            </table:table-cell>
            <table:table-cell table:style-name="Tableau19.A5" table:number-columns-spanned="2" office:value-type="string">
              <text:p text:style-name="P8">dont</text:p>
            </table:table-cell>
            <table:covered-table-cell/>
            <table:table-cell table:style-name="Tableau19.A5" table:number-columns-spanned="2" office:value-type="string">
              <text:p text:style-name="P11">CTD</text:p>
            </table:table-cell>
            <table:covered-table-cell/>
            <table:table-cell table:style-name="Tableau19.A5" office:value-type="string">
              <text:p text:style-name="P11">50</text:p>
            </table:table-cell>
            <table:table-cell table:style-name="Tableau19.A5" table:number-columns-spanned="2" office:value-type="string">
              <text:p text:style-name="P11">TD</text:p>
            </table:table-cell>
            <table:covered-table-cell/>
            <table:table-cell table:style-name="Tableau19.A5" office:value-type="string">
              <text:p text:style-name="P11"/>
            </table:table-cell>
            <table:table-cell table:style-name="Tableau19.A5" office:value-type="string">
              <text:p text:style-name="P11">TP</text:p>
            </table:table-cell>
            <table:table-cell table:style-name="Tableau19.E5" office:value-type="string">
              <text:p text:style-name="P11"/>
            </table:table-cell>
          </table:table-row>
          <table:table-row table:style-name="Tableau19.1">
            <table:table-cell table:style-name="Tableau19.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9.1">
            <table:table-cell table:style-name="Tableau19.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9.1">
            <table:table-cell table:style-name="Tableau19.A1" table:number-columns-spanned="15" office:value-type="string">
              <text:list xml:id="list76896662" text:continue-list="list730340775" text:style-name="WW8Num2">
                <text:list-item>
                  <text:p text:style-name="P5">contenu : </text:p>
                </text:list-item>
              </text:list>
              <text:p text:style-name="P2">Espaces vectoriels; bases; espaces supplémentaires; équations cartésiennes; applications linéaires; matrices d'applications linéaires ( réelles et complexes); trace et déterminant d'endomorphismes; calcul d'inverses ( méthode du pivot de Gauss - méthode des cofacteurs); polynômes caractéristiques; valeurs propres ; vecteurs propres; diagonalisation; Théorème de Hamilton-Cayley; sous-espaces caractéristiques; lemme des noyaux.</text:p>
              <text:p text:style-name="P2"><text:soft-page-break/></text:p>
              <text:p text:style-name="P2">Application : <text:s/>interpolation; résolution de systèmes linéaires, étude de suites récurrentes, résolution de systèmes différentiels, résolution d'équations différentielles linéaires d'ordre supérieur, exponentielle de matrices, trigonalis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9.1">
            <table:table-cell table:style-name="Tableau19.A1" table:number-columns-spanned="15" office:value-type="string">
              <text:list xml:id="list533621488" text:continue-numbering="true" text:style-name="WW8Num2">
                <text:list-item>
                  <text:p text:style-name="P64">pré-requis :</text:p>
                </text:list-item>
              </text:list>
              <text:p text:style-name="P63">niveau bac nécessaire, modules de première année souhaitabl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9.1">
            <table:table-cell table:style-name="Tableau19.A1" table:number-columns-spanned="15" office:value-type="string">
              <text:list xml:id="list1601217692" text:continue-numbering="true" text:style-name="WW8Num2">
                <text:list-item>
                  <text:p text:style-name="P64">objectifs (savoirs et compétences acquis) : </text:p>
                </text:list-item>
              </text:list>
              <text:p text:style-name="P61">Maîtrise des éléments d'algèbre étudié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9.1">
            <table:table-cell table:style-name="Tableau19.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9.18">
            <table:table-cell table:style-name="Tableau19.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9.18">
            <table:table-cell table:style-name="Tableau19.A19" office:value-type="string">
              <text:p text:style-name="P65"/>
            </table:table-cell>
            <table:table-cell table:style-name="Tableau19.A19" table:number-columns-spanned="5" office:value-type="string">
              <text:p text:style-name="P9">Contrôle continu</text:p>
            </table:table-cell>
            <table:covered-table-cell/>
            <table:covered-table-cell/>
            <table:covered-table-cell/>
            <table:covered-table-cell/>
            <table:table-cell table:style-name="Tableau19.A19" table:number-columns-spanned="5" office:value-type="string">
              <text:p text:style-name="P80">Contrôle terminal</text:p>
            </table:table-cell>
            <table:covered-table-cell/>
            <table:covered-table-cell/>
            <table:covered-table-cell/>
            <table:covered-table-cell/>
            <table:table-cell table:style-name="Tableau19.A1" table:number-columns-spanned="4" office:value-type="string">
              <text:p text:style-name="P80">Contrôle mixte</text:p>
            </table:table-cell>
            <table:covered-table-cell/>
            <table:covered-table-cell/>
            <table:covered-table-cell/>
          </table:table-row>
          <table:table-row table:style-name="Tableau19.18">
            <table:table-cell table:style-name="Tableau19.A19" office:value-type="string">
              <text:p text:style-name="P70"/>
            </table:table-cell>
            <table:table-cell table:style-name="Tableau19.A19" office:value-type="string">
              <text:p text:style-name="P80">nb de CC durant le semestre</text:p>
            </table:table-cell>
            <table:table-cell table:style-name="Tableau19.A19" office:value-type="string">
              <text:p text:style-name="P9">durée</text:p>
            </table:table-cell>
            <table:table-cell table:style-name="Tableau19.A19" table:number-columns-spanned="3" office:value-type="string">
              <text:p text:style-name="P80">Nature</text:p>
              <text:p text:style-name="P79">(oral/écrit )</text:p>
            </table:table-cell>
            <table:covered-table-cell/>
            <table:covered-table-cell/>
            <table:table-cell table:style-name="Tableau19.A19" table:number-columns-spanned="2" office:value-type="string">
              <text:p text:style-name="P9">durée</text:p>
            </table:table-cell>
            <table:covered-table-cell/>
            <table:table-cell table:style-name="Tableau19.A19" table:number-columns-spanned="3" office:value-type="string">
              <text:p text:style-name="P80">Nature</text:p>
              <text:p text:style-name="P79">(oral/écrit)</text:p>
            </table:table-cell>
            <table:covered-table-cell/>
            <table:covered-table-cell/>
            <table:table-cell table:style-name="Tableau19.A1" table:number-columns-spanned="4" office:value-type="string">
              <text:p text:style-name="P9">répartition en % entre CC et CT</text:p>
            </table:table-cell>
            <table:covered-table-cell/>
            <table:covered-table-cell/>
            <table:covered-table-cell/>
          </table:table-row>
          <table:table-row table:style-name="Tableau19.18">
            <table:table-cell table:style-name="Tableau19.A19" office:value-type="string">
              <text:p text:style-name="P69"><text:span text:style-name="T2">1</text:span><text:span text:style-name="T8">ère</text:span><text:span text:style-name="T2"> session :</text:span></text:p>
            </table:table-cell>
            <table:table-cell table:style-name="Tableau19.A19" office:value-type="string">
              <text:p text:style-name="P9"/>
            </table:table-cell>
            <table:table-cell table:style-name="Tableau19.A19" office:value-type="string">
              <text:p text:style-name="P9"/>
            </table:table-cell>
            <table:table-cell table:style-name="Tableau19.A19" table:number-columns-spanned="3" office:value-type="string">
              <text:p text:style-name="P9"/>
            </table:table-cell>
            <table:covered-table-cell/>
            <table:covered-table-cell/>
            <table:table-cell table:style-name="Tableau19.A19" table:number-columns-spanned="2" office:value-type="string">
              <text:p text:style-name="P9"/>
            </table:table-cell>
            <table:covered-table-cell/>
            <table:table-cell table:style-name="Tableau19.A19" table:number-columns-spanned="3" office:value-type="string">
              <text:p text:style-name="P9"/>
            </table:table-cell>
            <table:covered-table-cell/>
            <table:covered-table-cell/>
            <table:table-cell table:style-name="Tableau19.A1" table:number-columns-spanned="4" office:value-type="string">
              <text:p text:style-name="P9"/>
            </table:table-cell>
            <table:covered-table-cell/>
            <table:covered-table-cell/>
            <table:covered-table-cell/>
          </table:table-row>
          <table:table-row table:style-name="Tableau19.18">
            <table:table-cell table:style-name="Tableau19.A19" office:value-type="string">
              <text:list xml:id="list317263988" text:continue-list="list180365754" text:style-name="WW8Num3">
                <text:list-item>
                  <text:p text:style-name="P10">RNE</text:p>
                </text:list-item>
              </text:list>
            </table:table-cell>
            <table:table-cell table:style-name="Tableau19.A19" office:value-type="string">
              <text:p text:style-name="P9"/>
            </table:table-cell>
            <table:table-cell table:style-name="Tableau19.A19" office:value-type="string">
              <text:p text:style-name="P9"/>
            </table:table-cell>
            <table:table-cell table:style-name="Tableau19.A19" table:number-columns-spanned="3" office:value-type="string">
              <text:p text:style-name="P9"/>
            </table:table-cell>
            <table:covered-table-cell/>
            <table:covered-table-cell/>
            <table:table-cell table:style-name="Tableau19.A19" table:number-columns-spanned="2" office:value-type="string">
              <text:p text:style-name="P9"/>
            </table:table-cell>
            <table:covered-table-cell/>
            <table:table-cell table:style-name="Tableau19.A19" table:number-columns-spanned="3" office:value-type="string">
              <text:p text:style-name="P9"/>
            </table:table-cell>
            <table:covered-table-cell/>
            <table:covered-table-cell/>
            <table:table-cell table:style-name="Tableau19.A1" table:number-columns-spanned="4" office:value-type="string">
              <text:p text:style-name="P9"/>
            </table:table-cell>
            <table:covered-table-cell/>
            <table:covered-table-cell/>
            <table:covered-table-cell/>
          </table:table-row>
          <table:table-row table:style-name="Tableau19.18">
            <table:table-cell table:style-name="Tableau19.A19" office:value-type="string">
              <text:list xml:id="list970529563" text:continue-numbering="true" text:style-name="WW8Num3">
                <text:list-item>
                  <text:p text:style-name="P10">RSE</text:p>
                </text:list-item>
              </text:list>
            </table:table-cell>
            <table:table-cell table:style-name="Tableau19.A19" office:value-type="string">
              <text:p text:style-name="P9"/>
            </table:table-cell>
            <table:table-cell table:style-name="Tableau19.A19" office:value-type="string">
              <text:p text:style-name="P9"/>
            </table:table-cell>
            <table:table-cell table:style-name="Tableau19.A19" table:number-columns-spanned="3" office:value-type="string">
              <text:p text:style-name="P9"/>
            </table:table-cell>
            <table:covered-table-cell/>
            <table:covered-table-cell/>
            <table:table-cell table:style-name="Tableau19.A19" table:number-columns-spanned="2" office:value-type="string">
              <text:p text:style-name="P9"/>
            </table:table-cell>
            <table:covered-table-cell/>
            <table:table-cell table:style-name="Tableau19.A19" table:number-columns-spanned="3" office:value-type="string">
              <text:p text:style-name="P9"/>
            </table:table-cell>
            <table:covered-table-cell/>
            <table:covered-table-cell/>
            <table:table-cell table:style-name="Tableau19.A1" table:number-columns-spanned="4" office:value-type="string">
              <text:p text:style-name="P9"/>
            </table:table-cell>
            <table:covered-table-cell/>
            <table:covered-table-cell/>
            <table:covered-table-cell/>
          </table:table-row>
          <table:table-row table:style-name="Tableau19.18">
            <table:table-cell table:style-name="Tableau19.A19" office:value-type="string">
              <text:p text:style-name="P1"><text:span text:style-name="T2">2</text:span><text:span text:style-name="T8">ème</text:span><text:span text:style-name="T2"> session :</text:span></text:p>
            </table:table-cell>
            <table:table-cell table:style-name="Tableau19.A19" office:value-type="string">
              <text:p text:style-name="P9"/>
            </table:table-cell>
            <table:table-cell table:style-name="Tableau19.A19" office:value-type="string">
              <text:p text:style-name="P9"/>
            </table:table-cell>
            <table:table-cell table:style-name="Tableau19.A19" table:number-columns-spanned="3" office:value-type="string">
              <text:p text:style-name="P9"/>
            </table:table-cell>
            <table:covered-table-cell/>
            <table:covered-table-cell/>
            <table:table-cell table:style-name="Tableau19.A19" table:number-columns-spanned="2" office:value-type="string">
              <text:p text:style-name="P9"/>
            </table:table-cell>
            <table:covered-table-cell/>
            <table:table-cell table:style-name="Tableau19.A19" table:number-columns-spanned="3" office:value-type="string">
              <text:p text:style-name="P9"/>
            </table:table-cell>
            <table:covered-table-cell/>
            <table:covered-table-cell/>
            <table:table-cell table:style-name="Tableau19.A1" table:number-columns-spanned="4" office:value-type="string">
              <text:p text:style-name="P9"/>
            </table:table-cell>
            <table:covered-table-cell/>
            <table:covered-table-cell/>
            <table:covered-table-cell/>
          </table:table-row>
          <table:table-row table:style-name="Tableau19.18">
            <table:table-cell table:style-name="Tableau19.A19" office:value-type="string">
              <text:list xml:id="list321161477" text:continue-numbering="true" text:style-name="WW8Num3">
                <text:list-item>
                  <text:p text:style-name="P10">RNE</text:p>
                </text:list-item>
              </text:list>
            </table:table-cell>
            <table:table-cell table:style-name="Tableau19.A19" office:value-type="string">
              <text:p text:style-name="P6"/>
            </table:table-cell>
            <table:table-cell table:style-name="Tableau19.A19" office:value-type="string">
              <text:p text:style-name="P6"/>
            </table:table-cell>
            <table:table-cell table:style-name="Tableau19.A19" table:number-columns-spanned="3" office:value-type="string">
              <text:p text:style-name="P6"/>
            </table:table-cell>
            <table:covered-table-cell/>
            <table:covered-table-cell/>
            <table:table-cell table:style-name="Tableau19.A19" table:number-columns-spanned="2" office:value-type="string">
              <text:p text:style-name="P6"/>
            </table:table-cell>
            <table:covered-table-cell/>
            <table:table-cell table:style-name="Tableau19.A19" table:number-columns-spanned="3" office:value-type="string">
              <text:p text:style-name="P6"/>
            </table:table-cell>
            <table:covered-table-cell/>
            <table:covered-table-cell/>
            <table:table-cell table:style-name="Tableau19.A1" table:number-columns-spanned="4" office:value-type="string">
              <text:p text:style-name="P6"/>
            </table:table-cell>
            <table:covered-table-cell/>
            <table:covered-table-cell/>
            <table:covered-table-cell/>
          </table:table-row>
          <table:table-row table:style-name="Tableau19.18">
            <table:table-cell table:style-name="Tableau19.A19" office:value-type="string">
              <text:list xml:id="list2051117776" text:continue-numbering="true" text:style-name="WW8Num3">
                <text:list-item>
                  <text:p text:style-name="P10">RSE</text:p>
                </text:list-item>
              </text:list>
            </table:table-cell>
            <table:table-cell table:style-name="Tableau19.A19" office:value-type="string">
              <text:p text:style-name="P6"/>
            </table:table-cell>
            <table:table-cell table:style-name="Tableau19.A19" office:value-type="string">
              <text:p text:style-name="P6"/>
            </table:table-cell>
            <table:table-cell table:style-name="Tableau19.A19" table:number-columns-spanned="3" office:value-type="string">
              <text:p text:style-name="P6"/>
            </table:table-cell>
            <table:covered-table-cell/>
            <table:covered-table-cell/>
            <table:table-cell table:style-name="Tableau19.A19" table:number-columns-spanned="2" office:value-type="string">
              <text:p text:style-name="P6"/>
            </table:table-cell>
            <table:covered-table-cell/>
            <table:table-cell table:style-name="Tableau19.A19" table:number-columns-spanned="3" office:value-type="string">
              <text:p text:style-name="P6"/>
            </table:table-cell>
            <table:covered-table-cell/>
            <table:covered-table-cell/>
            <table:table-cell table:style-name="Tableau19.A1" table:number-columns-spanned="4" office:value-type="string">
              <text:p text:style-name="P6"/>
            </table:table-cell>
            <table:covered-table-cell/>
            <table:covered-table-cell/>
            <table:covered-table-cell/>
          </table:table-row>
          <table:table-row table:style-name="Tableau19.18">
            <table:table-cell table:style-name="Tableau19.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9.18">
            <table:table-cell table:style-name="Tableau19.A27" table:number-columns-spanned="15" office:value-type="string">
              <text:p text:style-name="P7">Responsable de l’enseignement : Philippe GRILLO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9.18">
            <table:table-cell table:style-name="Tableau19.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9.18">
            <table:table-cell table:style-name="Tableau19.A27" table:number-columns-spanned="15" office:value-type="string">
              <text:p text:style-name="P62">Ressources pédagogiqu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20" table:style-name="Tableau20">
          <table:table-column table:style-name="Tableau20.A"/>
          <table:table-column table:style-name="Tableau20.B"/>
          <table:table-column table:style-name="Tableau20.C"/>
          <table:table-column table:style-name="Tableau20.D"/>
          <table:table-column table:style-name="Tableau20.E"/>
          <table:table-column table:style-name="Tableau20.F"/>
          <table:table-column table:style-name="Tableau20.G"/>
          <table:table-column table:style-name="Tableau20.H"/>
          <table:table-column table:style-name="Tableau20.I"/>
          <table:table-column table:style-name="Tableau20.J"/>
          <table:table-column table:style-name="Tableau20.K"/>
          <table:table-column table:style-name="Tableau20.L"/>
          <table:table-column table:style-name="Tableau20.E" table:number-columns-repeated="2"/>
          <table:table-column table:style-name="Tableau20.O"/>
          <table:table-row table:style-name="Tableau20.1">
            <table:table-cell table:style-name="Tableau20.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0.1">
            <table:table-cell table:style-name="Tableau20.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0.1">
            <table:table-cell table:style-name="Tableau20.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0.1">
            <table:table-cell table:style-name="Tableau20.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0.5">
            <table:table-cell table:style-name="Tableau20.A5" table:number-columns-spanned="4" office:value-type="string">
              <text:p text:style-name="P7">Intitulé de l’Unité d’Enseignement :</text:p>
            </table:table-cell>
            <table:covered-table-cell/>
            <table:covered-table-cell/>
            <table:covered-table-cell/>
            <table:table-cell table:style-name="Tableau20.E5" table:number-columns-spanned="11" office:value-type="string">
              <text:p text:style-name="P54">Anglais 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0.5">
            <table:table-cell table:style-name="Tableau20.A5" table:number-columns-spanned="4" office:value-type="string">
              <text:p text:style-name="P4">Nature :</text:p>
            </table:table-cell>
            <table:covered-table-cell/>
            <table:covered-table-cell/>
            <table:covered-table-cell/>
            <table:table-cell table:style-name="Tableau20.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0.5">
            <table:table-cell table:style-name="Tableau20.A5" table:number-columns-spanned="4" office:value-type="string">
              <text:p text:style-name="P4">Semestre :</text:p>
            </table:table-cell>
            <table:covered-table-cell/>
            <table:covered-table-cell/>
            <table:covered-table-cell/>
            <table:table-cell table:style-name="Tableau20.E5" table:number-columns-spanned="11" office:value-type="string">
              <text:p text:style-name="P56">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0.5">
            <table:table-cell table:style-name="Tableau20.A5" table:number-columns-spanned="4" office:value-type="string">
              <text:p text:style-name="P4">Crédits ECTS :</text:p>
            </table:table-cell>
            <table:covered-table-cell/>
            <table:covered-table-cell/>
            <table:covered-table-cell/>
            <table:table-cell table:style-name="Tableau20.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0.5">
            <table:table-cell table:style-name="Tableau20.A5" table:number-columns-spanned="4" office:value-type="string">
              <text:p text:style-name="P4">Coefficient :</text:p>
            </table:table-cell>
            <table:covered-table-cell/>
            <table:covered-table-cell/>
            <table:covered-table-cell/>
            <table:table-cell table:style-name="Tableau20.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0.5">
            <table:table-cell table:style-name="Tableau20.A5" table:number-columns-spanned="4" office:value-type="string">
              <text:p text:style-name="P4">Langue de l’enseignement :</text:p>
            </table:table-cell>
            <table:covered-table-cell/>
            <table:covered-table-cell/>
            <table:covered-table-cell/>
            <table:table-cell table:style-name="Tableau20.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0.5">
            <table:table-cell table:style-name="Tableau20.A5" table:number-columns-spanned="4" office:value-type="string">
              <text:p text:style-name="P4">Volume horaire total :</text:p>
            </table:table-cell>
            <table:covered-table-cell/>
            <table:covered-table-cell/>
            <table:covered-table-cell/>
            <table:table-cell table:style-name="Tableau20.A5" office:value-type="string">
              <text:p text:style-name="P3">25</text:p>
            </table:table-cell>
            <table:table-cell table:style-name="Tableau20.A5" table:number-columns-spanned="2" office:value-type="string">
              <text:p text:style-name="P8">dont</text:p>
            </table:table-cell>
            <table:covered-table-cell/>
            <table:table-cell table:style-name="Tableau20.A5" table:number-columns-spanned="2" office:value-type="string">
              <text:p text:style-name="P11">CM</text:p>
            </table:table-cell>
            <table:covered-table-cell/>
            <table:table-cell table:style-name="Tableau20.A5" office:value-type="string">
              <text:p text:style-name="P11"/>
            </table:table-cell>
            <table:table-cell table:style-name="Tableau20.A5" table:number-columns-spanned="2" office:value-type="string">
              <text:p text:style-name="P11">TD</text:p>
            </table:table-cell>
            <table:covered-table-cell/>
            <table:table-cell table:style-name="Tableau20.A5" office:value-type="string">
              <text:p text:style-name="P11">25</text:p>
            </table:table-cell>
            <table:table-cell table:style-name="Tableau20.A5" office:value-type="string">
              <text:p text:style-name="P11">TP</text:p>
            </table:table-cell>
            <table:table-cell table:style-name="Tableau20.E5" office:value-type="string">
              <text:p text:style-name="P11"/>
            </table:table-cell>
          </table:table-row>
          <table:table-row table:style-name="Tableau20.1">
            <table:table-cell table:style-name="Tableau20.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0.1">
            <table:table-cell table:style-name="Tableau20.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0.1">
            <table:table-cell table:style-name="Tableau20.A1" table:number-columns-spanned="15" office:value-type="string">
              <text:list xml:id="list498054689" text:continue-list="list1601217692" text:style-name="WW8Num2">
                <text:list-item>
                  <text:p text:style-name="P5">contenu : </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0.1">
            <table:table-cell table:style-name="Tableau20.A1" table:number-columns-spanned="15" office:value-type="string">
              <text:list xml:id="list830480765"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0.1">
            <table:table-cell table:style-name="Tableau20.A1" table:number-columns-spanned="15" office:value-type="string">
              <text:list xml:id="list163090603"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0.1">
            <table:table-cell table:style-name="Tableau20.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20.18">
            <table:table-cell table:style-name="Tableau20.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0.18">
            <table:table-cell table:style-name="Tableau20.A19" office:value-type="string">
              <text:p text:style-name="P65"/>
            </table:table-cell>
            <table:table-cell table:style-name="Tableau20.A19" table:number-columns-spanned="5" office:value-type="string">
              <text:p text:style-name="P9">Contrôle continu</text:p>
            </table:table-cell>
            <table:covered-table-cell/>
            <table:covered-table-cell/>
            <table:covered-table-cell/>
            <table:covered-table-cell/>
            <table:table-cell table:style-name="Tableau20.A19" table:number-columns-spanned="5" office:value-type="string">
              <text:p text:style-name="P80">Contrôle terminal</text:p>
            </table:table-cell>
            <table:covered-table-cell/>
            <table:covered-table-cell/>
            <table:covered-table-cell/>
            <table:covered-table-cell/>
            <table:table-cell table:style-name="Tableau20.A1" table:number-columns-spanned="4" office:value-type="string">
              <text:p text:style-name="P80">Contrôle mixte</text:p>
            </table:table-cell>
            <table:covered-table-cell/>
            <table:covered-table-cell/>
            <table:covered-table-cell/>
          </table:table-row>
          <table:table-row table:style-name="Tableau20.18">
            <table:table-cell table:style-name="Tableau20.A19" office:value-type="string">
              <text:p text:style-name="P70"/>
            </table:table-cell>
            <table:table-cell table:style-name="Tableau20.A19" office:value-type="string">
              <text:p text:style-name="P80">nb de CC durant le semestre</text:p>
            </table:table-cell>
            <table:table-cell table:style-name="Tableau20.A19" office:value-type="string">
              <text:p text:style-name="P9">durée</text:p>
            </table:table-cell>
            <table:table-cell table:style-name="Tableau20.A19" table:number-columns-spanned="3" office:value-type="string">
              <text:p text:style-name="P80">Nature</text:p>
              <text:p text:style-name="P79">(oral/écrit )</text:p>
            </table:table-cell>
            <table:covered-table-cell/>
            <table:covered-table-cell/>
            <table:table-cell table:style-name="Tableau20.A19" table:number-columns-spanned="2" office:value-type="string">
              <text:p text:style-name="P9">durée</text:p>
            </table:table-cell>
            <table:covered-table-cell/>
            <table:table-cell table:style-name="Tableau20.A19" table:number-columns-spanned="3" office:value-type="string">
              <text:p text:style-name="P80">Nature</text:p>
              <text:p text:style-name="P79">(oral/écrit)</text:p>
            </table:table-cell>
            <table:covered-table-cell/>
            <table:covered-table-cell/>
            <table:table-cell table:style-name="Tableau20.A1" table:number-columns-spanned="4" office:value-type="string">
              <text:p text:style-name="P9">répartition en % entre CC et CT</text:p>
            </table:table-cell>
            <table:covered-table-cell/>
            <table:covered-table-cell/>
            <table:covered-table-cell/>
          </table:table-row>
          <table:table-row table:style-name="Tableau20.18">
            <table:table-cell table:style-name="Tableau20.A19" office:value-type="string">
              <text:p text:style-name="P69"><text:span text:style-name="T2">1</text:span><text:span text:style-name="T8">ère</text:span><text:span text:style-name="T2"> session :</text:span></text:p>
            </table:table-cell>
            <table:table-cell table:style-name="Tableau20.A19" office:value-type="string">
              <text:p text:style-name="P9"/>
            </table:table-cell>
            <table:table-cell table:style-name="Tableau20.A19" office:value-type="string">
              <text:p text:style-name="P9"/>
            </table:table-cell>
            <table:table-cell table:style-name="Tableau20.A19" table:number-columns-spanned="3" office:value-type="string">
              <text:p text:style-name="P9"/>
            </table:table-cell>
            <table:covered-table-cell/>
            <table:covered-table-cell/>
            <table:table-cell table:style-name="Tableau20.A19" table:number-columns-spanned="2" office:value-type="string">
              <text:p text:style-name="P9"/>
            </table:table-cell>
            <table:covered-table-cell/>
            <table:table-cell table:style-name="Tableau20.A19" table:number-columns-spanned="3" office:value-type="string">
              <text:p text:style-name="P9"/>
            </table:table-cell>
            <table:covered-table-cell/>
            <table:covered-table-cell/>
            <table:table-cell table:style-name="Tableau20.A1" table:number-columns-spanned="4" office:value-type="string">
              <text:p text:style-name="P9"/>
            </table:table-cell>
            <table:covered-table-cell/>
            <table:covered-table-cell/>
            <table:covered-table-cell/>
          </table:table-row>
          <table:table-row table:style-name="Tableau20.18">
            <table:table-cell table:style-name="Tableau20.A19" office:value-type="string">
              <text:list xml:id="list1791209797" text:continue-list="list2051117776" text:style-name="WW8Num3">
                <text:list-item>
                  <text:p text:style-name="P10">RNE</text:p>
                </text:list-item>
              </text:list>
            </table:table-cell>
            <table:table-cell table:style-name="Tableau20.A19" office:value-type="string">
              <text:p text:style-name="P9"/>
            </table:table-cell>
            <table:table-cell table:style-name="Tableau20.A19" office:value-type="string">
              <text:p text:style-name="P9"/>
            </table:table-cell>
            <table:table-cell table:style-name="Tableau20.A19" table:number-columns-spanned="3" office:value-type="string">
              <text:p text:style-name="P9"/>
            </table:table-cell>
            <table:covered-table-cell/>
            <table:covered-table-cell/>
            <table:table-cell table:style-name="Tableau20.A19" table:number-columns-spanned="2" office:value-type="string">
              <text:p text:style-name="P9"/>
            </table:table-cell>
            <table:covered-table-cell/>
            <table:table-cell table:style-name="Tableau20.A19" table:number-columns-spanned="3" office:value-type="string">
              <text:p text:style-name="P9"/>
            </table:table-cell>
            <table:covered-table-cell/>
            <table:covered-table-cell/>
            <table:table-cell table:style-name="Tableau20.A1" table:number-columns-spanned="4" office:value-type="string">
              <text:p text:style-name="P9"/>
            </table:table-cell>
            <table:covered-table-cell/>
            <table:covered-table-cell/>
            <table:covered-table-cell/>
          </table:table-row>
          <table:table-row table:style-name="Tableau20.18">
            <table:table-cell table:style-name="Tableau20.A19" office:value-type="string">
              <text:list xml:id="list206389634" text:continue-numbering="true" text:style-name="WW8Num3">
                <text:list-item>
                  <text:p text:style-name="P10">RSE</text:p>
                </text:list-item>
              </text:list>
            </table:table-cell>
            <table:table-cell table:style-name="Tableau20.A19" office:value-type="string">
              <text:p text:style-name="P9"/>
            </table:table-cell>
            <table:table-cell table:style-name="Tableau20.A19" office:value-type="string">
              <text:p text:style-name="P9"/>
            </table:table-cell>
            <table:table-cell table:style-name="Tableau20.A19" table:number-columns-spanned="3" office:value-type="string">
              <text:p text:style-name="P9"/>
            </table:table-cell>
            <table:covered-table-cell/>
            <table:covered-table-cell/>
            <table:table-cell table:style-name="Tableau20.A19" table:number-columns-spanned="2" office:value-type="string">
              <text:p text:style-name="P9"/>
            </table:table-cell>
            <table:covered-table-cell/>
            <table:table-cell table:style-name="Tableau20.A19" table:number-columns-spanned="3" office:value-type="string">
              <text:p text:style-name="P9"/>
            </table:table-cell>
            <table:covered-table-cell/>
            <table:covered-table-cell/>
            <table:table-cell table:style-name="Tableau20.A1" table:number-columns-spanned="4" office:value-type="string">
              <text:p text:style-name="P9"/>
            </table:table-cell>
            <table:covered-table-cell/>
            <table:covered-table-cell/>
            <table:covered-table-cell/>
          </table:table-row>
          <table:table-row table:style-name="Tableau20.18">
            <table:table-cell table:style-name="Tableau20.A19" office:value-type="string">
              <text:p text:style-name="P1"><text:span text:style-name="T2">2</text:span><text:span text:style-name="T8">ème</text:span><text:span text:style-name="T2"> session :</text:span></text:p>
            </table:table-cell>
            <table:table-cell table:style-name="Tableau20.A19" office:value-type="string">
              <text:p text:style-name="P9"/>
            </table:table-cell>
            <table:table-cell table:style-name="Tableau20.A19" office:value-type="string">
              <text:p text:style-name="P9"/>
            </table:table-cell>
            <table:table-cell table:style-name="Tableau20.A19" table:number-columns-spanned="3" office:value-type="string">
              <text:p text:style-name="P9"/>
            </table:table-cell>
            <table:covered-table-cell/>
            <table:covered-table-cell/>
            <table:table-cell table:style-name="Tableau20.A19" table:number-columns-spanned="2" office:value-type="string">
              <text:p text:style-name="P9"/>
            </table:table-cell>
            <table:covered-table-cell/>
            <table:table-cell table:style-name="Tableau20.A19" table:number-columns-spanned="3" office:value-type="string">
              <text:p text:style-name="P9"/>
            </table:table-cell>
            <table:covered-table-cell/>
            <table:covered-table-cell/>
            <table:table-cell table:style-name="Tableau20.A1" table:number-columns-spanned="4" office:value-type="string">
              <text:p text:style-name="P9"/>
            </table:table-cell>
            <table:covered-table-cell/>
            <table:covered-table-cell/>
            <table:covered-table-cell/>
          </table:table-row>
          <table:table-row table:style-name="Tableau20.18">
            <table:table-cell table:style-name="Tableau20.A19" office:value-type="string">
              <text:list xml:id="list1521067481" text:continue-numbering="true" text:style-name="WW8Num3">
                <text:list-item>
                  <text:p text:style-name="P10">RNE</text:p>
                </text:list-item>
              </text:list>
            </table:table-cell>
            <table:table-cell table:style-name="Tableau20.A19" office:value-type="string">
              <text:p text:style-name="P6"/>
            </table:table-cell>
            <table:table-cell table:style-name="Tableau20.A19" office:value-type="string">
              <text:p text:style-name="P6"/>
            </table:table-cell>
            <table:table-cell table:style-name="Tableau20.A19" table:number-columns-spanned="3" office:value-type="string">
              <text:p text:style-name="P6"/>
            </table:table-cell>
            <table:covered-table-cell/>
            <table:covered-table-cell/>
            <table:table-cell table:style-name="Tableau20.A19" table:number-columns-spanned="2" office:value-type="string">
              <text:p text:style-name="P6"/>
            </table:table-cell>
            <table:covered-table-cell/>
            <table:table-cell table:style-name="Tableau20.A19" table:number-columns-spanned="3" office:value-type="string">
              <text:p text:style-name="P6"/>
            </table:table-cell>
            <table:covered-table-cell/>
            <table:covered-table-cell/>
            <table:table-cell table:style-name="Tableau20.A1" table:number-columns-spanned="4" office:value-type="string">
              <text:p text:style-name="P6"/>
            </table:table-cell>
            <table:covered-table-cell/>
            <table:covered-table-cell/>
            <table:covered-table-cell/>
          </table:table-row>
          <table:table-row table:style-name="Tableau20.18">
            <table:table-cell table:style-name="Tableau20.A19" office:value-type="string">
              <text:list xml:id="list1852398027" text:continue-numbering="true" text:style-name="WW8Num3">
                <text:list-item>
                  <text:p text:style-name="P10">RSE</text:p>
                </text:list-item>
              </text:list>
            </table:table-cell>
            <table:table-cell table:style-name="Tableau20.A19" office:value-type="string">
              <text:p text:style-name="P6"/>
            </table:table-cell>
            <table:table-cell table:style-name="Tableau20.A19" office:value-type="string">
              <text:p text:style-name="P6"/>
            </table:table-cell>
            <table:table-cell table:style-name="Tableau20.A19" table:number-columns-spanned="3" office:value-type="string">
              <text:p text:style-name="P6"/>
            </table:table-cell>
            <table:covered-table-cell/>
            <table:covered-table-cell/>
            <table:table-cell table:style-name="Tableau20.A19" table:number-columns-spanned="2" office:value-type="string">
              <text:p text:style-name="P6"/>
            </table:table-cell>
            <table:covered-table-cell/>
            <table:table-cell table:style-name="Tableau20.A19" table:number-columns-spanned="3" office:value-type="string">
              <text:p text:style-name="P6"/>
            </table:table-cell>
            <table:covered-table-cell/>
            <table:covered-table-cell/>
            <table:table-cell table:style-name="Tableau20.A1" table:number-columns-spanned="4" office:value-type="string">
              <text:p text:style-name="P6"/>
            </table:table-cell>
            <table:covered-table-cell/>
            <table:covered-table-cell/>
            <table:covered-table-cell/>
          </table:table-row>
          <table:table-row table:style-name="Tableau20.18">
            <table:table-cell table:style-name="Tableau20.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0.18">
            <table:table-cell table:style-name="Tableau20.A27" table:number-columns-spanned="15" office:value-type="string">
              <text:p text:style-name="P7">Responsable de l’enseignement : Michèle CIMOLIN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0.18">
            <table:table-cell table:style-name="Tableau20.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0.18">
            <table:table-cell table:style-name="Tableau20.A27" table:number-columns-spanned="15" office:value-type="string">
              <text:p text:style-name="P62">Ressources pédagogiqu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G"/>
          <table:table-column table:style-name="Tableau21.H"/>
          <table:table-column table:style-name="Tableau21.I"/>
          <table:table-column table:style-name="Tableau21.J"/>
          <table:table-column table:style-name="Tableau21.K"/>
          <table:table-column table:style-name="Tableau21.L"/>
          <table:table-column table:style-name="Tableau21.E" table:number-columns-repeated="2"/>
          <table:table-column table:style-name="Tableau21.O"/>
          <table:table-row table:style-name="Tableau21.1">
            <table:table-cell table:style-name="Tableau21.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1">
            <table:table-cell table:style-name="Tableau21.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1">
            <table:table-cell table:style-name="Tableau21.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1">
            <table:table-cell table:style-name="Tableau21.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5">
            <table:table-cell table:style-name="Tableau21.A5" table:number-columns-spanned="4" office:value-type="string">
              <text:p text:style-name="P7">Intitulé de l’Unité d’Enseignement :</text:p>
            </table:table-cell>
            <table:covered-table-cell/>
            <table:covered-table-cell/>
            <table:covered-table-cell/>
            <table:table-cell table:style-name="Tableau21.E5" table:number-columns-spanned="11" office:value-type="string">
              <text:p text:style-name="P54">Unité d'ouverture 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5">
            <table:table-cell table:style-name="Tableau21.A5" table:number-columns-spanned="4" office:value-type="string">
              <text:p text:style-name="P4">Nature :</text:p>
            </table:table-cell>
            <table:covered-table-cell/>
            <table:covered-table-cell/>
            <table:covered-table-cell/>
            <table:table-cell table:style-name="Tableau21.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5">
            <table:table-cell table:style-name="Tableau21.A5" table:number-columns-spanned="4" office:value-type="string">
              <text:p text:style-name="P4">Semestre :</text:p>
            </table:table-cell>
            <table:covered-table-cell/>
            <table:covered-table-cell/>
            <table:covered-table-cell/>
            <table:table-cell table:style-name="Tableau21.E5" table:number-columns-spanned="11" office:value-type="string">
              <text:p text:style-name="P56">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5">
            <table:table-cell table:style-name="Tableau21.A5" table:number-columns-spanned="4" office:value-type="string">
              <text:p text:style-name="P4">Crédits ECTS :</text:p>
            </table:table-cell>
            <table:covered-table-cell/>
            <table:covered-table-cell/>
            <table:covered-table-cell/>
            <table:table-cell table:style-name="Tableau21.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5">
            <table:table-cell table:style-name="Tableau21.A5" table:number-columns-spanned="4" office:value-type="string">
              <text:p text:style-name="P4">Coefficient :</text:p>
            </table:table-cell>
            <table:covered-table-cell/>
            <table:covered-table-cell/>
            <table:covered-table-cell/>
            <table:table-cell table:style-name="Tableau21.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5">
            <table:table-cell table:style-name="Tableau21.A5" table:number-columns-spanned="4" office:value-type="string">
              <text:p text:style-name="P4">Langue de l’enseignement :</text:p>
            </table:table-cell>
            <table:covered-table-cell/>
            <table:covered-table-cell/>
            <table:covered-table-cell/>
            <table:table-cell table:style-name="Tableau21.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5">
            <table:table-cell table:style-name="Tableau21.A5" table:number-columns-spanned="4" office:value-type="string">
              <text:p text:style-name="P4">Volume horaire total :</text:p>
            </table:table-cell>
            <table:covered-table-cell/>
            <table:covered-table-cell/>
            <table:covered-table-cell/>
            <table:table-cell table:style-name="Tableau21.A5" office:value-type="string">
              <text:p text:style-name="P3"/>
            </table:table-cell>
            <table:table-cell table:style-name="Tableau21.A5" table:number-columns-spanned="2" office:value-type="string">
              <text:p text:style-name="P8">dont</text:p>
            </table:table-cell>
            <table:covered-table-cell/>
            <table:table-cell table:style-name="Tableau21.A5" table:number-columns-spanned="2" office:value-type="string">
              <text:p text:style-name="P11">CM</text:p>
            </table:table-cell>
            <table:covered-table-cell/>
            <table:table-cell table:style-name="Tableau21.A5" office:value-type="string">
              <text:p text:style-name="P11"/>
            </table:table-cell>
            <table:table-cell table:style-name="Tableau21.A5" table:number-columns-spanned="2" office:value-type="string">
              <text:p text:style-name="P11">TD</text:p>
            </table:table-cell>
            <table:covered-table-cell/>
            <table:table-cell table:style-name="Tableau21.A5" office:value-type="string">
              <text:p text:style-name="P11"/>
            </table:table-cell>
            <table:table-cell table:style-name="Tableau21.A5" office:value-type="string">
              <text:p text:style-name="P11">TP</text:p>
            </table:table-cell>
            <table:table-cell table:style-name="Tableau21.E5" office:value-type="string">
              <text:p text:style-name="P11"/>
            </table:table-cell>
          </table:table-row>
          <table:table-row table:style-name="Tableau21.1">
            <table:table-cell table:style-name="Tableau21.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1">
            <table:table-cell table:style-name="Tableau21.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1">
            <table:table-cell table:style-name="Tableau21.A1" table:number-columns-spanned="15" office:value-type="string">
              <text:list xml:id="list2099787978" text:continue-list="list163090603" text:style-name="WW8Num2">
                <text:list-item>
                  <text:p text:style-name="P5">contenu : </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1">
            <table:table-cell table:style-name="Tableau21.A1" table:number-columns-spanned="15" office:value-type="string">
              <text:list xml:id="list306870196"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1">
            <table:table-cell table:style-name="Tableau21.A1" table:number-columns-spanned="15" office:value-type="string">
              <text:list xml:id="list228242826"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1">
            <table:table-cell table:style-name="Tableau21.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18">
            <table:table-cell table:style-name="Tableau21.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18">
            <table:table-cell table:style-name="Tableau21.A19" office:value-type="string">
              <text:p text:style-name="P65"/>
            </table:table-cell>
            <table:table-cell table:style-name="Tableau21.A19" table:number-columns-spanned="5" office:value-type="string">
              <text:p text:style-name="P9">Contrôle continu</text:p>
            </table:table-cell>
            <table:covered-table-cell/>
            <table:covered-table-cell/>
            <table:covered-table-cell/>
            <table:covered-table-cell/>
            <table:table-cell table:style-name="Tableau21.A19" table:number-columns-spanned="5" office:value-type="string">
              <text:p text:style-name="P80">Contrôle terminal</text:p>
            </table:table-cell>
            <table:covered-table-cell/>
            <table:covered-table-cell/>
            <table:covered-table-cell/>
            <table:covered-table-cell/>
            <table:table-cell table:style-name="Tableau21.A1" table:number-columns-spanned="4" office:value-type="string">
              <text:p text:style-name="P80">Contrôle mixte</text:p>
            </table:table-cell>
            <table:covered-table-cell/>
            <table:covered-table-cell/>
            <table:covered-table-cell/>
          </table:table-row>
          <table:table-row table:style-name="Tableau21.18">
            <table:table-cell table:style-name="Tableau21.A19" office:value-type="string">
              <text:p text:style-name="P70"/>
            </table:table-cell>
            <table:table-cell table:style-name="Tableau21.A19" office:value-type="string">
              <text:p text:style-name="P80">nb de CC durant le semestre</text:p>
            </table:table-cell>
            <table:table-cell table:style-name="Tableau21.A19" office:value-type="string">
              <text:p text:style-name="P9">durée</text:p>
            </table:table-cell>
            <table:table-cell table:style-name="Tableau21.A19" table:number-columns-spanned="3" office:value-type="string">
              <text:p text:style-name="P80">Nature</text:p>
              <text:p text:style-name="P79">(oral/écrit )</text:p>
            </table:table-cell>
            <table:covered-table-cell/>
            <table:covered-table-cell/>
            <table:table-cell table:style-name="Tableau21.A19" table:number-columns-spanned="2" office:value-type="string">
              <text:p text:style-name="P9">durée</text:p>
            </table:table-cell>
            <table:covered-table-cell/>
            <table:table-cell table:style-name="Tableau21.A19" table:number-columns-spanned="3" office:value-type="string">
              <text:p text:style-name="P80">Nature</text:p>
              <text:p text:style-name="P79">(oral/écrit)</text:p>
            </table:table-cell>
            <table:covered-table-cell/>
            <table:covered-table-cell/>
            <table:table-cell table:style-name="Tableau21.A1" table:number-columns-spanned="4" office:value-type="string">
              <text:p text:style-name="P9">répartition en % entre CC et CT</text:p>
            </table:table-cell>
            <table:covered-table-cell/>
            <table:covered-table-cell/>
            <table:covered-table-cell/>
          </table:table-row>
          <table:table-row table:style-name="Tableau21.18">
            <table:table-cell table:style-name="Tableau21.A19" office:value-type="string">
              <text:p text:style-name="P69"><text:span text:style-name="T2">1</text:span><text:span text:style-name="T8">ère</text:span><text:span text:style-name="T2"> session :</text:span></text:p>
            </table:table-cell>
            <table:table-cell table:style-name="Tableau21.A19" office:value-type="string">
              <text:p text:style-name="P9"/>
            </table:table-cell>
            <table:table-cell table:style-name="Tableau21.A19" office:value-type="string">
              <text:p text:style-name="P9"/>
            </table:table-cell>
            <table:table-cell table:style-name="Tableau21.A19" table:number-columns-spanned="3" office:value-type="string">
              <text:p text:style-name="P9"/>
            </table:table-cell>
            <table:covered-table-cell/>
            <table:covered-table-cell/>
            <table:table-cell table:style-name="Tableau21.A19" table:number-columns-spanned="2" office:value-type="string">
              <text:p text:style-name="P9"/>
            </table:table-cell>
            <table:covered-table-cell/>
            <table:table-cell table:style-name="Tableau21.A19" table:number-columns-spanned="3" office:value-type="string">
              <text:p text:style-name="P9"/>
            </table:table-cell>
            <table:covered-table-cell/>
            <table:covered-table-cell/>
            <table:table-cell table:style-name="Tableau21.A1" table:number-columns-spanned="4" office:value-type="string">
              <text:p text:style-name="P9"/>
            </table:table-cell>
            <table:covered-table-cell/>
            <table:covered-table-cell/>
            <table:covered-table-cell/>
          </table:table-row>
          <table:table-row table:style-name="Tableau21.18">
            <table:table-cell table:style-name="Tableau21.A19" office:value-type="string">
              <text:list xml:id="list1587961788" text:continue-list="list1852398027" text:style-name="WW8Num3">
                <text:list-item>
                  <text:p text:style-name="P10">RNE</text:p>
                </text:list-item>
              </text:list>
            </table:table-cell>
            <table:table-cell table:style-name="Tableau21.A19" office:value-type="string">
              <text:p text:style-name="P9"/>
            </table:table-cell>
            <table:table-cell table:style-name="Tableau21.A19" office:value-type="string">
              <text:p text:style-name="P9"/>
            </table:table-cell>
            <table:table-cell table:style-name="Tableau21.A19" table:number-columns-spanned="3" office:value-type="string">
              <text:p text:style-name="P9"/>
            </table:table-cell>
            <table:covered-table-cell/>
            <table:covered-table-cell/>
            <table:table-cell table:style-name="Tableau21.A19" table:number-columns-spanned="2" office:value-type="string">
              <text:p text:style-name="P9"/>
            </table:table-cell>
            <table:covered-table-cell/>
            <table:table-cell table:style-name="Tableau21.A19" table:number-columns-spanned="3" office:value-type="string">
              <text:p text:style-name="P9"/>
            </table:table-cell>
            <table:covered-table-cell/>
            <table:covered-table-cell/>
            <table:table-cell table:style-name="Tableau21.A1" table:number-columns-spanned="4" office:value-type="string">
              <text:p text:style-name="P9"/>
            </table:table-cell>
            <table:covered-table-cell/>
            <table:covered-table-cell/>
            <table:covered-table-cell/>
          </table:table-row>
          <table:table-row table:style-name="Tableau21.18">
            <table:table-cell table:style-name="Tableau21.A19" office:value-type="string">
              <text:list xml:id="list863584748" text:continue-numbering="true" text:style-name="WW8Num3">
                <text:list-item>
                  <text:p text:style-name="P10">RSE</text:p>
                </text:list-item>
              </text:list>
            </table:table-cell>
            <table:table-cell table:style-name="Tableau21.A19" office:value-type="string">
              <text:p text:style-name="P9"/>
            </table:table-cell>
            <table:table-cell table:style-name="Tableau21.A19" office:value-type="string">
              <text:p text:style-name="P9"/>
            </table:table-cell>
            <table:table-cell table:style-name="Tableau21.A19" table:number-columns-spanned="3" office:value-type="string">
              <text:p text:style-name="P9"/>
            </table:table-cell>
            <table:covered-table-cell/>
            <table:covered-table-cell/>
            <table:table-cell table:style-name="Tableau21.A19" table:number-columns-spanned="2" office:value-type="string">
              <text:p text:style-name="P9"/>
            </table:table-cell>
            <table:covered-table-cell/>
            <table:table-cell table:style-name="Tableau21.A19" table:number-columns-spanned="3" office:value-type="string">
              <text:p text:style-name="P9"/>
            </table:table-cell>
            <table:covered-table-cell/>
            <table:covered-table-cell/>
            <table:table-cell table:style-name="Tableau21.A1" table:number-columns-spanned="4" office:value-type="string">
              <text:p text:style-name="P9"/>
            </table:table-cell>
            <table:covered-table-cell/>
            <table:covered-table-cell/>
            <table:covered-table-cell/>
          </table:table-row>
          <table:table-row table:style-name="Tableau21.18">
            <table:table-cell table:style-name="Tableau21.A19" office:value-type="string">
              <text:p text:style-name="P1"><text:span text:style-name="T2">2</text:span><text:span text:style-name="T8">ème</text:span><text:span text:style-name="T2"> session :</text:span></text:p>
            </table:table-cell>
            <table:table-cell table:style-name="Tableau21.A19" office:value-type="string">
              <text:p text:style-name="P9"/>
            </table:table-cell>
            <table:table-cell table:style-name="Tableau21.A19" office:value-type="string">
              <text:p text:style-name="P9"/>
            </table:table-cell>
            <table:table-cell table:style-name="Tableau21.A19" table:number-columns-spanned="3" office:value-type="string">
              <text:p text:style-name="P9"/>
            </table:table-cell>
            <table:covered-table-cell/>
            <table:covered-table-cell/>
            <table:table-cell table:style-name="Tableau21.A19" table:number-columns-spanned="2" office:value-type="string">
              <text:p text:style-name="P9"/>
            </table:table-cell>
            <table:covered-table-cell/>
            <table:table-cell table:style-name="Tableau21.A19" table:number-columns-spanned="3" office:value-type="string">
              <text:p text:style-name="P9"/>
            </table:table-cell>
            <table:covered-table-cell/>
            <table:covered-table-cell/>
            <table:table-cell table:style-name="Tableau21.A1" table:number-columns-spanned="4" office:value-type="string">
              <text:p text:style-name="P9"/>
            </table:table-cell>
            <table:covered-table-cell/>
            <table:covered-table-cell/>
            <table:covered-table-cell/>
          </table:table-row>
          <text:soft-page-break/>
          <table:table-row table:style-name="Tableau21.18">
            <table:table-cell table:style-name="Tableau21.A19" office:value-type="string">
              <text:list xml:id="list343468311" text:continue-numbering="true" text:style-name="WW8Num3">
                <text:list-item>
                  <text:p text:style-name="P10">RNE</text:p>
                </text:list-item>
              </text:list>
            </table:table-cell>
            <table:table-cell table:style-name="Tableau21.A19" office:value-type="string">
              <text:p text:style-name="P6"/>
            </table:table-cell>
            <table:table-cell table:style-name="Tableau21.A19" office:value-type="string">
              <text:p text:style-name="P6"/>
            </table:table-cell>
            <table:table-cell table:style-name="Tableau21.A19" table:number-columns-spanned="3" office:value-type="string">
              <text:p text:style-name="P6"/>
            </table:table-cell>
            <table:covered-table-cell/>
            <table:covered-table-cell/>
            <table:table-cell table:style-name="Tableau21.A19" table:number-columns-spanned="2" office:value-type="string">
              <text:p text:style-name="P6"/>
            </table:table-cell>
            <table:covered-table-cell/>
            <table:table-cell table:style-name="Tableau21.A19" table:number-columns-spanned="3" office:value-type="string">
              <text:p text:style-name="P6"/>
            </table:table-cell>
            <table:covered-table-cell/>
            <table:covered-table-cell/>
            <table:table-cell table:style-name="Tableau21.A1" table:number-columns-spanned="4" office:value-type="string">
              <text:p text:style-name="P6"/>
            </table:table-cell>
            <table:covered-table-cell/>
            <table:covered-table-cell/>
            <table:covered-table-cell/>
          </table:table-row>
          <table:table-row table:style-name="Tableau21.18">
            <table:table-cell table:style-name="Tableau21.A19" office:value-type="string">
              <text:list xml:id="list1152438589" text:continue-numbering="true" text:style-name="WW8Num3">
                <text:list-item>
                  <text:p text:style-name="P10">RSE</text:p>
                </text:list-item>
              </text:list>
            </table:table-cell>
            <table:table-cell table:style-name="Tableau21.A19" office:value-type="string">
              <text:p text:style-name="P6"/>
            </table:table-cell>
            <table:table-cell table:style-name="Tableau21.A19" office:value-type="string">
              <text:p text:style-name="P6"/>
            </table:table-cell>
            <table:table-cell table:style-name="Tableau21.A19" table:number-columns-spanned="3" office:value-type="string">
              <text:p text:style-name="P6"/>
            </table:table-cell>
            <table:covered-table-cell/>
            <table:covered-table-cell/>
            <table:table-cell table:style-name="Tableau21.A19" table:number-columns-spanned="2" office:value-type="string">
              <text:p text:style-name="P6"/>
            </table:table-cell>
            <table:covered-table-cell/>
            <table:table-cell table:style-name="Tableau21.A19" table:number-columns-spanned="3" office:value-type="string">
              <text:p text:style-name="P6"/>
            </table:table-cell>
            <table:covered-table-cell/>
            <table:covered-table-cell/>
            <table:table-cell table:style-name="Tableau21.A1" table:number-columns-spanned="4" office:value-type="string">
              <text:p text:style-name="P6"/>
            </table:table-cell>
            <table:covered-table-cell/>
            <table:covered-table-cell/>
            <table:covered-table-cell/>
          </table:table-row>
          <table:table-row table:style-name="Tableau21.18">
            <table:table-cell table:style-name="Tableau21.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18">
            <table:table-cell table:style-name="Tableau21.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18">
            <table:table-cell table:style-name="Tableau21.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1.18">
            <table:table-cell table:style-name="Tableau21.A27" table:number-columns-spanned="15" office:value-type="string">
              <text:p text:style-name="P62">Ressources pédagogiqu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column table:style-name="Tableau22.H"/>
          <table:table-column table:style-name="Tableau22.I"/>
          <table:table-column table:style-name="Tableau22.J"/>
          <table:table-column table:style-name="Tableau22.K"/>
          <table:table-column table:style-name="Tableau22.L"/>
          <table:table-column table:style-name="Tableau22.E" table:number-columns-repeated="2"/>
          <table:table-column table:style-name="Tableau22.O"/>
          <table:table-row table:style-name="Tableau22.1">
            <table:table-cell table:style-name="Tableau22.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2.1">
            <table:table-cell table:style-name="Tableau22.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2.1">
            <table:table-cell table:style-name="Tableau22.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2.1">
            <table:table-cell table:style-name="Tableau22.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2.5">
            <table:table-cell table:style-name="Tableau22.A5" table:number-columns-spanned="4" office:value-type="string">
              <text:p text:style-name="P7">Intitulé de l’Unité d’Enseignement :</text:p>
            </table:table-cell>
            <table:covered-table-cell/>
            <table:covered-table-cell/>
            <table:covered-table-cell/>
            <table:table-cell table:style-name="Tableau22.E5" table:number-columns-spanned="11" office:value-type="string">
              <text:p text:style-name="P54">Projet personnel et professionnel</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2.5">
            <table:table-cell table:style-name="Tableau22.A5" table:number-columns-spanned="4" office:value-type="string">
              <text:p text:style-name="P4">Nature :</text:p>
            </table:table-cell>
            <table:covered-table-cell/>
            <table:covered-table-cell/>
            <table:covered-table-cell/>
            <table:table-cell table:style-name="Tableau22.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2.5">
            <table:table-cell table:style-name="Tableau22.A5" table:number-columns-spanned="4" office:value-type="string">
              <text:p text:style-name="P4">Semestre :</text:p>
            </table:table-cell>
            <table:covered-table-cell/>
            <table:covered-table-cell/>
            <table:covered-table-cell/>
            <table:table-cell table:style-name="Tableau22.E5" table:number-columns-spanned="11" office:value-type="string">
              <text:p text:style-name="P56">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2.5">
            <table:table-cell table:style-name="Tableau22.A5" table:number-columns-spanned="4" office:value-type="string">
              <text:p text:style-name="P4">Crédits ECTS :</text:p>
            </table:table-cell>
            <table:covered-table-cell/>
            <table:covered-table-cell/>
            <table:covered-table-cell/>
            <table:table-cell table:style-name="Tableau22.E5" table:number-columns-spanned="11" office:value-type="string">
              <text:p text:style-name="P3">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2.5">
            <table:table-cell table:style-name="Tableau22.A5" table:number-columns-spanned="4" office:value-type="string">
              <text:p text:style-name="P4">Coefficient :</text:p>
            </table:table-cell>
            <table:covered-table-cell/>
            <table:covered-table-cell/>
            <table:covered-table-cell/>
            <table:table-cell table:style-name="Tableau22.E5" table:number-columns-spanned="11" office:value-type="string">
              <text:p text:style-name="P3">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2.5">
            <table:table-cell table:style-name="Tableau22.A5" table:number-columns-spanned="4" office:value-type="string">
              <text:p text:style-name="P4">Langue de l’enseignement :</text:p>
            </table:table-cell>
            <table:covered-table-cell/>
            <table:covered-table-cell/>
            <table:covered-table-cell/>
            <table:table-cell table:style-name="Tableau22.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2.5">
            <table:table-cell table:style-name="Tableau22.A5" table:number-columns-spanned="4" office:value-type="string">
              <text:p text:style-name="P4">Volume horaire total :</text:p>
            </table:table-cell>
            <table:covered-table-cell/>
            <table:covered-table-cell/>
            <table:covered-table-cell/>
            <table:table-cell table:style-name="Tableau22.A5" office:value-type="string">
              <text:p text:style-name="P3">12</text:p>
            </table:table-cell>
            <table:table-cell table:style-name="Tableau22.A5" table:number-columns-spanned="2" office:value-type="string">
              <text:p text:style-name="P8">dont</text:p>
            </table:table-cell>
            <table:covered-table-cell/>
            <table:table-cell table:style-name="Tableau22.A5" table:number-columns-spanned="2" office:value-type="string">
              <text:p text:style-name="P11">CM</text:p>
            </table:table-cell>
            <table:covered-table-cell/>
            <table:table-cell table:style-name="Tableau22.A5" office:value-type="string">
              <text:p text:style-name="P11"/>
            </table:table-cell>
            <table:table-cell table:style-name="Tableau22.A5" table:number-columns-spanned="2" office:value-type="string">
              <text:p text:style-name="P11">TD</text:p>
            </table:table-cell>
            <table:covered-table-cell/>
            <table:table-cell table:style-name="Tableau22.A5" office:value-type="string">
              <text:p text:style-name="P11">12</text:p>
            </table:table-cell>
            <table:table-cell table:style-name="Tableau22.A5" office:value-type="string">
              <text:p text:style-name="P11">TP</text:p>
            </table:table-cell>
            <table:table-cell table:style-name="Tableau22.E5" office:value-type="string">
              <text:p text:style-name="P11"/>
            </table:table-cell>
          </table:table-row>
          <table:table-row table:style-name="Tableau22.1">
            <table:table-cell table:style-name="Tableau22.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2.1">
            <table:table-cell table:style-name="Tableau22.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2.1">
            <table:table-cell table:style-name="Tableau22.A1" table:number-columns-spanned="15" office:value-type="string">
              <text:list xml:id="list1796931778" text:continue-list="list228242826" text:style-name="WW8Num2">
                <text:list-item>
                  <text:p text:style-name="P5">contenu : Explorer un métier, une fonction, un secteur d'activité.</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2.1">
            <table:table-cell table:style-name="Tableau22.A1" table:number-columns-spanned="15" office:value-type="string">
              <text:list xml:id="list1886443833"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2.1">
            <table:table-cell table:style-name="Tableau22.A1" table:number-columns-spanned="15" office:value-type="string">
              <text:list xml:id="list929515671" text:continue-numbering="true" text:style-name="WW8Num2">
                <text:list-item>
                  <text:p text:style-name="P64">objectifs (savoirs et compétences acquis) : choisir ses options en licence, envisager une poursuite d'études <text:s/>en cours de licence et après la licence, et construire son projet professionnel. Il permet aussi une première confrontation avec le milieu professionnel au travers d'entretiens.</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2.1">
            <table:table-cell table:style-name="Tableau22.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2.18">
            <table:table-cell table:style-name="Tableau22.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2.18">
            <table:table-cell table:style-name="Tableau22.A19" office:value-type="string">
              <text:p text:style-name="P65"/>
            </table:table-cell>
            <table:table-cell table:style-name="Tableau22.A19" table:number-columns-spanned="5" office:value-type="string">
              <text:p text:style-name="P9">Contrôle continu</text:p>
            </table:table-cell>
            <table:covered-table-cell/>
            <table:covered-table-cell/>
            <table:covered-table-cell/>
            <table:covered-table-cell/>
            <table:table-cell table:style-name="Tableau22.A19" table:number-columns-spanned="5" office:value-type="string">
              <text:p text:style-name="P80">Contrôle terminal</text:p>
            </table:table-cell>
            <table:covered-table-cell/>
            <table:covered-table-cell/>
            <table:covered-table-cell/>
            <table:covered-table-cell/>
            <table:table-cell table:style-name="Tableau22.A1" table:number-columns-spanned="4" office:value-type="string">
              <text:p text:style-name="P80">Contrôle mixte</text:p>
            </table:table-cell>
            <table:covered-table-cell/>
            <table:covered-table-cell/>
            <table:covered-table-cell/>
          </table:table-row>
          <table:table-row table:style-name="Tableau22.18">
            <table:table-cell table:style-name="Tableau22.A19" office:value-type="string">
              <text:p text:style-name="P70"/>
            </table:table-cell>
            <table:table-cell table:style-name="Tableau22.A19" office:value-type="string">
              <text:p text:style-name="P80">nb de CC durant le semestre</text:p>
            </table:table-cell>
            <table:table-cell table:style-name="Tableau22.A19" office:value-type="string">
              <text:p text:style-name="P9">durée</text:p>
            </table:table-cell>
            <table:table-cell table:style-name="Tableau22.A19" table:number-columns-spanned="3" office:value-type="string">
              <text:p text:style-name="P80">Nature</text:p>
              <text:p text:style-name="P79">(oral/écrit )</text:p>
            </table:table-cell>
            <table:covered-table-cell/>
            <table:covered-table-cell/>
            <table:table-cell table:style-name="Tableau22.A19" table:number-columns-spanned="2" office:value-type="string">
              <text:p text:style-name="P9">durée</text:p>
            </table:table-cell>
            <table:covered-table-cell/>
            <table:table-cell table:style-name="Tableau22.A19" table:number-columns-spanned="3" office:value-type="string">
              <text:p text:style-name="P80">Nature</text:p>
              <text:p text:style-name="P79">(oral/écrit)</text:p>
            </table:table-cell>
            <table:covered-table-cell/>
            <table:covered-table-cell/>
            <table:table-cell table:style-name="Tableau22.A1" table:number-columns-spanned="4" office:value-type="string">
              <text:p text:style-name="P9">répartition en % entre CC et CT</text:p>
            </table:table-cell>
            <table:covered-table-cell/>
            <table:covered-table-cell/>
            <table:covered-table-cell/>
          </table:table-row>
          <table:table-row table:style-name="Tableau22.18">
            <table:table-cell table:style-name="Tableau22.A19" office:value-type="string">
              <text:p text:style-name="P69"><text:span text:style-name="T2">1</text:span><text:span text:style-name="T8">ère</text:span><text:span text:style-name="T2"> session :</text:span></text:p>
            </table:table-cell>
            <table:table-cell table:style-name="Tableau22.A19" office:value-type="string">
              <text:p text:style-name="P9"/>
            </table:table-cell>
            <table:table-cell table:style-name="Tableau22.A19" office:value-type="string">
              <text:p text:style-name="P9"/>
            </table:table-cell>
            <table:table-cell table:style-name="Tableau22.A19" table:number-columns-spanned="3" office:value-type="string">
              <text:p text:style-name="P9"/>
            </table:table-cell>
            <table:covered-table-cell/>
            <table:covered-table-cell/>
            <table:table-cell table:style-name="Tableau22.A19" table:number-columns-spanned="2" office:value-type="string">
              <text:p text:style-name="P9"/>
            </table:table-cell>
            <table:covered-table-cell/>
            <table:table-cell table:style-name="Tableau22.A19" table:number-columns-spanned="3" office:value-type="string">
              <text:p text:style-name="P9"/>
            </table:table-cell>
            <table:covered-table-cell/>
            <table:covered-table-cell/>
            <table:table-cell table:style-name="Tableau22.A1" table:number-columns-spanned="4" office:value-type="string">
              <text:p text:style-name="P9"/>
            </table:table-cell>
            <table:covered-table-cell/>
            <table:covered-table-cell/>
            <table:covered-table-cell/>
          </table:table-row>
          <table:table-row table:style-name="Tableau22.18">
            <table:table-cell table:style-name="Tableau22.A19" office:value-type="string">
              <text:list xml:id="list342929320" text:continue-list="list1152438589" text:style-name="WW8Num3">
                <text:list-item>
                  <text:p text:style-name="P10">RNE</text:p>
                </text:list-item>
              </text:list>
            </table:table-cell>
            <table:table-cell table:style-name="Tableau22.A19" office:value-type="string">
              <text:p text:style-name="P9"/>
            </table:table-cell>
            <table:table-cell table:style-name="Tableau22.A19" office:value-type="string">
              <text:p text:style-name="P9"/>
            </table:table-cell>
            <table:table-cell table:style-name="Tableau22.A19" table:number-columns-spanned="3" office:value-type="string">
              <text:p text:style-name="P9"/>
            </table:table-cell>
            <table:covered-table-cell/>
            <table:covered-table-cell/>
            <table:table-cell table:style-name="Tableau22.A19" table:number-columns-spanned="2" office:value-type="string">
              <text:p text:style-name="P9"/>
            </table:table-cell>
            <table:covered-table-cell/>
            <table:table-cell table:style-name="Tableau22.A19" table:number-columns-spanned="3" office:value-type="string">
              <text:p text:style-name="P9"/>
            </table:table-cell>
            <table:covered-table-cell/>
            <table:covered-table-cell/>
            <table:table-cell table:style-name="Tableau22.A1" table:number-columns-spanned="4" office:value-type="string">
              <text:p text:style-name="P9"/>
            </table:table-cell>
            <table:covered-table-cell/>
            <table:covered-table-cell/>
            <table:covered-table-cell/>
          </table:table-row>
          <table:table-row table:style-name="Tableau22.18">
            <table:table-cell table:style-name="Tableau22.A19" office:value-type="string">
              <text:list xml:id="list683551440" text:continue-numbering="true" text:style-name="WW8Num3">
                <text:list-item>
                  <text:p text:style-name="P10">RSE</text:p>
                </text:list-item>
              </text:list>
            </table:table-cell>
            <table:table-cell table:style-name="Tableau22.A19" office:value-type="string">
              <text:p text:style-name="P9"/>
            </table:table-cell>
            <table:table-cell table:style-name="Tableau22.A19" office:value-type="string">
              <text:p text:style-name="P9"/>
            </table:table-cell>
            <table:table-cell table:style-name="Tableau22.A19" table:number-columns-spanned="3" office:value-type="string">
              <text:p text:style-name="P9"/>
            </table:table-cell>
            <table:covered-table-cell/>
            <table:covered-table-cell/>
            <table:table-cell table:style-name="Tableau22.A19" table:number-columns-spanned="2" office:value-type="string">
              <text:p text:style-name="P9"/>
            </table:table-cell>
            <table:covered-table-cell/>
            <table:table-cell table:style-name="Tableau22.A19" table:number-columns-spanned="3" office:value-type="string">
              <text:p text:style-name="P9"/>
            </table:table-cell>
            <table:covered-table-cell/>
            <table:covered-table-cell/>
            <table:table-cell table:style-name="Tableau22.A1" table:number-columns-spanned="4" office:value-type="string">
              <text:p text:style-name="P9"/>
            </table:table-cell>
            <table:covered-table-cell/>
            <table:covered-table-cell/>
            <table:covered-table-cell/>
          </table:table-row>
          <table:table-row table:style-name="Tableau22.18">
            <table:table-cell table:style-name="Tableau22.A19" office:value-type="string">
              <text:p text:style-name="P1"><text:span text:style-name="T2">2</text:span><text:span text:style-name="T8">ème</text:span><text:span text:style-name="T2"> session :</text:span></text:p>
            </table:table-cell>
            <table:table-cell table:style-name="Tableau22.A19" office:value-type="string">
              <text:p text:style-name="P9"/>
            </table:table-cell>
            <table:table-cell table:style-name="Tableau22.A19" office:value-type="string">
              <text:p text:style-name="P9"/>
            </table:table-cell>
            <table:table-cell table:style-name="Tableau22.A19" table:number-columns-spanned="3" office:value-type="string">
              <text:p text:style-name="P9"/>
            </table:table-cell>
            <table:covered-table-cell/>
            <table:covered-table-cell/>
            <table:table-cell table:style-name="Tableau22.A19" table:number-columns-spanned="2" office:value-type="string">
              <text:p text:style-name="P9"/>
            </table:table-cell>
            <table:covered-table-cell/>
            <table:table-cell table:style-name="Tableau22.A19" table:number-columns-spanned="3" office:value-type="string">
              <text:p text:style-name="P9"/>
            </table:table-cell>
            <table:covered-table-cell/>
            <table:covered-table-cell/>
            <table:table-cell table:style-name="Tableau22.A1" table:number-columns-spanned="4" office:value-type="string">
              <text:p text:style-name="P9"/>
            </table:table-cell>
            <table:covered-table-cell/>
            <table:covered-table-cell/>
            <table:covered-table-cell/>
          </table:table-row>
          <table:table-row table:style-name="Tableau22.18">
            <table:table-cell table:style-name="Tableau22.A19" office:value-type="string">
              <text:list xml:id="list328119378" text:continue-numbering="true" text:style-name="WW8Num3">
                <text:list-item>
                  <text:p text:style-name="P10">RNE</text:p>
                </text:list-item>
              </text:list>
            </table:table-cell>
            <table:table-cell table:style-name="Tableau22.A19" office:value-type="string">
              <text:p text:style-name="P6"/>
            </table:table-cell>
            <table:table-cell table:style-name="Tableau22.A19" office:value-type="string">
              <text:p text:style-name="P6"/>
            </table:table-cell>
            <table:table-cell table:style-name="Tableau22.A19" table:number-columns-spanned="3" office:value-type="string">
              <text:p text:style-name="P6"/>
            </table:table-cell>
            <table:covered-table-cell/>
            <table:covered-table-cell/>
            <table:table-cell table:style-name="Tableau22.A19" table:number-columns-spanned="2" office:value-type="string">
              <text:p text:style-name="P6"/>
            </table:table-cell>
            <table:covered-table-cell/>
            <table:table-cell table:style-name="Tableau22.A19" table:number-columns-spanned="3" office:value-type="string">
              <text:p text:style-name="P6"/>
            </table:table-cell>
            <table:covered-table-cell/>
            <table:covered-table-cell/>
            <table:table-cell table:style-name="Tableau22.A1" table:number-columns-spanned="4" office:value-type="string">
              <text:p text:style-name="P6"/>
            </table:table-cell>
            <table:covered-table-cell/>
            <table:covered-table-cell/>
            <table:covered-table-cell/>
          </table:table-row>
          <table:table-row table:style-name="Tableau22.18">
            <table:table-cell table:style-name="Tableau22.A19" office:value-type="string">
              <text:list xml:id="list880959298" text:continue-numbering="true" text:style-name="WW8Num3">
                <text:list-item>
                  <text:p text:style-name="P10">RSE</text:p>
                </text:list-item>
              </text:list>
            </table:table-cell>
            <table:table-cell table:style-name="Tableau22.A19" office:value-type="string">
              <text:p text:style-name="P6"/>
            </table:table-cell>
            <table:table-cell table:style-name="Tableau22.A19" office:value-type="string">
              <text:p text:style-name="P6"/>
            </table:table-cell>
            <table:table-cell table:style-name="Tableau22.A19" table:number-columns-spanned="3" office:value-type="string">
              <text:p text:style-name="P6"/>
            </table:table-cell>
            <table:covered-table-cell/>
            <table:covered-table-cell/>
            <table:table-cell table:style-name="Tableau22.A19" table:number-columns-spanned="2" office:value-type="string">
              <text:p text:style-name="P6"/>
            </table:table-cell>
            <table:covered-table-cell/>
            <table:table-cell table:style-name="Tableau22.A19" table:number-columns-spanned="3" office:value-type="string">
              <text:p text:style-name="P6"/>
            </table:table-cell>
            <table:covered-table-cell/>
            <table:covered-table-cell/>
            <table:table-cell table:style-name="Tableau22.A1" table:number-columns-spanned="4" office:value-type="string">
              <text:p text:style-name="P6"/>
            </table:table-cell>
            <table:covered-table-cell/>
            <table:covered-table-cell/>
            <table:covered-table-cell/>
          </table:table-row>
          <table:table-row table:style-name="Tableau22.18">
            <table:table-cell table:style-name="Tableau22.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2.18">
            <table:table-cell table:style-name="Tableau22.A27" table:number-columns-spanned="15" office:value-type="string">
              <text:p text:style-name="P7">Responsable de l’enseignement : Wadoud BOUSDI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2.18">
            <table:table-cell table:style-name="Tableau22.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2.18">
            <table:table-cell table:style-name="Tableau22.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section>
      <text:p text:style-name="P47">Semestre 4</text:p>
      <table:table table:name="Tableau23" table:style-name="Tableau23">
        <table:table-column table:style-name="Tableau23.A"/>
        <table:table-column table:style-name="Tableau23.B"/>
        <table:table-column table:style-name="Tableau23.C"/>
        <table:table-column table:style-name="Tableau23.D"/>
        <table:table-column table:style-name="Tableau23.E"/>
        <table:table-column table:style-name="Tableau23.F"/>
        <table:table-column table:style-name="Tableau23.G"/>
        <table:table-column table:style-name="Tableau23.H"/>
        <table:table-column table:style-name="Tableau23.I"/>
        <table:table-column table:style-name="Tableau23.J"/>
        <table:table-column table:style-name="Tableau23.K"/>
        <table:table-column table:style-name="Tableau23.L"/>
        <table:table-column table:style-name="Tableau23.E" table:number-columns-repeated="2"/>
        <table:table-column table:style-name="Tableau23.O"/>
        <table:table-row table:style-name="Tableau23.1">
          <table:table-cell table:style-name="Tableau23.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3.1">
          <table:table-cell table:style-name="Tableau23.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3.1">
          <table:table-cell table:style-name="Tableau23.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3.1">
          <table:table-cell table:style-name="Tableau23.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3.5">
          <table:table-cell table:style-name="Tableau23.A5" table:number-columns-spanned="4" office:value-type="string">
            <text:p text:style-name="P7">Intitulé de l’Unité d’Enseignement :</text:p>
          </table:table-cell>
          <table:covered-table-cell/>
          <table:covered-table-cell/>
          <table:covered-table-cell/>
          <table:table-cell table:style-name="Tableau23.E5" table:number-columns-spanned="11" office:value-type="string">
            <text:p text:style-name="P54">Programmation fonctionnell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3.5">
          <table:table-cell table:style-name="Tableau23.A5" table:number-columns-spanned="4" office:value-type="string">
            <text:p text:style-name="P4">Nature :</text:p>
          </table:table-cell>
          <table:covered-table-cell/>
          <table:covered-table-cell/>
          <table:covered-table-cell/>
          <table:table-cell table:style-name="Tableau23.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3.5">
          <table:table-cell table:style-name="Tableau23.A5" table:number-columns-spanned="4" office:value-type="string">
            <text:p text:style-name="P4">Semestre :</text:p>
          </table:table-cell>
          <table:covered-table-cell/>
          <table:covered-table-cell/>
          <table:covered-table-cell/>
          <table:table-cell table:style-name="Tableau23.E5" table:number-columns-spanned="11" office:value-type="string">
            <text:p text:style-name="P56">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3.5">
          <table:table-cell table:style-name="Tableau23.A5" table:number-columns-spanned="4" office:value-type="string">
            <text:p text:style-name="P4">Crédits ECTS :</text:p>
          </table:table-cell>
          <table:covered-table-cell/>
          <table:covered-table-cell/>
          <table:covered-table-cell/>
          <table:table-cell table:style-name="Tableau23.E5" table:number-columns-spanned="11" office:value-type="string">
            <text:p text:style-name="P3">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3.5">
          <table:table-cell table:style-name="Tableau23.A5" table:number-columns-spanned="4" office:value-type="string">
            <text:p text:style-name="P4">Coefficient :</text:p>
          </table:table-cell>
          <table:covered-table-cell/>
          <table:covered-table-cell/>
          <table:covered-table-cell/>
          <table:table-cell table:style-name="Tableau23.E5" table:number-columns-spanned="11" office:value-type="string">
            <text:p text:style-name="P3">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3.5">
          <table:table-cell table:style-name="Tableau23.A5" table:number-columns-spanned="4" office:value-type="string">
            <text:p text:style-name="P4">Langue de l’enseignement :</text:p>
          </table:table-cell>
          <table:covered-table-cell/>
          <table:covered-table-cell/>
          <table:covered-table-cell/>
          <table:table-cell table:style-name="Tableau23.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3.5">
          <table:table-cell table:style-name="Tableau23.A5" table:number-columns-spanned="4" office:value-type="string">
            <text:p text:style-name="P4">Volume horaire total :</text:p>
          </table:table-cell>
          <table:covered-table-cell/>
          <table:covered-table-cell/>
          <table:covered-table-cell/>
          <table:table-cell table:style-name="Tableau23.A5" office:value-type="string">
            <text:p text:style-name="P3">60</text:p>
          </table:table-cell>
          <table:table-cell table:style-name="Tableau23.A5" table:number-columns-spanned="2" office:value-type="string">
            <text:p text:style-name="P8">dont</text:p>
          </table:table-cell>
          <table:covered-table-cell/>
          <table:table-cell table:style-name="Tableau23.A5" table:number-columns-spanned="2" office:value-type="string">
            <text:p text:style-name="P11">CM</text:p>
          </table:table-cell>
          <table:covered-table-cell/>
          <table:table-cell table:style-name="Tableau23.A5" office:value-type="string">
            <text:p text:style-name="P11">20</text:p>
          </table:table-cell>
          <table:table-cell table:style-name="Tableau23.A5" table:number-columns-spanned="2" office:value-type="string">
            <text:p text:style-name="P11">TD</text:p>
          </table:table-cell>
          <table:covered-table-cell/>
          <table:table-cell table:style-name="Tableau23.A5" office:value-type="string">
            <text:p text:style-name="P11">40</text:p>
          </table:table-cell>
          <table:table-cell table:style-name="Tableau23.A5" office:value-type="string">
            <text:p text:style-name="P11">TP</text:p>
          </table:table-cell>
          <table:table-cell table:style-name="Tableau23.E5" office:value-type="string">
            <text:p text:style-name="P11"/>
          </table:table-cell>
        </table:table-row>
        <table:table-row table:style-name="Tableau23.1">
          <table:table-cell table:style-name="Tableau23.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3.1">
          <table:table-cell table:style-name="Tableau23.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3.1">
          <table:table-cell table:style-name="Tableau23.A1" table:number-columns-spanned="15" office:value-type="string">
            <text:list xml:id="list299754169" text:continue-list="list929515671" text:style-name="WW8Num2">
              <text:list-item>
                <text:p text:style-name="P5">contenu : </text:p>
              </text:list-item>
            </text:list>
            <text:p text:style-name="P2">Présentation générale du langage fonctionnel utilisé. Expressions, valeurs et types de base Définitions locales, liaisons et environnements. Expressions et valeurs fonctionnelles à une variable. Définitions globales, entrées-sorties, compilation en ligne de commande. Fonctions d'ordre supérieur. Filtrage, tuples. Polymorphisme et inférence de type. Fonctions récursives. Listes. Types composés : type enregistrement, type somme (polymorphes &amp; récursifs). Structures de données et algorithmes : tris, arbres binaires, arbres binaires de recherche, arbres équilibré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3.1">
          <table:table-cell table:style-name="Tableau23.A1" table:number-columns-spanned="15" office:value-type="string">
            <text:list xml:id="list888261269" text:continue-numbering="true" text:style-name="WW8Num2">
              <text:list-item>
                <text:p text:style-name="P64">pré-requis :</text:p>
              </text:list-item>
            </text:list>
            <text:p text:style-name="P63">Mathématiques élémentaires dont preuve par récurrence. Utilisation élémentaire d'un environnement Uni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3.1">
          <table:table-cell table:style-name="Tableau23.A1" table:number-columns-spanned="15" office:value-type="string">
            <text:list xml:id="list617412887" text:continue-numbering="true" text:style-name="WW8Num2">
              <text:list-item>
                <text:p text:style-name="P64">objectifs (savoirs et compétences acquis) : </text:p>
              </text:list-item>
            </text:list>
            <text:p text:style-name="P61">Les langages de programmation fonctionnelle fortement typés conçus dans les années 80 sont utilisés dans l'enseignement depuis le milieu des années 90 et se diffusent de plus en plus dans l'industrie. Ils sont particulièrement appréciés par la productivité et la sûreté des programmes qu'ils apportent. L'objectif est la prise en main d'un de ces langages de programmation et des notions de programmation associées. Ce module comprend le développement d'une application autonome complèt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3.1">
          <table:table-cell table:style-name="Tableau23.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3.18">
          <table:table-cell table:style-name="Tableau23.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3.18">
          <table:table-cell table:style-name="Tableau23.A19" office:value-type="string">
            <text:p text:style-name="P65"/>
          </table:table-cell>
          <table:table-cell table:style-name="Tableau23.A19" table:number-columns-spanned="5" office:value-type="string">
            <text:p text:style-name="P9">Contrôle continu</text:p>
          </table:table-cell>
          <table:covered-table-cell/>
          <table:covered-table-cell/>
          <table:covered-table-cell/>
          <table:covered-table-cell/>
          <table:table-cell table:style-name="Tableau23.A19" table:number-columns-spanned="5" office:value-type="string">
            <text:p text:style-name="P80">Contrôle terminal</text:p>
          </table:table-cell>
          <table:covered-table-cell/>
          <table:covered-table-cell/>
          <table:covered-table-cell/>
          <table:covered-table-cell/>
          <table:table-cell table:style-name="Tableau23.A1" table:number-columns-spanned="4" office:value-type="string">
            <text:p text:style-name="P80">Contrôle mixte</text:p>
          </table:table-cell>
          <table:covered-table-cell/>
          <table:covered-table-cell/>
          <table:covered-table-cell/>
        </table:table-row>
        <table:table-row table:style-name="Tableau23.18">
          <table:table-cell table:style-name="Tableau23.A19" office:value-type="string">
            <text:p text:style-name="P70"/>
          </table:table-cell>
          <table:table-cell table:style-name="Tableau23.A19" office:value-type="string">
            <text:p text:style-name="P80">nb de CC durant le semestre</text:p>
          </table:table-cell>
          <table:table-cell table:style-name="Tableau23.A19" office:value-type="string">
            <text:p text:style-name="P9">durée</text:p>
          </table:table-cell>
          <table:table-cell table:style-name="Tableau23.A19" table:number-columns-spanned="3" office:value-type="string">
            <text:p text:style-name="P80">Nature</text:p>
            <text:p text:style-name="P79">(oral/écrit )</text:p>
          </table:table-cell>
          <table:covered-table-cell/>
          <table:covered-table-cell/>
          <table:table-cell table:style-name="Tableau23.A19" table:number-columns-spanned="2" office:value-type="string">
            <text:p text:style-name="P9">durée</text:p>
          </table:table-cell>
          <table:covered-table-cell/>
          <table:table-cell table:style-name="Tableau23.A19" table:number-columns-spanned="3" office:value-type="string">
            <text:p text:style-name="P80">Nature</text:p>
            <text:p text:style-name="P79">(oral/écrit)</text:p>
          </table:table-cell>
          <table:covered-table-cell/>
          <table:covered-table-cell/>
          <table:table-cell table:style-name="Tableau23.A1" table:number-columns-spanned="4" office:value-type="string">
            <text:p text:style-name="P9">répartition en % entre CC et CT</text:p>
          </table:table-cell>
          <table:covered-table-cell/>
          <table:covered-table-cell/>
          <table:covered-table-cell/>
        </table:table-row>
        <table:table-row table:style-name="Tableau23.18">
          <table:table-cell table:style-name="Tableau23.A19" office:value-type="string">
            <text:p text:style-name="P69"><text:span text:style-name="T2">1</text:span><text:span text:style-name="T8">ère</text:span><text:span text:style-name="T2"> session :</text:span></text:p>
          </table:table-cell>
          <table:table-cell table:style-name="Tableau23.A19" office:value-type="string">
            <text:p text:style-name="P9"/>
          </table:table-cell>
          <table:table-cell table:style-name="Tableau23.A19" office:value-type="string">
            <text:p text:style-name="P9"/>
          </table:table-cell>
          <table:table-cell table:style-name="Tableau23.A19" table:number-columns-spanned="3" office:value-type="string">
            <text:p text:style-name="P9"/>
          </table:table-cell>
          <table:covered-table-cell/>
          <table:covered-table-cell/>
          <table:table-cell table:style-name="Tableau23.A19" table:number-columns-spanned="2" office:value-type="string">
            <text:p text:style-name="P9"/>
          </table:table-cell>
          <table:covered-table-cell/>
          <table:table-cell table:style-name="Tableau23.A19" table:number-columns-spanned="3" office:value-type="string">
            <text:p text:style-name="P9"/>
          </table:table-cell>
          <table:covered-table-cell/>
          <table:covered-table-cell/>
          <table:table-cell table:style-name="Tableau23.A1" table:number-columns-spanned="4" office:value-type="string">
            <text:p text:style-name="P9"/>
          </table:table-cell>
          <table:covered-table-cell/>
          <table:covered-table-cell/>
          <table:covered-table-cell/>
        </table:table-row>
        <table:table-row table:style-name="Tableau23.18">
          <table:table-cell table:style-name="Tableau23.A19" office:value-type="string">
            <text:list xml:id="list1133988353" text:continue-list="list880959298" text:style-name="WW8Num3">
              <text:list-item>
                <text:p text:style-name="P10">RNE</text:p>
              </text:list-item>
            </text:list>
          </table:table-cell>
          <table:table-cell table:style-name="Tableau23.A19" office:value-type="string">
            <text:p text:style-name="P9"/>
          </table:table-cell>
          <table:table-cell table:style-name="Tableau23.A19" office:value-type="string">
            <text:p text:style-name="P9"/>
          </table:table-cell>
          <table:table-cell table:style-name="Tableau23.A19" table:number-columns-spanned="3" office:value-type="string">
            <text:p text:style-name="P9"/>
          </table:table-cell>
          <table:covered-table-cell/>
          <table:covered-table-cell/>
          <table:table-cell table:style-name="Tableau23.A19" table:number-columns-spanned="2" office:value-type="string">
            <text:p text:style-name="P9"/>
          </table:table-cell>
          <table:covered-table-cell/>
          <table:table-cell table:style-name="Tableau23.A19" table:number-columns-spanned="3" office:value-type="string">
            <text:p text:style-name="P9"/>
          </table:table-cell>
          <table:covered-table-cell/>
          <table:covered-table-cell/>
          <table:table-cell table:style-name="Tableau23.A1" table:number-columns-spanned="4" office:value-type="string">
            <text:p text:style-name="P9"/>
          </table:table-cell>
          <table:covered-table-cell/>
          <table:covered-table-cell/>
          <table:covered-table-cell/>
        </table:table-row>
        <table:table-row table:style-name="Tableau23.18">
          <table:table-cell table:style-name="Tableau23.A19" office:value-type="string">
            <text:list xml:id="list939779894" text:continue-numbering="true" text:style-name="WW8Num3">
              <text:list-item>
                <text:p text:style-name="P10">RSE</text:p>
              </text:list-item>
            </text:list>
          </table:table-cell>
          <table:table-cell table:style-name="Tableau23.A19" office:value-type="string">
            <text:p text:style-name="P9"/>
          </table:table-cell>
          <table:table-cell table:style-name="Tableau23.A19" office:value-type="string">
            <text:p text:style-name="P9"/>
          </table:table-cell>
          <table:table-cell table:style-name="Tableau23.A19" table:number-columns-spanned="3" office:value-type="string">
            <text:p text:style-name="P9"/>
          </table:table-cell>
          <table:covered-table-cell/>
          <table:covered-table-cell/>
          <table:table-cell table:style-name="Tableau23.A19" table:number-columns-spanned="2" office:value-type="string">
            <text:p text:style-name="P9"/>
          </table:table-cell>
          <table:covered-table-cell/>
          <table:table-cell table:style-name="Tableau23.A19" table:number-columns-spanned="3" office:value-type="string">
            <text:p text:style-name="P9"/>
          </table:table-cell>
          <table:covered-table-cell/>
          <table:covered-table-cell/>
          <table:table-cell table:style-name="Tableau23.A1" table:number-columns-spanned="4" office:value-type="string">
            <text:p text:style-name="P9"/>
          </table:table-cell>
          <table:covered-table-cell/>
          <table:covered-table-cell/>
          <table:covered-table-cell/>
        </table:table-row>
        <table:table-row table:style-name="Tableau23.18">
          <table:table-cell table:style-name="Tableau23.A19" office:value-type="string">
            <text:p text:style-name="P1"><text:span text:style-name="T2">2</text:span><text:span text:style-name="T8">ème</text:span><text:span text:style-name="T2"> session :</text:span></text:p>
          </table:table-cell>
          <table:table-cell table:style-name="Tableau23.A19" office:value-type="string">
            <text:p text:style-name="P9"/>
          </table:table-cell>
          <table:table-cell table:style-name="Tableau23.A19" office:value-type="string">
            <text:p text:style-name="P9"/>
          </table:table-cell>
          <table:table-cell table:style-name="Tableau23.A19" table:number-columns-spanned="3" office:value-type="string">
            <text:p text:style-name="P9"/>
          </table:table-cell>
          <table:covered-table-cell/>
          <table:covered-table-cell/>
          <table:table-cell table:style-name="Tableau23.A19" table:number-columns-spanned="2" office:value-type="string">
            <text:p text:style-name="P9"/>
          </table:table-cell>
          <table:covered-table-cell/>
          <table:table-cell table:style-name="Tableau23.A19" table:number-columns-spanned="3" office:value-type="string">
            <text:p text:style-name="P9"/>
          </table:table-cell>
          <table:covered-table-cell/>
          <table:covered-table-cell/>
          <table:table-cell table:style-name="Tableau23.A1" table:number-columns-spanned="4" office:value-type="string">
            <text:p text:style-name="P9"/>
          </table:table-cell>
          <table:covered-table-cell/>
          <table:covered-table-cell/>
          <table:covered-table-cell/>
        </table:table-row>
        <table:table-row table:style-name="Tableau23.18">
          <table:table-cell table:style-name="Tableau23.A19" office:value-type="string">
            <text:list xml:id="list1053352921" text:continue-numbering="true" text:style-name="WW8Num3">
              <text:list-item>
                <text:p text:style-name="P10">RNE</text:p>
              </text:list-item>
            </text:list>
          </table:table-cell>
          <table:table-cell table:style-name="Tableau23.A19" office:value-type="string">
            <text:p text:style-name="P6"/>
          </table:table-cell>
          <table:table-cell table:style-name="Tableau23.A19" office:value-type="string">
            <text:p text:style-name="P6"/>
          </table:table-cell>
          <table:table-cell table:style-name="Tableau23.A19" table:number-columns-spanned="3" office:value-type="string">
            <text:p text:style-name="P6"/>
          </table:table-cell>
          <table:covered-table-cell/>
          <table:covered-table-cell/>
          <table:table-cell table:style-name="Tableau23.A19" table:number-columns-spanned="2" office:value-type="string">
            <text:p text:style-name="P6"/>
          </table:table-cell>
          <table:covered-table-cell/>
          <table:table-cell table:style-name="Tableau23.A19" table:number-columns-spanned="3" office:value-type="string">
            <text:p text:style-name="P6"/>
          </table:table-cell>
          <table:covered-table-cell/>
          <table:covered-table-cell/>
          <table:table-cell table:style-name="Tableau23.A1" table:number-columns-spanned="4" office:value-type="string">
            <text:p text:style-name="P6"/>
          </table:table-cell>
          <table:covered-table-cell/>
          <table:covered-table-cell/>
          <table:covered-table-cell/>
        </table:table-row>
        <table:table-row table:style-name="Tableau23.18">
          <table:table-cell table:style-name="Tableau23.A19" office:value-type="string">
            <text:list xml:id="list762255527" text:continue-numbering="true" text:style-name="WW8Num3">
              <text:list-item>
                <text:p text:style-name="P10">RSE</text:p>
              </text:list-item>
            </text:list>
          </table:table-cell>
          <table:table-cell table:style-name="Tableau23.A19" office:value-type="string">
            <text:p text:style-name="P6"/>
          </table:table-cell>
          <table:table-cell table:style-name="Tableau23.A19" office:value-type="string">
            <text:p text:style-name="P6"/>
          </table:table-cell>
          <table:table-cell table:style-name="Tableau23.A19" table:number-columns-spanned="3" office:value-type="string">
            <text:p text:style-name="P6"/>
          </table:table-cell>
          <table:covered-table-cell/>
          <table:covered-table-cell/>
          <table:table-cell table:style-name="Tableau23.A19" table:number-columns-spanned="2" office:value-type="string">
            <text:p text:style-name="P6"/>
          </table:table-cell>
          <table:covered-table-cell/>
          <table:table-cell table:style-name="Tableau23.A19" table:number-columns-spanned="3" office:value-type="string">
            <text:p text:style-name="P6"/>
          </table:table-cell>
          <table:covered-table-cell/>
          <table:covered-table-cell/>
          <table:table-cell table:style-name="Tableau23.A1" table:number-columns-spanned="4" office:value-type="string">
            <text:p text:style-name="P6"/>
          </table:table-cell>
          <table:covered-table-cell/>
          <table:covered-table-cell/>
          <table:covered-table-cell/>
        </table:table-row>
        <table:table-row table:style-name="Tableau23.18">
          <table:table-cell table:style-name="Tableau23.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23.18">
          <table:table-cell table:style-name="Tableau23.A27" table:number-columns-spanned="15" office:value-type="string">
            <text:p text:style-name="P7">Responsable de l’enseignement : Frédéric DABROWSK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3.18">
          <table:table-cell table:style-name="Tableau23.A27" table:number-columns-spanned="15" office:value-type="string">
            <text:p text:style-name="P62">Bibliographie : <text:s text:c="4"/>G. Cousineau et M. Mauny, Approche fonctionnelle de la programmation, </text:p>
            <text:p text:style-name="P69"><text:span text:style-name="T4"><text:s text:c="5"/>Edisciences, 1995 </text:span></text:p>
            <text:p text:style-name="P69"><text:span text:style-name="T4"><text:s text:c="2"/>• P. Narbel. Programmation fonctionnelle, générique et objet, Vuibert, 2006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3.18">
          <table:table-cell table:style-name="Tableau23.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24" table:style-name="Tableau24">
        <table:table-column table:style-name="Tableau24.A"/>
        <table:table-column table:style-name="Tableau24.B"/>
        <table:table-column table:style-name="Tableau24.C"/>
        <table:table-column table:style-name="Tableau24.D"/>
        <table:table-column table:style-name="Tableau24.E"/>
        <table:table-column table:style-name="Tableau24.F"/>
        <table:table-column table:style-name="Tableau24.G"/>
        <table:table-column table:style-name="Tableau24.H"/>
        <table:table-column table:style-name="Tableau24.I"/>
        <table:table-column table:style-name="Tableau24.J"/>
        <table:table-column table:style-name="Tableau24.K"/>
        <table:table-column table:style-name="Tableau24.L"/>
        <table:table-column table:style-name="Tableau24.E" table:number-columns-repeated="2"/>
        <table:table-column table:style-name="Tableau24.O"/>
        <table:table-row table:style-name="Tableau24.1">
          <table:table-cell table:style-name="Tableau24.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4.1">
          <table:table-cell table:style-name="Tableau24.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4.1">
          <table:table-cell table:style-name="Tableau24.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4.1">
          <table:table-cell table:style-name="Tableau24.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4.5">
          <table:table-cell table:style-name="Tableau24.A5" table:number-columns-spanned="4" office:value-type="string">
            <text:p text:style-name="P7">Intitulé de l’Unité d’Enseignement :</text:p>
          </table:table-cell>
          <table:covered-table-cell/>
          <table:covered-table-cell/>
          <table:covered-table-cell/>
          <table:table-cell table:style-name="Tableau24.E5" table:number-columns-spanned="11" office:value-type="string">
            <text:p text:style-name="P54">Algorithmique et combinatoire des structures discrè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4.5">
          <table:table-cell table:style-name="Tableau24.A5" table:number-columns-spanned="4" office:value-type="string">
            <text:p text:style-name="P4">Nature :</text:p>
          </table:table-cell>
          <table:covered-table-cell/>
          <table:covered-table-cell/>
          <table:covered-table-cell/>
          <table:table-cell table:style-name="Tableau24.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4.5">
          <table:table-cell table:style-name="Tableau24.A5" table:number-columns-spanned="4" office:value-type="string">
            <text:p text:style-name="P4">Semestre :</text:p>
          </table:table-cell>
          <table:covered-table-cell/>
          <table:covered-table-cell/>
          <table:covered-table-cell/>
          <table:table-cell table:style-name="Tableau24.E5" table:number-columns-spanned="11" office:value-type="string">
            <text:p text:style-name="P56">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4.5">
          <table:table-cell table:style-name="Tableau24.A5" table:number-columns-spanned="4" office:value-type="string">
            <text:p text:style-name="P4">Crédits ECTS :</text:p>
          </table:table-cell>
          <table:covered-table-cell/>
          <table:covered-table-cell/>
          <table:covered-table-cell/>
          <table:table-cell table:style-name="Tableau24.E5" table:number-columns-spanned="11" office:value-type="string">
            <text:p text:style-name="P3">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4.5">
          <table:table-cell table:style-name="Tableau24.A5" table:number-columns-spanned="4" office:value-type="string">
            <text:p text:style-name="P4">Coefficient :</text:p>
          </table:table-cell>
          <table:covered-table-cell/>
          <table:covered-table-cell/>
          <table:covered-table-cell/>
          <table:table-cell table:style-name="Tableau24.E5" table:number-columns-spanned="11" office:value-type="string">
            <text:p text:style-name="P3">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4.5">
          <table:table-cell table:style-name="Tableau24.A5" table:number-columns-spanned="4" office:value-type="string">
            <text:p text:style-name="P4">Langue de l’enseignement :</text:p>
          </table:table-cell>
          <table:covered-table-cell/>
          <table:covered-table-cell/>
          <table:covered-table-cell/>
          <table:table-cell table:style-name="Tableau24.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4.5">
          <table:table-cell table:style-name="Tableau24.A5" table:number-columns-spanned="4" office:value-type="string">
            <text:p text:style-name="P4">Volume horaire total :</text:p>
          </table:table-cell>
          <table:covered-table-cell/>
          <table:covered-table-cell/>
          <table:covered-table-cell/>
          <table:table-cell table:style-name="Tableau24.A5" office:value-type="string">
            <text:p text:style-name="P3">50</text:p>
          </table:table-cell>
          <table:table-cell table:style-name="Tableau24.A5" table:number-columns-spanned="2" office:value-type="string">
            <text:p text:style-name="P8">dont</text:p>
          </table:table-cell>
          <table:covered-table-cell/>
          <table:table-cell table:style-name="Tableau24.A5" table:number-columns-spanned="2" office:value-type="string">
            <text:p text:style-name="P11">CM</text:p>
          </table:table-cell>
          <table:covered-table-cell/>
          <table:table-cell table:style-name="Tableau24.A5" office:value-type="string">
            <text:p text:style-name="P11">20</text:p>
          </table:table-cell>
          <table:table-cell table:style-name="Tableau24.A5" table:number-columns-spanned="2" office:value-type="string">
            <text:p text:style-name="P11">TD</text:p>
          </table:table-cell>
          <table:covered-table-cell/>
          <table:table-cell table:style-name="Tableau24.A5" office:value-type="string">
            <text:p text:style-name="P11">30</text:p>
          </table:table-cell>
          <table:table-cell table:style-name="Tableau24.A5" office:value-type="string">
            <text:p text:style-name="P11">TP</text:p>
          </table:table-cell>
          <table:table-cell table:style-name="Tableau24.E5" office:value-type="string">
            <text:p text:style-name="P11"/>
          </table:table-cell>
        </table:table-row>
        <table:table-row table:style-name="Tableau24.1">
          <table:table-cell table:style-name="Tableau24.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4.1">
          <table:table-cell table:style-name="Tableau24.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4.1">
          <table:table-cell table:style-name="Tableau24.A1" table:number-columns-spanned="15" office:value-type="string">
            <text:list xml:id="list256102435" text:continue-list="list617412887" text:style-name="WW8Num2">
              <text:list-item>
                <text:p text:style-name="P5">contenu : </text:p>
              </text:list-item>
            </text:list>
            <text:p text:style-name="P2">Dénombrement. Relation d'ordre partiel : calcul de la fermeture transitive, tri topologique. Graphes : parcours, plus court chemin, arbres recouvrants de poids minimum, flo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4.1">
          <table:table-cell table:style-name="Tableau24.A1" table:number-columns-spanned="15" office:value-type="string">
            <text:list xml:id="list1671294605" text:continue-numbering="true" text:style-name="WW8Num2">
              <text:list-item>
                <text:p text:style-name="P64">pré-requis :</text:p>
              </text:list-item>
            </text:list>
            <text:p text:style-name="P63">algorithmique et programmation élémentair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4.1">
          <table:table-cell table:style-name="Tableau24.A1" table:number-columns-spanned="15" office:value-type="string">
            <text:list xml:id="list1277221623" text:continue-numbering="true" text:style-name="WW8Num2">
              <text:list-item>
                <text:p text:style-name="P64">objectifs (savoirs et compétences acquis) : </text:p>
              </text:list-item>
            </text:list>
            <text:p text:style-name="P61">Modélisation et résolution de problèmes à l'aide de structures discrèt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4.1">
          <table:table-cell table:style-name="Tableau24.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4.1">
          <table:table-cell table:style-name="Tableau24.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4.1">
          <table:table-cell table:style-name="Tableau24.A19" office:value-type="string">
            <text:p text:style-name="P65"/>
          </table:table-cell>
          <table:table-cell table:style-name="Tableau24.A19" table:number-columns-spanned="5" office:value-type="string">
            <text:p text:style-name="P9">Contrôle continu</text:p>
          </table:table-cell>
          <table:covered-table-cell/>
          <table:covered-table-cell/>
          <table:covered-table-cell/>
          <table:covered-table-cell/>
          <table:table-cell table:style-name="Tableau24.A19" table:number-columns-spanned="5" office:value-type="string">
            <text:p text:style-name="P80">Contrôle terminal</text:p>
          </table:table-cell>
          <table:covered-table-cell/>
          <table:covered-table-cell/>
          <table:covered-table-cell/>
          <table:covered-table-cell/>
          <table:table-cell table:style-name="Tableau24.A1" table:number-columns-spanned="4" office:value-type="string">
            <text:p text:style-name="P80">Contrôle mixte</text:p>
          </table:table-cell>
          <table:covered-table-cell/>
          <table:covered-table-cell/>
          <table:covered-table-cell/>
        </table:table-row>
        <table:table-row table:style-name="Tableau24.1">
          <table:table-cell table:style-name="Tableau24.A19" office:value-type="string">
            <text:p text:style-name="P70"/>
          </table:table-cell>
          <table:table-cell table:style-name="Tableau24.A19" office:value-type="string">
            <text:p text:style-name="P80">nb de CC durant le semestre</text:p>
          </table:table-cell>
          <table:table-cell table:style-name="Tableau24.A19" office:value-type="string">
            <text:p text:style-name="P9">durée</text:p>
          </table:table-cell>
          <table:table-cell table:style-name="Tableau24.A19" table:number-columns-spanned="3" office:value-type="string">
            <text:p text:style-name="P80">Nature</text:p>
            <text:p text:style-name="P79">(oral/écrit )</text:p>
          </table:table-cell>
          <table:covered-table-cell/>
          <table:covered-table-cell/>
          <table:table-cell table:style-name="Tableau24.A19" table:number-columns-spanned="2" office:value-type="string">
            <text:p text:style-name="P9">durée</text:p>
          </table:table-cell>
          <table:covered-table-cell/>
          <table:table-cell table:style-name="Tableau24.A19" table:number-columns-spanned="3" office:value-type="string">
            <text:p text:style-name="P80">Nature</text:p>
            <text:p text:style-name="P79">(oral/écrit)</text:p>
          </table:table-cell>
          <table:covered-table-cell/>
          <table:covered-table-cell/>
          <table:table-cell table:style-name="Tableau24.A1" table:number-columns-spanned="4" office:value-type="string">
            <text:p text:style-name="P9">répartition en % entre CC et CT</text:p>
          </table:table-cell>
          <table:covered-table-cell/>
          <table:covered-table-cell/>
          <table:covered-table-cell/>
        </table:table-row>
        <table:table-row table:style-name="Tableau24.1">
          <table:table-cell table:style-name="Tableau24.A19" office:value-type="string">
            <text:p text:style-name="P69"><text:span text:style-name="T2">1</text:span><text:span text:style-name="T8">ère</text:span><text:span text:style-name="T2"> session :</text:span></text:p>
          </table:table-cell>
          <table:table-cell table:style-name="Tableau24.A19" office:value-type="string">
            <text:p text:style-name="P9"/>
          </table:table-cell>
          <table:table-cell table:style-name="Tableau24.A19" office:value-type="string">
            <text:p text:style-name="P9"/>
          </table:table-cell>
          <table:table-cell table:style-name="Tableau24.A19" table:number-columns-spanned="3" office:value-type="string">
            <text:p text:style-name="P9"/>
          </table:table-cell>
          <table:covered-table-cell/>
          <table:covered-table-cell/>
          <table:table-cell table:style-name="Tableau24.A19" table:number-columns-spanned="2" office:value-type="string">
            <text:p text:style-name="P9"/>
          </table:table-cell>
          <table:covered-table-cell/>
          <table:table-cell table:style-name="Tableau24.A19" table:number-columns-spanned="3" office:value-type="string">
            <text:p text:style-name="P9"/>
          </table:table-cell>
          <table:covered-table-cell/>
          <table:covered-table-cell/>
          <table:table-cell table:style-name="Tableau24.A1" table:number-columns-spanned="4" office:value-type="string">
            <text:p text:style-name="P9"/>
          </table:table-cell>
          <table:covered-table-cell/>
          <table:covered-table-cell/>
          <table:covered-table-cell/>
        </table:table-row>
        <table:table-row table:style-name="Tableau24.1">
          <table:table-cell table:style-name="Tableau24.A19" office:value-type="string">
            <text:list xml:id="list932180497" text:continue-list="list762255527" text:style-name="WW8Num3">
              <text:list-item>
                <text:p text:style-name="P10">RNE</text:p>
              </text:list-item>
            </text:list>
          </table:table-cell>
          <table:table-cell table:style-name="Tableau24.A19" office:value-type="string">
            <text:p text:style-name="P9"/>
          </table:table-cell>
          <table:table-cell table:style-name="Tableau24.A19" office:value-type="string">
            <text:p text:style-name="P9"/>
          </table:table-cell>
          <table:table-cell table:style-name="Tableau24.A19" table:number-columns-spanned="3" office:value-type="string">
            <text:p text:style-name="P9"/>
          </table:table-cell>
          <table:covered-table-cell/>
          <table:covered-table-cell/>
          <table:table-cell table:style-name="Tableau24.A19" table:number-columns-spanned="2" office:value-type="string">
            <text:p text:style-name="P9"/>
          </table:table-cell>
          <table:covered-table-cell/>
          <table:table-cell table:style-name="Tableau24.A19" table:number-columns-spanned="3" office:value-type="string">
            <text:p text:style-name="P9"/>
          </table:table-cell>
          <table:covered-table-cell/>
          <table:covered-table-cell/>
          <table:table-cell table:style-name="Tableau24.A1" table:number-columns-spanned="4" office:value-type="string">
            <text:p text:style-name="P9"/>
          </table:table-cell>
          <table:covered-table-cell/>
          <table:covered-table-cell/>
          <table:covered-table-cell/>
        </table:table-row>
        <table:table-row table:style-name="Tableau24.1">
          <table:table-cell table:style-name="Tableau24.A19" office:value-type="string">
            <text:list xml:id="list2179306362" text:continue-numbering="true" text:style-name="WW8Num3">
              <text:list-item>
                <text:p text:style-name="P10">RSE</text:p>
              </text:list-item>
            </text:list>
          </table:table-cell>
          <table:table-cell table:style-name="Tableau24.A19" office:value-type="string">
            <text:p text:style-name="P9"/>
          </table:table-cell>
          <table:table-cell table:style-name="Tableau24.A19" office:value-type="string">
            <text:p text:style-name="P9"/>
          </table:table-cell>
          <table:table-cell table:style-name="Tableau24.A19" table:number-columns-spanned="3" office:value-type="string">
            <text:p text:style-name="P9"/>
          </table:table-cell>
          <table:covered-table-cell/>
          <table:covered-table-cell/>
          <table:table-cell table:style-name="Tableau24.A19" table:number-columns-spanned="2" office:value-type="string">
            <text:p text:style-name="P9"/>
          </table:table-cell>
          <table:covered-table-cell/>
          <table:table-cell table:style-name="Tableau24.A19" table:number-columns-spanned="3" office:value-type="string">
            <text:p text:style-name="P9"/>
          </table:table-cell>
          <table:covered-table-cell/>
          <table:covered-table-cell/>
          <table:table-cell table:style-name="Tableau24.A1" table:number-columns-spanned="4" office:value-type="string">
            <text:p text:style-name="P9"/>
          </table:table-cell>
          <table:covered-table-cell/>
          <table:covered-table-cell/>
          <table:covered-table-cell/>
        </table:table-row>
        <table:table-row table:style-name="Tableau24.1">
          <table:table-cell table:style-name="Tableau24.A19" office:value-type="string">
            <text:p text:style-name="P1"><text:span text:style-name="T2">2</text:span><text:span text:style-name="T8">ème</text:span><text:span text:style-name="T2"> session :</text:span></text:p>
          </table:table-cell>
          <table:table-cell table:style-name="Tableau24.A19" office:value-type="string">
            <text:p text:style-name="P9"/>
          </table:table-cell>
          <table:table-cell table:style-name="Tableau24.A19" office:value-type="string">
            <text:p text:style-name="P9"/>
          </table:table-cell>
          <table:table-cell table:style-name="Tableau24.A19" table:number-columns-spanned="3" office:value-type="string">
            <text:p text:style-name="P9"/>
          </table:table-cell>
          <table:covered-table-cell/>
          <table:covered-table-cell/>
          <table:table-cell table:style-name="Tableau24.A19" table:number-columns-spanned="2" office:value-type="string">
            <text:p text:style-name="P9"/>
          </table:table-cell>
          <table:covered-table-cell/>
          <table:table-cell table:style-name="Tableau24.A19" table:number-columns-spanned="3" office:value-type="string">
            <text:p text:style-name="P9"/>
          </table:table-cell>
          <table:covered-table-cell/>
          <table:covered-table-cell/>
          <table:table-cell table:style-name="Tableau24.A1" table:number-columns-spanned="4" office:value-type="string">
            <text:p text:style-name="P9"/>
          </table:table-cell>
          <table:covered-table-cell/>
          <table:covered-table-cell/>
          <table:covered-table-cell/>
        </table:table-row>
        <table:table-row table:style-name="Tableau24.1">
          <table:table-cell table:style-name="Tableau24.A19" office:value-type="string">
            <text:list xml:id="list1035841050" text:continue-numbering="true" text:style-name="WW8Num3">
              <text:list-item>
                <text:p text:style-name="P10">RNE</text:p>
              </text:list-item>
            </text:list>
          </table:table-cell>
          <table:table-cell table:style-name="Tableau24.A19" office:value-type="string">
            <text:p text:style-name="P6"/>
          </table:table-cell>
          <table:table-cell table:style-name="Tableau24.A19" office:value-type="string">
            <text:p text:style-name="P6"/>
          </table:table-cell>
          <table:table-cell table:style-name="Tableau24.A19" table:number-columns-spanned="3" office:value-type="string">
            <text:p text:style-name="P6"/>
          </table:table-cell>
          <table:covered-table-cell/>
          <table:covered-table-cell/>
          <table:table-cell table:style-name="Tableau24.A19" table:number-columns-spanned="2" office:value-type="string">
            <text:p text:style-name="P6"/>
          </table:table-cell>
          <table:covered-table-cell/>
          <table:table-cell table:style-name="Tableau24.A19" table:number-columns-spanned="3" office:value-type="string">
            <text:p text:style-name="P6"/>
          </table:table-cell>
          <table:covered-table-cell/>
          <table:covered-table-cell/>
          <table:table-cell table:style-name="Tableau24.A1" table:number-columns-spanned="4" office:value-type="string">
            <text:p text:style-name="P6"/>
          </table:table-cell>
          <table:covered-table-cell/>
          <table:covered-table-cell/>
          <table:covered-table-cell/>
        </table:table-row>
        <table:table-row table:style-name="Tableau24.1">
          <table:table-cell table:style-name="Tableau24.A19" office:value-type="string">
            <text:list xml:id="list645499269" text:continue-numbering="true" text:style-name="WW8Num3">
              <text:list-item>
                <text:p text:style-name="P10">RSE</text:p>
              </text:list-item>
            </text:list>
          </table:table-cell>
          <table:table-cell table:style-name="Tableau24.A19" office:value-type="string">
            <text:p text:style-name="P6"/>
          </table:table-cell>
          <table:table-cell table:style-name="Tableau24.A19" office:value-type="string">
            <text:p text:style-name="P6"/>
          </table:table-cell>
          <table:table-cell table:style-name="Tableau24.A19" table:number-columns-spanned="3" office:value-type="string">
            <text:p text:style-name="P6"/>
          </table:table-cell>
          <table:covered-table-cell/>
          <table:covered-table-cell/>
          <table:table-cell table:style-name="Tableau24.A19" table:number-columns-spanned="2" office:value-type="string">
            <text:p text:style-name="P6"/>
          </table:table-cell>
          <table:covered-table-cell/>
          <table:table-cell table:style-name="Tableau24.A19" table:number-columns-spanned="3" office:value-type="string">
            <text:p text:style-name="P6"/>
          </table:table-cell>
          <table:covered-table-cell/>
          <table:covered-table-cell/>
          <table:table-cell table:style-name="Tableau24.A1" table:number-columns-spanned="4" office:value-type="string">
            <text:p text:style-name="P6"/>
          </table:table-cell>
          <table:covered-table-cell/>
          <table:covered-table-cell/>
          <table:covered-table-cell/>
        </table:table-row>
        <table:table-row table:style-name="Tableau24.1">
          <table:table-cell table:style-name="Tableau24.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4.1">
          <table:table-cell table:style-name="Tableau24.A27" table:number-columns-spanned="15" office:value-type="string">
            <text:p text:style-name="P7">Responsable de l’enseignement : Mathieu LIEDLOFF</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4.1">
          <table:table-cell table:style-name="Tableau24.A27" table:number-columns-spanned="15" office:value-type="string">
            <text:p text:style-name="P62">Bibliographie :M. Marchand, Outils Mathématiques pour l'informatique, De Boeck.</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4.1">
          <table:table-cell table:style-name="Tableau24.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column table:style-name="Tableau25.G"/>
        <table:table-column table:style-name="Tableau25.H"/>
        <table:table-column table:style-name="Tableau25.I"/>
        <table:table-column table:style-name="Tableau25.J"/>
        <table:table-column table:style-name="Tableau25.K"/>
        <table:table-column table:style-name="Tableau25.L"/>
        <table:table-column table:style-name="Tableau25.E" table:number-columns-repeated="2"/>
        <table:table-column table:style-name="Tableau25.O"/>
        <table:table-row table:style-name="Tableau25.1">
          <table:table-cell table:style-name="Tableau25.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1">
          <table:table-cell table:style-name="Tableau25.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25.1">
          <table:table-cell table:style-name="Tableau25.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1">
          <table:table-cell table:style-name="Tableau25.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5">
          <table:table-cell table:style-name="Tableau25.A5" table:number-columns-spanned="4" office:value-type="string">
            <text:p text:style-name="P7">Intitulé de l’Unité d’Enseignement :</text:p>
          </table:table-cell>
          <table:covered-table-cell/>
          <table:covered-table-cell/>
          <table:covered-table-cell/>
          <table:table-cell table:style-name="Tableau25.E5" table:number-columns-spanned="11" office:value-type="string">
            <text:p text:style-name="P54">Projet informatique 2 (Conception et projet)</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5">
          <table:table-cell table:style-name="Tableau25.A5" table:number-columns-spanned="4" office:value-type="string">
            <text:p text:style-name="P4">Nature :</text:p>
          </table:table-cell>
          <table:covered-table-cell/>
          <table:covered-table-cell/>
          <table:covered-table-cell/>
          <table:table-cell table:style-name="Tableau25.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5">
          <table:table-cell table:style-name="Tableau25.A5" table:number-columns-spanned="4" office:value-type="string">
            <text:p text:style-name="P4">Semestre :</text:p>
          </table:table-cell>
          <table:covered-table-cell/>
          <table:covered-table-cell/>
          <table:covered-table-cell/>
          <table:table-cell table:style-name="Tableau25.E5" table:number-columns-spanned="11" office:value-type="string">
            <text:p text:style-name="P56">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5">
          <table:table-cell table:style-name="Tableau25.A5" table:number-columns-spanned="4" office:value-type="string">
            <text:p text:style-name="P4">Crédits ECTS :</text:p>
          </table:table-cell>
          <table:covered-table-cell/>
          <table:covered-table-cell/>
          <table:covered-table-cell/>
          <table:table-cell table:style-name="Tableau25.E5" table:number-columns-spanned="11" office:value-type="string">
            <text:p text:style-name="P3">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5">
          <table:table-cell table:style-name="Tableau25.A5" table:number-columns-spanned="4" office:value-type="string">
            <text:p text:style-name="P4">Coefficient :</text:p>
          </table:table-cell>
          <table:covered-table-cell/>
          <table:covered-table-cell/>
          <table:covered-table-cell/>
          <table:table-cell table:style-name="Tableau25.E5" table:number-columns-spanned="11" office:value-type="string">
            <text:p text:style-name="P3">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5">
          <table:table-cell table:style-name="Tableau25.A5" table:number-columns-spanned="4" office:value-type="string">
            <text:p text:style-name="P4">Langue de l’enseignement :</text:p>
          </table:table-cell>
          <table:covered-table-cell/>
          <table:covered-table-cell/>
          <table:covered-table-cell/>
          <table:table-cell table:style-name="Tableau25.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5">
          <table:table-cell table:style-name="Tableau25.A5" table:number-columns-spanned="4" office:value-type="string">
            <text:p text:style-name="P4">Volume horaire total :</text:p>
          </table:table-cell>
          <table:covered-table-cell/>
          <table:covered-table-cell/>
          <table:covered-table-cell/>
          <table:table-cell table:style-name="Tableau25.A5" office:value-type="string">
            <text:p text:style-name="P3">40</text:p>
          </table:table-cell>
          <table:table-cell table:style-name="Tableau25.A5" table:number-columns-spanned="2" office:value-type="string">
            <text:p text:style-name="P8">dont</text:p>
          </table:table-cell>
          <table:covered-table-cell/>
          <table:table-cell table:style-name="Tableau25.A5" table:number-columns-spanned="2" office:value-type="string">
            <text:p text:style-name="P11">CM</text:p>
          </table:table-cell>
          <table:covered-table-cell/>
          <table:table-cell table:style-name="Tableau25.A5" office:value-type="string">
            <text:p text:style-name="P11">10</text:p>
          </table:table-cell>
          <table:table-cell table:style-name="Tableau25.A5" table:number-columns-spanned="2" office:value-type="string">
            <text:p text:style-name="P11">TD</text:p>
          </table:table-cell>
          <table:covered-table-cell/>
          <table:table-cell table:style-name="Tableau25.A5" office:value-type="string">
            <text:p text:style-name="P11"/>
          </table:table-cell>
          <table:table-cell table:style-name="Tableau25.A5" office:value-type="string">
            <text:p text:style-name="P11">TP</text:p>
          </table:table-cell>
          <table:table-cell table:style-name="Tableau25.E5" office:value-type="string">
            <text:p text:style-name="P11">30</text:p>
          </table:table-cell>
        </table:table-row>
        <table:table-row table:style-name="Tableau25.1">
          <table:table-cell table:style-name="Tableau25.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1">
          <table:table-cell table:style-name="Tableau25.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1">
          <table:table-cell table:style-name="Tableau25.A1" table:number-columns-spanned="15" office:value-type="string">
            <text:list xml:id="list733727587" text:continue-list="list1277221623" text:style-name="WW8Num2">
              <text:list-item>
                <text:p text:style-name="P5">contenu : </text:p>
              </text:list-item>
            </text:list>
            <text:p text:style-name="P2">Éléments de gestion de projet et de modélisation. Réalisation d'un projet suivi par petits group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1">
          <table:table-cell table:style-name="Tableau25.A1" table:number-columns-spanned="15" office:value-type="string">
            <text:list xml:id="list1823351783" text:continue-numbering="true" text:style-name="WW8Num2">
              <text:list-item>
                <text:p text:style-name="P64">pré-requis :</text:p>
              </text:list-item>
            </text:list>
            <text:p text:style-name="P63">Cours d'algorithmique et de programmation des semestres précéden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1">
          <table:table-cell table:style-name="Tableau25.A1" table:number-columns-spanned="15" office:value-type="string">
            <text:list xml:id="list1396672339" text:continue-numbering="true" text:style-name="WW8Num2">
              <text:list-item>
                <text:p text:style-name="P64">objectifs (savoirs et compétences acquis) : </text:p>
              </text:list-item>
            </text:list>
            <text:p text:style-name="P61">Avoir acquis une première expérience du travail de groupe et de l'organisation d'un proje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1">
          <table:table-cell table:style-name="Tableau25.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18">
          <table:table-cell table:style-name="Tableau25.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18">
          <table:table-cell table:style-name="Tableau25.A19" office:value-type="string">
            <text:p text:style-name="P65"/>
          </table:table-cell>
          <table:table-cell table:style-name="Tableau25.A19" table:number-columns-spanned="5" office:value-type="string">
            <text:p text:style-name="P9">Contrôle continu</text:p>
          </table:table-cell>
          <table:covered-table-cell/>
          <table:covered-table-cell/>
          <table:covered-table-cell/>
          <table:covered-table-cell/>
          <table:table-cell table:style-name="Tableau25.A19" table:number-columns-spanned="5" office:value-type="string">
            <text:p text:style-name="P80">Contrôle terminal</text:p>
          </table:table-cell>
          <table:covered-table-cell/>
          <table:covered-table-cell/>
          <table:covered-table-cell/>
          <table:covered-table-cell/>
          <table:table-cell table:style-name="Tableau25.A1" table:number-columns-spanned="4" office:value-type="string">
            <text:p text:style-name="P80">Contrôle mixte</text:p>
          </table:table-cell>
          <table:covered-table-cell/>
          <table:covered-table-cell/>
          <table:covered-table-cell/>
        </table:table-row>
        <table:table-row table:style-name="Tableau25.18">
          <table:table-cell table:style-name="Tableau25.A19" office:value-type="string">
            <text:p text:style-name="P70"/>
          </table:table-cell>
          <table:table-cell table:style-name="Tableau25.A19" office:value-type="string">
            <text:p text:style-name="P80">nb de CC durant le semestre</text:p>
          </table:table-cell>
          <table:table-cell table:style-name="Tableau25.A19" office:value-type="string">
            <text:p text:style-name="P9">durée</text:p>
          </table:table-cell>
          <table:table-cell table:style-name="Tableau25.A19" table:number-columns-spanned="3" office:value-type="string">
            <text:p text:style-name="P80">Nature</text:p>
            <text:p text:style-name="P79">(oral/écrit )</text:p>
          </table:table-cell>
          <table:covered-table-cell/>
          <table:covered-table-cell/>
          <table:table-cell table:style-name="Tableau25.A19" table:number-columns-spanned="2" office:value-type="string">
            <text:p text:style-name="P9">durée</text:p>
          </table:table-cell>
          <table:covered-table-cell/>
          <table:table-cell table:style-name="Tableau25.A19" table:number-columns-spanned="3" office:value-type="string">
            <text:p text:style-name="P80">Nature</text:p>
            <text:p text:style-name="P79">(oral/écrit)</text:p>
          </table:table-cell>
          <table:covered-table-cell/>
          <table:covered-table-cell/>
          <table:table-cell table:style-name="Tableau25.A1" table:number-columns-spanned="4" office:value-type="string">
            <text:p text:style-name="P9">répartition en % entre CC et CT</text:p>
          </table:table-cell>
          <table:covered-table-cell/>
          <table:covered-table-cell/>
          <table:covered-table-cell/>
        </table:table-row>
        <table:table-row table:style-name="Tableau25.18">
          <table:table-cell table:style-name="Tableau25.A19" office:value-type="string">
            <text:p text:style-name="P69"><text:span text:style-name="T2">1</text:span><text:span text:style-name="T8">ère</text:span><text:span text:style-name="T2"> session :</text:span></text:p>
          </table:table-cell>
          <table:table-cell table:style-name="Tableau25.A19" office:value-type="string">
            <text:p text:style-name="P9"/>
          </table:table-cell>
          <table:table-cell table:style-name="Tableau25.A19" office:value-type="string">
            <text:p text:style-name="P9"/>
          </table:table-cell>
          <table:table-cell table:style-name="Tableau25.A19" table:number-columns-spanned="3" office:value-type="string">
            <text:p text:style-name="P9"/>
          </table:table-cell>
          <table:covered-table-cell/>
          <table:covered-table-cell/>
          <table:table-cell table:style-name="Tableau25.A19" table:number-columns-spanned="2" office:value-type="string">
            <text:p text:style-name="P9"/>
          </table:table-cell>
          <table:covered-table-cell/>
          <table:table-cell table:style-name="Tableau25.A19" table:number-columns-spanned="3" office:value-type="string">
            <text:p text:style-name="P9"/>
          </table:table-cell>
          <table:covered-table-cell/>
          <table:covered-table-cell/>
          <table:table-cell table:style-name="Tableau25.A1" table:number-columns-spanned="4" office:value-type="string">
            <text:p text:style-name="P9"/>
          </table:table-cell>
          <table:covered-table-cell/>
          <table:covered-table-cell/>
          <table:covered-table-cell/>
        </table:table-row>
        <table:table-row table:style-name="Tableau25.18">
          <table:table-cell table:style-name="Tableau25.A19" office:value-type="string">
            <text:list xml:id="list643154364" text:continue-list="list645499269" text:style-name="WW8Num3">
              <text:list-item>
                <text:p text:style-name="P10">RNE</text:p>
              </text:list-item>
            </text:list>
          </table:table-cell>
          <table:table-cell table:style-name="Tableau25.A19" office:value-type="string">
            <text:p text:style-name="P9"/>
          </table:table-cell>
          <table:table-cell table:style-name="Tableau25.A19" office:value-type="string">
            <text:p text:style-name="P9"/>
          </table:table-cell>
          <table:table-cell table:style-name="Tableau25.A19" table:number-columns-spanned="3" office:value-type="string">
            <text:p text:style-name="P9"/>
          </table:table-cell>
          <table:covered-table-cell/>
          <table:covered-table-cell/>
          <table:table-cell table:style-name="Tableau25.A19" table:number-columns-spanned="2" office:value-type="string">
            <text:p text:style-name="P9"/>
          </table:table-cell>
          <table:covered-table-cell/>
          <table:table-cell table:style-name="Tableau25.A19" table:number-columns-spanned="3" office:value-type="string">
            <text:p text:style-name="P9"/>
          </table:table-cell>
          <table:covered-table-cell/>
          <table:covered-table-cell/>
          <table:table-cell table:style-name="Tableau25.A1" table:number-columns-spanned="4" office:value-type="string">
            <text:p text:style-name="P9"/>
          </table:table-cell>
          <table:covered-table-cell/>
          <table:covered-table-cell/>
          <table:covered-table-cell/>
        </table:table-row>
        <table:table-row table:style-name="Tableau25.18">
          <table:table-cell table:style-name="Tableau25.A19" office:value-type="string">
            <text:list xml:id="list2125098545" text:continue-numbering="true" text:style-name="WW8Num3">
              <text:list-item>
                <text:p text:style-name="P10">RSE</text:p>
              </text:list-item>
            </text:list>
          </table:table-cell>
          <table:table-cell table:style-name="Tableau25.A19" office:value-type="string">
            <text:p text:style-name="P9"/>
          </table:table-cell>
          <table:table-cell table:style-name="Tableau25.A19" office:value-type="string">
            <text:p text:style-name="P9"/>
          </table:table-cell>
          <table:table-cell table:style-name="Tableau25.A19" table:number-columns-spanned="3" office:value-type="string">
            <text:p text:style-name="P9"/>
          </table:table-cell>
          <table:covered-table-cell/>
          <table:covered-table-cell/>
          <table:table-cell table:style-name="Tableau25.A19" table:number-columns-spanned="2" office:value-type="string">
            <text:p text:style-name="P9"/>
          </table:table-cell>
          <table:covered-table-cell/>
          <table:table-cell table:style-name="Tableau25.A19" table:number-columns-spanned="3" office:value-type="string">
            <text:p text:style-name="P9"/>
          </table:table-cell>
          <table:covered-table-cell/>
          <table:covered-table-cell/>
          <table:table-cell table:style-name="Tableau25.A1" table:number-columns-spanned="4" office:value-type="string">
            <text:p text:style-name="P9"/>
          </table:table-cell>
          <table:covered-table-cell/>
          <table:covered-table-cell/>
          <table:covered-table-cell/>
        </table:table-row>
        <table:table-row table:style-name="Tableau25.18">
          <table:table-cell table:style-name="Tableau25.A19" office:value-type="string">
            <text:p text:style-name="P1"><text:span text:style-name="T2">2</text:span><text:span text:style-name="T8">ème</text:span><text:span text:style-name="T2"> session :</text:span></text:p>
          </table:table-cell>
          <table:table-cell table:style-name="Tableau25.A19" office:value-type="string">
            <text:p text:style-name="P9"/>
          </table:table-cell>
          <table:table-cell table:style-name="Tableau25.A19" office:value-type="string">
            <text:p text:style-name="P9"/>
          </table:table-cell>
          <table:table-cell table:style-name="Tableau25.A19" table:number-columns-spanned="3" office:value-type="string">
            <text:p text:style-name="P9"/>
          </table:table-cell>
          <table:covered-table-cell/>
          <table:covered-table-cell/>
          <table:table-cell table:style-name="Tableau25.A19" table:number-columns-spanned="2" office:value-type="string">
            <text:p text:style-name="P9"/>
          </table:table-cell>
          <table:covered-table-cell/>
          <table:table-cell table:style-name="Tableau25.A19" table:number-columns-spanned="3" office:value-type="string">
            <text:p text:style-name="P9"/>
          </table:table-cell>
          <table:covered-table-cell/>
          <table:covered-table-cell/>
          <table:table-cell table:style-name="Tableau25.A1" table:number-columns-spanned="4" office:value-type="string">
            <text:p text:style-name="P9"/>
          </table:table-cell>
          <table:covered-table-cell/>
          <table:covered-table-cell/>
          <table:covered-table-cell/>
        </table:table-row>
        <table:table-row table:style-name="Tableau25.18">
          <table:table-cell table:style-name="Tableau25.A19" office:value-type="string">
            <text:list xml:id="list498127059" text:continue-numbering="true" text:style-name="WW8Num3">
              <text:list-item>
                <text:p text:style-name="P10">RNE</text:p>
              </text:list-item>
            </text:list>
          </table:table-cell>
          <table:table-cell table:style-name="Tableau25.A19" office:value-type="string">
            <text:p text:style-name="P6"/>
          </table:table-cell>
          <table:table-cell table:style-name="Tableau25.A19" office:value-type="string">
            <text:p text:style-name="P6"/>
          </table:table-cell>
          <table:table-cell table:style-name="Tableau25.A19" table:number-columns-spanned="3" office:value-type="string">
            <text:p text:style-name="P6"/>
          </table:table-cell>
          <table:covered-table-cell/>
          <table:covered-table-cell/>
          <table:table-cell table:style-name="Tableau25.A19" table:number-columns-spanned="2" office:value-type="string">
            <text:p text:style-name="P6"/>
          </table:table-cell>
          <table:covered-table-cell/>
          <table:table-cell table:style-name="Tableau25.A19" table:number-columns-spanned="3" office:value-type="string">
            <text:p text:style-name="P6"/>
          </table:table-cell>
          <table:covered-table-cell/>
          <table:covered-table-cell/>
          <table:table-cell table:style-name="Tableau25.A1" table:number-columns-spanned="4" office:value-type="string">
            <text:p text:style-name="P6"/>
          </table:table-cell>
          <table:covered-table-cell/>
          <table:covered-table-cell/>
          <table:covered-table-cell/>
        </table:table-row>
        <table:table-row table:style-name="Tableau25.18">
          <table:table-cell table:style-name="Tableau25.A19" office:value-type="string">
            <text:list xml:id="list2045122755" text:continue-numbering="true" text:style-name="WW8Num3">
              <text:list-item>
                <text:p text:style-name="P10">RSE</text:p>
              </text:list-item>
            </text:list>
          </table:table-cell>
          <table:table-cell table:style-name="Tableau25.A19" office:value-type="string">
            <text:p text:style-name="P6"/>
          </table:table-cell>
          <table:table-cell table:style-name="Tableau25.A19" office:value-type="string">
            <text:p text:style-name="P6"/>
          </table:table-cell>
          <table:table-cell table:style-name="Tableau25.A19" table:number-columns-spanned="3" office:value-type="string">
            <text:p text:style-name="P6"/>
          </table:table-cell>
          <table:covered-table-cell/>
          <table:covered-table-cell/>
          <table:table-cell table:style-name="Tableau25.A19" table:number-columns-spanned="2" office:value-type="string">
            <text:p text:style-name="P6"/>
          </table:table-cell>
          <table:covered-table-cell/>
          <table:table-cell table:style-name="Tableau25.A19" table:number-columns-spanned="3" office:value-type="string">
            <text:p text:style-name="P6"/>
          </table:table-cell>
          <table:covered-table-cell/>
          <table:covered-table-cell/>
          <table:table-cell table:style-name="Tableau25.A1" table:number-columns-spanned="4" office:value-type="string">
            <text:p text:style-name="P6"/>
          </table:table-cell>
          <table:covered-table-cell/>
          <table:covered-table-cell/>
          <table:covered-table-cell/>
        </table:table-row>
        <table:table-row table:style-name="Tableau25.18">
          <table:table-cell table:style-name="Tableau25.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18">
          <table:table-cell table:style-name="Tableau25.A27" table:number-columns-spanned="15" office:value-type="string">
            <text:p text:style-name="P7">Responsable de l’enseignement : Jean Michel COUVREU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18">
          <table:table-cell table:style-name="Tableau25.A27" table:number-columns-spanned="15" office:value-type="string">
            <text:p text:style-name="P62">Bibliographie : Kernighan, La programmation en pratique, Vuibert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5.18">
          <table:table-cell table:style-name="Tableau25.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column table:style-name="Tableau26.I"/>
        <table:table-column table:style-name="Tableau26.J"/>
        <table:table-column table:style-name="Tableau26.K"/>
        <table:table-column table:style-name="Tableau26.L"/>
        <table:table-column table:style-name="Tableau26.E" table:number-columns-repeated="2"/>
        <table:table-column table:style-name="Tableau26.O"/>
        <table:table-row table:style-name="Tableau26.1">
          <table:table-cell table:style-name="Tableau26.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6.1">
          <table:table-cell table:style-name="Tableau26.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6.1">
          <table:table-cell table:style-name="Tableau26.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6.1">
          <table:table-cell table:style-name="Tableau26.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6.5">
          <table:table-cell table:style-name="Tableau26.A5" table:number-columns-spanned="4" office:value-type="string">
            <text:p text:style-name="P7">Intitulé de l’Unité d’Enseignement :</text:p>
          </table:table-cell>
          <table:covered-table-cell/>
          <table:covered-table-cell/>
          <table:covered-table-cell/>
          <table:table-cell table:style-name="Tableau26.E5" table:number-columns-spanned="11" office:value-type="string">
            <text:p text:style-name="P54">Probabilité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6.5">
          <table:table-cell table:style-name="Tableau26.A5" table:number-columns-spanned="4" office:value-type="string">
            <text:p text:style-name="P4">Nature :</text:p>
          </table:table-cell>
          <table:covered-table-cell/>
          <table:covered-table-cell/>
          <table:covered-table-cell/>
          <table:table-cell table:style-name="Tableau26.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6.5">
          <table:table-cell table:style-name="Tableau26.A5" table:number-columns-spanned="4" office:value-type="string">
            <text:p text:style-name="P4">Semestre :</text:p>
          </table:table-cell>
          <table:covered-table-cell/>
          <table:covered-table-cell/>
          <table:covered-table-cell/>
          <table:table-cell table:style-name="Tableau26.E5" table:number-columns-spanned="11" office:value-type="string">
            <text:p text:style-name="P56">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6.5">
          <table:table-cell table:style-name="Tableau26.A5" table:number-columns-spanned="4" office:value-type="string">
            <text:p text:style-name="P4">Crédits ECTS :</text:p>
          </table:table-cell>
          <table:covered-table-cell/>
          <table:covered-table-cell/>
          <table:covered-table-cell/>
          <table:table-cell table:style-name="Tableau26.E5" table:number-columns-spanned="11" office:value-type="string">
            <text:p text:style-name="P3">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6.5">
          <table:table-cell table:style-name="Tableau26.A5" table:number-columns-spanned="4" office:value-type="string">
            <text:p text:style-name="P4">Coefficient :</text:p>
          </table:table-cell>
          <table:covered-table-cell/>
          <table:covered-table-cell/>
          <table:covered-table-cell/>
          <table:table-cell table:style-name="Tableau26.E5" table:number-columns-spanned="11" office:value-type="string">
            <text:p text:style-name="P3">5</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26.5">
          <table:table-cell table:style-name="Tableau26.A5" table:number-columns-spanned="4" office:value-type="string">
            <text:p text:style-name="P4">Langue de l’enseignement :</text:p>
          </table:table-cell>
          <table:covered-table-cell/>
          <table:covered-table-cell/>
          <table:covered-table-cell/>
          <table:table-cell table:style-name="Tableau26.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6.5">
          <table:table-cell table:style-name="Tableau26.A5" table:number-columns-spanned="4" office:value-type="string">
            <text:p text:style-name="P4">Volume horaire total :</text:p>
          </table:table-cell>
          <table:covered-table-cell/>
          <table:covered-table-cell/>
          <table:covered-table-cell/>
          <table:table-cell table:style-name="Tableau26.A5" office:value-type="string">
            <text:p text:style-name="P3">40</text:p>
          </table:table-cell>
          <table:table-cell table:style-name="Tableau26.A5" table:number-columns-spanned="2" office:value-type="string">
            <text:p text:style-name="P8">dont</text:p>
          </table:table-cell>
          <table:covered-table-cell/>
          <table:table-cell table:style-name="Tableau26.A5" table:number-columns-spanned="2" office:value-type="string">
            <text:p text:style-name="P11">CTD</text:p>
          </table:table-cell>
          <table:covered-table-cell/>
          <table:table-cell table:style-name="Tableau26.A5" office:value-type="string">
            <text:p text:style-name="P11">40</text:p>
          </table:table-cell>
          <table:table-cell table:style-name="Tableau26.A5" table:number-columns-spanned="2" office:value-type="string">
            <text:p text:style-name="P11">TD</text:p>
          </table:table-cell>
          <table:covered-table-cell/>
          <table:table-cell table:style-name="Tableau26.A5" office:value-type="string">
            <text:p text:style-name="P11"/>
          </table:table-cell>
          <table:table-cell table:style-name="Tableau26.A5" office:value-type="string">
            <text:p text:style-name="P11">TP</text:p>
          </table:table-cell>
          <table:table-cell table:style-name="Tableau26.E5" office:value-type="string">
            <text:p text:style-name="P11"/>
          </table:table-cell>
        </table:table-row>
        <table:table-row table:style-name="Tableau26.1">
          <table:table-cell table:style-name="Tableau26.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6.1">
          <table:table-cell table:style-name="Tableau26.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6.1">
          <table:table-cell table:style-name="Tableau26.A1" table:number-columns-spanned="15" office:value-type="string">
            <text:list xml:id="list669787551" text:continue-list="list1396672339" text:style-name="WW8Num2">
              <text:list-item>
                <text:p text:style-name="P5">contenu : </text:p>
              </text:list-item>
            </text:list>
            <text:p text:style-name="P2">Espace de probabilités et modélisation de phénomènes aléatoires. Probabilités conditionnelles; indépendance; probabilités composées; formule de Bayes. Variables aléatoires discrètes et continues; fonction de répartition et loi de probabilité. Moment:espérance, variance, écart-type. Couple de variables aléatoires, loi jointe, lois marginales. Indépendance. Loi des grands nombres , théorème de la limite centrée, tabl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6.1">
          <table:table-cell table:style-name="Tableau26.A1" table:number-columns-spanned="15" office:value-type="string">
            <text:list xml:id="list924990231" text:continue-numbering="true" text:style-name="WW8Num2">
              <text:list-item>
                <text:p text:style-name="P64">pré-requis :</text:p>
              </text:list-item>
            </text:list>
            <text:p text:style-name="P63">mathématiques niveau ba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6.1">
          <table:table-cell table:style-name="Tableau26.A1" table:number-columns-spanned="15" office:value-type="string">
            <text:list xml:id="list1591589932" text:continue-numbering="true" text:style-name="WW8Num2">
              <text:list-item>
                <text:p text:style-name="P64">objectifs (savoirs et compétences acquis) : </text:p>
              </text:list-item>
            </text:list>
            <text:p text:style-name="P61">maîtriser les bases du calcul des probabilité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6.1">
          <table:table-cell table:style-name="Tableau26.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6.18">
          <table:table-cell table:style-name="Tableau26.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6.18">
          <table:table-cell table:style-name="Tableau26.A19" office:value-type="string">
            <text:p text:style-name="P65"/>
          </table:table-cell>
          <table:table-cell table:style-name="Tableau26.A19" table:number-columns-spanned="5" office:value-type="string">
            <text:p text:style-name="P9">Contrôle continu</text:p>
          </table:table-cell>
          <table:covered-table-cell/>
          <table:covered-table-cell/>
          <table:covered-table-cell/>
          <table:covered-table-cell/>
          <table:table-cell table:style-name="Tableau26.A19" table:number-columns-spanned="5" office:value-type="string">
            <text:p text:style-name="P80">Contrôle terminal</text:p>
          </table:table-cell>
          <table:covered-table-cell/>
          <table:covered-table-cell/>
          <table:covered-table-cell/>
          <table:covered-table-cell/>
          <table:table-cell table:style-name="Tableau26.A1" table:number-columns-spanned="4" office:value-type="string">
            <text:p text:style-name="P80">Contrôle mixte</text:p>
          </table:table-cell>
          <table:covered-table-cell/>
          <table:covered-table-cell/>
          <table:covered-table-cell/>
        </table:table-row>
        <table:table-row table:style-name="Tableau26.18">
          <table:table-cell table:style-name="Tableau26.A19" office:value-type="string">
            <text:p text:style-name="P70"/>
          </table:table-cell>
          <table:table-cell table:style-name="Tableau26.A19" office:value-type="string">
            <text:p text:style-name="P80">nb de CC durant le semestre</text:p>
          </table:table-cell>
          <table:table-cell table:style-name="Tableau26.A19" office:value-type="string">
            <text:p text:style-name="P9">durée</text:p>
          </table:table-cell>
          <table:table-cell table:style-name="Tableau26.A19" table:number-columns-spanned="3" office:value-type="string">
            <text:p text:style-name="P80">Nature</text:p>
            <text:p text:style-name="P79">(oral/écrit )</text:p>
          </table:table-cell>
          <table:covered-table-cell/>
          <table:covered-table-cell/>
          <table:table-cell table:style-name="Tableau26.A19" table:number-columns-spanned="2" office:value-type="string">
            <text:p text:style-name="P9">durée</text:p>
          </table:table-cell>
          <table:covered-table-cell/>
          <table:table-cell table:style-name="Tableau26.A19" table:number-columns-spanned="3" office:value-type="string">
            <text:p text:style-name="P80">Nature</text:p>
            <text:p text:style-name="P79">(oral/écrit)</text:p>
          </table:table-cell>
          <table:covered-table-cell/>
          <table:covered-table-cell/>
          <table:table-cell table:style-name="Tableau26.A1" table:number-columns-spanned="4" office:value-type="string">
            <text:p text:style-name="P9">répartition en % entre CC et CT</text:p>
          </table:table-cell>
          <table:covered-table-cell/>
          <table:covered-table-cell/>
          <table:covered-table-cell/>
        </table:table-row>
        <table:table-row table:style-name="Tableau26.18">
          <table:table-cell table:style-name="Tableau26.A19" office:value-type="string">
            <text:p text:style-name="P69"><text:span text:style-name="T2">1</text:span><text:span text:style-name="T8">ère</text:span><text:span text:style-name="T2"> session :</text:span></text:p>
          </table:table-cell>
          <table:table-cell table:style-name="Tableau26.A19" office:value-type="string">
            <text:p text:style-name="P9"/>
          </table:table-cell>
          <table:table-cell table:style-name="Tableau26.A19" office:value-type="string">
            <text:p text:style-name="P9"/>
          </table:table-cell>
          <table:table-cell table:style-name="Tableau26.A19" table:number-columns-spanned="3" office:value-type="string">
            <text:p text:style-name="P9"/>
          </table:table-cell>
          <table:covered-table-cell/>
          <table:covered-table-cell/>
          <table:table-cell table:style-name="Tableau26.A19" table:number-columns-spanned="2" office:value-type="string">
            <text:p text:style-name="P9"/>
          </table:table-cell>
          <table:covered-table-cell/>
          <table:table-cell table:style-name="Tableau26.A19" table:number-columns-spanned="3" office:value-type="string">
            <text:p text:style-name="P9"/>
          </table:table-cell>
          <table:covered-table-cell/>
          <table:covered-table-cell/>
          <table:table-cell table:style-name="Tableau26.A1" table:number-columns-spanned="4" office:value-type="string">
            <text:p text:style-name="P9"/>
          </table:table-cell>
          <table:covered-table-cell/>
          <table:covered-table-cell/>
          <table:covered-table-cell/>
        </table:table-row>
        <table:table-row table:style-name="Tableau26.18">
          <table:table-cell table:style-name="Tableau26.A19" office:value-type="string">
            <text:list xml:id="list1710578240" text:continue-list="list2045122755" text:style-name="WW8Num3">
              <text:list-item>
                <text:p text:style-name="P10">RNE</text:p>
              </text:list-item>
            </text:list>
          </table:table-cell>
          <table:table-cell table:style-name="Tableau26.A19" office:value-type="string">
            <text:p text:style-name="P9"/>
          </table:table-cell>
          <table:table-cell table:style-name="Tableau26.A19" office:value-type="string">
            <text:p text:style-name="P9"/>
          </table:table-cell>
          <table:table-cell table:style-name="Tableau26.A19" table:number-columns-spanned="3" office:value-type="string">
            <text:p text:style-name="P9"/>
          </table:table-cell>
          <table:covered-table-cell/>
          <table:covered-table-cell/>
          <table:table-cell table:style-name="Tableau26.A19" table:number-columns-spanned="2" office:value-type="string">
            <text:p text:style-name="P9"/>
          </table:table-cell>
          <table:covered-table-cell/>
          <table:table-cell table:style-name="Tableau26.A19" table:number-columns-spanned="3" office:value-type="string">
            <text:p text:style-name="P9"/>
          </table:table-cell>
          <table:covered-table-cell/>
          <table:covered-table-cell/>
          <table:table-cell table:style-name="Tableau26.A1" table:number-columns-spanned="4" office:value-type="string">
            <text:p text:style-name="P9"/>
          </table:table-cell>
          <table:covered-table-cell/>
          <table:covered-table-cell/>
          <table:covered-table-cell/>
        </table:table-row>
        <table:table-row table:style-name="Tableau26.18">
          <table:table-cell table:style-name="Tableau26.A19" office:value-type="string">
            <text:list xml:id="list92311792" text:continue-numbering="true" text:style-name="WW8Num3">
              <text:list-item>
                <text:p text:style-name="P10">RSE</text:p>
              </text:list-item>
            </text:list>
          </table:table-cell>
          <table:table-cell table:style-name="Tableau26.A19" office:value-type="string">
            <text:p text:style-name="P9"/>
          </table:table-cell>
          <table:table-cell table:style-name="Tableau26.A19" office:value-type="string">
            <text:p text:style-name="P9"/>
          </table:table-cell>
          <table:table-cell table:style-name="Tableau26.A19" table:number-columns-spanned="3" office:value-type="string">
            <text:p text:style-name="P9"/>
          </table:table-cell>
          <table:covered-table-cell/>
          <table:covered-table-cell/>
          <table:table-cell table:style-name="Tableau26.A19" table:number-columns-spanned="2" office:value-type="string">
            <text:p text:style-name="P9"/>
          </table:table-cell>
          <table:covered-table-cell/>
          <table:table-cell table:style-name="Tableau26.A19" table:number-columns-spanned="3" office:value-type="string">
            <text:p text:style-name="P9"/>
          </table:table-cell>
          <table:covered-table-cell/>
          <table:covered-table-cell/>
          <table:table-cell table:style-name="Tableau26.A1" table:number-columns-spanned="4" office:value-type="string">
            <text:p text:style-name="P9"/>
          </table:table-cell>
          <table:covered-table-cell/>
          <table:covered-table-cell/>
          <table:covered-table-cell/>
        </table:table-row>
        <table:table-row table:style-name="Tableau26.18">
          <table:table-cell table:style-name="Tableau26.A19" office:value-type="string">
            <text:p text:style-name="P1"><text:span text:style-name="T2">2</text:span><text:span text:style-name="T8">ème</text:span><text:span text:style-name="T2"> session :</text:span></text:p>
          </table:table-cell>
          <table:table-cell table:style-name="Tableau26.A19" office:value-type="string">
            <text:p text:style-name="P9"/>
          </table:table-cell>
          <table:table-cell table:style-name="Tableau26.A19" office:value-type="string">
            <text:p text:style-name="P9"/>
          </table:table-cell>
          <table:table-cell table:style-name="Tableau26.A19" table:number-columns-spanned="3" office:value-type="string">
            <text:p text:style-name="P9"/>
          </table:table-cell>
          <table:covered-table-cell/>
          <table:covered-table-cell/>
          <table:table-cell table:style-name="Tableau26.A19" table:number-columns-spanned="2" office:value-type="string">
            <text:p text:style-name="P9"/>
          </table:table-cell>
          <table:covered-table-cell/>
          <table:table-cell table:style-name="Tableau26.A19" table:number-columns-spanned="3" office:value-type="string">
            <text:p text:style-name="P9"/>
          </table:table-cell>
          <table:covered-table-cell/>
          <table:covered-table-cell/>
          <table:table-cell table:style-name="Tableau26.A1" table:number-columns-spanned="4" office:value-type="string">
            <text:p text:style-name="P9"/>
          </table:table-cell>
          <table:covered-table-cell/>
          <table:covered-table-cell/>
          <table:covered-table-cell/>
        </table:table-row>
        <table:table-row table:style-name="Tableau26.18">
          <table:table-cell table:style-name="Tableau26.A19" office:value-type="string">
            <text:list xml:id="list1915993158" text:continue-numbering="true" text:style-name="WW8Num3">
              <text:list-item>
                <text:p text:style-name="P10">RNE</text:p>
              </text:list-item>
            </text:list>
          </table:table-cell>
          <table:table-cell table:style-name="Tableau26.A19" office:value-type="string">
            <text:p text:style-name="P6"/>
          </table:table-cell>
          <table:table-cell table:style-name="Tableau26.A19" office:value-type="string">
            <text:p text:style-name="P6"/>
          </table:table-cell>
          <table:table-cell table:style-name="Tableau26.A19" table:number-columns-spanned="3" office:value-type="string">
            <text:p text:style-name="P6"/>
          </table:table-cell>
          <table:covered-table-cell/>
          <table:covered-table-cell/>
          <table:table-cell table:style-name="Tableau26.A19" table:number-columns-spanned="2" office:value-type="string">
            <text:p text:style-name="P6"/>
          </table:table-cell>
          <table:covered-table-cell/>
          <table:table-cell table:style-name="Tableau26.A19" table:number-columns-spanned="3" office:value-type="string">
            <text:p text:style-name="P6"/>
          </table:table-cell>
          <table:covered-table-cell/>
          <table:covered-table-cell/>
          <table:table-cell table:style-name="Tableau26.A1" table:number-columns-spanned="4" office:value-type="string">
            <text:p text:style-name="P6"/>
          </table:table-cell>
          <table:covered-table-cell/>
          <table:covered-table-cell/>
          <table:covered-table-cell/>
        </table:table-row>
        <table:table-row table:style-name="Tableau26.18">
          <table:table-cell table:style-name="Tableau26.A19" office:value-type="string">
            <text:list xml:id="list1494617889" text:continue-numbering="true" text:style-name="WW8Num3">
              <text:list-item>
                <text:p text:style-name="P10">RSE</text:p>
              </text:list-item>
            </text:list>
          </table:table-cell>
          <table:table-cell table:style-name="Tableau26.A19" office:value-type="string">
            <text:p text:style-name="P6"/>
          </table:table-cell>
          <table:table-cell table:style-name="Tableau26.A19" office:value-type="string">
            <text:p text:style-name="P6"/>
          </table:table-cell>
          <table:table-cell table:style-name="Tableau26.A19" table:number-columns-spanned="3" office:value-type="string">
            <text:p text:style-name="P6"/>
          </table:table-cell>
          <table:covered-table-cell/>
          <table:covered-table-cell/>
          <table:table-cell table:style-name="Tableau26.A19" table:number-columns-spanned="2" office:value-type="string">
            <text:p text:style-name="P6"/>
          </table:table-cell>
          <table:covered-table-cell/>
          <table:table-cell table:style-name="Tableau26.A19" table:number-columns-spanned="3" office:value-type="string">
            <text:p text:style-name="P6"/>
          </table:table-cell>
          <table:covered-table-cell/>
          <table:covered-table-cell/>
          <table:table-cell table:style-name="Tableau26.A1" table:number-columns-spanned="4" office:value-type="string">
            <text:p text:style-name="P6"/>
          </table:table-cell>
          <table:covered-table-cell/>
          <table:covered-table-cell/>
          <table:covered-table-cell/>
        </table:table-row>
        <table:table-row table:style-name="Tableau26.18">
          <table:table-cell table:style-name="Tableau26.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6.18">
          <table:table-cell table:style-name="Tableau26.A27" table:number-columns-spanned="15" office:value-type="string">
            <text:p text:style-name="P7">Responsable de l’enseignement : Jean-Baptiste GOUÉRÉ</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6.18">
          <table:table-cell table:style-name="Tableau26.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6.18">
          <table:table-cell table:style-name="Tableau26.A27" table:number-columns-spanned="15" office:value-type="string">
            <text:p text:style-name="P62">Ressources pédagogiqu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F"/>
        <table:table-column table:style-name="Tableau27.G"/>
        <table:table-column table:style-name="Tableau27.H"/>
        <table:table-column table:style-name="Tableau27.I"/>
        <table:table-column table:style-name="Tableau27.J"/>
        <table:table-column table:style-name="Tableau27.K"/>
        <table:table-column table:style-name="Tableau27.L"/>
        <table:table-column table:style-name="Tableau27.E" table:number-columns-repeated="2"/>
        <table:table-column table:style-name="Tableau27.O"/>
        <table:table-row table:style-name="Tableau27.1">
          <table:table-cell table:style-name="Tableau27.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7.1">
          <table:table-cell table:style-name="Tableau27.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7.1">
          <table:table-cell table:style-name="Tableau27.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7.1">
          <table:table-cell table:style-name="Tableau27.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7.5">
          <table:table-cell table:style-name="Tableau27.A5" table:number-columns-spanned="4" office:value-type="string">
            <text:p text:style-name="P7">Intitulé de l’Unité d’Enseignement :</text:p>
          </table:table-cell>
          <table:covered-table-cell/>
          <table:covered-table-cell/>
          <table:covered-table-cell/>
          <table:table-cell table:style-name="Tableau27.E5" table:number-columns-spanned="11" office:value-type="string">
            <text:p text:style-name="P54">Bases du système comptabl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7.5">
          <table:table-cell table:style-name="Tableau27.A5" table:number-columns-spanned="4" office:value-type="string">
            <text:p text:style-name="P4">Nature :</text:p>
          </table:table-cell>
          <table:covered-table-cell/>
          <table:covered-table-cell/>
          <table:covered-table-cell/>
          <table:table-cell table:style-name="Tableau27.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7.5">
          <table:table-cell table:style-name="Tableau27.A5" table:number-columns-spanned="4" office:value-type="string">
            <text:p text:style-name="P4">Semestre :</text:p>
          </table:table-cell>
          <table:covered-table-cell/>
          <table:covered-table-cell/>
          <table:covered-table-cell/>
          <table:table-cell table:style-name="Tableau27.E5" table:number-columns-spanned="11" office:value-type="string">
            <text:p text:style-name="P56">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7.5">
          <table:table-cell table:style-name="Tableau27.A5" table:number-columns-spanned="4" office:value-type="string">
            <text:p text:style-name="P4">Crédits ECTS :</text:p>
          </table:table-cell>
          <table:covered-table-cell/>
          <table:covered-table-cell/>
          <table:covered-table-cell/>
          <table:table-cell table:style-name="Tableau27.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7.5">
          <table:table-cell table:style-name="Tableau27.A5" table:number-columns-spanned="4" office:value-type="string">
            <text:p text:style-name="P4">Coefficient :</text:p>
          </table:table-cell>
          <table:covered-table-cell/>
          <table:covered-table-cell/>
          <table:covered-table-cell/>
          <table:table-cell table:style-name="Tableau27.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7.5">
          <table:table-cell table:style-name="Tableau27.A5" table:number-columns-spanned="4" office:value-type="string">
            <text:p text:style-name="P4">Langue de l’enseignement :</text:p>
          </table:table-cell>
          <table:covered-table-cell/>
          <table:covered-table-cell/>
          <table:covered-table-cell/>
          <table:table-cell table:style-name="Tableau27.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7.5">
          <table:table-cell table:style-name="Tableau27.A5" table:number-columns-spanned="4" office:value-type="string">
            <text:p text:style-name="P4">Volume horaire total :</text:p>
          </table:table-cell>
          <table:covered-table-cell/>
          <table:covered-table-cell/>
          <table:covered-table-cell/>
          <table:table-cell table:style-name="Tableau27.A5" office:value-type="string">
            <text:p text:style-name="P3">30</text:p>
          </table:table-cell>
          <table:table-cell table:style-name="Tableau27.A5" table:number-columns-spanned="2" office:value-type="string">
            <text:p text:style-name="P8">dont</text:p>
          </table:table-cell>
          <table:covered-table-cell/>
          <table:table-cell table:style-name="Tableau27.A5" table:number-columns-spanned="2" office:value-type="string">
            <text:p text:style-name="P11">CTD</text:p>
          </table:table-cell>
          <table:covered-table-cell/>
          <table:table-cell table:style-name="Tableau27.A5" office:value-type="string">
            <text:p text:style-name="P11">30</text:p>
          </table:table-cell>
          <table:table-cell table:style-name="Tableau27.A5" table:number-columns-spanned="2" office:value-type="string">
            <text:p text:style-name="P11">TD</text:p>
          </table:table-cell>
          <table:covered-table-cell/>
          <table:table-cell table:style-name="Tableau27.A5" office:value-type="string">
            <text:p text:style-name="P11"/>
          </table:table-cell>
          <table:table-cell table:style-name="Tableau27.A5" office:value-type="string">
            <text:p text:style-name="P11">TP</text:p>
          </table:table-cell>
          <table:table-cell table:style-name="Tableau27.E5" office:value-type="string">
            <text:p text:style-name="P11"/>
          </table:table-cell>
        </table:table-row>
        <table:table-row table:style-name="Tableau27.1">
          <table:table-cell table:style-name="Tableau27.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7.1">
          <table:table-cell table:style-name="Tableau27.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7.1">
          <table:table-cell table:style-name="Tableau27.A1" table:number-columns-spanned="15" office:value-type="string">
            <text:list xml:id="list1841539612" text:continue-list="list1591589932" text:style-name="WW8Num2">
              <text:list-item>
                <text:p text:style-name="P5">contenu : </text:p>
              </text:list-item>
            </text:list>
            <text:p text:style-name="P2"><text:soft-page-break/>Le plan comptable général, La notion de flux : Le compte  ; Principe de la partie double. Les documents comptables  : Le journal  ; Le compte de résultat  ; Le bilan. La facturation. Le règlement des créances et des dettes  : Banque, caisse ou CCP  ; Les effets de commerc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7.1">
          <table:table-cell table:style-name="Tableau27.A1" table:number-columns-spanned="15" office:value-type="string">
            <text:list xml:id="list2136836468" text:continue-numbering="true" text:style-name="WW8Num2">
              <text:list-item>
                <text:p text:style-name="P64">pré-requis :</text:p>
              </text:list-item>
            </text:list>
            <text:p text:style-name="P63">aucu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7.1">
          <table:table-cell table:style-name="Tableau27.A1" table:number-columns-spanned="15" office:value-type="string">
            <text:list xml:id="list208903396" text:continue-numbering="true" text:style-name="WW8Num2">
              <text:list-item>
                <text:p text:style-name="P64">objectifs (savoirs et compétences acquis) : </text:p>
              </text:list-item>
            </text:list>
            <text:p text:style-name="P61">Compréhension des bases du système comptab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7.1">
          <table:table-cell table:style-name="Tableau27.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7.18">
          <table:table-cell table:style-name="Tableau27.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7.18">
          <table:table-cell table:style-name="Tableau27.A19" office:value-type="string">
            <text:p text:style-name="P65"/>
          </table:table-cell>
          <table:table-cell table:style-name="Tableau27.A19" table:number-columns-spanned="5" office:value-type="string">
            <text:p text:style-name="P9">Contrôle continu</text:p>
          </table:table-cell>
          <table:covered-table-cell/>
          <table:covered-table-cell/>
          <table:covered-table-cell/>
          <table:covered-table-cell/>
          <table:table-cell table:style-name="Tableau27.A19" table:number-columns-spanned="5" office:value-type="string">
            <text:p text:style-name="P80">Contrôle terminal</text:p>
          </table:table-cell>
          <table:covered-table-cell/>
          <table:covered-table-cell/>
          <table:covered-table-cell/>
          <table:covered-table-cell/>
          <table:table-cell table:style-name="Tableau27.A1" table:number-columns-spanned="4" office:value-type="string">
            <text:p text:style-name="P80">Contrôle mixte</text:p>
          </table:table-cell>
          <table:covered-table-cell/>
          <table:covered-table-cell/>
          <table:covered-table-cell/>
        </table:table-row>
        <table:table-row table:style-name="Tableau27.18">
          <table:table-cell table:style-name="Tableau27.A19" office:value-type="string">
            <text:p text:style-name="P70"/>
          </table:table-cell>
          <table:table-cell table:style-name="Tableau27.A19" office:value-type="string">
            <text:p text:style-name="P80">nb de CC durant le semestre</text:p>
          </table:table-cell>
          <table:table-cell table:style-name="Tableau27.A19" office:value-type="string">
            <text:p text:style-name="P9">durée</text:p>
          </table:table-cell>
          <table:table-cell table:style-name="Tableau27.A19" table:number-columns-spanned="3" office:value-type="string">
            <text:p text:style-name="P80">Nature</text:p>
            <text:p text:style-name="P79">(oral/écrit )</text:p>
          </table:table-cell>
          <table:covered-table-cell/>
          <table:covered-table-cell/>
          <table:table-cell table:style-name="Tableau27.A19" table:number-columns-spanned="2" office:value-type="string">
            <text:p text:style-name="P9">durée</text:p>
          </table:table-cell>
          <table:covered-table-cell/>
          <table:table-cell table:style-name="Tableau27.A19" table:number-columns-spanned="3" office:value-type="string">
            <text:p text:style-name="P80">Nature</text:p>
            <text:p text:style-name="P79">(oral/écrit)</text:p>
          </table:table-cell>
          <table:covered-table-cell/>
          <table:covered-table-cell/>
          <table:table-cell table:style-name="Tableau27.A1" table:number-columns-spanned="4" office:value-type="string">
            <text:p text:style-name="P9">répartition en % entre CC et CT</text:p>
          </table:table-cell>
          <table:covered-table-cell/>
          <table:covered-table-cell/>
          <table:covered-table-cell/>
        </table:table-row>
        <table:table-row table:style-name="Tableau27.18">
          <table:table-cell table:style-name="Tableau27.A19" office:value-type="string">
            <text:p text:style-name="P69"><text:span text:style-name="T2">1</text:span><text:span text:style-name="T8">ère</text:span><text:span text:style-name="T2"> session :</text:span></text:p>
          </table:table-cell>
          <table:table-cell table:style-name="Tableau27.A19" office:value-type="string">
            <text:p text:style-name="P9"/>
          </table:table-cell>
          <table:table-cell table:style-name="Tableau27.A19" office:value-type="string">
            <text:p text:style-name="P9"/>
          </table:table-cell>
          <table:table-cell table:style-name="Tableau27.A19" table:number-columns-spanned="3" office:value-type="string">
            <text:p text:style-name="P9"/>
          </table:table-cell>
          <table:covered-table-cell/>
          <table:covered-table-cell/>
          <table:table-cell table:style-name="Tableau27.A19" table:number-columns-spanned="2" office:value-type="string">
            <text:p text:style-name="P9"/>
          </table:table-cell>
          <table:covered-table-cell/>
          <table:table-cell table:style-name="Tableau27.A19" table:number-columns-spanned="3" office:value-type="string">
            <text:p text:style-name="P9"/>
          </table:table-cell>
          <table:covered-table-cell/>
          <table:covered-table-cell/>
          <table:table-cell table:style-name="Tableau27.A1" table:number-columns-spanned="4" office:value-type="string">
            <text:p text:style-name="P9"/>
          </table:table-cell>
          <table:covered-table-cell/>
          <table:covered-table-cell/>
          <table:covered-table-cell/>
        </table:table-row>
        <table:table-row table:style-name="Tableau27.18">
          <table:table-cell table:style-name="Tableau27.A19" office:value-type="string">
            <text:list xml:id="list818511875" text:continue-list="list1494617889" text:style-name="WW8Num3">
              <text:list-item>
                <text:p text:style-name="P10">RNE</text:p>
              </text:list-item>
            </text:list>
          </table:table-cell>
          <table:table-cell table:style-name="Tableau27.A19" office:value-type="string">
            <text:p text:style-name="P9"/>
          </table:table-cell>
          <table:table-cell table:style-name="Tableau27.A19" office:value-type="string">
            <text:p text:style-name="P9"/>
          </table:table-cell>
          <table:table-cell table:style-name="Tableau27.A19" table:number-columns-spanned="3" office:value-type="string">
            <text:p text:style-name="P9"/>
          </table:table-cell>
          <table:covered-table-cell/>
          <table:covered-table-cell/>
          <table:table-cell table:style-name="Tableau27.A19" table:number-columns-spanned="2" office:value-type="string">
            <text:p text:style-name="P9"/>
          </table:table-cell>
          <table:covered-table-cell/>
          <table:table-cell table:style-name="Tableau27.A19" table:number-columns-spanned="3" office:value-type="string">
            <text:p text:style-name="P9"/>
          </table:table-cell>
          <table:covered-table-cell/>
          <table:covered-table-cell/>
          <table:table-cell table:style-name="Tableau27.A1" table:number-columns-spanned="4" office:value-type="string">
            <text:p text:style-name="P9"/>
          </table:table-cell>
          <table:covered-table-cell/>
          <table:covered-table-cell/>
          <table:covered-table-cell/>
        </table:table-row>
        <table:table-row table:style-name="Tableau27.18">
          <table:table-cell table:style-name="Tableau27.A19" office:value-type="string">
            <text:list xml:id="list863738591" text:continue-numbering="true" text:style-name="WW8Num3">
              <text:list-item>
                <text:p text:style-name="P10">RSE</text:p>
              </text:list-item>
            </text:list>
          </table:table-cell>
          <table:table-cell table:style-name="Tableau27.A19" office:value-type="string">
            <text:p text:style-name="P9"/>
          </table:table-cell>
          <table:table-cell table:style-name="Tableau27.A19" office:value-type="string">
            <text:p text:style-name="P9"/>
          </table:table-cell>
          <table:table-cell table:style-name="Tableau27.A19" table:number-columns-spanned="3" office:value-type="string">
            <text:p text:style-name="P9"/>
          </table:table-cell>
          <table:covered-table-cell/>
          <table:covered-table-cell/>
          <table:table-cell table:style-name="Tableau27.A19" table:number-columns-spanned="2" office:value-type="string">
            <text:p text:style-name="P9"/>
          </table:table-cell>
          <table:covered-table-cell/>
          <table:table-cell table:style-name="Tableau27.A19" table:number-columns-spanned="3" office:value-type="string">
            <text:p text:style-name="P9"/>
          </table:table-cell>
          <table:covered-table-cell/>
          <table:covered-table-cell/>
          <table:table-cell table:style-name="Tableau27.A1" table:number-columns-spanned="4" office:value-type="string">
            <text:p text:style-name="P9"/>
          </table:table-cell>
          <table:covered-table-cell/>
          <table:covered-table-cell/>
          <table:covered-table-cell/>
        </table:table-row>
        <table:table-row table:style-name="Tableau27.18">
          <table:table-cell table:style-name="Tableau27.A19" office:value-type="string">
            <text:p text:style-name="P1"><text:span text:style-name="T2">2</text:span><text:span text:style-name="T8">ème</text:span><text:span text:style-name="T2"> session :</text:span></text:p>
          </table:table-cell>
          <table:table-cell table:style-name="Tableau27.A19" office:value-type="string">
            <text:p text:style-name="P9"/>
          </table:table-cell>
          <table:table-cell table:style-name="Tableau27.A19" office:value-type="string">
            <text:p text:style-name="P9"/>
          </table:table-cell>
          <table:table-cell table:style-name="Tableau27.A19" table:number-columns-spanned="3" office:value-type="string">
            <text:p text:style-name="P9"/>
          </table:table-cell>
          <table:covered-table-cell/>
          <table:covered-table-cell/>
          <table:table-cell table:style-name="Tableau27.A19" table:number-columns-spanned="2" office:value-type="string">
            <text:p text:style-name="P9"/>
          </table:table-cell>
          <table:covered-table-cell/>
          <table:table-cell table:style-name="Tableau27.A19" table:number-columns-spanned="3" office:value-type="string">
            <text:p text:style-name="P9"/>
          </table:table-cell>
          <table:covered-table-cell/>
          <table:covered-table-cell/>
          <table:table-cell table:style-name="Tableau27.A1" table:number-columns-spanned="4" office:value-type="string">
            <text:p text:style-name="P9"/>
          </table:table-cell>
          <table:covered-table-cell/>
          <table:covered-table-cell/>
          <table:covered-table-cell/>
        </table:table-row>
        <table:table-row table:style-name="Tableau27.18">
          <table:table-cell table:style-name="Tableau27.A19" office:value-type="string">
            <text:list xml:id="list779943365" text:continue-numbering="true" text:style-name="WW8Num3">
              <text:list-item>
                <text:p text:style-name="P10">RNE</text:p>
              </text:list-item>
            </text:list>
          </table:table-cell>
          <table:table-cell table:style-name="Tableau27.A19" office:value-type="string">
            <text:p text:style-name="P6"/>
          </table:table-cell>
          <table:table-cell table:style-name="Tableau27.A19" office:value-type="string">
            <text:p text:style-name="P6"/>
          </table:table-cell>
          <table:table-cell table:style-name="Tableau27.A19" table:number-columns-spanned="3" office:value-type="string">
            <text:p text:style-name="P6"/>
          </table:table-cell>
          <table:covered-table-cell/>
          <table:covered-table-cell/>
          <table:table-cell table:style-name="Tableau27.A19" table:number-columns-spanned="2" office:value-type="string">
            <text:p text:style-name="P6"/>
          </table:table-cell>
          <table:covered-table-cell/>
          <table:table-cell table:style-name="Tableau27.A19" table:number-columns-spanned="3" office:value-type="string">
            <text:p text:style-name="P6"/>
          </table:table-cell>
          <table:covered-table-cell/>
          <table:covered-table-cell/>
          <table:table-cell table:style-name="Tableau27.A1" table:number-columns-spanned="4" office:value-type="string">
            <text:p text:style-name="P6"/>
          </table:table-cell>
          <table:covered-table-cell/>
          <table:covered-table-cell/>
          <table:covered-table-cell/>
        </table:table-row>
        <table:table-row table:style-name="Tableau27.18">
          <table:table-cell table:style-name="Tableau27.A19" office:value-type="string">
            <text:list xml:id="list1182852415" text:continue-numbering="true" text:style-name="WW8Num3">
              <text:list-item>
                <text:p text:style-name="P10">RSE</text:p>
              </text:list-item>
            </text:list>
          </table:table-cell>
          <table:table-cell table:style-name="Tableau27.A19" office:value-type="string">
            <text:p text:style-name="P6"/>
          </table:table-cell>
          <table:table-cell table:style-name="Tableau27.A19" office:value-type="string">
            <text:p text:style-name="P6"/>
          </table:table-cell>
          <table:table-cell table:style-name="Tableau27.A19" table:number-columns-spanned="3" office:value-type="string">
            <text:p text:style-name="P6"/>
          </table:table-cell>
          <table:covered-table-cell/>
          <table:covered-table-cell/>
          <table:table-cell table:style-name="Tableau27.A19" table:number-columns-spanned="2" office:value-type="string">
            <text:p text:style-name="P6"/>
          </table:table-cell>
          <table:covered-table-cell/>
          <table:table-cell table:style-name="Tableau27.A19" table:number-columns-spanned="3" office:value-type="string">
            <text:p text:style-name="P6"/>
          </table:table-cell>
          <table:covered-table-cell/>
          <table:covered-table-cell/>
          <table:table-cell table:style-name="Tableau27.A1" table:number-columns-spanned="4" office:value-type="string">
            <text:p text:style-name="P6"/>
          </table:table-cell>
          <table:covered-table-cell/>
          <table:covered-table-cell/>
          <table:covered-table-cell/>
        </table:table-row>
        <table:table-row table:style-name="Tableau27.18">
          <table:table-cell table:style-name="Tableau27.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7.18">
          <table:table-cell table:style-name="Tableau27.A27" table:number-columns-spanned="15" office:value-type="string">
            <text:p text:style-name="P7">Responsable de l’enseignement : Gilles LE FLOH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7.18">
          <table:table-cell table:style-name="Tableau27.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7.18">
          <table:table-cell table:style-name="Tableau27.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28" table:style-name="Tableau28">
        <table:table-column table:style-name="Tableau28.A"/>
        <table:table-column table:style-name="Tableau28.B"/>
        <table:table-column table:style-name="Tableau28.C"/>
        <table:table-column table:style-name="Tableau28.D"/>
        <table:table-column table:style-name="Tableau28.E"/>
        <table:table-column table:style-name="Tableau28.F"/>
        <table:table-column table:style-name="Tableau28.G"/>
        <table:table-column table:style-name="Tableau28.H"/>
        <table:table-column table:style-name="Tableau28.I"/>
        <table:table-column table:style-name="Tableau28.J"/>
        <table:table-column table:style-name="Tableau28.K"/>
        <table:table-column table:style-name="Tableau28.L"/>
        <table:table-column table:style-name="Tableau28.E" table:number-columns-repeated="2"/>
        <table:table-column table:style-name="Tableau28.O"/>
        <table:table-row table:style-name="Tableau28.1">
          <table:table-cell table:style-name="Tableau28.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8.1">
          <table:table-cell table:style-name="Tableau28.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8.1">
          <table:table-cell table:style-name="Tableau28.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8.1">
          <table:table-cell table:style-name="Tableau28.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8.5">
          <table:table-cell table:style-name="Tableau28.A5" table:number-columns-spanned="4" office:value-type="string">
            <text:p text:style-name="P7">Intitulé de l’Unité d’Enseignement :</text:p>
          </table:table-cell>
          <table:covered-table-cell/>
          <table:covered-table-cell/>
          <table:covered-table-cell/>
          <table:table-cell table:style-name="Tableau28.E5" table:number-columns-spanned="11" office:value-type="string">
            <text:p text:style-name="P54">Programmation impérativ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8.5">
          <table:table-cell table:style-name="Tableau28.A5" table:number-columns-spanned="4" office:value-type="string">
            <text:p text:style-name="P4">Nature :</text:p>
          </table:table-cell>
          <table:covered-table-cell/>
          <table:covered-table-cell/>
          <table:covered-table-cell/>
          <table:table-cell table:style-name="Tableau28.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8.5">
          <table:table-cell table:style-name="Tableau28.A5" table:number-columns-spanned="4" office:value-type="string">
            <text:p text:style-name="P4">Semestre :</text:p>
          </table:table-cell>
          <table:covered-table-cell/>
          <table:covered-table-cell/>
          <table:covered-table-cell/>
          <table:table-cell table:style-name="Tableau28.E5" table:number-columns-spanned="11" office:value-type="string">
            <text:p text:style-name="P56">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8.5">
          <table:table-cell table:style-name="Tableau28.A5" table:number-columns-spanned="4" office:value-type="string">
            <text:p text:style-name="P4">Crédits ECTS :</text:p>
          </table:table-cell>
          <table:covered-table-cell/>
          <table:covered-table-cell/>
          <table:covered-table-cell/>
          <table:table-cell table:style-name="Tableau28.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8.5">
          <table:table-cell table:style-name="Tableau28.A5" table:number-columns-spanned="4" office:value-type="string">
            <text:p text:style-name="P4">Coefficient :</text:p>
          </table:table-cell>
          <table:covered-table-cell/>
          <table:covered-table-cell/>
          <table:covered-table-cell/>
          <table:table-cell table:style-name="Tableau28.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8.5">
          <table:table-cell table:style-name="Tableau28.A5" table:number-columns-spanned="4" office:value-type="string">
            <text:p text:style-name="P4">Langue de l’enseignement :</text:p>
          </table:table-cell>
          <table:covered-table-cell/>
          <table:covered-table-cell/>
          <table:covered-table-cell/>
          <table:table-cell table:style-name="Tableau28.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8.5">
          <table:table-cell table:style-name="Tableau28.A5" table:number-columns-spanned="4" office:value-type="string">
            <text:p text:style-name="P4">Volume horaire total :</text:p>
          </table:table-cell>
          <table:covered-table-cell/>
          <table:covered-table-cell/>
          <table:covered-table-cell/>
          <table:table-cell table:style-name="Tableau28.A5" office:value-type="string">
            <text:p text:style-name="P3">30</text:p>
          </table:table-cell>
          <table:table-cell table:style-name="Tableau28.A5" table:number-columns-spanned="2" office:value-type="string">
            <text:p text:style-name="P8">dont</text:p>
          </table:table-cell>
          <table:covered-table-cell/>
          <table:table-cell table:style-name="Tableau28.A5" table:number-columns-spanned="2" office:value-type="string">
            <text:p text:style-name="P11">CM</text:p>
          </table:table-cell>
          <table:covered-table-cell/>
          <table:table-cell table:style-name="Tableau28.A5" office:value-type="string">
            <text:p text:style-name="P11">10</text:p>
          </table:table-cell>
          <table:table-cell table:style-name="Tableau28.A5" table:number-columns-spanned="2" office:value-type="string">
            <text:p text:style-name="P11">TD</text:p>
          </table:table-cell>
          <table:covered-table-cell/>
          <table:table-cell table:style-name="Tableau28.A5" office:value-type="string">
            <text:p text:style-name="P11"/>
          </table:table-cell>
          <table:table-cell table:style-name="Tableau28.A5" office:value-type="string">
            <text:p text:style-name="P11">TP</text:p>
          </table:table-cell>
          <table:table-cell table:style-name="Tableau28.E5" office:value-type="string">
            <text:p text:style-name="P11">20</text:p>
          </table:table-cell>
        </table:table-row>
        <table:table-row table:style-name="Tableau28.1">
          <table:table-cell table:style-name="Tableau28.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8.1">
          <table:table-cell table:style-name="Tableau28.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8.1">
          <table:table-cell table:style-name="Tableau28.A1" table:number-columns-spanned="15" office:value-type="string">
            <text:list xml:id="list1859316774" text:continue-list="list208903396" text:style-name="WW8Num2">
              <text:list-item>
                <text:p text:style-name="P5">contenu : </text:p>
              </text:list-item>
            </text:list>
            <text:p text:style-name="P2">Apprentissage d’un langage impératif avec gestion explicite de la mémoire. Gestion de la mémoire : allocation dynamique, pointeurs génériques et typage, données multidimentionnelles, gestion automatique. Modularisation des programmes : des principes de modularité à l’objets génériques vers le polymorphisme. Mécanismes de contrôle avancés : sauts non locaux, exceptions, application à la gestion des erreurs d’exécu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8.1">
          <table:table-cell table:style-name="Tableau28.A1" table:number-columns-spanned="15" office:value-type="string">
            <text:list xml:id="list269887622" text:continue-numbering="true" text:style-name="WW8Num2">
              <text:list-item>
                <text:p text:style-name="P64">pré-requis :</text:p>
              </text:list-item>
            </text:list>
            <text:p text:style-name="P63">Initiation la programmation, programmation obje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8.1">
          <table:table-cell table:style-name="Tableau28.A1" table:number-columns-spanned="15" office:value-type="string">
            <text:list xml:id="list1430698638" text:continue-numbering="true" text:style-name="WW8Num2">
              <text:list-item>
                <text:p text:style-name="P64">objectifs (savoirs et compétences acquis) : </text:p>
              </text:list-item>
            </text:list>
            <text:p text:style-name="P61"><text:soft-page-break/>Connaître en profondeur un langage impératif. Maîtriser les questions de gestion de mémoire. Programmer des concepts avancés de programmation à partir d’un langage impératif.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8.1">
          <table:table-cell table:style-name="Tableau28.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8.18">
          <table:table-cell table:style-name="Tableau28.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8.18">
          <table:table-cell table:style-name="Tableau28.A19" office:value-type="string">
            <text:p text:style-name="P65"/>
          </table:table-cell>
          <table:table-cell table:style-name="Tableau28.A19" table:number-columns-spanned="5" office:value-type="string">
            <text:p text:style-name="P9">Contrôle continu</text:p>
          </table:table-cell>
          <table:covered-table-cell/>
          <table:covered-table-cell/>
          <table:covered-table-cell/>
          <table:covered-table-cell/>
          <table:table-cell table:style-name="Tableau28.A19" table:number-columns-spanned="5" office:value-type="string">
            <text:p text:style-name="P80">Contrôle terminal</text:p>
          </table:table-cell>
          <table:covered-table-cell/>
          <table:covered-table-cell/>
          <table:covered-table-cell/>
          <table:covered-table-cell/>
          <table:table-cell table:style-name="Tableau28.A1" table:number-columns-spanned="4" office:value-type="string">
            <text:p text:style-name="P80">Contrôle mixte</text:p>
          </table:table-cell>
          <table:covered-table-cell/>
          <table:covered-table-cell/>
          <table:covered-table-cell/>
        </table:table-row>
        <table:table-row table:style-name="Tableau28.18">
          <table:table-cell table:style-name="Tableau28.A19" office:value-type="string">
            <text:p text:style-name="P70"/>
          </table:table-cell>
          <table:table-cell table:style-name="Tableau28.A19" office:value-type="string">
            <text:p text:style-name="P80">nb de CC durant le semestre</text:p>
          </table:table-cell>
          <table:table-cell table:style-name="Tableau28.A19" office:value-type="string">
            <text:p text:style-name="P9">durée</text:p>
          </table:table-cell>
          <table:table-cell table:style-name="Tableau28.A19" table:number-columns-spanned="3" office:value-type="string">
            <text:p text:style-name="P80">Nature</text:p>
            <text:p text:style-name="P79">(oral/écrit )</text:p>
          </table:table-cell>
          <table:covered-table-cell/>
          <table:covered-table-cell/>
          <table:table-cell table:style-name="Tableau28.A19" table:number-columns-spanned="2" office:value-type="string">
            <text:p text:style-name="P9">durée</text:p>
          </table:table-cell>
          <table:covered-table-cell/>
          <table:table-cell table:style-name="Tableau28.A19" table:number-columns-spanned="3" office:value-type="string">
            <text:p text:style-name="P80">Nature</text:p>
            <text:p text:style-name="P79">(oral/écrit)</text:p>
          </table:table-cell>
          <table:covered-table-cell/>
          <table:covered-table-cell/>
          <table:table-cell table:style-name="Tableau28.A1" table:number-columns-spanned="4" office:value-type="string">
            <text:p text:style-name="P9">répartition en % entre CC et CT</text:p>
          </table:table-cell>
          <table:covered-table-cell/>
          <table:covered-table-cell/>
          <table:covered-table-cell/>
        </table:table-row>
        <table:table-row table:style-name="Tableau28.18">
          <table:table-cell table:style-name="Tableau28.A19" office:value-type="string">
            <text:p text:style-name="P69"><text:span text:style-name="T2">1</text:span><text:span text:style-name="T8">ère</text:span><text:span text:style-name="T2"> session :</text:span></text:p>
          </table:table-cell>
          <table:table-cell table:style-name="Tableau28.A19" office:value-type="string">
            <text:p text:style-name="P9"/>
          </table:table-cell>
          <table:table-cell table:style-name="Tableau28.A19" office:value-type="string">
            <text:p text:style-name="P9"/>
          </table:table-cell>
          <table:table-cell table:style-name="Tableau28.A19" table:number-columns-spanned="3" office:value-type="string">
            <text:p text:style-name="P9"/>
          </table:table-cell>
          <table:covered-table-cell/>
          <table:covered-table-cell/>
          <table:table-cell table:style-name="Tableau28.A19" table:number-columns-spanned="2" office:value-type="string">
            <text:p text:style-name="P9"/>
          </table:table-cell>
          <table:covered-table-cell/>
          <table:table-cell table:style-name="Tableau28.A19" table:number-columns-spanned="3" office:value-type="string">
            <text:p text:style-name="P9"/>
          </table:table-cell>
          <table:covered-table-cell/>
          <table:covered-table-cell/>
          <table:table-cell table:style-name="Tableau28.A1" table:number-columns-spanned="4" office:value-type="string">
            <text:p text:style-name="P9"/>
          </table:table-cell>
          <table:covered-table-cell/>
          <table:covered-table-cell/>
          <table:covered-table-cell/>
        </table:table-row>
        <table:table-row table:style-name="Tableau28.18">
          <table:table-cell table:style-name="Tableau28.A19" office:value-type="string">
            <text:list xml:id="list1292511555" text:continue-list="list1182852415" text:style-name="WW8Num3">
              <text:list-item>
                <text:p text:style-name="P10">RNE</text:p>
              </text:list-item>
            </text:list>
          </table:table-cell>
          <table:table-cell table:style-name="Tableau28.A19" office:value-type="string">
            <text:p text:style-name="P9"/>
          </table:table-cell>
          <table:table-cell table:style-name="Tableau28.A19" office:value-type="string">
            <text:p text:style-name="P9"/>
          </table:table-cell>
          <table:table-cell table:style-name="Tableau28.A19" table:number-columns-spanned="3" office:value-type="string">
            <text:p text:style-name="P9"/>
          </table:table-cell>
          <table:covered-table-cell/>
          <table:covered-table-cell/>
          <table:table-cell table:style-name="Tableau28.A19" table:number-columns-spanned="2" office:value-type="string">
            <text:p text:style-name="P9"/>
          </table:table-cell>
          <table:covered-table-cell/>
          <table:table-cell table:style-name="Tableau28.A19" table:number-columns-spanned="3" office:value-type="string">
            <text:p text:style-name="P9"/>
          </table:table-cell>
          <table:covered-table-cell/>
          <table:covered-table-cell/>
          <table:table-cell table:style-name="Tableau28.A1" table:number-columns-spanned="4" office:value-type="string">
            <text:p text:style-name="P9"/>
          </table:table-cell>
          <table:covered-table-cell/>
          <table:covered-table-cell/>
          <table:covered-table-cell/>
        </table:table-row>
        <table:table-row table:style-name="Tableau28.18">
          <table:table-cell table:style-name="Tableau28.A19" office:value-type="string">
            <text:list xml:id="list212029981" text:continue-numbering="true" text:style-name="WW8Num3">
              <text:list-item>
                <text:p text:style-name="P10">RSE</text:p>
              </text:list-item>
            </text:list>
          </table:table-cell>
          <table:table-cell table:style-name="Tableau28.A19" office:value-type="string">
            <text:p text:style-name="P9"/>
          </table:table-cell>
          <table:table-cell table:style-name="Tableau28.A19" office:value-type="string">
            <text:p text:style-name="P9"/>
          </table:table-cell>
          <table:table-cell table:style-name="Tableau28.A19" table:number-columns-spanned="3" office:value-type="string">
            <text:p text:style-name="P9"/>
          </table:table-cell>
          <table:covered-table-cell/>
          <table:covered-table-cell/>
          <table:table-cell table:style-name="Tableau28.A19" table:number-columns-spanned="2" office:value-type="string">
            <text:p text:style-name="P9"/>
          </table:table-cell>
          <table:covered-table-cell/>
          <table:table-cell table:style-name="Tableau28.A19" table:number-columns-spanned="3" office:value-type="string">
            <text:p text:style-name="P9"/>
          </table:table-cell>
          <table:covered-table-cell/>
          <table:covered-table-cell/>
          <table:table-cell table:style-name="Tableau28.A1" table:number-columns-spanned="4" office:value-type="string">
            <text:p text:style-name="P9"/>
          </table:table-cell>
          <table:covered-table-cell/>
          <table:covered-table-cell/>
          <table:covered-table-cell/>
        </table:table-row>
        <table:table-row table:style-name="Tableau28.18">
          <table:table-cell table:style-name="Tableau28.A19" office:value-type="string">
            <text:p text:style-name="P1"><text:span text:style-name="T2">2</text:span><text:span text:style-name="T8">ème</text:span><text:span text:style-name="T2"> session :</text:span></text:p>
          </table:table-cell>
          <table:table-cell table:style-name="Tableau28.A19" office:value-type="string">
            <text:p text:style-name="P9"/>
          </table:table-cell>
          <table:table-cell table:style-name="Tableau28.A19" office:value-type="string">
            <text:p text:style-name="P9"/>
          </table:table-cell>
          <table:table-cell table:style-name="Tableau28.A19" table:number-columns-spanned="3" office:value-type="string">
            <text:p text:style-name="P9"/>
          </table:table-cell>
          <table:covered-table-cell/>
          <table:covered-table-cell/>
          <table:table-cell table:style-name="Tableau28.A19" table:number-columns-spanned="2" office:value-type="string">
            <text:p text:style-name="P9"/>
          </table:table-cell>
          <table:covered-table-cell/>
          <table:table-cell table:style-name="Tableau28.A19" table:number-columns-spanned="3" office:value-type="string">
            <text:p text:style-name="P9"/>
          </table:table-cell>
          <table:covered-table-cell/>
          <table:covered-table-cell/>
          <table:table-cell table:style-name="Tableau28.A1" table:number-columns-spanned="4" office:value-type="string">
            <text:p text:style-name="P9"/>
          </table:table-cell>
          <table:covered-table-cell/>
          <table:covered-table-cell/>
          <table:covered-table-cell/>
        </table:table-row>
        <table:table-row table:style-name="Tableau28.18">
          <table:table-cell table:style-name="Tableau28.A19" office:value-type="string">
            <text:list xml:id="list1827418442" text:continue-numbering="true" text:style-name="WW8Num3">
              <text:list-item>
                <text:p text:style-name="P10">RNE</text:p>
              </text:list-item>
            </text:list>
          </table:table-cell>
          <table:table-cell table:style-name="Tableau28.A19" office:value-type="string">
            <text:p text:style-name="P6"/>
          </table:table-cell>
          <table:table-cell table:style-name="Tableau28.A19" office:value-type="string">
            <text:p text:style-name="P6"/>
          </table:table-cell>
          <table:table-cell table:style-name="Tableau28.A19" table:number-columns-spanned="3" office:value-type="string">
            <text:p text:style-name="P6"/>
          </table:table-cell>
          <table:covered-table-cell/>
          <table:covered-table-cell/>
          <table:table-cell table:style-name="Tableau28.A19" table:number-columns-spanned="2" office:value-type="string">
            <text:p text:style-name="P6"/>
          </table:table-cell>
          <table:covered-table-cell/>
          <table:table-cell table:style-name="Tableau28.A19" table:number-columns-spanned="3" office:value-type="string">
            <text:p text:style-name="P6"/>
          </table:table-cell>
          <table:covered-table-cell/>
          <table:covered-table-cell/>
          <table:table-cell table:style-name="Tableau28.A1" table:number-columns-spanned="4" office:value-type="string">
            <text:p text:style-name="P6"/>
          </table:table-cell>
          <table:covered-table-cell/>
          <table:covered-table-cell/>
          <table:covered-table-cell/>
        </table:table-row>
        <table:table-row table:style-name="Tableau28.18">
          <table:table-cell table:style-name="Tableau28.A19" office:value-type="string">
            <text:list xml:id="list1025533448" text:continue-numbering="true" text:style-name="WW8Num3">
              <text:list-item>
                <text:p text:style-name="P10">RSE</text:p>
              </text:list-item>
            </text:list>
          </table:table-cell>
          <table:table-cell table:style-name="Tableau28.A19" office:value-type="string">
            <text:p text:style-name="P6"/>
          </table:table-cell>
          <table:table-cell table:style-name="Tableau28.A19" office:value-type="string">
            <text:p text:style-name="P6"/>
          </table:table-cell>
          <table:table-cell table:style-name="Tableau28.A19" table:number-columns-spanned="3" office:value-type="string">
            <text:p text:style-name="P6"/>
          </table:table-cell>
          <table:covered-table-cell/>
          <table:covered-table-cell/>
          <table:table-cell table:style-name="Tableau28.A19" table:number-columns-spanned="2" office:value-type="string">
            <text:p text:style-name="P6"/>
          </table:table-cell>
          <table:covered-table-cell/>
          <table:table-cell table:style-name="Tableau28.A19" table:number-columns-spanned="3" office:value-type="string">
            <text:p text:style-name="P6"/>
          </table:table-cell>
          <table:covered-table-cell/>
          <table:covered-table-cell/>
          <table:table-cell table:style-name="Tableau28.A1" table:number-columns-spanned="4" office:value-type="string">
            <text:p text:style-name="P6"/>
          </table:table-cell>
          <table:covered-table-cell/>
          <table:covered-table-cell/>
          <table:covered-table-cell/>
        </table:table-row>
        <table:table-row table:style-name="Tableau28.18">
          <table:table-cell table:style-name="Tableau28.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8.18">
          <table:table-cell table:style-name="Tableau28.A27" table:number-columns-spanned="15" office:value-type="string">
            <text:p text:style-name="P7">Responsable de l’enseignement : Matthieu EXBRAYA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8.18">
          <table:table-cell table:style-name="Tableau28.A27" table:number-columns-spanned="15" office:value-type="string">
            <text:p text:style-name="P62">Bibliographie : Méthodologie de la programmation en C, Jean-Pierre Braquelair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8.18">
          <table:table-cell table:style-name="Tableau28.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29" table:style-name="Tableau29">
        <table:table-column table:style-name="Tableau29.A"/>
        <table:table-column table:style-name="Tableau29.B"/>
        <table:table-column table:style-name="Tableau29.C"/>
        <table:table-column table:style-name="Tableau29.D"/>
        <table:table-column table:style-name="Tableau29.E"/>
        <table:table-column table:style-name="Tableau29.F"/>
        <table:table-column table:style-name="Tableau29.G"/>
        <table:table-column table:style-name="Tableau29.H"/>
        <table:table-column table:style-name="Tableau29.I"/>
        <table:table-column table:style-name="Tableau29.J"/>
        <table:table-column table:style-name="Tableau29.K"/>
        <table:table-column table:style-name="Tableau29.L"/>
        <table:table-column table:style-name="Tableau29.E" table:number-columns-repeated="2"/>
        <table:table-column table:style-name="Tableau29.O"/>
        <table:table-row table:style-name="Tableau29.1">
          <table:table-cell table:style-name="Tableau29.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9.1">
          <table:table-cell table:style-name="Tableau29.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9.1">
          <table:table-cell table:style-name="Tableau29.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9.1">
          <table:table-cell table:style-name="Tableau29.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9.5">
          <table:table-cell table:style-name="Tableau29.A5" table:number-columns-spanned="4" office:value-type="string">
            <text:p text:style-name="P7">Intitulé de l’Unité d’Enseignement :</text:p>
          </table:table-cell>
          <table:covered-table-cell/>
          <table:covered-table-cell/>
          <table:covered-table-cell/>
          <table:table-cell table:style-name="Tableau29.E5" table:number-columns-spanned="11" office:value-type="string">
            <text:p text:style-name="P54">Anglais 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9.5">
          <table:table-cell table:style-name="Tableau29.A5" table:number-columns-spanned="4" office:value-type="string">
            <text:p text:style-name="P4">Nature :</text:p>
          </table:table-cell>
          <table:covered-table-cell/>
          <table:covered-table-cell/>
          <table:covered-table-cell/>
          <table:table-cell table:style-name="Tableau29.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9.5">
          <table:table-cell table:style-name="Tableau29.A5" table:number-columns-spanned="4" office:value-type="string">
            <text:p text:style-name="P4">Semestre :</text:p>
          </table:table-cell>
          <table:covered-table-cell/>
          <table:covered-table-cell/>
          <table:covered-table-cell/>
          <table:table-cell table:style-name="Tableau29.E5" table:number-columns-spanned="11" office:value-type="string">
            <text:p text:style-name="P56">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9.5">
          <table:table-cell table:style-name="Tableau29.A5" table:number-columns-spanned="4" office:value-type="string">
            <text:p text:style-name="P4">Crédits ECTS :</text:p>
          </table:table-cell>
          <table:covered-table-cell/>
          <table:covered-table-cell/>
          <table:covered-table-cell/>
          <table:table-cell table:style-name="Tableau29.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9.5">
          <table:table-cell table:style-name="Tableau29.A5" table:number-columns-spanned="4" office:value-type="string">
            <text:p text:style-name="P4">Coefficient :</text:p>
          </table:table-cell>
          <table:covered-table-cell/>
          <table:covered-table-cell/>
          <table:covered-table-cell/>
          <table:table-cell table:style-name="Tableau29.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9.5">
          <table:table-cell table:style-name="Tableau29.A5" table:number-columns-spanned="4" office:value-type="string">
            <text:p text:style-name="P4">Langue de l’enseignement :</text:p>
          </table:table-cell>
          <table:covered-table-cell/>
          <table:covered-table-cell/>
          <table:covered-table-cell/>
          <table:table-cell table:style-name="Tableau29.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9.5">
          <table:table-cell table:style-name="Tableau29.A5" table:number-columns-spanned="4" office:value-type="string">
            <text:p text:style-name="P4">Volume horaire total :</text:p>
          </table:table-cell>
          <table:covered-table-cell/>
          <table:covered-table-cell/>
          <table:covered-table-cell/>
          <table:table-cell table:style-name="Tableau29.A5" office:value-type="string">
            <text:p text:style-name="P3">25</text:p>
          </table:table-cell>
          <table:table-cell table:style-name="Tableau29.A5" table:number-columns-spanned="2" office:value-type="string">
            <text:p text:style-name="P8">dont</text:p>
          </table:table-cell>
          <table:covered-table-cell/>
          <table:table-cell table:style-name="Tableau29.A5" table:number-columns-spanned="2" office:value-type="string">
            <text:p text:style-name="P11">CM</text:p>
          </table:table-cell>
          <table:covered-table-cell/>
          <table:table-cell table:style-name="Tableau29.A5" office:value-type="string">
            <text:p text:style-name="P11"/>
          </table:table-cell>
          <table:table-cell table:style-name="Tableau29.A5" table:number-columns-spanned="2" office:value-type="string">
            <text:p text:style-name="P11">TD</text:p>
          </table:table-cell>
          <table:covered-table-cell/>
          <table:table-cell table:style-name="Tableau29.A5" office:value-type="string">
            <text:p text:style-name="P11">25</text:p>
          </table:table-cell>
          <table:table-cell table:style-name="Tableau29.A5" office:value-type="string">
            <text:p text:style-name="P11">TP</text:p>
          </table:table-cell>
          <table:table-cell table:style-name="Tableau29.E5" office:value-type="string">
            <text:p text:style-name="P11"/>
          </table:table-cell>
        </table:table-row>
        <table:table-row table:style-name="Tableau29.1">
          <table:table-cell table:style-name="Tableau29.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9.1">
          <table:table-cell table:style-name="Tableau29.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9.1">
          <table:table-cell table:style-name="Tableau29.A1" table:number-columns-spanned="15" office:value-type="string">
            <text:list xml:id="list1351807862" text:continue-list="list1430698638" text:style-name="WW8Num2">
              <text:list-item>
                <text:p text:style-name="P5">contenu : </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9.1">
          <table:table-cell table:style-name="Tableau29.A1" table:number-columns-spanned="15" office:value-type="string">
            <text:list xml:id="list372649522"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9.1">
          <table:table-cell table:style-name="Tableau29.A1" table:number-columns-spanned="15" office:value-type="string">
            <text:list xml:id="list1973099750"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9.1">
          <table:table-cell table:style-name="Tableau29.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9.18">
          <table:table-cell table:style-name="Tableau29.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9.18">
          <table:table-cell table:style-name="Tableau29.A19" office:value-type="string">
            <text:p text:style-name="P65"/>
          </table:table-cell>
          <table:table-cell table:style-name="Tableau29.A19" table:number-columns-spanned="5" office:value-type="string">
            <text:p text:style-name="P9">Contrôle continu</text:p>
          </table:table-cell>
          <table:covered-table-cell/>
          <table:covered-table-cell/>
          <table:covered-table-cell/>
          <table:covered-table-cell/>
          <table:table-cell table:style-name="Tableau29.A19" table:number-columns-spanned="5" office:value-type="string">
            <text:p text:style-name="P80">Contrôle terminal</text:p>
          </table:table-cell>
          <table:covered-table-cell/>
          <table:covered-table-cell/>
          <table:covered-table-cell/>
          <table:covered-table-cell/>
          <table:table-cell table:style-name="Tableau29.A1" table:number-columns-spanned="4" office:value-type="string">
            <text:p text:style-name="P80">Contrôle mixte</text:p>
          </table:table-cell>
          <table:covered-table-cell/>
          <table:covered-table-cell/>
          <table:covered-table-cell/>
        </table:table-row>
        <table:table-row table:style-name="Tableau29.18">
          <table:table-cell table:style-name="Tableau29.A19" office:value-type="string">
            <text:p text:style-name="P70"/>
          </table:table-cell>
          <table:table-cell table:style-name="Tableau29.A19" office:value-type="string">
            <text:p text:style-name="P80">nb de CC durant le semestre</text:p>
          </table:table-cell>
          <table:table-cell table:style-name="Tableau29.A19" office:value-type="string">
            <text:p text:style-name="P9">durée</text:p>
          </table:table-cell>
          <table:table-cell table:style-name="Tableau29.A19" table:number-columns-spanned="3" office:value-type="string">
            <text:p text:style-name="P80">Nature</text:p>
            <text:p text:style-name="P79">(oral/écrit )</text:p>
          </table:table-cell>
          <table:covered-table-cell/>
          <table:covered-table-cell/>
          <table:table-cell table:style-name="Tableau29.A19" table:number-columns-spanned="2" office:value-type="string">
            <text:p text:style-name="P9">durée</text:p>
          </table:table-cell>
          <table:covered-table-cell/>
          <table:table-cell table:style-name="Tableau29.A19" table:number-columns-spanned="3" office:value-type="string">
            <text:p text:style-name="P80">Nature</text:p>
            <text:p text:style-name="P79">(oral/écrit)</text:p>
          </table:table-cell>
          <table:covered-table-cell/>
          <table:covered-table-cell/>
          <table:table-cell table:style-name="Tableau29.A1" table:number-columns-spanned="4" office:value-type="string">
            <text:p text:style-name="P9">répartition en % entre CC et CT</text:p>
          </table:table-cell>
          <table:covered-table-cell/>
          <table:covered-table-cell/>
          <table:covered-table-cell/>
        </table:table-row>
        <table:table-row table:style-name="Tableau29.18">
          <table:table-cell table:style-name="Tableau29.A19" office:value-type="string">
            <text:p text:style-name="P69"><text:span text:style-name="T2">1</text:span><text:span text:style-name="T8">ère</text:span><text:span text:style-name="T2"> session :</text:span></text:p>
          </table:table-cell>
          <table:table-cell table:style-name="Tableau29.A19" office:value-type="string">
            <text:p text:style-name="P9"/>
          </table:table-cell>
          <table:table-cell table:style-name="Tableau29.A19" office:value-type="string">
            <text:p text:style-name="P9"/>
          </table:table-cell>
          <table:table-cell table:style-name="Tableau29.A19" table:number-columns-spanned="3" office:value-type="string">
            <text:p text:style-name="P9"/>
          </table:table-cell>
          <table:covered-table-cell/>
          <table:covered-table-cell/>
          <table:table-cell table:style-name="Tableau29.A19" table:number-columns-spanned="2" office:value-type="string">
            <text:p text:style-name="P9"/>
          </table:table-cell>
          <table:covered-table-cell/>
          <table:table-cell table:style-name="Tableau29.A19" table:number-columns-spanned="3" office:value-type="string">
            <text:p text:style-name="P9"/>
          </table:table-cell>
          <table:covered-table-cell/>
          <table:covered-table-cell/>
          <table:table-cell table:style-name="Tableau29.A1" table:number-columns-spanned="4" office:value-type="string">
            <text:p text:style-name="P9"/>
          </table:table-cell>
          <table:covered-table-cell/>
          <table:covered-table-cell/>
          <table:covered-table-cell/>
        </table:table-row>
        <text:soft-page-break/>
        <table:table-row table:style-name="Tableau29.18">
          <table:table-cell table:style-name="Tableau29.A19" office:value-type="string">
            <text:list xml:id="list1359919424" text:continue-list="list1025533448" text:style-name="WW8Num3">
              <text:list-item>
                <text:p text:style-name="P10">RNE</text:p>
              </text:list-item>
            </text:list>
          </table:table-cell>
          <table:table-cell table:style-name="Tableau29.A19" office:value-type="string">
            <text:p text:style-name="P9"/>
          </table:table-cell>
          <table:table-cell table:style-name="Tableau29.A19" office:value-type="string">
            <text:p text:style-name="P9"/>
          </table:table-cell>
          <table:table-cell table:style-name="Tableau29.A19" table:number-columns-spanned="3" office:value-type="string">
            <text:p text:style-name="P9"/>
          </table:table-cell>
          <table:covered-table-cell/>
          <table:covered-table-cell/>
          <table:table-cell table:style-name="Tableau29.A19" table:number-columns-spanned="2" office:value-type="string">
            <text:p text:style-name="P9"/>
          </table:table-cell>
          <table:covered-table-cell/>
          <table:table-cell table:style-name="Tableau29.A19" table:number-columns-spanned="3" office:value-type="string">
            <text:p text:style-name="P9"/>
          </table:table-cell>
          <table:covered-table-cell/>
          <table:covered-table-cell/>
          <table:table-cell table:style-name="Tableau29.A1" table:number-columns-spanned="4" office:value-type="string">
            <text:p text:style-name="P9"/>
          </table:table-cell>
          <table:covered-table-cell/>
          <table:covered-table-cell/>
          <table:covered-table-cell/>
        </table:table-row>
        <table:table-row table:style-name="Tableau29.18">
          <table:table-cell table:style-name="Tableau29.A19" office:value-type="string">
            <text:list xml:id="list1412202295" text:continue-numbering="true" text:style-name="WW8Num3">
              <text:list-item>
                <text:p text:style-name="P10">RSE</text:p>
              </text:list-item>
            </text:list>
          </table:table-cell>
          <table:table-cell table:style-name="Tableau29.A19" office:value-type="string">
            <text:p text:style-name="P9"/>
          </table:table-cell>
          <table:table-cell table:style-name="Tableau29.A19" office:value-type="string">
            <text:p text:style-name="P9"/>
          </table:table-cell>
          <table:table-cell table:style-name="Tableau29.A19" table:number-columns-spanned="3" office:value-type="string">
            <text:p text:style-name="P9"/>
          </table:table-cell>
          <table:covered-table-cell/>
          <table:covered-table-cell/>
          <table:table-cell table:style-name="Tableau29.A19" table:number-columns-spanned="2" office:value-type="string">
            <text:p text:style-name="P9"/>
          </table:table-cell>
          <table:covered-table-cell/>
          <table:table-cell table:style-name="Tableau29.A19" table:number-columns-spanned="3" office:value-type="string">
            <text:p text:style-name="P9"/>
          </table:table-cell>
          <table:covered-table-cell/>
          <table:covered-table-cell/>
          <table:table-cell table:style-name="Tableau29.A1" table:number-columns-spanned="4" office:value-type="string">
            <text:p text:style-name="P9"/>
          </table:table-cell>
          <table:covered-table-cell/>
          <table:covered-table-cell/>
          <table:covered-table-cell/>
        </table:table-row>
        <table:table-row table:style-name="Tableau29.18">
          <table:table-cell table:style-name="Tableau29.A19" office:value-type="string">
            <text:p text:style-name="P1"><text:span text:style-name="T2">2</text:span><text:span text:style-name="T8">ème</text:span><text:span text:style-name="T2"> session :</text:span></text:p>
          </table:table-cell>
          <table:table-cell table:style-name="Tableau29.A19" office:value-type="string">
            <text:p text:style-name="P9"/>
          </table:table-cell>
          <table:table-cell table:style-name="Tableau29.A19" office:value-type="string">
            <text:p text:style-name="P9"/>
          </table:table-cell>
          <table:table-cell table:style-name="Tableau29.A19" table:number-columns-spanned="3" office:value-type="string">
            <text:p text:style-name="P9"/>
          </table:table-cell>
          <table:covered-table-cell/>
          <table:covered-table-cell/>
          <table:table-cell table:style-name="Tableau29.A19" table:number-columns-spanned="2" office:value-type="string">
            <text:p text:style-name="P9"/>
          </table:table-cell>
          <table:covered-table-cell/>
          <table:table-cell table:style-name="Tableau29.A19" table:number-columns-spanned="3" office:value-type="string">
            <text:p text:style-name="P9"/>
          </table:table-cell>
          <table:covered-table-cell/>
          <table:covered-table-cell/>
          <table:table-cell table:style-name="Tableau29.A1" table:number-columns-spanned="4" office:value-type="string">
            <text:p text:style-name="P9"/>
          </table:table-cell>
          <table:covered-table-cell/>
          <table:covered-table-cell/>
          <table:covered-table-cell/>
        </table:table-row>
        <table:table-row table:style-name="Tableau29.18">
          <table:table-cell table:style-name="Tableau29.A19" office:value-type="string">
            <text:list xml:id="list1809603569" text:continue-numbering="true" text:style-name="WW8Num3">
              <text:list-item>
                <text:p text:style-name="P10">RNE</text:p>
              </text:list-item>
            </text:list>
          </table:table-cell>
          <table:table-cell table:style-name="Tableau29.A19" office:value-type="string">
            <text:p text:style-name="P6"/>
          </table:table-cell>
          <table:table-cell table:style-name="Tableau29.A19" office:value-type="string">
            <text:p text:style-name="P6"/>
          </table:table-cell>
          <table:table-cell table:style-name="Tableau29.A19" table:number-columns-spanned="3" office:value-type="string">
            <text:p text:style-name="P6"/>
          </table:table-cell>
          <table:covered-table-cell/>
          <table:covered-table-cell/>
          <table:table-cell table:style-name="Tableau29.A19" table:number-columns-spanned="2" office:value-type="string">
            <text:p text:style-name="P6"/>
          </table:table-cell>
          <table:covered-table-cell/>
          <table:table-cell table:style-name="Tableau29.A19" table:number-columns-spanned="3" office:value-type="string">
            <text:p text:style-name="P6"/>
          </table:table-cell>
          <table:covered-table-cell/>
          <table:covered-table-cell/>
          <table:table-cell table:style-name="Tableau29.A1" table:number-columns-spanned="4" office:value-type="string">
            <text:p text:style-name="P6"/>
          </table:table-cell>
          <table:covered-table-cell/>
          <table:covered-table-cell/>
          <table:covered-table-cell/>
        </table:table-row>
        <table:table-row table:style-name="Tableau29.18">
          <table:table-cell table:style-name="Tableau29.A19" office:value-type="string">
            <text:list xml:id="list111189870" text:continue-numbering="true" text:style-name="WW8Num3">
              <text:list-item>
                <text:p text:style-name="P10">RSE</text:p>
              </text:list-item>
            </text:list>
          </table:table-cell>
          <table:table-cell table:style-name="Tableau29.A19" office:value-type="string">
            <text:p text:style-name="P6"/>
          </table:table-cell>
          <table:table-cell table:style-name="Tableau29.A19" office:value-type="string">
            <text:p text:style-name="P6"/>
          </table:table-cell>
          <table:table-cell table:style-name="Tableau29.A19" table:number-columns-spanned="3" office:value-type="string">
            <text:p text:style-name="P6"/>
          </table:table-cell>
          <table:covered-table-cell/>
          <table:covered-table-cell/>
          <table:table-cell table:style-name="Tableau29.A19" table:number-columns-spanned="2" office:value-type="string">
            <text:p text:style-name="P6"/>
          </table:table-cell>
          <table:covered-table-cell/>
          <table:table-cell table:style-name="Tableau29.A19" table:number-columns-spanned="3" office:value-type="string">
            <text:p text:style-name="P6"/>
          </table:table-cell>
          <table:covered-table-cell/>
          <table:covered-table-cell/>
          <table:table-cell table:style-name="Tableau29.A1" table:number-columns-spanned="4" office:value-type="string">
            <text:p text:style-name="P6"/>
          </table:table-cell>
          <table:covered-table-cell/>
          <table:covered-table-cell/>
          <table:covered-table-cell/>
        </table:table-row>
        <table:table-row table:style-name="Tableau29.18">
          <table:table-cell table:style-name="Tableau29.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9.18">
          <table:table-cell table:style-name="Tableau29.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9.18">
          <table:table-cell table:style-name="Tableau29.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29.18">
          <table:table-cell table:style-name="Tableau29.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Semestre 5</text:p>
      <text:p text:style-name="P36"/>
      <text:p text:style-name="P36"/>
      <text:p text:style-name="Heading_20_2">Parcours informatique</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column table:style-name="Tableau30.G"/>
        <table:table-column table:style-name="Tableau30.H"/>
        <table:table-column table:style-name="Tableau30.I"/>
        <table:table-column table:style-name="Tableau30.J"/>
        <table:table-column table:style-name="Tableau30.K"/>
        <table:table-column table:style-name="Tableau30.L"/>
        <table:table-column table:style-name="Tableau30.E" table:number-columns-repeated="2"/>
        <table:table-column table:style-name="Tableau30.O"/>
        <table:table-row table:style-name="Tableau30.1">
          <table:table-cell table:style-name="Tableau30.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0.1">
          <table:table-cell table:style-name="Tableau30.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0.1">
          <table:table-cell table:style-name="Tableau30.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0.1">
          <table:table-cell table:style-name="Tableau30.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0.5">
          <table:table-cell table:style-name="Tableau30.A5" table:number-columns-spanned="4" office:value-type="string">
            <text:p text:style-name="P7">Intitulé de l’Unité d’Enseignement :</text:p>
          </table:table-cell>
          <table:covered-table-cell/>
          <table:covered-table-cell/>
          <table:covered-table-cell/>
          <table:table-cell table:style-name="Tableau30.E5" table:number-columns-spanned="11" office:value-type="string">
            <text:p text:style-name="P54">Mise à niveau informatiq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0.5">
          <table:table-cell table:style-name="Tableau30.A5" table:number-columns-spanned="4" office:value-type="string">
            <text:p text:style-name="P4">Nature :</text:p>
          </table:table-cell>
          <table:covered-table-cell/>
          <table:covered-table-cell/>
          <table:covered-table-cell/>
          <table:table-cell table:style-name="Tableau30.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0.5">
          <table:table-cell table:style-name="Tableau30.A5" table:number-columns-spanned="4" office:value-type="string">
            <text:p text:style-name="P4">Semestre :</text:p>
          </table:table-cell>
          <table:covered-table-cell/>
          <table:covered-table-cell/>
          <table:covered-table-cell/>
          <table:table-cell table:style-name="Tableau30.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0.5">
          <table:table-cell table:style-name="Tableau30.A5" table:number-columns-spanned="4" office:value-type="string">
            <text:p text:style-name="P4">Crédits ECTS :</text:p>
          </table:table-cell>
          <table:covered-table-cell/>
          <table:covered-table-cell/>
          <table:covered-table-cell/>
          <table:table-cell table:style-name="Tableau30.E5" table:number-columns-spanned="11" office:value-type="string">
            <text:p text:style-name="P3">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0.5">
          <table:table-cell table:style-name="Tableau30.A5" table:number-columns-spanned="4" office:value-type="string">
            <text:p text:style-name="P4">Coefficient :</text:p>
          </table:table-cell>
          <table:covered-table-cell/>
          <table:covered-table-cell/>
          <table:covered-table-cell/>
          <table:table-cell table:style-name="Tableau30.E5" table:number-columns-spanned="11" office:value-type="string">
            <text:p text:style-name="P3">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0.5">
          <table:table-cell table:style-name="Tableau30.A5" table:number-columns-spanned="4" office:value-type="string">
            <text:p text:style-name="P4">Langue de l’enseignement :</text:p>
          </table:table-cell>
          <table:covered-table-cell/>
          <table:covered-table-cell/>
          <table:covered-table-cell/>
          <table:table-cell table:style-name="Tableau30.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0.5">
          <table:table-cell table:style-name="Tableau30.A5" table:number-columns-spanned="4" office:value-type="string">
            <text:p text:style-name="P4">Volume horaire total :</text:p>
          </table:table-cell>
          <table:covered-table-cell/>
          <table:covered-table-cell/>
          <table:covered-table-cell/>
          <table:table-cell table:style-name="Tableau30.A5" office:value-type="string">
            <text:p text:style-name="P3">35</text:p>
          </table:table-cell>
          <table:table-cell table:style-name="Tableau30.A5" table:number-columns-spanned="2" office:value-type="string">
            <text:p text:style-name="P8">dont</text:p>
          </table:table-cell>
          <table:covered-table-cell/>
          <table:table-cell table:style-name="Tableau30.A5" table:number-columns-spanned="2" office:value-type="string">
            <text:p text:style-name="P11">CM</text:p>
          </table:table-cell>
          <table:covered-table-cell/>
          <table:table-cell table:style-name="Tableau30.A5" office:value-type="string">
            <text:p text:style-name="P11"/>
          </table:table-cell>
          <table:table-cell table:style-name="Tableau30.A5" table:number-columns-spanned="2" office:value-type="string">
            <text:p text:style-name="P11">TD</text:p>
          </table:table-cell>
          <table:covered-table-cell/>
          <table:table-cell table:style-name="Tableau30.A5" office:value-type="string">
            <text:p text:style-name="P11"/>
          </table:table-cell>
          <table:table-cell table:style-name="Tableau30.A5" office:value-type="string">
            <text:p text:style-name="P11">CTP</text:p>
          </table:table-cell>
          <table:table-cell table:style-name="Tableau30.E5" office:value-type="string">
            <text:p text:style-name="P11">35</text:p>
          </table:table-cell>
        </table:table-row>
        <table:table-row table:style-name="Tableau30.1">
          <table:table-cell table:style-name="Tableau30.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0.1">
          <table:table-cell table:style-name="Tableau30.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0.1">
          <table:table-cell table:style-name="Tableau30.A1" table:number-columns-spanned="15" office:value-type="string">
            <text:list xml:id="list1372270348" text:continue-list="list1973099750" text:style-name="WW8Num2">
              <text:list-item>
                <text:p text:style-name="P5">contenu : </text:p>
              </text:list-item>
            </text:list>
            <text:p text:style-name="P2">Rappels sur l'algorithmique et la programmation, les systèmes d'exploitation, les outils de </text:p>
            <text:p text:style-name="P2">développ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0.1">
          <table:table-cell table:style-name="Tableau30.A1" table:number-columns-spanned="15" office:value-type="string">
            <text:list xml:id="list688268204" text:continue-numbering="true" text:style-name="WW8Num2">
              <text:list-item>
                <text:p text:style-name="P64">pré-requis :</text:p>
              </text:list-item>
            </text:list>
            <text:p text:style-name="P63">Niveau bac + 2 en informatique ou é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0.1">
          <table:table-cell table:style-name="Tableau30.A1" table:number-columns-spanned="15" office:value-type="string">
            <text:list xml:id="list144196387" text:continue-numbering="true" text:style-name="WW8Num2">
              <text:list-item>
                <text:p text:style-name="P64">objectifs (savoirs et compétences acquis) : </text:p>
              </text:list-item>
            </text:list>
            <text:p text:style-name="P61">Remise à niveau essentiellement destinée aux étudiants intégrant la Licence au semestre </text:p>
            <text:p text:style-name="P61">5, afin de leur assurer les bases nécessaires pour suivre de manière satisfaisante les </text:p>
            <text:p text:style-name="P61">enseignements de troisième anné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0.1">
          <table:table-cell table:style-name="Tableau30.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0.18">
          <table:table-cell table:style-name="Tableau30.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0.18">
          <table:table-cell table:style-name="Tableau30.A19" office:value-type="string">
            <text:p text:style-name="P65"/>
          </table:table-cell>
          <table:table-cell table:style-name="Tableau30.A19" table:number-columns-spanned="5" office:value-type="string">
            <text:p text:style-name="P9">Contrôle continu</text:p>
          </table:table-cell>
          <table:covered-table-cell/>
          <table:covered-table-cell/>
          <table:covered-table-cell/>
          <table:covered-table-cell/>
          <table:table-cell table:style-name="Tableau30.A19" table:number-columns-spanned="5" office:value-type="string">
            <text:p text:style-name="P80">Contrôle terminal</text:p>
          </table:table-cell>
          <table:covered-table-cell/>
          <table:covered-table-cell/>
          <table:covered-table-cell/>
          <table:covered-table-cell/>
          <table:table-cell table:style-name="Tableau30.A1" table:number-columns-spanned="4" office:value-type="string">
            <text:p text:style-name="P80">Contrôle mixte</text:p>
          </table:table-cell>
          <table:covered-table-cell/>
          <table:covered-table-cell/>
          <table:covered-table-cell/>
        </table:table-row>
        <table:table-row table:style-name="Tableau30.18">
          <table:table-cell table:style-name="Tableau30.A19" office:value-type="string">
            <text:p text:style-name="P70"/>
          </table:table-cell>
          <table:table-cell table:style-name="Tableau30.A19" office:value-type="string">
            <text:p text:style-name="P80">nb de CC durant le semestre</text:p>
          </table:table-cell>
          <table:table-cell table:style-name="Tableau30.A19" office:value-type="string">
            <text:p text:style-name="P9">durée</text:p>
          </table:table-cell>
          <table:table-cell table:style-name="Tableau30.A19" table:number-columns-spanned="3" office:value-type="string">
            <text:p text:style-name="P80">Nature</text:p>
            <text:p text:style-name="P79">(oral/écrit )</text:p>
          </table:table-cell>
          <table:covered-table-cell/>
          <table:covered-table-cell/>
          <table:table-cell table:style-name="Tableau30.A19" table:number-columns-spanned="2" office:value-type="string">
            <text:p text:style-name="P9">durée</text:p>
          </table:table-cell>
          <table:covered-table-cell/>
          <table:table-cell table:style-name="Tableau30.A19" table:number-columns-spanned="3" office:value-type="string">
            <text:p text:style-name="P80">Nature</text:p>
            <text:p text:style-name="P79">(oral/écrit)</text:p>
          </table:table-cell>
          <table:covered-table-cell/>
          <table:covered-table-cell/>
          <table:table-cell table:style-name="Tableau30.A1" table:number-columns-spanned="4" office:value-type="string">
            <text:p text:style-name="P9">répartition en % entre CC et CT</text:p>
          </table:table-cell>
          <table:covered-table-cell/>
          <table:covered-table-cell/>
          <table:covered-table-cell/>
        </table:table-row>
        <table:table-row table:style-name="Tableau30.18">
          <table:table-cell table:style-name="Tableau30.A19" office:value-type="string">
            <text:p text:style-name="P69"><text:span text:style-name="T2">1</text:span><text:span text:style-name="T8">ère</text:span><text:span text:style-name="T2"> session :</text:span></text:p>
          </table:table-cell>
          <table:table-cell table:style-name="Tableau30.A19" office:value-type="string">
            <text:p text:style-name="P9"/>
          </table:table-cell>
          <table:table-cell table:style-name="Tableau30.A19" office:value-type="string">
            <text:p text:style-name="P9"/>
          </table:table-cell>
          <table:table-cell table:style-name="Tableau30.A19" table:number-columns-spanned="3" office:value-type="string">
            <text:p text:style-name="P9"/>
          </table:table-cell>
          <table:covered-table-cell/>
          <table:covered-table-cell/>
          <table:table-cell table:style-name="Tableau30.A19" table:number-columns-spanned="2" office:value-type="string">
            <text:p text:style-name="P9"/>
          </table:table-cell>
          <table:covered-table-cell/>
          <table:table-cell table:style-name="Tableau30.A19" table:number-columns-spanned="3" office:value-type="string">
            <text:p text:style-name="P9"/>
          </table:table-cell>
          <table:covered-table-cell/>
          <table:covered-table-cell/>
          <table:table-cell table:style-name="Tableau30.A1" table:number-columns-spanned="4" office:value-type="string">
            <text:p text:style-name="P9"/>
          </table:table-cell>
          <table:covered-table-cell/>
          <table:covered-table-cell/>
          <table:covered-table-cell/>
        </table:table-row>
        <table:table-row table:style-name="Tableau30.18">
          <table:table-cell table:style-name="Tableau30.A19" office:value-type="string">
            <text:list xml:id="list2062020641" text:continue-list="list111189870" text:style-name="WW8Num3">
              <text:list-item>
                <text:p text:style-name="P10">RNE</text:p>
              </text:list-item>
            </text:list>
          </table:table-cell>
          <table:table-cell table:style-name="Tableau30.A19" office:value-type="string">
            <text:p text:style-name="P9"/>
          </table:table-cell>
          <table:table-cell table:style-name="Tableau30.A19" office:value-type="string">
            <text:p text:style-name="P9"/>
          </table:table-cell>
          <table:table-cell table:style-name="Tableau30.A19" table:number-columns-spanned="3" office:value-type="string">
            <text:p text:style-name="P9"/>
          </table:table-cell>
          <table:covered-table-cell/>
          <table:covered-table-cell/>
          <table:table-cell table:style-name="Tableau30.A19" table:number-columns-spanned="2" office:value-type="string">
            <text:p text:style-name="P9"/>
          </table:table-cell>
          <table:covered-table-cell/>
          <table:table-cell table:style-name="Tableau30.A19" table:number-columns-spanned="3" office:value-type="string">
            <text:p text:style-name="P9"/>
          </table:table-cell>
          <table:covered-table-cell/>
          <table:covered-table-cell/>
          <table:table-cell table:style-name="Tableau30.A1" table:number-columns-spanned="4" office:value-type="string">
            <text:p text:style-name="P9"/>
          </table:table-cell>
          <table:covered-table-cell/>
          <table:covered-table-cell/>
          <table:covered-table-cell/>
        </table:table-row>
        <table:table-row table:style-name="Tableau30.18">
          <table:table-cell table:style-name="Tableau30.A19" office:value-type="string">
            <text:list xml:id="list1204716149" text:continue-numbering="true" text:style-name="WW8Num3">
              <text:list-item>
                <text:p text:style-name="P10">RSE</text:p>
              </text:list-item>
            </text:list>
          </table:table-cell>
          <table:table-cell table:style-name="Tableau30.A19" office:value-type="string">
            <text:p text:style-name="P9"/>
          </table:table-cell>
          <table:table-cell table:style-name="Tableau30.A19" office:value-type="string">
            <text:p text:style-name="P9"/>
          </table:table-cell>
          <table:table-cell table:style-name="Tableau30.A19" table:number-columns-spanned="3" office:value-type="string">
            <text:p text:style-name="P9"/>
          </table:table-cell>
          <table:covered-table-cell/>
          <table:covered-table-cell/>
          <table:table-cell table:style-name="Tableau30.A19" table:number-columns-spanned="2" office:value-type="string">
            <text:p text:style-name="P9"/>
          </table:table-cell>
          <table:covered-table-cell/>
          <table:table-cell table:style-name="Tableau30.A19" table:number-columns-spanned="3" office:value-type="string">
            <text:p text:style-name="P9"/>
          </table:table-cell>
          <table:covered-table-cell/>
          <table:covered-table-cell/>
          <table:table-cell table:style-name="Tableau30.A1" table:number-columns-spanned="4" office:value-type="string">
            <text:p text:style-name="P9"/>
          </table:table-cell>
          <table:covered-table-cell/>
          <table:covered-table-cell/>
          <table:covered-table-cell/>
        </table:table-row>
        <table:table-row table:style-name="Tableau30.18">
          <table:table-cell table:style-name="Tableau30.A19" office:value-type="string">
            <text:p text:style-name="P1"><text:span text:style-name="T2">2</text:span><text:span text:style-name="T8">ème</text:span><text:span text:style-name="T2"> session :</text:span></text:p>
          </table:table-cell>
          <table:table-cell table:style-name="Tableau30.A19" office:value-type="string">
            <text:p text:style-name="P9"/>
          </table:table-cell>
          <table:table-cell table:style-name="Tableau30.A19" office:value-type="string">
            <text:p text:style-name="P9"/>
          </table:table-cell>
          <table:table-cell table:style-name="Tableau30.A19" table:number-columns-spanned="3" office:value-type="string">
            <text:p text:style-name="P9"/>
          </table:table-cell>
          <table:covered-table-cell/>
          <table:covered-table-cell/>
          <table:table-cell table:style-name="Tableau30.A19" table:number-columns-spanned="2" office:value-type="string">
            <text:p text:style-name="P9"/>
          </table:table-cell>
          <table:covered-table-cell/>
          <table:table-cell table:style-name="Tableau30.A19" table:number-columns-spanned="3" office:value-type="string">
            <text:p text:style-name="P9"/>
          </table:table-cell>
          <table:covered-table-cell/>
          <table:covered-table-cell/>
          <table:table-cell table:style-name="Tableau30.A1" table:number-columns-spanned="4" office:value-type="string">
            <text:p text:style-name="P9"/>
          </table:table-cell>
          <table:covered-table-cell/>
          <table:covered-table-cell/>
          <table:covered-table-cell/>
        </table:table-row>
        <table:table-row table:style-name="Tableau30.18">
          <table:table-cell table:style-name="Tableau30.A19" office:value-type="string">
            <text:list xml:id="list2103390475" text:continue-numbering="true" text:style-name="WW8Num3">
              <text:list-item>
                <text:p text:style-name="P10">RNE</text:p>
              </text:list-item>
            </text:list>
          </table:table-cell>
          <table:table-cell table:style-name="Tableau30.A19" office:value-type="string">
            <text:p text:style-name="P6"/>
          </table:table-cell>
          <table:table-cell table:style-name="Tableau30.A19" office:value-type="string">
            <text:p text:style-name="P6"/>
          </table:table-cell>
          <table:table-cell table:style-name="Tableau30.A19" table:number-columns-spanned="3" office:value-type="string">
            <text:p text:style-name="P6"/>
          </table:table-cell>
          <table:covered-table-cell/>
          <table:covered-table-cell/>
          <table:table-cell table:style-name="Tableau30.A19" table:number-columns-spanned="2" office:value-type="string">
            <text:p text:style-name="P6"/>
          </table:table-cell>
          <table:covered-table-cell/>
          <table:table-cell table:style-name="Tableau30.A19" table:number-columns-spanned="3" office:value-type="string">
            <text:p text:style-name="P6"/>
          </table:table-cell>
          <table:covered-table-cell/>
          <table:covered-table-cell/>
          <table:table-cell table:style-name="Tableau30.A1" table:number-columns-spanned="4" office:value-type="string">
            <text:p text:style-name="P6"/>
          </table:table-cell>
          <table:covered-table-cell/>
          <table:covered-table-cell/>
          <table:covered-table-cell/>
        </table:table-row>
        <table:table-row table:style-name="Tableau30.18">
          <table:table-cell table:style-name="Tableau30.A19" office:value-type="string">
            <text:list xml:id="list722814559" text:continue-numbering="true" text:style-name="WW8Num3">
              <text:list-item>
                <text:p text:style-name="P10">RSE</text:p>
              </text:list-item>
            </text:list>
          </table:table-cell>
          <table:table-cell table:style-name="Tableau30.A19" office:value-type="string">
            <text:p text:style-name="P6"/>
          </table:table-cell>
          <table:table-cell table:style-name="Tableau30.A19" office:value-type="string">
            <text:p text:style-name="P6"/>
          </table:table-cell>
          <table:table-cell table:style-name="Tableau30.A19" table:number-columns-spanned="3" office:value-type="string">
            <text:p text:style-name="P6"/>
          </table:table-cell>
          <table:covered-table-cell/>
          <table:covered-table-cell/>
          <table:table-cell table:style-name="Tableau30.A19" table:number-columns-spanned="2" office:value-type="string">
            <text:p text:style-name="P6"/>
          </table:table-cell>
          <table:covered-table-cell/>
          <table:table-cell table:style-name="Tableau30.A19" table:number-columns-spanned="3" office:value-type="string">
            <text:p text:style-name="P6"/>
          </table:table-cell>
          <table:covered-table-cell/>
          <table:covered-table-cell/>
          <table:table-cell table:style-name="Tableau30.A1" table:number-columns-spanned="4" office:value-type="string">
            <text:p text:style-name="P6"/>
          </table:table-cell>
          <table:covered-table-cell/>
          <table:covered-table-cell/>
          <table:covered-table-cell/>
        </table:table-row>
        <table:table-row table:style-name="Tableau30.18">
          <table:table-cell table:style-name="Tableau30.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0.18">
          <table:table-cell table:style-name="Tableau30.A27" table:number-columns-spanned="15" office:value-type="string">
            <text:p text:style-name="P7">Responsable de l’enseignement : Catherine JULIÉ-BONNE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0.18">
          <table:table-cell table:style-name="Tableau30.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0.18">
          <table:table-cell table:style-name="Tableau30.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text:soft-page-break/></text:p>
      <table:table table:name="Tableau31" table:style-name="Tableau31">
        <table:table-column table:style-name="Tableau31.A"/>
        <table:table-column table:style-name="Tableau31.B"/>
        <table:table-column table:style-name="Tableau31.C"/>
        <table:table-column table:style-name="Tableau31.D"/>
        <table:table-column table:style-name="Tableau31.E"/>
        <table:table-column table:style-name="Tableau31.F"/>
        <table:table-column table:style-name="Tableau31.G"/>
        <table:table-column table:style-name="Tableau31.H"/>
        <table:table-column table:style-name="Tableau31.I"/>
        <table:table-column table:style-name="Tableau31.J"/>
        <table:table-column table:style-name="Tableau31.K"/>
        <table:table-column table:style-name="Tableau31.L"/>
        <table:table-column table:style-name="Tableau31.E" table:number-columns-repeated="2"/>
        <table:table-column table:style-name="Tableau31.O"/>
        <table:table-row table:style-name="Tableau31.1">
          <table:table-cell table:style-name="Tableau31.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1">
          <table:table-cell table:style-name="Tableau31.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1">
          <table:table-cell table:style-name="Tableau31.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1">
          <table:table-cell table:style-name="Tableau31.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5">
          <table:table-cell table:style-name="Tableau31.A5" table:number-columns-spanned="4" office:value-type="string">
            <text:p text:style-name="P7">Intitulé de l’Unité d’Enseignement :</text:p>
          </table:table-cell>
          <table:covered-table-cell/>
          <table:covered-table-cell/>
          <table:covered-table-cell/>
          <table:table-cell table:style-name="Tableau31.E5" table:number-columns-spanned="11" office:value-type="string">
            <text:p text:style-name="P54">Programmation avancée et structures dynamiqu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5">
          <table:table-cell table:style-name="Tableau31.A5" table:number-columns-spanned="4" office:value-type="string">
            <text:p text:style-name="P4">Nature :</text:p>
          </table:table-cell>
          <table:covered-table-cell/>
          <table:covered-table-cell/>
          <table:covered-table-cell/>
          <table:table-cell table:style-name="Tableau31.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5">
          <table:table-cell table:style-name="Tableau31.A5" table:number-columns-spanned="4" office:value-type="string">
            <text:p text:style-name="P4">Semestre :</text:p>
          </table:table-cell>
          <table:covered-table-cell/>
          <table:covered-table-cell/>
          <table:covered-table-cell/>
          <table:table-cell table:style-name="Tableau31.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5">
          <table:table-cell table:style-name="Tableau31.A5" table:number-columns-spanned="4" office:value-type="string">
            <text:p text:style-name="P4">Crédits ECTS :</text:p>
          </table:table-cell>
          <table:covered-table-cell/>
          <table:covered-table-cell/>
          <table:covered-table-cell/>
          <table:table-cell table:style-name="Tableau31.E5" table:number-columns-spanned="11" office:value-type="string">
            <text:p text:style-name="P3">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5">
          <table:table-cell table:style-name="Tableau31.A5" table:number-columns-spanned="4" office:value-type="string">
            <text:p text:style-name="P4">Coefficient :</text:p>
          </table:table-cell>
          <table:covered-table-cell/>
          <table:covered-table-cell/>
          <table:covered-table-cell/>
          <table:table-cell table:style-name="Tableau31.E5" table:number-columns-spanned="11" office:value-type="string">
            <text:p text:style-name="P3">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5">
          <table:table-cell table:style-name="Tableau31.A5" table:number-columns-spanned="4" office:value-type="string">
            <text:p text:style-name="P4">Langue de l’enseignement :</text:p>
          </table:table-cell>
          <table:covered-table-cell/>
          <table:covered-table-cell/>
          <table:covered-table-cell/>
          <table:table-cell table:style-name="Tableau31.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5">
          <table:table-cell table:style-name="Tableau31.A5" table:number-columns-spanned="4" office:value-type="string">
            <text:p text:style-name="P4">Volume horaire total :</text:p>
          </table:table-cell>
          <table:covered-table-cell/>
          <table:covered-table-cell/>
          <table:covered-table-cell/>
          <table:table-cell table:style-name="Tableau31.A5" office:value-type="string">
            <text:p text:style-name="P3">48</text:p>
          </table:table-cell>
          <table:table-cell table:style-name="Tableau31.A5" table:number-columns-spanned="2" office:value-type="string">
            <text:p text:style-name="P8">dont</text:p>
          </table:table-cell>
          <table:covered-table-cell/>
          <table:table-cell table:style-name="Tableau31.A5" table:number-columns-spanned="2" office:value-type="string">
            <text:p text:style-name="P11">CM</text:p>
          </table:table-cell>
          <table:covered-table-cell/>
          <table:table-cell table:style-name="Tableau31.A5" office:value-type="string">
            <text:p text:style-name="P11">18</text:p>
          </table:table-cell>
          <table:table-cell table:style-name="Tableau31.A5" table:number-columns-spanned="2" office:value-type="string">
            <text:p text:style-name="P11">TD</text:p>
          </table:table-cell>
          <table:covered-table-cell/>
          <table:table-cell table:style-name="Tableau31.A5" office:value-type="string">
            <text:p text:style-name="P11">30</text:p>
          </table:table-cell>
          <table:table-cell table:style-name="Tableau31.A5" office:value-type="string">
            <text:p text:style-name="P11">TP</text:p>
          </table:table-cell>
          <table:table-cell table:style-name="Tableau31.E5" office:value-type="string">
            <text:p text:style-name="P11"/>
          </table:table-cell>
        </table:table-row>
        <table:table-row table:style-name="Tableau31.1">
          <table:table-cell table:style-name="Tableau31.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1">
          <table:table-cell table:style-name="Tableau31.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1">
          <table:table-cell table:style-name="Tableau31.A1" table:number-columns-spanned="15" office:value-type="string">
            <text:list xml:id="list944200182" text:continue-list="list144196387" text:style-name="WW8Num2">
              <text:list-item>
                <text:p text:style-name="P5">contenu : </text:p>
              </text:list-item>
            </text:list>
            <text:p text:style-name="P2">Introduction à ADA2005. Types non contraints et pointeurs. Unités de compilation, modularité, généricité. Tâches, rendez-vous, type protégés, répartition. Types étiquetés, programmation orientée objet, programmation par classe, héritage, héritage multiple. Interfaçage : autres langages, interface graphique, serveur web,...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1">
          <table:table-cell table:style-name="Tableau31.A1" table:number-columns-spanned="15" office:value-type="string">
            <text:list xml:id="list183205692" text:continue-numbering="true" text:style-name="WW8Num2">
              <text:list-item>
                <text:p text:style-name="P64">pré-requis :</text:p>
              </text:list-item>
            </text:list>
            <text:p text:style-name="P63">Maîtrise de l’algorithmique de base (y compris techniques d’assertion et d’invariant) et des structures statiques. Connaissance des principes de gestion mémoire, de la notion d’état, de l’affectation. Expérience des entrées sorties (non-)bufferisé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1">
          <table:table-cell table:style-name="Tableau31.A1" table:number-columns-spanned="15" office:value-type="string">
            <text:list xml:id="list561413794" text:continue-numbering="true" text:style-name="WW8Num2">
              <text:list-item>
                <text:p text:style-name="P64">objectifs (savoirs et compétences acquis) : </text:p>
              </text:list-item>
            </text:list>
            <text:p text:style-name="P61">Acquérir et combiner plusieurs méthodes de programmation au sein d’un même langage. Intégrer la notion d’abstraction des données et des traitements. Comprendre l’intérêt du typage fort et de l’induction de types. Arbitrer entre des solutions statiques et dynamiqu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1">
          <table:table-cell table:style-name="Tableau31.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18">
          <table:table-cell table:style-name="Tableau31.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18">
          <table:table-cell table:style-name="Tableau31.A19" office:value-type="string">
            <text:p text:style-name="P65"/>
          </table:table-cell>
          <table:table-cell table:style-name="Tableau31.A19" table:number-columns-spanned="5" office:value-type="string">
            <text:p text:style-name="P9">Contrôle continu</text:p>
          </table:table-cell>
          <table:covered-table-cell/>
          <table:covered-table-cell/>
          <table:covered-table-cell/>
          <table:covered-table-cell/>
          <table:table-cell table:style-name="Tableau31.A19" table:number-columns-spanned="5" office:value-type="string">
            <text:p text:style-name="P80">Contrôle terminal</text:p>
          </table:table-cell>
          <table:covered-table-cell/>
          <table:covered-table-cell/>
          <table:covered-table-cell/>
          <table:covered-table-cell/>
          <table:table-cell table:style-name="Tableau31.A1" table:number-columns-spanned="4" office:value-type="string">
            <text:p text:style-name="P80">Contrôle mixte</text:p>
          </table:table-cell>
          <table:covered-table-cell/>
          <table:covered-table-cell/>
          <table:covered-table-cell/>
        </table:table-row>
        <table:table-row table:style-name="Tableau31.18">
          <table:table-cell table:style-name="Tableau31.A19" office:value-type="string">
            <text:p text:style-name="P70"/>
          </table:table-cell>
          <table:table-cell table:style-name="Tableau31.A19" office:value-type="string">
            <text:p text:style-name="P80">nb de CC durant le semestre</text:p>
          </table:table-cell>
          <table:table-cell table:style-name="Tableau31.A19" office:value-type="string">
            <text:p text:style-name="P9">durée</text:p>
          </table:table-cell>
          <table:table-cell table:style-name="Tableau31.A19" table:number-columns-spanned="3" office:value-type="string">
            <text:p text:style-name="P80">Nature</text:p>
            <text:p text:style-name="P79">(oral/écrit )</text:p>
          </table:table-cell>
          <table:covered-table-cell/>
          <table:covered-table-cell/>
          <table:table-cell table:style-name="Tableau31.A19" table:number-columns-spanned="2" office:value-type="string">
            <text:p text:style-name="P9">durée</text:p>
          </table:table-cell>
          <table:covered-table-cell/>
          <table:table-cell table:style-name="Tableau31.A19" table:number-columns-spanned="3" office:value-type="string">
            <text:p text:style-name="P80">Nature</text:p>
            <text:p text:style-name="P79">(oral/écrit)</text:p>
          </table:table-cell>
          <table:covered-table-cell/>
          <table:covered-table-cell/>
          <table:table-cell table:style-name="Tableau31.A1" table:number-columns-spanned="4" office:value-type="string">
            <text:p text:style-name="P9">répartition en % entre CC et CT</text:p>
          </table:table-cell>
          <table:covered-table-cell/>
          <table:covered-table-cell/>
          <table:covered-table-cell/>
        </table:table-row>
        <table:table-row table:style-name="Tableau31.18">
          <table:table-cell table:style-name="Tableau31.A19" office:value-type="string">
            <text:p text:style-name="P69"><text:span text:style-name="T2">1</text:span><text:span text:style-name="T8">ère</text:span><text:span text:style-name="T2"> session :</text:span></text:p>
          </table:table-cell>
          <table:table-cell table:style-name="Tableau31.A19" office:value-type="string">
            <text:p text:style-name="P9"/>
          </table:table-cell>
          <table:table-cell table:style-name="Tableau31.A19" office:value-type="string">
            <text:p text:style-name="P9"/>
          </table:table-cell>
          <table:table-cell table:style-name="Tableau31.A19" table:number-columns-spanned="3" office:value-type="string">
            <text:p text:style-name="P9"/>
          </table:table-cell>
          <table:covered-table-cell/>
          <table:covered-table-cell/>
          <table:table-cell table:style-name="Tableau31.A19" table:number-columns-spanned="2" office:value-type="string">
            <text:p text:style-name="P9"/>
          </table:table-cell>
          <table:covered-table-cell/>
          <table:table-cell table:style-name="Tableau31.A19" table:number-columns-spanned="3" office:value-type="string">
            <text:p text:style-name="P9"/>
          </table:table-cell>
          <table:covered-table-cell/>
          <table:covered-table-cell/>
          <table:table-cell table:style-name="Tableau31.A1" table:number-columns-spanned="4" office:value-type="string">
            <text:p text:style-name="P9"/>
          </table:table-cell>
          <table:covered-table-cell/>
          <table:covered-table-cell/>
          <table:covered-table-cell/>
        </table:table-row>
        <table:table-row table:style-name="Tableau31.18">
          <table:table-cell table:style-name="Tableau31.A19" office:value-type="string">
            <text:list xml:id="list553388988" text:continue-list="list722814559" text:style-name="WW8Num3">
              <text:list-item>
                <text:p text:style-name="P10">RNE</text:p>
              </text:list-item>
            </text:list>
          </table:table-cell>
          <table:table-cell table:style-name="Tableau31.A19" office:value-type="string">
            <text:p text:style-name="P9"/>
          </table:table-cell>
          <table:table-cell table:style-name="Tableau31.A19" office:value-type="string">
            <text:p text:style-name="P9"/>
          </table:table-cell>
          <table:table-cell table:style-name="Tableau31.A19" table:number-columns-spanned="3" office:value-type="string">
            <text:p text:style-name="P9"/>
          </table:table-cell>
          <table:covered-table-cell/>
          <table:covered-table-cell/>
          <table:table-cell table:style-name="Tableau31.A19" table:number-columns-spanned="2" office:value-type="string">
            <text:p text:style-name="P9"/>
          </table:table-cell>
          <table:covered-table-cell/>
          <table:table-cell table:style-name="Tableau31.A19" table:number-columns-spanned="3" office:value-type="string">
            <text:p text:style-name="P9"/>
          </table:table-cell>
          <table:covered-table-cell/>
          <table:covered-table-cell/>
          <table:table-cell table:style-name="Tableau31.A1" table:number-columns-spanned="4" office:value-type="string">
            <text:p text:style-name="P9"/>
          </table:table-cell>
          <table:covered-table-cell/>
          <table:covered-table-cell/>
          <table:covered-table-cell/>
        </table:table-row>
        <table:table-row table:style-name="Tableau31.18">
          <table:table-cell table:style-name="Tableau31.A19" office:value-type="string">
            <text:list xml:id="list971944307" text:continue-numbering="true" text:style-name="WW8Num3">
              <text:list-item>
                <text:p text:style-name="P10">RSE</text:p>
              </text:list-item>
            </text:list>
          </table:table-cell>
          <table:table-cell table:style-name="Tableau31.A19" office:value-type="string">
            <text:p text:style-name="P9"/>
          </table:table-cell>
          <table:table-cell table:style-name="Tableau31.A19" office:value-type="string">
            <text:p text:style-name="P9"/>
          </table:table-cell>
          <table:table-cell table:style-name="Tableau31.A19" table:number-columns-spanned="3" office:value-type="string">
            <text:p text:style-name="P9"/>
          </table:table-cell>
          <table:covered-table-cell/>
          <table:covered-table-cell/>
          <table:table-cell table:style-name="Tableau31.A19" table:number-columns-spanned="2" office:value-type="string">
            <text:p text:style-name="P9"/>
          </table:table-cell>
          <table:covered-table-cell/>
          <table:table-cell table:style-name="Tableau31.A19" table:number-columns-spanned="3" office:value-type="string">
            <text:p text:style-name="P9"/>
          </table:table-cell>
          <table:covered-table-cell/>
          <table:covered-table-cell/>
          <table:table-cell table:style-name="Tableau31.A1" table:number-columns-spanned="4" office:value-type="string">
            <text:p text:style-name="P9"/>
          </table:table-cell>
          <table:covered-table-cell/>
          <table:covered-table-cell/>
          <table:covered-table-cell/>
        </table:table-row>
        <table:table-row table:style-name="Tableau31.18">
          <table:table-cell table:style-name="Tableau31.A19" office:value-type="string">
            <text:p text:style-name="P1"><text:span text:style-name="T2">2</text:span><text:span text:style-name="T8">ème</text:span><text:span text:style-name="T2"> session :</text:span></text:p>
          </table:table-cell>
          <table:table-cell table:style-name="Tableau31.A19" office:value-type="string">
            <text:p text:style-name="P9"/>
          </table:table-cell>
          <table:table-cell table:style-name="Tableau31.A19" office:value-type="string">
            <text:p text:style-name="P9"/>
          </table:table-cell>
          <table:table-cell table:style-name="Tableau31.A19" table:number-columns-spanned="3" office:value-type="string">
            <text:p text:style-name="P9"/>
          </table:table-cell>
          <table:covered-table-cell/>
          <table:covered-table-cell/>
          <table:table-cell table:style-name="Tableau31.A19" table:number-columns-spanned="2" office:value-type="string">
            <text:p text:style-name="P9"/>
          </table:table-cell>
          <table:covered-table-cell/>
          <table:table-cell table:style-name="Tableau31.A19" table:number-columns-spanned="3" office:value-type="string">
            <text:p text:style-name="P9"/>
          </table:table-cell>
          <table:covered-table-cell/>
          <table:covered-table-cell/>
          <table:table-cell table:style-name="Tableau31.A1" table:number-columns-spanned="4" office:value-type="string">
            <text:p text:style-name="P9"/>
          </table:table-cell>
          <table:covered-table-cell/>
          <table:covered-table-cell/>
          <table:covered-table-cell/>
        </table:table-row>
        <table:table-row table:style-name="Tableau31.18">
          <table:table-cell table:style-name="Tableau31.A19" office:value-type="string">
            <text:list xml:id="list474763168" text:continue-numbering="true" text:style-name="WW8Num3">
              <text:list-item>
                <text:p text:style-name="P10">RNE</text:p>
              </text:list-item>
            </text:list>
          </table:table-cell>
          <table:table-cell table:style-name="Tableau31.A19" office:value-type="string">
            <text:p text:style-name="P6"/>
          </table:table-cell>
          <table:table-cell table:style-name="Tableau31.A19" office:value-type="string">
            <text:p text:style-name="P6"/>
          </table:table-cell>
          <table:table-cell table:style-name="Tableau31.A19" table:number-columns-spanned="3" office:value-type="string">
            <text:p text:style-name="P6"/>
          </table:table-cell>
          <table:covered-table-cell/>
          <table:covered-table-cell/>
          <table:table-cell table:style-name="Tableau31.A19" table:number-columns-spanned="2" office:value-type="string">
            <text:p text:style-name="P6"/>
          </table:table-cell>
          <table:covered-table-cell/>
          <table:table-cell table:style-name="Tableau31.A19" table:number-columns-spanned="3" office:value-type="string">
            <text:p text:style-name="P6"/>
          </table:table-cell>
          <table:covered-table-cell/>
          <table:covered-table-cell/>
          <table:table-cell table:style-name="Tableau31.A1" table:number-columns-spanned="4" office:value-type="string">
            <text:p text:style-name="P6"/>
          </table:table-cell>
          <table:covered-table-cell/>
          <table:covered-table-cell/>
          <table:covered-table-cell/>
        </table:table-row>
        <table:table-row table:style-name="Tableau31.18">
          <table:table-cell table:style-name="Tableau31.A19" office:value-type="string">
            <text:list xml:id="list210230472" text:continue-numbering="true" text:style-name="WW8Num3">
              <text:list-item>
                <text:p text:style-name="P10">RSE</text:p>
              </text:list-item>
            </text:list>
          </table:table-cell>
          <table:table-cell table:style-name="Tableau31.A19" office:value-type="string">
            <text:p text:style-name="P6"/>
          </table:table-cell>
          <table:table-cell table:style-name="Tableau31.A19" office:value-type="string">
            <text:p text:style-name="P6"/>
          </table:table-cell>
          <table:table-cell table:style-name="Tableau31.A19" table:number-columns-spanned="3" office:value-type="string">
            <text:p text:style-name="P6"/>
          </table:table-cell>
          <table:covered-table-cell/>
          <table:covered-table-cell/>
          <table:table-cell table:style-name="Tableau31.A19" table:number-columns-spanned="2" office:value-type="string">
            <text:p text:style-name="P6"/>
          </table:table-cell>
          <table:covered-table-cell/>
          <table:table-cell table:style-name="Tableau31.A19" table:number-columns-spanned="3" office:value-type="string">
            <text:p text:style-name="P6"/>
          </table:table-cell>
          <table:covered-table-cell/>
          <table:covered-table-cell/>
          <table:table-cell table:style-name="Tableau31.A1" table:number-columns-spanned="4" office:value-type="string">
            <text:p text:style-name="P6"/>
          </table:table-cell>
          <table:covered-table-cell/>
          <table:covered-table-cell/>
          <table:covered-table-cell/>
        </table:table-row>
        <table:table-row table:style-name="Tableau31.18">
          <table:table-cell table:style-name="Tableau31.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18">
          <table:table-cell table:style-name="Tableau31.A27" table:number-columns-spanned="15" office:value-type="string">
            <text:p text:style-name="P7">Responsable de l’enseignement : Catherine JULIÉ-BONNE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18">
          <table:table-cell table:style-name="Tableau31.A27" table:number-columns-spanned="15" office:value-type="string">
            <text:p text:style-name="P62">Bibliographie : John Barnes : "programming in Ada 2005" ISBN 0-32-134078-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1.18">
          <table:table-cell table:style-name="Tableau31.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32" table:style-name="Tableau32">
        <table:table-column table:style-name="Tableau32.A"/>
        <table:table-column table:style-name="Tableau32.B"/>
        <table:table-column table:style-name="Tableau32.C"/>
        <table:table-column table:style-name="Tableau32.D"/>
        <table:table-column table:style-name="Tableau32.E"/>
        <table:table-column table:style-name="Tableau32.F"/>
        <table:table-column table:style-name="Tableau32.G"/>
        <table:table-column table:style-name="Tableau32.H"/>
        <table:table-column table:style-name="Tableau32.I"/>
        <table:table-column table:style-name="Tableau32.J"/>
        <table:table-column table:style-name="Tableau32.K"/>
        <table:table-column table:style-name="Tableau32.L"/>
        <table:table-column table:style-name="Tableau32.E" table:number-columns-repeated="2"/>
        <table:table-column table:style-name="Tableau32.O"/>
        <table:table-row table:style-name="Tableau32.1">
          <table:table-cell table:style-name="Tableau32.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32.1">
          <table:table-cell table:style-name="Tableau32.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2.1">
          <table:table-cell table:style-name="Tableau32.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2.1">
          <table:table-cell table:style-name="Tableau32.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2.5">
          <table:table-cell table:style-name="Tableau32.A5" table:number-columns-spanned="4" office:value-type="string">
            <text:p text:style-name="P7">Intitulé de l’Unité d’Enseignement :</text:p>
          </table:table-cell>
          <table:covered-table-cell/>
          <table:covered-table-cell/>
          <table:covered-table-cell/>
          <table:table-cell table:style-name="Tableau32.E5" table:number-columns-spanned="11" office:value-type="string">
            <text:p text:style-name="P54">Réseaux</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2.5">
          <table:table-cell table:style-name="Tableau32.A5" table:number-columns-spanned="4" office:value-type="string">
            <text:p text:style-name="P4">Nature :</text:p>
          </table:table-cell>
          <table:covered-table-cell/>
          <table:covered-table-cell/>
          <table:covered-table-cell/>
          <table:table-cell table:style-name="Tableau32.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2.5">
          <table:table-cell table:style-name="Tableau32.A5" table:number-columns-spanned="4" office:value-type="string">
            <text:p text:style-name="P4">Semestre :</text:p>
          </table:table-cell>
          <table:covered-table-cell/>
          <table:covered-table-cell/>
          <table:covered-table-cell/>
          <table:table-cell table:style-name="Tableau32.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2.5">
          <table:table-cell table:style-name="Tableau32.A5" table:number-columns-spanned="4" office:value-type="string">
            <text:p text:style-name="P4">Crédits ECTS :</text:p>
          </table:table-cell>
          <table:covered-table-cell/>
          <table:covered-table-cell/>
          <table:covered-table-cell/>
          <table:table-cell table:style-name="Tableau32.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2.5">
          <table:table-cell table:style-name="Tableau32.A5" table:number-columns-spanned="4" office:value-type="string">
            <text:p text:style-name="P4">Coefficient :</text:p>
          </table:table-cell>
          <table:covered-table-cell/>
          <table:covered-table-cell/>
          <table:covered-table-cell/>
          <table:table-cell table:style-name="Tableau32.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2.5">
          <table:table-cell table:style-name="Tableau32.A5" table:number-columns-spanned="4" office:value-type="string">
            <text:p text:style-name="P4">Langue de l’enseignement :</text:p>
          </table:table-cell>
          <table:covered-table-cell/>
          <table:covered-table-cell/>
          <table:covered-table-cell/>
          <table:table-cell table:style-name="Tableau32.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2.5">
          <table:table-cell table:style-name="Tableau32.A5" table:number-columns-spanned="4" office:value-type="string">
            <text:p text:style-name="P4">Volume horaire total :</text:p>
          </table:table-cell>
          <table:covered-table-cell/>
          <table:covered-table-cell/>
          <table:covered-table-cell/>
          <table:table-cell table:style-name="Tableau32.A5" office:value-type="string">
            <text:p text:style-name="P3">40</text:p>
          </table:table-cell>
          <table:table-cell table:style-name="Tableau32.A5" table:number-columns-spanned="2" office:value-type="string">
            <text:p text:style-name="P8">dont</text:p>
          </table:table-cell>
          <table:covered-table-cell/>
          <table:table-cell table:style-name="Tableau32.A5" table:number-columns-spanned="2" office:value-type="string">
            <text:p text:style-name="P11">CM</text:p>
          </table:table-cell>
          <table:covered-table-cell/>
          <table:table-cell table:style-name="Tableau32.A5" office:value-type="string">
            <text:p text:style-name="P11">16</text:p>
          </table:table-cell>
          <table:table-cell table:style-name="Tableau32.A5" table:number-columns-spanned="2" office:value-type="string">
            <text:p text:style-name="P11">TD</text:p>
          </table:table-cell>
          <table:covered-table-cell/>
          <table:table-cell table:style-name="Tableau32.A5" office:value-type="string">
            <text:p text:style-name="P11">12</text:p>
          </table:table-cell>
          <table:table-cell table:style-name="Tableau32.A5" office:value-type="string">
            <text:p text:style-name="P11">CTP</text:p>
          </table:table-cell>
          <table:table-cell table:style-name="Tableau32.E5" office:value-type="string">
            <text:p text:style-name="P11">12</text:p>
          </table:table-cell>
        </table:table-row>
        <table:table-row table:style-name="Tableau32.1">
          <table:table-cell table:style-name="Tableau32.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2.1">
          <table:table-cell table:style-name="Tableau32.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2.1">
          <table:table-cell table:style-name="Tableau32.A1" table:number-columns-spanned="15" office:value-type="string">
            <text:list xml:id="list1647841737" text:continue-list="list561413794" text:style-name="WW8Num2">
              <text:list-item>
                <text:p text:style-name="P5">contenu : </text:p>
              </text:list-item>
            </text:list>
            <text:p text:style-name="P2">Architecture des réseaux : structure en couches, protocoles, services. Réseaux locaux sous UDP-TCP/IP, Ethernet. Protocoles de routage : RIP, OSPF, BGP. Principaux protocoles Internet : DNS (annuaire de noms de domaines). SMTP (mail), FTP (transfert de fichiers), HTTP (web),...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2.1">
          <table:table-cell table:style-name="Tableau32.A1" table:number-columns-spanned="15" office:value-type="string">
            <text:list xml:id="list94376548" text:continue-numbering="true" text:style-name="WW8Num2">
              <text:list-item>
                <text:p text:style-name="P64">pré-requis :</text:p>
              </text:list-item>
            </text:list>
            <text:p text:style-name="P63">Algorithmique (modules de L1 et L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2.1">
          <table:table-cell table:style-name="Tableau32.A1" table:number-columns-spanned="15" office:value-type="string">
            <text:list xml:id="list111125251" text:continue-numbering="true" text:style-name="WW8Num2">
              <text:list-item>
                <text:p text:style-name="P64">objectifs (savoirs et compétences acquis) : </text:p>
              </text:list-item>
            </text:list>
            <text:p text:style-name="P61">Principes et pratique des réseaux locaux informatiqu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2.1">
          <table:table-cell table:style-name="Tableau32.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2.18">
          <table:table-cell table:style-name="Tableau32.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2.18">
          <table:table-cell table:style-name="Tableau32.A19" office:value-type="string">
            <text:p text:style-name="P65"/>
          </table:table-cell>
          <table:table-cell table:style-name="Tableau32.A19" table:number-columns-spanned="5" office:value-type="string">
            <text:p text:style-name="P9">Contrôle continu</text:p>
          </table:table-cell>
          <table:covered-table-cell/>
          <table:covered-table-cell/>
          <table:covered-table-cell/>
          <table:covered-table-cell/>
          <table:table-cell table:style-name="Tableau32.A19" table:number-columns-spanned="5" office:value-type="string">
            <text:p text:style-name="P80">Contrôle terminal</text:p>
          </table:table-cell>
          <table:covered-table-cell/>
          <table:covered-table-cell/>
          <table:covered-table-cell/>
          <table:covered-table-cell/>
          <table:table-cell table:style-name="Tableau32.A1" table:number-columns-spanned="4" office:value-type="string">
            <text:p text:style-name="P80">Contrôle mixte</text:p>
          </table:table-cell>
          <table:covered-table-cell/>
          <table:covered-table-cell/>
          <table:covered-table-cell/>
        </table:table-row>
        <table:table-row table:style-name="Tableau32.18">
          <table:table-cell table:style-name="Tableau32.A19" office:value-type="string">
            <text:p text:style-name="P70"/>
          </table:table-cell>
          <table:table-cell table:style-name="Tableau32.A19" office:value-type="string">
            <text:p text:style-name="P80">nb de CC durant le semestre</text:p>
          </table:table-cell>
          <table:table-cell table:style-name="Tableau32.A19" office:value-type="string">
            <text:p text:style-name="P9">durée</text:p>
          </table:table-cell>
          <table:table-cell table:style-name="Tableau32.A19" table:number-columns-spanned="3" office:value-type="string">
            <text:p text:style-name="P80">Nature</text:p>
            <text:p text:style-name="P79">(oral/écrit )</text:p>
          </table:table-cell>
          <table:covered-table-cell/>
          <table:covered-table-cell/>
          <table:table-cell table:style-name="Tableau32.A19" table:number-columns-spanned="2" office:value-type="string">
            <text:p text:style-name="P9">durée</text:p>
          </table:table-cell>
          <table:covered-table-cell/>
          <table:table-cell table:style-name="Tableau32.A19" table:number-columns-spanned="3" office:value-type="string">
            <text:p text:style-name="P80">Nature</text:p>
            <text:p text:style-name="P79">(oral/écrit)</text:p>
          </table:table-cell>
          <table:covered-table-cell/>
          <table:covered-table-cell/>
          <table:table-cell table:style-name="Tableau32.A1" table:number-columns-spanned="4" office:value-type="string">
            <text:p text:style-name="P9">répartition en % entre CC et CT</text:p>
          </table:table-cell>
          <table:covered-table-cell/>
          <table:covered-table-cell/>
          <table:covered-table-cell/>
        </table:table-row>
        <table:table-row table:style-name="Tableau32.18">
          <table:table-cell table:style-name="Tableau32.A19" office:value-type="string">
            <text:p text:style-name="P69"><text:span text:style-name="T2">1</text:span><text:span text:style-name="T8">ère</text:span><text:span text:style-name="T2"> session :</text:span></text:p>
          </table:table-cell>
          <table:table-cell table:style-name="Tableau32.A19" office:value-type="string">
            <text:p text:style-name="P9"/>
          </table:table-cell>
          <table:table-cell table:style-name="Tableau32.A19" office:value-type="string">
            <text:p text:style-name="P9"/>
          </table:table-cell>
          <table:table-cell table:style-name="Tableau32.A19" table:number-columns-spanned="3" office:value-type="string">
            <text:p text:style-name="P9"/>
          </table:table-cell>
          <table:covered-table-cell/>
          <table:covered-table-cell/>
          <table:table-cell table:style-name="Tableau32.A19" table:number-columns-spanned="2" office:value-type="string">
            <text:p text:style-name="P9"/>
          </table:table-cell>
          <table:covered-table-cell/>
          <table:table-cell table:style-name="Tableau32.A19" table:number-columns-spanned="3" office:value-type="string">
            <text:p text:style-name="P9"/>
          </table:table-cell>
          <table:covered-table-cell/>
          <table:covered-table-cell/>
          <table:table-cell table:style-name="Tableau32.A1" table:number-columns-spanned="4" office:value-type="string">
            <text:p text:style-name="P9"/>
          </table:table-cell>
          <table:covered-table-cell/>
          <table:covered-table-cell/>
          <table:covered-table-cell/>
        </table:table-row>
        <table:table-row table:style-name="Tableau32.18">
          <table:table-cell table:style-name="Tableau32.A19" office:value-type="string">
            <text:list xml:id="list286218815" text:continue-list="list210230472" text:style-name="WW8Num3">
              <text:list-item>
                <text:p text:style-name="P10">RNE</text:p>
              </text:list-item>
            </text:list>
          </table:table-cell>
          <table:table-cell table:style-name="Tableau32.A19" office:value-type="string">
            <text:p text:style-name="P9"/>
          </table:table-cell>
          <table:table-cell table:style-name="Tableau32.A19" office:value-type="string">
            <text:p text:style-name="P9"/>
          </table:table-cell>
          <table:table-cell table:style-name="Tableau32.A19" table:number-columns-spanned="3" office:value-type="string">
            <text:p text:style-name="P9"/>
          </table:table-cell>
          <table:covered-table-cell/>
          <table:covered-table-cell/>
          <table:table-cell table:style-name="Tableau32.A19" table:number-columns-spanned="2" office:value-type="string">
            <text:p text:style-name="P9"/>
          </table:table-cell>
          <table:covered-table-cell/>
          <table:table-cell table:style-name="Tableau32.A19" table:number-columns-spanned="3" office:value-type="string">
            <text:p text:style-name="P9"/>
          </table:table-cell>
          <table:covered-table-cell/>
          <table:covered-table-cell/>
          <table:table-cell table:style-name="Tableau32.A1" table:number-columns-spanned="4" office:value-type="string">
            <text:p text:style-name="P9"/>
          </table:table-cell>
          <table:covered-table-cell/>
          <table:covered-table-cell/>
          <table:covered-table-cell/>
        </table:table-row>
        <table:table-row table:style-name="Tableau32.18">
          <table:table-cell table:style-name="Tableau32.A19" office:value-type="string">
            <text:list xml:id="list1031152573" text:continue-numbering="true" text:style-name="WW8Num3">
              <text:list-item>
                <text:p text:style-name="P10">RSE</text:p>
              </text:list-item>
            </text:list>
          </table:table-cell>
          <table:table-cell table:style-name="Tableau32.A19" office:value-type="string">
            <text:p text:style-name="P9"/>
          </table:table-cell>
          <table:table-cell table:style-name="Tableau32.A19" office:value-type="string">
            <text:p text:style-name="P9"/>
          </table:table-cell>
          <table:table-cell table:style-name="Tableau32.A19" table:number-columns-spanned="3" office:value-type="string">
            <text:p text:style-name="P9"/>
          </table:table-cell>
          <table:covered-table-cell/>
          <table:covered-table-cell/>
          <table:table-cell table:style-name="Tableau32.A19" table:number-columns-spanned="2" office:value-type="string">
            <text:p text:style-name="P9"/>
          </table:table-cell>
          <table:covered-table-cell/>
          <table:table-cell table:style-name="Tableau32.A19" table:number-columns-spanned="3" office:value-type="string">
            <text:p text:style-name="P9"/>
          </table:table-cell>
          <table:covered-table-cell/>
          <table:covered-table-cell/>
          <table:table-cell table:style-name="Tableau32.A1" table:number-columns-spanned="4" office:value-type="string">
            <text:p text:style-name="P9"/>
          </table:table-cell>
          <table:covered-table-cell/>
          <table:covered-table-cell/>
          <table:covered-table-cell/>
        </table:table-row>
        <table:table-row table:style-name="Tableau32.18">
          <table:table-cell table:style-name="Tableau32.A19" office:value-type="string">
            <text:p text:style-name="P1"><text:span text:style-name="T2">2</text:span><text:span text:style-name="T8">ème</text:span><text:span text:style-name="T2"> session :</text:span></text:p>
          </table:table-cell>
          <table:table-cell table:style-name="Tableau32.A19" office:value-type="string">
            <text:p text:style-name="P9"/>
          </table:table-cell>
          <table:table-cell table:style-name="Tableau32.A19" office:value-type="string">
            <text:p text:style-name="P9"/>
          </table:table-cell>
          <table:table-cell table:style-name="Tableau32.A19" table:number-columns-spanned="3" office:value-type="string">
            <text:p text:style-name="P9"/>
          </table:table-cell>
          <table:covered-table-cell/>
          <table:covered-table-cell/>
          <table:table-cell table:style-name="Tableau32.A19" table:number-columns-spanned="2" office:value-type="string">
            <text:p text:style-name="P9"/>
          </table:table-cell>
          <table:covered-table-cell/>
          <table:table-cell table:style-name="Tableau32.A19" table:number-columns-spanned="3" office:value-type="string">
            <text:p text:style-name="P9"/>
          </table:table-cell>
          <table:covered-table-cell/>
          <table:covered-table-cell/>
          <table:table-cell table:style-name="Tableau32.A1" table:number-columns-spanned="4" office:value-type="string">
            <text:p text:style-name="P9"/>
          </table:table-cell>
          <table:covered-table-cell/>
          <table:covered-table-cell/>
          <table:covered-table-cell/>
        </table:table-row>
        <table:table-row table:style-name="Tableau32.18">
          <table:table-cell table:style-name="Tableau32.A19" office:value-type="string">
            <text:list xml:id="list1303161269" text:continue-numbering="true" text:style-name="WW8Num3">
              <text:list-item>
                <text:p text:style-name="P10">RNE</text:p>
              </text:list-item>
            </text:list>
          </table:table-cell>
          <table:table-cell table:style-name="Tableau32.A19" office:value-type="string">
            <text:p text:style-name="P6"/>
          </table:table-cell>
          <table:table-cell table:style-name="Tableau32.A19" office:value-type="string">
            <text:p text:style-name="P6"/>
          </table:table-cell>
          <table:table-cell table:style-name="Tableau32.A19" table:number-columns-spanned="3" office:value-type="string">
            <text:p text:style-name="P6"/>
          </table:table-cell>
          <table:covered-table-cell/>
          <table:covered-table-cell/>
          <table:table-cell table:style-name="Tableau32.A19" table:number-columns-spanned="2" office:value-type="string">
            <text:p text:style-name="P6"/>
          </table:table-cell>
          <table:covered-table-cell/>
          <table:table-cell table:style-name="Tableau32.A19" table:number-columns-spanned="3" office:value-type="string">
            <text:p text:style-name="P6"/>
          </table:table-cell>
          <table:covered-table-cell/>
          <table:covered-table-cell/>
          <table:table-cell table:style-name="Tableau32.A1" table:number-columns-spanned="4" office:value-type="string">
            <text:p text:style-name="P6"/>
          </table:table-cell>
          <table:covered-table-cell/>
          <table:covered-table-cell/>
          <table:covered-table-cell/>
        </table:table-row>
        <table:table-row table:style-name="Tableau32.18">
          <table:table-cell table:style-name="Tableau32.A19" office:value-type="string">
            <text:list xml:id="list960630478" text:continue-numbering="true" text:style-name="WW8Num3">
              <text:list-item>
                <text:p text:style-name="P10">RSE</text:p>
              </text:list-item>
            </text:list>
          </table:table-cell>
          <table:table-cell table:style-name="Tableau32.A19" office:value-type="string">
            <text:p text:style-name="P6"/>
          </table:table-cell>
          <table:table-cell table:style-name="Tableau32.A19" office:value-type="string">
            <text:p text:style-name="P6"/>
          </table:table-cell>
          <table:table-cell table:style-name="Tableau32.A19" table:number-columns-spanned="3" office:value-type="string">
            <text:p text:style-name="P6"/>
          </table:table-cell>
          <table:covered-table-cell/>
          <table:covered-table-cell/>
          <table:table-cell table:style-name="Tableau32.A19" table:number-columns-spanned="2" office:value-type="string">
            <text:p text:style-name="P6"/>
          </table:table-cell>
          <table:covered-table-cell/>
          <table:table-cell table:style-name="Tableau32.A19" table:number-columns-spanned="3" office:value-type="string">
            <text:p text:style-name="P6"/>
          </table:table-cell>
          <table:covered-table-cell/>
          <table:covered-table-cell/>
          <table:table-cell table:style-name="Tableau32.A1" table:number-columns-spanned="4" office:value-type="string">
            <text:p text:style-name="P6"/>
          </table:table-cell>
          <table:covered-table-cell/>
          <table:covered-table-cell/>
          <table:covered-table-cell/>
        </table:table-row>
        <table:table-row table:style-name="Tableau32.18">
          <table:table-cell table:style-name="Tableau32.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2.18">
          <table:table-cell table:style-name="Tableau32.A27" table:number-columns-spanned="15" office:value-type="string">
            <text:p text:style-name="P7">Responsable de l’enseignement : Abdelali ED-DBAL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2.18">
          <table:table-cell table:style-name="Tableau32.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2.18">
          <table:table-cell table:style-name="Tableau32.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33" table:style-name="Tableau33">
        <table:table-column table:style-name="Tableau33.A"/>
        <table:table-column table:style-name="Tableau33.B"/>
        <table:table-column table:style-name="Tableau33.C"/>
        <table:table-column table:style-name="Tableau33.D"/>
        <table:table-column table:style-name="Tableau33.E"/>
        <table:table-column table:style-name="Tableau33.F"/>
        <table:table-column table:style-name="Tableau33.G"/>
        <table:table-column table:style-name="Tableau33.H"/>
        <table:table-column table:style-name="Tableau33.I"/>
        <table:table-column table:style-name="Tableau33.J"/>
        <table:table-column table:style-name="Tableau33.K"/>
        <table:table-column table:style-name="Tableau33.L"/>
        <table:table-column table:style-name="Tableau33.E" table:number-columns-repeated="2"/>
        <table:table-column table:style-name="Tableau33.O"/>
        <table:table-row table:style-name="Tableau33.1">
          <table:table-cell table:style-name="Tableau33.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3.1">
          <table:table-cell table:style-name="Tableau33.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3.1">
          <table:table-cell table:style-name="Tableau33.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3.1">
          <table:table-cell table:style-name="Tableau33.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3.5">
          <table:table-cell table:style-name="Tableau33.A5" table:number-columns-spanned="4" office:value-type="string">
            <text:p text:style-name="P7">Intitulé de l’Unité d’Enseignement :</text:p>
          </table:table-cell>
          <table:covered-table-cell/>
          <table:covered-table-cell/>
          <table:covered-table-cell/>
          <table:table-cell table:style-name="Tableau33.E5" table:number-columns-spanned="11" office:value-type="string">
            <text:p text:style-name="P54">Analyse des algorithm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3.5">
          <table:table-cell table:style-name="Tableau33.A5" table:number-columns-spanned="4" office:value-type="string">
            <text:p text:style-name="P4">Nature :</text:p>
          </table:table-cell>
          <table:covered-table-cell/>
          <table:covered-table-cell/>
          <table:covered-table-cell/>
          <table:table-cell table:style-name="Tableau33.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3.5">
          <table:table-cell table:style-name="Tableau33.A5" table:number-columns-spanned="4" office:value-type="string">
            <text:p text:style-name="P4">Semestre :</text:p>
          </table:table-cell>
          <table:covered-table-cell/>
          <table:covered-table-cell/>
          <table:covered-table-cell/>
          <table:table-cell table:style-name="Tableau33.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33.5">
          <table:table-cell table:style-name="Tableau33.A5" table:number-columns-spanned="4" office:value-type="string">
            <text:p text:style-name="P4">Crédits ECTS :</text:p>
          </table:table-cell>
          <table:covered-table-cell/>
          <table:covered-table-cell/>
          <table:covered-table-cell/>
          <table:table-cell table:style-name="Tableau33.E5" table:number-columns-spanned="11" office:value-type="string">
            <text:p text:style-name="P3">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3.5">
          <table:table-cell table:style-name="Tableau33.A5" table:number-columns-spanned="4" office:value-type="string">
            <text:p text:style-name="P4">Coefficient :</text:p>
          </table:table-cell>
          <table:covered-table-cell/>
          <table:covered-table-cell/>
          <table:covered-table-cell/>
          <table:table-cell table:style-name="Tableau33.E5" table:number-columns-spanned="11" office:value-type="string">
            <text:p text:style-name="P3">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3.5">
          <table:table-cell table:style-name="Tableau33.A5" table:number-columns-spanned="4" office:value-type="string">
            <text:p text:style-name="P4">Langue de l’enseignement :</text:p>
          </table:table-cell>
          <table:covered-table-cell/>
          <table:covered-table-cell/>
          <table:covered-table-cell/>
          <table:table-cell table:style-name="Tableau33.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3.5">
          <table:table-cell table:style-name="Tableau33.A5" table:number-columns-spanned="4" office:value-type="string">
            <text:p text:style-name="P4">Volume horaire total :</text:p>
          </table:table-cell>
          <table:covered-table-cell/>
          <table:covered-table-cell/>
          <table:covered-table-cell/>
          <table:table-cell table:style-name="Tableau33.A5" office:value-type="string">
            <text:p text:style-name="P3">40</text:p>
          </table:table-cell>
          <table:table-cell table:style-name="Tableau33.A5" table:number-columns-spanned="2" office:value-type="string">
            <text:p text:style-name="P8">dont</text:p>
          </table:table-cell>
          <table:covered-table-cell/>
          <table:table-cell table:style-name="Tableau33.A5" table:number-columns-spanned="2" office:value-type="string">
            <text:p text:style-name="P11">CM</text:p>
          </table:table-cell>
          <table:covered-table-cell/>
          <table:table-cell table:style-name="Tableau33.A5" office:value-type="string">
            <text:p text:style-name="P11">16</text:p>
          </table:table-cell>
          <table:table-cell table:style-name="Tableau33.A5" table:number-columns-spanned="2" office:value-type="string">
            <text:p text:style-name="P11">TD</text:p>
          </table:table-cell>
          <table:covered-table-cell/>
          <table:table-cell table:style-name="Tableau33.A5" office:value-type="string">
            <text:p text:style-name="P11">24</text:p>
          </table:table-cell>
          <table:table-cell table:style-name="Tableau33.A5" office:value-type="string">
            <text:p text:style-name="P11">TP</text:p>
          </table:table-cell>
          <table:table-cell table:style-name="Tableau33.E5" office:value-type="string">
            <text:p text:style-name="P11"/>
          </table:table-cell>
        </table:table-row>
        <table:table-row table:style-name="Tableau33.1">
          <table:table-cell table:style-name="Tableau33.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3.1">
          <table:table-cell table:style-name="Tableau33.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3.1">
          <table:table-cell table:style-name="Tableau33.A1" table:number-columns-spanned="15" office:value-type="string">
            <text:list xml:id="list1449283748" text:continue-list="list111125251" text:style-name="WW8Num2">
              <text:list-item>
                <text:p text:style-name="P5">contenu : </text:p>
              </text:list-item>
            </text:list>
            <text:p text:style-name="P2">Complexité d'un algorithme. Diviser pour régner. Algorithmes gloutons. Programmation dynamique. Algorithmes de tri ; arbres binaires de recherch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3.1">
          <table:table-cell table:style-name="Tableau33.A1" table:number-columns-spanned="15" office:value-type="string">
            <text:list xml:id="list119842863" text:continue-numbering="true" text:style-name="WW8Num2">
              <text:list-item>
                <text:p text:style-name="P64">pré-requis :</text:p>
              </text:list-item>
            </text:list>
            <text:p text:style-name="P63">algorithmique et programmation élémentair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3.1">
          <table:table-cell table:style-name="Tableau33.A1" table:number-columns-spanned="15" office:value-type="string">
            <text:list xml:id="list774235703" text:continue-numbering="true" text:style-name="WW8Num2">
              <text:list-item>
                <text:p text:style-name="P64">objectifs (savoirs et compétences acquis) : </text:p>
              </text:list-item>
            </text:list>
            <text:p text:style-name="P61">Techniques algorithmiques de base (diviser pour régner, algorithmes gloutons...) et analyse de la complexité d'un algorith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3.1">
          <table:table-cell table:style-name="Tableau33.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3.18">
          <table:table-cell table:style-name="Tableau33.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3.18">
          <table:table-cell table:style-name="Tableau33.A19" office:value-type="string">
            <text:p text:style-name="P65"/>
          </table:table-cell>
          <table:table-cell table:style-name="Tableau33.A19" table:number-columns-spanned="5" office:value-type="string">
            <text:p text:style-name="P9">Contrôle continu</text:p>
          </table:table-cell>
          <table:covered-table-cell/>
          <table:covered-table-cell/>
          <table:covered-table-cell/>
          <table:covered-table-cell/>
          <table:table-cell table:style-name="Tableau33.A19" table:number-columns-spanned="5" office:value-type="string">
            <text:p text:style-name="P80">Contrôle terminal</text:p>
          </table:table-cell>
          <table:covered-table-cell/>
          <table:covered-table-cell/>
          <table:covered-table-cell/>
          <table:covered-table-cell/>
          <table:table-cell table:style-name="Tableau33.A1" table:number-columns-spanned="4" office:value-type="string">
            <text:p text:style-name="P80">Contrôle mixte</text:p>
          </table:table-cell>
          <table:covered-table-cell/>
          <table:covered-table-cell/>
          <table:covered-table-cell/>
        </table:table-row>
        <table:table-row table:style-name="Tableau33.18">
          <table:table-cell table:style-name="Tableau33.A19" office:value-type="string">
            <text:p text:style-name="P70"/>
          </table:table-cell>
          <table:table-cell table:style-name="Tableau33.A19" office:value-type="string">
            <text:p text:style-name="P80">nb de CC durant le semestre</text:p>
          </table:table-cell>
          <table:table-cell table:style-name="Tableau33.A19" office:value-type="string">
            <text:p text:style-name="P9">durée</text:p>
          </table:table-cell>
          <table:table-cell table:style-name="Tableau33.A19" table:number-columns-spanned="3" office:value-type="string">
            <text:p text:style-name="P80">Nature</text:p>
            <text:p text:style-name="P79">(oral/écrit )</text:p>
          </table:table-cell>
          <table:covered-table-cell/>
          <table:covered-table-cell/>
          <table:table-cell table:style-name="Tableau33.A19" table:number-columns-spanned="2" office:value-type="string">
            <text:p text:style-name="P9">durée</text:p>
          </table:table-cell>
          <table:covered-table-cell/>
          <table:table-cell table:style-name="Tableau33.A19" table:number-columns-spanned="3" office:value-type="string">
            <text:p text:style-name="P80">Nature</text:p>
            <text:p text:style-name="P79">(oral/écrit)</text:p>
          </table:table-cell>
          <table:covered-table-cell/>
          <table:covered-table-cell/>
          <table:table-cell table:style-name="Tableau33.A1" table:number-columns-spanned="4" office:value-type="string">
            <text:p text:style-name="P9">répartition en % entre CC et CT</text:p>
          </table:table-cell>
          <table:covered-table-cell/>
          <table:covered-table-cell/>
          <table:covered-table-cell/>
        </table:table-row>
        <table:table-row table:style-name="Tableau33.18">
          <table:table-cell table:style-name="Tableau33.A19" office:value-type="string">
            <text:p text:style-name="P69"><text:span text:style-name="T2">1</text:span><text:span text:style-name="T8">ère</text:span><text:span text:style-name="T2"> session :</text:span></text:p>
          </table:table-cell>
          <table:table-cell table:style-name="Tableau33.A19" office:value-type="string">
            <text:p text:style-name="P9"/>
          </table:table-cell>
          <table:table-cell table:style-name="Tableau33.A19" office:value-type="string">
            <text:p text:style-name="P9"/>
          </table:table-cell>
          <table:table-cell table:style-name="Tableau33.A19" table:number-columns-spanned="3" office:value-type="string">
            <text:p text:style-name="P9"/>
          </table:table-cell>
          <table:covered-table-cell/>
          <table:covered-table-cell/>
          <table:table-cell table:style-name="Tableau33.A19" table:number-columns-spanned="2" office:value-type="string">
            <text:p text:style-name="P9"/>
          </table:table-cell>
          <table:covered-table-cell/>
          <table:table-cell table:style-name="Tableau33.A19" table:number-columns-spanned="3" office:value-type="string">
            <text:p text:style-name="P9"/>
          </table:table-cell>
          <table:covered-table-cell/>
          <table:covered-table-cell/>
          <table:table-cell table:style-name="Tableau33.A1" table:number-columns-spanned="4" office:value-type="string">
            <text:p text:style-name="P9"/>
          </table:table-cell>
          <table:covered-table-cell/>
          <table:covered-table-cell/>
          <table:covered-table-cell/>
        </table:table-row>
        <table:table-row table:style-name="Tableau33.18">
          <table:table-cell table:style-name="Tableau33.A19" office:value-type="string">
            <text:list xml:id="list1890941296" text:continue-list="list960630478" text:style-name="WW8Num3">
              <text:list-item>
                <text:p text:style-name="P10">RNE</text:p>
              </text:list-item>
            </text:list>
          </table:table-cell>
          <table:table-cell table:style-name="Tableau33.A19" office:value-type="string">
            <text:p text:style-name="P9"/>
          </table:table-cell>
          <table:table-cell table:style-name="Tableau33.A19" office:value-type="string">
            <text:p text:style-name="P9"/>
          </table:table-cell>
          <table:table-cell table:style-name="Tableau33.A19" table:number-columns-spanned="3" office:value-type="string">
            <text:p text:style-name="P9"/>
          </table:table-cell>
          <table:covered-table-cell/>
          <table:covered-table-cell/>
          <table:table-cell table:style-name="Tableau33.A19" table:number-columns-spanned="2" office:value-type="string">
            <text:p text:style-name="P9"/>
          </table:table-cell>
          <table:covered-table-cell/>
          <table:table-cell table:style-name="Tableau33.A19" table:number-columns-spanned="3" office:value-type="string">
            <text:p text:style-name="P9"/>
          </table:table-cell>
          <table:covered-table-cell/>
          <table:covered-table-cell/>
          <table:table-cell table:style-name="Tableau33.A1" table:number-columns-spanned="4" office:value-type="string">
            <text:p text:style-name="P9"/>
          </table:table-cell>
          <table:covered-table-cell/>
          <table:covered-table-cell/>
          <table:covered-table-cell/>
        </table:table-row>
        <table:table-row table:style-name="Tableau33.18">
          <table:table-cell table:style-name="Tableau33.A19" office:value-type="string">
            <text:list xml:id="list1354768067" text:continue-numbering="true" text:style-name="WW8Num3">
              <text:list-item>
                <text:p text:style-name="P10">RSE</text:p>
              </text:list-item>
            </text:list>
          </table:table-cell>
          <table:table-cell table:style-name="Tableau33.A19" office:value-type="string">
            <text:p text:style-name="P9"/>
          </table:table-cell>
          <table:table-cell table:style-name="Tableau33.A19" office:value-type="string">
            <text:p text:style-name="P9"/>
          </table:table-cell>
          <table:table-cell table:style-name="Tableau33.A19" table:number-columns-spanned="3" office:value-type="string">
            <text:p text:style-name="P9"/>
          </table:table-cell>
          <table:covered-table-cell/>
          <table:covered-table-cell/>
          <table:table-cell table:style-name="Tableau33.A19" table:number-columns-spanned="2" office:value-type="string">
            <text:p text:style-name="P9"/>
          </table:table-cell>
          <table:covered-table-cell/>
          <table:table-cell table:style-name="Tableau33.A19" table:number-columns-spanned="3" office:value-type="string">
            <text:p text:style-name="P9"/>
          </table:table-cell>
          <table:covered-table-cell/>
          <table:covered-table-cell/>
          <table:table-cell table:style-name="Tableau33.A1" table:number-columns-spanned="4" office:value-type="string">
            <text:p text:style-name="P9"/>
          </table:table-cell>
          <table:covered-table-cell/>
          <table:covered-table-cell/>
          <table:covered-table-cell/>
        </table:table-row>
        <table:table-row table:style-name="Tableau33.18">
          <table:table-cell table:style-name="Tableau33.A19" office:value-type="string">
            <text:p text:style-name="P1"><text:span text:style-name="T2">2</text:span><text:span text:style-name="T8">ème</text:span><text:span text:style-name="T2"> session :</text:span></text:p>
          </table:table-cell>
          <table:table-cell table:style-name="Tableau33.A19" office:value-type="string">
            <text:p text:style-name="P9"/>
          </table:table-cell>
          <table:table-cell table:style-name="Tableau33.A19" office:value-type="string">
            <text:p text:style-name="P9"/>
          </table:table-cell>
          <table:table-cell table:style-name="Tableau33.A19" table:number-columns-spanned="3" office:value-type="string">
            <text:p text:style-name="P9"/>
          </table:table-cell>
          <table:covered-table-cell/>
          <table:covered-table-cell/>
          <table:table-cell table:style-name="Tableau33.A19" table:number-columns-spanned="2" office:value-type="string">
            <text:p text:style-name="P9"/>
          </table:table-cell>
          <table:covered-table-cell/>
          <table:table-cell table:style-name="Tableau33.A19" table:number-columns-spanned="3" office:value-type="string">
            <text:p text:style-name="P9"/>
          </table:table-cell>
          <table:covered-table-cell/>
          <table:covered-table-cell/>
          <table:table-cell table:style-name="Tableau33.A1" table:number-columns-spanned="4" office:value-type="string">
            <text:p text:style-name="P9"/>
          </table:table-cell>
          <table:covered-table-cell/>
          <table:covered-table-cell/>
          <table:covered-table-cell/>
        </table:table-row>
        <table:table-row table:style-name="Tableau33.18">
          <table:table-cell table:style-name="Tableau33.A19" office:value-type="string">
            <text:list xml:id="list732691076" text:continue-numbering="true" text:style-name="WW8Num3">
              <text:list-item>
                <text:p text:style-name="P10">RNE</text:p>
              </text:list-item>
            </text:list>
          </table:table-cell>
          <table:table-cell table:style-name="Tableau33.A19" office:value-type="string">
            <text:p text:style-name="P6"/>
          </table:table-cell>
          <table:table-cell table:style-name="Tableau33.A19" office:value-type="string">
            <text:p text:style-name="P6"/>
          </table:table-cell>
          <table:table-cell table:style-name="Tableau33.A19" table:number-columns-spanned="3" office:value-type="string">
            <text:p text:style-name="P6"/>
          </table:table-cell>
          <table:covered-table-cell/>
          <table:covered-table-cell/>
          <table:table-cell table:style-name="Tableau33.A19" table:number-columns-spanned="2" office:value-type="string">
            <text:p text:style-name="P6"/>
          </table:table-cell>
          <table:covered-table-cell/>
          <table:table-cell table:style-name="Tableau33.A19" table:number-columns-spanned="3" office:value-type="string">
            <text:p text:style-name="P6"/>
          </table:table-cell>
          <table:covered-table-cell/>
          <table:covered-table-cell/>
          <table:table-cell table:style-name="Tableau33.A1" table:number-columns-spanned="4" office:value-type="string">
            <text:p text:style-name="P6"/>
          </table:table-cell>
          <table:covered-table-cell/>
          <table:covered-table-cell/>
          <table:covered-table-cell/>
        </table:table-row>
        <table:table-row table:style-name="Tableau33.18">
          <table:table-cell table:style-name="Tableau33.A19" office:value-type="string">
            <text:list xml:id="list1582580582" text:continue-numbering="true" text:style-name="WW8Num3">
              <text:list-item>
                <text:p text:style-name="P10">RSE</text:p>
              </text:list-item>
            </text:list>
          </table:table-cell>
          <table:table-cell table:style-name="Tableau33.A19" office:value-type="string">
            <text:p text:style-name="P6"/>
          </table:table-cell>
          <table:table-cell table:style-name="Tableau33.A19" office:value-type="string">
            <text:p text:style-name="P6"/>
          </table:table-cell>
          <table:table-cell table:style-name="Tableau33.A19" table:number-columns-spanned="3" office:value-type="string">
            <text:p text:style-name="P6"/>
          </table:table-cell>
          <table:covered-table-cell/>
          <table:covered-table-cell/>
          <table:table-cell table:style-name="Tableau33.A19" table:number-columns-spanned="2" office:value-type="string">
            <text:p text:style-name="P6"/>
          </table:table-cell>
          <table:covered-table-cell/>
          <table:table-cell table:style-name="Tableau33.A19" table:number-columns-spanned="3" office:value-type="string">
            <text:p text:style-name="P6"/>
          </table:table-cell>
          <table:covered-table-cell/>
          <table:covered-table-cell/>
          <table:table-cell table:style-name="Tableau33.A1" table:number-columns-spanned="4" office:value-type="string">
            <text:p text:style-name="P6"/>
          </table:table-cell>
          <table:covered-table-cell/>
          <table:covered-table-cell/>
          <table:covered-table-cell/>
        </table:table-row>
        <table:table-row table:style-name="Tableau33.18">
          <table:table-cell table:style-name="Tableau33.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3.18">
          <table:table-cell table:style-name="Tableau33.A27" table:number-columns-spanned="15" office:value-type="string">
            <text:p text:style-name="P7">Responsable de l’enseignement : Ioan TODINC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3.18">
          <table:table-cell table:style-name="Tableau33.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3.18">
          <table:table-cell table:style-name="Tableau33.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34" table:style-name="Tableau34">
        <table:table-column table:style-name="Tableau34.A"/>
        <table:table-column table:style-name="Tableau34.B"/>
        <table:table-column table:style-name="Tableau34.C"/>
        <table:table-column table:style-name="Tableau34.D"/>
        <table:table-column table:style-name="Tableau34.E"/>
        <table:table-column table:style-name="Tableau34.F"/>
        <table:table-column table:style-name="Tableau34.G"/>
        <table:table-column table:style-name="Tableau34.H"/>
        <table:table-column table:style-name="Tableau34.I"/>
        <table:table-column table:style-name="Tableau34.J"/>
        <table:table-column table:style-name="Tableau34.K"/>
        <table:table-column table:style-name="Tableau34.L"/>
        <table:table-column table:style-name="Tableau34.E" table:number-columns-repeated="2"/>
        <table:table-column table:style-name="Tableau34.O"/>
        <table:table-row table:style-name="Tableau34.1">
          <table:table-cell table:style-name="Tableau34.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4.1">
          <table:table-cell table:style-name="Tableau34.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4.1">
          <table:table-cell table:style-name="Tableau34.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4.1">
          <table:table-cell table:style-name="Tableau34.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4.5">
          <table:table-cell table:style-name="Tableau34.A5" table:number-columns-spanned="4" office:value-type="string">
            <text:p text:style-name="P7">Intitulé de l’Unité d’Enseignement :</text:p>
          </table:table-cell>
          <table:covered-table-cell/>
          <table:covered-table-cell/>
          <table:covered-table-cell/>
          <table:table-cell table:style-name="Tableau34.E5" table:number-columns-spanned="11" office:value-type="string">
            <text:p text:style-name="P54">Programmation linéair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4.5">
          <table:table-cell table:style-name="Tableau34.A5" table:number-columns-spanned="4" office:value-type="string">
            <text:p text:style-name="P4">Nature :</text:p>
          </table:table-cell>
          <table:covered-table-cell/>
          <table:covered-table-cell/>
          <table:covered-table-cell/>
          <table:table-cell table:style-name="Tableau34.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4.5">
          <table:table-cell table:style-name="Tableau34.A5" table:number-columns-spanned="4" office:value-type="string">
            <text:p text:style-name="P4">Semestre :</text:p>
          </table:table-cell>
          <table:covered-table-cell/>
          <table:covered-table-cell/>
          <table:covered-table-cell/>
          <table:table-cell table:style-name="Tableau34.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4.5">
          <table:table-cell table:style-name="Tableau34.A5" table:number-columns-spanned="4" office:value-type="string">
            <text:p text:style-name="P4">Crédits ECTS :</text:p>
          </table:table-cell>
          <table:covered-table-cell/>
          <table:covered-table-cell/>
          <table:covered-table-cell/>
          <table:table-cell table:style-name="Tableau34.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4.5">
          <table:table-cell table:style-name="Tableau34.A5" table:number-columns-spanned="4" office:value-type="string">
            <text:p text:style-name="P4">Coefficient :</text:p>
          </table:table-cell>
          <table:covered-table-cell/>
          <table:covered-table-cell/>
          <table:covered-table-cell/>
          <table:table-cell table:style-name="Tableau34.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4.5">
          <table:table-cell table:style-name="Tableau34.A5" table:number-columns-spanned="4" office:value-type="string">
            <text:p text:style-name="P4">Langue de l’enseignement :</text:p>
          </table:table-cell>
          <table:covered-table-cell/>
          <table:covered-table-cell/>
          <table:covered-table-cell/>
          <table:table-cell table:style-name="Tableau34.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4.5">
          <table:table-cell table:style-name="Tableau34.A5" table:number-columns-spanned="4" office:value-type="string">
            <text:p text:style-name="P4">Volume horaire total :</text:p>
          </table:table-cell>
          <table:covered-table-cell/>
          <table:covered-table-cell/>
          <table:covered-table-cell/>
          <table:table-cell table:style-name="Tableau34.A5" office:value-type="string">
            <text:p text:style-name="P3">38</text:p>
          </table:table-cell>
          <table:table-cell table:style-name="Tableau34.A5" table:number-columns-spanned="2" office:value-type="string">
            <text:p text:style-name="P8">dont</text:p>
          </table:table-cell>
          <table:covered-table-cell/>
          <table:table-cell table:style-name="Tableau34.A5" table:number-columns-spanned="2" office:value-type="string">
            <text:p text:style-name="P11">CM</text:p>
          </table:table-cell>
          <table:covered-table-cell/>
          <table:table-cell table:style-name="Tableau34.A5" office:value-type="string">
            <text:p text:style-name="P11">14</text:p>
          </table:table-cell>
          <table:table-cell table:style-name="Tableau34.A5" table:number-columns-spanned="2" office:value-type="string">
            <text:p text:style-name="P11">TD</text:p>
          </table:table-cell>
          <table:covered-table-cell/>
          <table:table-cell table:style-name="Tableau34.A5" office:value-type="string">
            <text:p text:style-name="P11">20</text:p>
          </table:table-cell>
          <table:table-cell table:style-name="Tableau34.A5" office:value-type="string">
            <text:p text:style-name="P11">CTP</text:p>
          </table:table-cell>
          <table:table-cell table:style-name="Tableau34.E5" office:value-type="string">
            <text:p text:style-name="P11">4</text:p>
          </table:table-cell>
        </table:table-row>
        <table:table-row table:style-name="Tableau34.1">
          <table:table-cell table:style-name="Tableau34.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4.1">
          <table:table-cell table:style-name="Tableau34.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4.1">
          <table:table-cell table:style-name="Tableau34.A1" table:number-columns-spanned="15" office:value-type="string">
            <text:list xml:id="list614288080" text:continue-list="list774235703" text:style-name="WW8Num2">
              <text:list-item>
                <text:p text:style-name="P5">contenu : </text:p>
              </text:list-item>
            </text:list>
            <text:p text:style-name="P2"><text:soft-page-break/>modélisation de problèmes linéaires ; résolution graphique ; algorithme du simplexe ; méthode du simplexe ; dualité ; théorème de dualité ; théorème des écarts complémentaires ; interprétation économique du dual ; études de cas ; programmation </text:p>
            <text:p text:style-name="P2">linéaire en nombres entier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4.1">
          <table:table-cell table:style-name="Tableau34.A1" table:number-columns-spanned="15" office:value-type="string">
            <text:list xml:id="list153283932" text:continue-numbering="true" text:style-name="WW8Num2">
              <text:list-item>
                <text:p text:style-name="P64">pré-requis :</text:p>
              </text:list-item>
            </text:list>
            <text:p text:style-name="P63">Algèbre et Algorithmique de L1 et L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4.1">
          <table:table-cell table:style-name="Tableau34.A1" table:number-columns-spanned="15" office:value-type="string">
            <text:list xml:id="list177566872" text:continue-numbering="true" text:style-name="WW8Num2">
              <text:list-item>
                <text:p text:style-name="P64">objectifs (savoirs et compétences acquis) : </text:p>
              </text:list-item>
            </text:list>
            <text:p text:style-name="P61">Capacité à modéliser et résoudre des problèmes d'optimisation linéair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4.1">
          <table:table-cell table:style-name="Tableau34.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4.18">
          <table:table-cell table:style-name="Tableau34.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4.18">
          <table:table-cell table:style-name="Tableau34.A19" office:value-type="string">
            <text:p text:style-name="P65"/>
          </table:table-cell>
          <table:table-cell table:style-name="Tableau34.A19" table:number-columns-spanned="5" office:value-type="string">
            <text:p text:style-name="P9">Contrôle continu</text:p>
          </table:table-cell>
          <table:covered-table-cell/>
          <table:covered-table-cell/>
          <table:covered-table-cell/>
          <table:covered-table-cell/>
          <table:table-cell table:style-name="Tableau34.A19" table:number-columns-spanned="5" office:value-type="string">
            <text:p text:style-name="P80">Contrôle terminal</text:p>
          </table:table-cell>
          <table:covered-table-cell/>
          <table:covered-table-cell/>
          <table:covered-table-cell/>
          <table:covered-table-cell/>
          <table:table-cell table:style-name="Tableau34.A1" table:number-columns-spanned="4" office:value-type="string">
            <text:p text:style-name="P80">Contrôle mixte</text:p>
          </table:table-cell>
          <table:covered-table-cell/>
          <table:covered-table-cell/>
          <table:covered-table-cell/>
        </table:table-row>
        <table:table-row table:style-name="Tableau34.18">
          <table:table-cell table:style-name="Tableau34.A19" office:value-type="string">
            <text:p text:style-name="P70"/>
          </table:table-cell>
          <table:table-cell table:style-name="Tableau34.A19" office:value-type="string">
            <text:p text:style-name="P80">nb de CC durant le semestre</text:p>
          </table:table-cell>
          <table:table-cell table:style-name="Tableau34.A19" office:value-type="string">
            <text:p text:style-name="P9">durée</text:p>
          </table:table-cell>
          <table:table-cell table:style-name="Tableau34.A19" table:number-columns-spanned="3" office:value-type="string">
            <text:p text:style-name="P80">Nature</text:p>
            <text:p text:style-name="P79">(oral/écrit )</text:p>
          </table:table-cell>
          <table:covered-table-cell/>
          <table:covered-table-cell/>
          <table:table-cell table:style-name="Tableau34.A19" table:number-columns-spanned="2" office:value-type="string">
            <text:p text:style-name="P9">durée</text:p>
          </table:table-cell>
          <table:covered-table-cell/>
          <table:table-cell table:style-name="Tableau34.A19" table:number-columns-spanned="3" office:value-type="string">
            <text:p text:style-name="P80">Nature</text:p>
            <text:p text:style-name="P79">(oral/écrit)</text:p>
          </table:table-cell>
          <table:covered-table-cell/>
          <table:covered-table-cell/>
          <table:table-cell table:style-name="Tableau34.A1" table:number-columns-spanned="4" office:value-type="string">
            <text:p text:style-name="P9">répartition en % entre CC et CT</text:p>
          </table:table-cell>
          <table:covered-table-cell/>
          <table:covered-table-cell/>
          <table:covered-table-cell/>
        </table:table-row>
        <table:table-row table:style-name="Tableau34.18">
          <table:table-cell table:style-name="Tableau34.A19" office:value-type="string">
            <text:p text:style-name="P69"><text:span text:style-name="T2">1</text:span><text:span text:style-name="T8">ère</text:span><text:span text:style-name="T2"> session :</text:span></text:p>
          </table:table-cell>
          <table:table-cell table:style-name="Tableau34.A19" office:value-type="string">
            <text:p text:style-name="P9"/>
          </table:table-cell>
          <table:table-cell table:style-name="Tableau34.A19" office:value-type="string">
            <text:p text:style-name="P9"/>
          </table:table-cell>
          <table:table-cell table:style-name="Tableau34.A19" table:number-columns-spanned="3" office:value-type="string">
            <text:p text:style-name="P9"/>
          </table:table-cell>
          <table:covered-table-cell/>
          <table:covered-table-cell/>
          <table:table-cell table:style-name="Tableau34.A19" table:number-columns-spanned="2" office:value-type="string">
            <text:p text:style-name="P9"/>
          </table:table-cell>
          <table:covered-table-cell/>
          <table:table-cell table:style-name="Tableau34.A19" table:number-columns-spanned="3" office:value-type="string">
            <text:p text:style-name="P9"/>
          </table:table-cell>
          <table:covered-table-cell/>
          <table:covered-table-cell/>
          <table:table-cell table:style-name="Tableau34.A1" table:number-columns-spanned="4" office:value-type="string">
            <text:p text:style-name="P9"/>
          </table:table-cell>
          <table:covered-table-cell/>
          <table:covered-table-cell/>
          <table:covered-table-cell/>
        </table:table-row>
        <table:table-row table:style-name="Tableau34.18">
          <table:table-cell table:style-name="Tableau34.A19" office:value-type="string">
            <text:list xml:id="list279046522" text:continue-list="list1582580582" text:style-name="WW8Num3">
              <text:list-item>
                <text:p text:style-name="P10">RNE</text:p>
              </text:list-item>
            </text:list>
          </table:table-cell>
          <table:table-cell table:style-name="Tableau34.A19" office:value-type="string">
            <text:p text:style-name="P9"/>
          </table:table-cell>
          <table:table-cell table:style-name="Tableau34.A19" office:value-type="string">
            <text:p text:style-name="P9"/>
          </table:table-cell>
          <table:table-cell table:style-name="Tableau34.A19" table:number-columns-spanned="3" office:value-type="string">
            <text:p text:style-name="P9"/>
          </table:table-cell>
          <table:covered-table-cell/>
          <table:covered-table-cell/>
          <table:table-cell table:style-name="Tableau34.A19" table:number-columns-spanned="2" office:value-type="string">
            <text:p text:style-name="P9"/>
          </table:table-cell>
          <table:covered-table-cell/>
          <table:table-cell table:style-name="Tableau34.A19" table:number-columns-spanned="3" office:value-type="string">
            <text:p text:style-name="P9"/>
          </table:table-cell>
          <table:covered-table-cell/>
          <table:covered-table-cell/>
          <table:table-cell table:style-name="Tableau34.A1" table:number-columns-spanned="4" office:value-type="string">
            <text:p text:style-name="P9"/>
          </table:table-cell>
          <table:covered-table-cell/>
          <table:covered-table-cell/>
          <table:covered-table-cell/>
        </table:table-row>
        <table:table-row table:style-name="Tableau34.18">
          <table:table-cell table:style-name="Tableau34.A19" office:value-type="string">
            <text:list xml:id="list745508354" text:continue-numbering="true" text:style-name="WW8Num3">
              <text:list-item>
                <text:p text:style-name="P10">RSE</text:p>
              </text:list-item>
            </text:list>
          </table:table-cell>
          <table:table-cell table:style-name="Tableau34.A19" office:value-type="string">
            <text:p text:style-name="P9"/>
          </table:table-cell>
          <table:table-cell table:style-name="Tableau34.A19" office:value-type="string">
            <text:p text:style-name="P9"/>
          </table:table-cell>
          <table:table-cell table:style-name="Tableau34.A19" table:number-columns-spanned="3" office:value-type="string">
            <text:p text:style-name="P9"/>
          </table:table-cell>
          <table:covered-table-cell/>
          <table:covered-table-cell/>
          <table:table-cell table:style-name="Tableau34.A19" table:number-columns-spanned="2" office:value-type="string">
            <text:p text:style-name="P9"/>
          </table:table-cell>
          <table:covered-table-cell/>
          <table:table-cell table:style-name="Tableau34.A19" table:number-columns-spanned="3" office:value-type="string">
            <text:p text:style-name="P9"/>
          </table:table-cell>
          <table:covered-table-cell/>
          <table:covered-table-cell/>
          <table:table-cell table:style-name="Tableau34.A1" table:number-columns-spanned="4" office:value-type="string">
            <text:p text:style-name="P9"/>
          </table:table-cell>
          <table:covered-table-cell/>
          <table:covered-table-cell/>
          <table:covered-table-cell/>
        </table:table-row>
        <table:table-row table:style-name="Tableau34.18">
          <table:table-cell table:style-name="Tableau34.A19" office:value-type="string">
            <text:p text:style-name="P1"><text:span text:style-name="T2">2</text:span><text:span text:style-name="T8">ème</text:span><text:span text:style-name="T2"> session :</text:span></text:p>
          </table:table-cell>
          <table:table-cell table:style-name="Tableau34.A19" office:value-type="string">
            <text:p text:style-name="P9"/>
          </table:table-cell>
          <table:table-cell table:style-name="Tableau34.A19" office:value-type="string">
            <text:p text:style-name="P9"/>
          </table:table-cell>
          <table:table-cell table:style-name="Tableau34.A19" table:number-columns-spanned="3" office:value-type="string">
            <text:p text:style-name="P9"/>
          </table:table-cell>
          <table:covered-table-cell/>
          <table:covered-table-cell/>
          <table:table-cell table:style-name="Tableau34.A19" table:number-columns-spanned="2" office:value-type="string">
            <text:p text:style-name="P9"/>
          </table:table-cell>
          <table:covered-table-cell/>
          <table:table-cell table:style-name="Tableau34.A19" table:number-columns-spanned="3" office:value-type="string">
            <text:p text:style-name="P9"/>
          </table:table-cell>
          <table:covered-table-cell/>
          <table:covered-table-cell/>
          <table:table-cell table:style-name="Tableau34.A1" table:number-columns-spanned="4" office:value-type="string">
            <text:p text:style-name="P9"/>
          </table:table-cell>
          <table:covered-table-cell/>
          <table:covered-table-cell/>
          <table:covered-table-cell/>
        </table:table-row>
        <table:table-row table:style-name="Tableau34.18">
          <table:table-cell table:style-name="Tableau34.A19" office:value-type="string">
            <text:list xml:id="list106723581" text:continue-numbering="true" text:style-name="WW8Num3">
              <text:list-item>
                <text:p text:style-name="P10">RNE</text:p>
              </text:list-item>
            </text:list>
          </table:table-cell>
          <table:table-cell table:style-name="Tableau34.A19" office:value-type="string">
            <text:p text:style-name="P6"/>
          </table:table-cell>
          <table:table-cell table:style-name="Tableau34.A19" office:value-type="string">
            <text:p text:style-name="P6"/>
          </table:table-cell>
          <table:table-cell table:style-name="Tableau34.A19" table:number-columns-spanned="3" office:value-type="string">
            <text:p text:style-name="P6"/>
          </table:table-cell>
          <table:covered-table-cell/>
          <table:covered-table-cell/>
          <table:table-cell table:style-name="Tableau34.A19" table:number-columns-spanned="2" office:value-type="string">
            <text:p text:style-name="P6"/>
          </table:table-cell>
          <table:covered-table-cell/>
          <table:table-cell table:style-name="Tableau34.A19" table:number-columns-spanned="3" office:value-type="string">
            <text:p text:style-name="P6"/>
          </table:table-cell>
          <table:covered-table-cell/>
          <table:covered-table-cell/>
          <table:table-cell table:style-name="Tableau34.A1" table:number-columns-spanned="4" office:value-type="string">
            <text:p text:style-name="P6"/>
          </table:table-cell>
          <table:covered-table-cell/>
          <table:covered-table-cell/>
          <table:covered-table-cell/>
        </table:table-row>
        <table:table-row table:style-name="Tableau34.18">
          <table:table-cell table:style-name="Tableau34.A19" office:value-type="string">
            <text:list xml:id="list1469278770" text:continue-numbering="true" text:style-name="WW8Num3">
              <text:list-item>
                <text:p text:style-name="P10">RSE</text:p>
              </text:list-item>
            </text:list>
          </table:table-cell>
          <table:table-cell table:style-name="Tableau34.A19" office:value-type="string">
            <text:p text:style-name="P6"/>
          </table:table-cell>
          <table:table-cell table:style-name="Tableau34.A19" office:value-type="string">
            <text:p text:style-name="P6"/>
          </table:table-cell>
          <table:table-cell table:style-name="Tableau34.A19" table:number-columns-spanned="3" office:value-type="string">
            <text:p text:style-name="P6"/>
          </table:table-cell>
          <table:covered-table-cell/>
          <table:covered-table-cell/>
          <table:table-cell table:style-name="Tableau34.A19" table:number-columns-spanned="2" office:value-type="string">
            <text:p text:style-name="P6"/>
          </table:table-cell>
          <table:covered-table-cell/>
          <table:table-cell table:style-name="Tableau34.A19" table:number-columns-spanned="3" office:value-type="string">
            <text:p text:style-name="P6"/>
          </table:table-cell>
          <table:covered-table-cell/>
          <table:covered-table-cell/>
          <table:table-cell table:style-name="Tableau34.A1" table:number-columns-spanned="4" office:value-type="string">
            <text:p text:style-name="P6"/>
          </table:table-cell>
          <table:covered-table-cell/>
          <table:covered-table-cell/>
          <table:covered-table-cell/>
        </table:table-row>
        <table:table-row table:style-name="Tableau34.18">
          <table:table-cell table:style-name="Tableau34.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4.18">
          <table:table-cell table:style-name="Tableau34.A27" table:number-columns-spanned="15" office:value-type="string">
            <text:p text:style-name="P7">Responsable de l’enseignement : Ioan TODINC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4.18">
          <table:table-cell table:style-name="Tableau34.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4.18">
          <table:table-cell table:style-name="Tableau34.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35" table:style-name="Tableau35">
        <table:table-column table:style-name="Tableau35.A"/>
        <table:table-column table:style-name="Tableau35.B"/>
        <table:table-column table:style-name="Tableau35.C"/>
        <table:table-column table:style-name="Tableau35.D"/>
        <table:table-column table:style-name="Tableau35.E"/>
        <table:table-column table:style-name="Tableau35.F"/>
        <table:table-column table:style-name="Tableau35.G"/>
        <table:table-column table:style-name="Tableau35.H"/>
        <table:table-column table:style-name="Tableau35.I"/>
        <table:table-column table:style-name="Tableau35.J"/>
        <table:table-column table:style-name="Tableau35.K"/>
        <table:table-column table:style-name="Tableau35.L"/>
        <table:table-column table:style-name="Tableau35.E" table:number-columns-repeated="2"/>
        <table:table-column table:style-name="Tableau35.O"/>
        <table:table-row table:style-name="Tableau35.1">
          <table:table-cell table:style-name="Tableau35.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5.1">
          <table:table-cell table:style-name="Tableau35.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5.1">
          <table:table-cell table:style-name="Tableau35.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5.1">
          <table:table-cell table:style-name="Tableau35.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5.5">
          <table:table-cell table:style-name="Tableau35.A5" table:number-columns-spanned="4" office:value-type="string">
            <text:p text:style-name="P7">Intitulé de l’Unité d’Enseignement :</text:p>
          </table:table-cell>
          <table:covered-table-cell/>
          <table:covered-table-cell/>
          <table:covered-table-cell/>
          <table:table-cell table:style-name="Tableau35.E5" table:number-columns-spanned="11" office:value-type="string">
            <text:p text:style-name="P54">Logiq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5.5">
          <table:table-cell table:style-name="Tableau35.A5" table:number-columns-spanned="4" office:value-type="string">
            <text:p text:style-name="P4">Nature :</text:p>
          </table:table-cell>
          <table:covered-table-cell/>
          <table:covered-table-cell/>
          <table:covered-table-cell/>
          <table:table-cell table:style-name="Tableau35.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5.5">
          <table:table-cell table:style-name="Tableau35.A5" table:number-columns-spanned="4" office:value-type="string">
            <text:p text:style-name="P4">Semestre :</text:p>
          </table:table-cell>
          <table:covered-table-cell/>
          <table:covered-table-cell/>
          <table:covered-table-cell/>
          <table:table-cell table:style-name="Tableau35.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5.5">
          <table:table-cell table:style-name="Tableau35.A5" table:number-columns-spanned="4" office:value-type="string">
            <text:p text:style-name="P4">Crédits ECTS :</text:p>
          </table:table-cell>
          <table:covered-table-cell/>
          <table:covered-table-cell/>
          <table:covered-table-cell/>
          <table:table-cell table:style-name="Tableau35.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5.5">
          <table:table-cell table:style-name="Tableau35.A5" table:number-columns-spanned="4" office:value-type="string">
            <text:p text:style-name="P4">Coefficient :</text:p>
          </table:table-cell>
          <table:covered-table-cell/>
          <table:covered-table-cell/>
          <table:covered-table-cell/>
          <table:table-cell table:style-name="Tableau35.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5.5">
          <table:table-cell table:style-name="Tableau35.A5" table:number-columns-spanned="4" office:value-type="string">
            <text:p text:style-name="P4">Langue de l’enseignement :</text:p>
          </table:table-cell>
          <table:covered-table-cell/>
          <table:covered-table-cell/>
          <table:covered-table-cell/>
          <table:table-cell table:style-name="Tableau35.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5.5">
          <table:table-cell table:style-name="Tableau35.A5" table:number-columns-spanned="4" office:value-type="string">
            <text:p text:style-name="P4">Volume horaire total :</text:p>
          </table:table-cell>
          <table:covered-table-cell/>
          <table:covered-table-cell/>
          <table:covered-table-cell/>
          <table:table-cell table:style-name="Tableau35.A5" office:value-type="string">
            <text:p text:style-name="P3">30</text:p>
          </table:table-cell>
          <table:table-cell table:style-name="Tableau35.A5" table:number-columns-spanned="2" office:value-type="string">
            <text:p text:style-name="P8">dont</text:p>
          </table:table-cell>
          <table:covered-table-cell/>
          <table:table-cell table:style-name="Tableau35.A5" table:number-columns-spanned="2" office:value-type="string">
            <text:p text:style-name="P11">CM</text:p>
          </table:table-cell>
          <table:covered-table-cell/>
          <table:table-cell table:style-name="Tableau35.A5" office:value-type="string">
            <text:p text:style-name="P11">12</text:p>
          </table:table-cell>
          <table:table-cell table:style-name="Tableau35.A5" table:number-columns-spanned="2" office:value-type="string">
            <text:p text:style-name="P11">TD</text:p>
          </table:table-cell>
          <table:covered-table-cell/>
          <table:table-cell table:style-name="Tableau35.A5" office:value-type="string">
            <text:p text:style-name="P11">18</text:p>
          </table:table-cell>
          <table:table-cell table:style-name="Tableau35.A5" office:value-type="string">
            <text:p text:style-name="P11">TP</text:p>
          </table:table-cell>
          <table:table-cell table:style-name="Tableau35.E5" office:value-type="string">
            <text:p text:style-name="P11"/>
          </table:table-cell>
        </table:table-row>
        <table:table-row table:style-name="Tableau35.1">
          <table:table-cell table:style-name="Tableau35.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5.1">
          <table:table-cell table:style-name="Tableau35.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5.1">
          <table:table-cell table:style-name="Tableau35.A1" table:number-columns-spanned="15" office:value-type="string">
            <text:list xml:id="list1168728685" text:continue-list="list177566872" text:style-name="WW8Num2">
              <text:list-item>
                <text:p text:style-name="P5">contenu : </text:p>
              </text:list-item>
            </text:list>
            <text:p text:style-name="P2">Calcul des propositions, calcul des prédicats, sémantique, modèle. Théorie de la démonstration, déduction naturelle, unification, méthode de résolution.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5.1">
          <table:table-cell table:style-name="Tableau35.A1" table:number-columns-spanned="15" office:value-type="string">
            <text:list xml:id="list704987834" text:continue-numbering="true" text:style-name="WW8Num2">
              <text:list-item>
                <text:p text:style-name="P64">pré-requis :</text:p>
              </text:list-item>
            </text:list>
            <text:p text:style-name="P63">aucu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5.1">
          <table:table-cell table:style-name="Tableau35.A1" table:number-columns-spanned="15" office:value-type="string">
            <text:list xml:id="list1978143687" text:continue-numbering="true" text:style-name="WW8Num2">
              <text:list-item>
                <text:p text:style-name="P64">objectifs (savoirs et compétences acquis) : </text:p>
              </text:list-item>
            </text:list>
            <text:p text:style-name="P61">Comprendre et maîtriser la logique mathématique pour l'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5.1">
          <table:table-cell table:style-name="Tableau35.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35.18">
          <table:table-cell table:style-name="Tableau35.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5.18">
          <table:table-cell table:style-name="Tableau35.A19" office:value-type="string">
            <text:p text:style-name="P65"/>
          </table:table-cell>
          <table:table-cell table:style-name="Tableau35.A19" table:number-columns-spanned="5" office:value-type="string">
            <text:p text:style-name="P9">Contrôle continu</text:p>
          </table:table-cell>
          <table:covered-table-cell/>
          <table:covered-table-cell/>
          <table:covered-table-cell/>
          <table:covered-table-cell/>
          <table:table-cell table:style-name="Tableau35.A19" table:number-columns-spanned="5" office:value-type="string">
            <text:p text:style-name="P80">Contrôle terminal</text:p>
          </table:table-cell>
          <table:covered-table-cell/>
          <table:covered-table-cell/>
          <table:covered-table-cell/>
          <table:covered-table-cell/>
          <table:table-cell table:style-name="Tableau35.A1" table:number-columns-spanned="4" office:value-type="string">
            <text:p text:style-name="P80">Contrôle mixte</text:p>
          </table:table-cell>
          <table:covered-table-cell/>
          <table:covered-table-cell/>
          <table:covered-table-cell/>
        </table:table-row>
        <table:table-row table:style-name="Tableau35.18">
          <table:table-cell table:style-name="Tableau35.A19" office:value-type="string">
            <text:p text:style-name="P70"/>
          </table:table-cell>
          <table:table-cell table:style-name="Tableau35.A19" office:value-type="string">
            <text:p text:style-name="P80">nb de CC durant le semestre</text:p>
          </table:table-cell>
          <table:table-cell table:style-name="Tableau35.A19" office:value-type="string">
            <text:p text:style-name="P9">durée</text:p>
          </table:table-cell>
          <table:table-cell table:style-name="Tableau35.A19" table:number-columns-spanned="3" office:value-type="string">
            <text:p text:style-name="P80">Nature</text:p>
            <text:p text:style-name="P79">(oral/écrit )</text:p>
          </table:table-cell>
          <table:covered-table-cell/>
          <table:covered-table-cell/>
          <table:table-cell table:style-name="Tableau35.A19" table:number-columns-spanned="2" office:value-type="string">
            <text:p text:style-name="P9">durée</text:p>
          </table:table-cell>
          <table:covered-table-cell/>
          <table:table-cell table:style-name="Tableau35.A19" table:number-columns-spanned="3" office:value-type="string">
            <text:p text:style-name="P80">Nature</text:p>
            <text:p text:style-name="P79">(oral/écrit)</text:p>
          </table:table-cell>
          <table:covered-table-cell/>
          <table:covered-table-cell/>
          <table:table-cell table:style-name="Tableau35.A1" table:number-columns-spanned="4" office:value-type="string">
            <text:p text:style-name="P9">répartition en % entre CC et CT</text:p>
          </table:table-cell>
          <table:covered-table-cell/>
          <table:covered-table-cell/>
          <table:covered-table-cell/>
        </table:table-row>
        <table:table-row table:style-name="Tableau35.18">
          <table:table-cell table:style-name="Tableau35.A19" office:value-type="string">
            <text:p text:style-name="P69"><text:span text:style-name="T2">1</text:span><text:span text:style-name="T8">ère</text:span><text:span text:style-name="T2"> session :</text:span></text:p>
          </table:table-cell>
          <table:table-cell table:style-name="Tableau35.A19" office:value-type="string">
            <text:p text:style-name="P9"/>
          </table:table-cell>
          <table:table-cell table:style-name="Tableau35.A19" office:value-type="string">
            <text:p text:style-name="P9"/>
          </table:table-cell>
          <table:table-cell table:style-name="Tableau35.A19" table:number-columns-spanned="3" office:value-type="string">
            <text:p text:style-name="P9"/>
          </table:table-cell>
          <table:covered-table-cell/>
          <table:covered-table-cell/>
          <table:table-cell table:style-name="Tableau35.A19" table:number-columns-spanned="2" office:value-type="string">
            <text:p text:style-name="P9"/>
          </table:table-cell>
          <table:covered-table-cell/>
          <table:table-cell table:style-name="Tableau35.A19" table:number-columns-spanned="3" office:value-type="string">
            <text:p text:style-name="P9"/>
          </table:table-cell>
          <table:covered-table-cell/>
          <table:covered-table-cell/>
          <table:table-cell table:style-name="Tableau35.A1" table:number-columns-spanned="4" office:value-type="string">
            <text:p text:style-name="P9"/>
          </table:table-cell>
          <table:covered-table-cell/>
          <table:covered-table-cell/>
          <table:covered-table-cell/>
        </table:table-row>
        <table:table-row table:style-name="Tableau35.18">
          <table:table-cell table:style-name="Tableau35.A19" office:value-type="string">
            <text:list xml:id="list234022703" text:continue-list="list1469278770" text:style-name="WW8Num3">
              <text:list-item>
                <text:p text:style-name="P10">RNE</text:p>
              </text:list-item>
            </text:list>
          </table:table-cell>
          <table:table-cell table:style-name="Tableau35.A19" office:value-type="string">
            <text:p text:style-name="P9"/>
          </table:table-cell>
          <table:table-cell table:style-name="Tableau35.A19" office:value-type="string">
            <text:p text:style-name="P9"/>
          </table:table-cell>
          <table:table-cell table:style-name="Tableau35.A19" table:number-columns-spanned="3" office:value-type="string">
            <text:p text:style-name="P9"/>
          </table:table-cell>
          <table:covered-table-cell/>
          <table:covered-table-cell/>
          <table:table-cell table:style-name="Tableau35.A19" table:number-columns-spanned="2" office:value-type="string">
            <text:p text:style-name="P9"/>
          </table:table-cell>
          <table:covered-table-cell/>
          <table:table-cell table:style-name="Tableau35.A19" table:number-columns-spanned="3" office:value-type="string">
            <text:p text:style-name="P9"/>
          </table:table-cell>
          <table:covered-table-cell/>
          <table:covered-table-cell/>
          <table:table-cell table:style-name="Tableau35.A1" table:number-columns-spanned="4" office:value-type="string">
            <text:p text:style-name="P9"/>
          </table:table-cell>
          <table:covered-table-cell/>
          <table:covered-table-cell/>
          <table:covered-table-cell/>
        </table:table-row>
        <table:table-row table:style-name="Tableau35.18">
          <table:table-cell table:style-name="Tableau35.A19" office:value-type="string">
            <text:list xml:id="list2091909812" text:continue-numbering="true" text:style-name="WW8Num3">
              <text:list-item>
                <text:p text:style-name="P10">RSE</text:p>
              </text:list-item>
            </text:list>
          </table:table-cell>
          <table:table-cell table:style-name="Tableau35.A19" office:value-type="string">
            <text:p text:style-name="P9"/>
          </table:table-cell>
          <table:table-cell table:style-name="Tableau35.A19" office:value-type="string">
            <text:p text:style-name="P9"/>
          </table:table-cell>
          <table:table-cell table:style-name="Tableau35.A19" table:number-columns-spanned="3" office:value-type="string">
            <text:p text:style-name="P9"/>
          </table:table-cell>
          <table:covered-table-cell/>
          <table:covered-table-cell/>
          <table:table-cell table:style-name="Tableau35.A19" table:number-columns-spanned="2" office:value-type="string">
            <text:p text:style-name="P9"/>
          </table:table-cell>
          <table:covered-table-cell/>
          <table:table-cell table:style-name="Tableau35.A19" table:number-columns-spanned="3" office:value-type="string">
            <text:p text:style-name="P9"/>
          </table:table-cell>
          <table:covered-table-cell/>
          <table:covered-table-cell/>
          <table:table-cell table:style-name="Tableau35.A1" table:number-columns-spanned="4" office:value-type="string">
            <text:p text:style-name="P9"/>
          </table:table-cell>
          <table:covered-table-cell/>
          <table:covered-table-cell/>
          <table:covered-table-cell/>
        </table:table-row>
        <table:table-row table:style-name="Tableau35.18">
          <table:table-cell table:style-name="Tableau35.A19" office:value-type="string">
            <text:p text:style-name="P1"><text:span text:style-name="T2">2</text:span><text:span text:style-name="T8">ème</text:span><text:span text:style-name="T2"> session :</text:span></text:p>
          </table:table-cell>
          <table:table-cell table:style-name="Tableau35.A19" office:value-type="string">
            <text:p text:style-name="P9"/>
          </table:table-cell>
          <table:table-cell table:style-name="Tableau35.A19" office:value-type="string">
            <text:p text:style-name="P9"/>
          </table:table-cell>
          <table:table-cell table:style-name="Tableau35.A19" table:number-columns-spanned="3" office:value-type="string">
            <text:p text:style-name="P9"/>
          </table:table-cell>
          <table:covered-table-cell/>
          <table:covered-table-cell/>
          <table:table-cell table:style-name="Tableau35.A19" table:number-columns-spanned="2" office:value-type="string">
            <text:p text:style-name="P9"/>
          </table:table-cell>
          <table:covered-table-cell/>
          <table:table-cell table:style-name="Tableau35.A19" table:number-columns-spanned="3" office:value-type="string">
            <text:p text:style-name="P9"/>
          </table:table-cell>
          <table:covered-table-cell/>
          <table:covered-table-cell/>
          <table:table-cell table:style-name="Tableau35.A1" table:number-columns-spanned="4" office:value-type="string">
            <text:p text:style-name="P9"/>
          </table:table-cell>
          <table:covered-table-cell/>
          <table:covered-table-cell/>
          <table:covered-table-cell/>
        </table:table-row>
        <table:table-row table:style-name="Tableau35.18">
          <table:table-cell table:style-name="Tableau35.A19" office:value-type="string">
            <text:list xml:id="list1040839748" text:continue-numbering="true" text:style-name="WW8Num3">
              <text:list-item>
                <text:p text:style-name="P10">RNE</text:p>
              </text:list-item>
            </text:list>
          </table:table-cell>
          <table:table-cell table:style-name="Tableau35.A19" office:value-type="string">
            <text:p text:style-name="P6"/>
          </table:table-cell>
          <table:table-cell table:style-name="Tableau35.A19" office:value-type="string">
            <text:p text:style-name="P6"/>
          </table:table-cell>
          <table:table-cell table:style-name="Tableau35.A19" table:number-columns-spanned="3" office:value-type="string">
            <text:p text:style-name="P6"/>
          </table:table-cell>
          <table:covered-table-cell/>
          <table:covered-table-cell/>
          <table:table-cell table:style-name="Tableau35.A19" table:number-columns-spanned="2" office:value-type="string">
            <text:p text:style-name="P6"/>
          </table:table-cell>
          <table:covered-table-cell/>
          <table:table-cell table:style-name="Tableau35.A19" table:number-columns-spanned="3" office:value-type="string">
            <text:p text:style-name="P6"/>
          </table:table-cell>
          <table:covered-table-cell/>
          <table:covered-table-cell/>
          <table:table-cell table:style-name="Tableau35.A1" table:number-columns-spanned="4" office:value-type="string">
            <text:p text:style-name="P6"/>
          </table:table-cell>
          <table:covered-table-cell/>
          <table:covered-table-cell/>
          <table:covered-table-cell/>
        </table:table-row>
        <table:table-row table:style-name="Tableau35.18">
          <table:table-cell table:style-name="Tableau35.A19" office:value-type="string">
            <text:list xml:id="list906754322" text:continue-numbering="true" text:style-name="WW8Num3">
              <text:list-item>
                <text:p text:style-name="P10">RSE</text:p>
              </text:list-item>
            </text:list>
          </table:table-cell>
          <table:table-cell table:style-name="Tableau35.A19" office:value-type="string">
            <text:p text:style-name="P6"/>
          </table:table-cell>
          <table:table-cell table:style-name="Tableau35.A19" office:value-type="string">
            <text:p text:style-name="P6"/>
          </table:table-cell>
          <table:table-cell table:style-name="Tableau35.A19" table:number-columns-spanned="3" office:value-type="string">
            <text:p text:style-name="P6"/>
          </table:table-cell>
          <table:covered-table-cell/>
          <table:covered-table-cell/>
          <table:table-cell table:style-name="Tableau35.A19" table:number-columns-spanned="2" office:value-type="string">
            <text:p text:style-name="P6"/>
          </table:table-cell>
          <table:covered-table-cell/>
          <table:table-cell table:style-name="Tableau35.A19" table:number-columns-spanned="3" office:value-type="string">
            <text:p text:style-name="P6"/>
          </table:table-cell>
          <table:covered-table-cell/>
          <table:covered-table-cell/>
          <table:table-cell table:style-name="Tableau35.A1" table:number-columns-spanned="4" office:value-type="string">
            <text:p text:style-name="P6"/>
          </table:table-cell>
          <table:covered-table-cell/>
          <table:covered-table-cell/>
          <table:covered-table-cell/>
        </table:table-row>
        <table:table-row table:style-name="Tableau35.18">
          <table:table-cell table:style-name="Tableau35.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5.18">
          <table:table-cell table:style-name="Tableau35.A27" table:number-columns-spanned="15" office:value-type="string">
            <text:p text:style-name="P7">Responsable de l’enseignement : Thi Bich Hanh DIEP DA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5.18">
          <table:table-cell table:style-name="Tableau35.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5.18">
          <table:table-cell table:style-name="Tableau35.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36" table:style-name="Tableau36">
        <table:table-column table:style-name="Tableau36.A"/>
        <table:table-column table:style-name="Tableau36.B"/>
        <table:table-column table:style-name="Tableau36.C"/>
        <table:table-column table:style-name="Tableau36.D"/>
        <table:table-column table:style-name="Tableau36.E"/>
        <table:table-column table:style-name="Tableau36.F"/>
        <table:table-column table:style-name="Tableau36.G"/>
        <table:table-column table:style-name="Tableau36.H"/>
        <table:table-column table:style-name="Tableau36.I"/>
        <table:table-column table:style-name="Tableau36.J"/>
        <table:table-column table:style-name="Tableau36.K"/>
        <table:table-column table:style-name="Tableau36.L"/>
        <table:table-column table:style-name="Tableau36.E" table:number-columns-repeated="2"/>
        <table:table-column table:style-name="Tableau36.O"/>
        <table:table-row table:style-name="Tableau36.1">
          <table:table-cell table:style-name="Tableau36.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6.1">
          <table:table-cell table:style-name="Tableau36.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6.1">
          <table:table-cell table:style-name="Tableau36.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6.1">
          <table:table-cell table:style-name="Tableau36.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6.5">
          <table:table-cell table:style-name="Tableau36.A5" table:number-columns-spanned="4" office:value-type="string">
            <text:p text:style-name="P7">Intitulé de l’Unité d’Enseignement :</text:p>
          </table:table-cell>
          <table:covered-table-cell/>
          <table:covered-table-cell/>
          <table:covered-table-cell/>
          <table:table-cell table:style-name="Tableau36.E5" table:number-columns-spanned="11" office:value-type="string">
            <text:p text:style-name="P54">Systèmes d'Informa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6.5">
          <table:table-cell table:style-name="Tableau36.A5" table:number-columns-spanned="4" office:value-type="string">
            <text:p text:style-name="P4">Nature :</text:p>
          </table:table-cell>
          <table:covered-table-cell/>
          <table:covered-table-cell/>
          <table:covered-table-cell/>
          <table:table-cell table:style-name="Tableau36.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6.5">
          <table:table-cell table:style-name="Tableau36.A5" table:number-columns-spanned="4" office:value-type="string">
            <text:p text:style-name="P4">Semestre :</text:p>
          </table:table-cell>
          <table:covered-table-cell/>
          <table:covered-table-cell/>
          <table:covered-table-cell/>
          <table:table-cell table:style-name="Tableau36.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6.5">
          <table:table-cell table:style-name="Tableau36.A5" table:number-columns-spanned="4" office:value-type="string">
            <text:p text:style-name="P4">Crédits ECTS :</text:p>
          </table:table-cell>
          <table:covered-table-cell/>
          <table:covered-table-cell/>
          <table:covered-table-cell/>
          <table:table-cell table:style-name="Tableau36.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6.5">
          <table:table-cell table:style-name="Tableau36.A5" table:number-columns-spanned="4" office:value-type="string">
            <text:p text:style-name="P4">Coefficient :</text:p>
          </table:table-cell>
          <table:covered-table-cell/>
          <table:covered-table-cell/>
          <table:covered-table-cell/>
          <table:table-cell table:style-name="Tableau36.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6.5">
          <table:table-cell table:style-name="Tableau36.A5" table:number-columns-spanned="4" office:value-type="string">
            <text:p text:style-name="P4">Langue de l’enseignement :</text:p>
          </table:table-cell>
          <table:covered-table-cell/>
          <table:covered-table-cell/>
          <table:covered-table-cell/>
          <table:table-cell table:style-name="Tableau36.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6.5">
          <table:table-cell table:style-name="Tableau36.A5" table:number-columns-spanned="4" office:value-type="string">
            <text:p text:style-name="P4">Volume horaire total :</text:p>
          </table:table-cell>
          <table:covered-table-cell/>
          <table:covered-table-cell/>
          <table:covered-table-cell/>
          <table:table-cell table:style-name="Tableau36.A5" office:value-type="string">
            <text:p text:style-name="P3">30</text:p>
          </table:table-cell>
          <table:table-cell table:style-name="Tableau36.A5" table:number-columns-spanned="2" office:value-type="string">
            <text:p text:style-name="P8">dont</text:p>
          </table:table-cell>
          <table:covered-table-cell/>
          <table:table-cell table:style-name="Tableau36.A5" table:number-columns-spanned="2" office:value-type="string">
            <text:p text:style-name="P11">CM</text:p>
          </table:table-cell>
          <table:covered-table-cell/>
          <table:table-cell table:style-name="Tableau36.A5" office:value-type="string">
            <text:p text:style-name="P11">12</text:p>
          </table:table-cell>
          <table:table-cell table:style-name="Tableau36.A5" table:number-columns-spanned="2" office:value-type="string">
            <text:p text:style-name="P11">TD</text:p>
          </table:table-cell>
          <table:covered-table-cell/>
          <table:table-cell table:style-name="Tableau36.A5" office:value-type="string">
            <text:p text:style-name="P11">12</text:p>
          </table:table-cell>
          <table:table-cell table:style-name="Tableau36.A5" office:value-type="string">
            <text:p text:style-name="P11">TP</text:p>
          </table:table-cell>
          <table:table-cell table:style-name="Tableau36.E5" office:value-type="string">
            <text:p text:style-name="P11">6</text:p>
          </table:table-cell>
        </table:table-row>
        <table:table-row table:style-name="Tableau36.1">
          <table:table-cell table:style-name="Tableau36.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6.1">
          <table:table-cell table:style-name="Tableau36.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6.1">
          <table:table-cell table:style-name="Tableau36.A1" table:number-columns-spanned="15" office:value-type="string">
            <text:list xml:id="list43345243" text:continue-list="list1978143687" text:style-name="WW8Num2">
              <text:list-item>
                <text:p text:style-name="P5">contenu : </text:p>
              </text:list-item>
            </text:list>
            <text:p text:style-name="P2">Étude des concepts fondamentaux utilisés par un système d’information et études de ca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6.1">
          <table:table-cell table:style-name="Tableau36.A1" table:number-columns-spanned="15" office:value-type="string">
            <text:list xml:id="list1421440916" text:continue-numbering="true" text:style-name="WW8Num2">
              <text:list-item>
                <text:p text:style-name="P64">pré-requis :</text:p>
              </text:list-item>
            </text:list>
            <text:p text:style-name="P63">aucu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6.1">
          <table:table-cell table:style-name="Tableau36.A1" table:number-columns-spanned="15" office:value-type="string">
            <text:list xml:id="list316800485" text:continue-numbering="true" text:style-name="WW8Num2">
              <text:list-item>
                <text:p text:style-name="P64">objectifs (savoirs et compétences acquis) : </text:p>
              </text:list-item>
            </text:list>
            <text:p text:style-name="P61">Acquisition des concepts de base des systèmes d’informations. Capacité à mener une analyse des besoins d’une société en termes de systèmes d’information.Utilisation concrète. d’une méthode et application à des études de ca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6.1">
          <table:table-cell table:style-name="Tableau36.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6.18">
          <table:table-cell table:style-name="Tableau36.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6.18">
          <table:table-cell table:style-name="Tableau36.A19" office:value-type="string">
            <text:p text:style-name="P65"/>
          </table:table-cell>
          <table:table-cell table:style-name="Tableau36.A19" table:number-columns-spanned="5" office:value-type="string">
            <text:p text:style-name="P9">Contrôle continu</text:p>
          </table:table-cell>
          <table:covered-table-cell/>
          <table:covered-table-cell/>
          <table:covered-table-cell/>
          <table:covered-table-cell/>
          <table:table-cell table:style-name="Tableau36.A19" table:number-columns-spanned="5" office:value-type="string">
            <text:p text:style-name="P80">Contrôle terminal</text:p>
          </table:table-cell>
          <table:covered-table-cell/>
          <table:covered-table-cell/>
          <table:covered-table-cell/>
          <table:covered-table-cell/>
          <table:table-cell table:style-name="Tableau36.A1" table:number-columns-spanned="4" office:value-type="string">
            <text:p text:style-name="P80">Contrôle mixte</text:p>
          </table:table-cell>
          <table:covered-table-cell/>
          <table:covered-table-cell/>
          <table:covered-table-cell/>
        </table:table-row>
        <table:table-row table:style-name="Tableau36.18">
          <table:table-cell table:style-name="Tableau36.A19" office:value-type="string">
            <text:p text:style-name="P70"/>
          </table:table-cell>
          <table:table-cell table:style-name="Tableau36.A19" office:value-type="string">
            <text:p text:style-name="P80">nb de CC durant le semestre</text:p>
          </table:table-cell>
          <table:table-cell table:style-name="Tableau36.A19" office:value-type="string">
            <text:p text:style-name="P9">durée</text:p>
          </table:table-cell>
          <table:table-cell table:style-name="Tableau36.A19" table:number-columns-spanned="3" office:value-type="string">
            <text:p text:style-name="P80">Nature</text:p>
            <text:p text:style-name="P79">(oral/écrit )</text:p>
          </table:table-cell>
          <table:covered-table-cell/>
          <table:covered-table-cell/>
          <table:table-cell table:style-name="Tableau36.A19" table:number-columns-spanned="2" office:value-type="string">
            <text:p text:style-name="P9">durée</text:p>
          </table:table-cell>
          <table:covered-table-cell/>
          <table:table-cell table:style-name="Tableau36.A19" table:number-columns-spanned="3" office:value-type="string">
            <text:p text:style-name="P80">Nature</text:p>
            <text:p text:style-name="P79">(oral/écrit)</text:p>
          </table:table-cell>
          <table:covered-table-cell/>
          <table:covered-table-cell/>
          <table:table-cell table:style-name="Tableau36.A1" table:number-columns-spanned="4" office:value-type="string">
            <text:p text:style-name="P9">répartition en % entre CC et CT</text:p>
          </table:table-cell>
          <table:covered-table-cell/>
          <table:covered-table-cell/>
          <table:covered-table-cell/>
        </table:table-row>
        <table:table-row table:style-name="Tableau36.18">
          <table:table-cell table:style-name="Tableau36.A19" office:value-type="string">
            <text:p text:style-name="P69"><text:span text:style-name="T2">1</text:span><text:span text:style-name="T8">ère</text:span><text:span text:style-name="T2"> session :</text:span></text:p>
          </table:table-cell>
          <table:table-cell table:style-name="Tableau36.A19" office:value-type="string">
            <text:p text:style-name="P9"/>
          </table:table-cell>
          <table:table-cell table:style-name="Tableau36.A19" office:value-type="string">
            <text:p text:style-name="P9"/>
          </table:table-cell>
          <table:table-cell table:style-name="Tableau36.A19" table:number-columns-spanned="3" office:value-type="string">
            <text:p text:style-name="P9"/>
          </table:table-cell>
          <table:covered-table-cell/>
          <table:covered-table-cell/>
          <table:table-cell table:style-name="Tableau36.A19" table:number-columns-spanned="2" office:value-type="string">
            <text:p text:style-name="P9"/>
          </table:table-cell>
          <table:covered-table-cell/>
          <table:table-cell table:style-name="Tableau36.A19" table:number-columns-spanned="3" office:value-type="string">
            <text:p text:style-name="P9"/>
          </table:table-cell>
          <table:covered-table-cell/>
          <table:covered-table-cell/>
          <table:table-cell table:style-name="Tableau36.A1" table:number-columns-spanned="4" office:value-type="string">
            <text:p text:style-name="P9"/>
          </table:table-cell>
          <table:covered-table-cell/>
          <table:covered-table-cell/>
          <table:covered-table-cell/>
        </table:table-row>
        <table:table-row table:style-name="Tableau36.18">
          <table:table-cell table:style-name="Tableau36.A19" office:value-type="string">
            <text:list xml:id="list1768688630" text:continue-list="list906754322" text:style-name="WW8Num3">
              <text:list-item>
                <text:p text:style-name="P10">RNE</text:p>
              </text:list-item>
            </text:list>
          </table:table-cell>
          <table:table-cell table:style-name="Tableau36.A19" office:value-type="string">
            <text:p text:style-name="P9"/>
          </table:table-cell>
          <table:table-cell table:style-name="Tableau36.A19" office:value-type="string">
            <text:p text:style-name="P9"/>
          </table:table-cell>
          <table:table-cell table:style-name="Tableau36.A19" table:number-columns-spanned="3" office:value-type="string">
            <text:p text:style-name="P9"/>
          </table:table-cell>
          <table:covered-table-cell/>
          <table:covered-table-cell/>
          <table:table-cell table:style-name="Tableau36.A19" table:number-columns-spanned="2" office:value-type="string">
            <text:p text:style-name="P9"/>
          </table:table-cell>
          <table:covered-table-cell/>
          <table:table-cell table:style-name="Tableau36.A19" table:number-columns-spanned="3" office:value-type="string">
            <text:p text:style-name="P9"/>
          </table:table-cell>
          <table:covered-table-cell/>
          <table:covered-table-cell/>
          <table:table-cell table:style-name="Tableau36.A1" table:number-columns-spanned="4" office:value-type="string">
            <text:p text:style-name="P9"/>
          </table:table-cell>
          <table:covered-table-cell/>
          <table:covered-table-cell/>
          <table:covered-table-cell/>
        </table:table-row>
        <text:soft-page-break/>
        <table:table-row table:style-name="Tableau36.18">
          <table:table-cell table:style-name="Tableau36.A19" office:value-type="string">
            <text:list xml:id="list1796060784" text:continue-numbering="true" text:style-name="WW8Num3">
              <text:list-item>
                <text:p text:style-name="P10">RSE</text:p>
              </text:list-item>
            </text:list>
          </table:table-cell>
          <table:table-cell table:style-name="Tableau36.A19" office:value-type="string">
            <text:p text:style-name="P9"/>
          </table:table-cell>
          <table:table-cell table:style-name="Tableau36.A19" office:value-type="string">
            <text:p text:style-name="P9"/>
          </table:table-cell>
          <table:table-cell table:style-name="Tableau36.A19" table:number-columns-spanned="3" office:value-type="string">
            <text:p text:style-name="P9"/>
          </table:table-cell>
          <table:covered-table-cell/>
          <table:covered-table-cell/>
          <table:table-cell table:style-name="Tableau36.A19" table:number-columns-spanned="2" office:value-type="string">
            <text:p text:style-name="P9"/>
          </table:table-cell>
          <table:covered-table-cell/>
          <table:table-cell table:style-name="Tableau36.A19" table:number-columns-spanned="3" office:value-type="string">
            <text:p text:style-name="P9"/>
          </table:table-cell>
          <table:covered-table-cell/>
          <table:covered-table-cell/>
          <table:table-cell table:style-name="Tableau36.A1" table:number-columns-spanned="4" office:value-type="string">
            <text:p text:style-name="P9"/>
          </table:table-cell>
          <table:covered-table-cell/>
          <table:covered-table-cell/>
          <table:covered-table-cell/>
        </table:table-row>
        <table:table-row table:style-name="Tableau36.18">
          <table:table-cell table:style-name="Tableau36.A19" office:value-type="string">
            <text:p text:style-name="P1"><text:span text:style-name="T2">2</text:span><text:span text:style-name="T8">ème</text:span><text:span text:style-name="T2"> session :</text:span></text:p>
          </table:table-cell>
          <table:table-cell table:style-name="Tableau36.A19" office:value-type="string">
            <text:p text:style-name="P9"/>
          </table:table-cell>
          <table:table-cell table:style-name="Tableau36.A19" office:value-type="string">
            <text:p text:style-name="P9"/>
          </table:table-cell>
          <table:table-cell table:style-name="Tableau36.A19" table:number-columns-spanned="3" office:value-type="string">
            <text:p text:style-name="P9"/>
          </table:table-cell>
          <table:covered-table-cell/>
          <table:covered-table-cell/>
          <table:table-cell table:style-name="Tableau36.A19" table:number-columns-spanned="2" office:value-type="string">
            <text:p text:style-name="P9"/>
          </table:table-cell>
          <table:covered-table-cell/>
          <table:table-cell table:style-name="Tableau36.A19" table:number-columns-spanned="3" office:value-type="string">
            <text:p text:style-name="P9"/>
          </table:table-cell>
          <table:covered-table-cell/>
          <table:covered-table-cell/>
          <table:table-cell table:style-name="Tableau36.A1" table:number-columns-spanned="4" office:value-type="string">
            <text:p text:style-name="P9"/>
          </table:table-cell>
          <table:covered-table-cell/>
          <table:covered-table-cell/>
          <table:covered-table-cell/>
        </table:table-row>
        <table:table-row table:style-name="Tableau36.18">
          <table:table-cell table:style-name="Tableau36.A19" office:value-type="string">
            <text:list xml:id="list130868957" text:continue-numbering="true" text:style-name="WW8Num3">
              <text:list-item>
                <text:p text:style-name="P10">RNE</text:p>
              </text:list-item>
            </text:list>
          </table:table-cell>
          <table:table-cell table:style-name="Tableau36.A19" office:value-type="string">
            <text:p text:style-name="P6"/>
          </table:table-cell>
          <table:table-cell table:style-name="Tableau36.A19" office:value-type="string">
            <text:p text:style-name="P6"/>
          </table:table-cell>
          <table:table-cell table:style-name="Tableau36.A19" table:number-columns-spanned="3" office:value-type="string">
            <text:p text:style-name="P6"/>
          </table:table-cell>
          <table:covered-table-cell/>
          <table:covered-table-cell/>
          <table:table-cell table:style-name="Tableau36.A19" table:number-columns-spanned="2" office:value-type="string">
            <text:p text:style-name="P6"/>
          </table:table-cell>
          <table:covered-table-cell/>
          <table:table-cell table:style-name="Tableau36.A19" table:number-columns-spanned="3" office:value-type="string">
            <text:p text:style-name="P6"/>
          </table:table-cell>
          <table:covered-table-cell/>
          <table:covered-table-cell/>
          <table:table-cell table:style-name="Tableau36.A1" table:number-columns-spanned="4" office:value-type="string">
            <text:p text:style-name="P6"/>
          </table:table-cell>
          <table:covered-table-cell/>
          <table:covered-table-cell/>
          <table:covered-table-cell/>
        </table:table-row>
        <table:table-row table:style-name="Tableau36.18">
          <table:table-cell table:style-name="Tableau36.A19" office:value-type="string">
            <text:list xml:id="list1406203919" text:continue-numbering="true" text:style-name="WW8Num3">
              <text:list-item>
                <text:p text:style-name="P10">RSE</text:p>
              </text:list-item>
            </text:list>
          </table:table-cell>
          <table:table-cell table:style-name="Tableau36.A19" office:value-type="string">
            <text:p text:style-name="P6"/>
          </table:table-cell>
          <table:table-cell table:style-name="Tableau36.A19" office:value-type="string">
            <text:p text:style-name="P6"/>
          </table:table-cell>
          <table:table-cell table:style-name="Tableau36.A19" table:number-columns-spanned="3" office:value-type="string">
            <text:p text:style-name="P6"/>
          </table:table-cell>
          <table:covered-table-cell/>
          <table:covered-table-cell/>
          <table:table-cell table:style-name="Tableau36.A19" table:number-columns-spanned="2" office:value-type="string">
            <text:p text:style-name="P6"/>
          </table:table-cell>
          <table:covered-table-cell/>
          <table:table-cell table:style-name="Tableau36.A19" table:number-columns-spanned="3" office:value-type="string">
            <text:p text:style-name="P6"/>
          </table:table-cell>
          <table:covered-table-cell/>
          <table:covered-table-cell/>
          <table:table-cell table:style-name="Tableau36.A1" table:number-columns-spanned="4" office:value-type="string">
            <text:p text:style-name="P6"/>
          </table:table-cell>
          <table:covered-table-cell/>
          <table:covered-table-cell/>
          <table:covered-table-cell/>
        </table:table-row>
        <table:table-row table:style-name="Tableau36.18">
          <table:table-cell table:style-name="Tableau36.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6.18">
          <table:table-cell table:style-name="Tableau36.A27" table:number-columns-spanned="15" office:value-type="string">
            <text:p text:style-name="P7">Responsable de l’enseignement : Raymond RAKOTOZAF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6.18">
          <table:table-cell table:style-name="Tableau36.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6.18">
          <table:table-cell table:style-name="Tableau36.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37" table:style-name="Tableau37">
        <table:table-column table:style-name="Tableau37.A"/>
        <table:table-column table:style-name="Tableau37.B"/>
        <table:table-column table:style-name="Tableau37.C"/>
        <table:table-column table:style-name="Tableau37.D"/>
        <table:table-column table:style-name="Tableau37.E"/>
        <table:table-column table:style-name="Tableau37.F"/>
        <table:table-column table:style-name="Tableau37.G"/>
        <table:table-column table:style-name="Tableau37.H"/>
        <table:table-column table:style-name="Tableau37.I"/>
        <table:table-column table:style-name="Tableau37.J"/>
        <table:table-column table:style-name="Tableau37.K"/>
        <table:table-column table:style-name="Tableau37.L"/>
        <table:table-column table:style-name="Tableau37.E" table:number-columns-repeated="2"/>
        <table:table-column table:style-name="Tableau37.O"/>
        <table:table-row table:style-name="Tableau37.1">
          <table:table-cell table:style-name="Tableau37.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7.1">
          <table:table-cell table:style-name="Tableau37.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7.1">
          <table:table-cell table:style-name="Tableau37.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7.1">
          <table:table-cell table:style-name="Tableau37.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7.5">
          <table:table-cell table:style-name="Tableau37.A5" table:number-columns-spanned="4" office:value-type="string">
            <text:p text:style-name="P7">Intitulé de l’Unité d’Enseignement :</text:p>
          </table:table-cell>
          <table:covered-table-cell/>
          <table:covered-table-cell/>
          <table:covered-table-cell/>
          <table:table-cell table:style-name="Tableau37.E5" table:number-columns-spanned="11" office:value-type="string">
            <text:p text:style-name="P54">Anglais 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7.5">
          <table:table-cell table:style-name="Tableau37.A5" table:number-columns-spanned="4" office:value-type="string">
            <text:p text:style-name="P4">Nature :</text:p>
          </table:table-cell>
          <table:covered-table-cell/>
          <table:covered-table-cell/>
          <table:covered-table-cell/>
          <table:table-cell table:style-name="Tableau37.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7.5">
          <table:table-cell table:style-name="Tableau37.A5" table:number-columns-spanned="4" office:value-type="string">
            <text:p text:style-name="P4">Semestre :</text:p>
          </table:table-cell>
          <table:covered-table-cell/>
          <table:covered-table-cell/>
          <table:covered-table-cell/>
          <table:table-cell table:style-name="Tableau37.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7.5">
          <table:table-cell table:style-name="Tableau37.A5" table:number-columns-spanned="4" office:value-type="string">
            <text:p text:style-name="P4">Crédits ECTS :</text:p>
          </table:table-cell>
          <table:covered-table-cell/>
          <table:covered-table-cell/>
          <table:covered-table-cell/>
          <table:table-cell table:style-name="Tableau37.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7.5">
          <table:table-cell table:style-name="Tableau37.A5" table:number-columns-spanned="4" office:value-type="string">
            <text:p text:style-name="P4">Coefficient :</text:p>
          </table:table-cell>
          <table:covered-table-cell/>
          <table:covered-table-cell/>
          <table:covered-table-cell/>
          <table:table-cell table:style-name="Tableau37.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7.5">
          <table:table-cell table:style-name="Tableau37.A5" table:number-columns-spanned="4" office:value-type="string">
            <text:p text:style-name="P4">Langue de l’enseignement :</text:p>
          </table:table-cell>
          <table:covered-table-cell/>
          <table:covered-table-cell/>
          <table:covered-table-cell/>
          <table:table-cell table:style-name="Tableau37.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7.5">
          <table:table-cell table:style-name="Tableau37.A5" table:number-columns-spanned="4" office:value-type="string">
            <text:p text:style-name="P4">Volume horaire total :</text:p>
          </table:table-cell>
          <table:covered-table-cell/>
          <table:covered-table-cell/>
          <table:covered-table-cell/>
          <table:table-cell table:style-name="Tableau37.A5" office:value-type="string">
            <text:p text:style-name="P3">25</text:p>
          </table:table-cell>
          <table:table-cell table:style-name="Tableau37.A5" table:number-columns-spanned="2" office:value-type="string">
            <text:p text:style-name="P8">dont</text:p>
          </table:table-cell>
          <table:covered-table-cell/>
          <table:table-cell table:style-name="Tableau37.A5" table:number-columns-spanned="2" office:value-type="string">
            <text:p text:style-name="P11">CM</text:p>
          </table:table-cell>
          <table:covered-table-cell/>
          <table:table-cell table:style-name="Tableau37.A5" office:value-type="string">
            <text:p text:style-name="P11"/>
          </table:table-cell>
          <table:table-cell table:style-name="Tableau37.A5" table:number-columns-spanned="2" office:value-type="string">
            <text:p text:style-name="P11">TD</text:p>
          </table:table-cell>
          <table:covered-table-cell/>
          <table:table-cell table:style-name="Tableau37.A5" office:value-type="string">
            <text:p text:style-name="P11">25</text:p>
          </table:table-cell>
          <table:table-cell table:style-name="Tableau37.A5" office:value-type="string">
            <text:p text:style-name="P11">TP</text:p>
          </table:table-cell>
          <table:table-cell table:style-name="Tableau37.E5" office:value-type="string">
            <text:p text:style-name="P11"/>
          </table:table-cell>
        </table:table-row>
        <table:table-row table:style-name="Tableau37.1">
          <table:table-cell table:style-name="Tableau37.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7.1">
          <table:table-cell table:style-name="Tableau37.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7.1">
          <table:table-cell table:style-name="Tableau37.A1" table:number-columns-spanned="15" office:value-type="string">
            <text:list xml:id="list1926629546" text:continue-list="list316800485" text:style-name="WW8Num2">
              <text:list-item>
                <text:p text:style-name="P5">contenu : </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7.1">
          <table:table-cell table:style-name="Tableau37.A1" table:number-columns-spanned="15" office:value-type="string">
            <text:list xml:id="list2019248304"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7.1">
          <table:table-cell table:style-name="Tableau37.A1" table:number-columns-spanned="15" office:value-type="string">
            <text:list xml:id="list1737069935"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7.1">
          <table:table-cell table:style-name="Tableau37.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7.18">
          <table:table-cell table:style-name="Tableau37.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7.18">
          <table:table-cell table:style-name="Tableau37.A19" office:value-type="string">
            <text:p text:style-name="P65"/>
          </table:table-cell>
          <table:table-cell table:style-name="Tableau37.A19" table:number-columns-spanned="5" office:value-type="string">
            <text:p text:style-name="P9">Contrôle continu</text:p>
          </table:table-cell>
          <table:covered-table-cell/>
          <table:covered-table-cell/>
          <table:covered-table-cell/>
          <table:covered-table-cell/>
          <table:table-cell table:style-name="Tableau37.A19" table:number-columns-spanned="5" office:value-type="string">
            <text:p text:style-name="P80">Contrôle terminal</text:p>
          </table:table-cell>
          <table:covered-table-cell/>
          <table:covered-table-cell/>
          <table:covered-table-cell/>
          <table:covered-table-cell/>
          <table:table-cell table:style-name="Tableau37.A1" table:number-columns-spanned="4" office:value-type="string">
            <text:p text:style-name="P80">Contrôle mixte</text:p>
          </table:table-cell>
          <table:covered-table-cell/>
          <table:covered-table-cell/>
          <table:covered-table-cell/>
        </table:table-row>
        <table:table-row table:style-name="Tableau37.18">
          <table:table-cell table:style-name="Tableau37.A19" office:value-type="string">
            <text:p text:style-name="P70"/>
          </table:table-cell>
          <table:table-cell table:style-name="Tableau37.A19" office:value-type="string">
            <text:p text:style-name="P80">nb de CC durant le semestre</text:p>
          </table:table-cell>
          <table:table-cell table:style-name="Tableau37.A19" office:value-type="string">
            <text:p text:style-name="P9">durée</text:p>
          </table:table-cell>
          <table:table-cell table:style-name="Tableau37.A19" table:number-columns-spanned="3" office:value-type="string">
            <text:p text:style-name="P80">Nature</text:p>
            <text:p text:style-name="P79">(oral/écrit )</text:p>
          </table:table-cell>
          <table:covered-table-cell/>
          <table:covered-table-cell/>
          <table:table-cell table:style-name="Tableau37.A19" table:number-columns-spanned="2" office:value-type="string">
            <text:p text:style-name="P9">durée</text:p>
          </table:table-cell>
          <table:covered-table-cell/>
          <table:table-cell table:style-name="Tableau37.A19" table:number-columns-spanned="3" office:value-type="string">
            <text:p text:style-name="P80">Nature</text:p>
            <text:p text:style-name="P79">(oral/écrit)</text:p>
          </table:table-cell>
          <table:covered-table-cell/>
          <table:covered-table-cell/>
          <table:table-cell table:style-name="Tableau37.A1" table:number-columns-spanned="4" office:value-type="string">
            <text:p text:style-name="P9">répartition en % entre CC et CT</text:p>
          </table:table-cell>
          <table:covered-table-cell/>
          <table:covered-table-cell/>
          <table:covered-table-cell/>
        </table:table-row>
        <table:table-row table:style-name="Tableau37.18">
          <table:table-cell table:style-name="Tableau37.A19" office:value-type="string">
            <text:p text:style-name="P69"><text:span text:style-name="T2">1</text:span><text:span text:style-name="T8">ère</text:span><text:span text:style-name="T2"> session :</text:span></text:p>
          </table:table-cell>
          <table:table-cell table:style-name="Tableau37.A19" office:value-type="string">
            <text:p text:style-name="P9"/>
          </table:table-cell>
          <table:table-cell table:style-name="Tableau37.A19" office:value-type="string">
            <text:p text:style-name="P9"/>
          </table:table-cell>
          <table:table-cell table:style-name="Tableau37.A19" table:number-columns-spanned="3" office:value-type="string">
            <text:p text:style-name="P9"/>
          </table:table-cell>
          <table:covered-table-cell/>
          <table:covered-table-cell/>
          <table:table-cell table:style-name="Tableau37.A19" table:number-columns-spanned="2" office:value-type="string">
            <text:p text:style-name="P9"/>
          </table:table-cell>
          <table:covered-table-cell/>
          <table:table-cell table:style-name="Tableau37.A19" table:number-columns-spanned="3" office:value-type="string">
            <text:p text:style-name="P9"/>
          </table:table-cell>
          <table:covered-table-cell/>
          <table:covered-table-cell/>
          <table:table-cell table:style-name="Tableau37.A1" table:number-columns-spanned="4" office:value-type="string">
            <text:p text:style-name="P9"/>
          </table:table-cell>
          <table:covered-table-cell/>
          <table:covered-table-cell/>
          <table:covered-table-cell/>
        </table:table-row>
        <table:table-row table:style-name="Tableau37.18">
          <table:table-cell table:style-name="Tableau37.A19" office:value-type="string">
            <text:list xml:id="list809114728" text:continue-list="list1406203919" text:style-name="WW8Num3">
              <text:list-item>
                <text:p text:style-name="P10">RNE</text:p>
              </text:list-item>
            </text:list>
          </table:table-cell>
          <table:table-cell table:style-name="Tableau37.A19" office:value-type="string">
            <text:p text:style-name="P9"/>
          </table:table-cell>
          <table:table-cell table:style-name="Tableau37.A19" office:value-type="string">
            <text:p text:style-name="P9"/>
          </table:table-cell>
          <table:table-cell table:style-name="Tableau37.A19" table:number-columns-spanned="3" office:value-type="string">
            <text:p text:style-name="P9"/>
          </table:table-cell>
          <table:covered-table-cell/>
          <table:covered-table-cell/>
          <table:table-cell table:style-name="Tableau37.A19" table:number-columns-spanned="2" office:value-type="string">
            <text:p text:style-name="P9"/>
          </table:table-cell>
          <table:covered-table-cell/>
          <table:table-cell table:style-name="Tableau37.A19" table:number-columns-spanned="3" office:value-type="string">
            <text:p text:style-name="P9"/>
          </table:table-cell>
          <table:covered-table-cell/>
          <table:covered-table-cell/>
          <table:table-cell table:style-name="Tableau37.A1" table:number-columns-spanned="4" office:value-type="string">
            <text:p text:style-name="P9"/>
          </table:table-cell>
          <table:covered-table-cell/>
          <table:covered-table-cell/>
          <table:covered-table-cell/>
        </table:table-row>
        <table:table-row table:style-name="Tableau37.18">
          <table:table-cell table:style-name="Tableau37.A19" office:value-type="string">
            <text:list xml:id="list1839678840" text:continue-numbering="true" text:style-name="WW8Num3">
              <text:list-item>
                <text:p text:style-name="P10">RSE</text:p>
              </text:list-item>
            </text:list>
          </table:table-cell>
          <table:table-cell table:style-name="Tableau37.A19" office:value-type="string">
            <text:p text:style-name="P9"/>
          </table:table-cell>
          <table:table-cell table:style-name="Tableau37.A19" office:value-type="string">
            <text:p text:style-name="P9"/>
          </table:table-cell>
          <table:table-cell table:style-name="Tableau37.A19" table:number-columns-spanned="3" office:value-type="string">
            <text:p text:style-name="P9"/>
          </table:table-cell>
          <table:covered-table-cell/>
          <table:covered-table-cell/>
          <table:table-cell table:style-name="Tableau37.A19" table:number-columns-spanned="2" office:value-type="string">
            <text:p text:style-name="P9"/>
          </table:table-cell>
          <table:covered-table-cell/>
          <table:table-cell table:style-name="Tableau37.A19" table:number-columns-spanned="3" office:value-type="string">
            <text:p text:style-name="P9"/>
          </table:table-cell>
          <table:covered-table-cell/>
          <table:covered-table-cell/>
          <table:table-cell table:style-name="Tableau37.A1" table:number-columns-spanned="4" office:value-type="string">
            <text:p text:style-name="P9"/>
          </table:table-cell>
          <table:covered-table-cell/>
          <table:covered-table-cell/>
          <table:covered-table-cell/>
        </table:table-row>
        <table:table-row table:style-name="Tableau37.18">
          <table:table-cell table:style-name="Tableau37.A19" office:value-type="string">
            <text:p text:style-name="P1"><text:span text:style-name="T2">2</text:span><text:span text:style-name="T8">ème</text:span><text:span text:style-name="T2"> session :</text:span></text:p>
          </table:table-cell>
          <table:table-cell table:style-name="Tableau37.A19" office:value-type="string">
            <text:p text:style-name="P9"/>
          </table:table-cell>
          <table:table-cell table:style-name="Tableau37.A19" office:value-type="string">
            <text:p text:style-name="P9"/>
          </table:table-cell>
          <table:table-cell table:style-name="Tableau37.A19" table:number-columns-spanned="3" office:value-type="string">
            <text:p text:style-name="P9"/>
          </table:table-cell>
          <table:covered-table-cell/>
          <table:covered-table-cell/>
          <table:table-cell table:style-name="Tableau37.A19" table:number-columns-spanned="2" office:value-type="string">
            <text:p text:style-name="P9"/>
          </table:table-cell>
          <table:covered-table-cell/>
          <table:table-cell table:style-name="Tableau37.A19" table:number-columns-spanned="3" office:value-type="string">
            <text:p text:style-name="P9"/>
          </table:table-cell>
          <table:covered-table-cell/>
          <table:covered-table-cell/>
          <table:table-cell table:style-name="Tableau37.A1" table:number-columns-spanned="4" office:value-type="string">
            <text:p text:style-name="P9"/>
          </table:table-cell>
          <table:covered-table-cell/>
          <table:covered-table-cell/>
          <table:covered-table-cell/>
        </table:table-row>
        <table:table-row table:style-name="Tableau37.18">
          <table:table-cell table:style-name="Tableau37.A19" office:value-type="string">
            <text:list xml:id="list927612522" text:continue-numbering="true" text:style-name="WW8Num3">
              <text:list-item>
                <text:p text:style-name="P10">RNE</text:p>
              </text:list-item>
            </text:list>
          </table:table-cell>
          <table:table-cell table:style-name="Tableau37.A19" office:value-type="string">
            <text:p text:style-name="P6"/>
          </table:table-cell>
          <table:table-cell table:style-name="Tableau37.A19" office:value-type="string">
            <text:p text:style-name="P6"/>
          </table:table-cell>
          <table:table-cell table:style-name="Tableau37.A19" table:number-columns-spanned="3" office:value-type="string">
            <text:p text:style-name="P6"/>
          </table:table-cell>
          <table:covered-table-cell/>
          <table:covered-table-cell/>
          <table:table-cell table:style-name="Tableau37.A19" table:number-columns-spanned="2" office:value-type="string">
            <text:p text:style-name="P6"/>
          </table:table-cell>
          <table:covered-table-cell/>
          <table:table-cell table:style-name="Tableau37.A19" table:number-columns-spanned="3" office:value-type="string">
            <text:p text:style-name="P6"/>
          </table:table-cell>
          <table:covered-table-cell/>
          <table:covered-table-cell/>
          <table:table-cell table:style-name="Tableau37.A1" table:number-columns-spanned="4" office:value-type="string">
            <text:p text:style-name="P6"/>
          </table:table-cell>
          <table:covered-table-cell/>
          <table:covered-table-cell/>
          <table:covered-table-cell/>
        </table:table-row>
        <table:table-row table:style-name="Tableau37.18">
          <table:table-cell table:style-name="Tableau37.A19" office:value-type="string">
            <text:list xml:id="list567278182" text:continue-numbering="true" text:style-name="WW8Num3">
              <text:list-item>
                <text:p text:style-name="P10">RSE</text:p>
              </text:list-item>
            </text:list>
          </table:table-cell>
          <table:table-cell table:style-name="Tableau37.A19" office:value-type="string">
            <text:p text:style-name="P6"/>
          </table:table-cell>
          <table:table-cell table:style-name="Tableau37.A19" office:value-type="string">
            <text:p text:style-name="P6"/>
          </table:table-cell>
          <table:table-cell table:style-name="Tableau37.A19" table:number-columns-spanned="3" office:value-type="string">
            <text:p text:style-name="P6"/>
          </table:table-cell>
          <table:covered-table-cell/>
          <table:covered-table-cell/>
          <table:table-cell table:style-name="Tableau37.A19" table:number-columns-spanned="2" office:value-type="string">
            <text:p text:style-name="P6"/>
          </table:table-cell>
          <table:covered-table-cell/>
          <table:table-cell table:style-name="Tableau37.A19" table:number-columns-spanned="3" office:value-type="string">
            <text:p text:style-name="P6"/>
          </table:table-cell>
          <table:covered-table-cell/>
          <table:covered-table-cell/>
          <table:table-cell table:style-name="Tableau37.A1" table:number-columns-spanned="4" office:value-type="string">
            <text:p text:style-name="P6"/>
          </table:table-cell>
          <table:covered-table-cell/>
          <table:covered-table-cell/>
          <table:covered-table-cell/>
        </table:table-row>
        <table:table-row table:style-name="Tableau37.18">
          <table:table-cell table:style-name="Tableau37.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7.18">
          <table:table-cell table:style-name="Tableau37.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7.18">
          <table:table-cell table:style-name="Tableau37.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7.18">
          <table:table-cell table:style-name="Tableau37.A27" table:number-columns-spanned="15" office:value-type="string">
            <text:p text:style-name="P62">Ressources pédagogiqu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38" table:style-name="Tableau38">
        <table:table-column table:style-name="Tableau38.A"/>
        <table:table-column table:style-name="Tableau38.B"/>
        <table:table-column table:style-name="Tableau38.C"/>
        <table:table-column table:style-name="Tableau38.D"/>
        <table:table-column table:style-name="Tableau38.E"/>
        <table:table-column table:style-name="Tableau38.F"/>
        <table:table-column table:style-name="Tableau38.G"/>
        <table:table-column table:style-name="Tableau38.H"/>
        <table:table-column table:style-name="Tableau38.I"/>
        <table:table-column table:style-name="Tableau38.J"/>
        <table:table-column table:style-name="Tableau38.K"/>
        <table:table-column table:style-name="Tableau38.L"/>
        <table:table-column table:style-name="Tableau38.E" table:number-columns-repeated="2"/>
        <table:table-column table:style-name="Tableau38.O"/>
        <text:soft-page-break/>
        <table:table-row table:style-name="Tableau38.1">
          <table:table-cell table:style-name="Tableau38.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8.1">
          <table:table-cell table:style-name="Tableau38.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8.1">
          <table:table-cell table:style-name="Tableau38.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8.1">
          <table:table-cell table:style-name="Tableau38.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8.5">
          <table:table-cell table:style-name="Tableau38.A5" table:number-columns-spanned="4" office:value-type="string">
            <text:p text:style-name="P7">Intitulé de l’Unité d’Enseignement :</text:p>
          </table:table-cell>
          <table:covered-table-cell/>
          <table:covered-table-cell/>
          <table:covered-table-cell/>
          <table:table-cell table:style-name="Tableau38.E5" table:number-columns-spanned="11" office:value-type="string">
            <text:p text:style-name="P54">Unité d'ouvertur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8.5">
          <table:table-cell table:style-name="Tableau38.A5" table:number-columns-spanned="4" office:value-type="string">
            <text:p text:style-name="P4">Nature :</text:p>
          </table:table-cell>
          <table:covered-table-cell/>
          <table:covered-table-cell/>
          <table:covered-table-cell/>
          <table:table-cell table:style-name="Tableau38.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8.5">
          <table:table-cell table:style-name="Tableau38.A5" table:number-columns-spanned="4" office:value-type="string">
            <text:p text:style-name="P4">Semestre :</text:p>
          </table:table-cell>
          <table:covered-table-cell/>
          <table:covered-table-cell/>
          <table:covered-table-cell/>
          <table:table-cell table:style-name="Tableau38.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8.5">
          <table:table-cell table:style-name="Tableau38.A5" table:number-columns-spanned="4" office:value-type="string">
            <text:p text:style-name="P4">Crédits ECTS :</text:p>
          </table:table-cell>
          <table:covered-table-cell/>
          <table:covered-table-cell/>
          <table:covered-table-cell/>
          <table:table-cell table:style-name="Tableau38.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8.5">
          <table:table-cell table:style-name="Tableau38.A5" table:number-columns-spanned="4" office:value-type="string">
            <text:p text:style-name="P4">Coefficient :</text:p>
          </table:table-cell>
          <table:covered-table-cell/>
          <table:covered-table-cell/>
          <table:covered-table-cell/>
          <table:table-cell table:style-name="Tableau38.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8.5">
          <table:table-cell table:style-name="Tableau38.A5" table:number-columns-spanned="4" office:value-type="string">
            <text:p text:style-name="P4">Langue de l’enseignement :</text:p>
          </table:table-cell>
          <table:covered-table-cell/>
          <table:covered-table-cell/>
          <table:covered-table-cell/>
          <table:table-cell table:style-name="Tableau38.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8.5">
          <table:table-cell table:style-name="Tableau38.A5" table:number-columns-spanned="4" office:value-type="string">
            <text:p text:style-name="P4">Volume horaire total :</text:p>
          </table:table-cell>
          <table:covered-table-cell/>
          <table:covered-table-cell/>
          <table:covered-table-cell/>
          <table:table-cell table:style-name="Tableau38.A5" office:value-type="string">
            <text:p text:style-name="P3"/>
          </table:table-cell>
          <table:table-cell table:style-name="Tableau38.A5" table:number-columns-spanned="2" office:value-type="string">
            <text:p text:style-name="P8">dont</text:p>
          </table:table-cell>
          <table:covered-table-cell/>
          <table:table-cell table:style-name="Tableau38.A5" table:number-columns-spanned="2" office:value-type="string">
            <text:p text:style-name="P11">CM</text:p>
          </table:table-cell>
          <table:covered-table-cell/>
          <table:table-cell table:style-name="Tableau38.A5" office:value-type="string">
            <text:p text:style-name="P11"/>
          </table:table-cell>
          <table:table-cell table:style-name="Tableau38.A5" table:number-columns-spanned="2" office:value-type="string">
            <text:p text:style-name="P11">TD</text:p>
          </table:table-cell>
          <table:covered-table-cell/>
          <table:table-cell table:style-name="Tableau38.A5" office:value-type="string">
            <text:p text:style-name="P11"/>
          </table:table-cell>
          <table:table-cell table:style-name="Tableau38.A5" office:value-type="string">
            <text:p text:style-name="P11">TP</text:p>
          </table:table-cell>
          <table:table-cell table:style-name="Tableau38.E5" office:value-type="string">
            <text:p text:style-name="P11"/>
          </table:table-cell>
        </table:table-row>
        <table:table-row table:style-name="Tableau38.1">
          <table:table-cell table:style-name="Tableau38.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8.1">
          <table:table-cell table:style-name="Tableau38.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8.1">
          <table:table-cell table:style-name="Tableau38.A1" table:number-columns-spanned="15" office:value-type="string">
            <text:list xml:id="list331910342" text:continue-list="list1737069935" text:style-name="WW8Num2">
              <text:list-item>
                <text:p text:style-name="P5">contenu : </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8.1">
          <table:table-cell table:style-name="Tableau38.A1" table:number-columns-spanned="15" office:value-type="string">
            <text:list xml:id="list169501236"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8.1">
          <table:table-cell table:style-name="Tableau38.A1" table:number-columns-spanned="15" office:value-type="string">
            <text:list xml:id="list2158855678"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8.1">
          <table:table-cell table:style-name="Tableau38.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8.18">
          <table:table-cell table:style-name="Tableau38.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8.18">
          <table:table-cell table:style-name="Tableau38.A19" office:value-type="string">
            <text:p text:style-name="P65"/>
          </table:table-cell>
          <table:table-cell table:style-name="Tableau38.A19" table:number-columns-spanned="5" office:value-type="string">
            <text:p text:style-name="P9">Contrôle continu</text:p>
          </table:table-cell>
          <table:covered-table-cell/>
          <table:covered-table-cell/>
          <table:covered-table-cell/>
          <table:covered-table-cell/>
          <table:table-cell table:style-name="Tableau38.A19" table:number-columns-spanned="5" office:value-type="string">
            <text:p text:style-name="P80">Contrôle terminal</text:p>
          </table:table-cell>
          <table:covered-table-cell/>
          <table:covered-table-cell/>
          <table:covered-table-cell/>
          <table:covered-table-cell/>
          <table:table-cell table:style-name="Tableau38.A1" table:number-columns-spanned="4" office:value-type="string">
            <text:p text:style-name="P80">Contrôle mixte</text:p>
          </table:table-cell>
          <table:covered-table-cell/>
          <table:covered-table-cell/>
          <table:covered-table-cell/>
        </table:table-row>
        <table:table-row table:style-name="Tableau38.18">
          <table:table-cell table:style-name="Tableau38.A19" office:value-type="string">
            <text:p text:style-name="P70"/>
          </table:table-cell>
          <table:table-cell table:style-name="Tableau38.A19" office:value-type="string">
            <text:p text:style-name="P80">nb de CC durant le semestre</text:p>
          </table:table-cell>
          <table:table-cell table:style-name="Tableau38.A19" office:value-type="string">
            <text:p text:style-name="P9">durée</text:p>
          </table:table-cell>
          <table:table-cell table:style-name="Tableau38.A19" table:number-columns-spanned="3" office:value-type="string">
            <text:p text:style-name="P80">Nature</text:p>
            <text:p text:style-name="P79">(oral/écrit )</text:p>
          </table:table-cell>
          <table:covered-table-cell/>
          <table:covered-table-cell/>
          <table:table-cell table:style-name="Tableau38.A19" table:number-columns-spanned="2" office:value-type="string">
            <text:p text:style-name="P9">durée</text:p>
          </table:table-cell>
          <table:covered-table-cell/>
          <table:table-cell table:style-name="Tableau38.A19" table:number-columns-spanned="3" office:value-type="string">
            <text:p text:style-name="P80">Nature</text:p>
            <text:p text:style-name="P79">(oral/écrit)</text:p>
          </table:table-cell>
          <table:covered-table-cell/>
          <table:covered-table-cell/>
          <table:table-cell table:style-name="Tableau38.A1" table:number-columns-spanned="4" office:value-type="string">
            <text:p text:style-name="P9">répartition en % entre CC et CT</text:p>
          </table:table-cell>
          <table:covered-table-cell/>
          <table:covered-table-cell/>
          <table:covered-table-cell/>
        </table:table-row>
        <table:table-row table:style-name="Tableau38.18">
          <table:table-cell table:style-name="Tableau38.A19" office:value-type="string">
            <text:p text:style-name="P69"><text:span text:style-name="T2">1</text:span><text:span text:style-name="T8">ère</text:span><text:span text:style-name="T2"> session :</text:span></text:p>
          </table:table-cell>
          <table:table-cell table:style-name="Tableau38.A19" office:value-type="string">
            <text:p text:style-name="P9"/>
          </table:table-cell>
          <table:table-cell table:style-name="Tableau38.A19" office:value-type="string">
            <text:p text:style-name="P9"/>
          </table:table-cell>
          <table:table-cell table:style-name="Tableau38.A19" table:number-columns-spanned="3" office:value-type="string">
            <text:p text:style-name="P9"/>
          </table:table-cell>
          <table:covered-table-cell/>
          <table:covered-table-cell/>
          <table:table-cell table:style-name="Tableau38.A19" table:number-columns-spanned="2" office:value-type="string">
            <text:p text:style-name="P9"/>
          </table:table-cell>
          <table:covered-table-cell/>
          <table:table-cell table:style-name="Tableau38.A19" table:number-columns-spanned="3" office:value-type="string">
            <text:p text:style-name="P9"/>
          </table:table-cell>
          <table:covered-table-cell/>
          <table:covered-table-cell/>
          <table:table-cell table:style-name="Tableau38.A1" table:number-columns-spanned="4" office:value-type="string">
            <text:p text:style-name="P9"/>
          </table:table-cell>
          <table:covered-table-cell/>
          <table:covered-table-cell/>
          <table:covered-table-cell/>
        </table:table-row>
        <table:table-row table:style-name="Tableau38.18">
          <table:table-cell table:style-name="Tableau38.A19" office:value-type="string">
            <text:list xml:id="list918578582" text:continue-list="list567278182" text:style-name="WW8Num3">
              <text:list-item>
                <text:p text:style-name="P10">RNE</text:p>
              </text:list-item>
            </text:list>
          </table:table-cell>
          <table:table-cell table:style-name="Tableau38.A19" office:value-type="string">
            <text:p text:style-name="P9"/>
          </table:table-cell>
          <table:table-cell table:style-name="Tableau38.A19" office:value-type="string">
            <text:p text:style-name="P9"/>
          </table:table-cell>
          <table:table-cell table:style-name="Tableau38.A19" table:number-columns-spanned="3" office:value-type="string">
            <text:p text:style-name="P9"/>
          </table:table-cell>
          <table:covered-table-cell/>
          <table:covered-table-cell/>
          <table:table-cell table:style-name="Tableau38.A19" table:number-columns-spanned="2" office:value-type="string">
            <text:p text:style-name="P9"/>
          </table:table-cell>
          <table:covered-table-cell/>
          <table:table-cell table:style-name="Tableau38.A19" table:number-columns-spanned="3" office:value-type="string">
            <text:p text:style-name="P9"/>
          </table:table-cell>
          <table:covered-table-cell/>
          <table:covered-table-cell/>
          <table:table-cell table:style-name="Tableau38.A1" table:number-columns-spanned="4" office:value-type="string">
            <text:p text:style-name="P9"/>
          </table:table-cell>
          <table:covered-table-cell/>
          <table:covered-table-cell/>
          <table:covered-table-cell/>
        </table:table-row>
        <table:table-row table:style-name="Tableau38.18">
          <table:table-cell table:style-name="Tableau38.A19" office:value-type="string">
            <text:list xml:id="list1205187539" text:continue-numbering="true" text:style-name="WW8Num3">
              <text:list-item>
                <text:p text:style-name="P10">RSE</text:p>
              </text:list-item>
            </text:list>
          </table:table-cell>
          <table:table-cell table:style-name="Tableau38.A19" office:value-type="string">
            <text:p text:style-name="P9"/>
          </table:table-cell>
          <table:table-cell table:style-name="Tableau38.A19" office:value-type="string">
            <text:p text:style-name="P9"/>
          </table:table-cell>
          <table:table-cell table:style-name="Tableau38.A19" table:number-columns-spanned="3" office:value-type="string">
            <text:p text:style-name="P9"/>
          </table:table-cell>
          <table:covered-table-cell/>
          <table:covered-table-cell/>
          <table:table-cell table:style-name="Tableau38.A19" table:number-columns-spanned="2" office:value-type="string">
            <text:p text:style-name="P9"/>
          </table:table-cell>
          <table:covered-table-cell/>
          <table:table-cell table:style-name="Tableau38.A19" table:number-columns-spanned="3" office:value-type="string">
            <text:p text:style-name="P9"/>
          </table:table-cell>
          <table:covered-table-cell/>
          <table:covered-table-cell/>
          <table:table-cell table:style-name="Tableau38.A1" table:number-columns-spanned="4" office:value-type="string">
            <text:p text:style-name="P9"/>
          </table:table-cell>
          <table:covered-table-cell/>
          <table:covered-table-cell/>
          <table:covered-table-cell/>
        </table:table-row>
        <table:table-row table:style-name="Tableau38.18">
          <table:table-cell table:style-name="Tableau38.A19" office:value-type="string">
            <text:p text:style-name="P1"><text:span text:style-name="T2">2</text:span><text:span text:style-name="T8">ème</text:span><text:span text:style-name="T2"> session :</text:span></text:p>
          </table:table-cell>
          <table:table-cell table:style-name="Tableau38.A19" office:value-type="string">
            <text:p text:style-name="P9"/>
          </table:table-cell>
          <table:table-cell table:style-name="Tableau38.A19" office:value-type="string">
            <text:p text:style-name="P9"/>
          </table:table-cell>
          <table:table-cell table:style-name="Tableau38.A19" table:number-columns-spanned="3" office:value-type="string">
            <text:p text:style-name="P9"/>
          </table:table-cell>
          <table:covered-table-cell/>
          <table:covered-table-cell/>
          <table:table-cell table:style-name="Tableau38.A19" table:number-columns-spanned="2" office:value-type="string">
            <text:p text:style-name="P9"/>
          </table:table-cell>
          <table:covered-table-cell/>
          <table:table-cell table:style-name="Tableau38.A19" table:number-columns-spanned="3" office:value-type="string">
            <text:p text:style-name="P9"/>
          </table:table-cell>
          <table:covered-table-cell/>
          <table:covered-table-cell/>
          <table:table-cell table:style-name="Tableau38.A1" table:number-columns-spanned="4" office:value-type="string">
            <text:p text:style-name="P9"/>
          </table:table-cell>
          <table:covered-table-cell/>
          <table:covered-table-cell/>
          <table:covered-table-cell/>
        </table:table-row>
        <table:table-row table:style-name="Tableau38.18">
          <table:table-cell table:style-name="Tableau38.A19" office:value-type="string">
            <text:list xml:id="list1436107617" text:continue-numbering="true" text:style-name="WW8Num3">
              <text:list-item>
                <text:p text:style-name="P10">RNE</text:p>
              </text:list-item>
            </text:list>
          </table:table-cell>
          <table:table-cell table:style-name="Tableau38.A19" office:value-type="string">
            <text:p text:style-name="P6"/>
          </table:table-cell>
          <table:table-cell table:style-name="Tableau38.A19" office:value-type="string">
            <text:p text:style-name="P6"/>
          </table:table-cell>
          <table:table-cell table:style-name="Tableau38.A19" table:number-columns-spanned="3" office:value-type="string">
            <text:p text:style-name="P6"/>
          </table:table-cell>
          <table:covered-table-cell/>
          <table:covered-table-cell/>
          <table:table-cell table:style-name="Tableau38.A19" table:number-columns-spanned="2" office:value-type="string">
            <text:p text:style-name="P6"/>
          </table:table-cell>
          <table:covered-table-cell/>
          <table:table-cell table:style-name="Tableau38.A19" table:number-columns-spanned="3" office:value-type="string">
            <text:p text:style-name="P6"/>
          </table:table-cell>
          <table:covered-table-cell/>
          <table:covered-table-cell/>
          <table:table-cell table:style-name="Tableau38.A1" table:number-columns-spanned="4" office:value-type="string">
            <text:p text:style-name="P6"/>
          </table:table-cell>
          <table:covered-table-cell/>
          <table:covered-table-cell/>
          <table:covered-table-cell/>
        </table:table-row>
        <table:table-row table:style-name="Tableau38.18">
          <table:table-cell table:style-name="Tableau38.A19" office:value-type="string">
            <text:list xml:id="list2006908434" text:continue-numbering="true" text:style-name="WW8Num3">
              <text:list-item>
                <text:p text:style-name="P10">RSE</text:p>
              </text:list-item>
            </text:list>
          </table:table-cell>
          <table:table-cell table:style-name="Tableau38.A19" office:value-type="string">
            <text:p text:style-name="P6"/>
          </table:table-cell>
          <table:table-cell table:style-name="Tableau38.A19" office:value-type="string">
            <text:p text:style-name="P6"/>
          </table:table-cell>
          <table:table-cell table:style-name="Tableau38.A19" table:number-columns-spanned="3" office:value-type="string">
            <text:p text:style-name="P6"/>
          </table:table-cell>
          <table:covered-table-cell/>
          <table:covered-table-cell/>
          <table:table-cell table:style-name="Tableau38.A19" table:number-columns-spanned="2" office:value-type="string">
            <text:p text:style-name="P6"/>
          </table:table-cell>
          <table:covered-table-cell/>
          <table:table-cell table:style-name="Tableau38.A19" table:number-columns-spanned="3" office:value-type="string">
            <text:p text:style-name="P6"/>
          </table:table-cell>
          <table:covered-table-cell/>
          <table:covered-table-cell/>
          <table:table-cell table:style-name="Tableau38.A1" table:number-columns-spanned="4" office:value-type="string">
            <text:p text:style-name="P6"/>
          </table:table-cell>
          <table:covered-table-cell/>
          <table:covered-table-cell/>
          <table:covered-table-cell/>
        </table:table-row>
        <table:table-row table:style-name="Tableau38.18">
          <table:table-cell table:style-name="Tableau38.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8.18">
          <table:table-cell table:style-name="Tableau38.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8.18">
          <table:table-cell table:style-name="Tableau38.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8.18">
          <table:table-cell table:style-name="Tableau38.A27" table:number-columns-spanned="15" office:value-type="string">
            <text:p text:style-name="P62">Ressources pédagogiqu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5">Parcours MIAGE</text:p>
      <text:p text:style-name="P66"/>
      <table:table table:name="Tableau39" table:style-name="Tableau39">
        <table:table-column table:style-name="Tableau39.A"/>
        <table:table-column table:style-name="Tableau39.B"/>
        <table:table-column table:style-name="Tableau39.C"/>
        <table:table-column table:style-name="Tableau39.D"/>
        <table:table-column table:style-name="Tableau39.E"/>
        <table:table-column table:style-name="Tableau39.F"/>
        <table:table-column table:style-name="Tableau39.G"/>
        <table:table-column table:style-name="Tableau39.H"/>
        <table:table-column table:style-name="Tableau39.I"/>
        <table:table-column table:style-name="Tableau39.J"/>
        <table:table-column table:style-name="Tableau39.K"/>
        <table:table-column table:style-name="Tableau39.L"/>
        <table:table-column table:style-name="Tableau39.E" table:number-columns-repeated="2"/>
        <table:table-column table:style-name="Tableau39.O"/>
        <table:table-row table:style-name="Tableau39.1">
          <table:table-cell table:style-name="Tableau39.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9.1">
          <table:table-cell table:style-name="Tableau39.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9.1">
          <table:table-cell table:style-name="Tableau39.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9.1">
          <table:table-cell table:style-name="Tableau39.A1" table:number-columns-spanned="15" office:value-type="string">
            <text:p text:style-name="P62">Parcours 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9.5">
          <table:table-cell table:style-name="Tableau39.A5" table:number-columns-spanned="4" office:value-type="string">
            <text:p text:style-name="P7">Intitulé de l’Unité d’Enseignement :</text:p>
          </table:table-cell>
          <table:covered-table-cell/>
          <table:covered-table-cell/>
          <table:covered-table-cell/>
          <table:table-cell table:style-name="Tableau39.E5" table:number-columns-spanned="11" office:value-type="string">
            <text:p text:style-name="P54">Mise à niveau informatiq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9.5">
          <table:table-cell table:style-name="Tableau39.A5" table:number-columns-spanned="4" office:value-type="string">
            <text:p text:style-name="P4">Nature :</text:p>
          </table:table-cell>
          <table:covered-table-cell/>
          <table:covered-table-cell/>
          <table:covered-table-cell/>
          <table:table-cell table:style-name="Tableau39.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9.5">
          <table:table-cell table:style-name="Tableau39.A5" table:number-columns-spanned="4" office:value-type="string">
            <text:p text:style-name="P4">Semestre :</text:p>
          </table:table-cell>
          <table:covered-table-cell/>
          <table:covered-table-cell/>
          <table:covered-table-cell/>
          <table:table-cell table:style-name="Tableau39.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9.5">
          <table:table-cell table:style-name="Tableau39.A5" table:number-columns-spanned="4" office:value-type="string">
            <text:p text:style-name="P4">Crédits ECTS :</text:p>
          </table:table-cell>
          <table:covered-table-cell/>
          <table:covered-table-cell/>
          <table:covered-table-cell/>
          <table:table-cell table:style-name="Tableau39.E5" table:number-columns-spanned="11" office:value-type="string">
            <text:p text:style-name="P3">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9.5">
          <table:table-cell table:style-name="Tableau39.A5" table:number-columns-spanned="4" office:value-type="string">
            <text:p text:style-name="P4">Coefficient :</text:p>
          </table:table-cell>
          <table:covered-table-cell/>
          <table:covered-table-cell/>
          <table:covered-table-cell/>
          <table:table-cell table:style-name="Tableau39.E5" table:number-columns-spanned="11" office:value-type="string">
            <text:p text:style-name="P3">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9.5">
          <table:table-cell table:style-name="Tableau39.A5" table:number-columns-spanned="4" office:value-type="string">
            <text:p text:style-name="P4">Langue de l’enseignement :</text:p>
          </table:table-cell>
          <table:covered-table-cell/>
          <table:covered-table-cell/>
          <table:covered-table-cell/>
          <table:table-cell table:style-name="Tableau39.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9.5">
          <table:table-cell table:style-name="Tableau39.A5" table:number-columns-spanned="4" office:value-type="string">
            <text:p text:style-name="P4">Volume horaire total :</text:p>
          </table:table-cell>
          <table:covered-table-cell/>
          <table:covered-table-cell/>
          <table:covered-table-cell/>
          <table:table-cell table:style-name="Tableau39.A5" office:value-type="string">
            <text:p text:style-name="P3">35</text:p>
          </table:table-cell>
          <table:table-cell table:style-name="Tableau39.A5" table:number-columns-spanned="2" office:value-type="string">
            <text:p text:style-name="P8">dont</text:p>
          </table:table-cell>
          <table:covered-table-cell/>
          <table:table-cell table:style-name="Tableau39.A5" table:number-columns-spanned="2" office:value-type="string">
            <text:p text:style-name="P11">CM</text:p>
          </table:table-cell>
          <table:covered-table-cell/>
          <table:table-cell table:style-name="Tableau39.A5" office:value-type="string">
            <text:p text:style-name="P11"/>
          </table:table-cell>
          <table:table-cell table:style-name="Tableau39.A5" table:number-columns-spanned="2" office:value-type="string">
            <text:p text:style-name="P11">TD</text:p>
          </table:table-cell>
          <table:covered-table-cell/>
          <table:table-cell table:style-name="Tableau39.A5" office:value-type="string">
            <text:p text:style-name="P11"/>
          </table:table-cell>
          <table:table-cell table:style-name="Tableau39.A5" office:value-type="string">
            <text:p text:style-name="P11">TP</text:p>
          </table:table-cell>
          <table:table-cell table:style-name="Tableau39.E5" office:value-type="string">
            <text:p text:style-name="P11">35</text:p>
          </table:table-cell>
        </table:table-row>
        <table:table-row table:style-name="Tableau39.1">
          <table:table-cell table:style-name="Tableau39.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9.1">
          <table:table-cell table:style-name="Tableau39.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9.1">
          <table:table-cell table:style-name="Tableau39.A1" table:number-columns-spanned="15" office:value-type="string">
            <text:list xml:id="list499304957" text:continue-list="list2158855678" text:style-name="WW8Num2">
              <text:list-item>
                <text:p text:style-name="P5">contenu : </text:p>
              </text:list-item>
            </text:list>
            <text:p text:style-name="P2">Rappels sur l'algorithmique et la programmation, les systèmes d'exploitation, les outils de </text:p>
            <text:p text:style-name="P2">développ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9.1">
          <table:table-cell table:style-name="Tableau39.A1" table:number-columns-spanned="15" office:value-type="string">
            <text:list xml:id="list367217971" text:continue-numbering="true" text:style-name="WW8Num2">
              <text:list-item>
                <text:p text:style-name="P64">pré-requis :</text:p>
              </text:list-item>
            </text:list>
            <text:p text:style-name="P63">Niveau bac + 2 en informatique ou é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9.1">
          <table:table-cell table:style-name="Tableau39.A1" table:number-columns-spanned="15" office:value-type="string">
            <text:list xml:id="list879335267" text:continue-numbering="true" text:style-name="WW8Num2">
              <text:list-item>
                <text:p text:style-name="P64">objectifs (savoirs et compétences acquis) : </text:p>
              </text:list-item>
            </text:list>
            <text:p text:style-name="P61">Remise à niveau essentiellement destinée aux étudiants intégrant la Licence au semestre </text:p>
            <text:p text:style-name="P61">5, afin de leur assurer les bases nécessaires pour suivre de manière satisfaisante les </text:p>
            <text:p text:style-name="P61">enseignements de troisième anné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9.1">
          <table:table-cell table:style-name="Tableau39.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9.18">
          <table:table-cell table:style-name="Tableau39.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9.18">
          <table:table-cell table:style-name="Tableau39.A19" office:value-type="string">
            <text:p text:style-name="P65"/>
          </table:table-cell>
          <table:table-cell table:style-name="Tableau39.A19" table:number-columns-spanned="5" office:value-type="string">
            <text:p text:style-name="P9">Contrôle continu</text:p>
          </table:table-cell>
          <table:covered-table-cell/>
          <table:covered-table-cell/>
          <table:covered-table-cell/>
          <table:covered-table-cell/>
          <table:table-cell table:style-name="Tableau39.A19" table:number-columns-spanned="5" office:value-type="string">
            <text:p text:style-name="P80">Contrôle terminal</text:p>
          </table:table-cell>
          <table:covered-table-cell/>
          <table:covered-table-cell/>
          <table:covered-table-cell/>
          <table:covered-table-cell/>
          <table:table-cell table:style-name="Tableau39.A1" table:number-columns-spanned="4" office:value-type="string">
            <text:p text:style-name="P80">Contrôle mixte</text:p>
          </table:table-cell>
          <table:covered-table-cell/>
          <table:covered-table-cell/>
          <table:covered-table-cell/>
        </table:table-row>
        <table:table-row table:style-name="Tableau39.18">
          <table:table-cell table:style-name="Tableau39.A19" office:value-type="string">
            <text:p text:style-name="P70"/>
          </table:table-cell>
          <table:table-cell table:style-name="Tableau39.A19" office:value-type="string">
            <text:p text:style-name="P80">nb de CC durant le semestre</text:p>
          </table:table-cell>
          <table:table-cell table:style-name="Tableau39.A19" office:value-type="string">
            <text:p text:style-name="P9">durée</text:p>
          </table:table-cell>
          <table:table-cell table:style-name="Tableau39.A19" table:number-columns-spanned="3" office:value-type="string">
            <text:p text:style-name="P80">Nature</text:p>
            <text:p text:style-name="P79">(oral/écrit )</text:p>
          </table:table-cell>
          <table:covered-table-cell/>
          <table:covered-table-cell/>
          <table:table-cell table:style-name="Tableau39.A19" table:number-columns-spanned="2" office:value-type="string">
            <text:p text:style-name="P9">durée</text:p>
          </table:table-cell>
          <table:covered-table-cell/>
          <table:table-cell table:style-name="Tableau39.A19" table:number-columns-spanned="3" office:value-type="string">
            <text:p text:style-name="P80">Nature</text:p>
            <text:p text:style-name="P79">(oral/écrit)</text:p>
          </table:table-cell>
          <table:covered-table-cell/>
          <table:covered-table-cell/>
          <table:table-cell table:style-name="Tableau39.A1" table:number-columns-spanned="4" office:value-type="string">
            <text:p text:style-name="P9">répartition en % entre CC et CT</text:p>
          </table:table-cell>
          <table:covered-table-cell/>
          <table:covered-table-cell/>
          <table:covered-table-cell/>
        </table:table-row>
        <table:table-row table:style-name="Tableau39.18">
          <table:table-cell table:style-name="Tableau39.A19" office:value-type="string">
            <text:p text:style-name="P69"><text:span text:style-name="T2">1</text:span><text:span text:style-name="T8">ère</text:span><text:span text:style-name="T2"> session :</text:span></text:p>
          </table:table-cell>
          <table:table-cell table:style-name="Tableau39.A19" office:value-type="string">
            <text:p text:style-name="P9"/>
          </table:table-cell>
          <table:table-cell table:style-name="Tableau39.A19" office:value-type="string">
            <text:p text:style-name="P9"/>
          </table:table-cell>
          <table:table-cell table:style-name="Tableau39.A19" table:number-columns-spanned="3" office:value-type="string">
            <text:p text:style-name="P9"/>
          </table:table-cell>
          <table:covered-table-cell/>
          <table:covered-table-cell/>
          <table:table-cell table:style-name="Tableau39.A19" table:number-columns-spanned="2" office:value-type="string">
            <text:p text:style-name="P9"/>
          </table:table-cell>
          <table:covered-table-cell/>
          <table:table-cell table:style-name="Tableau39.A19" table:number-columns-spanned="3" office:value-type="string">
            <text:p text:style-name="P9"/>
          </table:table-cell>
          <table:covered-table-cell/>
          <table:covered-table-cell/>
          <table:table-cell table:style-name="Tableau39.A1" table:number-columns-spanned="4" office:value-type="string">
            <text:p text:style-name="P9"/>
          </table:table-cell>
          <table:covered-table-cell/>
          <table:covered-table-cell/>
          <table:covered-table-cell/>
        </table:table-row>
        <table:table-row table:style-name="Tableau39.18">
          <table:table-cell table:style-name="Tableau39.A19" office:value-type="string">
            <text:list xml:id="list920271963" text:continue-list="list2006908434" text:style-name="WW8Num3">
              <text:list-item>
                <text:p text:style-name="P10">RNE</text:p>
              </text:list-item>
            </text:list>
          </table:table-cell>
          <table:table-cell table:style-name="Tableau39.A19" office:value-type="string">
            <text:p text:style-name="P9"/>
          </table:table-cell>
          <table:table-cell table:style-name="Tableau39.A19" office:value-type="string">
            <text:p text:style-name="P9"/>
          </table:table-cell>
          <table:table-cell table:style-name="Tableau39.A19" table:number-columns-spanned="3" office:value-type="string">
            <text:p text:style-name="P9"/>
          </table:table-cell>
          <table:covered-table-cell/>
          <table:covered-table-cell/>
          <table:table-cell table:style-name="Tableau39.A19" table:number-columns-spanned="2" office:value-type="string">
            <text:p text:style-name="P9"/>
          </table:table-cell>
          <table:covered-table-cell/>
          <table:table-cell table:style-name="Tableau39.A19" table:number-columns-spanned="3" office:value-type="string">
            <text:p text:style-name="P9"/>
          </table:table-cell>
          <table:covered-table-cell/>
          <table:covered-table-cell/>
          <table:table-cell table:style-name="Tableau39.A1" table:number-columns-spanned="4" office:value-type="string">
            <text:p text:style-name="P9"/>
          </table:table-cell>
          <table:covered-table-cell/>
          <table:covered-table-cell/>
          <table:covered-table-cell/>
        </table:table-row>
        <table:table-row table:style-name="Tableau39.18">
          <table:table-cell table:style-name="Tableau39.A19" office:value-type="string">
            <text:list xml:id="list1748554595" text:continue-numbering="true" text:style-name="WW8Num3">
              <text:list-item>
                <text:p text:style-name="P10">RSE</text:p>
              </text:list-item>
            </text:list>
          </table:table-cell>
          <table:table-cell table:style-name="Tableau39.A19" office:value-type="string">
            <text:p text:style-name="P9"/>
          </table:table-cell>
          <table:table-cell table:style-name="Tableau39.A19" office:value-type="string">
            <text:p text:style-name="P9"/>
          </table:table-cell>
          <table:table-cell table:style-name="Tableau39.A19" table:number-columns-spanned="3" office:value-type="string">
            <text:p text:style-name="P9"/>
          </table:table-cell>
          <table:covered-table-cell/>
          <table:covered-table-cell/>
          <table:table-cell table:style-name="Tableau39.A19" table:number-columns-spanned="2" office:value-type="string">
            <text:p text:style-name="P9"/>
          </table:table-cell>
          <table:covered-table-cell/>
          <table:table-cell table:style-name="Tableau39.A19" table:number-columns-spanned="3" office:value-type="string">
            <text:p text:style-name="P9"/>
          </table:table-cell>
          <table:covered-table-cell/>
          <table:covered-table-cell/>
          <table:table-cell table:style-name="Tableau39.A1" table:number-columns-spanned="4" office:value-type="string">
            <text:p text:style-name="P9"/>
          </table:table-cell>
          <table:covered-table-cell/>
          <table:covered-table-cell/>
          <table:covered-table-cell/>
        </table:table-row>
        <table:table-row table:style-name="Tableau39.18">
          <table:table-cell table:style-name="Tableau39.A19" office:value-type="string">
            <text:p text:style-name="P1"><text:span text:style-name="T2">2</text:span><text:span text:style-name="T8">ème</text:span><text:span text:style-name="T2"> session :</text:span></text:p>
          </table:table-cell>
          <table:table-cell table:style-name="Tableau39.A19" office:value-type="string">
            <text:p text:style-name="P9"/>
          </table:table-cell>
          <table:table-cell table:style-name="Tableau39.A19" office:value-type="string">
            <text:p text:style-name="P9"/>
          </table:table-cell>
          <table:table-cell table:style-name="Tableau39.A19" table:number-columns-spanned="3" office:value-type="string">
            <text:p text:style-name="P9"/>
          </table:table-cell>
          <table:covered-table-cell/>
          <table:covered-table-cell/>
          <table:table-cell table:style-name="Tableau39.A19" table:number-columns-spanned="2" office:value-type="string">
            <text:p text:style-name="P9"/>
          </table:table-cell>
          <table:covered-table-cell/>
          <table:table-cell table:style-name="Tableau39.A19" table:number-columns-spanned="3" office:value-type="string">
            <text:p text:style-name="P9"/>
          </table:table-cell>
          <table:covered-table-cell/>
          <table:covered-table-cell/>
          <table:table-cell table:style-name="Tableau39.A1" table:number-columns-spanned="4" office:value-type="string">
            <text:p text:style-name="P9"/>
          </table:table-cell>
          <table:covered-table-cell/>
          <table:covered-table-cell/>
          <table:covered-table-cell/>
        </table:table-row>
        <table:table-row table:style-name="Tableau39.18">
          <table:table-cell table:style-name="Tableau39.A19" office:value-type="string">
            <text:list xml:id="list558267118" text:continue-numbering="true" text:style-name="WW8Num3">
              <text:list-item>
                <text:p text:style-name="P10">RNE</text:p>
              </text:list-item>
            </text:list>
          </table:table-cell>
          <table:table-cell table:style-name="Tableau39.A19" office:value-type="string">
            <text:p text:style-name="P6"/>
          </table:table-cell>
          <table:table-cell table:style-name="Tableau39.A19" office:value-type="string">
            <text:p text:style-name="P6"/>
          </table:table-cell>
          <table:table-cell table:style-name="Tableau39.A19" table:number-columns-spanned="3" office:value-type="string">
            <text:p text:style-name="P6"/>
          </table:table-cell>
          <table:covered-table-cell/>
          <table:covered-table-cell/>
          <table:table-cell table:style-name="Tableau39.A19" table:number-columns-spanned="2" office:value-type="string">
            <text:p text:style-name="P6"/>
          </table:table-cell>
          <table:covered-table-cell/>
          <table:table-cell table:style-name="Tableau39.A19" table:number-columns-spanned="3" office:value-type="string">
            <text:p text:style-name="P6"/>
          </table:table-cell>
          <table:covered-table-cell/>
          <table:covered-table-cell/>
          <table:table-cell table:style-name="Tableau39.A1" table:number-columns-spanned="4" office:value-type="string">
            <text:p text:style-name="P6"/>
          </table:table-cell>
          <table:covered-table-cell/>
          <table:covered-table-cell/>
          <table:covered-table-cell/>
        </table:table-row>
        <table:table-row table:style-name="Tableau39.18">
          <table:table-cell table:style-name="Tableau39.A19" office:value-type="string">
            <text:list xml:id="list1354296631" text:continue-numbering="true" text:style-name="WW8Num3">
              <text:list-item>
                <text:p text:style-name="P10">RSE</text:p>
              </text:list-item>
            </text:list>
          </table:table-cell>
          <table:table-cell table:style-name="Tableau39.A19" office:value-type="string">
            <text:p text:style-name="P6"/>
          </table:table-cell>
          <table:table-cell table:style-name="Tableau39.A19" office:value-type="string">
            <text:p text:style-name="P6"/>
          </table:table-cell>
          <table:table-cell table:style-name="Tableau39.A19" table:number-columns-spanned="3" office:value-type="string">
            <text:p text:style-name="P6"/>
          </table:table-cell>
          <table:covered-table-cell/>
          <table:covered-table-cell/>
          <table:table-cell table:style-name="Tableau39.A19" table:number-columns-spanned="2" office:value-type="string">
            <text:p text:style-name="P6"/>
          </table:table-cell>
          <table:covered-table-cell/>
          <table:table-cell table:style-name="Tableau39.A19" table:number-columns-spanned="3" office:value-type="string">
            <text:p text:style-name="P6"/>
          </table:table-cell>
          <table:covered-table-cell/>
          <table:covered-table-cell/>
          <table:table-cell table:style-name="Tableau39.A1" table:number-columns-spanned="4" office:value-type="string">
            <text:p text:style-name="P6"/>
          </table:table-cell>
          <table:covered-table-cell/>
          <table:covered-table-cell/>
          <table:covered-table-cell/>
        </table:table-row>
        <table:table-row table:style-name="Tableau39.18">
          <table:table-cell table:style-name="Tableau39.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9.18">
          <table:table-cell table:style-name="Tableau39.A27" table:number-columns-spanned="15" office:value-type="string">
            <text:p text:style-name="P7">Responsable de l’enseignement : Catherine JULIÉ-BONNE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9.18">
          <table:table-cell table:style-name="Tableau39.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39.18">
          <table:table-cell table:style-name="Tableau39.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40" table:style-name="Tableau40">
        <table:table-column table:style-name="Tableau40.A"/>
        <table:table-column table:style-name="Tableau40.B"/>
        <table:table-column table:style-name="Tableau40.C"/>
        <table:table-column table:style-name="Tableau40.D"/>
        <table:table-column table:style-name="Tableau40.E"/>
        <table:table-column table:style-name="Tableau40.F"/>
        <table:table-column table:style-name="Tableau40.G"/>
        <table:table-column table:style-name="Tableau40.H"/>
        <table:table-column table:style-name="Tableau40.I"/>
        <table:table-column table:style-name="Tableau40.J"/>
        <table:table-column table:style-name="Tableau40.K"/>
        <table:table-column table:style-name="Tableau40.L"/>
        <table:table-column table:style-name="Tableau40.E" table:number-columns-repeated="2"/>
        <table:table-column table:style-name="Tableau40.O"/>
        <table:table-row table:style-name="Tableau40.1">
          <table:table-cell table:style-name="Tableau40.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0.1">
          <table:table-cell table:style-name="Tableau40.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40.1">
          <table:table-cell table:style-name="Tableau40.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0.1">
          <table:table-cell table:style-name="Tableau40.A1" table:number-columns-spanned="15" office:value-type="string">
            <text:p text:style-name="P62">Parcours 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0.5">
          <table:table-cell table:style-name="Tableau40.A5" table:number-columns-spanned="4" office:value-type="string">
            <text:p text:style-name="P7">Intitulé de l’Unité d’Enseignement :</text:p>
          </table:table-cell>
          <table:covered-table-cell/>
          <table:covered-table-cell/>
          <table:covered-table-cell/>
          <table:table-cell table:style-name="Tableau40.E5" table:number-columns-spanned="11" office:value-type="string">
            <text:p text:style-name="P54">Programmation avancée et structures dynamiqu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0.5">
          <table:table-cell table:style-name="Tableau40.A5" table:number-columns-spanned="4" office:value-type="string">
            <text:p text:style-name="P4">Nature :</text:p>
          </table:table-cell>
          <table:covered-table-cell/>
          <table:covered-table-cell/>
          <table:covered-table-cell/>
          <table:table-cell table:style-name="Tableau40.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0.5">
          <table:table-cell table:style-name="Tableau40.A5" table:number-columns-spanned="4" office:value-type="string">
            <text:p text:style-name="P4">Semestre :</text:p>
          </table:table-cell>
          <table:covered-table-cell/>
          <table:covered-table-cell/>
          <table:covered-table-cell/>
          <table:table-cell table:style-name="Tableau40.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0.5">
          <table:table-cell table:style-name="Tableau40.A5" table:number-columns-spanned="4" office:value-type="string">
            <text:p text:style-name="P4">Crédits ECTS :</text:p>
          </table:table-cell>
          <table:covered-table-cell/>
          <table:covered-table-cell/>
          <table:covered-table-cell/>
          <table:table-cell table:style-name="Tableau40.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0.5">
          <table:table-cell table:style-name="Tableau40.A5" table:number-columns-spanned="4" office:value-type="string">
            <text:p text:style-name="P4">Coefficient :</text:p>
          </table:table-cell>
          <table:covered-table-cell/>
          <table:covered-table-cell/>
          <table:covered-table-cell/>
          <table:table-cell table:style-name="Tableau40.E5" table:number-columns-spanned="11" office:value-type="string">
            <text:p text:style-name="P3">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0.5">
          <table:table-cell table:style-name="Tableau40.A5" table:number-columns-spanned="4" office:value-type="string">
            <text:p text:style-name="P4">Langue de l’enseignement :</text:p>
          </table:table-cell>
          <table:covered-table-cell/>
          <table:covered-table-cell/>
          <table:covered-table-cell/>
          <table:table-cell table:style-name="Tableau40.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0.5">
          <table:table-cell table:style-name="Tableau40.A5" table:number-columns-spanned="4" office:value-type="string">
            <text:p text:style-name="P4">Volume horaire total :</text:p>
          </table:table-cell>
          <table:covered-table-cell/>
          <table:covered-table-cell/>
          <table:covered-table-cell/>
          <table:table-cell table:style-name="Tableau40.A5" office:value-type="string">
            <text:p text:style-name="P3">48</text:p>
          </table:table-cell>
          <table:table-cell table:style-name="Tableau40.A5" table:number-columns-spanned="2" office:value-type="string">
            <text:p text:style-name="P8">dont</text:p>
          </table:table-cell>
          <table:covered-table-cell/>
          <table:table-cell table:style-name="Tableau40.A5" table:number-columns-spanned="2" office:value-type="string">
            <text:p text:style-name="P11">CM</text:p>
          </table:table-cell>
          <table:covered-table-cell/>
          <table:table-cell table:style-name="Tableau40.A5" office:value-type="string">
            <text:p text:style-name="P11">18</text:p>
          </table:table-cell>
          <table:table-cell table:style-name="Tableau40.A5" table:number-columns-spanned="2" office:value-type="string">
            <text:p text:style-name="P11">TD</text:p>
          </table:table-cell>
          <table:covered-table-cell/>
          <table:table-cell table:style-name="Tableau40.A5" office:value-type="string">
            <text:p text:style-name="P11">30</text:p>
          </table:table-cell>
          <table:table-cell table:style-name="Tableau40.A5" office:value-type="string">
            <text:p text:style-name="P11">TP</text:p>
          </table:table-cell>
          <table:table-cell table:style-name="Tableau40.E5" office:value-type="string">
            <text:p text:style-name="P11"/>
          </table:table-cell>
        </table:table-row>
        <table:table-row table:style-name="Tableau40.1">
          <table:table-cell table:style-name="Tableau40.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0.1">
          <table:table-cell table:style-name="Tableau40.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0.1">
          <table:table-cell table:style-name="Tableau40.A1" table:number-columns-spanned="15" office:value-type="string">
            <text:list xml:id="list1399200812" text:continue-list="list879335267" text:style-name="WW8Num2">
              <text:list-item>
                <text:p text:style-name="P5">contenu : </text:p>
              </text:list-item>
            </text:list>
            <text:p text:style-name="P2">Itroduction à ADA2005. Types non contraints et pointeurs. Unités de compilation, modularité, généricité. Tâches, rendez-vous, type protégés, répartition. Types étiquetés, programmation orientée objet, programmation par classe, héritage, héritage multiple. Interfaçage : autres langages, interface graphique, serveur web,...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0.1">
          <table:table-cell table:style-name="Tableau40.A1" table:number-columns-spanned="15" office:value-type="string">
            <text:list xml:id="list189527135" text:continue-numbering="true" text:style-name="WW8Num2">
              <text:list-item>
                <text:p text:style-name="P64">pré-requis :</text:p>
              </text:list-item>
            </text:list>
            <text:p text:style-name="P63">Maîtrise de l’algorithmique de base (y compris techniques d’assertion et d’invariant) et des structures statiques. Connaissance des principes de gestion mémoire, de la notion d’état, de l’affectation. Expérience des entrées sorties (non-)bufferisé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0.1">
          <table:table-cell table:style-name="Tableau40.A1" table:number-columns-spanned="15" office:value-type="string">
            <text:list xml:id="list1579207592" text:continue-numbering="true" text:style-name="WW8Num2">
              <text:list-item>
                <text:p text:style-name="P64">objectifs (savoirs et compétences acquis) : </text:p>
              </text:list-item>
            </text:list>
            <text:p text:style-name="P61">Acquérir et combiner plusieurs méthodes de programmation au sein d’un même langage. Intégrer la notion d’abstraction des données et des traitements. Comprendre l’intérêt du typage fort et de l’induction de types. Arbitrer entre des solutions statiques et dynamiqu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0.1">
          <table:table-cell table:style-name="Tableau40.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0.18">
          <table:table-cell table:style-name="Tableau40.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0.18">
          <table:table-cell table:style-name="Tableau40.A19" office:value-type="string">
            <text:p text:style-name="P65"/>
          </table:table-cell>
          <table:table-cell table:style-name="Tableau40.A19" table:number-columns-spanned="5" office:value-type="string">
            <text:p text:style-name="P9">Contrôle continu</text:p>
          </table:table-cell>
          <table:covered-table-cell/>
          <table:covered-table-cell/>
          <table:covered-table-cell/>
          <table:covered-table-cell/>
          <table:table-cell table:style-name="Tableau40.A19" table:number-columns-spanned="5" office:value-type="string">
            <text:p text:style-name="P80">Contrôle terminal</text:p>
          </table:table-cell>
          <table:covered-table-cell/>
          <table:covered-table-cell/>
          <table:covered-table-cell/>
          <table:covered-table-cell/>
          <table:table-cell table:style-name="Tableau40.A1" table:number-columns-spanned="4" office:value-type="string">
            <text:p text:style-name="P80">Contrôle mixte</text:p>
          </table:table-cell>
          <table:covered-table-cell/>
          <table:covered-table-cell/>
          <table:covered-table-cell/>
        </table:table-row>
        <table:table-row table:style-name="Tableau40.18">
          <table:table-cell table:style-name="Tableau40.A19" office:value-type="string">
            <text:p text:style-name="P70"/>
          </table:table-cell>
          <table:table-cell table:style-name="Tableau40.A19" office:value-type="string">
            <text:p text:style-name="P80">nb de CC durant le semestre</text:p>
          </table:table-cell>
          <table:table-cell table:style-name="Tableau40.A19" office:value-type="string">
            <text:p text:style-name="P9">durée</text:p>
          </table:table-cell>
          <table:table-cell table:style-name="Tableau40.A19" table:number-columns-spanned="3" office:value-type="string">
            <text:p text:style-name="P80">Nature</text:p>
            <text:p text:style-name="P79">(oral/écrit )</text:p>
          </table:table-cell>
          <table:covered-table-cell/>
          <table:covered-table-cell/>
          <table:table-cell table:style-name="Tableau40.A19" table:number-columns-spanned="2" office:value-type="string">
            <text:p text:style-name="P9">durée</text:p>
          </table:table-cell>
          <table:covered-table-cell/>
          <table:table-cell table:style-name="Tableau40.A19" table:number-columns-spanned="3" office:value-type="string">
            <text:p text:style-name="P80">Nature</text:p>
            <text:p text:style-name="P79">(oral/écrit)</text:p>
          </table:table-cell>
          <table:covered-table-cell/>
          <table:covered-table-cell/>
          <table:table-cell table:style-name="Tableau40.A1" table:number-columns-spanned="4" office:value-type="string">
            <text:p text:style-name="P9">répartition en % entre CC et CT</text:p>
          </table:table-cell>
          <table:covered-table-cell/>
          <table:covered-table-cell/>
          <table:covered-table-cell/>
        </table:table-row>
        <table:table-row table:style-name="Tableau40.18">
          <table:table-cell table:style-name="Tableau40.A19" office:value-type="string">
            <text:p text:style-name="P69"><text:span text:style-name="T2">1</text:span><text:span text:style-name="T8">ère</text:span><text:span text:style-name="T2"> session :</text:span></text:p>
          </table:table-cell>
          <table:table-cell table:style-name="Tableau40.A19" office:value-type="string">
            <text:p text:style-name="P9"/>
          </table:table-cell>
          <table:table-cell table:style-name="Tableau40.A19" office:value-type="string">
            <text:p text:style-name="P9"/>
          </table:table-cell>
          <table:table-cell table:style-name="Tableau40.A19" table:number-columns-spanned="3" office:value-type="string">
            <text:p text:style-name="P9"/>
          </table:table-cell>
          <table:covered-table-cell/>
          <table:covered-table-cell/>
          <table:table-cell table:style-name="Tableau40.A19" table:number-columns-spanned="2" office:value-type="string">
            <text:p text:style-name="P9"/>
          </table:table-cell>
          <table:covered-table-cell/>
          <table:table-cell table:style-name="Tableau40.A19" table:number-columns-spanned="3" office:value-type="string">
            <text:p text:style-name="P9"/>
          </table:table-cell>
          <table:covered-table-cell/>
          <table:covered-table-cell/>
          <table:table-cell table:style-name="Tableau40.A1" table:number-columns-spanned="4" office:value-type="string">
            <text:p text:style-name="P9"/>
          </table:table-cell>
          <table:covered-table-cell/>
          <table:covered-table-cell/>
          <table:covered-table-cell/>
        </table:table-row>
        <table:table-row table:style-name="Tableau40.18">
          <table:table-cell table:style-name="Tableau40.A19" office:value-type="string">
            <text:list xml:id="list1906503619" text:continue-list="list1354296631" text:style-name="WW8Num3">
              <text:list-item>
                <text:p text:style-name="P10">RNE</text:p>
              </text:list-item>
            </text:list>
          </table:table-cell>
          <table:table-cell table:style-name="Tableau40.A19" office:value-type="string">
            <text:p text:style-name="P9"/>
          </table:table-cell>
          <table:table-cell table:style-name="Tableau40.A19" office:value-type="string">
            <text:p text:style-name="P9"/>
          </table:table-cell>
          <table:table-cell table:style-name="Tableau40.A19" table:number-columns-spanned="3" office:value-type="string">
            <text:p text:style-name="P9"/>
          </table:table-cell>
          <table:covered-table-cell/>
          <table:covered-table-cell/>
          <table:table-cell table:style-name="Tableau40.A19" table:number-columns-spanned="2" office:value-type="string">
            <text:p text:style-name="P9"/>
          </table:table-cell>
          <table:covered-table-cell/>
          <table:table-cell table:style-name="Tableau40.A19" table:number-columns-spanned="3" office:value-type="string">
            <text:p text:style-name="P9"/>
          </table:table-cell>
          <table:covered-table-cell/>
          <table:covered-table-cell/>
          <table:table-cell table:style-name="Tableau40.A1" table:number-columns-spanned="4" office:value-type="string">
            <text:p text:style-name="P9"/>
          </table:table-cell>
          <table:covered-table-cell/>
          <table:covered-table-cell/>
          <table:covered-table-cell/>
        </table:table-row>
        <table:table-row table:style-name="Tableau40.18">
          <table:table-cell table:style-name="Tableau40.A19" office:value-type="string">
            <text:list xml:id="list917725794" text:continue-numbering="true" text:style-name="WW8Num3">
              <text:list-item>
                <text:p text:style-name="P10">RSE</text:p>
              </text:list-item>
            </text:list>
          </table:table-cell>
          <table:table-cell table:style-name="Tableau40.A19" office:value-type="string">
            <text:p text:style-name="P9"/>
          </table:table-cell>
          <table:table-cell table:style-name="Tableau40.A19" office:value-type="string">
            <text:p text:style-name="P9"/>
          </table:table-cell>
          <table:table-cell table:style-name="Tableau40.A19" table:number-columns-spanned="3" office:value-type="string">
            <text:p text:style-name="P9"/>
          </table:table-cell>
          <table:covered-table-cell/>
          <table:covered-table-cell/>
          <table:table-cell table:style-name="Tableau40.A19" table:number-columns-spanned="2" office:value-type="string">
            <text:p text:style-name="P9"/>
          </table:table-cell>
          <table:covered-table-cell/>
          <table:table-cell table:style-name="Tableau40.A19" table:number-columns-spanned="3" office:value-type="string">
            <text:p text:style-name="P9"/>
          </table:table-cell>
          <table:covered-table-cell/>
          <table:covered-table-cell/>
          <table:table-cell table:style-name="Tableau40.A1" table:number-columns-spanned="4" office:value-type="string">
            <text:p text:style-name="P9"/>
          </table:table-cell>
          <table:covered-table-cell/>
          <table:covered-table-cell/>
          <table:covered-table-cell/>
        </table:table-row>
        <table:table-row table:style-name="Tableau40.18">
          <table:table-cell table:style-name="Tableau40.A19" office:value-type="string">
            <text:p text:style-name="P1"><text:span text:style-name="T2">2</text:span><text:span text:style-name="T8">ème</text:span><text:span text:style-name="T2"> session :</text:span></text:p>
          </table:table-cell>
          <table:table-cell table:style-name="Tableau40.A19" office:value-type="string">
            <text:p text:style-name="P9"/>
          </table:table-cell>
          <table:table-cell table:style-name="Tableau40.A19" office:value-type="string">
            <text:p text:style-name="P9"/>
          </table:table-cell>
          <table:table-cell table:style-name="Tableau40.A19" table:number-columns-spanned="3" office:value-type="string">
            <text:p text:style-name="P9"/>
          </table:table-cell>
          <table:covered-table-cell/>
          <table:covered-table-cell/>
          <table:table-cell table:style-name="Tableau40.A19" table:number-columns-spanned="2" office:value-type="string">
            <text:p text:style-name="P9"/>
          </table:table-cell>
          <table:covered-table-cell/>
          <table:table-cell table:style-name="Tableau40.A19" table:number-columns-spanned="3" office:value-type="string">
            <text:p text:style-name="P9"/>
          </table:table-cell>
          <table:covered-table-cell/>
          <table:covered-table-cell/>
          <table:table-cell table:style-name="Tableau40.A1" table:number-columns-spanned="4" office:value-type="string">
            <text:p text:style-name="P9"/>
          </table:table-cell>
          <table:covered-table-cell/>
          <table:covered-table-cell/>
          <table:covered-table-cell/>
        </table:table-row>
        <table:table-row table:style-name="Tableau40.18">
          <table:table-cell table:style-name="Tableau40.A19" office:value-type="string">
            <text:list xml:id="list1904765152" text:continue-numbering="true" text:style-name="WW8Num3">
              <text:list-item>
                <text:p text:style-name="P10">RNE</text:p>
              </text:list-item>
            </text:list>
          </table:table-cell>
          <table:table-cell table:style-name="Tableau40.A19" office:value-type="string">
            <text:p text:style-name="P6"/>
          </table:table-cell>
          <table:table-cell table:style-name="Tableau40.A19" office:value-type="string">
            <text:p text:style-name="P6"/>
          </table:table-cell>
          <table:table-cell table:style-name="Tableau40.A19" table:number-columns-spanned="3" office:value-type="string">
            <text:p text:style-name="P6"/>
          </table:table-cell>
          <table:covered-table-cell/>
          <table:covered-table-cell/>
          <table:table-cell table:style-name="Tableau40.A19" table:number-columns-spanned="2" office:value-type="string">
            <text:p text:style-name="P6"/>
          </table:table-cell>
          <table:covered-table-cell/>
          <table:table-cell table:style-name="Tableau40.A19" table:number-columns-spanned="3" office:value-type="string">
            <text:p text:style-name="P6"/>
          </table:table-cell>
          <table:covered-table-cell/>
          <table:covered-table-cell/>
          <table:table-cell table:style-name="Tableau40.A1" table:number-columns-spanned="4" office:value-type="string">
            <text:p text:style-name="P6"/>
          </table:table-cell>
          <table:covered-table-cell/>
          <table:covered-table-cell/>
          <table:covered-table-cell/>
        </table:table-row>
        <table:table-row table:style-name="Tableau40.18">
          <table:table-cell table:style-name="Tableau40.A19" office:value-type="string">
            <text:list xml:id="list1764081983" text:continue-numbering="true" text:style-name="WW8Num3">
              <text:list-item>
                <text:p text:style-name="P10">RSE</text:p>
              </text:list-item>
            </text:list>
          </table:table-cell>
          <table:table-cell table:style-name="Tableau40.A19" office:value-type="string">
            <text:p text:style-name="P6"/>
          </table:table-cell>
          <table:table-cell table:style-name="Tableau40.A19" office:value-type="string">
            <text:p text:style-name="P6"/>
          </table:table-cell>
          <table:table-cell table:style-name="Tableau40.A19" table:number-columns-spanned="3" office:value-type="string">
            <text:p text:style-name="P6"/>
          </table:table-cell>
          <table:covered-table-cell/>
          <table:covered-table-cell/>
          <table:table-cell table:style-name="Tableau40.A19" table:number-columns-spanned="2" office:value-type="string">
            <text:p text:style-name="P6"/>
          </table:table-cell>
          <table:covered-table-cell/>
          <table:table-cell table:style-name="Tableau40.A19" table:number-columns-spanned="3" office:value-type="string">
            <text:p text:style-name="P6"/>
          </table:table-cell>
          <table:covered-table-cell/>
          <table:covered-table-cell/>
          <table:table-cell table:style-name="Tableau40.A1" table:number-columns-spanned="4" office:value-type="string">
            <text:p text:style-name="P6"/>
          </table:table-cell>
          <table:covered-table-cell/>
          <table:covered-table-cell/>
          <table:covered-table-cell/>
        </table:table-row>
        <table:table-row table:style-name="Tableau40.18">
          <table:table-cell table:style-name="Tableau40.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0.18">
          <table:table-cell table:style-name="Tableau40.A27" table:number-columns-spanned="15" office:value-type="string">
            <text:p text:style-name="P7">Responsable de l’enseignement : Catherine JULIÉ-BONNE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0.18">
          <table:table-cell table:style-name="Tableau40.A27" table:number-columns-spanned="15" office:value-type="string">
            <text:p text:style-name="P62">Bibliographie : John Barnes : "programming in Ada 2005" ISBN 0-32-134078-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0.18">
          <table:table-cell table:style-name="Tableau40.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41" table:style-name="Tableau41">
        <table:table-column table:style-name="Tableau41.A"/>
        <table:table-column table:style-name="Tableau41.B"/>
        <table:table-column table:style-name="Tableau41.C"/>
        <table:table-column table:style-name="Tableau41.D"/>
        <table:table-column table:style-name="Tableau41.E"/>
        <table:table-column table:style-name="Tableau41.F"/>
        <table:table-column table:style-name="Tableau41.G"/>
        <table:table-column table:style-name="Tableau41.H"/>
        <table:table-column table:style-name="Tableau41.I"/>
        <table:table-column table:style-name="Tableau41.J"/>
        <table:table-column table:style-name="Tableau41.K"/>
        <table:table-column table:style-name="Tableau41.L"/>
        <table:table-column table:style-name="Tableau41.E" table:number-columns-repeated="2"/>
        <table:table-column table:style-name="Tableau41.O"/>
        <table:table-row table:style-name="Tableau41.1">
          <table:table-cell table:style-name="Tableau41.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1">
          <table:table-cell table:style-name="Tableau41.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1">
          <table:table-cell table:style-name="Tableau41.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1">
          <table:table-cell table:style-name="Tableau41.A1" table:number-columns-spanned="15" office:value-type="string">
            <text:p text:style-name="P62">Parcours 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41.5">
          <table:table-cell table:style-name="Tableau41.A5" table:number-columns-spanned="4" office:value-type="string">
            <text:p text:style-name="P7">Intitulé de l’Unité d’Enseignement :</text:p>
          </table:table-cell>
          <table:covered-table-cell/>
          <table:covered-table-cell/>
          <table:covered-table-cell/>
          <table:table-cell table:style-name="Tableau41.E5" table:number-columns-spanned="11" office:value-type="string">
            <text:p text:style-name="P54">Réseaux</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5">
          <table:table-cell table:style-name="Tableau41.A5" table:number-columns-spanned="4" office:value-type="string">
            <text:p text:style-name="P4">Nature :</text:p>
          </table:table-cell>
          <table:covered-table-cell/>
          <table:covered-table-cell/>
          <table:covered-table-cell/>
          <table:table-cell table:style-name="Tableau41.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5">
          <table:table-cell table:style-name="Tableau41.A5" table:number-columns-spanned="4" office:value-type="string">
            <text:p text:style-name="P4">Semestre :</text:p>
          </table:table-cell>
          <table:covered-table-cell/>
          <table:covered-table-cell/>
          <table:covered-table-cell/>
          <table:table-cell table:style-name="Tableau41.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5">
          <table:table-cell table:style-name="Tableau41.A5" table:number-columns-spanned="4" office:value-type="string">
            <text:p text:style-name="P4">Crédits ECTS :</text:p>
          </table:table-cell>
          <table:covered-table-cell/>
          <table:covered-table-cell/>
          <table:covered-table-cell/>
          <table:table-cell table:style-name="Tableau41.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5">
          <table:table-cell table:style-name="Tableau41.A5" table:number-columns-spanned="4" office:value-type="string">
            <text:p text:style-name="P4">Coefficient :</text:p>
          </table:table-cell>
          <table:covered-table-cell/>
          <table:covered-table-cell/>
          <table:covered-table-cell/>
          <table:table-cell table:style-name="Tableau41.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5">
          <table:table-cell table:style-name="Tableau41.A5" table:number-columns-spanned="4" office:value-type="string">
            <text:p text:style-name="P4">Langue de l’enseignement :</text:p>
          </table:table-cell>
          <table:covered-table-cell/>
          <table:covered-table-cell/>
          <table:covered-table-cell/>
          <table:table-cell table:style-name="Tableau41.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5">
          <table:table-cell table:style-name="Tableau41.A5" table:number-columns-spanned="4" office:value-type="string">
            <text:p text:style-name="P4">Volume horaire total :</text:p>
          </table:table-cell>
          <table:covered-table-cell/>
          <table:covered-table-cell/>
          <table:covered-table-cell/>
          <table:table-cell table:style-name="Tableau41.A5" office:value-type="string">
            <text:p text:style-name="P3">40</text:p>
          </table:table-cell>
          <table:table-cell table:style-name="Tableau41.A5" table:number-columns-spanned="2" office:value-type="string">
            <text:p text:style-name="P8">dont</text:p>
          </table:table-cell>
          <table:covered-table-cell/>
          <table:table-cell table:style-name="Tableau41.A5" table:number-columns-spanned="2" office:value-type="string">
            <text:p text:style-name="P11">CM</text:p>
          </table:table-cell>
          <table:covered-table-cell/>
          <table:table-cell table:style-name="Tableau41.A5" office:value-type="string">
            <text:p text:style-name="P11">16</text:p>
          </table:table-cell>
          <table:table-cell table:style-name="Tableau41.A5" table:number-columns-spanned="2" office:value-type="string">
            <text:p text:style-name="P11">TD</text:p>
          </table:table-cell>
          <table:covered-table-cell/>
          <table:table-cell table:style-name="Tableau41.A5" office:value-type="string">
            <text:p text:style-name="P11">12</text:p>
          </table:table-cell>
          <table:table-cell table:style-name="Tableau41.A5" office:value-type="string">
            <text:p text:style-name="P11">TP</text:p>
          </table:table-cell>
          <table:table-cell table:style-name="Tableau41.E5" office:value-type="string">
            <text:p text:style-name="P11">12</text:p>
          </table:table-cell>
        </table:table-row>
        <table:table-row table:style-name="Tableau41.1">
          <table:table-cell table:style-name="Tableau41.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1">
          <table:table-cell table:style-name="Tableau41.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1">
          <table:table-cell table:style-name="Tableau41.A1" table:number-columns-spanned="15" office:value-type="string">
            <text:list xml:id="list1681555947" text:continue-list="list1579207592" text:style-name="WW8Num2">
              <text:list-item>
                <text:p text:style-name="P5">contenu : </text:p>
              </text:list-item>
            </text:list>
            <text:p text:style-name="P2">Architecture des réseaux : structure en couches, protocoles, services. Réseaux locaux sous UDP-TCP/IP, Ethernet. Protocoles de routage : RIP, OSPF, BGP. Principaux protocoles Internet : DNS (annuaire de noms de domaines). SMTP (mail), FTP (transfert de fichiers), HTTP (web),...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1">
          <table:table-cell table:style-name="Tableau41.A1" table:number-columns-spanned="15" office:value-type="string">
            <text:list xml:id="list1940904857" text:continue-numbering="true" text:style-name="WW8Num2">
              <text:list-item>
                <text:p text:style-name="P64">pré-requis :</text:p>
              </text:list-item>
            </text:list>
            <text:p text:style-name="P63">Algorithmique (modules de L1 et L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1">
          <table:table-cell table:style-name="Tableau41.A1" table:number-columns-spanned="15" office:value-type="string">
            <text:list xml:id="list1426231817" text:continue-numbering="true" text:style-name="WW8Num2">
              <text:list-item>
                <text:p text:style-name="P64">objectifs (savoirs et compétences acquis) : </text:p>
              </text:list-item>
            </text:list>
            <text:p text:style-name="P61">Principes et pratique des réseaux locaux informatiqu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1">
          <table:table-cell table:style-name="Tableau41.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18">
          <table:table-cell table:style-name="Tableau41.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18">
          <table:table-cell table:style-name="Tableau41.A19" office:value-type="string">
            <text:p text:style-name="P65"/>
          </table:table-cell>
          <table:table-cell table:style-name="Tableau41.A19" table:number-columns-spanned="5" office:value-type="string">
            <text:p text:style-name="P9">Contrôle continu</text:p>
          </table:table-cell>
          <table:covered-table-cell/>
          <table:covered-table-cell/>
          <table:covered-table-cell/>
          <table:covered-table-cell/>
          <table:table-cell table:style-name="Tableau41.A19" table:number-columns-spanned="5" office:value-type="string">
            <text:p text:style-name="P80">Contrôle terminal</text:p>
          </table:table-cell>
          <table:covered-table-cell/>
          <table:covered-table-cell/>
          <table:covered-table-cell/>
          <table:covered-table-cell/>
          <table:table-cell table:style-name="Tableau41.A1" table:number-columns-spanned="4" office:value-type="string">
            <text:p text:style-name="P80">Contrôle mixte</text:p>
          </table:table-cell>
          <table:covered-table-cell/>
          <table:covered-table-cell/>
          <table:covered-table-cell/>
        </table:table-row>
        <table:table-row table:style-name="Tableau41.18">
          <table:table-cell table:style-name="Tableau41.A19" office:value-type="string">
            <text:p text:style-name="P70"/>
          </table:table-cell>
          <table:table-cell table:style-name="Tableau41.A19" office:value-type="string">
            <text:p text:style-name="P80">nb de CC durant le semestre</text:p>
          </table:table-cell>
          <table:table-cell table:style-name="Tableau41.A19" office:value-type="string">
            <text:p text:style-name="P9">durée</text:p>
          </table:table-cell>
          <table:table-cell table:style-name="Tableau41.A19" table:number-columns-spanned="3" office:value-type="string">
            <text:p text:style-name="P80">Nature</text:p>
            <text:p text:style-name="P79">(oral/écrit )</text:p>
          </table:table-cell>
          <table:covered-table-cell/>
          <table:covered-table-cell/>
          <table:table-cell table:style-name="Tableau41.A19" table:number-columns-spanned="2" office:value-type="string">
            <text:p text:style-name="P9">durée</text:p>
          </table:table-cell>
          <table:covered-table-cell/>
          <table:table-cell table:style-name="Tableau41.A19" table:number-columns-spanned="3" office:value-type="string">
            <text:p text:style-name="P80">Nature</text:p>
            <text:p text:style-name="P79">(oral/écrit)</text:p>
          </table:table-cell>
          <table:covered-table-cell/>
          <table:covered-table-cell/>
          <table:table-cell table:style-name="Tableau41.A1" table:number-columns-spanned="4" office:value-type="string">
            <text:p text:style-name="P9">répartition en % entre CC et CT</text:p>
          </table:table-cell>
          <table:covered-table-cell/>
          <table:covered-table-cell/>
          <table:covered-table-cell/>
        </table:table-row>
        <table:table-row table:style-name="Tableau41.18">
          <table:table-cell table:style-name="Tableau41.A19" office:value-type="string">
            <text:p text:style-name="P69"><text:span text:style-name="T2">1</text:span><text:span text:style-name="T8">ère</text:span><text:span text:style-name="T2"> session :</text:span></text:p>
          </table:table-cell>
          <table:table-cell table:style-name="Tableau41.A19" office:value-type="string">
            <text:p text:style-name="P9"/>
          </table:table-cell>
          <table:table-cell table:style-name="Tableau41.A19" office:value-type="string">
            <text:p text:style-name="P9"/>
          </table:table-cell>
          <table:table-cell table:style-name="Tableau41.A19" table:number-columns-spanned="3" office:value-type="string">
            <text:p text:style-name="P9"/>
          </table:table-cell>
          <table:covered-table-cell/>
          <table:covered-table-cell/>
          <table:table-cell table:style-name="Tableau41.A19" table:number-columns-spanned="2" office:value-type="string">
            <text:p text:style-name="P9"/>
          </table:table-cell>
          <table:covered-table-cell/>
          <table:table-cell table:style-name="Tableau41.A19" table:number-columns-spanned="3" office:value-type="string">
            <text:p text:style-name="P9"/>
          </table:table-cell>
          <table:covered-table-cell/>
          <table:covered-table-cell/>
          <table:table-cell table:style-name="Tableau41.A1" table:number-columns-spanned="4" office:value-type="string">
            <text:p text:style-name="P9"/>
          </table:table-cell>
          <table:covered-table-cell/>
          <table:covered-table-cell/>
          <table:covered-table-cell/>
        </table:table-row>
        <table:table-row table:style-name="Tableau41.18">
          <table:table-cell table:style-name="Tableau41.A19" office:value-type="string">
            <text:list xml:id="list1380578653" text:continue-list="list1764081983" text:style-name="WW8Num3">
              <text:list-item>
                <text:p text:style-name="P10">RNE</text:p>
              </text:list-item>
            </text:list>
          </table:table-cell>
          <table:table-cell table:style-name="Tableau41.A19" office:value-type="string">
            <text:p text:style-name="P9"/>
          </table:table-cell>
          <table:table-cell table:style-name="Tableau41.A19" office:value-type="string">
            <text:p text:style-name="P9"/>
          </table:table-cell>
          <table:table-cell table:style-name="Tableau41.A19" table:number-columns-spanned="3" office:value-type="string">
            <text:p text:style-name="P9"/>
          </table:table-cell>
          <table:covered-table-cell/>
          <table:covered-table-cell/>
          <table:table-cell table:style-name="Tableau41.A19" table:number-columns-spanned="2" office:value-type="string">
            <text:p text:style-name="P9"/>
          </table:table-cell>
          <table:covered-table-cell/>
          <table:table-cell table:style-name="Tableau41.A19" table:number-columns-spanned="3" office:value-type="string">
            <text:p text:style-name="P9"/>
          </table:table-cell>
          <table:covered-table-cell/>
          <table:covered-table-cell/>
          <table:table-cell table:style-name="Tableau41.A1" table:number-columns-spanned="4" office:value-type="string">
            <text:p text:style-name="P9"/>
          </table:table-cell>
          <table:covered-table-cell/>
          <table:covered-table-cell/>
          <table:covered-table-cell/>
        </table:table-row>
        <table:table-row table:style-name="Tableau41.18">
          <table:table-cell table:style-name="Tableau41.A19" office:value-type="string">
            <text:list xml:id="list739513284" text:continue-numbering="true" text:style-name="WW8Num3">
              <text:list-item>
                <text:p text:style-name="P10">RSE</text:p>
              </text:list-item>
            </text:list>
          </table:table-cell>
          <table:table-cell table:style-name="Tableau41.A19" office:value-type="string">
            <text:p text:style-name="P9"/>
          </table:table-cell>
          <table:table-cell table:style-name="Tableau41.A19" office:value-type="string">
            <text:p text:style-name="P9"/>
          </table:table-cell>
          <table:table-cell table:style-name="Tableau41.A19" table:number-columns-spanned="3" office:value-type="string">
            <text:p text:style-name="P9"/>
          </table:table-cell>
          <table:covered-table-cell/>
          <table:covered-table-cell/>
          <table:table-cell table:style-name="Tableau41.A19" table:number-columns-spanned="2" office:value-type="string">
            <text:p text:style-name="P9"/>
          </table:table-cell>
          <table:covered-table-cell/>
          <table:table-cell table:style-name="Tableau41.A19" table:number-columns-spanned="3" office:value-type="string">
            <text:p text:style-name="P9"/>
          </table:table-cell>
          <table:covered-table-cell/>
          <table:covered-table-cell/>
          <table:table-cell table:style-name="Tableau41.A1" table:number-columns-spanned="4" office:value-type="string">
            <text:p text:style-name="P9"/>
          </table:table-cell>
          <table:covered-table-cell/>
          <table:covered-table-cell/>
          <table:covered-table-cell/>
        </table:table-row>
        <table:table-row table:style-name="Tableau41.18">
          <table:table-cell table:style-name="Tableau41.A19" office:value-type="string">
            <text:p text:style-name="P1"><text:span text:style-name="T2">2</text:span><text:span text:style-name="T8">ème</text:span><text:span text:style-name="T2"> session :</text:span></text:p>
          </table:table-cell>
          <table:table-cell table:style-name="Tableau41.A19" office:value-type="string">
            <text:p text:style-name="P9"/>
          </table:table-cell>
          <table:table-cell table:style-name="Tableau41.A19" office:value-type="string">
            <text:p text:style-name="P9"/>
          </table:table-cell>
          <table:table-cell table:style-name="Tableau41.A19" table:number-columns-spanned="3" office:value-type="string">
            <text:p text:style-name="P9"/>
          </table:table-cell>
          <table:covered-table-cell/>
          <table:covered-table-cell/>
          <table:table-cell table:style-name="Tableau41.A19" table:number-columns-spanned="2" office:value-type="string">
            <text:p text:style-name="P9"/>
          </table:table-cell>
          <table:covered-table-cell/>
          <table:table-cell table:style-name="Tableau41.A19" table:number-columns-spanned="3" office:value-type="string">
            <text:p text:style-name="P9"/>
          </table:table-cell>
          <table:covered-table-cell/>
          <table:covered-table-cell/>
          <table:table-cell table:style-name="Tableau41.A1" table:number-columns-spanned="4" office:value-type="string">
            <text:p text:style-name="P9"/>
          </table:table-cell>
          <table:covered-table-cell/>
          <table:covered-table-cell/>
          <table:covered-table-cell/>
        </table:table-row>
        <table:table-row table:style-name="Tableau41.18">
          <table:table-cell table:style-name="Tableau41.A19" office:value-type="string">
            <text:list xml:id="list279313500" text:continue-numbering="true" text:style-name="WW8Num3">
              <text:list-item>
                <text:p text:style-name="P10">RNE</text:p>
              </text:list-item>
            </text:list>
          </table:table-cell>
          <table:table-cell table:style-name="Tableau41.A19" office:value-type="string">
            <text:p text:style-name="P6"/>
          </table:table-cell>
          <table:table-cell table:style-name="Tableau41.A19" office:value-type="string">
            <text:p text:style-name="P6"/>
          </table:table-cell>
          <table:table-cell table:style-name="Tableau41.A19" table:number-columns-spanned="3" office:value-type="string">
            <text:p text:style-name="P6"/>
          </table:table-cell>
          <table:covered-table-cell/>
          <table:covered-table-cell/>
          <table:table-cell table:style-name="Tableau41.A19" table:number-columns-spanned="2" office:value-type="string">
            <text:p text:style-name="P6"/>
          </table:table-cell>
          <table:covered-table-cell/>
          <table:table-cell table:style-name="Tableau41.A19" table:number-columns-spanned="3" office:value-type="string">
            <text:p text:style-name="P6"/>
          </table:table-cell>
          <table:covered-table-cell/>
          <table:covered-table-cell/>
          <table:table-cell table:style-name="Tableau41.A1" table:number-columns-spanned="4" office:value-type="string">
            <text:p text:style-name="P6"/>
          </table:table-cell>
          <table:covered-table-cell/>
          <table:covered-table-cell/>
          <table:covered-table-cell/>
        </table:table-row>
        <table:table-row table:style-name="Tableau41.18">
          <table:table-cell table:style-name="Tableau41.A19" office:value-type="string">
            <text:list xml:id="list937640306" text:continue-numbering="true" text:style-name="WW8Num3">
              <text:list-item>
                <text:p text:style-name="P10">RSE</text:p>
              </text:list-item>
            </text:list>
          </table:table-cell>
          <table:table-cell table:style-name="Tableau41.A19" office:value-type="string">
            <text:p text:style-name="P6"/>
          </table:table-cell>
          <table:table-cell table:style-name="Tableau41.A19" office:value-type="string">
            <text:p text:style-name="P6"/>
          </table:table-cell>
          <table:table-cell table:style-name="Tableau41.A19" table:number-columns-spanned="3" office:value-type="string">
            <text:p text:style-name="P6"/>
          </table:table-cell>
          <table:covered-table-cell/>
          <table:covered-table-cell/>
          <table:table-cell table:style-name="Tableau41.A19" table:number-columns-spanned="2" office:value-type="string">
            <text:p text:style-name="P6"/>
          </table:table-cell>
          <table:covered-table-cell/>
          <table:table-cell table:style-name="Tableau41.A19" table:number-columns-spanned="3" office:value-type="string">
            <text:p text:style-name="P6"/>
          </table:table-cell>
          <table:covered-table-cell/>
          <table:covered-table-cell/>
          <table:table-cell table:style-name="Tableau41.A1" table:number-columns-spanned="4" office:value-type="string">
            <text:p text:style-name="P6"/>
          </table:table-cell>
          <table:covered-table-cell/>
          <table:covered-table-cell/>
          <table:covered-table-cell/>
        </table:table-row>
        <table:table-row table:style-name="Tableau41.18">
          <table:table-cell table:style-name="Tableau41.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18">
          <table:table-cell table:style-name="Tableau41.A27" table:number-columns-spanned="15" office:value-type="string">
            <text:p text:style-name="P7">Responsable de l’enseignement : Abdelali ED-DBAL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18">
          <table:table-cell table:style-name="Tableau41.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1.18">
          <table:table-cell table:style-name="Tableau41.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42" table:style-name="Tableau42">
        <table:table-column table:style-name="Tableau42.A"/>
        <table:table-column table:style-name="Tableau42.B"/>
        <table:table-column table:style-name="Tableau42.C"/>
        <table:table-column table:style-name="Tableau42.D"/>
        <table:table-column table:style-name="Tableau42.E"/>
        <table:table-column table:style-name="Tableau42.F"/>
        <table:table-column table:style-name="Tableau42.G"/>
        <table:table-column table:style-name="Tableau42.H"/>
        <table:table-column table:style-name="Tableau42.I"/>
        <table:table-column table:style-name="Tableau42.J"/>
        <table:table-column table:style-name="Tableau42.K"/>
        <table:table-column table:style-name="Tableau42.L"/>
        <table:table-column table:style-name="Tableau42.E" table:number-columns-repeated="2"/>
        <table:table-column table:style-name="Tableau42.O"/>
        <table:table-row table:style-name="Tableau42.1">
          <table:table-cell table:style-name="Tableau42.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2.1">
          <table:table-cell table:style-name="Tableau42.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2.1">
          <table:table-cell table:style-name="Tableau42.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2.1">
          <table:table-cell table:style-name="Tableau42.A1" table:number-columns-spanned="15" office:value-type="string">
            <text:p text:style-name="P62">Parcours 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2.5">
          <table:table-cell table:style-name="Tableau42.A5" table:number-columns-spanned="4" office:value-type="string">
            <text:p text:style-name="P7">Intitulé de l’Unité d’Enseignement :</text:p>
          </table:table-cell>
          <table:covered-table-cell/>
          <table:covered-table-cell/>
          <table:covered-table-cell/>
          <table:table-cell table:style-name="Tableau42.E5" table:number-columns-spanned="11" office:value-type="string">
            <text:p text:style-name="P54">Analyse et conception des systèmes d'informa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2.5">
          <table:table-cell table:style-name="Tableau42.A5" table:number-columns-spanned="4" office:value-type="string">
            <text:p text:style-name="P4">Nature :</text:p>
          </table:table-cell>
          <table:covered-table-cell/>
          <table:covered-table-cell/>
          <table:covered-table-cell/>
          <table:table-cell table:style-name="Tableau42.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2.5">
          <table:table-cell table:style-name="Tableau42.A5" table:number-columns-spanned="4" office:value-type="string">
            <text:p text:style-name="P4">Semestre :</text:p>
          </table:table-cell>
          <table:covered-table-cell/>
          <table:covered-table-cell/>
          <table:covered-table-cell/>
          <table:table-cell table:style-name="Tableau42.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2.5">
          <table:table-cell table:style-name="Tableau42.A5" table:number-columns-spanned="4" office:value-type="string">
            <text:p text:style-name="P4">Crédits ECTS :</text:p>
          </table:table-cell>
          <table:covered-table-cell/>
          <table:covered-table-cell/>
          <table:covered-table-cell/>
          <table:table-cell table:style-name="Tableau42.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2.5">
          <table:table-cell table:style-name="Tableau42.A5" table:number-columns-spanned="4" office:value-type="string">
            <text:p text:style-name="P4">Coefficient :</text:p>
          </table:table-cell>
          <table:covered-table-cell/>
          <table:covered-table-cell/>
          <table:covered-table-cell/>
          <table:table-cell table:style-name="Tableau42.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42.5">
          <table:table-cell table:style-name="Tableau42.A5" table:number-columns-spanned="4" office:value-type="string">
            <text:p text:style-name="P4">Langue de l’enseignement :</text:p>
          </table:table-cell>
          <table:covered-table-cell/>
          <table:covered-table-cell/>
          <table:covered-table-cell/>
          <table:table-cell table:style-name="Tableau42.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2.5">
          <table:table-cell table:style-name="Tableau42.A5" table:number-columns-spanned="4" office:value-type="string">
            <text:p text:style-name="P4">Volume horaire total :</text:p>
          </table:table-cell>
          <table:covered-table-cell/>
          <table:covered-table-cell/>
          <table:covered-table-cell/>
          <table:table-cell table:style-name="Tableau42.A5" office:value-type="string">
            <text:p text:style-name="P3">48</text:p>
          </table:table-cell>
          <table:table-cell table:style-name="Tableau42.A5" table:number-columns-spanned="2" office:value-type="string">
            <text:p text:style-name="P8">dont</text:p>
          </table:table-cell>
          <table:covered-table-cell/>
          <table:table-cell table:style-name="Tableau42.A5" table:number-columns-spanned="2" office:value-type="string">
            <text:p text:style-name="P11">CM</text:p>
          </table:table-cell>
          <table:covered-table-cell/>
          <table:table-cell table:style-name="Tableau42.A5" office:value-type="string">
            <text:p text:style-name="P11">22</text:p>
          </table:table-cell>
          <table:table-cell table:style-name="Tableau42.A5" table:number-columns-spanned="2" office:value-type="string">
            <text:p text:style-name="P11">TD</text:p>
          </table:table-cell>
          <table:covered-table-cell/>
          <table:table-cell table:style-name="Tableau42.A5" office:value-type="string">
            <text:p text:style-name="P11">20</text:p>
          </table:table-cell>
          <table:table-cell table:style-name="Tableau42.A5" office:value-type="string">
            <text:p text:style-name="P11">TP</text:p>
          </table:table-cell>
          <table:table-cell table:style-name="Tableau42.E5" office:value-type="string">
            <text:p text:style-name="P11">6</text:p>
          </table:table-cell>
        </table:table-row>
        <table:table-row table:style-name="Tableau42.1">
          <table:table-cell table:style-name="Tableau42.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2.1">
          <table:table-cell table:style-name="Tableau42.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2.1">
          <table:table-cell table:style-name="Tableau42.A1" table:number-columns-spanned="15" office:value-type="string">
            <text:list xml:id="list1600519404" text:continue-list="list1426231817" text:style-name="WW8Num2">
              <text:list-item>
                <text:p text:style-name="P5">contenu : </text:p>
              </text:list-item>
            </text:list>
            <text:p text:style-name="P2">Contribution d’une méthode d’analyse et de conception, Merise en l’occurrence, au sein des activités de l’ingénierie des systèmes d’information. Les principes généraux de la méthode. Le cycle d’abstraction : raisonnements de modélisation et formalismes associés. Schémas des flux ; Modèle conceptuel des données (MCD) ; Modèle conceptuel des traitements (MCT) et modèle organisationnel des traitements (MOT). Le cycle de vie : la démarche. Étude préalable : Analyse de l’existant et Conception du futur système ; Étude détaillée du futur systèm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2.1">
          <table:table-cell table:style-name="Tableau42.A1" table:number-columns-spanned="15" office:value-type="string">
            <text:list xml:id="list1464358854" text:continue-numbering="true" text:style-name="WW8Num2">
              <text:list-item>
                <text:p text:style-name="P64">pré-requis :</text:p>
              </text:list-item>
            </text:list>
            <text:p text:style-name="P63">aucu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2.1">
          <table:table-cell table:style-name="Tableau42.A1" table:number-columns-spanned="15" office:value-type="string">
            <text:list xml:id="list84079059" text:continue-numbering="true" text:style-name="WW8Num2">
              <text:list-item>
                <text:p text:style-name="P64">objectifs (savoirs et compétences acquis) : </text:p>
              </text:list-item>
            </text:list>
            <text:p text:style-name="P61">Transformer les besoins et attentes des utilisateurs d’un système d’information en spécifications formalisées d’une future application informatiqu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2.1">
          <table:table-cell table:style-name="Tableau42.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2.18">
          <table:table-cell table:style-name="Tableau42.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2.18">
          <table:table-cell table:style-name="Tableau42.A19" office:value-type="string">
            <text:p text:style-name="P65"/>
          </table:table-cell>
          <table:table-cell table:style-name="Tableau42.A19" table:number-columns-spanned="5" office:value-type="string">
            <text:p text:style-name="P9">Contrôle continu</text:p>
          </table:table-cell>
          <table:covered-table-cell/>
          <table:covered-table-cell/>
          <table:covered-table-cell/>
          <table:covered-table-cell/>
          <table:table-cell table:style-name="Tableau42.A19" table:number-columns-spanned="5" office:value-type="string">
            <text:p text:style-name="P80">Contrôle terminal</text:p>
          </table:table-cell>
          <table:covered-table-cell/>
          <table:covered-table-cell/>
          <table:covered-table-cell/>
          <table:covered-table-cell/>
          <table:table-cell table:style-name="Tableau42.A1" table:number-columns-spanned="4" office:value-type="string">
            <text:p text:style-name="P80">Contrôle mixte</text:p>
          </table:table-cell>
          <table:covered-table-cell/>
          <table:covered-table-cell/>
          <table:covered-table-cell/>
        </table:table-row>
        <table:table-row table:style-name="Tableau42.18">
          <table:table-cell table:style-name="Tableau42.A19" office:value-type="string">
            <text:p text:style-name="P70"/>
          </table:table-cell>
          <table:table-cell table:style-name="Tableau42.A19" office:value-type="string">
            <text:p text:style-name="P80">nb de CC durant le semestre</text:p>
          </table:table-cell>
          <table:table-cell table:style-name="Tableau42.A19" office:value-type="string">
            <text:p text:style-name="P9">durée</text:p>
          </table:table-cell>
          <table:table-cell table:style-name="Tableau42.A19" table:number-columns-spanned="3" office:value-type="string">
            <text:p text:style-name="P80">Nature</text:p>
            <text:p text:style-name="P79">(oral/écrit )</text:p>
          </table:table-cell>
          <table:covered-table-cell/>
          <table:covered-table-cell/>
          <table:table-cell table:style-name="Tableau42.A19" table:number-columns-spanned="2" office:value-type="string">
            <text:p text:style-name="P9">durée</text:p>
          </table:table-cell>
          <table:covered-table-cell/>
          <table:table-cell table:style-name="Tableau42.A19" table:number-columns-spanned="3" office:value-type="string">
            <text:p text:style-name="P80">Nature</text:p>
            <text:p text:style-name="P79">(oral/écrit)</text:p>
          </table:table-cell>
          <table:covered-table-cell/>
          <table:covered-table-cell/>
          <table:table-cell table:style-name="Tableau42.A1" table:number-columns-spanned="4" office:value-type="string">
            <text:p text:style-name="P9">répartition en % entre CC et CT</text:p>
          </table:table-cell>
          <table:covered-table-cell/>
          <table:covered-table-cell/>
          <table:covered-table-cell/>
        </table:table-row>
        <table:table-row table:style-name="Tableau42.18">
          <table:table-cell table:style-name="Tableau42.A19" office:value-type="string">
            <text:p text:style-name="P69"><text:span text:style-name="T2">1</text:span><text:span text:style-name="T8">ère</text:span><text:span text:style-name="T2"> session :</text:span></text:p>
          </table:table-cell>
          <table:table-cell table:style-name="Tableau42.A19" office:value-type="string">
            <text:p text:style-name="P9"/>
          </table:table-cell>
          <table:table-cell table:style-name="Tableau42.A19" office:value-type="string">
            <text:p text:style-name="P9"/>
          </table:table-cell>
          <table:table-cell table:style-name="Tableau42.A19" table:number-columns-spanned="3" office:value-type="string">
            <text:p text:style-name="P9"/>
          </table:table-cell>
          <table:covered-table-cell/>
          <table:covered-table-cell/>
          <table:table-cell table:style-name="Tableau42.A19" table:number-columns-spanned="2" office:value-type="string">
            <text:p text:style-name="P9"/>
          </table:table-cell>
          <table:covered-table-cell/>
          <table:table-cell table:style-name="Tableau42.A19" table:number-columns-spanned="3" office:value-type="string">
            <text:p text:style-name="P9"/>
          </table:table-cell>
          <table:covered-table-cell/>
          <table:covered-table-cell/>
          <table:table-cell table:style-name="Tableau42.A1" table:number-columns-spanned="4" office:value-type="string">
            <text:p text:style-name="P9"/>
          </table:table-cell>
          <table:covered-table-cell/>
          <table:covered-table-cell/>
          <table:covered-table-cell/>
        </table:table-row>
        <table:table-row table:style-name="Tableau42.18">
          <table:table-cell table:style-name="Tableau42.A19" office:value-type="string">
            <text:list xml:id="list987403035" text:continue-list="list937640306" text:style-name="WW8Num3">
              <text:list-item>
                <text:p text:style-name="P10">RNE</text:p>
              </text:list-item>
            </text:list>
          </table:table-cell>
          <table:table-cell table:style-name="Tableau42.A19" office:value-type="string">
            <text:p text:style-name="P9"/>
          </table:table-cell>
          <table:table-cell table:style-name="Tableau42.A19" office:value-type="string">
            <text:p text:style-name="P9"/>
          </table:table-cell>
          <table:table-cell table:style-name="Tableau42.A19" table:number-columns-spanned="3" office:value-type="string">
            <text:p text:style-name="P9"/>
          </table:table-cell>
          <table:covered-table-cell/>
          <table:covered-table-cell/>
          <table:table-cell table:style-name="Tableau42.A19" table:number-columns-spanned="2" office:value-type="string">
            <text:p text:style-name="P9"/>
          </table:table-cell>
          <table:covered-table-cell/>
          <table:table-cell table:style-name="Tableau42.A19" table:number-columns-spanned="3" office:value-type="string">
            <text:p text:style-name="P9"/>
          </table:table-cell>
          <table:covered-table-cell/>
          <table:covered-table-cell/>
          <table:table-cell table:style-name="Tableau42.A1" table:number-columns-spanned="4" office:value-type="string">
            <text:p text:style-name="P9"/>
          </table:table-cell>
          <table:covered-table-cell/>
          <table:covered-table-cell/>
          <table:covered-table-cell/>
        </table:table-row>
        <table:table-row table:style-name="Tableau42.18">
          <table:table-cell table:style-name="Tableau42.A19" office:value-type="string">
            <text:list xml:id="list444083377" text:continue-numbering="true" text:style-name="WW8Num3">
              <text:list-item>
                <text:p text:style-name="P10">RSE</text:p>
              </text:list-item>
            </text:list>
          </table:table-cell>
          <table:table-cell table:style-name="Tableau42.A19" office:value-type="string">
            <text:p text:style-name="P9"/>
          </table:table-cell>
          <table:table-cell table:style-name="Tableau42.A19" office:value-type="string">
            <text:p text:style-name="P9"/>
          </table:table-cell>
          <table:table-cell table:style-name="Tableau42.A19" table:number-columns-spanned="3" office:value-type="string">
            <text:p text:style-name="P9"/>
          </table:table-cell>
          <table:covered-table-cell/>
          <table:covered-table-cell/>
          <table:table-cell table:style-name="Tableau42.A19" table:number-columns-spanned="2" office:value-type="string">
            <text:p text:style-name="P9"/>
          </table:table-cell>
          <table:covered-table-cell/>
          <table:table-cell table:style-name="Tableau42.A19" table:number-columns-spanned="3" office:value-type="string">
            <text:p text:style-name="P9"/>
          </table:table-cell>
          <table:covered-table-cell/>
          <table:covered-table-cell/>
          <table:table-cell table:style-name="Tableau42.A1" table:number-columns-spanned="4" office:value-type="string">
            <text:p text:style-name="P9"/>
          </table:table-cell>
          <table:covered-table-cell/>
          <table:covered-table-cell/>
          <table:covered-table-cell/>
        </table:table-row>
        <table:table-row table:style-name="Tableau42.18">
          <table:table-cell table:style-name="Tableau42.A19" office:value-type="string">
            <text:p text:style-name="P1"><text:span text:style-name="T2">2</text:span><text:span text:style-name="T8">ème</text:span><text:span text:style-name="T2"> session :</text:span></text:p>
          </table:table-cell>
          <table:table-cell table:style-name="Tableau42.A19" office:value-type="string">
            <text:p text:style-name="P9"/>
          </table:table-cell>
          <table:table-cell table:style-name="Tableau42.A19" office:value-type="string">
            <text:p text:style-name="P9"/>
          </table:table-cell>
          <table:table-cell table:style-name="Tableau42.A19" table:number-columns-spanned="3" office:value-type="string">
            <text:p text:style-name="P9"/>
          </table:table-cell>
          <table:covered-table-cell/>
          <table:covered-table-cell/>
          <table:table-cell table:style-name="Tableau42.A19" table:number-columns-spanned="2" office:value-type="string">
            <text:p text:style-name="P9"/>
          </table:table-cell>
          <table:covered-table-cell/>
          <table:table-cell table:style-name="Tableau42.A19" table:number-columns-spanned="3" office:value-type="string">
            <text:p text:style-name="P9"/>
          </table:table-cell>
          <table:covered-table-cell/>
          <table:covered-table-cell/>
          <table:table-cell table:style-name="Tableau42.A1" table:number-columns-spanned="4" office:value-type="string">
            <text:p text:style-name="P9"/>
          </table:table-cell>
          <table:covered-table-cell/>
          <table:covered-table-cell/>
          <table:covered-table-cell/>
        </table:table-row>
        <table:table-row table:style-name="Tableau42.18">
          <table:table-cell table:style-name="Tableau42.A19" office:value-type="string">
            <text:list xml:id="list2118542062" text:continue-numbering="true" text:style-name="WW8Num3">
              <text:list-item>
                <text:p text:style-name="P10">RNE</text:p>
              </text:list-item>
            </text:list>
          </table:table-cell>
          <table:table-cell table:style-name="Tableau42.A19" office:value-type="string">
            <text:p text:style-name="P6"/>
          </table:table-cell>
          <table:table-cell table:style-name="Tableau42.A19" office:value-type="string">
            <text:p text:style-name="P6"/>
          </table:table-cell>
          <table:table-cell table:style-name="Tableau42.A19" table:number-columns-spanned="3" office:value-type="string">
            <text:p text:style-name="P6"/>
          </table:table-cell>
          <table:covered-table-cell/>
          <table:covered-table-cell/>
          <table:table-cell table:style-name="Tableau42.A19" table:number-columns-spanned="2" office:value-type="string">
            <text:p text:style-name="P6"/>
          </table:table-cell>
          <table:covered-table-cell/>
          <table:table-cell table:style-name="Tableau42.A19" table:number-columns-spanned="3" office:value-type="string">
            <text:p text:style-name="P6"/>
          </table:table-cell>
          <table:covered-table-cell/>
          <table:covered-table-cell/>
          <table:table-cell table:style-name="Tableau42.A1" table:number-columns-spanned="4" office:value-type="string">
            <text:p text:style-name="P6"/>
          </table:table-cell>
          <table:covered-table-cell/>
          <table:covered-table-cell/>
          <table:covered-table-cell/>
        </table:table-row>
        <table:table-row table:style-name="Tableau42.18">
          <table:table-cell table:style-name="Tableau42.A19" office:value-type="string">
            <text:list xml:id="list1972466922" text:continue-numbering="true" text:style-name="WW8Num3">
              <text:list-item>
                <text:p text:style-name="P10">RSE</text:p>
              </text:list-item>
            </text:list>
          </table:table-cell>
          <table:table-cell table:style-name="Tableau42.A19" office:value-type="string">
            <text:p text:style-name="P6"/>
          </table:table-cell>
          <table:table-cell table:style-name="Tableau42.A19" office:value-type="string">
            <text:p text:style-name="P6"/>
          </table:table-cell>
          <table:table-cell table:style-name="Tableau42.A19" table:number-columns-spanned="3" office:value-type="string">
            <text:p text:style-name="P6"/>
          </table:table-cell>
          <table:covered-table-cell/>
          <table:covered-table-cell/>
          <table:table-cell table:style-name="Tableau42.A19" table:number-columns-spanned="2" office:value-type="string">
            <text:p text:style-name="P6"/>
          </table:table-cell>
          <table:covered-table-cell/>
          <table:table-cell table:style-name="Tableau42.A19" table:number-columns-spanned="3" office:value-type="string">
            <text:p text:style-name="P6"/>
          </table:table-cell>
          <table:covered-table-cell/>
          <table:covered-table-cell/>
          <table:table-cell table:style-name="Tableau42.A1" table:number-columns-spanned="4" office:value-type="string">
            <text:p text:style-name="P6"/>
          </table:table-cell>
          <table:covered-table-cell/>
          <table:covered-table-cell/>
          <table:covered-table-cell/>
        </table:table-row>
        <table:table-row table:style-name="Tableau42.18">
          <table:table-cell table:style-name="Tableau42.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2.18">
          <table:table-cell table:style-name="Tableau42.A27" table:number-columns-spanned="15" office:value-type="string">
            <text:p text:style-name="P7">Responsable de l’enseignement : Raymond RAKOTOZAF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2.18">
          <table:table-cell table:style-name="Tableau42.A27" table:number-columns-spanned="15" office:value-type="string">
            <text:p text:style-name="P62">Bibliographie : Ingénierie des Systèmes d’Information : Merise. Dominique Nanci, Bernard Espinasse. Vuiber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2.18">
          <table:table-cell table:style-name="Tableau42.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43" table:style-name="Tableau43">
        <table:table-column table:style-name="Tableau43.A"/>
        <table:table-column table:style-name="Tableau43.B"/>
        <table:table-column table:style-name="Tableau43.C"/>
        <table:table-column table:style-name="Tableau43.D"/>
        <table:table-column table:style-name="Tableau43.E"/>
        <table:table-column table:style-name="Tableau43.F"/>
        <table:table-column table:style-name="Tableau43.G"/>
        <table:table-column table:style-name="Tableau43.H"/>
        <table:table-column table:style-name="Tableau43.I"/>
        <table:table-column table:style-name="Tableau43.J"/>
        <table:table-column table:style-name="Tableau43.K"/>
        <table:table-column table:style-name="Tableau43.L"/>
        <table:table-column table:style-name="Tableau43.E" table:number-columns-repeated="2"/>
        <table:table-column table:style-name="Tableau43.O"/>
        <table:table-row table:style-name="Tableau43.1">
          <table:table-cell table:style-name="Tableau43.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3.1">
          <table:table-cell table:style-name="Tableau43.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3.1">
          <table:table-cell table:style-name="Tableau43.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3.1">
          <table:table-cell table:style-name="Tableau43.A1" table:number-columns-spanned="15" office:value-type="string">
            <text:p text:style-name="P62">Parcours 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3.5">
          <table:table-cell table:style-name="Tableau43.A5" table:number-columns-spanned="4" office:value-type="string">
            <text:p text:style-name="P7">Intitulé de l’Unité d’Enseignement :</text:p>
          </table:table-cell>
          <table:covered-table-cell/>
          <table:covered-table-cell/>
          <table:covered-table-cell/>
          <table:table-cell table:style-name="Tableau43.E5" table:number-columns-spanned="11" office:value-type="string">
            <text:p text:style-name="P54">Statistiqu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3.5">
          <table:table-cell table:style-name="Tableau43.A5" table:number-columns-spanned="4" office:value-type="string">
            <text:p text:style-name="P4">Nature :</text:p>
          </table:table-cell>
          <table:covered-table-cell/>
          <table:covered-table-cell/>
          <table:covered-table-cell/>
          <table:table-cell table:style-name="Tableau43.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3.5">
          <table:table-cell table:style-name="Tableau43.A5" table:number-columns-spanned="4" office:value-type="string">
            <text:p text:style-name="P4">Semestre :</text:p>
          </table:table-cell>
          <table:covered-table-cell/>
          <table:covered-table-cell/>
          <table:covered-table-cell/>
          <table:table-cell table:style-name="Tableau43.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3.5">
          <table:table-cell table:style-name="Tableau43.A5" table:number-columns-spanned="4" office:value-type="string">
            <text:p text:style-name="P4">Crédits ECTS :</text:p>
          </table:table-cell>
          <table:covered-table-cell/>
          <table:covered-table-cell/>
          <table:covered-table-cell/>
          <table:table-cell table:style-name="Tableau43.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3.5">
          <table:table-cell table:style-name="Tableau43.A5" table:number-columns-spanned="4" office:value-type="string">
            <text:p text:style-name="P4">Coefficient :</text:p>
          </table:table-cell>
          <table:covered-table-cell/>
          <table:covered-table-cell/>
          <table:covered-table-cell/>
          <table:table-cell table:style-name="Tableau43.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3.5">
          <table:table-cell table:style-name="Tableau43.A5" table:number-columns-spanned="4" office:value-type="string">
            <text:p text:style-name="P4">Langue de l’enseignement :</text:p>
          </table:table-cell>
          <table:covered-table-cell/>
          <table:covered-table-cell/>
          <table:covered-table-cell/>
          <table:table-cell table:style-name="Tableau43.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43.5">
          <table:table-cell table:style-name="Tableau43.A5" table:number-columns-spanned="4" office:value-type="string">
            <text:p text:style-name="P4">Volume horaire total :</text:p>
          </table:table-cell>
          <table:covered-table-cell/>
          <table:covered-table-cell/>
          <table:covered-table-cell/>
          <table:table-cell table:style-name="Tableau43.A5" office:value-type="string">
            <text:p text:style-name="P3">30</text:p>
          </table:table-cell>
          <table:table-cell table:style-name="Tableau43.A5" table:number-columns-spanned="2" office:value-type="string">
            <text:p text:style-name="P8">dont</text:p>
          </table:table-cell>
          <table:covered-table-cell/>
          <table:table-cell table:style-name="Tableau43.A5" table:number-columns-spanned="2" office:value-type="string">
            <text:p text:style-name="P11">CM</text:p>
          </table:table-cell>
          <table:covered-table-cell/>
          <table:table-cell table:style-name="Tableau43.A5" office:value-type="string">
            <text:p text:style-name="P11">6</text:p>
          </table:table-cell>
          <table:table-cell table:style-name="Tableau43.A5" table:number-columns-spanned="2" office:value-type="string">
            <text:p text:style-name="P11">TD</text:p>
          </table:table-cell>
          <table:covered-table-cell/>
          <table:table-cell table:style-name="Tableau43.A5" office:value-type="string">
            <text:p text:style-name="P11"/>
          </table:table-cell>
          <table:table-cell table:style-name="Tableau43.A5" office:value-type="string">
            <text:p text:style-name="P11">TP</text:p>
          </table:table-cell>
          <table:table-cell table:style-name="Tableau43.E5" office:value-type="string">
            <text:p text:style-name="P11">24</text:p>
          </table:table-cell>
        </table:table-row>
        <table:table-row table:style-name="Tableau43.1">
          <table:table-cell table:style-name="Tableau43.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3.1">
          <table:table-cell table:style-name="Tableau43.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3.1">
          <table:table-cell table:style-name="Tableau43.A1" table:number-columns-spanned="15" office:value-type="string">
            <text:list xml:id="list1461397463" text:continue-list="list84079059" text:style-name="WW8Num2">
              <text:list-item>
                <text:p text:style-name="P5">contenu : </text:p>
              </text:list-item>
            </text:list>
            <text:p text:style-name="P2">Statistique descriptive: cas uni et bidimensionnel. Statistique inférentielle : Démarche d'échantillonnage: distribution d'échantillonnage de la moyenne et de la variance dans le cas du tirage aléatoire. ; Estimation paramètrique: qualités d'une estimateur ponctuel, estimateur du maximum de vraisemblance, intervalle de confiance. Test: principes généraux des tests statistiques, tests de conformité, test d'homogénéité, tests d'ajustement, tests d'indépendance. Étude des séries chronologiques: méthodes de filtrages (moyenne mobile, lissage exponentiel). Toutes les notions vues en cours sont illustrées en TP avec les logiciels R et XLSTA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3.1">
          <table:table-cell table:style-name="Tableau43.A1" table:number-columns-spanned="15" office:value-type="string">
            <text:list xml:id="list1851588050" text:continue-numbering="true" text:style-name="WW8Num2">
              <text:list-item>
                <text:p text:style-name="P64">pré-requis :</text:p>
              </text:list-item>
            </text:list>
            <text:p text:style-name="P63">notions de probabilité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3.1">
          <table:table-cell table:style-name="Tableau43.A1" table:number-columns-spanned="15" office:value-type="string">
            <text:list xml:id="list1369725821" text:continue-numbering="true" text:style-name="WW8Num2">
              <text:list-item>
                <text:p text:style-name="P64">objectifs (savoirs et compétences acquis) : </text:p>
              </text:list-item>
            </text:list>
            <text:p text:style-name="P61">Le but du cours est de savoir mener une étude statistique sur des données avec un objectif précis. Présentation synthétique des données, puis énoncé d'hypothèses probabilistes et enfin validation de ces hypothèses, et enfin exploitation des résultat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3.1">
          <table:table-cell table:style-name="Tableau43.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3.18">
          <table:table-cell table:style-name="Tableau43.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3.18">
          <table:table-cell table:style-name="Tableau43.A19" office:value-type="string">
            <text:p text:style-name="P65"/>
          </table:table-cell>
          <table:table-cell table:style-name="Tableau43.A19" table:number-columns-spanned="5" office:value-type="string">
            <text:p text:style-name="P9">Contrôle continu</text:p>
          </table:table-cell>
          <table:covered-table-cell/>
          <table:covered-table-cell/>
          <table:covered-table-cell/>
          <table:covered-table-cell/>
          <table:table-cell table:style-name="Tableau43.A19" table:number-columns-spanned="5" office:value-type="string">
            <text:p text:style-name="P80">Contrôle terminal</text:p>
          </table:table-cell>
          <table:covered-table-cell/>
          <table:covered-table-cell/>
          <table:covered-table-cell/>
          <table:covered-table-cell/>
          <table:table-cell table:style-name="Tableau43.A1" table:number-columns-spanned="4" office:value-type="string">
            <text:p text:style-name="P80">Contrôle mixte</text:p>
          </table:table-cell>
          <table:covered-table-cell/>
          <table:covered-table-cell/>
          <table:covered-table-cell/>
        </table:table-row>
        <table:table-row table:style-name="Tableau43.18">
          <table:table-cell table:style-name="Tableau43.A19" office:value-type="string">
            <text:p text:style-name="P70"/>
          </table:table-cell>
          <table:table-cell table:style-name="Tableau43.A19" office:value-type="string">
            <text:p text:style-name="P80">nb de CC durant le semestre</text:p>
          </table:table-cell>
          <table:table-cell table:style-name="Tableau43.A19" office:value-type="string">
            <text:p text:style-name="P9">durée</text:p>
          </table:table-cell>
          <table:table-cell table:style-name="Tableau43.A19" table:number-columns-spanned="3" office:value-type="string">
            <text:p text:style-name="P80">Nature</text:p>
            <text:p text:style-name="P79">(oral/écrit )</text:p>
          </table:table-cell>
          <table:covered-table-cell/>
          <table:covered-table-cell/>
          <table:table-cell table:style-name="Tableau43.A19" table:number-columns-spanned="2" office:value-type="string">
            <text:p text:style-name="P9">durée</text:p>
          </table:table-cell>
          <table:covered-table-cell/>
          <table:table-cell table:style-name="Tableau43.A19" table:number-columns-spanned="3" office:value-type="string">
            <text:p text:style-name="P80">Nature</text:p>
            <text:p text:style-name="P79">(oral/écrit)</text:p>
          </table:table-cell>
          <table:covered-table-cell/>
          <table:covered-table-cell/>
          <table:table-cell table:style-name="Tableau43.A1" table:number-columns-spanned="4" office:value-type="string">
            <text:p text:style-name="P9">répartition en % entre CC et CT</text:p>
          </table:table-cell>
          <table:covered-table-cell/>
          <table:covered-table-cell/>
          <table:covered-table-cell/>
        </table:table-row>
        <table:table-row table:style-name="Tableau43.18">
          <table:table-cell table:style-name="Tableau43.A19" office:value-type="string">
            <text:p text:style-name="P69"><text:span text:style-name="T2">1</text:span><text:span text:style-name="T8">ère</text:span><text:span text:style-name="T2"> session :</text:span></text:p>
          </table:table-cell>
          <table:table-cell table:style-name="Tableau43.A19" office:value-type="string">
            <text:p text:style-name="P9"/>
          </table:table-cell>
          <table:table-cell table:style-name="Tableau43.A19" office:value-type="string">
            <text:p text:style-name="P9"/>
          </table:table-cell>
          <table:table-cell table:style-name="Tableau43.A19" table:number-columns-spanned="3" office:value-type="string">
            <text:p text:style-name="P9"/>
          </table:table-cell>
          <table:covered-table-cell/>
          <table:covered-table-cell/>
          <table:table-cell table:style-name="Tableau43.A19" table:number-columns-spanned="2" office:value-type="string">
            <text:p text:style-name="P9"/>
          </table:table-cell>
          <table:covered-table-cell/>
          <table:table-cell table:style-name="Tableau43.A19" table:number-columns-spanned="3" office:value-type="string">
            <text:p text:style-name="P9"/>
          </table:table-cell>
          <table:covered-table-cell/>
          <table:covered-table-cell/>
          <table:table-cell table:style-name="Tableau43.A1" table:number-columns-spanned="4" office:value-type="string">
            <text:p text:style-name="P9"/>
          </table:table-cell>
          <table:covered-table-cell/>
          <table:covered-table-cell/>
          <table:covered-table-cell/>
        </table:table-row>
        <table:table-row table:style-name="Tableau43.18">
          <table:table-cell table:style-name="Tableau43.A19" office:value-type="string">
            <text:list xml:id="list872075855" text:continue-list="list1972466922" text:style-name="WW8Num3">
              <text:list-item>
                <text:p text:style-name="P10">RNE</text:p>
              </text:list-item>
            </text:list>
          </table:table-cell>
          <table:table-cell table:style-name="Tableau43.A19" office:value-type="string">
            <text:p text:style-name="P9"/>
          </table:table-cell>
          <table:table-cell table:style-name="Tableau43.A19" office:value-type="string">
            <text:p text:style-name="P9"/>
          </table:table-cell>
          <table:table-cell table:style-name="Tableau43.A19" table:number-columns-spanned="3" office:value-type="string">
            <text:p text:style-name="P9"/>
          </table:table-cell>
          <table:covered-table-cell/>
          <table:covered-table-cell/>
          <table:table-cell table:style-name="Tableau43.A19" table:number-columns-spanned="2" office:value-type="string">
            <text:p text:style-name="P9"/>
          </table:table-cell>
          <table:covered-table-cell/>
          <table:table-cell table:style-name="Tableau43.A19" table:number-columns-spanned="3" office:value-type="string">
            <text:p text:style-name="P9"/>
          </table:table-cell>
          <table:covered-table-cell/>
          <table:covered-table-cell/>
          <table:table-cell table:style-name="Tableau43.A1" table:number-columns-spanned="4" office:value-type="string">
            <text:p text:style-name="P9"/>
          </table:table-cell>
          <table:covered-table-cell/>
          <table:covered-table-cell/>
          <table:covered-table-cell/>
        </table:table-row>
        <table:table-row table:style-name="Tableau43.18">
          <table:table-cell table:style-name="Tableau43.A19" office:value-type="string">
            <text:list xml:id="list1317902358" text:continue-numbering="true" text:style-name="WW8Num3">
              <text:list-item>
                <text:p text:style-name="P10">RSE</text:p>
              </text:list-item>
            </text:list>
          </table:table-cell>
          <table:table-cell table:style-name="Tableau43.A19" office:value-type="string">
            <text:p text:style-name="P9"/>
          </table:table-cell>
          <table:table-cell table:style-name="Tableau43.A19" office:value-type="string">
            <text:p text:style-name="P9"/>
          </table:table-cell>
          <table:table-cell table:style-name="Tableau43.A19" table:number-columns-spanned="3" office:value-type="string">
            <text:p text:style-name="P9"/>
          </table:table-cell>
          <table:covered-table-cell/>
          <table:covered-table-cell/>
          <table:table-cell table:style-name="Tableau43.A19" table:number-columns-spanned="2" office:value-type="string">
            <text:p text:style-name="P9"/>
          </table:table-cell>
          <table:covered-table-cell/>
          <table:table-cell table:style-name="Tableau43.A19" table:number-columns-spanned="3" office:value-type="string">
            <text:p text:style-name="P9"/>
          </table:table-cell>
          <table:covered-table-cell/>
          <table:covered-table-cell/>
          <table:table-cell table:style-name="Tableau43.A1" table:number-columns-spanned="4" office:value-type="string">
            <text:p text:style-name="P9"/>
          </table:table-cell>
          <table:covered-table-cell/>
          <table:covered-table-cell/>
          <table:covered-table-cell/>
        </table:table-row>
        <table:table-row table:style-name="Tableau43.18">
          <table:table-cell table:style-name="Tableau43.A19" office:value-type="string">
            <text:p text:style-name="P1"><text:span text:style-name="T2">2</text:span><text:span text:style-name="T8">ème</text:span><text:span text:style-name="T2"> session :</text:span></text:p>
          </table:table-cell>
          <table:table-cell table:style-name="Tableau43.A19" office:value-type="string">
            <text:p text:style-name="P9"/>
          </table:table-cell>
          <table:table-cell table:style-name="Tableau43.A19" office:value-type="string">
            <text:p text:style-name="P9"/>
          </table:table-cell>
          <table:table-cell table:style-name="Tableau43.A19" table:number-columns-spanned="3" office:value-type="string">
            <text:p text:style-name="P9"/>
          </table:table-cell>
          <table:covered-table-cell/>
          <table:covered-table-cell/>
          <table:table-cell table:style-name="Tableau43.A19" table:number-columns-spanned="2" office:value-type="string">
            <text:p text:style-name="P9"/>
          </table:table-cell>
          <table:covered-table-cell/>
          <table:table-cell table:style-name="Tableau43.A19" table:number-columns-spanned="3" office:value-type="string">
            <text:p text:style-name="P9"/>
          </table:table-cell>
          <table:covered-table-cell/>
          <table:covered-table-cell/>
          <table:table-cell table:style-name="Tableau43.A1" table:number-columns-spanned="4" office:value-type="string">
            <text:p text:style-name="P9"/>
          </table:table-cell>
          <table:covered-table-cell/>
          <table:covered-table-cell/>
          <table:covered-table-cell/>
        </table:table-row>
        <table:table-row table:style-name="Tableau43.18">
          <table:table-cell table:style-name="Tableau43.A19" office:value-type="string">
            <text:list xml:id="list1753493896" text:continue-numbering="true" text:style-name="WW8Num3">
              <text:list-item>
                <text:p text:style-name="P10">RNE</text:p>
              </text:list-item>
            </text:list>
          </table:table-cell>
          <table:table-cell table:style-name="Tableau43.A19" office:value-type="string">
            <text:p text:style-name="P6"/>
          </table:table-cell>
          <table:table-cell table:style-name="Tableau43.A19" office:value-type="string">
            <text:p text:style-name="P6"/>
          </table:table-cell>
          <table:table-cell table:style-name="Tableau43.A19" table:number-columns-spanned="3" office:value-type="string">
            <text:p text:style-name="P6"/>
          </table:table-cell>
          <table:covered-table-cell/>
          <table:covered-table-cell/>
          <table:table-cell table:style-name="Tableau43.A19" table:number-columns-spanned="2" office:value-type="string">
            <text:p text:style-name="P6"/>
          </table:table-cell>
          <table:covered-table-cell/>
          <table:table-cell table:style-name="Tableau43.A19" table:number-columns-spanned="3" office:value-type="string">
            <text:p text:style-name="P6"/>
          </table:table-cell>
          <table:covered-table-cell/>
          <table:covered-table-cell/>
          <table:table-cell table:style-name="Tableau43.A1" table:number-columns-spanned="4" office:value-type="string">
            <text:p text:style-name="P6"/>
          </table:table-cell>
          <table:covered-table-cell/>
          <table:covered-table-cell/>
          <table:covered-table-cell/>
        </table:table-row>
        <table:table-row table:style-name="Tableau43.18">
          <table:table-cell table:style-name="Tableau43.A19" office:value-type="string">
            <text:list xml:id="list1968720439" text:continue-numbering="true" text:style-name="WW8Num3">
              <text:list-item>
                <text:p text:style-name="P10">RSE</text:p>
              </text:list-item>
            </text:list>
          </table:table-cell>
          <table:table-cell table:style-name="Tableau43.A19" office:value-type="string">
            <text:p text:style-name="P6"/>
          </table:table-cell>
          <table:table-cell table:style-name="Tableau43.A19" office:value-type="string">
            <text:p text:style-name="P6"/>
          </table:table-cell>
          <table:table-cell table:style-name="Tableau43.A19" table:number-columns-spanned="3" office:value-type="string">
            <text:p text:style-name="P6"/>
          </table:table-cell>
          <table:covered-table-cell/>
          <table:covered-table-cell/>
          <table:table-cell table:style-name="Tableau43.A19" table:number-columns-spanned="2" office:value-type="string">
            <text:p text:style-name="P6"/>
          </table:table-cell>
          <table:covered-table-cell/>
          <table:table-cell table:style-name="Tableau43.A19" table:number-columns-spanned="3" office:value-type="string">
            <text:p text:style-name="P6"/>
          </table:table-cell>
          <table:covered-table-cell/>
          <table:covered-table-cell/>
          <table:table-cell table:style-name="Tableau43.A1" table:number-columns-spanned="4" office:value-type="string">
            <text:p text:style-name="P6"/>
          </table:table-cell>
          <table:covered-table-cell/>
          <table:covered-table-cell/>
          <table:covered-table-cell/>
        </table:table-row>
        <table:table-row table:style-name="Tableau43.18">
          <table:table-cell table:style-name="Tableau43.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3.18">
          <table:table-cell table:style-name="Tableau43.A27" table:number-columns-spanned="15" office:value-type="string">
            <text:p text:style-name="P7">Responsable de l’enseignement : Sophie JACQUO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3.18">
          <table:table-cell table:style-name="Tableau43.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3.18">
          <table:table-cell table:style-name="Tableau43.A27" table:number-columns-spanned="15" office:value-type="string">
            <text:p text:style-name="P62">Ressources pédagogiqu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44" table:style-name="Tableau44">
        <table:table-column table:style-name="Tableau44.A"/>
        <table:table-column table:style-name="Tableau44.B"/>
        <table:table-column table:style-name="Tableau44.C"/>
        <table:table-column table:style-name="Tableau44.D"/>
        <table:table-column table:style-name="Tableau44.E"/>
        <table:table-column table:style-name="Tableau44.F"/>
        <table:table-column table:style-name="Tableau44.G"/>
        <table:table-column table:style-name="Tableau44.H"/>
        <table:table-column table:style-name="Tableau44.I"/>
        <table:table-column table:style-name="Tableau44.J"/>
        <table:table-column table:style-name="Tableau44.K"/>
        <table:table-column table:style-name="Tableau44.L"/>
        <table:table-column table:style-name="Tableau44.E" table:number-columns-repeated="2"/>
        <table:table-column table:style-name="Tableau44.O"/>
        <table:table-row table:style-name="Tableau44.1">
          <table:table-cell table:style-name="Tableau44.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4.1">
          <table:table-cell table:style-name="Tableau44.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4.1">
          <table:table-cell table:style-name="Tableau44.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4.1">
          <table:table-cell table:style-name="Tableau44.A1" table:number-columns-spanned="15" office:value-type="string">
            <text:p text:style-name="P62">Parcours 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4.5">
          <table:table-cell table:style-name="Tableau44.A5" table:number-columns-spanned="4" office:value-type="string">
            <text:p text:style-name="P7">Intitulé de l’Unité d’Enseignement :</text:p>
          </table:table-cell>
          <table:covered-table-cell/>
          <table:covered-table-cell/>
          <table:covered-table-cell/>
          <table:table-cell table:style-name="Tableau44.E5" table:number-columns-spanned="11" office:value-type="string">
            <text:p text:style-name="P54">Recherche opérationnell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4.5">
          <table:table-cell table:style-name="Tableau44.A5" table:number-columns-spanned="4" office:value-type="string">
            <text:p text:style-name="P4">Nature :</text:p>
          </table:table-cell>
          <table:covered-table-cell/>
          <table:covered-table-cell/>
          <table:covered-table-cell/>
          <table:table-cell table:style-name="Tableau44.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4.5">
          <table:table-cell table:style-name="Tableau44.A5" table:number-columns-spanned="4" office:value-type="string">
            <text:p text:style-name="P4">Semestre :</text:p>
          </table:table-cell>
          <table:covered-table-cell/>
          <table:covered-table-cell/>
          <table:covered-table-cell/>
          <table:table-cell table:style-name="Tableau44.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4.5">
          <table:table-cell table:style-name="Tableau44.A5" table:number-columns-spanned="4" office:value-type="string">
            <text:p text:style-name="P4">Crédits ECTS :</text:p>
          </table:table-cell>
          <table:covered-table-cell/>
          <table:covered-table-cell/>
          <table:covered-table-cell/>
          <table:table-cell table:style-name="Tableau44.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4.5">
          <table:table-cell table:style-name="Tableau44.A5" table:number-columns-spanned="4" office:value-type="string">
            <text:p text:style-name="P4">Coefficient :</text:p>
          </table:table-cell>
          <table:covered-table-cell/>
          <table:covered-table-cell/>
          <table:covered-table-cell/>
          <table:table-cell table:style-name="Tableau44.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4.5">
          <table:table-cell table:style-name="Tableau44.A5" table:number-columns-spanned="4" office:value-type="string">
            <text:p text:style-name="P4">Langue de l’enseignement :</text:p>
          </table:table-cell>
          <table:covered-table-cell/>
          <table:covered-table-cell/>
          <table:covered-table-cell/>
          <table:table-cell table:style-name="Tableau44.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4.5">
          <table:table-cell table:style-name="Tableau44.A5" table:number-columns-spanned="4" office:value-type="string">
            <text:p text:style-name="P4">Volume horaire total :</text:p>
          </table:table-cell>
          <table:covered-table-cell/>
          <table:covered-table-cell/>
          <table:covered-table-cell/>
          <table:table-cell table:style-name="Tableau44.A5" office:value-type="string">
            <text:p text:style-name="P3">40</text:p>
          </table:table-cell>
          <table:table-cell table:style-name="Tableau44.A5" table:number-columns-spanned="2" office:value-type="string">
            <text:p text:style-name="P8">dont</text:p>
          </table:table-cell>
          <table:covered-table-cell/>
          <table:table-cell table:style-name="Tableau44.A5" table:number-columns-spanned="2" office:value-type="string">
            <text:p text:style-name="P11">CM</text:p>
          </table:table-cell>
          <table:covered-table-cell/>
          <table:table-cell table:style-name="Tableau44.A5" office:value-type="string">
            <text:p text:style-name="P11">16</text:p>
          </table:table-cell>
          <table:table-cell table:style-name="Tableau44.A5" table:number-columns-spanned="2" office:value-type="string">
            <text:p text:style-name="P11">TD</text:p>
          </table:table-cell>
          <table:covered-table-cell/>
          <table:table-cell table:style-name="Tableau44.A5" office:value-type="string">
            <text:p text:style-name="P11">24</text:p>
          </table:table-cell>
          <table:table-cell table:style-name="Tableau44.A5" office:value-type="string">
            <text:p text:style-name="P11">TP</text:p>
          </table:table-cell>
          <table:table-cell table:style-name="Tableau44.E5" office:value-type="string">
            <text:p text:style-name="P11"/>
          </table:table-cell>
        </table:table-row>
        <text:soft-page-break/>
        <table:table-row table:style-name="Tableau44.1">
          <table:table-cell table:style-name="Tableau44.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4.1">
          <table:table-cell table:style-name="Tableau44.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4.1">
          <table:table-cell table:style-name="Tableau44.A1" table:number-columns-spanned="15" office:value-type="string">
            <text:list xml:id="list771283445" text:continue-list="list1369725821" text:style-name="WW8Num2">
              <text:list-item>
                <text:p text:style-name="P5">contenu : </text:p>
              </text:list-item>
            </text:list>
            <text:p text:style-name="P2">Recherche opérationnelle sur les graphes : ordonnancement, flots. Programmation linéaire : méthode du simplex, dualité.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4.1">
          <table:table-cell table:style-name="Tableau44.A1" table:number-columns-spanned="15" office:value-type="string">
            <text:list xml:id="list1664464971" text:continue-numbering="true" text:style-name="WW8Num2">
              <text:list-item>
                <text:p text:style-name="P64">pré-requis :</text:p>
              </text:list-item>
            </text:list>
            <text:p text:style-name="P63">algorithmique élémentaire sur les graph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4.1">
          <table:table-cell table:style-name="Tableau44.A1" table:number-columns-spanned="15" office:value-type="string">
            <text:list xml:id="list308196276" text:continue-numbering="true" text:style-name="WW8Num2">
              <text:list-item>
                <text:p text:style-name="P64">objectifs (savoirs et compétences acquis) : </text:p>
              </text:list-item>
            </text:list>
            <text:p text:style-name="P61">Introduction à la recherche opérationnelle (modélisation et résolu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4.1">
          <table:table-cell table:style-name="Tableau44.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4.18">
          <table:table-cell table:style-name="Tableau44.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4.18">
          <table:table-cell table:style-name="Tableau44.A19" office:value-type="string">
            <text:p text:style-name="P65"/>
          </table:table-cell>
          <table:table-cell table:style-name="Tableau44.A19" table:number-columns-spanned="5" office:value-type="string">
            <text:p text:style-name="P9">Contrôle continu</text:p>
          </table:table-cell>
          <table:covered-table-cell/>
          <table:covered-table-cell/>
          <table:covered-table-cell/>
          <table:covered-table-cell/>
          <table:table-cell table:style-name="Tableau44.A19" table:number-columns-spanned="5" office:value-type="string">
            <text:p text:style-name="P80">Contrôle terminal</text:p>
          </table:table-cell>
          <table:covered-table-cell/>
          <table:covered-table-cell/>
          <table:covered-table-cell/>
          <table:covered-table-cell/>
          <table:table-cell table:style-name="Tableau44.A1" table:number-columns-spanned="4" office:value-type="string">
            <text:p text:style-name="P80">Contrôle mixte</text:p>
          </table:table-cell>
          <table:covered-table-cell/>
          <table:covered-table-cell/>
          <table:covered-table-cell/>
        </table:table-row>
        <table:table-row table:style-name="Tableau44.18">
          <table:table-cell table:style-name="Tableau44.A19" office:value-type="string">
            <text:p text:style-name="P70"/>
          </table:table-cell>
          <table:table-cell table:style-name="Tableau44.A19" office:value-type="string">
            <text:p text:style-name="P80">nb de CC durant le semestre</text:p>
          </table:table-cell>
          <table:table-cell table:style-name="Tableau44.A19" office:value-type="string">
            <text:p text:style-name="P9">durée</text:p>
          </table:table-cell>
          <table:table-cell table:style-name="Tableau44.A19" table:number-columns-spanned="3" office:value-type="string">
            <text:p text:style-name="P80">Nature</text:p>
            <text:p text:style-name="P79">(oral/écrit )</text:p>
          </table:table-cell>
          <table:covered-table-cell/>
          <table:covered-table-cell/>
          <table:table-cell table:style-name="Tableau44.A19" table:number-columns-spanned="2" office:value-type="string">
            <text:p text:style-name="P9">durée</text:p>
          </table:table-cell>
          <table:covered-table-cell/>
          <table:table-cell table:style-name="Tableau44.A19" table:number-columns-spanned="3" office:value-type="string">
            <text:p text:style-name="P80">Nature</text:p>
            <text:p text:style-name="P79">(oral/écrit)</text:p>
          </table:table-cell>
          <table:covered-table-cell/>
          <table:covered-table-cell/>
          <table:table-cell table:style-name="Tableau44.A1" table:number-columns-spanned="4" office:value-type="string">
            <text:p text:style-name="P9">répartition en % entre CC et CT</text:p>
          </table:table-cell>
          <table:covered-table-cell/>
          <table:covered-table-cell/>
          <table:covered-table-cell/>
        </table:table-row>
        <table:table-row table:style-name="Tableau44.18">
          <table:table-cell table:style-name="Tableau44.A19" office:value-type="string">
            <text:p text:style-name="P69"><text:span text:style-name="T2">1</text:span><text:span text:style-name="T8">ère</text:span><text:span text:style-name="T2"> session :</text:span></text:p>
          </table:table-cell>
          <table:table-cell table:style-name="Tableau44.A19" office:value-type="string">
            <text:p text:style-name="P9"/>
          </table:table-cell>
          <table:table-cell table:style-name="Tableau44.A19" office:value-type="string">
            <text:p text:style-name="P9"/>
          </table:table-cell>
          <table:table-cell table:style-name="Tableau44.A19" table:number-columns-spanned="3" office:value-type="string">
            <text:p text:style-name="P9"/>
          </table:table-cell>
          <table:covered-table-cell/>
          <table:covered-table-cell/>
          <table:table-cell table:style-name="Tableau44.A19" table:number-columns-spanned="2" office:value-type="string">
            <text:p text:style-name="P9"/>
          </table:table-cell>
          <table:covered-table-cell/>
          <table:table-cell table:style-name="Tableau44.A19" table:number-columns-spanned="3" office:value-type="string">
            <text:p text:style-name="P9"/>
          </table:table-cell>
          <table:covered-table-cell/>
          <table:covered-table-cell/>
          <table:table-cell table:style-name="Tableau44.A1" table:number-columns-spanned="4" office:value-type="string">
            <text:p text:style-name="P9"/>
          </table:table-cell>
          <table:covered-table-cell/>
          <table:covered-table-cell/>
          <table:covered-table-cell/>
        </table:table-row>
        <table:table-row table:style-name="Tableau44.18">
          <table:table-cell table:style-name="Tableau44.A19" office:value-type="string">
            <text:list xml:id="list1039152316" text:continue-list="list1968720439" text:style-name="WW8Num3">
              <text:list-item>
                <text:p text:style-name="P10">RNE</text:p>
              </text:list-item>
            </text:list>
          </table:table-cell>
          <table:table-cell table:style-name="Tableau44.A19" office:value-type="string">
            <text:p text:style-name="P9"/>
          </table:table-cell>
          <table:table-cell table:style-name="Tableau44.A19" office:value-type="string">
            <text:p text:style-name="P9"/>
          </table:table-cell>
          <table:table-cell table:style-name="Tableau44.A19" table:number-columns-spanned="3" office:value-type="string">
            <text:p text:style-name="P9"/>
          </table:table-cell>
          <table:covered-table-cell/>
          <table:covered-table-cell/>
          <table:table-cell table:style-name="Tableau44.A19" table:number-columns-spanned="2" office:value-type="string">
            <text:p text:style-name="P9"/>
          </table:table-cell>
          <table:covered-table-cell/>
          <table:table-cell table:style-name="Tableau44.A19" table:number-columns-spanned="3" office:value-type="string">
            <text:p text:style-name="P9"/>
          </table:table-cell>
          <table:covered-table-cell/>
          <table:covered-table-cell/>
          <table:table-cell table:style-name="Tableau44.A1" table:number-columns-spanned="4" office:value-type="string">
            <text:p text:style-name="P9"/>
          </table:table-cell>
          <table:covered-table-cell/>
          <table:covered-table-cell/>
          <table:covered-table-cell/>
        </table:table-row>
        <table:table-row table:style-name="Tableau44.18">
          <table:table-cell table:style-name="Tableau44.A19" office:value-type="string">
            <text:list xml:id="list463372109" text:continue-numbering="true" text:style-name="WW8Num3">
              <text:list-item>
                <text:p text:style-name="P10">RSE</text:p>
              </text:list-item>
            </text:list>
          </table:table-cell>
          <table:table-cell table:style-name="Tableau44.A19" office:value-type="string">
            <text:p text:style-name="P9"/>
          </table:table-cell>
          <table:table-cell table:style-name="Tableau44.A19" office:value-type="string">
            <text:p text:style-name="P9"/>
          </table:table-cell>
          <table:table-cell table:style-name="Tableau44.A19" table:number-columns-spanned="3" office:value-type="string">
            <text:p text:style-name="P9"/>
          </table:table-cell>
          <table:covered-table-cell/>
          <table:covered-table-cell/>
          <table:table-cell table:style-name="Tableau44.A19" table:number-columns-spanned="2" office:value-type="string">
            <text:p text:style-name="P9"/>
          </table:table-cell>
          <table:covered-table-cell/>
          <table:table-cell table:style-name="Tableau44.A19" table:number-columns-spanned="3" office:value-type="string">
            <text:p text:style-name="P9"/>
          </table:table-cell>
          <table:covered-table-cell/>
          <table:covered-table-cell/>
          <table:table-cell table:style-name="Tableau44.A1" table:number-columns-spanned="4" office:value-type="string">
            <text:p text:style-name="P9"/>
          </table:table-cell>
          <table:covered-table-cell/>
          <table:covered-table-cell/>
          <table:covered-table-cell/>
        </table:table-row>
        <table:table-row table:style-name="Tableau44.18">
          <table:table-cell table:style-name="Tableau44.A19" office:value-type="string">
            <text:p text:style-name="P1"><text:span text:style-name="T2">2</text:span><text:span text:style-name="T8">ème</text:span><text:span text:style-name="T2"> session :</text:span></text:p>
          </table:table-cell>
          <table:table-cell table:style-name="Tableau44.A19" office:value-type="string">
            <text:p text:style-name="P9"/>
          </table:table-cell>
          <table:table-cell table:style-name="Tableau44.A19" office:value-type="string">
            <text:p text:style-name="P9"/>
          </table:table-cell>
          <table:table-cell table:style-name="Tableau44.A19" table:number-columns-spanned="3" office:value-type="string">
            <text:p text:style-name="P9"/>
          </table:table-cell>
          <table:covered-table-cell/>
          <table:covered-table-cell/>
          <table:table-cell table:style-name="Tableau44.A19" table:number-columns-spanned="2" office:value-type="string">
            <text:p text:style-name="P9"/>
          </table:table-cell>
          <table:covered-table-cell/>
          <table:table-cell table:style-name="Tableau44.A19" table:number-columns-spanned="3" office:value-type="string">
            <text:p text:style-name="P9"/>
          </table:table-cell>
          <table:covered-table-cell/>
          <table:covered-table-cell/>
          <table:table-cell table:style-name="Tableau44.A1" table:number-columns-spanned="4" office:value-type="string">
            <text:p text:style-name="P9"/>
          </table:table-cell>
          <table:covered-table-cell/>
          <table:covered-table-cell/>
          <table:covered-table-cell/>
        </table:table-row>
        <table:table-row table:style-name="Tableau44.18">
          <table:table-cell table:style-name="Tableau44.A19" office:value-type="string">
            <text:list xml:id="list2034230089" text:continue-numbering="true" text:style-name="WW8Num3">
              <text:list-item>
                <text:p text:style-name="P10">RNE</text:p>
              </text:list-item>
            </text:list>
          </table:table-cell>
          <table:table-cell table:style-name="Tableau44.A19" office:value-type="string">
            <text:p text:style-name="P6"/>
          </table:table-cell>
          <table:table-cell table:style-name="Tableau44.A19" office:value-type="string">
            <text:p text:style-name="P6"/>
          </table:table-cell>
          <table:table-cell table:style-name="Tableau44.A19" table:number-columns-spanned="3" office:value-type="string">
            <text:p text:style-name="P6"/>
          </table:table-cell>
          <table:covered-table-cell/>
          <table:covered-table-cell/>
          <table:table-cell table:style-name="Tableau44.A19" table:number-columns-spanned="2" office:value-type="string">
            <text:p text:style-name="P6"/>
          </table:table-cell>
          <table:covered-table-cell/>
          <table:table-cell table:style-name="Tableau44.A19" table:number-columns-spanned="3" office:value-type="string">
            <text:p text:style-name="P6"/>
          </table:table-cell>
          <table:covered-table-cell/>
          <table:covered-table-cell/>
          <table:table-cell table:style-name="Tableau44.A1" table:number-columns-spanned="4" office:value-type="string">
            <text:p text:style-name="P6"/>
          </table:table-cell>
          <table:covered-table-cell/>
          <table:covered-table-cell/>
          <table:covered-table-cell/>
        </table:table-row>
        <table:table-row table:style-name="Tableau44.18">
          <table:table-cell table:style-name="Tableau44.A19" office:value-type="string">
            <text:list xml:id="list132860084" text:continue-numbering="true" text:style-name="WW8Num3">
              <text:list-item>
                <text:p text:style-name="P10">RSE</text:p>
              </text:list-item>
            </text:list>
          </table:table-cell>
          <table:table-cell table:style-name="Tableau44.A19" office:value-type="string">
            <text:p text:style-name="P6"/>
          </table:table-cell>
          <table:table-cell table:style-name="Tableau44.A19" office:value-type="string">
            <text:p text:style-name="P6"/>
          </table:table-cell>
          <table:table-cell table:style-name="Tableau44.A19" table:number-columns-spanned="3" office:value-type="string">
            <text:p text:style-name="P6"/>
          </table:table-cell>
          <table:covered-table-cell/>
          <table:covered-table-cell/>
          <table:table-cell table:style-name="Tableau44.A19" table:number-columns-spanned="2" office:value-type="string">
            <text:p text:style-name="P6"/>
          </table:table-cell>
          <table:covered-table-cell/>
          <table:table-cell table:style-name="Tableau44.A19" table:number-columns-spanned="3" office:value-type="string">
            <text:p text:style-name="P6"/>
          </table:table-cell>
          <table:covered-table-cell/>
          <table:covered-table-cell/>
          <table:table-cell table:style-name="Tableau44.A1" table:number-columns-spanned="4" office:value-type="string">
            <text:p text:style-name="P6"/>
          </table:table-cell>
          <table:covered-table-cell/>
          <table:covered-table-cell/>
          <table:covered-table-cell/>
        </table:table-row>
        <table:table-row table:style-name="Tableau44.18">
          <table:table-cell table:style-name="Tableau44.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4.18">
          <table:table-cell table:style-name="Tableau44.A27" table:number-columns-spanned="15" office:value-type="string">
            <text:p text:style-name="P7">Responsable de l’enseignement : Mathieu LIEDLOFF</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4.18">
          <table:table-cell table:style-name="Tableau44.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4.18">
          <table:table-cell table:style-name="Tableau44.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45" table:style-name="Tableau45">
        <table:table-column table:style-name="Tableau45.A"/>
        <table:table-column table:style-name="Tableau45.B"/>
        <table:table-column table:style-name="Tableau45.C"/>
        <table:table-column table:style-name="Tableau45.D"/>
        <table:table-column table:style-name="Tableau45.E"/>
        <table:table-column table:style-name="Tableau45.F"/>
        <table:table-column table:style-name="Tableau45.G"/>
        <table:table-column table:style-name="Tableau45.H"/>
        <table:table-column table:style-name="Tableau45.I"/>
        <table:table-column table:style-name="Tableau45.J"/>
        <table:table-column table:style-name="Tableau45.K"/>
        <table:table-column table:style-name="Tableau45.L"/>
        <table:table-column table:style-name="Tableau45.E" table:number-columns-repeated="2"/>
        <table:table-column table:style-name="Tableau45.O"/>
        <table:table-row table:style-name="Tableau45.1">
          <table:table-cell table:style-name="Tableau45.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1">
          <table:table-cell table:style-name="Tableau45.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1">
          <table:table-cell table:style-name="Tableau45.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1">
          <table:table-cell table:style-name="Tableau45.A1" table:number-columns-spanned="15" office:value-type="string">
            <text:p text:style-name="P62">Parcours 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5">
          <table:table-cell table:style-name="Tableau45.A5" table:number-columns-spanned="4" office:value-type="string">
            <text:p text:style-name="P7">Intitulé de l’Unité d’Enseignement :</text:p>
          </table:table-cell>
          <table:covered-table-cell/>
          <table:covered-table-cell/>
          <table:covered-table-cell/>
          <table:table-cell table:style-name="Tableau45.E5" table:number-columns-spanned="11" office:value-type="string">
            <text:p text:style-name="P54">Gestion comptabl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5">
          <table:table-cell table:style-name="Tableau45.A5" table:number-columns-spanned="4" office:value-type="string">
            <text:p text:style-name="P4">Nature :</text:p>
          </table:table-cell>
          <table:covered-table-cell/>
          <table:covered-table-cell/>
          <table:covered-table-cell/>
          <table:table-cell table:style-name="Tableau45.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5">
          <table:table-cell table:style-name="Tableau45.A5" table:number-columns-spanned="4" office:value-type="string">
            <text:p text:style-name="P4">Semestre :</text:p>
          </table:table-cell>
          <table:covered-table-cell/>
          <table:covered-table-cell/>
          <table:covered-table-cell/>
          <table:table-cell table:style-name="Tableau45.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5">
          <table:table-cell table:style-name="Tableau45.A5" table:number-columns-spanned="4" office:value-type="string">
            <text:p text:style-name="P4">Crédits ECTS :</text:p>
          </table:table-cell>
          <table:covered-table-cell/>
          <table:covered-table-cell/>
          <table:covered-table-cell/>
          <table:table-cell table:style-name="Tableau45.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5">
          <table:table-cell table:style-name="Tableau45.A5" table:number-columns-spanned="4" office:value-type="string">
            <text:p text:style-name="P4">Coefficient :</text:p>
          </table:table-cell>
          <table:covered-table-cell/>
          <table:covered-table-cell/>
          <table:covered-table-cell/>
          <table:table-cell table:style-name="Tableau45.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5">
          <table:table-cell table:style-name="Tableau45.A5" table:number-columns-spanned="4" office:value-type="string">
            <text:p text:style-name="P4">Langue de l’enseignement :</text:p>
          </table:table-cell>
          <table:covered-table-cell/>
          <table:covered-table-cell/>
          <table:covered-table-cell/>
          <table:table-cell table:style-name="Tableau45.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5">
          <table:table-cell table:style-name="Tableau45.A5" table:number-columns-spanned="4" office:value-type="string">
            <text:p text:style-name="P4">Volume horaire total :</text:p>
          </table:table-cell>
          <table:covered-table-cell/>
          <table:covered-table-cell/>
          <table:covered-table-cell/>
          <table:table-cell table:style-name="Tableau45.A5" office:value-type="string">
            <text:p text:style-name="P3">35</text:p>
          </table:table-cell>
          <table:table-cell table:style-name="Tableau45.A5" table:number-columns-spanned="2" office:value-type="string">
            <text:p text:style-name="P8">dont</text:p>
          </table:table-cell>
          <table:covered-table-cell/>
          <table:table-cell table:style-name="Tableau45.A5" table:number-columns-spanned="2" office:value-type="string">
            <text:p text:style-name="P11">CM</text:p>
          </table:table-cell>
          <table:covered-table-cell/>
          <table:table-cell table:style-name="Tableau45.A5" office:value-type="string">
            <text:p text:style-name="P11">35</text:p>
          </table:table-cell>
          <table:table-cell table:style-name="Tableau45.A5" table:number-columns-spanned="2" office:value-type="string">
            <text:p text:style-name="P11">TD</text:p>
          </table:table-cell>
          <table:covered-table-cell/>
          <table:table-cell table:style-name="Tableau45.A5" office:value-type="string">
            <text:p text:style-name="P11"/>
          </table:table-cell>
          <table:table-cell table:style-name="Tableau45.A5" office:value-type="string">
            <text:p text:style-name="P11">TP</text:p>
          </table:table-cell>
          <table:table-cell table:style-name="Tableau45.E5" office:value-type="string">
            <text:p text:style-name="P11"/>
          </table:table-cell>
        </table:table-row>
        <table:table-row table:style-name="Tableau45.1">
          <table:table-cell table:style-name="Tableau45.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1">
          <table:table-cell table:style-name="Tableau45.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1">
          <table:table-cell table:style-name="Tableau45.A1" table:number-columns-spanned="15" office:value-type="string">
            <text:list xml:id="list511337056" text:continue-list="list308196276" text:style-name="WW8Num2">
              <text:list-item>
                <text:p text:style-name="P5">contenu : </text:p>
              </text:list-item>
            </text:list>
            <text:p text:style-name="P2">Introduction  : De la comptabilité générale à la comptabilité analytique. La détermination des coûts : la méthode des coûts complets (Analyse des charges. Répartition des charges indirectes, enchaînements des calculs. Le coût de production. Le coût de revient. La notion de résultat analytique d’exploitation. Rapprochement avec la comptabilité générale. Critiques.) Les méthodes des coûts partiels (Le coût variable ; le seuil de rentabilité. La méthode du coût indirect. La méthode de l’imputation rationnelle des charges fixes. Le coût <text:soft-page-break/>marginal. ) Remise en cause des modèles traditionnels (La méthode ABC.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1">
          <table:table-cell table:style-name="Tableau45.A1" table:number-columns-spanned="15" office:value-type="string">
            <text:list xml:id="list727243046" text:continue-numbering="true" text:style-name="WW8Num2">
              <text:list-item>
                <text:p text:style-name="P64">pré-requis :</text:p>
              </text:list-item>
            </text:list>
            <text:p text:style-name="P63">Les notions de base en comptabilité financière, charges, bilan et compte de résulta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1">
          <table:table-cell table:style-name="Tableau45.A1" table:number-columns-spanned="15" office:value-type="string">
            <text:list xml:id="list211853546" text:continue-numbering="true" text:style-name="WW8Num2">
              <text:list-item>
                <text:p text:style-name="P64">objectifs (savoirs et compétences acquis) : </text:p>
              </text:list-item>
            </text:list>
            <text:p text:style-name="P61">Être capable de déterminer un coût. Réfléchir à la notion de prix, aux outils d’aide à la décision.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1">
          <table:table-cell table:style-name="Tableau45.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18">
          <table:table-cell table:style-name="Tableau45.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18">
          <table:table-cell table:style-name="Tableau45.A19" office:value-type="string">
            <text:p text:style-name="P65"/>
          </table:table-cell>
          <table:table-cell table:style-name="Tableau45.A19" table:number-columns-spanned="5" office:value-type="string">
            <text:p text:style-name="P9">Contrôle continu</text:p>
          </table:table-cell>
          <table:covered-table-cell/>
          <table:covered-table-cell/>
          <table:covered-table-cell/>
          <table:covered-table-cell/>
          <table:table-cell table:style-name="Tableau45.A19" table:number-columns-spanned="5" office:value-type="string">
            <text:p text:style-name="P80">Contrôle terminal</text:p>
          </table:table-cell>
          <table:covered-table-cell/>
          <table:covered-table-cell/>
          <table:covered-table-cell/>
          <table:covered-table-cell/>
          <table:table-cell table:style-name="Tableau45.A1" table:number-columns-spanned="4" office:value-type="string">
            <text:p text:style-name="P80">Contrôle mixte</text:p>
          </table:table-cell>
          <table:covered-table-cell/>
          <table:covered-table-cell/>
          <table:covered-table-cell/>
        </table:table-row>
        <table:table-row table:style-name="Tableau45.18">
          <table:table-cell table:style-name="Tableau45.A19" office:value-type="string">
            <text:p text:style-name="P70"/>
          </table:table-cell>
          <table:table-cell table:style-name="Tableau45.A19" office:value-type="string">
            <text:p text:style-name="P80">nb de CC durant le semestre</text:p>
          </table:table-cell>
          <table:table-cell table:style-name="Tableau45.A19" office:value-type="string">
            <text:p text:style-name="P9">durée</text:p>
          </table:table-cell>
          <table:table-cell table:style-name="Tableau45.A19" table:number-columns-spanned="3" office:value-type="string">
            <text:p text:style-name="P80">Nature</text:p>
            <text:p text:style-name="P79">(oral/écrit )</text:p>
          </table:table-cell>
          <table:covered-table-cell/>
          <table:covered-table-cell/>
          <table:table-cell table:style-name="Tableau45.A19" table:number-columns-spanned="2" office:value-type="string">
            <text:p text:style-name="P9">durée</text:p>
          </table:table-cell>
          <table:covered-table-cell/>
          <table:table-cell table:style-name="Tableau45.A19" table:number-columns-spanned="3" office:value-type="string">
            <text:p text:style-name="P80">Nature</text:p>
            <text:p text:style-name="P79">(oral/écrit)</text:p>
          </table:table-cell>
          <table:covered-table-cell/>
          <table:covered-table-cell/>
          <table:table-cell table:style-name="Tableau45.A1" table:number-columns-spanned="4" office:value-type="string">
            <text:p text:style-name="P9">répartition en % entre CC et CT</text:p>
          </table:table-cell>
          <table:covered-table-cell/>
          <table:covered-table-cell/>
          <table:covered-table-cell/>
        </table:table-row>
        <table:table-row table:style-name="Tableau45.18">
          <table:table-cell table:style-name="Tableau45.A19" office:value-type="string">
            <text:p text:style-name="P69"><text:span text:style-name="T2">1</text:span><text:span text:style-name="T8">ère</text:span><text:span text:style-name="T2"> session :</text:span></text:p>
          </table:table-cell>
          <table:table-cell table:style-name="Tableau45.A19" office:value-type="string">
            <text:p text:style-name="P9"/>
          </table:table-cell>
          <table:table-cell table:style-name="Tableau45.A19" office:value-type="string">
            <text:p text:style-name="P9"/>
          </table:table-cell>
          <table:table-cell table:style-name="Tableau45.A19" table:number-columns-spanned="3" office:value-type="string">
            <text:p text:style-name="P9"/>
          </table:table-cell>
          <table:covered-table-cell/>
          <table:covered-table-cell/>
          <table:table-cell table:style-name="Tableau45.A19" table:number-columns-spanned="2" office:value-type="string">
            <text:p text:style-name="P9"/>
          </table:table-cell>
          <table:covered-table-cell/>
          <table:table-cell table:style-name="Tableau45.A19" table:number-columns-spanned="3" office:value-type="string">
            <text:p text:style-name="P9"/>
          </table:table-cell>
          <table:covered-table-cell/>
          <table:covered-table-cell/>
          <table:table-cell table:style-name="Tableau45.A1" table:number-columns-spanned="4" office:value-type="string">
            <text:p text:style-name="P9"/>
          </table:table-cell>
          <table:covered-table-cell/>
          <table:covered-table-cell/>
          <table:covered-table-cell/>
        </table:table-row>
        <table:table-row table:style-name="Tableau45.18">
          <table:table-cell table:style-name="Tableau45.A19" office:value-type="string">
            <text:list xml:id="list1009559044" text:continue-list="list132860084" text:style-name="WW8Num3">
              <text:list-item>
                <text:p text:style-name="P10">RNE</text:p>
              </text:list-item>
            </text:list>
          </table:table-cell>
          <table:table-cell table:style-name="Tableau45.A19" office:value-type="string">
            <text:p text:style-name="P9"/>
          </table:table-cell>
          <table:table-cell table:style-name="Tableau45.A19" office:value-type="string">
            <text:p text:style-name="P9"/>
          </table:table-cell>
          <table:table-cell table:style-name="Tableau45.A19" table:number-columns-spanned="3" office:value-type="string">
            <text:p text:style-name="P9"/>
          </table:table-cell>
          <table:covered-table-cell/>
          <table:covered-table-cell/>
          <table:table-cell table:style-name="Tableau45.A19" table:number-columns-spanned="2" office:value-type="string">
            <text:p text:style-name="P9"/>
          </table:table-cell>
          <table:covered-table-cell/>
          <table:table-cell table:style-name="Tableau45.A19" table:number-columns-spanned="3" office:value-type="string">
            <text:p text:style-name="P9"/>
          </table:table-cell>
          <table:covered-table-cell/>
          <table:covered-table-cell/>
          <table:table-cell table:style-name="Tableau45.A1" table:number-columns-spanned="4" office:value-type="string">
            <text:p text:style-name="P9"/>
          </table:table-cell>
          <table:covered-table-cell/>
          <table:covered-table-cell/>
          <table:covered-table-cell/>
        </table:table-row>
        <table:table-row table:style-name="Tableau45.18">
          <table:table-cell table:style-name="Tableau45.A19" office:value-type="string">
            <text:list xml:id="list1305455709" text:continue-numbering="true" text:style-name="WW8Num3">
              <text:list-item>
                <text:p text:style-name="P10">RSE</text:p>
              </text:list-item>
            </text:list>
          </table:table-cell>
          <table:table-cell table:style-name="Tableau45.A19" office:value-type="string">
            <text:p text:style-name="P9"/>
          </table:table-cell>
          <table:table-cell table:style-name="Tableau45.A19" office:value-type="string">
            <text:p text:style-name="P9"/>
          </table:table-cell>
          <table:table-cell table:style-name="Tableau45.A19" table:number-columns-spanned="3" office:value-type="string">
            <text:p text:style-name="P9"/>
          </table:table-cell>
          <table:covered-table-cell/>
          <table:covered-table-cell/>
          <table:table-cell table:style-name="Tableau45.A19" table:number-columns-spanned="2" office:value-type="string">
            <text:p text:style-name="P9"/>
          </table:table-cell>
          <table:covered-table-cell/>
          <table:table-cell table:style-name="Tableau45.A19" table:number-columns-spanned="3" office:value-type="string">
            <text:p text:style-name="P9"/>
          </table:table-cell>
          <table:covered-table-cell/>
          <table:covered-table-cell/>
          <table:table-cell table:style-name="Tableau45.A1" table:number-columns-spanned="4" office:value-type="string">
            <text:p text:style-name="P9"/>
          </table:table-cell>
          <table:covered-table-cell/>
          <table:covered-table-cell/>
          <table:covered-table-cell/>
        </table:table-row>
        <table:table-row table:style-name="Tableau45.18">
          <table:table-cell table:style-name="Tableau45.A19" office:value-type="string">
            <text:p text:style-name="P1"><text:span text:style-name="T2">2</text:span><text:span text:style-name="T8">ème</text:span><text:span text:style-name="T2"> session :</text:span></text:p>
          </table:table-cell>
          <table:table-cell table:style-name="Tableau45.A19" office:value-type="string">
            <text:p text:style-name="P9"/>
          </table:table-cell>
          <table:table-cell table:style-name="Tableau45.A19" office:value-type="string">
            <text:p text:style-name="P9"/>
          </table:table-cell>
          <table:table-cell table:style-name="Tableau45.A19" table:number-columns-spanned="3" office:value-type="string">
            <text:p text:style-name="P9"/>
          </table:table-cell>
          <table:covered-table-cell/>
          <table:covered-table-cell/>
          <table:table-cell table:style-name="Tableau45.A19" table:number-columns-spanned="2" office:value-type="string">
            <text:p text:style-name="P9"/>
          </table:table-cell>
          <table:covered-table-cell/>
          <table:table-cell table:style-name="Tableau45.A19" table:number-columns-spanned="3" office:value-type="string">
            <text:p text:style-name="P9"/>
          </table:table-cell>
          <table:covered-table-cell/>
          <table:covered-table-cell/>
          <table:table-cell table:style-name="Tableau45.A1" table:number-columns-spanned="4" office:value-type="string">
            <text:p text:style-name="P9"/>
          </table:table-cell>
          <table:covered-table-cell/>
          <table:covered-table-cell/>
          <table:covered-table-cell/>
        </table:table-row>
        <table:table-row table:style-name="Tableau45.18">
          <table:table-cell table:style-name="Tableau45.A19" office:value-type="string">
            <text:list xml:id="list868577912" text:continue-numbering="true" text:style-name="WW8Num3">
              <text:list-item>
                <text:p text:style-name="P10">RNE</text:p>
              </text:list-item>
            </text:list>
          </table:table-cell>
          <table:table-cell table:style-name="Tableau45.A19" office:value-type="string">
            <text:p text:style-name="P6"/>
          </table:table-cell>
          <table:table-cell table:style-name="Tableau45.A19" office:value-type="string">
            <text:p text:style-name="P6"/>
          </table:table-cell>
          <table:table-cell table:style-name="Tableau45.A19" table:number-columns-spanned="3" office:value-type="string">
            <text:p text:style-name="P6"/>
          </table:table-cell>
          <table:covered-table-cell/>
          <table:covered-table-cell/>
          <table:table-cell table:style-name="Tableau45.A19" table:number-columns-spanned="2" office:value-type="string">
            <text:p text:style-name="P6"/>
          </table:table-cell>
          <table:covered-table-cell/>
          <table:table-cell table:style-name="Tableau45.A19" table:number-columns-spanned="3" office:value-type="string">
            <text:p text:style-name="P6"/>
          </table:table-cell>
          <table:covered-table-cell/>
          <table:covered-table-cell/>
          <table:table-cell table:style-name="Tableau45.A1" table:number-columns-spanned="4" office:value-type="string">
            <text:p text:style-name="P6"/>
          </table:table-cell>
          <table:covered-table-cell/>
          <table:covered-table-cell/>
          <table:covered-table-cell/>
        </table:table-row>
        <table:table-row table:style-name="Tableau45.18">
          <table:table-cell table:style-name="Tableau45.A19" office:value-type="string">
            <text:list xml:id="list510032826" text:continue-numbering="true" text:style-name="WW8Num3">
              <text:list-item>
                <text:p text:style-name="P10">RSE</text:p>
              </text:list-item>
            </text:list>
          </table:table-cell>
          <table:table-cell table:style-name="Tableau45.A19" office:value-type="string">
            <text:p text:style-name="P6"/>
          </table:table-cell>
          <table:table-cell table:style-name="Tableau45.A19" office:value-type="string">
            <text:p text:style-name="P6"/>
          </table:table-cell>
          <table:table-cell table:style-name="Tableau45.A19" table:number-columns-spanned="3" office:value-type="string">
            <text:p text:style-name="P6"/>
          </table:table-cell>
          <table:covered-table-cell/>
          <table:covered-table-cell/>
          <table:table-cell table:style-name="Tableau45.A19" table:number-columns-spanned="2" office:value-type="string">
            <text:p text:style-name="P6"/>
          </table:table-cell>
          <table:covered-table-cell/>
          <table:table-cell table:style-name="Tableau45.A19" table:number-columns-spanned="3" office:value-type="string">
            <text:p text:style-name="P6"/>
          </table:table-cell>
          <table:covered-table-cell/>
          <table:covered-table-cell/>
          <table:table-cell table:style-name="Tableau45.A1" table:number-columns-spanned="4" office:value-type="string">
            <text:p text:style-name="P6"/>
          </table:table-cell>
          <table:covered-table-cell/>
          <table:covered-table-cell/>
          <table:covered-table-cell/>
        </table:table-row>
        <table:table-row table:style-name="Tableau45.18">
          <table:table-cell table:style-name="Tableau45.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18">
          <table:table-cell table:style-name="Tableau45.A27" table:number-columns-spanned="15" office:value-type="string">
            <text:p text:style-name="P7">Responsable de l’enseignement : Gilles LE FLOH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18">
          <table:table-cell table:style-name="Tableau45.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5.18">
          <table:table-cell table:style-name="Tableau45.A27" table:number-columns-spanned="15" office:value-type="string">
            <text:p text:style-name="P62">Ressources pédagogiqu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46" table:style-name="Tableau46">
        <table:table-column table:style-name="Tableau46.A"/>
        <table:table-column table:style-name="Tableau46.B"/>
        <table:table-column table:style-name="Tableau46.C"/>
        <table:table-column table:style-name="Tableau46.D"/>
        <table:table-column table:style-name="Tableau46.E"/>
        <table:table-column table:style-name="Tableau46.F"/>
        <table:table-column table:style-name="Tableau46.G"/>
        <table:table-column table:style-name="Tableau46.H"/>
        <table:table-column table:style-name="Tableau46.I"/>
        <table:table-column table:style-name="Tableau46.J"/>
        <table:table-column table:style-name="Tableau46.K"/>
        <table:table-column table:style-name="Tableau46.L"/>
        <table:table-column table:style-name="Tableau46.E" table:number-columns-repeated="2"/>
        <table:table-column table:style-name="Tableau46.O"/>
        <table:table-row table:style-name="Tableau46.1">
          <table:table-cell table:style-name="Tableau46.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6.1">
          <table:table-cell table:style-name="Tableau46.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6.1">
          <table:table-cell table:style-name="Tableau46.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6.1">
          <table:table-cell table:style-name="Tableau46.A1" table:number-columns-spanned="15" office:value-type="string">
            <text:p text:style-name="P62">Parcours 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6.5">
          <table:table-cell table:style-name="Tableau46.A5" table:number-columns-spanned="4" office:value-type="string">
            <text:p text:style-name="P7">Intitulé de l’Unité d’Enseignement :</text:p>
          </table:table-cell>
          <table:covered-table-cell/>
          <table:covered-table-cell/>
          <table:covered-table-cell/>
          <table:table-cell table:style-name="Tableau46.E5" table:number-columns-spanned="11" office:value-type="string">
            <text:p text:style-name="P54">Anglais et technique de communica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6.5">
          <table:table-cell table:style-name="Tableau46.A5" table:number-columns-spanned="4" office:value-type="string">
            <text:p text:style-name="P4">Nature :</text:p>
          </table:table-cell>
          <table:covered-table-cell/>
          <table:covered-table-cell/>
          <table:covered-table-cell/>
          <table:table-cell table:style-name="Tableau46.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6.5">
          <table:table-cell table:style-name="Tableau46.A5" table:number-columns-spanned="4" office:value-type="string">
            <text:p text:style-name="P4">Semestre :</text:p>
          </table:table-cell>
          <table:covered-table-cell/>
          <table:covered-table-cell/>
          <table:covered-table-cell/>
          <table:table-cell table:style-name="Tableau46.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6.5">
          <table:table-cell table:style-name="Tableau46.A5" table:number-columns-spanned="4" office:value-type="string">
            <text:p text:style-name="P4">Crédits ECTS :</text:p>
          </table:table-cell>
          <table:covered-table-cell/>
          <table:covered-table-cell/>
          <table:covered-table-cell/>
          <table:table-cell table:style-name="Tableau46.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6.5">
          <table:table-cell table:style-name="Tableau46.A5" table:number-columns-spanned="4" office:value-type="string">
            <text:p text:style-name="P4">Coefficient :</text:p>
          </table:table-cell>
          <table:covered-table-cell/>
          <table:covered-table-cell/>
          <table:covered-table-cell/>
          <table:table-cell table:style-name="Tableau46.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6.5">
          <table:table-cell table:style-name="Tableau46.A5" table:number-columns-spanned="4" office:value-type="string">
            <text:p text:style-name="P4">Langue de l’enseignement :</text:p>
          </table:table-cell>
          <table:covered-table-cell/>
          <table:covered-table-cell/>
          <table:covered-table-cell/>
          <table:table-cell table:style-name="Tableau46.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6.5">
          <table:table-cell table:style-name="Tableau46.A5" table:number-columns-spanned="4" office:value-type="string">
            <text:p text:style-name="P4">Volume horaire total :</text:p>
          </table:table-cell>
          <table:covered-table-cell/>
          <table:covered-table-cell/>
          <table:covered-table-cell/>
          <table:table-cell table:style-name="Tableau46.A5" office:value-type="string">
            <text:p text:style-name="P3">48</text:p>
          </table:table-cell>
          <table:table-cell table:style-name="Tableau46.A5" table:number-columns-spanned="2" office:value-type="string">
            <text:p text:style-name="P8">dont</text:p>
          </table:table-cell>
          <table:covered-table-cell/>
          <table:table-cell table:style-name="Tableau46.A5" table:number-columns-spanned="2" office:value-type="string">
            <text:p text:style-name="P11">CM</text:p>
          </table:table-cell>
          <table:covered-table-cell/>
          <table:table-cell table:style-name="Tableau46.A5" office:value-type="string">
            <text:p text:style-name="P11"/>
          </table:table-cell>
          <table:table-cell table:style-name="Tableau46.A5" table:number-columns-spanned="2" office:value-type="string">
            <text:p text:style-name="P11">TD</text:p>
          </table:table-cell>
          <table:covered-table-cell/>
          <table:table-cell table:style-name="Tableau46.A5" office:value-type="string">
            <text:p text:style-name="P11">48</text:p>
          </table:table-cell>
          <table:table-cell table:style-name="Tableau46.A5" office:value-type="string">
            <text:p text:style-name="P11">TP</text:p>
          </table:table-cell>
          <table:table-cell table:style-name="Tableau46.E5" office:value-type="string">
            <text:p text:style-name="P11"/>
          </table:table-cell>
        </table:table-row>
        <table:table-row table:style-name="Tableau46.1">
          <table:table-cell table:style-name="Tableau46.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6.1">
          <table:table-cell table:style-name="Tableau46.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6.1">
          <table:table-cell table:style-name="Tableau46.A1" table:number-columns-spanned="15" office:value-type="string">
            <text:list xml:id="list281885906" text:continue-list="list211853546" text:style-name="WW8Num2">
              <text:list-item>
                <text:p text:style-name="P5">contenu : </text:p>
              </text:list-item>
            </text:list>
            <text:p text:style-name="P2">Anglais (24h) : Travail de la langue à partir des supports mentionnés ci-dessous. Restituer, échanger des informations, produire des énoncés corrects à l’oral comme à l’écrit. Travail personnel : Exercices d’application à la fin de chaque unité et remise d’un devoir au cours du semestre (CV). Travail individuel de remise à niveau en centre ressource multimédia si nécessaire.</text:p>
            <text:p text:style-name="P2">Techiques de communication (30h) : Prise de parole devant un groupe : constituer et présenter un dossier avec documents. Travail de groupe et créativité : s’initier aux méthodes de l’invention pour innover dans un travail de groupe. Communication et programmation neurolinguistique (PLN) : se connaître, connaître autrui pour mieux communiquer. La <text:soft-page-break/>recherche d’emploi : le C.V., la lettre de motivation. Les écrits professionnels : La lettre : lisibilité et créativité. La note de service : concision et précision. Le journal d’entreprise : accroche et information. Le compte-rendu : recherche de l’objectivité. Le rapport : aide à la prise de décision.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6.1">
          <table:table-cell table:style-name="Tableau46.A1" table:number-columns-spanned="15" office:value-type="string">
            <text:list xml:id="list1222395008" text:continue-numbering="true" text:style-name="WW8Num2">
              <text:list-item>
                <text:p text:style-name="P64">pré-requis :</text:p>
              </text:list-item>
            </text:list>
            <text:p text:style-name="P63">Anglais : Avoir suivi avec succès les enseignements des semestres précédents.</text:p>
            <text:p text:style-name="P63">Techiques de communication : Savoir adapter un langage aux situations professionnell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6.1">
          <table:table-cell table:style-name="Tableau46.A1" table:number-columns-spanned="15" office:value-type="string">
            <text:list xml:id="list731746755" text:continue-numbering="true" text:style-name="WW8Num2">
              <text:list-item>
                <text:p text:style-name="P64">objectifs (savoirs et compétences acquis) : </text:p>
              </text:list-item>
            </text:list>
            <text:p text:style-name="P61">Anglais : Comprendre et s’exprimer dans une langue simple et correcte à l’oral comme à l’écrit afin <text:s/>d’acquérir une autonomie suffisante dans le milieu professionnel, aide à la rédaction de CV et lettres de motivation dans le cadre de la recherche de stage </text:p>
            <text:p text:style-name="P61">Techiques de communication : Savoir animer une réunion, connaître la communication orale professionnelle et rédiger des écrits professionnels en entrepris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6.1">
          <table:table-cell table:style-name="Tableau46.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6.18">
          <table:table-cell table:style-name="Tableau46.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6.18">
          <table:table-cell table:style-name="Tableau46.A19" office:value-type="string">
            <text:p text:style-name="P65"/>
          </table:table-cell>
          <table:table-cell table:style-name="Tableau46.A19" table:number-columns-spanned="5" office:value-type="string">
            <text:p text:style-name="P9">Contrôle continu</text:p>
          </table:table-cell>
          <table:covered-table-cell/>
          <table:covered-table-cell/>
          <table:covered-table-cell/>
          <table:covered-table-cell/>
          <table:table-cell table:style-name="Tableau46.A19" table:number-columns-spanned="5" office:value-type="string">
            <text:p text:style-name="P80">Contrôle terminal</text:p>
          </table:table-cell>
          <table:covered-table-cell/>
          <table:covered-table-cell/>
          <table:covered-table-cell/>
          <table:covered-table-cell/>
          <table:table-cell table:style-name="Tableau46.A1" table:number-columns-spanned="4" office:value-type="string">
            <text:p text:style-name="P80">Contrôle mixte</text:p>
          </table:table-cell>
          <table:covered-table-cell/>
          <table:covered-table-cell/>
          <table:covered-table-cell/>
        </table:table-row>
        <table:table-row table:style-name="Tableau46.18">
          <table:table-cell table:style-name="Tableau46.A19" office:value-type="string">
            <text:p text:style-name="P70"/>
          </table:table-cell>
          <table:table-cell table:style-name="Tableau46.A19" office:value-type="string">
            <text:p text:style-name="P80">nb de CC durant le semestre</text:p>
          </table:table-cell>
          <table:table-cell table:style-name="Tableau46.A19" office:value-type="string">
            <text:p text:style-name="P9">durée</text:p>
          </table:table-cell>
          <table:table-cell table:style-name="Tableau46.A19" table:number-columns-spanned="3" office:value-type="string">
            <text:p text:style-name="P80">Nature</text:p>
            <text:p text:style-name="P79">(oral/écrit )</text:p>
          </table:table-cell>
          <table:covered-table-cell/>
          <table:covered-table-cell/>
          <table:table-cell table:style-name="Tableau46.A19" table:number-columns-spanned="2" office:value-type="string">
            <text:p text:style-name="P9">durée</text:p>
          </table:table-cell>
          <table:covered-table-cell/>
          <table:table-cell table:style-name="Tableau46.A19" table:number-columns-spanned="3" office:value-type="string">
            <text:p text:style-name="P80">Nature</text:p>
            <text:p text:style-name="P79">(oral/écrit)</text:p>
          </table:table-cell>
          <table:covered-table-cell/>
          <table:covered-table-cell/>
          <table:table-cell table:style-name="Tableau46.A1" table:number-columns-spanned="4" office:value-type="string">
            <text:p text:style-name="P9">répartition en % entre CC et CT</text:p>
          </table:table-cell>
          <table:covered-table-cell/>
          <table:covered-table-cell/>
          <table:covered-table-cell/>
        </table:table-row>
        <table:table-row table:style-name="Tableau46.18">
          <table:table-cell table:style-name="Tableau46.A19" office:value-type="string">
            <text:p text:style-name="P69"><text:span text:style-name="T2">1</text:span><text:span text:style-name="T8">ère</text:span><text:span text:style-name="T2"> session :</text:span></text:p>
          </table:table-cell>
          <table:table-cell table:style-name="Tableau46.A19" office:value-type="string">
            <text:p text:style-name="P9"/>
          </table:table-cell>
          <table:table-cell table:style-name="Tableau46.A19" office:value-type="string">
            <text:p text:style-name="P9"/>
          </table:table-cell>
          <table:table-cell table:style-name="Tableau46.A19" table:number-columns-spanned="3" office:value-type="string">
            <text:p text:style-name="P9"/>
          </table:table-cell>
          <table:covered-table-cell/>
          <table:covered-table-cell/>
          <table:table-cell table:style-name="Tableau46.A19" table:number-columns-spanned="2" office:value-type="string">
            <text:p text:style-name="P9"/>
          </table:table-cell>
          <table:covered-table-cell/>
          <table:table-cell table:style-name="Tableau46.A19" table:number-columns-spanned="3" office:value-type="string">
            <text:p text:style-name="P9"/>
          </table:table-cell>
          <table:covered-table-cell/>
          <table:covered-table-cell/>
          <table:table-cell table:style-name="Tableau46.A1" table:number-columns-spanned="4" office:value-type="string">
            <text:p text:style-name="P9"/>
          </table:table-cell>
          <table:covered-table-cell/>
          <table:covered-table-cell/>
          <table:covered-table-cell/>
        </table:table-row>
        <table:table-row table:style-name="Tableau46.18">
          <table:table-cell table:style-name="Tableau46.A19" office:value-type="string">
            <text:list xml:id="list743763064" text:continue-list="list510032826" text:style-name="WW8Num3">
              <text:list-item>
                <text:p text:style-name="P10">RNE</text:p>
              </text:list-item>
            </text:list>
          </table:table-cell>
          <table:table-cell table:style-name="Tableau46.A19" office:value-type="string">
            <text:p text:style-name="P9"/>
          </table:table-cell>
          <table:table-cell table:style-name="Tableau46.A19" office:value-type="string">
            <text:p text:style-name="P9"/>
          </table:table-cell>
          <table:table-cell table:style-name="Tableau46.A19" table:number-columns-spanned="3" office:value-type="string">
            <text:p text:style-name="P9"/>
          </table:table-cell>
          <table:covered-table-cell/>
          <table:covered-table-cell/>
          <table:table-cell table:style-name="Tableau46.A19" table:number-columns-spanned="2" office:value-type="string">
            <text:p text:style-name="P9"/>
          </table:table-cell>
          <table:covered-table-cell/>
          <table:table-cell table:style-name="Tableau46.A19" table:number-columns-spanned="3" office:value-type="string">
            <text:p text:style-name="P9"/>
          </table:table-cell>
          <table:covered-table-cell/>
          <table:covered-table-cell/>
          <table:table-cell table:style-name="Tableau46.A1" table:number-columns-spanned="4" office:value-type="string">
            <text:p text:style-name="P9"/>
          </table:table-cell>
          <table:covered-table-cell/>
          <table:covered-table-cell/>
          <table:covered-table-cell/>
        </table:table-row>
        <table:table-row table:style-name="Tableau46.18">
          <table:table-cell table:style-name="Tableau46.A19" office:value-type="string">
            <text:list xml:id="list838405609" text:continue-numbering="true" text:style-name="WW8Num3">
              <text:list-item>
                <text:p text:style-name="P10">RSE</text:p>
              </text:list-item>
            </text:list>
          </table:table-cell>
          <table:table-cell table:style-name="Tableau46.A19" office:value-type="string">
            <text:p text:style-name="P9"/>
          </table:table-cell>
          <table:table-cell table:style-name="Tableau46.A19" office:value-type="string">
            <text:p text:style-name="P9"/>
          </table:table-cell>
          <table:table-cell table:style-name="Tableau46.A19" table:number-columns-spanned="3" office:value-type="string">
            <text:p text:style-name="P9"/>
          </table:table-cell>
          <table:covered-table-cell/>
          <table:covered-table-cell/>
          <table:table-cell table:style-name="Tableau46.A19" table:number-columns-spanned="2" office:value-type="string">
            <text:p text:style-name="P9"/>
          </table:table-cell>
          <table:covered-table-cell/>
          <table:table-cell table:style-name="Tableau46.A19" table:number-columns-spanned="3" office:value-type="string">
            <text:p text:style-name="P9"/>
          </table:table-cell>
          <table:covered-table-cell/>
          <table:covered-table-cell/>
          <table:table-cell table:style-name="Tableau46.A1" table:number-columns-spanned="4" office:value-type="string">
            <text:p text:style-name="P9"/>
          </table:table-cell>
          <table:covered-table-cell/>
          <table:covered-table-cell/>
          <table:covered-table-cell/>
        </table:table-row>
        <table:table-row table:style-name="Tableau46.18">
          <table:table-cell table:style-name="Tableau46.A19" office:value-type="string">
            <text:p text:style-name="P1"><text:span text:style-name="T2">2</text:span><text:span text:style-name="T8">ème</text:span><text:span text:style-name="T2"> session :</text:span></text:p>
          </table:table-cell>
          <table:table-cell table:style-name="Tableau46.A19" office:value-type="string">
            <text:p text:style-name="P9"/>
          </table:table-cell>
          <table:table-cell table:style-name="Tableau46.A19" office:value-type="string">
            <text:p text:style-name="P9"/>
          </table:table-cell>
          <table:table-cell table:style-name="Tableau46.A19" table:number-columns-spanned="3" office:value-type="string">
            <text:p text:style-name="P9"/>
          </table:table-cell>
          <table:covered-table-cell/>
          <table:covered-table-cell/>
          <table:table-cell table:style-name="Tableau46.A19" table:number-columns-spanned="2" office:value-type="string">
            <text:p text:style-name="P9"/>
          </table:table-cell>
          <table:covered-table-cell/>
          <table:table-cell table:style-name="Tableau46.A19" table:number-columns-spanned="3" office:value-type="string">
            <text:p text:style-name="P9"/>
          </table:table-cell>
          <table:covered-table-cell/>
          <table:covered-table-cell/>
          <table:table-cell table:style-name="Tableau46.A1" table:number-columns-spanned="4" office:value-type="string">
            <text:p text:style-name="P9"/>
          </table:table-cell>
          <table:covered-table-cell/>
          <table:covered-table-cell/>
          <table:covered-table-cell/>
        </table:table-row>
        <table:table-row table:style-name="Tableau46.18">
          <table:table-cell table:style-name="Tableau46.A19" office:value-type="string">
            <text:list xml:id="list210276997" text:continue-numbering="true" text:style-name="WW8Num3">
              <text:list-item>
                <text:p text:style-name="P10">RNE</text:p>
              </text:list-item>
            </text:list>
          </table:table-cell>
          <table:table-cell table:style-name="Tableau46.A19" office:value-type="string">
            <text:p text:style-name="P6"/>
          </table:table-cell>
          <table:table-cell table:style-name="Tableau46.A19" office:value-type="string">
            <text:p text:style-name="P6"/>
          </table:table-cell>
          <table:table-cell table:style-name="Tableau46.A19" table:number-columns-spanned="3" office:value-type="string">
            <text:p text:style-name="P6"/>
          </table:table-cell>
          <table:covered-table-cell/>
          <table:covered-table-cell/>
          <table:table-cell table:style-name="Tableau46.A19" table:number-columns-spanned="2" office:value-type="string">
            <text:p text:style-name="P6"/>
          </table:table-cell>
          <table:covered-table-cell/>
          <table:table-cell table:style-name="Tableau46.A19" table:number-columns-spanned="3" office:value-type="string">
            <text:p text:style-name="P6"/>
          </table:table-cell>
          <table:covered-table-cell/>
          <table:covered-table-cell/>
          <table:table-cell table:style-name="Tableau46.A1" table:number-columns-spanned="4" office:value-type="string">
            <text:p text:style-name="P6"/>
          </table:table-cell>
          <table:covered-table-cell/>
          <table:covered-table-cell/>
          <table:covered-table-cell/>
        </table:table-row>
        <table:table-row table:style-name="Tableau46.18">
          <table:table-cell table:style-name="Tableau46.A19" office:value-type="string">
            <text:list xml:id="list282303765" text:continue-numbering="true" text:style-name="WW8Num3">
              <text:list-item>
                <text:p text:style-name="P10">RSE</text:p>
              </text:list-item>
            </text:list>
          </table:table-cell>
          <table:table-cell table:style-name="Tableau46.A19" office:value-type="string">
            <text:p text:style-name="P6"/>
          </table:table-cell>
          <table:table-cell table:style-name="Tableau46.A19" office:value-type="string">
            <text:p text:style-name="P6"/>
          </table:table-cell>
          <table:table-cell table:style-name="Tableau46.A19" table:number-columns-spanned="3" office:value-type="string">
            <text:p text:style-name="P6"/>
          </table:table-cell>
          <table:covered-table-cell/>
          <table:covered-table-cell/>
          <table:table-cell table:style-name="Tableau46.A19" table:number-columns-spanned="2" office:value-type="string">
            <text:p text:style-name="P6"/>
          </table:table-cell>
          <table:covered-table-cell/>
          <table:table-cell table:style-name="Tableau46.A19" table:number-columns-spanned="3" office:value-type="string">
            <text:p text:style-name="P6"/>
          </table:table-cell>
          <table:covered-table-cell/>
          <table:covered-table-cell/>
          <table:table-cell table:style-name="Tableau46.A1" table:number-columns-spanned="4" office:value-type="string">
            <text:p text:style-name="P6"/>
          </table:table-cell>
          <table:covered-table-cell/>
          <table:covered-table-cell/>
          <table:covered-table-cell/>
        </table:table-row>
        <table:table-row table:style-name="Tableau46.18">
          <table:table-cell table:style-name="Tableau46.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6.18">
          <table:table-cell table:style-name="Tableau46.A27" table:number-columns-spanned="15" office:value-type="string">
            <text:p text:style-name="P7">Responsable de l’enseignement : Marie-Françoise TASSAR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6.18">
          <table:table-cell table:style-name="Tableau46.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6.18">
          <table:table-cell table:style-name="Tableau46.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47" table:style-name="Tableau47">
        <table:table-column table:style-name="Tableau47.A"/>
        <table:table-column table:style-name="Tableau47.B"/>
        <table:table-column table:style-name="Tableau47.C"/>
        <table:table-column table:style-name="Tableau47.D"/>
        <table:table-column table:style-name="Tableau47.E"/>
        <table:table-column table:style-name="Tableau47.F"/>
        <table:table-column table:style-name="Tableau47.G"/>
        <table:table-column table:style-name="Tableau47.H"/>
        <table:table-column table:style-name="Tableau47.I"/>
        <table:table-column table:style-name="Tableau47.J"/>
        <table:table-column table:style-name="Tableau47.K"/>
        <table:table-column table:style-name="Tableau47.L"/>
        <table:table-column table:style-name="Tableau47.E" table:number-columns-repeated="2"/>
        <table:table-column table:style-name="Tableau47.O"/>
        <table:table-row table:style-name="Tableau47.1">
          <table:table-cell table:style-name="Tableau47.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7.1">
          <table:table-cell table:style-name="Tableau47.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7.1">
          <table:table-cell table:style-name="Tableau47.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7.1">
          <table:table-cell table:style-name="Tableau47.A1" table:number-columns-spanned="15" office:value-type="string">
            <text:p text:style-name="P62">Parcours 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7.5">
          <table:table-cell table:style-name="Tableau47.A5" table:number-columns-spanned="4" office:value-type="string">
            <text:p text:style-name="P7">Intitulé de l’Unité d’Enseignement :</text:p>
          </table:table-cell>
          <table:covered-table-cell/>
          <table:covered-table-cell/>
          <table:covered-table-cell/>
          <table:table-cell table:style-name="Tableau47.E5" table:number-columns-spanned="11" office:value-type="string">
            <text:p text:style-name="P54">Projet informatique 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7.5">
          <table:table-cell table:style-name="Tableau47.A5" table:number-columns-spanned="4" office:value-type="string">
            <text:p text:style-name="P4">Nature :</text:p>
          </table:table-cell>
          <table:covered-table-cell/>
          <table:covered-table-cell/>
          <table:covered-table-cell/>
          <table:table-cell table:style-name="Tableau47.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7.5">
          <table:table-cell table:style-name="Tableau47.A5" table:number-columns-spanned="4" office:value-type="string">
            <text:p text:style-name="P4">Semestre :</text:p>
          </table:table-cell>
          <table:covered-table-cell/>
          <table:covered-table-cell/>
          <table:covered-table-cell/>
          <table:table-cell table:style-name="Tableau47.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7.5">
          <table:table-cell table:style-name="Tableau47.A5" table:number-columns-spanned="4" office:value-type="string">
            <text:p text:style-name="P4">Crédits ECTS :</text:p>
          </table:table-cell>
          <table:covered-table-cell/>
          <table:covered-table-cell/>
          <table:covered-table-cell/>
          <table:table-cell table:style-name="Tableau47.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7.5">
          <table:table-cell table:style-name="Tableau47.A5" table:number-columns-spanned="4" office:value-type="string">
            <text:p text:style-name="P4">Coefficient :</text:p>
          </table:table-cell>
          <table:covered-table-cell/>
          <table:covered-table-cell/>
          <table:covered-table-cell/>
          <table:table-cell table:style-name="Tableau47.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7.5">
          <table:table-cell table:style-name="Tableau47.A5" table:number-columns-spanned="4" office:value-type="string">
            <text:p text:style-name="P4">Langue de l’enseignement :</text:p>
          </table:table-cell>
          <table:covered-table-cell/>
          <table:covered-table-cell/>
          <table:covered-table-cell/>
          <table:table-cell table:style-name="Tableau47.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7.5">
          <table:table-cell table:style-name="Tableau47.A5" table:number-columns-spanned="4" office:value-type="string">
            <text:p text:style-name="P4">Volume horaire total :</text:p>
          </table:table-cell>
          <table:covered-table-cell/>
          <table:covered-table-cell/>
          <table:covered-table-cell/>
          <table:table-cell table:style-name="Tableau47.A5" office:value-type="string">
            <text:p text:style-name="P3">6</text:p>
          </table:table-cell>
          <table:table-cell table:style-name="Tableau47.A5" table:number-columns-spanned="2" office:value-type="string">
            <text:p text:style-name="P8">dont</text:p>
          </table:table-cell>
          <table:covered-table-cell/>
          <table:table-cell table:style-name="Tableau47.A5" table:number-columns-spanned="2" office:value-type="string">
            <text:p text:style-name="P11">CM</text:p>
          </table:table-cell>
          <table:covered-table-cell/>
          <table:table-cell table:style-name="Tableau47.A5" office:value-type="string">
            <text:p text:style-name="P11"/>
          </table:table-cell>
          <table:table-cell table:style-name="Tableau47.A5" table:number-columns-spanned="2" office:value-type="string">
            <text:p text:style-name="P11">TD</text:p>
          </table:table-cell>
          <table:covered-table-cell/>
          <table:table-cell table:style-name="Tableau47.A5" office:value-type="string">
            <text:p text:style-name="P11">6</text:p>
          </table:table-cell>
          <table:table-cell table:style-name="Tableau47.A5" office:value-type="string">
            <text:p text:style-name="P11">TP</text:p>
          </table:table-cell>
          <table:table-cell table:style-name="Tableau47.E5" office:value-type="string">
            <text:p text:style-name="P11"/>
          </table:table-cell>
        </table:table-row>
        <table:table-row table:style-name="Tableau47.1">
          <table:table-cell table:style-name="Tableau47.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7.1">
          <table:table-cell table:style-name="Tableau47.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7.1">
          <table:table-cell table:style-name="Tableau47.A1" table:number-columns-spanned="15" office:value-type="string">
            <text:list xml:id="list1802900280" text:continue-list="list731746755" text:style-name="WW8Num2">
              <text:list-item>
                <text:p text:style-name="P5">contenu : </text:p>
              </text:list-item>
            </text:list>
            <text:p text:style-name="P2">Projet de fin d’études, faisant intervenir différentes connaissances et compétences acquises lors de l’ensemble de la formation en licenc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47.1">
          <table:table-cell table:style-name="Tableau47.A1" table:number-columns-spanned="15" office:value-type="string">
            <text:list xml:id="list1265644938" text:continue-numbering="true" text:style-name="WW8Num2">
              <text:list-item>
                <text:p text:style-name="P64">pré-requis :</text:p>
              </text:list-item>
            </text:list>
            <text:p text:style-name="P63">Niveau de connaissance et de compétence de fin d’année de licence (L3), en particulier dans les domaines de l’analyse, de la modélisation et de la programmation. Le langage de programmation souhaité pour le projet devra être connu ou maîtrisé dans un délai très court. De plus il est obligatoire de s’impliquer dans un groupe de travail et de posséder un minimum de qualités dans la communication.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7.1">
          <table:table-cell table:style-name="Tableau47.A1" table:number-columns-spanned="15" office:value-type="string">
            <text:list xml:id="list1783847579" text:continue-numbering="true" text:style-name="WW8Num2">
              <text:list-item>
                <text:p text:style-name="P64">objectifs (savoirs et compétences acquis) : </text:p>
              </text:list-item>
            </text:list>
            <text:p text:style-name="P61">Au sein d’un groupe, apprendre à organiser la réalisation complète d’un projet, depuis l’analyse jusqu’aux tests de validation en utilisant des outils collaboratifs. Percevoir les différentes compétences nécessaires au sein d’un groupe de travail Se préparer au métier de chef de proje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7.1">
          <table:table-cell table:style-name="Tableau47.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7.18">
          <table:table-cell table:style-name="Tableau47.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7.18">
          <table:table-cell table:style-name="Tableau47.A19" office:value-type="string">
            <text:p text:style-name="P65"/>
          </table:table-cell>
          <table:table-cell table:style-name="Tableau47.A19" table:number-columns-spanned="5" office:value-type="string">
            <text:p text:style-name="P9">Contrôle continu</text:p>
          </table:table-cell>
          <table:covered-table-cell/>
          <table:covered-table-cell/>
          <table:covered-table-cell/>
          <table:covered-table-cell/>
          <table:table-cell table:style-name="Tableau47.A19" table:number-columns-spanned="5" office:value-type="string">
            <text:p text:style-name="P80">Contrôle terminal</text:p>
          </table:table-cell>
          <table:covered-table-cell/>
          <table:covered-table-cell/>
          <table:covered-table-cell/>
          <table:covered-table-cell/>
          <table:table-cell table:style-name="Tableau47.A1" table:number-columns-spanned="4" office:value-type="string">
            <text:p text:style-name="P80">Contrôle mixte</text:p>
          </table:table-cell>
          <table:covered-table-cell/>
          <table:covered-table-cell/>
          <table:covered-table-cell/>
        </table:table-row>
        <table:table-row table:style-name="Tableau47.18">
          <table:table-cell table:style-name="Tableau47.A19" office:value-type="string">
            <text:p text:style-name="P70"/>
          </table:table-cell>
          <table:table-cell table:style-name="Tableau47.A19" office:value-type="string">
            <text:p text:style-name="P80">nb de CC durant le semestre</text:p>
          </table:table-cell>
          <table:table-cell table:style-name="Tableau47.A19" office:value-type="string">
            <text:p text:style-name="P9">durée</text:p>
          </table:table-cell>
          <table:table-cell table:style-name="Tableau47.A19" table:number-columns-spanned="3" office:value-type="string">
            <text:p text:style-name="P80">Nature</text:p>
            <text:p text:style-name="P79">(oral/écrit )</text:p>
          </table:table-cell>
          <table:covered-table-cell/>
          <table:covered-table-cell/>
          <table:table-cell table:style-name="Tableau47.A19" table:number-columns-spanned="2" office:value-type="string">
            <text:p text:style-name="P9">durée</text:p>
          </table:table-cell>
          <table:covered-table-cell/>
          <table:table-cell table:style-name="Tableau47.A19" table:number-columns-spanned="3" office:value-type="string">
            <text:p text:style-name="P80">Nature</text:p>
            <text:p text:style-name="P79">(oral/écrit)</text:p>
          </table:table-cell>
          <table:covered-table-cell/>
          <table:covered-table-cell/>
          <table:table-cell table:style-name="Tableau47.A1" table:number-columns-spanned="4" office:value-type="string">
            <text:p text:style-name="P9">répartition en % entre CC et CT</text:p>
          </table:table-cell>
          <table:covered-table-cell/>
          <table:covered-table-cell/>
          <table:covered-table-cell/>
        </table:table-row>
        <table:table-row table:style-name="Tableau47.18">
          <table:table-cell table:style-name="Tableau47.A19" office:value-type="string">
            <text:p text:style-name="P69"><text:span text:style-name="T2">1</text:span><text:span text:style-name="T8">ère</text:span><text:span text:style-name="T2"> session :</text:span></text:p>
          </table:table-cell>
          <table:table-cell table:style-name="Tableau47.A19" office:value-type="string">
            <text:p text:style-name="P9"/>
          </table:table-cell>
          <table:table-cell table:style-name="Tableau47.A19" office:value-type="string">
            <text:p text:style-name="P9"/>
          </table:table-cell>
          <table:table-cell table:style-name="Tableau47.A19" table:number-columns-spanned="3" office:value-type="string">
            <text:p text:style-name="P9"/>
          </table:table-cell>
          <table:covered-table-cell/>
          <table:covered-table-cell/>
          <table:table-cell table:style-name="Tableau47.A19" table:number-columns-spanned="2" office:value-type="string">
            <text:p text:style-name="P9"/>
          </table:table-cell>
          <table:covered-table-cell/>
          <table:table-cell table:style-name="Tableau47.A19" table:number-columns-spanned="3" office:value-type="string">
            <text:p text:style-name="P9"/>
          </table:table-cell>
          <table:covered-table-cell/>
          <table:covered-table-cell/>
          <table:table-cell table:style-name="Tableau47.A1" table:number-columns-spanned="4" office:value-type="string">
            <text:p text:style-name="P9"/>
          </table:table-cell>
          <table:covered-table-cell/>
          <table:covered-table-cell/>
          <table:covered-table-cell/>
        </table:table-row>
        <table:table-row table:style-name="Tableau47.18">
          <table:table-cell table:style-name="Tableau47.A19" office:value-type="string">
            <text:list xml:id="list1021962634" text:continue-list="list282303765" text:style-name="WW8Num3">
              <text:list-item>
                <text:p text:style-name="P10">RNE</text:p>
              </text:list-item>
            </text:list>
          </table:table-cell>
          <table:table-cell table:style-name="Tableau47.A19" office:value-type="string">
            <text:p text:style-name="P9"/>
          </table:table-cell>
          <table:table-cell table:style-name="Tableau47.A19" office:value-type="string">
            <text:p text:style-name="P9"/>
          </table:table-cell>
          <table:table-cell table:style-name="Tableau47.A19" table:number-columns-spanned="3" office:value-type="string">
            <text:p text:style-name="P9"/>
          </table:table-cell>
          <table:covered-table-cell/>
          <table:covered-table-cell/>
          <table:table-cell table:style-name="Tableau47.A19" table:number-columns-spanned="2" office:value-type="string">
            <text:p text:style-name="P9"/>
          </table:table-cell>
          <table:covered-table-cell/>
          <table:table-cell table:style-name="Tableau47.A19" table:number-columns-spanned="3" office:value-type="string">
            <text:p text:style-name="P9"/>
          </table:table-cell>
          <table:covered-table-cell/>
          <table:covered-table-cell/>
          <table:table-cell table:style-name="Tableau47.A1" table:number-columns-spanned="4" office:value-type="string">
            <text:p text:style-name="P9"/>
          </table:table-cell>
          <table:covered-table-cell/>
          <table:covered-table-cell/>
          <table:covered-table-cell/>
        </table:table-row>
        <table:table-row table:style-name="Tableau47.18">
          <table:table-cell table:style-name="Tableau47.A19" office:value-type="string">
            <text:list xml:id="list1466679080" text:continue-numbering="true" text:style-name="WW8Num3">
              <text:list-item>
                <text:p text:style-name="P10">RSE</text:p>
              </text:list-item>
            </text:list>
          </table:table-cell>
          <table:table-cell table:style-name="Tableau47.A19" office:value-type="string">
            <text:p text:style-name="P9"/>
          </table:table-cell>
          <table:table-cell table:style-name="Tableau47.A19" office:value-type="string">
            <text:p text:style-name="P9"/>
          </table:table-cell>
          <table:table-cell table:style-name="Tableau47.A19" table:number-columns-spanned="3" office:value-type="string">
            <text:p text:style-name="P9"/>
          </table:table-cell>
          <table:covered-table-cell/>
          <table:covered-table-cell/>
          <table:table-cell table:style-name="Tableau47.A19" table:number-columns-spanned="2" office:value-type="string">
            <text:p text:style-name="P9"/>
          </table:table-cell>
          <table:covered-table-cell/>
          <table:table-cell table:style-name="Tableau47.A19" table:number-columns-spanned="3" office:value-type="string">
            <text:p text:style-name="P9"/>
          </table:table-cell>
          <table:covered-table-cell/>
          <table:covered-table-cell/>
          <table:table-cell table:style-name="Tableau47.A1" table:number-columns-spanned="4" office:value-type="string">
            <text:p text:style-name="P9"/>
          </table:table-cell>
          <table:covered-table-cell/>
          <table:covered-table-cell/>
          <table:covered-table-cell/>
        </table:table-row>
        <table:table-row table:style-name="Tableau47.18">
          <table:table-cell table:style-name="Tableau47.A19" office:value-type="string">
            <text:p text:style-name="P1"><text:span text:style-name="T2">2</text:span><text:span text:style-name="T8">ème</text:span><text:span text:style-name="T2"> session :</text:span></text:p>
          </table:table-cell>
          <table:table-cell table:style-name="Tableau47.A19" office:value-type="string">
            <text:p text:style-name="P9"/>
          </table:table-cell>
          <table:table-cell table:style-name="Tableau47.A19" office:value-type="string">
            <text:p text:style-name="P9"/>
          </table:table-cell>
          <table:table-cell table:style-name="Tableau47.A19" table:number-columns-spanned="3" office:value-type="string">
            <text:p text:style-name="P9"/>
          </table:table-cell>
          <table:covered-table-cell/>
          <table:covered-table-cell/>
          <table:table-cell table:style-name="Tableau47.A19" table:number-columns-spanned="2" office:value-type="string">
            <text:p text:style-name="P9"/>
          </table:table-cell>
          <table:covered-table-cell/>
          <table:table-cell table:style-name="Tableau47.A19" table:number-columns-spanned="3" office:value-type="string">
            <text:p text:style-name="P9"/>
          </table:table-cell>
          <table:covered-table-cell/>
          <table:covered-table-cell/>
          <table:table-cell table:style-name="Tableau47.A1" table:number-columns-spanned="4" office:value-type="string">
            <text:p text:style-name="P9"/>
          </table:table-cell>
          <table:covered-table-cell/>
          <table:covered-table-cell/>
          <table:covered-table-cell/>
        </table:table-row>
        <table:table-row table:style-name="Tableau47.18">
          <table:table-cell table:style-name="Tableau47.A19" office:value-type="string">
            <text:list xml:id="list425411795" text:continue-numbering="true" text:style-name="WW8Num3">
              <text:list-item>
                <text:p text:style-name="P10">RNE</text:p>
              </text:list-item>
            </text:list>
          </table:table-cell>
          <table:table-cell table:style-name="Tableau47.A19" office:value-type="string">
            <text:p text:style-name="P6"/>
          </table:table-cell>
          <table:table-cell table:style-name="Tableau47.A19" office:value-type="string">
            <text:p text:style-name="P6"/>
          </table:table-cell>
          <table:table-cell table:style-name="Tableau47.A19" table:number-columns-spanned="3" office:value-type="string">
            <text:p text:style-name="P6"/>
          </table:table-cell>
          <table:covered-table-cell/>
          <table:covered-table-cell/>
          <table:table-cell table:style-name="Tableau47.A19" table:number-columns-spanned="2" office:value-type="string">
            <text:p text:style-name="P6"/>
          </table:table-cell>
          <table:covered-table-cell/>
          <table:table-cell table:style-name="Tableau47.A19" table:number-columns-spanned="3" office:value-type="string">
            <text:p text:style-name="P6"/>
          </table:table-cell>
          <table:covered-table-cell/>
          <table:covered-table-cell/>
          <table:table-cell table:style-name="Tableau47.A1" table:number-columns-spanned="4" office:value-type="string">
            <text:p text:style-name="P6"/>
          </table:table-cell>
          <table:covered-table-cell/>
          <table:covered-table-cell/>
          <table:covered-table-cell/>
        </table:table-row>
        <table:table-row table:style-name="Tableau47.18">
          <table:table-cell table:style-name="Tableau47.A19" office:value-type="string">
            <text:list xml:id="list1837875850" text:continue-numbering="true" text:style-name="WW8Num3">
              <text:list-item>
                <text:p text:style-name="P10">RSE</text:p>
              </text:list-item>
            </text:list>
          </table:table-cell>
          <table:table-cell table:style-name="Tableau47.A19" office:value-type="string">
            <text:p text:style-name="P6"/>
          </table:table-cell>
          <table:table-cell table:style-name="Tableau47.A19" office:value-type="string">
            <text:p text:style-name="P6"/>
          </table:table-cell>
          <table:table-cell table:style-name="Tableau47.A19" table:number-columns-spanned="3" office:value-type="string">
            <text:p text:style-name="P6"/>
          </table:table-cell>
          <table:covered-table-cell/>
          <table:covered-table-cell/>
          <table:table-cell table:style-name="Tableau47.A19" table:number-columns-spanned="2" office:value-type="string">
            <text:p text:style-name="P6"/>
          </table:table-cell>
          <table:covered-table-cell/>
          <table:table-cell table:style-name="Tableau47.A19" table:number-columns-spanned="3" office:value-type="string">
            <text:p text:style-name="P6"/>
          </table:table-cell>
          <table:covered-table-cell/>
          <table:covered-table-cell/>
          <table:table-cell table:style-name="Tableau47.A1" table:number-columns-spanned="4" office:value-type="string">
            <text:p text:style-name="P6"/>
          </table:table-cell>
          <table:covered-table-cell/>
          <table:covered-table-cell/>
          <table:covered-table-cell/>
        </table:table-row>
        <table:table-row table:style-name="Tableau47.18">
          <table:table-cell table:style-name="Tableau47.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7.18">
          <table:table-cell table:style-name="Tableau47.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7.18">
          <table:table-cell table:style-name="Tableau47.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7.18">
          <table:table-cell table:style-name="Tableau47.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48" table:style-name="Tableau48">
        <table:table-column table:style-name="Tableau48.A"/>
        <table:table-column table:style-name="Tableau48.B"/>
        <table:table-column table:style-name="Tableau48.C"/>
        <table:table-column table:style-name="Tableau48.D"/>
        <table:table-column table:style-name="Tableau48.E"/>
        <table:table-column table:style-name="Tableau48.F"/>
        <table:table-column table:style-name="Tableau48.G"/>
        <table:table-column table:style-name="Tableau48.H"/>
        <table:table-column table:style-name="Tableau48.I"/>
        <table:table-column table:style-name="Tableau48.J"/>
        <table:table-column table:style-name="Tableau48.K"/>
        <table:table-column table:style-name="Tableau48.L"/>
        <table:table-column table:style-name="Tableau48.E" table:number-columns-repeated="2"/>
        <table:table-column table:style-name="Tableau48.O"/>
        <table:table-row table:style-name="Tableau48.1">
          <table:table-cell table:style-name="Tableau48.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8.1">
          <table:table-cell table:style-name="Tableau48.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8.1">
          <table:table-cell table:style-name="Tableau48.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8.1">
          <table:table-cell table:style-name="Tableau48.A1" table:number-columns-spanned="15" office:value-type="string">
            <text:p text:style-name="P62">Parcours 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8.5">
          <table:table-cell table:style-name="Tableau48.A5" table:number-columns-spanned="4" office:value-type="string">
            <text:p text:style-name="P7">Intitulé de l’Unité d’Enseignement :</text:p>
          </table:table-cell>
          <table:covered-table-cell/>
          <table:covered-table-cell/>
          <table:covered-table-cell/>
          <table:table-cell table:style-name="Tableau48.E5" table:number-columns-spanned="11" office:value-type="string">
            <text:p text:style-name="P54">Projet personnel et professionnel</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8.5">
          <table:table-cell table:style-name="Tableau48.A5" table:number-columns-spanned="4" office:value-type="string">
            <text:p text:style-name="P4">Nature :</text:p>
          </table:table-cell>
          <table:covered-table-cell/>
          <table:covered-table-cell/>
          <table:covered-table-cell/>
          <table:table-cell table:style-name="Tableau48.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8.5">
          <table:table-cell table:style-name="Tableau48.A5" table:number-columns-spanned="4" office:value-type="string">
            <text:p text:style-name="P4">Semestre :</text:p>
          </table:table-cell>
          <table:covered-table-cell/>
          <table:covered-table-cell/>
          <table:covered-table-cell/>
          <table:table-cell table:style-name="Tableau48.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8.5">
          <table:table-cell table:style-name="Tableau48.A5" table:number-columns-spanned="4" office:value-type="string">
            <text:p text:style-name="P4">Crédits ECTS :</text:p>
          </table:table-cell>
          <table:covered-table-cell/>
          <table:covered-table-cell/>
          <table:covered-table-cell/>
          <table:table-cell table:style-name="Tableau48.E5" table:number-columns-spanned="11" office:value-type="string">
            <text:p text:style-name="P3">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8.5">
          <table:table-cell table:style-name="Tableau48.A5" table:number-columns-spanned="4" office:value-type="string">
            <text:p text:style-name="P4">Coefficient :</text:p>
          </table:table-cell>
          <table:covered-table-cell/>
          <table:covered-table-cell/>
          <table:covered-table-cell/>
          <table:table-cell table:style-name="Tableau48.E5" table:number-columns-spanned="11" office:value-type="string">
            <text:p text:style-name="P3">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8.5">
          <table:table-cell table:style-name="Tableau48.A5" table:number-columns-spanned="4" office:value-type="string">
            <text:p text:style-name="P4">Langue de l’enseignement :</text:p>
          </table:table-cell>
          <table:covered-table-cell/>
          <table:covered-table-cell/>
          <table:covered-table-cell/>
          <table:table-cell table:style-name="Tableau48.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8.5">
          <table:table-cell table:style-name="Tableau48.A5" table:number-columns-spanned="4" office:value-type="string">
            <text:p text:style-name="P4">Volume horaire total :</text:p>
          </table:table-cell>
          <table:covered-table-cell/>
          <table:covered-table-cell/>
          <table:covered-table-cell/>
          <table:table-cell table:style-name="Tableau48.A5" office:value-type="string">
            <text:p text:style-name="P3">50</text:p>
          </table:table-cell>
          <table:table-cell table:style-name="Tableau48.A5" table:number-columns-spanned="2" office:value-type="string">
            <text:p text:style-name="P8">dont</text:p>
          </table:table-cell>
          <table:covered-table-cell/>
          <table:table-cell table:style-name="Tableau48.A5" table:number-columns-spanned="2" office:value-type="string">
            <text:p text:style-name="P11">CM</text:p>
          </table:table-cell>
          <table:covered-table-cell/>
          <table:table-cell table:style-name="Tableau48.A5" office:value-type="string">
            <text:p text:style-name="P11">10</text:p>
          </table:table-cell>
          <table:table-cell table:style-name="Tableau48.A5" table:number-columns-spanned="2" office:value-type="string">
            <text:p text:style-name="P11">TD</text:p>
          </table:table-cell>
          <table:covered-table-cell/>
          <table:table-cell table:style-name="Tableau48.A5" office:value-type="string">
            <text:p text:style-name="P11">10</text:p>
          </table:table-cell>
          <table:table-cell table:style-name="Tableau48.A5" office:value-type="string">
            <text:p text:style-name="P11">TP</text:p>
          </table:table-cell>
          <table:table-cell table:style-name="Tableau48.E5" office:value-type="string">
            <text:p text:style-name="P11">30</text:p>
          </table:table-cell>
        </table:table-row>
        <table:table-row table:style-name="Tableau48.1">
          <table:table-cell table:style-name="Tableau48.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8.1">
          <table:table-cell table:style-name="Tableau48.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8.1">
          <table:table-cell table:style-name="Tableau48.A1" table:number-columns-spanned="15" office:value-type="string">
            <text:list xml:id="list689530650" text:continue-list="list1783847579" text:style-name="WW8Num2">
              <text:list-item>
                <text:p text:style-name="P5">contenu : </text:p>
              </text:list-item>
            </text:list>
            <text:p text:style-name="P2">Préparation à la recherche de stage en entreprise. Techniques de communication dans le cadre professionnel, comportement et respect des règles de l’entreprise et de la convention de stage. Rédaction du rapport de stage et préparation d’un exposé oral. Présentation des différents types d’emplois / métiers accessibles à l’issue de la formation et des parcours de <text:soft-page-break/>formation adéquats. Étude d’un projet professionnel personnel.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8.1">
          <table:table-cell table:style-name="Tableau48.A1" table:number-columns-spanned="15" office:value-type="string">
            <text:list xml:id="list2034773486" text:continue-numbering="true" text:style-name="WW8Num2">
              <text:list-item>
                <text:p text:style-name="P64">pré-requis :</text:p>
              </text:list-item>
            </text:list>
            <text:p text:style-name="P63">aucu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8.1">
          <table:table-cell table:style-name="Tableau48.A1" table:number-columns-spanned="15" office:value-type="string">
            <text:list xml:id="list675798875" text:continue-numbering="true" text:style-name="WW8Num2">
              <text:list-item>
                <text:p text:style-name="P64">objectifs (savoirs et compétences acquis) : </text:p>
              </text:list-item>
            </text:list>
            <text:p text:style-name="P61">Se préparer au stage en entreprise, sur les plans législatif, comportemental et en terme de techniques de communication professionnelle. Connaître les différents types d’emplois accessibles aux diplômés, les parcours de formation possibles, et commencer à cibler son propre projet professionnel et personnel.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8.1">
          <table:table-cell table:style-name="Tableau48.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8.18">
          <table:table-cell table:style-name="Tableau48.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8.18">
          <table:table-cell table:style-name="Tableau48.A19" office:value-type="string">
            <text:p text:style-name="P65"/>
          </table:table-cell>
          <table:table-cell table:style-name="Tableau48.A19" table:number-columns-spanned="5" office:value-type="string">
            <text:p text:style-name="P9">Contrôle continu</text:p>
          </table:table-cell>
          <table:covered-table-cell/>
          <table:covered-table-cell/>
          <table:covered-table-cell/>
          <table:covered-table-cell/>
          <table:table-cell table:style-name="Tableau48.A19" table:number-columns-spanned="5" office:value-type="string">
            <text:p text:style-name="P80">Contrôle terminal</text:p>
          </table:table-cell>
          <table:covered-table-cell/>
          <table:covered-table-cell/>
          <table:covered-table-cell/>
          <table:covered-table-cell/>
          <table:table-cell table:style-name="Tableau48.A1" table:number-columns-spanned="4" office:value-type="string">
            <text:p text:style-name="P80">Contrôle mixte</text:p>
          </table:table-cell>
          <table:covered-table-cell/>
          <table:covered-table-cell/>
          <table:covered-table-cell/>
        </table:table-row>
        <table:table-row table:style-name="Tableau48.18">
          <table:table-cell table:style-name="Tableau48.A19" office:value-type="string">
            <text:p text:style-name="P70"/>
          </table:table-cell>
          <table:table-cell table:style-name="Tableau48.A19" office:value-type="string">
            <text:p text:style-name="P80">nb de CC durant le semestre</text:p>
          </table:table-cell>
          <table:table-cell table:style-name="Tableau48.A19" office:value-type="string">
            <text:p text:style-name="P9">durée</text:p>
          </table:table-cell>
          <table:table-cell table:style-name="Tableau48.A19" table:number-columns-spanned="3" office:value-type="string">
            <text:p text:style-name="P80">Nature</text:p>
            <text:p text:style-name="P79">(oral/écrit )</text:p>
          </table:table-cell>
          <table:covered-table-cell/>
          <table:covered-table-cell/>
          <table:table-cell table:style-name="Tableau48.A19" table:number-columns-spanned="2" office:value-type="string">
            <text:p text:style-name="P9">durée</text:p>
          </table:table-cell>
          <table:covered-table-cell/>
          <table:table-cell table:style-name="Tableau48.A19" table:number-columns-spanned="3" office:value-type="string">
            <text:p text:style-name="P80">Nature</text:p>
            <text:p text:style-name="P79">(oral/écrit)</text:p>
          </table:table-cell>
          <table:covered-table-cell/>
          <table:covered-table-cell/>
          <table:table-cell table:style-name="Tableau48.A1" table:number-columns-spanned="4" office:value-type="string">
            <text:p text:style-name="P9">répartition en % entre CC et CT</text:p>
          </table:table-cell>
          <table:covered-table-cell/>
          <table:covered-table-cell/>
          <table:covered-table-cell/>
        </table:table-row>
        <table:table-row table:style-name="Tableau48.18">
          <table:table-cell table:style-name="Tableau48.A19" office:value-type="string">
            <text:p text:style-name="P69"><text:span text:style-name="T2">1</text:span><text:span text:style-name="T8">ère</text:span><text:span text:style-name="T2"> session :</text:span></text:p>
          </table:table-cell>
          <table:table-cell table:style-name="Tableau48.A19" office:value-type="string">
            <text:p text:style-name="P9"/>
          </table:table-cell>
          <table:table-cell table:style-name="Tableau48.A19" office:value-type="string">
            <text:p text:style-name="P9"/>
          </table:table-cell>
          <table:table-cell table:style-name="Tableau48.A19" table:number-columns-spanned="3" office:value-type="string">
            <text:p text:style-name="P9"/>
          </table:table-cell>
          <table:covered-table-cell/>
          <table:covered-table-cell/>
          <table:table-cell table:style-name="Tableau48.A19" table:number-columns-spanned="2" office:value-type="string">
            <text:p text:style-name="P9"/>
          </table:table-cell>
          <table:covered-table-cell/>
          <table:table-cell table:style-name="Tableau48.A19" table:number-columns-spanned="3" office:value-type="string">
            <text:p text:style-name="P9"/>
          </table:table-cell>
          <table:covered-table-cell/>
          <table:covered-table-cell/>
          <table:table-cell table:style-name="Tableau48.A1" table:number-columns-spanned="4" office:value-type="string">
            <text:p text:style-name="P9"/>
          </table:table-cell>
          <table:covered-table-cell/>
          <table:covered-table-cell/>
          <table:covered-table-cell/>
        </table:table-row>
        <table:table-row table:style-name="Tableau48.18">
          <table:table-cell table:style-name="Tableau48.A19" office:value-type="string">
            <text:list xml:id="list1025581290" text:continue-list="list1837875850" text:style-name="WW8Num3">
              <text:list-item>
                <text:p text:style-name="P10">RNE</text:p>
              </text:list-item>
            </text:list>
          </table:table-cell>
          <table:table-cell table:style-name="Tableau48.A19" office:value-type="string">
            <text:p text:style-name="P9"/>
          </table:table-cell>
          <table:table-cell table:style-name="Tableau48.A19" office:value-type="string">
            <text:p text:style-name="P9"/>
          </table:table-cell>
          <table:table-cell table:style-name="Tableau48.A19" table:number-columns-spanned="3" office:value-type="string">
            <text:p text:style-name="P9"/>
          </table:table-cell>
          <table:covered-table-cell/>
          <table:covered-table-cell/>
          <table:table-cell table:style-name="Tableau48.A19" table:number-columns-spanned="2" office:value-type="string">
            <text:p text:style-name="P9"/>
          </table:table-cell>
          <table:covered-table-cell/>
          <table:table-cell table:style-name="Tableau48.A19" table:number-columns-spanned="3" office:value-type="string">
            <text:p text:style-name="P9"/>
          </table:table-cell>
          <table:covered-table-cell/>
          <table:covered-table-cell/>
          <table:table-cell table:style-name="Tableau48.A1" table:number-columns-spanned="4" office:value-type="string">
            <text:p text:style-name="P9"/>
          </table:table-cell>
          <table:covered-table-cell/>
          <table:covered-table-cell/>
          <table:covered-table-cell/>
        </table:table-row>
        <table:table-row table:style-name="Tableau48.18">
          <table:table-cell table:style-name="Tableau48.A19" office:value-type="string">
            <text:list xml:id="list2155888356" text:continue-numbering="true" text:style-name="WW8Num3">
              <text:list-item>
                <text:p text:style-name="P10">RSE</text:p>
              </text:list-item>
            </text:list>
          </table:table-cell>
          <table:table-cell table:style-name="Tableau48.A19" office:value-type="string">
            <text:p text:style-name="P9"/>
          </table:table-cell>
          <table:table-cell table:style-name="Tableau48.A19" office:value-type="string">
            <text:p text:style-name="P9"/>
          </table:table-cell>
          <table:table-cell table:style-name="Tableau48.A19" table:number-columns-spanned="3" office:value-type="string">
            <text:p text:style-name="P9"/>
          </table:table-cell>
          <table:covered-table-cell/>
          <table:covered-table-cell/>
          <table:table-cell table:style-name="Tableau48.A19" table:number-columns-spanned="2" office:value-type="string">
            <text:p text:style-name="P9"/>
          </table:table-cell>
          <table:covered-table-cell/>
          <table:table-cell table:style-name="Tableau48.A19" table:number-columns-spanned="3" office:value-type="string">
            <text:p text:style-name="P9"/>
          </table:table-cell>
          <table:covered-table-cell/>
          <table:covered-table-cell/>
          <table:table-cell table:style-name="Tableau48.A1" table:number-columns-spanned="4" office:value-type="string">
            <text:p text:style-name="P9"/>
          </table:table-cell>
          <table:covered-table-cell/>
          <table:covered-table-cell/>
          <table:covered-table-cell/>
        </table:table-row>
        <table:table-row table:style-name="Tableau48.18">
          <table:table-cell table:style-name="Tableau48.A19" office:value-type="string">
            <text:p text:style-name="P1"><text:span text:style-name="T2">2</text:span><text:span text:style-name="T8">ème</text:span><text:span text:style-name="T2"> session :</text:span></text:p>
          </table:table-cell>
          <table:table-cell table:style-name="Tableau48.A19" office:value-type="string">
            <text:p text:style-name="P9"/>
          </table:table-cell>
          <table:table-cell table:style-name="Tableau48.A19" office:value-type="string">
            <text:p text:style-name="P9"/>
          </table:table-cell>
          <table:table-cell table:style-name="Tableau48.A19" table:number-columns-spanned="3" office:value-type="string">
            <text:p text:style-name="P9"/>
          </table:table-cell>
          <table:covered-table-cell/>
          <table:covered-table-cell/>
          <table:table-cell table:style-name="Tableau48.A19" table:number-columns-spanned="2" office:value-type="string">
            <text:p text:style-name="P9"/>
          </table:table-cell>
          <table:covered-table-cell/>
          <table:table-cell table:style-name="Tableau48.A19" table:number-columns-spanned="3" office:value-type="string">
            <text:p text:style-name="P9"/>
          </table:table-cell>
          <table:covered-table-cell/>
          <table:covered-table-cell/>
          <table:table-cell table:style-name="Tableau48.A1" table:number-columns-spanned="4" office:value-type="string">
            <text:p text:style-name="P9"/>
          </table:table-cell>
          <table:covered-table-cell/>
          <table:covered-table-cell/>
          <table:covered-table-cell/>
        </table:table-row>
        <table:table-row table:style-name="Tableau48.18">
          <table:table-cell table:style-name="Tableau48.A19" office:value-type="string">
            <text:list xml:id="list438921609" text:continue-numbering="true" text:style-name="WW8Num3">
              <text:list-item>
                <text:p text:style-name="P10">RNE</text:p>
              </text:list-item>
            </text:list>
          </table:table-cell>
          <table:table-cell table:style-name="Tableau48.A19" office:value-type="string">
            <text:p text:style-name="P6"/>
          </table:table-cell>
          <table:table-cell table:style-name="Tableau48.A19" office:value-type="string">
            <text:p text:style-name="P6"/>
          </table:table-cell>
          <table:table-cell table:style-name="Tableau48.A19" table:number-columns-spanned="3" office:value-type="string">
            <text:p text:style-name="P6"/>
          </table:table-cell>
          <table:covered-table-cell/>
          <table:covered-table-cell/>
          <table:table-cell table:style-name="Tableau48.A19" table:number-columns-spanned="2" office:value-type="string">
            <text:p text:style-name="P6"/>
          </table:table-cell>
          <table:covered-table-cell/>
          <table:table-cell table:style-name="Tableau48.A19" table:number-columns-spanned="3" office:value-type="string">
            <text:p text:style-name="P6"/>
          </table:table-cell>
          <table:covered-table-cell/>
          <table:covered-table-cell/>
          <table:table-cell table:style-name="Tableau48.A1" table:number-columns-spanned="4" office:value-type="string">
            <text:p text:style-name="P6"/>
          </table:table-cell>
          <table:covered-table-cell/>
          <table:covered-table-cell/>
          <table:covered-table-cell/>
        </table:table-row>
        <table:table-row table:style-name="Tableau48.18">
          <table:table-cell table:style-name="Tableau48.A19" office:value-type="string">
            <text:list xml:id="list1264053166" text:continue-numbering="true" text:style-name="WW8Num3">
              <text:list-item>
                <text:p text:style-name="P10">RSE</text:p>
              </text:list-item>
            </text:list>
          </table:table-cell>
          <table:table-cell table:style-name="Tableau48.A19" office:value-type="string">
            <text:p text:style-name="P6"/>
          </table:table-cell>
          <table:table-cell table:style-name="Tableau48.A19" office:value-type="string">
            <text:p text:style-name="P6"/>
          </table:table-cell>
          <table:table-cell table:style-name="Tableau48.A19" table:number-columns-spanned="3" office:value-type="string">
            <text:p text:style-name="P6"/>
          </table:table-cell>
          <table:covered-table-cell/>
          <table:covered-table-cell/>
          <table:table-cell table:style-name="Tableau48.A19" table:number-columns-spanned="2" office:value-type="string">
            <text:p text:style-name="P6"/>
          </table:table-cell>
          <table:covered-table-cell/>
          <table:table-cell table:style-name="Tableau48.A19" table:number-columns-spanned="3" office:value-type="string">
            <text:p text:style-name="P6"/>
          </table:table-cell>
          <table:covered-table-cell/>
          <table:covered-table-cell/>
          <table:table-cell table:style-name="Tableau48.A1" table:number-columns-spanned="4" office:value-type="string">
            <text:p text:style-name="P6"/>
          </table:table-cell>
          <table:covered-table-cell/>
          <table:covered-table-cell/>
          <table:covered-table-cell/>
        </table:table-row>
        <table:table-row table:style-name="Tableau48.18">
          <table:table-cell table:style-name="Tableau48.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8.18">
          <table:table-cell table:style-name="Tableau48.A27" table:number-columns-spanned="15" office:value-type="string">
            <text:p text:style-name="P7">Responsable de l’enseignement : Catherine JULIÉ-BONNE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8.18">
          <table:table-cell table:style-name="Tableau48.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8.18">
          <table:table-cell table:style-name="Tableau48.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P43"/>
      <text:p text:style-name="P44">Parcours e-MIAGE</text:p>
      <table:table table:name="Tableau49" table:style-name="Tableau49">
        <table:table-column table:style-name="Tableau49.A"/>
        <table:table-column table:style-name="Tableau49.B"/>
        <table:table-column table:style-name="Tableau49.C"/>
        <table:table-column table:style-name="Tableau49.D"/>
        <table:table-column table:style-name="Tableau49.E"/>
        <table:table-column table:style-name="Tableau49.F"/>
        <table:table-column table:style-name="Tableau49.G"/>
        <table:table-column table:style-name="Tableau49.H"/>
        <table:table-column table:style-name="Tableau49.I"/>
        <table:table-column table:style-name="Tableau49.J"/>
        <table:table-column table:style-name="Tableau49.K"/>
        <table:table-column table:style-name="Tableau49.L"/>
        <table:table-column table:style-name="Tableau49.E" table:number-columns-repeated="2"/>
        <table:table-column table:style-name="Tableau49.O"/>
        <table:table-row table:style-name="Tableau49.1">
          <table:table-cell table:style-name="Tableau49.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9.1">
          <table:table-cell table:style-name="Tableau49.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9.1">
          <table:table-cell table:style-name="Tableau49.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9.1">
          <table:table-cell table:style-name="Tableau49.A1" table:number-columns-spanned="15" office:value-type="string">
            <text:p text:style-name="P62">Parcours E-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9.5">
          <table:table-cell table:style-name="Tableau49.A5" table:number-columns-spanned="4" office:value-type="string">
            <text:p text:style-name="P7">Intitulé de l’Unité d’Enseignement :</text:p>
          </table:table-cell>
          <table:covered-table-cell/>
          <table:covered-table-cell/>
          <table:covered-table-cell/>
          <table:table-cell table:style-name="Tableau49.E5" table:number-columns-spanned="11" office:value-type="string">
            <text:p text:style-name="P54">Programmation mathématique et optimisation - B10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9.5">
          <table:table-cell table:style-name="Tableau49.A5" table:number-columns-spanned="4" office:value-type="string">
            <text:p text:style-name="P4">Nature :</text:p>
          </table:table-cell>
          <table:covered-table-cell/>
          <table:covered-table-cell/>
          <table:covered-table-cell/>
          <table:table-cell table:style-name="Tableau49.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9.5">
          <table:table-cell table:style-name="Tableau49.A5" table:number-columns-spanned="4" office:value-type="string">
            <text:p text:style-name="P4">Semestre :</text:p>
          </table:table-cell>
          <table:covered-table-cell/>
          <table:covered-table-cell/>
          <table:covered-table-cell/>
          <table:table-cell table:style-name="Tableau49.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9.5">
          <table:table-cell table:style-name="Tableau49.A5" table:number-columns-spanned="4" office:value-type="string">
            <text:p text:style-name="P4">Crédits ECTS :</text:p>
          </table:table-cell>
          <table:covered-table-cell/>
          <table:covered-table-cell/>
          <table:covered-table-cell/>
          <table:table-cell table:style-name="Tableau49.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9.5">
          <table:table-cell table:style-name="Tableau49.A5" table:number-columns-spanned="4" office:value-type="string">
            <text:p text:style-name="P4">Coefficient :</text:p>
          </table:table-cell>
          <table:covered-table-cell/>
          <table:covered-table-cell/>
          <table:covered-table-cell/>
          <table:table-cell table:style-name="Tableau49.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9.5">
          <table:table-cell table:style-name="Tableau49.A5" table:number-columns-spanned="4" office:value-type="string">
            <text:p text:style-name="P4">Langue de l’enseignement :</text:p>
          </table:table-cell>
          <table:covered-table-cell/>
          <table:covered-table-cell/>
          <table:covered-table-cell/>
          <table:table-cell table:style-name="Tableau49.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9.5">
          <table:table-cell table:style-name="Tableau49.A5" table:number-columns-spanned="4" office:value-type="string">
            <text:p text:style-name="P4">Volume horaire total :</text:p>
          </table:table-cell>
          <table:covered-table-cell/>
          <table:covered-table-cell/>
          <table:covered-table-cell/>
          <table:table-cell table:style-name="Tableau49.A5" office:value-type="string">
            <text:p text:style-name="P3"/>
          </table:table-cell>
          <table:table-cell table:style-name="Tableau49.A5" table:number-columns-spanned="2" office:value-type="string">
            <text:p text:style-name="P8">dont</text:p>
          </table:table-cell>
          <table:covered-table-cell/>
          <table:table-cell table:style-name="Tableau49.A5" table:number-columns-spanned="2" office:value-type="string">
            <text:p text:style-name="P11">CM</text:p>
          </table:table-cell>
          <table:covered-table-cell/>
          <table:table-cell table:style-name="Tableau49.A5" office:value-type="string">
            <text:p text:style-name="P11"/>
          </table:table-cell>
          <table:table-cell table:style-name="Tableau49.A5" table:number-columns-spanned="2" office:value-type="string">
            <text:p text:style-name="P11">TD</text:p>
          </table:table-cell>
          <table:covered-table-cell/>
          <table:table-cell table:style-name="Tableau49.A5" office:value-type="string">
            <text:p text:style-name="P11"/>
          </table:table-cell>
          <table:table-cell table:style-name="Tableau49.A5" office:value-type="string">
            <text:p text:style-name="P11">TP</text:p>
          </table:table-cell>
          <table:table-cell table:style-name="Tableau49.E5" office:value-type="string">
            <text:p text:style-name="P11"/>
          </table:table-cell>
        </table:table-row>
        <table:table-row table:style-name="Tableau49.1">
          <table:table-cell table:style-name="Tableau49.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9.1">
          <table:table-cell table:style-name="Tableau49.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9.1">
          <table:table-cell table:style-name="Tableau49.A1" table:number-columns-spanned="15" office:value-type="string">
            <text:list xml:id="list800739339" text:continue-list="list675798875" text:style-name="WW8Num2">
              <text:list-item>
                <text:p text:style-name="P5">contenu : </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9.1">
          <table:table-cell table:style-name="Tableau49.A1" table:number-columns-spanned="15" office:value-type="string">
            <text:list xml:id="list660952972"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9.1">
          <table:table-cell table:style-name="Tableau49.A1" table:number-columns-spanned="15" office:value-type="string">
            <text:list xml:id="list618592621"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9.1">
          <table:table-cell table:style-name="Tableau49.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9.18">
          <table:table-cell table:style-name="Tableau49.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9.18">
          <table:table-cell table:style-name="Tableau49.A19" office:value-type="string">
            <text:p text:style-name="P65"/>
          </table:table-cell>
          <table:table-cell table:style-name="Tableau49.A19" table:number-columns-spanned="5" office:value-type="string">
            <text:p text:style-name="P9">Contrôle continu</text:p>
          </table:table-cell>
          <table:covered-table-cell/>
          <table:covered-table-cell/>
          <table:covered-table-cell/>
          <table:covered-table-cell/>
          <table:table-cell table:style-name="Tableau49.A19" table:number-columns-spanned="5" office:value-type="string">
            <text:p text:style-name="P80">Contrôle terminal</text:p>
          </table:table-cell>
          <table:covered-table-cell/>
          <table:covered-table-cell/>
          <table:covered-table-cell/>
          <table:covered-table-cell/>
          <table:table-cell table:style-name="Tableau49.A1" table:number-columns-spanned="4" office:value-type="string">
            <text:p text:style-name="P80">Contrôle mixte</text:p>
          </table:table-cell>
          <table:covered-table-cell/>
          <table:covered-table-cell/>
          <table:covered-table-cell/>
        </table:table-row>
        <table:table-row table:style-name="Tableau49.18">
          <table:table-cell table:style-name="Tableau49.A19" office:value-type="string">
            <text:p text:style-name="P70"/>
          </table:table-cell>
          <table:table-cell table:style-name="Tableau49.A19" office:value-type="string">
            <text:p text:style-name="P80">nb de CC durant le semestre</text:p>
          </table:table-cell>
          <table:table-cell table:style-name="Tableau49.A19" office:value-type="string">
            <text:p text:style-name="P9">durée</text:p>
          </table:table-cell>
          <table:table-cell table:style-name="Tableau49.A19" table:number-columns-spanned="3" office:value-type="string">
            <text:p text:style-name="P80">Nature</text:p>
            <text:p text:style-name="P79">(oral/écrit )</text:p>
          </table:table-cell>
          <table:covered-table-cell/>
          <table:covered-table-cell/>
          <table:table-cell table:style-name="Tableau49.A19" table:number-columns-spanned="2" office:value-type="string">
            <text:p text:style-name="P9">durée</text:p>
          </table:table-cell>
          <table:covered-table-cell/>
          <table:table-cell table:style-name="Tableau49.A19" table:number-columns-spanned="3" office:value-type="string">
            <text:p text:style-name="P80">Nature</text:p>
            <text:p text:style-name="P79">(oral/écrit)</text:p>
          </table:table-cell>
          <table:covered-table-cell/>
          <table:covered-table-cell/>
          <table:table-cell table:style-name="Tableau49.A1" table:number-columns-spanned="4" office:value-type="string">
            <text:p text:style-name="P9">répartition en % entre CC et CT</text:p>
          </table:table-cell>
          <table:covered-table-cell/>
          <table:covered-table-cell/>
          <table:covered-table-cell/>
        </table:table-row>
        <table:table-row table:style-name="Tableau49.18">
          <table:table-cell table:style-name="Tableau49.A19" office:value-type="string">
            <text:p text:style-name="P69"><text:span text:style-name="T2">1</text:span><text:span text:style-name="T8">ère</text:span><text:span text:style-name="T2"> session :</text:span></text:p>
          </table:table-cell>
          <table:table-cell table:style-name="Tableau49.A19" office:value-type="string">
            <text:p text:style-name="P9"/>
          </table:table-cell>
          <table:table-cell table:style-name="Tableau49.A19" office:value-type="string">
            <text:p text:style-name="P9"/>
          </table:table-cell>
          <table:table-cell table:style-name="Tableau49.A19" table:number-columns-spanned="3" office:value-type="string">
            <text:p text:style-name="P9"/>
          </table:table-cell>
          <table:covered-table-cell/>
          <table:covered-table-cell/>
          <table:table-cell table:style-name="Tableau49.A19" table:number-columns-spanned="2" office:value-type="string">
            <text:p text:style-name="P9"/>
          </table:table-cell>
          <table:covered-table-cell/>
          <table:table-cell table:style-name="Tableau49.A19" table:number-columns-spanned="3" office:value-type="string">
            <text:p text:style-name="P9"/>
          </table:table-cell>
          <table:covered-table-cell/>
          <table:covered-table-cell/>
          <table:table-cell table:style-name="Tableau49.A1" table:number-columns-spanned="4" office:value-type="string">
            <text:p text:style-name="P9"/>
          </table:table-cell>
          <table:covered-table-cell/>
          <table:covered-table-cell/>
          <table:covered-table-cell/>
        </table:table-row>
        <table:table-row table:style-name="Tableau49.18">
          <table:table-cell table:style-name="Tableau49.A19" office:value-type="string">
            <text:list xml:id="list1632744168" text:continue-list="list1264053166" text:style-name="WW8Num3">
              <text:list-item>
                <text:p text:style-name="P10">RNE</text:p>
              </text:list-item>
            </text:list>
          </table:table-cell>
          <table:table-cell table:style-name="Tableau49.A19" office:value-type="string">
            <text:p text:style-name="P9"/>
          </table:table-cell>
          <table:table-cell table:style-name="Tableau49.A19" office:value-type="string">
            <text:p text:style-name="P9"/>
          </table:table-cell>
          <table:table-cell table:style-name="Tableau49.A19" table:number-columns-spanned="3" office:value-type="string">
            <text:p text:style-name="P9"/>
          </table:table-cell>
          <table:covered-table-cell/>
          <table:covered-table-cell/>
          <table:table-cell table:style-name="Tableau49.A19" table:number-columns-spanned="2" office:value-type="string">
            <text:p text:style-name="P9"/>
          </table:table-cell>
          <table:covered-table-cell/>
          <table:table-cell table:style-name="Tableau49.A19" table:number-columns-spanned="3" office:value-type="string">
            <text:p text:style-name="P9"/>
          </table:table-cell>
          <table:covered-table-cell/>
          <table:covered-table-cell/>
          <table:table-cell table:style-name="Tableau49.A1" table:number-columns-spanned="4" office:value-type="string">
            <text:p text:style-name="P9"/>
          </table:table-cell>
          <table:covered-table-cell/>
          <table:covered-table-cell/>
          <table:covered-table-cell/>
        </table:table-row>
        <table:table-row table:style-name="Tableau49.18">
          <table:table-cell table:style-name="Tableau49.A19" office:value-type="string">
            <text:list xml:id="list1900088358" text:continue-numbering="true" text:style-name="WW8Num3">
              <text:list-item>
                <text:p text:style-name="P10">RSE</text:p>
              </text:list-item>
            </text:list>
          </table:table-cell>
          <table:table-cell table:style-name="Tableau49.A19" office:value-type="string">
            <text:p text:style-name="P9"/>
          </table:table-cell>
          <table:table-cell table:style-name="Tableau49.A19" office:value-type="string">
            <text:p text:style-name="P9"/>
          </table:table-cell>
          <table:table-cell table:style-name="Tableau49.A19" table:number-columns-spanned="3" office:value-type="string">
            <text:p text:style-name="P9"/>
          </table:table-cell>
          <table:covered-table-cell/>
          <table:covered-table-cell/>
          <table:table-cell table:style-name="Tableau49.A19" table:number-columns-spanned="2" office:value-type="string">
            <text:p text:style-name="P9"/>
          </table:table-cell>
          <table:covered-table-cell/>
          <table:table-cell table:style-name="Tableau49.A19" table:number-columns-spanned="3" office:value-type="string">
            <text:p text:style-name="P9"/>
          </table:table-cell>
          <table:covered-table-cell/>
          <table:covered-table-cell/>
          <table:table-cell table:style-name="Tableau49.A1" table:number-columns-spanned="4" office:value-type="string">
            <text:p text:style-name="P9"/>
          </table:table-cell>
          <table:covered-table-cell/>
          <table:covered-table-cell/>
          <table:covered-table-cell/>
        </table:table-row>
        <table:table-row table:style-name="Tableau49.18">
          <table:table-cell table:style-name="Tableau49.A19" office:value-type="string">
            <text:p text:style-name="P1"><text:span text:style-name="T2">2</text:span><text:span text:style-name="T8">ème</text:span><text:span text:style-name="T2"> session :</text:span></text:p>
          </table:table-cell>
          <table:table-cell table:style-name="Tableau49.A19" office:value-type="string">
            <text:p text:style-name="P9"/>
          </table:table-cell>
          <table:table-cell table:style-name="Tableau49.A19" office:value-type="string">
            <text:p text:style-name="P9"/>
          </table:table-cell>
          <table:table-cell table:style-name="Tableau49.A19" table:number-columns-spanned="3" office:value-type="string">
            <text:p text:style-name="P9"/>
          </table:table-cell>
          <table:covered-table-cell/>
          <table:covered-table-cell/>
          <table:table-cell table:style-name="Tableau49.A19" table:number-columns-spanned="2" office:value-type="string">
            <text:p text:style-name="P9"/>
          </table:table-cell>
          <table:covered-table-cell/>
          <table:table-cell table:style-name="Tableau49.A19" table:number-columns-spanned="3" office:value-type="string">
            <text:p text:style-name="P9"/>
          </table:table-cell>
          <table:covered-table-cell/>
          <table:covered-table-cell/>
          <table:table-cell table:style-name="Tableau49.A1" table:number-columns-spanned="4" office:value-type="string">
            <text:p text:style-name="P9"/>
          </table:table-cell>
          <table:covered-table-cell/>
          <table:covered-table-cell/>
          <table:covered-table-cell/>
        </table:table-row>
        <table:table-row table:style-name="Tableau49.18">
          <table:table-cell table:style-name="Tableau49.A19" office:value-type="string">
            <text:list xml:id="list470616517" text:continue-numbering="true" text:style-name="WW8Num3">
              <text:list-item>
                <text:p text:style-name="P10">RNE</text:p>
              </text:list-item>
            </text:list>
          </table:table-cell>
          <table:table-cell table:style-name="Tableau49.A19" office:value-type="string">
            <text:p text:style-name="P6"/>
          </table:table-cell>
          <table:table-cell table:style-name="Tableau49.A19" office:value-type="string">
            <text:p text:style-name="P6"/>
          </table:table-cell>
          <table:table-cell table:style-name="Tableau49.A19" table:number-columns-spanned="3" office:value-type="string">
            <text:p text:style-name="P6"/>
          </table:table-cell>
          <table:covered-table-cell/>
          <table:covered-table-cell/>
          <table:table-cell table:style-name="Tableau49.A19" table:number-columns-spanned="2" office:value-type="string">
            <text:p text:style-name="P6"/>
          </table:table-cell>
          <table:covered-table-cell/>
          <table:table-cell table:style-name="Tableau49.A19" table:number-columns-spanned="3" office:value-type="string">
            <text:p text:style-name="P6"/>
          </table:table-cell>
          <table:covered-table-cell/>
          <table:covered-table-cell/>
          <table:table-cell table:style-name="Tableau49.A1" table:number-columns-spanned="4" office:value-type="string">
            <text:p text:style-name="P6"/>
          </table:table-cell>
          <table:covered-table-cell/>
          <table:covered-table-cell/>
          <table:covered-table-cell/>
        </table:table-row>
        <table:table-row table:style-name="Tableau49.18">
          <table:table-cell table:style-name="Tableau49.A19" office:value-type="string">
            <text:list xml:id="list1384427466" text:continue-numbering="true" text:style-name="WW8Num3">
              <text:list-item>
                <text:p text:style-name="P10">RSE</text:p>
              </text:list-item>
            </text:list>
          </table:table-cell>
          <table:table-cell table:style-name="Tableau49.A19" office:value-type="string">
            <text:p text:style-name="P6"/>
          </table:table-cell>
          <table:table-cell table:style-name="Tableau49.A19" office:value-type="string">
            <text:p text:style-name="P6"/>
          </table:table-cell>
          <table:table-cell table:style-name="Tableau49.A19" table:number-columns-spanned="3" office:value-type="string">
            <text:p text:style-name="P6"/>
          </table:table-cell>
          <table:covered-table-cell/>
          <table:covered-table-cell/>
          <table:table-cell table:style-name="Tableau49.A19" table:number-columns-spanned="2" office:value-type="string">
            <text:p text:style-name="P6"/>
          </table:table-cell>
          <table:covered-table-cell/>
          <table:table-cell table:style-name="Tableau49.A19" table:number-columns-spanned="3" office:value-type="string">
            <text:p text:style-name="P6"/>
          </table:table-cell>
          <table:covered-table-cell/>
          <table:covered-table-cell/>
          <table:table-cell table:style-name="Tableau49.A1" table:number-columns-spanned="4" office:value-type="string">
            <text:p text:style-name="P6"/>
          </table:table-cell>
          <table:covered-table-cell/>
          <table:covered-table-cell/>
          <table:covered-table-cell/>
        </table:table-row>
        <table:table-row table:style-name="Tableau49.18">
          <table:table-cell table:style-name="Tableau49.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9.18">
          <table:table-cell table:style-name="Tableau49.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9.18">
          <table:table-cell table:style-name="Tableau49.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49.18">
          <table:table-cell table:style-name="Tableau49.A27" table:number-columns-spanned="15" office:value-type="string">
            <text:p text:style-name="P62">Ressources pédagogiques : http://www.univ-orleans.fr/tic/foad/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50" table:style-name="Tableau50">
        <table:table-column table:style-name="Tableau50.A"/>
        <table:table-column table:style-name="Tableau50.B"/>
        <table:table-column table:style-name="Tableau50.C"/>
        <table:table-column table:style-name="Tableau50.D"/>
        <table:table-column table:style-name="Tableau50.E"/>
        <table:table-column table:style-name="Tableau50.F"/>
        <table:table-column table:style-name="Tableau50.G"/>
        <table:table-column table:style-name="Tableau50.H"/>
        <table:table-column table:style-name="Tableau50.I"/>
        <table:table-column table:style-name="Tableau50.J"/>
        <table:table-column table:style-name="Tableau50.K"/>
        <table:table-column table:style-name="Tableau50.L"/>
        <table:table-column table:style-name="Tableau50.E" table:number-columns-repeated="2"/>
        <table:table-column table:style-name="Tableau50.O"/>
        <table:table-row table:style-name="Tableau50.1">
          <table:table-cell table:style-name="Tableau50.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0.1">
          <table:table-cell table:style-name="Tableau50.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0.1">
          <table:table-cell table:style-name="Tableau50.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0.1">
          <table:table-cell table:style-name="Tableau50.A1" table:number-columns-spanned="15" office:value-type="string">
            <text:p text:style-name="P62">Parcours E-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0.5">
          <table:table-cell table:style-name="Tableau50.A5" table:number-columns-spanned="4" office:value-type="string">
            <text:p text:style-name="P7">Intitulé de l’Unité d’Enseignement :</text:p>
          </table:table-cell>
          <table:covered-table-cell/>
          <table:covered-table-cell/>
          <table:covered-table-cell/>
          <table:table-cell table:style-name="Tableau50.E5" table:number-columns-spanned="11" office:value-type="string">
            <text:p text:style-name="P54">Bases de données relationnelles - B21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0.5">
          <table:table-cell table:style-name="Tableau50.A5" table:number-columns-spanned="4" office:value-type="string">
            <text:p text:style-name="P4">Nature :</text:p>
          </table:table-cell>
          <table:covered-table-cell/>
          <table:covered-table-cell/>
          <table:covered-table-cell/>
          <table:table-cell table:style-name="Tableau50.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50.5">
          <table:table-cell table:style-name="Tableau50.A5" table:number-columns-spanned="4" office:value-type="string">
            <text:p text:style-name="P4">Semestre :</text:p>
          </table:table-cell>
          <table:covered-table-cell/>
          <table:covered-table-cell/>
          <table:covered-table-cell/>
          <table:table-cell table:style-name="Tableau50.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0.5">
          <table:table-cell table:style-name="Tableau50.A5" table:number-columns-spanned="4" office:value-type="string">
            <text:p text:style-name="P4">Crédits ECTS :</text:p>
          </table:table-cell>
          <table:covered-table-cell/>
          <table:covered-table-cell/>
          <table:covered-table-cell/>
          <table:table-cell table:style-name="Tableau50.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0.5">
          <table:table-cell table:style-name="Tableau50.A5" table:number-columns-spanned="4" office:value-type="string">
            <text:p text:style-name="P4">Coefficient :</text:p>
          </table:table-cell>
          <table:covered-table-cell/>
          <table:covered-table-cell/>
          <table:covered-table-cell/>
          <table:table-cell table:style-name="Tableau50.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0.5">
          <table:table-cell table:style-name="Tableau50.A5" table:number-columns-spanned="4" office:value-type="string">
            <text:p text:style-name="P4">Langue de l’enseignement :</text:p>
          </table:table-cell>
          <table:covered-table-cell/>
          <table:covered-table-cell/>
          <table:covered-table-cell/>
          <table:table-cell table:style-name="Tableau50.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0.5">
          <table:table-cell table:style-name="Tableau50.A5" table:number-columns-spanned="4" office:value-type="string">
            <text:p text:style-name="P4">Volume horaire total :</text:p>
          </table:table-cell>
          <table:covered-table-cell/>
          <table:covered-table-cell/>
          <table:covered-table-cell/>
          <table:table-cell table:style-name="Tableau50.A5" office:value-type="string">
            <text:p text:style-name="P3"/>
          </table:table-cell>
          <table:table-cell table:style-name="Tableau50.A5" table:number-columns-spanned="2" office:value-type="string">
            <text:p text:style-name="P8">dont</text:p>
          </table:table-cell>
          <table:covered-table-cell/>
          <table:table-cell table:style-name="Tableau50.A5" table:number-columns-spanned="2" office:value-type="string">
            <text:p text:style-name="P11">CM</text:p>
          </table:table-cell>
          <table:covered-table-cell/>
          <table:table-cell table:style-name="Tableau50.A5" office:value-type="string">
            <text:p text:style-name="P11"/>
          </table:table-cell>
          <table:table-cell table:style-name="Tableau50.A5" table:number-columns-spanned="2" office:value-type="string">
            <text:p text:style-name="P11">TD</text:p>
          </table:table-cell>
          <table:covered-table-cell/>
          <table:table-cell table:style-name="Tableau50.A5" office:value-type="string">
            <text:p text:style-name="P11"/>
          </table:table-cell>
          <table:table-cell table:style-name="Tableau50.A5" office:value-type="string">
            <text:p text:style-name="P11">TP</text:p>
          </table:table-cell>
          <table:table-cell table:style-name="Tableau50.E5" office:value-type="string">
            <text:p text:style-name="P11"/>
          </table:table-cell>
        </table:table-row>
        <table:table-row table:style-name="Tableau50.1">
          <table:table-cell table:style-name="Tableau50.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0.1">
          <table:table-cell table:style-name="Tableau50.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0.1">
          <table:table-cell table:style-name="Tableau50.A1" table:number-columns-spanned="15" office:value-type="string">
            <text:list xml:id="list1002003965" text:continue-list="list618592621" text:style-name="WW8Num2">
              <text:list-item>
                <text:p text:style-name="P5">contenu : </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0.1">
          <table:table-cell table:style-name="Tableau50.A1" table:number-columns-spanned="15" office:value-type="string">
            <text:list xml:id="list1028778129"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0.1">
          <table:table-cell table:style-name="Tableau50.A1" table:number-columns-spanned="15" office:value-type="string">
            <text:list xml:id="list50586607"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0.1">
          <table:table-cell table:style-name="Tableau50.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0.18">
          <table:table-cell table:style-name="Tableau50.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0.18">
          <table:table-cell table:style-name="Tableau50.A19" office:value-type="string">
            <text:p text:style-name="P65"/>
          </table:table-cell>
          <table:table-cell table:style-name="Tableau50.A19" table:number-columns-spanned="5" office:value-type="string">
            <text:p text:style-name="P9">Contrôle continu</text:p>
          </table:table-cell>
          <table:covered-table-cell/>
          <table:covered-table-cell/>
          <table:covered-table-cell/>
          <table:covered-table-cell/>
          <table:table-cell table:style-name="Tableau50.A19" table:number-columns-spanned="5" office:value-type="string">
            <text:p text:style-name="P80">Contrôle terminal</text:p>
          </table:table-cell>
          <table:covered-table-cell/>
          <table:covered-table-cell/>
          <table:covered-table-cell/>
          <table:covered-table-cell/>
          <table:table-cell table:style-name="Tableau50.A1" table:number-columns-spanned="4" office:value-type="string">
            <text:p text:style-name="P80">Contrôle mixte</text:p>
          </table:table-cell>
          <table:covered-table-cell/>
          <table:covered-table-cell/>
          <table:covered-table-cell/>
        </table:table-row>
        <table:table-row table:style-name="Tableau50.18">
          <table:table-cell table:style-name="Tableau50.A19" office:value-type="string">
            <text:p text:style-name="P70"/>
          </table:table-cell>
          <table:table-cell table:style-name="Tableau50.A19" office:value-type="string">
            <text:p text:style-name="P80">nb de CC durant le semestre</text:p>
          </table:table-cell>
          <table:table-cell table:style-name="Tableau50.A19" office:value-type="string">
            <text:p text:style-name="P9">durée</text:p>
          </table:table-cell>
          <table:table-cell table:style-name="Tableau50.A19" table:number-columns-spanned="3" office:value-type="string">
            <text:p text:style-name="P80">Nature</text:p>
            <text:p text:style-name="P79">(oral/écrit )</text:p>
          </table:table-cell>
          <table:covered-table-cell/>
          <table:covered-table-cell/>
          <table:table-cell table:style-name="Tableau50.A19" table:number-columns-spanned="2" office:value-type="string">
            <text:p text:style-name="P9">durée</text:p>
          </table:table-cell>
          <table:covered-table-cell/>
          <table:table-cell table:style-name="Tableau50.A19" table:number-columns-spanned="3" office:value-type="string">
            <text:p text:style-name="P80">Nature</text:p>
            <text:p text:style-name="P79">(oral/écrit)</text:p>
          </table:table-cell>
          <table:covered-table-cell/>
          <table:covered-table-cell/>
          <table:table-cell table:style-name="Tableau50.A1" table:number-columns-spanned="4" office:value-type="string">
            <text:p text:style-name="P9">répartition en % entre CC et CT</text:p>
          </table:table-cell>
          <table:covered-table-cell/>
          <table:covered-table-cell/>
          <table:covered-table-cell/>
        </table:table-row>
        <table:table-row table:style-name="Tableau50.18">
          <table:table-cell table:style-name="Tableau50.A19" office:value-type="string">
            <text:p text:style-name="P69"><text:span text:style-name="T2">1</text:span><text:span text:style-name="T8">ère</text:span><text:span text:style-name="T2"> session :</text:span></text:p>
          </table:table-cell>
          <table:table-cell table:style-name="Tableau50.A19" office:value-type="string">
            <text:p text:style-name="P9"/>
          </table:table-cell>
          <table:table-cell table:style-name="Tableau50.A19" office:value-type="string">
            <text:p text:style-name="P9"/>
          </table:table-cell>
          <table:table-cell table:style-name="Tableau50.A19" table:number-columns-spanned="3" office:value-type="string">
            <text:p text:style-name="P9"/>
          </table:table-cell>
          <table:covered-table-cell/>
          <table:covered-table-cell/>
          <table:table-cell table:style-name="Tableau50.A19" table:number-columns-spanned="2" office:value-type="string">
            <text:p text:style-name="P9"/>
          </table:table-cell>
          <table:covered-table-cell/>
          <table:table-cell table:style-name="Tableau50.A19" table:number-columns-spanned="3" office:value-type="string">
            <text:p text:style-name="P9"/>
          </table:table-cell>
          <table:covered-table-cell/>
          <table:covered-table-cell/>
          <table:table-cell table:style-name="Tableau50.A1" table:number-columns-spanned="4" office:value-type="string">
            <text:p text:style-name="P9"/>
          </table:table-cell>
          <table:covered-table-cell/>
          <table:covered-table-cell/>
          <table:covered-table-cell/>
        </table:table-row>
        <table:table-row table:style-name="Tableau50.18">
          <table:table-cell table:style-name="Tableau50.A19" office:value-type="string">
            <text:list xml:id="list720477785" text:continue-list="list1384427466" text:style-name="WW8Num3">
              <text:list-item>
                <text:p text:style-name="P10">RNE</text:p>
              </text:list-item>
            </text:list>
          </table:table-cell>
          <table:table-cell table:style-name="Tableau50.A19" office:value-type="string">
            <text:p text:style-name="P9"/>
          </table:table-cell>
          <table:table-cell table:style-name="Tableau50.A19" office:value-type="string">
            <text:p text:style-name="P9"/>
          </table:table-cell>
          <table:table-cell table:style-name="Tableau50.A19" table:number-columns-spanned="3" office:value-type="string">
            <text:p text:style-name="P9"/>
          </table:table-cell>
          <table:covered-table-cell/>
          <table:covered-table-cell/>
          <table:table-cell table:style-name="Tableau50.A19" table:number-columns-spanned="2" office:value-type="string">
            <text:p text:style-name="P9"/>
          </table:table-cell>
          <table:covered-table-cell/>
          <table:table-cell table:style-name="Tableau50.A19" table:number-columns-spanned="3" office:value-type="string">
            <text:p text:style-name="P9"/>
          </table:table-cell>
          <table:covered-table-cell/>
          <table:covered-table-cell/>
          <table:table-cell table:style-name="Tableau50.A1" table:number-columns-spanned="4" office:value-type="string">
            <text:p text:style-name="P9"/>
          </table:table-cell>
          <table:covered-table-cell/>
          <table:covered-table-cell/>
          <table:covered-table-cell/>
        </table:table-row>
        <table:table-row table:style-name="Tableau50.18">
          <table:table-cell table:style-name="Tableau50.A19" office:value-type="string">
            <text:list xml:id="list324745210" text:continue-numbering="true" text:style-name="WW8Num3">
              <text:list-item>
                <text:p text:style-name="P10">RSE</text:p>
              </text:list-item>
            </text:list>
          </table:table-cell>
          <table:table-cell table:style-name="Tableau50.A19" office:value-type="string">
            <text:p text:style-name="P9"/>
          </table:table-cell>
          <table:table-cell table:style-name="Tableau50.A19" office:value-type="string">
            <text:p text:style-name="P9"/>
          </table:table-cell>
          <table:table-cell table:style-name="Tableau50.A19" table:number-columns-spanned="3" office:value-type="string">
            <text:p text:style-name="P9"/>
          </table:table-cell>
          <table:covered-table-cell/>
          <table:covered-table-cell/>
          <table:table-cell table:style-name="Tableau50.A19" table:number-columns-spanned="2" office:value-type="string">
            <text:p text:style-name="P9"/>
          </table:table-cell>
          <table:covered-table-cell/>
          <table:table-cell table:style-name="Tableau50.A19" table:number-columns-spanned="3" office:value-type="string">
            <text:p text:style-name="P9"/>
          </table:table-cell>
          <table:covered-table-cell/>
          <table:covered-table-cell/>
          <table:table-cell table:style-name="Tableau50.A1" table:number-columns-spanned="4" office:value-type="string">
            <text:p text:style-name="P9"/>
          </table:table-cell>
          <table:covered-table-cell/>
          <table:covered-table-cell/>
          <table:covered-table-cell/>
        </table:table-row>
        <table:table-row table:style-name="Tableau50.18">
          <table:table-cell table:style-name="Tableau50.A19" office:value-type="string">
            <text:p text:style-name="P1"><text:span text:style-name="T2">2</text:span><text:span text:style-name="T8">ème</text:span><text:span text:style-name="T2"> session :</text:span></text:p>
          </table:table-cell>
          <table:table-cell table:style-name="Tableau50.A19" office:value-type="string">
            <text:p text:style-name="P9"/>
          </table:table-cell>
          <table:table-cell table:style-name="Tableau50.A19" office:value-type="string">
            <text:p text:style-name="P9"/>
          </table:table-cell>
          <table:table-cell table:style-name="Tableau50.A19" table:number-columns-spanned="3" office:value-type="string">
            <text:p text:style-name="P9"/>
          </table:table-cell>
          <table:covered-table-cell/>
          <table:covered-table-cell/>
          <table:table-cell table:style-name="Tableau50.A19" table:number-columns-spanned="2" office:value-type="string">
            <text:p text:style-name="P9"/>
          </table:table-cell>
          <table:covered-table-cell/>
          <table:table-cell table:style-name="Tableau50.A19" table:number-columns-spanned="3" office:value-type="string">
            <text:p text:style-name="P9"/>
          </table:table-cell>
          <table:covered-table-cell/>
          <table:covered-table-cell/>
          <table:table-cell table:style-name="Tableau50.A1" table:number-columns-spanned="4" office:value-type="string">
            <text:p text:style-name="P9"/>
          </table:table-cell>
          <table:covered-table-cell/>
          <table:covered-table-cell/>
          <table:covered-table-cell/>
        </table:table-row>
        <table:table-row table:style-name="Tableau50.18">
          <table:table-cell table:style-name="Tableau50.A19" office:value-type="string">
            <text:list xml:id="list2151695591" text:continue-numbering="true" text:style-name="WW8Num3">
              <text:list-item>
                <text:p text:style-name="P10">RNE</text:p>
              </text:list-item>
            </text:list>
          </table:table-cell>
          <table:table-cell table:style-name="Tableau50.A19" office:value-type="string">
            <text:p text:style-name="P6"/>
          </table:table-cell>
          <table:table-cell table:style-name="Tableau50.A19" office:value-type="string">
            <text:p text:style-name="P6"/>
          </table:table-cell>
          <table:table-cell table:style-name="Tableau50.A19" table:number-columns-spanned="3" office:value-type="string">
            <text:p text:style-name="P6"/>
          </table:table-cell>
          <table:covered-table-cell/>
          <table:covered-table-cell/>
          <table:table-cell table:style-name="Tableau50.A19" table:number-columns-spanned="2" office:value-type="string">
            <text:p text:style-name="P6"/>
          </table:table-cell>
          <table:covered-table-cell/>
          <table:table-cell table:style-name="Tableau50.A19" table:number-columns-spanned="3" office:value-type="string">
            <text:p text:style-name="P6"/>
          </table:table-cell>
          <table:covered-table-cell/>
          <table:covered-table-cell/>
          <table:table-cell table:style-name="Tableau50.A1" table:number-columns-spanned="4" office:value-type="string">
            <text:p text:style-name="P6"/>
          </table:table-cell>
          <table:covered-table-cell/>
          <table:covered-table-cell/>
          <table:covered-table-cell/>
        </table:table-row>
        <table:table-row table:style-name="Tableau50.18">
          <table:table-cell table:style-name="Tableau50.A19" office:value-type="string">
            <text:list xml:id="list838080605" text:continue-numbering="true" text:style-name="WW8Num3">
              <text:list-item>
                <text:p text:style-name="P10">RSE</text:p>
              </text:list-item>
            </text:list>
          </table:table-cell>
          <table:table-cell table:style-name="Tableau50.A19" office:value-type="string">
            <text:p text:style-name="P6"/>
          </table:table-cell>
          <table:table-cell table:style-name="Tableau50.A19" office:value-type="string">
            <text:p text:style-name="P6"/>
          </table:table-cell>
          <table:table-cell table:style-name="Tableau50.A19" table:number-columns-spanned="3" office:value-type="string">
            <text:p text:style-name="P6"/>
          </table:table-cell>
          <table:covered-table-cell/>
          <table:covered-table-cell/>
          <table:table-cell table:style-name="Tableau50.A19" table:number-columns-spanned="2" office:value-type="string">
            <text:p text:style-name="P6"/>
          </table:table-cell>
          <table:covered-table-cell/>
          <table:table-cell table:style-name="Tableau50.A19" table:number-columns-spanned="3" office:value-type="string">
            <text:p text:style-name="P6"/>
          </table:table-cell>
          <table:covered-table-cell/>
          <table:covered-table-cell/>
          <table:table-cell table:style-name="Tableau50.A1" table:number-columns-spanned="4" office:value-type="string">
            <text:p text:style-name="P6"/>
          </table:table-cell>
          <table:covered-table-cell/>
          <table:covered-table-cell/>
          <table:covered-table-cell/>
        </table:table-row>
        <table:table-row table:style-name="Tableau50.18">
          <table:table-cell table:style-name="Tableau50.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0.18">
          <table:table-cell table:style-name="Tableau50.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0.18">
          <table:table-cell table:style-name="Tableau50.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0.18">
          <table:table-cell table:style-name="Tableau50.A27" table:number-columns-spanned="15" office:value-type="string">
            <text:p text:style-name="P62">Ressources pédagogiques : http://www.univ-orleans.fr/tic/foad/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51" table:style-name="Tableau51">
        <table:table-column table:style-name="Tableau51.A"/>
        <table:table-column table:style-name="Tableau51.B"/>
        <table:table-column table:style-name="Tableau51.C"/>
        <table:table-column table:style-name="Tableau51.D"/>
        <table:table-column table:style-name="Tableau51.E"/>
        <table:table-column table:style-name="Tableau51.F"/>
        <table:table-column table:style-name="Tableau51.G"/>
        <table:table-column table:style-name="Tableau51.H"/>
        <table:table-column table:style-name="Tableau51.I"/>
        <table:table-column table:style-name="Tableau51.J"/>
        <table:table-column table:style-name="Tableau51.K"/>
        <table:table-column table:style-name="Tableau51.L"/>
        <table:table-column table:style-name="Tableau51.E" table:number-columns-repeated="2"/>
        <table:table-column table:style-name="Tableau51.O"/>
        <table:table-row table:style-name="Tableau51.1">
          <table:table-cell table:style-name="Tableau51.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1">
          <table:table-cell table:style-name="Tableau51.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1">
          <table:table-cell table:style-name="Tableau51.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1">
          <table:table-cell table:style-name="Tableau51.A1" table:number-columns-spanned="15" office:value-type="string">
            <text:p text:style-name="P62">Parcours E-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5">
          <table:table-cell table:style-name="Tableau51.A5" table:number-columns-spanned="4" office:value-type="string">
            <text:p text:style-name="P7">Intitulé de l’Unité d’Enseignement :</text:p>
          </table:table-cell>
          <table:covered-table-cell/>
          <table:covered-table-cell/>
          <table:covered-table-cell/>
          <table:table-cell table:style-name="Tableau51.E5" table:number-columns-spanned="11" office:value-type="string">
            <text:p text:style-name="P54">Programmation orientée objet - B21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5">
          <table:table-cell table:style-name="Tableau51.A5" table:number-columns-spanned="4" office:value-type="string">
            <text:p text:style-name="P4">Nature :</text:p>
          </table:table-cell>
          <table:covered-table-cell/>
          <table:covered-table-cell/>
          <table:covered-table-cell/>
          <table:table-cell table:style-name="Tableau51.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5">
          <table:table-cell table:style-name="Tableau51.A5" table:number-columns-spanned="4" office:value-type="string">
            <text:p text:style-name="P4">Semestre :</text:p>
          </table:table-cell>
          <table:covered-table-cell/>
          <table:covered-table-cell/>
          <table:covered-table-cell/>
          <table:table-cell table:style-name="Tableau51.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5">
          <table:table-cell table:style-name="Tableau51.A5" table:number-columns-spanned="4" office:value-type="string">
            <text:p text:style-name="P4">Crédits ECTS :</text:p>
          </table:table-cell>
          <table:covered-table-cell/>
          <table:covered-table-cell/>
          <table:covered-table-cell/>
          <table:table-cell table:style-name="Tableau51.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5">
          <table:table-cell table:style-name="Tableau51.A5" table:number-columns-spanned="4" office:value-type="string">
            <text:p text:style-name="P4">Coefficient :</text:p>
          </table:table-cell>
          <table:covered-table-cell/>
          <table:covered-table-cell/>
          <table:covered-table-cell/>
          <table:table-cell table:style-name="Tableau51.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5">
          <table:table-cell table:style-name="Tableau51.A5" table:number-columns-spanned="4" office:value-type="string">
            <text:p text:style-name="P4">Langue de l’enseignement :</text:p>
          </table:table-cell>
          <table:covered-table-cell/>
          <table:covered-table-cell/>
          <table:covered-table-cell/>
          <table:table-cell table:style-name="Tableau51.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5">
          <table:table-cell table:style-name="Tableau51.A5" table:number-columns-spanned="4" office:value-type="string">
            <text:p text:style-name="P4">Volume horaire total :</text:p>
          </table:table-cell>
          <table:covered-table-cell/>
          <table:covered-table-cell/>
          <table:covered-table-cell/>
          <table:table-cell table:style-name="Tableau51.A5" office:value-type="string">
            <text:p text:style-name="P3"/>
          </table:table-cell>
          <table:table-cell table:style-name="Tableau51.A5" table:number-columns-spanned="2" office:value-type="string">
            <text:p text:style-name="P8">dont</text:p>
          </table:table-cell>
          <table:covered-table-cell/>
          <table:table-cell table:style-name="Tableau51.A5" table:number-columns-spanned="2" office:value-type="string">
            <text:p text:style-name="P11">CM</text:p>
          </table:table-cell>
          <table:covered-table-cell/>
          <table:table-cell table:style-name="Tableau51.A5" office:value-type="string">
            <text:p text:style-name="P11"/>
          </table:table-cell>
          <table:table-cell table:style-name="Tableau51.A5" table:number-columns-spanned="2" office:value-type="string">
            <text:p text:style-name="P11">TD</text:p>
          </table:table-cell>
          <table:covered-table-cell/>
          <table:table-cell table:style-name="Tableau51.A5" office:value-type="string">
            <text:p text:style-name="P11"/>
          </table:table-cell>
          <table:table-cell table:style-name="Tableau51.A5" office:value-type="string">
            <text:p text:style-name="P11">TP</text:p>
          </table:table-cell>
          <table:table-cell table:style-name="Tableau51.E5" office:value-type="string">
            <text:p text:style-name="P11"/>
          </table:table-cell>
        </table:table-row>
        <table:table-row table:style-name="Tableau51.1">
          <table:table-cell table:style-name="Tableau51.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1">
          <table:table-cell table:style-name="Tableau51.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1">
          <table:table-cell table:style-name="Tableau51.A1" table:number-columns-spanned="15" office:value-type="string">
            <text:list xml:id="list1190385710" text:continue-list="list50586607" text:style-name="WW8Num2">
              <text:list-item>
                <text:p text:style-name="P5">contenu : </text:p>
              </text:list-item>
            </text:list>
            <text:p text:style-name="P2"><text:soft-page-break/></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1">
          <table:table-cell table:style-name="Tableau51.A1" table:number-columns-spanned="15" office:value-type="string">
            <text:list xml:id="list1769870666"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1">
          <table:table-cell table:style-name="Tableau51.A1" table:number-columns-spanned="15" office:value-type="string">
            <text:list xml:id="list187703366"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1">
          <table:table-cell table:style-name="Tableau51.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18">
          <table:table-cell table:style-name="Tableau51.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18">
          <table:table-cell table:style-name="Tableau51.A19" office:value-type="string">
            <text:p text:style-name="P65"/>
          </table:table-cell>
          <table:table-cell table:style-name="Tableau51.A19" table:number-columns-spanned="5" office:value-type="string">
            <text:p text:style-name="P9">Contrôle continu</text:p>
          </table:table-cell>
          <table:covered-table-cell/>
          <table:covered-table-cell/>
          <table:covered-table-cell/>
          <table:covered-table-cell/>
          <table:table-cell table:style-name="Tableau51.A19" table:number-columns-spanned="5" office:value-type="string">
            <text:p text:style-name="P80">Contrôle terminal</text:p>
          </table:table-cell>
          <table:covered-table-cell/>
          <table:covered-table-cell/>
          <table:covered-table-cell/>
          <table:covered-table-cell/>
          <table:table-cell table:style-name="Tableau51.A1" table:number-columns-spanned="4" office:value-type="string">
            <text:p text:style-name="P80">Contrôle mixte</text:p>
          </table:table-cell>
          <table:covered-table-cell/>
          <table:covered-table-cell/>
          <table:covered-table-cell/>
        </table:table-row>
        <table:table-row table:style-name="Tableau51.18">
          <table:table-cell table:style-name="Tableau51.A19" office:value-type="string">
            <text:p text:style-name="P70"/>
          </table:table-cell>
          <table:table-cell table:style-name="Tableau51.A19" office:value-type="string">
            <text:p text:style-name="P80">nb de CC durant le semestre</text:p>
          </table:table-cell>
          <table:table-cell table:style-name="Tableau51.A19" office:value-type="string">
            <text:p text:style-name="P9">durée</text:p>
          </table:table-cell>
          <table:table-cell table:style-name="Tableau51.A19" table:number-columns-spanned="3" office:value-type="string">
            <text:p text:style-name="P80">Nature</text:p>
            <text:p text:style-name="P79">(oral/écrit )</text:p>
          </table:table-cell>
          <table:covered-table-cell/>
          <table:covered-table-cell/>
          <table:table-cell table:style-name="Tableau51.A19" table:number-columns-spanned="2" office:value-type="string">
            <text:p text:style-name="P9">durée</text:p>
          </table:table-cell>
          <table:covered-table-cell/>
          <table:table-cell table:style-name="Tableau51.A19" table:number-columns-spanned="3" office:value-type="string">
            <text:p text:style-name="P80">Nature</text:p>
            <text:p text:style-name="P79">(oral/écrit)</text:p>
          </table:table-cell>
          <table:covered-table-cell/>
          <table:covered-table-cell/>
          <table:table-cell table:style-name="Tableau51.A1" table:number-columns-spanned="4" office:value-type="string">
            <text:p text:style-name="P9">répartition en % entre CC et CT</text:p>
          </table:table-cell>
          <table:covered-table-cell/>
          <table:covered-table-cell/>
          <table:covered-table-cell/>
        </table:table-row>
        <table:table-row table:style-name="Tableau51.18">
          <table:table-cell table:style-name="Tableau51.A19" office:value-type="string">
            <text:p text:style-name="P69"><text:span text:style-name="T2">1</text:span><text:span text:style-name="T8">ère</text:span><text:span text:style-name="T2"> session :</text:span></text:p>
          </table:table-cell>
          <table:table-cell table:style-name="Tableau51.A19" office:value-type="string">
            <text:p text:style-name="P9"/>
          </table:table-cell>
          <table:table-cell table:style-name="Tableau51.A19" office:value-type="string">
            <text:p text:style-name="P9"/>
          </table:table-cell>
          <table:table-cell table:style-name="Tableau51.A19" table:number-columns-spanned="3" office:value-type="string">
            <text:p text:style-name="P9"/>
          </table:table-cell>
          <table:covered-table-cell/>
          <table:covered-table-cell/>
          <table:table-cell table:style-name="Tableau51.A19" table:number-columns-spanned="2" office:value-type="string">
            <text:p text:style-name="P9"/>
          </table:table-cell>
          <table:covered-table-cell/>
          <table:table-cell table:style-name="Tableau51.A19" table:number-columns-spanned="3" office:value-type="string">
            <text:p text:style-name="P9"/>
          </table:table-cell>
          <table:covered-table-cell/>
          <table:covered-table-cell/>
          <table:table-cell table:style-name="Tableau51.A1" table:number-columns-spanned="4" office:value-type="string">
            <text:p text:style-name="P9"/>
          </table:table-cell>
          <table:covered-table-cell/>
          <table:covered-table-cell/>
          <table:covered-table-cell/>
        </table:table-row>
        <table:table-row table:style-name="Tableau51.18">
          <table:table-cell table:style-name="Tableau51.A19" office:value-type="string">
            <text:list xml:id="list991893067" text:continue-list="list838080605" text:style-name="WW8Num3">
              <text:list-item>
                <text:p text:style-name="P10">RNE</text:p>
              </text:list-item>
            </text:list>
          </table:table-cell>
          <table:table-cell table:style-name="Tableau51.A19" office:value-type="string">
            <text:p text:style-name="P9"/>
          </table:table-cell>
          <table:table-cell table:style-name="Tableau51.A19" office:value-type="string">
            <text:p text:style-name="P9"/>
          </table:table-cell>
          <table:table-cell table:style-name="Tableau51.A19" table:number-columns-spanned="3" office:value-type="string">
            <text:p text:style-name="P9"/>
          </table:table-cell>
          <table:covered-table-cell/>
          <table:covered-table-cell/>
          <table:table-cell table:style-name="Tableau51.A19" table:number-columns-spanned="2" office:value-type="string">
            <text:p text:style-name="P9"/>
          </table:table-cell>
          <table:covered-table-cell/>
          <table:table-cell table:style-name="Tableau51.A19" table:number-columns-spanned="3" office:value-type="string">
            <text:p text:style-name="P9"/>
          </table:table-cell>
          <table:covered-table-cell/>
          <table:covered-table-cell/>
          <table:table-cell table:style-name="Tableau51.A1" table:number-columns-spanned="4" office:value-type="string">
            <text:p text:style-name="P9"/>
          </table:table-cell>
          <table:covered-table-cell/>
          <table:covered-table-cell/>
          <table:covered-table-cell/>
        </table:table-row>
        <table:table-row table:style-name="Tableau51.18">
          <table:table-cell table:style-name="Tableau51.A19" office:value-type="string">
            <text:list xml:id="list746123556" text:continue-numbering="true" text:style-name="WW8Num3">
              <text:list-item>
                <text:p text:style-name="P10">RSE</text:p>
              </text:list-item>
            </text:list>
          </table:table-cell>
          <table:table-cell table:style-name="Tableau51.A19" office:value-type="string">
            <text:p text:style-name="P9"/>
          </table:table-cell>
          <table:table-cell table:style-name="Tableau51.A19" office:value-type="string">
            <text:p text:style-name="P9"/>
          </table:table-cell>
          <table:table-cell table:style-name="Tableau51.A19" table:number-columns-spanned="3" office:value-type="string">
            <text:p text:style-name="P9"/>
          </table:table-cell>
          <table:covered-table-cell/>
          <table:covered-table-cell/>
          <table:table-cell table:style-name="Tableau51.A19" table:number-columns-spanned="2" office:value-type="string">
            <text:p text:style-name="P9"/>
          </table:table-cell>
          <table:covered-table-cell/>
          <table:table-cell table:style-name="Tableau51.A19" table:number-columns-spanned="3" office:value-type="string">
            <text:p text:style-name="P9"/>
          </table:table-cell>
          <table:covered-table-cell/>
          <table:covered-table-cell/>
          <table:table-cell table:style-name="Tableau51.A1" table:number-columns-spanned="4" office:value-type="string">
            <text:p text:style-name="P9"/>
          </table:table-cell>
          <table:covered-table-cell/>
          <table:covered-table-cell/>
          <table:covered-table-cell/>
        </table:table-row>
        <table:table-row table:style-name="Tableau51.18">
          <table:table-cell table:style-name="Tableau51.A19" office:value-type="string">
            <text:p text:style-name="P1"><text:span text:style-name="T2">2</text:span><text:span text:style-name="T8">ème</text:span><text:span text:style-name="T2"> session :</text:span></text:p>
          </table:table-cell>
          <table:table-cell table:style-name="Tableau51.A19" office:value-type="string">
            <text:p text:style-name="P9"/>
          </table:table-cell>
          <table:table-cell table:style-name="Tableau51.A19" office:value-type="string">
            <text:p text:style-name="P9"/>
          </table:table-cell>
          <table:table-cell table:style-name="Tableau51.A19" table:number-columns-spanned="3" office:value-type="string">
            <text:p text:style-name="P9"/>
          </table:table-cell>
          <table:covered-table-cell/>
          <table:covered-table-cell/>
          <table:table-cell table:style-name="Tableau51.A19" table:number-columns-spanned="2" office:value-type="string">
            <text:p text:style-name="P9"/>
          </table:table-cell>
          <table:covered-table-cell/>
          <table:table-cell table:style-name="Tableau51.A19" table:number-columns-spanned="3" office:value-type="string">
            <text:p text:style-name="P9"/>
          </table:table-cell>
          <table:covered-table-cell/>
          <table:covered-table-cell/>
          <table:table-cell table:style-name="Tableau51.A1" table:number-columns-spanned="4" office:value-type="string">
            <text:p text:style-name="P9"/>
          </table:table-cell>
          <table:covered-table-cell/>
          <table:covered-table-cell/>
          <table:covered-table-cell/>
        </table:table-row>
        <table:table-row table:style-name="Tableau51.18">
          <table:table-cell table:style-name="Tableau51.A19" office:value-type="string">
            <text:list xml:id="list1856489007" text:continue-numbering="true" text:style-name="WW8Num3">
              <text:list-item>
                <text:p text:style-name="P10">RNE</text:p>
              </text:list-item>
            </text:list>
          </table:table-cell>
          <table:table-cell table:style-name="Tableau51.A19" office:value-type="string">
            <text:p text:style-name="P6"/>
          </table:table-cell>
          <table:table-cell table:style-name="Tableau51.A19" office:value-type="string">
            <text:p text:style-name="P6"/>
          </table:table-cell>
          <table:table-cell table:style-name="Tableau51.A19" table:number-columns-spanned="3" office:value-type="string">
            <text:p text:style-name="P6"/>
          </table:table-cell>
          <table:covered-table-cell/>
          <table:covered-table-cell/>
          <table:table-cell table:style-name="Tableau51.A19" table:number-columns-spanned="2" office:value-type="string">
            <text:p text:style-name="P6"/>
          </table:table-cell>
          <table:covered-table-cell/>
          <table:table-cell table:style-name="Tableau51.A19" table:number-columns-spanned="3" office:value-type="string">
            <text:p text:style-name="P6"/>
          </table:table-cell>
          <table:covered-table-cell/>
          <table:covered-table-cell/>
          <table:table-cell table:style-name="Tableau51.A1" table:number-columns-spanned="4" office:value-type="string">
            <text:p text:style-name="P6"/>
          </table:table-cell>
          <table:covered-table-cell/>
          <table:covered-table-cell/>
          <table:covered-table-cell/>
        </table:table-row>
        <table:table-row table:style-name="Tableau51.18">
          <table:table-cell table:style-name="Tableau51.A19" office:value-type="string">
            <text:list xml:id="list2135731534" text:continue-numbering="true" text:style-name="WW8Num3">
              <text:list-item>
                <text:p text:style-name="P10">RSE</text:p>
              </text:list-item>
            </text:list>
          </table:table-cell>
          <table:table-cell table:style-name="Tableau51.A19" office:value-type="string">
            <text:p text:style-name="P6"/>
          </table:table-cell>
          <table:table-cell table:style-name="Tableau51.A19" office:value-type="string">
            <text:p text:style-name="P6"/>
          </table:table-cell>
          <table:table-cell table:style-name="Tableau51.A19" table:number-columns-spanned="3" office:value-type="string">
            <text:p text:style-name="P6"/>
          </table:table-cell>
          <table:covered-table-cell/>
          <table:covered-table-cell/>
          <table:table-cell table:style-name="Tableau51.A19" table:number-columns-spanned="2" office:value-type="string">
            <text:p text:style-name="P6"/>
          </table:table-cell>
          <table:covered-table-cell/>
          <table:table-cell table:style-name="Tableau51.A19" table:number-columns-spanned="3" office:value-type="string">
            <text:p text:style-name="P6"/>
          </table:table-cell>
          <table:covered-table-cell/>
          <table:covered-table-cell/>
          <table:table-cell table:style-name="Tableau51.A1" table:number-columns-spanned="4" office:value-type="string">
            <text:p text:style-name="P6"/>
          </table:table-cell>
          <table:covered-table-cell/>
          <table:covered-table-cell/>
          <table:covered-table-cell/>
        </table:table-row>
        <table:table-row table:style-name="Tableau51.18">
          <table:table-cell table:style-name="Tableau51.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18">
          <table:table-cell table:style-name="Tableau51.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18">
          <table:table-cell table:style-name="Tableau51.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1.18">
          <table:table-cell table:style-name="Tableau51.A27" table:number-columns-spanned="15" office:value-type="string">
            <text:p text:style-name="P62">Ressources pédagogiques : http://www.univ-orleans.fr/tic/foad/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52" table:style-name="Tableau52">
        <table:table-column table:style-name="Tableau52.A"/>
        <table:table-column table:style-name="Tableau52.B"/>
        <table:table-column table:style-name="Tableau52.C"/>
        <table:table-column table:style-name="Tableau52.D"/>
        <table:table-column table:style-name="Tableau52.E"/>
        <table:table-column table:style-name="Tableau52.F"/>
        <table:table-column table:style-name="Tableau52.G"/>
        <table:table-column table:style-name="Tableau52.H"/>
        <table:table-column table:style-name="Tableau52.I"/>
        <table:table-column table:style-name="Tableau52.J"/>
        <table:table-column table:style-name="Tableau52.K"/>
        <table:table-column table:style-name="Tableau52.L"/>
        <table:table-column table:style-name="Tableau52.E" table:number-columns-repeated="2"/>
        <table:table-column table:style-name="Tableau52.O"/>
        <table:table-row table:style-name="Tableau52.1">
          <table:table-cell table:style-name="Tableau52.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2.1">
          <table:table-cell table:style-name="Tableau52.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2.1">
          <table:table-cell table:style-name="Tableau52.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2.1">
          <table:table-cell table:style-name="Tableau52.A1" table:number-columns-spanned="15" office:value-type="string">
            <text:p text:style-name="P62">Parcours E-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2.5">
          <table:table-cell table:style-name="Tableau52.A5" table:number-columns-spanned="4" office:value-type="string">
            <text:p text:style-name="P7">Intitulé de l’Unité d’Enseignement :</text:p>
          </table:table-cell>
          <table:covered-table-cell/>
          <table:covered-table-cell/>
          <table:covered-table-cell/>
          <table:table-cell table:style-name="Tableau52.E5" table:number-columns-spanned="11" office:value-type="string">
            <text:p text:style-name="P54">Bases des télécommunications - B22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2.5">
          <table:table-cell table:style-name="Tableau52.A5" table:number-columns-spanned="4" office:value-type="string">
            <text:p text:style-name="P4">Nature :</text:p>
          </table:table-cell>
          <table:covered-table-cell/>
          <table:covered-table-cell/>
          <table:covered-table-cell/>
          <table:table-cell table:style-name="Tableau52.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2.5">
          <table:table-cell table:style-name="Tableau52.A5" table:number-columns-spanned="4" office:value-type="string">
            <text:p text:style-name="P4">Semestre :</text:p>
          </table:table-cell>
          <table:covered-table-cell/>
          <table:covered-table-cell/>
          <table:covered-table-cell/>
          <table:table-cell table:style-name="Tableau52.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2.5">
          <table:table-cell table:style-name="Tableau52.A5" table:number-columns-spanned="4" office:value-type="string">
            <text:p text:style-name="P4">Crédits ECTS :</text:p>
          </table:table-cell>
          <table:covered-table-cell/>
          <table:covered-table-cell/>
          <table:covered-table-cell/>
          <table:table-cell table:style-name="Tableau52.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2.5">
          <table:table-cell table:style-name="Tableau52.A5" table:number-columns-spanned="4" office:value-type="string">
            <text:p text:style-name="P4">Coefficient :</text:p>
          </table:table-cell>
          <table:covered-table-cell/>
          <table:covered-table-cell/>
          <table:covered-table-cell/>
          <table:table-cell table:style-name="Tableau52.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2.5">
          <table:table-cell table:style-name="Tableau52.A5" table:number-columns-spanned="4" office:value-type="string">
            <text:p text:style-name="P4">Langue de l’enseignement :</text:p>
          </table:table-cell>
          <table:covered-table-cell/>
          <table:covered-table-cell/>
          <table:covered-table-cell/>
          <table:table-cell table:style-name="Tableau52.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2.5">
          <table:table-cell table:style-name="Tableau52.A5" table:number-columns-spanned="4" office:value-type="string">
            <text:p text:style-name="P4">Volume horaire total :</text:p>
          </table:table-cell>
          <table:covered-table-cell/>
          <table:covered-table-cell/>
          <table:covered-table-cell/>
          <table:table-cell table:style-name="Tableau52.A5" office:value-type="string">
            <text:p text:style-name="P3"/>
          </table:table-cell>
          <table:table-cell table:style-name="Tableau52.A5" table:number-columns-spanned="2" office:value-type="string">
            <text:p text:style-name="P8">dont</text:p>
          </table:table-cell>
          <table:covered-table-cell/>
          <table:table-cell table:style-name="Tableau52.A5" table:number-columns-spanned="2" office:value-type="string">
            <text:p text:style-name="P11">CM</text:p>
          </table:table-cell>
          <table:covered-table-cell/>
          <table:table-cell table:style-name="Tableau52.A5" office:value-type="string">
            <text:p text:style-name="P11"/>
          </table:table-cell>
          <table:table-cell table:style-name="Tableau52.A5" table:number-columns-spanned="2" office:value-type="string">
            <text:p text:style-name="P11">TD</text:p>
          </table:table-cell>
          <table:covered-table-cell/>
          <table:table-cell table:style-name="Tableau52.A5" office:value-type="string">
            <text:p text:style-name="P11"/>
          </table:table-cell>
          <table:table-cell table:style-name="Tableau52.A5" office:value-type="string">
            <text:p text:style-name="P11">TP</text:p>
          </table:table-cell>
          <table:table-cell table:style-name="Tableau52.E5" office:value-type="string">
            <text:p text:style-name="P11"/>
          </table:table-cell>
        </table:table-row>
        <table:table-row table:style-name="Tableau52.1">
          <table:table-cell table:style-name="Tableau52.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2.1">
          <table:table-cell table:style-name="Tableau52.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2.1">
          <table:table-cell table:style-name="Tableau52.A1" table:number-columns-spanned="15" office:value-type="string">
            <text:list xml:id="list965630481" text:continue-list="list187703366" text:style-name="WW8Num2">
              <text:list-item>
                <text:p text:style-name="P5">contenu : </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2.1">
          <table:table-cell table:style-name="Tableau52.A1" table:number-columns-spanned="15" office:value-type="string">
            <text:list xml:id="list1732471936"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2.1">
          <table:table-cell table:style-name="Tableau52.A1" table:number-columns-spanned="15" office:value-type="string">
            <text:list xml:id="list839956827"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2.1">
          <table:table-cell table:style-name="Tableau52.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2.18">
          <table:table-cell table:style-name="Tableau52.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2.18">
          <table:table-cell table:style-name="Tableau52.A19" office:value-type="string">
            <text:p text:style-name="P65"/>
          </table:table-cell>
          <table:table-cell table:style-name="Tableau52.A19" table:number-columns-spanned="5" office:value-type="string">
            <text:p text:style-name="P9">Contrôle continu</text:p>
          </table:table-cell>
          <table:covered-table-cell/>
          <table:covered-table-cell/>
          <table:covered-table-cell/>
          <table:covered-table-cell/>
          <table:table-cell table:style-name="Tableau52.A19" table:number-columns-spanned="5" office:value-type="string">
            <text:p text:style-name="P80">Contrôle terminal</text:p>
          </table:table-cell>
          <table:covered-table-cell/>
          <table:covered-table-cell/>
          <table:covered-table-cell/>
          <table:covered-table-cell/>
          <table:table-cell table:style-name="Tableau52.A1" table:number-columns-spanned="4" office:value-type="string">
            <text:p text:style-name="P80">Contrôle mixte</text:p>
          </table:table-cell>
          <table:covered-table-cell/>
          <table:covered-table-cell/>
          <table:covered-table-cell/>
        </table:table-row>
        <text:soft-page-break/>
        <table:table-row table:style-name="Tableau52.18">
          <table:table-cell table:style-name="Tableau52.A19" office:value-type="string">
            <text:p text:style-name="P70"/>
          </table:table-cell>
          <table:table-cell table:style-name="Tableau52.A19" office:value-type="string">
            <text:p text:style-name="P80">nb de CC durant le semestre</text:p>
          </table:table-cell>
          <table:table-cell table:style-name="Tableau52.A19" office:value-type="string">
            <text:p text:style-name="P9">durée</text:p>
          </table:table-cell>
          <table:table-cell table:style-name="Tableau52.A19" table:number-columns-spanned="3" office:value-type="string">
            <text:p text:style-name="P80">Nature</text:p>
            <text:p text:style-name="P79">(oral/écrit )</text:p>
          </table:table-cell>
          <table:covered-table-cell/>
          <table:covered-table-cell/>
          <table:table-cell table:style-name="Tableau52.A19" table:number-columns-spanned="2" office:value-type="string">
            <text:p text:style-name="P9">durée</text:p>
          </table:table-cell>
          <table:covered-table-cell/>
          <table:table-cell table:style-name="Tableau52.A19" table:number-columns-spanned="3" office:value-type="string">
            <text:p text:style-name="P80">Nature</text:p>
            <text:p text:style-name="P79">(oral/écrit)</text:p>
          </table:table-cell>
          <table:covered-table-cell/>
          <table:covered-table-cell/>
          <table:table-cell table:style-name="Tableau52.A1" table:number-columns-spanned="4" office:value-type="string">
            <text:p text:style-name="P9">répartition en % entre CC et CT</text:p>
          </table:table-cell>
          <table:covered-table-cell/>
          <table:covered-table-cell/>
          <table:covered-table-cell/>
        </table:table-row>
        <table:table-row table:style-name="Tableau52.18">
          <table:table-cell table:style-name="Tableau52.A19" office:value-type="string">
            <text:p text:style-name="P69"><text:span text:style-name="T2">1</text:span><text:span text:style-name="T8">ère</text:span><text:span text:style-name="T2"> session :</text:span></text:p>
          </table:table-cell>
          <table:table-cell table:style-name="Tableau52.A19" office:value-type="string">
            <text:p text:style-name="P9"/>
          </table:table-cell>
          <table:table-cell table:style-name="Tableau52.A19" office:value-type="string">
            <text:p text:style-name="P9"/>
          </table:table-cell>
          <table:table-cell table:style-name="Tableau52.A19" table:number-columns-spanned="3" office:value-type="string">
            <text:p text:style-name="P9"/>
          </table:table-cell>
          <table:covered-table-cell/>
          <table:covered-table-cell/>
          <table:table-cell table:style-name="Tableau52.A19" table:number-columns-spanned="2" office:value-type="string">
            <text:p text:style-name="P9"/>
          </table:table-cell>
          <table:covered-table-cell/>
          <table:table-cell table:style-name="Tableau52.A19" table:number-columns-spanned="3" office:value-type="string">
            <text:p text:style-name="P9"/>
          </table:table-cell>
          <table:covered-table-cell/>
          <table:covered-table-cell/>
          <table:table-cell table:style-name="Tableau52.A1" table:number-columns-spanned="4" office:value-type="string">
            <text:p text:style-name="P9"/>
          </table:table-cell>
          <table:covered-table-cell/>
          <table:covered-table-cell/>
          <table:covered-table-cell/>
        </table:table-row>
        <table:table-row table:style-name="Tableau52.18">
          <table:table-cell table:style-name="Tableau52.A19" office:value-type="string">
            <text:list xml:id="list511794159" text:continue-list="list2135731534" text:style-name="WW8Num3">
              <text:list-item>
                <text:p text:style-name="P10">RNE</text:p>
              </text:list-item>
            </text:list>
          </table:table-cell>
          <table:table-cell table:style-name="Tableau52.A19" office:value-type="string">
            <text:p text:style-name="P9"/>
          </table:table-cell>
          <table:table-cell table:style-name="Tableau52.A19" office:value-type="string">
            <text:p text:style-name="P9"/>
          </table:table-cell>
          <table:table-cell table:style-name="Tableau52.A19" table:number-columns-spanned="3" office:value-type="string">
            <text:p text:style-name="P9"/>
          </table:table-cell>
          <table:covered-table-cell/>
          <table:covered-table-cell/>
          <table:table-cell table:style-name="Tableau52.A19" table:number-columns-spanned="2" office:value-type="string">
            <text:p text:style-name="P9"/>
          </table:table-cell>
          <table:covered-table-cell/>
          <table:table-cell table:style-name="Tableau52.A19" table:number-columns-spanned="3" office:value-type="string">
            <text:p text:style-name="P9"/>
          </table:table-cell>
          <table:covered-table-cell/>
          <table:covered-table-cell/>
          <table:table-cell table:style-name="Tableau52.A1" table:number-columns-spanned="4" office:value-type="string">
            <text:p text:style-name="P9"/>
          </table:table-cell>
          <table:covered-table-cell/>
          <table:covered-table-cell/>
          <table:covered-table-cell/>
        </table:table-row>
        <table:table-row table:style-name="Tableau52.18">
          <table:table-cell table:style-name="Tableau52.A19" office:value-type="string">
            <text:list xml:id="list1967322226" text:continue-numbering="true" text:style-name="WW8Num3">
              <text:list-item>
                <text:p text:style-name="P10">RSE</text:p>
              </text:list-item>
            </text:list>
          </table:table-cell>
          <table:table-cell table:style-name="Tableau52.A19" office:value-type="string">
            <text:p text:style-name="P9"/>
          </table:table-cell>
          <table:table-cell table:style-name="Tableau52.A19" office:value-type="string">
            <text:p text:style-name="P9"/>
          </table:table-cell>
          <table:table-cell table:style-name="Tableau52.A19" table:number-columns-spanned="3" office:value-type="string">
            <text:p text:style-name="P9"/>
          </table:table-cell>
          <table:covered-table-cell/>
          <table:covered-table-cell/>
          <table:table-cell table:style-name="Tableau52.A19" table:number-columns-spanned="2" office:value-type="string">
            <text:p text:style-name="P9"/>
          </table:table-cell>
          <table:covered-table-cell/>
          <table:table-cell table:style-name="Tableau52.A19" table:number-columns-spanned="3" office:value-type="string">
            <text:p text:style-name="P9"/>
          </table:table-cell>
          <table:covered-table-cell/>
          <table:covered-table-cell/>
          <table:table-cell table:style-name="Tableau52.A1" table:number-columns-spanned="4" office:value-type="string">
            <text:p text:style-name="P9"/>
          </table:table-cell>
          <table:covered-table-cell/>
          <table:covered-table-cell/>
          <table:covered-table-cell/>
        </table:table-row>
        <table:table-row table:style-name="Tableau52.18">
          <table:table-cell table:style-name="Tableau52.A19" office:value-type="string">
            <text:p text:style-name="P1"><text:span text:style-name="T2">2</text:span><text:span text:style-name="T8">ème</text:span><text:span text:style-name="T2"> session :</text:span></text:p>
          </table:table-cell>
          <table:table-cell table:style-name="Tableau52.A19" office:value-type="string">
            <text:p text:style-name="P9"/>
          </table:table-cell>
          <table:table-cell table:style-name="Tableau52.A19" office:value-type="string">
            <text:p text:style-name="P9"/>
          </table:table-cell>
          <table:table-cell table:style-name="Tableau52.A19" table:number-columns-spanned="3" office:value-type="string">
            <text:p text:style-name="P9"/>
          </table:table-cell>
          <table:covered-table-cell/>
          <table:covered-table-cell/>
          <table:table-cell table:style-name="Tableau52.A19" table:number-columns-spanned="2" office:value-type="string">
            <text:p text:style-name="P9"/>
          </table:table-cell>
          <table:covered-table-cell/>
          <table:table-cell table:style-name="Tableau52.A19" table:number-columns-spanned="3" office:value-type="string">
            <text:p text:style-name="P9"/>
          </table:table-cell>
          <table:covered-table-cell/>
          <table:covered-table-cell/>
          <table:table-cell table:style-name="Tableau52.A1" table:number-columns-spanned="4" office:value-type="string">
            <text:p text:style-name="P9"/>
          </table:table-cell>
          <table:covered-table-cell/>
          <table:covered-table-cell/>
          <table:covered-table-cell/>
        </table:table-row>
        <table:table-row table:style-name="Tableau52.18">
          <table:table-cell table:style-name="Tableau52.A19" office:value-type="string">
            <text:list xml:id="list893837671" text:continue-numbering="true" text:style-name="WW8Num3">
              <text:list-item>
                <text:p text:style-name="P10">RNE</text:p>
              </text:list-item>
            </text:list>
          </table:table-cell>
          <table:table-cell table:style-name="Tableau52.A19" office:value-type="string">
            <text:p text:style-name="P6"/>
          </table:table-cell>
          <table:table-cell table:style-name="Tableau52.A19" office:value-type="string">
            <text:p text:style-name="P6"/>
          </table:table-cell>
          <table:table-cell table:style-name="Tableau52.A19" table:number-columns-spanned="3" office:value-type="string">
            <text:p text:style-name="P6"/>
          </table:table-cell>
          <table:covered-table-cell/>
          <table:covered-table-cell/>
          <table:table-cell table:style-name="Tableau52.A19" table:number-columns-spanned="2" office:value-type="string">
            <text:p text:style-name="P6"/>
          </table:table-cell>
          <table:covered-table-cell/>
          <table:table-cell table:style-name="Tableau52.A19" table:number-columns-spanned="3" office:value-type="string">
            <text:p text:style-name="P6"/>
          </table:table-cell>
          <table:covered-table-cell/>
          <table:covered-table-cell/>
          <table:table-cell table:style-name="Tableau52.A1" table:number-columns-spanned="4" office:value-type="string">
            <text:p text:style-name="P6"/>
          </table:table-cell>
          <table:covered-table-cell/>
          <table:covered-table-cell/>
          <table:covered-table-cell/>
        </table:table-row>
        <table:table-row table:style-name="Tableau52.18">
          <table:table-cell table:style-name="Tableau52.A19" office:value-type="string">
            <text:list xml:id="list1996523880" text:continue-numbering="true" text:style-name="WW8Num3">
              <text:list-item>
                <text:p text:style-name="P10">RSE</text:p>
              </text:list-item>
            </text:list>
          </table:table-cell>
          <table:table-cell table:style-name="Tableau52.A19" office:value-type="string">
            <text:p text:style-name="P6"/>
          </table:table-cell>
          <table:table-cell table:style-name="Tableau52.A19" office:value-type="string">
            <text:p text:style-name="P6"/>
          </table:table-cell>
          <table:table-cell table:style-name="Tableau52.A19" table:number-columns-spanned="3" office:value-type="string">
            <text:p text:style-name="P6"/>
          </table:table-cell>
          <table:covered-table-cell/>
          <table:covered-table-cell/>
          <table:table-cell table:style-name="Tableau52.A19" table:number-columns-spanned="2" office:value-type="string">
            <text:p text:style-name="P6"/>
          </table:table-cell>
          <table:covered-table-cell/>
          <table:table-cell table:style-name="Tableau52.A19" table:number-columns-spanned="3" office:value-type="string">
            <text:p text:style-name="P6"/>
          </table:table-cell>
          <table:covered-table-cell/>
          <table:covered-table-cell/>
          <table:table-cell table:style-name="Tableau52.A1" table:number-columns-spanned="4" office:value-type="string">
            <text:p text:style-name="P6"/>
          </table:table-cell>
          <table:covered-table-cell/>
          <table:covered-table-cell/>
          <table:covered-table-cell/>
        </table:table-row>
        <table:table-row table:style-name="Tableau52.18">
          <table:table-cell table:style-name="Tableau52.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2.18">
          <table:table-cell table:style-name="Tableau52.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2.18">
          <table:table-cell table:style-name="Tableau52.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2.18">
          <table:table-cell table:style-name="Tableau52.A27" table:number-columns-spanned="15" office:value-type="string">
            <text:p text:style-name="P62">Ressources pédagogiques : http://www.univ-orleans.fr/tic/foad/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53" table:style-name="Tableau53">
        <table:table-column table:style-name="Tableau53.A"/>
        <table:table-column table:style-name="Tableau53.B"/>
        <table:table-column table:style-name="Tableau53.C"/>
        <table:table-column table:style-name="Tableau53.D"/>
        <table:table-column table:style-name="Tableau53.E"/>
        <table:table-column table:style-name="Tableau53.F"/>
        <table:table-column table:style-name="Tableau53.G"/>
        <table:table-column table:style-name="Tableau53.H"/>
        <table:table-column table:style-name="Tableau53.I"/>
        <table:table-column table:style-name="Tableau53.J"/>
        <table:table-column table:style-name="Tableau53.K"/>
        <table:table-column table:style-name="Tableau53.L"/>
        <table:table-column table:style-name="Tableau53.E" table:number-columns-repeated="2"/>
        <table:table-column table:style-name="Tableau53.O"/>
        <table:table-row table:style-name="Tableau53.1">
          <table:table-cell table:style-name="Tableau53.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3.1">
          <table:table-cell table:style-name="Tableau53.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3.1">
          <table:table-cell table:style-name="Tableau53.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3.1">
          <table:table-cell table:style-name="Tableau53.A1" table:number-columns-spanned="15" office:value-type="string">
            <text:p text:style-name="P62">Parcours E-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3.5">
          <table:table-cell table:style-name="Tableau53.A5" table:number-columns-spanned="4" office:value-type="string">
            <text:p text:style-name="P7">Intitulé de l’Unité d’Enseignement :</text:p>
          </table:table-cell>
          <table:covered-table-cell/>
          <table:covered-table-cell/>
          <table:covered-table-cell/>
          <table:table-cell table:style-name="Tableau53.E5" table:number-columns-spanned="11" office:value-type="string">
            <text:p text:style-name="P54">Méthodes systémiques d'analyse et de conception - B30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3.5">
          <table:table-cell table:style-name="Tableau53.A5" table:number-columns-spanned="4" office:value-type="string">
            <text:p text:style-name="P4">Nature :</text:p>
          </table:table-cell>
          <table:covered-table-cell/>
          <table:covered-table-cell/>
          <table:covered-table-cell/>
          <table:table-cell table:style-name="Tableau53.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3.5">
          <table:table-cell table:style-name="Tableau53.A5" table:number-columns-spanned="4" office:value-type="string">
            <text:p text:style-name="P4">Semestre :</text:p>
          </table:table-cell>
          <table:covered-table-cell/>
          <table:covered-table-cell/>
          <table:covered-table-cell/>
          <table:table-cell table:style-name="Tableau53.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3.5">
          <table:table-cell table:style-name="Tableau53.A5" table:number-columns-spanned="4" office:value-type="string">
            <text:p text:style-name="P4">Crédits ECTS :</text:p>
          </table:table-cell>
          <table:covered-table-cell/>
          <table:covered-table-cell/>
          <table:covered-table-cell/>
          <table:table-cell table:style-name="Tableau53.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3.5">
          <table:table-cell table:style-name="Tableau53.A5" table:number-columns-spanned="4" office:value-type="string">
            <text:p text:style-name="P4">Coefficient :</text:p>
          </table:table-cell>
          <table:covered-table-cell/>
          <table:covered-table-cell/>
          <table:covered-table-cell/>
          <table:table-cell table:style-name="Tableau53.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3.5">
          <table:table-cell table:style-name="Tableau53.A5" table:number-columns-spanned="4" office:value-type="string">
            <text:p text:style-name="P4">Langue de l’enseignement :</text:p>
          </table:table-cell>
          <table:covered-table-cell/>
          <table:covered-table-cell/>
          <table:covered-table-cell/>
          <table:table-cell table:style-name="Tableau53.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3.5">
          <table:table-cell table:style-name="Tableau53.A5" table:number-columns-spanned="4" office:value-type="string">
            <text:p text:style-name="P4">Volume horaire total :</text:p>
          </table:table-cell>
          <table:covered-table-cell/>
          <table:covered-table-cell/>
          <table:covered-table-cell/>
          <table:table-cell table:style-name="Tableau53.A5" office:value-type="string">
            <text:p text:style-name="P3"/>
          </table:table-cell>
          <table:table-cell table:style-name="Tableau53.A5" table:number-columns-spanned="2" office:value-type="string">
            <text:p text:style-name="P8">dont</text:p>
          </table:table-cell>
          <table:covered-table-cell/>
          <table:table-cell table:style-name="Tableau53.A5" table:number-columns-spanned="2" office:value-type="string">
            <text:p text:style-name="P11">CM</text:p>
          </table:table-cell>
          <table:covered-table-cell/>
          <table:table-cell table:style-name="Tableau53.A5" office:value-type="string">
            <text:p text:style-name="P11"/>
          </table:table-cell>
          <table:table-cell table:style-name="Tableau53.A5" table:number-columns-spanned="2" office:value-type="string">
            <text:p text:style-name="P11">TD</text:p>
          </table:table-cell>
          <table:covered-table-cell/>
          <table:table-cell table:style-name="Tableau53.A5" office:value-type="string">
            <text:p text:style-name="P11"/>
          </table:table-cell>
          <table:table-cell table:style-name="Tableau53.A5" office:value-type="string">
            <text:p text:style-name="P11">TP</text:p>
          </table:table-cell>
          <table:table-cell table:style-name="Tableau53.E5" office:value-type="string">
            <text:p text:style-name="P11"/>
          </table:table-cell>
        </table:table-row>
        <table:table-row table:style-name="Tableau53.1">
          <table:table-cell table:style-name="Tableau53.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3.1">
          <table:table-cell table:style-name="Tableau53.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3.1">
          <table:table-cell table:style-name="Tableau53.A1" table:number-columns-spanned="15" office:value-type="string">
            <text:list xml:id="list2059764933" text:continue-list="list839956827" text:style-name="WW8Num2">
              <text:list-item>
                <text:p text:style-name="P5">contenu : </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3.1">
          <table:table-cell table:style-name="Tableau53.A1" table:number-columns-spanned="15" office:value-type="string">
            <text:list xml:id="list1947737439"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3.1">
          <table:table-cell table:style-name="Tableau53.A1" table:number-columns-spanned="15" office:value-type="string">
            <text:list xml:id="list297320553"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3.1">
          <table:table-cell table:style-name="Tableau53.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3.18">
          <table:table-cell table:style-name="Tableau53.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3.18">
          <table:table-cell table:style-name="Tableau53.A19" office:value-type="string">
            <text:p text:style-name="P65"/>
          </table:table-cell>
          <table:table-cell table:style-name="Tableau53.A19" table:number-columns-spanned="5" office:value-type="string">
            <text:p text:style-name="P9">Contrôle continu</text:p>
          </table:table-cell>
          <table:covered-table-cell/>
          <table:covered-table-cell/>
          <table:covered-table-cell/>
          <table:covered-table-cell/>
          <table:table-cell table:style-name="Tableau53.A19" table:number-columns-spanned="5" office:value-type="string">
            <text:p text:style-name="P80">Contrôle terminal</text:p>
          </table:table-cell>
          <table:covered-table-cell/>
          <table:covered-table-cell/>
          <table:covered-table-cell/>
          <table:covered-table-cell/>
          <table:table-cell table:style-name="Tableau53.A1" table:number-columns-spanned="4" office:value-type="string">
            <text:p text:style-name="P80">Contrôle mixte</text:p>
          </table:table-cell>
          <table:covered-table-cell/>
          <table:covered-table-cell/>
          <table:covered-table-cell/>
        </table:table-row>
        <table:table-row table:style-name="Tableau53.18">
          <table:table-cell table:style-name="Tableau53.A19" office:value-type="string">
            <text:p text:style-name="P70"/>
          </table:table-cell>
          <table:table-cell table:style-name="Tableau53.A19" office:value-type="string">
            <text:p text:style-name="P80">nb de CC durant le semestre</text:p>
          </table:table-cell>
          <table:table-cell table:style-name="Tableau53.A19" office:value-type="string">
            <text:p text:style-name="P9">durée</text:p>
          </table:table-cell>
          <table:table-cell table:style-name="Tableau53.A19" table:number-columns-spanned="3" office:value-type="string">
            <text:p text:style-name="P80">Nature</text:p>
            <text:p text:style-name="P79">(oral/écrit )</text:p>
          </table:table-cell>
          <table:covered-table-cell/>
          <table:covered-table-cell/>
          <table:table-cell table:style-name="Tableau53.A19" table:number-columns-spanned="2" office:value-type="string">
            <text:p text:style-name="P9">durée</text:p>
          </table:table-cell>
          <table:covered-table-cell/>
          <table:table-cell table:style-name="Tableau53.A19" table:number-columns-spanned="3" office:value-type="string">
            <text:p text:style-name="P80">Nature</text:p>
            <text:p text:style-name="P79">(oral/écrit)</text:p>
          </table:table-cell>
          <table:covered-table-cell/>
          <table:covered-table-cell/>
          <table:table-cell table:style-name="Tableau53.A1" table:number-columns-spanned="4" office:value-type="string">
            <text:p text:style-name="P9">répartition en % entre CC et CT</text:p>
          </table:table-cell>
          <table:covered-table-cell/>
          <table:covered-table-cell/>
          <table:covered-table-cell/>
        </table:table-row>
        <table:table-row table:style-name="Tableau53.18">
          <table:table-cell table:style-name="Tableau53.A19" office:value-type="string">
            <text:p text:style-name="P69"><text:span text:style-name="T2">1</text:span><text:span text:style-name="T8">ère</text:span><text:span text:style-name="T2"> session :</text:span></text:p>
          </table:table-cell>
          <table:table-cell table:style-name="Tableau53.A19" office:value-type="string">
            <text:p text:style-name="P9"/>
          </table:table-cell>
          <table:table-cell table:style-name="Tableau53.A19" office:value-type="string">
            <text:p text:style-name="P9"/>
          </table:table-cell>
          <table:table-cell table:style-name="Tableau53.A19" table:number-columns-spanned="3" office:value-type="string">
            <text:p text:style-name="P9"/>
          </table:table-cell>
          <table:covered-table-cell/>
          <table:covered-table-cell/>
          <table:table-cell table:style-name="Tableau53.A19" table:number-columns-spanned="2" office:value-type="string">
            <text:p text:style-name="P9"/>
          </table:table-cell>
          <table:covered-table-cell/>
          <table:table-cell table:style-name="Tableau53.A19" table:number-columns-spanned="3" office:value-type="string">
            <text:p text:style-name="P9"/>
          </table:table-cell>
          <table:covered-table-cell/>
          <table:covered-table-cell/>
          <table:table-cell table:style-name="Tableau53.A1" table:number-columns-spanned="4" office:value-type="string">
            <text:p text:style-name="P9"/>
          </table:table-cell>
          <table:covered-table-cell/>
          <table:covered-table-cell/>
          <table:covered-table-cell/>
        </table:table-row>
        <table:table-row table:style-name="Tableau53.18">
          <table:table-cell table:style-name="Tableau53.A19" office:value-type="string">
            <text:list xml:id="list786985850" text:continue-list="list1996523880" text:style-name="WW8Num3">
              <text:list-item>
                <text:p text:style-name="P10">RNE</text:p>
              </text:list-item>
            </text:list>
          </table:table-cell>
          <table:table-cell table:style-name="Tableau53.A19" office:value-type="string">
            <text:p text:style-name="P9"/>
          </table:table-cell>
          <table:table-cell table:style-name="Tableau53.A19" office:value-type="string">
            <text:p text:style-name="P9"/>
          </table:table-cell>
          <table:table-cell table:style-name="Tableau53.A19" table:number-columns-spanned="3" office:value-type="string">
            <text:p text:style-name="P9"/>
          </table:table-cell>
          <table:covered-table-cell/>
          <table:covered-table-cell/>
          <table:table-cell table:style-name="Tableau53.A19" table:number-columns-spanned="2" office:value-type="string">
            <text:p text:style-name="P9"/>
          </table:table-cell>
          <table:covered-table-cell/>
          <table:table-cell table:style-name="Tableau53.A19" table:number-columns-spanned="3" office:value-type="string">
            <text:p text:style-name="P9"/>
          </table:table-cell>
          <table:covered-table-cell/>
          <table:covered-table-cell/>
          <table:table-cell table:style-name="Tableau53.A1" table:number-columns-spanned="4" office:value-type="string">
            <text:p text:style-name="P9"/>
          </table:table-cell>
          <table:covered-table-cell/>
          <table:covered-table-cell/>
          <table:covered-table-cell/>
        </table:table-row>
        <table:table-row table:style-name="Tableau53.18">
          <table:table-cell table:style-name="Tableau53.A19" office:value-type="string">
            <text:list xml:id="list1434297225" text:continue-numbering="true" text:style-name="WW8Num3">
              <text:list-item>
                <text:p text:style-name="P10">RSE</text:p>
              </text:list-item>
            </text:list>
          </table:table-cell>
          <table:table-cell table:style-name="Tableau53.A19" office:value-type="string">
            <text:p text:style-name="P9"/>
          </table:table-cell>
          <table:table-cell table:style-name="Tableau53.A19" office:value-type="string">
            <text:p text:style-name="P9"/>
          </table:table-cell>
          <table:table-cell table:style-name="Tableau53.A19" table:number-columns-spanned="3" office:value-type="string">
            <text:p text:style-name="P9"/>
          </table:table-cell>
          <table:covered-table-cell/>
          <table:covered-table-cell/>
          <table:table-cell table:style-name="Tableau53.A19" table:number-columns-spanned="2" office:value-type="string">
            <text:p text:style-name="P9"/>
          </table:table-cell>
          <table:covered-table-cell/>
          <table:table-cell table:style-name="Tableau53.A19" table:number-columns-spanned="3" office:value-type="string">
            <text:p text:style-name="P9"/>
          </table:table-cell>
          <table:covered-table-cell/>
          <table:covered-table-cell/>
          <table:table-cell table:style-name="Tableau53.A1" table:number-columns-spanned="4" office:value-type="string">
            <text:p text:style-name="P9"/>
          </table:table-cell>
          <table:covered-table-cell/>
          <table:covered-table-cell/>
          <table:covered-table-cell/>
        </table:table-row>
        <table:table-row table:style-name="Tableau53.18">
          <table:table-cell table:style-name="Tableau53.A19" office:value-type="string">
            <text:p text:style-name="P1"><text:span text:style-name="T2">2</text:span><text:span text:style-name="T8">ème</text:span><text:span text:style-name="T2"> session :</text:span></text:p>
          </table:table-cell>
          <table:table-cell table:style-name="Tableau53.A19" office:value-type="string">
            <text:p text:style-name="P9"/>
          </table:table-cell>
          <table:table-cell table:style-name="Tableau53.A19" office:value-type="string">
            <text:p text:style-name="P9"/>
          </table:table-cell>
          <table:table-cell table:style-name="Tableau53.A19" table:number-columns-spanned="3" office:value-type="string">
            <text:p text:style-name="P9"/>
          </table:table-cell>
          <table:covered-table-cell/>
          <table:covered-table-cell/>
          <table:table-cell table:style-name="Tableau53.A19" table:number-columns-spanned="2" office:value-type="string">
            <text:p text:style-name="P9"/>
          </table:table-cell>
          <table:covered-table-cell/>
          <table:table-cell table:style-name="Tableau53.A19" table:number-columns-spanned="3" office:value-type="string">
            <text:p text:style-name="P9"/>
          </table:table-cell>
          <table:covered-table-cell/>
          <table:covered-table-cell/>
          <table:table-cell table:style-name="Tableau53.A1" table:number-columns-spanned="4" office:value-type="string">
            <text:p text:style-name="P9"/>
          </table:table-cell>
          <table:covered-table-cell/>
          <table:covered-table-cell/>
          <table:covered-table-cell/>
        </table:table-row>
        <table:table-row table:style-name="Tableau53.18">
          <table:table-cell table:style-name="Tableau53.A19" office:value-type="string">
            <text:list xml:id="list1644421148" text:continue-numbering="true" text:style-name="WW8Num3">
              <text:list-item>
                <text:p text:style-name="P10">RNE</text:p>
              </text:list-item>
            </text:list>
          </table:table-cell>
          <table:table-cell table:style-name="Tableau53.A19" office:value-type="string">
            <text:p text:style-name="P6"/>
          </table:table-cell>
          <table:table-cell table:style-name="Tableau53.A19" office:value-type="string">
            <text:p text:style-name="P6"/>
          </table:table-cell>
          <table:table-cell table:style-name="Tableau53.A19" table:number-columns-spanned="3" office:value-type="string">
            <text:p text:style-name="P6"/>
          </table:table-cell>
          <table:covered-table-cell/>
          <table:covered-table-cell/>
          <table:table-cell table:style-name="Tableau53.A19" table:number-columns-spanned="2" office:value-type="string">
            <text:p text:style-name="P6"/>
          </table:table-cell>
          <table:covered-table-cell/>
          <table:table-cell table:style-name="Tableau53.A19" table:number-columns-spanned="3" office:value-type="string">
            <text:p text:style-name="P6"/>
          </table:table-cell>
          <table:covered-table-cell/>
          <table:covered-table-cell/>
          <table:table-cell table:style-name="Tableau53.A1" table:number-columns-spanned="4" office:value-type="string">
            <text:p text:style-name="P6"/>
          </table:table-cell>
          <table:covered-table-cell/>
          <table:covered-table-cell/>
          <table:covered-table-cell/>
        </table:table-row>
        <text:soft-page-break/>
        <table:table-row table:style-name="Tableau53.18">
          <table:table-cell table:style-name="Tableau53.A19" office:value-type="string">
            <text:list xml:id="list586595694" text:continue-numbering="true" text:style-name="WW8Num3">
              <text:list-item>
                <text:p text:style-name="P10">RSE</text:p>
              </text:list-item>
            </text:list>
          </table:table-cell>
          <table:table-cell table:style-name="Tableau53.A19" office:value-type="string">
            <text:p text:style-name="P6"/>
          </table:table-cell>
          <table:table-cell table:style-name="Tableau53.A19" office:value-type="string">
            <text:p text:style-name="P6"/>
          </table:table-cell>
          <table:table-cell table:style-name="Tableau53.A19" table:number-columns-spanned="3" office:value-type="string">
            <text:p text:style-name="P6"/>
          </table:table-cell>
          <table:covered-table-cell/>
          <table:covered-table-cell/>
          <table:table-cell table:style-name="Tableau53.A19" table:number-columns-spanned="2" office:value-type="string">
            <text:p text:style-name="P6"/>
          </table:table-cell>
          <table:covered-table-cell/>
          <table:table-cell table:style-name="Tableau53.A19" table:number-columns-spanned="3" office:value-type="string">
            <text:p text:style-name="P6"/>
          </table:table-cell>
          <table:covered-table-cell/>
          <table:covered-table-cell/>
          <table:table-cell table:style-name="Tableau53.A1" table:number-columns-spanned="4" office:value-type="string">
            <text:p text:style-name="P6"/>
          </table:table-cell>
          <table:covered-table-cell/>
          <table:covered-table-cell/>
          <table:covered-table-cell/>
        </table:table-row>
        <table:table-row table:style-name="Tableau53.18">
          <table:table-cell table:style-name="Tableau53.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3.18">
          <table:table-cell table:style-name="Tableau53.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3.18">
          <table:table-cell table:style-name="Tableau53.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3.18">
          <table:table-cell table:style-name="Tableau53.A27" table:number-columns-spanned="15" office:value-type="string">
            <text:p text:style-name="P62">Ressources pédagogiques : http://www.univ-orleans.fr/tic/foad/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54" table:style-name="Tableau54">
        <table:table-column table:style-name="Tableau54.A"/>
        <table:table-column table:style-name="Tableau54.B"/>
        <table:table-column table:style-name="Tableau54.C"/>
        <table:table-column table:style-name="Tableau54.D"/>
        <table:table-column table:style-name="Tableau54.E"/>
        <table:table-column table:style-name="Tableau54.F"/>
        <table:table-column table:style-name="Tableau54.G"/>
        <table:table-column table:style-name="Tableau54.H"/>
        <table:table-column table:style-name="Tableau54.I"/>
        <table:table-column table:style-name="Tableau54.J"/>
        <table:table-column table:style-name="Tableau54.K"/>
        <table:table-column table:style-name="Tableau54.L"/>
        <table:table-column table:style-name="Tableau54.E" table:number-columns-repeated="2"/>
        <table:table-column table:style-name="Tableau54.O"/>
        <table:table-row table:style-name="Tableau54.1">
          <table:table-cell table:style-name="Tableau54.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4.1">
          <table:table-cell table:style-name="Tableau54.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4.1">
          <table:table-cell table:style-name="Tableau54.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4.1">
          <table:table-cell table:style-name="Tableau54.A1" table:number-columns-spanned="15" office:value-type="string">
            <text:p text:style-name="P62">Parcours E-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4.5">
          <table:table-cell table:style-name="Tableau54.A5" table:number-columns-spanned="4" office:value-type="string">
            <text:p text:style-name="P7">Intitulé de l’Unité d’Enseignement :</text:p>
          </table:table-cell>
          <table:covered-table-cell/>
          <table:covered-table-cell/>
          <table:covered-table-cell/>
          <table:table-cell table:style-name="Tableau54.E5" table:number-columns-spanned="11" office:value-type="string">
            <text:p text:style-name="P54">Projet de conception - B30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4.5">
          <table:table-cell table:style-name="Tableau54.A5" table:number-columns-spanned="4" office:value-type="string">
            <text:p text:style-name="P4">Nature :</text:p>
          </table:table-cell>
          <table:covered-table-cell/>
          <table:covered-table-cell/>
          <table:covered-table-cell/>
          <table:table-cell table:style-name="Tableau54.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4.5">
          <table:table-cell table:style-name="Tableau54.A5" table:number-columns-spanned="4" office:value-type="string">
            <text:p text:style-name="P4">Semestre :</text:p>
          </table:table-cell>
          <table:covered-table-cell/>
          <table:covered-table-cell/>
          <table:covered-table-cell/>
          <table:table-cell table:style-name="Tableau54.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4.5">
          <table:table-cell table:style-name="Tableau54.A5" table:number-columns-spanned="4" office:value-type="string">
            <text:p text:style-name="P4">Crédits ECTS :</text:p>
          </table:table-cell>
          <table:covered-table-cell/>
          <table:covered-table-cell/>
          <table:covered-table-cell/>
          <table:table-cell table:style-name="Tableau54.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4.5">
          <table:table-cell table:style-name="Tableau54.A5" table:number-columns-spanned="4" office:value-type="string">
            <text:p text:style-name="P4">Coefficient :</text:p>
          </table:table-cell>
          <table:covered-table-cell/>
          <table:covered-table-cell/>
          <table:covered-table-cell/>
          <table:table-cell table:style-name="Tableau54.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4.5">
          <table:table-cell table:style-name="Tableau54.A5" table:number-columns-spanned="4" office:value-type="string">
            <text:p text:style-name="P4">Langue de l’enseignement :</text:p>
          </table:table-cell>
          <table:covered-table-cell/>
          <table:covered-table-cell/>
          <table:covered-table-cell/>
          <table:table-cell table:style-name="Tableau54.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4.5">
          <table:table-cell table:style-name="Tableau54.A5" table:number-columns-spanned="4" office:value-type="string">
            <text:p text:style-name="P4">Volume horaire total :</text:p>
          </table:table-cell>
          <table:covered-table-cell/>
          <table:covered-table-cell/>
          <table:covered-table-cell/>
          <table:table-cell table:style-name="Tableau54.A5" office:value-type="string">
            <text:p text:style-name="P3"/>
          </table:table-cell>
          <table:table-cell table:style-name="Tableau54.A5" table:number-columns-spanned="2" office:value-type="string">
            <text:p text:style-name="P8">dont</text:p>
          </table:table-cell>
          <table:covered-table-cell/>
          <table:table-cell table:style-name="Tableau54.A5" table:number-columns-spanned="2" office:value-type="string">
            <text:p text:style-name="P11">CM</text:p>
          </table:table-cell>
          <table:covered-table-cell/>
          <table:table-cell table:style-name="Tableau54.A5" office:value-type="string">
            <text:p text:style-name="P11"/>
          </table:table-cell>
          <table:table-cell table:style-name="Tableau54.A5" table:number-columns-spanned="2" office:value-type="string">
            <text:p text:style-name="P11">TD</text:p>
          </table:table-cell>
          <table:covered-table-cell/>
          <table:table-cell table:style-name="Tableau54.A5" office:value-type="string">
            <text:p text:style-name="P11"/>
          </table:table-cell>
          <table:table-cell table:style-name="Tableau54.A5" office:value-type="string">
            <text:p text:style-name="P11">TP</text:p>
          </table:table-cell>
          <table:table-cell table:style-name="Tableau54.E5" office:value-type="string">
            <text:p text:style-name="P11"/>
          </table:table-cell>
        </table:table-row>
        <table:table-row table:style-name="Tableau54.1">
          <table:table-cell table:style-name="Tableau54.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4.1">
          <table:table-cell table:style-name="Tableau54.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4.1">
          <table:table-cell table:style-name="Tableau54.A1" table:number-columns-spanned="15" office:value-type="string">
            <text:list xml:id="list731303829" text:continue-list="list297320553" text:style-name="WW8Num2">
              <text:list-item>
                <text:p text:style-name="P5">contenu : </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4.1">
          <table:table-cell table:style-name="Tableau54.A1" table:number-columns-spanned="15" office:value-type="string">
            <text:list xml:id="list1889440370"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4.1">
          <table:table-cell table:style-name="Tableau54.A1" table:number-columns-spanned="15" office:value-type="string">
            <text:list xml:id="list1898508549"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4.1">
          <table:table-cell table:style-name="Tableau54.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4.18">
          <table:table-cell table:style-name="Tableau54.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4.18">
          <table:table-cell table:style-name="Tableau54.A19" office:value-type="string">
            <text:p text:style-name="P65"/>
          </table:table-cell>
          <table:table-cell table:style-name="Tableau54.A19" table:number-columns-spanned="5" office:value-type="string">
            <text:p text:style-name="P9">Contrôle continu</text:p>
          </table:table-cell>
          <table:covered-table-cell/>
          <table:covered-table-cell/>
          <table:covered-table-cell/>
          <table:covered-table-cell/>
          <table:table-cell table:style-name="Tableau54.A19" table:number-columns-spanned="5" office:value-type="string">
            <text:p text:style-name="P80">Contrôle terminal</text:p>
          </table:table-cell>
          <table:covered-table-cell/>
          <table:covered-table-cell/>
          <table:covered-table-cell/>
          <table:covered-table-cell/>
          <table:table-cell table:style-name="Tableau54.A1" table:number-columns-spanned="4" office:value-type="string">
            <text:p text:style-name="P80">Contrôle mixte</text:p>
          </table:table-cell>
          <table:covered-table-cell/>
          <table:covered-table-cell/>
          <table:covered-table-cell/>
        </table:table-row>
        <table:table-row table:style-name="Tableau54.18">
          <table:table-cell table:style-name="Tableau54.A19" office:value-type="string">
            <text:p text:style-name="P70"/>
          </table:table-cell>
          <table:table-cell table:style-name="Tableau54.A19" office:value-type="string">
            <text:p text:style-name="P80">nb de CC durant le semestre</text:p>
          </table:table-cell>
          <table:table-cell table:style-name="Tableau54.A19" office:value-type="string">
            <text:p text:style-name="P9">durée</text:p>
          </table:table-cell>
          <table:table-cell table:style-name="Tableau54.A19" table:number-columns-spanned="3" office:value-type="string">
            <text:p text:style-name="P80">Nature</text:p>
            <text:p text:style-name="P79">(oral/écrit )</text:p>
          </table:table-cell>
          <table:covered-table-cell/>
          <table:covered-table-cell/>
          <table:table-cell table:style-name="Tableau54.A19" table:number-columns-spanned="2" office:value-type="string">
            <text:p text:style-name="P9">durée</text:p>
          </table:table-cell>
          <table:covered-table-cell/>
          <table:table-cell table:style-name="Tableau54.A19" table:number-columns-spanned="3" office:value-type="string">
            <text:p text:style-name="P80">Nature</text:p>
            <text:p text:style-name="P79">(oral/écrit)</text:p>
          </table:table-cell>
          <table:covered-table-cell/>
          <table:covered-table-cell/>
          <table:table-cell table:style-name="Tableau54.A1" table:number-columns-spanned="4" office:value-type="string">
            <text:p text:style-name="P9">répartition en % entre CC et CT</text:p>
          </table:table-cell>
          <table:covered-table-cell/>
          <table:covered-table-cell/>
          <table:covered-table-cell/>
        </table:table-row>
        <table:table-row table:style-name="Tableau54.18">
          <table:table-cell table:style-name="Tableau54.A19" office:value-type="string">
            <text:p text:style-name="P69"><text:span text:style-name="T2">1</text:span><text:span text:style-name="T8">ère</text:span><text:span text:style-name="T2"> session :</text:span></text:p>
          </table:table-cell>
          <table:table-cell table:style-name="Tableau54.A19" office:value-type="string">
            <text:p text:style-name="P9"/>
          </table:table-cell>
          <table:table-cell table:style-name="Tableau54.A19" office:value-type="string">
            <text:p text:style-name="P9"/>
          </table:table-cell>
          <table:table-cell table:style-name="Tableau54.A19" table:number-columns-spanned="3" office:value-type="string">
            <text:p text:style-name="P9"/>
          </table:table-cell>
          <table:covered-table-cell/>
          <table:covered-table-cell/>
          <table:table-cell table:style-name="Tableau54.A19" table:number-columns-spanned="2" office:value-type="string">
            <text:p text:style-name="P9"/>
          </table:table-cell>
          <table:covered-table-cell/>
          <table:table-cell table:style-name="Tableau54.A19" table:number-columns-spanned="3" office:value-type="string">
            <text:p text:style-name="P9"/>
          </table:table-cell>
          <table:covered-table-cell/>
          <table:covered-table-cell/>
          <table:table-cell table:style-name="Tableau54.A1" table:number-columns-spanned="4" office:value-type="string">
            <text:p text:style-name="P9"/>
          </table:table-cell>
          <table:covered-table-cell/>
          <table:covered-table-cell/>
          <table:covered-table-cell/>
        </table:table-row>
        <table:table-row table:style-name="Tableau54.18">
          <table:table-cell table:style-name="Tableau54.A19" office:value-type="string">
            <text:list xml:id="list1836054065" text:continue-list="list586595694" text:style-name="WW8Num3">
              <text:list-item>
                <text:p text:style-name="P10">RNE</text:p>
              </text:list-item>
            </text:list>
          </table:table-cell>
          <table:table-cell table:style-name="Tableau54.A19" office:value-type="string">
            <text:p text:style-name="P9"/>
          </table:table-cell>
          <table:table-cell table:style-name="Tableau54.A19" office:value-type="string">
            <text:p text:style-name="P9"/>
          </table:table-cell>
          <table:table-cell table:style-name="Tableau54.A19" table:number-columns-spanned="3" office:value-type="string">
            <text:p text:style-name="P9"/>
          </table:table-cell>
          <table:covered-table-cell/>
          <table:covered-table-cell/>
          <table:table-cell table:style-name="Tableau54.A19" table:number-columns-spanned="2" office:value-type="string">
            <text:p text:style-name="P9"/>
          </table:table-cell>
          <table:covered-table-cell/>
          <table:table-cell table:style-name="Tableau54.A19" table:number-columns-spanned="3" office:value-type="string">
            <text:p text:style-name="P9"/>
          </table:table-cell>
          <table:covered-table-cell/>
          <table:covered-table-cell/>
          <table:table-cell table:style-name="Tableau54.A1" table:number-columns-spanned="4" office:value-type="string">
            <text:p text:style-name="P9"/>
          </table:table-cell>
          <table:covered-table-cell/>
          <table:covered-table-cell/>
          <table:covered-table-cell/>
        </table:table-row>
        <table:table-row table:style-name="Tableau54.18">
          <table:table-cell table:style-name="Tableau54.A19" office:value-type="string">
            <text:list xml:id="list135561213" text:continue-numbering="true" text:style-name="WW8Num3">
              <text:list-item>
                <text:p text:style-name="P10">RSE</text:p>
              </text:list-item>
            </text:list>
          </table:table-cell>
          <table:table-cell table:style-name="Tableau54.A19" office:value-type="string">
            <text:p text:style-name="P9"/>
          </table:table-cell>
          <table:table-cell table:style-name="Tableau54.A19" office:value-type="string">
            <text:p text:style-name="P9"/>
          </table:table-cell>
          <table:table-cell table:style-name="Tableau54.A19" table:number-columns-spanned="3" office:value-type="string">
            <text:p text:style-name="P9"/>
          </table:table-cell>
          <table:covered-table-cell/>
          <table:covered-table-cell/>
          <table:table-cell table:style-name="Tableau54.A19" table:number-columns-spanned="2" office:value-type="string">
            <text:p text:style-name="P9"/>
          </table:table-cell>
          <table:covered-table-cell/>
          <table:table-cell table:style-name="Tableau54.A19" table:number-columns-spanned="3" office:value-type="string">
            <text:p text:style-name="P9"/>
          </table:table-cell>
          <table:covered-table-cell/>
          <table:covered-table-cell/>
          <table:table-cell table:style-name="Tableau54.A1" table:number-columns-spanned="4" office:value-type="string">
            <text:p text:style-name="P9"/>
          </table:table-cell>
          <table:covered-table-cell/>
          <table:covered-table-cell/>
          <table:covered-table-cell/>
        </table:table-row>
        <table:table-row table:style-name="Tableau54.18">
          <table:table-cell table:style-name="Tableau54.A19" office:value-type="string">
            <text:p text:style-name="P1"><text:span text:style-name="T2">2</text:span><text:span text:style-name="T8">ème</text:span><text:span text:style-name="T2"> session :</text:span></text:p>
          </table:table-cell>
          <table:table-cell table:style-name="Tableau54.A19" office:value-type="string">
            <text:p text:style-name="P9"/>
          </table:table-cell>
          <table:table-cell table:style-name="Tableau54.A19" office:value-type="string">
            <text:p text:style-name="P9"/>
          </table:table-cell>
          <table:table-cell table:style-name="Tableau54.A19" table:number-columns-spanned="3" office:value-type="string">
            <text:p text:style-name="P9"/>
          </table:table-cell>
          <table:covered-table-cell/>
          <table:covered-table-cell/>
          <table:table-cell table:style-name="Tableau54.A19" table:number-columns-spanned="2" office:value-type="string">
            <text:p text:style-name="P9"/>
          </table:table-cell>
          <table:covered-table-cell/>
          <table:table-cell table:style-name="Tableau54.A19" table:number-columns-spanned="3" office:value-type="string">
            <text:p text:style-name="P9"/>
          </table:table-cell>
          <table:covered-table-cell/>
          <table:covered-table-cell/>
          <table:table-cell table:style-name="Tableau54.A1" table:number-columns-spanned="4" office:value-type="string">
            <text:p text:style-name="P9"/>
          </table:table-cell>
          <table:covered-table-cell/>
          <table:covered-table-cell/>
          <table:covered-table-cell/>
        </table:table-row>
        <table:table-row table:style-name="Tableau54.18">
          <table:table-cell table:style-name="Tableau54.A19" office:value-type="string">
            <text:list xml:id="list812055572" text:continue-numbering="true" text:style-name="WW8Num3">
              <text:list-item>
                <text:p text:style-name="P10">RNE</text:p>
              </text:list-item>
            </text:list>
          </table:table-cell>
          <table:table-cell table:style-name="Tableau54.A19" office:value-type="string">
            <text:p text:style-name="P6"/>
          </table:table-cell>
          <table:table-cell table:style-name="Tableau54.A19" office:value-type="string">
            <text:p text:style-name="P6"/>
          </table:table-cell>
          <table:table-cell table:style-name="Tableau54.A19" table:number-columns-spanned="3" office:value-type="string">
            <text:p text:style-name="P6"/>
          </table:table-cell>
          <table:covered-table-cell/>
          <table:covered-table-cell/>
          <table:table-cell table:style-name="Tableau54.A19" table:number-columns-spanned="2" office:value-type="string">
            <text:p text:style-name="P6"/>
          </table:table-cell>
          <table:covered-table-cell/>
          <table:table-cell table:style-name="Tableau54.A19" table:number-columns-spanned="3" office:value-type="string">
            <text:p text:style-name="P6"/>
          </table:table-cell>
          <table:covered-table-cell/>
          <table:covered-table-cell/>
          <table:table-cell table:style-name="Tableau54.A1" table:number-columns-spanned="4" office:value-type="string">
            <text:p text:style-name="P6"/>
          </table:table-cell>
          <table:covered-table-cell/>
          <table:covered-table-cell/>
          <table:covered-table-cell/>
        </table:table-row>
        <table:table-row table:style-name="Tableau54.18">
          <table:table-cell table:style-name="Tableau54.A19" office:value-type="string">
            <text:list xml:id="list1874320067" text:continue-numbering="true" text:style-name="WW8Num3">
              <text:list-item>
                <text:p text:style-name="P10">RSE</text:p>
              </text:list-item>
            </text:list>
          </table:table-cell>
          <table:table-cell table:style-name="Tableau54.A19" office:value-type="string">
            <text:p text:style-name="P6"/>
          </table:table-cell>
          <table:table-cell table:style-name="Tableau54.A19" office:value-type="string">
            <text:p text:style-name="P6"/>
          </table:table-cell>
          <table:table-cell table:style-name="Tableau54.A19" table:number-columns-spanned="3" office:value-type="string">
            <text:p text:style-name="P6"/>
          </table:table-cell>
          <table:covered-table-cell/>
          <table:covered-table-cell/>
          <table:table-cell table:style-name="Tableau54.A19" table:number-columns-spanned="2" office:value-type="string">
            <text:p text:style-name="P6"/>
          </table:table-cell>
          <table:covered-table-cell/>
          <table:table-cell table:style-name="Tableau54.A19" table:number-columns-spanned="3" office:value-type="string">
            <text:p text:style-name="P6"/>
          </table:table-cell>
          <table:covered-table-cell/>
          <table:covered-table-cell/>
          <table:table-cell table:style-name="Tableau54.A1" table:number-columns-spanned="4" office:value-type="string">
            <text:p text:style-name="P6"/>
          </table:table-cell>
          <table:covered-table-cell/>
          <table:covered-table-cell/>
          <table:covered-table-cell/>
        </table:table-row>
        <table:table-row table:style-name="Tableau54.18">
          <table:table-cell table:style-name="Tableau54.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4.18">
          <table:table-cell table:style-name="Tableau54.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4.18">
          <table:table-cell table:style-name="Tableau54.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4.18">
          <table:table-cell table:style-name="Tableau54.A27" table:number-columns-spanned="15" office:value-type="string">
            <text:p text:style-name="P62">Ressources pédagogiques : http://www.univ-orleans.fr/tic/foad/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55" table:style-name="Tableau55">
        <table:table-column table:style-name="Tableau55.A"/>
        <table:table-column table:style-name="Tableau55.B"/>
        <table:table-column table:style-name="Tableau55.C"/>
        <table:table-column table:style-name="Tableau55.D"/>
        <table:table-column table:style-name="Tableau55.E"/>
        <table:table-column table:style-name="Tableau55.F"/>
        <table:table-column table:style-name="Tableau55.G"/>
        <table:table-column table:style-name="Tableau55.H"/>
        <table:table-column table:style-name="Tableau55.I"/>
        <table:table-column table:style-name="Tableau55.J"/>
        <table:table-column table:style-name="Tableau55.K"/>
        <table:table-column table:style-name="Tableau55.L"/>
        <table:table-column table:style-name="Tableau55.E" table:number-columns-repeated="2"/>
        <table:table-column table:style-name="Tableau55.O"/>
        <table:table-row table:style-name="Tableau55.1">
          <table:table-cell table:style-name="Tableau55.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5.1">
          <table:table-cell table:style-name="Tableau55.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5.1">
          <table:table-cell table:style-name="Tableau55.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55.1">
          <table:table-cell table:style-name="Tableau55.A1" table:number-columns-spanned="15" office:value-type="string">
            <text:p text:style-name="P62">Parcours E-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5.5">
          <table:table-cell table:style-name="Tableau55.A5" table:number-columns-spanned="4" office:value-type="string">
            <text:p text:style-name="P7">Intitulé de l’Unité d’Enseignement :</text:p>
          </table:table-cell>
          <table:covered-table-cell/>
          <table:covered-table-cell/>
          <table:covered-table-cell/>
          <table:table-cell table:style-name="Tableau55.E5" table:number-columns-spanned="11" office:value-type="string">
            <text:p text:style-name="P54">Marketing - B40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5.5">
          <table:table-cell table:style-name="Tableau55.A5" table:number-columns-spanned="4" office:value-type="string">
            <text:p text:style-name="P4">Nature :</text:p>
          </table:table-cell>
          <table:covered-table-cell/>
          <table:covered-table-cell/>
          <table:covered-table-cell/>
          <table:table-cell table:style-name="Tableau55.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5.5">
          <table:table-cell table:style-name="Tableau55.A5" table:number-columns-spanned="4" office:value-type="string">
            <text:p text:style-name="P4">Semestre :</text:p>
          </table:table-cell>
          <table:covered-table-cell/>
          <table:covered-table-cell/>
          <table:covered-table-cell/>
          <table:table-cell table:style-name="Tableau55.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5.5">
          <table:table-cell table:style-name="Tableau55.A5" table:number-columns-spanned="4" office:value-type="string">
            <text:p text:style-name="P4">Crédits ECTS :</text:p>
          </table:table-cell>
          <table:covered-table-cell/>
          <table:covered-table-cell/>
          <table:covered-table-cell/>
          <table:table-cell table:style-name="Tableau55.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5.5">
          <table:table-cell table:style-name="Tableau55.A5" table:number-columns-spanned="4" office:value-type="string">
            <text:p text:style-name="P4">Coefficient :</text:p>
          </table:table-cell>
          <table:covered-table-cell/>
          <table:covered-table-cell/>
          <table:covered-table-cell/>
          <table:table-cell table:style-name="Tableau55.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5.5">
          <table:table-cell table:style-name="Tableau55.A5" table:number-columns-spanned="4" office:value-type="string">
            <text:p text:style-name="P4">Langue de l’enseignement :</text:p>
          </table:table-cell>
          <table:covered-table-cell/>
          <table:covered-table-cell/>
          <table:covered-table-cell/>
          <table:table-cell table:style-name="Tableau55.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5.5">
          <table:table-cell table:style-name="Tableau55.A5" table:number-columns-spanned="4" office:value-type="string">
            <text:p text:style-name="P4">Volume horaire total :</text:p>
          </table:table-cell>
          <table:covered-table-cell/>
          <table:covered-table-cell/>
          <table:covered-table-cell/>
          <table:table-cell table:style-name="Tableau55.A5" office:value-type="string">
            <text:p text:style-name="P3"/>
          </table:table-cell>
          <table:table-cell table:style-name="Tableau55.A5" table:number-columns-spanned="2" office:value-type="string">
            <text:p text:style-name="P8">dont</text:p>
          </table:table-cell>
          <table:covered-table-cell/>
          <table:table-cell table:style-name="Tableau55.A5" table:number-columns-spanned="2" office:value-type="string">
            <text:p text:style-name="P11">CM</text:p>
          </table:table-cell>
          <table:covered-table-cell/>
          <table:table-cell table:style-name="Tableau55.A5" office:value-type="string">
            <text:p text:style-name="P11"/>
          </table:table-cell>
          <table:table-cell table:style-name="Tableau55.A5" table:number-columns-spanned="2" office:value-type="string">
            <text:p text:style-name="P11">TD</text:p>
          </table:table-cell>
          <table:covered-table-cell/>
          <table:table-cell table:style-name="Tableau55.A5" office:value-type="string">
            <text:p text:style-name="P11"/>
          </table:table-cell>
          <table:table-cell table:style-name="Tableau55.A5" office:value-type="string">
            <text:p text:style-name="P11">TP</text:p>
          </table:table-cell>
          <table:table-cell table:style-name="Tableau55.E5" office:value-type="string">
            <text:p text:style-name="P11"/>
          </table:table-cell>
        </table:table-row>
        <table:table-row table:style-name="Tableau55.1">
          <table:table-cell table:style-name="Tableau55.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5.1">
          <table:table-cell table:style-name="Tableau55.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5.1">
          <table:table-cell table:style-name="Tableau55.A1" table:number-columns-spanned="15" office:value-type="string">
            <text:list xml:id="list1174646374" text:continue-list="list1898508549" text:style-name="WW8Num2">
              <text:list-item>
                <text:p text:style-name="P5">contenu : </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5.1">
          <table:table-cell table:style-name="Tableau55.A1" table:number-columns-spanned="15" office:value-type="string">
            <text:list xml:id="list1379339095"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5.1">
          <table:table-cell table:style-name="Tableau55.A1" table:number-columns-spanned="15" office:value-type="string">
            <text:list xml:id="list1381098448"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5.1">
          <table:table-cell table:style-name="Tableau55.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5.18">
          <table:table-cell table:style-name="Tableau55.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5.18">
          <table:table-cell table:style-name="Tableau55.A19" office:value-type="string">
            <text:p text:style-name="P65"/>
          </table:table-cell>
          <table:table-cell table:style-name="Tableau55.A19" table:number-columns-spanned="5" office:value-type="string">
            <text:p text:style-name="P9">Contrôle continu</text:p>
          </table:table-cell>
          <table:covered-table-cell/>
          <table:covered-table-cell/>
          <table:covered-table-cell/>
          <table:covered-table-cell/>
          <table:table-cell table:style-name="Tableau55.A19" table:number-columns-spanned="5" office:value-type="string">
            <text:p text:style-name="P80">Contrôle terminal</text:p>
          </table:table-cell>
          <table:covered-table-cell/>
          <table:covered-table-cell/>
          <table:covered-table-cell/>
          <table:covered-table-cell/>
          <table:table-cell table:style-name="Tableau55.A1" table:number-columns-spanned="4" office:value-type="string">
            <text:p text:style-name="P80">Contrôle mixte</text:p>
          </table:table-cell>
          <table:covered-table-cell/>
          <table:covered-table-cell/>
          <table:covered-table-cell/>
        </table:table-row>
        <table:table-row table:style-name="Tableau55.18">
          <table:table-cell table:style-name="Tableau55.A19" office:value-type="string">
            <text:p text:style-name="P70"/>
          </table:table-cell>
          <table:table-cell table:style-name="Tableau55.A19" office:value-type="string">
            <text:p text:style-name="P80">nb de CC durant le semestre</text:p>
          </table:table-cell>
          <table:table-cell table:style-name="Tableau55.A19" office:value-type="string">
            <text:p text:style-name="P9">durée</text:p>
          </table:table-cell>
          <table:table-cell table:style-name="Tableau55.A19" table:number-columns-spanned="3" office:value-type="string">
            <text:p text:style-name="P80">Nature</text:p>
            <text:p text:style-name="P79">(oral/écrit )</text:p>
          </table:table-cell>
          <table:covered-table-cell/>
          <table:covered-table-cell/>
          <table:table-cell table:style-name="Tableau55.A19" table:number-columns-spanned="2" office:value-type="string">
            <text:p text:style-name="P9">durée</text:p>
          </table:table-cell>
          <table:covered-table-cell/>
          <table:table-cell table:style-name="Tableau55.A19" table:number-columns-spanned="3" office:value-type="string">
            <text:p text:style-name="P80">Nature</text:p>
            <text:p text:style-name="P79">(oral/écrit)</text:p>
          </table:table-cell>
          <table:covered-table-cell/>
          <table:covered-table-cell/>
          <table:table-cell table:style-name="Tableau55.A1" table:number-columns-spanned="4" office:value-type="string">
            <text:p text:style-name="P9">répartition en % entre CC et CT</text:p>
          </table:table-cell>
          <table:covered-table-cell/>
          <table:covered-table-cell/>
          <table:covered-table-cell/>
        </table:table-row>
        <table:table-row table:style-name="Tableau55.18">
          <table:table-cell table:style-name="Tableau55.A19" office:value-type="string">
            <text:p text:style-name="P69"><text:span text:style-name="T2">1</text:span><text:span text:style-name="T8">ère</text:span><text:span text:style-name="T2"> session :</text:span></text:p>
          </table:table-cell>
          <table:table-cell table:style-name="Tableau55.A19" office:value-type="string">
            <text:p text:style-name="P9"/>
          </table:table-cell>
          <table:table-cell table:style-name="Tableau55.A19" office:value-type="string">
            <text:p text:style-name="P9"/>
          </table:table-cell>
          <table:table-cell table:style-name="Tableau55.A19" table:number-columns-spanned="3" office:value-type="string">
            <text:p text:style-name="P9"/>
          </table:table-cell>
          <table:covered-table-cell/>
          <table:covered-table-cell/>
          <table:table-cell table:style-name="Tableau55.A19" table:number-columns-spanned="2" office:value-type="string">
            <text:p text:style-name="P9"/>
          </table:table-cell>
          <table:covered-table-cell/>
          <table:table-cell table:style-name="Tableau55.A19" table:number-columns-spanned="3" office:value-type="string">
            <text:p text:style-name="P9"/>
          </table:table-cell>
          <table:covered-table-cell/>
          <table:covered-table-cell/>
          <table:table-cell table:style-name="Tableau55.A1" table:number-columns-spanned="4" office:value-type="string">
            <text:p text:style-name="P9"/>
          </table:table-cell>
          <table:covered-table-cell/>
          <table:covered-table-cell/>
          <table:covered-table-cell/>
        </table:table-row>
        <table:table-row table:style-name="Tableau55.18">
          <table:table-cell table:style-name="Tableau55.A19" office:value-type="string">
            <text:list xml:id="list885773261" text:continue-list="list1874320067" text:style-name="WW8Num3">
              <text:list-item>
                <text:p text:style-name="P10">RNE</text:p>
              </text:list-item>
            </text:list>
          </table:table-cell>
          <table:table-cell table:style-name="Tableau55.A19" office:value-type="string">
            <text:p text:style-name="P9"/>
          </table:table-cell>
          <table:table-cell table:style-name="Tableau55.A19" office:value-type="string">
            <text:p text:style-name="P9"/>
          </table:table-cell>
          <table:table-cell table:style-name="Tableau55.A19" table:number-columns-spanned="3" office:value-type="string">
            <text:p text:style-name="P9"/>
          </table:table-cell>
          <table:covered-table-cell/>
          <table:covered-table-cell/>
          <table:table-cell table:style-name="Tableau55.A19" table:number-columns-spanned="2" office:value-type="string">
            <text:p text:style-name="P9"/>
          </table:table-cell>
          <table:covered-table-cell/>
          <table:table-cell table:style-name="Tableau55.A19" table:number-columns-spanned="3" office:value-type="string">
            <text:p text:style-name="P9"/>
          </table:table-cell>
          <table:covered-table-cell/>
          <table:covered-table-cell/>
          <table:table-cell table:style-name="Tableau55.A1" table:number-columns-spanned="4" office:value-type="string">
            <text:p text:style-name="P9"/>
          </table:table-cell>
          <table:covered-table-cell/>
          <table:covered-table-cell/>
          <table:covered-table-cell/>
        </table:table-row>
        <table:table-row table:style-name="Tableau55.18">
          <table:table-cell table:style-name="Tableau55.A19" office:value-type="string">
            <text:list xml:id="list1749454771" text:continue-numbering="true" text:style-name="WW8Num3">
              <text:list-item>
                <text:p text:style-name="P10">RSE</text:p>
              </text:list-item>
            </text:list>
          </table:table-cell>
          <table:table-cell table:style-name="Tableau55.A19" office:value-type="string">
            <text:p text:style-name="P9"/>
          </table:table-cell>
          <table:table-cell table:style-name="Tableau55.A19" office:value-type="string">
            <text:p text:style-name="P9"/>
          </table:table-cell>
          <table:table-cell table:style-name="Tableau55.A19" table:number-columns-spanned="3" office:value-type="string">
            <text:p text:style-name="P9"/>
          </table:table-cell>
          <table:covered-table-cell/>
          <table:covered-table-cell/>
          <table:table-cell table:style-name="Tableau55.A19" table:number-columns-spanned="2" office:value-type="string">
            <text:p text:style-name="P9"/>
          </table:table-cell>
          <table:covered-table-cell/>
          <table:table-cell table:style-name="Tableau55.A19" table:number-columns-spanned="3" office:value-type="string">
            <text:p text:style-name="P9"/>
          </table:table-cell>
          <table:covered-table-cell/>
          <table:covered-table-cell/>
          <table:table-cell table:style-name="Tableau55.A1" table:number-columns-spanned="4" office:value-type="string">
            <text:p text:style-name="P9"/>
          </table:table-cell>
          <table:covered-table-cell/>
          <table:covered-table-cell/>
          <table:covered-table-cell/>
        </table:table-row>
        <table:table-row table:style-name="Tableau55.18">
          <table:table-cell table:style-name="Tableau55.A19" office:value-type="string">
            <text:p text:style-name="P1"><text:span text:style-name="T2">2</text:span><text:span text:style-name="T8">ème</text:span><text:span text:style-name="T2"> session :</text:span></text:p>
          </table:table-cell>
          <table:table-cell table:style-name="Tableau55.A19" office:value-type="string">
            <text:p text:style-name="P9"/>
          </table:table-cell>
          <table:table-cell table:style-name="Tableau55.A19" office:value-type="string">
            <text:p text:style-name="P9"/>
          </table:table-cell>
          <table:table-cell table:style-name="Tableau55.A19" table:number-columns-spanned="3" office:value-type="string">
            <text:p text:style-name="P9"/>
          </table:table-cell>
          <table:covered-table-cell/>
          <table:covered-table-cell/>
          <table:table-cell table:style-name="Tableau55.A19" table:number-columns-spanned="2" office:value-type="string">
            <text:p text:style-name="P9"/>
          </table:table-cell>
          <table:covered-table-cell/>
          <table:table-cell table:style-name="Tableau55.A19" table:number-columns-spanned="3" office:value-type="string">
            <text:p text:style-name="P9"/>
          </table:table-cell>
          <table:covered-table-cell/>
          <table:covered-table-cell/>
          <table:table-cell table:style-name="Tableau55.A1" table:number-columns-spanned="4" office:value-type="string">
            <text:p text:style-name="P9"/>
          </table:table-cell>
          <table:covered-table-cell/>
          <table:covered-table-cell/>
          <table:covered-table-cell/>
        </table:table-row>
        <table:table-row table:style-name="Tableau55.18">
          <table:table-cell table:style-name="Tableau55.A19" office:value-type="string">
            <text:list xml:id="list655139621" text:continue-numbering="true" text:style-name="WW8Num3">
              <text:list-item>
                <text:p text:style-name="P10">RNE</text:p>
              </text:list-item>
            </text:list>
          </table:table-cell>
          <table:table-cell table:style-name="Tableau55.A19" office:value-type="string">
            <text:p text:style-name="P6"/>
          </table:table-cell>
          <table:table-cell table:style-name="Tableau55.A19" office:value-type="string">
            <text:p text:style-name="P6"/>
          </table:table-cell>
          <table:table-cell table:style-name="Tableau55.A19" table:number-columns-spanned="3" office:value-type="string">
            <text:p text:style-name="P6"/>
          </table:table-cell>
          <table:covered-table-cell/>
          <table:covered-table-cell/>
          <table:table-cell table:style-name="Tableau55.A19" table:number-columns-spanned="2" office:value-type="string">
            <text:p text:style-name="P6"/>
          </table:table-cell>
          <table:covered-table-cell/>
          <table:table-cell table:style-name="Tableau55.A19" table:number-columns-spanned="3" office:value-type="string">
            <text:p text:style-name="P6"/>
          </table:table-cell>
          <table:covered-table-cell/>
          <table:covered-table-cell/>
          <table:table-cell table:style-name="Tableau55.A1" table:number-columns-spanned="4" office:value-type="string">
            <text:p text:style-name="P6"/>
          </table:table-cell>
          <table:covered-table-cell/>
          <table:covered-table-cell/>
          <table:covered-table-cell/>
        </table:table-row>
        <table:table-row table:style-name="Tableau55.18">
          <table:table-cell table:style-name="Tableau55.A19" office:value-type="string">
            <text:list xml:id="list1697850126" text:continue-numbering="true" text:style-name="WW8Num3">
              <text:list-item>
                <text:p text:style-name="P10">RSE</text:p>
              </text:list-item>
            </text:list>
          </table:table-cell>
          <table:table-cell table:style-name="Tableau55.A19" office:value-type="string">
            <text:p text:style-name="P6"/>
          </table:table-cell>
          <table:table-cell table:style-name="Tableau55.A19" office:value-type="string">
            <text:p text:style-name="P6"/>
          </table:table-cell>
          <table:table-cell table:style-name="Tableau55.A19" table:number-columns-spanned="3" office:value-type="string">
            <text:p text:style-name="P6"/>
          </table:table-cell>
          <table:covered-table-cell/>
          <table:covered-table-cell/>
          <table:table-cell table:style-name="Tableau55.A19" table:number-columns-spanned="2" office:value-type="string">
            <text:p text:style-name="P6"/>
          </table:table-cell>
          <table:covered-table-cell/>
          <table:table-cell table:style-name="Tableau55.A19" table:number-columns-spanned="3" office:value-type="string">
            <text:p text:style-name="P6"/>
          </table:table-cell>
          <table:covered-table-cell/>
          <table:covered-table-cell/>
          <table:table-cell table:style-name="Tableau55.A1" table:number-columns-spanned="4" office:value-type="string">
            <text:p text:style-name="P6"/>
          </table:table-cell>
          <table:covered-table-cell/>
          <table:covered-table-cell/>
          <table:covered-table-cell/>
        </table:table-row>
        <table:table-row table:style-name="Tableau55.18">
          <table:table-cell table:style-name="Tableau55.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5.18">
          <table:table-cell table:style-name="Tableau55.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5.18">
          <table:table-cell table:style-name="Tableau55.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5.18">
          <table:table-cell table:style-name="Tableau55.A27" table:number-columns-spanned="15" office:value-type="string">
            <text:p text:style-name="P62">Ressources pédagogiques : http://www.univ-orleans.fr/tic/foad/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56" table:style-name="Tableau56">
        <table:table-column table:style-name="Tableau56.A"/>
        <table:table-column table:style-name="Tableau56.B"/>
        <table:table-column table:style-name="Tableau56.C"/>
        <table:table-column table:style-name="Tableau56.D"/>
        <table:table-column table:style-name="Tableau56.E"/>
        <table:table-column table:style-name="Tableau56.F"/>
        <table:table-column table:style-name="Tableau56.G"/>
        <table:table-column table:style-name="Tableau56.H"/>
        <table:table-column table:style-name="Tableau56.I"/>
        <table:table-column table:style-name="Tableau56.J"/>
        <table:table-column table:style-name="Tableau56.K"/>
        <table:table-column table:style-name="Tableau56.L"/>
        <table:table-column table:style-name="Tableau56.E" table:number-columns-repeated="2"/>
        <table:table-column table:style-name="Tableau56.O"/>
        <table:table-row table:style-name="Tableau56.1">
          <table:table-cell table:style-name="Tableau56.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6.1">
          <table:table-cell table:style-name="Tableau56.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6.1">
          <table:table-cell table:style-name="Tableau56.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6.1">
          <table:table-cell table:style-name="Tableau56.A1" table:number-columns-spanned="15" office:value-type="string">
            <text:p text:style-name="P62">Parcours E-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6.5">
          <table:table-cell table:style-name="Tableau56.A5" table:number-columns-spanned="4" office:value-type="string">
            <text:p text:style-name="P7">Intitulé de l’Unité d’Enseignement :</text:p>
          </table:table-cell>
          <table:covered-table-cell/>
          <table:covered-table-cell/>
          <table:covered-table-cell/>
          <table:table-cell table:style-name="Tableau56.E5" table:number-columns-spanned="11" office:value-type="string">
            <text:p text:style-name="P54">Analyse numérique - B10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6.5">
          <table:table-cell table:style-name="Tableau56.A5" table:number-columns-spanned="4" office:value-type="string">
            <text:p text:style-name="P4">Nature :</text:p>
          </table:table-cell>
          <table:covered-table-cell/>
          <table:covered-table-cell/>
          <table:covered-table-cell/>
          <table:table-cell table:style-name="Tableau56.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6.5">
          <table:table-cell table:style-name="Tableau56.A5" table:number-columns-spanned="4" office:value-type="string">
            <text:p text:style-name="P4">Semestre :</text:p>
          </table:table-cell>
          <table:covered-table-cell/>
          <table:covered-table-cell/>
          <table:covered-table-cell/>
          <table:table-cell table:style-name="Tableau56.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6.5">
          <table:table-cell table:style-name="Tableau56.A5" table:number-columns-spanned="4" office:value-type="string">
            <text:p text:style-name="P4">Crédits ECTS :</text:p>
          </table:table-cell>
          <table:covered-table-cell/>
          <table:covered-table-cell/>
          <table:covered-table-cell/>
          <table:table-cell table:style-name="Tableau56.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6.5">
          <table:table-cell table:style-name="Tableau56.A5" table:number-columns-spanned="4" office:value-type="string">
            <text:p text:style-name="P4">Coefficient :</text:p>
          </table:table-cell>
          <table:covered-table-cell/>
          <table:covered-table-cell/>
          <table:covered-table-cell/>
          <table:table-cell table:style-name="Tableau56.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6.5">
          <table:table-cell table:style-name="Tableau56.A5" table:number-columns-spanned="4" office:value-type="string">
            <text:p text:style-name="P4">Langue de l’enseignement :</text:p>
          </table:table-cell>
          <table:covered-table-cell/>
          <table:covered-table-cell/>
          <table:covered-table-cell/>
          <table:table-cell table:style-name="Tableau56.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6.5">
          <table:table-cell table:style-name="Tableau56.A5" table:number-columns-spanned="4" office:value-type="string">
            <text:p text:style-name="P4">Volume horaire total :</text:p>
          </table:table-cell>
          <table:covered-table-cell/>
          <table:covered-table-cell/>
          <table:covered-table-cell/>
          <table:table-cell table:style-name="Tableau56.A5" office:value-type="string">
            <text:p text:style-name="P3"/>
          </table:table-cell>
          <table:table-cell table:style-name="Tableau56.A5" table:number-columns-spanned="2" office:value-type="string">
            <text:p text:style-name="P8">dont</text:p>
          </table:table-cell>
          <table:covered-table-cell/>
          <table:table-cell table:style-name="Tableau56.A5" table:number-columns-spanned="2" office:value-type="string">
            <text:p text:style-name="P11">CM</text:p>
          </table:table-cell>
          <table:covered-table-cell/>
          <table:table-cell table:style-name="Tableau56.A5" office:value-type="string">
            <text:p text:style-name="P11"/>
          </table:table-cell>
          <table:table-cell table:style-name="Tableau56.A5" table:number-columns-spanned="2" office:value-type="string">
            <text:p text:style-name="P11">TD</text:p>
          </table:table-cell>
          <table:covered-table-cell/>
          <table:table-cell table:style-name="Tableau56.A5" office:value-type="string">
            <text:p text:style-name="P11"/>
          </table:table-cell>
          <table:table-cell table:style-name="Tableau56.A5" office:value-type="string">
            <text:p text:style-name="P11">TP</text:p>
          </table:table-cell>
          <table:table-cell table:style-name="Tableau56.E5" office:value-type="string">
            <text:p text:style-name="P11"/>
          </table:table-cell>
        </table:table-row>
        <text:soft-page-break/>
        <table:table-row table:style-name="Tableau56.1">
          <table:table-cell table:style-name="Tableau56.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6.1">
          <table:table-cell table:style-name="Tableau56.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6.1">
          <table:table-cell table:style-name="Tableau56.A1" table:number-columns-spanned="15" office:value-type="string">
            <text:list xml:id="list919264494" text:continue-list="list1381098448" text:style-name="WW8Num2">
              <text:list-item>
                <text:p text:style-name="P5">contenu : </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6.1">
          <table:table-cell table:style-name="Tableau56.A1" table:number-columns-spanned="15" office:value-type="string">
            <text:list xml:id="list1995892288"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6.1">
          <table:table-cell table:style-name="Tableau56.A1" table:number-columns-spanned="15" office:value-type="string">
            <text:list xml:id="list34532777"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6.1">
          <table:table-cell table:style-name="Tableau56.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6.18">
          <table:table-cell table:style-name="Tableau56.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6.18">
          <table:table-cell table:style-name="Tableau56.A19" office:value-type="string">
            <text:p text:style-name="P65"/>
          </table:table-cell>
          <table:table-cell table:style-name="Tableau56.A19" table:number-columns-spanned="5" office:value-type="string">
            <text:p text:style-name="P9">Contrôle continu</text:p>
          </table:table-cell>
          <table:covered-table-cell/>
          <table:covered-table-cell/>
          <table:covered-table-cell/>
          <table:covered-table-cell/>
          <table:table-cell table:style-name="Tableau56.A19" table:number-columns-spanned="5" office:value-type="string">
            <text:p text:style-name="P80">Contrôle terminal</text:p>
          </table:table-cell>
          <table:covered-table-cell/>
          <table:covered-table-cell/>
          <table:covered-table-cell/>
          <table:covered-table-cell/>
          <table:table-cell table:style-name="Tableau56.A1" table:number-columns-spanned="4" office:value-type="string">
            <text:p text:style-name="P80">Contrôle mixte</text:p>
          </table:table-cell>
          <table:covered-table-cell/>
          <table:covered-table-cell/>
          <table:covered-table-cell/>
        </table:table-row>
        <table:table-row table:style-name="Tableau56.18">
          <table:table-cell table:style-name="Tableau56.A19" office:value-type="string">
            <text:p text:style-name="P70"/>
          </table:table-cell>
          <table:table-cell table:style-name="Tableau56.A19" office:value-type="string">
            <text:p text:style-name="P80">nb de CC durant le semestre</text:p>
          </table:table-cell>
          <table:table-cell table:style-name="Tableau56.A19" office:value-type="string">
            <text:p text:style-name="P9">durée</text:p>
          </table:table-cell>
          <table:table-cell table:style-name="Tableau56.A19" table:number-columns-spanned="3" office:value-type="string">
            <text:p text:style-name="P80">Nature</text:p>
            <text:p text:style-name="P79">(oral/écrit )</text:p>
          </table:table-cell>
          <table:covered-table-cell/>
          <table:covered-table-cell/>
          <table:table-cell table:style-name="Tableau56.A19" table:number-columns-spanned="2" office:value-type="string">
            <text:p text:style-name="P9">durée</text:p>
          </table:table-cell>
          <table:covered-table-cell/>
          <table:table-cell table:style-name="Tableau56.A19" table:number-columns-spanned="3" office:value-type="string">
            <text:p text:style-name="P80">Nature</text:p>
            <text:p text:style-name="P79">(oral/écrit)</text:p>
          </table:table-cell>
          <table:covered-table-cell/>
          <table:covered-table-cell/>
          <table:table-cell table:style-name="Tableau56.A1" table:number-columns-spanned="4" office:value-type="string">
            <text:p text:style-name="P9">répartition en % entre CC et CT</text:p>
          </table:table-cell>
          <table:covered-table-cell/>
          <table:covered-table-cell/>
          <table:covered-table-cell/>
        </table:table-row>
        <table:table-row table:style-name="Tableau56.18">
          <table:table-cell table:style-name="Tableau56.A19" office:value-type="string">
            <text:p text:style-name="P69"><text:span text:style-name="T2">1</text:span><text:span text:style-name="T8">ère</text:span><text:span text:style-name="T2"> session :</text:span></text:p>
          </table:table-cell>
          <table:table-cell table:style-name="Tableau56.A19" office:value-type="string">
            <text:p text:style-name="P9"/>
          </table:table-cell>
          <table:table-cell table:style-name="Tableau56.A19" office:value-type="string">
            <text:p text:style-name="P9"/>
          </table:table-cell>
          <table:table-cell table:style-name="Tableau56.A19" table:number-columns-spanned="3" office:value-type="string">
            <text:p text:style-name="P9"/>
          </table:table-cell>
          <table:covered-table-cell/>
          <table:covered-table-cell/>
          <table:table-cell table:style-name="Tableau56.A19" table:number-columns-spanned="2" office:value-type="string">
            <text:p text:style-name="P9"/>
          </table:table-cell>
          <table:covered-table-cell/>
          <table:table-cell table:style-name="Tableau56.A19" table:number-columns-spanned="3" office:value-type="string">
            <text:p text:style-name="P9"/>
          </table:table-cell>
          <table:covered-table-cell/>
          <table:covered-table-cell/>
          <table:table-cell table:style-name="Tableau56.A1" table:number-columns-spanned="4" office:value-type="string">
            <text:p text:style-name="P9"/>
          </table:table-cell>
          <table:covered-table-cell/>
          <table:covered-table-cell/>
          <table:covered-table-cell/>
        </table:table-row>
        <table:table-row table:style-name="Tableau56.18">
          <table:table-cell table:style-name="Tableau56.A19" office:value-type="string">
            <text:list xml:id="list1486696497" text:continue-list="list1697850126" text:style-name="WW8Num3">
              <text:list-item>
                <text:p text:style-name="P10">RNE</text:p>
              </text:list-item>
            </text:list>
          </table:table-cell>
          <table:table-cell table:style-name="Tableau56.A19" office:value-type="string">
            <text:p text:style-name="P9"/>
          </table:table-cell>
          <table:table-cell table:style-name="Tableau56.A19" office:value-type="string">
            <text:p text:style-name="P9"/>
          </table:table-cell>
          <table:table-cell table:style-name="Tableau56.A19" table:number-columns-spanned="3" office:value-type="string">
            <text:p text:style-name="P9"/>
          </table:table-cell>
          <table:covered-table-cell/>
          <table:covered-table-cell/>
          <table:table-cell table:style-name="Tableau56.A19" table:number-columns-spanned="2" office:value-type="string">
            <text:p text:style-name="P9"/>
          </table:table-cell>
          <table:covered-table-cell/>
          <table:table-cell table:style-name="Tableau56.A19" table:number-columns-spanned="3" office:value-type="string">
            <text:p text:style-name="P9"/>
          </table:table-cell>
          <table:covered-table-cell/>
          <table:covered-table-cell/>
          <table:table-cell table:style-name="Tableau56.A1" table:number-columns-spanned="4" office:value-type="string">
            <text:p text:style-name="P9"/>
          </table:table-cell>
          <table:covered-table-cell/>
          <table:covered-table-cell/>
          <table:covered-table-cell/>
        </table:table-row>
        <table:table-row table:style-name="Tableau56.18">
          <table:table-cell table:style-name="Tableau56.A19" office:value-type="string">
            <text:list xml:id="list1850690382" text:continue-numbering="true" text:style-name="WW8Num3">
              <text:list-item>
                <text:p text:style-name="P10">RSE</text:p>
              </text:list-item>
            </text:list>
          </table:table-cell>
          <table:table-cell table:style-name="Tableau56.A19" office:value-type="string">
            <text:p text:style-name="P9"/>
          </table:table-cell>
          <table:table-cell table:style-name="Tableau56.A19" office:value-type="string">
            <text:p text:style-name="P9"/>
          </table:table-cell>
          <table:table-cell table:style-name="Tableau56.A19" table:number-columns-spanned="3" office:value-type="string">
            <text:p text:style-name="P9"/>
          </table:table-cell>
          <table:covered-table-cell/>
          <table:covered-table-cell/>
          <table:table-cell table:style-name="Tableau56.A19" table:number-columns-spanned="2" office:value-type="string">
            <text:p text:style-name="P9"/>
          </table:table-cell>
          <table:covered-table-cell/>
          <table:table-cell table:style-name="Tableau56.A19" table:number-columns-spanned="3" office:value-type="string">
            <text:p text:style-name="P9"/>
          </table:table-cell>
          <table:covered-table-cell/>
          <table:covered-table-cell/>
          <table:table-cell table:style-name="Tableau56.A1" table:number-columns-spanned="4" office:value-type="string">
            <text:p text:style-name="P9"/>
          </table:table-cell>
          <table:covered-table-cell/>
          <table:covered-table-cell/>
          <table:covered-table-cell/>
        </table:table-row>
        <table:table-row table:style-name="Tableau56.18">
          <table:table-cell table:style-name="Tableau56.A19" office:value-type="string">
            <text:p text:style-name="P1"><text:span text:style-name="T2">2</text:span><text:span text:style-name="T8">ème</text:span><text:span text:style-name="T2"> session :</text:span></text:p>
          </table:table-cell>
          <table:table-cell table:style-name="Tableau56.A19" office:value-type="string">
            <text:p text:style-name="P9"/>
          </table:table-cell>
          <table:table-cell table:style-name="Tableau56.A19" office:value-type="string">
            <text:p text:style-name="P9"/>
          </table:table-cell>
          <table:table-cell table:style-name="Tableau56.A19" table:number-columns-spanned="3" office:value-type="string">
            <text:p text:style-name="P9"/>
          </table:table-cell>
          <table:covered-table-cell/>
          <table:covered-table-cell/>
          <table:table-cell table:style-name="Tableau56.A19" table:number-columns-spanned="2" office:value-type="string">
            <text:p text:style-name="P9"/>
          </table:table-cell>
          <table:covered-table-cell/>
          <table:table-cell table:style-name="Tableau56.A19" table:number-columns-spanned="3" office:value-type="string">
            <text:p text:style-name="P9"/>
          </table:table-cell>
          <table:covered-table-cell/>
          <table:covered-table-cell/>
          <table:table-cell table:style-name="Tableau56.A1" table:number-columns-spanned="4" office:value-type="string">
            <text:p text:style-name="P9"/>
          </table:table-cell>
          <table:covered-table-cell/>
          <table:covered-table-cell/>
          <table:covered-table-cell/>
        </table:table-row>
        <table:table-row table:style-name="Tableau56.18">
          <table:table-cell table:style-name="Tableau56.A19" office:value-type="string">
            <text:list xml:id="list1315005274" text:continue-numbering="true" text:style-name="WW8Num3">
              <text:list-item>
                <text:p text:style-name="P10">RNE</text:p>
              </text:list-item>
            </text:list>
          </table:table-cell>
          <table:table-cell table:style-name="Tableau56.A19" office:value-type="string">
            <text:p text:style-name="P6"/>
          </table:table-cell>
          <table:table-cell table:style-name="Tableau56.A19" office:value-type="string">
            <text:p text:style-name="P6"/>
          </table:table-cell>
          <table:table-cell table:style-name="Tableau56.A19" table:number-columns-spanned="3" office:value-type="string">
            <text:p text:style-name="P6"/>
          </table:table-cell>
          <table:covered-table-cell/>
          <table:covered-table-cell/>
          <table:table-cell table:style-name="Tableau56.A19" table:number-columns-spanned="2" office:value-type="string">
            <text:p text:style-name="P6"/>
          </table:table-cell>
          <table:covered-table-cell/>
          <table:table-cell table:style-name="Tableau56.A19" table:number-columns-spanned="3" office:value-type="string">
            <text:p text:style-name="P6"/>
          </table:table-cell>
          <table:covered-table-cell/>
          <table:covered-table-cell/>
          <table:table-cell table:style-name="Tableau56.A1" table:number-columns-spanned="4" office:value-type="string">
            <text:p text:style-name="P6"/>
          </table:table-cell>
          <table:covered-table-cell/>
          <table:covered-table-cell/>
          <table:covered-table-cell/>
        </table:table-row>
        <table:table-row table:style-name="Tableau56.18">
          <table:table-cell table:style-name="Tableau56.A19" office:value-type="string">
            <text:list xml:id="list306843342" text:continue-numbering="true" text:style-name="WW8Num3">
              <text:list-item>
                <text:p text:style-name="P10">RSE</text:p>
              </text:list-item>
            </text:list>
          </table:table-cell>
          <table:table-cell table:style-name="Tableau56.A19" office:value-type="string">
            <text:p text:style-name="P6"/>
          </table:table-cell>
          <table:table-cell table:style-name="Tableau56.A19" office:value-type="string">
            <text:p text:style-name="P6"/>
          </table:table-cell>
          <table:table-cell table:style-name="Tableau56.A19" table:number-columns-spanned="3" office:value-type="string">
            <text:p text:style-name="P6"/>
          </table:table-cell>
          <table:covered-table-cell/>
          <table:covered-table-cell/>
          <table:table-cell table:style-name="Tableau56.A19" table:number-columns-spanned="2" office:value-type="string">
            <text:p text:style-name="P6"/>
          </table:table-cell>
          <table:covered-table-cell/>
          <table:table-cell table:style-name="Tableau56.A19" table:number-columns-spanned="3" office:value-type="string">
            <text:p text:style-name="P6"/>
          </table:table-cell>
          <table:covered-table-cell/>
          <table:covered-table-cell/>
          <table:table-cell table:style-name="Tableau56.A1" table:number-columns-spanned="4" office:value-type="string">
            <text:p text:style-name="P6"/>
          </table:table-cell>
          <table:covered-table-cell/>
          <table:covered-table-cell/>
          <table:covered-table-cell/>
        </table:table-row>
        <table:table-row table:style-name="Tableau56.18">
          <table:table-cell table:style-name="Tableau56.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6.18">
          <table:table-cell table:style-name="Tableau56.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6.18">
          <table:table-cell table:style-name="Tableau56.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6.18">
          <table:table-cell table:style-name="Tableau56.A27" table:number-columns-spanned="15" office:value-type="string">
            <text:p text:style-name="P62">Ressources pédagogiques : http://www.univ-orleans.fr/tic/foad/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column table:style-name="Tableau57.G"/>
        <table:table-column table:style-name="Tableau57.H"/>
        <table:table-column table:style-name="Tableau57.I"/>
        <table:table-column table:style-name="Tableau57.J"/>
        <table:table-column table:style-name="Tableau57.K"/>
        <table:table-column table:style-name="Tableau57.L"/>
        <table:table-column table:style-name="Tableau57.E" table:number-columns-repeated="2"/>
        <table:table-column table:style-name="Tableau57.O"/>
        <table:table-row table:style-name="Tableau57.1">
          <table:table-cell table:style-name="Tableau57.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7.1">
          <table:table-cell table:style-name="Tableau57.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7.1">
          <table:table-cell table:style-name="Tableau57.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7.1">
          <table:table-cell table:style-name="Tableau57.A1" table:number-columns-spanned="15" office:value-type="string">
            <text:p text:style-name="P62">Parcours E-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7.5">
          <table:table-cell table:style-name="Tableau57.A5" table:number-columns-spanned="4" office:value-type="string">
            <text:p text:style-name="P7">Intitulé de l’Unité d’Enseignement :</text:p>
          </table:table-cell>
          <table:covered-table-cell/>
          <table:covered-table-cell/>
          <table:covered-table-cell/>
          <table:table-cell table:style-name="Tableau57.E5" table:number-columns-spanned="11" office:value-type="string">
            <text:p text:style-name="P54">Théorie des graphes et combinatoire - B10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7.5">
          <table:table-cell table:style-name="Tableau57.A5" table:number-columns-spanned="4" office:value-type="string">
            <text:p text:style-name="P4">Nature :</text:p>
          </table:table-cell>
          <table:covered-table-cell/>
          <table:covered-table-cell/>
          <table:covered-table-cell/>
          <table:table-cell table:style-name="Tableau57.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7.5">
          <table:table-cell table:style-name="Tableau57.A5" table:number-columns-spanned="4" office:value-type="string">
            <text:p text:style-name="P4">Semestre :</text:p>
          </table:table-cell>
          <table:covered-table-cell/>
          <table:covered-table-cell/>
          <table:covered-table-cell/>
          <table:table-cell table:style-name="Tableau57.E5" table:number-columns-spanned="11" office:value-type="string">
            <text:p text:style-name="P56">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7.5">
          <table:table-cell table:style-name="Tableau57.A5" table:number-columns-spanned="4" office:value-type="string">
            <text:p text:style-name="P4">Crédits ECTS :</text:p>
          </table:table-cell>
          <table:covered-table-cell/>
          <table:covered-table-cell/>
          <table:covered-table-cell/>
          <table:table-cell table:style-name="Tableau57.E5"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7.5">
          <table:table-cell table:style-name="Tableau57.A5" table:number-columns-spanned="4" office:value-type="string">
            <text:p text:style-name="P4">Coefficient :</text:p>
          </table:table-cell>
          <table:covered-table-cell/>
          <table:covered-table-cell/>
          <table:covered-table-cell/>
          <table:table-cell table:style-name="Tableau57.E5"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7.5">
          <table:table-cell table:style-name="Tableau57.A5" table:number-columns-spanned="4" office:value-type="string">
            <text:p text:style-name="P4">Langue de l’enseignement :</text:p>
          </table:table-cell>
          <table:covered-table-cell/>
          <table:covered-table-cell/>
          <table:covered-table-cell/>
          <table:table-cell table:style-name="Tableau57.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7.5">
          <table:table-cell table:style-name="Tableau57.A5" table:number-columns-spanned="4" office:value-type="string">
            <text:p text:style-name="P4">Volume horaire total :</text:p>
          </table:table-cell>
          <table:covered-table-cell/>
          <table:covered-table-cell/>
          <table:covered-table-cell/>
          <table:table-cell table:style-name="Tableau57.A5" office:value-type="string">
            <text:p text:style-name="P3"/>
          </table:table-cell>
          <table:table-cell table:style-name="Tableau57.A5" table:number-columns-spanned="2" office:value-type="string">
            <text:p text:style-name="P8">dont</text:p>
          </table:table-cell>
          <table:covered-table-cell/>
          <table:table-cell table:style-name="Tableau57.A5" table:number-columns-spanned="2" office:value-type="string">
            <text:p text:style-name="P11">CM</text:p>
          </table:table-cell>
          <table:covered-table-cell/>
          <table:table-cell table:style-name="Tableau57.A5" office:value-type="string">
            <text:p text:style-name="P11"/>
          </table:table-cell>
          <table:table-cell table:style-name="Tableau57.A5" table:number-columns-spanned="2" office:value-type="string">
            <text:p text:style-name="P11">TD</text:p>
          </table:table-cell>
          <table:covered-table-cell/>
          <table:table-cell table:style-name="Tableau57.A5" office:value-type="string">
            <text:p text:style-name="P11"/>
          </table:table-cell>
          <table:table-cell table:style-name="Tableau57.A5" office:value-type="string">
            <text:p text:style-name="P11">TP</text:p>
          </table:table-cell>
          <table:table-cell table:style-name="Tableau57.E5" office:value-type="string">
            <text:p text:style-name="P11"/>
          </table:table-cell>
        </table:table-row>
        <table:table-row table:style-name="Tableau57.1">
          <table:table-cell table:style-name="Tableau57.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7.1">
          <table:table-cell table:style-name="Tableau57.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7.1">
          <table:table-cell table:style-name="Tableau57.A1" table:number-columns-spanned="15" office:value-type="string">
            <text:list xml:id="list1922710695" text:continue-list="list34532777" text:style-name="WW8Num2">
              <text:list-item>
                <text:p text:style-name="P5">contenu : </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7.1">
          <table:table-cell table:style-name="Tableau57.A1" table:number-columns-spanned="15" office:value-type="string">
            <text:list xml:id="list579628957"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7.1">
          <table:table-cell table:style-name="Tableau57.A1" table:number-columns-spanned="15" office:value-type="string">
            <text:list xml:id="list1752955655"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7.1">
          <table:table-cell table:style-name="Tableau57.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57.18">
          <table:table-cell table:style-name="Tableau57.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7.18">
          <table:table-cell table:style-name="Tableau57.A19" office:value-type="string">
            <text:p text:style-name="P65"/>
          </table:table-cell>
          <table:table-cell table:style-name="Tableau57.A19" table:number-columns-spanned="5" office:value-type="string">
            <text:p text:style-name="P9">Contrôle continu</text:p>
          </table:table-cell>
          <table:covered-table-cell/>
          <table:covered-table-cell/>
          <table:covered-table-cell/>
          <table:covered-table-cell/>
          <table:table-cell table:style-name="Tableau57.A19" table:number-columns-spanned="5" office:value-type="string">
            <text:p text:style-name="P80">Contrôle terminal</text:p>
          </table:table-cell>
          <table:covered-table-cell/>
          <table:covered-table-cell/>
          <table:covered-table-cell/>
          <table:covered-table-cell/>
          <table:table-cell table:style-name="Tableau57.A1" table:number-columns-spanned="4" office:value-type="string">
            <text:p text:style-name="P80">Contrôle mixte</text:p>
          </table:table-cell>
          <table:covered-table-cell/>
          <table:covered-table-cell/>
          <table:covered-table-cell/>
        </table:table-row>
        <table:table-row table:style-name="Tableau57.18">
          <table:table-cell table:style-name="Tableau57.A19" office:value-type="string">
            <text:p text:style-name="P70"/>
          </table:table-cell>
          <table:table-cell table:style-name="Tableau57.A19" office:value-type="string">
            <text:p text:style-name="P80">nb de CC durant le semestre</text:p>
          </table:table-cell>
          <table:table-cell table:style-name="Tableau57.A19" office:value-type="string">
            <text:p text:style-name="P9">durée</text:p>
          </table:table-cell>
          <table:table-cell table:style-name="Tableau57.A19" table:number-columns-spanned="3" office:value-type="string">
            <text:p text:style-name="P80">Nature</text:p>
            <text:p text:style-name="P79">(oral/écrit )</text:p>
          </table:table-cell>
          <table:covered-table-cell/>
          <table:covered-table-cell/>
          <table:table-cell table:style-name="Tableau57.A19" table:number-columns-spanned="2" office:value-type="string">
            <text:p text:style-name="P9">durée</text:p>
          </table:table-cell>
          <table:covered-table-cell/>
          <table:table-cell table:style-name="Tableau57.A19" table:number-columns-spanned="3" office:value-type="string">
            <text:p text:style-name="P80">Nature</text:p>
            <text:p text:style-name="P79">(oral/écrit)</text:p>
          </table:table-cell>
          <table:covered-table-cell/>
          <table:covered-table-cell/>
          <table:table-cell table:style-name="Tableau57.A1" table:number-columns-spanned="4" office:value-type="string">
            <text:p text:style-name="P9">répartition en % entre CC et CT</text:p>
          </table:table-cell>
          <table:covered-table-cell/>
          <table:covered-table-cell/>
          <table:covered-table-cell/>
        </table:table-row>
        <table:table-row table:style-name="Tableau57.18">
          <table:table-cell table:style-name="Tableau57.A19" office:value-type="string">
            <text:p text:style-name="P69"><text:span text:style-name="T2">1</text:span><text:span text:style-name="T8">ère</text:span><text:span text:style-name="T2"> session :</text:span></text:p>
          </table:table-cell>
          <table:table-cell table:style-name="Tableau57.A19" office:value-type="string">
            <text:p text:style-name="P9"/>
          </table:table-cell>
          <table:table-cell table:style-name="Tableau57.A19" office:value-type="string">
            <text:p text:style-name="P9"/>
          </table:table-cell>
          <table:table-cell table:style-name="Tableau57.A19" table:number-columns-spanned="3" office:value-type="string">
            <text:p text:style-name="P9"/>
          </table:table-cell>
          <table:covered-table-cell/>
          <table:covered-table-cell/>
          <table:table-cell table:style-name="Tableau57.A19" table:number-columns-spanned="2" office:value-type="string">
            <text:p text:style-name="P9"/>
          </table:table-cell>
          <table:covered-table-cell/>
          <table:table-cell table:style-name="Tableau57.A19" table:number-columns-spanned="3" office:value-type="string">
            <text:p text:style-name="P9"/>
          </table:table-cell>
          <table:covered-table-cell/>
          <table:covered-table-cell/>
          <table:table-cell table:style-name="Tableau57.A1" table:number-columns-spanned="4" office:value-type="string">
            <text:p text:style-name="P9"/>
          </table:table-cell>
          <table:covered-table-cell/>
          <table:covered-table-cell/>
          <table:covered-table-cell/>
        </table:table-row>
        <table:table-row table:style-name="Tableau57.18">
          <table:table-cell table:style-name="Tableau57.A19" office:value-type="string">
            <text:list xml:id="list1512438540" text:continue-list="list306843342" text:style-name="WW8Num3">
              <text:list-item>
                <text:p text:style-name="P10">RNE</text:p>
              </text:list-item>
            </text:list>
          </table:table-cell>
          <table:table-cell table:style-name="Tableau57.A19" office:value-type="string">
            <text:p text:style-name="P9"/>
          </table:table-cell>
          <table:table-cell table:style-name="Tableau57.A19" office:value-type="string">
            <text:p text:style-name="P9"/>
          </table:table-cell>
          <table:table-cell table:style-name="Tableau57.A19" table:number-columns-spanned="3" office:value-type="string">
            <text:p text:style-name="P9"/>
          </table:table-cell>
          <table:covered-table-cell/>
          <table:covered-table-cell/>
          <table:table-cell table:style-name="Tableau57.A19" table:number-columns-spanned="2" office:value-type="string">
            <text:p text:style-name="P9"/>
          </table:table-cell>
          <table:covered-table-cell/>
          <table:table-cell table:style-name="Tableau57.A19" table:number-columns-spanned="3" office:value-type="string">
            <text:p text:style-name="P9"/>
          </table:table-cell>
          <table:covered-table-cell/>
          <table:covered-table-cell/>
          <table:table-cell table:style-name="Tableau57.A1" table:number-columns-spanned="4" office:value-type="string">
            <text:p text:style-name="P9"/>
          </table:table-cell>
          <table:covered-table-cell/>
          <table:covered-table-cell/>
          <table:covered-table-cell/>
        </table:table-row>
        <table:table-row table:style-name="Tableau57.18">
          <table:table-cell table:style-name="Tableau57.A19" office:value-type="string">
            <text:list xml:id="list705510389" text:continue-numbering="true" text:style-name="WW8Num3">
              <text:list-item>
                <text:p text:style-name="P10">RSE</text:p>
              </text:list-item>
            </text:list>
          </table:table-cell>
          <table:table-cell table:style-name="Tableau57.A19" office:value-type="string">
            <text:p text:style-name="P9"/>
          </table:table-cell>
          <table:table-cell table:style-name="Tableau57.A19" office:value-type="string">
            <text:p text:style-name="P9"/>
          </table:table-cell>
          <table:table-cell table:style-name="Tableau57.A19" table:number-columns-spanned="3" office:value-type="string">
            <text:p text:style-name="P9"/>
          </table:table-cell>
          <table:covered-table-cell/>
          <table:covered-table-cell/>
          <table:table-cell table:style-name="Tableau57.A19" table:number-columns-spanned="2" office:value-type="string">
            <text:p text:style-name="P9"/>
          </table:table-cell>
          <table:covered-table-cell/>
          <table:table-cell table:style-name="Tableau57.A19" table:number-columns-spanned="3" office:value-type="string">
            <text:p text:style-name="P9"/>
          </table:table-cell>
          <table:covered-table-cell/>
          <table:covered-table-cell/>
          <table:table-cell table:style-name="Tableau57.A1" table:number-columns-spanned="4" office:value-type="string">
            <text:p text:style-name="P9"/>
          </table:table-cell>
          <table:covered-table-cell/>
          <table:covered-table-cell/>
          <table:covered-table-cell/>
        </table:table-row>
        <table:table-row table:style-name="Tableau57.18">
          <table:table-cell table:style-name="Tableau57.A19" office:value-type="string">
            <text:p text:style-name="P1"><text:span text:style-name="T2">2</text:span><text:span text:style-name="T8">ème</text:span><text:span text:style-name="T2"> session :</text:span></text:p>
          </table:table-cell>
          <table:table-cell table:style-name="Tableau57.A19" office:value-type="string">
            <text:p text:style-name="P9"/>
          </table:table-cell>
          <table:table-cell table:style-name="Tableau57.A19" office:value-type="string">
            <text:p text:style-name="P9"/>
          </table:table-cell>
          <table:table-cell table:style-name="Tableau57.A19" table:number-columns-spanned="3" office:value-type="string">
            <text:p text:style-name="P9"/>
          </table:table-cell>
          <table:covered-table-cell/>
          <table:covered-table-cell/>
          <table:table-cell table:style-name="Tableau57.A19" table:number-columns-spanned="2" office:value-type="string">
            <text:p text:style-name="P9"/>
          </table:table-cell>
          <table:covered-table-cell/>
          <table:table-cell table:style-name="Tableau57.A19" table:number-columns-spanned="3" office:value-type="string">
            <text:p text:style-name="P9"/>
          </table:table-cell>
          <table:covered-table-cell/>
          <table:covered-table-cell/>
          <table:table-cell table:style-name="Tableau57.A1" table:number-columns-spanned="4" office:value-type="string">
            <text:p text:style-name="P9"/>
          </table:table-cell>
          <table:covered-table-cell/>
          <table:covered-table-cell/>
          <table:covered-table-cell/>
        </table:table-row>
        <table:table-row table:style-name="Tableau57.18">
          <table:table-cell table:style-name="Tableau57.A19" office:value-type="string">
            <text:list xml:id="list2170790984" text:continue-numbering="true" text:style-name="WW8Num3">
              <text:list-item>
                <text:p text:style-name="P10">RNE</text:p>
              </text:list-item>
            </text:list>
          </table:table-cell>
          <table:table-cell table:style-name="Tableau57.A19" office:value-type="string">
            <text:p text:style-name="P6"/>
          </table:table-cell>
          <table:table-cell table:style-name="Tableau57.A19" office:value-type="string">
            <text:p text:style-name="P6"/>
          </table:table-cell>
          <table:table-cell table:style-name="Tableau57.A19" table:number-columns-spanned="3" office:value-type="string">
            <text:p text:style-name="P6"/>
          </table:table-cell>
          <table:covered-table-cell/>
          <table:covered-table-cell/>
          <table:table-cell table:style-name="Tableau57.A19" table:number-columns-spanned="2" office:value-type="string">
            <text:p text:style-name="P6"/>
          </table:table-cell>
          <table:covered-table-cell/>
          <table:table-cell table:style-name="Tableau57.A19" table:number-columns-spanned="3" office:value-type="string">
            <text:p text:style-name="P6"/>
          </table:table-cell>
          <table:covered-table-cell/>
          <table:covered-table-cell/>
          <table:table-cell table:style-name="Tableau57.A1" table:number-columns-spanned="4" office:value-type="string">
            <text:p text:style-name="P6"/>
          </table:table-cell>
          <table:covered-table-cell/>
          <table:covered-table-cell/>
          <table:covered-table-cell/>
        </table:table-row>
        <table:table-row table:style-name="Tableau57.18">
          <table:table-cell table:style-name="Tableau57.A19" office:value-type="string">
            <text:list xml:id="list1799287353" text:continue-numbering="true" text:style-name="WW8Num3">
              <text:list-item>
                <text:p text:style-name="P10">RSE</text:p>
              </text:list-item>
            </text:list>
          </table:table-cell>
          <table:table-cell table:style-name="Tableau57.A19" office:value-type="string">
            <text:p text:style-name="P6"/>
          </table:table-cell>
          <table:table-cell table:style-name="Tableau57.A19" office:value-type="string">
            <text:p text:style-name="P6"/>
          </table:table-cell>
          <table:table-cell table:style-name="Tableau57.A19" table:number-columns-spanned="3" office:value-type="string">
            <text:p text:style-name="P6"/>
          </table:table-cell>
          <table:covered-table-cell/>
          <table:covered-table-cell/>
          <table:table-cell table:style-name="Tableau57.A19" table:number-columns-spanned="2" office:value-type="string">
            <text:p text:style-name="P6"/>
          </table:table-cell>
          <table:covered-table-cell/>
          <table:table-cell table:style-name="Tableau57.A19" table:number-columns-spanned="3" office:value-type="string">
            <text:p text:style-name="P6"/>
          </table:table-cell>
          <table:covered-table-cell/>
          <table:covered-table-cell/>
          <table:table-cell table:style-name="Tableau57.A1" table:number-columns-spanned="4" office:value-type="string">
            <text:p text:style-name="P6"/>
          </table:table-cell>
          <table:covered-table-cell/>
          <table:covered-table-cell/>
          <table:covered-table-cell/>
        </table:table-row>
        <table:table-row table:style-name="Tableau57.18">
          <table:table-cell table:style-name="Tableau57.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7.18">
          <table:table-cell table:style-name="Tableau57.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7.18">
          <table:table-cell table:style-name="Tableau57.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7.18">
          <table:table-cell table:style-name="Tableau57.A27" table:number-columns-spanned="15" office:value-type="string">
            <text:p text:style-name="P62">Ressources pédagogiques : http://www.univ-orleans.fr/tic/foad/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9">Semestre 6</text:p>
      <text:p text:style-name="P42"/>
      <text:p text:style-name="Heading_20_2">Parcours informatique</text:p>
      <table:table table:name="Tableau58" table:style-name="Tableau58">
        <table:table-column table:style-name="Tableau58.A"/>
        <table:table-column table:style-name="Tableau58.B"/>
        <table:table-column table:style-name="Tableau58.C"/>
        <table:table-column table:style-name="Tableau58.D"/>
        <table:table-column table:style-name="Tableau58.E"/>
        <table:table-column table:style-name="Tableau58.F"/>
        <table:table-column table:style-name="Tableau58.G"/>
        <table:table-column table:style-name="Tableau58.H"/>
        <table:table-column table:style-name="Tableau58.I"/>
        <table:table-column table:style-name="Tableau58.J"/>
        <table:table-column table:style-name="Tableau58.K"/>
        <table:table-column table:style-name="Tableau58.L"/>
        <table:table-column table:style-name="Tableau58.E" table:number-columns-repeated="2"/>
        <table:table-column table:style-name="Tableau58.O"/>
        <table:table-row table:style-name="Tableau58.1">
          <table:table-cell table:style-name="Tableau58.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8.1">
          <table:table-cell table:style-name="Tableau58.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8.1">
          <table:table-cell table:style-name="Tableau58.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8.1">
          <table:table-cell table:style-name="Tableau58.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8.5">
          <table:table-cell table:style-name="Tableau58.A5" table:number-columns-spanned="4" office:value-type="string">
            <text:p text:style-name="P7">Intitulé de l’Unité d’Enseignement :</text:p>
          </table:table-cell>
          <table:covered-table-cell/>
          <table:covered-table-cell/>
          <table:covered-table-cell/>
          <table:table-cell table:style-name="Tableau58.E5" table:number-columns-spanned="11" office:value-type="string">
            <text:p text:style-name="P54">Renforcement programmation orientée objet</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8.5">
          <table:table-cell table:style-name="Tableau58.A5" table:number-columns-spanned="4" office:value-type="string">
            <text:p text:style-name="P4">Nature :</text:p>
          </table:table-cell>
          <table:covered-table-cell/>
          <table:covered-table-cell/>
          <table:covered-table-cell/>
          <table:table-cell table:style-name="Tableau58.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8.5">
          <table:table-cell table:style-name="Tableau58.A5" table:number-columns-spanned="4" office:value-type="string">
            <text:p text:style-name="P4">Semestre :</text:p>
          </table:table-cell>
          <table:covered-table-cell/>
          <table:covered-table-cell/>
          <table:covered-table-cell/>
          <table:table-cell table:style-name="Tableau58.E5" table:number-columns-spanned="11" office:value-type="string">
            <text:p text:style-name="P56">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8.5">
          <table:table-cell table:style-name="Tableau58.A5" table:number-columns-spanned="4" office:value-type="string">
            <text:p text:style-name="P4">Crédits ECTS :</text:p>
          </table:table-cell>
          <table:covered-table-cell/>
          <table:covered-table-cell/>
          <table:covered-table-cell/>
          <table:table-cell table:style-name="Tableau58.E5" table:number-columns-spanned="11" office:value-type="string">
            <text:p text:style-name="P3">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8.5">
          <table:table-cell table:style-name="Tableau58.A5" table:number-columns-spanned="4" office:value-type="string">
            <text:p text:style-name="P4">Coefficient :</text:p>
          </table:table-cell>
          <table:covered-table-cell/>
          <table:covered-table-cell/>
          <table:covered-table-cell/>
          <table:table-cell table:style-name="Tableau58.E5" table:number-columns-spanned="11" office:value-type="string">
            <text:p text:style-name="P3">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8.5">
          <table:table-cell table:style-name="Tableau58.A5" table:number-columns-spanned="4" office:value-type="string">
            <text:p text:style-name="P4">Langue de l’enseignement :</text:p>
          </table:table-cell>
          <table:covered-table-cell/>
          <table:covered-table-cell/>
          <table:covered-table-cell/>
          <table:table-cell table:style-name="Tableau58.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8.5">
          <table:table-cell table:style-name="Tableau58.A5" table:number-columns-spanned="4" office:value-type="string">
            <text:p text:style-name="P4">Volume horaire total :</text:p>
          </table:table-cell>
          <table:covered-table-cell/>
          <table:covered-table-cell/>
          <table:covered-table-cell/>
          <table:table-cell table:style-name="Tableau58.A5" office:value-type="string">
            <text:p text:style-name="P3">12</text:p>
          </table:table-cell>
          <table:table-cell table:style-name="Tableau58.A5" table:number-columns-spanned="2" office:value-type="string">
            <text:p text:style-name="P8">dont</text:p>
          </table:table-cell>
          <table:covered-table-cell/>
          <table:table-cell table:style-name="Tableau58.A5" table:number-columns-spanned="2" office:value-type="string">
            <text:p text:style-name="P11">CM</text:p>
          </table:table-cell>
          <table:covered-table-cell/>
          <table:table-cell table:style-name="Tableau58.A5" office:value-type="string">
            <text:p text:style-name="P11"/>
          </table:table-cell>
          <table:table-cell table:style-name="Tableau58.A5" table:number-columns-spanned="2" office:value-type="string">
            <text:p text:style-name="P11">TD</text:p>
          </table:table-cell>
          <table:covered-table-cell/>
          <table:table-cell table:style-name="Tableau58.A5" office:value-type="string">
            <text:p text:style-name="P11"/>
          </table:table-cell>
          <table:table-cell table:style-name="Tableau58.A5" office:value-type="string">
            <text:p text:style-name="P11">TP</text:p>
          </table:table-cell>
          <table:table-cell table:style-name="Tableau58.E5" office:value-type="string">
            <text:p text:style-name="P11">12</text:p>
          </table:table-cell>
        </table:table-row>
        <table:table-row table:style-name="Tableau58.1">
          <table:table-cell table:style-name="Tableau58.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8.1">
          <table:table-cell table:style-name="Tableau58.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8.1">
          <table:table-cell table:style-name="Tableau58.A1" table:number-columns-spanned="15" office:value-type="string">
            <text:list xml:id="list672722965" text:continue-list="list1752955655" text:style-name="WW8Num2">
              <text:list-item>
                <text:p text:style-name="P5">contenu : programmation orientée objet, gestion de la mémoire.</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8.1">
          <table:table-cell table:style-name="Tableau58.A1" table:number-columns-spanned="15" office:value-type="string">
            <text:list xml:id="list868369448"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8.1">
          <table:table-cell table:style-name="Tableau58.A1" table:number-columns-spanned="15" office:value-type="string">
            <text:list xml:id="list1301345672"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8.1">
          <table:table-cell table:style-name="Tableau58.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8.18">
          <table:table-cell table:style-name="Tableau58.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8.18">
          <table:table-cell table:style-name="Tableau58.A19" office:value-type="string">
            <text:p text:style-name="P65"/>
          </table:table-cell>
          <table:table-cell table:style-name="Tableau58.A19" table:number-columns-spanned="5" office:value-type="string">
            <text:p text:style-name="P9">Contrôle continu</text:p>
          </table:table-cell>
          <table:covered-table-cell/>
          <table:covered-table-cell/>
          <table:covered-table-cell/>
          <table:covered-table-cell/>
          <table:table-cell table:style-name="Tableau58.A19" table:number-columns-spanned="5" office:value-type="string">
            <text:p text:style-name="P80">Contrôle terminal</text:p>
          </table:table-cell>
          <table:covered-table-cell/>
          <table:covered-table-cell/>
          <table:covered-table-cell/>
          <table:covered-table-cell/>
          <table:table-cell table:style-name="Tableau58.A1" table:number-columns-spanned="4" office:value-type="string">
            <text:p text:style-name="P80">Contrôle mixte</text:p>
          </table:table-cell>
          <table:covered-table-cell/>
          <table:covered-table-cell/>
          <table:covered-table-cell/>
        </table:table-row>
        <table:table-row table:style-name="Tableau58.18">
          <table:table-cell table:style-name="Tableau58.A19" office:value-type="string">
            <text:p text:style-name="P70"/>
          </table:table-cell>
          <table:table-cell table:style-name="Tableau58.A19" office:value-type="string">
            <text:p text:style-name="P80">nb de CC durant le semestre</text:p>
          </table:table-cell>
          <table:table-cell table:style-name="Tableau58.A19" office:value-type="string">
            <text:p text:style-name="P9">durée</text:p>
          </table:table-cell>
          <table:table-cell table:style-name="Tableau58.A19" table:number-columns-spanned="3" office:value-type="string">
            <text:p text:style-name="P80">Nature</text:p>
            <text:p text:style-name="P79">(oral/écrit )</text:p>
          </table:table-cell>
          <table:covered-table-cell/>
          <table:covered-table-cell/>
          <table:table-cell table:style-name="Tableau58.A19" table:number-columns-spanned="2" office:value-type="string">
            <text:p text:style-name="P9">durée</text:p>
          </table:table-cell>
          <table:covered-table-cell/>
          <table:table-cell table:style-name="Tableau58.A19" table:number-columns-spanned="3" office:value-type="string">
            <text:p text:style-name="P80">Nature</text:p>
            <text:p text:style-name="P79">(oral/écrit)</text:p>
          </table:table-cell>
          <table:covered-table-cell/>
          <table:covered-table-cell/>
          <table:table-cell table:style-name="Tableau58.A1" table:number-columns-spanned="4" office:value-type="string">
            <text:p text:style-name="P9">répartition en % entre CC et CT</text:p>
          </table:table-cell>
          <table:covered-table-cell/>
          <table:covered-table-cell/>
          <table:covered-table-cell/>
        </table:table-row>
        <table:table-row table:style-name="Tableau58.18">
          <table:table-cell table:style-name="Tableau58.A19" office:value-type="string">
            <text:p text:style-name="P69"><text:span text:style-name="T2">1</text:span><text:span text:style-name="T8">ère</text:span><text:span text:style-name="T2"> session :</text:span></text:p>
          </table:table-cell>
          <table:table-cell table:style-name="Tableau58.A19" office:value-type="string">
            <text:p text:style-name="P9"/>
          </table:table-cell>
          <table:table-cell table:style-name="Tableau58.A19" office:value-type="string">
            <text:p text:style-name="P9"/>
          </table:table-cell>
          <table:table-cell table:style-name="Tableau58.A19" table:number-columns-spanned="3" office:value-type="string">
            <text:p text:style-name="P9"/>
          </table:table-cell>
          <table:covered-table-cell/>
          <table:covered-table-cell/>
          <table:table-cell table:style-name="Tableau58.A19" table:number-columns-spanned="2" office:value-type="string">
            <text:p text:style-name="P9"/>
          </table:table-cell>
          <table:covered-table-cell/>
          <table:table-cell table:style-name="Tableau58.A19" table:number-columns-spanned="3" office:value-type="string">
            <text:p text:style-name="P9"/>
          </table:table-cell>
          <table:covered-table-cell/>
          <table:covered-table-cell/>
          <table:table-cell table:style-name="Tableau58.A1" table:number-columns-spanned="4" office:value-type="string">
            <text:p text:style-name="P9"/>
          </table:table-cell>
          <table:covered-table-cell/>
          <table:covered-table-cell/>
          <table:covered-table-cell/>
        </table:table-row>
        <table:table-row table:style-name="Tableau58.18">
          <table:table-cell table:style-name="Tableau58.A19" office:value-type="string">
            <text:list xml:id="list510662757" text:continue-list="list1799287353" text:style-name="WW8Num3">
              <text:list-item>
                <text:p text:style-name="P10">RNE</text:p>
              </text:list-item>
            </text:list>
          </table:table-cell>
          <table:table-cell table:style-name="Tableau58.A19" office:value-type="string">
            <text:p text:style-name="P9"/>
          </table:table-cell>
          <table:table-cell table:style-name="Tableau58.A19" office:value-type="string">
            <text:p text:style-name="P9"/>
          </table:table-cell>
          <table:table-cell table:style-name="Tableau58.A19" table:number-columns-spanned="3" office:value-type="string">
            <text:p text:style-name="P9"/>
          </table:table-cell>
          <table:covered-table-cell/>
          <table:covered-table-cell/>
          <table:table-cell table:style-name="Tableau58.A19" table:number-columns-spanned="2" office:value-type="string">
            <text:p text:style-name="P9"/>
          </table:table-cell>
          <table:covered-table-cell/>
          <table:table-cell table:style-name="Tableau58.A19" table:number-columns-spanned="3" office:value-type="string">
            <text:p text:style-name="P9"/>
          </table:table-cell>
          <table:covered-table-cell/>
          <table:covered-table-cell/>
          <table:table-cell table:style-name="Tableau58.A1" table:number-columns-spanned="4" office:value-type="string">
            <text:p text:style-name="P9"/>
          </table:table-cell>
          <table:covered-table-cell/>
          <table:covered-table-cell/>
          <table:covered-table-cell/>
        </table:table-row>
        <table:table-row table:style-name="Tableau58.18">
          <table:table-cell table:style-name="Tableau58.A19" office:value-type="string">
            <text:list xml:id="list131717988" text:continue-numbering="true" text:style-name="WW8Num3">
              <text:list-item>
                <text:p text:style-name="P10">RSE</text:p>
              </text:list-item>
            </text:list>
          </table:table-cell>
          <table:table-cell table:style-name="Tableau58.A19" office:value-type="string">
            <text:p text:style-name="P9"/>
          </table:table-cell>
          <table:table-cell table:style-name="Tableau58.A19" office:value-type="string">
            <text:p text:style-name="P9"/>
          </table:table-cell>
          <table:table-cell table:style-name="Tableau58.A19" table:number-columns-spanned="3" office:value-type="string">
            <text:p text:style-name="P9"/>
          </table:table-cell>
          <table:covered-table-cell/>
          <table:covered-table-cell/>
          <table:table-cell table:style-name="Tableau58.A19" table:number-columns-spanned="2" office:value-type="string">
            <text:p text:style-name="P9"/>
          </table:table-cell>
          <table:covered-table-cell/>
          <table:table-cell table:style-name="Tableau58.A19" table:number-columns-spanned="3" office:value-type="string">
            <text:p text:style-name="P9"/>
          </table:table-cell>
          <table:covered-table-cell/>
          <table:covered-table-cell/>
          <table:table-cell table:style-name="Tableau58.A1" table:number-columns-spanned="4" office:value-type="string">
            <text:p text:style-name="P9"/>
          </table:table-cell>
          <table:covered-table-cell/>
          <table:covered-table-cell/>
          <table:covered-table-cell/>
        </table:table-row>
        <table:table-row table:style-name="Tableau58.18">
          <table:table-cell table:style-name="Tableau58.A19" office:value-type="string">
            <text:p text:style-name="P1"><text:span text:style-name="T2">2</text:span><text:span text:style-name="T8">ème</text:span><text:span text:style-name="T2"> session :</text:span></text:p>
          </table:table-cell>
          <table:table-cell table:style-name="Tableau58.A19" office:value-type="string">
            <text:p text:style-name="P9"/>
          </table:table-cell>
          <table:table-cell table:style-name="Tableau58.A19" office:value-type="string">
            <text:p text:style-name="P9"/>
          </table:table-cell>
          <table:table-cell table:style-name="Tableau58.A19" table:number-columns-spanned="3" office:value-type="string">
            <text:p text:style-name="P9"/>
          </table:table-cell>
          <table:covered-table-cell/>
          <table:covered-table-cell/>
          <table:table-cell table:style-name="Tableau58.A19" table:number-columns-spanned="2" office:value-type="string">
            <text:p text:style-name="P9"/>
          </table:table-cell>
          <table:covered-table-cell/>
          <table:table-cell table:style-name="Tableau58.A19" table:number-columns-spanned="3" office:value-type="string">
            <text:p text:style-name="P9"/>
          </table:table-cell>
          <table:covered-table-cell/>
          <table:covered-table-cell/>
          <table:table-cell table:style-name="Tableau58.A1" table:number-columns-spanned="4" office:value-type="string">
            <text:p text:style-name="P9"/>
          </table:table-cell>
          <table:covered-table-cell/>
          <table:covered-table-cell/>
          <table:covered-table-cell/>
        </table:table-row>
        <table:table-row table:style-name="Tableau58.18">
          <table:table-cell table:style-name="Tableau58.A19" office:value-type="string">
            <text:list xml:id="list643482407" text:continue-numbering="true" text:style-name="WW8Num3">
              <text:list-item>
                <text:p text:style-name="P10">RNE</text:p>
              </text:list-item>
            </text:list>
          </table:table-cell>
          <table:table-cell table:style-name="Tableau58.A19" office:value-type="string">
            <text:p text:style-name="P6"/>
          </table:table-cell>
          <table:table-cell table:style-name="Tableau58.A19" office:value-type="string">
            <text:p text:style-name="P6"/>
          </table:table-cell>
          <table:table-cell table:style-name="Tableau58.A19" table:number-columns-spanned="3" office:value-type="string">
            <text:p text:style-name="P6"/>
          </table:table-cell>
          <table:covered-table-cell/>
          <table:covered-table-cell/>
          <table:table-cell table:style-name="Tableau58.A19" table:number-columns-spanned="2" office:value-type="string">
            <text:p text:style-name="P6"/>
          </table:table-cell>
          <table:covered-table-cell/>
          <table:table-cell table:style-name="Tableau58.A19" table:number-columns-spanned="3" office:value-type="string">
            <text:p text:style-name="P6"/>
          </table:table-cell>
          <table:covered-table-cell/>
          <table:covered-table-cell/>
          <table:table-cell table:style-name="Tableau58.A1" table:number-columns-spanned="4" office:value-type="string">
            <text:p text:style-name="P6"/>
          </table:table-cell>
          <table:covered-table-cell/>
          <table:covered-table-cell/>
          <table:covered-table-cell/>
        </table:table-row>
        <table:table-row table:style-name="Tableau58.18">
          <table:table-cell table:style-name="Tableau58.A19" office:value-type="string">
            <text:list xml:id="list1196066305" text:continue-numbering="true" text:style-name="WW8Num3">
              <text:list-item>
                <text:p text:style-name="P10">RSE</text:p>
              </text:list-item>
            </text:list>
          </table:table-cell>
          <table:table-cell table:style-name="Tableau58.A19" office:value-type="string">
            <text:p text:style-name="P6"/>
          </table:table-cell>
          <table:table-cell table:style-name="Tableau58.A19" office:value-type="string">
            <text:p text:style-name="P6"/>
          </table:table-cell>
          <table:table-cell table:style-name="Tableau58.A19" table:number-columns-spanned="3" office:value-type="string">
            <text:p text:style-name="P6"/>
          </table:table-cell>
          <table:covered-table-cell/>
          <table:covered-table-cell/>
          <table:table-cell table:style-name="Tableau58.A19" table:number-columns-spanned="2" office:value-type="string">
            <text:p text:style-name="P6"/>
          </table:table-cell>
          <table:covered-table-cell/>
          <table:table-cell table:style-name="Tableau58.A19" table:number-columns-spanned="3" office:value-type="string">
            <text:p text:style-name="P6"/>
          </table:table-cell>
          <table:covered-table-cell/>
          <table:covered-table-cell/>
          <table:table-cell table:style-name="Tableau58.A1" table:number-columns-spanned="4" office:value-type="string">
            <text:p text:style-name="P6"/>
          </table:table-cell>
          <table:covered-table-cell/>
          <table:covered-table-cell/>
          <table:covered-table-cell/>
        </table:table-row>
        <table:table-row table:style-name="Tableau58.18">
          <table:table-cell table:style-name="Tableau58.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8.18">
          <table:table-cell table:style-name="Tableau58.A27" table:number-columns-spanned="15" office:value-type="string">
            <text:p text:style-name="P7">Responsable de l’enseignement : Jean-Michel COUVREU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8.18">
          <table:table-cell table:style-name="Tableau58.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8.18">
          <table:table-cell table:style-name="Tableau58.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59" table:style-name="Tableau59">
        <table:table-column table:style-name="Tableau59.A"/>
        <table:table-column table:style-name="Tableau59.B"/>
        <table:table-column table:style-name="Tableau59.C"/>
        <table:table-column table:style-name="Tableau59.D"/>
        <table:table-column table:style-name="Tableau59.E"/>
        <table:table-column table:style-name="Tableau59.F"/>
        <table:table-column table:style-name="Tableau59.G"/>
        <table:table-column table:style-name="Tableau59.H"/>
        <table:table-column table:style-name="Tableau59.I"/>
        <table:table-column table:style-name="Tableau59.J"/>
        <table:table-column table:style-name="Tableau59.K"/>
        <table:table-column table:style-name="Tableau59.L"/>
        <table:table-column table:style-name="Tableau59.E" table:number-columns-repeated="2"/>
        <table:table-column table:style-name="Tableau59.O"/>
        <table:table-row table:style-name="Tableau59.1">
          <table:table-cell table:style-name="Tableau59.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59.1">
          <table:table-cell table:style-name="Tableau59.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9.1">
          <table:table-cell table:style-name="Tableau59.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9.1">
          <table:table-cell table:style-name="Tableau59.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9.5">
          <table:table-cell table:style-name="Tableau59.A5" table:number-columns-spanned="4" office:value-type="string">
            <text:p text:style-name="P7">Intitulé de l’Unité d’Enseignement :</text:p>
          </table:table-cell>
          <table:covered-table-cell/>
          <table:covered-table-cell/>
          <table:covered-table-cell/>
          <table:table-cell table:style-name="Tableau59.E5" table:number-columns-spanned="11" office:value-type="string">
            <text:p text:style-name="P54">Génie Logiciel</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9.5">
          <table:table-cell table:style-name="Tableau59.A5" table:number-columns-spanned="4" office:value-type="string">
            <text:p text:style-name="P4">Nature :</text:p>
          </table:table-cell>
          <table:covered-table-cell/>
          <table:covered-table-cell/>
          <table:covered-table-cell/>
          <table:table-cell table:style-name="Tableau59.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9.5">
          <table:table-cell table:style-name="Tableau59.A5" table:number-columns-spanned="4" office:value-type="string">
            <text:p text:style-name="P4">Semestre :</text:p>
          </table:table-cell>
          <table:covered-table-cell/>
          <table:covered-table-cell/>
          <table:covered-table-cell/>
          <table:table-cell table:style-name="Tableau59.E5" table:number-columns-spanned="11" office:value-type="string">
            <text:p text:style-name="P56">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9.5">
          <table:table-cell table:style-name="Tableau59.A5" table:number-columns-spanned="4" office:value-type="string">
            <text:p text:style-name="P4">Crédits ECTS :</text:p>
          </table:table-cell>
          <table:covered-table-cell/>
          <table:covered-table-cell/>
          <table:covered-table-cell/>
          <table:table-cell table:style-name="Tableau59.E5" table:number-columns-spanned="11" office:value-type="string">
            <text:p text:style-name="P3">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9.5">
          <table:table-cell table:style-name="Tableau59.A5" table:number-columns-spanned="4" office:value-type="string">
            <text:p text:style-name="P4">Coefficient :</text:p>
          </table:table-cell>
          <table:covered-table-cell/>
          <table:covered-table-cell/>
          <table:covered-table-cell/>
          <table:table-cell table:style-name="Tableau59.E5" table:number-columns-spanned="11" office:value-type="string">
            <text:p text:style-name="P3">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9.5">
          <table:table-cell table:style-name="Tableau59.A5" table:number-columns-spanned="4" office:value-type="string">
            <text:p text:style-name="P4">Langue de l’enseignement :</text:p>
          </table:table-cell>
          <table:covered-table-cell/>
          <table:covered-table-cell/>
          <table:covered-table-cell/>
          <table:table-cell table:style-name="Tableau59.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9.5">
          <table:table-cell table:style-name="Tableau59.A5" table:number-columns-spanned="4" office:value-type="string">
            <text:p text:style-name="P4">Volume horaire total :</text:p>
          </table:table-cell>
          <table:covered-table-cell/>
          <table:covered-table-cell/>
          <table:covered-table-cell/>
          <table:table-cell table:style-name="Tableau59.A5" office:value-type="string">
            <text:p text:style-name="P3">36</text:p>
          </table:table-cell>
          <table:table-cell table:style-name="Tableau59.A5" table:number-columns-spanned="2" office:value-type="string">
            <text:p text:style-name="P8">dont</text:p>
          </table:table-cell>
          <table:covered-table-cell/>
          <table:table-cell table:style-name="Tableau59.A5" table:number-columns-spanned="2" office:value-type="string">
            <text:p text:style-name="P11">CM</text:p>
          </table:table-cell>
          <table:covered-table-cell/>
          <table:table-cell table:style-name="Tableau59.A5" office:value-type="string">
            <text:p text:style-name="P11">12</text:p>
          </table:table-cell>
          <table:table-cell table:style-name="Tableau59.A5" table:number-columns-spanned="2" office:value-type="string">
            <text:p text:style-name="P11">TD</text:p>
          </table:table-cell>
          <table:covered-table-cell/>
          <table:table-cell table:style-name="Tableau59.A5" office:value-type="string">
            <text:p text:style-name="P11">20</text:p>
          </table:table-cell>
          <table:table-cell table:style-name="Tableau59.A5" office:value-type="string">
            <text:p text:style-name="P11">TP</text:p>
          </table:table-cell>
          <table:table-cell table:style-name="Tableau59.E5" office:value-type="string">
            <text:p text:style-name="P11">4</text:p>
          </table:table-cell>
        </table:table-row>
        <table:table-row table:style-name="Tableau59.1">
          <table:table-cell table:style-name="Tableau59.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9.1">
          <table:table-cell table:style-name="Tableau59.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9.1">
          <table:table-cell table:style-name="Tableau59.A1" table:number-columns-spanned="15" office:value-type="string">
            <text:list xml:id="list606866716" text:continue-list="list1301345672" text:style-name="WW8Num2">
              <text:list-item>
                <text:p text:style-name="P5">contenu : </text:p>
              </text:list-item>
            </text:list>
            <text:p text:style-name="P2">Généralités, cycle de vie d’un logiciel, méthodes d’analyse et de conception, méthodes objet, langage UML, méthodes de test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9.1">
          <table:table-cell table:style-name="Tableau59.A1" table:number-columns-spanned="15" office:value-type="string">
            <text:list xml:id="list2123954357" text:continue-numbering="true" text:style-name="WW8Num2">
              <text:list-item>
                <text:p text:style-name="P64">pré-requis :</text:p>
              </text:list-item>
            </text:list>
            <text:p text:style-name="P63">notions de modélisation et de système d’inform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9.1">
          <table:table-cell table:style-name="Tableau59.A1" table:number-columns-spanned="15" office:value-type="string">
            <text:list xml:id="list595112166" text:continue-numbering="true" text:style-name="WW8Num2">
              <text:list-item>
                <text:p text:style-name="P64">objectifs (savoirs et compétences acquis) : </text:p>
              </text:list-item>
            </text:list>
            <text:p text:style-name="P61">Acquérir une connaissance des outils et des techniques de spécification tels que les réseaux de Petri. Maîtriser un langage dédié au génie logiciel, UML.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9.1">
          <table:table-cell table:style-name="Tableau59.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9.18">
          <table:table-cell table:style-name="Tableau59.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9.18">
          <table:table-cell table:style-name="Tableau59.A19" office:value-type="string">
            <text:p text:style-name="P65"/>
          </table:table-cell>
          <table:table-cell table:style-name="Tableau59.A19" table:number-columns-spanned="5" office:value-type="string">
            <text:p text:style-name="P9">Contrôle continu</text:p>
          </table:table-cell>
          <table:covered-table-cell/>
          <table:covered-table-cell/>
          <table:covered-table-cell/>
          <table:covered-table-cell/>
          <table:table-cell table:style-name="Tableau59.A19" table:number-columns-spanned="5" office:value-type="string">
            <text:p text:style-name="P80">Contrôle terminal</text:p>
          </table:table-cell>
          <table:covered-table-cell/>
          <table:covered-table-cell/>
          <table:covered-table-cell/>
          <table:covered-table-cell/>
          <table:table-cell table:style-name="Tableau59.A1" table:number-columns-spanned="4" office:value-type="string">
            <text:p text:style-name="P80">Contrôle mixte</text:p>
          </table:table-cell>
          <table:covered-table-cell/>
          <table:covered-table-cell/>
          <table:covered-table-cell/>
        </table:table-row>
        <table:table-row table:style-name="Tableau59.18">
          <table:table-cell table:style-name="Tableau59.A19" office:value-type="string">
            <text:p text:style-name="P70"/>
          </table:table-cell>
          <table:table-cell table:style-name="Tableau59.A19" office:value-type="string">
            <text:p text:style-name="P80">nb de CC durant le semestre</text:p>
          </table:table-cell>
          <table:table-cell table:style-name="Tableau59.A19" office:value-type="string">
            <text:p text:style-name="P9">durée</text:p>
          </table:table-cell>
          <table:table-cell table:style-name="Tableau59.A19" table:number-columns-spanned="3" office:value-type="string">
            <text:p text:style-name="P80">Nature</text:p>
            <text:p text:style-name="P79">(oral/écrit )</text:p>
          </table:table-cell>
          <table:covered-table-cell/>
          <table:covered-table-cell/>
          <table:table-cell table:style-name="Tableau59.A19" table:number-columns-spanned="2" office:value-type="string">
            <text:p text:style-name="P9">durée</text:p>
          </table:table-cell>
          <table:covered-table-cell/>
          <table:table-cell table:style-name="Tableau59.A19" table:number-columns-spanned="3" office:value-type="string">
            <text:p text:style-name="P80">Nature</text:p>
            <text:p text:style-name="P79">(oral/écrit)</text:p>
          </table:table-cell>
          <table:covered-table-cell/>
          <table:covered-table-cell/>
          <table:table-cell table:style-name="Tableau59.A1" table:number-columns-spanned="4" office:value-type="string">
            <text:p text:style-name="P9">répartition en % entre CC et CT</text:p>
          </table:table-cell>
          <table:covered-table-cell/>
          <table:covered-table-cell/>
          <table:covered-table-cell/>
        </table:table-row>
        <table:table-row table:style-name="Tableau59.18">
          <table:table-cell table:style-name="Tableau59.A19" office:value-type="string">
            <text:p text:style-name="P69"><text:span text:style-name="T2">1</text:span><text:span text:style-name="T8">ère</text:span><text:span text:style-name="T2"> session :</text:span></text:p>
          </table:table-cell>
          <table:table-cell table:style-name="Tableau59.A19" office:value-type="string">
            <text:p text:style-name="P9"/>
          </table:table-cell>
          <table:table-cell table:style-name="Tableau59.A19" office:value-type="string">
            <text:p text:style-name="P9"/>
          </table:table-cell>
          <table:table-cell table:style-name="Tableau59.A19" table:number-columns-spanned="3" office:value-type="string">
            <text:p text:style-name="P9"/>
          </table:table-cell>
          <table:covered-table-cell/>
          <table:covered-table-cell/>
          <table:table-cell table:style-name="Tableau59.A19" table:number-columns-spanned="2" office:value-type="string">
            <text:p text:style-name="P9"/>
          </table:table-cell>
          <table:covered-table-cell/>
          <table:table-cell table:style-name="Tableau59.A19" table:number-columns-spanned="3" office:value-type="string">
            <text:p text:style-name="P9"/>
          </table:table-cell>
          <table:covered-table-cell/>
          <table:covered-table-cell/>
          <table:table-cell table:style-name="Tableau59.A1" table:number-columns-spanned="4" office:value-type="string">
            <text:p text:style-name="P9"/>
          </table:table-cell>
          <table:covered-table-cell/>
          <table:covered-table-cell/>
          <table:covered-table-cell/>
        </table:table-row>
        <table:table-row table:style-name="Tableau59.18">
          <table:table-cell table:style-name="Tableau59.A19" office:value-type="string">
            <text:list xml:id="list2133728031" text:continue-list="list1196066305" text:style-name="WW8Num3">
              <text:list-item>
                <text:p text:style-name="P10">RNE</text:p>
              </text:list-item>
            </text:list>
          </table:table-cell>
          <table:table-cell table:style-name="Tableau59.A19" office:value-type="string">
            <text:p text:style-name="P9"/>
          </table:table-cell>
          <table:table-cell table:style-name="Tableau59.A19" office:value-type="string">
            <text:p text:style-name="P9"/>
          </table:table-cell>
          <table:table-cell table:style-name="Tableau59.A19" table:number-columns-spanned="3" office:value-type="string">
            <text:p text:style-name="P9"/>
          </table:table-cell>
          <table:covered-table-cell/>
          <table:covered-table-cell/>
          <table:table-cell table:style-name="Tableau59.A19" table:number-columns-spanned="2" office:value-type="string">
            <text:p text:style-name="P9"/>
          </table:table-cell>
          <table:covered-table-cell/>
          <table:table-cell table:style-name="Tableau59.A19" table:number-columns-spanned="3" office:value-type="string">
            <text:p text:style-name="P9"/>
          </table:table-cell>
          <table:covered-table-cell/>
          <table:covered-table-cell/>
          <table:table-cell table:style-name="Tableau59.A1" table:number-columns-spanned="4" office:value-type="string">
            <text:p text:style-name="P9"/>
          </table:table-cell>
          <table:covered-table-cell/>
          <table:covered-table-cell/>
          <table:covered-table-cell/>
        </table:table-row>
        <table:table-row table:style-name="Tableau59.18">
          <table:table-cell table:style-name="Tableau59.A19" office:value-type="string">
            <text:list xml:id="list1652493912" text:continue-numbering="true" text:style-name="WW8Num3">
              <text:list-item>
                <text:p text:style-name="P10">RSE</text:p>
              </text:list-item>
            </text:list>
          </table:table-cell>
          <table:table-cell table:style-name="Tableau59.A19" office:value-type="string">
            <text:p text:style-name="P9"/>
          </table:table-cell>
          <table:table-cell table:style-name="Tableau59.A19" office:value-type="string">
            <text:p text:style-name="P9"/>
          </table:table-cell>
          <table:table-cell table:style-name="Tableau59.A19" table:number-columns-spanned="3" office:value-type="string">
            <text:p text:style-name="P9"/>
          </table:table-cell>
          <table:covered-table-cell/>
          <table:covered-table-cell/>
          <table:table-cell table:style-name="Tableau59.A19" table:number-columns-spanned="2" office:value-type="string">
            <text:p text:style-name="P9"/>
          </table:table-cell>
          <table:covered-table-cell/>
          <table:table-cell table:style-name="Tableau59.A19" table:number-columns-spanned="3" office:value-type="string">
            <text:p text:style-name="P9"/>
          </table:table-cell>
          <table:covered-table-cell/>
          <table:covered-table-cell/>
          <table:table-cell table:style-name="Tableau59.A1" table:number-columns-spanned="4" office:value-type="string">
            <text:p text:style-name="P9"/>
          </table:table-cell>
          <table:covered-table-cell/>
          <table:covered-table-cell/>
          <table:covered-table-cell/>
        </table:table-row>
        <table:table-row table:style-name="Tableau59.18">
          <table:table-cell table:style-name="Tableau59.A19" office:value-type="string">
            <text:p text:style-name="P1"><text:span text:style-name="T2">2</text:span><text:span text:style-name="T8">ème</text:span><text:span text:style-name="T2"> session :</text:span></text:p>
          </table:table-cell>
          <table:table-cell table:style-name="Tableau59.A19" office:value-type="string">
            <text:p text:style-name="P9"/>
          </table:table-cell>
          <table:table-cell table:style-name="Tableau59.A19" office:value-type="string">
            <text:p text:style-name="P9"/>
          </table:table-cell>
          <table:table-cell table:style-name="Tableau59.A19" table:number-columns-spanned="3" office:value-type="string">
            <text:p text:style-name="P9"/>
          </table:table-cell>
          <table:covered-table-cell/>
          <table:covered-table-cell/>
          <table:table-cell table:style-name="Tableau59.A19" table:number-columns-spanned="2" office:value-type="string">
            <text:p text:style-name="P9"/>
          </table:table-cell>
          <table:covered-table-cell/>
          <table:table-cell table:style-name="Tableau59.A19" table:number-columns-spanned="3" office:value-type="string">
            <text:p text:style-name="P9"/>
          </table:table-cell>
          <table:covered-table-cell/>
          <table:covered-table-cell/>
          <table:table-cell table:style-name="Tableau59.A1" table:number-columns-spanned="4" office:value-type="string">
            <text:p text:style-name="P9"/>
          </table:table-cell>
          <table:covered-table-cell/>
          <table:covered-table-cell/>
          <table:covered-table-cell/>
        </table:table-row>
        <table:table-row table:style-name="Tableau59.18">
          <table:table-cell table:style-name="Tableau59.A19" office:value-type="string">
            <text:list xml:id="list974070481" text:continue-numbering="true" text:style-name="WW8Num3">
              <text:list-item>
                <text:p text:style-name="P10">RNE</text:p>
              </text:list-item>
            </text:list>
          </table:table-cell>
          <table:table-cell table:style-name="Tableau59.A19" office:value-type="string">
            <text:p text:style-name="P6"/>
          </table:table-cell>
          <table:table-cell table:style-name="Tableau59.A19" office:value-type="string">
            <text:p text:style-name="P6"/>
          </table:table-cell>
          <table:table-cell table:style-name="Tableau59.A19" table:number-columns-spanned="3" office:value-type="string">
            <text:p text:style-name="P6"/>
          </table:table-cell>
          <table:covered-table-cell/>
          <table:covered-table-cell/>
          <table:table-cell table:style-name="Tableau59.A19" table:number-columns-spanned="2" office:value-type="string">
            <text:p text:style-name="P6"/>
          </table:table-cell>
          <table:covered-table-cell/>
          <table:table-cell table:style-name="Tableau59.A19" table:number-columns-spanned="3" office:value-type="string">
            <text:p text:style-name="P6"/>
          </table:table-cell>
          <table:covered-table-cell/>
          <table:covered-table-cell/>
          <table:table-cell table:style-name="Tableau59.A1" table:number-columns-spanned="4" office:value-type="string">
            <text:p text:style-name="P6"/>
          </table:table-cell>
          <table:covered-table-cell/>
          <table:covered-table-cell/>
          <table:covered-table-cell/>
        </table:table-row>
        <table:table-row table:style-name="Tableau59.18">
          <table:table-cell table:style-name="Tableau59.A19" office:value-type="string">
            <text:list xml:id="list1849631234" text:continue-numbering="true" text:style-name="WW8Num3">
              <text:list-item>
                <text:p text:style-name="P10">RSE</text:p>
              </text:list-item>
            </text:list>
          </table:table-cell>
          <table:table-cell table:style-name="Tableau59.A19" office:value-type="string">
            <text:p text:style-name="P6"/>
          </table:table-cell>
          <table:table-cell table:style-name="Tableau59.A19" office:value-type="string">
            <text:p text:style-name="P6"/>
          </table:table-cell>
          <table:table-cell table:style-name="Tableau59.A19" table:number-columns-spanned="3" office:value-type="string">
            <text:p text:style-name="P6"/>
          </table:table-cell>
          <table:covered-table-cell/>
          <table:covered-table-cell/>
          <table:table-cell table:style-name="Tableau59.A19" table:number-columns-spanned="2" office:value-type="string">
            <text:p text:style-name="P6"/>
          </table:table-cell>
          <table:covered-table-cell/>
          <table:table-cell table:style-name="Tableau59.A19" table:number-columns-spanned="3" office:value-type="string">
            <text:p text:style-name="P6"/>
          </table:table-cell>
          <table:covered-table-cell/>
          <table:covered-table-cell/>
          <table:table-cell table:style-name="Tableau59.A1" table:number-columns-spanned="4" office:value-type="string">
            <text:p text:style-name="P6"/>
          </table:table-cell>
          <table:covered-table-cell/>
          <table:covered-table-cell/>
          <table:covered-table-cell/>
        </table:table-row>
        <table:table-row table:style-name="Tableau59.18">
          <table:table-cell table:style-name="Tableau59.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9.18">
          <table:table-cell table:style-name="Tableau59.A27" table:number-columns-spanned="15" office:value-type="string">
            <text:p text:style-name="P7">Responsable de l’enseignement : Laure KAHLE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9.18">
          <table:table-cell table:style-name="Tableau59.A27" table:number-columns-spanned="15" office:value-type="string">
            <text:p text:style-name="P62">Bibliographie : Précis de génie logiciel (Gaudel), Génie Logiciel (Vailly), UML par la pratique (Roques), modélisation objet avec UML(Muller)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59.18">
          <table:table-cell table:style-name="Tableau59.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60" table:style-name="Tableau60">
        <table:table-column table:style-name="Tableau60.A"/>
        <table:table-column table:style-name="Tableau60.B"/>
        <table:table-column table:style-name="Tableau60.C"/>
        <table:table-column table:style-name="Tableau60.D"/>
        <table:table-column table:style-name="Tableau60.E"/>
        <table:table-column table:style-name="Tableau60.F"/>
        <table:table-column table:style-name="Tableau60.G"/>
        <table:table-column table:style-name="Tableau60.H"/>
        <table:table-column table:style-name="Tableau60.I"/>
        <table:table-column table:style-name="Tableau60.J"/>
        <table:table-column table:style-name="Tableau60.K"/>
        <table:table-column table:style-name="Tableau60.L"/>
        <table:table-column table:style-name="Tableau60.E" table:number-columns-repeated="2"/>
        <table:table-column table:style-name="Tableau60.O"/>
        <table:table-row table:style-name="Tableau60.1">
          <table:table-cell table:style-name="Tableau60.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0.1">
          <table:table-cell table:style-name="Tableau60.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0.1">
          <table:table-cell table:style-name="Tableau60.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0.1">
          <table:table-cell table:style-name="Tableau60.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0.5">
          <table:table-cell table:style-name="Tableau60.A5" table:number-columns-spanned="4" office:value-type="string">
            <text:p text:style-name="P7">Intitulé de l’Unité d’Enseignement :</text:p>
          </table:table-cell>
          <table:covered-table-cell/>
          <table:covered-table-cell/>
          <table:covered-table-cell/>
          <table:table-cell table:style-name="Tableau60.E5" table:number-columns-spanned="11" office:value-type="string">
            <text:p text:style-name="P54">Bases de Donné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0.5">
          <table:table-cell table:style-name="Tableau60.A5" table:number-columns-spanned="4" office:value-type="string">
            <text:p text:style-name="P4">Nature :</text:p>
          </table:table-cell>
          <table:covered-table-cell/>
          <table:covered-table-cell/>
          <table:covered-table-cell/>
          <table:table-cell table:style-name="Tableau60.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0.5">
          <table:table-cell table:style-name="Tableau60.A5" table:number-columns-spanned="4" office:value-type="string">
            <text:p text:style-name="P4">Semestre :</text:p>
          </table:table-cell>
          <table:covered-table-cell/>
          <table:covered-table-cell/>
          <table:covered-table-cell/>
          <table:table-cell table:style-name="Tableau60.E5" table:number-columns-spanned="11" office:value-type="string">
            <text:p text:style-name="P56">6</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60.5">
          <table:table-cell table:style-name="Tableau60.A5" table:number-columns-spanned="4" office:value-type="string">
            <text:p text:style-name="P4">Crédits ECTS :</text:p>
          </table:table-cell>
          <table:covered-table-cell/>
          <table:covered-table-cell/>
          <table:covered-table-cell/>
          <table:table-cell table:style-name="Tableau60.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0.5">
          <table:table-cell table:style-name="Tableau60.A5" table:number-columns-spanned="4" office:value-type="string">
            <text:p text:style-name="P4">Coefficient :</text:p>
          </table:table-cell>
          <table:covered-table-cell/>
          <table:covered-table-cell/>
          <table:covered-table-cell/>
          <table:table-cell table:style-name="Tableau60.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0.5">
          <table:table-cell table:style-name="Tableau60.A5" table:number-columns-spanned="4" office:value-type="string">
            <text:p text:style-name="P4">Langue de l’enseignement :</text:p>
          </table:table-cell>
          <table:covered-table-cell/>
          <table:covered-table-cell/>
          <table:covered-table-cell/>
          <table:table-cell table:style-name="Tableau60.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0.5">
          <table:table-cell table:style-name="Tableau60.A5" table:number-columns-spanned="4" office:value-type="string">
            <text:p text:style-name="P4">Volume horaire total :</text:p>
          </table:table-cell>
          <table:covered-table-cell/>
          <table:covered-table-cell/>
          <table:covered-table-cell/>
          <table:table-cell table:style-name="Tableau60.A5" office:value-type="string">
            <text:p text:style-name="P3">40</text:p>
          </table:table-cell>
          <table:table-cell table:style-name="Tableau60.A5" table:number-columns-spanned="2" office:value-type="string">
            <text:p text:style-name="P8">dont</text:p>
          </table:table-cell>
          <table:covered-table-cell/>
          <table:table-cell table:style-name="Tableau60.A5" table:number-columns-spanned="2" office:value-type="string">
            <text:p text:style-name="P11">CM</text:p>
          </table:table-cell>
          <table:covered-table-cell/>
          <table:table-cell table:style-name="Tableau60.A5" office:value-type="string">
            <text:p text:style-name="P11">12</text:p>
          </table:table-cell>
          <table:table-cell table:style-name="Tableau60.A5" table:number-columns-spanned="2" office:value-type="string">
            <text:p text:style-name="P11">TD</text:p>
          </table:table-cell>
          <table:covered-table-cell/>
          <table:table-cell table:style-name="Tableau60.A5" office:value-type="string">
            <text:p text:style-name="P11">20</text:p>
          </table:table-cell>
          <table:table-cell table:style-name="Tableau60.A5" office:value-type="string">
            <text:p text:style-name="P11">TP</text:p>
          </table:table-cell>
          <table:table-cell table:style-name="Tableau60.E5" office:value-type="string">
            <text:p text:style-name="P11">8</text:p>
          </table:table-cell>
        </table:table-row>
        <table:table-row table:style-name="Tableau60.1">
          <table:table-cell table:style-name="Tableau60.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0.1">
          <table:table-cell table:style-name="Tableau60.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0.1">
          <table:table-cell table:style-name="Tableau60.A1" table:number-columns-spanned="15" office:value-type="string">
            <text:list xml:id="list693774014" text:continue-list="list595112166" text:style-name="WW8Num2">
              <text:list-item>
                <text:p text:style-name="P5">contenu : </text:p>
              </text:list-item>
            </text:list>
            <text:p text:style-name="P2">Algèbre relationnelle. SQL : Langage d’Interrogation des Données. Dépendances fonctionnelles et Formes normales. SQL : Langage de Définition des Données. Mise en œuvre des contraintes d’intégrité avec Oracl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0.1">
          <table:table-cell table:style-name="Tableau60.A1" table:number-columns-spanned="15" office:value-type="string">
            <text:list xml:id="list338548236" text:continue-numbering="true" text:style-name="WW8Num2">
              <text:list-item>
                <text:p text:style-name="P64">pré-requis :</text:p>
              </text:list-item>
            </text:list>
            <text:p text:style-name="P63">UE : Bases des données et internet (L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0.1">
          <table:table-cell table:style-name="Tableau60.A1" table:number-columns-spanned="15" office:value-type="string">
            <text:list xml:id="list63436050" text:continue-numbering="true" text:style-name="WW8Num2">
              <text:list-item>
                <text:p text:style-name="P64">objectifs (savoirs et compétences acquis) : </text:p>
              </text:list-item>
            </text:list>
            <text:p text:style-name="P61">Créer des bases de données relationnelles d’une bonne forme normale. Mettre en œuvre des contraintes d’intégrité au sein de bases de données relationnelles. Interroger des bases de données relationnell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0.1">
          <table:table-cell table:style-name="Tableau60.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0.18">
          <table:table-cell table:style-name="Tableau60.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0.18">
          <table:table-cell table:style-name="Tableau60.A19" office:value-type="string">
            <text:p text:style-name="P65"/>
          </table:table-cell>
          <table:table-cell table:style-name="Tableau60.A19" table:number-columns-spanned="5" office:value-type="string">
            <text:p text:style-name="P9">Contrôle continu</text:p>
          </table:table-cell>
          <table:covered-table-cell/>
          <table:covered-table-cell/>
          <table:covered-table-cell/>
          <table:covered-table-cell/>
          <table:table-cell table:style-name="Tableau60.A19" table:number-columns-spanned="5" office:value-type="string">
            <text:p text:style-name="P80">Contrôle terminal</text:p>
          </table:table-cell>
          <table:covered-table-cell/>
          <table:covered-table-cell/>
          <table:covered-table-cell/>
          <table:covered-table-cell/>
          <table:table-cell table:style-name="Tableau60.A1" table:number-columns-spanned="4" office:value-type="string">
            <text:p text:style-name="P80">Contrôle mixte</text:p>
          </table:table-cell>
          <table:covered-table-cell/>
          <table:covered-table-cell/>
          <table:covered-table-cell/>
        </table:table-row>
        <table:table-row table:style-name="Tableau60.18">
          <table:table-cell table:style-name="Tableau60.A19" office:value-type="string">
            <text:p text:style-name="P70"/>
          </table:table-cell>
          <table:table-cell table:style-name="Tableau60.A19" office:value-type="string">
            <text:p text:style-name="P80">nb de CC durant le semestre</text:p>
          </table:table-cell>
          <table:table-cell table:style-name="Tableau60.A19" office:value-type="string">
            <text:p text:style-name="P9">durée</text:p>
          </table:table-cell>
          <table:table-cell table:style-name="Tableau60.A19" table:number-columns-spanned="3" office:value-type="string">
            <text:p text:style-name="P80">Nature</text:p>
            <text:p text:style-name="P79">(oral/écrit )</text:p>
          </table:table-cell>
          <table:covered-table-cell/>
          <table:covered-table-cell/>
          <table:table-cell table:style-name="Tableau60.A19" table:number-columns-spanned="2" office:value-type="string">
            <text:p text:style-name="P9">durée</text:p>
          </table:table-cell>
          <table:covered-table-cell/>
          <table:table-cell table:style-name="Tableau60.A19" table:number-columns-spanned="3" office:value-type="string">
            <text:p text:style-name="P80">Nature</text:p>
            <text:p text:style-name="P79">(oral/écrit)</text:p>
          </table:table-cell>
          <table:covered-table-cell/>
          <table:covered-table-cell/>
          <table:table-cell table:style-name="Tableau60.A1" table:number-columns-spanned="4" office:value-type="string">
            <text:p text:style-name="P9">répartition en % entre CC et CT</text:p>
          </table:table-cell>
          <table:covered-table-cell/>
          <table:covered-table-cell/>
          <table:covered-table-cell/>
        </table:table-row>
        <table:table-row table:style-name="Tableau60.18">
          <table:table-cell table:style-name="Tableau60.A19" office:value-type="string">
            <text:p text:style-name="P69"><text:span text:style-name="T2">1</text:span><text:span text:style-name="T8">ère</text:span><text:span text:style-name="T2"> session :</text:span></text:p>
          </table:table-cell>
          <table:table-cell table:style-name="Tableau60.A19" office:value-type="string">
            <text:p text:style-name="P9"/>
          </table:table-cell>
          <table:table-cell table:style-name="Tableau60.A19" office:value-type="string">
            <text:p text:style-name="P9"/>
          </table:table-cell>
          <table:table-cell table:style-name="Tableau60.A19" table:number-columns-spanned="3" office:value-type="string">
            <text:p text:style-name="P9"/>
          </table:table-cell>
          <table:covered-table-cell/>
          <table:covered-table-cell/>
          <table:table-cell table:style-name="Tableau60.A19" table:number-columns-spanned="2" office:value-type="string">
            <text:p text:style-name="P9"/>
          </table:table-cell>
          <table:covered-table-cell/>
          <table:table-cell table:style-name="Tableau60.A19" table:number-columns-spanned="3" office:value-type="string">
            <text:p text:style-name="P9"/>
          </table:table-cell>
          <table:covered-table-cell/>
          <table:covered-table-cell/>
          <table:table-cell table:style-name="Tableau60.A1" table:number-columns-spanned="4" office:value-type="string">
            <text:p text:style-name="P9"/>
          </table:table-cell>
          <table:covered-table-cell/>
          <table:covered-table-cell/>
          <table:covered-table-cell/>
        </table:table-row>
        <table:table-row table:style-name="Tableau60.18">
          <table:table-cell table:style-name="Tableau60.A19" office:value-type="string">
            <text:list xml:id="list1932701586" text:continue-list="list1849631234" text:style-name="WW8Num3">
              <text:list-item>
                <text:p text:style-name="P10">RNE</text:p>
              </text:list-item>
            </text:list>
          </table:table-cell>
          <table:table-cell table:style-name="Tableau60.A19" office:value-type="string">
            <text:p text:style-name="P9"/>
          </table:table-cell>
          <table:table-cell table:style-name="Tableau60.A19" office:value-type="string">
            <text:p text:style-name="P9"/>
          </table:table-cell>
          <table:table-cell table:style-name="Tableau60.A19" table:number-columns-spanned="3" office:value-type="string">
            <text:p text:style-name="P9"/>
          </table:table-cell>
          <table:covered-table-cell/>
          <table:covered-table-cell/>
          <table:table-cell table:style-name="Tableau60.A19" table:number-columns-spanned="2" office:value-type="string">
            <text:p text:style-name="P9"/>
          </table:table-cell>
          <table:covered-table-cell/>
          <table:table-cell table:style-name="Tableau60.A19" table:number-columns-spanned="3" office:value-type="string">
            <text:p text:style-name="P9"/>
          </table:table-cell>
          <table:covered-table-cell/>
          <table:covered-table-cell/>
          <table:table-cell table:style-name="Tableau60.A1" table:number-columns-spanned="4" office:value-type="string">
            <text:p text:style-name="P9"/>
          </table:table-cell>
          <table:covered-table-cell/>
          <table:covered-table-cell/>
          <table:covered-table-cell/>
        </table:table-row>
        <table:table-row table:style-name="Tableau60.18">
          <table:table-cell table:style-name="Tableau60.A19" office:value-type="string">
            <text:list xml:id="list992809528" text:continue-numbering="true" text:style-name="WW8Num3">
              <text:list-item>
                <text:p text:style-name="P10">RSE</text:p>
              </text:list-item>
            </text:list>
          </table:table-cell>
          <table:table-cell table:style-name="Tableau60.A19" office:value-type="string">
            <text:p text:style-name="P9"/>
          </table:table-cell>
          <table:table-cell table:style-name="Tableau60.A19" office:value-type="string">
            <text:p text:style-name="P9"/>
          </table:table-cell>
          <table:table-cell table:style-name="Tableau60.A19" table:number-columns-spanned="3" office:value-type="string">
            <text:p text:style-name="P9"/>
          </table:table-cell>
          <table:covered-table-cell/>
          <table:covered-table-cell/>
          <table:table-cell table:style-name="Tableau60.A19" table:number-columns-spanned="2" office:value-type="string">
            <text:p text:style-name="P9"/>
          </table:table-cell>
          <table:covered-table-cell/>
          <table:table-cell table:style-name="Tableau60.A19" table:number-columns-spanned="3" office:value-type="string">
            <text:p text:style-name="P9"/>
          </table:table-cell>
          <table:covered-table-cell/>
          <table:covered-table-cell/>
          <table:table-cell table:style-name="Tableau60.A1" table:number-columns-spanned="4" office:value-type="string">
            <text:p text:style-name="P9"/>
          </table:table-cell>
          <table:covered-table-cell/>
          <table:covered-table-cell/>
          <table:covered-table-cell/>
        </table:table-row>
        <table:table-row table:style-name="Tableau60.18">
          <table:table-cell table:style-name="Tableau60.A19" office:value-type="string">
            <text:p text:style-name="P1"><text:span text:style-name="T2">2</text:span><text:span text:style-name="T8">ème</text:span><text:span text:style-name="T2"> session :</text:span></text:p>
          </table:table-cell>
          <table:table-cell table:style-name="Tableau60.A19" office:value-type="string">
            <text:p text:style-name="P9"/>
          </table:table-cell>
          <table:table-cell table:style-name="Tableau60.A19" office:value-type="string">
            <text:p text:style-name="P9"/>
          </table:table-cell>
          <table:table-cell table:style-name="Tableau60.A19" table:number-columns-spanned="3" office:value-type="string">
            <text:p text:style-name="P9"/>
          </table:table-cell>
          <table:covered-table-cell/>
          <table:covered-table-cell/>
          <table:table-cell table:style-name="Tableau60.A19" table:number-columns-spanned="2" office:value-type="string">
            <text:p text:style-name="P9"/>
          </table:table-cell>
          <table:covered-table-cell/>
          <table:table-cell table:style-name="Tableau60.A19" table:number-columns-spanned="3" office:value-type="string">
            <text:p text:style-name="P9"/>
          </table:table-cell>
          <table:covered-table-cell/>
          <table:covered-table-cell/>
          <table:table-cell table:style-name="Tableau60.A1" table:number-columns-spanned="4" office:value-type="string">
            <text:p text:style-name="P9"/>
          </table:table-cell>
          <table:covered-table-cell/>
          <table:covered-table-cell/>
          <table:covered-table-cell/>
        </table:table-row>
        <table:table-row table:style-name="Tableau60.18">
          <table:table-cell table:style-name="Tableau60.A19" office:value-type="string">
            <text:list xml:id="list1116698054" text:continue-numbering="true" text:style-name="WW8Num3">
              <text:list-item>
                <text:p text:style-name="P10">RNE</text:p>
              </text:list-item>
            </text:list>
          </table:table-cell>
          <table:table-cell table:style-name="Tableau60.A19" office:value-type="string">
            <text:p text:style-name="P6"/>
          </table:table-cell>
          <table:table-cell table:style-name="Tableau60.A19" office:value-type="string">
            <text:p text:style-name="P6"/>
          </table:table-cell>
          <table:table-cell table:style-name="Tableau60.A19" table:number-columns-spanned="3" office:value-type="string">
            <text:p text:style-name="P6"/>
          </table:table-cell>
          <table:covered-table-cell/>
          <table:covered-table-cell/>
          <table:table-cell table:style-name="Tableau60.A19" table:number-columns-spanned="2" office:value-type="string">
            <text:p text:style-name="P6"/>
          </table:table-cell>
          <table:covered-table-cell/>
          <table:table-cell table:style-name="Tableau60.A19" table:number-columns-spanned="3" office:value-type="string">
            <text:p text:style-name="P6"/>
          </table:table-cell>
          <table:covered-table-cell/>
          <table:covered-table-cell/>
          <table:table-cell table:style-name="Tableau60.A1" table:number-columns-spanned="4" office:value-type="string">
            <text:p text:style-name="P6"/>
          </table:table-cell>
          <table:covered-table-cell/>
          <table:covered-table-cell/>
          <table:covered-table-cell/>
        </table:table-row>
        <table:table-row table:style-name="Tableau60.18">
          <table:table-cell table:style-name="Tableau60.A19" office:value-type="string">
            <text:list xml:id="list252016946" text:continue-numbering="true" text:style-name="WW8Num3">
              <text:list-item>
                <text:p text:style-name="P10">RSE</text:p>
              </text:list-item>
            </text:list>
          </table:table-cell>
          <table:table-cell table:style-name="Tableau60.A19" office:value-type="string">
            <text:p text:style-name="P6"/>
          </table:table-cell>
          <table:table-cell table:style-name="Tableau60.A19" office:value-type="string">
            <text:p text:style-name="P6"/>
          </table:table-cell>
          <table:table-cell table:style-name="Tableau60.A19" table:number-columns-spanned="3" office:value-type="string">
            <text:p text:style-name="P6"/>
          </table:table-cell>
          <table:covered-table-cell/>
          <table:covered-table-cell/>
          <table:table-cell table:style-name="Tableau60.A19" table:number-columns-spanned="2" office:value-type="string">
            <text:p text:style-name="P6"/>
          </table:table-cell>
          <table:covered-table-cell/>
          <table:table-cell table:style-name="Tableau60.A19" table:number-columns-spanned="3" office:value-type="string">
            <text:p text:style-name="P6"/>
          </table:table-cell>
          <table:covered-table-cell/>
          <table:covered-table-cell/>
          <table:table-cell table:style-name="Tableau60.A1" table:number-columns-spanned="4" office:value-type="string">
            <text:p text:style-name="P6"/>
          </table:table-cell>
          <table:covered-table-cell/>
          <table:covered-table-cell/>
          <table:covered-table-cell/>
        </table:table-row>
        <table:table-row table:style-name="Tableau60.18">
          <table:table-cell table:style-name="Tableau60.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0.18">
          <table:table-cell table:style-name="Tableau60.A27" table:number-columns-spanned="15" office:value-type="string">
            <text:p text:style-name="P7">Responsable de l’enseignement : Khalil DJELLOU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0.18">
          <table:table-cell table:style-name="Tableau60.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0.18">
          <table:table-cell table:style-name="Tableau60.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61" table:style-name="Tableau61">
        <table:table-column table:style-name="Tableau61.A"/>
        <table:table-column table:style-name="Tableau61.B"/>
        <table:table-column table:style-name="Tableau61.C"/>
        <table:table-column table:style-name="Tableau61.D"/>
        <table:table-column table:style-name="Tableau61.E"/>
        <table:table-column table:style-name="Tableau61.F"/>
        <table:table-column table:style-name="Tableau61.G"/>
        <table:table-column table:style-name="Tableau61.H"/>
        <table:table-column table:style-name="Tableau61.I"/>
        <table:table-column table:style-name="Tableau61.J"/>
        <table:table-column table:style-name="Tableau61.K"/>
        <table:table-column table:style-name="Tableau61.L"/>
        <table:table-column table:style-name="Tableau61.E" table:number-columns-repeated="2"/>
        <table:table-column table:style-name="Tableau61.O"/>
        <table:table-row table:style-name="Tableau61.1">
          <table:table-cell table:style-name="Tableau61.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1">
          <table:table-cell table:style-name="Tableau61.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1">
          <table:table-cell table:style-name="Tableau61.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1">
          <table:table-cell table:style-name="Tableau61.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5">
          <table:table-cell table:style-name="Tableau61.A5" table:number-columns-spanned="4" office:value-type="string">
            <text:p text:style-name="P7">Intitulé de l’Unité d’Enseignement :</text:p>
          </table:table-cell>
          <table:covered-table-cell/>
          <table:covered-table-cell/>
          <table:covered-table-cell/>
          <table:table-cell table:style-name="Tableau61.E5" table:number-columns-spanned="11" office:value-type="string">
            <text:p text:style-name="P54">Théorie des langag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5">
          <table:table-cell table:style-name="Tableau61.A5" table:number-columns-spanned="4" office:value-type="string">
            <text:p text:style-name="P4">Nature :</text:p>
          </table:table-cell>
          <table:covered-table-cell/>
          <table:covered-table-cell/>
          <table:covered-table-cell/>
          <table:table-cell table:style-name="Tableau61.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5">
          <table:table-cell table:style-name="Tableau61.A5" table:number-columns-spanned="4" office:value-type="string">
            <text:p text:style-name="P4">Semestre :</text:p>
          </table:table-cell>
          <table:covered-table-cell/>
          <table:covered-table-cell/>
          <table:covered-table-cell/>
          <table:table-cell table:style-name="Tableau61.E5" table:number-columns-spanned="11" office:value-type="string">
            <text:p text:style-name="P56">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5">
          <table:table-cell table:style-name="Tableau61.A5" table:number-columns-spanned="4" office:value-type="string">
            <text:p text:style-name="P4">Crédits ECTS :</text:p>
          </table:table-cell>
          <table:covered-table-cell/>
          <table:covered-table-cell/>
          <table:covered-table-cell/>
          <table:table-cell table:style-name="Tableau61.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5">
          <table:table-cell table:style-name="Tableau61.A5" table:number-columns-spanned="4" office:value-type="string">
            <text:p text:style-name="P4">Coefficient :</text:p>
          </table:table-cell>
          <table:covered-table-cell/>
          <table:covered-table-cell/>
          <table:covered-table-cell/>
          <table:table-cell table:style-name="Tableau61.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5">
          <table:table-cell table:style-name="Tableau61.A5" table:number-columns-spanned="4" office:value-type="string">
            <text:p text:style-name="P4">Langue de l’enseignement :</text:p>
          </table:table-cell>
          <table:covered-table-cell/>
          <table:covered-table-cell/>
          <table:covered-table-cell/>
          <table:table-cell table:style-name="Tableau61.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5">
          <table:table-cell table:style-name="Tableau61.A5" table:number-columns-spanned="4" office:value-type="string">
            <text:p text:style-name="P4">Volume horaire total :</text:p>
          </table:table-cell>
          <table:covered-table-cell/>
          <table:covered-table-cell/>
          <table:covered-table-cell/>
          <table:table-cell table:style-name="Tableau61.A5" office:value-type="string">
            <text:p text:style-name="P3">40</text:p>
          </table:table-cell>
          <table:table-cell table:style-name="Tableau61.A5" table:number-columns-spanned="2" office:value-type="string">
            <text:p text:style-name="P8">dont</text:p>
          </table:table-cell>
          <table:covered-table-cell/>
          <table:table-cell table:style-name="Tableau61.A5" table:number-columns-spanned="2" office:value-type="string">
            <text:p text:style-name="P11">CM</text:p>
          </table:table-cell>
          <table:covered-table-cell/>
          <table:table-cell table:style-name="Tableau61.A5" office:value-type="string">
            <text:p text:style-name="P11">14</text:p>
          </table:table-cell>
          <table:table-cell table:style-name="Tableau61.A5" table:number-columns-spanned="2" office:value-type="string">
            <text:p text:style-name="P11">TD</text:p>
          </table:table-cell>
          <table:covered-table-cell/>
          <table:table-cell table:style-name="Tableau61.A5" office:value-type="string">
            <text:p text:style-name="P11">26</text:p>
          </table:table-cell>
          <table:table-cell table:style-name="Tableau61.A5" office:value-type="string">
            <text:p text:style-name="P11">TP</text:p>
          </table:table-cell>
          <table:table-cell table:style-name="Tableau61.E5" office:value-type="string">
            <text:p text:style-name="P11"/>
          </table:table-cell>
        </table:table-row>
        <table:table-row table:style-name="Tableau61.1">
          <table:table-cell table:style-name="Tableau61.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61.1">
          <table:table-cell table:style-name="Tableau61.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1">
          <table:table-cell table:style-name="Tableau61.A1" table:number-columns-spanned="15" office:value-type="string">
            <text:list xml:id="list1725957686" text:continue-list="list63436050" text:style-name="WW8Num2">
              <text:list-item>
                <text:p text:style-name="P5">contenu : </text:p>
              </text:list-item>
            </text:list>
            <text:p text:style-name="P2">généralités sur monoïde, langages et grammaires formels ; classification de Chomsky ; langages réguliers ; grammaires régulières ; automates finis ; déterminisation d'automates finis ; expressions régulières ; résolution de systèmes d'équations linéaires ; théorème de Kleene ; automate minimal ; minimisation d'automates finis ; lemme d'itér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1">
          <table:table-cell table:style-name="Tableau61.A1" table:number-columns-spanned="15" office:value-type="string">
            <text:list xml:id="list876623074" text:continue-numbering="true" text:style-name="WW8Num2">
              <text:list-item>
                <text:p text:style-name="P64">pré-requis :</text:p>
              </text:list-item>
            </text:list>
            <text:p text:style-name="P63">notions de bases en algèbre et théorie des graph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1">
          <table:table-cell table:style-name="Tableau61.A1" table:number-columns-spanned="15" office:value-type="string">
            <text:list xml:id="list433600799" text:continue-numbering="true" text:style-name="WW8Num2">
              <text:list-item>
                <text:p text:style-name="P64">objectifs (savoirs et compétences acquis) : </text:p>
              </text:list-item>
            </text:list>
            <text:p text:style-name="P61">notions de base sur les langages réguliers et automates finis, préparation à l'enseignement de compilation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1">
          <table:table-cell table:style-name="Tableau61.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18">
          <table:table-cell table:style-name="Tableau61.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18">
          <table:table-cell table:style-name="Tableau61.A19" office:value-type="string">
            <text:p text:style-name="P65"/>
          </table:table-cell>
          <table:table-cell table:style-name="Tableau61.A19" table:number-columns-spanned="5" office:value-type="string">
            <text:p text:style-name="P9">Contrôle continu</text:p>
          </table:table-cell>
          <table:covered-table-cell/>
          <table:covered-table-cell/>
          <table:covered-table-cell/>
          <table:covered-table-cell/>
          <table:table-cell table:style-name="Tableau61.A19" table:number-columns-spanned="5" office:value-type="string">
            <text:p text:style-name="P80">Contrôle terminal</text:p>
          </table:table-cell>
          <table:covered-table-cell/>
          <table:covered-table-cell/>
          <table:covered-table-cell/>
          <table:covered-table-cell/>
          <table:table-cell table:style-name="Tableau61.A1" table:number-columns-spanned="4" office:value-type="string">
            <text:p text:style-name="P80">Contrôle mixte</text:p>
          </table:table-cell>
          <table:covered-table-cell/>
          <table:covered-table-cell/>
          <table:covered-table-cell/>
        </table:table-row>
        <table:table-row table:style-name="Tableau61.18">
          <table:table-cell table:style-name="Tableau61.A19" office:value-type="string">
            <text:p text:style-name="P70"/>
          </table:table-cell>
          <table:table-cell table:style-name="Tableau61.A19" office:value-type="string">
            <text:p text:style-name="P80">nb de CC durant le semestre</text:p>
          </table:table-cell>
          <table:table-cell table:style-name="Tableau61.A19" office:value-type="string">
            <text:p text:style-name="P9">durée</text:p>
          </table:table-cell>
          <table:table-cell table:style-name="Tableau61.A19" table:number-columns-spanned="3" office:value-type="string">
            <text:p text:style-name="P80">Nature</text:p>
            <text:p text:style-name="P79">(oral/écrit )</text:p>
          </table:table-cell>
          <table:covered-table-cell/>
          <table:covered-table-cell/>
          <table:table-cell table:style-name="Tableau61.A19" table:number-columns-spanned="2" office:value-type="string">
            <text:p text:style-name="P9">durée</text:p>
          </table:table-cell>
          <table:covered-table-cell/>
          <table:table-cell table:style-name="Tableau61.A19" table:number-columns-spanned="3" office:value-type="string">
            <text:p text:style-name="P80">Nature</text:p>
            <text:p text:style-name="P79">(oral/écrit)</text:p>
          </table:table-cell>
          <table:covered-table-cell/>
          <table:covered-table-cell/>
          <table:table-cell table:style-name="Tableau61.A1" table:number-columns-spanned="4" office:value-type="string">
            <text:p text:style-name="P9">répartition en % entre CC et CT</text:p>
          </table:table-cell>
          <table:covered-table-cell/>
          <table:covered-table-cell/>
          <table:covered-table-cell/>
        </table:table-row>
        <table:table-row table:style-name="Tableau61.18">
          <table:table-cell table:style-name="Tableau61.A19" office:value-type="string">
            <text:p text:style-name="P69"><text:span text:style-name="T2">1</text:span><text:span text:style-name="T8">ère</text:span><text:span text:style-name="T2"> session :</text:span></text:p>
          </table:table-cell>
          <table:table-cell table:style-name="Tableau61.A19" office:value-type="string">
            <text:p text:style-name="P9"/>
          </table:table-cell>
          <table:table-cell table:style-name="Tableau61.A19" office:value-type="string">
            <text:p text:style-name="P9"/>
          </table:table-cell>
          <table:table-cell table:style-name="Tableau61.A19" table:number-columns-spanned="3" office:value-type="string">
            <text:p text:style-name="P9"/>
          </table:table-cell>
          <table:covered-table-cell/>
          <table:covered-table-cell/>
          <table:table-cell table:style-name="Tableau61.A19" table:number-columns-spanned="2" office:value-type="string">
            <text:p text:style-name="P9"/>
          </table:table-cell>
          <table:covered-table-cell/>
          <table:table-cell table:style-name="Tableau61.A19" table:number-columns-spanned="3" office:value-type="string">
            <text:p text:style-name="P9"/>
          </table:table-cell>
          <table:covered-table-cell/>
          <table:covered-table-cell/>
          <table:table-cell table:style-name="Tableau61.A1" table:number-columns-spanned="4" office:value-type="string">
            <text:p text:style-name="P9"/>
          </table:table-cell>
          <table:covered-table-cell/>
          <table:covered-table-cell/>
          <table:covered-table-cell/>
        </table:table-row>
        <table:table-row table:style-name="Tableau61.18">
          <table:table-cell table:style-name="Tableau61.A19" office:value-type="string">
            <text:list xml:id="list2031512670" text:continue-list="list252016946" text:style-name="WW8Num3">
              <text:list-item>
                <text:p text:style-name="P10">RNE</text:p>
              </text:list-item>
            </text:list>
          </table:table-cell>
          <table:table-cell table:style-name="Tableau61.A19" office:value-type="string">
            <text:p text:style-name="P9"/>
          </table:table-cell>
          <table:table-cell table:style-name="Tableau61.A19" office:value-type="string">
            <text:p text:style-name="P9"/>
          </table:table-cell>
          <table:table-cell table:style-name="Tableau61.A19" table:number-columns-spanned="3" office:value-type="string">
            <text:p text:style-name="P9"/>
          </table:table-cell>
          <table:covered-table-cell/>
          <table:covered-table-cell/>
          <table:table-cell table:style-name="Tableau61.A19" table:number-columns-spanned="2" office:value-type="string">
            <text:p text:style-name="P9"/>
          </table:table-cell>
          <table:covered-table-cell/>
          <table:table-cell table:style-name="Tableau61.A19" table:number-columns-spanned="3" office:value-type="string">
            <text:p text:style-name="P9"/>
          </table:table-cell>
          <table:covered-table-cell/>
          <table:covered-table-cell/>
          <table:table-cell table:style-name="Tableau61.A1" table:number-columns-spanned="4" office:value-type="string">
            <text:p text:style-name="P9"/>
          </table:table-cell>
          <table:covered-table-cell/>
          <table:covered-table-cell/>
          <table:covered-table-cell/>
        </table:table-row>
        <table:table-row table:style-name="Tableau61.18">
          <table:table-cell table:style-name="Tableau61.A19" office:value-type="string">
            <text:list xml:id="list1705839185" text:continue-numbering="true" text:style-name="WW8Num3">
              <text:list-item>
                <text:p text:style-name="P10">RSE</text:p>
              </text:list-item>
            </text:list>
          </table:table-cell>
          <table:table-cell table:style-name="Tableau61.A19" office:value-type="string">
            <text:p text:style-name="P9"/>
          </table:table-cell>
          <table:table-cell table:style-name="Tableau61.A19" office:value-type="string">
            <text:p text:style-name="P9"/>
          </table:table-cell>
          <table:table-cell table:style-name="Tableau61.A19" table:number-columns-spanned="3" office:value-type="string">
            <text:p text:style-name="P9"/>
          </table:table-cell>
          <table:covered-table-cell/>
          <table:covered-table-cell/>
          <table:table-cell table:style-name="Tableau61.A19" table:number-columns-spanned="2" office:value-type="string">
            <text:p text:style-name="P9"/>
          </table:table-cell>
          <table:covered-table-cell/>
          <table:table-cell table:style-name="Tableau61.A19" table:number-columns-spanned="3" office:value-type="string">
            <text:p text:style-name="P9"/>
          </table:table-cell>
          <table:covered-table-cell/>
          <table:covered-table-cell/>
          <table:table-cell table:style-name="Tableau61.A1" table:number-columns-spanned="4" office:value-type="string">
            <text:p text:style-name="P9"/>
          </table:table-cell>
          <table:covered-table-cell/>
          <table:covered-table-cell/>
          <table:covered-table-cell/>
        </table:table-row>
        <table:table-row table:style-name="Tableau61.18">
          <table:table-cell table:style-name="Tableau61.A19" office:value-type="string">
            <text:p text:style-name="P1"><text:span text:style-name="T2">2</text:span><text:span text:style-name="T8">ème</text:span><text:span text:style-name="T2"> session :</text:span></text:p>
          </table:table-cell>
          <table:table-cell table:style-name="Tableau61.A19" office:value-type="string">
            <text:p text:style-name="P9"/>
          </table:table-cell>
          <table:table-cell table:style-name="Tableau61.A19" office:value-type="string">
            <text:p text:style-name="P9"/>
          </table:table-cell>
          <table:table-cell table:style-name="Tableau61.A19" table:number-columns-spanned="3" office:value-type="string">
            <text:p text:style-name="P9"/>
          </table:table-cell>
          <table:covered-table-cell/>
          <table:covered-table-cell/>
          <table:table-cell table:style-name="Tableau61.A19" table:number-columns-spanned="2" office:value-type="string">
            <text:p text:style-name="P9"/>
          </table:table-cell>
          <table:covered-table-cell/>
          <table:table-cell table:style-name="Tableau61.A19" table:number-columns-spanned="3" office:value-type="string">
            <text:p text:style-name="P9"/>
          </table:table-cell>
          <table:covered-table-cell/>
          <table:covered-table-cell/>
          <table:table-cell table:style-name="Tableau61.A1" table:number-columns-spanned="4" office:value-type="string">
            <text:p text:style-name="P9"/>
          </table:table-cell>
          <table:covered-table-cell/>
          <table:covered-table-cell/>
          <table:covered-table-cell/>
        </table:table-row>
        <table:table-row table:style-name="Tableau61.18">
          <table:table-cell table:style-name="Tableau61.A19" office:value-type="string">
            <text:list xml:id="list2047392993" text:continue-numbering="true" text:style-name="WW8Num3">
              <text:list-item>
                <text:p text:style-name="P10">RNE</text:p>
              </text:list-item>
            </text:list>
          </table:table-cell>
          <table:table-cell table:style-name="Tableau61.A19" office:value-type="string">
            <text:p text:style-name="P6"/>
          </table:table-cell>
          <table:table-cell table:style-name="Tableau61.A19" office:value-type="string">
            <text:p text:style-name="P6"/>
          </table:table-cell>
          <table:table-cell table:style-name="Tableau61.A19" table:number-columns-spanned="3" office:value-type="string">
            <text:p text:style-name="P6"/>
          </table:table-cell>
          <table:covered-table-cell/>
          <table:covered-table-cell/>
          <table:table-cell table:style-name="Tableau61.A19" table:number-columns-spanned="2" office:value-type="string">
            <text:p text:style-name="P6"/>
          </table:table-cell>
          <table:covered-table-cell/>
          <table:table-cell table:style-name="Tableau61.A19" table:number-columns-spanned="3" office:value-type="string">
            <text:p text:style-name="P6"/>
          </table:table-cell>
          <table:covered-table-cell/>
          <table:covered-table-cell/>
          <table:table-cell table:style-name="Tableau61.A1" table:number-columns-spanned="4" office:value-type="string">
            <text:p text:style-name="P6"/>
          </table:table-cell>
          <table:covered-table-cell/>
          <table:covered-table-cell/>
          <table:covered-table-cell/>
        </table:table-row>
        <table:table-row table:style-name="Tableau61.18">
          <table:table-cell table:style-name="Tableau61.A19" office:value-type="string">
            <text:list xml:id="list170971971" text:continue-numbering="true" text:style-name="WW8Num3">
              <text:list-item>
                <text:p text:style-name="P10">RSE</text:p>
              </text:list-item>
            </text:list>
          </table:table-cell>
          <table:table-cell table:style-name="Tableau61.A19" office:value-type="string">
            <text:p text:style-name="P6"/>
          </table:table-cell>
          <table:table-cell table:style-name="Tableau61.A19" office:value-type="string">
            <text:p text:style-name="P6"/>
          </table:table-cell>
          <table:table-cell table:style-name="Tableau61.A19" table:number-columns-spanned="3" office:value-type="string">
            <text:p text:style-name="P6"/>
          </table:table-cell>
          <table:covered-table-cell/>
          <table:covered-table-cell/>
          <table:table-cell table:style-name="Tableau61.A19" table:number-columns-spanned="2" office:value-type="string">
            <text:p text:style-name="P6"/>
          </table:table-cell>
          <table:covered-table-cell/>
          <table:table-cell table:style-name="Tableau61.A19" table:number-columns-spanned="3" office:value-type="string">
            <text:p text:style-name="P6"/>
          </table:table-cell>
          <table:covered-table-cell/>
          <table:covered-table-cell/>
          <table:table-cell table:style-name="Tableau61.A1" table:number-columns-spanned="4" office:value-type="string">
            <text:p text:style-name="P6"/>
          </table:table-cell>
          <table:covered-table-cell/>
          <table:covered-table-cell/>
          <table:covered-table-cell/>
        </table:table-row>
        <table:table-row table:style-name="Tableau61.18">
          <table:table-cell table:style-name="Tableau61.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18">
          <table:table-cell table:style-name="Tableau61.A27" table:number-columns-spanned="15" office:value-type="string">
            <text:p text:style-name="P7">Responsable de l’enseignement : Wadoud BOUSDI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18">
          <table:table-cell table:style-name="Tableau61.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1.18">
          <table:table-cell table:style-name="Tableau61.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62" table:style-name="Tableau62">
        <table:table-column table:style-name="Tableau62.A"/>
        <table:table-column table:style-name="Tableau62.B"/>
        <table:table-column table:style-name="Tableau62.C"/>
        <table:table-column table:style-name="Tableau62.D"/>
        <table:table-column table:style-name="Tableau62.E"/>
        <table:table-column table:style-name="Tableau62.F"/>
        <table:table-column table:style-name="Tableau62.G"/>
        <table:table-column table:style-name="Tableau62.H"/>
        <table:table-column table:style-name="Tableau62.I"/>
        <table:table-column table:style-name="Tableau62.J"/>
        <table:table-column table:style-name="Tableau62.K"/>
        <table:table-column table:style-name="Tableau62.L"/>
        <table:table-column table:style-name="Tableau62.E" table:number-columns-repeated="2"/>
        <table:table-column table:style-name="Tableau62.O"/>
        <table:table-row table:style-name="Tableau62.1">
          <table:table-cell table:style-name="Tableau62.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2.1">
          <table:table-cell table:style-name="Tableau62.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2.1">
          <table:table-cell table:style-name="Tableau62.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2.1">
          <table:table-cell table:style-name="Tableau62.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2.5">
          <table:table-cell table:style-name="Tableau62.A5" table:number-columns-spanned="4" office:value-type="string">
            <text:p text:style-name="P7">Intitulé de l’Unité d’Enseignement :</text:p>
          </table:table-cell>
          <table:covered-table-cell/>
          <table:covered-table-cell/>
          <table:covered-table-cell/>
          <table:table-cell table:style-name="Tableau62.E5" table:number-columns-spanned="11" office:value-type="string">
            <text:p text:style-name="P54">Projet informatique 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2.5">
          <table:table-cell table:style-name="Tableau62.A5" table:number-columns-spanned="4" office:value-type="string">
            <text:p text:style-name="P4">Nature :</text:p>
          </table:table-cell>
          <table:covered-table-cell/>
          <table:covered-table-cell/>
          <table:covered-table-cell/>
          <table:table-cell table:style-name="Tableau62.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2.5">
          <table:table-cell table:style-name="Tableau62.A5" table:number-columns-spanned="4" office:value-type="string">
            <text:p text:style-name="P4">Semestre :</text:p>
          </table:table-cell>
          <table:covered-table-cell/>
          <table:covered-table-cell/>
          <table:covered-table-cell/>
          <table:table-cell table:style-name="Tableau62.E5" table:number-columns-spanned="11" office:value-type="string">
            <text:p text:style-name="P56">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2.5">
          <table:table-cell table:style-name="Tableau62.A5" table:number-columns-spanned="4" office:value-type="string">
            <text:p text:style-name="P4">Crédits ECTS :</text:p>
          </table:table-cell>
          <table:covered-table-cell/>
          <table:covered-table-cell/>
          <table:covered-table-cell/>
          <table:table-cell table:style-name="Tableau62.E5" table:number-columns-spanned="11" office:value-type="string">
            <text:p text:style-name="P3">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2.5">
          <table:table-cell table:style-name="Tableau62.A5" table:number-columns-spanned="4" office:value-type="string">
            <text:p text:style-name="P4">Coefficient :</text:p>
          </table:table-cell>
          <table:covered-table-cell/>
          <table:covered-table-cell/>
          <table:covered-table-cell/>
          <table:table-cell table:style-name="Tableau62.E5" table:number-columns-spanned="11" office:value-type="string">
            <text:p text:style-name="P3">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2.5">
          <table:table-cell table:style-name="Tableau62.A5" table:number-columns-spanned="4" office:value-type="string">
            <text:p text:style-name="P4">Langue de l’enseignement :</text:p>
          </table:table-cell>
          <table:covered-table-cell/>
          <table:covered-table-cell/>
          <table:covered-table-cell/>
          <table:table-cell table:style-name="Tableau62.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2.5">
          <table:table-cell table:style-name="Tableau62.A5" table:number-columns-spanned="4" office:value-type="string">
            <text:p text:style-name="P4">Volume horaire total :</text:p>
          </table:table-cell>
          <table:covered-table-cell/>
          <table:covered-table-cell/>
          <table:covered-table-cell/>
          <table:table-cell table:style-name="Tableau62.A5" office:value-type="string">
            <text:p text:style-name="P3">6</text:p>
          </table:table-cell>
          <table:table-cell table:style-name="Tableau62.A5" table:number-columns-spanned="2" office:value-type="string">
            <text:p text:style-name="P8">dont</text:p>
          </table:table-cell>
          <table:covered-table-cell/>
          <table:table-cell table:style-name="Tableau62.A5" table:number-columns-spanned="2" office:value-type="string">
            <text:p text:style-name="P11">CM</text:p>
          </table:table-cell>
          <table:covered-table-cell/>
          <table:table-cell table:style-name="Tableau62.A5" office:value-type="string">
            <text:p text:style-name="P11">6</text:p>
          </table:table-cell>
          <table:table-cell table:style-name="Tableau62.A5" table:number-columns-spanned="2" office:value-type="string">
            <text:p text:style-name="P11">TD</text:p>
          </table:table-cell>
          <table:covered-table-cell/>
          <table:table-cell table:style-name="Tableau62.A5" office:value-type="string">
            <text:p text:style-name="P11"/>
          </table:table-cell>
          <table:table-cell table:style-name="Tableau62.A5" office:value-type="string">
            <text:p text:style-name="P11">TP</text:p>
          </table:table-cell>
          <table:table-cell table:style-name="Tableau62.E5" office:value-type="string">
            <text:p text:style-name="P11"/>
          </table:table-cell>
        </table:table-row>
        <table:table-row table:style-name="Tableau62.1">
          <table:table-cell table:style-name="Tableau62.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2.1">
          <table:table-cell table:style-name="Tableau62.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2.1">
          <table:table-cell table:style-name="Tableau62.A1" table:number-columns-spanned="15" office:value-type="string">
            <text:list xml:id="list1107695059" text:continue-list="list433600799" text:style-name="WW8Num2">
              <text:list-item>
                <text:p text:style-name="P5">contenu : </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2.1">
          <table:table-cell table:style-name="Tableau62.A1" table:number-columns-spanned="15" office:value-type="string">
            <text:list xml:id="list1410018918"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62.1">
          <table:table-cell table:style-name="Tableau62.A1" table:number-columns-spanned="15" office:value-type="string">
            <text:list xml:id="list1620808329"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2.1">
          <table:table-cell table:style-name="Tableau62.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2.18">
          <table:table-cell table:style-name="Tableau62.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2.18">
          <table:table-cell table:style-name="Tableau62.A19" office:value-type="string">
            <text:p text:style-name="P65"/>
          </table:table-cell>
          <table:table-cell table:style-name="Tableau62.A19" table:number-columns-spanned="5" office:value-type="string">
            <text:p text:style-name="P9">Contrôle continu</text:p>
          </table:table-cell>
          <table:covered-table-cell/>
          <table:covered-table-cell/>
          <table:covered-table-cell/>
          <table:covered-table-cell/>
          <table:table-cell table:style-name="Tableau62.A19" table:number-columns-spanned="5" office:value-type="string">
            <text:p text:style-name="P80">Contrôle terminal</text:p>
          </table:table-cell>
          <table:covered-table-cell/>
          <table:covered-table-cell/>
          <table:covered-table-cell/>
          <table:covered-table-cell/>
          <table:table-cell table:style-name="Tableau62.A1" table:number-columns-spanned="4" office:value-type="string">
            <text:p text:style-name="P80">Contrôle mixte</text:p>
          </table:table-cell>
          <table:covered-table-cell/>
          <table:covered-table-cell/>
          <table:covered-table-cell/>
        </table:table-row>
        <table:table-row table:style-name="Tableau62.18">
          <table:table-cell table:style-name="Tableau62.A19" office:value-type="string">
            <text:p text:style-name="P70"/>
          </table:table-cell>
          <table:table-cell table:style-name="Tableau62.A19" office:value-type="string">
            <text:p text:style-name="P80">nb de CC durant le semestre</text:p>
          </table:table-cell>
          <table:table-cell table:style-name="Tableau62.A19" office:value-type="string">
            <text:p text:style-name="P9">durée</text:p>
          </table:table-cell>
          <table:table-cell table:style-name="Tableau62.A19" table:number-columns-spanned="3" office:value-type="string">
            <text:p text:style-name="P80">Nature</text:p>
            <text:p text:style-name="P79">(oral/écrit )</text:p>
          </table:table-cell>
          <table:covered-table-cell/>
          <table:covered-table-cell/>
          <table:table-cell table:style-name="Tableau62.A19" table:number-columns-spanned="2" office:value-type="string">
            <text:p text:style-name="P9">durée</text:p>
          </table:table-cell>
          <table:covered-table-cell/>
          <table:table-cell table:style-name="Tableau62.A19" table:number-columns-spanned="3" office:value-type="string">
            <text:p text:style-name="P80">Nature</text:p>
            <text:p text:style-name="P79">(oral/écrit)</text:p>
          </table:table-cell>
          <table:covered-table-cell/>
          <table:covered-table-cell/>
          <table:table-cell table:style-name="Tableau62.A1" table:number-columns-spanned="4" office:value-type="string">
            <text:p text:style-name="P9">répartition en % entre CC et CT</text:p>
          </table:table-cell>
          <table:covered-table-cell/>
          <table:covered-table-cell/>
          <table:covered-table-cell/>
        </table:table-row>
        <table:table-row table:style-name="Tableau62.18">
          <table:table-cell table:style-name="Tableau62.A19" office:value-type="string">
            <text:p text:style-name="P69"><text:span text:style-name="T2">1</text:span><text:span text:style-name="T8">ère</text:span><text:span text:style-name="T2"> session :</text:span></text:p>
          </table:table-cell>
          <table:table-cell table:style-name="Tableau62.A19" office:value-type="string">
            <text:p text:style-name="P9"/>
          </table:table-cell>
          <table:table-cell table:style-name="Tableau62.A19" office:value-type="string">
            <text:p text:style-name="P9"/>
          </table:table-cell>
          <table:table-cell table:style-name="Tableau62.A19" table:number-columns-spanned="3" office:value-type="string">
            <text:p text:style-name="P9"/>
          </table:table-cell>
          <table:covered-table-cell/>
          <table:covered-table-cell/>
          <table:table-cell table:style-name="Tableau62.A19" table:number-columns-spanned="2" office:value-type="string">
            <text:p text:style-name="P9"/>
          </table:table-cell>
          <table:covered-table-cell/>
          <table:table-cell table:style-name="Tableau62.A19" table:number-columns-spanned="3" office:value-type="string">
            <text:p text:style-name="P9"/>
          </table:table-cell>
          <table:covered-table-cell/>
          <table:covered-table-cell/>
          <table:table-cell table:style-name="Tableau62.A1" table:number-columns-spanned="4" office:value-type="string">
            <text:p text:style-name="P9"/>
          </table:table-cell>
          <table:covered-table-cell/>
          <table:covered-table-cell/>
          <table:covered-table-cell/>
        </table:table-row>
        <table:table-row table:style-name="Tableau62.18">
          <table:table-cell table:style-name="Tableau62.A19" office:value-type="string">
            <text:list xml:id="list1010421456" text:continue-list="list170971971" text:style-name="WW8Num3">
              <text:list-item>
                <text:p text:style-name="P10">RNE</text:p>
              </text:list-item>
            </text:list>
          </table:table-cell>
          <table:table-cell table:style-name="Tableau62.A19" office:value-type="string">
            <text:p text:style-name="P9"/>
          </table:table-cell>
          <table:table-cell table:style-name="Tableau62.A19" office:value-type="string">
            <text:p text:style-name="P9"/>
          </table:table-cell>
          <table:table-cell table:style-name="Tableau62.A19" table:number-columns-spanned="3" office:value-type="string">
            <text:p text:style-name="P9"/>
          </table:table-cell>
          <table:covered-table-cell/>
          <table:covered-table-cell/>
          <table:table-cell table:style-name="Tableau62.A19" table:number-columns-spanned="2" office:value-type="string">
            <text:p text:style-name="P9"/>
          </table:table-cell>
          <table:covered-table-cell/>
          <table:table-cell table:style-name="Tableau62.A19" table:number-columns-spanned="3" office:value-type="string">
            <text:p text:style-name="P9"/>
          </table:table-cell>
          <table:covered-table-cell/>
          <table:covered-table-cell/>
          <table:table-cell table:style-name="Tableau62.A1" table:number-columns-spanned="4" office:value-type="string">
            <text:p text:style-name="P9"/>
          </table:table-cell>
          <table:covered-table-cell/>
          <table:covered-table-cell/>
          <table:covered-table-cell/>
        </table:table-row>
        <table:table-row table:style-name="Tableau62.18">
          <table:table-cell table:style-name="Tableau62.A19" office:value-type="string">
            <text:list xml:id="list767628664" text:continue-numbering="true" text:style-name="WW8Num3">
              <text:list-item>
                <text:p text:style-name="P10">RSE</text:p>
              </text:list-item>
            </text:list>
          </table:table-cell>
          <table:table-cell table:style-name="Tableau62.A19" office:value-type="string">
            <text:p text:style-name="P9"/>
          </table:table-cell>
          <table:table-cell table:style-name="Tableau62.A19" office:value-type="string">
            <text:p text:style-name="P9"/>
          </table:table-cell>
          <table:table-cell table:style-name="Tableau62.A19" table:number-columns-spanned="3" office:value-type="string">
            <text:p text:style-name="P9"/>
          </table:table-cell>
          <table:covered-table-cell/>
          <table:covered-table-cell/>
          <table:table-cell table:style-name="Tableau62.A19" table:number-columns-spanned="2" office:value-type="string">
            <text:p text:style-name="P9"/>
          </table:table-cell>
          <table:covered-table-cell/>
          <table:table-cell table:style-name="Tableau62.A19" table:number-columns-spanned="3" office:value-type="string">
            <text:p text:style-name="P9"/>
          </table:table-cell>
          <table:covered-table-cell/>
          <table:covered-table-cell/>
          <table:table-cell table:style-name="Tableau62.A1" table:number-columns-spanned="4" office:value-type="string">
            <text:p text:style-name="P9"/>
          </table:table-cell>
          <table:covered-table-cell/>
          <table:covered-table-cell/>
          <table:covered-table-cell/>
        </table:table-row>
        <table:table-row table:style-name="Tableau62.18">
          <table:table-cell table:style-name="Tableau62.A19" office:value-type="string">
            <text:p text:style-name="P1"><text:span text:style-name="T2">2</text:span><text:span text:style-name="T8">ème</text:span><text:span text:style-name="T2"> session :</text:span></text:p>
          </table:table-cell>
          <table:table-cell table:style-name="Tableau62.A19" office:value-type="string">
            <text:p text:style-name="P9"/>
          </table:table-cell>
          <table:table-cell table:style-name="Tableau62.A19" office:value-type="string">
            <text:p text:style-name="P9"/>
          </table:table-cell>
          <table:table-cell table:style-name="Tableau62.A19" table:number-columns-spanned="3" office:value-type="string">
            <text:p text:style-name="P9"/>
          </table:table-cell>
          <table:covered-table-cell/>
          <table:covered-table-cell/>
          <table:table-cell table:style-name="Tableau62.A19" table:number-columns-spanned="2" office:value-type="string">
            <text:p text:style-name="P9"/>
          </table:table-cell>
          <table:covered-table-cell/>
          <table:table-cell table:style-name="Tableau62.A19" table:number-columns-spanned="3" office:value-type="string">
            <text:p text:style-name="P9"/>
          </table:table-cell>
          <table:covered-table-cell/>
          <table:covered-table-cell/>
          <table:table-cell table:style-name="Tableau62.A1" table:number-columns-spanned="4" office:value-type="string">
            <text:p text:style-name="P9"/>
          </table:table-cell>
          <table:covered-table-cell/>
          <table:covered-table-cell/>
          <table:covered-table-cell/>
        </table:table-row>
        <table:table-row table:style-name="Tableau62.18">
          <table:table-cell table:style-name="Tableau62.A19" office:value-type="string">
            <text:list xml:id="list368102820" text:continue-numbering="true" text:style-name="WW8Num3">
              <text:list-item>
                <text:p text:style-name="P10">RNE</text:p>
              </text:list-item>
            </text:list>
          </table:table-cell>
          <table:table-cell table:style-name="Tableau62.A19" office:value-type="string">
            <text:p text:style-name="P6"/>
          </table:table-cell>
          <table:table-cell table:style-name="Tableau62.A19" office:value-type="string">
            <text:p text:style-name="P6"/>
          </table:table-cell>
          <table:table-cell table:style-name="Tableau62.A19" table:number-columns-spanned="3" office:value-type="string">
            <text:p text:style-name="P6"/>
          </table:table-cell>
          <table:covered-table-cell/>
          <table:covered-table-cell/>
          <table:table-cell table:style-name="Tableau62.A19" table:number-columns-spanned="2" office:value-type="string">
            <text:p text:style-name="P6"/>
          </table:table-cell>
          <table:covered-table-cell/>
          <table:table-cell table:style-name="Tableau62.A19" table:number-columns-spanned="3" office:value-type="string">
            <text:p text:style-name="P6"/>
          </table:table-cell>
          <table:covered-table-cell/>
          <table:covered-table-cell/>
          <table:table-cell table:style-name="Tableau62.A1" table:number-columns-spanned="4" office:value-type="string">
            <text:p text:style-name="P6"/>
          </table:table-cell>
          <table:covered-table-cell/>
          <table:covered-table-cell/>
          <table:covered-table-cell/>
        </table:table-row>
        <table:table-row table:style-name="Tableau62.18">
          <table:table-cell table:style-name="Tableau62.A19" office:value-type="string">
            <text:list xml:id="list718606881" text:continue-numbering="true" text:style-name="WW8Num3">
              <text:list-item>
                <text:p text:style-name="P10">RSE</text:p>
              </text:list-item>
            </text:list>
          </table:table-cell>
          <table:table-cell table:style-name="Tableau62.A19" office:value-type="string">
            <text:p text:style-name="P6"/>
          </table:table-cell>
          <table:table-cell table:style-name="Tableau62.A19" office:value-type="string">
            <text:p text:style-name="P6"/>
          </table:table-cell>
          <table:table-cell table:style-name="Tableau62.A19" table:number-columns-spanned="3" office:value-type="string">
            <text:p text:style-name="P6"/>
          </table:table-cell>
          <table:covered-table-cell/>
          <table:covered-table-cell/>
          <table:table-cell table:style-name="Tableau62.A19" table:number-columns-spanned="2" office:value-type="string">
            <text:p text:style-name="P6"/>
          </table:table-cell>
          <table:covered-table-cell/>
          <table:table-cell table:style-name="Tableau62.A19" table:number-columns-spanned="3" office:value-type="string">
            <text:p text:style-name="P6"/>
          </table:table-cell>
          <table:covered-table-cell/>
          <table:covered-table-cell/>
          <table:table-cell table:style-name="Tableau62.A1" table:number-columns-spanned="4" office:value-type="string">
            <text:p text:style-name="P6"/>
          </table:table-cell>
          <table:covered-table-cell/>
          <table:covered-table-cell/>
          <table:covered-table-cell/>
        </table:table-row>
        <table:table-row table:style-name="Tableau62.18">
          <table:table-cell table:style-name="Tableau62.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2.18">
          <table:table-cell table:style-name="Tableau62.A27" table:number-columns-spanned="15" office:value-type="string">
            <text:p text:style-name="P7">Responsable de l’enseignement : Ioan TODINC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2.18">
          <table:table-cell table:style-name="Tableau62.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2.18">
          <table:table-cell table:style-name="Tableau62.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63" table:style-name="Tableau63">
        <table:table-column table:style-name="Tableau63.A"/>
        <table:table-column table:style-name="Tableau63.B"/>
        <table:table-column table:style-name="Tableau63.C"/>
        <table:table-column table:style-name="Tableau63.D"/>
        <table:table-column table:style-name="Tableau63.E"/>
        <table:table-column table:style-name="Tableau63.F"/>
        <table:table-column table:style-name="Tableau63.G"/>
        <table:table-column table:style-name="Tableau63.H"/>
        <table:table-column table:style-name="Tableau63.I"/>
        <table:table-column table:style-name="Tableau63.J"/>
        <table:table-column table:style-name="Tableau63.K"/>
        <table:table-column table:style-name="Tableau63.L"/>
        <table:table-column table:style-name="Tableau63.E" table:number-columns-repeated="2"/>
        <table:table-column table:style-name="Tableau63.O"/>
        <table:table-row table:style-name="Tableau63.1">
          <table:table-cell table:style-name="Tableau63.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3.1">
          <table:table-cell table:style-name="Tableau63.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3.1">
          <table:table-cell table:style-name="Tableau63.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3.1">
          <table:table-cell table:style-name="Tableau63.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3.5">
          <table:table-cell table:style-name="Tableau63.A5" table:number-columns-spanned="4" office:value-type="string">
            <text:p text:style-name="P7">Intitulé de l’Unité d’Enseignement :</text:p>
          </table:table-cell>
          <table:covered-table-cell/>
          <table:covered-table-cell/>
          <table:covered-table-cell/>
          <table:table-cell table:style-name="Tableau63.E5" table:number-columns-spanned="11" office:value-type="string">
            <text:p text:style-name="P54">Anglais 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3.5">
          <table:table-cell table:style-name="Tableau63.A5" table:number-columns-spanned="4" office:value-type="string">
            <text:p text:style-name="P4">Nature :</text:p>
          </table:table-cell>
          <table:covered-table-cell/>
          <table:covered-table-cell/>
          <table:covered-table-cell/>
          <table:table-cell table:style-name="Tableau63.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3.5">
          <table:table-cell table:style-name="Tableau63.A5" table:number-columns-spanned="4" office:value-type="string">
            <text:p text:style-name="P4">Semestre :</text:p>
          </table:table-cell>
          <table:covered-table-cell/>
          <table:covered-table-cell/>
          <table:covered-table-cell/>
          <table:table-cell table:style-name="Tableau63.E5" table:number-columns-spanned="11" office:value-type="string">
            <text:p text:style-name="P56">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3.5">
          <table:table-cell table:style-name="Tableau63.A5" table:number-columns-spanned="4" office:value-type="string">
            <text:p text:style-name="P4">Crédits ECTS :</text:p>
          </table:table-cell>
          <table:covered-table-cell/>
          <table:covered-table-cell/>
          <table:covered-table-cell/>
          <table:table-cell table:style-name="Tableau63.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3.5">
          <table:table-cell table:style-name="Tableau63.A5" table:number-columns-spanned="4" office:value-type="string">
            <text:p text:style-name="P4">Coefficient :</text:p>
          </table:table-cell>
          <table:covered-table-cell/>
          <table:covered-table-cell/>
          <table:covered-table-cell/>
          <table:table-cell table:style-name="Tableau63.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3.5">
          <table:table-cell table:style-name="Tableau63.A5" table:number-columns-spanned="4" office:value-type="string">
            <text:p text:style-name="P4">Langue de l’enseignement :</text:p>
          </table:table-cell>
          <table:covered-table-cell/>
          <table:covered-table-cell/>
          <table:covered-table-cell/>
          <table:table-cell table:style-name="Tableau63.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3.5">
          <table:table-cell table:style-name="Tableau63.A5" table:number-columns-spanned="4" office:value-type="string">
            <text:p text:style-name="P4">Volume horaire total :</text:p>
          </table:table-cell>
          <table:covered-table-cell/>
          <table:covered-table-cell/>
          <table:covered-table-cell/>
          <table:table-cell table:style-name="Tableau63.A5" office:value-type="string">
            <text:p text:style-name="P3">25</text:p>
          </table:table-cell>
          <table:table-cell table:style-name="Tableau63.A5" table:number-columns-spanned="2" office:value-type="string">
            <text:p text:style-name="P8">dont</text:p>
          </table:table-cell>
          <table:covered-table-cell/>
          <table:table-cell table:style-name="Tableau63.A5" table:number-columns-spanned="2" office:value-type="string">
            <text:p text:style-name="P11">CM</text:p>
          </table:table-cell>
          <table:covered-table-cell/>
          <table:table-cell table:style-name="Tableau63.A5" office:value-type="string">
            <text:p text:style-name="P11"/>
          </table:table-cell>
          <table:table-cell table:style-name="Tableau63.A5" table:number-columns-spanned="2" office:value-type="string">
            <text:p text:style-name="P11">TD</text:p>
          </table:table-cell>
          <table:covered-table-cell/>
          <table:table-cell table:style-name="Tableau63.A5" office:value-type="string">
            <text:p text:style-name="P11">25</text:p>
          </table:table-cell>
          <table:table-cell table:style-name="Tableau63.A5" office:value-type="string">
            <text:p text:style-name="P11">TP</text:p>
          </table:table-cell>
          <table:table-cell table:style-name="Tableau63.E5" office:value-type="string">
            <text:p text:style-name="P11"/>
          </table:table-cell>
        </table:table-row>
        <table:table-row table:style-name="Tableau63.1">
          <table:table-cell table:style-name="Tableau63.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3.1">
          <table:table-cell table:style-name="Tableau63.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3.1">
          <table:table-cell table:style-name="Tableau63.A1" table:number-columns-spanned="15" office:value-type="string">
            <text:list xml:id="list1092716387" text:continue-list="list1620808329" text:style-name="WW8Num2">
              <text:list-item>
                <text:p text:style-name="P5">contenu : </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3.1">
          <table:table-cell table:style-name="Tableau63.A1" table:number-columns-spanned="15" office:value-type="string">
            <text:list xml:id="list919065313"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3.1">
          <table:table-cell table:style-name="Tableau63.A1" table:number-columns-spanned="15" office:value-type="string">
            <text:list xml:id="list795740868"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3.1">
          <table:table-cell table:style-name="Tableau63.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3.18">
          <table:table-cell table:style-name="Tableau63.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3.18">
          <table:table-cell table:style-name="Tableau63.A19" office:value-type="string">
            <text:p text:style-name="P65"/>
          </table:table-cell>
          <table:table-cell table:style-name="Tableau63.A19" table:number-columns-spanned="5" office:value-type="string">
            <text:p text:style-name="P9">Contrôle continu</text:p>
          </table:table-cell>
          <table:covered-table-cell/>
          <table:covered-table-cell/>
          <table:covered-table-cell/>
          <table:covered-table-cell/>
          <table:table-cell table:style-name="Tableau63.A19" table:number-columns-spanned="5" office:value-type="string">
            <text:p text:style-name="P80">Contrôle terminal</text:p>
          </table:table-cell>
          <table:covered-table-cell/>
          <table:covered-table-cell/>
          <table:covered-table-cell/>
          <table:covered-table-cell/>
          <table:table-cell table:style-name="Tableau63.A1" table:number-columns-spanned="4" office:value-type="string">
            <text:p text:style-name="P80">Contrôle mixte</text:p>
          </table:table-cell>
          <table:covered-table-cell/>
          <table:covered-table-cell/>
          <table:covered-table-cell/>
        </table:table-row>
        <table:table-row table:style-name="Tableau63.18">
          <table:table-cell table:style-name="Tableau63.A19" office:value-type="string">
            <text:p text:style-name="P70"/>
          </table:table-cell>
          <table:table-cell table:style-name="Tableau63.A19" office:value-type="string">
            <text:p text:style-name="P80">nb de CC durant le semestre</text:p>
          </table:table-cell>
          <table:table-cell table:style-name="Tableau63.A19" office:value-type="string">
            <text:p text:style-name="P9">durée</text:p>
          </table:table-cell>
          <table:table-cell table:style-name="Tableau63.A19" table:number-columns-spanned="3" office:value-type="string">
            <text:p text:style-name="P80">Nature</text:p>
            <text:p text:style-name="P79">(oral/écrit )</text:p>
          </table:table-cell>
          <table:covered-table-cell/>
          <table:covered-table-cell/>
          <table:table-cell table:style-name="Tableau63.A19" table:number-columns-spanned="2" office:value-type="string">
            <text:p text:style-name="P9">durée</text:p>
          </table:table-cell>
          <table:covered-table-cell/>
          <table:table-cell table:style-name="Tableau63.A19" table:number-columns-spanned="3" office:value-type="string">
            <text:p text:style-name="P80">Nature</text:p>
            <text:p text:style-name="P79">(oral/écrit)</text:p>
          </table:table-cell>
          <table:covered-table-cell/>
          <table:covered-table-cell/>
          <table:table-cell table:style-name="Tableau63.A1" table:number-columns-spanned="4" office:value-type="string">
            <text:p text:style-name="P9">répartition en % entre CC et CT</text:p>
          </table:table-cell>
          <table:covered-table-cell/>
          <table:covered-table-cell/>
          <table:covered-table-cell/>
        </table:table-row>
        <table:table-row table:style-name="Tableau63.18">
          <table:table-cell table:style-name="Tableau63.A19" office:value-type="string">
            <text:p text:style-name="P69"><text:span text:style-name="T2">1</text:span><text:span text:style-name="T8">ère</text:span><text:span text:style-name="T2"> session :</text:span></text:p>
          </table:table-cell>
          <table:table-cell table:style-name="Tableau63.A19" office:value-type="string">
            <text:p text:style-name="P9"/>
          </table:table-cell>
          <table:table-cell table:style-name="Tableau63.A19" office:value-type="string">
            <text:p text:style-name="P9"/>
          </table:table-cell>
          <table:table-cell table:style-name="Tableau63.A19" table:number-columns-spanned="3" office:value-type="string">
            <text:p text:style-name="P9"/>
          </table:table-cell>
          <table:covered-table-cell/>
          <table:covered-table-cell/>
          <table:table-cell table:style-name="Tableau63.A19" table:number-columns-spanned="2" office:value-type="string">
            <text:p text:style-name="P9"/>
          </table:table-cell>
          <table:covered-table-cell/>
          <table:table-cell table:style-name="Tableau63.A19" table:number-columns-spanned="3" office:value-type="string">
            <text:p text:style-name="P9"/>
          </table:table-cell>
          <table:covered-table-cell/>
          <table:covered-table-cell/>
          <table:table-cell table:style-name="Tableau63.A1" table:number-columns-spanned="4" office:value-type="string">
            <text:p text:style-name="P9"/>
          </table:table-cell>
          <table:covered-table-cell/>
          <table:covered-table-cell/>
          <table:covered-table-cell/>
        </table:table-row>
        <text:soft-page-break/>
        <table:table-row table:style-name="Tableau63.18">
          <table:table-cell table:style-name="Tableau63.A19" office:value-type="string">
            <text:list xml:id="list403513108" text:continue-list="list718606881" text:style-name="WW8Num3">
              <text:list-item>
                <text:p text:style-name="P10">RNE</text:p>
              </text:list-item>
            </text:list>
          </table:table-cell>
          <table:table-cell table:style-name="Tableau63.A19" office:value-type="string">
            <text:p text:style-name="P9"/>
          </table:table-cell>
          <table:table-cell table:style-name="Tableau63.A19" office:value-type="string">
            <text:p text:style-name="P9"/>
          </table:table-cell>
          <table:table-cell table:style-name="Tableau63.A19" table:number-columns-spanned="3" office:value-type="string">
            <text:p text:style-name="P9"/>
          </table:table-cell>
          <table:covered-table-cell/>
          <table:covered-table-cell/>
          <table:table-cell table:style-name="Tableau63.A19" table:number-columns-spanned="2" office:value-type="string">
            <text:p text:style-name="P9"/>
          </table:table-cell>
          <table:covered-table-cell/>
          <table:table-cell table:style-name="Tableau63.A19" table:number-columns-spanned="3" office:value-type="string">
            <text:p text:style-name="P9"/>
          </table:table-cell>
          <table:covered-table-cell/>
          <table:covered-table-cell/>
          <table:table-cell table:style-name="Tableau63.A1" table:number-columns-spanned="4" office:value-type="string">
            <text:p text:style-name="P9"/>
          </table:table-cell>
          <table:covered-table-cell/>
          <table:covered-table-cell/>
          <table:covered-table-cell/>
        </table:table-row>
        <table:table-row table:style-name="Tableau63.18">
          <table:table-cell table:style-name="Tableau63.A19" office:value-type="string">
            <text:list xml:id="list1006347078" text:continue-numbering="true" text:style-name="WW8Num3">
              <text:list-item>
                <text:p text:style-name="P10">RSE</text:p>
              </text:list-item>
            </text:list>
          </table:table-cell>
          <table:table-cell table:style-name="Tableau63.A19" office:value-type="string">
            <text:p text:style-name="P9"/>
          </table:table-cell>
          <table:table-cell table:style-name="Tableau63.A19" office:value-type="string">
            <text:p text:style-name="P9"/>
          </table:table-cell>
          <table:table-cell table:style-name="Tableau63.A19" table:number-columns-spanned="3" office:value-type="string">
            <text:p text:style-name="P9"/>
          </table:table-cell>
          <table:covered-table-cell/>
          <table:covered-table-cell/>
          <table:table-cell table:style-name="Tableau63.A19" table:number-columns-spanned="2" office:value-type="string">
            <text:p text:style-name="P9"/>
          </table:table-cell>
          <table:covered-table-cell/>
          <table:table-cell table:style-name="Tableau63.A19" table:number-columns-spanned="3" office:value-type="string">
            <text:p text:style-name="P9"/>
          </table:table-cell>
          <table:covered-table-cell/>
          <table:covered-table-cell/>
          <table:table-cell table:style-name="Tableau63.A1" table:number-columns-spanned="4" office:value-type="string">
            <text:p text:style-name="P9"/>
          </table:table-cell>
          <table:covered-table-cell/>
          <table:covered-table-cell/>
          <table:covered-table-cell/>
        </table:table-row>
        <table:table-row table:style-name="Tableau63.18">
          <table:table-cell table:style-name="Tableau63.A19" office:value-type="string">
            <text:p text:style-name="P1"><text:span text:style-name="T2">2</text:span><text:span text:style-name="T8">ème</text:span><text:span text:style-name="T2"> session :</text:span></text:p>
          </table:table-cell>
          <table:table-cell table:style-name="Tableau63.A19" office:value-type="string">
            <text:p text:style-name="P9"/>
          </table:table-cell>
          <table:table-cell table:style-name="Tableau63.A19" office:value-type="string">
            <text:p text:style-name="P9"/>
          </table:table-cell>
          <table:table-cell table:style-name="Tableau63.A19" table:number-columns-spanned="3" office:value-type="string">
            <text:p text:style-name="P9"/>
          </table:table-cell>
          <table:covered-table-cell/>
          <table:covered-table-cell/>
          <table:table-cell table:style-name="Tableau63.A19" table:number-columns-spanned="2" office:value-type="string">
            <text:p text:style-name="P9"/>
          </table:table-cell>
          <table:covered-table-cell/>
          <table:table-cell table:style-name="Tableau63.A19" table:number-columns-spanned="3" office:value-type="string">
            <text:p text:style-name="P9"/>
          </table:table-cell>
          <table:covered-table-cell/>
          <table:covered-table-cell/>
          <table:table-cell table:style-name="Tableau63.A1" table:number-columns-spanned="4" office:value-type="string">
            <text:p text:style-name="P9"/>
          </table:table-cell>
          <table:covered-table-cell/>
          <table:covered-table-cell/>
          <table:covered-table-cell/>
        </table:table-row>
        <table:table-row table:style-name="Tableau63.18">
          <table:table-cell table:style-name="Tableau63.A19" office:value-type="string">
            <text:list xml:id="list1009034322" text:continue-numbering="true" text:style-name="WW8Num3">
              <text:list-item>
                <text:p text:style-name="P10">RNE</text:p>
              </text:list-item>
            </text:list>
          </table:table-cell>
          <table:table-cell table:style-name="Tableau63.A19" office:value-type="string">
            <text:p text:style-name="P6"/>
          </table:table-cell>
          <table:table-cell table:style-name="Tableau63.A19" office:value-type="string">
            <text:p text:style-name="P6"/>
          </table:table-cell>
          <table:table-cell table:style-name="Tableau63.A19" table:number-columns-spanned="3" office:value-type="string">
            <text:p text:style-name="P6"/>
          </table:table-cell>
          <table:covered-table-cell/>
          <table:covered-table-cell/>
          <table:table-cell table:style-name="Tableau63.A19" table:number-columns-spanned="2" office:value-type="string">
            <text:p text:style-name="P6"/>
          </table:table-cell>
          <table:covered-table-cell/>
          <table:table-cell table:style-name="Tableau63.A19" table:number-columns-spanned="3" office:value-type="string">
            <text:p text:style-name="P6"/>
          </table:table-cell>
          <table:covered-table-cell/>
          <table:covered-table-cell/>
          <table:table-cell table:style-name="Tableau63.A1" table:number-columns-spanned="4" office:value-type="string">
            <text:p text:style-name="P6"/>
          </table:table-cell>
          <table:covered-table-cell/>
          <table:covered-table-cell/>
          <table:covered-table-cell/>
        </table:table-row>
        <table:table-row table:style-name="Tableau63.18">
          <table:table-cell table:style-name="Tableau63.A19" office:value-type="string">
            <text:list xml:id="list1076387643" text:continue-numbering="true" text:style-name="WW8Num3">
              <text:list-item>
                <text:p text:style-name="P10">RSE</text:p>
              </text:list-item>
            </text:list>
          </table:table-cell>
          <table:table-cell table:style-name="Tableau63.A19" office:value-type="string">
            <text:p text:style-name="P6"/>
          </table:table-cell>
          <table:table-cell table:style-name="Tableau63.A19" office:value-type="string">
            <text:p text:style-name="P6"/>
          </table:table-cell>
          <table:table-cell table:style-name="Tableau63.A19" table:number-columns-spanned="3" office:value-type="string">
            <text:p text:style-name="P6"/>
          </table:table-cell>
          <table:covered-table-cell/>
          <table:covered-table-cell/>
          <table:table-cell table:style-name="Tableau63.A19" table:number-columns-spanned="2" office:value-type="string">
            <text:p text:style-name="P6"/>
          </table:table-cell>
          <table:covered-table-cell/>
          <table:table-cell table:style-name="Tableau63.A19" table:number-columns-spanned="3" office:value-type="string">
            <text:p text:style-name="P6"/>
          </table:table-cell>
          <table:covered-table-cell/>
          <table:covered-table-cell/>
          <table:table-cell table:style-name="Tableau63.A1" table:number-columns-spanned="4" office:value-type="string">
            <text:p text:style-name="P6"/>
          </table:table-cell>
          <table:covered-table-cell/>
          <table:covered-table-cell/>
          <table:covered-table-cell/>
        </table:table-row>
        <table:table-row table:style-name="Tableau63.18">
          <table:table-cell table:style-name="Tableau63.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3.18">
          <table:table-cell table:style-name="Tableau63.A27" table:number-columns-spanned="15" office:value-type="string">
            <text:p text:style-name="P7">Responsable de l’enseignement : Hervé PERREAU</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3.18">
          <table:table-cell table:style-name="Tableau63.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3.18">
          <table:table-cell table:style-name="Tableau63.A27" table:number-columns-spanned="15" office:value-type="string">
            <text:p text:style-name="P62">Ressources pédagogiqu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64" table:style-name="Tableau64">
        <table:table-column table:style-name="Tableau64.A"/>
        <table:table-column table:style-name="Tableau64.B"/>
        <table:table-column table:style-name="Tableau64.C"/>
        <table:table-column table:style-name="Tableau64.D"/>
        <table:table-column table:style-name="Tableau64.E"/>
        <table:table-column table:style-name="Tableau64.F"/>
        <table:table-column table:style-name="Tableau64.G"/>
        <table:table-column table:style-name="Tableau64.H"/>
        <table:table-column table:style-name="Tableau64.I"/>
        <table:table-column table:style-name="Tableau64.J"/>
        <table:table-column table:style-name="Tableau64.K"/>
        <table:table-column table:style-name="Tableau64.L"/>
        <table:table-column table:style-name="Tableau64.E" table:number-columns-repeated="2"/>
        <table:table-column table:style-name="Tableau64.O"/>
        <table:table-row table:style-name="Tableau64.1">
          <table:table-cell table:style-name="Tableau64.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4.1">
          <table:table-cell table:style-name="Tableau64.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4.1">
          <table:table-cell table:style-name="Tableau64.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4.1">
          <table:table-cell table:style-name="Tableau64.A1" table:number-columns-spanned="15" office:value-type="string">
            <text:p text:style-name="P62">Parcours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4.5">
          <table:table-cell table:style-name="Tableau64.A5" table:number-columns-spanned="4" office:value-type="string">
            <text:p text:style-name="P7">Intitulé de l’Unité d’Enseignement :</text:p>
          </table:table-cell>
          <table:covered-table-cell/>
          <table:covered-table-cell/>
          <table:covered-table-cell/>
          <table:table-cell table:style-name="Tableau64.E5" table:number-columns-spanned="11" office:value-type="string">
            <text:p text:style-name="P54">Stage ou projet de fin d'étud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4.5">
          <table:table-cell table:style-name="Tableau64.A5" table:number-columns-spanned="4" office:value-type="string">
            <text:p text:style-name="P4">Nature :</text:p>
          </table:table-cell>
          <table:covered-table-cell/>
          <table:covered-table-cell/>
          <table:covered-table-cell/>
          <table:table-cell table:style-name="Tableau64.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4.5">
          <table:table-cell table:style-name="Tableau64.A5" table:number-columns-spanned="4" office:value-type="string">
            <text:p text:style-name="P4">Semestre :</text:p>
          </table:table-cell>
          <table:covered-table-cell/>
          <table:covered-table-cell/>
          <table:covered-table-cell/>
          <table:table-cell table:style-name="Tableau64.E5" table:number-columns-spanned="11" office:value-type="string">
            <text:p text:style-name="P56">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4.5">
          <table:table-cell table:style-name="Tableau64.A5" table:number-columns-spanned="4" office:value-type="string">
            <text:p text:style-name="P4">Crédits ECTS :</text:p>
          </table:table-cell>
          <table:covered-table-cell/>
          <table:covered-table-cell/>
          <table:covered-table-cell/>
          <table:table-cell table:style-name="Tableau64.E5" table:number-columns-spanned="11" office:value-type="string">
            <text:p text:style-name="P3">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4.5">
          <table:table-cell table:style-name="Tableau64.A5" table:number-columns-spanned="4" office:value-type="string">
            <text:p text:style-name="P4">Coefficient :</text:p>
          </table:table-cell>
          <table:covered-table-cell/>
          <table:covered-table-cell/>
          <table:covered-table-cell/>
          <table:table-cell table:style-name="Tableau64.E5" table:number-columns-spanned="11" office:value-type="string">
            <text:p text:style-name="P3">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4.5">
          <table:table-cell table:style-name="Tableau64.A5" table:number-columns-spanned="4" office:value-type="string">
            <text:p text:style-name="P4">Langue de l’enseignement :</text:p>
          </table:table-cell>
          <table:covered-table-cell/>
          <table:covered-table-cell/>
          <table:covered-table-cell/>
          <table:table-cell table:style-name="Tableau64.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4.5">
          <table:table-cell table:style-name="Tableau64.A5" table:number-columns-spanned="4" office:value-type="string">
            <text:p text:style-name="P4">Volume horaire total :</text:p>
          </table:table-cell>
          <table:covered-table-cell/>
          <table:covered-table-cell/>
          <table:covered-table-cell/>
          <table:table-cell table:style-name="Tableau64.A5" office:value-type="string">
            <text:p text:style-name="P3">0</text:p>
          </table:table-cell>
          <table:table-cell table:style-name="Tableau64.A5" table:number-columns-spanned="2" office:value-type="string">
            <text:p text:style-name="P8">dont</text:p>
          </table:table-cell>
          <table:covered-table-cell/>
          <table:table-cell table:style-name="Tableau64.A5" table:number-columns-spanned="2" office:value-type="string">
            <text:p text:style-name="P11">CM</text:p>
          </table:table-cell>
          <table:covered-table-cell/>
          <table:table-cell table:style-name="Tableau64.A5" office:value-type="string">
            <text:p text:style-name="P11"/>
          </table:table-cell>
          <table:table-cell table:style-name="Tableau64.A5" table:number-columns-spanned="2" office:value-type="string">
            <text:p text:style-name="P11">TD</text:p>
          </table:table-cell>
          <table:covered-table-cell/>
          <table:table-cell table:style-name="Tableau64.A5" office:value-type="string">
            <text:p text:style-name="P11"/>
          </table:table-cell>
          <table:table-cell table:style-name="Tableau64.A5" office:value-type="string">
            <text:p text:style-name="P11">TP</text:p>
          </table:table-cell>
          <table:table-cell table:style-name="Tableau64.E5" office:value-type="string">
            <text:p text:style-name="P11"/>
          </table:table-cell>
        </table:table-row>
        <table:table-row table:style-name="Tableau64.1">
          <table:table-cell table:style-name="Tableau64.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4.1">
          <table:table-cell table:style-name="Tableau64.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4.1">
          <table:table-cell table:style-name="Tableau64.A1" table:number-columns-spanned="15" office:value-type="string">
            <text:list xml:id="list1359771821" text:continue-list="list795740868" text:style-name="WW8Num2">
              <text:list-item>
                <text:p text:style-name="P5">contenu : </text:p>
              </text:list-item>
            </text:list>
            <text:p text:style-name="P2">Stage d’au moins trois mois consécutifs dans une entreprise ou projet de fin d'étude, suivi par un enseignant et donnant lieu à la rédaction d’un mémoire puis d’une soutenance de stage en présence d’un jury mixte d’enseignants et de responsables de l’entrepris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4.1">
          <table:table-cell table:style-name="Tableau64.A1" table:number-columns-spanned="15" office:value-type="string">
            <text:list xml:id="list1077241721" text:continue-numbering="true" text:style-name="WW8Num2">
              <text:list-item>
                <text:p text:style-name="P64">pré-requis :</text:p>
              </text:list-item>
            </text:list>
            <text:p text:style-name="P63">Compétences acquises au cours de la licenc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4.1">
          <table:table-cell table:style-name="Tableau64.A1" table:number-columns-spanned="15" office:value-type="string">
            <text:list xml:id="list680194538" text:continue-numbering="true" text:style-name="WW8Num2">
              <text:list-item>
                <text:p text:style-name="P64">objectifs (savoirs et compétences acquis) : </text:p>
              </text:list-item>
            </text:list>
            <text:p text:style-name="P61">Capacité à participer et mener à bien un projet au sein d'une entreprise. Connaissance </text:p>
            <text:p text:style-name="P61">du monde professionnel.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4.1">
          <table:table-cell table:style-name="Tableau64.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4.18">
          <table:table-cell table:style-name="Tableau64.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4.18">
          <table:table-cell table:style-name="Tableau64.A19" office:value-type="string">
            <text:p text:style-name="P65"/>
          </table:table-cell>
          <table:table-cell table:style-name="Tableau64.A19" table:number-columns-spanned="5" office:value-type="string">
            <text:p text:style-name="P9">Contrôle continu</text:p>
          </table:table-cell>
          <table:covered-table-cell/>
          <table:covered-table-cell/>
          <table:covered-table-cell/>
          <table:covered-table-cell/>
          <table:table-cell table:style-name="Tableau64.A19" table:number-columns-spanned="5" office:value-type="string">
            <text:p text:style-name="P80">Contrôle terminal</text:p>
          </table:table-cell>
          <table:covered-table-cell/>
          <table:covered-table-cell/>
          <table:covered-table-cell/>
          <table:covered-table-cell/>
          <table:table-cell table:style-name="Tableau64.A1" table:number-columns-spanned="4" office:value-type="string">
            <text:p text:style-name="P80">Contrôle mixte</text:p>
          </table:table-cell>
          <table:covered-table-cell/>
          <table:covered-table-cell/>
          <table:covered-table-cell/>
        </table:table-row>
        <table:table-row table:style-name="Tableau64.18">
          <table:table-cell table:style-name="Tableau64.A19" office:value-type="string">
            <text:p text:style-name="P70"/>
          </table:table-cell>
          <table:table-cell table:style-name="Tableau64.A19" office:value-type="string">
            <text:p text:style-name="P80">nb de CC durant le semestre</text:p>
          </table:table-cell>
          <table:table-cell table:style-name="Tableau64.A19" office:value-type="string">
            <text:p text:style-name="P9">durée</text:p>
          </table:table-cell>
          <table:table-cell table:style-name="Tableau64.A19" table:number-columns-spanned="3" office:value-type="string">
            <text:p text:style-name="P80">Nature</text:p>
            <text:p text:style-name="P79">(oral/écrit )</text:p>
          </table:table-cell>
          <table:covered-table-cell/>
          <table:covered-table-cell/>
          <table:table-cell table:style-name="Tableau64.A19" table:number-columns-spanned="2" office:value-type="string">
            <text:p text:style-name="P9">durée</text:p>
          </table:table-cell>
          <table:covered-table-cell/>
          <table:table-cell table:style-name="Tableau64.A19" table:number-columns-spanned="3" office:value-type="string">
            <text:p text:style-name="P80">Nature</text:p>
            <text:p text:style-name="P79">(oral/écrit)</text:p>
          </table:table-cell>
          <table:covered-table-cell/>
          <table:covered-table-cell/>
          <table:table-cell table:style-name="Tableau64.A1" table:number-columns-spanned="4" office:value-type="string">
            <text:p text:style-name="P9">répartition en % entre CC et CT</text:p>
          </table:table-cell>
          <table:covered-table-cell/>
          <table:covered-table-cell/>
          <table:covered-table-cell/>
        </table:table-row>
        <table:table-row table:style-name="Tableau64.18">
          <table:table-cell table:style-name="Tableau64.A19" office:value-type="string">
            <text:p text:style-name="P69"><text:span text:style-name="T2">1</text:span><text:span text:style-name="T8">ère</text:span><text:span text:style-name="T2"> session :</text:span></text:p>
          </table:table-cell>
          <table:table-cell table:style-name="Tableau64.A19" office:value-type="string">
            <text:p text:style-name="P9"/>
          </table:table-cell>
          <table:table-cell table:style-name="Tableau64.A19" office:value-type="string">
            <text:p text:style-name="P9"/>
          </table:table-cell>
          <table:table-cell table:style-name="Tableau64.A19" table:number-columns-spanned="3" office:value-type="string">
            <text:p text:style-name="P9"/>
          </table:table-cell>
          <table:covered-table-cell/>
          <table:covered-table-cell/>
          <table:table-cell table:style-name="Tableau64.A19" table:number-columns-spanned="2" office:value-type="string">
            <text:p text:style-name="P9"/>
          </table:table-cell>
          <table:covered-table-cell/>
          <table:table-cell table:style-name="Tableau64.A19" table:number-columns-spanned="3" office:value-type="string">
            <text:p text:style-name="P9"/>
          </table:table-cell>
          <table:covered-table-cell/>
          <table:covered-table-cell/>
          <table:table-cell table:style-name="Tableau64.A1" table:number-columns-spanned="4" office:value-type="string">
            <text:p text:style-name="P9"/>
          </table:table-cell>
          <table:covered-table-cell/>
          <table:covered-table-cell/>
          <table:covered-table-cell/>
        </table:table-row>
        <table:table-row table:style-name="Tableau64.18">
          <table:table-cell table:style-name="Tableau64.A19" office:value-type="string">
            <text:list xml:id="list1887364733" text:continue-list="list1076387643" text:style-name="WW8Num3">
              <text:list-item>
                <text:p text:style-name="P10">RNE</text:p>
              </text:list-item>
            </text:list>
          </table:table-cell>
          <table:table-cell table:style-name="Tableau64.A19" office:value-type="string">
            <text:p text:style-name="P9"/>
          </table:table-cell>
          <table:table-cell table:style-name="Tableau64.A19" office:value-type="string">
            <text:p text:style-name="P9"/>
          </table:table-cell>
          <table:table-cell table:style-name="Tableau64.A19" table:number-columns-spanned="3" office:value-type="string">
            <text:p text:style-name="P9"/>
          </table:table-cell>
          <table:covered-table-cell/>
          <table:covered-table-cell/>
          <table:table-cell table:style-name="Tableau64.A19" table:number-columns-spanned="2" office:value-type="string">
            <text:p text:style-name="P9"/>
          </table:table-cell>
          <table:covered-table-cell/>
          <table:table-cell table:style-name="Tableau64.A19" table:number-columns-spanned="3" office:value-type="string">
            <text:p text:style-name="P9"/>
          </table:table-cell>
          <table:covered-table-cell/>
          <table:covered-table-cell/>
          <table:table-cell table:style-name="Tableau64.A1" table:number-columns-spanned="4" office:value-type="string">
            <text:p text:style-name="P9"/>
          </table:table-cell>
          <table:covered-table-cell/>
          <table:covered-table-cell/>
          <table:covered-table-cell/>
        </table:table-row>
        <table:table-row table:style-name="Tableau64.18">
          <table:table-cell table:style-name="Tableau64.A19" office:value-type="string">
            <text:list xml:id="list1371335242" text:continue-numbering="true" text:style-name="WW8Num3">
              <text:list-item>
                <text:p text:style-name="P10">RSE</text:p>
              </text:list-item>
            </text:list>
          </table:table-cell>
          <table:table-cell table:style-name="Tableau64.A19" office:value-type="string">
            <text:p text:style-name="P9"/>
          </table:table-cell>
          <table:table-cell table:style-name="Tableau64.A19" office:value-type="string">
            <text:p text:style-name="P9"/>
          </table:table-cell>
          <table:table-cell table:style-name="Tableau64.A19" table:number-columns-spanned="3" office:value-type="string">
            <text:p text:style-name="P9"/>
          </table:table-cell>
          <table:covered-table-cell/>
          <table:covered-table-cell/>
          <table:table-cell table:style-name="Tableau64.A19" table:number-columns-spanned="2" office:value-type="string">
            <text:p text:style-name="P9"/>
          </table:table-cell>
          <table:covered-table-cell/>
          <table:table-cell table:style-name="Tableau64.A19" table:number-columns-spanned="3" office:value-type="string">
            <text:p text:style-name="P9"/>
          </table:table-cell>
          <table:covered-table-cell/>
          <table:covered-table-cell/>
          <table:table-cell table:style-name="Tableau64.A1" table:number-columns-spanned="4" office:value-type="string">
            <text:p text:style-name="P9"/>
          </table:table-cell>
          <table:covered-table-cell/>
          <table:covered-table-cell/>
          <table:covered-table-cell/>
        </table:table-row>
        <table:table-row table:style-name="Tableau64.18">
          <table:table-cell table:style-name="Tableau64.A19" office:value-type="string">
            <text:p text:style-name="P1"><text:span text:style-name="T2">2</text:span><text:span text:style-name="T8">ème</text:span><text:span text:style-name="T2"> session :</text:span></text:p>
          </table:table-cell>
          <table:table-cell table:style-name="Tableau64.A19" office:value-type="string">
            <text:p text:style-name="P9"/>
          </table:table-cell>
          <table:table-cell table:style-name="Tableau64.A19" office:value-type="string">
            <text:p text:style-name="P9"/>
          </table:table-cell>
          <table:table-cell table:style-name="Tableau64.A19" table:number-columns-spanned="3" office:value-type="string">
            <text:p text:style-name="P9"/>
          </table:table-cell>
          <table:covered-table-cell/>
          <table:covered-table-cell/>
          <table:table-cell table:style-name="Tableau64.A19" table:number-columns-spanned="2" office:value-type="string">
            <text:p text:style-name="P9"/>
          </table:table-cell>
          <table:covered-table-cell/>
          <table:table-cell table:style-name="Tableau64.A19" table:number-columns-spanned="3" office:value-type="string">
            <text:p text:style-name="P9"/>
          </table:table-cell>
          <table:covered-table-cell/>
          <table:covered-table-cell/>
          <table:table-cell table:style-name="Tableau64.A1" table:number-columns-spanned="4" office:value-type="string">
            <text:p text:style-name="P9"/>
          </table:table-cell>
          <table:covered-table-cell/>
          <table:covered-table-cell/>
          <table:covered-table-cell/>
        </table:table-row>
        <table:table-row table:style-name="Tableau64.18">
          <table:table-cell table:style-name="Tableau64.A19" office:value-type="string">
            <text:list xml:id="list2150130238" text:continue-numbering="true" text:style-name="WW8Num3">
              <text:list-item>
                <text:p text:style-name="P10">RNE</text:p>
              </text:list-item>
            </text:list>
          </table:table-cell>
          <table:table-cell table:style-name="Tableau64.A19" office:value-type="string">
            <text:p text:style-name="P6"/>
          </table:table-cell>
          <table:table-cell table:style-name="Tableau64.A19" office:value-type="string">
            <text:p text:style-name="P6"/>
          </table:table-cell>
          <table:table-cell table:style-name="Tableau64.A19" table:number-columns-spanned="3" office:value-type="string">
            <text:p text:style-name="P6"/>
          </table:table-cell>
          <table:covered-table-cell/>
          <table:covered-table-cell/>
          <table:table-cell table:style-name="Tableau64.A19" table:number-columns-spanned="2" office:value-type="string">
            <text:p text:style-name="P6"/>
          </table:table-cell>
          <table:covered-table-cell/>
          <table:table-cell table:style-name="Tableau64.A19" table:number-columns-spanned="3" office:value-type="string">
            <text:p text:style-name="P6"/>
          </table:table-cell>
          <table:covered-table-cell/>
          <table:covered-table-cell/>
          <table:table-cell table:style-name="Tableau64.A1" table:number-columns-spanned="4" office:value-type="string">
            <text:p text:style-name="P6"/>
          </table:table-cell>
          <table:covered-table-cell/>
          <table:covered-table-cell/>
          <table:covered-table-cell/>
        </table:table-row>
        <table:table-row table:style-name="Tableau64.18">
          <table:table-cell table:style-name="Tableau64.A19" office:value-type="string">
            <text:list xml:id="list297315898" text:continue-numbering="true" text:style-name="WW8Num3">
              <text:list-item>
                <text:p text:style-name="P10">RSE</text:p>
              </text:list-item>
            </text:list>
          </table:table-cell>
          <table:table-cell table:style-name="Tableau64.A19" office:value-type="string">
            <text:p text:style-name="P6"/>
          </table:table-cell>
          <table:table-cell table:style-name="Tableau64.A19" office:value-type="string">
            <text:p text:style-name="P6"/>
          </table:table-cell>
          <table:table-cell table:style-name="Tableau64.A19" table:number-columns-spanned="3" office:value-type="string">
            <text:p text:style-name="P6"/>
          </table:table-cell>
          <table:covered-table-cell/>
          <table:covered-table-cell/>
          <table:table-cell table:style-name="Tableau64.A19" table:number-columns-spanned="2" office:value-type="string">
            <text:p text:style-name="P6"/>
          </table:table-cell>
          <table:covered-table-cell/>
          <table:table-cell table:style-name="Tableau64.A19" table:number-columns-spanned="3" office:value-type="string">
            <text:p text:style-name="P6"/>
          </table:table-cell>
          <table:covered-table-cell/>
          <table:covered-table-cell/>
          <table:table-cell table:style-name="Tableau64.A1" table:number-columns-spanned="4" office:value-type="string">
            <text:p text:style-name="P6"/>
          </table:table-cell>
          <table:covered-table-cell/>
          <table:covered-table-cell/>
          <table:covered-table-cell/>
        </table:table-row>
        <table:table-row table:style-name="Tableau64.18">
          <table:table-cell table:style-name="Tableau64.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64.18">
          <table:table-cell table:style-name="Tableau64.A27" table:number-columns-spanned="15" office:value-type="string">
            <text:p text:style-name="P7">Responsable de l’enseignement : Khalil DJELLOU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4.18">
          <table:table-cell table:style-name="Tableau64.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4.18">
          <table:table-cell table:style-name="Tableau64.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P44">Parcours MIAGE</text:p>
      <table:table table:name="Tableau65" table:style-name="Tableau65">
        <table:table-column table:style-name="Tableau65.A"/>
        <table:table-column table:style-name="Tableau65.B"/>
        <table:table-column table:style-name="Tableau65.C"/>
        <table:table-column table:style-name="Tableau65.D"/>
        <table:table-column table:style-name="Tableau65.E"/>
        <table:table-column table:style-name="Tableau65.F"/>
        <table:table-column table:style-name="Tableau65.G"/>
        <table:table-column table:style-name="Tableau65.H"/>
        <table:table-column table:style-name="Tableau65.I"/>
        <table:table-column table:style-name="Tableau65.J"/>
        <table:table-column table:style-name="Tableau65.K"/>
        <table:table-column table:style-name="Tableau65.L"/>
        <table:table-column table:style-name="Tableau65.E" table:number-columns-repeated="2"/>
        <table:table-column table:style-name="Tableau65.O"/>
        <table:table-row table:style-name="Tableau65.1">
          <table:table-cell table:style-name="Tableau65.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1">
          <table:table-cell table:style-name="Tableau65.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1">
          <table:table-cell table:style-name="Tableau65.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1">
          <table:table-cell table:style-name="Tableau65.A1" table:number-columns-spanned="15" office:value-type="string">
            <text:p text:style-name="P62">Parcours 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5">
          <table:table-cell table:style-name="Tableau65.A5" table:number-columns-spanned="4" office:value-type="string">
            <text:p text:style-name="P7">Intitulé de l’Unité d’Enseignement :</text:p>
          </table:table-cell>
          <table:covered-table-cell/>
          <table:covered-table-cell/>
          <table:covered-table-cell/>
          <table:table-cell table:style-name="Tableau65.E5" table:number-columns-spanned="11" office:value-type="string">
            <text:p text:style-name="P54">Renforcement programmation orientée objet JAV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5">
          <table:table-cell table:style-name="Tableau65.A5" table:number-columns-spanned="4" office:value-type="string">
            <text:p text:style-name="P4">Nature :</text:p>
          </table:table-cell>
          <table:covered-table-cell/>
          <table:covered-table-cell/>
          <table:covered-table-cell/>
          <table:table-cell table:style-name="Tableau65.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5">
          <table:table-cell table:style-name="Tableau65.A5" table:number-columns-spanned="4" office:value-type="string">
            <text:p text:style-name="P4">Semestre :</text:p>
          </table:table-cell>
          <table:covered-table-cell/>
          <table:covered-table-cell/>
          <table:covered-table-cell/>
          <table:table-cell table:style-name="Tableau65.E5" table:number-columns-spanned="11" office:value-type="string">
            <text:p text:style-name="P56">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5">
          <table:table-cell table:style-name="Tableau65.A5" table:number-columns-spanned="4" office:value-type="string">
            <text:p text:style-name="P4">Crédits ECTS :</text:p>
          </table:table-cell>
          <table:covered-table-cell/>
          <table:covered-table-cell/>
          <table:covered-table-cell/>
          <table:table-cell table:style-name="Tableau65.E5" table:number-columns-spanned="11" office:value-type="string">
            <text:p text:style-name="P3">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5">
          <table:table-cell table:style-name="Tableau65.A5" table:number-columns-spanned="4" office:value-type="string">
            <text:p text:style-name="P4">Coefficient :</text:p>
          </table:table-cell>
          <table:covered-table-cell/>
          <table:covered-table-cell/>
          <table:covered-table-cell/>
          <table:table-cell table:style-name="Tableau65.E5" table:number-columns-spanned="11" office:value-type="string">
            <text:p text:style-name="P3">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5">
          <table:table-cell table:style-name="Tableau65.A5" table:number-columns-spanned="4" office:value-type="string">
            <text:p text:style-name="P4">Langue de l’enseignement :</text:p>
          </table:table-cell>
          <table:covered-table-cell/>
          <table:covered-table-cell/>
          <table:covered-table-cell/>
          <table:table-cell table:style-name="Tableau65.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5">
          <table:table-cell table:style-name="Tableau65.A5" table:number-columns-spanned="4" office:value-type="string">
            <text:p text:style-name="P4">Volume horaire total :</text:p>
          </table:table-cell>
          <table:covered-table-cell/>
          <table:covered-table-cell/>
          <table:covered-table-cell/>
          <table:table-cell table:style-name="Tableau65.A5" office:value-type="string">
            <text:p text:style-name="P3">12</text:p>
          </table:table-cell>
          <table:table-cell table:style-name="Tableau65.A5" table:number-columns-spanned="2" office:value-type="string">
            <text:p text:style-name="P8">dont</text:p>
          </table:table-cell>
          <table:covered-table-cell/>
          <table:table-cell table:style-name="Tableau65.A5" table:number-columns-spanned="2" office:value-type="string">
            <text:p text:style-name="P11">CM</text:p>
          </table:table-cell>
          <table:covered-table-cell/>
          <table:table-cell table:style-name="Tableau65.A5" office:value-type="string">
            <text:p text:style-name="P11"/>
          </table:table-cell>
          <table:table-cell table:style-name="Tableau65.A5" table:number-columns-spanned="2" office:value-type="string">
            <text:p text:style-name="P11">TD</text:p>
          </table:table-cell>
          <table:covered-table-cell/>
          <table:table-cell table:style-name="Tableau65.A5" office:value-type="string">
            <text:p text:style-name="P11"/>
          </table:table-cell>
          <table:table-cell table:style-name="Tableau65.A5" office:value-type="string">
            <text:p text:style-name="P11">TP</text:p>
          </table:table-cell>
          <table:table-cell table:style-name="Tableau65.E5" office:value-type="string">
            <text:p text:style-name="P11">12</text:p>
          </table:table-cell>
        </table:table-row>
        <table:table-row table:style-name="Tableau65.1">
          <table:table-cell table:style-name="Tableau65.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1">
          <table:table-cell table:style-name="Tableau65.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1">
          <table:table-cell table:style-name="Tableau65.A1" table:number-columns-spanned="15" office:value-type="string">
            <text:list xml:id="list707068665" text:continue-list="list680194538" text:style-name="WW8Num2">
              <text:list-item>
                <text:p text:style-name="P5">contenu : programmation orientée objet en langage JAVA.</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1">
          <table:table-cell table:style-name="Tableau65.A1" table:number-columns-spanned="15" office:value-type="string">
            <text:list xml:id="list441767705"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1">
          <table:table-cell table:style-name="Tableau65.A1" table:number-columns-spanned="15" office:value-type="string">
            <text:list xml:id="list1852067804"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1">
          <table:table-cell table:style-name="Tableau65.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18">
          <table:table-cell table:style-name="Tableau65.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18">
          <table:table-cell table:style-name="Tableau65.A19" office:value-type="string">
            <text:p text:style-name="P65"/>
          </table:table-cell>
          <table:table-cell table:style-name="Tableau65.A19" table:number-columns-spanned="5" office:value-type="string">
            <text:p text:style-name="P9">Contrôle continu</text:p>
          </table:table-cell>
          <table:covered-table-cell/>
          <table:covered-table-cell/>
          <table:covered-table-cell/>
          <table:covered-table-cell/>
          <table:table-cell table:style-name="Tableau65.A19" table:number-columns-spanned="5" office:value-type="string">
            <text:p text:style-name="P80">Contrôle terminal</text:p>
          </table:table-cell>
          <table:covered-table-cell/>
          <table:covered-table-cell/>
          <table:covered-table-cell/>
          <table:covered-table-cell/>
          <table:table-cell table:style-name="Tableau65.A1" table:number-columns-spanned="4" office:value-type="string">
            <text:p text:style-name="P80">Contrôle mixte</text:p>
          </table:table-cell>
          <table:covered-table-cell/>
          <table:covered-table-cell/>
          <table:covered-table-cell/>
        </table:table-row>
        <table:table-row table:style-name="Tableau65.18">
          <table:table-cell table:style-name="Tableau65.A19" office:value-type="string">
            <text:p text:style-name="P70"/>
          </table:table-cell>
          <table:table-cell table:style-name="Tableau65.A19" office:value-type="string">
            <text:p text:style-name="P80">nb de CC durant le semestre</text:p>
          </table:table-cell>
          <table:table-cell table:style-name="Tableau65.A19" office:value-type="string">
            <text:p text:style-name="P9">durée</text:p>
          </table:table-cell>
          <table:table-cell table:style-name="Tableau65.A19" table:number-columns-spanned="3" office:value-type="string">
            <text:p text:style-name="P80">Nature</text:p>
            <text:p text:style-name="P79">(oral/écrit )</text:p>
          </table:table-cell>
          <table:covered-table-cell/>
          <table:covered-table-cell/>
          <table:table-cell table:style-name="Tableau65.A19" table:number-columns-spanned="2" office:value-type="string">
            <text:p text:style-name="P9">durée</text:p>
          </table:table-cell>
          <table:covered-table-cell/>
          <table:table-cell table:style-name="Tableau65.A19" table:number-columns-spanned="3" office:value-type="string">
            <text:p text:style-name="P80">Nature</text:p>
            <text:p text:style-name="P79">(oral/écrit)</text:p>
          </table:table-cell>
          <table:covered-table-cell/>
          <table:covered-table-cell/>
          <table:table-cell table:style-name="Tableau65.A1" table:number-columns-spanned="4" office:value-type="string">
            <text:p text:style-name="P9">répartition en % entre CC et CT</text:p>
          </table:table-cell>
          <table:covered-table-cell/>
          <table:covered-table-cell/>
          <table:covered-table-cell/>
        </table:table-row>
        <table:table-row table:style-name="Tableau65.18">
          <table:table-cell table:style-name="Tableau65.A19" office:value-type="string">
            <text:p text:style-name="P69"><text:span text:style-name="T2">1</text:span><text:span text:style-name="T8">ère</text:span><text:span text:style-name="T2"> session :</text:span></text:p>
          </table:table-cell>
          <table:table-cell table:style-name="Tableau65.A19" office:value-type="string">
            <text:p text:style-name="P9"/>
          </table:table-cell>
          <table:table-cell table:style-name="Tableau65.A19" office:value-type="string">
            <text:p text:style-name="P9"/>
          </table:table-cell>
          <table:table-cell table:style-name="Tableau65.A19" table:number-columns-spanned="3" office:value-type="string">
            <text:p text:style-name="P9"/>
          </table:table-cell>
          <table:covered-table-cell/>
          <table:covered-table-cell/>
          <table:table-cell table:style-name="Tableau65.A19" table:number-columns-spanned="2" office:value-type="string">
            <text:p text:style-name="P9"/>
          </table:table-cell>
          <table:covered-table-cell/>
          <table:table-cell table:style-name="Tableau65.A19" table:number-columns-spanned="3" office:value-type="string">
            <text:p text:style-name="P9"/>
          </table:table-cell>
          <table:covered-table-cell/>
          <table:covered-table-cell/>
          <table:table-cell table:style-name="Tableau65.A1" table:number-columns-spanned="4" office:value-type="string">
            <text:p text:style-name="P9"/>
          </table:table-cell>
          <table:covered-table-cell/>
          <table:covered-table-cell/>
          <table:covered-table-cell/>
        </table:table-row>
        <table:table-row table:style-name="Tableau65.18">
          <table:table-cell table:style-name="Tableau65.A19" office:value-type="string">
            <text:list xml:id="list841336111" text:continue-list="list297315898" text:style-name="WW8Num3">
              <text:list-item>
                <text:p text:style-name="P10">RNE</text:p>
              </text:list-item>
            </text:list>
          </table:table-cell>
          <table:table-cell table:style-name="Tableau65.A19" office:value-type="string">
            <text:p text:style-name="P9"/>
          </table:table-cell>
          <table:table-cell table:style-name="Tableau65.A19" office:value-type="string">
            <text:p text:style-name="P9"/>
          </table:table-cell>
          <table:table-cell table:style-name="Tableau65.A19" table:number-columns-spanned="3" office:value-type="string">
            <text:p text:style-name="P9"/>
          </table:table-cell>
          <table:covered-table-cell/>
          <table:covered-table-cell/>
          <table:table-cell table:style-name="Tableau65.A19" table:number-columns-spanned="2" office:value-type="string">
            <text:p text:style-name="P9"/>
          </table:table-cell>
          <table:covered-table-cell/>
          <table:table-cell table:style-name="Tableau65.A19" table:number-columns-spanned="3" office:value-type="string">
            <text:p text:style-name="P9"/>
          </table:table-cell>
          <table:covered-table-cell/>
          <table:covered-table-cell/>
          <table:table-cell table:style-name="Tableau65.A1" table:number-columns-spanned="4" office:value-type="string">
            <text:p text:style-name="P9"/>
          </table:table-cell>
          <table:covered-table-cell/>
          <table:covered-table-cell/>
          <table:covered-table-cell/>
        </table:table-row>
        <table:table-row table:style-name="Tableau65.18">
          <table:table-cell table:style-name="Tableau65.A19" office:value-type="string">
            <text:list xml:id="list69419630" text:continue-numbering="true" text:style-name="WW8Num3">
              <text:list-item>
                <text:p text:style-name="P10">RSE</text:p>
              </text:list-item>
            </text:list>
          </table:table-cell>
          <table:table-cell table:style-name="Tableau65.A19" office:value-type="string">
            <text:p text:style-name="P9"/>
          </table:table-cell>
          <table:table-cell table:style-name="Tableau65.A19" office:value-type="string">
            <text:p text:style-name="P9"/>
          </table:table-cell>
          <table:table-cell table:style-name="Tableau65.A19" table:number-columns-spanned="3" office:value-type="string">
            <text:p text:style-name="P9"/>
          </table:table-cell>
          <table:covered-table-cell/>
          <table:covered-table-cell/>
          <table:table-cell table:style-name="Tableau65.A19" table:number-columns-spanned="2" office:value-type="string">
            <text:p text:style-name="P9"/>
          </table:table-cell>
          <table:covered-table-cell/>
          <table:table-cell table:style-name="Tableau65.A19" table:number-columns-spanned="3" office:value-type="string">
            <text:p text:style-name="P9"/>
          </table:table-cell>
          <table:covered-table-cell/>
          <table:covered-table-cell/>
          <table:table-cell table:style-name="Tableau65.A1" table:number-columns-spanned="4" office:value-type="string">
            <text:p text:style-name="P9"/>
          </table:table-cell>
          <table:covered-table-cell/>
          <table:covered-table-cell/>
          <table:covered-table-cell/>
        </table:table-row>
        <table:table-row table:style-name="Tableau65.18">
          <table:table-cell table:style-name="Tableau65.A19" office:value-type="string">
            <text:p text:style-name="P1"><text:span text:style-name="T2">2</text:span><text:span text:style-name="T8">ème</text:span><text:span text:style-name="T2"> session :</text:span></text:p>
          </table:table-cell>
          <table:table-cell table:style-name="Tableau65.A19" office:value-type="string">
            <text:p text:style-name="P9"/>
          </table:table-cell>
          <table:table-cell table:style-name="Tableau65.A19" office:value-type="string">
            <text:p text:style-name="P9"/>
          </table:table-cell>
          <table:table-cell table:style-name="Tableau65.A19" table:number-columns-spanned="3" office:value-type="string">
            <text:p text:style-name="P9"/>
          </table:table-cell>
          <table:covered-table-cell/>
          <table:covered-table-cell/>
          <table:table-cell table:style-name="Tableau65.A19" table:number-columns-spanned="2" office:value-type="string">
            <text:p text:style-name="P9"/>
          </table:table-cell>
          <table:covered-table-cell/>
          <table:table-cell table:style-name="Tableau65.A19" table:number-columns-spanned="3" office:value-type="string">
            <text:p text:style-name="P9"/>
          </table:table-cell>
          <table:covered-table-cell/>
          <table:covered-table-cell/>
          <table:table-cell table:style-name="Tableau65.A1" table:number-columns-spanned="4" office:value-type="string">
            <text:p text:style-name="P9"/>
          </table:table-cell>
          <table:covered-table-cell/>
          <table:covered-table-cell/>
          <table:covered-table-cell/>
        </table:table-row>
        <table:table-row table:style-name="Tableau65.18">
          <table:table-cell table:style-name="Tableau65.A19" office:value-type="string">
            <text:list xml:id="list1565318637" text:continue-numbering="true" text:style-name="WW8Num3">
              <text:list-item>
                <text:p text:style-name="P10">RNE</text:p>
              </text:list-item>
            </text:list>
          </table:table-cell>
          <table:table-cell table:style-name="Tableau65.A19" office:value-type="string">
            <text:p text:style-name="P6"/>
          </table:table-cell>
          <table:table-cell table:style-name="Tableau65.A19" office:value-type="string">
            <text:p text:style-name="P6"/>
          </table:table-cell>
          <table:table-cell table:style-name="Tableau65.A19" table:number-columns-spanned="3" office:value-type="string">
            <text:p text:style-name="P6"/>
          </table:table-cell>
          <table:covered-table-cell/>
          <table:covered-table-cell/>
          <table:table-cell table:style-name="Tableau65.A19" table:number-columns-spanned="2" office:value-type="string">
            <text:p text:style-name="P6"/>
          </table:table-cell>
          <table:covered-table-cell/>
          <table:table-cell table:style-name="Tableau65.A19" table:number-columns-spanned="3" office:value-type="string">
            <text:p text:style-name="P6"/>
          </table:table-cell>
          <table:covered-table-cell/>
          <table:covered-table-cell/>
          <table:table-cell table:style-name="Tableau65.A1" table:number-columns-spanned="4" office:value-type="string">
            <text:p text:style-name="P6"/>
          </table:table-cell>
          <table:covered-table-cell/>
          <table:covered-table-cell/>
          <table:covered-table-cell/>
        </table:table-row>
        <table:table-row table:style-name="Tableau65.18">
          <table:table-cell table:style-name="Tableau65.A19" office:value-type="string">
            <text:list xml:id="list401390210" text:continue-numbering="true" text:style-name="WW8Num3">
              <text:list-item>
                <text:p text:style-name="P10">RSE</text:p>
              </text:list-item>
            </text:list>
          </table:table-cell>
          <table:table-cell table:style-name="Tableau65.A19" office:value-type="string">
            <text:p text:style-name="P6"/>
          </table:table-cell>
          <table:table-cell table:style-name="Tableau65.A19" office:value-type="string">
            <text:p text:style-name="P6"/>
          </table:table-cell>
          <table:table-cell table:style-name="Tableau65.A19" table:number-columns-spanned="3" office:value-type="string">
            <text:p text:style-name="P6"/>
          </table:table-cell>
          <table:covered-table-cell/>
          <table:covered-table-cell/>
          <table:table-cell table:style-name="Tableau65.A19" table:number-columns-spanned="2" office:value-type="string">
            <text:p text:style-name="P6"/>
          </table:table-cell>
          <table:covered-table-cell/>
          <table:table-cell table:style-name="Tableau65.A19" table:number-columns-spanned="3" office:value-type="string">
            <text:p text:style-name="P6"/>
          </table:table-cell>
          <table:covered-table-cell/>
          <table:covered-table-cell/>
          <table:table-cell table:style-name="Tableau65.A1" table:number-columns-spanned="4" office:value-type="string">
            <text:p text:style-name="P6"/>
          </table:table-cell>
          <table:covered-table-cell/>
          <table:covered-table-cell/>
          <table:covered-table-cell/>
        </table:table-row>
        <table:table-row table:style-name="Tableau65.18">
          <table:table-cell table:style-name="Tableau65.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18">
          <table:table-cell table:style-name="Tableau65.A27" table:number-columns-spanned="15" office:value-type="string">
            <text:p text:style-name="P7">Responsable de l’enseignement : Frédéric MO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18">
          <table:table-cell table:style-name="Tableau65.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5.18">
          <table:table-cell table:style-name="Tableau65.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66" table:style-name="Tableau66">
        <table:table-column table:style-name="Tableau66.A"/>
        <table:table-column table:style-name="Tableau66.B"/>
        <table:table-column table:style-name="Tableau66.C"/>
        <table:table-column table:style-name="Tableau66.D"/>
        <table:table-column table:style-name="Tableau66.E"/>
        <table:table-column table:style-name="Tableau66.F"/>
        <table:table-column table:style-name="Tableau66.G"/>
        <table:table-column table:style-name="Tableau66.H"/>
        <table:table-column table:style-name="Tableau66.I"/>
        <table:table-column table:style-name="Tableau66.J"/>
        <table:table-column table:style-name="Tableau66.K"/>
        <table:table-column table:style-name="Tableau66.L"/>
        <table:table-column table:style-name="Tableau66.E" table:number-columns-repeated="2"/>
        <table:table-column table:style-name="Tableau66.O"/>
        <table:table-row table:style-name="Tableau66.1">
          <table:table-cell table:style-name="Tableau66.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6.1">
          <table:table-cell table:style-name="Tableau66.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6.1">
          <table:table-cell table:style-name="Tableau66.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6.1">
          <table:table-cell table:style-name="Tableau66.A1" table:number-columns-spanned="15" office:value-type="string">
            <text:p text:style-name="P62">Parcours 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6.5">
          <table:table-cell table:style-name="Tableau66.A5" table:number-columns-spanned="4" office:value-type="string">
            <text:p text:style-name="P7">Intitulé de l’Unité d’Enseignement :</text:p>
          </table:table-cell>
          <table:covered-table-cell/>
          <table:covered-table-cell/>
          <table:covered-table-cell/>
          <table:table-cell table:style-name="Tableau66.E5" table:number-columns-spanned="11" office:value-type="string">
            <text:p text:style-name="P54">Génie Logiciel</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6.5">
          <table:table-cell table:style-name="Tableau66.A5" table:number-columns-spanned="4" office:value-type="string">
            <text:p text:style-name="P4">Nature :</text:p>
          </table:table-cell>
          <table:covered-table-cell/>
          <table:covered-table-cell/>
          <table:covered-table-cell/>
          <table:table-cell table:style-name="Tableau66.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66.5">
          <table:table-cell table:style-name="Tableau66.A5" table:number-columns-spanned="4" office:value-type="string">
            <text:p text:style-name="P4">Semestre :</text:p>
          </table:table-cell>
          <table:covered-table-cell/>
          <table:covered-table-cell/>
          <table:covered-table-cell/>
          <table:table-cell table:style-name="Tableau66.E5" table:number-columns-spanned="11" office:value-type="string">
            <text:p text:style-name="P56">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6.5">
          <table:table-cell table:style-name="Tableau66.A5" table:number-columns-spanned="4" office:value-type="string">
            <text:p text:style-name="P4">Crédits ECTS :</text:p>
          </table:table-cell>
          <table:covered-table-cell/>
          <table:covered-table-cell/>
          <table:covered-table-cell/>
          <table:table-cell table:style-name="Tableau66.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6.5">
          <table:table-cell table:style-name="Tableau66.A5" table:number-columns-spanned="4" office:value-type="string">
            <text:p text:style-name="P4">Coefficient :</text:p>
          </table:table-cell>
          <table:covered-table-cell/>
          <table:covered-table-cell/>
          <table:covered-table-cell/>
          <table:table-cell table:style-name="Tableau66.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6.5">
          <table:table-cell table:style-name="Tableau66.A5" table:number-columns-spanned="4" office:value-type="string">
            <text:p text:style-name="P4">Langue de l’enseignement :</text:p>
          </table:table-cell>
          <table:covered-table-cell/>
          <table:covered-table-cell/>
          <table:covered-table-cell/>
          <table:table-cell table:style-name="Tableau66.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6.5">
          <table:table-cell table:style-name="Tableau66.A5" table:number-columns-spanned="4" office:value-type="string">
            <text:p text:style-name="P4">Volume horaire total :</text:p>
          </table:table-cell>
          <table:covered-table-cell/>
          <table:covered-table-cell/>
          <table:covered-table-cell/>
          <table:table-cell table:style-name="Tableau66.A5" office:value-type="string">
            <text:p text:style-name="P3">36</text:p>
          </table:table-cell>
          <table:table-cell table:style-name="Tableau66.A5" table:number-columns-spanned="2" office:value-type="string">
            <text:p text:style-name="P8">dont</text:p>
          </table:table-cell>
          <table:covered-table-cell/>
          <table:table-cell table:style-name="Tableau66.A5" table:number-columns-spanned="2" office:value-type="string">
            <text:p text:style-name="P11">CM</text:p>
          </table:table-cell>
          <table:covered-table-cell/>
          <table:table-cell table:style-name="Tableau66.A5" office:value-type="string">
            <text:p text:style-name="P11">12</text:p>
          </table:table-cell>
          <table:table-cell table:style-name="Tableau66.A5" table:number-columns-spanned="2" office:value-type="string">
            <text:p text:style-name="P11">TD</text:p>
          </table:table-cell>
          <table:covered-table-cell/>
          <table:table-cell table:style-name="Tableau66.A5" office:value-type="string">
            <text:p text:style-name="P11">20</text:p>
          </table:table-cell>
          <table:table-cell table:style-name="Tableau66.A5" office:value-type="string">
            <text:p text:style-name="P11">TP</text:p>
          </table:table-cell>
          <table:table-cell table:style-name="Tableau66.E5" office:value-type="string">
            <text:p text:style-name="P11">4</text:p>
          </table:table-cell>
        </table:table-row>
        <table:table-row table:style-name="Tableau66.1">
          <table:table-cell table:style-name="Tableau66.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6.1">
          <table:table-cell table:style-name="Tableau66.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6.1">
          <table:table-cell table:style-name="Tableau66.A1" table:number-columns-spanned="15" office:value-type="string">
            <text:list xml:id="list1832341791" text:continue-list="list1852067804" text:style-name="WW8Num2">
              <text:list-item>
                <text:p text:style-name="P5">contenu : </text:p>
              </text:list-item>
            </text:list>
            <text:p text:style-name="P2">Généralités, cycle de vie d’un logiciel, méthodes d’analyse et de conception, méthodes objet, langage UML, méthodes de test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6.1">
          <table:table-cell table:style-name="Tableau66.A1" table:number-columns-spanned="15" office:value-type="string">
            <text:list xml:id="list2166200905" text:continue-numbering="true" text:style-name="WW8Num2">
              <text:list-item>
                <text:p text:style-name="P64">pré-requis :</text:p>
              </text:list-item>
            </text:list>
            <text:p text:style-name="P63">notions de modélisation et de système d’inform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6.1">
          <table:table-cell table:style-name="Tableau66.A1" table:number-columns-spanned="15" office:value-type="string">
            <text:list xml:id="list1961560292" text:continue-numbering="true" text:style-name="WW8Num2">
              <text:list-item>
                <text:p text:style-name="P64">objectifs (savoirs et compétences acquis) : </text:p>
              </text:list-item>
            </text:list>
            <text:p text:style-name="P61">Acquérir une connaissance des outils et des techniques de spécification tels que les réseaux de Petri. Maîtriser un langage dédié au génie logiciel, UML.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6.1">
          <table:table-cell table:style-name="Tableau66.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6.18">
          <table:table-cell table:style-name="Tableau66.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6.18">
          <table:table-cell table:style-name="Tableau66.A19" office:value-type="string">
            <text:p text:style-name="P65"/>
          </table:table-cell>
          <table:table-cell table:style-name="Tableau66.A19" table:number-columns-spanned="5" office:value-type="string">
            <text:p text:style-name="P9">Contrôle continu</text:p>
          </table:table-cell>
          <table:covered-table-cell/>
          <table:covered-table-cell/>
          <table:covered-table-cell/>
          <table:covered-table-cell/>
          <table:table-cell table:style-name="Tableau66.A19" table:number-columns-spanned="5" office:value-type="string">
            <text:p text:style-name="P80">Contrôle terminal</text:p>
          </table:table-cell>
          <table:covered-table-cell/>
          <table:covered-table-cell/>
          <table:covered-table-cell/>
          <table:covered-table-cell/>
          <table:table-cell table:style-name="Tableau66.A1" table:number-columns-spanned="4" office:value-type="string">
            <text:p text:style-name="P80">Contrôle mixte</text:p>
          </table:table-cell>
          <table:covered-table-cell/>
          <table:covered-table-cell/>
          <table:covered-table-cell/>
        </table:table-row>
        <table:table-row table:style-name="Tableau66.18">
          <table:table-cell table:style-name="Tableau66.A19" office:value-type="string">
            <text:p text:style-name="P70"/>
          </table:table-cell>
          <table:table-cell table:style-name="Tableau66.A19" office:value-type="string">
            <text:p text:style-name="P80">nb de CC durant le semestre</text:p>
          </table:table-cell>
          <table:table-cell table:style-name="Tableau66.A19" office:value-type="string">
            <text:p text:style-name="P9">durée</text:p>
          </table:table-cell>
          <table:table-cell table:style-name="Tableau66.A19" table:number-columns-spanned="3" office:value-type="string">
            <text:p text:style-name="P80">Nature</text:p>
            <text:p text:style-name="P79">(oral/écrit )</text:p>
          </table:table-cell>
          <table:covered-table-cell/>
          <table:covered-table-cell/>
          <table:table-cell table:style-name="Tableau66.A19" table:number-columns-spanned="2" office:value-type="string">
            <text:p text:style-name="P9">durée</text:p>
          </table:table-cell>
          <table:covered-table-cell/>
          <table:table-cell table:style-name="Tableau66.A19" table:number-columns-spanned="3" office:value-type="string">
            <text:p text:style-name="P80">Nature</text:p>
            <text:p text:style-name="P79">(oral/écrit)</text:p>
          </table:table-cell>
          <table:covered-table-cell/>
          <table:covered-table-cell/>
          <table:table-cell table:style-name="Tableau66.A1" table:number-columns-spanned="4" office:value-type="string">
            <text:p text:style-name="P9">répartition en % entre CC et CT</text:p>
          </table:table-cell>
          <table:covered-table-cell/>
          <table:covered-table-cell/>
          <table:covered-table-cell/>
        </table:table-row>
        <table:table-row table:style-name="Tableau66.18">
          <table:table-cell table:style-name="Tableau66.A19" office:value-type="string">
            <text:p text:style-name="P69"><text:span text:style-name="T2">1</text:span><text:span text:style-name="T8">ère</text:span><text:span text:style-name="T2"> session :</text:span></text:p>
          </table:table-cell>
          <table:table-cell table:style-name="Tableau66.A19" office:value-type="string">
            <text:p text:style-name="P9"/>
          </table:table-cell>
          <table:table-cell table:style-name="Tableau66.A19" office:value-type="string">
            <text:p text:style-name="P9"/>
          </table:table-cell>
          <table:table-cell table:style-name="Tableau66.A19" table:number-columns-spanned="3" office:value-type="string">
            <text:p text:style-name="P9"/>
          </table:table-cell>
          <table:covered-table-cell/>
          <table:covered-table-cell/>
          <table:table-cell table:style-name="Tableau66.A19" table:number-columns-spanned="2" office:value-type="string">
            <text:p text:style-name="P9"/>
          </table:table-cell>
          <table:covered-table-cell/>
          <table:table-cell table:style-name="Tableau66.A19" table:number-columns-spanned="3" office:value-type="string">
            <text:p text:style-name="P9"/>
          </table:table-cell>
          <table:covered-table-cell/>
          <table:covered-table-cell/>
          <table:table-cell table:style-name="Tableau66.A1" table:number-columns-spanned="4" office:value-type="string">
            <text:p text:style-name="P9"/>
          </table:table-cell>
          <table:covered-table-cell/>
          <table:covered-table-cell/>
          <table:covered-table-cell/>
        </table:table-row>
        <table:table-row table:style-name="Tableau66.18">
          <table:table-cell table:style-name="Tableau66.A19" office:value-type="string">
            <text:list xml:id="list688096448" text:continue-list="list401390210" text:style-name="WW8Num3">
              <text:list-item>
                <text:p text:style-name="P10">RNE</text:p>
              </text:list-item>
            </text:list>
          </table:table-cell>
          <table:table-cell table:style-name="Tableau66.A19" office:value-type="string">
            <text:p text:style-name="P9"/>
          </table:table-cell>
          <table:table-cell table:style-name="Tableau66.A19" office:value-type="string">
            <text:p text:style-name="P9"/>
          </table:table-cell>
          <table:table-cell table:style-name="Tableau66.A19" table:number-columns-spanned="3" office:value-type="string">
            <text:p text:style-name="P9"/>
          </table:table-cell>
          <table:covered-table-cell/>
          <table:covered-table-cell/>
          <table:table-cell table:style-name="Tableau66.A19" table:number-columns-spanned="2" office:value-type="string">
            <text:p text:style-name="P9"/>
          </table:table-cell>
          <table:covered-table-cell/>
          <table:table-cell table:style-name="Tableau66.A19" table:number-columns-spanned="3" office:value-type="string">
            <text:p text:style-name="P9"/>
          </table:table-cell>
          <table:covered-table-cell/>
          <table:covered-table-cell/>
          <table:table-cell table:style-name="Tableau66.A1" table:number-columns-spanned="4" office:value-type="string">
            <text:p text:style-name="P9"/>
          </table:table-cell>
          <table:covered-table-cell/>
          <table:covered-table-cell/>
          <table:covered-table-cell/>
        </table:table-row>
        <table:table-row table:style-name="Tableau66.18">
          <table:table-cell table:style-name="Tableau66.A19" office:value-type="string">
            <text:list xml:id="list1550779989" text:continue-numbering="true" text:style-name="WW8Num3">
              <text:list-item>
                <text:p text:style-name="P10">RSE</text:p>
              </text:list-item>
            </text:list>
          </table:table-cell>
          <table:table-cell table:style-name="Tableau66.A19" office:value-type="string">
            <text:p text:style-name="P9"/>
          </table:table-cell>
          <table:table-cell table:style-name="Tableau66.A19" office:value-type="string">
            <text:p text:style-name="P9"/>
          </table:table-cell>
          <table:table-cell table:style-name="Tableau66.A19" table:number-columns-spanned="3" office:value-type="string">
            <text:p text:style-name="P9"/>
          </table:table-cell>
          <table:covered-table-cell/>
          <table:covered-table-cell/>
          <table:table-cell table:style-name="Tableau66.A19" table:number-columns-spanned="2" office:value-type="string">
            <text:p text:style-name="P9"/>
          </table:table-cell>
          <table:covered-table-cell/>
          <table:table-cell table:style-name="Tableau66.A19" table:number-columns-spanned="3" office:value-type="string">
            <text:p text:style-name="P9"/>
          </table:table-cell>
          <table:covered-table-cell/>
          <table:covered-table-cell/>
          <table:table-cell table:style-name="Tableau66.A1" table:number-columns-spanned="4" office:value-type="string">
            <text:p text:style-name="P9"/>
          </table:table-cell>
          <table:covered-table-cell/>
          <table:covered-table-cell/>
          <table:covered-table-cell/>
        </table:table-row>
        <table:table-row table:style-name="Tableau66.18">
          <table:table-cell table:style-name="Tableau66.A19" office:value-type="string">
            <text:p text:style-name="P1"><text:span text:style-name="T2">2</text:span><text:span text:style-name="T8">ème</text:span><text:span text:style-name="T2"> session :</text:span></text:p>
          </table:table-cell>
          <table:table-cell table:style-name="Tableau66.A19" office:value-type="string">
            <text:p text:style-name="P9"/>
          </table:table-cell>
          <table:table-cell table:style-name="Tableau66.A19" office:value-type="string">
            <text:p text:style-name="P9"/>
          </table:table-cell>
          <table:table-cell table:style-name="Tableau66.A19" table:number-columns-spanned="3" office:value-type="string">
            <text:p text:style-name="P9"/>
          </table:table-cell>
          <table:covered-table-cell/>
          <table:covered-table-cell/>
          <table:table-cell table:style-name="Tableau66.A19" table:number-columns-spanned="2" office:value-type="string">
            <text:p text:style-name="P9"/>
          </table:table-cell>
          <table:covered-table-cell/>
          <table:table-cell table:style-name="Tableau66.A19" table:number-columns-spanned="3" office:value-type="string">
            <text:p text:style-name="P9"/>
          </table:table-cell>
          <table:covered-table-cell/>
          <table:covered-table-cell/>
          <table:table-cell table:style-name="Tableau66.A1" table:number-columns-spanned="4" office:value-type="string">
            <text:p text:style-name="P9"/>
          </table:table-cell>
          <table:covered-table-cell/>
          <table:covered-table-cell/>
          <table:covered-table-cell/>
        </table:table-row>
        <table:table-row table:style-name="Tableau66.18">
          <table:table-cell table:style-name="Tableau66.A19" office:value-type="string">
            <text:list xml:id="list863469032" text:continue-numbering="true" text:style-name="WW8Num3">
              <text:list-item>
                <text:p text:style-name="P10">RNE</text:p>
              </text:list-item>
            </text:list>
          </table:table-cell>
          <table:table-cell table:style-name="Tableau66.A19" office:value-type="string">
            <text:p text:style-name="P6"/>
          </table:table-cell>
          <table:table-cell table:style-name="Tableau66.A19" office:value-type="string">
            <text:p text:style-name="P6"/>
          </table:table-cell>
          <table:table-cell table:style-name="Tableau66.A19" table:number-columns-spanned="3" office:value-type="string">
            <text:p text:style-name="P6"/>
          </table:table-cell>
          <table:covered-table-cell/>
          <table:covered-table-cell/>
          <table:table-cell table:style-name="Tableau66.A19" table:number-columns-spanned="2" office:value-type="string">
            <text:p text:style-name="P6"/>
          </table:table-cell>
          <table:covered-table-cell/>
          <table:table-cell table:style-name="Tableau66.A19" table:number-columns-spanned="3" office:value-type="string">
            <text:p text:style-name="P6"/>
          </table:table-cell>
          <table:covered-table-cell/>
          <table:covered-table-cell/>
          <table:table-cell table:style-name="Tableau66.A1" table:number-columns-spanned="4" office:value-type="string">
            <text:p text:style-name="P6"/>
          </table:table-cell>
          <table:covered-table-cell/>
          <table:covered-table-cell/>
          <table:covered-table-cell/>
        </table:table-row>
        <table:table-row table:style-name="Tableau66.18">
          <table:table-cell table:style-name="Tableau66.A19" office:value-type="string">
            <text:list xml:id="list542751946" text:continue-numbering="true" text:style-name="WW8Num3">
              <text:list-item>
                <text:p text:style-name="P10">RSE</text:p>
              </text:list-item>
            </text:list>
          </table:table-cell>
          <table:table-cell table:style-name="Tableau66.A19" office:value-type="string">
            <text:p text:style-name="P6"/>
          </table:table-cell>
          <table:table-cell table:style-name="Tableau66.A19" office:value-type="string">
            <text:p text:style-name="P6"/>
          </table:table-cell>
          <table:table-cell table:style-name="Tableau66.A19" table:number-columns-spanned="3" office:value-type="string">
            <text:p text:style-name="P6"/>
          </table:table-cell>
          <table:covered-table-cell/>
          <table:covered-table-cell/>
          <table:table-cell table:style-name="Tableau66.A19" table:number-columns-spanned="2" office:value-type="string">
            <text:p text:style-name="P6"/>
          </table:table-cell>
          <table:covered-table-cell/>
          <table:table-cell table:style-name="Tableau66.A19" table:number-columns-spanned="3" office:value-type="string">
            <text:p text:style-name="P6"/>
          </table:table-cell>
          <table:covered-table-cell/>
          <table:covered-table-cell/>
          <table:table-cell table:style-name="Tableau66.A1" table:number-columns-spanned="4" office:value-type="string">
            <text:p text:style-name="P6"/>
          </table:table-cell>
          <table:covered-table-cell/>
          <table:covered-table-cell/>
          <table:covered-table-cell/>
        </table:table-row>
        <table:table-row table:style-name="Tableau66.18">
          <table:table-cell table:style-name="Tableau66.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6.18">
          <table:table-cell table:style-name="Tableau66.A27" table:number-columns-spanned="15" office:value-type="string">
            <text:p text:style-name="P7">Responsable de l’enseignement : Laure KAHLE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6.18">
          <table:table-cell table:style-name="Tableau66.A27" table:number-columns-spanned="15" office:value-type="string">
            <text:p text:style-name="P62">Bibliographie : Précis de génie logiciel (Gaudel), Génie Logiciel (Vailly), UML par la pratique (Roques), modélisation objet avec UML(Muller)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6.18">
          <table:table-cell table:style-name="Tableau66.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67" table:style-name="Tableau67">
        <table:table-column table:style-name="Tableau67.A"/>
        <table:table-column table:style-name="Tableau67.B"/>
        <table:table-column table:style-name="Tableau67.C"/>
        <table:table-column table:style-name="Tableau67.D"/>
        <table:table-column table:style-name="Tableau67.E"/>
        <table:table-column table:style-name="Tableau67.F"/>
        <table:table-column table:style-name="Tableau67.G"/>
        <table:table-column table:style-name="Tableau67.H"/>
        <table:table-column table:style-name="Tableau67.I"/>
        <table:table-column table:style-name="Tableau67.J"/>
        <table:table-column table:style-name="Tableau67.K"/>
        <table:table-column table:style-name="Tableau67.L"/>
        <table:table-column table:style-name="Tableau67.E" table:number-columns-repeated="2"/>
        <table:table-column table:style-name="Tableau67.O"/>
        <table:table-row table:style-name="Tableau67.1">
          <table:table-cell table:style-name="Tableau67.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7.1">
          <table:table-cell table:style-name="Tableau67.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7.1">
          <table:table-cell table:style-name="Tableau67.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7.1">
          <table:table-cell table:style-name="Tableau67.A1" table:number-columns-spanned="15" office:value-type="string">
            <text:p text:style-name="P62">Parcours 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7.5">
          <table:table-cell table:style-name="Tableau67.A5" table:number-columns-spanned="4" office:value-type="string">
            <text:p text:style-name="P7">Intitulé de l’Unité d’Enseignement :</text:p>
          </table:table-cell>
          <table:covered-table-cell/>
          <table:covered-table-cell/>
          <table:covered-table-cell/>
          <table:table-cell table:style-name="Tableau67.E5" table:number-columns-spanned="11" office:value-type="string">
            <text:p text:style-name="P54">Bases de Donné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7.5">
          <table:table-cell table:style-name="Tableau67.A5" table:number-columns-spanned="4" office:value-type="string">
            <text:p text:style-name="P4">Nature :</text:p>
          </table:table-cell>
          <table:covered-table-cell/>
          <table:covered-table-cell/>
          <table:covered-table-cell/>
          <table:table-cell table:style-name="Tableau67.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7.5">
          <table:table-cell table:style-name="Tableau67.A5" table:number-columns-spanned="4" office:value-type="string">
            <text:p text:style-name="P4">Semestre :</text:p>
          </table:table-cell>
          <table:covered-table-cell/>
          <table:covered-table-cell/>
          <table:covered-table-cell/>
          <table:table-cell table:style-name="Tableau67.E5" table:number-columns-spanned="11" office:value-type="string">
            <text:p text:style-name="P56">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7.5">
          <table:table-cell table:style-name="Tableau67.A5" table:number-columns-spanned="4" office:value-type="string">
            <text:p text:style-name="P4">Crédits ECTS :</text:p>
          </table:table-cell>
          <table:covered-table-cell/>
          <table:covered-table-cell/>
          <table:covered-table-cell/>
          <table:table-cell table:style-name="Tableau67.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7.5">
          <table:table-cell table:style-name="Tableau67.A5" table:number-columns-spanned="4" office:value-type="string">
            <text:p text:style-name="P4">Coefficient :</text:p>
          </table:table-cell>
          <table:covered-table-cell/>
          <table:covered-table-cell/>
          <table:covered-table-cell/>
          <table:table-cell table:style-name="Tableau67.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7.5">
          <table:table-cell table:style-name="Tableau67.A5" table:number-columns-spanned="4" office:value-type="string">
            <text:p text:style-name="P4">Langue de l’enseignement :</text:p>
          </table:table-cell>
          <table:covered-table-cell/>
          <table:covered-table-cell/>
          <table:covered-table-cell/>
          <table:table-cell table:style-name="Tableau67.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7.5">
          <table:table-cell table:style-name="Tableau67.A5" table:number-columns-spanned="4" office:value-type="string">
            <text:p text:style-name="P4">Volume horaire total :</text:p>
          </table:table-cell>
          <table:covered-table-cell/>
          <table:covered-table-cell/>
          <table:covered-table-cell/>
          <table:table-cell table:style-name="Tableau67.A5" office:value-type="string">
            <text:p text:style-name="P3">40</text:p>
          </table:table-cell>
          <table:table-cell table:style-name="Tableau67.A5" table:number-columns-spanned="2" office:value-type="string">
            <text:p text:style-name="P8">dont</text:p>
          </table:table-cell>
          <table:covered-table-cell/>
          <table:table-cell table:style-name="Tableau67.A5" table:number-columns-spanned="2" office:value-type="string">
            <text:p text:style-name="P11">CM</text:p>
          </table:table-cell>
          <table:covered-table-cell/>
          <table:table-cell table:style-name="Tableau67.A5" office:value-type="string">
            <text:p text:style-name="P11">12</text:p>
          </table:table-cell>
          <table:table-cell table:style-name="Tableau67.A5" table:number-columns-spanned="2" office:value-type="string">
            <text:p text:style-name="P11">TD</text:p>
          </table:table-cell>
          <table:covered-table-cell/>
          <table:table-cell table:style-name="Tableau67.A5" office:value-type="string">
            <text:p text:style-name="P11">20</text:p>
          </table:table-cell>
          <table:table-cell table:style-name="Tableau67.A5" office:value-type="string">
            <text:p text:style-name="P11">TP</text:p>
          </table:table-cell>
          <table:table-cell table:style-name="Tableau67.E5" office:value-type="string">
            <text:p text:style-name="P11">8</text:p>
          </table:table-cell>
        </table:table-row>
        <text:soft-page-break/>
        <table:table-row table:style-name="Tableau67.1">
          <table:table-cell table:style-name="Tableau67.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7.1">
          <table:table-cell table:style-name="Tableau67.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7.1">
          <table:table-cell table:style-name="Tableau67.A1" table:number-columns-spanned="15" office:value-type="string">
            <text:list xml:id="list434641514" text:continue-list="list1961560292" text:style-name="WW8Num2">
              <text:list-item>
                <text:p text:style-name="P5">contenu : </text:p>
              </text:list-item>
            </text:list>
            <text:p text:style-name="P2">Algèbre relationnelle. SQL : Langage d’Interrogation des Données. Dépendances fonctionnelles et Formes normales. SQL : Langage de Définition des Données. Mise en œuvre des contraintes d’intégrité avec Oracl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7.1">
          <table:table-cell table:style-name="Tableau67.A1" table:number-columns-spanned="15" office:value-type="string">
            <text:list xml:id="list193776252" text:continue-numbering="true" text:style-name="WW8Num2">
              <text:list-item>
                <text:p text:style-name="P64">pré-requis :</text:p>
              </text:list-item>
            </text:list>
            <text:p text:style-name="P63">UE : Bases des données (L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7.1">
          <table:table-cell table:style-name="Tableau67.A1" table:number-columns-spanned="15" office:value-type="string">
            <text:list xml:id="list2125476060" text:continue-numbering="true" text:style-name="WW8Num2">
              <text:list-item>
                <text:p text:style-name="P64">objectifs (savoirs et compétences acquis) : </text:p>
              </text:list-item>
            </text:list>
            <text:p text:style-name="P61">Créer des bases de données relationnelles d’une bonne forme normale. Mettre en œuvre des contraintes d’intégrité au sein de bases de données relationnelles. Interroger des bases de données relationnell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7.1">
          <table:table-cell table:style-name="Tableau67.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7.18">
          <table:table-cell table:style-name="Tableau67.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7.18">
          <table:table-cell table:style-name="Tableau67.A19" office:value-type="string">
            <text:p text:style-name="P65"/>
          </table:table-cell>
          <table:table-cell table:style-name="Tableau67.A19" table:number-columns-spanned="5" office:value-type="string">
            <text:p text:style-name="P9">Contrôle continu</text:p>
          </table:table-cell>
          <table:covered-table-cell/>
          <table:covered-table-cell/>
          <table:covered-table-cell/>
          <table:covered-table-cell/>
          <table:table-cell table:style-name="Tableau67.A19" table:number-columns-spanned="5" office:value-type="string">
            <text:p text:style-name="P80">Contrôle terminal</text:p>
          </table:table-cell>
          <table:covered-table-cell/>
          <table:covered-table-cell/>
          <table:covered-table-cell/>
          <table:covered-table-cell/>
          <table:table-cell table:style-name="Tableau67.A1" table:number-columns-spanned="4" office:value-type="string">
            <text:p text:style-name="P80">Contrôle mixte</text:p>
          </table:table-cell>
          <table:covered-table-cell/>
          <table:covered-table-cell/>
          <table:covered-table-cell/>
        </table:table-row>
        <table:table-row table:style-name="Tableau67.18">
          <table:table-cell table:style-name="Tableau67.A19" office:value-type="string">
            <text:p text:style-name="P70"/>
          </table:table-cell>
          <table:table-cell table:style-name="Tableau67.A19" office:value-type="string">
            <text:p text:style-name="P80">nb de CC durant le semestre</text:p>
          </table:table-cell>
          <table:table-cell table:style-name="Tableau67.A19" office:value-type="string">
            <text:p text:style-name="P9">durée</text:p>
          </table:table-cell>
          <table:table-cell table:style-name="Tableau67.A19" table:number-columns-spanned="3" office:value-type="string">
            <text:p text:style-name="P80">Nature</text:p>
            <text:p text:style-name="P79">(oral/écrit )</text:p>
          </table:table-cell>
          <table:covered-table-cell/>
          <table:covered-table-cell/>
          <table:table-cell table:style-name="Tableau67.A19" table:number-columns-spanned="2" office:value-type="string">
            <text:p text:style-name="P9">durée</text:p>
          </table:table-cell>
          <table:covered-table-cell/>
          <table:table-cell table:style-name="Tableau67.A19" table:number-columns-spanned="3" office:value-type="string">
            <text:p text:style-name="P80">Nature</text:p>
            <text:p text:style-name="P79">(oral/écrit)</text:p>
          </table:table-cell>
          <table:covered-table-cell/>
          <table:covered-table-cell/>
          <table:table-cell table:style-name="Tableau67.A1" table:number-columns-spanned="4" office:value-type="string">
            <text:p text:style-name="P9">répartition en % entre CC et CT</text:p>
          </table:table-cell>
          <table:covered-table-cell/>
          <table:covered-table-cell/>
          <table:covered-table-cell/>
        </table:table-row>
        <table:table-row table:style-name="Tableau67.18">
          <table:table-cell table:style-name="Tableau67.A19" office:value-type="string">
            <text:p text:style-name="P69"><text:span text:style-name="T2">1</text:span><text:span text:style-name="T8">ère</text:span><text:span text:style-name="T2"> session :</text:span></text:p>
          </table:table-cell>
          <table:table-cell table:style-name="Tableau67.A19" office:value-type="string">
            <text:p text:style-name="P9"/>
          </table:table-cell>
          <table:table-cell table:style-name="Tableau67.A19" office:value-type="string">
            <text:p text:style-name="P9"/>
          </table:table-cell>
          <table:table-cell table:style-name="Tableau67.A19" table:number-columns-spanned="3" office:value-type="string">
            <text:p text:style-name="P9"/>
          </table:table-cell>
          <table:covered-table-cell/>
          <table:covered-table-cell/>
          <table:table-cell table:style-name="Tableau67.A19" table:number-columns-spanned="2" office:value-type="string">
            <text:p text:style-name="P9"/>
          </table:table-cell>
          <table:covered-table-cell/>
          <table:table-cell table:style-name="Tableau67.A19" table:number-columns-spanned="3" office:value-type="string">
            <text:p text:style-name="P9"/>
          </table:table-cell>
          <table:covered-table-cell/>
          <table:covered-table-cell/>
          <table:table-cell table:style-name="Tableau67.A1" table:number-columns-spanned="4" office:value-type="string">
            <text:p text:style-name="P9"/>
          </table:table-cell>
          <table:covered-table-cell/>
          <table:covered-table-cell/>
          <table:covered-table-cell/>
        </table:table-row>
        <table:table-row table:style-name="Tableau67.18">
          <table:table-cell table:style-name="Tableau67.A19" office:value-type="string">
            <text:list xml:id="list398890123" text:continue-list="list542751946" text:style-name="WW8Num3">
              <text:list-item>
                <text:p text:style-name="P10">RNE</text:p>
              </text:list-item>
            </text:list>
          </table:table-cell>
          <table:table-cell table:style-name="Tableau67.A19" office:value-type="string">
            <text:p text:style-name="P9"/>
          </table:table-cell>
          <table:table-cell table:style-name="Tableau67.A19" office:value-type="string">
            <text:p text:style-name="P9"/>
          </table:table-cell>
          <table:table-cell table:style-name="Tableau67.A19" table:number-columns-spanned="3" office:value-type="string">
            <text:p text:style-name="P9"/>
          </table:table-cell>
          <table:covered-table-cell/>
          <table:covered-table-cell/>
          <table:table-cell table:style-name="Tableau67.A19" table:number-columns-spanned="2" office:value-type="string">
            <text:p text:style-name="P9"/>
          </table:table-cell>
          <table:covered-table-cell/>
          <table:table-cell table:style-name="Tableau67.A19" table:number-columns-spanned="3" office:value-type="string">
            <text:p text:style-name="P9"/>
          </table:table-cell>
          <table:covered-table-cell/>
          <table:covered-table-cell/>
          <table:table-cell table:style-name="Tableau67.A1" table:number-columns-spanned="4" office:value-type="string">
            <text:p text:style-name="P9"/>
          </table:table-cell>
          <table:covered-table-cell/>
          <table:covered-table-cell/>
          <table:covered-table-cell/>
        </table:table-row>
        <table:table-row table:style-name="Tableau67.18">
          <table:table-cell table:style-name="Tableau67.A19" office:value-type="string">
            <text:list xml:id="list615568875" text:continue-numbering="true" text:style-name="WW8Num3">
              <text:list-item>
                <text:p text:style-name="P10">RSE</text:p>
              </text:list-item>
            </text:list>
          </table:table-cell>
          <table:table-cell table:style-name="Tableau67.A19" office:value-type="string">
            <text:p text:style-name="P9"/>
          </table:table-cell>
          <table:table-cell table:style-name="Tableau67.A19" office:value-type="string">
            <text:p text:style-name="P9"/>
          </table:table-cell>
          <table:table-cell table:style-name="Tableau67.A19" table:number-columns-spanned="3" office:value-type="string">
            <text:p text:style-name="P9"/>
          </table:table-cell>
          <table:covered-table-cell/>
          <table:covered-table-cell/>
          <table:table-cell table:style-name="Tableau67.A19" table:number-columns-spanned="2" office:value-type="string">
            <text:p text:style-name="P9"/>
          </table:table-cell>
          <table:covered-table-cell/>
          <table:table-cell table:style-name="Tableau67.A19" table:number-columns-spanned="3" office:value-type="string">
            <text:p text:style-name="P9"/>
          </table:table-cell>
          <table:covered-table-cell/>
          <table:covered-table-cell/>
          <table:table-cell table:style-name="Tableau67.A1" table:number-columns-spanned="4" office:value-type="string">
            <text:p text:style-name="P9"/>
          </table:table-cell>
          <table:covered-table-cell/>
          <table:covered-table-cell/>
          <table:covered-table-cell/>
        </table:table-row>
        <table:table-row table:style-name="Tableau67.18">
          <table:table-cell table:style-name="Tableau67.A19" office:value-type="string">
            <text:p text:style-name="P1"><text:span text:style-name="T2">2</text:span><text:span text:style-name="T8">ème</text:span><text:span text:style-name="T2"> session :</text:span></text:p>
          </table:table-cell>
          <table:table-cell table:style-name="Tableau67.A19" office:value-type="string">
            <text:p text:style-name="P9"/>
          </table:table-cell>
          <table:table-cell table:style-name="Tableau67.A19" office:value-type="string">
            <text:p text:style-name="P9"/>
          </table:table-cell>
          <table:table-cell table:style-name="Tableau67.A19" table:number-columns-spanned="3" office:value-type="string">
            <text:p text:style-name="P9"/>
          </table:table-cell>
          <table:covered-table-cell/>
          <table:covered-table-cell/>
          <table:table-cell table:style-name="Tableau67.A19" table:number-columns-spanned="2" office:value-type="string">
            <text:p text:style-name="P9"/>
          </table:table-cell>
          <table:covered-table-cell/>
          <table:table-cell table:style-name="Tableau67.A19" table:number-columns-spanned="3" office:value-type="string">
            <text:p text:style-name="P9"/>
          </table:table-cell>
          <table:covered-table-cell/>
          <table:covered-table-cell/>
          <table:table-cell table:style-name="Tableau67.A1" table:number-columns-spanned="4" office:value-type="string">
            <text:p text:style-name="P9"/>
          </table:table-cell>
          <table:covered-table-cell/>
          <table:covered-table-cell/>
          <table:covered-table-cell/>
        </table:table-row>
        <table:table-row table:style-name="Tableau67.18">
          <table:table-cell table:style-name="Tableau67.A19" office:value-type="string">
            <text:list xml:id="list203088427" text:continue-numbering="true" text:style-name="WW8Num3">
              <text:list-item>
                <text:p text:style-name="P10">RNE</text:p>
              </text:list-item>
            </text:list>
          </table:table-cell>
          <table:table-cell table:style-name="Tableau67.A19" office:value-type="string">
            <text:p text:style-name="P6"/>
          </table:table-cell>
          <table:table-cell table:style-name="Tableau67.A19" office:value-type="string">
            <text:p text:style-name="P6"/>
          </table:table-cell>
          <table:table-cell table:style-name="Tableau67.A19" table:number-columns-spanned="3" office:value-type="string">
            <text:p text:style-name="P6"/>
          </table:table-cell>
          <table:covered-table-cell/>
          <table:covered-table-cell/>
          <table:table-cell table:style-name="Tableau67.A19" table:number-columns-spanned="2" office:value-type="string">
            <text:p text:style-name="P6"/>
          </table:table-cell>
          <table:covered-table-cell/>
          <table:table-cell table:style-name="Tableau67.A19" table:number-columns-spanned="3" office:value-type="string">
            <text:p text:style-name="P6"/>
          </table:table-cell>
          <table:covered-table-cell/>
          <table:covered-table-cell/>
          <table:table-cell table:style-name="Tableau67.A1" table:number-columns-spanned="4" office:value-type="string">
            <text:p text:style-name="P6"/>
          </table:table-cell>
          <table:covered-table-cell/>
          <table:covered-table-cell/>
          <table:covered-table-cell/>
        </table:table-row>
        <table:table-row table:style-name="Tableau67.18">
          <table:table-cell table:style-name="Tableau67.A19" office:value-type="string">
            <text:list xml:id="list1868895054" text:continue-numbering="true" text:style-name="WW8Num3">
              <text:list-item>
                <text:p text:style-name="P10">RSE</text:p>
              </text:list-item>
            </text:list>
          </table:table-cell>
          <table:table-cell table:style-name="Tableau67.A19" office:value-type="string">
            <text:p text:style-name="P6"/>
          </table:table-cell>
          <table:table-cell table:style-name="Tableau67.A19" office:value-type="string">
            <text:p text:style-name="P6"/>
          </table:table-cell>
          <table:table-cell table:style-name="Tableau67.A19" table:number-columns-spanned="3" office:value-type="string">
            <text:p text:style-name="P6"/>
          </table:table-cell>
          <table:covered-table-cell/>
          <table:covered-table-cell/>
          <table:table-cell table:style-name="Tableau67.A19" table:number-columns-spanned="2" office:value-type="string">
            <text:p text:style-name="P6"/>
          </table:table-cell>
          <table:covered-table-cell/>
          <table:table-cell table:style-name="Tableau67.A19" table:number-columns-spanned="3" office:value-type="string">
            <text:p text:style-name="P6"/>
          </table:table-cell>
          <table:covered-table-cell/>
          <table:covered-table-cell/>
          <table:table-cell table:style-name="Tableau67.A1" table:number-columns-spanned="4" office:value-type="string">
            <text:p text:style-name="P6"/>
          </table:table-cell>
          <table:covered-table-cell/>
          <table:covered-table-cell/>
          <table:covered-table-cell/>
        </table:table-row>
        <table:table-row table:style-name="Tableau67.18">
          <table:table-cell table:style-name="Tableau67.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7.18">
          <table:table-cell table:style-name="Tableau67.A27" table:number-columns-spanned="15" office:value-type="string">
            <text:p text:style-name="P7">Responsable de l’enseignement : Raymond RAKOTOZAF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7.18">
          <table:table-cell table:style-name="Tableau67.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7.18">
          <table:table-cell table:style-name="Tableau67.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68" table:style-name="Tableau68">
        <table:table-column table:style-name="Tableau68.A"/>
        <table:table-column table:style-name="Tableau68.B"/>
        <table:table-column table:style-name="Tableau68.C"/>
        <table:table-column table:style-name="Tableau68.D"/>
        <table:table-column table:style-name="Tableau68.E"/>
        <table:table-column table:style-name="Tableau68.F"/>
        <table:table-column table:style-name="Tableau68.G"/>
        <table:table-column table:style-name="Tableau68.H"/>
        <table:table-column table:style-name="Tableau68.I"/>
        <table:table-column table:style-name="Tableau68.J"/>
        <table:table-column table:style-name="Tableau68.K"/>
        <table:table-column table:style-name="Tableau68.L"/>
        <table:table-column table:style-name="Tableau68.E" table:number-columns-repeated="2"/>
        <table:table-column table:style-name="Tableau68.O"/>
        <table:table-row table:style-name="Tableau68.1">
          <table:table-cell table:style-name="Tableau68.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8.1">
          <table:table-cell table:style-name="Tableau68.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8.1">
          <table:table-cell table:style-name="Tableau68.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8.1">
          <table:table-cell table:style-name="Tableau68.A1" table:number-columns-spanned="15" office:value-type="string">
            <text:p text:style-name="P62">Parcours 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8.5">
          <table:table-cell table:style-name="Tableau68.A5" table:number-columns-spanned="4" office:value-type="string">
            <text:p text:style-name="P7">Intitulé de l’Unité d’Enseignement :</text:p>
          </table:table-cell>
          <table:covered-table-cell/>
          <table:covered-table-cell/>
          <table:covered-table-cell/>
          <table:table-cell table:style-name="Tableau68.E5" table:number-columns-spanned="11" office:value-type="string">
            <text:p text:style-name="P54">Programmation des S.I.</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8.5">
          <table:table-cell table:style-name="Tableau68.A5" table:number-columns-spanned="4" office:value-type="string">
            <text:p text:style-name="P4">Nature :</text:p>
          </table:table-cell>
          <table:covered-table-cell/>
          <table:covered-table-cell/>
          <table:covered-table-cell/>
          <table:table-cell table:style-name="Tableau68.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8.5">
          <table:table-cell table:style-name="Tableau68.A5" table:number-columns-spanned="4" office:value-type="string">
            <text:p text:style-name="P4">Semestre :</text:p>
          </table:table-cell>
          <table:covered-table-cell/>
          <table:covered-table-cell/>
          <table:covered-table-cell/>
          <table:table-cell table:style-name="Tableau68.E5" table:number-columns-spanned="11" office:value-type="string">
            <text:p text:style-name="P56">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8.5">
          <table:table-cell table:style-name="Tableau68.A5" table:number-columns-spanned="4" office:value-type="string">
            <text:p text:style-name="P4">Crédits ECTS :</text:p>
          </table:table-cell>
          <table:covered-table-cell/>
          <table:covered-table-cell/>
          <table:covered-table-cell/>
          <table:table-cell table:style-name="Tableau68.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8.5">
          <table:table-cell table:style-name="Tableau68.A5" table:number-columns-spanned="4" office:value-type="string">
            <text:p text:style-name="P4">Coefficient :</text:p>
          </table:table-cell>
          <table:covered-table-cell/>
          <table:covered-table-cell/>
          <table:covered-table-cell/>
          <table:table-cell table:style-name="Tableau68.E5" table:number-columns-spanned="11" office:value-type="string">
            <text:p text:style-name="P3">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8.5">
          <table:table-cell table:style-name="Tableau68.A5" table:number-columns-spanned="4" office:value-type="string">
            <text:p text:style-name="P4">Langue de l’enseignement :</text:p>
          </table:table-cell>
          <table:covered-table-cell/>
          <table:covered-table-cell/>
          <table:covered-table-cell/>
          <table:table-cell table:style-name="Tableau68.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8.5">
          <table:table-cell table:style-name="Tableau68.A5" table:number-columns-spanned="4" office:value-type="string">
            <text:p text:style-name="P4">Volume horaire total :</text:p>
          </table:table-cell>
          <table:covered-table-cell/>
          <table:covered-table-cell/>
          <table:covered-table-cell/>
          <table:table-cell table:style-name="Tableau68.A5" office:value-type="string">
            <text:p text:style-name="P3">40</text:p>
          </table:table-cell>
          <table:table-cell table:style-name="Tableau68.A5" table:number-columns-spanned="2" office:value-type="string">
            <text:p text:style-name="P8">dont</text:p>
          </table:table-cell>
          <table:covered-table-cell/>
          <table:table-cell table:style-name="Tableau68.A5" table:number-columns-spanned="2" office:value-type="string">
            <text:p text:style-name="P11">CM</text:p>
          </table:table-cell>
          <table:covered-table-cell/>
          <table:table-cell table:style-name="Tableau68.A5" office:value-type="string">
            <text:p text:style-name="P11">20</text:p>
          </table:table-cell>
          <table:table-cell table:style-name="Tableau68.A5" table:number-columns-spanned="2" office:value-type="string">
            <text:p text:style-name="P11">TD</text:p>
          </table:table-cell>
          <table:covered-table-cell/>
          <table:table-cell table:style-name="Tableau68.A5" office:value-type="string">
            <text:p text:style-name="P11"/>
          </table:table-cell>
          <table:table-cell table:style-name="Tableau68.A5" office:value-type="string">
            <text:p text:style-name="P11">TP</text:p>
          </table:table-cell>
          <table:table-cell table:style-name="Tableau68.E5" office:value-type="string">
            <text:p text:style-name="P11">20</text:p>
          </table:table-cell>
        </table:table-row>
        <table:table-row table:style-name="Tableau68.1">
          <table:table-cell table:style-name="Tableau68.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8.1">
          <table:table-cell table:style-name="Tableau68.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8.1">
          <table:table-cell table:style-name="Tableau68.A1" table:number-columns-spanned="15" office:value-type="string">
            <text:list xml:id="list189085457" text:continue-list="list2125476060" text:style-name="WW8Num2">
              <text:list-item>
                <text:p text:style-name="P5">contenu : </text:p>
              </text:list-item>
            </text:list>
            <text:p text:style-name="P2">Contribution d’une méthode de conception, Merise en l’occurrence, au sein des activités de développement des systèmes d’information. Architectures logicielles. Le cycle de vie, la démarche  : Étude technique du futur système ; Production du logiciel et Déploiement. Le <text:soft-page-break/>cycle d’abstraction, raisonnements de modélisation et formalismes associés  : Modèle logique des données (MLD) ; Modèle physique des données (MPD) et modèle physique des traitements (MPT). Mise en œuvre d’architecture logicielle en Développement Web. Mise en œuvre d’activités de développement avec Oracl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8.1">
          <table:table-cell table:style-name="Tableau68.A1" table:number-columns-spanned="15" office:value-type="string">
            <text:list xml:id="list596695787" text:continue-numbering="true" text:style-name="WW8Num2">
              <text:list-item>
                <text:p text:style-name="P64">pré-requis :</text:p>
              </text:list-item>
            </text:list>
            <text:p text:style-name="P63">notion de modélisation, bases de données (niveau L2/L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8.1">
          <table:table-cell table:style-name="Tableau68.A1" table:number-columns-spanned="15" office:value-type="string">
            <text:list xml:id="list830678167" text:continue-numbering="true" text:style-name="WW8Num2">
              <text:list-item>
                <text:p text:style-name="P64">objectifs (savoirs et compétences acquis) : </text:p>
              </text:list-item>
            </text:list>
            <text:p text:style-name="P61">Transformer des spécifications formalisées en une application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8.1">
          <table:table-cell table:style-name="Tableau68.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8.18">
          <table:table-cell table:style-name="Tableau68.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8.18">
          <table:table-cell table:style-name="Tableau68.A19" office:value-type="string">
            <text:p text:style-name="P65"/>
          </table:table-cell>
          <table:table-cell table:style-name="Tableau68.A19" table:number-columns-spanned="5" office:value-type="string">
            <text:p text:style-name="P9">Contrôle continu</text:p>
          </table:table-cell>
          <table:covered-table-cell/>
          <table:covered-table-cell/>
          <table:covered-table-cell/>
          <table:covered-table-cell/>
          <table:table-cell table:style-name="Tableau68.A19" table:number-columns-spanned="5" office:value-type="string">
            <text:p text:style-name="P80">Contrôle terminal</text:p>
          </table:table-cell>
          <table:covered-table-cell/>
          <table:covered-table-cell/>
          <table:covered-table-cell/>
          <table:covered-table-cell/>
          <table:table-cell table:style-name="Tableau68.A1" table:number-columns-spanned="4" office:value-type="string">
            <text:p text:style-name="P80">Contrôle mixte</text:p>
          </table:table-cell>
          <table:covered-table-cell/>
          <table:covered-table-cell/>
          <table:covered-table-cell/>
        </table:table-row>
        <table:table-row table:style-name="Tableau68.18">
          <table:table-cell table:style-name="Tableau68.A19" office:value-type="string">
            <text:p text:style-name="P70"/>
          </table:table-cell>
          <table:table-cell table:style-name="Tableau68.A19" office:value-type="string">
            <text:p text:style-name="P80">nb de CC durant le semestre</text:p>
          </table:table-cell>
          <table:table-cell table:style-name="Tableau68.A19" office:value-type="string">
            <text:p text:style-name="P9">durée</text:p>
          </table:table-cell>
          <table:table-cell table:style-name="Tableau68.A19" table:number-columns-spanned="3" office:value-type="string">
            <text:p text:style-name="P80">Nature</text:p>
            <text:p text:style-name="P79">(oral/écrit )</text:p>
          </table:table-cell>
          <table:covered-table-cell/>
          <table:covered-table-cell/>
          <table:table-cell table:style-name="Tableau68.A19" table:number-columns-spanned="2" office:value-type="string">
            <text:p text:style-name="P9">durée</text:p>
          </table:table-cell>
          <table:covered-table-cell/>
          <table:table-cell table:style-name="Tableau68.A19" table:number-columns-spanned="3" office:value-type="string">
            <text:p text:style-name="P80">Nature</text:p>
            <text:p text:style-name="P79">(oral/écrit)</text:p>
          </table:table-cell>
          <table:covered-table-cell/>
          <table:covered-table-cell/>
          <table:table-cell table:style-name="Tableau68.A1" table:number-columns-spanned="4" office:value-type="string">
            <text:p text:style-name="P9">répartition en % entre CC et CT</text:p>
          </table:table-cell>
          <table:covered-table-cell/>
          <table:covered-table-cell/>
          <table:covered-table-cell/>
        </table:table-row>
        <table:table-row table:style-name="Tableau68.18">
          <table:table-cell table:style-name="Tableau68.A19" office:value-type="string">
            <text:p text:style-name="P69"><text:span text:style-name="T2">1</text:span><text:span text:style-name="T8">ère</text:span><text:span text:style-name="T2"> session :</text:span></text:p>
          </table:table-cell>
          <table:table-cell table:style-name="Tableau68.A19" office:value-type="string">
            <text:p text:style-name="P9"/>
          </table:table-cell>
          <table:table-cell table:style-name="Tableau68.A19" office:value-type="string">
            <text:p text:style-name="P9"/>
          </table:table-cell>
          <table:table-cell table:style-name="Tableau68.A19" table:number-columns-spanned="3" office:value-type="string">
            <text:p text:style-name="P9"/>
          </table:table-cell>
          <table:covered-table-cell/>
          <table:covered-table-cell/>
          <table:table-cell table:style-name="Tableau68.A19" table:number-columns-spanned="2" office:value-type="string">
            <text:p text:style-name="P9"/>
          </table:table-cell>
          <table:covered-table-cell/>
          <table:table-cell table:style-name="Tableau68.A19" table:number-columns-spanned="3" office:value-type="string">
            <text:p text:style-name="P9"/>
          </table:table-cell>
          <table:covered-table-cell/>
          <table:covered-table-cell/>
          <table:table-cell table:style-name="Tableau68.A1" table:number-columns-spanned="4" office:value-type="string">
            <text:p text:style-name="P9"/>
          </table:table-cell>
          <table:covered-table-cell/>
          <table:covered-table-cell/>
          <table:covered-table-cell/>
        </table:table-row>
        <table:table-row table:style-name="Tableau68.18">
          <table:table-cell table:style-name="Tableau68.A19" office:value-type="string">
            <text:list xml:id="list1329981170" text:continue-list="list1868895054" text:style-name="WW8Num3">
              <text:list-item>
                <text:p text:style-name="P10">RNE</text:p>
              </text:list-item>
            </text:list>
          </table:table-cell>
          <table:table-cell table:style-name="Tableau68.A19" office:value-type="string">
            <text:p text:style-name="P9"/>
          </table:table-cell>
          <table:table-cell table:style-name="Tableau68.A19" office:value-type="string">
            <text:p text:style-name="P9"/>
          </table:table-cell>
          <table:table-cell table:style-name="Tableau68.A19" table:number-columns-spanned="3" office:value-type="string">
            <text:p text:style-name="P9"/>
          </table:table-cell>
          <table:covered-table-cell/>
          <table:covered-table-cell/>
          <table:table-cell table:style-name="Tableau68.A19" table:number-columns-spanned="2" office:value-type="string">
            <text:p text:style-name="P9"/>
          </table:table-cell>
          <table:covered-table-cell/>
          <table:table-cell table:style-name="Tableau68.A19" table:number-columns-spanned="3" office:value-type="string">
            <text:p text:style-name="P9"/>
          </table:table-cell>
          <table:covered-table-cell/>
          <table:covered-table-cell/>
          <table:table-cell table:style-name="Tableau68.A1" table:number-columns-spanned="4" office:value-type="string">
            <text:p text:style-name="P9"/>
          </table:table-cell>
          <table:covered-table-cell/>
          <table:covered-table-cell/>
          <table:covered-table-cell/>
        </table:table-row>
        <table:table-row table:style-name="Tableau68.18">
          <table:table-cell table:style-name="Tableau68.A19" office:value-type="string">
            <text:list xml:id="list749460115" text:continue-numbering="true" text:style-name="WW8Num3">
              <text:list-item>
                <text:p text:style-name="P10">RSE</text:p>
              </text:list-item>
            </text:list>
          </table:table-cell>
          <table:table-cell table:style-name="Tableau68.A19" office:value-type="string">
            <text:p text:style-name="P9"/>
          </table:table-cell>
          <table:table-cell table:style-name="Tableau68.A19" office:value-type="string">
            <text:p text:style-name="P9"/>
          </table:table-cell>
          <table:table-cell table:style-name="Tableau68.A19" table:number-columns-spanned="3" office:value-type="string">
            <text:p text:style-name="P9"/>
          </table:table-cell>
          <table:covered-table-cell/>
          <table:covered-table-cell/>
          <table:table-cell table:style-name="Tableau68.A19" table:number-columns-spanned="2" office:value-type="string">
            <text:p text:style-name="P9"/>
          </table:table-cell>
          <table:covered-table-cell/>
          <table:table-cell table:style-name="Tableau68.A19" table:number-columns-spanned="3" office:value-type="string">
            <text:p text:style-name="P9"/>
          </table:table-cell>
          <table:covered-table-cell/>
          <table:covered-table-cell/>
          <table:table-cell table:style-name="Tableau68.A1" table:number-columns-spanned="4" office:value-type="string">
            <text:p text:style-name="P9"/>
          </table:table-cell>
          <table:covered-table-cell/>
          <table:covered-table-cell/>
          <table:covered-table-cell/>
        </table:table-row>
        <table:table-row table:style-name="Tableau68.18">
          <table:table-cell table:style-name="Tableau68.A19" office:value-type="string">
            <text:p text:style-name="P1"><text:span text:style-name="T2">2</text:span><text:span text:style-name="T8">ème</text:span><text:span text:style-name="T2"> session :</text:span></text:p>
          </table:table-cell>
          <table:table-cell table:style-name="Tableau68.A19" office:value-type="string">
            <text:p text:style-name="P9"/>
          </table:table-cell>
          <table:table-cell table:style-name="Tableau68.A19" office:value-type="string">
            <text:p text:style-name="P9"/>
          </table:table-cell>
          <table:table-cell table:style-name="Tableau68.A19" table:number-columns-spanned="3" office:value-type="string">
            <text:p text:style-name="P9"/>
          </table:table-cell>
          <table:covered-table-cell/>
          <table:covered-table-cell/>
          <table:table-cell table:style-name="Tableau68.A19" table:number-columns-spanned="2" office:value-type="string">
            <text:p text:style-name="P9"/>
          </table:table-cell>
          <table:covered-table-cell/>
          <table:table-cell table:style-name="Tableau68.A19" table:number-columns-spanned="3" office:value-type="string">
            <text:p text:style-name="P9"/>
          </table:table-cell>
          <table:covered-table-cell/>
          <table:covered-table-cell/>
          <table:table-cell table:style-name="Tableau68.A1" table:number-columns-spanned="4" office:value-type="string">
            <text:p text:style-name="P9"/>
          </table:table-cell>
          <table:covered-table-cell/>
          <table:covered-table-cell/>
          <table:covered-table-cell/>
        </table:table-row>
        <table:table-row table:style-name="Tableau68.18">
          <table:table-cell table:style-name="Tableau68.A19" office:value-type="string">
            <text:list xml:id="list2097780698" text:continue-numbering="true" text:style-name="WW8Num3">
              <text:list-item>
                <text:p text:style-name="P10">RNE</text:p>
              </text:list-item>
            </text:list>
          </table:table-cell>
          <table:table-cell table:style-name="Tableau68.A19" office:value-type="string">
            <text:p text:style-name="P6"/>
          </table:table-cell>
          <table:table-cell table:style-name="Tableau68.A19" office:value-type="string">
            <text:p text:style-name="P6"/>
          </table:table-cell>
          <table:table-cell table:style-name="Tableau68.A19" table:number-columns-spanned="3" office:value-type="string">
            <text:p text:style-name="P6"/>
          </table:table-cell>
          <table:covered-table-cell/>
          <table:covered-table-cell/>
          <table:table-cell table:style-name="Tableau68.A19" table:number-columns-spanned="2" office:value-type="string">
            <text:p text:style-name="P6"/>
          </table:table-cell>
          <table:covered-table-cell/>
          <table:table-cell table:style-name="Tableau68.A19" table:number-columns-spanned="3" office:value-type="string">
            <text:p text:style-name="P6"/>
          </table:table-cell>
          <table:covered-table-cell/>
          <table:covered-table-cell/>
          <table:table-cell table:style-name="Tableau68.A1" table:number-columns-spanned="4" office:value-type="string">
            <text:p text:style-name="P6"/>
          </table:table-cell>
          <table:covered-table-cell/>
          <table:covered-table-cell/>
          <table:covered-table-cell/>
        </table:table-row>
        <table:table-row table:style-name="Tableau68.18">
          <table:table-cell table:style-name="Tableau68.A19" office:value-type="string">
            <text:list xml:id="list926892388" text:continue-numbering="true" text:style-name="WW8Num3">
              <text:list-item>
                <text:p text:style-name="P10">RSE</text:p>
              </text:list-item>
            </text:list>
          </table:table-cell>
          <table:table-cell table:style-name="Tableau68.A19" office:value-type="string">
            <text:p text:style-name="P6"/>
          </table:table-cell>
          <table:table-cell table:style-name="Tableau68.A19" office:value-type="string">
            <text:p text:style-name="P6"/>
          </table:table-cell>
          <table:table-cell table:style-name="Tableau68.A19" table:number-columns-spanned="3" office:value-type="string">
            <text:p text:style-name="P6"/>
          </table:table-cell>
          <table:covered-table-cell/>
          <table:covered-table-cell/>
          <table:table-cell table:style-name="Tableau68.A19" table:number-columns-spanned="2" office:value-type="string">
            <text:p text:style-name="P6"/>
          </table:table-cell>
          <table:covered-table-cell/>
          <table:table-cell table:style-name="Tableau68.A19" table:number-columns-spanned="3" office:value-type="string">
            <text:p text:style-name="P6"/>
          </table:table-cell>
          <table:covered-table-cell/>
          <table:covered-table-cell/>
          <table:table-cell table:style-name="Tableau68.A1" table:number-columns-spanned="4" office:value-type="string">
            <text:p text:style-name="P6"/>
          </table:table-cell>
          <table:covered-table-cell/>
          <table:covered-table-cell/>
          <table:covered-table-cell/>
        </table:table-row>
        <table:table-row table:style-name="Tableau68.18">
          <table:table-cell table:style-name="Tableau68.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8.18">
          <table:table-cell table:style-name="Tableau68.A27" table:number-columns-spanned="15" office:value-type="string">
            <text:p text:style-name="P7">Responsable de l’enseignement : Raymond RAKOTOZAF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8.18">
          <table:table-cell table:style-name="Tableau68.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8.18">
          <table:table-cell table:style-name="Tableau68.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69" table:style-name="Tableau69">
        <table:table-column table:style-name="Tableau69.A"/>
        <table:table-column table:style-name="Tableau69.B"/>
        <table:table-column table:style-name="Tableau69.C"/>
        <table:table-column table:style-name="Tableau69.D"/>
        <table:table-column table:style-name="Tableau69.E"/>
        <table:table-column table:style-name="Tableau69.F"/>
        <table:table-column table:style-name="Tableau69.G"/>
        <table:table-column table:style-name="Tableau69.H"/>
        <table:table-column table:style-name="Tableau69.I"/>
        <table:table-column table:style-name="Tableau69.J"/>
        <table:table-column table:style-name="Tableau69.K"/>
        <table:table-column table:style-name="Tableau69.L"/>
        <table:table-column table:style-name="Tableau69.E" table:number-columns-repeated="2"/>
        <table:table-column table:style-name="Tableau69.O"/>
        <table:table-row table:style-name="Tableau69.1">
          <table:table-cell table:style-name="Tableau69.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9.1">
          <table:table-cell table:style-name="Tableau69.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9.1">
          <table:table-cell table:style-name="Tableau69.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9.1">
          <table:table-cell table:style-name="Tableau69.A1" table:number-columns-spanned="15" office:value-type="string">
            <text:p text:style-name="P62">Parcours 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9.5">
          <table:table-cell table:style-name="Tableau69.A5" table:number-columns-spanned="4" office:value-type="string">
            <text:p text:style-name="P7">Intitulé de l’Unité d’Enseignement :</text:p>
          </table:table-cell>
          <table:covered-table-cell/>
          <table:covered-table-cell/>
          <table:covered-table-cell/>
          <table:table-cell table:style-name="Tableau69.E5" table:number-columns-spanned="11" office:value-type="string">
            <text:p text:style-name="P54">Environnement économique de l'entrepris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9.5">
          <table:table-cell table:style-name="Tableau69.A5" table:number-columns-spanned="4" office:value-type="string">
            <text:p text:style-name="P4">Nature :</text:p>
          </table:table-cell>
          <table:covered-table-cell/>
          <table:covered-table-cell/>
          <table:covered-table-cell/>
          <table:table-cell table:style-name="Tableau69.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9.5">
          <table:table-cell table:style-name="Tableau69.A5" table:number-columns-spanned="4" office:value-type="string">
            <text:p text:style-name="P4">Semestre :</text:p>
          </table:table-cell>
          <table:covered-table-cell/>
          <table:covered-table-cell/>
          <table:covered-table-cell/>
          <table:table-cell table:style-name="Tableau69.E5" table:number-columns-spanned="11" office:value-type="string">
            <text:p text:style-name="P56">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9.5">
          <table:table-cell table:style-name="Tableau69.A5" table:number-columns-spanned="4" office:value-type="string">
            <text:p text:style-name="P4">Crédits ECTS :</text:p>
          </table:table-cell>
          <table:covered-table-cell/>
          <table:covered-table-cell/>
          <table:covered-table-cell/>
          <table:table-cell table:style-name="Tableau69.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9.5">
          <table:table-cell table:style-name="Tableau69.A5" table:number-columns-spanned="4" office:value-type="string">
            <text:p text:style-name="P4">Coefficient :</text:p>
          </table:table-cell>
          <table:covered-table-cell/>
          <table:covered-table-cell/>
          <table:covered-table-cell/>
          <table:table-cell table:style-name="Tableau69.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9.5">
          <table:table-cell table:style-name="Tableau69.A5" table:number-columns-spanned="4" office:value-type="string">
            <text:p text:style-name="P4">Langue de l’enseignement :</text:p>
          </table:table-cell>
          <table:covered-table-cell/>
          <table:covered-table-cell/>
          <table:covered-table-cell/>
          <table:table-cell table:style-name="Tableau69.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9.5">
          <table:table-cell table:style-name="Tableau69.A5" table:number-columns-spanned="4" office:value-type="string">
            <text:p text:style-name="P4">Volume horaire total :</text:p>
          </table:table-cell>
          <table:covered-table-cell/>
          <table:covered-table-cell/>
          <table:covered-table-cell/>
          <table:table-cell table:style-name="Tableau69.A5" office:value-type="string">
            <text:p text:style-name="P3">24</text:p>
          </table:table-cell>
          <table:table-cell table:style-name="Tableau69.A5" table:number-columns-spanned="2" office:value-type="string">
            <text:p text:style-name="P8">dont</text:p>
          </table:table-cell>
          <table:covered-table-cell/>
          <table:table-cell table:style-name="Tableau69.A5" table:number-columns-spanned="2" office:value-type="string">
            <text:p text:style-name="P11">CM</text:p>
          </table:table-cell>
          <table:covered-table-cell/>
          <table:table-cell table:style-name="Tableau69.A5" office:value-type="string">
            <text:p text:style-name="P11">24</text:p>
          </table:table-cell>
          <table:table-cell table:style-name="Tableau69.A5" table:number-columns-spanned="2" office:value-type="string">
            <text:p text:style-name="P11">TD</text:p>
          </table:table-cell>
          <table:covered-table-cell/>
          <table:table-cell table:style-name="Tableau69.A5" office:value-type="string">
            <text:p text:style-name="P11"/>
          </table:table-cell>
          <table:table-cell table:style-name="Tableau69.A5" office:value-type="string">
            <text:p text:style-name="P11">TP</text:p>
          </table:table-cell>
          <table:table-cell table:style-name="Tableau69.E5" office:value-type="string">
            <text:p text:style-name="P11"/>
          </table:table-cell>
        </table:table-row>
        <table:table-row table:style-name="Tableau69.1">
          <table:table-cell table:style-name="Tableau69.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9.1">
          <table:table-cell table:style-name="Tableau69.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9.1">
          <table:table-cell table:style-name="Tableau69.A1" table:number-columns-spanned="15" office:value-type="string">
            <text:list xml:id="list1347207326" text:continue-list="list830678167" text:style-name="WW8Num2">
              <text:list-item>
                <text:p text:style-name="P5">contenu : </text:p>
              </text:list-item>
            </text:list>
            <text:p text:style-name="P2">Les agents économiques et leurs fonctions. Keynes et les classiques : introduction a la macroéconomie. Le modèle is-lm. Emploi et chômage. Inflation et désinflation. État et politique économ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9.1">
          <table:table-cell table:style-name="Tableau69.A1" table:number-columns-spanned="15" office:value-type="string">
            <text:list xml:id="list359171662" text:continue-numbering="true" text:style-name="WW8Num2">
              <text:list-item>
                <text:p text:style-name="P64">pré-requis :</text:p>
              </text:list-item>
            </text:list>
            <text:p text:style-name="P63">aucu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9.1">
          <table:table-cell table:style-name="Tableau69.A1" table:number-columns-spanned="15" office:value-type="string">
            <text:list xml:id="list934809065" text:continue-numbering="true" text:style-name="WW8Num2">
              <text:list-item>
                <text:p text:style-name="P64">objectifs (savoirs et compétences acquis) : </text:p>
              </text:list-item>
            </text:list>
            <text:p text:style-name="P61">Le cours vise à donner aux étudiants une information sur les thèmes essentiels de l’écono<text:soft-page-break/>mie contemporaine (chômage, inflation, politiques économiques,...) et à leur permettre d’appréhender les principaux modes de raisonnement nécessaires à la compréhension de l’environnement économique. Pour ce faire, un retour théorique est opéré sur chaque thème, à partir d’un regard sur l’actualité conjoncturell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9.1">
          <table:table-cell table:style-name="Tableau69.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9.18">
          <table:table-cell table:style-name="Tableau69.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9.18">
          <table:table-cell table:style-name="Tableau69.A19" office:value-type="string">
            <text:p text:style-name="P65"/>
          </table:table-cell>
          <table:table-cell table:style-name="Tableau69.A19" table:number-columns-spanned="5" office:value-type="string">
            <text:p text:style-name="P9">Contrôle continu</text:p>
          </table:table-cell>
          <table:covered-table-cell/>
          <table:covered-table-cell/>
          <table:covered-table-cell/>
          <table:covered-table-cell/>
          <table:table-cell table:style-name="Tableau69.A19" table:number-columns-spanned="5" office:value-type="string">
            <text:p text:style-name="P80">Contrôle terminal</text:p>
          </table:table-cell>
          <table:covered-table-cell/>
          <table:covered-table-cell/>
          <table:covered-table-cell/>
          <table:covered-table-cell/>
          <table:table-cell table:style-name="Tableau69.A1" table:number-columns-spanned="4" office:value-type="string">
            <text:p text:style-name="P80">Contrôle mixte</text:p>
          </table:table-cell>
          <table:covered-table-cell/>
          <table:covered-table-cell/>
          <table:covered-table-cell/>
        </table:table-row>
        <table:table-row table:style-name="Tableau69.18">
          <table:table-cell table:style-name="Tableau69.A19" office:value-type="string">
            <text:p text:style-name="P70"/>
          </table:table-cell>
          <table:table-cell table:style-name="Tableau69.A19" office:value-type="string">
            <text:p text:style-name="P80">nb de CC durant le semestre</text:p>
          </table:table-cell>
          <table:table-cell table:style-name="Tableau69.A19" office:value-type="string">
            <text:p text:style-name="P9">durée</text:p>
          </table:table-cell>
          <table:table-cell table:style-name="Tableau69.A19" table:number-columns-spanned="3" office:value-type="string">
            <text:p text:style-name="P80">Nature</text:p>
            <text:p text:style-name="P79">(oral/écrit )</text:p>
          </table:table-cell>
          <table:covered-table-cell/>
          <table:covered-table-cell/>
          <table:table-cell table:style-name="Tableau69.A19" table:number-columns-spanned="2" office:value-type="string">
            <text:p text:style-name="P9">durée</text:p>
          </table:table-cell>
          <table:covered-table-cell/>
          <table:table-cell table:style-name="Tableau69.A19" table:number-columns-spanned="3" office:value-type="string">
            <text:p text:style-name="P80">Nature</text:p>
            <text:p text:style-name="P79">(oral/écrit)</text:p>
          </table:table-cell>
          <table:covered-table-cell/>
          <table:covered-table-cell/>
          <table:table-cell table:style-name="Tableau69.A1" table:number-columns-spanned="4" office:value-type="string">
            <text:p text:style-name="P9">répartition en % entre CC et CT</text:p>
          </table:table-cell>
          <table:covered-table-cell/>
          <table:covered-table-cell/>
          <table:covered-table-cell/>
        </table:table-row>
        <table:table-row table:style-name="Tableau69.18">
          <table:table-cell table:style-name="Tableau69.A19" office:value-type="string">
            <text:p text:style-name="P69"><text:span text:style-name="T2">1</text:span><text:span text:style-name="T8">ère</text:span><text:span text:style-name="T2"> session :</text:span></text:p>
          </table:table-cell>
          <table:table-cell table:style-name="Tableau69.A19" office:value-type="string">
            <text:p text:style-name="P9"/>
          </table:table-cell>
          <table:table-cell table:style-name="Tableau69.A19" office:value-type="string">
            <text:p text:style-name="P9"/>
          </table:table-cell>
          <table:table-cell table:style-name="Tableau69.A19" table:number-columns-spanned="3" office:value-type="string">
            <text:p text:style-name="P9"/>
          </table:table-cell>
          <table:covered-table-cell/>
          <table:covered-table-cell/>
          <table:table-cell table:style-name="Tableau69.A19" table:number-columns-spanned="2" office:value-type="string">
            <text:p text:style-name="P9"/>
          </table:table-cell>
          <table:covered-table-cell/>
          <table:table-cell table:style-name="Tableau69.A19" table:number-columns-spanned="3" office:value-type="string">
            <text:p text:style-name="P9"/>
          </table:table-cell>
          <table:covered-table-cell/>
          <table:covered-table-cell/>
          <table:table-cell table:style-name="Tableau69.A1" table:number-columns-spanned="4" office:value-type="string">
            <text:p text:style-name="P9"/>
          </table:table-cell>
          <table:covered-table-cell/>
          <table:covered-table-cell/>
          <table:covered-table-cell/>
        </table:table-row>
        <table:table-row table:style-name="Tableau69.18">
          <table:table-cell table:style-name="Tableau69.A19" office:value-type="string">
            <text:list xml:id="list1258811551" text:continue-list="list926892388" text:style-name="WW8Num3">
              <text:list-item>
                <text:p text:style-name="P10">RNE</text:p>
              </text:list-item>
            </text:list>
          </table:table-cell>
          <table:table-cell table:style-name="Tableau69.A19" office:value-type="string">
            <text:p text:style-name="P9"/>
          </table:table-cell>
          <table:table-cell table:style-name="Tableau69.A19" office:value-type="string">
            <text:p text:style-name="P9"/>
          </table:table-cell>
          <table:table-cell table:style-name="Tableau69.A19" table:number-columns-spanned="3" office:value-type="string">
            <text:p text:style-name="P9"/>
          </table:table-cell>
          <table:covered-table-cell/>
          <table:covered-table-cell/>
          <table:table-cell table:style-name="Tableau69.A19" table:number-columns-spanned="2" office:value-type="string">
            <text:p text:style-name="P9"/>
          </table:table-cell>
          <table:covered-table-cell/>
          <table:table-cell table:style-name="Tableau69.A19" table:number-columns-spanned="3" office:value-type="string">
            <text:p text:style-name="P9"/>
          </table:table-cell>
          <table:covered-table-cell/>
          <table:covered-table-cell/>
          <table:table-cell table:style-name="Tableau69.A1" table:number-columns-spanned="4" office:value-type="string">
            <text:p text:style-name="P9"/>
          </table:table-cell>
          <table:covered-table-cell/>
          <table:covered-table-cell/>
          <table:covered-table-cell/>
        </table:table-row>
        <table:table-row table:style-name="Tableau69.18">
          <table:table-cell table:style-name="Tableau69.A19" office:value-type="string">
            <text:list xml:id="list750064961" text:continue-numbering="true" text:style-name="WW8Num3">
              <text:list-item>
                <text:p text:style-name="P10">RSE</text:p>
              </text:list-item>
            </text:list>
          </table:table-cell>
          <table:table-cell table:style-name="Tableau69.A19" office:value-type="string">
            <text:p text:style-name="P9"/>
          </table:table-cell>
          <table:table-cell table:style-name="Tableau69.A19" office:value-type="string">
            <text:p text:style-name="P9"/>
          </table:table-cell>
          <table:table-cell table:style-name="Tableau69.A19" table:number-columns-spanned="3" office:value-type="string">
            <text:p text:style-name="P9"/>
          </table:table-cell>
          <table:covered-table-cell/>
          <table:covered-table-cell/>
          <table:table-cell table:style-name="Tableau69.A19" table:number-columns-spanned="2" office:value-type="string">
            <text:p text:style-name="P9"/>
          </table:table-cell>
          <table:covered-table-cell/>
          <table:table-cell table:style-name="Tableau69.A19" table:number-columns-spanned="3" office:value-type="string">
            <text:p text:style-name="P9"/>
          </table:table-cell>
          <table:covered-table-cell/>
          <table:covered-table-cell/>
          <table:table-cell table:style-name="Tableau69.A1" table:number-columns-spanned="4" office:value-type="string">
            <text:p text:style-name="P9"/>
          </table:table-cell>
          <table:covered-table-cell/>
          <table:covered-table-cell/>
          <table:covered-table-cell/>
        </table:table-row>
        <table:table-row table:style-name="Tableau69.18">
          <table:table-cell table:style-name="Tableau69.A19" office:value-type="string">
            <text:p text:style-name="P1"><text:span text:style-name="T2">2</text:span><text:span text:style-name="T8">ème</text:span><text:span text:style-name="T2"> session :</text:span></text:p>
          </table:table-cell>
          <table:table-cell table:style-name="Tableau69.A19" office:value-type="string">
            <text:p text:style-name="P9"/>
          </table:table-cell>
          <table:table-cell table:style-name="Tableau69.A19" office:value-type="string">
            <text:p text:style-name="P9"/>
          </table:table-cell>
          <table:table-cell table:style-name="Tableau69.A19" table:number-columns-spanned="3" office:value-type="string">
            <text:p text:style-name="P9"/>
          </table:table-cell>
          <table:covered-table-cell/>
          <table:covered-table-cell/>
          <table:table-cell table:style-name="Tableau69.A19" table:number-columns-spanned="2" office:value-type="string">
            <text:p text:style-name="P9"/>
          </table:table-cell>
          <table:covered-table-cell/>
          <table:table-cell table:style-name="Tableau69.A19" table:number-columns-spanned="3" office:value-type="string">
            <text:p text:style-name="P9"/>
          </table:table-cell>
          <table:covered-table-cell/>
          <table:covered-table-cell/>
          <table:table-cell table:style-name="Tableau69.A1" table:number-columns-spanned="4" office:value-type="string">
            <text:p text:style-name="P9"/>
          </table:table-cell>
          <table:covered-table-cell/>
          <table:covered-table-cell/>
          <table:covered-table-cell/>
        </table:table-row>
        <table:table-row table:style-name="Tableau69.18">
          <table:table-cell table:style-name="Tableau69.A19" office:value-type="string">
            <text:list xml:id="list1526009185" text:continue-numbering="true" text:style-name="WW8Num3">
              <text:list-item>
                <text:p text:style-name="P10">RNE</text:p>
              </text:list-item>
            </text:list>
          </table:table-cell>
          <table:table-cell table:style-name="Tableau69.A19" office:value-type="string">
            <text:p text:style-name="P6"/>
          </table:table-cell>
          <table:table-cell table:style-name="Tableau69.A19" office:value-type="string">
            <text:p text:style-name="P6"/>
          </table:table-cell>
          <table:table-cell table:style-name="Tableau69.A19" table:number-columns-spanned="3" office:value-type="string">
            <text:p text:style-name="P6"/>
          </table:table-cell>
          <table:covered-table-cell/>
          <table:covered-table-cell/>
          <table:table-cell table:style-name="Tableau69.A19" table:number-columns-spanned="2" office:value-type="string">
            <text:p text:style-name="P6"/>
          </table:table-cell>
          <table:covered-table-cell/>
          <table:table-cell table:style-name="Tableau69.A19" table:number-columns-spanned="3" office:value-type="string">
            <text:p text:style-name="P6"/>
          </table:table-cell>
          <table:covered-table-cell/>
          <table:covered-table-cell/>
          <table:table-cell table:style-name="Tableau69.A1" table:number-columns-spanned="4" office:value-type="string">
            <text:p text:style-name="P6"/>
          </table:table-cell>
          <table:covered-table-cell/>
          <table:covered-table-cell/>
          <table:covered-table-cell/>
        </table:table-row>
        <table:table-row table:style-name="Tableau69.18">
          <table:table-cell table:style-name="Tableau69.A19" office:value-type="string">
            <text:list xml:id="list1152393722" text:continue-numbering="true" text:style-name="WW8Num3">
              <text:list-item>
                <text:p text:style-name="P10">RSE</text:p>
              </text:list-item>
            </text:list>
          </table:table-cell>
          <table:table-cell table:style-name="Tableau69.A19" office:value-type="string">
            <text:p text:style-name="P6"/>
          </table:table-cell>
          <table:table-cell table:style-name="Tableau69.A19" office:value-type="string">
            <text:p text:style-name="P6"/>
          </table:table-cell>
          <table:table-cell table:style-name="Tableau69.A19" table:number-columns-spanned="3" office:value-type="string">
            <text:p text:style-name="P6"/>
          </table:table-cell>
          <table:covered-table-cell/>
          <table:covered-table-cell/>
          <table:table-cell table:style-name="Tableau69.A19" table:number-columns-spanned="2" office:value-type="string">
            <text:p text:style-name="P6"/>
          </table:table-cell>
          <table:covered-table-cell/>
          <table:table-cell table:style-name="Tableau69.A19" table:number-columns-spanned="3" office:value-type="string">
            <text:p text:style-name="P6"/>
          </table:table-cell>
          <table:covered-table-cell/>
          <table:covered-table-cell/>
          <table:table-cell table:style-name="Tableau69.A1" table:number-columns-spanned="4" office:value-type="string">
            <text:p text:style-name="P6"/>
          </table:table-cell>
          <table:covered-table-cell/>
          <table:covered-table-cell/>
          <table:covered-table-cell/>
        </table:table-row>
        <table:table-row table:style-name="Tableau69.18">
          <table:table-cell table:style-name="Tableau69.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9.18">
          <table:table-cell table:style-name="Tableau69.A27" table:number-columns-spanned="15" office:value-type="string">
            <text:p text:style-name="P7">Responsable de l’enseignement : Gilles LE FLOH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9.18">
          <table:table-cell table:style-name="Tableau69.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69.18">
          <table:table-cell table:style-name="Tableau69.A27" table:number-columns-spanned="15" office:value-type="string">
            <text:p text:style-name="P62">Ressources pédagogiqu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70" table:style-name="Tableau70">
        <table:table-column table:style-name="Tableau70.A"/>
        <table:table-column table:style-name="Tableau70.B"/>
        <table:table-column table:style-name="Tableau70.C"/>
        <table:table-column table:style-name="Tableau70.D"/>
        <table:table-column table:style-name="Tableau70.E"/>
        <table:table-column table:style-name="Tableau70.F"/>
        <table:table-column table:style-name="Tableau70.G"/>
        <table:table-column table:style-name="Tableau70.H"/>
        <table:table-column table:style-name="Tableau70.I"/>
        <table:table-column table:style-name="Tableau70.J"/>
        <table:table-column table:style-name="Tableau70.K"/>
        <table:table-column table:style-name="Tableau70.L"/>
        <table:table-column table:style-name="Tableau70.E" table:number-columns-repeated="2"/>
        <table:table-column table:style-name="Tableau70.O"/>
        <table:table-row table:style-name="Tableau70.1">
          <table:table-cell table:style-name="Tableau70.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0.1">
          <table:table-cell table:style-name="Tableau70.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0.1">
          <table:table-cell table:style-name="Tableau70.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0.1">
          <table:table-cell table:style-name="Tableau70.A1" table:number-columns-spanned="15" office:value-type="string">
            <text:p text:style-name="P62">Parcours 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0.5">
          <table:table-cell table:style-name="Tableau70.A5" table:number-columns-spanned="4" office:value-type="string">
            <text:p text:style-name="P7">Intitulé de l’Unité d’Enseignement :</text:p>
          </table:table-cell>
          <table:covered-table-cell/>
          <table:covered-table-cell/>
          <table:covered-table-cell/>
          <table:table-cell table:style-name="Tableau70.E5" table:number-columns-spanned="11" office:value-type="string">
            <text:p text:style-name="P54">Droit</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0.5">
          <table:table-cell table:style-name="Tableau70.A5" table:number-columns-spanned="4" office:value-type="string">
            <text:p text:style-name="P4">Nature :</text:p>
          </table:table-cell>
          <table:covered-table-cell/>
          <table:covered-table-cell/>
          <table:covered-table-cell/>
          <table:table-cell table:style-name="Tableau70.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0.5">
          <table:table-cell table:style-name="Tableau70.A5" table:number-columns-spanned="4" office:value-type="string">
            <text:p text:style-name="P4">Semestre :</text:p>
          </table:table-cell>
          <table:covered-table-cell/>
          <table:covered-table-cell/>
          <table:covered-table-cell/>
          <table:table-cell table:style-name="Tableau70.E5" table:number-columns-spanned="11" office:value-type="string">
            <text:p text:style-name="P56">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0.5">
          <table:table-cell table:style-name="Tableau70.A5" table:number-columns-spanned="4" office:value-type="string">
            <text:p text:style-name="P4">Crédits ECTS :</text:p>
          </table:table-cell>
          <table:covered-table-cell/>
          <table:covered-table-cell/>
          <table:covered-table-cell/>
          <table:table-cell table:style-name="Tableau70.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0.5">
          <table:table-cell table:style-name="Tableau70.A5" table:number-columns-spanned="4" office:value-type="string">
            <text:p text:style-name="P4">Coefficient :</text:p>
          </table:table-cell>
          <table:covered-table-cell/>
          <table:covered-table-cell/>
          <table:covered-table-cell/>
          <table:table-cell table:style-name="Tableau70.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0.5">
          <table:table-cell table:style-name="Tableau70.A5" table:number-columns-spanned="4" office:value-type="string">
            <text:p text:style-name="P4">Langue de l’enseignement :</text:p>
          </table:table-cell>
          <table:covered-table-cell/>
          <table:covered-table-cell/>
          <table:covered-table-cell/>
          <table:table-cell table:style-name="Tableau70.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0.5">
          <table:table-cell table:style-name="Tableau70.A5" table:number-columns-spanned="4" office:value-type="string">
            <text:p text:style-name="P4">Volume horaire total :</text:p>
          </table:table-cell>
          <table:covered-table-cell/>
          <table:covered-table-cell/>
          <table:covered-table-cell/>
          <table:table-cell table:style-name="Tableau70.A5" office:value-type="string">
            <text:p text:style-name="P3">24</text:p>
          </table:table-cell>
          <table:table-cell table:style-name="Tableau70.A5" table:number-columns-spanned="2" office:value-type="string">
            <text:p text:style-name="P8">dont</text:p>
          </table:table-cell>
          <table:covered-table-cell/>
          <table:table-cell table:style-name="Tableau70.A5" table:number-columns-spanned="2" office:value-type="string">
            <text:p text:style-name="P11">CM</text:p>
          </table:table-cell>
          <table:covered-table-cell/>
          <table:table-cell table:style-name="Tableau70.A5" office:value-type="string">
            <text:p text:style-name="P11">24</text:p>
          </table:table-cell>
          <table:table-cell table:style-name="Tableau70.A5" table:number-columns-spanned="2" office:value-type="string">
            <text:p text:style-name="P11">TD</text:p>
          </table:table-cell>
          <table:covered-table-cell/>
          <table:table-cell table:style-name="Tableau70.A5" office:value-type="string">
            <text:p text:style-name="P11"/>
          </table:table-cell>
          <table:table-cell table:style-name="Tableau70.A5" office:value-type="string">
            <text:p text:style-name="P11">TP</text:p>
          </table:table-cell>
          <table:table-cell table:style-name="Tableau70.E5" office:value-type="string">
            <text:p text:style-name="P11"/>
          </table:table-cell>
        </table:table-row>
        <table:table-row table:style-name="Tableau70.1">
          <table:table-cell table:style-name="Tableau70.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0.1">
          <table:table-cell table:style-name="Tableau70.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0.1">
          <table:table-cell table:style-name="Tableau70.A1" table:number-columns-spanned="15" office:value-type="string">
            <text:list xml:id="list1039490909" text:continue-list="list934809065" text:style-name="WW8Num2">
              <text:list-item>
                <text:p text:style-name="P5">contenu : </text:p>
              </text:list-item>
            </text:list>
            <text:p text:style-name="P2">Régime de protection juridique des logiciels et des produits informatiques. Droits de l’auteur et de l’utilisateur du logiciel. Fraude informatique. Loi informatique et Libertés. Contrat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0.1">
          <table:table-cell table:style-name="Tableau70.A1" table:number-columns-spanned="15" office:value-type="string">
            <text:list xml:id="list1857456766" text:continue-numbering="true" text:style-name="WW8Num2">
              <text:list-item>
                <text:p text:style-name="P64">pré-requis :</text:p>
              </text:list-item>
            </text:list>
            <text:p text:style-name="P63">aucu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0.1">
          <table:table-cell table:style-name="Tableau70.A1" table:number-columns-spanned="15" office:value-type="string">
            <text:list xml:id="list1219307271" text:continue-numbering="true" text:style-name="WW8Num2">
              <text:list-item>
                <text:p text:style-name="P64">objectifs (savoirs et compétences acquis) : </text:p>
              </text:list-item>
            </text:list>
            <text:p text:style-name="P61">Connaissance des droits et obligations de l’utilisateur de produits informatiques, de l’utilisateur d’Internet et des mécanismes des contrat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0.1">
          <table:table-cell table:style-name="Tableau70.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0.18">
          <table:table-cell table:style-name="Tableau70.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0.18">
          <table:table-cell table:style-name="Tableau70.A19" office:value-type="string">
            <text:p text:style-name="P65"/>
          </table:table-cell>
          <table:table-cell table:style-name="Tableau70.A19" table:number-columns-spanned="5" office:value-type="string">
            <text:p text:style-name="P9">Contrôle continu</text:p>
          </table:table-cell>
          <table:covered-table-cell/>
          <table:covered-table-cell/>
          <table:covered-table-cell/>
          <table:covered-table-cell/>
          <table:table-cell table:style-name="Tableau70.A19" table:number-columns-spanned="5" office:value-type="string">
            <text:p text:style-name="P80">Contrôle terminal</text:p>
          </table:table-cell>
          <table:covered-table-cell/>
          <table:covered-table-cell/>
          <table:covered-table-cell/>
          <table:covered-table-cell/>
          <table:table-cell table:style-name="Tableau70.A1" table:number-columns-spanned="4" office:value-type="string">
            <text:p text:style-name="P80">Contrôle mixte</text:p>
          </table:table-cell>
          <table:covered-table-cell/>
          <table:covered-table-cell/>
          <table:covered-table-cell/>
        </table:table-row>
        <text:soft-page-break/>
        <table:table-row table:style-name="Tableau70.18">
          <table:table-cell table:style-name="Tableau70.A19" office:value-type="string">
            <text:p text:style-name="P70"/>
          </table:table-cell>
          <table:table-cell table:style-name="Tableau70.A19" office:value-type="string">
            <text:p text:style-name="P80">nb de CC durant le semestre</text:p>
          </table:table-cell>
          <table:table-cell table:style-name="Tableau70.A19" office:value-type="string">
            <text:p text:style-name="P9">durée</text:p>
          </table:table-cell>
          <table:table-cell table:style-name="Tableau70.A19" table:number-columns-spanned="3" office:value-type="string">
            <text:p text:style-name="P80">Nature</text:p>
            <text:p text:style-name="P79">(oral/écrit )</text:p>
          </table:table-cell>
          <table:covered-table-cell/>
          <table:covered-table-cell/>
          <table:table-cell table:style-name="Tableau70.A19" table:number-columns-spanned="2" office:value-type="string">
            <text:p text:style-name="P9">durée</text:p>
          </table:table-cell>
          <table:covered-table-cell/>
          <table:table-cell table:style-name="Tableau70.A19" table:number-columns-spanned="3" office:value-type="string">
            <text:p text:style-name="P80">Nature</text:p>
            <text:p text:style-name="P79">(oral/écrit)</text:p>
          </table:table-cell>
          <table:covered-table-cell/>
          <table:covered-table-cell/>
          <table:table-cell table:style-name="Tableau70.A1" table:number-columns-spanned="4" office:value-type="string">
            <text:p text:style-name="P9">répartition en % entre CC et CT</text:p>
          </table:table-cell>
          <table:covered-table-cell/>
          <table:covered-table-cell/>
          <table:covered-table-cell/>
        </table:table-row>
        <table:table-row table:style-name="Tableau70.18">
          <table:table-cell table:style-name="Tableau70.A19" office:value-type="string">
            <text:p text:style-name="P69"><text:span text:style-name="T2">1</text:span><text:span text:style-name="T8">ère</text:span><text:span text:style-name="T2"> session :</text:span></text:p>
          </table:table-cell>
          <table:table-cell table:style-name="Tableau70.A19" office:value-type="string">
            <text:p text:style-name="P9"/>
          </table:table-cell>
          <table:table-cell table:style-name="Tableau70.A19" office:value-type="string">
            <text:p text:style-name="P9"/>
          </table:table-cell>
          <table:table-cell table:style-name="Tableau70.A19" table:number-columns-spanned="3" office:value-type="string">
            <text:p text:style-name="P9"/>
          </table:table-cell>
          <table:covered-table-cell/>
          <table:covered-table-cell/>
          <table:table-cell table:style-name="Tableau70.A19" table:number-columns-spanned="2" office:value-type="string">
            <text:p text:style-name="P9"/>
          </table:table-cell>
          <table:covered-table-cell/>
          <table:table-cell table:style-name="Tableau70.A19" table:number-columns-spanned="3" office:value-type="string">
            <text:p text:style-name="P9"/>
          </table:table-cell>
          <table:covered-table-cell/>
          <table:covered-table-cell/>
          <table:table-cell table:style-name="Tableau70.A1" table:number-columns-spanned="4" office:value-type="string">
            <text:p text:style-name="P9"/>
          </table:table-cell>
          <table:covered-table-cell/>
          <table:covered-table-cell/>
          <table:covered-table-cell/>
        </table:table-row>
        <table:table-row table:style-name="Tableau70.18">
          <table:table-cell table:style-name="Tableau70.A19" office:value-type="string">
            <text:list xml:id="list374077924" text:continue-list="list1152393722" text:style-name="WW8Num3">
              <text:list-item>
                <text:p text:style-name="P10">RNE</text:p>
              </text:list-item>
            </text:list>
          </table:table-cell>
          <table:table-cell table:style-name="Tableau70.A19" office:value-type="string">
            <text:p text:style-name="P9"/>
          </table:table-cell>
          <table:table-cell table:style-name="Tableau70.A19" office:value-type="string">
            <text:p text:style-name="P9"/>
          </table:table-cell>
          <table:table-cell table:style-name="Tableau70.A19" table:number-columns-spanned="3" office:value-type="string">
            <text:p text:style-name="P9"/>
          </table:table-cell>
          <table:covered-table-cell/>
          <table:covered-table-cell/>
          <table:table-cell table:style-name="Tableau70.A19" table:number-columns-spanned="2" office:value-type="string">
            <text:p text:style-name="P9"/>
          </table:table-cell>
          <table:covered-table-cell/>
          <table:table-cell table:style-name="Tableau70.A19" table:number-columns-spanned="3" office:value-type="string">
            <text:p text:style-name="P9"/>
          </table:table-cell>
          <table:covered-table-cell/>
          <table:covered-table-cell/>
          <table:table-cell table:style-name="Tableau70.A1" table:number-columns-spanned="4" office:value-type="string">
            <text:p text:style-name="P9"/>
          </table:table-cell>
          <table:covered-table-cell/>
          <table:covered-table-cell/>
          <table:covered-table-cell/>
        </table:table-row>
        <table:table-row table:style-name="Tableau70.18">
          <table:table-cell table:style-name="Tableau70.A19" office:value-type="string">
            <text:list xml:id="list208767800" text:continue-numbering="true" text:style-name="WW8Num3">
              <text:list-item>
                <text:p text:style-name="P10">RSE</text:p>
              </text:list-item>
            </text:list>
          </table:table-cell>
          <table:table-cell table:style-name="Tableau70.A19" office:value-type="string">
            <text:p text:style-name="P9"/>
          </table:table-cell>
          <table:table-cell table:style-name="Tableau70.A19" office:value-type="string">
            <text:p text:style-name="P9"/>
          </table:table-cell>
          <table:table-cell table:style-name="Tableau70.A19" table:number-columns-spanned="3" office:value-type="string">
            <text:p text:style-name="P9"/>
          </table:table-cell>
          <table:covered-table-cell/>
          <table:covered-table-cell/>
          <table:table-cell table:style-name="Tableau70.A19" table:number-columns-spanned="2" office:value-type="string">
            <text:p text:style-name="P9"/>
          </table:table-cell>
          <table:covered-table-cell/>
          <table:table-cell table:style-name="Tableau70.A19" table:number-columns-spanned="3" office:value-type="string">
            <text:p text:style-name="P9"/>
          </table:table-cell>
          <table:covered-table-cell/>
          <table:covered-table-cell/>
          <table:table-cell table:style-name="Tableau70.A1" table:number-columns-spanned="4" office:value-type="string">
            <text:p text:style-name="P9"/>
          </table:table-cell>
          <table:covered-table-cell/>
          <table:covered-table-cell/>
          <table:covered-table-cell/>
        </table:table-row>
        <table:table-row table:style-name="Tableau70.18">
          <table:table-cell table:style-name="Tableau70.A19" office:value-type="string">
            <text:p text:style-name="P1"><text:span text:style-name="T2">2</text:span><text:span text:style-name="T8">ème</text:span><text:span text:style-name="T2"> session :</text:span></text:p>
          </table:table-cell>
          <table:table-cell table:style-name="Tableau70.A19" office:value-type="string">
            <text:p text:style-name="P9"/>
          </table:table-cell>
          <table:table-cell table:style-name="Tableau70.A19" office:value-type="string">
            <text:p text:style-name="P9"/>
          </table:table-cell>
          <table:table-cell table:style-name="Tableau70.A19" table:number-columns-spanned="3" office:value-type="string">
            <text:p text:style-name="P9"/>
          </table:table-cell>
          <table:covered-table-cell/>
          <table:covered-table-cell/>
          <table:table-cell table:style-name="Tableau70.A19" table:number-columns-spanned="2" office:value-type="string">
            <text:p text:style-name="P9"/>
          </table:table-cell>
          <table:covered-table-cell/>
          <table:table-cell table:style-name="Tableau70.A19" table:number-columns-spanned="3" office:value-type="string">
            <text:p text:style-name="P9"/>
          </table:table-cell>
          <table:covered-table-cell/>
          <table:covered-table-cell/>
          <table:table-cell table:style-name="Tableau70.A1" table:number-columns-spanned="4" office:value-type="string">
            <text:p text:style-name="P9"/>
          </table:table-cell>
          <table:covered-table-cell/>
          <table:covered-table-cell/>
          <table:covered-table-cell/>
        </table:table-row>
        <table:table-row table:style-name="Tableau70.18">
          <table:table-cell table:style-name="Tableau70.A19" office:value-type="string">
            <text:list xml:id="list685352950" text:continue-numbering="true" text:style-name="WW8Num3">
              <text:list-item>
                <text:p text:style-name="P10">RNE</text:p>
              </text:list-item>
            </text:list>
          </table:table-cell>
          <table:table-cell table:style-name="Tableau70.A19" office:value-type="string">
            <text:p text:style-name="P6"/>
          </table:table-cell>
          <table:table-cell table:style-name="Tableau70.A19" office:value-type="string">
            <text:p text:style-name="P6"/>
          </table:table-cell>
          <table:table-cell table:style-name="Tableau70.A19" table:number-columns-spanned="3" office:value-type="string">
            <text:p text:style-name="P6"/>
          </table:table-cell>
          <table:covered-table-cell/>
          <table:covered-table-cell/>
          <table:table-cell table:style-name="Tableau70.A19" table:number-columns-spanned="2" office:value-type="string">
            <text:p text:style-name="P6"/>
          </table:table-cell>
          <table:covered-table-cell/>
          <table:table-cell table:style-name="Tableau70.A19" table:number-columns-spanned="3" office:value-type="string">
            <text:p text:style-name="P6"/>
          </table:table-cell>
          <table:covered-table-cell/>
          <table:covered-table-cell/>
          <table:table-cell table:style-name="Tableau70.A1" table:number-columns-spanned="4" office:value-type="string">
            <text:p text:style-name="P6"/>
          </table:table-cell>
          <table:covered-table-cell/>
          <table:covered-table-cell/>
          <table:covered-table-cell/>
        </table:table-row>
        <table:table-row table:style-name="Tableau70.18">
          <table:table-cell table:style-name="Tableau70.A19" office:value-type="string">
            <text:list xml:id="list537965690" text:continue-numbering="true" text:style-name="WW8Num3">
              <text:list-item>
                <text:p text:style-name="P10">RSE</text:p>
              </text:list-item>
            </text:list>
          </table:table-cell>
          <table:table-cell table:style-name="Tableau70.A19" office:value-type="string">
            <text:p text:style-name="P6"/>
          </table:table-cell>
          <table:table-cell table:style-name="Tableau70.A19" office:value-type="string">
            <text:p text:style-name="P6"/>
          </table:table-cell>
          <table:table-cell table:style-name="Tableau70.A19" table:number-columns-spanned="3" office:value-type="string">
            <text:p text:style-name="P6"/>
          </table:table-cell>
          <table:covered-table-cell/>
          <table:covered-table-cell/>
          <table:table-cell table:style-name="Tableau70.A19" table:number-columns-spanned="2" office:value-type="string">
            <text:p text:style-name="P6"/>
          </table:table-cell>
          <table:covered-table-cell/>
          <table:table-cell table:style-name="Tableau70.A19" table:number-columns-spanned="3" office:value-type="string">
            <text:p text:style-name="P6"/>
          </table:table-cell>
          <table:covered-table-cell/>
          <table:covered-table-cell/>
          <table:table-cell table:style-name="Tableau70.A1" table:number-columns-spanned="4" office:value-type="string">
            <text:p text:style-name="P6"/>
          </table:table-cell>
          <table:covered-table-cell/>
          <table:covered-table-cell/>
          <table:covered-table-cell/>
        </table:table-row>
        <table:table-row table:style-name="Tableau70.18">
          <table:table-cell table:style-name="Tableau70.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0.18">
          <table:table-cell table:style-name="Tableau70.A27" table:number-columns-spanned="15" office:value-type="string">
            <text:p text:style-name="P7">Responsable de l’enseignement : Philippe CHAL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0.18">
          <table:table-cell table:style-name="Tableau70.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0.18">
          <table:table-cell table:style-name="Tableau70.A27" table:number-columns-spanned="15" office:value-type="string">
            <text:p text:style-name="P62">Ressources pédagogiqu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71" table:style-name="Tableau71">
        <table:table-column table:style-name="Tableau71.A"/>
        <table:table-column table:style-name="Tableau71.B"/>
        <table:table-column table:style-name="Tableau71.C"/>
        <table:table-column table:style-name="Tableau71.D"/>
        <table:table-column table:style-name="Tableau71.E"/>
        <table:table-column table:style-name="Tableau71.F"/>
        <table:table-column table:style-name="Tableau71.G"/>
        <table:table-column table:style-name="Tableau71.H"/>
        <table:table-column table:style-name="Tableau71.I"/>
        <table:table-column table:style-name="Tableau71.J"/>
        <table:table-column table:style-name="Tableau71.K"/>
        <table:table-column table:style-name="Tableau71.L"/>
        <table:table-column table:style-name="Tableau71.E" table:number-columns-repeated="2"/>
        <table:table-column table:style-name="Tableau71.O"/>
        <table:table-row table:style-name="Tableau71.1">
          <table:table-cell table:style-name="Tableau71.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1">
          <table:table-cell table:style-name="Tableau71.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1">
          <table:table-cell table:style-name="Tableau71.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1">
          <table:table-cell table:style-name="Tableau71.A1" table:number-columns-spanned="15" office:value-type="string">
            <text:p text:style-name="P62">Parcours 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5">
          <table:table-cell table:style-name="Tableau71.A5" table:number-columns-spanned="4" office:value-type="string">
            <text:p text:style-name="P7">Intitulé de l’Unité d’Enseignement :</text:p>
          </table:table-cell>
          <table:covered-table-cell/>
          <table:covered-table-cell/>
          <table:covered-table-cell/>
          <table:table-cell table:style-name="Tableau71.E5" table:number-columns-spanned="11" office:value-type="string">
            <text:p text:style-name="P54">Angl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5">
          <table:table-cell table:style-name="Tableau71.A5" table:number-columns-spanned="4" office:value-type="string">
            <text:p text:style-name="P4">Nature :</text:p>
          </table:table-cell>
          <table:covered-table-cell/>
          <table:covered-table-cell/>
          <table:covered-table-cell/>
          <table:table-cell table:style-name="Tableau71.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5">
          <table:table-cell table:style-name="Tableau71.A5" table:number-columns-spanned="4" office:value-type="string">
            <text:p text:style-name="P4">Semestre :</text:p>
          </table:table-cell>
          <table:covered-table-cell/>
          <table:covered-table-cell/>
          <table:covered-table-cell/>
          <table:table-cell table:style-name="Tableau71.E5" table:number-columns-spanned="11" office:value-type="string">
            <text:p text:style-name="P56">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5">
          <table:table-cell table:style-name="Tableau71.A5" table:number-columns-spanned="4" office:value-type="string">
            <text:p text:style-name="P4">Crédits ECTS :</text:p>
          </table:table-cell>
          <table:covered-table-cell/>
          <table:covered-table-cell/>
          <table:covered-table-cell/>
          <table:table-cell table:style-name="Tableau71.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5">
          <table:table-cell table:style-name="Tableau71.A5" table:number-columns-spanned="4" office:value-type="string">
            <text:p text:style-name="P4">Coefficient :</text:p>
          </table:table-cell>
          <table:covered-table-cell/>
          <table:covered-table-cell/>
          <table:covered-table-cell/>
          <table:table-cell table:style-name="Tableau71.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5">
          <table:table-cell table:style-name="Tableau71.A5" table:number-columns-spanned="4" office:value-type="string">
            <text:p text:style-name="P4">Langue de l’enseignement :</text:p>
          </table:table-cell>
          <table:covered-table-cell/>
          <table:covered-table-cell/>
          <table:covered-table-cell/>
          <table:table-cell table:style-name="Tableau71.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5">
          <table:table-cell table:style-name="Tableau71.A5" table:number-columns-spanned="4" office:value-type="string">
            <text:p text:style-name="P4">Volume horaire total :</text:p>
          </table:table-cell>
          <table:covered-table-cell/>
          <table:covered-table-cell/>
          <table:covered-table-cell/>
          <table:table-cell table:style-name="Tableau71.A5" office:value-type="string">
            <text:p text:style-name="P3">25</text:p>
          </table:table-cell>
          <table:table-cell table:style-name="Tableau71.A5" table:number-columns-spanned="2" office:value-type="string">
            <text:p text:style-name="P8">dont</text:p>
          </table:table-cell>
          <table:covered-table-cell/>
          <table:table-cell table:style-name="Tableau71.A5" table:number-columns-spanned="2" office:value-type="string">
            <text:p text:style-name="P11">CM</text:p>
          </table:table-cell>
          <table:covered-table-cell/>
          <table:table-cell table:style-name="Tableau71.A5" office:value-type="string">
            <text:p text:style-name="P11"/>
          </table:table-cell>
          <table:table-cell table:style-name="Tableau71.A5" table:number-columns-spanned="2" office:value-type="string">
            <text:p text:style-name="P11">TD</text:p>
          </table:table-cell>
          <table:covered-table-cell/>
          <table:table-cell table:style-name="Tableau71.A5" office:value-type="string">
            <text:p text:style-name="P11">25</text:p>
          </table:table-cell>
          <table:table-cell table:style-name="Tableau71.A5" office:value-type="string">
            <text:p text:style-name="P11">TP</text:p>
          </table:table-cell>
          <table:table-cell table:style-name="Tableau71.E5" office:value-type="string">
            <text:p text:style-name="P11"/>
          </table:table-cell>
        </table:table-row>
        <table:table-row table:style-name="Tableau71.1">
          <table:table-cell table:style-name="Tableau71.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1">
          <table:table-cell table:style-name="Tableau71.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1">
          <table:table-cell table:style-name="Tableau71.A1" table:number-columns-spanned="15" office:value-type="string">
            <text:list xml:id="list1596415508" text:continue-list="list1219307271" text:style-name="WW8Num2">
              <text:list-item>
                <text:p text:style-name="P5">contenu : </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1">
          <table:table-cell table:style-name="Tableau71.A1" table:number-columns-spanned="15" office:value-type="string">
            <text:list xml:id="list1207974886"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1">
          <table:table-cell table:style-name="Tableau71.A1" table:number-columns-spanned="15" office:value-type="string">
            <text:list xml:id="list1036727812"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1">
          <table:table-cell table:style-name="Tableau71.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18">
          <table:table-cell table:style-name="Tableau71.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18">
          <table:table-cell table:style-name="Tableau71.A19" office:value-type="string">
            <text:p text:style-name="P65"/>
          </table:table-cell>
          <table:table-cell table:style-name="Tableau71.A19" table:number-columns-spanned="5" office:value-type="string">
            <text:p text:style-name="P9">Contrôle continu</text:p>
          </table:table-cell>
          <table:covered-table-cell/>
          <table:covered-table-cell/>
          <table:covered-table-cell/>
          <table:covered-table-cell/>
          <table:table-cell table:style-name="Tableau71.A19" table:number-columns-spanned="5" office:value-type="string">
            <text:p text:style-name="P80">Contrôle terminal</text:p>
          </table:table-cell>
          <table:covered-table-cell/>
          <table:covered-table-cell/>
          <table:covered-table-cell/>
          <table:covered-table-cell/>
          <table:table-cell table:style-name="Tableau71.A1" table:number-columns-spanned="4" office:value-type="string">
            <text:p text:style-name="P80">Contrôle mixte</text:p>
          </table:table-cell>
          <table:covered-table-cell/>
          <table:covered-table-cell/>
          <table:covered-table-cell/>
        </table:table-row>
        <table:table-row table:style-name="Tableau71.18">
          <table:table-cell table:style-name="Tableau71.A19" office:value-type="string">
            <text:p text:style-name="P70"/>
          </table:table-cell>
          <table:table-cell table:style-name="Tableau71.A19" office:value-type="string">
            <text:p text:style-name="P80">nb de CC durant le semestre</text:p>
          </table:table-cell>
          <table:table-cell table:style-name="Tableau71.A19" office:value-type="string">
            <text:p text:style-name="P9">durée</text:p>
          </table:table-cell>
          <table:table-cell table:style-name="Tableau71.A19" table:number-columns-spanned="3" office:value-type="string">
            <text:p text:style-name="P80">Nature</text:p>
            <text:p text:style-name="P79">(oral/écrit )</text:p>
          </table:table-cell>
          <table:covered-table-cell/>
          <table:covered-table-cell/>
          <table:table-cell table:style-name="Tableau71.A19" table:number-columns-spanned="2" office:value-type="string">
            <text:p text:style-name="P9">durée</text:p>
          </table:table-cell>
          <table:covered-table-cell/>
          <table:table-cell table:style-name="Tableau71.A19" table:number-columns-spanned="3" office:value-type="string">
            <text:p text:style-name="P80">Nature</text:p>
            <text:p text:style-name="P79">(oral/écrit)</text:p>
          </table:table-cell>
          <table:covered-table-cell/>
          <table:covered-table-cell/>
          <table:table-cell table:style-name="Tableau71.A1" table:number-columns-spanned="4" office:value-type="string">
            <text:p text:style-name="P9">répartition en % entre CC et CT</text:p>
          </table:table-cell>
          <table:covered-table-cell/>
          <table:covered-table-cell/>
          <table:covered-table-cell/>
        </table:table-row>
        <table:table-row table:style-name="Tableau71.18">
          <table:table-cell table:style-name="Tableau71.A19" office:value-type="string">
            <text:p text:style-name="P69"><text:span text:style-name="T2">1</text:span><text:span text:style-name="T8">ère</text:span><text:span text:style-name="T2"> session :</text:span></text:p>
          </table:table-cell>
          <table:table-cell table:style-name="Tableau71.A19" office:value-type="string">
            <text:p text:style-name="P9"/>
          </table:table-cell>
          <table:table-cell table:style-name="Tableau71.A19" office:value-type="string">
            <text:p text:style-name="P9"/>
          </table:table-cell>
          <table:table-cell table:style-name="Tableau71.A19" table:number-columns-spanned="3" office:value-type="string">
            <text:p text:style-name="P9"/>
          </table:table-cell>
          <table:covered-table-cell/>
          <table:covered-table-cell/>
          <table:table-cell table:style-name="Tableau71.A19" table:number-columns-spanned="2" office:value-type="string">
            <text:p text:style-name="P9"/>
          </table:table-cell>
          <table:covered-table-cell/>
          <table:table-cell table:style-name="Tableau71.A19" table:number-columns-spanned="3" office:value-type="string">
            <text:p text:style-name="P9"/>
          </table:table-cell>
          <table:covered-table-cell/>
          <table:covered-table-cell/>
          <table:table-cell table:style-name="Tableau71.A1" table:number-columns-spanned="4" office:value-type="string">
            <text:p text:style-name="P9"/>
          </table:table-cell>
          <table:covered-table-cell/>
          <table:covered-table-cell/>
          <table:covered-table-cell/>
        </table:table-row>
        <table:table-row table:style-name="Tableau71.18">
          <table:table-cell table:style-name="Tableau71.A19" office:value-type="string">
            <text:list xml:id="list515242074" text:continue-list="list537965690" text:style-name="WW8Num3">
              <text:list-item>
                <text:p text:style-name="P10">RNE</text:p>
              </text:list-item>
            </text:list>
          </table:table-cell>
          <table:table-cell table:style-name="Tableau71.A19" office:value-type="string">
            <text:p text:style-name="P9"/>
          </table:table-cell>
          <table:table-cell table:style-name="Tableau71.A19" office:value-type="string">
            <text:p text:style-name="P9"/>
          </table:table-cell>
          <table:table-cell table:style-name="Tableau71.A19" table:number-columns-spanned="3" office:value-type="string">
            <text:p text:style-name="P9"/>
          </table:table-cell>
          <table:covered-table-cell/>
          <table:covered-table-cell/>
          <table:table-cell table:style-name="Tableau71.A19" table:number-columns-spanned="2" office:value-type="string">
            <text:p text:style-name="P9"/>
          </table:table-cell>
          <table:covered-table-cell/>
          <table:table-cell table:style-name="Tableau71.A19" table:number-columns-spanned="3" office:value-type="string">
            <text:p text:style-name="P9"/>
          </table:table-cell>
          <table:covered-table-cell/>
          <table:covered-table-cell/>
          <table:table-cell table:style-name="Tableau71.A1" table:number-columns-spanned="4" office:value-type="string">
            <text:p text:style-name="P9"/>
          </table:table-cell>
          <table:covered-table-cell/>
          <table:covered-table-cell/>
          <table:covered-table-cell/>
        </table:table-row>
        <table:table-row table:style-name="Tableau71.18">
          <table:table-cell table:style-name="Tableau71.A19" office:value-type="string">
            <text:list xml:id="list1932690562" text:continue-numbering="true" text:style-name="WW8Num3">
              <text:list-item>
                <text:p text:style-name="P10">RSE</text:p>
              </text:list-item>
            </text:list>
          </table:table-cell>
          <table:table-cell table:style-name="Tableau71.A19" office:value-type="string">
            <text:p text:style-name="P9"/>
          </table:table-cell>
          <table:table-cell table:style-name="Tableau71.A19" office:value-type="string">
            <text:p text:style-name="P9"/>
          </table:table-cell>
          <table:table-cell table:style-name="Tableau71.A19" table:number-columns-spanned="3" office:value-type="string">
            <text:p text:style-name="P9"/>
          </table:table-cell>
          <table:covered-table-cell/>
          <table:covered-table-cell/>
          <table:table-cell table:style-name="Tableau71.A19" table:number-columns-spanned="2" office:value-type="string">
            <text:p text:style-name="P9"/>
          </table:table-cell>
          <table:covered-table-cell/>
          <table:table-cell table:style-name="Tableau71.A19" table:number-columns-spanned="3" office:value-type="string">
            <text:p text:style-name="P9"/>
          </table:table-cell>
          <table:covered-table-cell/>
          <table:covered-table-cell/>
          <table:table-cell table:style-name="Tableau71.A1" table:number-columns-spanned="4" office:value-type="string">
            <text:p text:style-name="P9"/>
          </table:table-cell>
          <table:covered-table-cell/>
          <table:covered-table-cell/>
          <table:covered-table-cell/>
        </table:table-row>
        <table:table-row table:style-name="Tableau71.18">
          <table:table-cell table:style-name="Tableau71.A19" office:value-type="string">
            <text:p text:style-name="P1"><text:span text:style-name="T2">2</text:span><text:span text:style-name="T8">ème</text:span><text:span text:style-name="T2"> session :</text:span></text:p>
          </table:table-cell>
          <table:table-cell table:style-name="Tableau71.A19" office:value-type="string">
            <text:p text:style-name="P9"/>
          </table:table-cell>
          <table:table-cell table:style-name="Tableau71.A19" office:value-type="string">
            <text:p text:style-name="P9"/>
          </table:table-cell>
          <table:table-cell table:style-name="Tableau71.A19" table:number-columns-spanned="3" office:value-type="string">
            <text:p text:style-name="P9"/>
          </table:table-cell>
          <table:covered-table-cell/>
          <table:covered-table-cell/>
          <table:table-cell table:style-name="Tableau71.A19" table:number-columns-spanned="2" office:value-type="string">
            <text:p text:style-name="P9"/>
          </table:table-cell>
          <table:covered-table-cell/>
          <table:table-cell table:style-name="Tableau71.A19" table:number-columns-spanned="3" office:value-type="string">
            <text:p text:style-name="P9"/>
          </table:table-cell>
          <table:covered-table-cell/>
          <table:covered-table-cell/>
          <table:table-cell table:style-name="Tableau71.A1" table:number-columns-spanned="4" office:value-type="string">
            <text:p text:style-name="P9"/>
          </table:table-cell>
          <table:covered-table-cell/>
          <table:covered-table-cell/>
          <table:covered-table-cell/>
        </table:table-row>
        <table:table-row table:style-name="Tableau71.18">
          <table:table-cell table:style-name="Tableau71.A19" office:value-type="string">
            <text:list xml:id="list805848560" text:continue-numbering="true" text:style-name="WW8Num3">
              <text:list-item>
                <text:p text:style-name="P10">RNE</text:p>
              </text:list-item>
            </text:list>
          </table:table-cell>
          <table:table-cell table:style-name="Tableau71.A19" office:value-type="string">
            <text:p text:style-name="P6"/>
          </table:table-cell>
          <table:table-cell table:style-name="Tableau71.A19" office:value-type="string">
            <text:p text:style-name="P6"/>
          </table:table-cell>
          <table:table-cell table:style-name="Tableau71.A19" table:number-columns-spanned="3" office:value-type="string">
            <text:p text:style-name="P6"/>
          </table:table-cell>
          <table:covered-table-cell/>
          <table:covered-table-cell/>
          <table:table-cell table:style-name="Tableau71.A19" table:number-columns-spanned="2" office:value-type="string">
            <text:p text:style-name="P6"/>
          </table:table-cell>
          <table:covered-table-cell/>
          <table:table-cell table:style-name="Tableau71.A19" table:number-columns-spanned="3" office:value-type="string">
            <text:p text:style-name="P6"/>
          </table:table-cell>
          <table:covered-table-cell/>
          <table:covered-table-cell/>
          <table:table-cell table:style-name="Tableau71.A1" table:number-columns-spanned="4" office:value-type="string">
            <text:p text:style-name="P6"/>
          </table:table-cell>
          <table:covered-table-cell/>
          <table:covered-table-cell/>
          <table:covered-table-cell/>
        </table:table-row>
        <table:table-row table:style-name="Tableau71.18">
          <table:table-cell table:style-name="Tableau71.A19" office:value-type="string">
            <text:list xml:id="list630603839" text:continue-numbering="true" text:style-name="WW8Num3">
              <text:list-item>
                <text:p text:style-name="P10">RSE</text:p>
              </text:list-item>
            </text:list>
          </table:table-cell>
          <table:table-cell table:style-name="Tableau71.A19" office:value-type="string">
            <text:p text:style-name="P6"/>
          </table:table-cell>
          <table:table-cell table:style-name="Tableau71.A19" office:value-type="string">
            <text:p text:style-name="P6"/>
          </table:table-cell>
          <table:table-cell table:style-name="Tableau71.A19" table:number-columns-spanned="3" office:value-type="string">
            <text:p text:style-name="P6"/>
          </table:table-cell>
          <table:covered-table-cell/>
          <table:covered-table-cell/>
          <table:table-cell table:style-name="Tableau71.A19" table:number-columns-spanned="2" office:value-type="string">
            <text:p text:style-name="P6"/>
          </table:table-cell>
          <table:covered-table-cell/>
          <table:table-cell table:style-name="Tableau71.A19" table:number-columns-spanned="3" office:value-type="string">
            <text:p text:style-name="P6"/>
          </table:table-cell>
          <table:covered-table-cell/>
          <table:covered-table-cell/>
          <table:table-cell table:style-name="Tableau71.A1" table:number-columns-spanned="4" office:value-type="string">
            <text:p text:style-name="P6"/>
          </table:table-cell>
          <table:covered-table-cell/>
          <table:covered-table-cell/>
          <table:covered-table-cell/>
        </table:table-row>
        <text:soft-page-break/>
        <table:table-row table:style-name="Tableau71.18">
          <table:table-cell table:style-name="Tableau71.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18">
          <table:table-cell table:style-name="Tableau71.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18">
          <table:table-cell table:style-name="Tableau71.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1.18">
          <table:table-cell table:style-name="Tableau71.A27" table:number-columns-spanned="15" office:value-type="string">
            <text:p text:style-name="P62">Ressources pédagogiqu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72" table:style-name="Tableau72">
        <table:table-column table:style-name="Tableau72.A"/>
        <table:table-column table:style-name="Tableau72.B"/>
        <table:table-column table:style-name="Tableau72.C"/>
        <table:table-column table:style-name="Tableau72.D"/>
        <table:table-column table:style-name="Tableau72.E"/>
        <table:table-column table:style-name="Tableau72.F"/>
        <table:table-column table:style-name="Tableau72.G"/>
        <table:table-column table:style-name="Tableau72.H"/>
        <table:table-column table:style-name="Tableau72.I"/>
        <table:table-column table:style-name="Tableau72.J"/>
        <table:table-column table:style-name="Tableau72.K"/>
        <table:table-column table:style-name="Tableau72.L"/>
        <table:table-column table:style-name="Tableau72.E" table:number-columns-repeated="2"/>
        <table:table-column table:style-name="Tableau72.O"/>
        <table:table-row table:style-name="Tableau72.1">
          <table:table-cell table:style-name="Tableau72.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2.1">
          <table:table-cell table:style-name="Tableau72.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2.1">
          <table:table-cell table:style-name="Tableau72.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2.1">
          <table:table-cell table:style-name="Tableau72.A1" table:number-columns-spanned="15" office:value-type="string">
            <text:p text:style-name="P62">Parcours 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2.5">
          <table:table-cell table:style-name="Tableau72.A5" table:number-columns-spanned="4" office:value-type="string">
            <text:p text:style-name="P7">Intitulé de l’Unité d’Enseignement :</text:p>
          </table:table-cell>
          <table:covered-table-cell/>
          <table:covered-table-cell/>
          <table:covered-table-cell/>
          <table:table-cell table:style-name="Tableau72.E5" table:number-columns-spanned="11" office:value-type="string">
            <text:p text:style-name="P54">Projet informatiq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2.5">
          <table:table-cell table:style-name="Tableau72.A5" table:number-columns-spanned="4" office:value-type="string">
            <text:p text:style-name="P4">Nature :</text:p>
          </table:table-cell>
          <table:covered-table-cell/>
          <table:covered-table-cell/>
          <table:covered-table-cell/>
          <table:table-cell table:style-name="Tableau72.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2.5">
          <table:table-cell table:style-name="Tableau72.A5" table:number-columns-spanned="4" office:value-type="string">
            <text:p text:style-name="P4">Semestre :</text:p>
          </table:table-cell>
          <table:covered-table-cell/>
          <table:covered-table-cell/>
          <table:covered-table-cell/>
          <table:table-cell table:style-name="Tableau72.E5" table:number-columns-spanned="11" office:value-type="string">
            <text:p text:style-name="P56">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2.5">
          <table:table-cell table:style-name="Tableau72.A5" table:number-columns-spanned="4" office:value-type="string">
            <text:p text:style-name="P4">Crédits ECTS :</text:p>
          </table:table-cell>
          <table:covered-table-cell/>
          <table:covered-table-cell/>
          <table:covered-table-cell/>
          <table:table-cell table:style-name="Tableau72.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2.5">
          <table:table-cell table:style-name="Tableau72.A5" table:number-columns-spanned="4" office:value-type="string">
            <text:p text:style-name="P4">Coefficient :</text:p>
          </table:table-cell>
          <table:covered-table-cell/>
          <table:covered-table-cell/>
          <table:covered-table-cell/>
          <table:table-cell table:style-name="Tableau72.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2.5">
          <table:table-cell table:style-name="Tableau72.A5" table:number-columns-spanned="4" office:value-type="string">
            <text:p text:style-name="P4">Langue de l’enseignement :</text:p>
          </table:table-cell>
          <table:covered-table-cell/>
          <table:covered-table-cell/>
          <table:covered-table-cell/>
          <table:table-cell table:style-name="Tableau72.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2.5">
          <table:table-cell table:style-name="Tableau72.A5" table:number-columns-spanned="4" office:value-type="string">
            <text:p text:style-name="P4">Volume horaire total :</text:p>
          </table:table-cell>
          <table:covered-table-cell/>
          <table:covered-table-cell/>
          <table:covered-table-cell/>
          <table:table-cell table:style-name="Tableau72.A5" office:value-type="string">
            <text:p text:style-name="P3">0</text:p>
          </table:table-cell>
          <table:table-cell table:style-name="Tableau72.A5" table:number-columns-spanned="2" office:value-type="string">
            <text:p text:style-name="P8">dont</text:p>
          </table:table-cell>
          <table:covered-table-cell/>
          <table:table-cell table:style-name="Tableau72.A5" table:number-columns-spanned="2" office:value-type="string">
            <text:p text:style-name="P11">CM</text:p>
          </table:table-cell>
          <table:covered-table-cell/>
          <table:table-cell table:style-name="Tableau72.A5" office:value-type="string">
            <text:p text:style-name="P11"/>
          </table:table-cell>
          <table:table-cell table:style-name="Tableau72.A5" table:number-columns-spanned="2" office:value-type="string">
            <text:p text:style-name="P11">TD</text:p>
          </table:table-cell>
          <table:covered-table-cell/>
          <table:table-cell table:style-name="Tableau72.A5" office:value-type="string">
            <text:p text:style-name="P11"/>
          </table:table-cell>
          <table:table-cell table:style-name="Tableau72.A5" office:value-type="string">
            <text:p text:style-name="P11">TP</text:p>
          </table:table-cell>
          <table:table-cell table:style-name="Tableau72.E5" office:value-type="string">
            <text:p text:style-name="P11"/>
          </table:table-cell>
        </table:table-row>
        <table:table-row table:style-name="Tableau72.1">
          <table:table-cell table:style-name="Tableau72.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2.1">
          <table:table-cell table:style-name="Tableau72.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2.1">
          <table:table-cell table:style-name="Tableau72.A1" table:number-columns-spanned="15" office:value-type="string">
            <text:list xml:id="list1640141676" text:continue-list="list1036727812" text:style-name="WW8Num2">
              <text:list-item>
                <text:p text:style-name="P5">contenu : </text:p>
              </text:list-item>
            </text:list>
            <text:p text:style-name="P2">Réalisation d’une application mettant en œuvre l’analyse réalisée lors du projet de conception des SI.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2.1">
          <table:table-cell table:style-name="Tableau72.A1" table:number-columns-spanned="15" office:value-type="string">
            <text:list xml:id="list1674273188" text:continue-numbering="true" text:style-name="WW8Num2">
              <text:list-item>
                <text:p text:style-name="P64">pré-requis :</text:p>
              </text:list-item>
            </text:list>
            <text:p text:style-name="P63">UE : Programmation des Systèmes d'inform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2.1">
          <table:table-cell table:style-name="Tableau72.A1" table:number-columns-spanned="15" office:value-type="string">
            <text:list xml:id="list1944461623" text:continue-numbering="true" text:style-name="WW8Num2">
              <text:list-item>
                <text:p text:style-name="P64">objectifs (savoirs et compétences acquis) : </text:p>
              </text:list-item>
            </text:list>
            <text:p text:style-name="P61">Transformer des spécifications formalisées en une application informatique. Rédiger des dossiers techniques : Dossier des Spécifications techniques, Dossier de programmation, Manuel Utilisateur.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2.1">
          <table:table-cell table:style-name="Tableau72.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2.18">
          <table:table-cell table:style-name="Tableau72.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2.18">
          <table:table-cell table:style-name="Tableau72.A19" office:value-type="string">
            <text:p text:style-name="P65"/>
          </table:table-cell>
          <table:table-cell table:style-name="Tableau72.A19" table:number-columns-spanned="5" office:value-type="string">
            <text:p text:style-name="P9">Contrôle continu</text:p>
          </table:table-cell>
          <table:covered-table-cell/>
          <table:covered-table-cell/>
          <table:covered-table-cell/>
          <table:covered-table-cell/>
          <table:table-cell table:style-name="Tableau72.A19" table:number-columns-spanned="5" office:value-type="string">
            <text:p text:style-name="P80">Contrôle terminal</text:p>
          </table:table-cell>
          <table:covered-table-cell/>
          <table:covered-table-cell/>
          <table:covered-table-cell/>
          <table:covered-table-cell/>
          <table:table-cell table:style-name="Tableau72.A1" table:number-columns-spanned="4" office:value-type="string">
            <text:p text:style-name="P80">Contrôle mixte</text:p>
          </table:table-cell>
          <table:covered-table-cell/>
          <table:covered-table-cell/>
          <table:covered-table-cell/>
        </table:table-row>
        <table:table-row table:style-name="Tableau72.18">
          <table:table-cell table:style-name="Tableau72.A19" office:value-type="string">
            <text:p text:style-name="P70"/>
          </table:table-cell>
          <table:table-cell table:style-name="Tableau72.A19" office:value-type="string">
            <text:p text:style-name="P80">nb de CC durant le semestre</text:p>
          </table:table-cell>
          <table:table-cell table:style-name="Tableau72.A19" office:value-type="string">
            <text:p text:style-name="P9">durée</text:p>
          </table:table-cell>
          <table:table-cell table:style-name="Tableau72.A19" table:number-columns-spanned="3" office:value-type="string">
            <text:p text:style-name="P80">Nature</text:p>
            <text:p text:style-name="P79">(oral/écrit )</text:p>
          </table:table-cell>
          <table:covered-table-cell/>
          <table:covered-table-cell/>
          <table:table-cell table:style-name="Tableau72.A19" table:number-columns-spanned="2" office:value-type="string">
            <text:p text:style-name="P9">durée</text:p>
          </table:table-cell>
          <table:covered-table-cell/>
          <table:table-cell table:style-name="Tableau72.A19" table:number-columns-spanned="3" office:value-type="string">
            <text:p text:style-name="P80">Nature</text:p>
            <text:p text:style-name="P79">(oral/écrit)</text:p>
          </table:table-cell>
          <table:covered-table-cell/>
          <table:covered-table-cell/>
          <table:table-cell table:style-name="Tableau72.A1" table:number-columns-spanned="4" office:value-type="string">
            <text:p text:style-name="P9">répartition en % entre CC et CT</text:p>
          </table:table-cell>
          <table:covered-table-cell/>
          <table:covered-table-cell/>
          <table:covered-table-cell/>
        </table:table-row>
        <table:table-row table:style-name="Tableau72.18">
          <table:table-cell table:style-name="Tableau72.A19" office:value-type="string">
            <text:p text:style-name="P69"><text:span text:style-name="T2">1</text:span><text:span text:style-name="T8">ère</text:span><text:span text:style-name="T2"> session :</text:span></text:p>
          </table:table-cell>
          <table:table-cell table:style-name="Tableau72.A19" office:value-type="string">
            <text:p text:style-name="P9"/>
          </table:table-cell>
          <table:table-cell table:style-name="Tableau72.A19" office:value-type="string">
            <text:p text:style-name="P9"/>
          </table:table-cell>
          <table:table-cell table:style-name="Tableau72.A19" table:number-columns-spanned="3" office:value-type="string">
            <text:p text:style-name="P9"/>
          </table:table-cell>
          <table:covered-table-cell/>
          <table:covered-table-cell/>
          <table:table-cell table:style-name="Tableau72.A19" table:number-columns-spanned="2" office:value-type="string">
            <text:p text:style-name="P9"/>
          </table:table-cell>
          <table:covered-table-cell/>
          <table:table-cell table:style-name="Tableau72.A19" table:number-columns-spanned="3" office:value-type="string">
            <text:p text:style-name="P9"/>
          </table:table-cell>
          <table:covered-table-cell/>
          <table:covered-table-cell/>
          <table:table-cell table:style-name="Tableau72.A1" table:number-columns-spanned="4" office:value-type="string">
            <text:p text:style-name="P9"/>
          </table:table-cell>
          <table:covered-table-cell/>
          <table:covered-table-cell/>
          <table:covered-table-cell/>
        </table:table-row>
        <table:table-row table:style-name="Tableau72.18">
          <table:table-cell table:style-name="Tableau72.A19" office:value-type="string">
            <text:list xml:id="list1073575263" text:continue-list="list630603839" text:style-name="WW8Num3">
              <text:list-item>
                <text:p text:style-name="P10">RNE</text:p>
              </text:list-item>
            </text:list>
          </table:table-cell>
          <table:table-cell table:style-name="Tableau72.A19" office:value-type="string">
            <text:p text:style-name="P9"/>
          </table:table-cell>
          <table:table-cell table:style-name="Tableau72.A19" office:value-type="string">
            <text:p text:style-name="P9"/>
          </table:table-cell>
          <table:table-cell table:style-name="Tableau72.A19" table:number-columns-spanned="3" office:value-type="string">
            <text:p text:style-name="P9"/>
          </table:table-cell>
          <table:covered-table-cell/>
          <table:covered-table-cell/>
          <table:table-cell table:style-name="Tableau72.A19" table:number-columns-spanned="2" office:value-type="string">
            <text:p text:style-name="P9"/>
          </table:table-cell>
          <table:covered-table-cell/>
          <table:table-cell table:style-name="Tableau72.A19" table:number-columns-spanned="3" office:value-type="string">
            <text:p text:style-name="P9"/>
          </table:table-cell>
          <table:covered-table-cell/>
          <table:covered-table-cell/>
          <table:table-cell table:style-name="Tableau72.A1" table:number-columns-spanned="4" office:value-type="string">
            <text:p text:style-name="P9"/>
          </table:table-cell>
          <table:covered-table-cell/>
          <table:covered-table-cell/>
          <table:covered-table-cell/>
        </table:table-row>
        <table:table-row table:style-name="Tableau72.18">
          <table:table-cell table:style-name="Tableau72.A19" office:value-type="string">
            <text:list xml:id="list1335060695" text:continue-numbering="true" text:style-name="WW8Num3">
              <text:list-item>
                <text:p text:style-name="P10">RSE</text:p>
              </text:list-item>
            </text:list>
          </table:table-cell>
          <table:table-cell table:style-name="Tableau72.A19" office:value-type="string">
            <text:p text:style-name="P9"/>
          </table:table-cell>
          <table:table-cell table:style-name="Tableau72.A19" office:value-type="string">
            <text:p text:style-name="P9"/>
          </table:table-cell>
          <table:table-cell table:style-name="Tableau72.A19" table:number-columns-spanned="3" office:value-type="string">
            <text:p text:style-name="P9"/>
          </table:table-cell>
          <table:covered-table-cell/>
          <table:covered-table-cell/>
          <table:table-cell table:style-name="Tableau72.A19" table:number-columns-spanned="2" office:value-type="string">
            <text:p text:style-name="P9"/>
          </table:table-cell>
          <table:covered-table-cell/>
          <table:table-cell table:style-name="Tableau72.A19" table:number-columns-spanned="3" office:value-type="string">
            <text:p text:style-name="P9"/>
          </table:table-cell>
          <table:covered-table-cell/>
          <table:covered-table-cell/>
          <table:table-cell table:style-name="Tableau72.A1" table:number-columns-spanned="4" office:value-type="string">
            <text:p text:style-name="P9"/>
          </table:table-cell>
          <table:covered-table-cell/>
          <table:covered-table-cell/>
          <table:covered-table-cell/>
        </table:table-row>
        <table:table-row table:style-name="Tableau72.18">
          <table:table-cell table:style-name="Tableau72.A19" office:value-type="string">
            <text:p text:style-name="P1"><text:span text:style-name="T2">2</text:span><text:span text:style-name="T8">ème</text:span><text:span text:style-name="T2"> session :</text:span></text:p>
          </table:table-cell>
          <table:table-cell table:style-name="Tableau72.A19" office:value-type="string">
            <text:p text:style-name="P9"/>
          </table:table-cell>
          <table:table-cell table:style-name="Tableau72.A19" office:value-type="string">
            <text:p text:style-name="P9"/>
          </table:table-cell>
          <table:table-cell table:style-name="Tableau72.A19" table:number-columns-spanned="3" office:value-type="string">
            <text:p text:style-name="P9"/>
          </table:table-cell>
          <table:covered-table-cell/>
          <table:covered-table-cell/>
          <table:table-cell table:style-name="Tableau72.A19" table:number-columns-spanned="2" office:value-type="string">
            <text:p text:style-name="P9"/>
          </table:table-cell>
          <table:covered-table-cell/>
          <table:table-cell table:style-name="Tableau72.A19" table:number-columns-spanned="3" office:value-type="string">
            <text:p text:style-name="P9"/>
          </table:table-cell>
          <table:covered-table-cell/>
          <table:covered-table-cell/>
          <table:table-cell table:style-name="Tableau72.A1" table:number-columns-spanned="4" office:value-type="string">
            <text:p text:style-name="P9"/>
          </table:table-cell>
          <table:covered-table-cell/>
          <table:covered-table-cell/>
          <table:covered-table-cell/>
        </table:table-row>
        <table:table-row table:style-name="Tableau72.18">
          <table:table-cell table:style-name="Tableau72.A19" office:value-type="string">
            <text:list xml:id="list221690910" text:continue-numbering="true" text:style-name="WW8Num3">
              <text:list-item>
                <text:p text:style-name="P10">RNE</text:p>
              </text:list-item>
            </text:list>
          </table:table-cell>
          <table:table-cell table:style-name="Tableau72.A19" office:value-type="string">
            <text:p text:style-name="P6"/>
          </table:table-cell>
          <table:table-cell table:style-name="Tableau72.A19" office:value-type="string">
            <text:p text:style-name="P6"/>
          </table:table-cell>
          <table:table-cell table:style-name="Tableau72.A19" table:number-columns-spanned="3" office:value-type="string">
            <text:p text:style-name="P6"/>
          </table:table-cell>
          <table:covered-table-cell/>
          <table:covered-table-cell/>
          <table:table-cell table:style-name="Tableau72.A19" table:number-columns-spanned="2" office:value-type="string">
            <text:p text:style-name="P6"/>
          </table:table-cell>
          <table:covered-table-cell/>
          <table:table-cell table:style-name="Tableau72.A19" table:number-columns-spanned="3" office:value-type="string">
            <text:p text:style-name="P6"/>
          </table:table-cell>
          <table:covered-table-cell/>
          <table:covered-table-cell/>
          <table:table-cell table:style-name="Tableau72.A1" table:number-columns-spanned="4" office:value-type="string">
            <text:p text:style-name="P6"/>
          </table:table-cell>
          <table:covered-table-cell/>
          <table:covered-table-cell/>
          <table:covered-table-cell/>
        </table:table-row>
        <table:table-row table:style-name="Tableau72.18">
          <table:table-cell table:style-name="Tableau72.A19" office:value-type="string">
            <text:list xml:id="list988214373" text:continue-numbering="true" text:style-name="WW8Num3">
              <text:list-item>
                <text:p text:style-name="P10">RSE</text:p>
              </text:list-item>
            </text:list>
          </table:table-cell>
          <table:table-cell table:style-name="Tableau72.A19" office:value-type="string">
            <text:p text:style-name="P6"/>
          </table:table-cell>
          <table:table-cell table:style-name="Tableau72.A19" office:value-type="string">
            <text:p text:style-name="P6"/>
          </table:table-cell>
          <table:table-cell table:style-name="Tableau72.A19" table:number-columns-spanned="3" office:value-type="string">
            <text:p text:style-name="P6"/>
          </table:table-cell>
          <table:covered-table-cell/>
          <table:covered-table-cell/>
          <table:table-cell table:style-name="Tableau72.A19" table:number-columns-spanned="2" office:value-type="string">
            <text:p text:style-name="P6"/>
          </table:table-cell>
          <table:covered-table-cell/>
          <table:table-cell table:style-name="Tableau72.A19" table:number-columns-spanned="3" office:value-type="string">
            <text:p text:style-name="P6"/>
          </table:table-cell>
          <table:covered-table-cell/>
          <table:covered-table-cell/>
          <table:table-cell table:style-name="Tableau72.A1" table:number-columns-spanned="4" office:value-type="string">
            <text:p text:style-name="P6"/>
          </table:table-cell>
          <table:covered-table-cell/>
          <table:covered-table-cell/>
          <table:covered-table-cell/>
        </table:table-row>
        <table:table-row table:style-name="Tableau72.18">
          <table:table-cell table:style-name="Tableau72.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2.18">
          <table:table-cell table:style-name="Tableau72.A27" table:number-columns-spanned="15" office:value-type="string">
            <text:p text:style-name="P7">Responsable de l’enseignement : Raymond RAKOTOZAF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2.18">
          <table:table-cell table:style-name="Tableau72.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2.18">
          <table:table-cell table:style-name="Tableau72.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73" table:style-name="Tableau73">
        <table:table-column table:style-name="Tableau73.A"/>
        <table:table-column table:style-name="Tableau73.B"/>
        <table:table-column table:style-name="Tableau73.C"/>
        <table:table-column table:style-name="Tableau73.D"/>
        <table:table-column table:style-name="Tableau73.E"/>
        <table:table-column table:style-name="Tableau73.F"/>
        <table:table-column table:style-name="Tableau73.G"/>
        <table:table-column table:style-name="Tableau73.H"/>
        <table:table-column table:style-name="Tableau73.I"/>
        <table:table-column table:style-name="Tableau73.J"/>
        <table:table-column table:style-name="Tableau73.K"/>
        <table:table-column table:style-name="Tableau73.L"/>
        <table:table-column table:style-name="Tableau73.E" table:number-columns-repeated="2"/>
        <table:table-column table:style-name="Tableau73.O"/>
        <table:table-row table:style-name="Tableau73.1">
          <table:table-cell table:style-name="Tableau73.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73.1">
          <table:table-cell table:style-name="Tableau73.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3.1">
          <table:table-cell table:style-name="Tableau73.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3.1">
          <table:table-cell table:style-name="Tableau73.A1" table:number-columns-spanned="15" office:value-type="string">
            <text:p text:style-name="P62">Parcours 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3.5">
          <table:table-cell table:style-name="Tableau73.A5" table:number-columns-spanned="4" office:value-type="string">
            <text:p text:style-name="P7">Intitulé de l’Unité d’Enseignement :</text:p>
          </table:table-cell>
          <table:covered-table-cell/>
          <table:covered-table-cell/>
          <table:covered-table-cell/>
          <table:table-cell table:style-name="Tableau73.E5" table:number-columns-spanned="11" office:value-type="string">
            <text:p text:style-name="P54">Stage ou projet de fin d'étud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3.5">
          <table:table-cell table:style-name="Tableau73.A5" table:number-columns-spanned="4" office:value-type="string">
            <text:p text:style-name="P4">Nature :</text:p>
          </table:table-cell>
          <table:covered-table-cell/>
          <table:covered-table-cell/>
          <table:covered-table-cell/>
          <table:table-cell table:style-name="Tableau73.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3.5">
          <table:table-cell table:style-name="Tableau73.A5" table:number-columns-spanned="4" office:value-type="string">
            <text:p text:style-name="P4">Semestre :</text:p>
          </table:table-cell>
          <table:covered-table-cell/>
          <table:covered-table-cell/>
          <table:covered-table-cell/>
          <table:table-cell table:style-name="Tableau73.E5" table:number-columns-spanned="11" office:value-type="string">
            <text:p text:style-name="P56">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3.5">
          <table:table-cell table:style-name="Tableau73.A5" table:number-columns-spanned="4" office:value-type="string">
            <text:p text:style-name="P4">Crédits ECTS :</text:p>
          </table:table-cell>
          <table:covered-table-cell/>
          <table:covered-table-cell/>
          <table:covered-table-cell/>
          <table:table-cell table:style-name="Tableau73.E5" table:number-columns-spanned="11" office:value-type="string">
            <text:p text:style-name="P3">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3.5">
          <table:table-cell table:style-name="Tableau73.A5" table:number-columns-spanned="4" office:value-type="string">
            <text:p text:style-name="P4">Coefficient :</text:p>
          </table:table-cell>
          <table:covered-table-cell/>
          <table:covered-table-cell/>
          <table:covered-table-cell/>
          <table:table-cell table:style-name="Tableau73.E5" table:number-columns-spanned="11" office:value-type="string">
            <text:p text:style-name="P3">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3.5">
          <table:table-cell table:style-name="Tableau73.A5" table:number-columns-spanned="4" office:value-type="string">
            <text:p text:style-name="P4">Langue de l’enseignement :</text:p>
          </table:table-cell>
          <table:covered-table-cell/>
          <table:covered-table-cell/>
          <table:covered-table-cell/>
          <table:table-cell table:style-name="Tableau73.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3.5">
          <table:table-cell table:style-name="Tableau73.A5" table:number-columns-spanned="4" office:value-type="string">
            <text:p text:style-name="P4">Volume horaire total :</text:p>
          </table:table-cell>
          <table:covered-table-cell/>
          <table:covered-table-cell/>
          <table:covered-table-cell/>
          <table:table-cell table:style-name="Tableau73.A5" office:value-type="string">
            <text:p text:style-name="P3">0</text:p>
          </table:table-cell>
          <table:table-cell table:style-name="Tableau73.A5" table:number-columns-spanned="2" office:value-type="string">
            <text:p text:style-name="P8">dont</text:p>
          </table:table-cell>
          <table:covered-table-cell/>
          <table:table-cell table:style-name="Tableau73.A5" table:number-columns-spanned="2" office:value-type="string">
            <text:p text:style-name="P11">CM</text:p>
          </table:table-cell>
          <table:covered-table-cell/>
          <table:table-cell table:style-name="Tableau73.A5" office:value-type="string">
            <text:p text:style-name="P11"/>
          </table:table-cell>
          <table:table-cell table:style-name="Tableau73.A5" table:number-columns-spanned="2" office:value-type="string">
            <text:p text:style-name="P11">TD</text:p>
          </table:table-cell>
          <table:covered-table-cell/>
          <table:table-cell table:style-name="Tableau73.A5" office:value-type="string">
            <text:p text:style-name="P11"/>
          </table:table-cell>
          <table:table-cell table:style-name="Tableau73.A5" office:value-type="string">
            <text:p text:style-name="P11">TP</text:p>
          </table:table-cell>
          <table:table-cell table:style-name="Tableau73.E5" office:value-type="string">
            <text:p text:style-name="P11"/>
          </table:table-cell>
        </table:table-row>
        <table:table-row table:style-name="Tableau73.1">
          <table:table-cell table:style-name="Tableau73.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3.1">
          <table:table-cell table:style-name="Tableau73.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3.1">
          <table:table-cell table:style-name="Tableau73.A1" table:number-columns-spanned="15" office:value-type="string">
            <text:list xml:id="list1193658661" text:continue-list="list1944461623" text:style-name="WW8Num2">
              <text:list-item>
                <text:p text:style-name="P5">contenu : </text:p>
              </text:list-item>
            </text:list>
            <text:p text:style-name="P2">Stage d’au moins trois mois consécutifs dans une entreprise ou projet de fin d'étude, suivi par un enseignant et donnant lieu à la rédaction d’un mémoire puis d’une soutenance de stage en présence d’un jury mixte d’enseignants et de responsables de l’entrepris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3.1">
          <table:table-cell table:style-name="Tableau73.A1" table:number-columns-spanned="15" office:value-type="string">
            <text:list xml:id="list942102701" text:continue-numbering="true" text:style-name="WW8Num2">
              <text:list-item>
                <text:p text:style-name="P64">pré-requis :</text:p>
              </text:list-item>
            </text:list>
            <text:p text:style-name="P63">Compétences acquises au cours de la licenc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3.1">
          <table:table-cell table:style-name="Tableau73.A1" table:number-columns-spanned="15" office:value-type="string">
            <text:list xml:id="list1436383924" text:continue-numbering="true" text:style-name="WW8Num2">
              <text:list-item>
                <text:p text:style-name="P64">objectifs (savoirs et compétences acquis) : </text:p>
              </text:list-item>
            </text:list>
            <text:p text:style-name="P61">Capacité à participer et mener à bien un projet au sein d'une entreprise. Connaissance </text:p>
            <text:p text:style-name="P61">du monde professionnel.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3.1">
          <table:table-cell table:style-name="Tableau73.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3.18">
          <table:table-cell table:style-name="Tableau73.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3.18">
          <table:table-cell table:style-name="Tableau73.A19" office:value-type="string">
            <text:p text:style-name="P65"/>
          </table:table-cell>
          <table:table-cell table:style-name="Tableau73.A19" table:number-columns-spanned="5" office:value-type="string">
            <text:p text:style-name="P9">Contrôle continu</text:p>
          </table:table-cell>
          <table:covered-table-cell/>
          <table:covered-table-cell/>
          <table:covered-table-cell/>
          <table:covered-table-cell/>
          <table:table-cell table:style-name="Tableau73.A19" table:number-columns-spanned="5" office:value-type="string">
            <text:p text:style-name="P80">Contrôle terminal</text:p>
          </table:table-cell>
          <table:covered-table-cell/>
          <table:covered-table-cell/>
          <table:covered-table-cell/>
          <table:covered-table-cell/>
          <table:table-cell table:style-name="Tableau73.A1" table:number-columns-spanned="4" office:value-type="string">
            <text:p text:style-name="P80">Contrôle mixte</text:p>
          </table:table-cell>
          <table:covered-table-cell/>
          <table:covered-table-cell/>
          <table:covered-table-cell/>
        </table:table-row>
        <table:table-row table:style-name="Tableau73.18">
          <table:table-cell table:style-name="Tableau73.A19" office:value-type="string">
            <text:p text:style-name="P70"/>
          </table:table-cell>
          <table:table-cell table:style-name="Tableau73.A19" office:value-type="string">
            <text:p text:style-name="P80">nb de CC durant le semestre</text:p>
          </table:table-cell>
          <table:table-cell table:style-name="Tableau73.A19" office:value-type="string">
            <text:p text:style-name="P9">durée</text:p>
          </table:table-cell>
          <table:table-cell table:style-name="Tableau73.A19" table:number-columns-spanned="3" office:value-type="string">
            <text:p text:style-name="P80">Nature</text:p>
            <text:p text:style-name="P79">(oral/écrit )</text:p>
          </table:table-cell>
          <table:covered-table-cell/>
          <table:covered-table-cell/>
          <table:table-cell table:style-name="Tableau73.A19" table:number-columns-spanned="2" office:value-type="string">
            <text:p text:style-name="P9">durée</text:p>
          </table:table-cell>
          <table:covered-table-cell/>
          <table:table-cell table:style-name="Tableau73.A19" table:number-columns-spanned="3" office:value-type="string">
            <text:p text:style-name="P80">Nature</text:p>
            <text:p text:style-name="P79">(oral/écrit)</text:p>
          </table:table-cell>
          <table:covered-table-cell/>
          <table:covered-table-cell/>
          <table:table-cell table:style-name="Tableau73.A1" table:number-columns-spanned="4" office:value-type="string">
            <text:p text:style-name="P9">répartition en % entre CC et CT</text:p>
          </table:table-cell>
          <table:covered-table-cell/>
          <table:covered-table-cell/>
          <table:covered-table-cell/>
        </table:table-row>
        <table:table-row table:style-name="Tableau73.18">
          <table:table-cell table:style-name="Tableau73.A19" office:value-type="string">
            <text:p text:style-name="P69"><text:span text:style-name="T2">1</text:span><text:span text:style-name="T8">ère</text:span><text:span text:style-name="T2"> session :</text:span></text:p>
          </table:table-cell>
          <table:table-cell table:style-name="Tableau73.A19" office:value-type="string">
            <text:p text:style-name="P9"/>
          </table:table-cell>
          <table:table-cell table:style-name="Tableau73.A19" office:value-type="string">
            <text:p text:style-name="P9"/>
          </table:table-cell>
          <table:table-cell table:style-name="Tableau73.A19" table:number-columns-spanned="3" office:value-type="string">
            <text:p text:style-name="P9"/>
          </table:table-cell>
          <table:covered-table-cell/>
          <table:covered-table-cell/>
          <table:table-cell table:style-name="Tableau73.A19" table:number-columns-spanned="2" office:value-type="string">
            <text:p text:style-name="P9"/>
          </table:table-cell>
          <table:covered-table-cell/>
          <table:table-cell table:style-name="Tableau73.A19" table:number-columns-spanned="3" office:value-type="string">
            <text:p text:style-name="P9"/>
          </table:table-cell>
          <table:covered-table-cell/>
          <table:covered-table-cell/>
          <table:table-cell table:style-name="Tableau73.A1" table:number-columns-spanned="4" office:value-type="string">
            <text:p text:style-name="P9"/>
          </table:table-cell>
          <table:covered-table-cell/>
          <table:covered-table-cell/>
          <table:covered-table-cell/>
        </table:table-row>
        <table:table-row table:style-name="Tableau73.18">
          <table:table-cell table:style-name="Tableau73.A19" office:value-type="string">
            <text:list xml:id="list206668642" text:continue-list="list988214373" text:style-name="WW8Num3">
              <text:list-item>
                <text:p text:style-name="P10">RNE</text:p>
              </text:list-item>
            </text:list>
          </table:table-cell>
          <table:table-cell table:style-name="Tableau73.A19" office:value-type="string">
            <text:p text:style-name="P9"/>
          </table:table-cell>
          <table:table-cell table:style-name="Tableau73.A19" office:value-type="string">
            <text:p text:style-name="P9"/>
          </table:table-cell>
          <table:table-cell table:style-name="Tableau73.A19" table:number-columns-spanned="3" office:value-type="string">
            <text:p text:style-name="P9"/>
          </table:table-cell>
          <table:covered-table-cell/>
          <table:covered-table-cell/>
          <table:table-cell table:style-name="Tableau73.A19" table:number-columns-spanned="2" office:value-type="string">
            <text:p text:style-name="P9"/>
          </table:table-cell>
          <table:covered-table-cell/>
          <table:table-cell table:style-name="Tableau73.A19" table:number-columns-spanned="3" office:value-type="string">
            <text:p text:style-name="P9"/>
          </table:table-cell>
          <table:covered-table-cell/>
          <table:covered-table-cell/>
          <table:table-cell table:style-name="Tableau73.A1" table:number-columns-spanned="4" office:value-type="string">
            <text:p text:style-name="P9"/>
          </table:table-cell>
          <table:covered-table-cell/>
          <table:covered-table-cell/>
          <table:covered-table-cell/>
        </table:table-row>
        <table:table-row table:style-name="Tableau73.18">
          <table:table-cell table:style-name="Tableau73.A19" office:value-type="string">
            <text:list xml:id="list1912026443" text:continue-numbering="true" text:style-name="WW8Num3">
              <text:list-item>
                <text:p text:style-name="P10">RSE</text:p>
              </text:list-item>
            </text:list>
          </table:table-cell>
          <table:table-cell table:style-name="Tableau73.A19" office:value-type="string">
            <text:p text:style-name="P9"/>
          </table:table-cell>
          <table:table-cell table:style-name="Tableau73.A19" office:value-type="string">
            <text:p text:style-name="P9"/>
          </table:table-cell>
          <table:table-cell table:style-name="Tableau73.A19" table:number-columns-spanned="3" office:value-type="string">
            <text:p text:style-name="P9"/>
          </table:table-cell>
          <table:covered-table-cell/>
          <table:covered-table-cell/>
          <table:table-cell table:style-name="Tableau73.A19" table:number-columns-spanned="2" office:value-type="string">
            <text:p text:style-name="P9"/>
          </table:table-cell>
          <table:covered-table-cell/>
          <table:table-cell table:style-name="Tableau73.A19" table:number-columns-spanned="3" office:value-type="string">
            <text:p text:style-name="P9"/>
          </table:table-cell>
          <table:covered-table-cell/>
          <table:covered-table-cell/>
          <table:table-cell table:style-name="Tableau73.A1" table:number-columns-spanned="4" office:value-type="string">
            <text:p text:style-name="P9"/>
          </table:table-cell>
          <table:covered-table-cell/>
          <table:covered-table-cell/>
          <table:covered-table-cell/>
        </table:table-row>
        <table:table-row table:style-name="Tableau73.18">
          <table:table-cell table:style-name="Tableau73.A19" office:value-type="string">
            <text:p text:style-name="P1"><text:span text:style-name="T2">2</text:span><text:span text:style-name="T8">ème</text:span><text:span text:style-name="T2"> session :</text:span></text:p>
          </table:table-cell>
          <table:table-cell table:style-name="Tableau73.A19" office:value-type="string">
            <text:p text:style-name="P9"/>
          </table:table-cell>
          <table:table-cell table:style-name="Tableau73.A19" office:value-type="string">
            <text:p text:style-name="P9"/>
          </table:table-cell>
          <table:table-cell table:style-name="Tableau73.A19" table:number-columns-spanned="3" office:value-type="string">
            <text:p text:style-name="P9"/>
          </table:table-cell>
          <table:covered-table-cell/>
          <table:covered-table-cell/>
          <table:table-cell table:style-name="Tableau73.A19" table:number-columns-spanned="2" office:value-type="string">
            <text:p text:style-name="P9"/>
          </table:table-cell>
          <table:covered-table-cell/>
          <table:table-cell table:style-name="Tableau73.A19" table:number-columns-spanned="3" office:value-type="string">
            <text:p text:style-name="P9"/>
          </table:table-cell>
          <table:covered-table-cell/>
          <table:covered-table-cell/>
          <table:table-cell table:style-name="Tableau73.A1" table:number-columns-spanned="4" office:value-type="string">
            <text:p text:style-name="P9"/>
          </table:table-cell>
          <table:covered-table-cell/>
          <table:covered-table-cell/>
          <table:covered-table-cell/>
        </table:table-row>
        <table:table-row table:style-name="Tableau73.18">
          <table:table-cell table:style-name="Tableau73.A19" office:value-type="string">
            <text:list xml:id="list1396351341" text:continue-numbering="true" text:style-name="WW8Num3">
              <text:list-item>
                <text:p text:style-name="P10">RNE</text:p>
              </text:list-item>
            </text:list>
          </table:table-cell>
          <table:table-cell table:style-name="Tableau73.A19" office:value-type="string">
            <text:p text:style-name="P6"/>
          </table:table-cell>
          <table:table-cell table:style-name="Tableau73.A19" office:value-type="string">
            <text:p text:style-name="P6"/>
          </table:table-cell>
          <table:table-cell table:style-name="Tableau73.A19" table:number-columns-spanned="3" office:value-type="string">
            <text:p text:style-name="P6"/>
          </table:table-cell>
          <table:covered-table-cell/>
          <table:covered-table-cell/>
          <table:table-cell table:style-name="Tableau73.A19" table:number-columns-spanned="2" office:value-type="string">
            <text:p text:style-name="P6"/>
          </table:table-cell>
          <table:covered-table-cell/>
          <table:table-cell table:style-name="Tableau73.A19" table:number-columns-spanned="3" office:value-type="string">
            <text:p text:style-name="P6"/>
          </table:table-cell>
          <table:covered-table-cell/>
          <table:covered-table-cell/>
          <table:table-cell table:style-name="Tableau73.A1" table:number-columns-spanned="4" office:value-type="string">
            <text:p text:style-name="P6"/>
          </table:table-cell>
          <table:covered-table-cell/>
          <table:covered-table-cell/>
          <table:covered-table-cell/>
        </table:table-row>
        <table:table-row table:style-name="Tableau73.18">
          <table:table-cell table:style-name="Tableau73.A19" office:value-type="string">
            <text:list xml:id="list1688911319" text:continue-numbering="true" text:style-name="WW8Num3">
              <text:list-item>
                <text:p text:style-name="P10">RSE</text:p>
              </text:list-item>
            </text:list>
          </table:table-cell>
          <table:table-cell table:style-name="Tableau73.A19" office:value-type="string">
            <text:p text:style-name="P6"/>
          </table:table-cell>
          <table:table-cell table:style-name="Tableau73.A19" office:value-type="string">
            <text:p text:style-name="P6"/>
          </table:table-cell>
          <table:table-cell table:style-name="Tableau73.A19" table:number-columns-spanned="3" office:value-type="string">
            <text:p text:style-name="P6"/>
          </table:table-cell>
          <table:covered-table-cell/>
          <table:covered-table-cell/>
          <table:table-cell table:style-name="Tableau73.A19" table:number-columns-spanned="2" office:value-type="string">
            <text:p text:style-name="P6"/>
          </table:table-cell>
          <table:covered-table-cell/>
          <table:table-cell table:style-name="Tableau73.A19" table:number-columns-spanned="3" office:value-type="string">
            <text:p text:style-name="P6"/>
          </table:table-cell>
          <table:covered-table-cell/>
          <table:covered-table-cell/>
          <table:table-cell table:style-name="Tableau73.A1" table:number-columns-spanned="4" office:value-type="string">
            <text:p text:style-name="P6"/>
          </table:table-cell>
          <table:covered-table-cell/>
          <table:covered-table-cell/>
          <table:covered-table-cell/>
        </table:table-row>
        <table:table-row table:style-name="Tableau73.18">
          <table:table-cell table:style-name="Tableau73.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3.18">
          <table:table-cell table:style-name="Tableau73.A27" table:number-columns-spanned="15" office:value-type="string">
            <text:p text:style-name="P7">Responsable de l’enseignement : Raymond RAKOTOZAF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3.18">
          <table:table-cell table:style-name="Tableau73.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3.18">
          <table:table-cell table:style-name="Tableau73.A27" table:number-columns-spanned="15" office:value-type="string">
            <text:p text:style-name="P62">Ressources pédagogiques : http://www.univ-orleans.fr/sciences/info/res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Heading_20_2"/>
      <text:p text:style-name="P44">Parcours e-MIAGE</text:p>
      <table:table table:name="Tableau74" table:style-name="Tableau74">
        <table:table-column table:style-name="Tableau74.A"/>
        <table:table-column table:style-name="Tableau74.B"/>
        <table:table-column table:style-name="Tableau74.C"/>
        <table:table-column table:style-name="Tableau74.D"/>
        <table:table-column table:style-name="Tableau74.E"/>
        <table:table-column table:style-name="Tableau74.F"/>
        <table:table-column table:style-name="Tableau74.G"/>
        <table:table-column table:style-name="Tableau74.H"/>
        <table:table-column table:style-name="Tableau74.I"/>
        <table:table-column table:style-name="Tableau74.J"/>
        <table:table-column table:style-name="Tableau74.K"/>
        <table:table-column table:style-name="Tableau74.L"/>
        <table:table-column table:style-name="Tableau74.E" table:number-columns-repeated="2"/>
        <table:table-column table:style-name="Tableau74.O"/>
        <table:table-row table:style-name="Tableau74.1">
          <table:table-cell table:style-name="Tableau74.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4.1">
          <table:table-cell table:style-name="Tableau74.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4.1">
          <table:table-cell table:style-name="Tableau74.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4.1">
          <table:table-cell table:style-name="Tableau74.A1" table:number-columns-spanned="15" office:value-type="string">
            <text:p text:style-name="P62">Parcours E-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4.5">
          <table:table-cell table:style-name="Tableau74.A5" table:number-columns-spanned="4" office:value-type="string">
            <text:p text:style-name="P7">Intitulé de l’Unité d’Enseignement :</text:p>
          </table:table-cell>
          <table:covered-table-cell/>
          <table:covered-table-cell/>
          <table:covered-table-cell/>
          <table:table-cell table:style-name="Tableau74.E5" table:number-columns-spanned="11" office:value-type="string">
            <text:p text:style-name="P54">Systèmes informatiques - B20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4.5">
          <table:table-cell table:style-name="Tableau74.A5" table:number-columns-spanned="4" office:value-type="string">
            <text:p text:style-name="P4">Nature :</text:p>
          </table:table-cell>
          <table:covered-table-cell/>
          <table:covered-table-cell/>
          <table:covered-table-cell/>
          <table:table-cell table:style-name="Tableau74.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4.5">
          <table:table-cell table:style-name="Tableau74.A5" table:number-columns-spanned="4" office:value-type="string">
            <text:p text:style-name="P4">Semestre :</text:p>
          </table:table-cell>
          <table:covered-table-cell/>
          <table:covered-table-cell/>
          <table:covered-table-cell/>
          <table:table-cell table:style-name="Tableau74.E5" table:number-columns-spanned="11" office:value-type="string">
            <text:p text:style-name="P56">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4.5">
          <table:table-cell table:style-name="Tableau74.A5" table:number-columns-spanned="4" office:value-type="string">
            <text:p text:style-name="P4">Crédits ECTS :</text:p>
          </table:table-cell>
          <table:covered-table-cell/>
          <table:covered-table-cell/>
          <table:covered-table-cell/>
          <table:table-cell table:style-name="Tableau74.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4.5">
          <table:table-cell table:style-name="Tableau74.A5" table:number-columns-spanned="4" office:value-type="string">
            <text:p text:style-name="P4">Coefficient :</text:p>
          </table:table-cell>
          <table:covered-table-cell/>
          <table:covered-table-cell/>
          <table:covered-table-cell/>
          <table:table-cell table:style-name="Tableau74.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4.5">
          <table:table-cell table:style-name="Tableau74.A5" table:number-columns-spanned="4" office:value-type="string">
            <text:p text:style-name="P4">Langue de l’enseignement :</text:p>
          </table:table-cell>
          <table:covered-table-cell/>
          <table:covered-table-cell/>
          <table:covered-table-cell/>
          <table:table-cell table:style-name="Tableau74.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4.5">
          <table:table-cell table:style-name="Tableau74.A5" table:number-columns-spanned="4" office:value-type="string">
            <text:p text:style-name="P4">Volume horaire total :</text:p>
          </table:table-cell>
          <table:covered-table-cell/>
          <table:covered-table-cell/>
          <table:covered-table-cell/>
          <table:table-cell table:style-name="Tableau74.A5" office:value-type="string">
            <text:p text:style-name="P3"/>
          </table:table-cell>
          <table:table-cell table:style-name="Tableau74.A5" table:number-columns-spanned="2" office:value-type="string">
            <text:p text:style-name="P8">dont</text:p>
          </table:table-cell>
          <table:covered-table-cell/>
          <table:table-cell table:style-name="Tableau74.A5" table:number-columns-spanned="2" office:value-type="string">
            <text:p text:style-name="P11">CM</text:p>
          </table:table-cell>
          <table:covered-table-cell/>
          <table:table-cell table:style-name="Tableau74.A5" office:value-type="string">
            <text:p text:style-name="P11"/>
          </table:table-cell>
          <table:table-cell table:style-name="Tableau74.A5" table:number-columns-spanned="2" office:value-type="string">
            <text:p text:style-name="P11">TD</text:p>
          </table:table-cell>
          <table:covered-table-cell/>
          <table:table-cell table:style-name="Tableau74.A5" office:value-type="string">
            <text:p text:style-name="P11"/>
          </table:table-cell>
          <table:table-cell table:style-name="Tableau74.A5" office:value-type="string">
            <text:p text:style-name="P11">TP</text:p>
          </table:table-cell>
          <table:table-cell table:style-name="Tableau74.E5" office:value-type="string">
            <text:p text:style-name="P11"/>
          </table:table-cell>
        </table:table-row>
        <table:table-row table:style-name="Tableau74.1">
          <table:table-cell table:style-name="Tableau74.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4.1">
          <table:table-cell table:style-name="Tableau74.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4.1">
          <table:table-cell table:style-name="Tableau74.A1" table:number-columns-spanned="15" office:value-type="string">
            <text:list xml:id="list1006909935" text:continue-list="list1436383924" text:style-name="WW8Num2">
              <text:list-item>
                <text:p text:style-name="P5">contenu : </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4.1">
          <table:table-cell table:style-name="Tableau74.A1" table:number-columns-spanned="15" office:value-type="string">
            <text:list xml:id="list1877356733"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4.1">
          <table:table-cell table:style-name="Tableau74.A1" table:number-columns-spanned="15" office:value-type="string">
            <text:list xml:id="list670603708"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4.1">
          <table:table-cell table:style-name="Tableau74.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4.18">
          <table:table-cell table:style-name="Tableau74.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4.18">
          <table:table-cell table:style-name="Tableau74.A19" office:value-type="string">
            <text:p text:style-name="P65"/>
          </table:table-cell>
          <table:table-cell table:style-name="Tableau74.A19" table:number-columns-spanned="5" office:value-type="string">
            <text:p text:style-name="P9">Contrôle continu</text:p>
          </table:table-cell>
          <table:covered-table-cell/>
          <table:covered-table-cell/>
          <table:covered-table-cell/>
          <table:covered-table-cell/>
          <table:table-cell table:style-name="Tableau74.A19" table:number-columns-spanned="5" office:value-type="string">
            <text:p text:style-name="P80">Contrôle terminal</text:p>
          </table:table-cell>
          <table:covered-table-cell/>
          <table:covered-table-cell/>
          <table:covered-table-cell/>
          <table:covered-table-cell/>
          <table:table-cell table:style-name="Tableau74.A1" table:number-columns-spanned="4" office:value-type="string">
            <text:p text:style-name="P80">Contrôle mixte</text:p>
          </table:table-cell>
          <table:covered-table-cell/>
          <table:covered-table-cell/>
          <table:covered-table-cell/>
        </table:table-row>
        <table:table-row table:style-name="Tableau74.18">
          <table:table-cell table:style-name="Tableau74.A19" office:value-type="string">
            <text:p text:style-name="P70"/>
          </table:table-cell>
          <table:table-cell table:style-name="Tableau74.A19" office:value-type="string">
            <text:p text:style-name="P80">nb de CC durant le semestre</text:p>
          </table:table-cell>
          <table:table-cell table:style-name="Tableau74.A19" office:value-type="string">
            <text:p text:style-name="P9">durée</text:p>
          </table:table-cell>
          <table:table-cell table:style-name="Tableau74.A19" table:number-columns-spanned="3" office:value-type="string">
            <text:p text:style-name="P80">Nature</text:p>
            <text:p text:style-name="P79">(oral/écrit )</text:p>
          </table:table-cell>
          <table:covered-table-cell/>
          <table:covered-table-cell/>
          <table:table-cell table:style-name="Tableau74.A19" table:number-columns-spanned="2" office:value-type="string">
            <text:p text:style-name="P9">durée</text:p>
          </table:table-cell>
          <table:covered-table-cell/>
          <table:table-cell table:style-name="Tableau74.A19" table:number-columns-spanned="3" office:value-type="string">
            <text:p text:style-name="P80">Nature</text:p>
            <text:p text:style-name="P79">(oral/écrit)</text:p>
          </table:table-cell>
          <table:covered-table-cell/>
          <table:covered-table-cell/>
          <table:table-cell table:style-name="Tableau74.A1" table:number-columns-spanned="4" office:value-type="string">
            <text:p text:style-name="P9">répartition en % entre CC et CT</text:p>
          </table:table-cell>
          <table:covered-table-cell/>
          <table:covered-table-cell/>
          <table:covered-table-cell/>
        </table:table-row>
        <table:table-row table:style-name="Tableau74.18">
          <table:table-cell table:style-name="Tableau74.A19" office:value-type="string">
            <text:p text:style-name="P69"><text:span text:style-name="T2">1</text:span><text:span text:style-name="T8">ère</text:span><text:span text:style-name="T2"> session :</text:span></text:p>
          </table:table-cell>
          <table:table-cell table:style-name="Tableau74.A19" office:value-type="string">
            <text:p text:style-name="P9"/>
          </table:table-cell>
          <table:table-cell table:style-name="Tableau74.A19" office:value-type="string">
            <text:p text:style-name="P9"/>
          </table:table-cell>
          <table:table-cell table:style-name="Tableau74.A19" table:number-columns-spanned="3" office:value-type="string">
            <text:p text:style-name="P9"/>
          </table:table-cell>
          <table:covered-table-cell/>
          <table:covered-table-cell/>
          <table:table-cell table:style-name="Tableau74.A19" table:number-columns-spanned="2" office:value-type="string">
            <text:p text:style-name="P9"/>
          </table:table-cell>
          <table:covered-table-cell/>
          <table:table-cell table:style-name="Tableau74.A19" table:number-columns-spanned="3" office:value-type="string">
            <text:p text:style-name="P9"/>
          </table:table-cell>
          <table:covered-table-cell/>
          <table:covered-table-cell/>
          <table:table-cell table:style-name="Tableau74.A1" table:number-columns-spanned="4" office:value-type="string">
            <text:p text:style-name="P9"/>
          </table:table-cell>
          <table:covered-table-cell/>
          <table:covered-table-cell/>
          <table:covered-table-cell/>
        </table:table-row>
        <table:table-row table:style-name="Tableau74.18">
          <table:table-cell table:style-name="Tableau74.A19" office:value-type="string">
            <text:list xml:id="list1755558448" text:continue-list="list1688911319" text:style-name="WW8Num3">
              <text:list-item>
                <text:p text:style-name="P10">RNE</text:p>
              </text:list-item>
            </text:list>
          </table:table-cell>
          <table:table-cell table:style-name="Tableau74.A19" office:value-type="string">
            <text:p text:style-name="P9"/>
          </table:table-cell>
          <table:table-cell table:style-name="Tableau74.A19" office:value-type="string">
            <text:p text:style-name="P9"/>
          </table:table-cell>
          <table:table-cell table:style-name="Tableau74.A19" table:number-columns-spanned="3" office:value-type="string">
            <text:p text:style-name="P9"/>
          </table:table-cell>
          <table:covered-table-cell/>
          <table:covered-table-cell/>
          <table:table-cell table:style-name="Tableau74.A19" table:number-columns-spanned="2" office:value-type="string">
            <text:p text:style-name="P9"/>
          </table:table-cell>
          <table:covered-table-cell/>
          <table:table-cell table:style-name="Tableau74.A19" table:number-columns-spanned="3" office:value-type="string">
            <text:p text:style-name="P9"/>
          </table:table-cell>
          <table:covered-table-cell/>
          <table:covered-table-cell/>
          <table:table-cell table:style-name="Tableau74.A1" table:number-columns-spanned="4" office:value-type="string">
            <text:p text:style-name="P9"/>
          </table:table-cell>
          <table:covered-table-cell/>
          <table:covered-table-cell/>
          <table:covered-table-cell/>
        </table:table-row>
        <table:table-row table:style-name="Tableau74.18">
          <table:table-cell table:style-name="Tableau74.A19" office:value-type="string">
            <text:list xml:id="list158743304" text:continue-numbering="true" text:style-name="WW8Num3">
              <text:list-item>
                <text:p text:style-name="P10">RSE</text:p>
              </text:list-item>
            </text:list>
          </table:table-cell>
          <table:table-cell table:style-name="Tableau74.A19" office:value-type="string">
            <text:p text:style-name="P9"/>
          </table:table-cell>
          <table:table-cell table:style-name="Tableau74.A19" office:value-type="string">
            <text:p text:style-name="P9"/>
          </table:table-cell>
          <table:table-cell table:style-name="Tableau74.A19" table:number-columns-spanned="3" office:value-type="string">
            <text:p text:style-name="P9"/>
          </table:table-cell>
          <table:covered-table-cell/>
          <table:covered-table-cell/>
          <table:table-cell table:style-name="Tableau74.A19" table:number-columns-spanned="2" office:value-type="string">
            <text:p text:style-name="P9"/>
          </table:table-cell>
          <table:covered-table-cell/>
          <table:table-cell table:style-name="Tableau74.A19" table:number-columns-spanned="3" office:value-type="string">
            <text:p text:style-name="P9"/>
          </table:table-cell>
          <table:covered-table-cell/>
          <table:covered-table-cell/>
          <table:table-cell table:style-name="Tableau74.A1" table:number-columns-spanned="4" office:value-type="string">
            <text:p text:style-name="P9"/>
          </table:table-cell>
          <table:covered-table-cell/>
          <table:covered-table-cell/>
          <table:covered-table-cell/>
        </table:table-row>
        <table:table-row table:style-name="Tableau74.18">
          <table:table-cell table:style-name="Tableau74.A19" office:value-type="string">
            <text:p text:style-name="P1"><text:span text:style-name="T2">2</text:span><text:span text:style-name="T8">ème</text:span><text:span text:style-name="T2"> session :</text:span></text:p>
          </table:table-cell>
          <table:table-cell table:style-name="Tableau74.A19" office:value-type="string">
            <text:p text:style-name="P9"/>
          </table:table-cell>
          <table:table-cell table:style-name="Tableau74.A19" office:value-type="string">
            <text:p text:style-name="P9"/>
          </table:table-cell>
          <table:table-cell table:style-name="Tableau74.A19" table:number-columns-spanned="3" office:value-type="string">
            <text:p text:style-name="P9"/>
          </table:table-cell>
          <table:covered-table-cell/>
          <table:covered-table-cell/>
          <table:table-cell table:style-name="Tableau74.A19" table:number-columns-spanned="2" office:value-type="string">
            <text:p text:style-name="P9"/>
          </table:table-cell>
          <table:covered-table-cell/>
          <table:table-cell table:style-name="Tableau74.A19" table:number-columns-spanned="3" office:value-type="string">
            <text:p text:style-name="P9"/>
          </table:table-cell>
          <table:covered-table-cell/>
          <table:covered-table-cell/>
          <table:table-cell table:style-name="Tableau74.A1" table:number-columns-spanned="4" office:value-type="string">
            <text:p text:style-name="P9"/>
          </table:table-cell>
          <table:covered-table-cell/>
          <table:covered-table-cell/>
          <table:covered-table-cell/>
        </table:table-row>
        <table:table-row table:style-name="Tableau74.18">
          <table:table-cell table:style-name="Tableau74.A19" office:value-type="string">
            <text:list xml:id="list1737238302" text:continue-numbering="true" text:style-name="WW8Num3">
              <text:list-item>
                <text:p text:style-name="P10">RNE</text:p>
              </text:list-item>
            </text:list>
          </table:table-cell>
          <table:table-cell table:style-name="Tableau74.A19" office:value-type="string">
            <text:p text:style-name="P6"/>
          </table:table-cell>
          <table:table-cell table:style-name="Tableau74.A19" office:value-type="string">
            <text:p text:style-name="P6"/>
          </table:table-cell>
          <table:table-cell table:style-name="Tableau74.A19" table:number-columns-spanned="3" office:value-type="string">
            <text:p text:style-name="P6"/>
          </table:table-cell>
          <table:covered-table-cell/>
          <table:covered-table-cell/>
          <table:table-cell table:style-name="Tableau74.A19" table:number-columns-spanned="2" office:value-type="string">
            <text:p text:style-name="P6"/>
          </table:table-cell>
          <table:covered-table-cell/>
          <table:table-cell table:style-name="Tableau74.A19" table:number-columns-spanned="3" office:value-type="string">
            <text:p text:style-name="P6"/>
          </table:table-cell>
          <table:covered-table-cell/>
          <table:covered-table-cell/>
          <table:table-cell table:style-name="Tableau74.A1" table:number-columns-spanned="4" office:value-type="string">
            <text:p text:style-name="P6"/>
          </table:table-cell>
          <table:covered-table-cell/>
          <table:covered-table-cell/>
          <table:covered-table-cell/>
        </table:table-row>
        <table:table-row table:style-name="Tableau74.18">
          <table:table-cell table:style-name="Tableau74.A19" office:value-type="string">
            <text:list xml:id="list1489694650" text:continue-numbering="true" text:style-name="WW8Num3">
              <text:list-item>
                <text:p text:style-name="P10">RSE</text:p>
              </text:list-item>
            </text:list>
          </table:table-cell>
          <table:table-cell table:style-name="Tableau74.A19" office:value-type="string">
            <text:p text:style-name="P6"/>
          </table:table-cell>
          <table:table-cell table:style-name="Tableau74.A19" office:value-type="string">
            <text:p text:style-name="P6"/>
          </table:table-cell>
          <table:table-cell table:style-name="Tableau74.A19" table:number-columns-spanned="3" office:value-type="string">
            <text:p text:style-name="P6"/>
          </table:table-cell>
          <table:covered-table-cell/>
          <table:covered-table-cell/>
          <table:table-cell table:style-name="Tableau74.A19" table:number-columns-spanned="2" office:value-type="string">
            <text:p text:style-name="P6"/>
          </table:table-cell>
          <table:covered-table-cell/>
          <table:table-cell table:style-name="Tableau74.A19" table:number-columns-spanned="3" office:value-type="string">
            <text:p text:style-name="P6"/>
          </table:table-cell>
          <table:covered-table-cell/>
          <table:covered-table-cell/>
          <table:table-cell table:style-name="Tableau74.A1" table:number-columns-spanned="4" office:value-type="string">
            <text:p text:style-name="P6"/>
          </table:table-cell>
          <table:covered-table-cell/>
          <table:covered-table-cell/>
          <table:covered-table-cell/>
        </table:table-row>
        <table:table-row table:style-name="Tableau74.18">
          <table:table-cell table:style-name="Tableau74.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4.18">
          <table:table-cell table:style-name="Tableau74.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4.18">
          <table:table-cell table:style-name="Tableau74.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4.18">
          <table:table-cell table:style-name="Tableau74.A27" table:number-columns-spanned="15" office:value-type="string">
            <text:p text:style-name="P62">Ressources pédagogiques : http://www.univ-orleans.fr/tic/foad/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75" table:style-name="Tableau75">
        <table:table-column table:style-name="Tableau75.A"/>
        <table:table-column table:style-name="Tableau75.B"/>
        <table:table-column table:style-name="Tableau75.C"/>
        <table:table-column table:style-name="Tableau75.D"/>
        <table:table-column table:style-name="Tableau75.E"/>
        <table:table-column table:style-name="Tableau75.F"/>
        <table:table-column table:style-name="Tableau75.G"/>
        <table:table-column table:style-name="Tableau75.H"/>
        <table:table-column table:style-name="Tableau75.I"/>
        <table:table-column table:style-name="Tableau75.J"/>
        <table:table-column table:style-name="Tableau75.K"/>
        <table:table-column table:style-name="Tableau75.L"/>
        <table:table-column table:style-name="Tableau75.E" table:number-columns-repeated="2"/>
        <table:table-column table:style-name="Tableau75.O"/>
        <table:table-row table:style-name="Tableau75.1">
          <table:table-cell table:style-name="Tableau75.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5.1">
          <table:table-cell table:style-name="Tableau75.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5.1">
          <table:table-cell table:style-name="Tableau75.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5.1">
          <table:table-cell table:style-name="Tableau75.A1" table:number-columns-spanned="15" office:value-type="string">
            <text:p text:style-name="P62">Parcours E-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5.5">
          <table:table-cell table:style-name="Tableau75.A5" table:number-columns-spanned="4" office:value-type="string">
            <text:p text:style-name="P7">Intitulé de l’Unité d’Enseignement :</text:p>
          </table:table-cell>
          <table:covered-table-cell/>
          <table:covered-table-cell/>
          <table:covered-table-cell/>
          <table:table-cell table:style-name="Tableau75.E5" table:number-columns-spanned="11" office:value-type="string">
            <text:p text:style-name="P54">Automates et langages - B20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5.5">
          <table:table-cell table:style-name="Tableau75.A5" table:number-columns-spanned="4" office:value-type="string">
            <text:p text:style-name="P4">Nature :</text:p>
          </table:table-cell>
          <table:covered-table-cell/>
          <table:covered-table-cell/>
          <table:covered-table-cell/>
          <table:table-cell table:style-name="Tableau75.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75.5">
          <table:table-cell table:style-name="Tableau75.A5" table:number-columns-spanned="4" office:value-type="string">
            <text:p text:style-name="P4">Semestre :</text:p>
          </table:table-cell>
          <table:covered-table-cell/>
          <table:covered-table-cell/>
          <table:covered-table-cell/>
          <table:table-cell table:style-name="Tableau75.E5" table:number-columns-spanned="11" office:value-type="string">
            <text:p text:style-name="P56">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5.5">
          <table:table-cell table:style-name="Tableau75.A5" table:number-columns-spanned="4" office:value-type="string">
            <text:p text:style-name="P4">Crédits ECTS :</text:p>
          </table:table-cell>
          <table:covered-table-cell/>
          <table:covered-table-cell/>
          <table:covered-table-cell/>
          <table:table-cell table:style-name="Tableau75.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5.5">
          <table:table-cell table:style-name="Tableau75.A5" table:number-columns-spanned="4" office:value-type="string">
            <text:p text:style-name="P4">Coefficient :</text:p>
          </table:table-cell>
          <table:covered-table-cell/>
          <table:covered-table-cell/>
          <table:covered-table-cell/>
          <table:table-cell table:style-name="Tableau75.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5.5">
          <table:table-cell table:style-name="Tableau75.A5" table:number-columns-spanned="4" office:value-type="string">
            <text:p text:style-name="P4">Langue de l’enseignement :</text:p>
          </table:table-cell>
          <table:covered-table-cell/>
          <table:covered-table-cell/>
          <table:covered-table-cell/>
          <table:table-cell table:style-name="Tableau75.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5.5">
          <table:table-cell table:style-name="Tableau75.A5" table:number-columns-spanned="4" office:value-type="string">
            <text:p text:style-name="P4">Volume horaire total :</text:p>
          </table:table-cell>
          <table:covered-table-cell/>
          <table:covered-table-cell/>
          <table:covered-table-cell/>
          <table:table-cell table:style-name="Tableau75.A5" office:value-type="string">
            <text:p text:style-name="P3"/>
          </table:table-cell>
          <table:table-cell table:style-name="Tableau75.A5" table:number-columns-spanned="2" office:value-type="string">
            <text:p text:style-name="P8">dont</text:p>
          </table:table-cell>
          <table:covered-table-cell/>
          <table:table-cell table:style-name="Tableau75.A5" table:number-columns-spanned="2" office:value-type="string">
            <text:p text:style-name="P11">CM</text:p>
          </table:table-cell>
          <table:covered-table-cell/>
          <table:table-cell table:style-name="Tableau75.A5" office:value-type="string">
            <text:p text:style-name="P11"/>
          </table:table-cell>
          <table:table-cell table:style-name="Tableau75.A5" table:number-columns-spanned="2" office:value-type="string">
            <text:p text:style-name="P11">TD</text:p>
          </table:table-cell>
          <table:covered-table-cell/>
          <table:table-cell table:style-name="Tableau75.A5" office:value-type="string">
            <text:p text:style-name="P11"/>
          </table:table-cell>
          <table:table-cell table:style-name="Tableau75.A5" office:value-type="string">
            <text:p text:style-name="P11">TP</text:p>
          </table:table-cell>
          <table:table-cell table:style-name="Tableau75.E5" office:value-type="string">
            <text:p text:style-name="P11"/>
          </table:table-cell>
        </table:table-row>
        <table:table-row table:style-name="Tableau75.1">
          <table:table-cell table:style-name="Tableau75.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5.1">
          <table:table-cell table:style-name="Tableau75.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5.1">
          <table:table-cell table:style-name="Tableau75.A1" table:number-columns-spanned="15" office:value-type="string">
            <text:list xml:id="list699359725" text:continue-list="list670603708" text:style-name="WW8Num2">
              <text:list-item>
                <text:p text:style-name="P5">contenu : </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5.1">
          <table:table-cell table:style-name="Tableau75.A1" table:number-columns-spanned="15" office:value-type="string">
            <text:list xml:id="list1874115592"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5.1">
          <table:table-cell table:style-name="Tableau75.A1" table:number-columns-spanned="15" office:value-type="string">
            <text:list xml:id="list2031321743"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5.1">
          <table:table-cell table:style-name="Tableau75.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5.18">
          <table:table-cell table:style-name="Tableau75.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5.18">
          <table:table-cell table:style-name="Tableau75.A19" office:value-type="string">
            <text:p text:style-name="P65"/>
          </table:table-cell>
          <table:table-cell table:style-name="Tableau75.A19" table:number-columns-spanned="5" office:value-type="string">
            <text:p text:style-name="P9">Contrôle continu</text:p>
          </table:table-cell>
          <table:covered-table-cell/>
          <table:covered-table-cell/>
          <table:covered-table-cell/>
          <table:covered-table-cell/>
          <table:table-cell table:style-name="Tableau75.A19" table:number-columns-spanned="5" office:value-type="string">
            <text:p text:style-name="P80">Contrôle terminal</text:p>
          </table:table-cell>
          <table:covered-table-cell/>
          <table:covered-table-cell/>
          <table:covered-table-cell/>
          <table:covered-table-cell/>
          <table:table-cell table:style-name="Tableau75.A1" table:number-columns-spanned="4" office:value-type="string">
            <text:p text:style-name="P80">Contrôle mixte</text:p>
          </table:table-cell>
          <table:covered-table-cell/>
          <table:covered-table-cell/>
          <table:covered-table-cell/>
        </table:table-row>
        <table:table-row table:style-name="Tableau75.18">
          <table:table-cell table:style-name="Tableau75.A19" office:value-type="string">
            <text:p text:style-name="P70"/>
          </table:table-cell>
          <table:table-cell table:style-name="Tableau75.A19" office:value-type="string">
            <text:p text:style-name="P80">nb de CC durant le semestre</text:p>
          </table:table-cell>
          <table:table-cell table:style-name="Tableau75.A19" office:value-type="string">
            <text:p text:style-name="P9">durée</text:p>
          </table:table-cell>
          <table:table-cell table:style-name="Tableau75.A19" table:number-columns-spanned="3" office:value-type="string">
            <text:p text:style-name="P80">Nature</text:p>
            <text:p text:style-name="P79">(oral/écrit )</text:p>
          </table:table-cell>
          <table:covered-table-cell/>
          <table:covered-table-cell/>
          <table:table-cell table:style-name="Tableau75.A19" table:number-columns-spanned="2" office:value-type="string">
            <text:p text:style-name="P9">durée</text:p>
          </table:table-cell>
          <table:covered-table-cell/>
          <table:table-cell table:style-name="Tableau75.A19" table:number-columns-spanned="3" office:value-type="string">
            <text:p text:style-name="P80">Nature</text:p>
            <text:p text:style-name="P79">(oral/écrit)</text:p>
          </table:table-cell>
          <table:covered-table-cell/>
          <table:covered-table-cell/>
          <table:table-cell table:style-name="Tableau75.A1" table:number-columns-spanned="4" office:value-type="string">
            <text:p text:style-name="P9">répartition en % entre CC et CT</text:p>
          </table:table-cell>
          <table:covered-table-cell/>
          <table:covered-table-cell/>
          <table:covered-table-cell/>
        </table:table-row>
        <table:table-row table:style-name="Tableau75.18">
          <table:table-cell table:style-name="Tableau75.A19" office:value-type="string">
            <text:p text:style-name="P69"><text:span text:style-name="T2">1</text:span><text:span text:style-name="T8">ère</text:span><text:span text:style-name="T2"> session :</text:span></text:p>
          </table:table-cell>
          <table:table-cell table:style-name="Tableau75.A19" office:value-type="string">
            <text:p text:style-name="P9"/>
          </table:table-cell>
          <table:table-cell table:style-name="Tableau75.A19" office:value-type="string">
            <text:p text:style-name="P9"/>
          </table:table-cell>
          <table:table-cell table:style-name="Tableau75.A19" table:number-columns-spanned="3" office:value-type="string">
            <text:p text:style-name="P9"/>
          </table:table-cell>
          <table:covered-table-cell/>
          <table:covered-table-cell/>
          <table:table-cell table:style-name="Tableau75.A19" table:number-columns-spanned="2" office:value-type="string">
            <text:p text:style-name="P9"/>
          </table:table-cell>
          <table:covered-table-cell/>
          <table:table-cell table:style-name="Tableau75.A19" table:number-columns-spanned="3" office:value-type="string">
            <text:p text:style-name="P9"/>
          </table:table-cell>
          <table:covered-table-cell/>
          <table:covered-table-cell/>
          <table:table-cell table:style-name="Tableau75.A1" table:number-columns-spanned="4" office:value-type="string">
            <text:p text:style-name="P9"/>
          </table:table-cell>
          <table:covered-table-cell/>
          <table:covered-table-cell/>
          <table:covered-table-cell/>
        </table:table-row>
        <table:table-row table:style-name="Tableau75.18">
          <table:table-cell table:style-name="Tableau75.A19" office:value-type="string">
            <text:list xml:id="list642732143" text:continue-list="list1489694650" text:style-name="WW8Num3">
              <text:list-item>
                <text:p text:style-name="P10">RNE</text:p>
              </text:list-item>
            </text:list>
          </table:table-cell>
          <table:table-cell table:style-name="Tableau75.A19" office:value-type="string">
            <text:p text:style-name="P9"/>
          </table:table-cell>
          <table:table-cell table:style-name="Tableau75.A19" office:value-type="string">
            <text:p text:style-name="P9"/>
          </table:table-cell>
          <table:table-cell table:style-name="Tableau75.A19" table:number-columns-spanned="3" office:value-type="string">
            <text:p text:style-name="P9"/>
          </table:table-cell>
          <table:covered-table-cell/>
          <table:covered-table-cell/>
          <table:table-cell table:style-name="Tableau75.A19" table:number-columns-spanned="2" office:value-type="string">
            <text:p text:style-name="P9"/>
          </table:table-cell>
          <table:covered-table-cell/>
          <table:table-cell table:style-name="Tableau75.A19" table:number-columns-spanned="3" office:value-type="string">
            <text:p text:style-name="P9"/>
          </table:table-cell>
          <table:covered-table-cell/>
          <table:covered-table-cell/>
          <table:table-cell table:style-name="Tableau75.A1" table:number-columns-spanned="4" office:value-type="string">
            <text:p text:style-name="P9"/>
          </table:table-cell>
          <table:covered-table-cell/>
          <table:covered-table-cell/>
          <table:covered-table-cell/>
        </table:table-row>
        <table:table-row table:style-name="Tableau75.18">
          <table:table-cell table:style-name="Tableau75.A19" office:value-type="string">
            <text:list xml:id="list1469600539" text:continue-numbering="true" text:style-name="WW8Num3">
              <text:list-item>
                <text:p text:style-name="P10">RSE</text:p>
              </text:list-item>
            </text:list>
          </table:table-cell>
          <table:table-cell table:style-name="Tableau75.A19" office:value-type="string">
            <text:p text:style-name="P9"/>
          </table:table-cell>
          <table:table-cell table:style-name="Tableau75.A19" office:value-type="string">
            <text:p text:style-name="P9"/>
          </table:table-cell>
          <table:table-cell table:style-name="Tableau75.A19" table:number-columns-spanned="3" office:value-type="string">
            <text:p text:style-name="P9"/>
          </table:table-cell>
          <table:covered-table-cell/>
          <table:covered-table-cell/>
          <table:table-cell table:style-name="Tableau75.A19" table:number-columns-spanned="2" office:value-type="string">
            <text:p text:style-name="P9"/>
          </table:table-cell>
          <table:covered-table-cell/>
          <table:table-cell table:style-name="Tableau75.A19" table:number-columns-spanned="3" office:value-type="string">
            <text:p text:style-name="P9"/>
          </table:table-cell>
          <table:covered-table-cell/>
          <table:covered-table-cell/>
          <table:table-cell table:style-name="Tableau75.A1" table:number-columns-spanned="4" office:value-type="string">
            <text:p text:style-name="P9"/>
          </table:table-cell>
          <table:covered-table-cell/>
          <table:covered-table-cell/>
          <table:covered-table-cell/>
        </table:table-row>
        <table:table-row table:style-name="Tableau75.18">
          <table:table-cell table:style-name="Tableau75.A19" office:value-type="string">
            <text:p text:style-name="P1"><text:span text:style-name="T2">2</text:span><text:span text:style-name="T8">ème</text:span><text:span text:style-name="T2"> session :</text:span></text:p>
          </table:table-cell>
          <table:table-cell table:style-name="Tableau75.A19" office:value-type="string">
            <text:p text:style-name="P9"/>
          </table:table-cell>
          <table:table-cell table:style-name="Tableau75.A19" office:value-type="string">
            <text:p text:style-name="P9"/>
          </table:table-cell>
          <table:table-cell table:style-name="Tableau75.A19" table:number-columns-spanned="3" office:value-type="string">
            <text:p text:style-name="P9"/>
          </table:table-cell>
          <table:covered-table-cell/>
          <table:covered-table-cell/>
          <table:table-cell table:style-name="Tableau75.A19" table:number-columns-spanned="2" office:value-type="string">
            <text:p text:style-name="P9"/>
          </table:table-cell>
          <table:covered-table-cell/>
          <table:table-cell table:style-name="Tableau75.A19" table:number-columns-spanned="3" office:value-type="string">
            <text:p text:style-name="P9"/>
          </table:table-cell>
          <table:covered-table-cell/>
          <table:covered-table-cell/>
          <table:table-cell table:style-name="Tableau75.A1" table:number-columns-spanned="4" office:value-type="string">
            <text:p text:style-name="P9"/>
          </table:table-cell>
          <table:covered-table-cell/>
          <table:covered-table-cell/>
          <table:covered-table-cell/>
        </table:table-row>
        <table:table-row table:style-name="Tableau75.18">
          <table:table-cell table:style-name="Tableau75.A19" office:value-type="string">
            <text:list xml:id="list132568727" text:continue-numbering="true" text:style-name="WW8Num3">
              <text:list-item>
                <text:p text:style-name="P10">RNE</text:p>
              </text:list-item>
            </text:list>
          </table:table-cell>
          <table:table-cell table:style-name="Tableau75.A19" office:value-type="string">
            <text:p text:style-name="P6"/>
          </table:table-cell>
          <table:table-cell table:style-name="Tableau75.A19" office:value-type="string">
            <text:p text:style-name="P6"/>
          </table:table-cell>
          <table:table-cell table:style-name="Tableau75.A19" table:number-columns-spanned="3" office:value-type="string">
            <text:p text:style-name="P6"/>
          </table:table-cell>
          <table:covered-table-cell/>
          <table:covered-table-cell/>
          <table:table-cell table:style-name="Tableau75.A19" table:number-columns-spanned="2" office:value-type="string">
            <text:p text:style-name="P6"/>
          </table:table-cell>
          <table:covered-table-cell/>
          <table:table-cell table:style-name="Tableau75.A19" table:number-columns-spanned="3" office:value-type="string">
            <text:p text:style-name="P6"/>
          </table:table-cell>
          <table:covered-table-cell/>
          <table:covered-table-cell/>
          <table:table-cell table:style-name="Tableau75.A1" table:number-columns-spanned="4" office:value-type="string">
            <text:p text:style-name="P6"/>
          </table:table-cell>
          <table:covered-table-cell/>
          <table:covered-table-cell/>
          <table:covered-table-cell/>
        </table:table-row>
        <table:table-row table:style-name="Tableau75.18">
          <table:table-cell table:style-name="Tableau75.A19" office:value-type="string">
            <text:list xml:id="list2055270298" text:continue-numbering="true" text:style-name="WW8Num3">
              <text:list-item>
                <text:p text:style-name="P10">RSE</text:p>
              </text:list-item>
            </text:list>
          </table:table-cell>
          <table:table-cell table:style-name="Tableau75.A19" office:value-type="string">
            <text:p text:style-name="P6"/>
          </table:table-cell>
          <table:table-cell table:style-name="Tableau75.A19" office:value-type="string">
            <text:p text:style-name="P6"/>
          </table:table-cell>
          <table:table-cell table:style-name="Tableau75.A19" table:number-columns-spanned="3" office:value-type="string">
            <text:p text:style-name="P6"/>
          </table:table-cell>
          <table:covered-table-cell/>
          <table:covered-table-cell/>
          <table:table-cell table:style-name="Tableau75.A19" table:number-columns-spanned="2" office:value-type="string">
            <text:p text:style-name="P6"/>
          </table:table-cell>
          <table:covered-table-cell/>
          <table:table-cell table:style-name="Tableau75.A19" table:number-columns-spanned="3" office:value-type="string">
            <text:p text:style-name="P6"/>
          </table:table-cell>
          <table:covered-table-cell/>
          <table:covered-table-cell/>
          <table:table-cell table:style-name="Tableau75.A1" table:number-columns-spanned="4" office:value-type="string">
            <text:p text:style-name="P6"/>
          </table:table-cell>
          <table:covered-table-cell/>
          <table:covered-table-cell/>
          <table:covered-table-cell/>
        </table:table-row>
        <table:table-row table:style-name="Tableau75.18">
          <table:table-cell table:style-name="Tableau75.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5.18">
          <table:table-cell table:style-name="Tableau75.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5.18">
          <table:table-cell table:style-name="Tableau75.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5.18">
          <table:table-cell table:style-name="Tableau75.A27" table:number-columns-spanned="15" office:value-type="string">
            <text:p text:style-name="P62">Ressources pédagogiques : http://www.univ-orleans.fr/tic/foad/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76" table:style-name="Tableau76">
        <table:table-column table:style-name="Tableau76.A"/>
        <table:table-column table:style-name="Tableau76.B"/>
        <table:table-column table:style-name="Tableau76.C"/>
        <table:table-column table:style-name="Tableau76.D"/>
        <table:table-column table:style-name="Tableau76.E"/>
        <table:table-column table:style-name="Tableau76.F"/>
        <table:table-column table:style-name="Tableau76.G"/>
        <table:table-column table:style-name="Tableau76.H"/>
        <table:table-column table:style-name="Tableau76.I"/>
        <table:table-column table:style-name="Tableau76.J"/>
        <table:table-column table:style-name="Tableau76.K"/>
        <table:table-column table:style-name="Tableau76.L"/>
        <table:table-column table:style-name="Tableau76.E" table:number-columns-repeated="2"/>
        <table:table-column table:style-name="Tableau76.O"/>
        <table:table-row table:style-name="Tableau76.1">
          <table:table-cell table:style-name="Tableau76.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6.1">
          <table:table-cell table:style-name="Tableau76.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6.1">
          <table:table-cell table:style-name="Tableau76.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6.1">
          <table:table-cell table:style-name="Tableau76.A1" table:number-columns-spanned="15" office:value-type="string">
            <text:p text:style-name="P62">Parcours E-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6.5">
          <table:table-cell table:style-name="Tableau76.A5" table:number-columns-spanned="4" office:value-type="string">
            <text:p text:style-name="P7">Intitulé de l’Unité d’Enseignement :</text:p>
          </table:table-cell>
          <table:covered-table-cell/>
          <table:covered-table-cell/>
          <table:covered-table-cell/>
          <table:table-cell table:style-name="Tableau76.E5" table:number-columns-spanned="11" office:value-type="string">
            <text:p text:style-name="P54">Gestion de projet - B30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6.5">
          <table:table-cell table:style-name="Tableau76.A5" table:number-columns-spanned="4" office:value-type="string">
            <text:p text:style-name="P4">Nature :</text:p>
          </table:table-cell>
          <table:covered-table-cell/>
          <table:covered-table-cell/>
          <table:covered-table-cell/>
          <table:table-cell table:style-name="Tableau76.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6.5">
          <table:table-cell table:style-name="Tableau76.A5" table:number-columns-spanned="4" office:value-type="string">
            <text:p text:style-name="P4">Semestre :</text:p>
          </table:table-cell>
          <table:covered-table-cell/>
          <table:covered-table-cell/>
          <table:covered-table-cell/>
          <table:table-cell table:style-name="Tableau76.E5" table:number-columns-spanned="11" office:value-type="string">
            <text:p text:style-name="P56">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6.5">
          <table:table-cell table:style-name="Tableau76.A5" table:number-columns-spanned="4" office:value-type="string">
            <text:p text:style-name="P4">Crédits ECTS :</text:p>
          </table:table-cell>
          <table:covered-table-cell/>
          <table:covered-table-cell/>
          <table:covered-table-cell/>
          <table:table-cell table:style-name="Tableau76.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6.5">
          <table:table-cell table:style-name="Tableau76.A5" table:number-columns-spanned="4" office:value-type="string">
            <text:p text:style-name="P4">Coefficient :</text:p>
          </table:table-cell>
          <table:covered-table-cell/>
          <table:covered-table-cell/>
          <table:covered-table-cell/>
          <table:table-cell table:style-name="Tableau76.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6.5">
          <table:table-cell table:style-name="Tableau76.A5" table:number-columns-spanned="4" office:value-type="string">
            <text:p text:style-name="P4">Langue de l’enseignement :</text:p>
          </table:table-cell>
          <table:covered-table-cell/>
          <table:covered-table-cell/>
          <table:covered-table-cell/>
          <table:table-cell table:style-name="Tableau76.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6.5">
          <table:table-cell table:style-name="Tableau76.A5" table:number-columns-spanned="4" office:value-type="string">
            <text:p text:style-name="P4">Volume horaire total :</text:p>
          </table:table-cell>
          <table:covered-table-cell/>
          <table:covered-table-cell/>
          <table:covered-table-cell/>
          <table:table-cell table:style-name="Tableau76.A5" office:value-type="string">
            <text:p text:style-name="P3"/>
          </table:table-cell>
          <table:table-cell table:style-name="Tableau76.A5" table:number-columns-spanned="2" office:value-type="string">
            <text:p text:style-name="P8">dont</text:p>
          </table:table-cell>
          <table:covered-table-cell/>
          <table:table-cell table:style-name="Tableau76.A5" table:number-columns-spanned="2" office:value-type="string">
            <text:p text:style-name="P11">CM</text:p>
          </table:table-cell>
          <table:covered-table-cell/>
          <table:table-cell table:style-name="Tableau76.A5" office:value-type="string">
            <text:p text:style-name="P11"/>
          </table:table-cell>
          <table:table-cell table:style-name="Tableau76.A5" table:number-columns-spanned="2" office:value-type="string">
            <text:p text:style-name="P11">TD</text:p>
          </table:table-cell>
          <table:covered-table-cell/>
          <table:table-cell table:style-name="Tableau76.A5" office:value-type="string">
            <text:p text:style-name="P11"/>
          </table:table-cell>
          <table:table-cell table:style-name="Tableau76.A5" office:value-type="string">
            <text:p text:style-name="P11">TP</text:p>
          </table:table-cell>
          <table:table-cell table:style-name="Tableau76.E5" office:value-type="string">
            <text:p text:style-name="P11"/>
          </table:table-cell>
        </table:table-row>
        <table:table-row table:style-name="Tableau76.1">
          <table:table-cell table:style-name="Tableau76.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6.1">
          <table:table-cell table:style-name="Tableau76.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6.1">
          <table:table-cell table:style-name="Tableau76.A1" table:number-columns-spanned="15" office:value-type="string">
            <text:list xml:id="list1566654039" text:continue-list="list2031321743" text:style-name="WW8Num2">
              <text:list-item>
                <text:p text:style-name="P5">contenu : </text:p>
              </text:list-item>
            </text:list>
            <text:p text:style-name="P2"><text:soft-page-break/></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6.1">
          <table:table-cell table:style-name="Tableau76.A1" table:number-columns-spanned="15" office:value-type="string">
            <text:list xml:id="list1370655154"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6.1">
          <table:table-cell table:style-name="Tableau76.A1" table:number-columns-spanned="15" office:value-type="string">
            <text:list xml:id="list1457309457"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6.1">
          <table:table-cell table:style-name="Tableau76.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6.18">
          <table:table-cell table:style-name="Tableau76.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6.18">
          <table:table-cell table:style-name="Tableau76.A19" office:value-type="string">
            <text:p text:style-name="P65"/>
          </table:table-cell>
          <table:table-cell table:style-name="Tableau76.A19" table:number-columns-spanned="5" office:value-type="string">
            <text:p text:style-name="P9">Contrôle continu</text:p>
          </table:table-cell>
          <table:covered-table-cell/>
          <table:covered-table-cell/>
          <table:covered-table-cell/>
          <table:covered-table-cell/>
          <table:table-cell table:style-name="Tableau76.A19" table:number-columns-spanned="5" office:value-type="string">
            <text:p text:style-name="P80">Contrôle terminal</text:p>
          </table:table-cell>
          <table:covered-table-cell/>
          <table:covered-table-cell/>
          <table:covered-table-cell/>
          <table:covered-table-cell/>
          <table:table-cell table:style-name="Tableau76.A1" table:number-columns-spanned="4" office:value-type="string">
            <text:p text:style-name="P80">Contrôle mixte</text:p>
          </table:table-cell>
          <table:covered-table-cell/>
          <table:covered-table-cell/>
          <table:covered-table-cell/>
        </table:table-row>
        <table:table-row table:style-name="Tableau76.18">
          <table:table-cell table:style-name="Tableau76.A19" office:value-type="string">
            <text:p text:style-name="P70"/>
          </table:table-cell>
          <table:table-cell table:style-name="Tableau76.A19" office:value-type="string">
            <text:p text:style-name="P80">nb de CC durant le semestre</text:p>
          </table:table-cell>
          <table:table-cell table:style-name="Tableau76.A19" office:value-type="string">
            <text:p text:style-name="P9">durée</text:p>
          </table:table-cell>
          <table:table-cell table:style-name="Tableau76.A19" table:number-columns-spanned="3" office:value-type="string">
            <text:p text:style-name="P80">Nature</text:p>
            <text:p text:style-name="P79">(oral/écrit )</text:p>
          </table:table-cell>
          <table:covered-table-cell/>
          <table:covered-table-cell/>
          <table:table-cell table:style-name="Tableau76.A19" table:number-columns-spanned="2" office:value-type="string">
            <text:p text:style-name="P9">durée</text:p>
          </table:table-cell>
          <table:covered-table-cell/>
          <table:table-cell table:style-name="Tableau76.A19" table:number-columns-spanned="3" office:value-type="string">
            <text:p text:style-name="P80">Nature</text:p>
            <text:p text:style-name="P79">(oral/écrit)</text:p>
          </table:table-cell>
          <table:covered-table-cell/>
          <table:covered-table-cell/>
          <table:table-cell table:style-name="Tableau76.A1" table:number-columns-spanned="4" office:value-type="string">
            <text:p text:style-name="P9">répartition en % entre CC et CT</text:p>
          </table:table-cell>
          <table:covered-table-cell/>
          <table:covered-table-cell/>
          <table:covered-table-cell/>
        </table:table-row>
        <table:table-row table:style-name="Tableau76.18">
          <table:table-cell table:style-name="Tableau76.A19" office:value-type="string">
            <text:p text:style-name="P69"><text:span text:style-name="T2">1</text:span><text:span text:style-name="T8">ère</text:span><text:span text:style-name="T2"> session :</text:span></text:p>
          </table:table-cell>
          <table:table-cell table:style-name="Tableau76.A19" office:value-type="string">
            <text:p text:style-name="P9"/>
          </table:table-cell>
          <table:table-cell table:style-name="Tableau76.A19" office:value-type="string">
            <text:p text:style-name="P9"/>
          </table:table-cell>
          <table:table-cell table:style-name="Tableau76.A19" table:number-columns-spanned="3" office:value-type="string">
            <text:p text:style-name="P9"/>
          </table:table-cell>
          <table:covered-table-cell/>
          <table:covered-table-cell/>
          <table:table-cell table:style-name="Tableau76.A19" table:number-columns-spanned="2" office:value-type="string">
            <text:p text:style-name="P9"/>
          </table:table-cell>
          <table:covered-table-cell/>
          <table:table-cell table:style-name="Tableau76.A19" table:number-columns-spanned="3" office:value-type="string">
            <text:p text:style-name="P9"/>
          </table:table-cell>
          <table:covered-table-cell/>
          <table:covered-table-cell/>
          <table:table-cell table:style-name="Tableau76.A1" table:number-columns-spanned="4" office:value-type="string">
            <text:p text:style-name="P9"/>
          </table:table-cell>
          <table:covered-table-cell/>
          <table:covered-table-cell/>
          <table:covered-table-cell/>
        </table:table-row>
        <table:table-row table:style-name="Tableau76.18">
          <table:table-cell table:style-name="Tableau76.A19" office:value-type="string">
            <text:list xml:id="list1862267312" text:continue-list="list2055270298" text:style-name="WW8Num3">
              <text:list-item>
                <text:p text:style-name="P10">RNE</text:p>
              </text:list-item>
            </text:list>
          </table:table-cell>
          <table:table-cell table:style-name="Tableau76.A19" office:value-type="string">
            <text:p text:style-name="P9"/>
          </table:table-cell>
          <table:table-cell table:style-name="Tableau76.A19" office:value-type="string">
            <text:p text:style-name="P9"/>
          </table:table-cell>
          <table:table-cell table:style-name="Tableau76.A19" table:number-columns-spanned="3" office:value-type="string">
            <text:p text:style-name="P9"/>
          </table:table-cell>
          <table:covered-table-cell/>
          <table:covered-table-cell/>
          <table:table-cell table:style-name="Tableau76.A19" table:number-columns-spanned="2" office:value-type="string">
            <text:p text:style-name="P9"/>
          </table:table-cell>
          <table:covered-table-cell/>
          <table:table-cell table:style-name="Tableau76.A19" table:number-columns-spanned="3" office:value-type="string">
            <text:p text:style-name="P9"/>
          </table:table-cell>
          <table:covered-table-cell/>
          <table:covered-table-cell/>
          <table:table-cell table:style-name="Tableau76.A1" table:number-columns-spanned="4" office:value-type="string">
            <text:p text:style-name="P9"/>
          </table:table-cell>
          <table:covered-table-cell/>
          <table:covered-table-cell/>
          <table:covered-table-cell/>
        </table:table-row>
        <table:table-row table:style-name="Tableau76.18">
          <table:table-cell table:style-name="Tableau76.A19" office:value-type="string">
            <text:list xml:id="list465775307" text:continue-numbering="true" text:style-name="WW8Num3">
              <text:list-item>
                <text:p text:style-name="P10">RSE</text:p>
              </text:list-item>
            </text:list>
          </table:table-cell>
          <table:table-cell table:style-name="Tableau76.A19" office:value-type="string">
            <text:p text:style-name="P9"/>
          </table:table-cell>
          <table:table-cell table:style-name="Tableau76.A19" office:value-type="string">
            <text:p text:style-name="P9"/>
          </table:table-cell>
          <table:table-cell table:style-name="Tableau76.A19" table:number-columns-spanned="3" office:value-type="string">
            <text:p text:style-name="P9"/>
          </table:table-cell>
          <table:covered-table-cell/>
          <table:covered-table-cell/>
          <table:table-cell table:style-name="Tableau76.A19" table:number-columns-spanned="2" office:value-type="string">
            <text:p text:style-name="P9"/>
          </table:table-cell>
          <table:covered-table-cell/>
          <table:table-cell table:style-name="Tableau76.A19" table:number-columns-spanned="3" office:value-type="string">
            <text:p text:style-name="P9"/>
          </table:table-cell>
          <table:covered-table-cell/>
          <table:covered-table-cell/>
          <table:table-cell table:style-name="Tableau76.A1" table:number-columns-spanned="4" office:value-type="string">
            <text:p text:style-name="P9"/>
          </table:table-cell>
          <table:covered-table-cell/>
          <table:covered-table-cell/>
          <table:covered-table-cell/>
        </table:table-row>
        <table:table-row table:style-name="Tableau76.18">
          <table:table-cell table:style-name="Tableau76.A19" office:value-type="string">
            <text:p text:style-name="P1"><text:span text:style-name="T2">2</text:span><text:span text:style-name="T8">ème</text:span><text:span text:style-name="T2"> session :</text:span></text:p>
          </table:table-cell>
          <table:table-cell table:style-name="Tableau76.A19" office:value-type="string">
            <text:p text:style-name="P9"/>
          </table:table-cell>
          <table:table-cell table:style-name="Tableau76.A19" office:value-type="string">
            <text:p text:style-name="P9"/>
          </table:table-cell>
          <table:table-cell table:style-name="Tableau76.A19" table:number-columns-spanned="3" office:value-type="string">
            <text:p text:style-name="P9"/>
          </table:table-cell>
          <table:covered-table-cell/>
          <table:covered-table-cell/>
          <table:table-cell table:style-name="Tableau76.A19" table:number-columns-spanned="2" office:value-type="string">
            <text:p text:style-name="P9"/>
          </table:table-cell>
          <table:covered-table-cell/>
          <table:table-cell table:style-name="Tableau76.A19" table:number-columns-spanned="3" office:value-type="string">
            <text:p text:style-name="P9"/>
          </table:table-cell>
          <table:covered-table-cell/>
          <table:covered-table-cell/>
          <table:table-cell table:style-name="Tableau76.A1" table:number-columns-spanned="4" office:value-type="string">
            <text:p text:style-name="P9"/>
          </table:table-cell>
          <table:covered-table-cell/>
          <table:covered-table-cell/>
          <table:covered-table-cell/>
        </table:table-row>
        <table:table-row table:style-name="Tableau76.18">
          <table:table-cell table:style-name="Tableau76.A19" office:value-type="string">
            <text:list xml:id="list1620908982" text:continue-numbering="true" text:style-name="WW8Num3">
              <text:list-item>
                <text:p text:style-name="P10">RNE</text:p>
              </text:list-item>
            </text:list>
          </table:table-cell>
          <table:table-cell table:style-name="Tableau76.A19" office:value-type="string">
            <text:p text:style-name="P6"/>
          </table:table-cell>
          <table:table-cell table:style-name="Tableau76.A19" office:value-type="string">
            <text:p text:style-name="P6"/>
          </table:table-cell>
          <table:table-cell table:style-name="Tableau76.A19" table:number-columns-spanned="3" office:value-type="string">
            <text:p text:style-name="P6"/>
          </table:table-cell>
          <table:covered-table-cell/>
          <table:covered-table-cell/>
          <table:table-cell table:style-name="Tableau76.A19" table:number-columns-spanned="2" office:value-type="string">
            <text:p text:style-name="P6"/>
          </table:table-cell>
          <table:covered-table-cell/>
          <table:table-cell table:style-name="Tableau76.A19" table:number-columns-spanned="3" office:value-type="string">
            <text:p text:style-name="P6"/>
          </table:table-cell>
          <table:covered-table-cell/>
          <table:covered-table-cell/>
          <table:table-cell table:style-name="Tableau76.A1" table:number-columns-spanned="4" office:value-type="string">
            <text:p text:style-name="P6"/>
          </table:table-cell>
          <table:covered-table-cell/>
          <table:covered-table-cell/>
          <table:covered-table-cell/>
        </table:table-row>
        <table:table-row table:style-name="Tableau76.18">
          <table:table-cell table:style-name="Tableau76.A19" office:value-type="string">
            <text:list xml:id="list552932180" text:continue-numbering="true" text:style-name="WW8Num3">
              <text:list-item>
                <text:p text:style-name="P10">RSE</text:p>
              </text:list-item>
            </text:list>
          </table:table-cell>
          <table:table-cell table:style-name="Tableau76.A19" office:value-type="string">
            <text:p text:style-name="P6"/>
          </table:table-cell>
          <table:table-cell table:style-name="Tableau76.A19" office:value-type="string">
            <text:p text:style-name="P6"/>
          </table:table-cell>
          <table:table-cell table:style-name="Tableau76.A19" table:number-columns-spanned="3" office:value-type="string">
            <text:p text:style-name="P6"/>
          </table:table-cell>
          <table:covered-table-cell/>
          <table:covered-table-cell/>
          <table:table-cell table:style-name="Tableau76.A19" table:number-columns-spanned="2" office:value-type="string">
            <text:p text:style-name="P6"/>
          </table:table-cell>
          <table:covered-table-cell/>
          <table:table-cell table:style-name="Tableau76.A19" table:number-columns-spanned="3" office:value-type="string">
            <text:p text:style-name="P6"/>
          </table:table-cell>
          <table:covered-table-cell/>
          <table:covered-table-cell/>
          <table:table-cell table:style-name="Tableau76.A1" table:number-columns-spanned="4" office:value-type="string">
            <text:p text:style-name="P6"/>
          </table:table-cell>
          <table:covered-table-cell/>
          <table:covered-table-cell/>
          <table:covered-table-cell/>
        </table:table-row>
        <table:table-row table:style-name="Tableau76.18">
          <table:table-cell table:style-name="Tableau76.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6.18">
          <table:table-cell table:style-name="Tableau76.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6.18">
          <table:table-cell table:style-name="Tableau76.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6.18">
          <table:table-cell table:style-name="Tableau76.A27" table:number-columns-spanned="15" office:value-type="string">
            <text:p text:style-name="P62">Ressources pédagogiques : http://www.univ-orleans.fr/tic/foad/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77" table:style-name="Tableau77">
        <table:table-column table:style-name="Tableau77.A"/>
        <table:table-column table:style-name="Tableau77.B"/>
        <table:table-column table:style-name="Tableau77.C"/>
        <table:table-column table:style-name="Tableau77.D"/>
        <table:table-column table:style-name="Tableau77.E"/>
        <table:table-column table:style-name="Tableau77.F"/>
        <table:table-column table:style-name="Tableau77.G"/>
        <table:table-column table:style-name="Tableau77.H"/>
        <table:table-column table:style-name="Tableau77.I"/>
        <table:table-column table:style-name="Tableau77.J"/>
        <table:table-column table:style-name="Tableau77.K"/>
        <table:table-column table:style-name="Tableau77.L"/>
        <table:table-column table:style-name="Tableau77.E" table:number-columns-repeated="2"/>
        <table:table-column table:style-name="Tableau77.O"/>
        <table:table-row table:style-name="Tableau77.1">
          <table:table-cell table:style-name="Tableau77.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7.1">
          <table:table-cell table:style-name="Tableau77.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7.1">
          <table:table-cell table:style-name="Tableau77.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7.1">
          <table:table-cell table:style-name="Tableau77.A1" table:number-columns-spanned="15" office:value-type="string">
            <text:p text:style-name="P62">Parcours E-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7.5">
          <table:table-cell table:style-name="Tableau77.A5" table:number-columns-spanned="4" office:value-type="string">
            <text:p text:style-name="P7">Intitulé de l’Unité d’Enseignement :</text:p>
          </table:table-cell>
          <table:covered-table-cell/>
          <table:covered-table-cell/>
          <table:covered-table-cell/>
          <table:table-cell table:style-name="Tableau77.E5" table:number-columns-spanned="11" office:value-type="string">
            <text:p text:style-name="P54">Projet de programmation - B21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7.5">
          <table:table-cell table:style-name="Tableau77.A5" table:number-columns-spanned="4" office:value-type="string">
            <text:p text:style-name="P4">Nature :</text:p>
          </table:table-cell>
          <table:covered-table-cell/>
          <table:covered-table-cell/>
          <table:covered-table-cell/>
          <table:table-cell table:style-name="Tableau77.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7.5">
          <table:table-cell table:style-name="Tableau77.A5" table:number-columns-spanned="4" office:value-type="string">
            <text:p text:style-name="P4">Semestre :</text:p>
          </table:table-cell>
          <table:covered-table-cell/>
          <table:covered-table-cell/>
          <table:covered-table-cell/>
          <table:table-cell table:style-name="Tableau77.E5" table:number-columns-spanned="11" office:value-type="string">
            <text:p text:style-name="P56">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7.5">
          <table:table-cell table:style-name="Tableau77.A5" table:number-columns-spanned="4" office:value-type="string">
            <text:p text:style-name="P4">Crédits ECTS :</text:p>
          </table:table-cell>
          <table:covered-table-cell/>
          <table:covered-table-cell/>
          <table:covered-table-cell/>
          <table:table-cell table:style-name="Tableau77.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7.5">
          <table:table-cell table:style-name="Tableau77.A5" table:number-columns-spanned="4" office:value-type="string">
            <text:p text:style-name="P4">Coefficient :</text:p>
          </table:table-cell>
          <table:covered-table-cell/>
          <table:covered-table-cell/>
          <table:covered-table-cell/>
          <table:table-cell table:style-name="Tableau77.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7.5">
          <table:table-cell table:style-name="Tableau77.A5" table:number-columns-spanned="4" office:value-type="string">
            <text:p text:style-name="P4">Langue de l’enseignement :</text:p>
          </table:table-cell>
          <table:covered-table-cell/>
          <table:covered-table-cell/>
          <table:covered-table-cell/>
          <table:table-cell table:style-name="Tableau77.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7.5">
          <table:table-cell table:style-name="Tableau77.A5" table:number-columns-spanned="4" office:value-type="string">
            <text:p text:style-name="P4">Volume horaire total :</text:p>
          </table:table-cell>
          <table:covered-table-cell/>
          <table:covered-table-cell/>
          <table:covered-table-cell/>
          <table:table-cell table:style-name="Tableau77.A5" office:value-type="string">
            <text:p text:style-name="P3"/>
          </table:table-cell>
          <table:table-cell table:style-name="Tableau77.A5" table:number-columns-spanned="2" office:value-type="string">
            <text:p text:style-name="P8">dont</text:p>
          </table:table-cell>
          <table:covered-table-cell/>
          <table:table-cell table:style-name="Tableau77.A5" table:number-columns-spanned="2" office:value-type="string">
            <text:p text:style-name="P11">CM</text:p>
          </table:table-cell>
          <table:covered-table-cell/>
          <table:table-cell table:style-name="Tableau77.A5" office:value-type="string">
            <text:p text:style-name="P11"/>
          </table:table-cell>
          <table:table-cell table:style-name="Tableau77.A5" table:number-columns-spanned="2" office:value-type="string">
            <text:p text:style-name="P11">TD</text:p>
          </table:table-cell>
          <table:covered-table-cell/>
          <table:table-cell table:style-name="Tableau77.A5" office:value-type="string">
            <text:p text:style-name="P11"/>
          </table:table-cell>
          <table:table-cell table:style-name="Tableau77.A5" office:value-type="string">
            <text:p text:style-name="P11">TP</text:p>
          </table:table-cell>
          <table:table-cell table:style-name="Tableau77.E5" office:value-type="string">
            <text:p text:style-name="P11"/>
          </table:table-cell>
        </table:table-row>
        <table:table-row table:style-name="Tableau77.1">
          <table:table-cell table:style-name="Tableau77.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7.1">
          <table:table-cell table:style-name="Tableau77.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7.1">
          <table:table-cell table:style-name="Tableau77.A1" table:number-columns-spanned="15" office:value-type="string">
            <text:list xml:id="list1882626239" text:continue-list="list1457309457" text:style-name="WW8Num2">
              <text:list-item>
                <text:p text:style-name="P5">contenu : </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7.1">
          <table:table-cell table:style-name="Tableau77.A1" table:number-columns-spanned="15" office:value-type="string">
            <text:list xml:id="list1188361523"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7.1">
          <table:table-cell table:style-name="Tableau77.A1" table:number-columns-spanned="15" office:value-type="string">
            <text:list xml:id="list2107417509"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7.1">
          <table:table-cell table:style-name="Tableau77.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7.18">
          <table:table-cell table:style-name="Tableau77.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7.18">
          <table:table-cell table:style-name="Tableau77.A19" office:value-type="string">
            <text:p text:style-name="P65"/>
          </table:table-cell>
          <table:table-cell table:style-name="Tableau77.A19" table:number-columns-spanned="5" office:value-type="string">
            <text:p text:style-name="P9">Contrôle continu</text:p>
          </table:table-cell>
          <table:covered-table-cell/>
          <table:covered-table-cell/>
          <table:covered-table-cell/>
          <table:covered-table-cell/>
          <table:table-cell table:style-name="Tableau77.A19" table:number-columns-spanned="5" office:value-type="string">
            <text:p text:style-name="P80">Contrôle terminal</text:p>
          </table:table-cell>
          <table:covered-table-cell/>
          <table:covered-table-cell/>
          <table:covered-table-cell/>
          <table:covered-table-cell/>
          <table:table-cell table:style-name="Tableau77.A1" table:number-columns-spanned="4" office:value-type="string">
            <text:p text:style-name="P80">Contrôle mixte</text:p>
          </table:table-cell>
          <table:covered-table-cell/>
          <table:covered-table-cell/>
          <table:covered-table-cell/>
        </table:table-row>
        <text:soft-page-break/>
        <table:table-row table:style-name="Tableau77.18">
          <table:table-cell table:style-name="Tableau77.A19" office:value-type="string">
            <text:p text:style-name="P70"/>
          </table:table-cell>
          <table:table-cell table:style-name="Tableau77.A19" office:value-type="string">
            <text:p text:style-name="P80">nb de CC durant le semestre</text:p>
          </table:table-cell>
          <table:table-cell table:style-name="Tableau77.A19" office:value-type="string">
            <text:p text:style-name="P9">durée</text:p>
          </table:table-cell>
          <table:table-cell table:style-name="Tableau77.A19" table:number-columns-spanned="3" office:value-type="string">
            <text:p text:style-name="P80">Nature</text:p>
            <text:p text:style-name="P79">(oral/écrit )</text:p>
          </table:table-cell>
          <table:covered-table-cell/>
          <table:covered-table-cell/>
          <table:table-cell table:style-name="Tableau77.A19" table:number-columns-spanned="2" office:value-type="string">
            <text:p text:style-name="P9">durée</text:p>
          </table:table-cell>
          <table:covered-table-cell/>
          <table:table-cell table:style-name="Tableau77.A19" table:number-columns-spanned="3" office:value-type="string">
            <text:p text:style-name="P80">Nature</text:p>
            <text:p text:style-name="P79">(oral/écrit)</text:p>
          </table:table-cell>
          <table:covered-table-cell/>
          <table:covered-table-cell/>
          <table:table-cell table:style-name="Tableau77.A1" table:number-columns-spanned="4" office:value-type="string">
            <text:p text:style-name="P9">répartition en % entre CC et CT</text:p>
          </table:table-cell>
          <table:covered-table-cell/>
          <table:covered-table-cell/>
          <table:covered-table-cell/>
        </table:table-row>
        <table:table-row table:style-name="Tableau77.18">
          <table:table-cell table:style-name="Tableau77.A19" office:value-type="string">
            <text:p text:style-name="P69"><text:span text:style-name="T2">1</text:span><text:span text:style-name="T8">ère</text:span><text:span text:style-name="T2"> session :</text:span></text:p>
          </table:table-cell>
          <table:table-cell table:style-name="Tableau77.A19" office:value-type="string">
            <text:p text:style-name="P9"/>
          </table:table-cell>
          <table:table-cell table:style-name="Tableau77.A19" office:value-type="string">
            <text:p text:style-name="P9"/>
          </table:table-cell>
          <table:table-cell table:style-name="Tableau77.A19" table:number-columns-spanned="3" office:value-type="string">
            <text:p text:style-name="P9"/>
          </table:table-cell>
          <table:covered-table-cell/>
          <table:covered-table-cell/>
          <table:table-cell table:style-name="Tableau77.A19" table:number-columns-spanned="2" office:value-type="string">
            <text:p text:style-name="P9"/>
          </table:table-cell>
          <table:covered-table-cell/>
          <table:table-cell table:style-name="Tableau77.A19" table:number-columns-spanned="3" office:value-type="string">
            <text:p text:style-name="P9"/>
          </table:table-cell>
          <table:covered-table-cell/>
          <table:covered-table-cell/>
          <table:table-cell table:style-name="Tableau77.A1" table:number-columns-spanned="4" office:value-type="string">
            <text:p text:style-name="P9"/>
          </table:table-cell>
          <table:covered-table-cell/>
          <table:covered-table-cell/>
          <table:covered-table-cell/>
        </table:table-row>
        <table:table-row table:style-name="Tableau77.18">
          <table:table-cell table:style-name="Tableau77.A19" office:value-type="string">
            <text:list xml:id="list1831501340" text:continue-list="list552932180" text:style-name="WW8Num3">
              <text:list-item>
                <text:p text:style-name="P10">RNE</text:p>
              </text:list-item>
            </text:list>
          </table:table-cell>
          <table:table-cell table:style-name="Tableau77.A19" office:value-type="string">
            <text:p text:style-name="P9"/>
          </table:table-cell>
          <table:table-cell table:style-name="Tableau77.A19" office:value-type="string">
            <text:p text:style-name="P9"/>
          </table:table-cell>
          <table:table-cell table:style-name="Tableau77.A19" table:number-columns-spanned="3" office:value-type="string">
            <text:p text:style-name="P9"/>
          </table:table-cell>
          <table:covered-table-cell/>
          <table:covered-table-cell/>
          <table:table-cell table:style-name="Tableau77.A19" table:number-columns-spanned="2" office:value-type="string">
            <text:p text:style-name="P9"/>
          </table:table-cell>
          <table:covered-table-cell/>
          <table:table-cell table:style-name="Tableau77.A19" table:number-columns-spanned="3" office:value-type="string">
            <text:p text:style-name="P9"/>
          </table:table-cell>
          <table:covered-table-cell/>
          <table:covered-table-cell/>
          <table:table-cell table:style-name="Tableau77.A1" table:number-columns-spanned="4" office:value-type="string">
            <text:p text:style-name="P9"/>
          </table:table-cell>
          <table:covered-table-cell/>
          <table:covered-table-cell/>
          <table:covered-table-cell/>
        </table:table-row>
        <table:table-row table:style-name="Tableau77.18">
          <table:table-cell table:style-name="Tableau77.A19" office:value-type="string">
            <text:list xml:id="list925642830" text:continue-numbering="true" text:style-name="WW8Num3">
              <text:list-item>
                <text:p text:style-name="P10">RSE</text:p>
              </text:list-item>
            </text:list>
          </table:table-cell>
          <table:table-cell table:style-name="Tableau77.A19" office:value-type="string">
            <text:p text:style-name="P9"/>
          </table:table-cell>
          <table:table-cell table:style-name="Tableau77.A19" office:value-type="string">
            <text:p text:style-name="P9"/>
          </table:table-cell>
          <table:table-cell table:style-name="Tableau77.A19" table:number-columns-spanned="3" office:value-type="string">
            <text:p text:style-name="P9"/>
          </table:table-cell>
          <table:covered-table-cell/>
          <table:covered-table-cell/>
          <table:table-cell table:style-name="Tableau77.A19" table:number-columns-spanned="2" office:value-type="string">
            <text:p text:style-name="P9"/>
          </table:table-cell>
          <table:covered-table-cell/>
          <table:table-cell table:style-name="Tableau77.A19" table:number-columns-spanned="3" office:value-type="string">
            <text:p text:style-name="P9"/>
          </table:table-cell>
          <table:covered-table-cell/>
          <table:covered-table-cell/>
          <table:table-cell table:style-name="Tableau77.A1" table:number-columns-spanned="4" office:value-type="string">
            <text:p text:style-name="P9"/>
          </table:table-cell>
          <table:covered-table-cell/>
          <table:covered-table-cell/>
          <table:covered-table-cell/>
        </table:table-row>
        <table:table-row table:style-name="Tableau77.18">
          <table:table-cell table:style-name="Tableau77.A19" office:value-type="string">
            <text:p text:style-name="P1"><text:span text:style-name="T2">2</text:span><text:span text:style-name="T8">ème</text:span><text:span text:style-name="T2"> session :</text:span></text:p>
          </table:table-cell>
          <table:table-cell table:style-name="Tableau77.A19" office:value-type="string">
            <text:p text:style-name="P9"/>
          </table:table-cell>
          <table:table-cell table:style-name="Tableau77.A19" office:value-type="string">
            <text:p text:style-name="P9"/>
          </table:table-cell>
          <table:table-cell table:style-name="Tableau77.A19" table:number-columns-spanned="3" office:value-type="string">
            <text:p text:style-name="P9"/>
          </table:table-cell>
          <table:covered-table-cell/>
          <table:covered-table-cell/>
          <table:table-cell table:style-name="Tableau77.A19" table:number-columns-spanned="2" office:value-type="string">
            <text:p text:style-name="P9"/>
          </table:table-cell>
          <table:covered-table-cell/>
          <table:table-cell table:style-name="Tableau77.A19" table:number-columns-spanned="3" office:value-type="string">
            <text:p text:style-name="P9"/>
          </table:table-cell>
          <table:covered-table-cell/>
          <table:covered-table-cell/>
          <table:table-cell table:style-name="Tableau77.A1" table:number-columns-spanned="4" office:value-type="string">
            <text:p text:style-name="P9"/>
          </table:table-cell>
          <table:covered-table-cell/>
          <table:covered-table-cell/>
          <table:covered-table-cell/>
        </table:table-row>
        <table:table-row table:style-name="Tableau77.18">
          <table:table-cell table:style-name="Tableau77.A19" office:value-type="string">
            <text:list xml:id="list1820722490" text:continue-numbering="true" text:style-name="WW8Num3">
              <text:list-item>
                <text:p text:style-name="P10">RNE</text:p>
              </text:list-item>
            </text:list>
          </table:table-cell>
          <table:table-cell table:style-name="Tableau77.A19" office:value-type="string">
            <text:p text:style-name="P6"/>
          </table:table-cell>
          <table:table-cell table:style-name="Tableau77.A19" office:value-type="string">
            <text:p text:style-name="P6"/>
          </table:table-cell>
          <table:table-cell table:style-name="Tableau77.A19" table:number-columns-spanned="3" office:value-type="string">
            <text:p text:style-name="P6"/>
          </table:table-cell>
          <table:covered-table-cell/>
          <table:covered-table-cell/>
          <table:table-cell table:style-name="Tableau77.A19" table:number-columns-spanned="2" office:value-type="string">
            <text:p text:style-name="P6"/>
          </table:table-cell>
          <table:covered-table-cell/>
          <table:table-cell table:style-name="Tableau77.A19" table:number-columns-spanned="3" office:value-type="string">
            <text:p text:style-name="P6"/>
          </table:table-cell>
          <table:covered-table-cell/>
          <table:covered-table-cell/>
          <table:table-cell table:style-name="Tableau77.A1" table:number-columns-spanned="4" office:value-type="string">
            <text:p text:style-name="P6"/>
          </table:table-cell>
          <table:covered-table-cell/>
          <table:covered-table-cell/>
          <table:covered-table-cell/>
        </table:table-row>
        <table:table-row table:style-name="Tableau77.18">
          <table:table-cell table:style-name="Tableau77.A19" office:value-type="string">
            <text:list xml:id="list154137228" text:continue-numbering="true" text:style-name="WW8Num3">
              <text:list-item>
                <text:p text:style-name="P10">RSE</text:p>
              </text:list-item>
            </text:list>
          </table:table-cell>
          <table:table-cell table:style-name="Tableau77.A19" office:value-type="string">
            <text:p text:style-name="P6"/>
          </table:table-cell>
          <table:table-cell table:style-name="Tableau77.A19" office:value-type="string">
            <text:p text:style-name="P6"/>
          </table:table-cell>
          <table:table-cell table:style-name="Tableau77.A19" table:number-columns-spanned="3" office:value-type="string">
            <text:p text:style-name="P6"/>
          </table:table-cell>
          <table:covered-table-cell/>
          <table:covered-table-cell/>
          <table:table-cell table:style-name="Tableau77.A19" table:number-columns-spanned="2" office:value-type="string">
            <text:p text:style-name="P6"/>
          </table:table-cell>
          <table:covered-table-cell/>
          <table:table-cell table:style-name="Tableau77.A19" table:number-columns-spanned="3" office:value-type="string">
            <text:p text:style-name="P6"/>
          </table:table-cell>
          <table:covered-table-cell/>
          <table:covered-table-cell/>
          <table:table-cell table:style-name="Tableau77.A1" table:number-columns-spanned="4" office:value-type="string">
            <text:p text:style-name="P6"/>
          </table:table-cell>
          <table:covered-table-cell/>
          <table:covered-table-cell/>
          <table:covered-table-cell/>
        </table:table-row>
        <table:table-row table:style-name="Tableau77.18">
          <table:table-cell table:style-name="Tableau77.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7.18">
          <table:table-cell table:style-name="Tableau77.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7.18">
          <table:table-cell table:style-name="Tableau77.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7.18">
          <table:table-cell table:style-name="Tableau77.A27" table:number-columns-spanned="15" office:value-type="string">
            <text:p text:style-name="P62">Ressources pédagogiques : http://www.univ-orleans.fr/tic/foad/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78" table:style-name="Tableau78">
        <table:table-column table:style-name="Tableau78.A"/>
        <table:table-column table:style-name="Tableau78.B"/>
        <table:table-column table:style-name="Tableau78.C"/>
        <table:table-column table:style-name="Tableau78.D"/>
        <table:table-column table:style-name="Tableau78.E"/>
        <table:table-column table:style-name="Tableau78.F"/>
        <table:table-column table:style-name="Tableau78.G"/>
        <table:table-column table:style-name="Tableau78.H"/>
        <table:table-column table:style-name="Tableau78.I"/>
        <table:table-column table:style-name="Tableau78.J"/>
        <table:table-column table:style-name="Tableau78.K"/>
        <table:table-column table:style-name="Tableau78.L"/>
        <table:table-column table:style-name="Tableau78.E" table:number-columns-repeated="2"/>
        <table:table-column table:style-name="Tableau78.O"/>
        <table:table-row table:style-name="Tableau78.1">
          <table:table-cell table:style-name="Tableau78.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8.1">
          <table:table-cell table:style-name="Tableau78.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8.1">
          <table:table-cell table:style-name="Tableau78.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8.1">
          <table:table-cell table:style-name="Tableau78.A1" table:number-columns-spanned="15" office:value-type="string">
            <text:p text:style-name="P62">Parcours E-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8.5">
          <table:table-cell table:style-name="Tableau78.A5" table:number-columns-spanned="4" office:value-type="string">
            <text:p text:style-name="P7">Intitulé de l’Unité d’Enseignement :</text:p>
          </table:table-cell>
          <table:covered-table-cell/>
          <table:covered-table-cell/>
          <table:covered-table-cell/>
          <table:table-cell table:style-name="Tableau78.E5" table:number-columns-spanned="11" office:value-type="string">
            <text:p text:style-name="P54">Gestion de production - B40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8.5">
          <table:table-cell table:style-name="Tableau78.A5" table:number-columns-spanned="4" office:value-type="string">
            <text:p text:style-name="P4">Nature :</text:p>
          </table:table-cell>
          <table:covered-table-cell/>
          <table:covered-table-cell/>
          <table:covered-table-cell/>
          <table:table-cell table:style-name="Tableau78.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8.5">
          <table:table-cell table:style-name="Tableau78.A5" table:number-columns-spanned="4" office:value-type="string">
            <text:p text:style-name="P4">Semestre :</text:p>
          </table:table-cell>
          <table:covered-table-cell/>
          <table:covered-table-cell/>
          <table:covered-table-cell/>
          <table:table-cell table:style-name="Tableau78.E5" table:number-columns-spanned="11" office:value-type="string">
            <text:p text:style-name="P56">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8.5">
          <table:table-cell table:style-name="Tableau78.A5" table:number-columns-spanned="4" office:value-type="string">
            <text:p text:style-name="P4">Crédits ECTS :</text:p>
          </table:table-cell>
          <table:covered-table-cell/>
          <table:covered-table-cell/>
          <table:covered-table-cell/>
          <table:table-cell table:style-name="Tableau78.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8.5">
          <table:table-cell table:style-name="Tableau78.A5" table:number-columns-spanned="4" office:value-type="string">
            <text:p text:style-name="P4">Coefficient :</text:p>
          </table:table-cell>
          <table:covered-table-cell/>
          <table:covered-table-cell/>
          <table:covered-table-cell/>
          <table:table-cell table:style-name="Tableau78.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8.5">
          <table:table-cell table:style-name="Tableau78.A5" table:number-columns-spanned="4" office:value-type="string">
            <text:p text:style-name="P4">Langue de l’enseignement :</text:p>
          </table:table-cell>
          <table:covered-table-cell/>
          <table:covered-table-cell/>
          <table:covered-table-cell/>
          <table:table-cell table:style-name="Tableau78.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8.5">
          <table:table-cell table:style-name="Tableau78.A5" table:number-columns-spanned="4" office:value-type="string">
            <text:p text:style-name="P4">Volume horaire total :</text:p>
          </table:table-cell>
          <table:covered-table-cell/>
          <table:covered-table-cell/>
          <table:covered-table-cell/>
          <table:table-cell table:style-name="Tableau78.A5" office:value-type="string">
            <text:p text:style-name="P3"/>
          </table:table-cell>
          <table:table-cell table:style-name="Tableau78.A5" table:number-columns-spanned="2" office:value-type="string">
            <text:p text:style-name="P8">dont</text:p>
          </table:table-cell>
          <table:covered-table-cell/>
          <table:table-cell table:style-name="Tableau78.A5" table:number-columns-spanned="2" office:value-type="string">
            <text:p text:style-name="P11">CM</text:p>
          </table:table-cell>
          <table:covered-table-cell/>
          <table:table-cell table:style-name="Tableau78.A5" office:value-type="string">
            <text:p text:style-name="P11"/>
          </table:table-cell>
          <table:table-cell table:style-name="Tableau78.A5" table:number-columns-spanned="2" office:value-type="string">
            <text:p text:style-name="P11">TD</text:p>
          </table:table-cell>
          <table:covered-table-cell/>
          <table:table-cell table:style-name="Tableau78.A5" office:value-type="string">
            <text:p text:style-name="P11"/>
          </table:table-cell>
          <table:table-cell table:style-name="Tableau78.A5" office:value-type="string">
            <text:p text:style-name="P11">TP</text:p>
          </table:table-cell>
          <table:table-cell table:style-name="Tableau78.E5" office:value-type="string">
            <text:p text:style-name="P11"/>
          </table:table-cell>
        </table:table-row>
        <table:table-row table:style-name="Tableau78.1">
          <table:table-cell table:style-name="Tableau78.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8.1">
          <table:table-cell table:style-name="Tableau78.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8.1">
          <table:table-cell table:style-name="Tableau78.A1" table:number-columns-spanned="15" office:value-type="string">
            <text:list xml:id="list1632330262" text:continue-list="list2107417509" text:style-name="WW8Num2">
              <text:list-item>
                <text:p text:style-name="P5">contenu : </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8.1">
          <table:table-cell table:style-name="Tableau78.A1" table:number-columns-spanned="15" office:value-type="string">
            <text:list xml:id="list1384340557"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8.1">
          <table:table-cell table:style-name="Tableau78.A1" table:number-columns-spanned="15" office:value-type="string">
            <text:list xml:id="list1687127449"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8.1">
          <table:table-cell table:style-name="Tableau78.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8.18">
          <table:table-cell table:style-name="Tableau78.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8.18">
          <table:table-cell table:style-name="Tableau78.A19" office:value-type="string">
            <text:p text:style-name="P65"/>
          </table:table-cell>
          <table:table-cell table:style-name="Tableau78.A19" table:number-columns-spanned="5" office:value-type="string">
            <text:p text:style-name="P9">Contrôle continu</text:p>
          </table:table-cell>
          <table:covered-table-cell/>
          <table:covered-table-cell/>
          <table:covered-table-cell/>
          <table:covered-table-cell/>
          <table:table-cell table:style-name="Tableau78.A19" table:number-columns-spanned="5" office:value-type="string">
            <text:p text:style-name="P80">Contrôle terminal</text:p>
          </table:table-cell>
          <table:covered-table-cell/>
          <table:covered-table-cell/>
          <table:covered-table-cell/>
          <table:covered-table-cell/>
          <table:table-cell table:style-name="Tableau78.A1" table:number-columns-spanned="4" office:value-type="string">
            <text:p text:style-name="P80">Contrôle mixte</text:p>
          </table:table-cell>
          <table:covered-table-cell/>
          <table:covered-table-cell/>
          <table:covered-table-cell/>
        </table:table-row>
        <table:table-row table:style-name="Tableau78.18">
          <table:table-cell table:style-name="Tableau78.A19" office:value-type="string">
            <text:p text:style-name="P70"/>
          </table:table-cell>
          <table:table-cell table:style-name="Tableau78.A19" office:value-type="string">
            <text:p text:style-name="P80">nb de CC durant le semestre</text:p>
          </table:table-cell>
          <table:table-cell table:style-name="Tableau78.A19" office:value-type="string">
            <text:p text:style-name="P9">durée</text:p>
          </table:table-cell>
          <table:table-cell table:style-name="Tableau78.A19" table:number-columns-spanned="3" office:value-type="string">
            <text:p text:style-name="P80">Nature</text:p>
            <text:p text:style-name="P79">(oral/écrit )</text:p>
          </table:table-cell>
          <table:covered-table-cell/>
          <table:covered-table-cell/>
          <table:table-cell table:style-name="Tableau78.A19" table:number-columns-spanned="2" office:value-type="string">
            <text:p text:style-name="P9">durée</text:p>
          </table:table-cell>
          <table:covered-table-cell/>
          <table:table-cell table:style-name="Tableau78.A19" table:number-columns-spanned="3" office:value-type="string">
            <text:p text:style-name="P80">Nature</text:p>
            <text:p text:style-name="P79">(oral/écrit)</text:p>
          </table:table-cell>
          <table:covered-table-cell/>
          <table:covered-table-cell/>
          <table:table-cell table:style-name="Tableau78.A1" table:number-columns-spanned="4" office:value-type="string">
            <text:p text:style-name="P9">répartition en % entre CC et CT</text:p>
          </table:table-cell>
          <table:covered-table-cell/>
          <table:covered-table-cell/>
          <table:covered-table-cell/>
        </table:table-row>
        <table:table-row table:style-name="Tableau78.18">
          <table:table-cell table:style-name="Tableau78.A19" office:value-type="string">
            <text:p text:style-name="P69"><text:span text:style-name="T2">1</text:span><text:span text:style-name="T8">ère</text:span><text:span text:style-name="T2"> session :</text:span></text:p>
          </table:table-cell>
          <table:table-cell table:style-name="Tableau78.A19" office:value-type="string">
            <text:p text:style-name="P9"/>
          </table:table-cell>
          <table:table-cell table:style-name="Tableau78.A19" office:value-type="string">
            <text:p text:style-name="P9"/>
          </table:table-cell>
          <table:table-cell table:style-name="Tableau78.A19" table:number-columns-spanned="3" office:value-type="string">
            <text:p text:style-name="P9"/>
          </table:table-cell>
          <table:covered-table-cell/>
          <table:covered-table-cell/>
          <table:table-cell table:style-name="Tableau78.A19" table:number-columns-spanned="2" office:value-type="string">
            <text:p text:style-name="P9"/>
          </table:table-cell>
          <table:covered-table-cell/>
          <table:table-cell table:style-name="Tableau78.A19" table:number-columns-spanned="3" office:value-type="string">
            <text:p text:style-name="P9"/>
          </table:table-cell>
          <table:covered-table-cell/>
          <table:covered-table-cell/>
          <table:table-cell table:style-name="Tableau78.A1" table:number-columns-spanned="4" office:value-type="string">
            <text:p text:style-name="P9"/>
          </table:table-cell>
          <table:covered-table-cell/>
          <table:covered-table-cell/>
          <table:covered-table-cell/>
        </table:table-row>
        <table:table-row table:style-name="Tableau78.18">
          <table:table-cell table:style-name="Tableau78.A19" office:value-type="string">
            <text:list xml:id="list1090177903" text:continue-list="list154137228" text:style-name="WW8Num3">
              <text:list-item>
                <text:p text:style-name="P10">RNE</text:p>
              </text:list-item>
            </text:list>
          </table:table-cell>
          <table:table-cell table:style-name="Tableau78.A19" office:value-type="string">
            <text:p text:style-name="P9"/>
          </table:table-cell>
          <table:table-cell table:style-name="Tableau78.A19" office:value-type="string">
            <text:p text:style-name="P9"/>
          </table:table-cell>
          <table:table-cell table:style-name="Tableau78.A19" table:number-columns-spanned="3" office:value-type="string">
            <text:p text:style-name="P9"/>
          </table:table-cell>
          <table:covered-table-cell/>
          <table:covered-table-cell/>
          <table:table-cell table:style-name="Tableau78.A19" table:number-columns-spanned="2" office:value-type="string">
            <text:p text:style-name="P9"/>
          </table:table-cell>
          <table:covered-table-cell/>
          <table:table-cell table:style-name="Tableau78.A19" table:number-columns-spanned="3" office:value-type="string">
            <text:p text:style-name="P9"/>
          </table:table-cell>
          <table:covered-table-cell/>
          <table:covered-table-cell/>
          <table:table-cell table:style-name="Tableau78.A1" table:number-columns-spanned="4" office:value-type="string">
            <text:p text:style-name="P9"/>
          </table:table-cell>
          <table:covered-table-cell/>
          <table:covered-table-cell/>
          <table:covered-table-cell/>
        </table:table-row>
        <table:table-row table:style-name="Tableau78.18">
          <table:table-cell table:style-name="Tableau78.A19" office:value-type="string">
            <text:list xml:id="list1202757065" text:continue-numbering="true" text:style-name="WW8Num3">
              <text:list-item>
                <text:p text:style-name="P10">RSE</text:p>
              </text:list-item>
            </text:list>
          </table:table-cell>
          <table:table-cell table:style-name="Tableau78.A19" office:value-type="string">
            <text:p text:style-name="P9"/>
          </table:table-cell>
          <table:table-cell table:style-name="Tableau78.A19" office:value-type="string">
            <text:p text:style-name="P9"/>
          </table:table-cell>
          <table:table-cell table:style-name="Tableau78.A19" table:number-columns-spanned="3" office:value-type="string">
            <text:p text:style-name="P9"/>
          </table:table-cell>
          <table:covered-table-cell/>
          <table:covered-table-cell/>
          <table:table-cell table:style-name="Tableau78.A19" table:number-columns-spanned="2" office:value-type="string">
            <text:p text:style-name="P9"/>
          </table:table-cell>
          <table:covered-table-cell/>
          <table:table-cell table:style-name="Tableau78.A19" table:number-columns-spanned="3" office:value-type="string">
            <text:p text:style-name="P9"/>
          </table:table-cell>
          <table:covered-table-cell/>
          <table:covered-table-cell/>
          <table:table-cell table:style-name="Tableau78.A1" table:number-columns-spanned="4" office:value-type="string">
            <text:p text:style-name="P9"/>
          </table:table-cell>
          <table:covered-table-cell/>
          <table:covered-table-cell/>
          <table:covered-table-cell/>
        </table:table-row>
        <table:table-row table:style-name="Tableau78.18">
          <table:table-cell table:style-name="Tableau78.A19" office:value-type="string">
            <text:p text:style-name="P1"><text:span text:style-name="T2">2</text:span><text:span text:style-name="T8">ème</text:span><text:span text:style-name="T2"> session :</text:span></text:p>
          </table:table-cell>
          <table:table-cell table:style-name="Tableau78.A19" office:value-type="string">
            <text:p text:style-name="P9"/>
          </table:table-cell>
          <table:table-cell table:style-name="Tableau78.A19" office:value-type="string">
            <text:p text:style-name="P9"/>
          </table:table-cell>
          <table:table-cell table:style-name="Tableau78.A19" table:number-columns-spanned="3" office:value-type="string">
            <text:p text:style-name="P9"/>
          </table:table-cell>
          <table:covered-table-cell/>
          <table:covered-table-cell/>
          <table:table-cell table:style-name="Tableau78.A19" table:number-columns-spanned="2" office:value-type="string">
            <text:p text:style-name="P9"/>
          </table:table-cell>
          <table:covered-table-cell/>
          <table:table-cell table:style-name="Tableau78.A19" table:number-columns-spanned="3" office:value-type="string">
            <text:p text:style-name="P9"/>
          </table:table-cell>
          <table:covered-table-cell/>
          <table:covered-table-cell/>
          <table:table-cell table:style-name="Tableau78.A1" table:number-columns-spanned="4" office:value-type="string">
            <text:p text:style-name="P9"/>
          </table:table-cell>
          <table:covered-table-cell/>
          <table:covered-table-cell/>
          <table:covered-table-cell/>
        </table:table-row>
        <table:table-row table:style-name="Tableau78.18">
          <table:table-cell table:style-name="Tableau78.A19" office:value-type="string">
            <text:list xml:id="list1387639792" text:continue-numbering="true" text:style-name="WW8Num3">
              <text:list-item>
                <text:p text:style-name="P10">RNE</text:p>
              </text:list-item>
            </text:list>
          </table:table-cell>
          <table:table-cell table:style-name="Tableau78.A19" office:value-type="string">
            <text:p text:style-name="P6"/>
          </table:table-cell>
          <table:table-cell table:style-name="Tableau78.A19" office:value-type="string">
            <text:p text:style-name="P6"/>
          </table:table-cell>
          <table:table-cell table:style-name="Tableau78.A19" table:number-columns-spanned="3" office:value-type="string">
            <text:p text:style-name="P6"/>
          </table:table-cell>
          <table:covered-table-cell/>
          <table:covered-table-cell/>
          <table:table-cell table:style-name="Tableau78.A19" table:number-columns-spanned="2" office:value-type="string">
            <text:p text:style-name="P6"/>
          </table:table-cell>
          <table:covered-table-cell/>
          <table:table-cell table:style-name="Tableau78.A19" table:number-columns-spanned="3" office:value-type="string">
            <text:p text:style-name="P6"/>
          </table:table-cell>
          <table:covered-table-cell/>
          <table:covered-table-cell/>
          <table:table-cell table:style-name="Tableau78.A1" table:number-columns-spanned="4" office:value-type="string">
            <text:p text:style-name="P6"/>
          </table:table-cell>
          <table:covered-table-cell/>
          <table:covered-table-cell/>
          <table:covered-table-cell/>
        </table:table-row>
        <table:table-row table:style-name="Tableau78.18">
          <table:table-cell table:style-name="Tableau78.A19" office:value-type="string">
            <text:list xml:id="list1302795272" text:continue-numbering="true" text:style-name="WW8Num3">
              <text:list-item>
                <text:p text:style-name="P10">RSE</text:p>
              </text:list-item>
            </text:list>
          </table:table-cell>
          <table:table-cell table:style-name="Tableau78.A19" office:value-type="string">
            <text:p text:style-name="P6"/>
          </table:table-cell>
          <table:table-cell table:style-name="Tableau78.A19" office:value-type="string">
            <text:p text:style-name="P6"/>
          </table:table-cell>
          <table:table-cell table:style-name="Tableau78.A19" table:number-columns-spanned="3" office:value-type="string">
            <text:p text:style-name="P6"/>
          </table:table-cell>
          <table:covered-table-cell/>
          <table:covered-table-cell/>
          <table:table-cell table:style-name="Tableau78.A19" table:number-columns-spanned="2" office:value-type="string">
            <text:p text:style-name="P6"/>
          </table:table-cell>
          <table:covered-table-cell/>
          <table:table-cell table:style-name="Tableau78.A19" table:number-columns-spanned="3" office:value-type="string">
            <text:p text:style-name="P6"/>
          </table:table-cell>
          <table:covered-table-cell/>
          <table:covered-table-cell/>
          <table:table-cell table:style-name="Tableau78.A1" table:number-columns-spanned="4" office:value-type="string">
            <text:p text:style-name="P6"/>
          </table:table-cell>
          <table:covered-table-cell/>
          <table:covered-table-cell/>
          <table:covered-table-cell/>
        </table:table-row>
        <text:soft-page-break/>
        <table:table-row table:style-name="Tableau78.18">
          <table:table-cell table:style-name="Tableau78.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8.18">
          <table:table-cell table:style-name="Tableau78.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8.18">
          <table:table-cell table:style-name="Tableau78.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8.18">
          <table:table-cell table:style-name="Tableau78.A27" table:number-columns-spanned="15" office:value-type="string">
            <text:p text:style-name="P62">Ressources pédagogiques : http://www.univ-orleans.fr/tic/foad/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79" table:style-name="Tableau79">
        <table:table-column table:style-name="Tableau79.A"/>
        <table:table-column table:style-name="Tableau79.B"/>
        <table:table-column table:style-name="Tableau79.C"/>
        <table:table-column table:style-name="Tableau79.D"/>
        <table:table-column table:style-name="Tableau79.E"/>
        <table:table-column table:style-name="Tableau79.F"/>
        <table:table-column table:style-name="Tableau79.G"/>
        <table:table-column table:style-name="Tableau79.H"/>
        <table:table-column table:style-name="Tableau79.I"/>
        <table:table-column table:style-name="Tableau79.J"/>
        <table:table-column table:style-name="Tableau79.K"/>
        <table:table-column table:style-name="Tableau79.L"/>
        <table:table-column table:style-name="Tableau79.E" table:number-columns-repeated="2"/>
        <table:table-column table:style-name="Tableau79.O"/>
        <table:table-row table:style-name="Tableau79.1">
          <table:table-cell table:style-name="Tableau79.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9.1">
          <table:table-cell table:style-name="Tableau79.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9.1">
          <table:table-cell table:style-name="Tableau79.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9.1">
          <table:table-cell table:style-name="Tableau79.A1" table:number-columns-spanned="15" office:value-type="string">
            <text:p text:style-name="P62">Parcours E-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9.5">
          <table:table-cell table:style-name="Tableau79.A5" table:number-columns-spanned="4" office:value-type="string">
            <text:p text:style-name="P7">Intitulé de l’Unité d’Enseignement :</text:p>
          </table:table-cell>
          <table:covered-table-cell/>
          <table:covered-table-cell/>
          <table:covered-table-cell/>
          <table:table-cell table:style-name="Tableau79.E5" table:number-columns-spanned="11" office:value-type="string">
            <text:p text:style-name="P54">Communication en entreprise - B50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9.5">
          <table:table-cell table:style-name="Tableau79.A5" table:number-columns-spanned="4" office:value-type="string">
            <text:p text:style-name="P4">Nature :</text:p>
          </table:table-cell>
          <table:covered-table-cell/>
          <table:covered-table-cell/>
          <table:covered-table-cell/>
          <table:table-cell table:style-name="Tableau79.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9.5">
          <table:table-cell table:style-name="Tableau79.A5" table:number-columns-spanned="4" office:value-type="string">
            <text:p text:style-name="P4">Semestre :</text:p>
          </table:table-cell>
          <table:covered-table-cell/>
          <table:covered-table-cell/>
          <table:covered-table-cell/>
          <table:table-cell table:style-name="Tableau79.E5" table:number-columns-spanned="11" office:value-type="string">
            <text:p text:style-name="P56">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9.5">
          <table:table-cell table:style-name="Tableau79.A5" table:number-columns-spanned="4" office:value-type="string">
            <text:p text:style-name="P4">Crédits ECTS :</text:p>
          </table:table-cell>
          <table:covered-table-cell/>
          <table:covered-table-cell/>
          <table:covered-table-cell/>
          <table:table-cell table:style-name="Tableau79.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9.5">
          <table:table-cell table:style-name="Tableau79.A5" table:number-columns-spanned="4" office:value-type="string">
            <text:p text:style-name="P4">Coefficient :</text:p>
          </table:table-cell>
          <table:covered-table-cell/>
          <table:covered-table-cell/>
          <table:covered-table-cell/>
          <table:table-cell table:style-name="Tableau79.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9.5">
          <table:table-cell table:style-name="Tableau79.A5" table:number-columns-spanned="4" office:value-type="string">
            <text:p text:style-name="P4">Langue de l’enseignement :</text:p>
          </table:table-cell>
          <table:covered-table-cell/>
          <table:covered-table-cell/>
          <table:covered-table-cell/>
          <table:table-cell table:style-name="Tableau79.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9.5">
          <table:table-cell table:style-name="Tableau79.A5" table:number-columns-spanned="4" office:value-type="string">
            <text:p text:style-name="P4">Volume horaire total :</text:p>
          </table:table-cell>
          <table:covered-table-cell/>
          <table:covered-table-cell/>
          <table:covered-table-cell/>
          <table:table-cell table:style-name="Tableau79.A5" office:value-type="string">
            <text:p text:style-name="P3"/>
          </table:table-cell>
          <table:table-cell table:style-name="Tableau79.A5" table:number-columns-spanned="2" office:value-type="string">
            <text:p text:style-name="P8">dont</text:p>
          </table:table-cell>
          <table:covered-table-cell/>
          <table:table-cell table:style-name="Tableau79.A5" table:number-columns-spanned="2" office:value-type="string">
            <text:p text:style-name="P11">CM</text:p>
          </table:table-cell>
          <table:covered-table-cell/>
          <table:table-cell table:style-name="Tableau79.A5" office:value-type="string">
            <text:p text:style-name="P11"/>
          </table:table-cell>
          <table:table-cell table:style-name="Tableau79.A5" table:number-columns-spanned="2" office:value-type="string">
            <text:p text:style-name="P11">TD</text:p>
          </table:table-cell>
          <table:covered-table-cell/>
          <table:table-cell table:style-name="Tableau79.A5" office:value-type="string">
            <text:p text:style-name="P11"/>
          </table:table-cell>
          <table:table-cell table:style-name="Tableau79.A5" office:value-type="string">
            <text:p text:style-name="P11">TP</text:p>
          </table:table-cell>
          <table:table-cell table:style-name="Tableau79.E5" office:value-type="string">
            <text:p text:style-name="P11"/>
          </table:table-cell>
        </table:table-row>
        <table:table-row table:style-name="Tableau79.1">
          <table:table-cell table:style-name="Tableau79.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9.1">
          <table:table-cell table:style-name="Tableau79.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9.1">
          <table:table-cell table:style-name="Tableau79.A1" table:number-columns-spanned="15" office:value-type="string">
            <text:list xml:id="list1250089240" text:continue-list="list1687127449" text:style-name="WW8Num2">
              <text:list-item>
                <text:p text:style-name="P5">contenu : </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9.1">
          <table:table-cell table:style-name="Tableau79.A1" table:number-columns-spanned="15" office:value-type="string">
            <text:list xml:id="list183071980"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9.1">
          <table:table-cell table:style-name="Tableau79.A1" table:number-columns-spanned="15" office:value-type="string">
            <text:list xml:id="list459919257"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9.1">
          <table:table-cell table:style-name="Tableau79.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9.18">
          <table:table-cell table:style-name="Tableau79.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9.18">
          <table:table-cell table:style-name="Tableau79.A19" office:value-type="string">
            <text:p text:style-name="P65"/>
          </table:table-cell>
          <table:table-cell table:style-name="Tableau79.A19" table:number-columns-spanned="5" office:value-type="string">
            <text:p text:style-name="P9">Contrôle continu</text:p>
          </table:table-cell>
          <table:covered-table-cell/>
          <table:covered-table-cell/>
          <table:covered-table-cell/>
          <table:covered-table-cell/>
          <table:table-cell table:style-name="Tableau79.A19" table:number-columns-spanned="5" office:value-type="string">
            <text:p text:style-name="P80">Contrôle terminal</text:p>
          </table:table-cell>
          <table:covered-table-cell/>
          <table:covered-table-cell/>
          <table:covered-table-cell/>
          <table:covered-table-cell/>
          <table:table-cell table:style-name="Tableau79.A1" table:number-columns-spanned="4" office:value-type="string">
            <text:p text:style-name="P80">Contrôle mixte</text:p>
          </table:table-cell>
          <table:covered-table-cell/>
          <table:covered-table-cell/>
          <table:covered-table-cell/>
        </table:table-row>
        <table:table-row table:style-name="Tableau79.18">
          <table:table-cell table:style-name="Tableau79.A19" office:value-type="string">
            <text:p text:style-name="P70"/>
          </table:table-cell>
          <table:table-cell table:style-name="Tableau79.A19" office:value-type="string">
            <text:p text:style-name="P80">nb de CC durant le semestre</text:p>
          </table:table-cell>
          <table:table-cell table:style-name="Tableau79.A19" office:value-type="string">
            <text:p text:style-name="P9">durée</text:p>
          </table:table-cell>
          <table:table-cell table:style-name="Tableau79.A19" table:number-columns-spanned="3" office:value-type="string">
            <text:p text:style-name="P80">Nature</text:p>
            <text:p text:style-name="P79">(oral/écrit )</text:p>
          </table:table-cell>
          <table:covered-table-cell/>
          <table:covered-table-cell/>
          <table:table-cell table:style-name="Tableau79.A19" table:number-columns-spanned="2" office:value-type="string">
            <text:p text:style-name="P9">durée</text:p>
          </table:table-cell>
          <table:covered-table-cell/>
          <table:table-cell table:style-name="Tableau79.A19" table:number-columns-spanned="3" office:value-type="string">
            <text:p text:style-name="P80">Nature</text:p>
            <text:p text:style-name="P79">(oral/écrit)</text:p>
          </table:table-cell>
          <table:covered-table-cell/>
          <table:covered-table-cell/>
          <table:table-cell table:style-name="Tableau79.A1" table:number-columns-spanned="4" office:value-type="string">
            <text:p text:style-name="P9">répartition en % entre CC et CT</text:p>
          </table:table-cell>
          <table:covered-table-cell/>
          <table:covered-table-cell/>
          <table:covered-table-cell/>
        </table:table-row>
        <table:table-row table:style-name="Tableau79.18">
          <table:table-cell table:style-name="Tableau79.A19" office:value-type="string">
            <text:p text:style-name="P69"><text:span text:style-name="T2">1</text:span><text:span text:style-name="T8">ère</text:span><text:span text:style-name="T2"> session :</text:span></text:p>
          </table:table-cell>
          <table:table-cell table:style-name="Tableau79.A19" office:value-type="string">
            <text:p text:style-name="P9"/>
          </table:table-cell>
          <table:table-cell table:style-name="Tableau79.A19" office:value-type="string">
            <text:p text:style-name="P9"/>
          </table:table-cell>
          <table:table-cell table:style-name="Tableau79.A19" table:number-columns-spanned="3" office:value-type="string">
            <text:p text:style-name="P9"/>
          </table:table-cell>
          <table:covered-table-cell/>
          <table:covered-table-cell/>
          <table:table-cell table:style-name="Tableau79.A19" table:number-columns-spanned="2" office:value-type="string">
            <text:p text:style-name="P9"/>
          </table:table-cell>
          <table:covered-table-cell/>
          <table:table-cell table:style-name="Tableau79.A19" table:number-columns-spanned="3" office:value-type="string">
            <text:p text:style-name="P9"/>
          </table:table-cell>
          <table:covered-table-cell/>
          <table:covered-table-cell/>
          <table:table-cell table:style-name="Tableau79.A1" table:number-columns-spanned="4" office:value-type="string">
            <text:p text:style-name="P9"/>
          </table:table-cell>
          <table:covered-table-cell/>
          <table:covered-table-cell/>
          <table:covered-table-cell/>
        </table:table-row>
        <table:table-row table:style-name="Tableau79.18">
          <table:table-cell table:style-name="Tableau79.A19" office:value-type="string">
            <text:list xml:id="list1982524394" text:continue-list="list1302795272" text:style-name="WW8Num3">
              <text:list-item>
                <text:p text:style-name="P10">RNE</text:p>
              </text:list-item>
            </text:list>
          </table:table-cell>
          <table:table-cell table:style-name="Tableau79.A19" office:value-type="string">
            <text:p text:style-name="P9"/>
          </table:table-cell>
          <table:table-cell table:style-name="Tableau79.A19" office:value-type="string">
            <text:p text:style-name="P9"/>
          </table:table-cell>
          <table:table-cell table:style-name="Tableau79.A19" table:number-columns-spanned="3" office:value-type="string">
            <text:p text:style-name="P9"/>
          </table:table-cell>
          <table:covered-table-cell/>
          <table:covered-table-cell/>
          <table:table-cell table:style-name="Tableau79.A19" table:number-columns-spanned="2" office:value-type="string">
            <text:p text:style-name="P9"/>
          </table:table-cell>
          <table:covered-table-cell/>
          <table:table-cell table:style-name="Tableau79.A19" table:number-columns-spanned="3" office:value-type="string">
            <text:p text:style-name="P9"/>
          </table:table-cell>
          <table:covered-table-cell/>
          <table:covered-table-cell/>
          <table:table-cell table:style-name="Tableau79.A1" table:number-columns-spanned="4" office:value-type="string">
            <text:p text:style-name="P9"/>
          </table:table-cell>
          <table:covered-table-cell/>
          <table:covered-table-cell/>
          <table:covered-table-cell/>
        </table:table-row>
        <table:table-row table:style-name="Tableau79.18">
          <table:table-cell table:style-name="Tableau79.A19" office:value-type="string">
            <text:list xml:id="list844440654" text:continue-numbering="true" text:style-name="WW8Num3">
              <text:list-item>
                <text:p text:style-name="P10">RSE</text:p>
              </text:list-item>
            </text:list>
          </table:table-cell>
          <table:table-cell table:style-name="Tableau79.A19" office:value-type="string">
            <text:p text:style-name="P9"/>
          </table:table-cell>
          <table:table-cell table:style-name="Tableau79.A19" office:value-type="string">
            <text:p text:style-name="P9"/>
          </table:table-cell>
          <table:table-cell table:style-name="Tableau79.A19" table:number-columns-spanned="3" office:value-type="string">
            <text:p text:style-name="P9"/>
          </table:table-cell>
          <table:covered-table-cell/>
          <table:covered-table-cell/>
          <table:table-cell table:style-name="Tableau79.A19" table:number-columns-spanned="2" office:value-type="string">
            <text:p text:style-name="P9"/>
          </table:table-cell>
          <table:covered-table-cell/>
          <table:table-cell table:style-name="Tableau79.A19" table:number-columns-spanned="3" office:value-type="string">
            <text:p text:style-name="P9"/>
          </table:table-cell>
          <table:covered-table-cell/>
          <table:covered-table-cell/>
          <table:table-cell table:style-name="Tableau79.A1" table:number-columns-spanned="4" office:value-type="string">
            <text:p text:style-name="P9"/>
          </table:table-cell>
          <table:covered-table-cell/>
          <table:covered-table-cell/>
          <table:covered-table-cell/>
        </table:table-row>
        <table:table-row table:style-name="Tableau79.18">
          <table:table-cell table:style-name="Tableau79.A19" office:value-type="string">
            <text:p text:style-name="P1"><text:span text:style-name="T2">2</text:span><text:span text:style-name="T8">ème</text:span><text:span text:style-name="T2"> session :</text:span></text:p>
          </table:table-cell>
          <table:table-cell table:style-name="Tableau79.A19" office:value-type="string">
            <text:p text:style-name="P9"/>
          </table:table-cell>
          <table:table-cell table:style-name="Tableau79.A19" office:value-type="string">
            <text:p text:style-name="P9"/>
          </table:table-cell>
          <table:table-cell table:style-name="Tableau79.A19" table:number-columns-spanned="3" office:value-type="string">
            <text:p text:style-name="P9"/>
          </table:table-cell>
          <table:covered-table-cell/>
          <table:covered-table-cell/>
          <table:table-cell table:style-name="Tableau79.A19" table:number-columns-spanned="2" office:value-type="string">
            <text:p text:style-name="P9"/>
          </table:table-cell>
          <table:covered-table-cell/>
          <table:table-cell table:style-name="Tableau79.A19" table:number-columns-spanned="3" office:value-type="string">
            <text:p text:style-name="P9"/>
          </table:table-cell>
          <table:covered-table-cell/>
          <table:covered-table-cell/>
          <table:table-cell table:style-name="Tableau79.A1" table:number-columns-spanned="4" office:value-type="string">
            <text:p text:style-name="P9"/>
          </table:table-cell>
          <table:covered-table-cell/>
          <table:covered-table-cell/>
          <table:covered-table-cell/>
        </table:table-row>
        <table:table-row table:style-name="Tableau79.18">
          <table:table-cell table:style-name="Tableau79.A19" office:value-type="string">
            <text:list xml:id="list707866303" text:continue-numbering="true" text:style-name="WW8Num3">
              <text:list-item>
                <text:p text:style-name="P10">RNE</text:p>
              </text:list-item>
            </text:list>
          </table:table-cell>
          <table:table-cell table:style-name="Tableau79.A19" office:value-type="string">
            <text:p text:style-name="P6"/>
          </table:table-cell>
          <table:table-cell table:style-name="Tableau79.A19" office:value-type="string">
            <text:p text:style-name="P6"/>
          </table:table-cell>
          <table:table-cell table:style-name="Tableau79.A19" table:number-columns-spanned="3" office:value-type="string">
            <text:p text:style-name="P6"/>
          </table:table-cell>
          <table:covered-table-cell/>
          <table:covered-table-cell/>
          <table:table-cell table:style-name="Tableau79.A19" table:number-columns-spanned="2" office:value-type="string">
            <text:p text:style-name="P6"/>
          </table:table-cell>
          <table:covered-table-cell/>
          <table:table-cell table:style-name="Tableau79.A19" table:number-columns-spanned="3" office:value-type="string">
            <text:p text:style-name="P6"/>
          </table:table-cell>
          <table:covered-table-cell/>
          <table:covered-table-cell/>
          <table:table-cell table:style-name="Tableau79.A1" table:number-columns-spanned="4" office:value-type="string">
            <text:p text:style-name="P6"/>
          </table:table-cell>
          <table:covered-table-cell/>
          <table:covered-table-cell/>
          <table:covered-table-cell/>
        </table:table-row>
        <table:table-row table:style-name="Tableau79.18">
          <table:table-cell table:style-name="Tableau79.A19" office:value-type="string">
            <text:list xml:id="list962767689" text:continue-numbering="true" text:style-name="WW8Num3">
              <text:list-item>
                <text:p text:style-name="P10">RSE</text:p>
              </text:list-item>
            </text:list>
          </table:table-cell>
          <table:table-cell table:style-name="Tableau79.A19" office:value-type="string">
            <text:p text:style-name="P6"/>
          </table:table-cell>
          <table:table-cell table:style-name="Tableau79.A19" office:value-type="string">
            <text:p text:style-name="P6"/>
          </table:table-cell>
          <table:table-cell table:style-name="Tableau79.A19" table:number-columns-spanned="3" office:value-type="string">
            <text:p text:style-name="P6"/>
          </table:table-cell>
          <table:covered-table-cell/>
          <table:covered-table-cell/>
          <table:table-cell table:style-name="Tableau79.A19" table:number-columns-spanned="2" office:value-type="string">
            <text:p text:style-name="P6"/>
          </table:table-cell>
          <table:covered-table-cell/>
          <table:table-cell table:style-name="Tableau79.A19" table:number-columns-spanned="3" office:value-type="string">
            <text:p text:style-name="P6"/>
          </table:table-cell>
          <table:covered-table-cell/>
          <table:covered-table-cell/>
          <table:table-cell table:style-name="Tableau79.A1" table:number-columns-spanned="4" office:value-type="string">
            <text:p text:style-name="P6"/>
          </table:table-cell>
          <table:covered-table-cell/>
          <table:covered-table-cell/>
          <table:covered-table-cell/>
        </table:table-row>
        <table:table-row table:style-name="Tableau79.18">
          <table:table-cell table:style-name="Tableau79.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9.18">
          <table:table-cell table:style-name="Tableau79.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9.18">
          <table:table-cell table:style-name="Tableau79.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79.18">
          <table:table-cell table:style-name="Tableau79.A27" table:number-columns-spanned="15" office:value-type="string">
            <text:p text:style-name="P62">Ressources pédagogiques : http://www.univ-orleans.fr/tic/foad/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80" table:style-name="Tableau80">
        <table:table-column table:style-name="Tableau80.A"/>
        <table:table-column table:style-name="Tableau80.B"/>
        <table:table-column table:style-name="Tableau80.C"/>
        <table:table-column table:style-name="Tableau80.D"/>
        <table:table-column table:style-name="Tableau80.E"/>
        <table:table-column table:style-name="Tableau80.F"/>
        <table:table-column table:style-name="Tableau80.G"/>
        <table:table-column table:style-name="Tableau80.H"/>
        <table:table-column table:style-name="Tableau80.I"/>
        <table:table-column table:style-name="Tableau80.J"/>
        <table:table-column table:style-name="Tableau80.K"/>
        <table:table-column table:style-name="Tableau80.L"/>
        <table:table-column table:style-name="Tableau80.E" table:number-columns-repeated="2"/>
        <table:table-column table:style-name="Tableau80.O"/>
        <table:table-row table:style-name="Tableau80.1">
          <table:table-cell table:style-name="Tableau80.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0.1">
          <table:table-cell table:style-name="Tableau80.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0.1">
          <table:table-cell table:style-name="Tableau80.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0.1">
          <table:table-cell table:style-name="Tableau80.A1" table:number-columns-spanned="15" office:value-type="string">
            <text:p text:style-name="P62">Parcours E-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80.5">
          <table:table-cell table:style-name="Tableau80.A5" table:number-columns-spanned="4" office:value-type="string">
            <text:p text:style-name="P7">Intitulé de l’Unité d’Enseignement :</text:p>
          </table:table-cell>
          <table:covered-table-cell/>
          <table:covered-table-cell/>
          <table:covered-table-cell/>
          <table:table-cell table:style-name="Tableau80.E5" table:number-columns-spanned="11" office:value-type="string">
            <text:p text:style-name="P54">Anglais - B50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0.5">
          <table:table-cell table:style-name="Tableau80.A5" table:number-columns-spanned="4" office:value-type="string">
            <text:p text:style-name="P4">Nature :</text:p>
          </table:table-cell>
          <table:covered-table-cell/>
          <table:covered-table-cell/>
          <table:covered-table-cell/>
          <table:table-cell table:style-name="Tableau80.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0.5">
          <table:table-cell table:style-name="Tableau80.A5" table:number-columns-spanned="4" office:value-type="string">
            <text:p text:style-name="P4">Semestre :</text:p>
          </table:table-cell>
          <table:covered-table-cell/>
          <table:covered-table-cell/>
          <table:covered-table-cell/>
          <table:table-cell table:style-name="Tableau80.E5" table:number-columns-spanned="11" office:value-type="string">
            <text:p text:style-name="P56">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0.5">
          <table:table-cell table:style-name="Tableau80.A5" table:number-columns-spanned="4" office:value-type="string">
            <text:p text:style-name="P4">Crédits ECTS :</text:p>
          </table:table-cell>
          <table:covered-table-cell/>
          <table:covered-table-cell/>
          <table:covered-table-cell/>
          <table:table-cell table:style-name="Tableau80.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0.5">
          <table:table-cell table:style-name="Tableau80.A5" table:number-columns-spanned="4" office:value-type="string">
            <text:p text:style-name="P4">Coefficient :</text:p>
          </table:table-cell>
          <table:covered-table-cell/>
          <table:covered-table-cell/>
          <table:covered-table-cell/>
          <table:table-cell table:style-name="Tableau80.E5" table:number-columns-spanned="11" office:value-type="string">
            <text:p text:style-name="P3">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0.5">
          <table:table-cell table:style-name="Tableau80.A5" table:number-columns-spanned="4" office:value-type="string">
            <text:p text:style-name="P4">Langue de l’enseignement :</text:p>
          </table:table-cell>
          <table:covered-table-cell/>
          <table:covered-table-cell/>
          <table:covered-table-cell/>
          <table:table-cell table:style-name="Tableau80.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0.5">
          <table:table-cell table:style-name="Tableau80.A5" table:number-columns-spanned="4" office:value-type="string">
            <text:p text:style-name="P4">Volume horaire total :</text:p>
          </table:table-cell>
          <table:covered-table-cell/>
          <table:covered-table-cell/>
          <table:covered-table-cell/>
          <table:table-cell table:style-name="Tableau80.A5" office:value-type="string">
            <text:p text:style-name="P3"/>
          </table:table-cell>
          <table:table-cell table:style-name="Tableau80.A5" table:number-columns-spanned="2" office:value-type="string">
            <text:p text:style-name="P8">dont</text:p>
          </table:table-cell>
          <table:covered-table-cell/>
          <table:table-cell table:style-name="Tableau80.A5" table:number-columns-spanned="2" office:value-type="string">
            <text:p text:style-name="P11">CM</text:p>
          </table:table-cell>
          <table:covered-table-cell/>
          <table:table-cell table:style-name="Tableau80.A5" office:value-type="string">
            <text:p text:style-name="P11"/>
          </table:table-cell>
          <table:table-cell table:style-name="Tableau80.A5" table:number-columns-spanned="2" office:value-type="string">
            <text:p text:style-name="P11">TD</text:p>
          </table:table-cell>
          <table:covered-table-cell/>
          <table:table-cell table:style-name="Tableau80.A5" office:value-type="string">
            <text:p text:style-name="P11"/>
          </table:table-cell>
          <table:table-cell table:style-name="Tableau80.A5" office:value-type="string">
            <text:p text:style-name="P11">TP</text:p>
          </table:table-cell>
          <table:table-cell table:style-name="Tableau80.E5" office:value-type="string">
            <text:p text:style-name="P11"/>
          </table:table-cell>
        </table:table-row>
        <table:table-row table:style-name="Tableau80.1">
          <table:table-cell table:style-name="Tableau80.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0.1">
          <table:table-cell table:style-name="Tableau80.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0.1">
          <table:table-cell table:style-name="Tableau80.A1" table:number-columns-spanned="15" office:value-type="string">
            <text:list xml:id="list860486426" text:continue-list="list459919257" text:style-name="WW8Num2">
              <text:list-item>
                <text:p text:style-name="P5">contenu : </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0.1">
          <table:table-cell table:style-name="Tableau80.A1" table:number-columns-spanned="15" office:value-type="string">
            <text:list xml:id="list1953700432"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0.1">
          <table:table-cell table:style-name="Tableau80.A1" table:number-columns-spanned="15" office:value-type="string">
            <text:list xml:id="list1731415542"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0.1">
          <table:table-cell table:style-name="Tableau80.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0.18">
          <table:table-cell table:style-name="Tableau80.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0.18">
          <table:table-cell table:style-name="Tableau80.A19" office:value-type="string">
            <text:p text:style-name="P65"/>
          </table:table-cell>
          <table:table-cell table:style-name="Tableau80.A19" table:number-columns-spanned="5" office:value-type="string">
            <text:p text:style-name="P9">Contrôle continu</text:p>
          </table:table-cell>
          <table:covered-table-cell/>
          <table:covered-table-cell/>
          <table:covered-table-cell/>
          <table:covered-table-cell/>
          <table:table-cell table:style-name="Tableau80.A19" table:number-columns-spanned="5" office:value-type="string">
            <text:p text:style-name="P80">Contrôle terminal</text:p>
          </table:table-cell>
          <table:covered-table-cell/>
          <table:covered-table-cell/>
          <table:covered-table-cell/>
          <table:covered-table-cell/>
          <table:table-cell table:style-name="Tableau80.A1" table:number-columns-spanned="4" office:value-type="string">
            <text:p text:style-name="P80">Contrôle mixte</text:p>
          </table:table-cell>
          <table:covered-table-cell/>
          <table:covered-table-cell/>
          <table:covered-table-cell/>
        </table:table-row>
        <table:table-row table:style-name="Tableau80.18">
          <table:table-cell table:style-name="Tableau80.A19" office:value-type="string">
            <text:p text:style-name="P70"/>
          </table:table-cell>
          <table:table-cell table:style-name="Tableau80.A19" office:value-type="string">
            <text:p text:style-name="P80">nb de CC durant le semestre</text:p>
          </table:table-cell>
          <table:table-cell table:style-name="Tableau80.A19" office:value-type="string">
            <text:p text:style-name="P9">durée</text:p>
          </table:table-cell>
          <table:table-cell table:style-name="Tableau80.A19" table:number-columns-spanned="3" office:value-type="string">
            <text:p text:style-name="P80">Nature</text:p>
            <text:p text:style-name="P79">(oral/écrit )</text:p>
          </table:table-cell>
          <table:covered-table-cell/>
          <table:covered-table-cell/>
          <table:table-cell table:style-name="Tableau80.A19" table:number-columns-spanned="2" office:value-type="string">
            <text:p text:style-name="P9">durée</text:p>
          </table:table-cell>
          <table:covered-table-cell/>
          <table:table-cell table:style-name="Tableau80.A19" table:number-columns-spanned="3" office:value-type="string">
            <text:p text:style-name="P80">Nature</text:p>
            <text:p text:style-name="P79">(oral/écrit)</text:p>
          </table:table-cell>
          <table:covered-table-cell/>
          <table:covered-table-cell/>
          <table:table-cell table:style-name="Tableau80.A1" table:number-columns-spanned="4" office:value-type="string">
            <text:p text:style-name="P9">répartition en % entre CC et CT</text:p>
          </table:table-cell>
          <table:covered-table-cell/>
          <table:covered-table-cell/>
          <table:covered-table-cell/>
        </table:table-row>
        <table:table-row table:style-name="Tableau80.18">
          <table:table-cell table:style-name="Tableau80.A19" office:value-type="string">
            <text:p text:style-name="P69"><text:span text:style-name="T2">1</text:span><text:span text:style-name="T8">ère</text:span><text:span text:style-name="T2"> session :</text:span></text:p>
          </table:table-cell>
          <table:table-cell table:style-name="Tableau80.A19" office:value-type="string">
            <text:p text:style-name="P9"/>
          </table:table-cell>
          <table:table-cell table:style-name="Tableau80.A19" office:value-type="string">
            <text:p text:style-name="P9"/>
          </table:table-cell>
          <table:table-cell table:style-name="Tableau80.A19" table:number-columns-spanned="3" office:value-type="string">
            <text:p text:style-name="P9"/>
          </table:table-cell>
          <table:covered-table-cell/>
          <table:covered-table-cell/>
          <table:table-cell table:style-name="Tableau80.A19" table:number-columns-spanned="2" office:value-type="string">
            <text:p text:style-name="P9"/>
          </table:table-cell>
          <table:covered-table-cell/>
          <table:table-cell table:style-name="Tableau80.A19" table:number-columns-spanned="3" office:value-type="string">
            <text:p text:style-name="P9"/>
          </table:table-cell>
          <table:covered-table-cell/>
          <table:covered-table-cell/>
          <table:table-cell table:style-name="Tableau80.A1" table:number-columns-spanned="4" office:value-type="string">
            <text:p text:style-name="P9"/>
          </table:table-cell>
          <table:covered-table-cell/>
          <table:covered-table-cell/>
          <table:covered-table-cell/>
        </table:table-row>
        <table:table-row table:style-name="Tableau80.18">
          <table:table-cell table:style-name="Tableau80.A19" office:value-type="string">
            <text:list xml:id="list263331445" text:continue-list="list962767689" text:style-name="WW8Num3">
              <text:list-item>
                <text:p text:style-name="P10">RNE</text:p>
              </text:list-item>
            </text:list>
          </table:table-cell>
          <table:table-cell table:style-name="Tableau80.A19" office:value-type="string">
            <text:p text:style-name="P9"/>
          </table:table-cell>
          <table:table-cell table:style-name="Tableau80.A19" office:value-type="string">
            <text:p text:style-name="P9"/>
          </table:table-cell>
          <table:table-cell table:style-name="Tableau80.A19" table:number-columns-spanned="3" office:value-type="string">
            <text:p text:style-name="P9"/>
          </table:table-cell>
          <table:covered-table-cell/>
          <table:covered-table-cell/>
          <table:table-cell table:style-name="Tableau80.A19" table:number-columns-spanned="2" office:value-type="string">
            <text:p text:style-name="P9"/>
          </table:table-cell>
          <table:covered-table-cell/>
          <table:table-cell table:style-name="Tableau80.A19" table:number-columns-spanned="3" office:value-type="string">
            <text:p text:style-name="P9"/>
          </table:table-cell>
          <table:covered-table-cell/>
          <table:covered-table-cell/>
          <table:table-cell table:style-name="Tableau80.A1" table:number-columns-spanned="4" office:value-type="string">
            <text:p text:style-name="P9"/>
          </table:table-cell>
          <table:covered-table-cell/>
          <table:covered-table-cell/>
          <table:covered-table-cell/>
        </table:table-row>
        <table:table-row table:style-name="Tableau80.18">
          <table:table-cell table:style-name="Tableau80.A19" office:value-type="string">
            <text:list xml:id="list761017196" text:continue-numbering="true" text:style-name="WW8Num3">
              <text:list-item>
                <text:p text:style-name="P10">RSE</text:p>
              </text:list-item>
            </text:list>
          </table:table-cell>
          <table:table-cell table:style-name="Tableau80.A19" office:value-type="string">
            <text:p text:style-name="P9"/>
          </table:table-cell>
          <table:table-cell table:style-name="Tableau80.A19" office:value-type="string">
            <text:p text:style-name="P9"/>
          </table:table-cell>
          <table:table-cell table:style-name="Tableau80.A19" table:number-columns-spanned="3" office:value-type="string">
            <text:p text:style-name="P9"/>
          </table:table-cell>
          <table:covered-table-cell/>
          <table:covered-table-cell/>
          <table:table-cell table:style-name="Tableau80.A19" table:number-columns-spanned="2" office:value-type="string">
            <text:p text:style-name="P9"/>
          </table:table-cell>
          <table:covered-table-cell/>
          <table:table-cell table:style-name="Tableau80.A19" table:number-columns-spanned="3" office:value-type="string">
            <text:p text:style-name="P9"/>
          </table:table-cell>
          <table:covered-table-cell/>
          <table:covered-table-cell/>
          <table:table-cell table:style-name="Tableau80.A1" table:number-columns-spanned="4" office:value-type="string">
            <text:p text:style-name="P9"/>
          </table:table-cell>
          <table:covered-table-cell/>
          <table:covered-table-cell/>
          <table:covered-table-cell/>
        </table:table-row>
        <table:table-row table:style-name="Tableau80.18">
          <table:table-cell table:style-name="Tableau80.A19" office:value-type="string">
            <text:p text:style-name="P1"><text:span text:style-name="T2">2</text:span><text:span text:style-name="T8">ème</text:span><text:span text:style-name="T2"> session :</text:span></text:p>
          </table:table-cell>
          <table:table-cell table:style-name="Tableau80.A19" office:value-type="string">
            <text:p text:style-name="P9"/>
          </table:table-cell>
          <table:table-cell table:style-name="Tableau80.A19" office:value-type="string">
            <text:p text:style-name="P9"/>
          </table:table-cell>
          <table:table-cell table:style-name="Tableau80.A19" table:number-columns-spanned="3" office:value-type="string">
            <text:p text:style-name="P9"/>
          </table:table-cell>
          <table:covered-table-cell/>
          <table:covered-table-cell/>
          <table:table-cell table:style-name="Tableau80.A19" table:number-columns-spanned="2" office:value-type="string">
            <text:p text:style-name="P9"/>
          </table:table-cell>
          <table:covered-table-cell/>
          <table:table-cell table:style-name="Tableau80.A19" table:number-columns-spanned="3" office:value-type="string">
            <text:p text:style-name="P9"/>
          </table:table-cell>
          <table:covered-table-cell/>
          <table:covered-table-cell/>
          <table:table-cell table:style-name="Tableau80.A1" table:number-columns-spanned="4" office:value-type="string">
            <text:p text:style-name="P9"/>
          </table:table-cell>
          <table:covered-table-cell/>
          <table:covered-table-cell/>
          <table:covered-table-cell/>
        </table:table-row>
        <table:table-row table:style-name="Tableau80.18">
          <table:table-cell table:style-name="Tableau80.A19" office:value-type="string">
            <text:list xml:id="list916629188" text:continue-numbering="true" text:style-name="WW8Num3">
              <text:list-item>
                <text:p text:style-name="P10">RNE</text:p>
              </text:list-item>
            </text:list>
          </table:table-cell>
          <table:table-cell table:style-name="Tableau80.A19" office:value-type="string">
            <text:p text:style-name="P6"/>
          </table:table-cell>
          <table:table-cell table:style-name="Tableau80.A19" office:value-type="string">
            <text:p text:style-name="P6"/>
          </table:table-cell>
          <table:table-cell table:style-name="Tableau80.A19" table:number-columns-spanned="3" office:value-type="string">
            <text:p text:style-name="P6"/>
          </table:table-cell>
          <table:covered-table-cell/>
          <table:covered-table-cell/>
          <table:table-cell table:style-name="Tableau80.A19" table:number-columns-spanned="2" office:value-type="string">
            <text:p text:style-name="P6"/>
          </table:table-cell>
          <table:covered-table-cell/>
          <table:table-cell table:style-name="Tableau80.A19" table:number-columns-spanned="3" office:value-type="string">
            <text:p text:style-name="P6"/>
          </table:table-cell>
          <table:covered-table-cell/>
          <table:covered-table-cell/>
          <table:table-cell table:style-name="Tableau80.A1" table:number-columns-spanned="4" office:value-type="string">
            <text:p text:style-name="P6"/>
          </table:table-cell>
          <table:covered-table-cell/>
          <table:covered-table-cell/>
          <table:covered-table-cell/>
        </table:table-row>
        <table:table-row table:style-name="Tableau80.18">
          <table:table-cell table:style-name="Tableau80.A19" office:value-type="string">
            <text:list xml:id="list652296686" text:continue-numbering="true" text:style-name="WW8Num3">
              <text:list-item>
                <text:p text:style-name="P10">RSE</text:p>
              </text:list-item>
            </text:list>
          </table:table-cell>
          <table:table-cell table:style-name="Tableau80.A19" office:value-type="string">
            <text:p text:style-name="P6"/>
          </table:table-cell>
          <table:table-cell table:style-name="Tableau80.A19" office:value-type="string">
            <text:p text:style-name="P6"/>
          </table:table-cell>
          <table:table-cell table:style-name="Tableau80.A19" table:number-columns-spanned="3" office:value-type="string">
            <text:p text:style-name="P6"/>
          </table:table-cell>
          <table:covered-table-cell/>
          <table:covered-table-cell/>
          <table:table-cell table:style-name="Tableau80.A19" table:number-columns-spanned="2" office:value-type="string">
            <text:p text:style-name="P6"/>
          </table:table-cell>
          <table:covered-table-cell/>
          <table:table-cell table:style-name="Tableau80.A19" table:number-columns-spanned="3" office:value-type="string">
            <text:p text:style-name="P6"/>
          </table:table-cell>
          <table:covered-table-cell/>
          <table:covered-table-cell/>
          <table:table-cell table:style-name="Tableau80.A1" table:number-columns-spanned="4" office:value-type="string">
            <text:p text:style-name="P6"/>
          </table:table-cell>
          <table:covered-table-cell/>
          <table:covered-table-cell/>
          <table:covered-table-cell/>
        </table:table-row>
        <table:table-row table:style-name="Tableau80.18">
          <table:table-cell table:style-name="Tableau80.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0.18">
          <table:table-cell table:style-name="Tableau80.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0.18">
          <table:table-cell table:style-name="Tableau80.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0.18">
          <table:table-cell table:style-name="Tableau80.A27" table:number-columns-spanned="15" office:value-type="string">
            <text:p text:style-name="P62">Ressources pédagogiques : http://www.univ-orleans.fr/tic/foad/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able:table table:name="Tableau81" table:style-name="Tableau81">
        <table:table-column table:style-name="Tableau81.A"/>
        <table:table-column table:style-name="Tableau81.B"/>
        <table:table-column table:style-name="Tableau81.C"/>
        <table:table-column table:style-name="Tableau81.D"/>
        <table:table-column table:style-name="Tableau81.E"/>
        <table:table-column table:style-name="Tableau81.F"/>
        <table:table-column table:style-name="Tableau81.G"/>
        <table:table-column table:style-name="Tableau81.H"/>
        <table:table-column table:style-name="Tableau81.I"/>
        <table:table-column table:style-name="Tableau81.J"/>
        <table:table-column table:style-name="Tableau81.K"/>
        <table:table-column table:style-name="Tableau81.L"/>
        <table:table-column table:style-name="Tableau81.E" table:number-columns-repeated="2"/>
        <table:table-column table:style-name="Tableau81.O"/>
        <table:table-row table:style-name="Tableau81.1">
          <table:table-cell table:style-name="Tableau81.A1" table:number-columns-spanned="15" office:value-type="string">
            <text:p text:style-name="P3">Domaine : 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1">
          <table:table-cell table:style-name="Tableau81.A1" table:number-columns-spanned="15" office:value-type="string">
            <text:p text:style-name="P3">UFR <text:s/>Scien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1">
          <table:table-cell table:style-name="Tableau81.A1" table:number-columns-spanned="15" office:value-type="string">
            <text:p text:style-name="P62">Licence mention ingénierie informatiqu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1">
          <table:table-cell table:style-name="Tableau81.A1" table:number-columns-spanned="15" office:value-type="string">
            <text:p text:style-name="P62">Parcours E-MI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5">
          <table:table-cell table:style-name="Tableau81.A5" table:number-columns-spanned="4" office:value-type="string">
            <text:p text:style-name="P7">Intitulé de l’Unité d’Enseignement :</text:p>
          </table:table-cell>
          <table:covered-table-cell/>
          <table:covered-table-cell/>
          <table:covered-table-cell/>
          <table:table-cell table:style-name="Tableau81.E5" table:number-columns-spanned="11" office:value-type="string">
            <text:p text:style-name="P54">Professionnalisation - B60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5">
          <table:table-cell table:style-name="Tableau81.A5" table:number-columns-spanned="4" office:value-type="string">
            <text:p text:style-name="P4">Nature :</text:p>
          </table:table-cell>
          <table:covered-table-cell/>
          <table:covered-table-cell/>
          <table:covered-table-cell/>
          <table:table-cell table:style-name="Tableau81.E5" table:number-columns-spanned="11" office:value-type="string">
            <text:p text:style-name="P55">U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5">
          <table:table-cell table:style-name="Tableau81.A5" table:number-columns-spanned="4" office:value-type="string">
            <text:p text:style-name="P4">Semestre :</text:p>
          </table:table-cell>
          <table:covered-table-cell/>
          <table:covered-table-cell/>
          <table:covered-table-cell/>
          <table:table-cell table:style-name="Tableau81.E5" table:number-columns-spanned="11" office:value-type="string">
            <text:p text:style-name="P56">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5">
          <table:table-cell table:style-name="Tableau81.A5" table:number-columns-spanned="4" office:value-type="string">
            <text:p text:style-name="P4">Crédits ECTS :</text:p>
          </table:table-cell>
          <table:covered-table-cell/>
          <table:covered-table-cell/>
          <table:covered-table-cell/>
          <table:table-cell table:style-name="Tableau81.E5" table:number-columns-spanned="11" office:value-type="string">
            <text:p text:style-name="P3">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5">
          <table:table-cell table:style-name="Tableau81.A5" table:number-columns-spanned="4" office:value-type="string">
            <text:p text:style-name="P4">Coefficient :</text:p>
          </table:table-cell>
          <table:covered-table-cell/>
          <table:covered-table-cell/>
          <table:covered-table-cell/>
          <table:table-cell table:style-name="Tableau81.E5" table:number-columns-spanned="11" office:value-type="string">
            <text:p text:style-name="P3">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5">
          <table:table-cell table:style-name="Tableau81.A5" table:number-columns-spanned="4" office:value-type="string">
            <text:p text:style-name="P4">Langue de l’enseignement :</text:p>
          </table:table-cell>
          <table:covered-table-cell/>
          <table:covered-table-cell/>
          <table:covered-table-cell/>
          <table:table-cell table:style-name="Tableau81.E5" table:number-columns-spanned="11" office:value-type="string">
            <text:p text:style-name="P3">françai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5">
          <table:table-cell table:style-name="Tableau81.A5" table:number-columns-spanned="4" office:value-type="string">
            <text:p text:style-name="P4">Volume horaire total :</text:p>
          </table:table-cell>
          <table:covered-table-cell/>
          <table:covered-table-cell/>
          <table:covered-table-cell/>
          <table:table-cell table:style-name="Tableau81.A5" office:value-type="string">
            <text:p text:style-name="P3"/>
          </table:table-cell>
          <table:table-cell table:style-name="Tableau81.A5" table:number-columns-spanned="2" office:value-type="string">
            <text:p text:style-name="P8">dont</text:p>
          </table:table-cell>
          <table:covered-table-cell/>
          <table:table-cell table:style-name="Tableau81.A5" table:number-columns-spanned="2" office:value-type="string">
            <text:p text:style-name="P11">CM</text:p>
          </table:table-cell>
          <table:covered-table-cell/>
          <table:table-cell table:style-name="Tableau81.A5" office:value-type="string">
            <text:p text:style-name="P11"/>
          </table:table-cell>
          <table:table-cell table:style-name="Tableau81.A5" table:number-columns-spanned="2" office:value-type="string">
            <text:p text:style-name="P11">TD</text:p>
          </table:table-cell>
          <table:covered-table-cell/>
          <table:table-cell table:style-name="Tableau81.A5" office:value-type="string">
            <text:p text:style-name="P11"/>
          </table:table-cell>
          <table:table-cell table:style-name="Tableau81.A5" office:value-type="string">
            <text:p text:style-name="P11">TP</text:p>
          </table:table-cell>
          <table:table-cell table:style-name="Tableau81.E5" office:value-type="string">
            <text:p text:style-name="P11"/>
          </table:table-cell>
        </table:table-row>
        <table:table-row table:style-name="Tableau81.1">
          <table:table-cell table:style-name="Tableau81.A1" table:number-columns-spanned="15"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au81.1">
          <table:table-cell table:style-name="Tableau81.A1" table:number-columns-spanned="15" office:value-type="string">
            <text:p text:style-name="P7">Descriptif de l’enseignemen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1">
          <table:table-cell table:style-name="Tableau81.A1" table:number-columns-spanned="15" office:value-type="string">
            <text:list xml:id="list1159601215" text:continue-list="list1731415542" text:style-name="WW8Num2">
              <text:list-item>
                <text:p text:style-name="P5">contenu : </text:p>
              </text:list-item>
            </text:list>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1">
          <table:table-cell table:style-name="Tableau81.A1" table:number-columns-spanned="15" office:value-type="string">
            <text:list xml:id="list1916741528" text:continue-numbering="true" text:style-name="WW8Num2">
              <text:list-item>
                <text:p text:style-name="P64">pré-requis :</text:p>
              </text:list-item>
            </text:list>
            <text:p text:style-name="P6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1">
          <table:table-cell table:style-name="Tableau81.A1" table:number-columns-spanned="15" office:value-type="string">
            <text:list xml:id="list1185889997" text:continue-numbering="true" text:style-name="WW8Num2">
              <text:list-item>
                <text:p text:style-name="P64">objectifs (savoirs et compétences acquis) : </text:p>
              </text:list-item>
            </text:list>
            <text:p text:style-name="P6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1">
          <table:table-cell table:style-name="Tableau81.A1" table:number-columns-spanned="15" office:value-type="string">
            <text:p text:style-name="P7">Modalités de contrôle des connaissances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18">
          <table:table-cell table:style-name="Tableau81.A1" table:number-columns-spanned="15" office:value-type="string">
            <text:p text:style-name="P8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18">
          <table:table-cell table:style-name="Tableau81.A19" office:value-type="string">
            <text:p text:style-name="P65"/>
          </table:table-cell>
          <table:table-cell table:style-name="Tableau81.A19" table:number-columns-spanned="5" office:value-type="string">
            <text:p text:style-name="P9">Contrôle continu</text:p>
          </table:table-cell>
          <table:covered-table-cell/>
          <table:covered-table-cell/>
          <table:covered-table-cell/>
          <table:covered-table-cell/>
          <table:table-cell table:style-name="Tableau81.A19" table:number-columns-spanned="5" office:value-type="string">
            <text:p text:style-name="P80">Contrôle terminal</text:p>
          </table:table-cell>
          <table:covered-table-cell/>
          <table:covered-table-cell/>
          <table:covered-table-cell/>
          <table:covered-table-cell/>
          <table:table-cell table:style-name="Tableau81.A1" table:number-columns-spanned="4" office:value-type="string">
            <text:p text:style-name="P80">Contrôle mixte</text:p>
          </table:table-cell>
          <table:covered-table-cell/>
          <table:covered-table-cell/>
          <table:covered-table-cell/>
        </table:table-row>
        <table:table-row table:style-name="Tableau81.18">
          <table:table-cell table:style-name="Tableau81.A19" office:value-type="string">
            <text:p text:style-name="P70"/>
          </table:table-cell>
          <table:table-cell table:style-name="Tableau81.A19" office:value-type="string">
            <text:p text:style-name="P80">nb de CC durant le semestre</text:p>
          </table:table-cell>
          <table:table-cell table:style-name="Tableau81.A19" office:value-type="string">
            <text:p text:style-name="P9">durée</text:p>
          </table:table-cell>
          <table:table-cell table:style-name="Tableau81.A19" table:number-columns-spanned="3" office:value-type="string">
            <text:p text:style-name="P80">Nature</text:p>
            <text:p text:style-name="P79">(oral/écrit )</text:p>
          </table:table-cell>
          <table:covered-table-cell/>
          <table:covered-table-cell/>
          <table:table-cell table:style-name="Tableau81.A19" table:number-columns-spanned="2" office:value-type="string">
            <text:p text:style-name="P9">durée</text:p>
          </table:table-cell>
          <table:covered-table-cell/>
          <table:table-cell table:style-name="Tableau81.A19" table:number-columns-spanned="3" office:value-type="string">
            <text:p text:style-name="P80">Nature</text:p>
            <text:p text:style-name="P79">(oral/écrit)</text:p>
          </table:table-cell>
          <table:covered-table-cell/>
          <table:covered-table-cell/>
          <table:table-cell table:style-name="Tableau81.A1" table:number-columns-spanned="4" office:value-type="string">
            <text:p text:style-name="P9">répartition en % entre CC et CT</text:p>
          </table:table-cell>
          <table:covered-table-cell/>
          <table:covered-table-cell/>
          <table:covered-table-cell/>
        </table:table-row>
        <table:table-row table:style-name="Tableau81.18">
          <table:table-cell table:style-name="Tableau81.A19" office:value-type="string">
            <text:p text:style-name="P69"><text:span text:style-name="T2">1</text:span><text:span text:style-name="T8">ère</text:span><text:span text:style-name="T2"> session :</text:span></text:p>
          </table:table-cell>
          <table:table-cell table:style-name="Tableau81.A19" office:value-type="string">
            <text:p text:style-name="P9"/>
          </table:table-cell>
          <table:table-cell table:style-name="Tableau81.A19" office:value-type="string">
            <text:p text:style-name="P9"/>
          </table:table-cell>
          <table:table-cell table:style-name="Tableau81.A19" table:number-columns-spanned="3" office:value-type="string">
            <text:p text:style-name="P9"/>
          </table:table-cell>
          <table:covered-table-cell/>
          <table:covered-table-cell/>
          <table:table-cell table:style-name="Tableau81.A19" table:number-columns-spanned="2" office:value-type="string">
            <text:p text:style-name="P9"/>
          </table:table-cell>
          <table:covered-table-cell/>
          <table:table-cell table:style-name="Tableau81.A19" table:number-columns-spanned="3" office:value-type="string">
            <text:p text:style-name="P9"/>
          </table:table-cell>
          <table:covered-table-cell/>
          <table:covered-table-cell/>
          <table:table-cell table:style-name="Tableau81.A1" table:number-columns-spanned="4" office:value-type="string">
            <text:p text:style-name="P9"/>
          </table:table-cell>
          <table:covered-table-cell/>
          <table:covered-table-cell/>
          <table:covered-table-cell/>
        </table:table-row>
        <table:table-row table:style-name="Tableau81.18">
          <table:table-cell table:style-name="Tableau81.A19" office:value-type="string">
            <text:list xml:id="list1370669320" text:continue-list="list652296686" text:style-name="WW8Num3">
              <text:list-item>
                <text:p text:style-name="P10">RNE</text:p>
              </text:list-item>
            </text:list>
          </table:table-cell>
          <table:table-cell table:style-name="Tableau81.A19" office:value-type="string">
            <text:p text:style-name="P9"/>
          </table:table-cell>
          <table:table-cell table:style-name="Tableau81.A19" office:value-type="string">
            <text:p text:style-name="P9"/>
          </table:table-cell>
          <table:table-cell table:style-name="Tableau81.A19" table:number-columns-spanned="3" office:value-type="string">
            <text:p text:style-name="P9"/>
          </table:table-cell>
          <table:covered-table-cell/>
          <table:covered-table-cell/>
          <table:table-cell table:style-name="Tableau81.A19" table:number-columns-spanned="2" office:value-type="string">
            <text:p text:style-name="P9"/>
          </table:table-cell>
          <table:covered-table-cell/>
          <table:table-cell table:style-name="Tableau81.A19" table:number-columns-spanned="3" office:value-type="string">
            <text:p text:style-name="P9"/>
          </table:table-cell>
          <table:covered-table-cell/>
          <table:covered-table-cell/>
          <table:table-cell table:style-name="Tableau81.A1" table:number-columns-spanned="4" office:value-type="string">
            <text:p text:style-name="P9"/>
          </table:table-cell>
          <table:covered-table-cell/>
          <table:covered-table-cell/>
          <table:covered-table-cell/>
        </table:table-row>
        <table:table-row table:style-name="Tableau81.18">
          <table:table-cell table:style-name="Tableau81.A19" office:value-type="string">
            <text:list xml:id="list1695397419" text:continue-numbering="true" text:style-name="WW8Num3">
              <text:list-item>
                <text:p text:style-name="P10">RSE</text:p>
              </text:list-item>
            </text:list>
          </table:table-cell>
          <table:table-cell table:style-name="Tableau81.A19" office:value-type="string">
            <text:p text:style-name="P9"/>
          </table:table-cell>
          <table:table-cell table:style-name="Tableau81.A19" office:value-type="string">
            <text:p text:style-name="P9"/>
          </table:table-cell>
          <table:table-cell table:style-name="Tableau81.A19" table:number-columns-spanned="3" office:value-type="string">
            <text:p text:style-name="P9"/>
          </table:table-cell>
          <table:covered-table-cell/>
          <table:covered-table-cell/>
          <table:table-cell table:style-name="Tableau81.A19" table:number-columns-spanned="2" office:value-type="string">
            <text:p text:style-name="P9"/>
          </table:table-cell>
          <table:covered-table-cell/>
          <table:table-cell table:style-name="Tableau81.A19" table:number-columns-spanned="3" office:value-type="string">
            <text:p text:style-name="P9"/>
          </table:table-cell>
          <table:covered-table-cell/>
          <table:covered-table-cell/>
          <table:table-cell table:style-name="Tableau81.A1" table:number-columns-spanned="4" office:value-type="string">
            <text:p text:style-name="P9"/>
          </table:table-cell>
          <table:covered-table-cell/>
          <table:covered-table-cell/>
          <table:covered-table-cell/>
        </table:table-row>
        <table:table-row table:style-name="Tableau81.18">
          <table:table-cell table:style-name="Tableau81.A19" office:value-type="string">
            <text:p text:style-name="P1"><text:span text:style-name="T2">2</text:span><text:span text:style-name="T8">ème</text:span><text:span text:style-name="T2"> session :</text:span></text:p>
          </table:table-cell>
          <table:table-cell table:style-name="Tableau81.A19" office:value-type="string">
            <text:p text:style-name="P9"/>
          </table:table-cell>
          <table:table-cell table:style-name="Tableau81.A19" office:value-type="string">
            <text:p text:style-name="P9"/>
          </table:table-cell>
          <table:table-cell table:style-name="Tableau81.A19" table:number-columns-spanned="3" office:value-type="string">
            <text:p text:style-name="P9"/>
          </table:table-cell>
          <table:covered-table-cell/>
          <table:covered-table-cell/>
          <table:table-cell table:style-name="Tableau81.A19" table:number-columns-spanned="2" office:value-type="string">
            <text:p text:style-name="P9"/>
          </table:table-cell>
          <table:covered-table-cell/>
          <table:table-cell table:style-name="Tableau81.A19" table:number-columns-spanned="3" office:value-type="string">
            <text:p text:style-name="P9"/>
          </table:table-cell>
          <table:covered-table-cell/>
          <table:covered-table-cell/>
          <table:table-cell table:style-name="Tableau81.A1" table:number-columns-spanned="4" office:value-type="string">
            <text:p text:style-name="P9"/>
          </table:table-cell>
          <table:covered-table-cell/>
          <table:covered-table-cell/>
          <table:covered-table-cell/>
        </table:table-row>
        <table:table-row table:style-name="Tableau81.18">
          <table:table-cell table:style-name="Tableau81.A19" office:value-type="string">
            <text:list xml:id="list497126638" text:continue-numbering="true" text:style-name="WW8Num3">
              <text:list-item>
                <text:p text:style-name="P10">RNE</text:p>
              </text:list-item>
            </text:list>
          </table:table-cell>
          <table:table-cell table:style-name="Tableau81.A19" office:value-type="string">
            <text:p text:style-name="P6"/>
          </table:table-cell>
          <table:table-cell table:style-name="Tableau81.A19" office:value-type="string">
            <text:p text:style-name="P6"/>
          </table:table-cell>
          <table:table-cell table:style-name="Tableau81.A19" table:number-columns-spanned="3" office:value-type="string">
            <text:p text:style-name="P6"/>
          </table:table-cell>
          <table:covered-table-cell/>
          <table:covered-table-cell/>
          <table:table-cell table:style-name="Tableau81.A19" table:number-columns-spanned="2" office:value-type="string">
            <text:p text:style-name="P6"/>
          </table:table-cell>
          <table:covered-table-cell/>
          <table:table-cell table:style-name="Tableau81.A19" table:number-columns-spanned="3" office:value-type="string">
            <text:p text:style-name="P6"/>
          </table:table-cell>
          <table:covered-table-cell/>
          <table:covered-table-cell/>
          <table:table-cell table:style-name="Tableau81.A1" table:number-columns-spanned="4" office:value-type="string">
            <text:p text:style-name="P6"/>
          </table:table-cell>
          <table:covered-table-cell/>
          <table:covered-table-cell/>
          <table:covered-table-cell/>
        </table:table-row>
        <table:table-row table:style-name="Tableau81.18">
          <table:table-cell table:style-name="Tableau81.A19" office:value-type="string">
            <text:list xml:id="list261751937" text:continue-numbering="true" text:style-name="WW8Num3">
              <text:list-item>
                <text:p text:style-name="P10">RSE</text:p>
              </text:list-item>
            </text:list>
          </table:table-cell>
          <table:table-cell table:style-name="Tableau81.A19" office:value-type="string">
            <text:p text:style-name="P6"/>
          </table:table-cell>
          <table:table-cell table:style-name="Tableau81.A19" office:value-type="string">
            <text:p text:style-name="P6"/>
          </table:table-cell>
          <table:table-cell table:style-name="Tableau81.A19" table:number-columns-spanned="3" office:value-type="string">
            <text:p text:style-name="P6"/>
          </table:table-cell>
          <table:covered-table-cell/>
          <table:covered-table-cell/>
          <table:table-cell table:style-name="Tableau81.A19" table:number-columns-spanned="2" office:value-type="string">
            <text:p text:style-name="P6"/>
          </table:table-cell>
          <table:covered-table-cell/>
          <table:table-cell table:style-name="Tableau81.A19" table:number-columns-spanned="3" office:value-type="string">
            <text:p text:style-name="P6"/>
          </table:table-cell>
          <table:covered-table-cell/>
          <table:covered-table-cell/>
          <table:table-cell table:style-name="Tableau81.A1" table:number-columns-spanned="4" office:value-type="string">
            <text:p text:style-name="P6"/>
          </table:table-cell>
          <table:covered-table-cell/>
          <table:covered-table-cell/>
          <table:covered-table-cell/>
        </table:table-row>
        <table:table-row table:style-name="Tableau81.18">
          <table:table-cell table:style-name="Tableau81.A27" table:number-columns-spanned="15" office:value-type="string">
            <text:p text:style-name="P6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18">
          <table:table-cell table:style-name="Tableau81.A27" table:number-columns-spanned="15" office:value-type="string">
            <text:p text:style-name="P7">Responsable de l’enseignement :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18">
          <table:table-cell table:style-name="Tableau81.A27" table:number-columns-spanned="15" office:value-type="string">
            <text:p text:style-name="P62">Bibliographi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81.18">
          <table:table-cell table:style-name="Tableau81.A27" table:number-columns-spanned="15" office:value-type="string">
            <text:p text:style-name="P62">Ressources pédagogiques : http://www.univ-orleans.fr/tic/foad/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76"/>
      <text:p text:style-name="P57"/>
      <text:p text:style-name="P57"/>
      <text:p text:style-name="P57"/>
      <text:p text:style-name="P57">licence mention ingénierie informatique – annexe 2</text:p>
      <text:p text:style-name="P57"/>
      <text:list xml:id="list207719276" text:style-name="WW8Num5">
        <text:list-item>
          <text:p text:style-name="P67">parcours informatique (S1-S6)</text:p>
        </text:list-item>
      </text:list>
      <text:p text:style-name="P71">orientations : informatique pure (S2-S6) / mathématiques (S2-S6) / miage (S4)</text:p>
      <text:list xml:id="list1200621258" text:style-name="WW8Num6">
        <text:list-item>
          <text:p text:style-name="P72">parcours MIAGE (S5-S6)</text:p>
        </text:list-item>
        <text:list-item>
          <text:p text:style-name="P74">parcours e-MIAGE (S5-S6)</text:p>
        </text:list-item>
      </text:list>
      <text:p text:style-name="P75">une vue d'ensemble par semestre</text:p>
      <text:p text:style-name="P30">SEMESTRE 1 – 30 ECTS – 273 h (INFO)</text:p>
      <table:table table:name="Tableau82" table:style-name="Tableau82">
        <table:table-column table:style-name="Tableau82.A"/>
        <table:table-column table:style-name="Tableau82.B"/>
        <table:table-column table:style-name="Tableau82.C"/>
        <table:table-column table:style-name="Tableau82.D"/>
        <table:table-column table:style-name="Tableau82.B"/>
        <table:table-column table:style-name="Tableau82.C" table:number-columns-repeated="3"/>
        <table:table-column table:style-name="Tableau82.I"/>
        <table:table-row table:style-name="Tableau82.1">
          <table:table-cell table:style-name="Tableau82.A1" office:value-type="string">
            <text:p text:style-name="P59">Mise à niveau mathématiques</text:p>
            <text:p text:style-name="P53"><text:span text:style-name="T5">0</text:span><text:span text:style-name="T6">ECTS</text:span><text:span text:style-name="T5">-8h</text:span></text:p>
          </table:table-cell>
          <table:table-cell table:style-name="Tableau82.B1" office:value-type="string">
            <text:p text:style-name="P59">Algorithmique et programmation</text:p>
            <text:p text:style-name="P58"/>
            <text:p text:style-name="P58"/>
            <text:p text:style-name="P58">6 ECTS - 60h</text:p>
          </table:table-cell>
          <table:table-cell table:style-name="Tableau82.C1" office:value-type="string">
            <text:p text:style-name="P59">Environnement informatique</text:p>
            <text:p text:style-name="P58"/>
            <text:p text:style-name="P58">3 ECTS - 24h</text:p>
          </table:table-cell>
          <table:table-cell table:style-name="Tableau82.A1" office:value-type="string">
            <text:p text:style-name="P59">Introduction au raisonnement mathématiques</text:p>
            <text:p text:style-name="P58"/>
            <text:p text:style-name="P58">6 ECTS - 60h</text:p>
          </table:table-cell>
          <table:table-cell table:style-name="Tableau82.A1" office:value-type="string">
            <text:p text:style-name="P59">Suites et fonctions réelles</text:p>
            <text:p text:style-name="P58"/>
            <text:p text:style-name="P58"/>
            <text:p text:style-name="P58">6 ECTS - 60h</text:p>
          </table:table-cell>
          <table:table-cell table:style-name="Tableau82.A1" office:value-type="string">
            <text:p text:style-name="P59">Arithmétique</text:p>
            <text:p text:style-name="P58"/>
            <text:p text:style-name="P58"/>
            <text:p text:style-name="P58">3 ECTS - 24h</text:p>
          </table:table-cell>
          <table:table-cell table:style-name="Tableau82.G1" office:value-type="string">
            <text:p text:style-name="P59">Anglais</text:p>
            <text:p text:style-name="P58"/>
            <text:p text:style-name="P58"/>
            <text:p text:style-name="P58">3 ECTS - 25h</text:p>
          </table:table-cell>
          <table:table-cell table:style-name="Tableau82.G1" office:value-type="string">
            <text:p text:style-name="P59">Unité d'ouverture</text:p>
            <text:p text:style-name="P58"/>
            <text:p text:style-name="P58">3 ECTS - 20h</text:p>
          </table:table-cell>
          <table:table-cell table:style-name="Tableau82.I1" office:value-type="string">
            <text:p text:style-name="P82">INFO</text:p>
          </table:table-cell>
        </table:table-row>
      </table:table>
      <text:p text:style-name="P31">Mutualisation :</text:p>
      <text:list xml:id="list808811895" text:style-name="WW8Num7">
        <text:list-item>
          <text:p text:style-name="P29">le semestre 1 est entièrement commun avec la licence mathématiques.</text:p>
        </text:list-item>
      </text:list>
      <text:p text:style-name="P31">Réussite en licence :</text:p>
      <text:list xml:id="list2001193303" text:style-name="WW8Num8">
        <text:list-item>
          <text:p text:style-name="P14">mise à niveau en mathématiques en début de semestre ;</text:p>
        </text:list-item>
        <text:list-item>
          <text:p text:style-name="P14">tutorat/soutien dans les unités de plus de 50h ;</text:p>
        </text:list-item>
        <text:list-item>
          <text:p text:style-name="P14">chaque étudiant a un enseignant référent ;</text:p>
        </text:list-item>
        <text:list-item>
          <text:p text:style-name="P14">groupe de 30 étudiants maximum (15 étudiants en TP).</text:p>
        </text:list-item>
      </text:list>
      <text:p text:style-name="P31">Certifications :</text:p>
      <text:list xml:id="list2038123755" text:style-name="WW8Num9">
        <text:list-item>
          <text:p text:style-name="P15">unité d'anglais pour le CLES.</text:p>
        </text:list-item>
      </text:list>
      <text:p text:style-name="P31">Ouverture :</text:p>
      <text:list xml:id="list2131513651" text:continue-numbering="true" text:style-name="WW8Num9">
        <text:list-item>
          <text:p text:style-name="P15">unité d'ouverture.</text:p>
        </text:list-item>
      </text:list>
      <text:p text:style-name="P30">SEMESTRE 2 – 30 ECTS – 265 h (info) / 277 h (maths)</text:p>
      <table:table table:name="Tableau83" table:style-name="Tableau83">
        <table:table-column table:style-name="Tableau83.A"/>
        <table:table-column table:style-name="Tableau83.B"/>
        <table:table-column table:style-name="Tableau83.C" table:number-columns-repeated="2"/>
        <table:table-column table:style-name="Tableau83.B"/>
        <table:table-column table:style-name="Tableau83.C" table:number-columns-repeated="2"/>
        <table:table-column table:style-name="Tableau83.H"/>
        <table:table-column table:style-name="Tableau83.I"/>
        <table:table-row table:style-name="Tableau83.1">
          <table:table-cell table:style-name="Tableau83.A1" table:number-rows-spanned="2" office:value-type="string">
            <text:p text:style-name="P59">Algorithmique et programmation</text:p>
            <text:p text:style-name="P58"/>
            <text:p text:style-name="P58"/>
            <text:p text:style-name="P58">6 ECTS - 60h</text:p>
          </table:table-cell>
          <table:table-cell table:style-name="Tableau83.B1" table:number-rows-spanned="2" office:value-type="string">
            <text:p text:style-name="P59">Outils mathématiques pour l'informatique</text:p>
            <text:p text:style-name="P58"/>
            <text:p text:style-name="P58">6 ECTS - 50h</text:p>
          </table:table-cell>
          <table:table-cell table:style-name="Tableau83.A1" office:value-type="string">
            <text:p text:style-name="P59">Modélisation</text:p>
            <text:p text:style-name="P58"/>
            <text:p text:style-name="P58"/>
            <text:p text:style-name="P58">3 ECTS - 24h</text:p>
          </table:table-cell>
          <table:table-cell table:style-name="Tableau83.A1" office:value-type="string">
            <text:p text:style-name="P59">Projet</text:p>
            <text:p text:style-name="P58">informatique</text:p>
            <text:p text:style-name="P58"/>
            <text:p text:style-name="P58">3 ECTS - 24h</text:p>
          </table:table-cell>
          <table:table-cell table:style-name="Tableau83.B1" office:value-type="string">
            <text:p text:style-name="P59">Mathématiques</text:p>
            <text:p text:style-name="P58"/>
            <text:p text:style-name="P58"/>
            <text:p text:style-name="P58">6 ECTS - 60h</text:p>
          </table:table-cell>
          <table:table-cell table:style-name="Tableau83.F1" table:number-rows-spanned="2" office:value-type="string">
            <text:p text:style-name="P59">Anglais</text:p>
            <text:p text:style-name="P58"/>
            <text:p text:style-name="P58"/>
            <text:p text:style-name="P58">3 ECTS - 25h</text:p>
          </table:table-cell>
          <table:table-cell table:style-name="Tableau83.F1" table:number-rows-spanned="2" office:value-type="string">
            <text:p text:style-name="P59">Préparation au C2I</text:p>
            <text:p text:style-name="P58"/>
            <text:p text:style-name="P58">3 ECTS - 22h</text:p>
          </table:table-cell>
          <table:table-cell table:style-name="Tableau83.H1" table:number-rows-spanned="2" office:value-type="string">
            <text:p text:style-name="P82">INFO</text:p>
          </table:table-cell>
          <table:table-cell table:style-name="Tableau83.I1" office:value-type="string">
            <text:p text:style-name="P82">info</text:p>
          </table:table-cell>
        </table:table-row>
        <table:table-row table:style-name="Tableau83.1">
          <table:covered-table-cell/>
          <table:covered-table-cell/>
          <table:table-cell table:style-name="Tableau83.C2" table:number-columns-spanned="2" office:value-type="string">
            <text:p text:style-name="P59">Analyse</text:p>
            <text:p text:style-name="P58"/>
            <text:p text:style-name="P58"/>
            <text:p text:style-name="P58">6 ECTS - 60h</text:p>
          </table:table-cell>
          <table:covered-table-cell/>
          <table:table-cell table:style-name="Tableau83.C2" office:value-type="string">
            <text:p text:style-name="P59">Algèbre linéaire</text:p>
            <text:p text:style-name="P58"/>
            <text:p text:style-name="P58"/>
            <text:p text:style-name="P58">6 ECTS - 60h</text:p>
          </table:table-cell>
          <table:covered-table-cell/>
          <table:covered-table-cell/>
          <table:covered-table-cell/>
          <table:table-cell table:style-name="Tableau83.I2" office:value-type="string">
            <text:p text:style-name="P82">maths</text:p>
          </table:table-cell>
        </table:table-row>
      </table:table>
      <text:p text:style-name="P31">Mutualisation :</text:p>
      <text:list xml:id="list940950651" text:continue-list="list808811895" text:style-name="WW8Num7">
        <text:list-item>
          <text:p text:style-name="P29">nombreuses unités mutualisées avec la licence mathématiques ;</text:p>
        </text:list-item>
        <text:list-item>
          <text:p text:style-name="P29">orientation mathématiques entièrement commune et mutualisée avec la licence de mathématiques.</text:p>
        </text:list-item>
      </text:list>
      <text:p text:style-name="P31">Réussite en licence :</text:p>
      <text:list xml:id="list2105456536" text:style-name="WW8Num10">
        <text:list-item>
          <text:p text:style-name="P16">tutorat/soutien dans les unités de plus de 50h ;</text:p>
        </text:list-item>
        <text:list-item>
          <text:p text:style-name="P16">chaque étudiant a un enseignant référent ;</text:p>
        </text:list-item>
        <text:list-item>
          <text:p text:style-name="P16">groupe de 30 étudiants maximum.</text:p>
        </text:list-item>
      </text:list>
      <text:p text:style-name="P31">Certifications :</text:p>
      <text:list xml:id="list2043624834" text:style-name="WW8Num11">
        <text:list-item>
          <text:p text:style-name="P17">unité d'anglais pour le CLES ;</text:p>
        </text:list-item>
        <text:list-item>
          <text:p text:style-name="P17">unité de Préparation au C2I pour le C2I.</text:p>
        </text:list-item>
      </text:list>
      <text:p text:style-name="P30">SEMESTRE 3 – 30 ECTS – 287 h (info) / 329 h (maths)</text:p>
      <table:table table:name="Tableau84" table:style-name="Tableau84">
        <table:table-column table:style-name="Tableau84.A"/>
        <table:table-column table:style-name="Tableau84.B"/>
        <table:table-column table:style-name="Tableau84.C"/>
        <table:table-column table:style-name="Tableau84.B"/>
        <table:table-column table:style-name="Tableau84.E"/>
        <table:table-column table:style-name="Tableau84.F"/>
        <table:table-column table:style-name="Tableau84.G" table:number-columns-repeated="2"/>
        <table:table-column table:style-name="Tableau84.I"/>
        <table:table-column table:style-name="Tableau84.J"/>
        <table:table-row table:style-name="Tableau84.1">
          <table:table-cell table:style-name="Tableau84.A1" table:number-rows-spanned="2" office:value-type="string">
            <text:p text:style-name="P59">Algorithmique et programmation</text:p>
            <text:p text:style-name="P58"/>
            <text:p text:style-name="P58">5 ECTS - 60h</text:p>
          </table:table-cell>
          <table:table-cell table:style-name="Tableau84.B1" table:number-rows-spanned="2" office:value-type="string">
            <text:p text:style-name="P59">Bases de données et Internet</text:p>
            <text:p text:style-name="P58"/>
            <text:p text:style-name="P58">4 ECTS - 50h</text:p>
          </table:table-cell>
          <table:table-cell table:style-name="Tableau84.C1" office:value-type="string">
            <text:p text:style-name="P59">Environnement informatique</text:p>
            <text:p text:style-name="P58"/>
            <text:p text:style-name="P58">4 ECTS - 30h</text:p>
          </table:table-cell>
          <table:table-cell table:style-name="Tableau84.C1" office:value-type="string">
            <text:p text:style-name="P59">Architecture des ordinateurs</text:p>
            <text:p text:style-name="P58"/>
            <text:p text:style-name="P58">4 ECTS - 40h</text:p>
          </table:table-cell>
          <table:table-cell table:style-name="Tableau84.E1" office:value-type="string">
            <text:p text:style-name="P59">Application de l'algèbre</text:p>
            <text:p text:style-name="P58"/>
            <text:p text:style-name="P58"/>
            <text:p text:style-name="P58">5 ECTS - 50h</text:p>
          </table:table-cell>
          <table:table-cell table:style-name="Tableau84.F1" table:number-rows-spanned="2" office:value-type="string">
            <text:p text:style-name="P59">Projet personnel et profes.</text:p>
            <text:p text:style-name="P53"><text:span text:style-name="T7">2 </text:span><text:span text:style-name="T6">ECTS</text:span><text:span text:style-name="T7">-12h</text:span></text:p>
          </table:table-cell>
          <table:table-cell table:style-name="Tableau84.F1" table:number-rows-spanned="2" office:value-type="string">
            <text:p text:style-name="P59">Anglais</text:p>
            <text:p text:style-name="P58"/>
            <text:p text:style-name="P58"/>
            <text:p text:style-name="P58">3 ECTS - 25h</text:p>
          </table:table-cell>
          <table:table-cell table:style-name="Tableau84.F1" table:number-rows-spanned="2" office:value-type="string">
            <text:p text:style-name="P59">Unité d'ouverture</text:p>
            <text:p text:style-name="P58"/>
            <text:p text:style-name="P58">3 ECTS - 20h</text:p>
          </table:table-cell>
          <table:table-cell table:style-name="Tableau84.I1" table:number-rows-spanned="2" office:value-type="string">
            <text:p text:style-name="P82">INFO</text:p>
          </table:table-cell>
          <table:table-cell table:style-name="Tableau84.J1" office:value-type="string">
            <text:p text:style-name="P82">info</text:p>
          </table:table-cell>
        </table:table-row>
        <table:table-row table:style-name="Tableau84.1">
          <table:covered-table-cell/>
          <table:covered-table-cell/>
          <table:table-cell table:style-name="Tableau84.E1" office:value-type="string">
            <text:p text:style-name="P59">Réduction des</text:p>
            <text:p text:style-name="P58">endomorphismes</text:p>
            <text:p text:style-name="P58"/>
            <text:p text:style-name="P58">4 ECTS - 54h</text:p>
          </table:table-cell>
          <table:table-cell table:style-name="Tableau84.D2" office:value-type="string">
            <text:p text:style-name="P59">Analyse</text:p>
            <text:p text:style-name="P58"/>
            <text:p text:style-name="P58"/>
            <text:p text:style-name="P58">4 ECTS - 54h</text:p>
          </table:table-cell>
          <table:table-cell table:style-name="Tableau84.D2" office:value-type="string">
            <text:p text:style-name="P59">Probabilités discrètes</text:p>
            <text:p text:style-name="P58"/>
            <text:p text:style-name="P58"/>
            <text:p text:style-name="P58">5 ECTS - 54h</text:p>
          </table:table-cell>
          <table:covered-table-cell/>
          <table:covered-table-cell/>
          <table:covered-table-cell/>
          <table:covered-table-cell/>
          <table:table-cell table:style-name="Tableau84.J2" office:value-type="string">
            <text:p text:style-name="P82">maths</text:p>
          </table:table-cell>
        </table:table-row>
      </table:table>
      <text:p text:style-name="P31">Mutualisation :</text:p>
      <text:list xml:id="list1401232397" text:continue-list="list940950651" text:style-name="WW8Num7">
        <text:list-item>
          <text:p text:style-name="P29">orientation mathématiques entièrement commune et mutualisée avec la licence de mathématiques.</text:p>
        </text:list-item>
      </text:list>
      <text:p text:style-name="P31">Réussite en licence :</text:p>
      <text:list xml:id="list72810821" text:style-name="WW8Num12">
        <text:list-item>
          <text:p text:style-name="P18">chaque étudiant a un enseignant référent.</text:p>
        </text:list-item>
      </text:list>
      <text:p text:style-name="P31">Certifications :</text:p>
      <text:list xml:id="list1536949305" text:style-name="WW8Num13">
        <text:list-item>
          <text:p text:style-name="P19">unité d'anglais pour le CLES.</text:p>
        </text:list-item>
      </text:list>
      <text:p text:style-name="P31">Ouverture :</text:p>
      <text:list xml:id="list2120440925" text:continue-list="list2131513651" text:style-name="WW8Num9">
        <text:list-item>
          <text:p text:style-name="P15">unité d'ouverture.</text:p>
        </text:list-item>
      </text:list>
      <text:p text:style-name="P30">SEMESTRE 4 – 30 ECTS – 245 h (miage) / 245 h (info) / 285 h (maths)</text:p>
      <table:table table:name="Tableau85" table:style-name="Tableau85">
        <table:table-column table:style-name="Tableau85.A"/>
        <table:table-column table:style-name="Tableau85.B"/>
        <table:table-column table:style-name="Tableau85.C" table:number-columns-repeated="2"/>
        <table:table-column table:style-name="Tableau85.E"/>
        <table:table-column table:style-name="Tableau85.F"/>
        <table:table-column table:style-name="Tableau85.G"/>
        <table:table-column table:style-name="Tableau85.H"/>
        <table:table-row table:style-name="Tableau85.1">
          <table:table-cell table:style-name="Tableau85.A1" table:number-rows-spanned="3" office:value-type="string">
            <text:p text:style-name="P59">Programmation fonctionnelle</text:p>
            <text:p text:style-name="P58"/>
            <text:p text:style-name="P58"/>
            <text:p text:style-name="P58">6 ECTS - 60h</text:p>
          </table:table-cell>
          <table:table-cell table:style-name="Tableau85.A1" table:number-rows-spanned="2" office:value-type="string">
            <text:p text:style-name="P59">Projet informatique</text:p>
            <text:p text:style-name="P58"/>
            <text:p text:style-name="P58"/>
            <text:p text:style-name="P58">5 ECTS - 40h</text:p>
          </table:table-cell>
          <table:table-cell table:style-name="Tableau85.C1" office:value-type="string">
            <text:p text:style-name="P59">Bases du système comptable</text:p>
            <text:p text:style-name="P58"/>
            <text:p text:style-name="P58">5 ECTS - 30h</text:p>
          </table:table-cell>
          <table:table-cell table:style-name="Tableau85.D1" table:number-rows-spanned="2" office:value-type="string">
            <text:p text:style-name="P59">Probabilités</text:p>
            <text:p text:style-name="P58"/>
            <text:p text:style-name="P58"/>
            <text:p text:style-name="P58">5 ECTS - 40h</text:p>
          </table:table-cell>
          <table:table-cell table:style-name="Tableau85.D1" table:number-rows-spanned="3" office:value-type="string">
            <text:p text:style-name="P59">Algorithmique et combinatoire</text:p>
            <text:p text:style-name="P58">des structures discrètes</text:p>
            <text:p text:style-name="P58"/>
            <text:p text:style-name="P58">6 ECTS - 50h</text:p>
          </table:table-cell>
          <table:table-cell table:style-name="Tableau85.F1" table:number-rows-spanned="3" office:value-type="string">
            <text:p text:style-name="P59">Anglais</text:p>
            <text:p text:style-name="P58"/>
            <text:p text:style-name="P58"/>
            <text:p text:style-name="P58">3 ECTS - 25h</text:p>
          </table:table-cell>
          <table:table-cell table:style-name="Tableau85.G1" table:number-rows-spanned="3" office:value-type="string">
            <text:p text:style-name="P82">INFO</text:p>
          </table:table-cell>
          <table:table-cell table:style-name="Tableau85.H1" office:value-type="string">
            <text:p text:style-name="P82">miage</text:p>
          </table:table-cell>
        </table:table-row>
        <table:table-row table:style-name="Tableau85.1">
          <table:covered-table-cell/>
          <table:covered-table-cell/>
          <table:table-cell table:style-name="Tableau85.A1" office:value-type="string">
            <text:p text:style-name="P59">Programmation impérative</text:p>
            <text:p text:style-name="P58"/>
            <text:p text:style-name="P58"/>
            <text:p text:style-name="P58">5 ECTS - 30h</text:p>
          </table:table-cell>
          <table:covered-table-cell/>
          <table:covered-table-cell/>
          <table:covered-table-cell/>
          <table:covered-table-cell/>
          <table:table-cell table:style-name="Tableau85.H2" office:value-type="string">
            <text:p text:style-name="P82">info</text:p>
          </table:table-cell>
        </table:table-row>
        <table:table-row table:style-name="Tableau85.1">
          <table:covered-table-cell/>
          <table:table-cell table:style-name="Tableau85.D1" office:value-type="string">
            <text:p text:style-name="P59">Structures Euclidiennes</text:p>
            <text:p text:style-name="P58"/>
            <text:p text:style-name="P58"/>
            <text:p text:style-name="P58">5 ECTS - 54h</text:p>
          </table:table-cell>
          <table:table-cell table:style-name="Tableau85.D1" table:number-columns-spanned="2" office:value-type="string">
            <text:p text:style-name="P59">Analyse</text:p>
            <text:p text:style-name="P58"/>
            <text:p text:style-name="P58"/>
            <text:p text:style-name="P58">10 ECTS - 96h</text:p>
          </table:table-cell>
          <table:covered-table-cell/>
          <table:covered-table-cell/>
          <table:covered-table-cell/>
          <table:covered-table-cell/>
          <table:table-cell table:style-name="Tableau85.H2" office:value-type="string">
            <text:p text:style-name="P82">maths</text:p>
          </table:table-cell>
        </table:table-row>
      </table:table>
      <text:p text:style-name="P31">Mutualisation :</text:p>
      <text:list xml:id="list1672722058" text:continue-list="list1401232397" text:style-name="WW8Num7">
        <text:list-item>
          <text:p text:style-name="P29">orientation mathématiques entièrement commune et mutualisée avec la licence de mathématiques.</text:p>
        </text:list-item>
      </text:list>
      <text:p text:style-name="P31">Réussite en licence :</text:p>
      <text:list xml:id="list1297338920" text:style-name="WW8Num14">
        <text:list-item>
          <text:p text:style-name="P20">chaque étudiant a un enseignant référent.</text:p>
        </text:list-item>
      </text:list>
      <text:p text:style-name="P31">Certifications :</text:p>
      <text:list xml:id="list697436350" text:style-name="WW8Num15">
        <text:list-item>
          <text:p text:style-name="P21">unité d'anglais pour le CLES.</text:p>
        </text:list-item>
      </text:list>
      <text:p text:style-name="P32"><text:span text:style-name="T1">Le choix de l'unité </text:span><text:span text:style-name="T3">Programmation impérative</text:span><text:span text:style-name="T1"> ou </text:span><text:span text:style-name="T3">Bases du système comptable</text:span><text:span text:style-name="T1"> indique une préférence pour une poursuite au semestre 5 en parcours Informatique ou parcours MIAGE.</text:span></text:p>
      <text:p text:style-name="P30">SEMESTRE 5 – 30 ECTS – 307 h (MIAGE) / 271 h (info) / 247 h (maths)</text:p>
      <table:table table:name="Tableau86" table:style-name="Tableau86">
        <table:table-column table:style-name="Tableau86.A"/>
        <table:table-column table:style-name="Tableau86.B"/>
        <table:table-column table:style-name="Tableau86.C"/>
        <table:table-column table:style-name="Tableau86.D"/>
        <table:table-column table:style-name="Tableau86.C"/>
        <table:table-column table:style-name="Tableau86.D"/>
        <table:table-column table:style-name="Tableau86.G"/>
        <table:table-column table:style-name="Tableau86.C"/>
        <table:table-column table:style-name="Tableau86.I"/>
        <table:table-column table:style-name="Tableau86.G"/>
        <table:table-column table:style-name="Tableau86.C"/>
        <table:table-column table:style-name="Tableau86.D"/>
        <table:table-column table:style-name="Tableau86.C" table:number-columns-repeated="3"/>
        <table:table-column table:style-name="Tableau86.D"/>
        <table:table-column table:style-name="Tableau86.G"/>
        <table:table-column table:style-name="Tableau86.I"/>
        <table:table-column table:style-name="Tableau86.S"/>
        <table:table-column table:style-name="Tableau86.C"/>
        <table:table-column table:style-name="Tableau86.U"/>
        <table:table-row table:style-name="Tableau86.1">
          <table:table-cell table:style-name="Tableau86.A1" table:number-rows-spanned="3" office:value-type="string">
            <text:p text:style-name="P59">Mise à niveau infor-matique</text:p>
            <text:p text:style-name="P53"><text:span text:style-name="T5">0</text:span><text:span text:style-name="T6">ECTS</text:span><text:span text:style-name="T5">-35h</text:span></text:p>
          </table:table-cell>
          <table:table-cell table:style-name="Tableau86.B1" office:value-type="string">
            <text:p text:style-name="P59">Programmation avancée et structures dynamiques</text:p>
            <text:p text:style-name="P58">4 ECTS - 48h</text:p>
          </table:table-cell>
          <table:table-cell table:style-name="Tableau86.A1" table:number-columns-spanned="2" office:value-type="string">
            <text:p text:style-name="P59">Projet informatique</text:p>
            <text:p text:style-name="P58"/>
            <text:p text:style-name="P58">3 ECTS - 6h</text:p>
          </table:table-cell>
          <table:covered-table-cell/>
          <table:table-cell table:style-name="Tableau86.E1" table:number-columns-spanned="2" office:value-type="string">
            <text:p text:style-name="P59">Gestion comptable</text:p>
            <text:p text:style-name="P58"/>
            <text:p text:style-name="P58">3 ECTS - 35h</text:p>
          </table:table-cell>
          <table:covered-table-cell/>
          <table:table-cell table:style-name="Tableau86.G1" table:number-columns-spanned="2" office:value-type="string">
            <text:p text:style-name="P59">Recherche opérationnelle</text:p>
            <text:p text:style-name="P58"/>
            <text:p text:style-name="P58">3 ECTS - 40h</text:p>
          </table:table-cell>
          <table:covered-table-cell/>
          <table:table-cell table:style-name="Tableau86.I1" table:number-columns-spanned="3" office:value-type="string">
            <text:p text:style-name="P59">Analyse et conception des SI</text:p>
            <text:p text:style-name="P58"/>
            <text:p text:style-name="P58">4 ECTS - 48h</text:p>
          </table:table-cell>
          <table:covered-table-cell/>
          <table:covered-table-cell/>
          <table:table-cell table:style-name="Tableau86.G1" table:number-columns-spanned="2" office:value-type="string">
            <text:p text:style-name="P59">Statistiques</text:p>
            <text:p text:style-name="P58"/>
            <text:p text:style-name="P58"/>
            <text:p text:style-name="P58">3 ECTS - 30h</text:p>
          </table:table-cell>
          <table:covered-table-cell/>
          <table:table-cell table:style-name="Tableau86.N1" table:number-rows-spanned="2" table:number-columns-spanned="3" office:value-type="string">
            <text:p text:style-name="P59">Réseaux</text:p>
            <text:p text:style-name="P58"/>
            <text:p text:style-name="P58"/>
            <text:p text:style-name="P58">4 ECTS - 40h</text:p>
          </table:table-cell>
          <table:covered-table-cell/>
          <table:covered-table-cell/>
          <table:table-cell table:style-name="Tableau86.Q1" office:value-type="string">
            <text:p text:style-name="P59">Projet personnel et profes.</text:p>
            <text:p text:style-name="P53"><text:span text:style-name="T7">2 </text:span><text:span text:style-name="T6">ECTS</text:span><text:span text:style-name="T7">-12h</text:span></text:p>
          </table:table-cell>
          <table:table-cell table:style-name="Tableau86.Q1" table:number-columns-spanned="2" office:value-type="string">
            <text:p text:style-name="P59">Anglais et techniques de communication</text:p>
            <text:p text:style-name="P58"/>
            <text:p text:style-name="P58">4 ECTS - 48h</text:p>
          </table:table-cell>
          <table:covered-table-cell/>
          <table:table-cell table:style-name="Tableau86.T1" office:value-type="string">
            <text:p text:style-name="P82">MIAGE</text:p>
          </table:table-cell>
          <table:table-cell table:style-name="Tableau86.U1" office:value-type="string">
            <text:p text:style-name="P82"/>
          </table:table-cell>
        </table:table-row>
        <table:table-row table:style-name="Tableau86.1">
          <table:covered-table-cell/>
          <table:table-cell table:style-name="Tableau86.B2" table:number-rows-spanned="2" table:number-columns-spanned="2" office:value-type="string">
            <text:p text:style-name="P59">Programmation avancée et structures dynamiques</text:p>
            <text:p text:style-name="P58"/>
            <text:p text:style-name="P58">5 ECTS - 48h</text:p>
          </table:table-cell>
          <table:covered-table-cell/>
          <table:table-cell table:style-name="Tableau86.B2" table:number-rows-spanned="2" table:number-columns-spanned="3" office:value-type="string">
            <text:p text:style-name="P59">Analyse des algorithmes</text:p>
            <text:p text:style-name="P58"/>
            <text:p text:style-name="P58"/>
            <text:p text:style-name="P58">5 ECTS - 40h</text:p>
          </table:table-cell>
          <table:covered-table-cell/>
          <table:covered-table-cell/>
          <table:table-cell table:style-name="Tableau86.G2" table:number-columns-spanned="3" office:value-type="string">
            <text:p text:style-name="P59">Programmation linéaire</text:p>
            <text:p text:style-name="P58"/>
            <text:p text:style-name="P58">4 ECTS - 38h</text:p>
          </table:table-cell>
          <table:covered-table-cell/>
          <table:covered-table-cell/>
          <table:table-cell table:style-name="Tableau86.J2" table:number-columns-spanned="2" office:value-type="string">
            <text:p text:style-name="P59">Système d'information</text:p>
            <text:p text:style-name="P58"/>
            <text:p text:style-name="P58">3 ECTS - 30h</text:p>
          </table:table-cell>
          <table:covered-table-cell/>
          <table:table-cell table:style-name="Tableau86.L2" table:number-columns-spanned="2" office:value-type="string">
            <text:p text:style-name="P59">Logique</text:p>
            <text:p text:style-name="P58"/>
            <text:p text:style-name="P58"/>
            <text:p text:style-name="P58">3 ECTS - 30h</text:p>
          </table:table-cell>
          <table:covered-table-cell/>
          <table:covered-table-cell/>
          <table:covered-table-cell/>
          <table:covered-table-cell/>
          <table:table-cell table:style-name="Tableau86.Q2" table:number-columns-spanned="2" office:value-type="string">
            <text:p text:style-name="P59">Unité d'ouverture</text:p>
            <text:p text:style-name="P58"/>
            <text:p text:style-name="P58">3 ECTS - 20h</text:p>
          </table:table-cell>
          <table:covered-table-cell/>
          <table:table-cell table:style-name="Tableau86.Q2" table:number-rows-spanned="2" office:value-type="string">
            <text:p text:style-name="P59">Anglais</text:p>
            <text:p text:style-name="P58"/>
            <text:p text:style-name="P58"/>
            <text:p text:style-name="P58">3 ECTS - 25h</text:p>
          </table:table-cell>
          <table:table-cell table:style-name="Tableau86.T2" table:number-rows-spanned="2" office:value-type="string">
            <text:p text:style-name="P82">INFO</text:p>
          </table:table-cell>
          <table:table-cell table:style-name="Tableau86.U2" office:value-type="string">
            <text:p text:style-name="P82">info</text:p>
          </table:table-cell>
        </table:table-row>
        <table:table-row table:style-name="Tableau86.1">
          <table:covered-table-cell/>
          <table:covered-table-cell/>
          <table:covered-table-cell/>
          <table:covered-table-cell/>
          <table:covered-table-cell/>
          <table:covered-table-cell/>
          <table:table-cell table:style-name="Tableau86.L2" table:number-columns-spanned="2" office:value-type="string">
            <text:p text:style-name="P59">Programmation linéaire</text:p>
            <text:p text:style-name="P58"/>
            <text:p text:style-name="P58">3 ECTS - 38h</text:p>
          </table:table-cell>
          <table:covered-table-cell/>
          <table:table-cell table:style-name="Tableau86.G1" table:number-columns-spanned="6" office:value-type="string">
            <text:p text:style-name="P59">Topologie des espaces métriques</text:p>
            <text:p text:style-name="P58"/>
            <text:p text:style-name="P58"/>
            <text:p text:style-name="P58">8 ECTS - 72h</text:p>
          </table:table-cell>
          <table:covered-table-cell/>
          <table:covered-table-cell/>
          <table:covered-table-cell/>
          <table:covered-table-cell/>
          <table:covered-table-cell/>
          <table:table-cell table:style-name="Tableau86.G1" table:number-columns-spanned="2" office:value-type="string">
            <text:p text:style-name="P59">Analyse numérique matricielle</text:p>
            <text:p text:style-name="P58">3 ECTS - 24h</text:p>
          </table:table-cell>
          <table:covered-table-cell/>
          <table:table-cell table:style-name="Tableau86.A1" table:number-columns-spanned="2" office:value-type="string">
            <text:p text:style-name="P59">Projet</text:p>
            <text:p text:style-name="P58">informatique</text:p>
            <text:p text:style-name="P58"/>
            <text:p text:style-name="P58">3 ECTS - 0h</text:p>
          </table:table-cell>
          <table:covered-table-cell/>
          <table:covered-table-cell/>
          <table:covered-table-cell/>
          <table:table-cell table:style-name="Tableau86.U3" office:value-type="string">
            <text:p text:style-name="P82">maths</text:p>
          </table:table-cell>
        </table:table-row>
        <table:table-row table:style-name="Tableau86.1">
          <table:table-cell table:style-name="Tableau86.A4" table:number-rows-spanned="2" office:value-type="string">
            <text:p text:style-name="P1"/>
          </table:table-cell>
          <table:table-cell table:style-name="Tableau86.B2" table:number-rows-spanned="2" office:value-type="string">
            <text:p text:style-name="P59">Programmation orientée objet</text:p>
            <text:p text:style-name="P58"/>
            <text:p text:style-name="P58">4 ECTS</text:p>
          </table:table-cell>
          <table:table-cell table:style-name="Tableau86.J2" table:number-rows-spanned="2" table:number-columns-spanned="3" office:value-type="string">
            <text:p text:style-name="P59">Bases de données relationnelles</text:p>
            <text:p text:style-name="P58"/>
            <text:p text:style-name="P58">4 ECTS</text:p>
          </table:table-cell>
          <table:covered-table-cell/>
          <table:covered-table-cell/>
          <table:table-cell table:style-name="Tableau86.F4" table:number-rows-spanned="2" table:number-columns-spanned="2" office:value-type="string">
            <text:p text:style-name="P59">Bases des télécommunications</text:p>
            <text:p text:style-name="P58"/>
            <text:p text:style-name="P58">4 ECTS</text:p>
          </table:table-cell>
          <table:covered-table-cell/>
          <table:table-cell table:style-name="Tableau86.J2" table:number-rows-spanned="2" table:number-columns-spanned="3" office:value-type="string">
            <text:p text:style-name="P59">Méthodes systémiques d'analyse et de conception</text:p>
            <text:p text:style-name="P58">4 ECTS</text:p>
          </table:table-cell>
          <table:covered-table-cell/>
          <table:covered-table-cell/>
          <table:table-cell table:style-name="Tableau86.B2" table:number-rows-spanned="2" table:number-columns-spanned="2" office:value-type="string">
            <text:p text:style-name="P59">Projet de conception</text:p>
            <text:p text:style-name="P58"/>
            <text:p text:style-name="P58">3 ECTS</text:p>
          </table:table-cell>
          <table:covered-table-cell/>
          <table:table-cell table:style-name="Tableau86.L2" table:number-columns-spanned="3" office:value-type="string">
            <text:p text:style-name="P59">Analyse numérique</text:p>
            <text:p text:style-name="P58"/>
            <text:p text:style-name="P58">3 ECTS</text:p>
          </table:table-cell>
          <table:covered-table-cell/>
          <table:covered-table-cell/>
          <table:table-cell table:style-name="Tableau86.L2" table:number-rows-spanned="2" table:number-columns-spanned="2" office:value-type="string">
            <text:p text:style-name="P59">Programmation mathématiques et optimisation</text:p>
            <text:p text:style-name="P58">4 ECTS</text:p>
          </table:table-cell>
          <table:covered-table-cell/>
          <table:table-cell table:style-name="Tableau86.R4" table:number-rows-spanned="2" table:number-columns-spanned="2" office:value-type="string">
            <text:p text:style-name="P59">Marketing</text:p>
            <text:p text:style-name="P58"/>
            <text:p text:style-name="P58"/>
            <text:p text:style-name="P58">4 ECTS</text:p>
          </table:table-cell>
          <table:covered-table-cell/>
          <table:table-cell table:style-name="Tableau86.T2" table:number-rows-spanned="2" office:value-type="string">
            <text:p text:style-name="P82">e-MIAGE</text:p>
          </table:table-cell>
          <table:table-cell table:style-name="Tableau86.U1" table:number-rows-spanned="2" office:value-type="string">
            <text:p text:style-name="P82"/>
          </table:table-cell>
        </table:table-row>
        <table:table-row table:style-name="Tableau86.1">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86.L2" table:number-columns-spanned="3" office:value-type="string">
            <text:p text:style-name="P59">Théorie des graphes et combinatoire</text:p>
            <text:p text:style-name="P58">3 ECTS</text:p>
          </table:table-cell>
          <table:covered-table-cell/>
          <table:covered-table-cell/>
          <table:covered-table-cell/>
          <table:covered-table-cell/>
          <table:covered-table-cell/>
          <table:covered-table-cell/>
          <table:covered-table-cell/>
          <table:covered-table-cell/>
        </table:table-row>
      </table:table>
      <text:p text:style-name="P33">Mutualisation :</text:p>
      <text:list xml:id="list1644423477" text:continue-list="list1672722058" text:style-name="WW8Num7">
        <text:list-item>
          <text:p text:style-name="P29">orientation mathématiques du parcours informatique entièrement commune et mutualisée avec la licence de mathématiques ;</text:p>
        </text:list-item>
        <text:list-item>
          <text:p text:style-name="P29">unités mutualisées entre les parcours MIAGE et informatique.</text:p>
        </text:list-item>
      </text:list>
      <text:p text:style-name="P33">Réussite en licence :</text:p>
      <text:list xml:id="list570665025" text:style-name="WW8Num16">
        <text:list-item>
          <text:p text:style-name="P26">mise à niveau informatique en début de semestre (en particulier pour les nombreux étudiants venant de l'extérieur au S5) ;</text:p>
        </text:list-item>
        <text:list-item>
          <text:p text:style-name="P22">chaque étudiant a un enseignant référent.</text:p>
        </text:list-item>
      </text:list>
      <text:p text:style-name="P33">Certifications :</text:p>
      <text:list xml:id="list228783574" text:style-name="WW8Num17">
        <text:list-item>
          <text:p text:style-name="P23">unité d'anglais pour le CLES.</text:p>
        </text:list-item>
      </text:list>
      <text:p text:style-name="P33">Ouverture :</text:p>
      <text:list xml:id="list624058597" text:continue-list="list2120440925" text:style-name="WW8Num9">
        <text:list-item>
          <text:p text:style-name="P15">unité d'ouverture.</text:p>
        </text:list-item>
      </text:list>
      <text:p text:style-name="P33">Formation ouverte et à distance :</text:p>
      <text:list xml:id="list1155925379" text:continue-list="list228783574" text:style-name="WW8Num17">
        <text:list-item>
          <text:p text:style-name="P23">parcours e-MIAGE.</text:p>
        </text:list-item>
      </text:list>
      <text:p text:style-name="P30">SEMESTRE 6 – 30 ECTS – 189 h (MIAGE) / 147 h (info) / 184 h (maths)</text:p>
      <table:table table:name="Tableau87" table:style-name="Tableau87">
        <table:table-column table:style-name="Tableau87.A"/>
        <table:table-column table:style-name="Tableau87.B"/>
        <table:table-column table:style-name="Tableau87.C"/>
        <table:table-column table:style-name="Tableau87.D"/>
        <table:table-column table:style-name="Tableau87.C" table:number-columns-repeated="3"/>
        <table:table-column table:style-name="Tableau87.D"/>
        <table:table-column table:style-name="Tableau87.C" table:number-columns-repeated="2"/>
        <table:table-column table:style-name="Tableau87.D"/>
        <table:table-column table:style-name="Tableau87.C"/>
        <table:table-column table:style-name="Tableau87.M"/>
        <table:table-column table:style-name="Tableau87.C"/>
        <table:table-column table:style-name="Tableau87.D"/>
        <table:table-column table:style-name="Tableau87.P"/>
        <table:table-column table:style-name="Tableau87.Q"/>
        <table:table-column table:style-name="Tableau87.R"/>
        <table:table-column table:style-name="Tableau87.S"/>
        <table:table-row table:style-name="Tableau87.1">
          <table:table-cell table:style-name="Tableau87.A1" table:number-rows-spanned="3" office:value-type="string">
            <text:p text:style-name="P59">Renfor-cement POO</text:p>
            <text:p text:style-name="P53"><text:span text:style-name="T5">0</text:span><text:span text:style-name="T6">ECTS</text:span><text:span text:style-name="T5">-12h</text:span></text:p>
          </table:table-cell>
          <table:table-cell table:style-name="Tableau87.B1" table:number-rows-spanned="2" table:number-columns-spanned="2" office:value-type="string">
            <text:p text:style-name="P59">Bases de données</text:p>
            <text:p text:style-name="P58"/>
            <text:p text:style-name="P58"/>
            <text:p text:style-name="P58">4 ECTS - 40h</text:p>
          </table:table-cell>
          <table:covered-table-cell/>
          <table:table-cell table:style-name="Tableau87.D1" table:number-columns-spanned="3" office:value-type="string">
            <text:p text:style-name="P59">Génie logiciel</text:p>
            <text:p text:style-name="P58"/>
            <text:p text:style-name="P58"/>
            <text:p text:style-name="P58">4 ECTS - 36h</text:p>
          </table:table-cell>
          <table:covered-table-cell/>
          <table:covered-table-cell/>
          <table:table-cell table:style-name="Tableau87.A1" table:number-columns-spanned="2" office:value-type="string">
            <text:p text:style-name="P59">Projet informatique</text:p>
            <text:p text:style-name="P58"/>
            <text:p text:style-name="P58">3 ECTS - 0h</text:p>
          </table:table-cell>
          <table:covered-table-cell/>
          <table:table-cell table:style-name="Tableau87.B1" table:number-columns-spanned="3" office:value-type="string">
            <text:p text:style-name="P59">Programmation des SI</text:p>
            <text:p text:style-name="P58"/>
            <text:p text:style-name="P58">4 ECTS - 40h</text:p>
          </table:table-cell>
          <table:covered-table-cell/>
          <table:covered-table-cell/>
          <table:table-cell table:style-name="Tableau87.L1" table:number-columns-spanned="2" office:value-type="string">
            <text:p text:style-name="P59">Environnement économique de l'entreprise</text:p>
            <text:p text:style-name="P58">3 ECTS - 24h</text:p>
          </table:table-cell>
          <table:covered-table-cell/>
          <table:table-cell table:style-name="Tableau87.L1" table:number-columns-spanned="2" office:value-type="string">
            <text:p text:style-name="P59">Droit</text:p>
            <text:p text:style-name="P58"/>
            <text:p text:style-name="P58"/>
            <text:p text:style-name="P58">3 ECTS - 24h</text:p>
          </table:table-cell>
          <table:covered-table-cell/>
          <table:table-cell table:style-name="Tableau87.P1" office:value-type="string">
            <text:p text:style-name="P59">Stage ou projet de fin d'études</text:p>
            <text:p text:style-name="P58"/>
            <text:p text:style-name="P58"/>
            <text:p text:style-name="P58">6 ECTS - 0h</text:p>
          </table:table-cell>
          <table:table-cell table:style-name="Tableau87.Q1" table:number-rows-spanned="3" office:value-type="string">
            <text:p text:style-name="P59">Anglais</text:p>
            <text:p text:style-name="P58"/>
            <text:p text:style-name="P58"/>
            <text:p text:style-name="P58">3 ECTS - 25h</text:p>
          </table:table-cell>
          <table:table-cell table:style-name="Tableau87.R1" office:value-type="string">
            <text:p text:style-name="P82">MIAGE</text:p>
          </table:table-cell>
          <table:table-cell table:style-name="Tableau87.S1" office:value-type="string">
            <text:p text:style-name="P82"/>
          </table:table-cell>
        </table:table-row>
        <table:table-row table:style-name="Tableau87.1">
          <table:covered-table-cell/>
          <table:covered-table-cell/>
          <table:covered-table-cell/>
          <table:table-cell table:style-name="Tableau87.D2" table:number-columns-spanned="4" office:value-type="string">
            <text:p text:style-name="P59">Génie logiciel</text:p>
            <text:p text:style-name="P58"/>
            <text:p text:style-name="P58"/>
            <text:p text:style-name="P58">5 ECTS - 36h</text:p>
          </table:table-cell>
          <table:covered-table-cell/>
          <table:covered-table-cell/>
          <table:covered-table-cell/>
          <table:table-cell table:style-name="Tableau87.H2" table:number-columns-spanned="3" office:value-type="string">
            <text:p text:style-name="P59">Théorie des langages</text:p>
            <text:p text:style-name="P58"/>
            <text:p text:style-name="P58"/>
            <text:p text:style-name="P58">4 ECTS - 40h</text:p>
          </table:table-cell>
          <table:covered-table-cell/>
          <table:covered-table-cell/>
          <table:table-cell table:style-name="Tableau87.D2" table:number-columns-spanned="4" office:value-type="string">
            <text:p text:style-name="P59">Projet informatique</text:p>
            <text:p text:style-name="P58"/>
            <text:p text:style-name="P58"/>
            <text:p text:style-name="P58">6 ECTS - 6h</text:p>
          </table:table-cell>
          <table:covered-table-cell/>
          <table:covered-table-cell/>
          <table:covered-table-cell/>
          <table:table-cell table:style-name="Tableau87.O2" table:number-rows-spanned="2" table:number-columns-spanned="2" office:value-type="string">
            <text:p text:style-name="P59">Stage ou projet de fin d'études</text:p>
            <text:p text:style-name="P58"/>
            <text:p text:style-name="P58"/>
            <text:p text:style-name="P58">8 ECTS - 0h</text:p>
          </table:table-cell>
          <table:covered-table-cell/>
          <table:covered-table-cell/>
          <table:table-cell table:style-name="Tableau87.S1" table:number-rows-spanned="2" office:value-type="string">
            <text:p text:style-name="P82">INFO</text:p>
          </table:table-cell>
          <table:table-cell table:style-name="Tableau87.S2" office:value-type="string">
            <text:p text:style-name="P82">info</text:p>
          </table:table-cell>
        </table:table-row>
        <table:table-row table:style-name="Tableau87.1">
          <table:covered-table-cell/>
          <table:table-cell table:style-name="Tableau87.B3" table:number-columns-spanned="4" office:value-type="string">
            <text:p text:style-name="P59">Calcul différentiel et optimisation</text:p>
            <text:p text:style-name="P58"/>
            <text:p text:style-name="P58"/>
            <text:p text:style-name="P58">7 ECTS - 72h</text:p>
          </table:table-cell>
          <table:covered-table-cell/>
          <table:covered-table-cell/>
          <table:covered-table-cell/>
          <table:table-cell table:style-name="Tableau87.B3" table:number-columns-spanned="4" office:value-type="string">
            <text:p text:style-name="P59">EDO : théorie et méthodes numériques</text:p>
            <text:p text:style-name="P58"/>
            <text:p text:style-name="P58">5 ECTS - 48h</text:p>
          </table:table-cell>
          <table:covered-table-cell/>
          <table:covered-table-cell/>
          <table:covered-table-cell/>
          <table:table-cell table:style-name="Tableau87.H2" table:number-columns-spanned="3" office:value-type="string">
            <text:p text:style-name="P59">Outils numériques</text:p>
            <text:p text:style-name="P58"/>
            <text:p text:style-name="P58"/>
            <text:p text:style-name="P58">4 ECTS - 36h</text:p>
          </table:table-cell>
          <table:covered-table-cell/>
          <table:covered-table-cell/>
          <table:table-cell table:style-name="Tableau87.D2" table:number-columns-spanned="2" office:value-type="string">
            <text:p text:style-name="P59">Projet informatique</text:p>
            <text:p text:style-name="P58"/>
            <text:p text:style-name="P58">3 ECTS - 3h</text:p>
          </table:table-cell>
          <table:covered-table-cell/>
          <table:covered-table-cell/>
          <table:covered-table-cell/>
          <table:covered-table-cell/>
          <table:covered-table-cell/>
          <table:table-cell table:style-name="Tableau87.S2" office:value-type="string">
            <text:p text:style-name="P82">maths</text:p>
          </table:table-cell>
        </table:table-row>
        <table:table-row table:style-name="Tableau87.1">
          <table:table-cell table:style-name="Tableau87.A4" office:value-type="string">
            <text:p text:style-name="P1"/>
          </table:table-cell>
          <table:table-cell table:style-name="Tableau87.B4" office:value-type="string">
            <text:p text:style-name="P59">Systèmes informatiques</text:p>
            <text:p text:style-name="P58"/>
            <text:p text:style-name="P58">3 ECTS</text:p>
          </table:table-cell>
          <table:table-cell table:style-name="Tableau87.D2" table:number-columns-spanned="2" office:value-type="string">
            <text:p text:style-name="P59">Projet de programmation</text:p>
            <text:p text:style-name="P58"/>
            <text:p text:style-name="P58">3 ECTS</text:p>
          </table:table-cell>
          <table:covered-table-cell/>
          <table:table-cell table:style-name="Tableau87.H2" table:number-columns-spanned="3" office:value-type="string">
            <text:p text:style-name="P59">Automates et langages</text:p>
            <text:p text:style-name="P58"/>
            <text:p text:style-name="P58">3 ECTS</text:p>
          </table:table-cell>
          <table:covered-table-cell/>
          <table:covered-table-cell/>
          <table:table-cell table:style-name="Tableau87.H4" table:number-columns-spanned="2" office:value-type="string">
            <text:p text:style-name="P59">Gestion de projet</text:p>
            <text:p text:style-name="P58"/>
            <text:p text:style-name="P58">3 ECTS</text:p>
          </table:table-cell>
          <table:covered-table-cell/>
          <table:table-cell table:style-name="Tableau87.H4" table:number-columns-spanned="2" office:value-type="string">
            <text:p text:style-name="P59">Gestion de production</text:p>
            <text:p text:style-name="P58"/>
            <text:p text:style-name="P58">3 ECTS</text:p>
          </table:table-cell>
          <table:covered-table-cell/>
          <table:table-cell table:style-name="Tableau87.L4" table:number-columns-spanned="2" office:value-type="string">
            <text:p text:style-name="P59">Communication en entreprise</text:p>
            <text:p text:style-name="P58"/>
            <text:p text:style-name="P58">3 ECTS</text:p>
          </table:table-cell>
          <table:covered-table-cell/>
          <table:table-cell table:style-name="Tableau87.O2" table:number-columns-spanned="3" office:value-type="string">
            <text:p text:style-name="P59">Professionnalisation</text:p>
            <text:p text:style-name="P58"/>
            <text:p text:style-name="P58"/>
            <text:p text:style-name="P58">9 ECTS</text:p>
          </table:table-cell>
          <table:covered-table-cell/>
          <table:covered-table-cell/>
          <table:table-cell table:style-name="Tableau87.L4" office:value-type="string">
            <text:p text:style-name="P59">Anglais</text:p>
            <text:p text:style-name="P58"/>
            <text:p text:style-name="P58"/>
            <text:p text:style-name="P58">3 ECTS</text:p>
          </table:table-cell>
          <table:table-cell table:style-name="Tableau87.S1" office:value-type="string">
            <text:p text:style-name="P82">e-MIAGE</text:p>
          </table:table-cell>
          <table:table-cell table:style-name="Tableau87.S4" office:value-type="string">
            <text:p text:style-name="P82"/>
          </table:table-cell>
        </table:table-row>
      </table:table>
      <text:p text:style-name="P31">Mutualisation :</text:p>
      <text:list xml:id="list266507992" text:continue-list="list1644423477" text:style-name="WW8Num7">
        <text:list-item>
          <text:p text:style-name="P29">orientation mathématiques du parcours informatique entièrement commune et mutualisée avec la licence de mathématiques ;</text:p>
        </text:list-item>
        <text:list-item>
          <text:p text:style-name="P29">unités mutualisées entre les parcours MIAGE et informatique.</text:p>
        </text:list-item>
      </text:list>
      <text:p text:style-name="P31">Réussite en licence :</text:p>
      <text:list xml:id="list893475989" text:style-name="WW8Num18">
        <text:list-item>
          <text:p text:style-name="P27">Renforcement Programmation Orientée Objet en début de semestre (en particulier pour les nombreux étudiants qui ont fait L1 et L2 à l'extérieur) ;</text:p>
        </text:list-item>
        <text:list-item>
          <text:p text:style-name="P24">chaque étudiant a un enseignant référent.</text:p>
        </text:list-item>
      </text:list>
      <text:p text:style-name="P31">Certifications :</text:p>
      <text:list xml:id="list1168963200" text:style-name="WW8Num19">
        <text:list-item>
          <text:p text:style-name="P25">unité d'anglais pour le CLES.</text:p>
        </text:list-item>
      </text:list>
      <text:p text:style-name="P31">Formation ouverte et à distance :</text:p>
      <text:list xml:id="list462151450" text:continue-numbering="true" text:style-name="WW8Num19">
        <text:list-item>
          <text:p text:style-name="P25">parcours e-MIAGE.</text:p>
        </text:list-item>
      </text:list>
      <text:p text:style-name="P13"/>
      <text:p text:style-name="P77"/>
      <text:p text:style-name="P57"/>
      <text:p text:style-name="P57"/>
      <text:p text:style-name="P57"/>
      <text:p text:style-name="P57">licence mention ingénierie informatique – annexe 3</text:p>
      <text:p text:style-name="P57"/>
      <text:list xml:id="list844286499" text:continue-list="list207719276" text:style-name="WW8Num5">
        <text:list-item>
          <text:p text:style-name="P67">parcours informatique </text:p>
        </text:list-item>
      </text:list>
      <text:p text:style-name="P68"/>
      <text:list xml:id="list1307775545" text:style-name="WW8Num20">
        <text:list-item>
          <text:p text:style-name="P73">parcours MIAGE </text:p>
        </text:list-item>
      </text:list>
      <text:p text:style-name="P34">une vue synoptique de l'intégration dans l'offre de formation</text:p>
      <text:p text:style-name="P75"/>
      <text:p text:style-name="P78"><draw:g text:anchor-type="char" draw:z-index="0" draw:style-name="gr1"><draw:custom-shape draw:style-name="gr2" draw:text-style-name="P83" svg:width="1.096cm" svg:height="6.621cm" draw:transform="rotate (1.5707963267946) translate (11.9213611111111cm 3.22968055555556cm)"><text:p text:style-name="P83"><text:span text:style-name="T10">éco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83" svg:width="2.144cm" svg:height="1.934cm" svg:x="-0.917cm" svg:y="15.143cm"><text:p text:style-name="P83"><text:span text:style-name="T11">L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83" svg:width="2.144cm" svg:height="1.934cm" svg:x="-0.889cm" svg:y="12.818cm"><text:p text:style-name="P83"><text:span text:style-name="T11">L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83" svg:width="2.144cm" svg:height="1.936cm" svg:x="-0.889cm" svg:y="10.495cm"><text:p text:style-name="P83"><text:span text:style-name="T11">L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83" svg:width="2.144cm" svg:height="1.934cm" svg:x="-0.889cm" svg:y="8.172cm"><text:p text:style-name="P83"><text:span text:style-name="T11">M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83" svg:width="2.144cm" svg:height="1.934cm" svg:x="-0.889cm" svg:y="5.849cm"><text:p text:style-name="P83"><text:span text:style-name="T11">M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83" svg:width="2.144cm" svg:height="1.934cm" svg:x="-0.889cm" svg:y="3.524cm"><text:p text:style-name="P83"><text:span text:style-name="T11">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83" svg:width="13.106cm" svg:height="0.773cm" svg:x="1.492cm" svg:y="17.272cm"><text:p text:style-name="P83"><text:span text:style-name="T12">baccalauréat général scientifique (bac 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83" svg:width="12.65cm" svg:height="6.751cm" draw:transform="rotate (1.5707963267946) translate (4.60375cm 13.5227361111111cm)"><text:p text:style-name="P83"><text:span text:style-name="T13">licence</text:span></text:p><text:p text:style-name="P83"><text:span text:style-name="T13">ingénierie</text:span></text:p><text:p text:style-name="P83"><text:span text:style-name="T13">informatiq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83" svg:width="8.672cm" svg:height="1.936cm" svg:x="5.133cm" svg:y="14.949cm"><text:p text:style-name="P83"><text:span text:style-name="T14">parcours informatique</text:span></text:p><text:p text:style-name="P83"><text:span text:style-name="T15">(S1 commun avec la licence mathématiqu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83" svg:width="8.672cm" svg:height="1.934cm" svg:x="5.133cm" svg:y="12.818cm"><text:p text:style-name="P83"><text:span text:style-name="T14">parcours informatiq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83" svg:width="4.171cm" svg:height="1.934cm" svg:x="5.133cm" svg:y="10.689cm"><text:p text:style-name="P83"><text:span text:style-name="T12">parcours</text:span></text:p><text:p text:style-name="P83"><text:span text:style-name="T12">MI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83" svg:width="4.169cm" svg:height="1.934cm" svg:x="9.636cm" svg:y="10.689cm"><text:p text:style-name="P83"><text:span text:style-name="T14">parcours</text:span></text:p><text:p text:style-name="P83"><text:span text:style-name="T14">informatiq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83" svg:width="6.356cm" svg:height="4.259cm" svg:x="8.047cm" svg:y="5.912cm"><text:p text:style-name="P83"><text:span text:style-name="T13">master</text:span></text:p><text:p text:style-name="P83"><text:span text:style-name="T13">informatiq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83" svg:width="6.354cm" svg:height="4.259cm" svg:x="1.492cm" svg:y="5.849cm"><text:p text:style-name="P83"><text:span text:style-name="T13">master</text:span></text:p><text:p text:style-name="P83"><text:span text:style-name="T13">MI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83" svg:width="2.144cm" svg:height="0.773cm" svg:x="-0.917cm" svg:y="17.272cm"><text:p text:style-name="P83"><text:span text:style-name="T16">BA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83" svg:width="1.92cm" svg:height="4.259cm" svg:x="16.321cm" svg:y="12.818cm"><text:p text:style-name="P83"><text:span text:style-name="T17">D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83" svg:width="1.191cm" svg:height="4.259cm" svg:x="18.375cm" svg:y="12.818cm"><text:p text:style-name="P83"><text:span text:style-name="T17">B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83" svg:width="1.588cm" svg:height="4.259cm" svg:x="14.602cm" svg:y="12.818cm"><text:p text:style-name="P83"><text:span text:style-name="T17">CP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83" svg:width="3.507cm" svg:height="1.805cm" svg:x="16.059cm" svg:y="10.495cm"><text:p text:style-name="P83"><text:span text:style-name="T17">licence</text:span></text:p><text:p text:style-name="P83"><text:span text:style-name="T17">professionnel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83" svg:width="19.464cm" svg:height="1.934cm" svg:x="1.492cm" svg:y="3.524cm"><text:p text:style-name="P83"><text:span text:style-name="T13">doctora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83" svg:width="4.897cm" svg:height="0.773cm" svg:x="14.734cm" svg:y="17.272cm"><text:p text:style-name="P83"><text:span text:style-name="T17">autres baccalauréa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 draw:text-style-name="P84" svg:x1="9.437cm" svg:y1="17.398cm" svg:x2="9.437cm" svg:y2="16.562cm"><text:p/></draw:line><draw:line draw:style-name="gr11" draw:text-style-name="P84" svg:x1="9.437cm" svg:y1="15.27cm" svg:x2="9.437cm" svg:y2="14.497cm"><text:p/></draw:line><draw:line draw:style-name="gr11" draw:text-style-name="P84" svg:x1="7.186cm" svg:y1="13.139cm" svg:x2="7.186cm" svg:y2="12.366cm"><text:p/></draw:line><draw:line draw:style-name="gr11" draw:text-style-name="P84" svg:x1="11.622cm" svg:y1="13.139cm" svg:x2="11.622cm" svg:y2="12.366cm"><text:p/></draw:line><draw:line draw:style-name="gr12" draw:text-style-name="P84" svg:x1="14.733cm" svg:y1="14.754cm" svg:x2="14.073cm" svg:y2="14.754cm"><text:p/></draw:line><draw:line draw:style-name="gr13" draw:text-style-name="P84" svg:x1="15.329cm" svg:y1="13.01cm" svg:x2="15.131cm" svg:y2="12.689cm"><text:p/></draw:line><draw:line draw:style-name="gr14" draw:text-style-name="P84" svg:x1="14.931cm" svg:y1="17.397cm" svg:x2="14.007cm" svg:y2="16.755cm"><text:p/></draw:line><draw:custom-shape draw:style-name="gr15" draw:text-style-name="P83" svg:width="2.581cm" svg:height="1.354cm" svg:x="1.889cm" svg:y="6.043cm"><text:p text:style-name="P83"><text:span text:style-name="T18">SI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83" svg:width="2.58cm" svg:height="1.354cm" svg:x="4.87cm" svg:y="6.043cm"><text:p text:style-name="P83"><text:span text:style-name="T18">SIMS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 draw:text-style-name="P84" svg:x1="11.291cm" svg:y1="6.04cm" svg:x2="11.291cm" svg:y2="5.267cm"><text:p/></draw:line><draw:custom-shape draw:style-name="gr2" draw:text-style-name="P83" svg:width="3.44cm" svg:height="4.259cm" svg:x="16.059cm" svg:y="5.912cm"><text:p text:style-name="P83"><text:span text:style-name="T10">autre</text:span></text:p><text:p text:style-name="P83"><text:span text:style-name="T10">mas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84" svg:x1="13.94cm" svg:y1="10.748cm" svg:x2="14.799cm" svg:y2="10.235cm"><text:p/></draw:line><draw:line draw:style-name="gr11" draw:text-style-name="P84" svg:x1="11.622cm" svg:y1="10.877cm" svg:x2="11.622cm" svg:y2="9.976cm"><text:p/></draw:line><draw:line draw:style-name="gr17" draw:text-style-name="P84" svg:x1="4.671cm" svg:y1="5.909cm" svg:x2="4.671cm" svg:y2="5.265cm"><text:p/></draw:line><draw:line draw:style-name="gr18" draw:text-style-name="P84" svg:x1="14.138cm" svg:y1="12.43cm" svg:x2="16.454cm" svg:y2="12.109cm"><text:p/></draw:line><draw:custom-shape draw:style-name="gr19" draw:text-style-name="P83" svg:width="2.581cm" svg:height="0.708cm" svg:x="8.576cm" svg:y="6.043cm"><text:p text:style-name="P83"><text:span text:style-name="T18">IN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83" svg:width="2.581cm" svg:height="0.708cm" svg:x="11.356cm" svg:y="6.043cm"><text:p text:style-name="P83"><text:span text:style-name="T18">VI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83" svg:width="2.581cm" svg:height="0.708cm" svg:x="8.576cm" svg:y="6.88cm"><text:p text:style-name="P83"><text:span text:style-name="T18">SS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83" svg:width="2.581cm" svg:height="0.708cm" svg:x="11.356cm" svg:y="6.815cm"><text:p text:style-name="P83"><text:span text:style-name="T18">MoCaH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0" draw:text-style-name="P84" svg:x1="13.94cm" svg:y1="10.751cm" svg:x2="16.519cm" svg:y2="9.978cm"><text:p/></draw:line><draw:line draw:style-name="gr21" draw:text-style-name="P84" svg:x1="14.138cm" svg:y1="12.428cm" svg:x2="14.93cm" svg:y2="12.043cm"><text:p/></draw:line><draw:line draw:style-name="gr13" draw:text-style-name="P84" svg:x1="17.25cm" svg:y1="13.01cm" svg:x2="17.052cm" svg:y2="12.689cm"><text:p/></draw:line><draw:line draw:style-name="gr13" draw:text-style-name="P84" svg:x1="19.037cm" svg:y1="12.945cm" svg:x2="18.839cm" svg:y2="12.624cm"><text:p/></draw:line><draw:line draw:style-name="gr22" draw:text-style-name="P84" svg:x1="17.713cm" svg:y1="6.103cm" svg:x2="17.713cm" svg:y2="5.33cm"><text:p/></draw:line><draw:line draw:style-name="gr11" draw:text-style-name="P84" svg:x1="5.929cm" svg:y1="10.877cm" svg:x2="5.929cm" svg:y2="9.976cm"><text:p/></draw:line><draw:custom-shape draw:style-name="gr2" draw:text-style-name="P83" svg:width="1.096cm" svg:height="12.445cm" draw:transform="rotate (1.5707963267946) translate (14.1710833333333cm 0.389819444444444cm)"><text:p text:style-name="P83"><text:span text:style-name="T10">formation continue - V.A.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 draw:text-style-name="P85" svg:width="5.823cm" svg:height="0.609cm" svg:x="14.14cm" svg:y="16.562cm"><text:p/><draw:enhanced-geometry svg:viewBox="0 0 4158 521" draw:type="non-primitive" draw:enhanced-path="M 4157 425 A C 945 520 331 284 0 0 A N"/></draw:custom-shape><draw:custom-shape draw:style-name="gr24" draw:text-style-name="P85" svg:width="5.892cm" svg:height="0.678cm" svg:x="14.073cm" svg:y="14.333cm"><text:p/><draw:enhanced-geometry svg:viewBox="0 0 4206 662" draw:type="non-primitive" draw:enhanced-path="M 4205 661 A C 3071 0 2693 142 0 283 A N"/></draw:custom-shape><draw:custom-shape draw:style-name="gr25" draw:text-style-name="P85" svg:width="12.38cm" svg:height="0.551cm" svg:x="7.518cm" svg:y="7.923cm"><text:p/><draw:enhanced-geometry svg:viewBox="0 0 8836 1701" draw:type="non-primitive" draw:enhanced-path="M 8835 992 A C 6473 0 3874 1700 0 802 A N"/></draw:custom-shape><draw:line draw:style-name="gr26" draw:text-style-name="P84" svg:x1="13.94cm" svg:y1="8.235cm" svg:x2="14.004cm" svg:y2="8.235cm"><text:p/></draw:line><draw:custom-shape draw:style-name="gr27" draw:text-style-name="P85" svg:width="12.38cm" svg:height="0.551cm" svg:x="7.583cm" svg:y="9.398cm"><text:p/><draw:enhanced-geometry svg:viewBox="0 0 8836 1702" draw:type="non-primitive" draw:enhanced-path="M 8835 992 A C 6473 0 3874 1701 0 803 A N"/></draw:custom-shape><draw:line draw:style-name="gr28" draw:text-style-name="P84" svg:x1="13.873cm" svg:y1="9.72cm" svg:x2="13.937cm" svg:y2="9.72cm"><text:p/></draw:line><draw:line draw:style-name="gr29" draw:text-style-name="P84" svg:x1="19.964cm" svg:y1="12.624cm" svg:x2="14.073cm" svg:y2="12.686cm"><text:p/></draw:line><draw:custom-shape draw:style-name="gr13" draw:text-style-name="P85" svg:width="0.66cm" svg:height="2.012cm" svg:x="15.66cm" svg:y="10.676cm"><text:p/><draw:enhanced-geometry svg:viewBox="0 0 473 1475" draw:type="non-primitive" draw:enhanced-path="M 472 0 A C 189 198 236 1190 0 1474 A N"/></draw:custom-shape><draw:custom-shape draw:style-name="gr30" draw:text-style-name="P85" svg:width="2.581cm" svg:height="0.837cm" svg:x="7.451cm" svg:y="9.978cm"><text:p/><draw:enhanced-geometry svg:viewBox="0 0 1844 615" draw:type="non-primitive" draw:enhanced-path="M 1843 614 A C 1654 141 189 332 0 0 A N"/></draw:custom-shape><draw:custom-shape draw:style-name="gr31" draw:text-style-name="P85" svg:width="2.581cm" svg:height="0.773cm" svg:x="7.518cm" svg:y="10.043cm"><text:p/><draw:enhanced-geometry svg:viewBox="0 0 1844 568" draw:type="non-primitive" draw:enhanced-path="M 0 567 A C 189 95 1606 284 1843 0 A N"/></draw:custom-shap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2" svg:font-family="Tahoma"/>
    <style:font-face style:name="Courier New" svg:font-family="'Courier New'" style:font-family-generic="modern"/>
    <style:font-face style:name="DejaVu Sans" svg:font-family="'DejaVu San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draw:marker draw:name="Extrémités_20_de_20_ligne_20_1" draw:display-name="Extrémités de ligne 1" svg:viewBox="0 0 120 120" svg:d="m60 0 60 120h-120z"/>
    <draw:marker draw:name="Extrémités_20_de_20_ligne_20_10" draw:display-name="Extrémités de ligne 10" svg:viewBox="0 0 120 120" svg:d="m60 0 60 120h-120z"/>
    <draw:marker draw:name="Extrémités_20_de_20_ligne_20_11" draw:display-name="Extrémités de ligne 11" svg:viewBox="0 0 120 120" svg:d="m60 0 60 120h-120z"/>
    <draw:marker draw:name="Extrémités_20_de_20_ligne_20_12" draw:display-name="Extrémités de ligne 12" svg:viewBox="0 0 120 120" svg:d="m60 0 60 120h-120z"/>
    <draw:marker draw:name="Extrémités_20_de_20_ligne_20_13" draw:display-name="Extrémités de ligne 13" svg:viewBox="0 0 120 120" svg:d="m60 0 60 120h-120z"/>
    <draw:marker draw:name="Extrémités_20_de_20_ligne_20_14" draw:display-name="Extrémités de ligne 14" svg:viewBox="0 0 120 120" svg:d="m60 0 60 120h-120z"/>
    <draw:marker draw:name="Extrémités_20_de_20_ligne_20_15" draw:display-name="Extrémités de ligne 15" svg:viewBox="0 0 120 120" svg:d="m60 0 60 120h-120z"/>
    <draw:marker draw:name="Extrémités_20_de_20_ligne_20_16" draw:display-name="Extrémités de ligne 16" svg:viewBox="0 0 120 120" svg:d="m60 0 60 120h-120z"/>
    <draw:marker draw:name="Extrémités_20_de_20_ligne_20_17" draw:display-name="Extrémités de ligne 17" svg:viewBox="0 0 120 120" svg:d="m60 0 60 120h-120z"/>
    <draw:marker draw:name="Extrémités_20_de_20_ligne_20_2" draw:display-name="Extrémités de ligne 2" svg:viewBox="0 0 120 120" svg:d="m60 0 60 120h-120z"/>
    <draw:marker draw:name="Extrémités_20_de_20_ligne_20_3" draw:display-name="Extrémités de ligne 3" svg:viewBox="0 0 120 120" svg:d="m60 0 60 120h-120z"/>
    <draw:marker draw:name="Extrémités_20_de_20_ligne_20_4" draw:display-name="Extrémités de ligne 4" svg:viewBox="0 0 120 120" svg:d="m60 0 60 120h-120z"/>
    <draw:marker draw:name="Extrémités_20_de_20_ligne_20_5" draw:display-name="Extrémités de ligne 5" svg:viewBox="0 0 120 120" svg:d="m60 0 60 120h-120z"/>
    <draw:marker draw:name="Extrémités_20_de_20_ligne_20_6" draw:display-name="Extrémités de ligne 6" svg:viewBox="0 0 120 120" svg:d="m60 0 60 120h-120z"/>
    <draw:marker draw:name="Extrémités_20_de_20_ligne_20_7" draw:display-name="Extrémités de ligne 7" svg:viewBox="0 0 120 120" svg:d="m60 0 60 120h-120z"/>
    <draw:marker draw:name="Extrémités_20_de_20_ligne_20_8" draw:display-name="Extrémités de ligne 8" svg:viewBox="0 0 120 120" svg:d="m60 0 60 120h-120z"/>
    <draw:marker draw:name="Extrémités_20_de_20_ligne_20_9" draw:display-name="Extrémités de ligne 9" svg:viewBox="0 0 120 120" svg:d="m60 0 60 120h-120z"/>
    <draw:marker draw:name="msArrowEnd_20_5" draw:display-name="msArrowEnd 5" svg:viewBox="0 0 389 389" svg:d="m195 0 194 389h-389z"/>
    <draw:stroke-dash draw:name="Dash_20_1" draw:display-name="Dash 1" draw:style="rect" draw:dots1="1" draw:dots1-length="0.049cm" draw:distance="0.049cm"/>
    <draw:stroke-dash draw:name="Dash_20_2" draw:display-name="Dash 2" draw:style="rect" draw:dots1="1" draw:dots1-length="0.101cm" draw:distance="0.101cm"/>
    <draw:stroke-dash draw:name="Dash_20_3" draw:display-name="Dash 3" draw:style="rect" draw:dots1="1" draw:dots1-length="0.026cm" draw:distance="0.02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fr" fo:country="F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_20__28_user_29_" style:next-style-name="Text_20_body" style:list-style-name="" style:class="text">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list-style-name=""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_20__28_user_29_" style:display-name="Table Contents (user)"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86cm" style:type="right" style:leader-style="dotted" style:leader-text="."/>
        </style:tab-stops>
      </style:paragraph-properties>
    </style:style>
    <style:style style:name="Contenu_20_de_20_tableau_20_vertical" style:display-name="Contenu de tableau vertical" style:family="paragraph" style:parent-style-name="Table_20_Contents_20__28_user_29_">
      <style:paragraph-properties fo:text-align="center" style:justify-single-word="false"/>
      <style:text-properties style:font-name="Arial" fo:font-size="9pt" style:font-size-asian="9pt" style:font-size-complex="9pt" style:text-rotation-angle="90" style:text-rotation-scale="line-heigh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_28_user_29_" style:display-name="Text (user)" style:family="paragraph" style:parent-style-name="Caption_20__28_user_29_"/>
    <style:style style:name="Text_20_body_20_justified" style:display-name="Text body justified" style:family="paragraph" style:parent-style-name="Standard">
      <style:paragraph-properties fo:text-align="start" style:justify-single-word="false"/>
    </style:style>
    <style:style style:name="First_20_line_20_indent_20__28_user_29_" style:display-name="First line indent (user)" style:family="paragraph" style:parent-style-name="Text_20_body">
      <style:paragraph-properties fo:margin-left="0cm" fo:margin-right="0cm" fo:text-indent="0.499cm" style:auto-text-indent="false"/>
    </style:style>
    <style:style style:name="Title" style:family="paragraph" style:parent-style-name="Heading_20__28_user_29_"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_20__28_user_29_"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Standard_7e_LT_7e_Gliederung_20_1" style:display-name="Standard~LT~Gliederung 1" style:family="paragraph">
      <style:paragraph-properties fo:margin-top="0cm" fo:margin-bottom="0.499cm" fo:orphans="0" fo:widows="0" fo:hyphenation-ladder-count="no-limit" style:text-autospace="none" style:punctuation-wrap="hanging" style:line-break="strict" style:writing-mode="lr-tb"/>
      <style:text-properties style:use-window-font-color="true" style:text-outline="false" style:text-line-through-style="none" style:font-name="Tahoma" fo:font-size="31.5pt" fo:language="fr" fo:country="FR" fo:font-style="normal" fo:text-shadow="none" style:text-underline-style="none" fo:font-weight="normal" style:letter-kerning="true" style:font-name-asian="Tahoma" style:font-size-asian="31.5pt" style:language-asian="zh" style:country-asian="CN" style:font-style-asian="normal" style:font-weight-asian="normal" style:font-name-complex="Tahoma" style:font-size-complex="31.5pt" style:language-complex="hi" style:country-complex="IN"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fo:orphans="0" fo:widows="0" fo:hyphenation-ladder-count="no-limit" style:text-autospace="none" style:punctuation-wrap="hanging" style:line-break="strict" style:writing-mode="lr-tb"/>
      <style:text-properties style:use-window-font-color="true" style:text-outline="false" style:text-line-through-style="none" style:font-name="Tahoma" fo:font-size="44pt" fo:language="fr" fo:country="FR" fo:font-style="normal" fo:text-shadow="none" style:text-underline-style="none" fo:font-weight="normal" style:letter-kerning="true" style:font-name-asian="Tahoma" style:font-size-asian="44pt" style:language-asian="zh" style:country-asian="CN" style:font-style-asian="normal" style:font-weight-asian="normal" style:font-name-complex="Tahoma" style:font-size-complex="44pt" style:language-complex="hi" style:country-complex="IN"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agraph-properties fo:margin-left="0cm" fo:margin-right="0cm" fo:text-align="center" style:justify-single-word="false" fo:orphans="0" fo:widows="0" fo:hyphenation-ladder-count="no-limit" fo:text-indent="0cm" style:auto-text-indent="false" style:text-autospace="none" style:punctuation-wrap="hanging" style:line-break="strict" style:writing-mode="lr-tb"/>
      <style:text-properties style:use-window-font-color="true" style:text-outline="false" style:text-line-through-style="none" style:font-name="Tahoma" fo:font-size="32pt" fo:language="fr" fo:country="FR" fo:font-style="normal" fo:text-shadow="none" style:text-underline-style="none" fo:font-weight="normal" style:letter-kerning="true" style:font-name-asian="Tahoma" style:font-size-asian="32pt" style:language-asian="zh" style:country-asian="CN" style:font-style-asian="normal" style:font-weight-asian="normal" style:font-name-complex="Tahoma" style:font-size-complex="32pt" style:language-complex="hi" style:country-complex="IN" style:font-style-complex="normal" style:font-weight-complex="normal" style:text-emphasize="none" fo:hyphenate="false" fo:hyphenation-remain-char-count="2" fo:hyphenation-push-char-count="2"/>
    </style:style>
    <style:style style:name="Standard_7e_LT_7e_Notizen" style:display-name="Standard~LT~Notizen" style:family="paragraph">
      <style:paragraph-properties fo:margin-left="0.6cm" fo:margin-right="0cm" fo:orphans="0" fo:widows="0" fo:hyphenation-ladder-count="no-limit" fo:text-indent="-0.6cm" style:auto-text-indent="false" style:text-autospace="none" style:punctuation-wrap="hanging" style:line-break="strict" style:writing-mode="lr-tb"/>
      <style:text-properties style:use-window-font-color="true" style:text-outline="false" style:text-line-through-style="none" style:font-name="Tahoma" fo:font-size="20pt" fo:language="fr" fo:country="FR" fo:font-style="normal" fo:text-shadow="none" style:text-underline-style="none" fo:font-weight="normal" style:letter-kerning="true" style:font-name-asian="Tahoma" style:font-size-asian="20pt" style:language-asian="zh" style:country-asian="CN" style:font-style-asian="normal" style:font-weight-asian="normal" style:font-name-complex="Tahoma" style:font-size-complex="20pt" style:language-complex="hi" style:country-complex="IN"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agraph-properties fo:orphans="0" fo:widows="0" fo:hyphenation-ladder-count="no-limit" style:text-autospace="none" style:punctuation-wrap="hanging" style:line-break="strict" style:writing-mode="lr-tb"/>
      <style:text-properties style:use-window-font-color="true" style:font-name="Times New Roman" fo:font-size="12pt" fo:language="fr" fo:country="F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Standard_7e_LT_7e_Hintergrund" style:display-name="Standard~LT~Hintergrund" style:family="paragraph">
      <style:paragraph-properties fo:orphans="0" fo:widows="0" fo:hyphenation-ladder-count="no-limit" style:text-autospace="none" style:punctuation-wrap="hanging" style:line-break="strict" style:writing-mode="lr-tb"/>
      <style:text-properties style:use-window-font-color="true" style:font-name="Times New Roman" fo:font-size="12pt" fo:language="fr" fo:country="F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default" style:family="paragraph">
      <style:paragraph-properties fo:margin-left="0cm" fo:margin-right="0cm" fo:margin-top="0cm" fo:margin-bottom="0cm" style:line-height-at-least="0.353cm" fo:orphans="0" fo:widows="0" fo:hyphenation-ladder-count="no-limit" fo:text-indent="0cm" style:auto-text-indent="false" style:text-autospace="none" style:punctuation-wrap="hanging" style:line-break="strict" style:writing-mode="lr-tb"/>
      <style:text-properties style:use-window-font-color="true" style:text-outline="false" style:text-line-through-style="none" style:font-name="Tahoma" fo:font-size="18pt" fo:language="fr" fo:country="FR" fo:font-style="normal" fo:text-shadow="none" style:text-underline-style="none" fo:font-weight="normal" style:letter-kerning="true" style:font-name-asian="Tahoma" style:font-size-asian="18pt" style:language-asian="zh" style:country-asian="CN" style:font-style-asian="normal" style:font-weight-asian="normal" style:font-name-complex="Tahoma" style:font-size-complex="18pt" style:language-complex="hi" style:country-complex="IN" style:font-style-complex="normal" style:font-weight-complex="normal" style:text-emphasize="none" fo:hyphenate="false" fo:hyphenation-remain-char-count="2" fo:hyphenation-push-char-count="2"/>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fo:orphans="0" fo:widows="0" fo:hyphenation-ladder-count="no-limit" style:text-autospace="none" style:punctuation-wrap="hanging" style:line-break="strict" style:writing-mode="lr-tb"/>
      <style:text-properties style:use-window-font-color="true" style:text-outline="false" style:text-line-through-style="none" style:font-name="Tahoma" fo:font-size="44pt" fo:language="fr" fo:country="FR" fo:font-style="normal" fo:text-shadow="none" style:text-underline-style="none" fo:font-weight="normal" style:letter-kerning="true" style:font-name-asian="Tahoma" style:font-size-asian="44pt" style:language-asian="zh" style:country-asian="CN" style:font-style-asian="normal" style:font-weight-asian="normal" style:font-name-complex="Tahoma" style:font-size-complex="44pt" style:language-complex="hi" style:country-complex="IN" style:font-style-complex="normal" style:font-weight-complex="normal" style:text-emphasize="none" fo:hyphenate="false" fo:hyphenation-remain-char-count="2" fo:hyphenation-push-char-count="2"/>
    </style:style>
    <style:style style:name="Background_20_objects" style:display-name="Background objects" style:family="paragraph">
      <style:paragraph-properties fo:orphans="0" fo:widows="0" fo:hyphenation-ladder-count="no-limit" style:text-autospace="none" style:punctuation-wrap="hanging" style:line-break="strict" style:writing-mode="lr-tb"/>
      <style:text-properties style:use-window-font-color="true" style:font-name="Times New Roman" fo:font-size="12pt" fo:language="fr" fo:country="F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Background" style:family="paragraph">
      <style:paragraph-properties fo:orphans="0" fo:widows="0" fo:hyphenation-ladder-count="no-limit" style:text-autospace="none" style:punctuation-wrap="hanging" style:line-break="strict" style:writing-mode="lr-tb"/>
      <style:text-properties style:use-window-font-color="true" style:font-name="Times New Roman" fo:font-size="12pt" fo:language="fr" fo:country="F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Notes" style:family="paragraph">
      <style:paragraph-properties fo:margin-left="0.6cm" fo:margin-right="0cm" fo:orphans="0" fo:widows="0" fo:hyphenation-ladder-count="no-limit" fo:text-indent="-0.6cm" style:auto-text-indent="false" style:text-autospace="none" style:punctuation-wrap="hanging" style:line-break="strict" style:writing-mode="lr-tb"/>
      <style:text-properties style:use-window-font-color="true" style:text-outline="false" style:text-line-through-style="none" style:font-name="Tahoma" fo:font-size="20pt" fo:language="fr" fo:country="FR" fo:font-style="normal" fo:text-shadow="none" style:text-underline-style="none" fo:font-weight="normal" style:letter-kerning="true" style:font-name-asian="Tahoma" style:font-size-asian="20pt" style:language-asian="zh" style:country-asian="CN" style:font-style-asian="normal" style:font-weight-asian="normal" style:font-name-complex="Tahoma" style:font-size-complex="20pt" style:language-complex="hi" style:country-complex="IN" style:font-style-complex="normal" style:font-weight-complex="normal" style:text-emphasize="none" fo:hyphenate="false" fo:hyphenation-remain-char-count="2" fo:hyphenation-push-char-count="2"/>
    </style:style>
    <style:style style:name="Outline_20_1" style:display-name="Outline 1" style:family="paragraph">
      <style:paragraph-properties fo:margin-top="0cm" fo:margin-bottom="0.499cm" fo:orphans="0" fo:widows="0" fo:hyphenation-ladder-count="no-limit" style:text-autospace="none" style:punctuation-wrap="hanging" style:line-break="strict" style:writing-mode="lr-tb"/>
      <style:text-properties style:use-window-font-color="true" style:text-outline="false" style:text-line-through-style="none" style:font-name="Tahoma" fo:font-size="31.5pt" fo:language="fr" fo:country="FR" fo:font-style="normal" fo:text-shadow="none" style:text-underline-style="none" fo:font-weight="normal" style:letter-kerning="true" style:font-name-asian="Tahoma" style:font-size-asian="31.5pt" style:language-asian="zh" style:country-asian="CN" style:font-style-asian="normal" style:font-weight-asian="normal" style:font-name-complex="Tahoma" style:font-size-complex="31.5pt" style:language-complex="hi" style:country-complex="IN" style:font-style-complex="normal" style:font-weight-complex="normal" style:text-emphasize="none" fo:hyphenate="false" fo:hyphenation-remain-char-count="2" fo:hyphenation-push-char-count="2"/>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fo:orphans="0" fo:widows="0" fo:hyphenation-ladder-count="no-limit" style:text-autospace="none" style:punctuation-wrap="hanging" style:line-break="strict" style:writing-mode="lr-tb"/>
      <style:text-properties style:use-window-font-color="true" style:font-name="Times New Roman" fo:font-size="12pt" fo:language="fr" fo:country="F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header" style:family="paragraph">
      <style:paragraph-properties fo:orphans="0" fo:widows="0" fo:hyphenation-ladder-count="no-limit" style:text-autospace="none" style:punctuation-wrap="hanging" style:line-break="strict" style:writing-mode="lr-tb">
        <style:tab-stops>
          <style:tab-stop style:position="14.113cm"/>
          <style:tab-stop style:position="28.226cm"/>
        </style:tab-stops>
      </style:paragraph-properties>
      <style:text-properties style:use-window-font-color="true" style:font-name="Times New Roman" fo:font-size="12pt" fo:language="fr" fo:country="F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Body_20_Text" style:display-name="Body Text" style:family="paragraph">
      <style:paragraph-properties fo:margin-top="0cm" fo:margin-bottom="0.374cm" fo:orphans="0" fo:widows="0" fo:hyphenation-ladder-count="no-limit" style:text-autospace="none" style:punctuation-wrap="hanging" style:line-break="strict" style:writing-mode="lr-tb"/>
      <style:text-properties style:use-window-font-color="true" style:font-name="Times New Roman" fo:font-size="12pt" fo:language="fr" fo:country="FR" style:letter-kerning="true"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style>
    <style:style style:name="caption" style:family="paragraph">
      <style:paragraph-properties fo:margin-top="0.374cm" fo:margin-bottom="0.374cm" fo:orphans="0" fo:widows="0" fo:hyphenation-ladder-count="no-limit" style:text-autospace="none" style:punctuation-wrap="hanging" style:line-break="strict" style:writing-mode="lr-tb"/>
      <style:text-properties style:use-window-font-color="true" style:font-name="Times New Roman" fo:font-size="12pt" fo:language="fr" fo:country="FR" fo:font-style="italic" style:letter-kerning="true" style:font-name-asian="Times New Roman" style:font-size-asian="12pt" style:language-asian="zh" style:country-asian="CN" style:font-style-asian="italic" style:font-name-complex="Times New Roman" style:font-size-complex="12pt" style:language-complex="hi" style:country-complex="IN" style:font-style-complex="italic" fo:hyphenate="false" fo:hyphenation-remain-char-count="2" fo:hyphenation-push-char-count="2"/>
    </style:style>
    <style:style style:name="Bullet_20_Symbols" style:display-name="Bullet Symbols" style:family="paragraph">
      <style:paragraph-properties fo:orphans="0" fo:widows="0" fo:hyphenation-ladder-count="no-limit" style:text-autospace="none" style:punctuation-wrap="hanging" style:line-break="strict" style:writing-mode="lr-tb"/>
      <style:text-properties style:use-window-font-color="true" style:font-name="OpenSymbol" fo:font-size="12pt" fo:language="fr" fo:country="FR" style:letter-kerning="true" style:font-name-asian="OpenSymbol" style:font-size-asian="12pt" style:language-asian="zh" style:country-asian="CN" style:font-name-complex="OpenSymbol" style:font-size-complex="12pt" style:language-complex="hi" style:country-complex="IN" fo:hyphenate="false" fo:hyphenation-remain-char-count="2" fo:hyphenation-push-char-count="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WW8Num4z0" style:family="text">
      <style:text-properties style:font-name="Symbol1" style:font-name-complex="Open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WW8Num7z0" style:family="text">
      <style:text-properties style:font-name="Symbol1" style:font-name-complex="OpenSymbol"/>
    </style:style>
    <style:style style:name="WW8Num7z1" style:family="text">
      <style:text-properties style:font-name="OpenSymbol" style:font-name-complex="OpenSymbol"/>
    </style:style>
    <style:style style:name="WW8Num8z0" style:family="text">
      <style:text-properties style:font-name="Symbol1" style:font-name-complex="OpenSymbol"/>
    </style:style>
    <style:style style:name="WW8Num8z1" style:family="text">
      <style:text-properties style:font-name="OpenSymbol" style:font-name-complex="OpenSymbol"/>
    </style:style>
    <style:style style:name="WW8Num9z0" style:family="text">
      <style:text-properties style:font-name="Symbol1" style:font-name-complex="OpenSymbol"/>
    </style:style>
    <style:style style:name="WW8Num9z1" style:family="text">
      <style:text-properties style:font-name="OpenSymbol" style:font-name-complex="OpenSymbol"/>
    </style:style>
    <style:style style:name="WW8Num10z0" style:family="text">
      <style:text-properties style:font-name="Symbol1" style:font-name-complex="OpenSymbol"/>
    </style:style>
    <style:style style:name="WW8Num10z1" style:family="text">
      <style:text-properties style:font-name="OpenSymbol" style:font-name-complex="OpenSymbol"/>
    </style:style>
    <style:style style:name="WW8Num11z0" style:family="text">
      <style:text-properties style:font-name="Symbol1" style:font-name-complex="OpenSymbol"/>
    </style:style>
    <style:style style:name="WW8Num11z1" style:family="text">
      <style:text-properties style:font-name="OpenSymbol" style:font-name-complex="OpenSymbol"/>
    </style:style>
    <style:style style:name="WW8Num12z0" style:family="text">
      <style:text-properties style:font-name="Symbol1" style:font-name-complex="OpenSymbol"/>
    </style:style>
    <style:style style:name="WW8Num12z1" style:family="text">
      <style:text-properties style:font-name="OpenSymbol" style:font-name-complex="OpenSymbol"/>
    </style:style>
    <style:style style:name="WW8Num13z0" style:family="text">
      <style:text-properties style:font-name="Symbol1" style:font-name-complex="OpenSymbol"/>
    </style:style>
    <style:style style:name="WW8Num13z1" style:family="text">
      <style:text-properties style:font-name="OpenSymbol" style:font-name-complex="OpenSymbol"/>
    </style:style>
    <style:style style:name="WW8Num14z0" style:family="text">
      <style:text-properties style:font-name="Symbol1" style:font-name-complex="OpenSymbol"/>
    </style:style>
    <style:style style:name="WW8Num14z1" style:family="text">
      <style:text-properties style:font-name="OpenSymbol" style:font-name-complex="OpenSymbol"/>
    </style:style>
    <style:style style:name="WW8Num15z0" style:family="text">
      <style:text-properties style:font-name="Symbol1" style:font-name-complex="OpenSymbol"/>
    </style:style>
    <style:style style:name="WW8Num15z1" style:family="text">
      <style:text-properties style:font-name="OpenSymbol" style:font-name-complex="OpenSymbol"/>
    </style:style>
    <style:style style:name="WW8Num16z0" style:family="text">
      <style:text-properties style:font-name="Symbol1" style:font-name-complex="OpenSymbol"/>
    </style:style>
    <style:style style:name="WW8Num16z1" style:family="text">
      <style:text-properties style:font-name="OpenSymbol" style:font-name-complex="OpenSymbol"/>
    </style:style>
    <style:style style:name="WW8Num17z0" style:family="text">
      <style:text-properties style:font-name="Symbol1" style:font-name-complex="OpenSymbol"/>
    </style:style>
    <style:style style:name="WW8Num17z1" style:family="text">
      <style:text-properties style:font-name="OpenSymbol" style:font-name-complex="OpenSymbol"/>
    </style:style>
    <style:style style:name="WW8Num18z0" style:family="text">
      <style:text-properties style:font-name="Symbol1" style:font-name-complex="OpenSymbol"/>
    </style:style>
    <style:style style:name="WW8Num18z1" style:family="text">
      <style:text-properties style:font-name="OpenSymbol" style:font-name-complex="OpenSymbol"/>
    </style:style>
    <style:style style:name="WW8Num19z0" style:family="text">
      <style:text-properties style:font-name="Symbol1" style:font-name-complex="OpenSymbol"/>
    </style:style>
    <style:style style:name="WW8Num19z1" style:family="text">
      <style:text-properties style:font-name="OpenSymbol" style:font-name-complex="OpenSymbol"/>
    </style:style>
    <style:style style:name="WW8Num20z0" style:family="text">
      <style:text-properties style:font-name="Symbol1" style:font-name-complex="OpenSymbol"/>
    </style:style>
    <style:style style:name="WW8Num20z1" style:family="text">
      <style:text-properties style:font-name="OpenSymbol" style:font-name-complex="OpenSymbol"/>
    </style:style>
    <style:style style:name="Absatz-Standardschriftart" style:family="text"/>
    <style:style style:name="Bullets" style:family="text">
      <style:text-properties style:font-name="OpenSymbol" style:font-name-asian="OpenSymbol" style:font-name-complex="OpenSymbol"/>
    </style:style>
    <style:style style:name="Numbering_20_Symbols_20__28_user_29_" style:display-name="Numbering Symbols (user)"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Police_20_par_20_défaut" style:display-name="Police par défaut" style:family="text"/>
    <style:style style:name="En-tête_20_Car" style:display-name="En-tête Car" style:family="text" style:parent-style-name="Police_20_par_20_défaut">
      <style:text-properties style:font-name="Times New Roman" fo:font-size="12pt" style:font-size-asian="12pt" style:font-name-complex="Times New Roman" style:font-size-complex="12pt"/>
    </style:style>
    <style:style style:name="Pied_20_de_20_page_20_Car" style:display-name="Pied de page Car" style:family="text" style:parent-style-name="Police_20_par_20_défaut">
      <style:text-properties style:font-name="Times New Roman" fo:font-size="12pt" style:font-size-asian="12pt" style:font-name-complex="Times New Roman"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7.271cm" fo:text-indent="-0.635cm" fo:margin-left="7.271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7.906cm" fo:text-indent="-0.635cm" fo:margin-left="7.906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8.541cm" fo:text-indent="-0.635cm" fo:margin-left="8.541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9.176cm" fo:text-indent="-0.635cm" fo:margin-left="9.176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9.811cm" fo:text-indent="-0.635cm" fo:margin-left="9.81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0.446cm" fo:text-indent="-0.635cm" fo:margin-left="10.446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11.081cm" fo:text-indent="-0.635cm" fo:margin-left="11.081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11.716cm" fo:text-indent="-0.635cm" fo:margin-left="11.716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12.351cm" fo:text-indent="-0.635cm" fo:margin-left="12.3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7.271cm" fo:text-indent="-0.635cm" fo:margin-left="7.271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7.906cm" fo:text-indent="-0.635cm" fo:margin-left="7.906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8.541cm" fo:text-indent="-0.635cm" fo:margin-left="8.541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9.176cm" fo:text-indent="-0.635cm" fo:margin-left="9.176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9.811cm" fo:text-indent="-0.635cm" fo:margin-left="9.81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0.446cm" fo:text-indent="-0.635cm" fo:margin-left="10.446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1.081cm" fo:text-indent="-0.635cm" fo:margin-left="11.081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11.716cm" fo:text-indent="-0.635cm" fo:margin-left="11.716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2.351cm" fo:text-indent="-0.635cm" fo:margin-left="12.3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7.271cm" fo:text-indent="-0.635cm" fo:margin-left="7.271cm"/>
        </style:list-level-properties>
        <style:text-properties style:font-name="Symbol1"/>
      </text:list-level-style-bullet>
      <text:list-level-style-bullet text:level="2" text:style-name="WW8Num20z1" style:num-suffix="." text:bullet-char="◦">
        <style:list-level-properties text:list-level-position-and-space-mode="label-alignment">
          <style:list-level-label-alignment text:label-followed-by="listtab" text:list-tab-stop-position="7.906cm" fo:text-indent="-0.635cm" fo:margin-left="7.906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8.541cm" fo:text-indent="-0.635cm" fo:margin-left="8.541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9.176cm" fo:text-indent="-0.635cm" fo:margin-left="9.176cm"/>
        </style:list-level-properties>
        <style:text-properties style:font-name="Symbol1"/>
      </text:list-level-style-bullet>
      <text:list-level-style-bullet text:level="5" text:style-name="WW8Num20z1" style:num-suffix="." text:bullet-char="◦">
        <style:list-level-properties text:list-level-position-and-space-mode="label-alignment">
          <style:list-level-label-alignment text:label-followed-by="listtab" text:list-tab-stop-position="9.811cm" fo:text-indent="-0.635cm" fo:margin-left="9.81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0.446cm" fo:text-indent="-0.635cm" fo:margin-left="10.446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11.081cm" fo:text-indent="-0.635cm" fo:margin-left="11.081cm"/>
        </style:list-level-properties>
        <style:text-properties style:font-name="Symbol1"/>
      </text:list-level-style-bullet>
      <text:list-level-style-bullet text:level="8" text:style-name="WW8Num20z1" style:num-suffix="." text:bullet-char="◦">
        <style:list-level-properties text:list-level-position-and-space-mode="label-alignment">
          <style:list-level-label-alignment text:label-followed-by="listtab" text:list-tab-stop-position="11.716cm" fo:text-indent="-0.635cm" fo:margin-left="11.716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12.351cm" fo:text-indent="-0.635cm" fo:margin-left="12.3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86cm" fo:margin-top="0.887cm" style:dynamic-spacing="true"/>
      </style:footer-style>
    </style:page-layout>
    <style:page-layout style:name="Mpm2">
      <style:page-layout-properties fo:page-width="21.001cm" fo:page-height="29.7cm" style:num-format="1" style:print-orientation="portrait" fo:margin-top="2cm" fo:margin-bottom="2.986cm" fo:margin-left="2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9.7cm" fo:page-height="21.001cm" style:num-format="1" style:print-orientation="landscape" fo:margin-top="2cm" fo:margin-bottom="2cm" fo:margin-left="2cm" fo:margin-right="2cm" fo:background-color="#ffffff"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text:page-number text:select-page="current">86</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style:master-page style:name="Conversion_20_2" style:display-name="Conversion 2" style:page-layout-name="Mpm2">
      <style:header>
        <text:p text:style-name="Header"/>
      </style:header>
      <style:footer>
        <text:p text:style-name="Footer"/>
      </style:footer>
    </style:master-page>
    <style:master-page style:name="Conversion_20_3" style:display-name="Conversion 3" style:page-layout-name="Mpm2">
      <style:header>
        <text:p text:style-name="Header"/>
      </style:header>
      <style:footer>
        <text:p text:style-name="Footer"/>
      </style:footer>
    </style:master-page>
    <style:master-page style:name="Conversion_20_4" style:display-name="Conversion 4" style:page-layout-name="Mpm2">
      <style:header>
        <text:p text:style-name="Header"/>
      </style:header>
      <style:footer>
        <text:p text:style-name="Footer"/>
      </style:footer>
    </style:master-page>
    <style:master-page style:name="Conversion_20_5" style:display-name="Conversion 5" style:page-layout-name="Mpm3">
      <style:header>
        <text:p text:style-name="Header"/>
      </style:header>
      <style:footer>
        <text:p text:style-name="Footer"/>
      </style:footer>
    </style:master-page>
    <style:master-page style:name="Conversion_20_6" style:display-name="Conversion 6" style:page-layout-name="Mpm3">
      <style:header>
        <text:p text:style-name="Header"/>
      </style:header>
      <style:footer>
        <text:p text:style-name="Footer"/>
      </style:footer>
    </style:master-page>
    <style:master-page style:name="Conversion_20_7" style:display-name="Conversion 7"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06T09:08:01</meta:creation-date>
    <dc:date>2010-10-06T10:52:24</dc:date>
    <meta:editing-cycles>4</meta:editing-cycles>
    <meta:editing-duration>PT11M46S</meta:editing-duration>
    <meta:document-statistic meta:table-count="87" meta:image-count="0" meta:object-count="0" meta:page-count="87" meta:paragraph-count="4411" meta:word-count="14795" meta:character-count="92704"/>
    <meta:generator>OpenOffice.org/3.3$Unix OpenOffice.org_project/330m20$Build-9567</meta:generator>
  </office:meta>
</office:document-meta>
</file>